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1.0075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7929in"/>
    </style:style>
    <style:style style:name="co17" style:family="table-column">
      <style:table-column-properties fo:break-before="auto" style:column-width="0.8362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1.0398in"/>
    </style:style>
    <style:style style:name="co20" style:family="table-column">
      <style:table-column-properties fo:break-before="auto" style:column-width="0.6217in"/>
    </style:style>
    <style:style style:name="co21" style:family="table-column">
      <style:table-column-properties fo:break-before="auto" style:column-width="1.6291in"/>
    </style:style>
    <style:style style:name="co2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style:use-window-font-color="true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99"/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  <style:style style:name="ce10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/>
    <style:style style:name="ce12" style:family="table-cell" style:parent-style-name="Default" style:data-style-name="N11"/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000000" style:vertical-align="top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99">
      <style:table-cell-properties fo:background-color="#000000"/>
    </style:style>
    <style:style style:name="ce3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1</text:p>
          </table:table-cell>
          <table:table-cell table:style-name="ce1" office:value-type="string" calcext:value-type="string">
            <text:p>file2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MFCC</text:p>
          </table:table-cell>
          <table:table-cell table:style-name="ce1" office:value-type="string" calcext:value-type="string">
            <text:p>DTW</text:p>
          </table:table-cell>
          <table:table-cell table:style-name="ce1" office:value-type="string" calcext:value-type="string">
            <text:p>COS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AX</text:p>
          </table:table-cell>
          <table:table-cell table:style-name="ce3" office:value-type="string" calcext:value-type="string">
            <text:p>SAME</text:p>
          </table:table-cell>
          <table:table-cell table:style-name="ce3" office:value-type="string" calcext:value-type="string">
            <text:p>Likeness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BASS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:.I2])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CELESTA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:.I3])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COWBELL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:.I4])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DIDGERIDOO E2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:.I5])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DIST.GUITAR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:.I6])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ECHO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:.I7])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yE.PIANO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:.I8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GONG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:.I9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GUITAR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:.I10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NOISE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:.I11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ORGAN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:.I12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PIANO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:.I13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SAW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:.I14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SINE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:.I15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SQUARE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:.I16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SWEEP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:.I17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THEREMIN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:.I18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Trumpet 2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:.I19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TRUMPET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:.I20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yVIOLIN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:.I21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ilence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:.I22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ineC5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:.I23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ine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:.I24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rumpetB4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:.I25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rumpetC2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:.I26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rumpetC4Sharp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:.I27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rumpetC5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:.I28])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rumpetC7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:.I29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rumpetD4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:.I30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rumpet.raw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:.I31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CELESTA.raw</text:p>
          </table:table-cell>
          <table:table-cell office:value-type="float" office:value="0.435066" calcext:value-type="float">
            <text:p>0.435066</text:p>
          </table:table-cell>
          <table:table-cell office:value-type="float" office:value="0.033667" calcext:value-type="float">
            <text:p>0.033667</text:p>
          </table:table-cell>
          <table:table-cell office:value-type="float" office:value="0.138962" calcext:value-type="float">
            <text:p>0.138962</text:p>
          </table:table-cell>
          <table:table-cell office:value-type="float" office:value="0.277034" calcext:value-type="float">
            <text:p>0.277034</text:p>
          </table:table-cell>
          <table:table-cell office:value-type="float" office:value="0.139984" calcext:value-type="float">
            <text:p>0.139984</text:p>
          </table:table-cell>
          <table:table-cell office:value-type="float" office:value="0.085006" calcext:value-type="float">
            <text:p>0.085006</text:p>
          </table:table-cell>
          <table:table-cell office:value-type="float" office:value="0.143896" calcext:value-type="float">
            <text:p>0.14389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:.I32])" office:value-type="percentage" office:value="0.820912142857143" calcext:value-type="percentage">
            <text:p>82.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COWBELL.raw</text:p>
          </table:table-cell>
          <table:table-cell office:value-type="float" office:value="0.33294" calcext:value-type="float">
            <text:p>0.33294</text:p>
          </table:table-cell>
          <table:table-cell office:value-type="float" office:value="0.055165" calcext:value-type="float">
            <text:p>0.055165</text:p>
          </table:table-cell>
          <table:table-cell office:value-type="float" office:value="0.232637" calcext:value-type="float">
            <text:p>0.232637</text:p>
          </table:table-cell>
          <table:table-cell office:value-type="float" office:value="0.170638" calcext:value-type="float">
            <text:p>0.170638</text:p>
          </table:table-cell>
          <table:table-cell office:value-type="float" office:value="0.296603" calcext:value-type="float">
            <text:p>0.296603</text:p>
          </table:table-cell>
          <table:table-cell office:value-type="float" office:value="0.058232" calcext:value-type="float">
            <text:p>0.058232</text:p>
          </table:table-cell>
          <table:table-cell office:value-type="float" office:value="0.274983" calcext:value-type="float">
            <text:p>0.2749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:.I33])" office:value-type="percentage" office:value="0.796971714285714" calcext:value-type="percentage">
            <text:p>79.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DIDGERIDOO E2.raw</text:p>
          </table:table-cell>
          <table:table-cell office:value-type="float" office:value="0.624862" calcext:value-type="float">
            <text:p>0.624862</text:p>
          </table:table-cell>
          <table:table-cell office:value-type="float" office:value="0.041852" calcext:value-type="float">
            <text:p>0.041852</text:p>
          </table:table-cell>
          <table:table-cell office:value-type="float" office:value="0.130937" calcext:value-type="float">
            <text:p>0.130937</text:p>
          </table:table-cell>
          <table:table-cell office:value-type="float" office:value="0.235008" calcext:value-type="float">
            <text:p>0.235008</text:p>
          </table:table-cell>
          <table:table-cell office:value-type="float" office:value="0.15471" calcext:value-type="float">
            <text:p>0.15471</text:p>
          </table:table-cell>
          <table:table-cell office:value-type="float" office:value="0.276231" calcext:value-type="float">
            <text:p>0.276231</text:p>
          </table:table-cell>
          <table:table-cell office:value-type="float" office:value="0.395726" calcext:value-type="float">
            <text:p>0.39572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:.I34])" office:value-type="percentage" office:value="0.734382" calcext:value-type="percentage">
            <text:p>73.4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DIST.GUITAR.raw</text:p>
          </table:table-cell>
          <table:table-cell office:value-type="float" office:value="0.43122" calcext:value-type="float">
            <text:p>0.43122</text:p>
          </table:table-cell>
          <table:table-cell office:value-type="float" office:value="0.061973" calcext:value-type="float">
            <text:p>0.061973</text:p>
          </table:table-cell>
          <table:table-cell office:value-type="float" office:value="0.217436" calcext:value-type="float">
            <text:p>0.217436</text:p>
          </table:table-cell>
          <table:table-cell office:value-type="float" office:value="0.236918" calcext:value-type="float">
            <text:p>0.236918</text:p>
          </table:table-cell>
          <table:table-cell office:value-type="float" office:value="0.334054" calcext:value-type="float">
            <text:p>0.334054</text:p>
          </table:table-cell>
          <table:table-cell office:value-type="float" office:value="0.056294" calcext:value-type="float">
            <text:p>0.056294</text:p>
          </table:table-cell>
          <table:table-cell office:value-type="float" office:value="0.231847" calcext:value-type="float">
            <text:p>0.23184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:.I35])" office:value-type="percentage" office:value="0.775751142857143" calcext:value-type="percentage">
            <text:p>77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ECHO.raw</text:p>
          </table:table-cell>
          <table:table-cell office:value-type="float" office:value="0.383287" calcext:value-type="float">
            <text:p>0.383287</text:p>
          </table:table-cell>
          <table:table-cell office:value-type="float" office:value="0.037306" calcext:value-type="float">
            <text:p>0.037306</text:p>
          </table:table-cell>
          <table:table-cell office:value-type="float" office:value="0.094687" calcext:value-type="float">
            <text:p>0.094687</text:p>
          </table:table-cell>
          <table:table-cell office:value-type="float" office:value="0.140082" calcext:value-type="float">
            <text:p>0.140082</text:p>
          </table:table-cell>
          <table:table-cell office:value-type="float" office:value="0.089844" calcext:value-type="float">
            <text:p>0.089844</text:p>
          </table:table-cell>
          <table:table-cell office:value-type="float" office:value="0.064785" calcext:value-type="float">
            <text:p>0.064785</text:p>
          </table:table-cell>
          <table:table-cell office:value-type="float" office:value="0.197915" calcext:value-type="float">
            <text:p>0.19791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:.I36])" office:value-type="percentage" office:value="0.856013428571429" calcext:value-type="percentage">
            <text:p>85.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E.PIANO.raw</text:p>
          </table:table-cell>
          <table:table-cell office:value-type="float" office:value="0.411021" calcext:value-type="float">
            <text:p>0.411021</text:p>
          </table:table-cell>
          <table:table-cell office:value-type="float" office:value="0.039444" calcext:value-type="float">
            <text:p>0.039444</text:p>
          </table:table-cell>
          <table:table-cell office:value-type="float" office:value="0.067724" calcext:value-type="float">
            <text:p>0.067724</text:p>
          </table:table-cell>
          <table:table-cell office:value-type="float" office:value="0.138335" calcext:value-type="float">
            <text:p>0.138335</text:p>
          </table:table-cell>
          <table:table-cell office:value-type="float" office:value="0.05318" calcext:value-type="float">
            <text:p>0.05318</text:p>
          </table:table-cell>
          <table:table-cell office:value-type="float" office:value="0.143831" calcext:value-type="float">
            <text:p>0.143831</text:p>
          </table:table-cell>
          <table:table-cell office:value-type="float" office:value="0.194073" calcext:value-type="float">
            <text:p>0.19407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:.I37])" office:value-type="percentage" office:value="0.850341714285714" calcext:value-type="percentage">
            <text:p>85.0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GONG.raw</text:p>
          </table:table-cell>
          <table:table-cell office:value-type="float" office:value="0.46958" calcext:value-type="float">
            <text:p>0.46958</text:p>
          </table:table-cell>
          <table:table-cell office:value-type="float" office:value="0.032647" calcext:value-type="float">
            <text:p>0.032647</text:p>
          </table:table-cell>
          <table:table-cell office:value-type="float" office:value="0.056974" calcext:value-type="float">
            <text:p>0.056974</text:p>
          </table:table-cell>
          <table:table-cell office:value-type="float" office:value="0.064842" calcext:value-type="float">
            <text:p>0.064842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143223" calcext:value-type="float">
            <text:p>0.143223</text:p>
          </table:table-cell>
          <table:table-cell office:value-type="float" office:value="0.237845" calcext:value-type="float">
            <text:p>0.23784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:.I38])" office:value-type="percentage" office:value="0.851144142857143" calcext:value-type="percentage">
            <text:p>85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GUITAR.raw</text:p>
          </table:table-cell>
          <table:table-cell office:value-type="float" office:value="0.361302" calcext:value-type="float">
            <text:p>0.361302</text:p>
          </table:table-cell>
          <table:table-cell office:value-type="float" office:value="0.032186" calcext:value-type="float">
            <text:p>0.032186</text:p>
          </table:table-cell>
          <table:table-cell office:value-type="float" office:value="0.111031" calcext:value-type="float">
            <text:p>0.111031</text:p>
          </table:table-cell>
          <table:table-cell office:value-type="float" office:value="0.173427" calcext:value-type="float">
            <text:p>0.173427</text:p>
          </table:table-cell>
          <table:table-cell office:value-type="float" office:value="0.124268" calcext:value-type="float">
            <text:p>0.124268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158533" calcext:value-type="float">
            <text:p>0.15853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:.I39])" office:value-type="percentage" office:value="0.851359" calcext:value-type="percentage">
            <text:p>85.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NOISE.raw</text:p>
          </table:table-cell>
          <table:table-cell office:value-type="float" office:value="0.607554" calcext:value-type="float">
            <text:p>0.607554</text:p>
          </table:table-cell>
          <table:table-cell office:value-type="float" office:value="0.121789" calcext:value-type="float">
            <text:p>0.121789</text:p>
          </table:table-cell>
          <table:table-cell office:value-type="float" office:value="0.345351" calcext:value-type="float">
            <text:p>0.345351</text:p>
          </table:table-cell>
          <table:table-cell office:value-type="float" office:value="0.112198" calcext:value-type="float">
            <text:p>0.112198</text:p>
          </table:table-cell>
          <table:table-cell office:value-type="float" office:value="0.66712" calcext:value-type="float">
            <text:p>0.66712</text:p>
          </table:table-cell>
          <table:table-cell office:value-type="float" office:value="0.080912" calcext:value-type="float">
            <text:p>0.080912</text:p>
          </table:table-cell>
          <table:table-cell office:value-type="float" office:value="0.235564" calcext:value-type="float">
            <text:p>0.23556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:.I40])" office:value-type="percentage" office:value="0.689930285714286" calcext:value-type="percentage">
            <text:p>68.9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ORGAN.raw</text:p>
          </table:table-cell>
          <table:table-cell office:value-type="float" office:value="0.396523" calcext:value-type="float">
            <text:p>0.396523</text:p>
          </table:table-cell>
          <table:table-cell office:value-type="float" office:value="0.036941" calcext:value-type="float">
            <text:p>0.036941</text:p>
          </table:table-cell>
          <table:table-cell office:value-type="float" office:value="0.118112" calcext:value-type="float">
            <text:p>0.118112</text:p>
          </table:table-cell>
          <table:table-cell office:value-type="float" office:value="0.336717" calcext:value-type="float">
            <text:p>0.336717</text:p>
          </table:table-cell>
          <table:table-cell office:value-type="float" office:value="0.117319" calcext:value-type="float">
            <text:p>0.117319</text:p>
          </table:table-cell>
          <table:table-cell office:value-type="float" office:value="0.164958" calcext:value-type="float">
            <text:p>0.164958</text:p>
          </table:table-cell>
          <table:table-cell office:value-type="float" office:value="0.265865" calcext:value-type="float">
            <text:p>0.26586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:.I41])" office:value-type="percentage" office:value="0.794795" calcext:value-type="percentage">
            <text:p>79.4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PIANO.raw</text:p>
          </table:table-cell>
          <table:table-cell office:value-type="float" office:value="0.474587" calcext:value-type="float">
            <text:p>0.474587</text:p>
          </table:table-cell>
          <table:table-cell office:value-type="float" office:value="0.035521" calcext:value-type="float">
            <text:p>0.035521</text:p>
          </table:table-cell>
          <table:table-cell office:value-type="float" office:value="0.160783" calcext:value-type="float">
            <text:p>0.160783</text:p>
          </table:table-cell>
          <table:table-cell office:value-type="float" office:value="0.344839" calcext:value-type="float">
            <text:p>0.344839</text:p>
          </table:table-cell>
          <table:table-cell office:value-type="float" office:value="0.204301" calcext:value-type="float">
            <text:p>0.204301</text:p>
          </table:table-cell>
          <table:table-cell office:value-type="float" office:value="0.117905" calcext:value-type="float">
            <text:p>0.117905</text:p>
          </table:table-cell>
          <table:table-cell office:value-type="float" office:value="0.270295" calcext:value-type="float">
            <text:p>0.2702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:.I42])" office:value-type="percentage" office:value="0.770252714285714" calcext:value-type="percentage">
            <text:p>77.0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AW.raw</text:p>
          </table:table-cell>
          <table:table-cell office:value-type="float" office:value="0.539539" calcext:value-type="float">
            <text:p>0.539539</text:p>
          </table:table-cell>
          <table:table-cell office:value-type="float" office:value="0.039273" calcext:value-type="float">
            <text:p>0.039273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386443" calcext:value-type="float">
            <text:p>0.386443</text:p>
          </table:table-cell>
          <table:table-cell office:value-type="float" office:value="0.181298" calcext:value-type="float">
            <text:p>0.181298</text:p>
          </table:table-cell>
          <table:table-cell office:value-type="float" office:value="0.135687" calcext:value-type="float">
            <text:p>0.135687</text:p>
          </table:table-cell>
          <table:table-cell office:value-type="float" office:value="0.229004" calcext:value-type="float">
            <text:p>0.2290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:.I43])" office:value-type="percentage" office:value="0.762393571428571" calcext:value-type="percentage">
            <text:p>76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INE.raw</text:p>
          </table:table-cell>
          <table:table-cell office:value-type="float" office:value="0.525124" calcext:value-type="float">
            <text:p>0.525124</text:p>
          </table:table-cell>
          <table:table-cell office:value-type="float" office:value="0.034382" calcext:value-type="float">
            <text:p>0.034382</text:p>
          </table:table-cell>
          <table:table-cell office:value-type="float" office:value="0.24554" calcext:value-type="float">
            <text:p>0.24554</text:p>
          </table:table-cell>
          <table:table-cell office:value-type="float" office:value="0.268665" calcext:value-type="float">
            <text:p>0.268665</text:p>
          </table:table-cell>
          <table:table-cell office:value-type="float" office:value="0.248785" calcext:value-type="float">
            <text:p>0.248785</text:p>
          </table:table-cell>
          <table:table-cell office:value-type="float" office:value="0.08844" calcext:value-type="float">
            <text:p>0.08844</text:p>
          </table:table-cell>
          <table:table-cell office:value-type="float" office:value="0.237029" calcext:value-type="float">
            <text:p>0.2370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:.I44])" office:value-type="percentage" office:value="0.764576428571429" calcext:value-type="percentage">
            <text:p>76.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QUARE.raw</text:p>
          </table:table-cell>
          <table:table-cell office:value-type="float" office:value="0.629516" calcext:value-type="float">
            <text:p>0.629516</text:p>
          </table:table-cell>
          <table:table-cell office:value-type="float" office:value="0.034754" calcext:value-type="float">
            <text:p>0.034754</text:p>
          </table:table-cell>
          <table:table-cell office:value-type="float" office:value="0.27431" calcext:value-type="float">
            <text:p>0.27431</text:p>
          </table:table-cell>
          <table:table-cell office:value-type="float" office:value="0.284273" calcext:value-type="float">
            <text:p>0.284273</text:p>
          </table:table-cell>
          <table:table-cell office:value-type="float" office:value="0.279083" calcext:value-type="float">
            <text:p>0.279083</text:p>
          </table:table-cell>
          <table:table-cell office:value-type="float" office:value="0.097031" calcext:value-type="float">
            <text:p>0.097031</text:p>
          </table:table-cell>
          <table:table-cell office:value-type="float" office:value="0.237649" calcext:value-type="float">
            <text:p>0.23764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:.I45])" office:value-type="percentage" office:value="0.737626285714286" calcext:value-type="percentage">
            <text:p>73.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WEEP.raw</text:p>
          </table:table-cell>
          <table:table-cell office:value-type="float" office:value="0.360254" calcext:value-type="float">
            <text:p>0.360254</text:p>
          </table:table-cell>
          <table:table-cell office:value-type="float" office:value="0.037673" calcext:value-type="float">
            <text:p>0.037673</text:p>
          </table:table-cell>
          <table:table-cell office:value-type="float" office:value="0.089939" calcext:value-type="float">
            <text:p>0.089939</text:p>
          </table:table-cell>
          <table:table-cell office:value-type="float" office:value="0.097452" calcext:value-type="float">
            <text:p>0.097452</text:p>
          </table:table-cell>
          <table:table-cell office:value-type="float" office:value="0.085467" calcext:value-type="float">
            <text:p>0.085467</text:p>
          </table:table-cell>
          <table:table-cell office:value-type="float" office:value="0.066334" calcext:value-type="float">
            <text:p>0.066334</text:p>
          </table:table-cell>
          <table:table-cell office:value-type="float" office:value="0.228544" calcext:value-type="float">
            <text:p>0.2285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:.I46])" office:value-type="percentage" office:value="0.862048142857143" calcext:value-type="percentage">
            <text:p>86.2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HEREMIN.raw</text:p>
          </table:table-cell>
          <table:table-cell office:value-type="float" office:value="0.556458" calcext:value-type="float">
            <text:p>0.556458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194069" calcext:value-type="float">
            <text:p>0.194069</text:p>
          </table:table-cell>
          <table:table-cell office:value-type="float" office:value="0.128063" calcext:value-type="float">
            <text:p>0.128063</text:p>
          </table:table-cell>
          <table:table-cell office:value-type="float" office:value="0.115425" calcext:value-type="float">
            <text:p>0.115425</text:p>
          </table:table-cell>
          <table:table-cell office:value-type="float" office:value="0.525994" calcext:value-type="float">
            <text:p>0.52599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7:.I47])" office:value-type="percentage" office:value="0.761730571428571" calcext:value-type="percentage">
            <text:p>76.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rumpet 2.raw</text:p>
          </table:table-cell>
          <table:table-cell office:value-type="float" office:value="0.473603" calcext:value-type="float">
            <text:p>0.473603</text:p>
          </table:table-cell>
          <table:table-cell office:value-type="float" office:value="0.060816" calcext:value-type="float">
            <text:p>0.060816</text:p>
          </table:table-cell>
          <table:table-cell office:value-type="float" office:value="0.151518" calcext:value-type="float">
            <text:p>0.151518</text:p>
          </table:table-cell>
          <table:table-cell office:value-type="float" office:value="0.299693" calcext:value-type="float">
            <text:p>0.299693</text:p>
          </table:table-cell>
          <table:table-cell office:value-type="float" office:value="0.142817" calcext:value-type="float">
            <text:p>0.142817</text:p>
          </table:table-cell>
          <table:table-cell office:value-type="float" office:value="0.077725" calcext:value-type="float">
            <text:p>0.077725</text:p>
          </table:table-cell>
          <table:table-cell office:value-type="float" office:value="0.174764" calcext:value-type="float">
            <text:p>0.17476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8:.I48])" office:value-type="percentage" office:value="0.802723428571429" calcext:value-type="percentage">
            <text:p>80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RUMPET.raw</text:p>
          </table:table-cell>
          <table:table-cell office:value-type="float" office:value="0.436517" calcext:value-type="float">
            <text:p>0.436517</text:p>
          </table:table-cell>
          <table:table-cell office:value-type="float" office:value="0.063923" calcext:value-type="float">
            <text:p>0.063923</text:p>
          </table:table-cell>
          <table:table-cell office:value-type="float" office:value="0.125789" calcext:value-type="float">
            <text:p>0.125789</text:p>
          </table:table-cell>
          <table:table-cell office:value-type="float" office:value="0.232548" calcext:value-type="float">
            <text:p>0.232548</text:p>
          </table:table-cell>
          <table:table-cell office:value-type="float" office:value="0.130654" calcext:value-type="float">
            <text:p>0.130654</text:p>
          </table:table-cell>
          <table:table-cell office:value-type="float" office:value="0.097753" calcext:value-type="float">
            <text:p>0.097753</text:p>
          </table:table-cell>
          <table:table-cell office:value-type="float" office:value="0.179923" calcext:value-type="float">
            <text:p>0.17992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9:.I49])" office:value-type="percentage" office:value="0.818984714285714" calcext:value-type="percentage">
            <text:p>81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VIOLIN.raw</text:p>
          </table:table-cell>
          <table:table-cell office:value-type="float" office:value="0.398698" calcext:value-type="float">
            <text:p>0.398698</text:p>
          </table:table-cell>
          <table:table-cell office:value-type="float" office:value="0.052585" calcext:value-type="float">
            <text:p>0.052585</text:p>
          </table:table-cell>
          <table:table-cell office:value-type="float" office:value="0.278727" calcext:value-type="float">
            <text:p>0.278727</text:p>
          </table:table-cell>
          <table:table-cell office:value-type="float" office:value="0.302782" calcext:value-type="float">
            <text:p>0.302782</text:p>
          </table:table-cell>
          <table:table-cell office:value-type="float" office:value="0.446739" calcext:value-type="float">
            <text:p>0.446739</text:p>
          </table:table-cell>
          <table:table-cell office:value-type="float" office:value="0.072066" calcext:value-type="float">
            <text:p>0.072066</text:p>
          </table:table-cell>
          <table:table-cell office:value-type="float" office:value="0.22268" calcext:value-type="float">
            <text:p>0.2226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0:.I50])" office:value-type="percentage" office:value="0.746531857142857" calcext:value-type="percentage">
            <text:p>74.6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lence.raw</text:p>
          </table:table-cell>
          <table:table-cell office:value-type="float" office:value="0.726621" calcext:value-type="float">
            <text:p>0.726621</text:p>
          </table:table-cell>
          <table:table-cell office:value-type="float" office:value="0.041684" calcext:value-type="float">
            <text:p>0.041684</text:p>
          </table:table-cell>
          <table:table-cell office:value-type="float" office:value="0.361754" calcext:value-type="float">
            <text:p>0.361754</text:p>
          </table:table-cell>
          <table:table-cell office:value-type="float" office:value="0.174696" calcext:value-type="float">
            <text:p>0.174696</text:p>
          </table:table-cell>
          <table:table-cell office:value-type="float" office:value="0.584409" calcext:value-type="float">
            <text:p>0.584409</text:p>
          </table:table-cell>
          <table:table-cell office:value-type="float" office:value="0.433253" calcext:value-type="float">
            <text:p>0.433253</text:p>
          </table:table-cell>
          <table:table-cell office:value-type="float" office:value="0.33229" calcext:value-type="float">
            <text:p>0.332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1:.I51])" office:value-type="percentage" office:value="0.620756142857143" calcext:value-type="percentage">
            <text:p>62.0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neC5.raw</text:p>
          </table:table-cell>
          <table:table-cell office:value-type="float" office:value="0.395753" calcext:value-type="float">
            <text:p>0.395753</text:p>
          </table:table-cell>
          <table:table-cell office:value-type="float" office:value="0.033863" calcext:value-type="float">
            <text:p>0.033863</text:p>
          </table:table-cell>
          <table:table-cell office:value-type="float" office:value="0.129217" calcext:value-type="float">
            <text:p>0.129217</text:p>
          </table:table-cell>
          <table:table-cell office:value-type="float" office:value="0.216761" calcext:value-type="float">
            <text:p>0.216761</text:p>
          </table:table-cell>
          <table:table-cell office:value-type="float" office:value="0.13979" calcext:value-type="float">
            <text:p>0.13979</text:p>
          </table:table-cell>
          <table:table-cell office:value-type="float" office:value="0.073707" calcext:value-type="float">
            <text:p>0.073707</text:p>
          </table:table-cell>
          <table:table-cell office:value-type="float" office:value="0.106541" calcext:value-type="float">
            <text:p>0.10654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2:.I52])" office:value-type="percentage" office:value="0.843481142857143" calcext:value-type="percentage">
            <text:p>84.3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ne.raw</text:p>
          </table:table-cell>
          <table:table-cell office:value-type="float" office:value="0.558256" calcext:value-type="float">
            <text:p>0.558256</text:p>
          </table:table-cell>
          <table:table-cell office:value-type="float" office:value="0.045857" calcext:value-type="float">
            <text:p>0.045857</text:p>
          </table:table-cell>
          <table:table-cell office:value-type="float" office:value="0.104107" calcext:value-type="float">
            <text:p>0.104107</text:p>
          </table:table-cell>
          <table:table-cell office:value-type="float" office:value="0.168016" calcext:value-type="float">
            <text:p>0.168016</text:p>
          </table:table-cell>
          <table:table-cell office:value-type="float" office:value="0.091922" calcext:value-type="float">
            <text:p>0.091922</text:p>
          </table:table-cell>
          <table:table-cell office:value-type="float" office:value="0.112242" calcext:value-type="float">
            <text:p>0.112242</text:p>
          </table:table-cell>
          <table:table-cell office:value-type="float" office:value="0.106574" calcext:value-type="float">
            <text:p>0.10657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3:.I53])" office:value-type="percentage" office:value="0.830432285714286" calcext:value-type="percentage">
            <text:p>83.0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B4.raw</text:p>
          </table:table-cell>
          <table:table-cell office:value-type="float" office:value="0.354239" calcext:value-type="float">
            <text:p>0.354239</text:p>
          </table:table-cell>
          <table:table-cell office:value-type="float" office:value="0.062822" calcext:value-type="float">
            <text:p>0.062822</text:p>
          </table:table-cell>
          <table:table-cell office:value-type="float" office:value="0.291743" calcext:value-type="float">
            <text:p>0.291743</text:p>
          </table:table-cell>
          <table:table-cell office:value-type="float" office:value="0.446308" calcext:value-type="float">
            <text:p>0.446308</text:p>
          </table:table-cell>
          <table:table-cell office:value-type="float" office:value="0.518472" calcext:value-type="float">
            <text:p>0.518472</text:p>
          </table:table-cell>
          <table:table-cell office:value-type="float" office:value="0.064063" calcext:value-type="float">
            <text:p>0.064063</text:p>
          </table:table-cell>
          <table:table-cell office:value-type="float" office:value="0.189907" calcext:value-type="float">
            <text:p>0.1899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4:.I54])" office:value-type="percentage" office:value="0.724635142857143" calcext:value-type="percentage">
            <text:p>72.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2.raw</text:p>
          </table:table-cell>
          <table:table-cell office:value-type="float" office:value="0.341638" calcext:value-type="float">
            <text:p>0.341638</text:p>
          </table:table-cell>
          <table:table-cell office:value-type="float" office:value="0.062077" calcext:value-type="float">
            <text:p>0.062077</text:p>
          </table:table-cell>
          <table:table-cell office:value-type="float" office:value="0.103077" calcext:value-type="float">
            <text:p>0.103077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095717" calcext:value-type="float">
            <text:p>0.095717</text:p>
          </table:table-cell>
          <table:table-cell office:value-type="float" office:value="0.065115" calcext:value-type="float">
            <text:p>0.065115</text:p>
          </table:table-cell>
          <table:table-cell office:value-type="float" office:value="0.271995" calcext:value-type="float">
            <text:p>0.2719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5:.I55])" office:value-type="percentage" office:value="0.847084428571428" calcext:value-type="percentage">
            <text:p>84.7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4Sharp.raw</text:p>
          </table:table-cell>
          <table:table-cell office:value-type="float" office:value="0.361126" calcext:value-type="float">
            <text:p>0.361126</text:p>
          </table:table-cell>
          <table:table-cell office:value-type="float" office:value="0.062517" calcext:value-type="float">
            <text:p>0.062517</text:p>
          </table:table-cell>
          <table:table-cell office:value-type="float" office:value="0.25202" calcext:value-type="float">
            <text:p>0.25202</text:p>
          </table:table-cell>
          <table:table-cell office:value-type="float" office:value="0.229845" calcext:value-type="float">
            <text:p>0.229845</text:p>
          </table:table-cell>
          <table:table-cell office:value-type="float" office:value="0.350678" calcext:value-type="float">
            <text:p>0.350678</text:p>
          </table:table-cell>
          <table:table-cell office:value-type="float" office:value="0.065159" calcext:value-type="float">
            <text:p>0.065159</text:p>
          </table:table-cell>
          <table:table-cell office:value-type="float" office:value="0.177993" calcext:value-type="float">
            <text:p>0.17799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6:.I56])" office:value-type="percentage" office:value="0.785808857142857" calcext:value-type="percentage">
            <text:p>78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5.raw</text:p>
          </table:table-cell>
          <table:table-cell office:value-type="float" office:value="0.373814" calcext:value-type="float">
            <text:p>0.373814</text:p>
          </table:table-cell>
          <table:table-cell office:value-type="float" office:value="0.074373" calcext:value-type="float">
            <text:p>0.074373</text:p>
          </table:table-cell>
          <table:table-cell office:value-type="float" office:value="0.275507" calcext:value-type="float">
            <text:p>0.275507</text:p>
          </table:table-cell>
          <table:table-cell office:value-type="float" office:value="0.246678" calcext:value-type="float">
            <text:p>0.246678</text:p>
          </table:table-cell>
          <table:table-cell office:value-type="float" office:value="0.720418" calcext:value-type="float">
            <text:p>0.720418</text:p>
          </table:table-cell>
          <table:table-cell office:value-type="float" office:value="0.063238" calcext:value-type="float">
            <text:p>0.063238</text:p>
          </table:table-cell>
          <table:table-cell office:value-type="float" office:value="0.175536" calcext:value-type="float">
            <text:p>0.1755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7:.I57])" office:value-type="percentage" office:value="0.724348" calcext:value-type="percentage">
            <text:p>72.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7.raw</text:p>
          </table:table-cell>
          <table:table-cell office:value-type="float" office:value="0.408907" calcext:value-type="float">
            <text:p>0.408907</text:p>
          </table:table-cell>
          <table:table-cell office:value-type="float" office:value="0.053783" calcext:value-type="float">
            <text:p>0.053783</text:p>
          </table:table-cell>
          <table:table-cell office:value-type="float" office:value="0.374821" calcext:value-type="float">
            <text:p>0.374821</text:p>
          </table:table-cell>
          <table:table-cell office:value-type="float" office:value="0.027311" calcext:value-type="float">
            <text:p>0.027311</text:p>
          </table:table-cell>
          <table:table-cell office:value-type="float" office:value="0.745503" calcext:value-type="float">
            <text:p>0.745503</text:p>
          </table:table-cell>
          <table:table-cell office:value-type="float" office:value="0.062546" calcext:value-type="float">
            <text:p>0.062546</text:p>
          </table:table-cell>
          <table:table-cell office:value-type="float" office:value="0.102277" calcext:value-type="float">
            <text:p>0.10227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8:.I58])" office:value-type="percentage" office:value="0.746407428571429" calcext:value-type="percentage">
            <text:p>74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D4.raw</text:p>
          </table:table-cell>
          <table:table-cell office:value-type="float" office:value="0.358834" calcext:value-type="float">
            <text:p>0.358834</text:p>
          </table:table-cell>
          <table:table-cell office:value-type="float" office:value="0.059698" calcext:value-type="float">
            <text:p>0.059698</text:p>
          </table:table-cell>
          <table:table-cell office:value-type="float" office:value="0.320964" calcext:value-type="float">
            <text:p>0.320964</text:p>
          </table:table-cell>
          <table:table-cell office:value-type="float" office:value="0.445691" calcext:value-type="float">
            <text:p>0.445691</text:p>
          </table:table-cell>
          <table:table-cell office:value-type="float" office:value="0.580393" calcext:value-type="float">
            <text:p>0.580393</text:p>
          </table:table-cell>
          <table:table-cell office:value-type="float" office:value="0.065326" calcext:value-type="float">
            <text:p>0.065326</text:p>
          </table:table-cell>
          <table:table-cell office:value-type="float" office:value="0.175741" calcext:value-type="float">
            <text:p>0.17574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59:.I59])" office:value-type="percentage" office:value="0.713336142857143" calcext:value-type="percentage">
            <text:p>71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.raw</text:p>
          </table:table-cell>
          <table:table-cell office:value-type="float" office:value="0.346725" calcext:value-type="float">
            <text:p>0.346725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233042" calcext:value-type="float">
            <text:p>0.233042</text:p>
          </table:table-cell>
          <table:table-cell office:value-type="float" office:value="0.044936" calcext:value-type="float">
            <text:p>0.044936</text:p>
          </table:table-cell>
          <table:table-cell office:value-type="float" office:value="0.275046" calcext:value-type="float">
            <text:p>0.275046</text:p>
          </table:table-cell>
          <table:table-cell office:value-type="float" office:value="0.063525" calcext:value-type="float">
            <text:p>0.063525</text:p>
          </table:table-cell>
          <table:table-cell office:value-type="float" office:value="0.197096" calcext:value-type="float">
            <text:p>0.19709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0:.I60])" office:value-type="percentage" office:value="0.825207142857143" calcext:value-type="percentage">
            <text:p>82.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COWBELL.raw</text:p>
          </table:table-cell>
          <table:table-cell office:value-type="float" office:value="0.412213" calcext:value-type="float">
            <text:p>0.412213</text:p>
          </table:table-cell>
          <table:table-cell office:value-type="float" office:value="0.047564" calcext:value-type="float">
            <text:p>0.047564</text:p>
          </table:table-cell>
          <table:table-cell office:value-type="float" office:value="0.296502" calcext:value-type="float">
            <text:p>0.296502</text:p>
          </table:table-cell>
          <table:table-cell office:value-type="float" office:value="0.189862" calcext:value-type="float">
            <text:p>0.189862</text:p>
          </table:table-cell>
          <table:table-cell office:value-type="float" office:value="0.425973" calcext:value-type="float">
            <text:p>0.425973</text:p>
          </table:table-cell>
          <table:table-cell office:value-type="float" office:value="0.065323" calcext:value-type="float">
            <text:p>0.065323</text:p>
          </table:table-cell>
          <table:table-cell office:value-type="float" office:value="0.410287" calcext:value-type="float">
            <text:p>0.41028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1:.I61])" office:value-type="percentage" office:value="0.736039428571429" calcext:value-type="percentage">
            <text:p>73.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DIDGERIDOO E2.raw</text:p>
          </table:table-cell>
          <table:table-cell office:value-type="float" office:value="0.669596" calcext:value-type="float">
            <text:p>0.669596</text:p>
          </table:table-cell>
          <table:table-cell office:value-type="float" office:value="0.031017" calcext:value-type="float">
            <text:p>0.031017</text:p>
          </table:table-cell>
          <table:table-cell office:value-type="float" office:value="0.231127" calcext:value-type="float">
            <text:p>0.231127</text:p>
          </table:table-cell>
          <table:table-cell office:value-type="float" office:value="0.334632" calcext:value-type="float">
            <text:p>0.334632</text:p>
          </table:table-cell>
          <table:table-cell office:value-type="float" office:value="0.37008" calcext:value-type="float">
            <text:p>0.37008</text:p>
          </table:table-cell>
          <table:table-cell office:value-type="float" office:value="0.273936" calcext:value-type="float">
            <text:p>0.273936</text:p>
          </table:table-cell>
          <table:table-cell office:value-type="float" office:value="0.309595" calcext:value-type="float">
            <text:p>0.3095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2:.I62])" office:value-type="percentage" office:value="0.682859571428571" calcext:value-type="percentage">
            <text:p>68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DIST.GUITAR.raw</text:p>
          </table:table-cell>
          <table:table-cell office:value-type="float" office:value="0.484697" calcext:value-type="float">
            <text:p>0.484697</text:p>
          </table:table-cell>
          <table:table-cell office:value-type="float" office:value="0.056642" calcext:value-type="float">
            <text:p>0.056642</text:p>
          </table:table-cell>
          <table:table-cell office:value-type="float" office:value="0.252106" calcext:value-type="float">
            <text:p>0.252106</text:p>
          </table:table-cell>
          <table:table-cell office:value-type="float" office:value="0.307534" calcext:value-type="float">
            <text:p>0.307534</text:p>
          </table:table-cell>
          <table:table-cell office:value-type="float" office:value="0.363475" calcext:value-type="float">
            <text:p>0.363475</text:p>
          </table:table-cell>
          <table:table-cell office:value-type="float" office:value="0.06591" calcext:value-type="float">
            <text:p>0.06591</text:p>
          </table:table-cell>
          <table:table-cell office:value-type="float" office:value="0.171536" calcext:value-type="float">
            <text:p>0.1715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3:.I63])" office:value-type="percentage" office:value="0.756871428571429" calcext:value-type="percentage">
            <text:p>75.6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ECHO.raw</text:p>
          </table:table-cell>
          <table:table-cell office:value-type="float" office:value="0.265775" calcext:value-type="float">
            <text:p>0.265775</text:p>
          </table:table-cell>
          <table:table-cell office:value-type="float" office:value="0.017327" calcext:value-type="float">
            <text:p>0.017327</text:p>
          </table:table-cell>
          <table:table-cell office:value-type="float" office:value="0.122774" calcext:value-type="float">
            <text:p>0.122774</text:p>
          </table:table-cell>
          <table:table-cell office:value-type="float" office:value="0.206663" calcext:value-type="float">
            <text:p>0.206663</text:p>
          </table:table-cell>
          <table:table-cell office:value-type="float" office:value="0.104676" calcext:value-type="float">
            <text:p>0.104676</text:p>
          </table:table-cell>
          <table:table-cell office:value-type="float" office:value="0.037416" calcext:value-type="float">
            <text:p>0.037416</text:p>
          </table:table-cell>
          <table:table-cell office:value-type="float" office:value="0.265411" calcext:value-type="float">
            <text:p>0.26541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4:.I64])" office:value-type="percentage" office:value="0.854279714285714" calcext:value-type="percentage">
            <text:p>85.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E.PIANO.raw</text:p>
          </table:table-cell>
          <table:table-cell office:value-type="float" office:value="0.300808" calcext:value-type="float">
            <text:p>0.300808</text:p>
          </table:table-cell>
          <table:table-cell office:value-type="float" office:value="0.021752" calcext:value-type="float">
            <text:p>0.021752</text:p>
          </table:table-cell>
          <table:table-cell office:value-type="float" office:value="0.141299" calcext:value-type="float">
            <text:p>0.141299</text:p>
          </table:table-cell>
          <table:table-cell office:value-type="float" office:value="0.212954" calcext:value-type="float">
            <text:p>0.212954</text:p>
          </table:table-cell>
          <table:table-cell office:value-type="float" office:value="0.145326" calcext:value-type="float">
            <text:p>0.145326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142006" calcext:value-type="float">
            <text:p>0.14200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5:.I65])" office:value-type="percentage" office:value="0.846358142857143" calcext:value-type="percentage">
            <text:p>84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GONG.raw</text:p>
          </table:table-cell>
          <table:table-cell office:value-type="float" office:value="0.645647" calcext:value-type="float">
            <text:p>0.645647</text:p>
          </table:table-cell>
          <table:table-cell office:value-type="float" office:value="0.031851" calcext:value-type="float">
            <text:p>0.031851</text:p>
          </table:table-cell>
          <table:table-cell office:value-type="float" office:value="0.142895" calcext:value-type="float">
            <text:p>0.142895</text:p>
          </table:table-cell>
          <table:table-cell office:value-type="float" office:value="0.264873" calcext:value-type="float">
            <text:p>0.264873</text:p>
          </table:table-cell>
          <table:table-cell office:value-type="float" office:value="0.148849" calcext:value-type="float">
            <text:p>0.148849</text:p>
          </table:table-cell>
          <table:table-cell office:value-type="float" office:value="0.156054" calcext:value-type="float">
            <text:p>0.156054</text:p>
          </table:table-cell>
          <table:table-cell office:value-type="float" office:value="0.131676" calcext:value-type="float">
            <text:p>0.1316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6:.I66])" office:value-type="percentage" office:value="0.782593571428571" calcext:value-type="percentage">
            <text:p>78.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GUITAR.raw</text:p>
          </table:table-cell>
          <table:table-cell office:value-type="float" office:value="0.204125" calcext:value-type="float">
            <text:p>0.204125</text:p>
          </table:table-cell>
          <table:table-cell office:value-type="float" office:value="0.009859" calcext:value-type="float">
            <text:p>0.009859</text:p>
          </table:table-cell>
          <table:table-cell office:value-type="float" office:value="0.122652" calcext:value-type="float">
            <text:p>0.122652</text:p>
          </table:table-cell>
          <table:table-cell office:value-type="float" office:value="0.156983" calcext:value-type="float">
            <text:p>0.156983</text:p>
          </table:table-cell>
          <table:table-cell office:value-type="float" office:value="0.104376" calcext:value-type="float">
            <text:p>0.104376</text:p>
          </table:table-cell>
          <table:table-cell office:value-type="float" office:value="0.023413" calcext:value-type="float">
            <text:p>0.023413</text:p>
          </table:table-cell>
          <table:table-cell office:value-type="float" office:value="0.089595" calcext:value-type="float">
            <text:p>0.0895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7:.I67])" office:value-type="percentage" office:value="0.898428142857143" calcext:value-type="percentage">
            <text:p>89.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NOISE.raw</text:p>
          </table:table-cell>
          <table:table-cell office:value-type="float" office:value="0.655582" calcext:value-type="float">
            <text:p>0.655582</text:p>
          </table:table-cell>
          <table:table-cell office:value-type="float" office:value="0.118513" calcext:value-type="float">
            <text:p>0.118513</text:p>
          </table:table-cell>
          <table:table-cell office:value-type="float" office:value="0.353716" calcext:value-type="float">
            <text:p>0.353716</text:p>
          </table:table-cell>
          <table:table-cell office:value-type="float" office:value="0.09046" calcext:value-type="float">
            <text:p>0.09046</text:p>
          </table:table-cell>
          <table:table-cell office:value-type="float" office:value="0.558822" calcext:value-type="float">
            <text:p>0.558822</text:p>
          </table:table-cell>
          <table:table-cell office:value-type="float" office:value="0.081391" calcext:value-type="float">
            <text:p>0.081391</text:p>
          </table:table-cell>
          <table:table-cell office:value-type="float" office:value="0.216437" calcext:value-type="float">
            <text:p>0.21643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8:.I68])" office:value-type="percentage" office:value="0.703582714285714" calcext:value-type="percentage">
            <text:p>70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ORGAN.raw</text:p>
          </table:table-cell>
          <table:table-cell office:value-type="float" office:value="0.395743" calcext:value-type="float">
            <text:p>0.395743</text:p>
          </table:table-cell>
          <table:table-cell office:value-type="float" office:value="0.028641" calcext:value-type="float">
            <text:p>0.028641</text:p>
          </table:table-cell>
          <table:table-cell office:value-type="float" office:value="0.150554" calcext:value-type="float">
            <text:p>0.150554</text:p>
          </table:table-cell>
          <table:table-cell office:value-type="float" office:value="0.152008" calcext:value-type="float">
            <text:p>0.152008</text:p>
          </table:table-cell>
          <table:table-cell office:value-type="float" office:value="0.152365" calcext:value-type="float">
            <text:p>0.152365</text:p>
          </table:table-cell>
          <table:table-cell office:value-type="float" office:value="0.180356" calcext:value-type="float">
            <text:p>0.180356</text:p>
          </table:table-cell>
          <table:table-cell office:value-type="float" office:value="0.190436" calcext:value-type="float">
            <text:p>0.1904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69:.I69])" office:value-type="percentage" office:value="0.821413857142857" calcext:value-type="percentage">
            <text:p>82.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PIANO.raw</text:p>
          </table:table-cell>
          <table:table-cell office:value-type="float" office:value="0.462572" calcext:value-type="float">
            <text:p>0.462572</text:p>
          </table:table-cell>
          <table:table-cell office:value-type="float" office:value="0.025303" calcext:value-type="float">
            <text:p>0.025303</text:p>
          </table:table-cell>
          <table:table-cell office:value-type="float" office:value="0.16597" calcext:value-type="float">
            <text:p>0.16597</text:p>
          </table:table-cell>
          <table:table-cell office:value-type="float" office:value="0.140837" calcext:value-type="float">
            <text:p>0.140837</text:p>
          </table:table-cell>
          <table:table-cell office:value-type="float" office:value="0.175166" calcext:value-type="float">
            <text:p>0.175166</text:p>
          </table:table-cell>
          <table:table-cell office:value-type="float" office:value="0.109929" calcext:value-type="float">
            <text:p>0.109929</text:p>
          </table:table-cell>
          <table:table-cell office:value-type="float" office:value="0.136992" calcext:value-type="float">
            <text:p>0.13699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0:.I70])" office:value-type="percentage" office:value="0.826175857142857" calcext:value-type="percentage">
            <text:p>82.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AW.raw</text:p>
          </table:table-cell>
          <table:table-cell office:value-type="float" office:value="0.288245" calcext:value-type="float">
            <text:p>0.288245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0.122973" calcext:value-type="float">
            <text:p>0.122973</text:p>
          </table:table-cell>
          <table:table-cell office:value-type="float" office:value="0.223843" calcext:value-type="float">
            <text:p>0.223843</text:p>
          </table:table-cell>
          <table:table-cell office:value-type="float" office:value="0.096403" calcext:value-type="float">
            <text:p>0.096403</text:p>
          </table:table-cell>
          <table:table-cell office:value-type="float" office:value="0.103195" calcext:value-type="float">
            <text:p>0.103195</text:p>
          </table:table-cell>
          <table:table-cell office:value-type="float" office:value="0.210848" calcext:value-type="float">
            <text:p>0.2108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1:.I71])" office:value-type="percentage" office:value="0.848516285714286" calcext:value-type="percentage">
            <text:p>84.8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INE.raw</text:p>
          </table:table-cell>
          <table:table-cell office:value-type="float" office:value="0.193373" calcext:value-type="float">
            <text:p>0.193373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146747" calcext:value-type="float">
            <text:p>0.146747</text:p>
          </table:table-cell>
          <table:table-cell office:value-type="float" office:value="0.168248" calcext:value-type="float">
            <text:p>0.168248</text:p>
          </table:table-cell>
          <table:table-cell office:value-type="float" office:value="0.063852" calcext:value-type="float">
            <text:p>0.063852</text:p>
          </table:table-cell>
          <table:table-cell office:value-type="float" office:value="0.031907" calcext:value-type="float">
            <text:p>0.031907</text:p>
          </table:table-cell>
          <table:table-cell office:value-type="float" office:value="0.218661" calcext:value-type="float">
            <text:p>0.218661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5" table:formula="of:=1 - AVERAGE([.C72:.I72])" office:value-type="percentage" office:value="0.881448571428571" calcext:value-type="percentage">
            <text:p>88.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QUARE.raw</text:p>
          </table:table-cell>
          <table:table-cell office:value-type="float" office:value="0.319178" calcext:value-type="float">
            <text:p>0.319178</text:p>
          </table:table-cell>
          <table:table-cell office:value-type="float" office:value="0.009023" calcext:value-type="float">
            <text:p>0.009023</text:p>
          </table:table-cell>
          <table:table-cell office:value-type="float" office:value="0.181678" calcext:value-type="float">
            <text:p>0.181678</text:p>
          </table:table-cell>
          <table:table-cell office:value-type="float" office:value="0.095909" calcext:value-type="float">
            <text:p>0.095909</text:p>
          </table:table-cell>
          <table:table-cell office:value-type="float" office:value="0.089515" calcext:value-type="float">
            <text:p>0.089515</text:p>
          </table:table-cell>
          <table:table-cell office:value-type="float" office:value="0.04213" calcext:value-type="float">
            <text:p>0.04213</text:p>
          </table:table-cell>
          <table:table-cell office:value-type="float" office:value="0.218281" calcext:value-type="float">
            <text:p>0.21828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3:.I73])" office:value-type="percentage" office:value="0.863469428571429" calcext:value-type="percentage">
            <text:p>86.3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WEEP.raw</text:p>
          </table:table-cell>
          <table:table-cell office:value-type="float" office:value="0.277963" calcext:value-type="float">
            <text:p>0.277963</text:p>
          </table:table-cell>
          <table:table-cell office:value-type="float" office:value="0.018104" calcext:value-type="float">
            <text:p>0.018104</text:p>
          </table:table-cell>
          <table:table-cell office:value-type="float" office:value="0.120397" calcext:value-type="float">
            <text:p>0.120397</text:p>
          </table:table-cell>
          <table:table-cell office:value-type="float" office:value="0.15021" calcext:value-type="float">
            <text:p>0.15021</text:p>
          </table:table-cell>
          <table:table-cell office:value-type="float" office:value="0.100459" calcext:value-type="float">
            <text:p>0.100459</text:p>
          </table:table-cell>
          <table:table-cell office:value-type="float" office:value="0.04012" calcext:value-type="float">
            <text:p>0.04012</text:p>
          </table:table-cell>
          <table:table-cell office:value-type="float" office:value="0.277193" calcext:value-type="float">
            <text:p>0.27719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4:.I74])" office:value-type="percentage" office:value="0.859364857142857" calcext:value-type="percentage">
            <text:p>85.9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HEREMIN.raw</text:p>
          </table:table-cell>
          <table:table-cell office:value-type="float" office:value="0.380815" calcext:value-type="float">
            <text:p>0.380815</text:p>
          </table:table-cell>
          <table:table-cell office:value-type="float" office:value="0.015624" calcext:value-type="float">
            <text:p>0.015624</text:p>
          </table:table-cell>
          <table:table-cell office:value-type="float" office:value="0.116247" calcext:value-type="float">
            <text:p>0.116247</text:p>
          </table:table-cell>
          <table:table-cell office:value-type="float" office:value="0.124168" calcext:value-type="float">
            <text:p>0.124168</text:p>
          </table:table-cell>
          <table:table-cell office:value-type="float" office:value="0.09285" calcext:value-type="float">
            <text:p>0.0928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430815" calcext:value-type="float">
            <text:p>0.430815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5" table:formula="of:=1 - AVERAGE([.C75:.I75])" office:value-type="percentage" office:value="0.819954428571429" calcext:value-type="percentage">
            <text:p>82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rumpet 2.raw</text:p>
          </table:table-cell>
          <table:table-cell office:value-type="float" office:value="0.626315" calcext:value-type="float">
            <text:p>0.626315</text:p>
          </table:table-cell>
          <table:table-cell office:value-type="float" office:value="0.06017" calcext:value-type="float">
            <text:p>0.06017</text:p>
          </table:table-cell>
          <table:table-cell office:value-type="float" office:value="0.157136" calcext:value-type="float">
            <text:p>0.157136</text:p>
          </table:table-cell>
          <table:table-cell office:value-type="float" office:value="0.415129" calcext:value-type="float">
            <text:p>0.415129</text:p>
          </table:table-cell>
          <table:table-cell office:value-type="float" office:value="0.141215" calcext:value-type="float">
            <text:p>0.141215</text:p>
          </table:table-cell>
          <table:table-cell office:value-type="float" office:value="0.093132" calcext:value-type="float">
            <text:p>0.093132</text:p>
          </table:table-cell>
          <table:table-cell office:value-type="float" office:value="0.212606" calcext:value-type="float">
            <text:p>0.21260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6:.I76])" office:value-type="percentage" office:value="0.756328142857143" calcext:value-type="percentage">
            <text:p>75.6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RUMPET.raw</text:p>
          </table:table-cell>
          <table:table-cell office:value-type="float" office:value="0.505596" calcext:value-type="float">
            <text:p>0.505596</text:p>
          </table:table-cell>
          <table:table-cell office:value-type="float" office:value="0.058088" calcext:value-type="float">
            <text:p>0.058088</text:p>
          </table:table-cell>
          <table:table-cell office:value-type="float" office:value="0.167402" calcext:value-type="float">
            <text:p>0.167402</text:p>
          </table:table-cell>
          <table:table-cell office:value-type="float" office:value="0.322124" calcext:value-type="float">
            <text:p>0.322124</text:p>
          </table:table-cell>
          <table:table-cell office:value-type="float" office:value="0.186463" calcext:value-type="float">
            <text:p>0.186463</text:p>
          </table:table-cell>
          <table:table-cell office:value-type="float" office:value="0.082087" calcext:value-type="float">
            <text:p>0.082087</text:p>
          </table:table-cell>
          <table:table-cell office:value-type="float" office:value="0.212755" calcext:value-type="float">
            <text:p>0.2127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7:.I77])" office:value-type="percentage" office:value="0.780783571428571" calcext:value-type="percentage">
            <text:p>78.0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VIOLIN.raw</text:p>
          </table:table-cell>
          <table:table-cell office:value-type="float" office:value="0.496178" calcext:value-type="float">
            <text:p>0.496178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0.276967" calcext:value-type="float">
            <text:p>0.276967</text:p>
          </table:table-cell>
          <table:table-cell office:value-type="float" office:value="0.182413" calcext:value-type="float">
            <text:p>0.182413</text:p>
          </table:table-cell>
          <table:table-cell office:value-type="float" office:value="0.362515" calcext:value-type="float">
            <text:p>0.362515</text:p>
          </table:table-cell>
          <table:table-cell office:value-type="float" office:value="0.072878" calcext:value-type="float">
            <text:p>0.072878</text:p>
          </table:table-cell>
          <table:table-cell office:value-type="float" office:value="0.279799" calcext:value-type="float">
            <text:p>0.27979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8:.I78])" office:value-type="percentage" office:value="0.754387285714286" calcext:value-type="percentage">
            <text:p>75.4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lence.raw</text:p>
          </table:table-cell>
          <table:table-cell office:value-type="float" office:value="0.747236" calcext:value-type="float">
            <text:p>0.747236</text:p>
          </table:table-cell>
          <table:table-cell office:value-type="float" office:value="0.028017" calcext:value-type="float">
            <text:p>0.028017</text:p>
          </table:table-cell>
          <table:table-cell office:value-type="float" office:value="0.407313" calcext:value-type="float">
            <text:p>0.407313</text:p>
          </table:table-cell>
          <table:table-cell office:value-type="float" office:value="0.124127" calcext:value-type="float">
            <text:p>0.124127</text:p>
          </table:table-cell>
          <table:table-cell office:value-type="float" office:value="0.625229" calcext:value-type="float">
            <text:p>0.625229</text:p>
          </table:table-cell>
          <table:table-cell office:value-type="float" office:value="0.398447" calcext:value-type="float">
            <text:p>0.398447</text:p>
          </table:table-cell>
          <table:table-cell office:value-type="float" office:value="0.46498" calcext:value-type="float">
            <text:p>0.4649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79:.I79])" office:value-type="percentage" office:value="0.600664428571429" calcext:value-type="percentage">
            <text:p>60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neC5.raw</text:p>
          </table:table-cell>
          <table:table-cell office:value-type="float" office:value="0.38576" calcext:value-type="float">
            <text:p>0.38576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081903" calcext:value-type="float">
            <text:p>0.081903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0.043676" calcext:value-type="float">
            <text:p>0.043676</text:p>
          </table:table-cell>
          <table:table-cell office:value-type="float" office:value="0.064117" calcext:value-type="float">
            <text:p>0.064117</text:p>
          </table:table-cell>
          <table:table-cell office:value-type="float" office:value="0.165788" calcext:value-type="float">
            <text:p>0.165788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5" table:formula="of:=1 - AVERAGE([.C80:.I80])" office:value-type="percentage" office:value="0.881914857142857" calcext:value-type="percentage">
            <text:p>88.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ne.raw</text:p>
          </table:table-cell>
          <table:table-cell office:value-type="float" office:value="0.551136" calcext:value-type="float">
            <text:p>0.551136</text:p>
          </table:table-cell>
          <table:table-cell office:value-type="float" office:value="0.029749" calcext:value-type="float">
            <text:p>0.029749</text:p>
          </table:table-cell>
          <table:table-cell office:value-type="float" office:value="0.134404" calcext:value-type="float">
            <text:p>0.134404</text:p>
          </table:table-cell>
          <table:table-cell office:value-type="float" office:value="0.133884" calcext:value-type="float">
            <text:p>0.133884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098443" calcext:value-type="float">
            <text:p>0.098443</text:p>
          </table:table-cell>
          <table:table-cell office:value-type="float" office:value="0.167979" calcext:value-type="float">
            <text:p>0.16797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1:.I81])" office:value-type="percentage" office:value="0.823143714285714" calcext:value-type="percentage">
            <text:p>82.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B4.raw</text:p>
          </table:table-cell>
          <table:table-cell office:value-type="float" office:value="0.428718" calcext:value-type="float">
            <text:p>0.428718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350892" calcext:value-type="float">
            <text:p>0.350892</text:p>
          </table:table-cell>
          <table:table-cell office:value-type="float" office:value="0.354509" calcext:value-type="float">
            <text:p>0.354509</text:p>
          </table:table-cell>
          <table:table-cell office:value-type="float" office:value="0.608109" calcext:value-type="float">
            <text:p>0.608109</text:p>
          </table:table-cell>
          <table:table-cell office:value-type="float" office:value="0.066142" calcext:value-type="float">
            <text:p>0.066142</text:p>
          </table:table-cell>
          <table:table-cell office:value-type="float" office:value="0.257251" calcext:value-type="float">
            <text:p>0.2572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2:.I82])" office:value-type="percentage" office:value="0.696931285714286" calcext:value-type="percentage">
            <text:p>69.6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2.raw</text:p>
          </table:table-cell>
          <table:table-cell office:value-type="float" office:value="0.411957" calcext:value-type="float">
            <text:p>0.411957</text:p>
          </table:table-cell>
          <table:table-cell office:value-type="float" office:value="0.053792" calcext:value-type="float">
            <text:p>0.053792</text:p>
          </table:table-cell>
          <table:table-cell office:value-type="float" office:value="0.206592" calcext:value-type="float">
            <text:p>0.206592</text:p>
          </table:table-cell>
          <table:table-cell office:value-type="float" office:value="0.22991" calcext:value-type="float">
            <text:p>0.22991</text:p>
          </table:table-cell>
          <table:table-cell office:value-type="float" office:value="0.299792" calcext:value-type="float">
            <text:p>0.299792</text:p>
          </table:table-cell>
          <table:table-cell office:value-type="float" office:value="0.066905" calcext:value-type="float">
            <text:p>0.066905</text:p>
          </table:table-cell>
          <table:table-cell office:value-type="float" office:value="0.388094" calcext:value-type="float">
            <text:p>0.38809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3:.I83])" office:value-type="percentage" office:value="0.763279714285714" calcext:value-type="percentage">
            <text:p>76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4Sharp.raw</text:p>
          </table:table-cell>
          <table:table-cell office:value-type="float" office:value="0.434645" calcext:value-type="float">
            <text:p>0.434645</text:p>
          </table:table-cell>
          <table:table-cell office:value-type="float" office:value="0.055539" calcext:value-type="float">
            <text:p>0.055539</text:p>
          </table:table-cell>
          <table:table-cell office:value-type="float" office:value="0.261083" calcext:value-type="float">
            <text:p>0.261083</text:p>
          </table:table-cell>
          <table:table-cell office:value-type="float" office:value="0.175929" calcext:value-type="float">
            <text:p>0.175929</text:p>
          </table:table-cell>
          <table:table-cell office:value-type="float" office:value="0.320746" calcext:value-type="float">
            <text:p>0.320746</text:p>
          </table:table-cell>
          <table:table-cell office:value-type="float" office:value="0.066257" calcext:value-type="float">
            <text:p>0.066257</text:p>
          </table:table-cell>
          <table:table-cell office:value-type="float" office:value="0.233432" calcext:value-type="float">
            <text:p>0.2334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4:.I84])" office:value-type="percentage" office:value="0.778909857142857" calcext:value-type="percentage">
            <text:p>77.8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5.raw</text:p>
          </table:table-cell>
          <table:table-cell office:value-type="float" office:value="0.436105" calcext:value-type="float">
            <text:p>0.436105</text:p>
          </table:table-cell>
          <table:table-cell office:value-type="float" office:value="0.066744" calcext:value-type="float">
            <text:p>0.066744</text:p>
          </table:table-cell>
          <table:table-cell office:value-type="float" office:value="0.318077" calcext:value-type="float">
            <text:p>0.318077</text:p>
          </table:table-cell>
          <table:table-cell office:value-type="float" office:value="0.16276" calcext:value-type="float">
            <text:p>0.16276</text:p>
          </table:table-cell>
          <table:table-cell office:value-type="float" office:value="0.701612" calcext:value-type="float">
            <text:p>0.701612</text:p>
          </table:table-cell>
          <table:table-cell office:value-type="float" office:value="0.066332" calcext:value-type="float">
            <text:p>0.066332</text:p>
          </table:table-cell>
          <table:table-cell office:value-type="float" office:value="0.213124" calcext:value-type="float">
            <text:p>0.21312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5:.I85])" office:value-type="percentage" office:value="0.719320857142857" calcext:value-type="percentage">
            <text:p>71.9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7.raw</text:p>
          </table:table-cell>
          <table:table-cell office:value-type="float" office:value="0.474751" calcext:value-type="float">
            <text:p>0.474751</text:p>
          </table:table-cell>
          <table:table-cell office:value-type="float" office:value="0.045658" calcext:value-type="float">
            <text:p>0.045658</text:p>
          </table:table-cell>
          <table:table-cell office:value-type="float" office:value="0.401433" calcext:value-type="float">
            <text:p>0.401433</text:p>
          </table:table-cell>
          <table:table-cell office:value-type="float" office:value="0.281033" calcext:value-type="float">
            <text:p>0.281033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065725" calcext:value-type="float">
            <text:p>0.065725</text:p>
          </table:table-cell>
          <table:table-cell office:value-type="float" office:value="0.229667" calcext:value-type="float">
            <text:p>0.2296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6:.I86])" office:value-type="percentage" office:value="0.688266857142857" calcext:value-type="percentage">
            <text:p>68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D4.raw</text:p>
          </table:table-cell>
          <table:table-cell office:value-type="float" office:value="0.433044" calcext:value-type="float">
            <text:p>0.433044</text:p>
          </table:table-cell>
          <table:table-cell office:value-type="float" office:value="0.052419" calcext:value-type="float">
            <text:p>0.052419</text:p>
          </table:table-cell>
          <table:table-cell office:value-type="float" office:value="0.362815" calcext:value-type="float">
            <text:p>0.362815</text:p>
          </table:table-cell>
          <table:table-cell office:value-type="float" office:value="0.426271" calcext:value-type="float">
            <text:p>0.426271</text:p>
          </table:table-cell>
          <table:table-cell office:value-type="float" office:value="0.602656" calcext:value-type="float">
            <text:p>0.602656</text:p>
          </table:table-cell>
          <table:table-cell office:value-type="float" office:value="0.066663" calcext:value-type="float">
            <text:p>0.066663</text:p>
          </table:table-cell>
          <table:table-cell office:value-type="float" office:value="0.226747" calcext:value-type="float">
            <text:p>0.22674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7:.I87])" office:value-type="percentage" office:value="0.689912142857143" calcext:value-type="percentage">
            <text:p>68.9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.raw</text:p>
          </table:table-cell>
          <table:table-cell office:value-type="float" office:value="0.418028" calcext:value-type="float">
            <text:p>0.418028</text:p>
          </table:table-cell>
          <table:table-cell office:value-type="float" office:value="0.056999" calcext:value-type="float">
            <text:p>0.056999</text:p>
          </table:table-cell>
          <table:table-cell office:value-type="float" office:value="0.284982" calcext:value-type="float">
            <text:p>0.284982</text:p>
          </table:table-cell>
          <table:table-cell office:value-type="float" office:value="0.248984" calcext:value-type="float">
            <text:p>0.248984</text:p>
          </table:table-cell>
          <table:table-cell office:value-type="float" office:value="0.374755" calcext:value-type="float">
            <text:p>0.374755</text:p>
          </table:table-cell>
          <table:table-cell office:value-type="float" office:value="0.064087" calcext:value-type="float">
            <text:p>0.064087</text:p>
          </table:table-cell>
          <table:table-cell office:value-type="float" office:value="0.252983" calcext:value-type="float">
            <text:p>0.2529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8:.I88])" office:value-type="percentage" office:value="0.757026" calcext:value-type="percentage">
            <text:p>75.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DIDGERIDOO E2.raw</text:p>
          </table:table-cell>
          <table:table-cell office:value-type="float" office:value="0.545056" calcext:value-type="float">
            <text:p>0.545056</text:p>
          </table:table-cell>
          <table:table-cell office:value-type="float" office:value="0.050158" calcext:value-type="float">
            <text:p>0.050158</text:p>
          </table:table-cell>
          <table:table-cell office:value-type="float" office:value="0.241815" calcext:value-type="float">
            <text:p>0.241815</text:p>
          </table:table-cell>
          <table:table-cell office:value-type="float" office:value="0.17761" calcext:value-type="float">
            <text:p>0.17761</text:p>
          </table:table-cell>
          <table:table-cell office:value-type="float" office:value="0.298214" calcext:value-type="float">
            <text:p>0.298214</text:p>
          </table:table-cell>
          <table:table-cell office:value-type="float" office:value="0.263636" calcext:value-type="float">
            <text:p>0.263636</text:p>
          </table:table-cell>
          <table:table-cell office:value-type="float" office:value="0.53943" calcext:value-type="float">
            <text:p>0.5394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89:.I89])" office:value-type="percentage" office:value="0.697725857142857" calcext:value-type="percentage">
            <text:p>69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DIST.GUITAR.raw</text:p>
          </table:table-cell>
          <table:table-cell office:value-type="float" office:value="0.339228" calcext:value-type="float">
            <text:p>0.339228</text:p>
          </table:table-cell>
          <table:table-cell office:value-type="float" office:value="0.070661" calcext:value-type="float">
            <text:p>0.070661</text:p>
          </table:table-cell>
          <table:table-cell office:value-type="float" office:value="0.324287" calcext:value-type="float">
            <text:p>0.324287</text:p>
          </table:table-cell>
          <table:table-cell office:value-type="float" office:value="0.214378" calcext:value-type="float">
            <text:p>0.214378</text:p>
          </table:table-cell>
          <table:table-cell office:value-type="float" office:value="0.47833" calcext:value-type="float">
            <text:p>0.47833</text:p>
          </table:table-cell>
          <table:table-cell office:value-type="float" office:value="0.029027" calcext:value-type="float">
            <text:p>0.029027</text:p>
          </table:table-cell>
          <table:table-cell office:value-type="float" office:value="0.502895" calcext:value-type="float">
            <text:p>0.5028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0:.I90])" office:value-type="percentage" office:value="0.720170571428571" calcext:value-type="percentage">
            <text:p>72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ECHO.raw</text:p>
          </table:table-cell>
          <table:table-cell office:value-type="float" office:value="0.319272" calcext:value-type="float">
            <text:p>0.319272</text:p>
          </table:table-cell>
          <table:table-cell office:value-type="float" office:value="0.050858" calcext:value-type="float">
            <text:p>0.050858</text:p>
          </table:table-cell>
          <table:table-cell office:value-type="float" office:value="0.281143" calcext:value-type="float">
            <text:p>0.281143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434831" calcext:value-type="float">
            <text:p>0.434831</text:p>
          </table:table-cell>
          <table:table-cell office:value-type="float" office:value="0.033233" calcext:value-type="float">
            <text:p>0.033233</text:p>
          </table:table-cell>
          <table:table-cell office:value-type="float" office:value="0.169784" calcext:value-type="float">
            <text:p>0.16978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1:.I91])" office:value-type="percentage" office:value="0.792886714285714" calcext:value-type="percentage">
            <text:p>79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E.PIANO.raw</text:p>
          </table:table-cell>
          <table:table-cell office:value-type="float" office:value="0.353256" calcext:value-type="float">
            <text:p>0.353256</text:p>
          </table:table-cell>
          <table:table-cell office:value-type="float" office:value="0.052759" calcext:value-type="float">
            <text:p>0.052759</text:p>
          </table:table-cell>
          <table:table-cell office:value-type="float" office:value="0.243744" calcext:value-type="float">
            <text:p>0.243744</text:p>
          </table:table-cell>
          <table:table-cell office:value-type="float" office:value="0.169979" calcext:value-type="float">
            <text:p>0.169979</text:p>
          </table:table-cell>
          <table:table-cell office:value-type="float" office:value="0.329803" calcext:value-type="float">
            <text:p>0.329803</text:p>
          </table:table-cell>
          <table:table-cell office:value-type="float" office:value="0.110333" calcext:value-type="float">
            <text:p>0.110333</text:p>
          </table:table-cell>
          <table:table-cell office:value-type="float" office:value="0.293925" calcext:value-type="float">
            <text:p>0.29392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2:.I92])" office:value-type="percentage" office:value="0.778028714285714" calcext:value-type="percentage">
            <text:p>77.8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GONG.raw</text:p>
          </table:table-cell>
          <table:table-cell office:value-type="float" office:value="0.5149" calcext:value-type="float">
            <text:p>0.5149</text:p>
          </table:table-cell>
          <table:table-cell office:value-type="float" office:value="0.050646" calcext:value-type="float">
            <text:p>0.050646</text:p>
          </table:table-cell>
          <table:table-cell office:value-type="float" office:value="0.231918" calcext:value-type="float">
            <text:p>0.231918</text:p>
          </table:table-cell>
          <table:table-cell office:value-type="float" office:value="0.175441" calcext:value-type="float">
            <text:p>0.175441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149429" calcext:value-type="float">
            <text:p>0.149429</text:p>
          </table:table-cell>
          <table:table-cell office:value-type="float" office:value="0.510271" calcext:value-type="float">
            <text:p>0.51027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3:.I93])" office:value-type="percentage" office:value="0.725225" calcext:value-type="percentage">
            <text:p>72.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GUITAR.raw</text:p>
          </table:table-cell>
          <table:table-cell office:value-type="float" office:value="0.336133" calcext:value-type="float">
            <text:p>0.336133</text:p>
          </table:table-cell>
          <table:table-cell office:value-type="float" office:value="0.047768" calcext:value-type="float">
            <text:p>0.047768</text:p>
          </table:table-cell>
          <table:table-cell office:value-type="float" office:value="0.259198" calcext:value-type="float">
            <text:p>0.259198</text:p>
          </table:table-cell>
          <table:table-cell office:value-type="float" office:value="0.185369" calcext:value-type="float">
            <text:p>0.185369</text:p>
          </table:table-cell>
          <table:table-cell office:value-type="float" office:value="0.362093" calcext:value-type="float">
            <text:p>0.362093</text:p>
          </table:table-cell>
          <table:table-cell office:value-type="float" office:value="0.052468" calcext:value-type="float">
            <text:p>0.052468</text:p>
          </table:table-cell>
          <table:table-cell office:value-type="float" office:value="0.393242" calcext:value-type="float">
            <text:p>0.39324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4:.I94])" office:value-type="percentage" office:value="0.766247" calcext:value-type="percentage">
            <text:p>76.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NOISE.raw</text:p>
          </table:table-cell>
          <table:table-cell office:value-type="float" office:value="0.52545" calcext:value-type="float">
            <text:p>0.52545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0.287072" calcext:value-type="float">
            <text:p>0.287072</text:p>
          </table:table-cell>
          <table:table-cell office:value-type="float" office:value="0.342658" calcext:value-type="float">
            <text:p>0.342658</text:p>
          </table:table-cell>
          <table:table-cell office:value-type="float" office:value="0.304724" calcext:value-type="float">
            <text:p>0.304724</text:p>
          </table:table-cell>
          <table:table-cell office:value-type="float" office:value="0.047434" calcext:value-type="float">
            <text:p>0.047434</text:p>
          </table:table-cell>
          <table:table-cell office:value-type="float" office:value="0.500758" calcext:value-type="float">
            <text:p>0.5007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5:.I95])" office:value-type="percentage" office:value="0.695283142857143" calcext:value-type="percentage">
            <text:p>69.5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ORGAN.raw</text:p>
          </table:table-cell>
          <table:table-cell office:value-type="float" office:value="0.386329" calcext:value-type="float">
            <text:p>0.3863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0.322908" calcext:value-type="float">
            <text:p>0.322908</text:p>
          </table:table-cell>
          <table:table-cell office:value-type="float" office:value="0.178621" calcext:value-type="float">
            <text:p>0.178621</text:p>
          </table:table-cell>
          <table:table-cell office:value-type="float" office:value="0.543455" calcext:value-type="float">
            <text:p>0.543455</text:p>
          </table:table-cell>
          <table:table-cell office:value-type="float" office:value="0.169923" calcext:value-type="float">
            <text:p>0.169923</text:p>
          </table:table-cell>
          <table:table-cell office:value-type="float" office:value="0.481548" calcext:value-type="float">
            <text:p>0.4815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6:.I96])" office:value-type="percentage" office:value="0.694727142857143" calcext:value-type="percentage">
            <text:p>69.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PIANO.raw</text:p>
          </table:table-cell>
          <table:table-cell office:value-type="float" office:value="0.483295" calcext:value-type="float">
            <text:p>0.483295</text:p>
          </table:table-cell>
          <table:table-cell office:value-type="float" office:value="0.051519" calcext:value-type="float">
            <text:p>0.051519</text:p>
          </table:table-cell>
          <table:table-cell office:value-type="float" office:value="0.278989" calcext:value-type="float">
            <text:p>0.278989</text:p>
          </table:table-cell>
          <table:table-cell office:value-type="float" office:value="0.176309" calcext:value-type="float">
            <text:p>0.176309</text:p>
          </table:table-cell>
          <table:table-cell office:value-type="float" office:value="0.381301" calcext:value-type="float">
            <text:p>0.381301</text:p>
          </table:table-cell>
          <table:table-cell office:value-type="float" office:value="0.109247" calcext:value-type="float">
            <text:p>0.109247</text:p>
          </table:table-cell>
          <table:table-cell office:value-type="float" office:value="0.544439" calcext:value-type="float">
            <text:p>0.54443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7:.I97])" office:value-type="percentage" office:value="0.710700142857143" calcext:value-type="percentage">
            <text:p>71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AW.raw</text:p>
          </table:table-cell>
          <table:table-cell office:value-type="float" office:value="0.489011" calcext:value-type="float">
            <text:p>0.489011</text:p>
          </table:table-cell>
          <table:table-cell office:value-type="float" office:value="0.049852" calcext:value-type="float">
            <text:p>0.049852</text:p>
          </table:table-cell>
          <table:table-cell office:value-type="float" office:value="0.277342" calcext:value-type="float">
            <text:p>0.277342</text:p>
          </table:table-cell>
          <table:table-cell office:value-type="float" office:value="0.276947" calcext:value-type="float">
            <text:p>0.276947</text:p>
          </table:table-cell>
          <table:table-cell office:value-type="float" office:value="0.377533" calcext:value-type="float">
            <text:p>0.377533</text:p>
          </table:table-cell>
          <table:table-cell office:value-type="float" office:value="0.095925" calcext:value-type="float">
            <text:p>0.095925</text:p>
          </table:table-cell>
          <table:table-cell office:value-type="float" office:value="0.493222" calcext:value-type="float">
            <text:p>0.49322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8:.I98])" office:value-type="percentage" office:value="0.705738285714286" calcext:value-type="percentage">
            <text:p>70.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INE.raw</text:p>
          </table:table-cell>
          <table:table-cell office:value-type="float" office:value="0.525531" calcext:value-type="float">
            <text:p>0.525531</text:p>
          </table:table-cell>
          <table:table-cell office:value-type="float" office:value="0.048439" calcext:value-type="float">
            <text:p>0.048439</text:p>
          </table:table-cell>
          <table:table-cell office:value-type="float" office:value="0.355286" calcext:value-type="float">
            <text:p>0.355286</text:p>
          </table:table-cell>
          <table:table-cell office:value-type="float" office:value="0.308637" calcext:value-type="float">
            <text:p>0.308637</text:p>
          </table:table-cell>
          <table:table-cell office:value-type="float" office:value="0.439961" calcext:value-type="float">
            <text:p>0.439961</text:p>
          </table:table-cell>
          <table:table-cell office:value-type="float" office:value="0.074873" calcext:value-type="float">
            <text:p>0.074873</text:p>
          </table:table-cell>
          <table:table-cell office:value-type="float" office:value="0.501861" calcext:value-type="float">
            <text:p>0.50186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99:.I99])" office:value-type="percentage" office:value="0.677916" calcext:value-type="percentage">
            <text:p>67.7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QUARE.raw</text:p>
          </table:table-cell>
          <table:table-cell office:value-type="float" office:value="0.646065" calcext:value-type="float">
            <text:p>0.646065</text:p>
          </table:table-cell>
          <table:table-cell office:value-type="float" office:value="0.048821" calcext:value-type="float">
            <text:p>0.048821</text:p>
          </table:table-cell>
          <table:table-cell office:value-type="float" office:value="0.400554" calcext:value-type="float">
            <text:p>0.400554</text:p>
          </table:table-cell>
          <table:table-cell office:value-type="float" office:value="0.174721" calcext:value-type="float">
            <text:p>0.174721</text:p>
          </table:table-cell>
          <table:table-cell office:value-type="float" office:value="0.514395" calcext:value-type="float">
            <text:p>0.514395</text:p>
          </table:table-cell>
          <table:table-cell office:value-type="float" office:value="0.086534" calcext:value-type="float">
            <text:p>0.086534</text:p>
          </table:table-cell>
          <table:table-cell office:value-type="float" office:value="0.502941" calcext:value-type="float">
            <text:p>0.50294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0:.I100])" office:value-type="percentage" office:value="0.660852714285714" calcext:value-type="percentage">
            <text:p>66.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WEEP.raw</text:p>
          </table:table-cell>
          <table:table-cell office:value-type="float" office:value="0.274638" calcext:value-type="float">
            <text:p>0.274638</text:p>
          </table:table-cell>
          <table:table-cell office:value-type="float" office:value="0.050982" calcext:value-type="float">
            <text:p>0.050982</text:p>
          </table:table-cell>
          <table:table-cell office:value-type="float" office:value="0.271288" calcext:value-type="float">
            <text:p>0.271288</text:p>
          </table:table-cell>
          <table:table-cell office:value-type="float" office:value="0.173531" calcext:value-type="float">
            <text:p>0.173531</text:p>
          </table:table-cell>
          <table:table-cell office:value-type="float" office:value="0.409548" calcext:value-type="float">
            <text:p>0.409548</text:p>
          </table:table-cell>
          <table:table-cell office:value-type="float" office:value="0.031275" calcext:value-type="float">
            <text:p>0.031275</text:p>
          </table:table-cell>
          <table:table-cell office:value-type="float" office:value="0.193451" calcext:value-type="float">
            <text:p>0.1934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1:.I101])" office:value-type="percentage" office:value="0.799326714285714" calcext:value-type="percentage">
            <text:p>79.9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HEREMIN.raw</text:p>
          </table:table-cell>
          <table:table-cell office:value-type="float" office:value="0.529733" calcext:value-type="float">
            <text:p>0.529733</text:p>
          </table:table-cell>
          <table:table-cell office:value-type="float" office:value="0.048042" calcext:value-type="float">
            <text:p>0.048042</text:p>
          </table:table-cell>
          <table:table-cell office:value-type="float" office:value="0.26733" calcext:value-type="float">
            <text:p>0.26733</text:p>
          </table:table-cell>
          <table:table-cell office:value-type="float" office:value="0.215317" calcext:value-type="float">
            <text:p>0.215317</text:p>
          </table:table-cell>
          <table:table-cell office:value-type="float" office:value="0.388758" calcext:value-type="float">
            <text:p>0.388758</text:p>
          </table:table-cell>
          <table:table-cell office:value-type="float" office:value="0.110161" calcext:value-type="float">
            <text:p>0.110161</text:p>
          </table:table-cell>
          <table:table-cell office:value-type="float" office:value="0.69267" calcext:value-type="float">
            <text:p>0.692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2:.I102])" office:value-type="percentage" office:value="0.678284142857143" calcext:value-type="percentage">
            <text:p>67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rumpet 2.raw</text:p>
          </table:table-cell>
          <table:table-cell office:value-type="float" office:value="0.360463" calcext:value-type="float">
            <text:p>0.360463</text:p>
          </table:table-cell>
          <table:table-cell office:value-type="float" office:value="0.066537" calcext:value-type="float">
            <text:p>0.066537</text:p>
          </table:table-cell>
          <table:table-cell office:value-type="float" office:value="0.311798" calcext:value-type="float">
            <text:p>0.311798</text:p>
          </table:table-cell>
          <table:table-cell office:value-type="float" office:value="0.164651" calcext:value-type="float">
            <text:p>0.164651</text:p>
          </table:table-cell>
          <table:table-cell office:value-type="float" office:value="0.443945" calcext:value-type="float">
            <text:p>0.443945</text:p>
          </table:table-cell>
          <table:table-cell office:value-type="float" office:value="0.040821" calcext:value-type="float">
            <text:p>0.040821</text:p>
          </table:table-cell>
          <table:table-cell office:value-type="float" office:value="0.409651" calcext:value-type="float">
            <text:p>0.4096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3:.I103])" office:value-type="percentage" office:value="0.743162" calcext:value-type="percentage">
            <text:p>74.3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RUMPET.raw</text:p>
          </table:table-cell>
          <table:table-cell office:value-type="float" office:value="0.322857" calcext:value-type="float">
            <text:p>0.322857</text:p>
          </table:table-cell>
          <table:table-cell office:value-type="float" office:value="0.070217" calcext:value-type="float">
            <text:p>0.070217</text:p>
          </table:table-cell>
          <table:table-cell office:value-type="float" office:value="0.273959" calcext:value-type="float">
            <text:p>0.273959</text:p>
          </table:table-cell>
          <table:table-cell office:value-type="float" office:value="0.091443" calcext:value-type="float">
            <text:p>0.091443</text:p>
          </table:table-cell>
          <table:table-cell office:value-type="float" office:value="0.380357" calcext:value-type="float">
            <text:p>0.380357</text:p>
          </table:table-cell>
          <table:table-cell office:value-type="float" office:value="0.048194" calcext:value-type="float">
            <text:p>0.048194</text:p>
          </table:table-cell>
          <table:table-cell office:value-type="float" office:value="0.380722" calcext:value-type="float">
            <text:p>0.38072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4:.I104])" office:value-type="percentage" office:value="0.776035857142857" calcext:value-type="percentage">
            <text:p>77.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VIOLIN.raw</text:p>
          </table:table-cell>
          <table:table-cell office:value-type="float" office:value="0.292954" calcext:value-type="float">
            <text:p>0.292954</text:p>
          </table:table-cell>
          <table:table-cell office:value-type="float" office:value="0.062001" calcext:value-type="float">
            <text:p>0.062001</text:p>
          </table:table-cell>
          <table:table-cell office:value-type="float" office:value="0.373923" calcext:value-type="float">
            <text:p>0.373923</text:p>
          </table:table-cell>
          <table:table-cell office:value-type="float" office:value="0.331092" calcext:value-type="float">
            <text:p>0.331092</text:p>
          </table:table-cell>
          <table:table-cell office:value-type="float" office:value="0.54936" calcext:value-type="float">
            <text:p>0.54936</text:p>
          </table:table-cell>
          <table:table-cell office:value-type="float" office:value="0.024124" calcext:value-type="float">
            <text:p>0.024124</text:p>
          </table:table-cell>
          <table:table-cell office:value-type="float" office:value="0.342725" calcext:value-type="float">
            <text:p>0.34272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5:.I105])" office:value-type="percentage" office:value="0.717688714285714" calcext:value-type="percentage">
            <text:p>71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lence.raw</text:p>
          </table:table-cell>
          <table:table-cell office:value-type="float" office:value="0.637916" calcext:value-type="float">
            <text:p>0.637916</text:p>
          </table:table-cell>
          <table:table-cell office:value-type="float" office:value="0.048405" calcext:value-type="float">
            <text:p>0.048405</text:p>
          </table:table-cell>
          <table:table-cell office:value-type="float" office:value="0.396113" calcext:value-type="float">
            <text:p>0.396113</text:p>
          </table:table-cell>
          <table:table-cell office:value-type="float" office:value="0.317099" calcext:value-type="float">
            <text:p>0.317099</text:p>
          </table:table-cell>
          <table:table-cell office:value-type="float" office:value="0.497884" calcext:value-type="float">
            <text:p>0.497884</text:p>
          </table:table-cell>
          <table:table-cell office:value-type="float" office:value="0.39861" calcext:value-type="float">
            <text:p>0.39861</text:p>
          </table:table-cell>
          <table:table-cell office:value-type="float" office:value="0.057307" calcext:value-type="float">
            <text:p>0.0573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6:.I106])" office:value-type="percentage" office:value="0.663809428571429" calcext:value-type="percentage">
            <text:p>66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neC5.raw</text:p>
          </table:table-cell>
          <table:table-cell office:value-type="float" office:value="0.379291" calcext:value-type="float">
            <text:p>0.379291</text:p>
          </table:table-cell>
          <table:table-cell office:value-type="float" office:value="0.049401" calcext:value-type="float">
            <text:p>0.049401</text:p>
          </table:table-cell>
          <table:table-cell office:value-type="float" office:value="0.27739" calcext:value-type="float">
            <text:p>0.27739</text:p>
          </table:table-cell>
          <table:table-cell office:value-type="float" office:value="0.171245" calcext:value-type="float">
            <text:p>0.171245</text:p>
          </table:table-cell>
          <table:table-cell office:value-type="float" office:value="0.391453" calcext:value-type="float">
            <text:p>0.391453</text:p>
          </table:table-cell>
          <table:table-cell office:value-type="float" office:value="0.05238" calcext:value-type="float">
            <text:p>0.05238</text:p>
          </table:table-cell>
          <table:table-cell office:value-type="float" office:value="0.297733" calcext:value-type="float">
            <text:p>0.29773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7:.I107])" office:value-type="percentage" office:value="0.768729571428571" calcext:value-type="percentage">
            <text:p>76.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ne.raw</text:p>
          </table:table-cell>
          <table:table-cell office:value-type="float" office:value="0.388943" calcext:value-type="float">
            <text:p>0.388943</text:p>
          </table:table-cell>
          <table:table-cell office:value-type="float" office:value="0.049351" calcext:value-type="float">
            <text:p>0.049351</text:p>
          </table:table-cell>
          <table:table-cell office:value-type="float" office:value="0.280321" calcext:value-type="float">
            <text:p>0.280321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076898" calcext:value-type="float">
            <text:p>0.076898</text:p>
          </table:table-cell>
          <table:table-cell office:value-type="float" office:value="0.29612" calcext:value-type="float">
            <text:p>0.2961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8:.I108])" office:value-type="percentage" office:value="0.759327142857143" calcext:value-type="percentage">
            <text:p>75.9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B4.raw</text:p>
          </table:table-cell>
          <table:table-cell office:value-type="float" office:value="0.180067" calcext:value-type="float">
            <text:p>0.180067</text:p>
          </table:table-cell>
          <table:table-cell office:value-type="float" office:value="0.068335" calcext:value-type="float">
            <text:p>0.068335</text:p>
          </table:table-cell>
          <table:table-cell office:value-type="float" office:value="0.295411" calcext:value-type="float">
            <text:p>0.295411</text:p>
          </table:table-cell>
          <table:table-cell office:value-type="float" office:value="0.337195" calcext:value-type="float">
            <text:p>0.337195</text:p>
          </table:table-cell>
          <table:table-cell office:value-type="float" office:value="0.351319" calcext:value-type="float">
            <text:p>0.351319</text:p>
          </table:table-cell>
          <table:table-cell office:value-type="float" office:value="0.013078" calcext:value-type="float">
            <text:p>0.013078</text:p>
          </table:table-cell>
          <table:table-cell office:value-type="float" office:value="0.30676" calcext:value-type="float">
            <text:p>0.306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09:.I109])" office:value-type="percentage" office:value="0.778262142857143" calcext:value-type="percentage">
            <text:p>77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2.raw</text:p>
          </table:table-cell>
          <table:table-cell office:value-type="float" office:value="0.151691" calcext:value-type="float">
            <text:p>0.151691</text:p>
          </table:table-cell>
          <table:table-cell office:value-type="float" office:value="0.067513" calcext:value-type="float">
            <text:p>0.067513</text:p>
          </table:table-cell>
          <table:table-cell office:value-type="float" office:value="0.213388" calcext:value-type="float">
            <text:p>0.213388</text:p>
          </table:table-cell>
          <table:table-cell office:value-type="float" office:value="0.20185" calcext:value-type="float">
            <text:p>0.20185</text:p>
          </table:table-cell>
          <table:table-cell office:value-type="float" office:value="0.227459" calcext:value-type="float">
            <text:p>0.227459</text:p>
          </table:table-cell>
          <table:table-cell office:value-type="float" office:value="0.021828" calcext:value-type="float">
            <text:p>0.021828</text:p>
          </table:table-cell>
          <table:table-cell office:value-type="float" office:value="0.133785" calcext:value-type="float">
            <text:p>0.13378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0:.I110])" office:value-type="percentage" office:value="0.854640857142857" calcext:value-type="percentage">
            <text:p>85.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4Sharp.raw</text:p>
          </table:table-cell>
          <table:table-cell office:value-type="float" office:value="0.192516" calcext:value-type="float">
            <text:p>0.192516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256562" calcext:value-type="float">
            <text:p>0.256562</text:p>
          </table:table-cell>
          <table:table-cell office:value-type="float" office:value="0.219406" calcext:value-type="float">
            <text:p>0.219406</text:p>
          </table:table-cell>
          <table:table-cell office:value-type="float" office:value="0.258722" calcext:value-type="float">
            <text:p>0.258722</text:p>
          </table:table-cell>
          <table:table-cell office:value-type="float" office:value="0.014085" calcext:value-type="float">
            <text:p>0.014085</text:p>
          </table:table-cell>
          <table:table-cell office:value-type="float" office:value="0.338457" calcext:value-type="float">
            <text:p>0.33845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1:.I111])" office:value-type="percentage" office:value="0.807484571428571" calcext:value-type="percentage">
            <text:p>80.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5.raw</text:p>
          </table:table-cell>
          <table:table-cell office:value-type="float" office:value="0.202102" calcext:value-type="float">
            <text:p>0.202102</text:p>
          </table:table-cell>
          <table:table-cell office:value-type="float" office:value="0.077659" calcext:value-type="float">
            <text:p>0.077659</text:p>
          </table:table-cell>
          <table:table-cell office:value-type="float" office:value="0.336854" calcext:value-type="float">
            <text:p>0.336854</text:p>
          </table:table-cell>
          <table:table-cell office:value-type="float" office:value="0.214853" calcext:value-type="float">
            <text:p>0.214853</text:p>
          </table:table-cell>
          <table:table-cell office:value-type="float" office:value="0.604129" calcext:value-type="float">
            <text:p>0.604129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384313" calcext:value-type="float">
            <text:p>0.38431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2:.I112])" office:value-type="percentage" office:value="0.738424142857143" calcext:value-type="percentage">
            <text:p>73.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7.raw</text:p>
          </table:table-cell>
          <table:table-cell office:value-type="float" office:value="0.271549" calcext:value-type="float">
            <text:p>0.271549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470708" calcext:value-type="float">
            <text:p>0.470708</text:p>
          </table:table-cell>
          <table:table-cell office:value-type="float" office:value="0.383273" calcext:value-type="float">
            <text:p>0.383273</text:p>
          </table:table-cell>
          <table:table-cell office:value-type="float" office:value="0.781192" calcext:value-type="float">
            <text:p>0.781192</text:p>
          </table:table-cell>
          <table:table-cell office:value-type="float" office:value="0.010584" calcext:value-type="float">
            <text:p>0.010584</text:p>
          </table:table-cell>
          <table:table-cell office:value-type="float" office:value="0.205739" calcext:value-type="float">
            <text:p>0.20573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3:.I113])" office:value-type="percentage" office:value="0.688089285714286" calcext:value-type="percentage">
            <text:p>68.8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D4.raw</text:p>
          </table:table-cell>
          <table:table-cell office:value-type="float" office:value="0.189744" calcext:value-type="float">
            <text:p>0.189744</text:p>
          </table:table-cell>
          <table:table-cell office:value-type="float" office:value="0.065733" calcext:value-type="float">
            <text:p>0.065733</text:p>
          </table:table-cell>
          <table:table-cell office:value-type="float" office:value="0.346918" calcext:value-type="float">
            <text:p>0.346918</text:p>
          </table:table-cell>
          <table:table-cell office:value-type="float" office:value="0.306586" calcext:value-type="float">
            <text:p>0.306586</text:p>
          </table:table-cell>
          <table:table-cell office:value-type="float" office:value="0.454212" calcext:value-type="float">
            <text:p>0.454212</text:p>
          </table:table-cell>
          <table:table-cell office:value-type="float" office:value="0.013286" calcext:value-type="float">
            <text:p>0.013286</text:p>
          </table:table-cell>
          <table:table-cell office:value-type="float" office:value="0.345253" calcext:value-type="float">
            <text:p>0.34525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4:.I114])" office:value-type="percentage" office:value="0.754038285714286" calcext:value-type="percentage">
            <text:p>75.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.raw</text:p>
          </table:table-cell>
          <table:table-cell office:value-type="float" office:value="0.186074" calcext:value-type="float">
            <text:p>0.186074</text:p>
          </table:table-cell>
          <table:table-cell office:value-type="float" office:value="0.070737" calcext:value-type="float">
            <text:p>0.070737</text:p>
          </table:table-cell>
          <table:table-cell office:value-type="float" office:value="0.291301" calcext:value-type="float">
            <text:p>0.291301</text:p>
          </table:table-cell>
          <table:table-cell office:value-type="float" office:value="0.311514" calcext:value-type="float">
            <text:p>0.311514</text:p>
          </table:table-cell>
          <table:table-cell office:value-type="float" office:value="0.326877" calcext:value-type="float">
            <text:p>0.326877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0.326173" calcext:value-type="float">
            <text:p>0.32617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5:.I115])" office:value-type="percentage" office:value="0.781928142857143" calcext:value-type="percentage">
            <text:p>78.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DIST.GUITAR.raw</text:p>
          </table:table-cell>
          <table:table-cell office:value-type="float" office:value="0.62727" calcext:value-type="float">
            <text:p>0.62727</text:p>
          </table:table-cell>
          <table:table-cell office:value-type="float" office:value="0.060935" calcext:value-type="float">
            <text:p>0.060935</text:p>
          </table:table-cell>
          <table:table-cell office:value-type="float" office:value="0.204955" calcext:value-type="float">
            <text:p>0.204955</text:p>
          </table:table-cell>
          <table:table-cell office:value-type="float" office:value="0.249491" calcext:value-type="float">
            <text:p>0.249491</text:p>
          </table:table-cell>
          <table:table-cell office:value-type="float" office:value="0.260907" calcext:value-type="float">
            <text:p>0.260907</text:p>
          </table:table-cell>
          <table:table-cell office:value-type="float" office:value="0.265375" calcext:value-type="float">
            <text:p>0.265375</text:p>
          </table:table-cell>
          <table:table-cell office:value-type="float" office:value="0.280744" calcext:value-type="float">
            <text:p>0.2807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6:.I116])" office:value-type="percentage" office:value="0.721474714285714" calcext:value-type="percentage">
            <text:p>72.1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ECHO.raw</text:p>
          </table:table-cell>
          <table:table-cell office:value-type="float" office:value="0.615374" calcext:value-type="float">
            <text:p>0.615374</text:p>
          </table:table-cell>
          <table:table-cell office:value-type="float" office:value="0.035798" calcext:value-type="float">
            <text:p>0.035798</text:p>
          </table:table-cell>
          <table:table-cell office:value-type="float" office:value="0.15211" calcext:value-type="float">
            <text:p>0.15211</text:p>
          </table:table-cell>
          <table:table-cell office:value-type="float" office:value="0.20065" calcext:value-type="float">
            <text:p>0.20065</text:p>
          </table:table-cell>
          <table:table-cell office:value-type="float" office:value="0.194938" calcext:value-type="float">
            <text:p>0.194938</text:p>
          </table:table-cell>
          <table:table-cell office:value-type="float" office:value="0.270827" calcext:value-type="float">
            <text:p>0.270827</text:p>
          </table:table-cell>
          <table:table-cell office:value-type="float" office:value="0.441935" calcext:value-type="float">
            <text:p>0.44193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7:.I117])" office:value-type="percentage" office:value="0.726909714285714" calcext:value-type="percentage">
            <text:p>72.6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E.PIANO.raw</text:p>
          </table:table-cell>
          <table:table-cell office:value-type="float" office:value="0.635368" calcext:value-type="float">
            <text:p>0.635368</text:p>
          </table:table-cell>
          <table:table-cell office:value-type="float" office:value="0.038526" calcext:value-type="float">
            <text:p>0.038526</text:p>
          </table:table-cell>
          <table:table-cell office:value-type="float" office:value="0.134278" calcext:value-type="float">
            <text:p>0.134278</text:p>
          </table:table-cell>
          <table:table-cell office:value-type="float" office:value="0.171497" calcext:value-type="float">
            <text:p>0.171497</text:p>
          </table:table-cell>
          <table:table-cell office:value-type="float" office:value="0.161335" calcext:value-type="float">
            <text:p>0.161335</text:p>
          </table:table-cell>
          <table:table-cell office:value-type="float" office:value="0.287444" calcext:value-type="float">
            <text:p>0.287444</text:p>
          </table:table-cell>
          <table:table-cell office:value-type="float" office:value="0.387767" calcext:value-type="float">
            <text:p>0.3877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8:.I118])" office:value-type="percentage" office:value="0.740540714285714" calcext:value-type="percentage">
            <text:p>74.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GONG.raw</text:p>
          </table:table-cell>
          <table:table-cell office:value-type="float" office:value="0.742886" calcext:value-type="float">
            <text:p>0.742886</text:p>
          </table:table-cell>
          <table:table-cell office:value-type="float" office:value="0.035839" calcext:value-type="float">
            <text:p>0.035839</text:p>
          </table:table-cell>
          <table:table-cell office:value-type="float" office:value="0.132825" calcext:value-type="float">
            <text:p>0.132825</text:p>
          </table:table-cell>
          <table:table-cell office:value-type="float" office:value="0.276625" calcext:value-type="float">
            <text:p>0.276625</text:p>
          </table:table-cell>
          <table:table-cell office:value-type="float" office:value="0.156696" calcext:value-type="float">
            <text:p>0.156696</text:p>
          </table:table-cell>
          <table:table-cell office:value-type="float" office:value="0.307162" calcext:value-type="float">
            <text:p>0.307162</text:p>
          </table:table-cell>
          <table:table-cell office:value-type="float" office:value="0.259628" calcext:value-type="float">
            <text:p>0.25962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19:.I119])" office:value-type="percentage" office:value="0.726905571428572" calcext:value-type="percentage">
            <text:p>72.6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GUITAR.raw</text:p>
          </table:table-cell>
          <table:table-cell office:value-type="float" office:value="0.625127" calcext:value-type="float">
            <text:p>0.625127</text:p>
          </table:table-cell>
          <table:table-cell office:value-type="float" office:value="0.030992" calcext:value-type="float">
            <text:p>0.030992</text:p>
          </table:table-cell>
          <table:table-cell office:value-type="float" office:value="0.172941" calcext:value-type="float">
            <text:p>0.172941</text:p>
          </table:table-cell>
          <table:table-cell office:value-type="float" office:value="0.342372" calcext:value-type="float">
            <text:p>0.342372</text:p>
          </table:table-cell>
          <table:table-cell office:value-type="float" office:value="0.251529" calcext:value-type="float">
            <text:p>0.251529</text:p>
          </table:table-cell>
          <table:table-cell office:value-type="float" office:value="0.270875" calcext:value-type="float">
            <text:p>0.270875</text:p>
          </table:table-cell>
          <table:table-cell office:value-type="float" office:value="0.317667" calcext:value-type="float">
            <text:p>0.3176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0:.I120])" office:value-type="percentage" office:value="0.712642428571429" calcext:value-type="percentage">
            <text:p>71.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NOISE.raw</text:p>
          </table:table-cell>
          <table:table-cell office:value-type="float" office:value="0.740538" calcext:value-type="float">
            <text:p>0.740538</text:p>
          </table:table-cell>
          <table:table-cell office:value-type="float" office:value="0.119198" calcext:value-type="float">
            <text:p>0.119198</text:p>
          </table:table-cell>
          <table:table-cell office:value-type="float" office:value="0.378165" calcext:value-type="float">
            <text:p>0.378165</text:p>
          </table:table-cell>
          <table:table-cell office:value-type="float" office:value="0.091715" calcext:value-type="float">
            <text:p>0.091715</text:p>
          </table:table-cell>
          <table:table-cell office:value-type="float" office:value="0.70167" calcext:value-type="float">
            <text:p>0.70167</text:p>
          </table:table-cell>
          <table:table-cell office:value-type="float" office:value="0.26593" calcext:value-type="float">
            <text:p>0.26593</text:p>
          </table:table-cell>
          <table:table-cell office:value-type="float" office:value="0.287523" calcext:value-type="float">
            <text:p>0.28752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1:.I121])" office:value-type="percentage" office:value="0.630751571428571" calcext:value-type="percentage">
            <text:p>63.0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ORGAN.raw</text:p>
          </table:table-cell>
          <table:table-cell office:value-type="float" office:value="0.65284" calcext:value-type="float">
            <text:p>0.65284</text:p>
          </table:table-cell>
          <table:table-cell office:value-type="float" office:value="0.040291" calcext:value-type="float">
            <text:p>0.040291</text:p>
          </table:table-cell>
          <table:table-cell office:value-type="float" office:value="0.198101" calcext:value-type="float">
            <text:p>0.198101</text:p>
          </table:table-cell>
          <table:table-cell office:value-type="float" office:value="0.355968" calcext:value-type="float">
            <text:p>0.355968</text:p>
          </table:table-cell>
          <table:table-cell office:value-type="float" office:value="0.299304" calcext:value-type="float">
            <text:p>0.299304</text:p>
          </table:table-cell>
          <table:table-cell office:value-type="float" office:value="0.299753" calcext:value-type="float">
            <text:p>0.299753</text:p>
          </table:table-cell>
          <table:table-cell office:value-type="float" office:value="0.219084" calcext:value-type="float">
            <text:p>0.21908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2:.I122])" office:value-type="percentage" office:value="0.704951285714286" calcext:value-type="percentage">
            <text:p>70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PIANO.raw</text:p>
          </table:table-cell>
          <table:table-cell office:value-type="float" office:value="0.716218" calcext:value-type="float">
            <text:p>0.716218</text:p>
          </table:table-cell>
          <table:table-cell office:value-type="float" office:value="0.036843" calcext:value-type="float">
            <text:p>0.036843</text:p>
          </table:table-cell>
          <table:table-cell office:value-type="float" office:value="0.150672" calcext:value-type="float">
            <text:p>0.150672</text:p>
          </table:table-cell>
          <table:table-cell office:value-type="float" office:value="0.143424" calcext:value-type="float">
            <text:p>0.143424</text:p>
          </table:table-cell>
          <table:table-cell office:value-type="float" office:value="0.159727" calcext:value-type="float">
            <text:p>0.159727</text:p>
          </table:table-cell>
          <table:table-cell office:value-type="float" office:value="0.282234" calcext:value-type="float">
            <text:p>0.282234</text:p>
          </table:table-cell>
          <table:table-cell office:value-type="float" office:value="0.236351" calcext:value-type="float">
            <text:p>0.2363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3:.I123])" office:value-type="percentage" office:value="0.753504428571429" calcext:value-type="percentage">
            <text:p>75.3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AW.raw</text:p>
          </table:table-cell>
          <table:table-cell office:value-type="float" office:value="0.71805" calcext:value-type="float">
            <text:p>0.71805</text:p>
          </table:table-cell>
          <table:table-cell office:value-type="float" office:value="0.03434" calcext:value-type="float">
            <text:p>0.03434</text:p>
          </table:table-cell>
          <table:table-cell office:value-type="float" office:value="0.203835" calcext:value-type="float">
            <text:p>0.203835</text:p>
          </table:table-cell>
          <table:table-cell office:value-type="float" office:value="0.476674" calcext:value-type="float">
            <text:p>0.476674</text:p>
          </table:table-cell>
          <table:table-cell office:value-type="float" office:value="0.295304" calcext:value-type="float">
            <text:p>0.295304</text:p>
          </table:table-cell>
          <table:table-cell office:value-type="float" office:value="0.283655" calcext:value-type="float">
            <text:p>0.283655</text:p>
          </table:table-cell>
          <table:table-cell office:value-type="float" office:value="0.286466" calcext:value-type="float">
            <text:p>0.28646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4:.I124])" office:value-type="percentage" office:value="0.671668" calcext:value-type="percentage">
            <text:p>67.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INE.raw</text:p>
          </table:table-cell>
          <table:table-cell office:value-type="float" office:value="0.744414" calcext:value-type="float">
            <text:p>0.744414</text:p>
          </table:table-cell>
          <table:table-cell office:value-type="float" office:value="0.032308" calcext:value-type="float">
            <text:p>0.032308</text:p>
          </table:table-cell>
          <table:table-cell office:value-type="float" office:value="0.322638" calcext:value-type="float">
            <text:p>0.322638</text:p>
          </table:table-cell>
          <table:table-cell office:value-type="float" office:value="0.477574" calcext:value-type="float">
            <text:p>0.477574</text:p>
          </table:table-cell>
          <table:table-cell office:value-type="float" office:value="0.45832" calcext:value-type="float">
            <text:p>0.45832</text:p>
          </table:table-cell>
          <table:table-cell office:value-type="float" office:value="0.273537" calcext:value-type="float">
            <text:p>0.273537</text:p>
          </table:table-cell>
          <table:table-cell office:value-type="float" office:value="0.286834" calcext:value-type="float">
            <text:p>0.28683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5:.I125])" office:value-type="percentage" office:value="0.629196428571429" calcext:value-type="percentage">
            <text:p>62.9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QUARE.raw</text:p>
          </table:table-cell>
          <table:table-cell office:value-type="float" office:value="0.833581" calcext:value-type="float">
            <text:p>0.833581</text:p>
          </table:table-cell>
          <table:table-cell office:value-type="float" office:value="0.032878" calcext:value-type="float">
            <text:p>0.032878</text:p>
          </table:table-cell>
          <table:table-cell office:value-type="float" office:value="0.323553" calcext:value-type="float">
            <text:p>0.323553</text:p>
          </table:table-cell>
          <table:table-cell office:value-type="float" office:value="0.315722" calcext:value-type="float">
            <text:p>0.315722</text:p>
          </table:table-cell>
          <table:table-cell office:value-type="float" office:value="0.405628" calcext:value-type="float">
            <text:p>0.405628</text:p>
          </table:table-cell>
          <table:table-cell office:value-type="float" office:value="0.277166" calcext:value-type="float">
            <text:p>0.277166</text:p>
          </table:table-cell>
          <table:table-cell office:value-type="float" office:value="0.286811" calcext:value-type="float">
            <text:p>0.28681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6:.I126])" office:value-type="percentage" office:value="0.646380142857143" calcext:value-type="percentage">
            <text:p>64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WEEP.raw</text:p>
          </table:table-cell>
          <table:table-cell office:value-type="float" office:value="0.598007" calcext:value-type="float">
            <text:p>0.598007</text:p>
          </table:table-cell>
          <table:table-cell office:value-type="float" office:value="0.036266" calcext:value-type="float">
            <text:p>0.036266</text:p>
          </table:table-cell>
          <table:table-cell office:value-type="float" office:value="0.175902" calcext:value-type="float">
            <text:p>0.175902</text:p>
          </table:table-cell>
          <table:table-cell office:value-type="float" office:value="0.297737" calcext:value-type="float">
            <text:p>0.297737</text:p>
          </table:table-cell>
          <table:table-cell office:value-type="float" office:value="0.268603" calcext:value-type="float">
            <text:p>0.268603</text:p>
          </table:table-cell>
          <table:table-cell office:value-type="float" office:value="0.270333" calcext:value-type="float">
            <text:p>0.270333</text:p>
          </table:table-cell>
          <table:table-cell office:value-type="float" office:value="0.416659" calcext:value-type="float">
            <text:p>0.41665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7:.I127])" office:value-type="percentage" office:value="0.705213285714286" calcext:value-type="percentage">
            <text:p>70.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HEREMIN.raw</text:p>
          </table:table-cell>
          <table:table-cell office:value-type="float" office:value="0.746835" calcext:value-type="float">
            <text:p>0.746835</text:p>
          </table:table-cell>
          <table:table-cell office:value-type="float" office:value="0.031706" calcext:value-type="float">
            <text:p>0.031706</text:p>
          </table:table-cell>
          <table:table-cell office:value-type="float" office:value="0.172051" calcext:value-type="float">
            <text:p>0.172051</text:p>
          </table:table-cell>
          <table:table-cell office:value-type="float" office:value="0.348839" calcext:value-type="float">
            <text:p>0.348839</text:p>
          </table:table-cell>
          <table:table-cell office:value-type="float" office:value="0.249724" calcext:value-type="float">
            <text:p>0.249724</text:p>
          </table:table-cell>
          <table:table-cell office:value-type="float" office:value="0.282384" calcext:value-type="float">
            <text:p>0.282384</text:p>
          </table:table-cell>
          <table:table-cell office:value-type="float" office:value="0.21767" calcext:value-type="float">
            <text:p>0.217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8:.I128])" office:value-type="percentage" office:value="0.707255857142857" calcext:value-type="percentage">
            <text:p>70.7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rumpet 2.raw</text:p>
          </table:table-cell>
          <table:table-cell office:value-type="float" office:value="0.639175" calcext:value-type="float">
            <text:p>0.639175</text:p>
          </table:table-cell>
          <table:table-cell office:value-type="float" office:value="0.055861" calcext:value-type="float">
            <text:p>0.055861</text:p>
          </table:table-cell>
          <table:table-cell office:value-type="float" office:value="0.203432" calcext:value-type="float">
            <text:p>0.203432</text:p>
          </table:table-cell>
          <table:table-cell office:value-type="float" office:value="0.379465" calcext:value-type="float">
            <text:p>0.379465</text:p>
          </table:table-cell>
          <table:table-cell office:value-type="float" office:value="0.258963" calcext:value-type="float">
            <text:p>0.258963</text:p>
          </table:table-cell>
          <table:table-cell office:value-type="float" office:value="0.266338" calcext:value-type="float">
            <text:p>0.266338</text:p>
          </table:table-cell>
          <table:table-cell office:value-type="float" office:value="0.324357" calcext:value-type="float">
            <text:p>0.32435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29:.I129])" office:value-type="percentage" office:value="0.696058428571429" calcext:value-type="percentage">
            <text:p>69.6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RUMPET.raw</text:p>
          </table:table-cell>
          <table:table-cell office:value-type="float" office:value="0.620165" calcext:value-type="float">
            <text:p>0.620165</text:p>
          </table:table-cell>
          <table:table-cell office:value-type="float" office:value="0.060339" calcext:value-type="float">
            <text:p>0.060339</text:p>
          </table:table-cell>
          <table:table-cell office:value-type="float" office:value="0.191163" calcext:value-type="float">
            <text:p>0.191163</text:p>
          </table:table-cell>
          <table:table-cell office:value-type="float" office:value="0.298187" calcext:value-type="float">
            <text:p>0.298187</text:p>
          </table:table-cell>
          <table:table-cell office:value-type="float" office:value="0.274033" calcext:value-type="float">
            <text:p>0.274033</text:p>
          </table:table-cell>
          <table:table-cell office:value-type="float" office:value="0.267819" calcext:value-type="float">
            <text:p>0.267819</text:p>
          </table:table-cell>
          <table:table-cell office:value-type="float" office:value="0.308709" calcext:value-type="float">
            <text:p>0.30870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0:.I130])" office:value-type="percentage" office:value="0.711369285714286" calcext:value-type="percentage">
            <text:p>71.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VIOLIN.raw</text:p>
          </table:table-cell>
          <table:table-cell office:value-type="float" office:value="0.605832" calcext:value-type="float">
            <text:p>0.605832</text:p>
          </table:table-cell>
          <table:table-cell office:value-type="float" office:value="0.050599" calcext:value-type="float">
            <text:p>0.050599</text:p>
          </table:table-cell>
          <table:table-cell office:value-type="float" office:value="0.296371" calcext:value-type="float">
            <text:p>0.296371</text:p>
          </table:table-cell>
          <table:table-cell office:value-type="float" office:value="0.309231" calcext:value-type="float">
            <text:p>0.309231</text:p>
          </table:table-cell>
          <table:table-cell office:value-type="float" office:value="0.452234" calcext:value-type="float">
            <text:p>0.452234</text:p>
          </table:table-cell>
          <table:table-cell office:value-type="float" office:value="0.261845" calcext:value-type="float">
            <text:p>0.261845</text:p>
          </table:table-cell>
          <table:table-cell office:value-type="float" office:value="0.312401" calcext:value-type="float">
            <text:p>0.31240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1:.I131])" office:value-type="percentage" office:value="0.673069571428572" calcext:value-type="percentage">
            <text:p>67.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lence.raw</text:p>
          </table:table-cell>
          <table:table-cell office:value-type="float" office:value="0.828302" calcext:value-type="float">
            <text:p>0.828302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364171" calcext:value-type="float">
            <text:p>0.364171</text:p>
          </table:table-cell>
          <table:table-cell office:value-type="float" office:value="0.233067" calcext:value-type="float">
            <text:p>0.233067</text:p>
          </table:table-cell>
          <table:table-cell office:value-type="float" office:value="0.526391" calcext:value-type="float">
            <text:p>0.526391</text:p>
          </table:table-cell>
          <table:table-cell office:value-type="float" office:value="0.435849" calcext:value-type="float">
            <text:p>0.435849</text:p>
          </table:table-cell>
          <table:table-cell office:value-type="float" office:value="0.536765" calcext:value-type="float">
            <text:p>0.53676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2:.I132])" office:value-type="percentage" office:value="0.577609285714286" calcext:value-type="percentage">
            <text:p>57.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neC5.raw</text:p>
          </table:table-cell>
          <table:table-cell office:value-type="float" office:value="0.651482" calcext:value-type="float">
            <text:p>0.651482</text:p>
          </table:table-cell>
          <table:table-cell office:value-type="float" office:value="0.033842" calcext:value-type="float">
            <text:p>0.033842</text:p>
          </table:table-cell>
          <table:table-cell office:value-type="float" office:value="0.205266" calcext:value-type="float">
            <text:p>0.205266</text:p>
          </table:table-cell>
          <table:table-cell office:value-type="float" office:value="0.282803" calcext:value-type="float">
            <text:p>0.282803</text:p>
          </table:table-cell>
          <table:table-cell office:value-type="float" office:value="0.317253" calcext:value-type="float">
            <text:p>0.317253</text:p>
          </table:table-cell>
          <table:table-cell office:value-type="float" office:value="0.271855" calcext:value-type="float">
            <text:p>0.271855</text:p>
          </table:table-cell>
          <table:table-cell office:value-type="float" office:value="0.391391" calcext:value-type="float">
            <text:p>0.39139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3:.I133])" office:value-type="percentage" office:value="0.692301142857143" calcext:value-type="percentage">
            <text:p>69.2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ne.raw</text:p>
          </table:table-cell>
          <table:table-cell office:value-type="float" office:value="0.656568" calcext:value-type="float">
            <text:p>0.656568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205132" calcext:value-type="float">
            <text:p>0.205132</text:p>
          </table:table-cell>
          <table:table-cell office:value-type="float" office:value="0.356558" calcext:value-type="float">
            <text:p>0.356558</text:p>
          </table:table-cell>
          <table:table-cell office:value-type="float" office:value="0.326936" calcext:value-type="float">
            <text:p>0.326936</text:p>
          </table:table-cell>
          <table:table-cell office:value-type="float" office:value="0.276446" calcext:value-type="float">
            <text:p>0.276446</text:p>
          </table:table-cell>
          <table:table-cell office:value-type="float" office:value="0.391756" calcext:value-type="float">
            <text:p>0.39175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4:.I134])" office:value-type="percentage" office:value="0.678983428571429" calcext:value-type="percentage">
            <text:p>67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B4.raw</text:p>
          </table:table-cell>
          <table:table-cell office:value-type="float" office:value="0.558108" calcext:value-type="float">
            <text:p>0.558108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0.199065" calcext:value-type="float">
            <text:p>0.199065</text:p>
          </table:table-cell>
          <table:table-cell office:value-type="float" office:value="0.432615" calcext:value-type="float">
            <text:p>0.432615</text:p>
          </table:table-cell>
          <table:table-cell office:value-type="float" office:value="0.196345" calcext:value-type="float">
            <text:p>0.196345</text:p>
          </table:table-cell>
          <table:table-cell office:value-type="float" office:value="0.263659" calcext:value-type="float">
            <text:p>0.263659</text:p>
          </table:table-cell>
          <table:table-cell office:value-type="float" office:value="0.351804" calcext:value-type="float">
            <text:p>0.3518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5:.I135])" office:value-type="percentage" office:value="0.705750571428571" calcext:value-type="percentage">
            <text:p>70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2.raw</text:p>
          </table:table-cell>
          <table:table-cell office:value-type="float" office:value="0.546759" calcext:value-type="float">
            <text:p>0.546759</text:p>
          </table:table-cell>
          <table:table-cell office:value-type="float" office:value="0.056484" calcext:value-type="float">
            <text:p>0.056484</text:p>
          </table:table-cell>
          <table:table-cell office:value-type="float" office:value="0.114937" calcext:value-type="float">
            <text:p>0.114937</text:p>
          </table:table-cell>
          <table:table-cell office:value-type="float" office:value="0.195583" calcext:value-type="float">
            <text:p>0.195583</text:p>
          </table:table-cell>
          <table:table-cell office:value-type="float" office:value="0.105487" calcext:value-type="float">
            <text:p>0.105487</text:p>
          </table:table-cell>
          <table:table-cell office:value-type="float" office:value="0.263998" calcext:value-type="float">
            <text:p>0.263998</text:p>
          </table:table-cell>
          <table:table-cell office:value-type="float" office:value="0.459341" calcext:value-type="float">
            <text:p>0.45934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6:.I136])" office:value-type="percentage" office:value="0.751058714285714" calcext:value-type="percentage">
            <text:p>75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4Sharp.raw</text:p>
          </table:table-cell>
          <table:table-cell office:value-type="float" office:value="0.561878" calcext:value-type="float">
            <text:p>0.561878</text:p>
          </table:table-cell>
          <table:table-cell office:value-type="float" office:value="0.057722" calcext:value-type="float">
            <text:p>0.057722</text:p>
          </table:table-cell>
          <table:table-cell office:value-type="float" office:value="0.246197" calcext:value-type="float">
            <text:p>0.246197</text:p>
          </table:table-cell>
          <table:table-cell office:value-type="float" office:value="0.364975" calcext:value-type="float">
            <text:p>0.364975</text:p>
          </table:table-cell>
          <table:table-cell office:value-type="float" office:value="0.302574" calcext:value-type="float">
            <text:p>0.302574</text:p>
          </table:table-cell>
          <table:table-cell office:value-type="float" office:value="0.263111" calcext:value-type="float">
            <text:p>0.263111</text:p>
          </table:table-cell>
          <table:table-cell office:value-type="float" office:value="0.355824" calcext:value-type="float">
            <text:p>0.35582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7:.I137])" office:value-type="percentage" office:value="0.692531285714286" calcext:value-type="percentage">
            <text:p>69.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5.raw</text:p>
          </table:table-cell>
          <table:table-cell office:value-type="float" office:value="0.565156" calcext:value-type="float">
            <text:p>0.565156</text:p>
          </table:table-cell>
          <table:table-cell office:value-type="float" office:value="0.068865" calcext:value-type="float">
            <text:p>0.068865</text:p>
          </table:table-cell>
          <table:table-cell office:value-type="float" office:value="0.247751" calcext:value-type="float">
            <text:p>0.247751</text:p>
          </table:table-cell>
          <table:table-cell office:value-type="float" office:value="0.165401" calcext:value-type="float">
            <text:p>0.165401</text:p>
          </table:table-cell>
          <table:table-cell office:value-type="float" office:value="0.479262" calcext:value-type="float">
            <text:p>0.479262</text:p>
          </table:table-cell>
          <table:table-cell office:value-type="float" office:value="0.263322" calcext:value-type="float">
            <text:p>0.263322</text:p>
          </table:table-cell>
          <table:table-cell office:value-type="float" office:value="0.313911" calcext:value-type="float">
            <text:p>0.31391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8:.I138])" office:value-type="percentage" office:value="0.699476" calcext:value-type="percentage">
            <text:p>69.9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7.raw</text:p>
          </table:table-cell>
          <table:table-cell office:value-type="float" office:value="0.593755" calcext:value-type="float">
            <text:p>0.593755</text:p>
          </table:table-cell>
          <table:table-cell office:value-type="float" office:value="0.048339" calcext:value-type="float">
            <text:p>0.048339</text:p>
          </table:table-cell>
          <table:table-cell office:value-type="float" office:value="0.396612" calcext:value-type="float">
            <text:p>0.396612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727673" calcext:value-type="float">
            <text:p>0.727673</text:p>
          </table:table-cell>
          <table:table-cell office:value-type="float" office:value="0.26301" calcext:value-type="float">
            <text:p>0.26301</text:p>
          </table:table-cell>
          <table:table-cell office:value-type="float" office:value="0.384719" calcext:value-type="float">
            <text:p>0.38471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39:.I139])" office:value-type="percentage" office:value="0.627349714285714" calcext:value-type="percentage">
            <text:p>62.7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D4.raw</text:p>
          </table:table-cell>
          <table:table-cell office:value-type="float" office:value="0.561601" calcext:value-type="float">
            <text:p>0.561601</text:p>
          </table:table-cell>
          <table:table-cell office:value-type="float" office:value="0.054863" calcext:value-type="float">
            <text:p>0.054863</text:p>
          </table:table-cell>
          <table:table-cell office:value-type="float" office:value="0.279697" calcext:value-type="float">
            <text:p>0.279697</text:p>
          </table:table-cell>
          <table:table-cell office:value-type="float" office:value="0.497868" calcext:value-type="float">
            <text:p>0.497868</text:p>
          </table:table-cell>
          <table:table-cell office:value-type="float" office:value="0.375586" calcext:value-type="float">
            <text:p>0.375586</text:p>
          </table:table-cell>
          <table:table-cell office:value-type="float" office:value="0.263467" calcext:value-type="float">
            <text:p>0.263467</text:p>
          </table:table-cell>
          <table:table-cell office:value-type="float" office:value="0.353775" calcext:value-type="float">
            <text:p>0.35377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0:.I140])" office:value-type="percentage" office:value="0.659020428571429" calcext:value-type="percentage">
            <text:p>65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.raw</text:p>
          </table:table-cell>
          <table:table-cell office:value-type="float" office:value="0.559575" calcext:value-type="float">
            <text:p>0.559575</text:p>
          </table:table-cell>
          <table:table-cell office:value-type="float" office:value="0.060703" calcext:value-type="float">
            <text:p>0.060703</text:p>
          </table:table-cell>
          <table:table-cell office:value-type="float" office:value="0.273266" calcext:value-type="float">
            <text:p>0.273266</text:p>
          </table:table-cell>
          <table:table-cell office:value-type="float" office:value="0.155999" calcext:value-type="float">
            <text:p>0.155999</text:p>
          </table:table-cell>
          <table:table-cell office:value-type="float" office:value="0.368514" calcext:value-type="float">
            <text:p>0.368514</text:p>
          </table:table-cell>
          <table:table-cell office:value-type="float" office:value="0.263671" calcext:value-type="float">
            <text:p>0.263671</text:p>
          </table:table-cell>
          <table:table-cell office:value-type="float" office:value="0.36269" calcext:value-type="float">
            <text:p>0.3626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1:.I141])" office:value-type="percentage" office:value="0.707940285714286" calcext:value-type="percentage">
            <text:p>70.7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ECHO.raw</text:p>
          </table:table-cell>
          <table:table-cell office:value-type="float" office:value="0.425975" calcext:value-type="float">
            <text:p>0.425975</text:p>
          </table:table-cell>
          <table:table-cell office:value-type="float" office:value="0.059446" calcext:value-type="float">
            <text:p>0.059446</text:p>
          </table:table-cell>
          <table:table-cell office:value-type="float" office:value="0.169311" calcext:value-type="float">
            <text:p>0.169311</text:p>
          </table:table-cell>
          <table:table-cell office:value-type="float" office:value="0.251968" calcext:value-type="float">
            <text:p>0.251968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43297" calcext:value-type="float">
            <text:p>0.043297</text:p>
          </table:table-cell>
          <table:table-cell office:value-type="float" office:value="0.362063" calcext:value-type="float">
            <text:p>0.36206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2:.I142])" office:value-type="percentage" office:value="0.78672" calcext:value-type="percentage">
            <text:p>78.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E.PIANO.raw</text:p>
          </table:table-cell>
          <table:table-cell office:value-type="float" office:value="0.456509" calcext:value-type="float">
            <text:p>0.456509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188699" calcext:value-type="float">
            <text:p>0.188699</text:p>
          </table:table-cell>
          <table:table-cell office:value-type="float" office:value="0.258996" calcext:value-type="float">
            <text:p>0.258996</text:p>
          </table:table-cell>
          <table:table-cell office:value-type="float" office:value="0.239141" calcext:value-type="float">
            <text:p>0.239141</text:p>
          </table:table-cell>
          <table:table-cell office:value-type="float" office:value="0.113322" calcext:value-type="float">
            <text:p>0.113322</text:p>
          </table:table-cell>
          <table:table-cell office:value-type="float" office:value="0.242372" calcext:value-type="float">
            <text:p>0.24237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3:.I143])" office:value-type="percentage" office:value="0.777070142857143" calcext:value-type="percentage">
            <text:p>77.7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GONG.raw</text:p>
          </table:table-cell>
          <table:table-cell office:value-type="float" office:value="0.571014" calcext:value-type="float">
            <text:p>0.571014</text:p>
          </table:table-cell>
          <table:table-cell office:value-type="float" office:value="0.058781" calcext:value-type="float">
            <text:p>0.058781</text:p>
          </table:table-cell>
          <table:table-cell office:value-type="float" office:value="0.24145" calcext:value-type="float">
            <text:p>0.24145</text:p>
          </table:table-cell>
          <table:table-cell office:value-type="float" office:value="0.258622" calcext:value-type="float">
            <text:p>0.258622</text:p>
          </table:table-cell>
          <table:table-cell office:value-type="float" office:value="0.411508" calcext:value-type="float">
            <text:p>0.411508</text:p>
          </table:table-cell>
          <table:table-cell office:value-type="float" office:value="0.144502" calcext:value-type="float">
            <text:p>0.144502</text:p>
          </table:table-cell>
          <table:table-cell office:value-type="float" office:value="0.080032" calcext:value-type="float">
            <text:p>0.0800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4:.I144])" office:value-type="percentage" office:value="0.747727285714286" calcext:value-type="percentage">
            <text:p>74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GUITAR.raw</text:p>
          </table:table-cell>
          <table:table-cell office:value-type="float" office:value="0.442116" calcext:value-type="float">
            <text:p>0.442116</text:p>
          </table:table-cell>
          <table:table-cell office:value-type="float" office:value="0.057669" calcext:value-type="float">
            <text:p>0.057669</text:p>
          </table:table-cell>
          <table:table-cell office:value-type="float" office:value="0.199041" calcext:value-type="float">
            <text:p>0.199041</text:p>
          </table:table-cell>
          <table:table-cell office:value-type="float" office:value="0.258136" calcext:value-type="float">
            <text:p>0.258136</text:p>
          </table:table-cell>
          <table:table-cell office:value-type="float" office:value="0.256783" calcext:value-type="float">
            <text:p>0.256783</text:p>
          </table:table-cell>
          <table:table-cell office:value-type="float" office:value="0.055076" calcext:value-type="float">
            <text:p>0.055076</text:p>
          </table:table-cell>
          <table:table-cell office:value-type="float" office:value="0.258459" calcext:value-type="float">
            <text:p>0.25845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5:.I145])" office:value-type="percentage" office:value="0.781817142857143" calcext:value-type="percentage">
            <text:p>78.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NOISE.raw</text:p>
          </table:table-cell>
          <table:table-cell office:value-type="float" office:value="0.604649" calcext:value-type="float">
            <text:p>0.604649</text:p>
          </table:table-cell>
          <table:table-cell office:value-type="float" office:value="0.128442" calcext:value-type="float">
            <text:p>0.128442</text:p>
          </table:table-cell>
          <table:table-cell office:value-type="float" office:value="0.391887" calcext:value-type="float">
            <text:p>0.391887</text:p>
          </table:table-cell>
          <table:table-cell office:value-type="float" office:value="0.329391" calcext:value-type="float">
            <text:p>0.32939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057088" calcext:value-type="float">
            <text:p>0.057088</text:p>
          </table:table-cell>
          <table:table-cell office:value-type="float" office:value="0.065097" calcext:value-type="float">
            <text:p>0.06509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6:.I146])" office:value-type="percentage" office:value="0.682566857142857" calcext:value-type="percentage">
            <text:p>68.2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ORGAN.raw</text:p>
          </table:table-cell>
          <table:table-cell office:value-type="float" office:value="0.47354" calcext:value-type="float">
            <text:p>0.47354</text:p>
          </table:table-cell>
          <table:table-cell office:value-type="float" office:value="0.061585" calcext:value-type="float">
            <text:p>0.061585</text:p>
          </table:table-cell>
          <table:table-cell office:value-type="float" office:value="0.279888" calcext:value-type="float">
            <text:p>0.279888</text:p>
          </table:table-cell>
          <table:table-cell office:value-type="float" office:value="0.342158" calcext:value-type="float">
            <text:p>0.342158</text:p>
          </table:table-cell>
          <table:table-cell office:value-type="float" office:value="0.484199" calcext:value-type="float">
            <text:p>0.484199</text:p>
          </table:table-cell>
          <table:table-cell office:value-type="float" office:value="0.163513" calcext:value-type="float">
            <text:p>0.163513</text:p>
          </table:table-cell>
          <table:table-cell office:value-type="float" office:value="0.177467" calcext:value-type="float">
            <text:p>0.1774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7:.I147])" office:value-type="percentage" office:value="0.716807142857143" calcext:value-type="percentage">
            <text:p>71.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PIANO.raw</text:p>
          </table:table-cell>
          <table:table-cell office:value-type="float" office:value="0.580607" calcext:value-type="float">
            <text:p>0.580607</text:p>
          </table:table-cell>
          <table:table-cell office:value-type="float" office:value="0.062573" calcext:value-type="float">
            <text:p>0.062573</text:p>
          </table:table-cell>
          <table:table-cell office:value-type="float" office:value="0.169479" calcext:value-type="float">
            <text:p>0.169479</text:p>
          </table:table-cell>
          <table:table-cell office:value-type="float" office:value="0.284207" calcext:value-type="float">
            <text:p>0.284207</text:p>
          </table:table-cell>
          <table:table-cell office:value-type="float" office:value="0.165806" calcext:value-type="float">
            <text:p>0.165806</text:p>
          </table:table-cell>
          <table:table-cell office:value-type="float" office:value="0.112548" calcext:value-type="float">
            <text:p>0.112548</text:p>
          </table:table-cell>
          <table:table-cell office:value-type="float" office:value="0.167509" calcext:value-type="float">
            <text:p>0.16750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8:.I148])" office:value-type="percentage" office:value="0.779610142857143" calcext:value-type="percentage">
            <text:p>77.9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AW.raw</text:p>
          </table:table-cell>
          <table:table-cell office:value-type="float" office:value="0.557801" calcext:value-type="float">
            <text:p>0.557801</text:p>
          </table:table-cell>
          <table:table-cell office:value-type="float" office:value="0.059101" calcext:value-type="float">
            <text:p>0.059101</text:p>
          </table:table-cell>
          <table:table-cell office:value-type="float" office:value="0.200474" calcext:value-type="float">
            <text:p>0.200474</text:p>
          </table:table-cell>
          <table:table-cell office:value-type="float" office:value="0.416842" calcext:value-type="float">
            <text:p>0.416842</text:p>
          </table:table-cell>
          <table:table-cell office:value-type="float" office:value="0.233656" calcext:value-type="float">
            <text:p>0.233656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066383" calcext:value-type="float">
            <text:p>0.0663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49:.I149])" office:value-type="percentage" office:value="0.765363285714286" calcext:value-type="percentage">
            <text:p>76.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INE.raw</text:p>
          </table:table-cell>
          <table:table-cell office:value-type="float" office:value="0.582759" calcext:value-type="float">
            <text:p>0.582759</text:p>
          </table:table-cell>
          <table:table-cell office:value-type="float" office:value="0.057585" calcext:value-type="float">
            <text:p>0.057585</text:p>
          </table:table-cell>
          <table:table-cell office:value-type="float" office:value="0.282241" calcext:value-type="float">
            <text:p>0.282241</text:p>
          </table:table-cell>
          <table:table-cell office:value-type="float" office:value="0.559353" calcext:value-type="float">
            <text:p>0.559353</text:p>
          </table:table-cell>
          <table:table-cell office:value-type="float" office:value="0.304711" calcext:value-type="float">
            <text:p>0.304711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0.066291" calcext:value-type="float">
            <text:p>0.06629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0:.I150])" office:value-type="percentage" office:value="0.724512571428571" calcext:value-type="percentage">
            <text:p>72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QUARE.raw</text:p>
          </table:table-cell>
          <table:table-cell office:value-type="float" office:value="0.691941" calcext:value-type="float">
            <text:p>0.691941</text:p>
          </table:table-cell>
          <table:table-cell office:value-type="float" office:value="0.058124" calcext:value-type="float">
            <text:p>0.058124</text:p>
          </table:table-cell>
          <table:table-cell office:value-type="float" office:value="0.285189" calcext:value-type="float">
            <text:p>0.285189</text:p>
          </table:table-cell>
          <table:table-cell office:value-type="float" office:value="0.366642" calcext:value-type="float">
            <text:p>0.366642</text:p>
          </table:table-cell>
          <table:table-cell office:value-type="float" office:value="0.276857" calcext:value-type="float">
            <text:p>0.276857</text:p>
          </table:table-cell>
          <table:table-cell office:value-type="float" office:value="0.087025" calcext:value-type="float">
            <text:p>0.087025</text:p>
          </table:table-cell>
          <table:table-cell office:value-type="float" office:value="0.065028" calcext:value-type="float">
            <text:p>0.06502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1:.I151])" office:value-type="percentage" office:value="0.738456285714286" calcext:value-type="percentage">
            <text:p>73.8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WEEP.raw</text:p>
          </table:table-cell>
          <table:table-cell office:value-type="float" office:value="0.404061" calcext:value-type="float">
            <text:p>0.404061</text:p>
          </table:table-cell>
          <table:table-cell office:value-type="float" office:value="0.060331" calcext:value-type="float">
            <text:p>0.060331</text:p>
          </table:table-cell>
          <table:table-cell office:value-type="float" office:value="0.205855" calcext:value-type="float">
            <text:p>0.205855</text:p>
          </table:table-cell>
          <table:table-cell office:value-type="float" office:value="0.256962" calcext:value-type="float">
            <text:p>0.256962</text:p>
          </table:table-cell>
          <table:table-cell office:value-type="float" office:value="0.281773" calcext:value-type="float">
            <text:p>0.281773</text:p>
          </table:table-cell>
          <table:table-cell office:value-type="float" office:value="0.041469" calcext:value-type="float">
            <text:p>0.041469</text:p>
          </table:table-cell>
          <table:table-cell office:value-type="float" office:value="0.352091" calcext:value-type="float">
            <text:p>0.35209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2:.I152])" office:value-type="percentage" office:value="0.771065428571429" calcext:value-type="percentage">
            <text:p>77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HEREMIN.raw</text:p>
          </table:table-cell>
          <table:table-cell office:value-type="float" office:value="0.612017" calcext:value-type="float">
            <text:p>0.612017</text:p>
          </table:table-cell>
          <table:table-cell office:value-type="float" office:value="0.058995" calcext:value-type="float">
            <text:p>0.058995</text:p>
          </table:table-cell>
          <table:table-cell office:value-type="float" office:value="0.225456" calcext:value-type="float">
            <text:p>0.225456</text:p>
          </table:table-cell>
          <table:table-cell office:value-type="float" office:value="0.309573" calcext:value-type="float">
            <text:p>0.309573</text:p>
          </table:table-cell>
          <table:table-cell office:value-type="float" office:value="0.335562" calcext:value-type="float">
            <text:p>0.335562</text:p>
          </table:table-cell>
          <table:table-cell office:value-type="float" office:value="0.107387" calcext:value-type="float">
            <text:p>0.107387</text:p>
          </table:table-cell>
          <table:table-cell office:value-type="float" office:value="0.36404" calcext:value-type="float">
            <text:p>0.364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3:.I153])" office:value-type="percentage" office:value="0.712424285714286" calcext:value-type="percentage">
            <text:p>71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rumpet 2.raw</text:p>
          </table:table-cell>
          <table:table-cell office:value-type="float" office:value="0.508517" calcext:value-type="float">
            <text:p>0.508517</text:p>
          </table:table-cell>
          <table:table-cell office:value-type="float" office:value="0.080073" calcext:value-type="float">
            <text:p>0.080073</text:p>
          </table:table-cell>
          <table:table-cell office:value-type="float" office:value="0.225267" calcext:value-type="float">
            <text:p>0.225267</text:p>
          </table:table-cell>
          <table:table-cell office:value-type="float" office:value="0.281619" calcext:value-type="float">
            <text:p>0.281619</text:p>
          </table:table-cell>
          <table:table-cell office:value-type="float" office:value="0.270174" calcext:value-type="float">
            <text:p>0.270174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0.136121" calcext:value-type="float">
            <text:p>0.13612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4:.I154])" office:value-type="percentage" office:value="0.777677714285714" calcext:value-type="percentage">
            <text:p>77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RUMPET.raw</text:p>
          </table:table-cell>
          <table:table-cell office:value-type="float" office:value="0.425395" calcext:value-type="float">
            <text:p>0.425395</text:p>
          </table:table-cell>
          <table:table-cell office:value-type="float" office:value="0.074382" calcext:value-type="float">
            <text:p>0.074382</text:p>
          </table:table-cell>
          <table:table-cell office:value-type="float" office:value="0.178469" calcext:value-type="float">
            <text:p>0.178469</text:p>
          </table:table-cell>
          <table:table-cell office:value-type="float" office:value="0.29172" calcext:value-type="float">
            <text:p>0.29172</text:p>
          </table:table-cell>
          <table:table-cell office:value-type="float" office:value="0.190736" calcext:value-type="float">
            <text:p>0.190736</text:p>
          </table:table-cell>
          <table:table-cell office:value-type="float" office:value="0.057661" calcext:value-type="float">
            <text:p>0.057661</text:p>
          </table:table-cell>
          <table:table-cell office:value-type="float" office:value="0.180078" calcext:value-type="float">
            <text:p>0.18007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5:.I155])" office:value-type="percentage" office:value="0.800222714285714" calcext:value-type="percentage">
            <text:p>80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VIOLIN.raw</text:p>
          </table:table-cell>
          <table:table-cell office:value-type="float" office:value="0.462672" calcext:value-type="float">
            <text:p>0.462672</text:p>
          </table:table-cell>
          <table:table-cell office:value-type="float" office:value="0.076796" calcext:value-type="float">
            <text:p>0.076796</text:p>
          </table:table-cell>
          <table:table-cell office:value-type="float" office:value="0.163516" calcext:value-type="float">
            <text:p>0.163516</text:p>
          </table:table-cell>
          <table:table-cell office:value-type="float" office:value="0.484172" calcext:value-type="float">
            <text:p>0.484172</text:p>
          </table:table-cell>
          <table:table-cell office:value-type="float" office:value="0.114873" calcext:value-type="float">
            <text:p>0.114873</text:p>
          </table:table-cell>
          <table:table-cell office:value-type="float" office:value="0.043233" calcext:value-type="float">
            <text:p>0.043233</text:p>
          </table:table-cell>
          <table:table-cell office:value-type="float" office:value="0.255344" calcext:value-type="float">
            <text:p>0.2553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6:.I156])" office:value-type="percentage" office:value="0.771342" calcext:value-type="percentage">
            <text:p>77.1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lence.raw</text:p>
          </table:table-cell>
          <table:table-cell office:value-type="float" office:value="0.711273" calcext:value-type="float">
            <text:p>0.711273</text:p>
          </table:table-cell>
          <table:table-cell office:value-type="float" office:value="0.059904" calcext:value-type="float">
            <text:p>0.059904</text:p>
          </table:table-cell>
          <table:table-cell office:value-type="float" office:value="0.470522" calcext:value-type="float">
            <text:p>0.470522</text:p>
          </table:table-cell>
          <table:table-cell office:value-type="float" office:value="0.348096" calcext:value-type="float">
            <text:p>0.348096</text:p>
          </table:table-cell>
          <table:table-cell office:value-type="float" office:value="0.79602" calcext:value-type="float">
            <text:p>0.79602</text:p>
          </table:table-cell>
          <table:table-cell office:value-type="float" office:value="0.408478" calcext:value-type="float">
            <text:p>0.408478</text:p>
          </table:table-cell>
          <table:table-cell office:value-type="float" office:value="0.560202" calcext:value-type="float">
            <text:p>0.56020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7:.I157])" office:value-type="percentage" office:value="0.520786428571429" calcext:value-type="percentage">
            <text:p>52.0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neC5.raw</text:p>
          </table:table-cell>
          <table:table-cell office:value-type="float" office:value="0.494298" calcext:value-type="float">
            <text:p>0.494298</text:p>
          </table:table-cell>
          <table:table-cell office:value-type="float" office:value="0.060669" calcext:value-type="float">
            <text:p>0.060669</text:p>
          </table:table-cell>
          <table:table-cell office:value-type="float" office:value="0.257978" calcext:value-type="float">
            <text:p>0.257978</text:p>
          </table:table-cell>
          <table:table-cell office:value-type="float" office:value="0.288602" calcext:value-type="float">
            <text:p>0.288602</text:p>
          </table:table-cell>
          <table:table-cell office:value-type="float" office:value="0.406207" calcext:value-type="float">
            <text:p>0.406207</text:p>
          </table:table-cell>
          <table:table-cell office:value-type="float" office:value="0.064983" calcext:value-type="float">
            <text:p>0.064983</text:p>
          </table:table-cell>
          <table:table-cell office:value-type="float" office:value="0.206817" calcext:value-type="float">
            <text:p>0.20681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8:.I158])" office:value-type="percentage" office:value="0.745778" calcext:value-type="percentage">
            <text:p>74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ne.raw</text:p>
          </table:table-cell>
          <table:table-cell office:value-type="float" office:value="0.505558" calcext:value-type="float">
            <text:p>0.505558</text:p>
          </table:table-cell>
          <table:table-cell office:value-type="float" office:value="0.060942" calcext:value-type="float">
            <text:p>0.060942</text:p>
          </table:table-cell>
          <table:table-cell office:value-type="float" office:value="0.26982" calcext:value-type="float">
            <text:p>0.26982</text:p>
          </table:table-cell>
          <table:table-cell office:value-type="float" office:value="0.288847" calcext:value-type="float">
            <text:p>0.288847</text:p>
          </table:table-cell>
          <table:table-cell office:value-type="float" office:value="0.456169" calcext:value-type="float">
            <text:p>0.456169</text:p>
          </table:table-cell>
          <table:table-cell office:value-type="float" office:value="0.088072" calcext:value-type="float">
            <text:p>0.088072</text:p>
          </table:table-cell>
          <table:table-cell office:value-type="float" office:value="0.210955" calcext:value-type="float">
            <text:p>0.2109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59:.I159])" office:value-type="percentage" office:value="0.731376714285714" calcext:value-type="percentage">
            <text:p>73.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B4.raw</text:p>
          </table:table-cell>
          <table:table-cell office:value-type="float" office:value="0.360429" calcext:value-type="float">
            <text:p>0.360429</text:p>
          </table:table-cell>
          <table:table-cell office:value-type="float" office:value="0.076867" calcext:value-type="float">
            <text:p>0.076867</text:p>
          </table:table-cell>
          <table:table-cell office:value-type="float" office:value="0.278515" calcext:value-type="float">
            <text:p>0.278515</text:p>
          </table:table-cell>
          <table:table-cell office:value-type="float" office:value="0.594976" calcext:value-type="float">
            <text:p>0.594976</text:p>
          </table:table-cell>
          <table:table-cell office:value-type="float" office:value="0.35534" calcext:value-type="float">
            <text:p>0.35534</text:p>
          </table:table-cell>
          <table:table-cell office:value-type="float" office:value="0.033728" calcext:value-type="float">
            <text:p>0.033728</text:p>
          </table:table-cell>
          <table:table-cell office:value-type="float" office:value="0.236698" calcext:value-type="float">
            <text:p>0.23669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0:.I160])" office:value-type="percentage" office:value="0.723349571428571" calcext:value-type="percentage">
            <text:p>72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2.raw</text:p>
          </table:table-cell>
          <table:table-cell office:value-type="float" office:value="0.351019" calcext:value-type="float">
            <text:p>0.351019</text:p>
          </table:table-cell>
          <table:table-cell office:value-type="float" office:value="0.077411" calcext:value-type="float">
            <text:p>0.077411</text:p>
          </table:table-cell>
          <table:table-cell office:value-type="float" office:value="0.234448" calcext:value-type="float">
            <text:p>0.234448</text:p>
          </table:table-cell>
          <table:table-cell office:value-type="float" office:value="0.254668" calcext:value-type="float">
            <text:p>0.254668</text:p>
          </table:table-cell>
          <table:table-cell office:value-type="float" office:value="0.349434" calcext:value-type="float">
            <text:p>0.349434</text:p>
          </table:table-cell>
          <table:table-cell office:value-type="float" office:value="0.040493" calcext:value-type="float">
            <text:p>0.040493</text:p>
          </table:table-cell>
          <table:table-cell office:value-type="float" office:value="0.455267" calcext:value-type="float">
            <text:p>0.4552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1:.I161])" office:value-type="percentage" office:value="0.74818" calcext:value-type="percentage">
            <text:p>74.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4Sharp.raw</text:p>
          </table:table-cell>
          <table:table-cell office:value-type="float" office:value="0.367275" calcext:value-type="float">
            <text:p>0.367275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0.292278" calcext:value-type="float">
            <text:p>0.292278</text:p>
          </table:table-cell>
          <table:table-cell office:value-type="float" office:value="0.403961" calcext:value-type="float">
            <text:p>0.403961</text:p>
          </table:table-cell>
          <table:table-cell office:value-type="float" office:value="0.380737" calcext:value-type="float">
            <text:p>0.380737</text:p>
          </table:table-cell>
          <table:table-cell office:value-type="float" office:value="0.034422" calcext:value-type="float">
            <text:p>0.034422</text:p>
          </table:table-cell>
          <table:table-cell office:value-type="float" office:value="0.196077" calcext:value-type="float">
            <text:p>0.19607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2:.I162])" office:value-type="percentage" office:value="0.7498" calcext:value-type="percentage">
            <text:p>74.9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5.raw</text:p>
          </table:table-cell>
          <table:table-cell office:value-type="float" office:value="0.363337" calcext:value-type="float">
            <text:p>0.363337</text:p>
          </table:table-cell>
          <table:table-cell office:value-type="float" office:value="0.082974" calcext:value-type="float">
            <text:p>0.082974</text:p>
          </table:table-cell>
          <table:table-cell office:value-type="float" office:value="0.236229" calcext:value-type="float">
            <text:p>0.236229</text:p>
          </table:table-cell>
          <table:table-cell office:value-type="float" office:value="0.280488" calcext:value-type="float">
            <text:p>0.280488</text:p>
          </table:table-cell>
          <table:table-cell office:value-type="float" office:value="0.348878" calcext:value-type="float">
            <text:p>0.348878</text:p>
          </table:table-cell>
          <table:table-cell office:value-type="float" office:value="0.031288" calcext:value-type="float">
            <text:p>0.031288</text:p>
          </table:table-cell>
          <table:table-cell office:value-type="float" office:value="0.15835" calcext:value-type="float">
            <text:p>0.1583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3:.I163])" office:value-type="percentage" office:value="0.785493714285714" calcext:value-type="percentage">
            <text:p>78.5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7.raw</text:p>
          </table:table-cell>
          <table:table-cell office:value-type="float" office:value="0.420427" calcext:value-type="float">
            <text:p>0.420427</text:p>
          </table:table-cell>
          <table:table-cell office:value-type="float" office:value="0.070777" calcext:value-type="float">
            <text:p>0.070777</text:p>
          </table:table-cell>
          <table:table-cell office:value-type="float" office:value="0.332481" calcext:value-type="float">
            <text:p>0.332481</text:p>
          </table:table-cell>
          <table:table-cell office:value-type="float" office:value="0.425484" calcext:value-type="float">
            <text:p>0.425484</text:p>
          </table:table-cell>
          <table:table-cell office:value-type="float" office:value="0.433923" calcext:value-type="float">
            <text:p>0.433923</text:p>
          </table:table-cell>
          <table:table-cell office:value-type="float" office:value="0.032197" calcext:value-type="float">
            <text:p>0.032197</text:p>
          </table:table-cell>
          <table:table-cell office:value-type="float" office:value="0.324534" calcext:value-type="float">
            <text:p>0.32453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4:.I164])" office:value-type="percentage" office:value="0.708596714285714" calcext:value-type="percentage">
            <text:p>70.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D4.raw</text:p>
          </table:table-cell>
          <table:table-cell office:value-type="float" office:value="0.364655" calcext:value-type="float">
            <text:p>0.364655</text:p>
          </table:table-cell>
          <table:table-cell office:value-type="float" office:value="0.074246" calcext:value-type="float">
            <text:p>0.074246</text:p>
          </table:table-cell>
          <table:table-cell office:value-type="float" office:value="0.296791" calcext:value-type="float">
            <text:p>0.296791</text:p>
          </table:table-cell>
          <table:table-cell office:value-type="float" office:value="0.874335" calcext:value-type="float">
            <text:p>0.874335</text:p>
          </table:table-cell>
          <table:table-cell office:value-type="float" office:value="0.373963" calcext:value-type="float">
            <text:p>0.373963</text:p>
          </table:table-cell>
          <table:table-cell office:value-type="float" office:value="0.034606" calcext:value-type="float">
            <text:p>0.034606</text:p>
          </table:table-cell>
          <table:table-cell office:value-type="float" office:value="0.187677" calcext:value-type="float">
            <text:p>0.18767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5:.I165])" office:value-type="percentage" office:value="0.684818142857143" calcext:value-type="percentage">
            <text:p>68.4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.raw</text:p>
          </table:table-cell>
          <table:table-cell office:value-type="float" office:value="0.362657" calcext:value-type="float">
            <text:p>0.362657</text:p>
          </table:table-cell>
          <table:table-cell office:value-type="float" office:value="0.078701" calcext:value-type="float">
            <text:p>0.078701</text:p>
          </table:table-cell>
          <table:table-cell office:value-type="float" office:value="0.328603" calcext:value-type="float">
            <text:p>0.328603</text:p>
          </table:table-cell>
          <table:table-cell office:value-type="float" office:value="0.359149" calcext:value-type="float">
            <text:p>0.359149</text:p>
          </table:table-cell>
          <table:table-cell office:value-type="float" office:value="0.471826" calcext:value-type="float">
            <text:p>0.471826</text:p>
          </table:table-cell>
          <table:table-cell office:value-type="float" office:value="0.035226" calcext:value-type="float">
            <text:p>0.035226</text:p>
          </table:table-cell>
          <table:table-cell office:value-type="float" office:value="0.217729" calcext:value-type="float">
            <text:p>0.2177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6:.I166])" office:value-type="percentage" office:value="0.735158428571429" calcext:value-type="percentage">
            <text:p>73.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E.PIANO.raw</text:p>
          </table:table-cell>
          <table:table-cell office:value-type="float" office:value="0.318763" calcext:value-type="float">
            <text:p>0.318763</text:p>
          </table:table-cell>
          <table:table-cell office:value-type="float" office:value="0.027628" calcext:value-type="float">
            <text:p>0.027628</text:p>
          </table:table-cell>
          <table:table-cell office:value-type="float" office:value="0.086628" calcext:value-type="float">
            <text:p>0.086628</text:p>
          </table:table-cell>
          <table:table-cell office:value-type="float" office:value="0.091458" calcext:value-type="float">
            <text:p>0.091458</text:p>
          </table:table-cell>
          <table:table-cell office:value-type="float" office:value="0.073995" calcext:value-type="float">
            <text:p>0.073995</text:p>
          </table:table-cell>
          <table:table-cell office:value-type="float" office:value="0.110152" calcext:value-type="float">
            <text:p>0.110152</text:p>
          </table:table-cell>
          <table:table-cell office:value-type="float" office:value="0.248314" calcext:value-type="float">
            <text:p>0.24831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7:.I167])" office:value-type="percentage" office:value="0.863294571428571" calcext:value-type="percentage">
            <text:p>86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GONG.raw</text:p>
          </table:table-cell>
          <table:table-cell office:value-type="float" office:value="0.590198" calcext:value-type="float">
            <text:p>0.590198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123299" calcext:value-type="float">
            <text:p>0.123299</text:p>
          </table:table-cell>
          <table:table-cell office:value-type="float" office:value="0.210039" calcext:value-type="float">
            <text:p>0.210039</text:p>
          </table:table-cell>
          <table:table-cell office:value-type="float" office:value="0.151259" calcext:value-type="float">
            <text:p>0.151259</text:p>
          </table:table-cell>
          <table:table-cell office:value-type="float" office:value="0.151414" calcext:value-type="float">
            <text:p>0.151414</text:p>
          </table:table-cell>
          <table:table-cell office:value-type="float" office:value="0.344164" calcext:value-type="float">
            <text:p>0.34416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8:.I168])" office:value-type="percentage" office:value="0.770434" calcext:value-type="percentage">
            <text:p>77.0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GUITAR.raw</text:p>
          </table:table-cell>
          <table:table-cell office:value-type="float" office:value="0.252248" calcext:value-type="float">
            <text:p>0.252248</text:p>
          </table:table-cell>
          <table:table-cell office:value-type="float" office:value="0.019281" calcext:value-type="float">
            <text:p>0.019281</text:p>
          </table:table-cell>
          <table:table-cell office:value-type="float" office:value="0.095797" calcext:value-type="float">
            <text:p>0.095797</text:p>
          </table:table-cell>
          <table:table-cell office:value-type="float" office:value="0.078039" calcext:value-type="float">
            <text:p>0.078039</text:p>
          </table:table-cell>
          <table:table-cell office:value-type="float" office:value="0.084178" calcext:value-type="float">
            <text:p>0.084178</text:p>
          </table:table-cell>
          <table:table-cell office:value-type="float" office:value="0.031363" calcext:value-type="float">
            <text:p>0.031363</text:p>
          </table:table-cell>
          <table:table-cell office:value-type="float" office:value="0.264456" calcext:value-type="float">
            <text:p>0.26445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69:.I169])" office:value-type="percentage" office:value="0.882091142857143" calcext:value-type="percentage">
            <text:p>88.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NOISE.raw</text:p>
          </table:table-cell>
          <table:table-cell office:value-type="float" office:value="0.599124" calcext:value-type="float">
            <text:p>0.599124</text:p>
          </table:table-cell>
          <table:table-cell office:value-type="float" office:value="0.119733" calcext:value-type="float">
            <text:p>0.119733</text:p>
          </table:table-cell>
          <table:table-cell office:value-type="float" office:value="0.366728" calcext:value-type="float">
            <text:p>0.366728</text:p>
          </table:table-cell>
          <table:table-cell office:value-type="float" office:value="0.087804" calcext:value-type="float">
            <text:p>0.087804</text:p>
          </table:table-cell>
          <table:table-cell office:value-type="float" office:value="0.697568" calcext:value-type="float">
            <text:p>0.697568</text:p>
          </table:table-cell>
          <table:table-cell office:value-type="float" office:value="0.063827" calcext:value-type="float">
            <text:p>0.063827</text:p>
          </table:table-cell>
          <table:table-cell office:value-type="float" office:value="0.396507" calcext:value-type="float">
            <text:p>0.3965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0:.I170])" office:value-type="percentage" office:value="0.666958428571429" calcext:value-type="percentage">
            <text:p>66.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ORGAN.raw</text:p>
          </table:table-cell>
          <table:table-cell office:value-type="float" office:value="0.393963" calcext:value-type="float">
            <text:p>0.393963</text:p>
          </table:table-cell>
          <table:table-cell office:value-type="float" office:value="0.033999" calcext:value-type="float">
            <text:p>0.033999</text:p>
          </table:table-cell>
          <table:table-cell office:value-type="float" office:value="0.136681" calcext:value-type="float">
            <text:p>0.136681</text:p>
          </table:table-cell>
          <table:table-cell office:value-type="float" office:value="0.327684" calcext:value-type="float">
            <text:p>0.327684</text:p>
          </table:table-cell>
          <table:table-cell office:value-type="float" office:value="0.151714" calcext:value-type="float">
            <text:p>0.151714</text:p>
          </table:table-cell>
          <table:table-cell office:value-type="float" office:value="0.176265" calcext:value-type="float">
            <text:p>0.176265</text:p>
          </table:table-cell>
          <table:table-cell office:value-type="float" office:value="0.344116" calcext:value-type="float">
            <text:p>0.34411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1:.I171])" office:value-type="percentage" office:value="0.776511142857143" calcext:value-type="percentage">
            <text:p>77.6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PIANO.raw</text:p>
          </table:table-cell>
          <table:table-cell office:value-type="float" office:value="0.485627" calcext:value-type="float">
            <text:p>0.485627</text:p>
          </table:table-cell>
          <table:table-cell office:value-type="float" office:value="0.032067" calcext:value-type="float">
            <text:p>0.032067</text:p>
          </table:table-cell>
          <table:table-cell office:value-type="float" office:value="0.128198" calcext:value-type="float">
            <text:p>0.128198</text:p>
          </table:table-cell>
          <table:table-cell office:value-type="float" office:value="0.218042" calcext:value-type="float">
            <text:p>0.218042</text:p>
          </table:table-cell>
          <table:table-cell office:value-type="float" office:value="0.119456" calcext:value-type="float">
            <text:p>0.119456</text:p>
          </table:table-cell>
          <table:table-cell office:value-type="float" office:value="0.111702" calcext:value-type="float">
            <text:p>0.111702</text:p>
          </table:table-cell>
          <table:table-cell office:value-type="float" office:value="0.378562" calcext:value-type="float">
            <text:p>0.37856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2:.I172])" office:value-type="percentage" office:value="0.789478" calcext:value-type="percentage">
            <text:p>78.9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AW.raw</text:p>
          </table:table-cell>
          <table:table-cell office:value-type="float" office:value="0.398815" calcext:value-type="float">
            <text:p>0.398815</text:p>
          </table:table-cell>
          <table:table-cell office:value-type="float" office:value="0.023872" calcext:value-type="float">
            <text:p>0.023872</text:p>
          </table:table-cell>
          <table:table-cell office:value-type="float" office:value="0.120979" calcext:value-type="float">
            <text:p>0.120979</text:p>
          </table:table-cell>
          <table:table-cell office:value-type="float" office:value="0.165716" calcext:value-type="float">
            <text:p>0.165716</text:p>
          </table:table-cell>
          <table:table-cell office:value-type="float" office:value="0.106212" calcext:value-type="float">
            <text:p>0.106212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0.390028" calcext:value-type="float">
            <text:p>0.39002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3:.I173])" office:value-type="percentage" office:value="0.813272142857143" calcext:value-type="percentage">
            <text:p>81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INE.raw</text:p>
          </table:table-cell>
          <table:table-cell office:value-type="float" office:value="0.385346" calcext:value-type="float">
            <text:p>0.385346</text:p>
          </table:table-cell>
          <table:table-cell office:value-type="float" office:value="0.019663" calcext:value-type="float">
            <text:p>0.019663</text:p>
          </table:table-cell>
          <table:table-cell office:value-type="float" office:value="0.20705" calcext:value-type="float">
            <text:p>0.20705</text:p>
          </table:table-cell>
          <table:table-cell office:value-type="float" office:value="0.405222" calcext:value-type="float">
            <text:p>0.405222</text:p>
          </table:table-cell>
          <table:table-cell office:value-type="float" office:value="0.153108" calcext:value-type="float">
            <text:p>0.153108</text:p>
          </table:table-cell>
          <table:table-cell office:value-type="float" office:value="0.057849" calcext:value-type="float">
            <text:p>0.057849</text:p>
          </table:table-cell>
          <table:table-cell office:value-type="float" office:value="0.39807" calcext:value-type="float">
            <text:p>0.398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4:.I174])" office:value-type="percentage" office:value="0.767670285714286" calcext:value-type="percentage">
            <text:p>76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QUARE.raw</text:p>
          </table:table-cell>
          <table:table-cell office:value-type="float" office:value="0.476823" calcext:value-type="float">
            <text:p>0.476823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218152" calcext:value-type="float">
            <text:p>0.218152</text:p>
          </table:table-cell>
          <table:table-cell office:value-type="float" office:value="0.214699" calcext:value-type="float">
            <text:p>0.214699</text:p>
          </table:table-cell>
          <table:table-cell office:value-type="float" office:value="0.13781" calcext:value-type="float">
            <text:p>0.13781</text:p>
          </table:table-cell>
          <table:table-cell office:value-type="float" office:value="0.069078" calcext:value-type="float">
            <text:p>0.069078</text:p>
          </table:table-cell>
          <table:table-cell office:value-type="float" office:value="0.398506" calcext:value-type="float">
            <text:p>0.39850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5:.I175])" office:value-type="percentage" office:value="0.780861714285714" calcext:value-type="percentage">
            <text:p>78.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WEEP.raw</text:p>
          </table:table-cell>
          <table:table-cell office:value-type="float" office:value="0.236117" calcext:value-type="float">
            <text:p>0.236117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97358" calcext:value-type="float">
            <text:p>0.097358</text:p>
          </table:table-cell>
          <table:table-cell office:value-type="float" office:value="0.121205" calcext:value-type="float">
            <text:p>0.121205</text:p>
          </table:table-cell>
          <table:table-cell office:value-type="float" office:value="0.090041" calcext:value-type="float">
            <text:p>0.090041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187684" calcext:value-type="float">
            <text:p>0.18768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6:.I176])" office:value-type="percentage" office:value="0.888381428571429" calcext:value-type="percentage">
            <text:p>88.8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HEREMIN.raw</text:p>
          </table:table-cell>
          <table:table-cell office:value-type="float" office:value="0.47298" calcext:value-type="float">
            <text:p>0.47298</text:p>
          </table:table-cell>
          <table:table-cell office:value-type="float" office:value="0.025015" calcext:value-type="float">
            <text:p>0.025015</text:p>
          </table:table-cell>
          <table:table-cell office:value-type="float" office:value="0.122093" calcext:value-type="float">
            <text:p>0.122093</text:p>
          </table:table-cell>
          <table:table-cell office:value-type="float" office:value="0.144233" calcext:value-type="float">
            <text:p>0.144233</text:p>
          </table:table-cell>
          <table:table-cell office:value-type="float" office:value="0.137255" calcext:value-type="float">
            <text:p>0.137255</text:p>
          </table:table-cell>
          <table:table-cell office:value-type="float" office:value="0.107658" calcext:value-type="float">
            <text:p>0.107658</text:p>
          </table:table-cell>
          <table:table-cell office:value-type="float" office:value="0.579504" calcext:value-type="float">
            <text:p>0.5795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7:.I177])" office:value-type="percentage" office:value="0.773037428571429" calcext:value-type="percentage">
            <text:p>77.3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rumpet 2.raw</text:p>
          </table:table-cell>
          <table:table-cell office:value-type="float" office:value="0.513811" calcext:value-type="float">
            <text:p>0.513811</text:p>
          </table:table-cell>
          <table:table-cell office:value-type="float" office:value="0.061802" calcext:value-type="float">
            <text:p>0.061802</text:p>
          </table:table-cell>
          <table:table-cell office:value-type="float" office:value="0.131471" calcext:value-type="float">
            <text:p>0.131471</text:p>
          </table:table-cell>
          <table:table-cell office:value-type="float" office:value="0.319782" calcext:value-type="float">
            <text:p>0.319782</text:p>
          </table:table-cell>
          <table:table-cell office:value-type="float" office:value="0.10288" calcext:value-type="float">
            <text:p>0.10288</text:p>
          </table:table-cell>
          <table:table-cell office:value-type="float" office:value="0.064982" calcext:value-type="float">
            <text:p>0.064982</text:p>
          </table:table-cell>
          <table:table-cell office:value-type="float" office:value="0.316981" calcext:value-type="float">
            <text:p>0.31698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8:.I178])" office:value-type="percentage" office:value="0.784041571428571" calcext:value-type="percentage">
            <text:p>78.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RUMPET.raw</text:p>
          </table:table-cell>
          <table:table-cell office:value-type="float" office:value="0.423992" calcext:value-type="float">
            <text:p>0.423992</text:p>
          </table:table-cell>
          <table:table-cell office:value-type="float" office:value="0.059827" calcext:value-type="float">
            <text:p>0.059827</text:p>
          </table:table-cell>
          <table:table-cell office:value-type="float" office:value="0.095189" calcext:value-type="float">
            <text:p>0.095189</text:p>
          </table:table-cell>
          <table:table-cell office:value-type="float" office:value="0.197406" calcext:value-type="float">
            <text:p>0.197406</text:p>
          </table:table-cell>
          <table:table-cell office:value-type="float" office:value="0.070002" calcext:value-type="float">
            <text:p>0.070002</text:p>
          </table:table-cell>
          <table:table-cell office:value-type="float" office:value="0.061306" calcext:value-type="float">
            <text:p>0.061306</text:p>
          </table:table-cell>
          <table:table-cell office:value-type="float" office:value="0.319393" calcext:value-type="float">
            <text:p>0.31939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79:.I179])" office:value-type="percentage" office:value="0.824697857142857" calcext:value-type="percentage">
            <text:p>82.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VIOLIN.raw</text:p>
          </table:table-cell>
          <table:table-cell office:value-type="float" office:value="0.41166" calcext:value-type="float">
            <text:p>0.41166</text:p>
          </table:table-cell>
          <table:table-cell office:value-type="float" office:value="0.051154" calcext:value-type="float">
            <text:p>0.051154</text:p>
          </table:table-cell>
          <table:table-cell office:value-type="float" office:value="0.233368" calcext:value-type="float">
            <text:p>0.233368</text:p>
          </table:table-cell>
          <table:table-cell office:value-type="float" office:value="0.246493" calcext:value-type="float">
            <text:p>0.246493</text:p>
          </table:table-cell>
          <table:table-cell office:value-type="float" office:value="0.277426" calcext:value-type="float">
            <text:p>0.277426</text:p>
          </table:table-cell>
          <table:table-cell office:value-type="float" office:value="0.046137" calcext:value-type="float">
            <text:p>0.046137</text:p>
          </table:table-cell>
          <table:table-cell office:value-type="float" office:value="0.312461" calcext:value-type="float">
            <text:p>0.31246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0:.I180])" office:value-type="percentage" office:value="0.774471571428571" calcext:value-type="percentage">
            <text:p>77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lence.raw</text:p>
          </table:table-cell>
          <table:table-cell office:value-type="float" office:value="0.70112" calcext:value-type="float">
            <text:p>0.70112</text:p>
          </table:table-cell>
          <table:table-cell office:value-type="float" office:value="0.033407" calcext:value-type="float">
            <text:p>0.033407</text:p>
          </table:table-cell>
          <table:table-cell office:value-type="float" office:value="0.403725" calcext:value-type="float">
            <text:p>0.403725</text:p>
          </table:table-cell>
          <table:table-cell office:value-type="float" office:value="0.197008" calcext:value-type="float">
            <text:p>0.197008</text:p>
          </table:table-cell>
          <table:table-cell office:value-type="float" office:value="0.701779" calcext:value-type="float">
            <text:p>0.701779</text:p>
          </table:table-cell>
          <table:table-cell office:value-type="float" office:value="0.398607" calcext:value-type="float">
            <text:p>0.398607</text:p>
          </table:table-cell>
          <table:table-cell office:value-type="float" office:value="0.226585" calcext:value-type="float">
            <text:p>0.22658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1:.I181])" office:value-type="percentage" office:value="0.619681285714286" calcext:value-type="percentage">
            <text:p>61.9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neC5.raw</text:p>
          </table:table-cell>
          <table:table-cell office:value-type="float" office:value="0.37218" calcext:value-type="float">
            <text:p>0.37218</text:p>
          </table:table-cell>
          <table:table-cell office:value-type="float" office:value="0.027115" calcext:value-type="float">
            <text:p>0.027115</text:p>
          </table:table-cell>
          <table:table-cell office:value-type="float" office:value="0.141686" calcext:value-type="float">
            <text:p>0.141686</text:p>
          </table:table-cell>
          <table:table-cell office:value-type="float" office:value="0.153966" calcext:value-type="float">
            <text:p>0.153966</text:p>
          </table:table-cell>
          <table:table-cell office:value-type="float" office:value="0.16053" calcext:value-type="float">
            <text:p>0.16053</text:p>
          </table:table-cell>
          <table:table-cell office:value-type="float" office:value="0.051582" calcext:value-type="float">
            <text:p>0.051582</text:p>
          </table:table-cell>
          <table:table-cell office:value-type="float" office:value="0.2126" calcext:value-type="float">
            <text:p>0.212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2:.I182])" office:value-type="percentage" office:value="0.840048714285714" calcext:value-type="percentage">
            <text:p>84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ne.raw</text:p>
          </table:table-cell>
          <table:table-cell office:value-type="float" office:value="0.486357" calcext:value-type="float">
            <text:p>0.486357</text:p>
          </table:table-cell>
          <table:table-cell office:value-type="float" office:value="0.034894" calcext:value-type="float">
            <text:p>0.034894</text:p>
          </table:table-cell>
          <table:table-cell office:value-type="float" office:value="0.144603" calcext:value-type="float">
            <text:p>0.144603</text:p>
          </table:table-cell>
          <table:table-cell office:value-type="float" office:value="0.248547" calcext:value-type="float">
            <text:p>0.248547</text:p>
          </table:table-cell>
          <table:table-cell office:value-type="float" office:value="0.174188" calcext:value-type="float">
            <text:p>0.174188</text:p>
          </table:table-cell>
          <table:table-cell office:value-type="float" office:value="0.084772" calcext:value-type="float">
            <text:p>0.084772</text:p>
          </table:table-cell>
          <table:table-cell office:value-type="float" office:value="0.213621" calcext:value-type="float">
            <text:p>0.21362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3:.I183])" office:value-type="percentage" office:value="0.801859714285714" calcext:value-type="percentage">
            <text:p>80.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B4.raw</text:p>
          </table:table-cell>
          <table:table-cell office:value-type="float" office:value="0.339911" calcext:value-type="float">
            <text:p>0.339911</text:p>
          </table:table-cell>
          <table:table-cell office:value-type="float" office:value="0.058588" calcext:value-type="float">
            <text:p>0.058588</text:p>
          </table:table-cell>
          <table:table-cell office:value-type="float" office:value="0.285215" calcext:value-type="float">
            <text:p>0.285215</text:p>
          </table:table-cell>
          <table:table-cell office:value-type="float" office:value="0.341602" calcext:value-type="float">
            <text:p>0.341602</text:p>
          </table:table-cell>
          <table:table-cell office:value-type="float" office:value="0.455161" calcext:value-type="float">
            <text:p>0.455161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267005" calcext:value-type="float">
            <text:p>0.26700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4:.I184])" office:value-type="percentage" office:value="0.744988285714286" calcext:value-type="percentage">
            <text:p>74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2.raw</text:p>
          </table:table-cell>
          <table:table-cell office:value-type="float" office:value="0.318387" calcext:value-type="float">
            <text:p>0.318387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152612" calcext:value-type="float">
            <text:p>0.152612</text:p>
          </table:table-cell>
          <table:table-cell office:value-type="float" office:value="0.12282" calcext:value-type="float">
            <text:p>0.12282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04164" calcext:value-type="float">
            <text:p>0.04164</text:p>
          </table:table-cell>
          <table:table-cell office:value-type="float" office:value="0.219366" calcext:value-type="float">
            <text:p>0.21936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5:.I185])" office:value-type="percentage" office:value="0.841195428571429" calcext:value-type="percentage">
            <text:p>84.1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4Sharp.raw</text:p>
          </table:table-cell>
          <table:table-cell office:value-type="float" office:value="0.347745" calcext:value-type="float">
            <text:p>0.347745</text:p>
          </table:table-cell>
          <table:table-cell office:value-type="float" office:value="0.058388" calcext:value-type="float">
            <text:p>0.058388</text:p>
          </table:table-cell>
          <table:table-cell office:value-type="float" office:value="0.274621" calcext:value-type="float">
            <text:p>0.274621</text:p>
          </table:table-cell>
          <table:table-cell office:value-type="float" office:value="0.278056" calcext:value-type="float">
            <text:p>0.278056</text:p>
          </table:table-cell>
          <table:table-cell office:value-type="float" office:value="0.40287" calcext:value-type="float">
            <text:p>0.40287</text:p>
          </table:table-cell>
          <table:table-cell office:value-type="float" office:value="0.037732" calcext:value-type="float">
            <text:p>0.037732</text:p>
          </table:table-cell>
          <table:table-cell office:value-type="float" office:value="0.277425" calcext:value-type="float">
            <text:p>0.27742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6:.I186])" office:value-type="percentage" office:value="0.760451857142857" calcext:value-type="percentage">
            <text:p>76.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5.raw</text:p>
          </table:table-cell>
          <table:table-cell office:value-type="float" office:value="0.343792" calcext:value-type="float">
            <text:p>0.343792</text:p>
          </table:table-cell>
          <table:table-cell office:value-type="float" office:value="0.067984" calcext:value-type="float">
            <text:p>0.067984</text:p>
          </table:table-cell>
          <table:table-cell office:value-type="float" office:value="0.257832" calcext:value-type="float">
            <text:p>0.257832</text:p>
          </table:table-cell>
          <table:table-cell office:value-type="float" office:value="0.167544" calcext:value-type="float">
            <text:p>0.167544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036883" calcext:value-type="float">
            <text:p>0.036883</text:p>
          </table:table-cell>
          <table:table-cell office:value-type="float" office:value="0.298036" calcext:value-type="float">
            <text:p>0.2980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7:.I187])" office:value-type="percentage" office:value="0.752404142857143" calcext:value-type="percentage">
            <text:p>75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7.raw</text:p>
          </table:table-cell>
          <table:table-cell office:value-type="float" office:value="0.396837" calcext:value-type="float">
            <text:p>0.396837</text:p>
          </table:table-cell>
          <table:table-cell office:value-type="float" office:value="0.04911" calcext:value-type="float">
            <text:p>0.04911</text:p>
          </table:table-cell>
          <table:table-cell office:value-type="float" office:value="0.366745" calcext:value-type="float">
            <text:p>0.366745</text:p>
          </table:table-cell>
          <table:table-cell office:value-type="float" office:value="0.124236" calcext:value-type="float">
            <text:p>0.124236</text:p>
          </table:table-cell>
          <table:table-cell office:value-type="float" office:value="0.649888" calcext:value-type="float">
            <text:p>0.649888</text:p>
          </table:table-cell>
          <table:table-cell office:value-type="float" office:value="0.036209" calcext:value-type="float">
            <text:p>0.036209</text:p>
          </table:table-cell>
          <table:table-cell office:value-type="float" office:value="0.17816" calcext:value-type="float">
            <text:p>0.1781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8:.I188])" office:value-type="percentage" office:value="0.742687857142857" calcext:value-type="percentage">
            <text:p>74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D4.raw</text:p>
          </table:table-cell>
          <table:table-cell office:value-type="float" office:value="0.345775" calcext:value-type="float">
            <text:p>0.345775</text:p>
          </table:table-cell>
          <table:table-cell office:value-type="float" office:value="0.055441" calcext:value-type="float">
            <text:p>0.055441</text:p>
          </table:table-cell>
          <table:table-cell office:value-type="float" office:value="0.309984" calcext:value-type="float">
            <text:p>0.309984</text:p>
          </table:table-cell>
          <table:table-cell office:value-type="float" office:value="0.35223" calcext:value-type="float">
            <text:p>0.35223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27639" calcext:value-type="float">
            <text:p>0.2763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89:.I189])" office:value-type="percentage" office:value="0.732373714285714" calcext:value-type="percentage">
            <text:p>73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.raw</text:p>
          </table:table-cell>
          <table:table-cell office:value-type="float" office:value="0.338088" calcext:value-type="float">
            <text:p>0.338088</text:p>
          </table:table-cell>
          <table:table-cell office:value-type="float" office:value="0.060371" calcext:value-type="float">
            <text:p>0.060371</text:p>
          </table:table-cell>
          <table:table-cell office:value-type="float" office:value="0.255756" calcext:value-type="float">
            <text:p>0.255756</text:p>
          </table:table-cell>
          <table:table-cell office:value-type="float" office:value="0.102257" calcext:value-type="float">
            <text:p>0.102257</text:p>
          </table:table-cell>
          <table:table-cell office:value-type="float" office:value="0.331118" calcext:value-type="float">
            <text:p>0.331118</text:p>
          </table:table-cell>
          <table:table-cell office:value-type="float" office:value="0.036351" calcext:value-type="float">
            <text:p>0.036351</text:p>
          </table:table-cell>
          <table:table-cell office:value-type="float" office:value="0.275445" calcext:value-type="float">
            <text:p>0.27544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0:.I190])" office:value-type="percentage" office:value="0.800087714285714" calcext:value-type="percentage">
            <text:p>80.0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GONG.raw</text:p>
          </table:table-cell>
          <table:table-cell office:value-type="float" office:value="0.609756" calcext:value-type="float">
            <text:p>0.609756</text:p>
          </table:table-cell>
          <table:table-cell office:value-type="float" office:value="0.03918" calcext:value-type="float">
            <text:p>0.03918</text:p>
          </table:table-cell>
          <table:table-cell office:value-type="float" office:value="0.099453" calcext:value-type="float">
            <text:p>0.099453</text:p>
          </table:table-cell>
          <table:table-cell office:value-type="float" office:value="0.188196" calcext:value-type="float">
            <text:p>0.188196</text:p>
          </table:table-cell>
          <table:table-cell office:value-type="float" office:value="0.110535" calcext:value-type="float">
            <text:p>0.110535</text:p>
          </table:table-cell>
          <table:table-cell office:value-type="float" office:value="0.174464" calcext:value-type="float">
            <text:p>0.174464</text:p>
          </table:table-cell>
          <table:table-cell office:value-type="float" office:value="0.227094" calcext:value-type="float">
            <text:p>0.22709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1:.I191])" office:value-type="percentage" office:value="0.793046" calcext:value-type="percentage">
            <text:p>79.3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GUITAR.raw</text:p>
          </table:table-cell>
          <table:table-cell office:value-type="float" office:value="0.257795" calcext:value-type="float">
            <text:p>0.257795</text:p>
          </table:table-cell>
          <table:table-cell office:value-type="float" office:value="0.021352" calcext:value-type="float">
            <text:p>0.021352</text:p>
          </table:table-cell>
          <table:table-cell office:value-type="float" office:value="0.088582" calcext:value-type="float">
            <text:p>0.088582</text:p>
          </table:table-cell>
          <table:table-cell office:value-type="float" office:value="0.097546" calcext:value-type="float">
            <text:p>0.097546</text:p>
          </table:table-cell>
          <table:table-cell office:value-type="float" office:value="0.076909" calcext:value-type="float">
            <text:p>0.076909</text:p>
          </table:table-cell>
          <table:table-cell office:value-type="float" office:value="0.11417" calcext:value-type="float">
            <text:p>0.11417</text:p>
          </table:table-cell>
          <table:table-cell office:value-type="float" office:value="0.159676" calcext:value-type="float">
            <text:p>0.1596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2:.I192])" office:value-type="percentage" office:value="0.883424285714286" calcext:value-type="percentage">
            <text:p>88.3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NOISE.raw</text:p>
          </table:table-cell>
          <table:table-cell office:value-type="float" office:value="0.618894" calcext:value-type="float">
            <text:p>0.618894</text:p>
          </table:table-cell>
          <table:table-cell office:value-type="float" office:value="0.120675" calcext:value-type="float">
            <text:p>0.120675</text:p>
          </table:table-cell>
          <table:table-cell office:value-type="float" office:value="0.34214" calcext:value-type="float">
            <text:p>0.34214</text:p>
          </table:table-cell>
          <table:table-cell office:value-type="float" office:value="0.091615" calcext:value-type="float">
            <text:p>0.091615</text:p>
          </table:table-cell>
          <table:table-cell office:value-type="float" office:value="0.641667" calcext:value-type="float">
            <text:p>0.641667</text:p>
          </table:table-cell>
          <table:table-cell office:value-type="float" office:value="0.121741" calcext:value-type="float">
            <text:p>0.121741</text:p>
          </table:table-cell>
          <table:table-cell office:value-type="float" office:value="0.288968" calcext:value-type="float">
            <text:p>0.28896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3:.I193])" office:value-type="percentage" office:value="0.682042857142857" calcext:value-type="percentage">
            <text:p>68.2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ORGAN.raw</text:p>
          </table:table-cell>
          <table:table-cell office:value-type="float" office:value="0.425706" calcext:value-type="float">
            <text:p>0.425706</text:p>
          </table:table-cell>
          <table:table-cell office:value-type="float" office:value="0.036405" calcext:value-type="float">
            <text:p>0.036405</text:p>
          </table:table-cell>
          <table:table-cell office:value-type="float" office:value="0.135255" calcext:value-type="float">
            <text:p>0.135255</text:p>
          </table:table-cell>
          <table:table-cell office:value-type="float" office:value="0.370929" calcext:value-type="float">
            <text:p>0.370929</text:p>
          </table:table-cell>
          <table:table-cell office:value-type="float" office:value="0.156721" calcext:value-type="float">
            <text:p>0.156721</text:p>
          </table:table-cell>
          <table:table-cell office:value-type="float" office:value="0.195664" calcext:value-type="float">
            <text:p>0.195664</text:p>
          </table:table-cell>
          <table:table-cell office:value-type="float" office:value="0.289973" calcext:value-type="float">
            <text:p>0.28997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4:.I194])" office:value-type="percentage" office:value="0.769906714285714" calcext:value-type="percentage">
            <text:p>76.9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PIANO.raw</text:p>
          </table:table-cell>
          <table:table-cell office:value-type="float" office:value="0.47862" calcext:value-type="float">
            <text:p>0.47862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133524" calcext:value-type="float">
            <text:p>0.133524</text:p>
          </table:table-cell>
          <table:table-cell office:value-type="float" office:value="0.282229" calcext:value-type="float">
            <text:p>0.282229</text:p>
          </table:table-cell>
          <table:table-cell office:value-type="float" office:value="0.133437" calcext:value-type="float">
            <text:p>0.133437</text:p>
          </table:table-cell>
          <table:table-cell office:value-type="float" office:value="0.157084" calcext:value-type="float">
            <text:p>0.157084</text:p>
          </table:table-cell>
          <table:table-cell office:value-type="float" office:value="0.26043" calcext:value-type="float">
            <text:p>0.2604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5:.I195])" office:value-type="percentage" office:value="0.788873428571428" calcext:value-type="percentage">
            <text:p>78.8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AW.raw</text:p>
          </table:table-cell>
          <table:table-cell office:value-type="float" office:value="0.381775" calcext:value-type="float">
            <text:p>0.381775</text:p>
          </table:table-cell>
          <table:table-cell office:value-type="float" office:value="0.024955" calcext:value-type="float">
            <text:p>0.024955</text:p>
          </table:table-cell>
          <table:table-cell office:value-type="float" office:value="0.11514" calcext:value-type="float">
            <text:p>0.11514</text:p>
          </table:table-cell>
          <table:table-cell office:value-type="float" office:value="0.134468" calcext:value-type="float">
            <text:p>0.134468</text:p>
          </table:table-cell>
          <table:table-cell office:value-type="float" office:value="0.09508" calcext:value-type="float">
            <text:p>0.09508</text:p>
          </table:table-cell>
          <table:table-cell office:value-type="float" office:value="0.148256" calcext:value-type="float">
            <text:p>0.148256</text:p>
          </table:table-cell>
          <table:table-cell office:value-type="float" office:value="0.284229" calcext:value-type="float">
            <text:p>0.2842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6:.I196])" office:value-type="percentage" office:value="0.830871" calcext:value-type="percentage">
            <text:p>83.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INE.raw</text:p>
          </table:table-cell>
          <table:table-cell office:value-type="float" office:value="0.405852" calcext:value-type="float">
            <text:p>0.405852</text:p>
          </table:table-cell>
          <table:table-cell office:value-type="float" office:value="0.023419" calcext:value-type="float">
            <text:p>0.023419</text:p>
          </table:table-cell>
          <table:table-cell office:value-type="float" office:value="0.23079" calcext:value-type="float">
            <text:p>0.23079</text:p>
          </table:table-cell>
          <table:table-cell office:value-type="float" office:value="0.280296" calcext:value-type="float">
            <text:p>0.280296</text:p>
          </table:table-cell>
          <table:table-cell office:value-type="float" office:value="0.20697" calcext:value-type="float">
            <text:p>0.20697</text:p>
          </table:table-cell>
          <table:table-cell office:value-type="float" office:value="0.115397" calcext:value-type="float">
            <text:p>0.115397</text:p>
          </table:table-cell>
          <table:table-cell office:value-type="float" office:value="0.291158" calcext:value-type="float">
            <text:p>0.2911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7:.I197])" office:value-type="percentage" office:value="0.778016857142857" calcext:value-type="percentage">
            <text:p>77.8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QUARE.raw</text:p>
          </table:table-cell>
          <table:table-cell office:value-type="float" office:value="0.513174" calcext:value-type="float">
            <text:p>0.513174</text:p>
          </table:table-cell>
          <table:table-cell office:value-type="float" office:value="0.024091" calcext:value-type="float">
            <text:p>0.024091</text:p>
          </table:table-cell>
          <table:table-cell office:value-type="float" office:value="0.268717" calcext:value-type="float">
            <text:p>0.268717</text:p>
          </table:table-cell>
          <table:table-cell office:value-type="float" office:value="0.184666" calcext:value-type="float">
            <text:p>0.184666</text:p>
          </table:table-cell>
          <table:table-cell office:value-type="float" office:value="0.261859" calcext:value-type="float">
            <text:p>0.261859</text:p>
          </table:table-cell>
          <table:table-cell office:value-type="float" office:value="0.120255" calcext:value-type="float">
            <text:p>0.120255</text:p>
          </table:table-cell>
          <table:table-cell office:value-type="float" office:value="0.290721" calcext:value-type="float">
            <text:p>0.29072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8:.I198])" office:value-type="percentage" office:value="0.762359571428571" calcext:value-type="percentage">
            <text:p>76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WEEP.raw</text:p>
          </table:table-cell>
          <table:table-cell office:value-type="float" office:value="0.302192" calcext:value-type="float">
            <text:p>0.302192</text:p>
          </table:table-cell>
          <table:table-cell office:value-type="float" office:value="0.027641" calcext:value-type="float">
            <text:p>0.027641</text:p>
          </table:table-cell>
          <table:table-cell office:value-type="float" office:value="0.068037" calcext:value-type="float">
            <text:p>0.068037</text:p>
          </table:table-cell>
          <table:table-cell office:value-type="float" office:value="0.089826" calcext:value-type="float">
            <text:p>0.089826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108429" calcext:value-type="float">
            <text:p>0.108429</text:p>
          </table:table-cell>
          <table:table-cell office:value-type="float" office:value="0.224026" calcext:value-type="float">
            <text:p>0.22402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199:.I199])" office:value-type="percentage" office:value="0.876021285714286" calcext:value-type="percentage">
            <text:p>87.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HEREMIN.raw</text:p>
          </table:table-cell>
          <table:table-cell office:value-type="float" office:value="0.473303" calcext:value-type="float">
            <text:p>0.473303</text:p>
          </table:table-cell>
          <table:table-cell office:value-type="float" office:value="0.026926" calcext:value-type="float">
            <text:p>0.026926</text:p>
          </table:table-cell>
          <table:table-cell office:value-type="float" office:value="0.089053" calcext:value-type="float">
            <text:p>0.089053</text:p>
          </table:table-cell>
          <table:table-cell office:value-type="float" office:value="0.126762" calcext:value-type="float">
            <text:p>0.126762</text:p>
          </table:table-cell>
          <table:table-cell office:value-type="float" office:value="0.078262" calcext:value-type="float">
            <text:p>0.078262</text:p>
          </table:table-cell>
          <table:table-cell office:value-type="float" office:value="0.161947" calcext:value-type="float">
            <text:p>0.161947</text:p>
          </table:table-cell>
          <table:table-cell office:value-type="float" office:value="0.562217" calcext:value-type="float">
            <text:p>0.56221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0:.I200])" office:value-type="percentage" office:value="0.783075714285714" calcext:value-type="percentage">
            <text:p>78.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rumpet 2.raw</text:p>
          </table:table-cell>
          <table:table-cell office:value-type="float" office:value="0.514369" calcext:value-type="float">
            <text:p>0.514369</text:p>
          </table:table-cell>
          <table:table-cell office:value-type="float" office:value="0.061269" calcext:value-type="float">
            <text:p>0.061269</text:p>
          </table:table-cell>
          <table:table-cell office:value-type="float" office:value="0.174246" calcext:value-type="float">
            <text:p>0.174246</text:p>
          </table:table-cell>
          <table:table-cell office:value-type="float" office:value="0.287891" calcext:value-type="float">
            <text:p>0.287891</text:p>
          </table:table-cell>
          <table:table-cell office:value-type="float" office:value="0.200953" calcext:value-type="float">
            <text:p>0.200953</text:p>
          </table:table-cell>
          <table:table-cell office:value-type="float" office:value="0.117635" calcext:value-type="float">
            <text:p>0.117635</text:p>
          </table:table-cell>
          <table:table-cell office:value-type="float" office:value="0.293539" calcext:value-type="float">
            <text:p>0.29353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1:.I201])" office:value-type="percentage" office:value="0.764299714285714" calcext:value-type="percentage">
            <text:p>76.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RUMPET.raw</text:p>
          </table:table-cell>
          <table:table-cell office:value-type="float" office:value="0.434316" calcext:value-type="float">
            <text:p>0.434316</text:p>
          </table:table-cell>
          <table:table-cell office:value-type="float" office:value="0.059869" calcext:value-type="float">
            <text:p>0.059869</text:p>
          </table:table-cell>
          <table:table-cell office:value-type="float" office:value="0.135057" calcext:value-type="float">
            <text:p>0.135057</text:p>
          </table:table-cell>
          <table:table-cell office:value-type="float" office:value="0.322084" calcext:value-type="float">
            <text:p>0.322084</text:p>
          </table:table-cell>
          <table:table-cell office:value-type="float" office:value="0.15185" calcext:value-type="float">
            <text:p>0.15185</text:p>
          </table:table-cell>
          <table:table-cell office:value-type="float" office:value="0.104627" calcext:value-type="float">
            <text:p>0.104627</text:p>
          </table:table-cell>
          <table:table-cell office:value-type="float" office:value="0.250497" calcext:value-type="float">
            <text:p>0.25049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2:.I202])" office:value-type="percentage" office:value="0.791671428571429" calcext:value-type="percentage">
            <text:p>79.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VIOLIN.raw</text:p>
          </table:table-cell>
          <table:table-cell office:value-type="float" office:value="0.423365" calcext:value-type="float">
            <text:p>0.423365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252938" calcext:value-type="float">
            <text:p>0.252938</text:p>
          </table:table-cell>
          <table:table-cell office:value-type="float" office:value="0.329468" calcext:value-type="float">
            <text:p>0.329468</text:p>
          </table:table-cell>
          <table:table-cell office:value-type="float" office:value="0.349736" calcext:value-type="float">
            <text:p>0.349736</text:p>
          </table:table-cell>
          <table:table-cell office:value-type="float" office:value="0.112044" calcext:value-type="float">
            <text:p>0.112044</text:p>
          </table:table-cell>
          <table:table-cell office:value-type="float" office:value="0.35857" calcext:value-type="float">
            <text:p>0.3585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3:.I203])" office:value-type="percentage" office:value="0.731784142857143" calcext:value-type="percentage">
            <text:p>73.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lence.raw</text:p>
          </table:table-cell>
          <table:table-cell office:value-type="float" office:value="0.732354" calcext:value-type="float">
            <text:p>0.732354</text:p>
          </table:table-cell>
          <table:table-cell office:value-type="float" office:value="0.03761" calcext:value-type="float">
            <text:p>0.03761</text:p>
          </table:table-cell>
          <table:table-cell office:value-type="float" office:value="0.369953" calcext:value-type="float">
            <text:p>0.369953</text:p>
          </table:table-cell>
          <table:table-cell office:value-type="float" office:value="0.152769" calcext:value-type="float">
            <text:p>0.152769</text:p>
          </table:table-cell>
          <table:table-cell office:value-type="float" office:value="0.608638" calcext:value-type="float">
            <text:p>0.608638</text:p>
          </table:table-cell>
          <table:table-cell office:value-type="float" office:value="0.425914" calcext:value-type="float">
            <text:p>0.425914</text:p>
          </table:table-cell>
          <table:table-cell office:value-type="float" office:value="0.351232" calcext:value-type="float">
            <text:p>0.3512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4:.I204])" office:value-type="percentage" office:value="0.617361428571429" calcext:value-type="percentage">
            <text:p>61.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neC5.raw</text:p>
          </table:table-cell>
          <table:table-cell office:value-type="float" office:value="0.460533" calcext:value-type="float">
            <text:p>0.460533</text:p>
          </table:table-cell>
          <table:table-cell office:value-type="float" office:value="0.034662" calcext:value-type="float">
            <text:p>0.034662</text:p>
          </table:table-cell>
          <table:table-cell office:value-type="float" office:value="0.134138" calcext:value-type="float">
            <text:p>0.134138</text:p>
          </table:table-cell>
          <table:table-cell office:value-type="float" office:value="0.17854" calcext:value-type="float">
            <text:p>0.17854</text:p>
          </table:table-cell>
          <table:table-cell office:value-type="float" office:value="0.150618" calcext:value-type="float">
            <text:p>0.150618</text:p>
          </table:table-cell>
          <table:table-cell office:value-type="float" office:value="0.116239" calcext:value-type="float">
            <text:p>0.116239</text:p>
          </table:table-cell>
          <table:table-cell office:value-type="float" office:value="0.249007" calcext:value-type="float">
            <text:p>0.2490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5:.I205])" office:value-type="percentage" office:value="0.810894714285714" calcext:value-type="percentage">
            <text:p>81.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ne.raw</text:p>
          </table:table-cell>
          <table:table-cell office:value-type="float" office:value="0.508463" calcext:value-type="float">
            <text:p>0.508463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0.120659" calcext:value-type="float">
            <text:p>0.120659</text:p>
          </table:table-cell>
          <table:table-cell office:value-type="float" office:value="0.247693" calcext:value-type="float">
            <text:p>0.247693</text:p>
          </table:table-cell>
          <table:table-cell office:value-type="float" office:value="0.126707" calcext:value-type="float">
            <text:p>0.126707</text:p>
          </table:table-cell>
          <table:table-cell office:value-type="float" office:value="0.130248" calcext:value-type="float">
            <text:p>0.130248</text:p>
          </table:table-cell>
          <table:table-cell office:value-type="float" office:value="0.248215" calcext:value-type="float">
            <text:p>0.24821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6:.I206])" office:value-type="percentage" office:value="0.797212285714286" calcext:value-type="percentage">
            <text:p>79.7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B4.raw</text:p>
          </table:table-cell>
          <table:table-cell office:value-type="float" office:value="0.373411" calcext:value-type="float">
            <text:p>0.373411</text:p>
          </table:table-cell>
          <table:table-cell office:value-type="float" office:value="0.060619" calcext:value-type="float">
            <text:p>0.060619</text:p>
          </table:table-cell>
          <table:table-cell office:value-type="float" office:value="0.271046" calcext:value-type="float">
            <text:p>0.271046</text:p>
          </table:table-cell>
          <table:table-cell office:value-type="float" office:value="0.350208" calcext:value-type="float">
            <text:p>0.350208</text:p>
          </table:table-cell>
          <table:table-cell office:value-type="float" office:value="0.431151" calcext:value-type="float">
            <text:p>0.431151</text:p>
          </table:table-cell>
          <table:table-cell office:value-type="float" office:value="0.112179" calcext:value-type="float">
            <text:p>0.112179</text:p>
          </table:table-cell>
          <table:table-cell office:value-type="float" office:value="0.287964" calcext:value-type="float">
            <text:p>0.28796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7:.I207])" office:value-type="percentage" office:value="0.730488857142857" calcext:value-type="percentage">
            <text:p>73.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2.raw</text:p>
          </table:table-cell>
          <table:table-cell office:value-type="float" office:value="0.358124" calcext:value-type="float">
            <text:p>0.358124</text:p>
          </table:table-cell>
          <table:table-cell office:value-type="float" office:value="0.059027" calcext:value-type="float">
            <text:p>0.059027</text:p>
          </table:table-cell>
          <table:table-cell office:value-type="float" office:value="0.125745" calcext:value-type="float">
            <text:p>0.125745</text:p>
          </table:table-cell>
          <table:table-cell office:value-type="float" office:value="0.113033" calcext:value-type="float">
            <text:p>0.113033</text:p>
          </table:table-cell>
          <table:table-cell office:value-type="float" office:value="0.145183" calcext:value-type="float">
            <text:p>0.145183</text:p>
          </table:table-cell>
          <table:table-cell office:value-type="float" office:value="0.112825" calcext:value-type="float">
            <text:p>0.112825</text:p>
          </table:table-cell>
          <table:table-cell office:value-type="float" office:value="0.319255" calcext:value-type="float">
            <text:p>0.3192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8:.I208])" office:value-type="percentage" office:value="0.823829714285714" calcext:value-type="percentage">
            <text:p>82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4Sharp.raw</text:p>
          </table:table-cell>
          <table:table-cell office:value-type="float" office:value="0.379959" calcext:value-type="float">
            <text:p>0.379959</text:p>
          </table:table-cell>
          <table:table-cell office:value-type="float" office:value="0.060298" calcext:value-type="float">
            <text:p>0.060298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0.218095" calcext:value-type="float">
            <text:p>0.218095</text:p>
          </table:table-cell>
          <table:table-cell office:value-type="float" office:value="0.290495" calcext:value-type="float">
            <text:p>0.290495</text:p>
          </table:table-cell>
          <table:table-cell office:value-type="float" office:value="0.112994" calcext:value-type="float">
            <text:p>0.112994</text:p>
          </table:table-cell>
          <table:table-cell office:value-type="float" office:value="0.276899" calcext:value-type="float">
            <text:p>0.27689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09:.I209])" office:value-type="percentage" office:value="0.775253285714286" calcext:value-type="percentage">
            <text:p>77.5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5.raw</text:p>
          </table:table-cell>
          <table:table-cell office:value-type="float" office:value="0.372269" calcext:value-type="float">
            <text:p>0.372269</text:p>
          </table:table-cell>
          <table:table-cell office:value-type="float" office:value="0.068925" calcext:value-type="float">
            <text:p>0.068925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184889" calcext:value-type="float">
            <text:p>0.184889</text:p>
          </table:table-cell>
          <table:table-cell office:value-type="float" office:value="0.615824" calcext:value-type="float">
            <text:p>0.615824</text:p>
          </table:table-cell>
          <table:table-cell office:value-type="float" office:value="0.111719" calcext:value-type="float">
            <text:p>0.111719</text:p>
          </table:table-cell>
          <table:table-cell office:value-type="float" office:value="0.290441" calcext:value-type="float">
            <text:p>0.29044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0:.I210])" office:value-type="percentage" office:value="0.728283285714286" calcext:value-type="percentage">
            <text:p>72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7.raw</text:p>
          </table:table-cell>
          <table:table-cell office:value-type="float" office:value="0.425379" calcext:value-type="float">
            <text:p>0.425379</text:p>
          </table:table-cell>
          <table:table-cell office:value-type="float" office:value="0.051197" calcext:value-type="float">
            <text:p>0.051197</text:p>
          </table:table-cell>
          <table:table-cell office:value-type="float" office:value="0.352111" calcext:value-type="float">
            <text:p>0.352111</text:p>
          </table:table-cell>
          <table:table-cell office:value-type="float" office:value="0.045188" calcext:value-type="float">
            <text:p>0.045188</text:p>
          </table:table-cell>
          <table:table-cell office:value-type="float" office:value="0.633609" calcext:value-type="float">
            <text:p>0.633609</text:p>
          </table:table-cell>
          <table:table-cell office:value-type="float" office:value="0.111821" calcext:value-type="float">
            <text:p>0.111821</text:p>
          </table:table-cell>
          <table:table-cell office:value-type="float" office:value="0.251038" calcext:value-type="float">
            <text:p>0.25103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1:.I211])" office:value-type="percentage" office:value="0.732808142857143" calcext:value-type="percentage">
            <text:p>73.2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D4.raw</text:p>
          </table:table-cell>
          <table:table-cell office:value-type="float" office:value="0.377932" calcext:value-type="float">
            <text:p>0.377932</text:p>
          </table:table-cell>
          <table:table-cell office:value-type="float" office:value="0.057405" calcext:value-type="float">
            <text:p>0.057405</text:p>
          </table:table-cell>
          <table:table-cell office:value-type="float" office:value="0.29992" calcext:value-type="float">
            <text:p>0.29992</text:p>
          </table:table-cell>
          <table:table-cell office:value-type="float" office:value="0.474881" calcext:value-type="float">
            <text:p>0.474881</text:p>
          </table:table-cell>
          <table:table-cell office:value-type="float" office:value="0.487705" calcext:value-type="float">
            <text:p>0.487705</text:p>
          </table:table-cell>
          <table:table-cell office:value-type="float" office:value="0.112783" calcext:value-type="float">
            <text:p>0.112783</text:p>
          </table:table-cell>
          <table:table-cell office:value-type="float" office:value="0.278633" calcext:value-type="float">
            <text:p>0.27863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2:.I212])" office:value-type="percentage" office:value="0.701534428571429" calcext:value-type="percentage">
            <text:p>70.1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.raw</text:p>
          </table:table-cell>
          <table:table-cell office:value-type="float" office:value="0.368957" calcext:value-type="float">
            <text:p>0.368957</text:p>
          </table:table-cell>
          <table:table-cell office:value-type="float" office:value="0.061846" calcext:value-type="float">
            <text:p>0.061846</text:p>
          </table:table-cell>
          <table:table-cell office:value-type="float" office:value="0.25401" calcext:value-type="float">
            <text:p>0.25401</text:p>
          </table:table-cell>
          <table:table-cell office:value-type="float" office:value="0.049286" calcext:value-type="float">
            <text:p>0.049286</text:p>
          </table:table-cell>
          <table:table-cell office:value-type="float" office:value="0.339847" calcext:value-type="float">
            <text:p>0.339847</text:p>
          </table:table-cell>
          <table:table-cell office:value-type="float" office:value="0.112244" calcext:value-type="float">
            <text:p>0.112244</text:p>
          </table:table-cell>
          <table:table-cell office:value-type="float" office:value="0.284108" calcext:value-type="float">
            <text:p>0.28410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3:.I213])" office:value-type="percentage" office:value="0.789957428571429" calcext:value-type="percentage">
            <text:p>79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GUITAR.raw</text:p>
          </table:table-cell>
          <table:table-cell office:value-type="float" office:value="0.599607" calcext:value-type="float">
            <text:p>0.599607</text:p>
          </table:table-cell>
          <table:table-cell office:value-type="float" office:value="0.031841" calcext:value-type="float">
            <text:p>0.031841</text:p>
          </table:table-cell>
          <table:table-cell office:value-type="float" office:value="0.121292" calcext:value-type="float">
            <text:p>0.121292</text:p>
          </table:table-cell>
          <table:table-cell office:value-type="float" office:value="0.165318" calcext:value-type="float">
            <text:p>0.165318</text:p>
          </table:table-cell>
          <table:table-cell office:value-type="float" office:value="0.145457" calcext:value-type="float">
            <text:p>0.145457</text:p>
          </table:table-cell>
          <table:table-cell office:value-type="float" office:value="0.156864" calcext:value-type="float">
            <text:p>0.156864</text:p>
          </table:table-cell>
          <table:table-cell office:value-type="float" office:value="0.205971" calcext:value-type="float">
            <text:p>0.20597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4:.I214])" office:value-type="percentage" office:value="0.796235714285714" calcext:value-type="percentage">
            <text:p>79.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NOISE.raw</text:p>
          </table:table-cell>
          <table:table-cell office:value-type="float" office:value="0.725086" calcext:value-type="float">
            <text:p>0.725086</text:p>
          </table:table-cell>
          <table:table-cell office:value-type="float" office:value="0.11983" calcext:value-type="float">
            <text:p>0.11983</text:p>
          </table:table-cell>
          <table:table-cell office:value-type="float" office:value="0.355631" calcext:value-type="float">
            <text:p>0.355631</text:p>
          </table:table-cell>
          <table:table-cell office:value-type="float" office:value="0.16162" calcext:value-type="float">
            <text:p>0.16162</text:p>
          </table:table-cell>
          <table:table-cell office:value-type="float" office:value="0.694386" calcext:value-type="float">
            <text:p>0.694386</text:p>
          </table:table-cell>
          <table:table-cell office:value-type="float" office:value="0.153668" calcext:value-type="float">
            <text:p>0.153668</text:p>
          </table:table-cell>
          <table:table-cell office:value-type="float" office:value="0.13511" calcext:value-type="float">
            <text:p>0.1351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5:.I215])" office:value-type="percentage" office:value="0.664952714285714" calcext:value-type="percentage">
            <text:p>66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ORGAN.raw</text:p>
          </table:table-cell>
          <table:table-cell office:value-type="float" office:value="0.550218" calcext:value-type="float">
            <text:p>0.550218</text:p>
          </table:table-cell>
          <table:table-cell office:value-type="float" office:value="0.035916" calcext:value-type="float">
            <text:p>0.035916</text:p>
          </table:table-cell>
          <table:table-cell office:value-type="float" office:value="0.126467" calcext:value-type="float">
            <text:p>0.126467</text:p>
          </table:table-cell>
          <table:table-cell office:value-type="float" office:value="0.30218" calcext:value-type="float">
            <text:p>0.30218</text:p>
          </table:table-cell>
          <table:table-cell office:value-type="float" office:value="0.13506" calcext:value-type="float">
            <text:p>0.13506</text:p>
          </table:table-cell>
          <table:table-cell office:value-type="float" office:value="0.208185" calcext:value-type="float">
            <text:p>0.208185</text:p>
          </table:table-cell>
          <table:table-cell office:value-type="float" office:value="0.134458" calcext:value-type="float">
            <text:p>0.1344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6:.I216])" office:value-type="percentage" office:value="0.786788" calcext:value-type="percentage">
            <text:p>78.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PIANO.raw</text:p>
          </table:table-cell>
          <table:table-cell office:value-type="float" office:value="0.693445" calcext:value-type="float">
            <text:p>0.693445</text:p>
          </table:table-cell>
          <table:table-cell office:value-type="float" office:value="0.037522" calcext:value-type="float">
            <text:p>0.037522</text:p>
          </table:table-cell>
          <table:table-cell office:value-type="float" office:value="0.163172" calcext:value-type="float">
            <text:p>0.163172</text:p>
          </table:table-cell>
          <table:table-cell office:value-type="float" office:value="0.306977" calcext:value-type="float">
            <text:p>0.306977</text:p>
          </table:table-cell>
          <table:table-cell office:value-type="float" office:value="0.207714" calcext:value-type="float">
            <text:p>0.207714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109444" calcext:value-type="float">
            <text:p>0.1094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7:.I217])" office:value-type="percentage" office:value="0.757326428571429" calcext:value-type="percentage">
            <text:p>75.7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AW.raw</text:p>
          </table:table-cell>
          <table:table-cell office:value-type="float" office:value="0.69756" calcext:value-type="float">
            <text:p>0.69756</text:p>
          </table:table-cell>
          <table:table-cell office:value-type="float" office:value="0.035196" calcext:value-type="float">
            <text:p>0.035196</text:p>
          </table:table-cell>
          <table:table-cell office:value-type="float" office:value="0.158839" calcext:value-type="float">
            <text:p>0.158839</text:p>
          </table:table-cell>
          <table:table-cell office:value-type="float" office:value="0.397871" calcext:value-type="float">
            <text:p>0.397871</text:p>
          </table:table-cell>
          <table:table-cell office:value-type="float" office:value="0.197064" calcext:value-type="float">
            <text:p>0.197064</text:p>
          </table:table-cell>
          <table:table-cell office:value-type="float" office:value="0.173713" calcext:value-type="float">
            <text:p>0.173713</text:p>
          </table:table-cell>
          <table:table-cell office:value-type="float" office:value="0.131572" calcext:value-type="float">
            <text:p>0.13157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8:.I218])" office:value-type="percentage" office:value="0.744026428571429" calcext:value-type="percentage">
            <text:p>74.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INE.raw</text:p>
          </table:table-cell>
          <table:table-cell office:value-type="float" office:value="0.723538" calcext:value-type="float">
            <text:p>0.723538</text:p>
          </table:table-cell>
          <table:table-cell office:value-type="float" office:value="0.033133" calcext:value-type="float">
            <text:p>0.033133</text:p>
          </table:table-cell>
          <table:table-cell office:value-type="float" office:value="0.250353" calcext:value-type="float">
            <text:p>0.250353</text:p>
          </table:table-cell>
          <table:table-cell office:value-type="float" office:value="0.234544" calcext:value-type="float">
            <text:p>0.234544</text:p>
          </table:table-cell>
          <table:table-cell office:value-type="float" office:value="0.26241" calcext:value-type="float">
            <text:p>0.26241</text:p>
          </table:table-cell>
          <table:table-cell office:value-type="float" office:value="0.159304" calcext:value-type="float">
            <text:p>0.159304</text:p>
          </table:table-cell>
          <table:table-cell office:value-type="float" office:value="0.13704" calcext:value-type="float">
            <text:p>0.137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19:.I219])" office:value-type="percentage" office:value="0.742811142857143" calcext:value-type="percentage">
            <text:p>74.2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QUARE.raw</text:p>
          </table:table-cell>
          <table:table-cell office:value-type="float" office:value="0.815351" calcext:value-type="float">
            <text:p>0.815351</text:p>
          </table:table-cell>
          <table:table-cell office:value-type="float" office:value="0.033697" calcext:value-type="float">
            <text:p>0.033697</text:p>
          </table:table-cell>
          <table:table-cell office:value-type="float" office:value="0.27639" calcext:value-type="float">
            <text:p>0.27639</text:p>
          </table:table-cell>
          <table:table-cell office:value-type="float" office:value="0.281085" calcext:value-type="float">
            <text:p>0.281085</text:p>
          </table:table-cell>
          <table:table-cell office:value-type="float" office:value="0.284509" calcext:value-type="float">
            <text:p>0.284509</text:p>
          </table:table-cell>
          <table:table-cell office:value-type="float" office:value="0.16531" calcext:value-type="float">
            <text:p>0.16531</text:p>
          </table:table-cell>
          <table:table-cell office:value-type="float" office:value="0.136144" calcext:value-type="float">
            <text:p>0.1361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0:.I220])" office:value-type="percentage" office:value="0.715359142857143" calcext:value-type="percentage">
            <text:p>71.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WEEP.raw</text:p>
          </table:table-cell>
          <table:table-cell office:value-type="float" office:value="0.567715" calcext:value-type="float">
            <text:p>0.567715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109605" calcext:value-type="float">
            <text:p>0.10960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124489" calcext:value-type="float">
            <text:p>0.124489</text:p>
          </table:table-cell>
          <table:table-cell office:value-type="float" office:value="0.150463" calcext:value-type="float">
            <text:p>0.150463</text:p>
          </table:table-cell>
          <table:table-cell office:value-type="float" office:value="0.341728" calcext:value-type="float">
            <text:p>0.34172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1:.I221])" office:value-type="percentage" office:value="0.798985714285714" calcext:value-type="percentage">
            <text:p>79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HEREMIN.raw</text:p>
          </table:table-cell>
          <table:table-cell office:value-type="float" office:value="0.726394" calcext:value-type="float">
            <text:p>0.726394</text:p>
          </table:table-cell>
          <table:table-cell office:value-type="float" office:value="0.032542" calcext:value-type="float">
            <text:p>0.032542</text:p>
          </table:table-cell>
          <table:table-cell office:value-type="float" office:value="0.10635" calcext:value-type="float">
            <text:p>0.10635</text:p>
          </table:table-cell>
          <table:table-cell office:value-type="float" office:value="0.169022" calcext:value-type="float">
            <text:p>0.169022</text:p>
          </table:table-cell>
          <table:table-cell office:value-type="float" office:value="0.11191" calcext:value-type="float">
            <text:p>0.11191</text:p>
          </table:table-cell>
          <table:table-cell office:value-type="float" office:value="0.196371" calcext:value-type="float">
            <text:p>0.196371</text:p>
          </table:table-cell>
          <table:table-cell office:value-type="float" office:value="0.347335" calcext:value-type="float">
            <text:p>0.34733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2:.I222])" office:value-type="percentage" office:value="0.758582285714286" calcext:value-type="percentage">
            <text:p>75.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rumpet 2.raw</text:p>
          </table:table-cell>
          <table:table-cell office:value-type="float" office:value="0.601434" calcext:value-type="float">
            <text:p>0.601434</text:p>
          </table:table-cell>
          <table:table-cell office:value-type="float" office:value="0.055347" calcext:value-type="float">
            <text:p>0.055347</text:p>
          </table:table-cell>
          <table:table-cell office:value-type="float" office:value="0.168098" calcext:value-type="float">
            <text:p>0.168098</text:p>
          </table:table-cell>
          <table:table-cell office:value-type="float" office:value="0.375719" calcext:value-type="float">
            <text:p>0.375719</text:p>
          </table:table-cell>
          <table:table-cell office:value-type="float" office:value="0.184167" calcext:value-type="float">
            <text:p>0.184167</text:p>
          </table:table-cell>
          <table:table-cell office:value-type="float" office:value="0.150782" calcext:value-type="float">
            <text:p>0.150782</text:p>
          </table:table-cell>
          <table:table-cell office:value-type="float" office:value="0.17562" calcext:value-type="float">
            <text:p>0.1756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3:.I223])" office:value-type="percentage" office:value="0.755547571428571" calcext:value-type="percentage">
            <text:p>75.5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RUMPET.raw</text:p>
          </table:table-cell>
          <table:table-cell office:value-type="float" office:value="0.629646" calcext:value-type="float">
            <text:p>0.629646</text:p>
          </table:table-cell>
          <table:table-cell office:value-type="float" office:value="0.063941" calcext:value-type="float">
            <text:p>0.063941</text:p>
          </table:table-cell>
          <table:table-cell office:value-type="float" office:value="0.149128" calcext:value-type="float">
            <text:p>0.149128</text:p>
          </table:table-cell>
          <table:table-cell office:value-type="float" office:value="0.329861" calcext:value-type="float">
            <text:p>0.329861</text:p>
          </table:table-cell>
          <table:table-cell office:value-type="float" office:value="0.186812" calcext:value-type="float">
            <text:p>0.186812</text:p>
          </table:table-cell>
          <table:table-cell office:value-type="float" office:value="0.158603" calcext:value-type="float">
            <text:p>0.158603</text:p>
          </table:table-cell>
          <table:table-cell office:value-type="float" office:value="0.211029" calcext:value-type="float">
            <text:p>0.2110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4:.I224])" office:value-type="percentage" office:value="0.752997142857143" calcext:value-type="percentage">
            <text:p>75.3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VIOLIN.raw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050945" calcext:value-type="float">
            <text:p>0.050945</text:p>
          </table:table-cell>
          <table:table-cell office:value-type="float" office:value="0.301921" calcext:value-type="float">
            <text:p>0.301921</text:p>
          </table:table-cell>
          <table:table-cell office:value-type="float" office:value="0.27671" calcext:value-type="float">
            <text:p>0.27671</text:p>
          </table:table-cell>
          <table:table-cell office:value-type="float" office:value="0.525492" calcext:value-type="float">
            <text:p>0.525492</text:p>
          </table:table-cell>
          <table:table-cell office:value-type="float" office:value="0.150399" calcext:value-type="float">
            <text:p>0.150399</text:p>
          </table:table-cell>
          <table:table-cell office:value-type="float" office:value="0.280118" calcext:value-type="float">
            <text:p>0.28011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5:.I225])" office:value-type="percentage" office:value="0.691073571428571" calcext:value-type="percentage">
            <text:p>69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lence.raw</text:p>
          </table:table-cell>
          <table:table-cell office:value-type="float" office:value="0.81044" calcext:value-type="float">
            <text:p>0.81044</text:p>
          </table:table-cell>
          <table:table-cell office:value-type="float" office:value="0.033088" calcext:value-type="float">
            <text:p>0.033088</text:p>
          </table:table-cell>
          <table:table-cell office:value-type="float" office:value="0.36596" calcext:value-type="float">
            <text:p>0.36596</text:p>
          </table:table-cell>
          <table:table-cell office:value-type="float" office:value="0.183527" calcext:value-type="float">
            <text:p>0.183527</text:p>
          </table:table-cell>
          <table:table-cell office:value-type="float" office:value="0.588263" calcext:value-type="float">
            <text:p>0.588263</text:p>
          </table:table-cell>
          <table:table-cell office:value-type="float" office:value="0.403567" calcext:value-type="float">
            <text:p>0.403567</text:p>
          </table:table-cell>
          <table:table-cell office:value-type="float" office:value="0.567578" calcext:value-type="float">
            <text:p>0.56757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6:.I226])" office:value-type="percentage" office:value="0.578225285714286" calcext:value-type="percentage">
            <text:p>57.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neC5.raw</text:p>
          </table:table-cell>
          <table:table-cell office:value-type="float" office:value="0.625431" calcext:value-type="float">
            <text:p>0.625431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122128" calcext:value-type="float">
            <text:p>0.122128</text:p>
          </table:table-cell>
          <table:table-cell office:value-type="float" office:value="0.215454" calcext:value-type="float">
            <text:p>0.215454</text:p>
          </table:table-cell>
          <table:table-cell office:value-type="float" office:value="0.122394" calcext:value-type="float">
            <text:p>0.122394</text:p>
          </table:table-cell>
          <table:table-cell office:value-type="float" office:value="0.153208" calcext:value-type="float">
            <text:p>0.153208</text:p>
          </table:table-cell>
          <table:table-cell office:value-type="float" office:value="0.22029" calcext:value-type="float">
            <text:p>0.220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7:.I227])" office:value-type="percentage" office:value="0.786650714285714" calcext:value-type="percentage">
            <text:p>78.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ne.raw</text:p>
          </table:table-cell>
          <table:table-cell office:value-type="float" office:value="0.681312" calcext:value-type="float">
            <text:p>0.681312</text:p>
          </table:table-cell>
          <table:table-cell office:value-type="float" office:value="0.037279" calcext:value-type="float">
            <text:p>0.037279</text:p>
          </table:table-cell>
          <table:table-cell office:value-type="float" office:value="0.128908" calcext:value-type="float">
            <text:p>0.128908</text:p>
          </table:table-cell>
          <table:table-cell office:value-type="float" office:value="0.211856" calcext:value-type="float">
            <text:p>0.211856</text:p>
          </table:table-cell>
          <table:table-cell office:value-type="float" office:value="0.145153" calcext:value-type="float">
            <text:p>0.145153</text:p>
          </table:table-cell>
          <table:table-cell office:value-type="float" office:value="0.172203" calcext:value-type="float">
            <text:p>0.172203</text:p>
          </table:table-cell>
          <table:table-cell office:value-type="float" office:value="0.225325" calcext:value-type="float">
            <text:p>0.22532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8:.I228])" office:value-type="percentage" office:value="0.771137714285714" calcext:value-type="percentage">
            <text:p>77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B4.raw</text:p>
          </table:table-cell>
          <table:table-cell office:value-type="float" office:value="0.528478" calcext:value-type="float">
            <text:p>0.528478</text:p>
          </table:table-cell>
          <table:table-cell office:value-type="float" office:value="0.058552" calcext:value-type="float">
            <text:p>0.058552</text:p>
          </table:table-cell>
          <table:table-cell office:value-type="float" office:value="0.291196" calcext:value-type="float">
            <text:p>0.291196</text:p>
          </table:table-cell>
          <table:table-cell office:value-type="float" office:value="0.495728" calcext:value-type="float">
            <text:p>0.495728</text:p>
          </table:table-cell>
          <table:table-cell office:value-type="float" office:value="0.504004" calcext:value-type="float">
            <text:p>0.504004</text:p>
          </table:table-cell>
          <table:table-cell office:value-type="float" office:value="0.150454" calcext:value-type="float">
            <text:p>0.150454</text:p>
          </table:table-cell>
          <table:table-cell office:value-type="float" office:value="0.266752" calcext:value-type="float">
            <text:p>0.2667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29:.I229])" office:value-type="percentage" office:value="0.672119428571429" calcext:value-type="percentage">
            <text:p>67.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2.raw</text:p>
          </table:table-cell>
          <table:table-cell office:value-type="float" office:value="0.521929" calcext:value-type="float">
            <text:p>0.521929</text:p>
          </table:table-cell>
          <table:table-cell office:value-type="float" office:value="0.057921" calcext:value-type="float">
            <text:p>0.057921</text:p>
          </table:table-cell>
          <table:table-cell office:value-type="float" office:value="0.12787" calcext:value-type="float">
            <text:p>0.12787</text:p>
          </table:table-cell>
          <table:table-cell office:value-type="float" office:value="0.140987" calcext:value-type="float">
            <text:p>0.140987</text:p>
          </table:table-cell>
          <table:table-cell office:value-type="float" office:value="0.149364" calcext:value-type="float">
            <text:p>0.149364</text:p>
          </table:table-cell>
          <table:table-cell office:value-type="float" office:value="0.151965" calcext:value-type="float">
            <text:p>0.151965</text:p>
          </table:table-cell>
          <table:table-cell office:value-type="float" office:value="0.4683" calcext:value-type="float">
            <text:p>0.46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0:.I230])" office:value-type="percentage" office:value="0.768809142857143" calcext:value-type="percentage">
            <text:p>76.8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4Sharp.raw</text:p>
          </table:table-cell>
          <table:table-cell office:value-type="float" office:value="0.533604" calcext:value-type="float">
            <text:p>0.533604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241482" calcext:value-type="float">
            <text:p>0.241482</text:p>
          </table:table-cell>
          <table:table-cell office:value-type="float" office:value="0.211693" calcext:value-type="float">
            <text:p>0.211693</text:p>
          </table:table-cell>
          <table:table-cell office:value-type="float" office:value="0.311168" calcext:value-type="float">
            <text:p>0.311168</text:p>
          </table:table-cell>
          <table:table-cell office:value-type="float" office:value="0.150616" calcext:value-type="float">
            <text:p>0.150616</text:p>
          </table:table-cell>
          <table:table-cell office:value-type="float" office:value="0.229986" calcext:value-type="float">
            <text:p>0.22998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1:.I231])" office:value-type="percentage" office:value="0.751880142857143" calcext:value-type="percentage">
            <text:p>75.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5.raw</text:p>
          </table:table-cell>
          <table:table-cell office:value-type="float" office:value="0.536641" calcext:value-type="float">
            <text:p>0.536641</text:p>
          </table:table-cell>
          <table:table-cell office:value-type="float" office:value="0.069298" calcext:value-type="float">
            <text:p>0.069298</text:p>
          </table:table-cell>
          <table:table-cell office:value-type="float" office:value="0.273426" calcext:value-type="float">
            <text:p>0.273426</text:p>
          </table:table-cell>
          <table:table-cell office:value-type="float" office:value="0.224732" calcext:value-type="float">
            <text:p>0.224732</text:p>
          </table:table-cell>
          <table:table-cell office:value-type="float" office:value="0.685157" calcext:value-type="float">
            <text:p>0.685157</text:p>
          </table:table-cell>
          <table:table-cell office:value-type="float" office:value="0.149993" calcext:value-type="float">
            <text:p>0.149993</text:p>
          </table:table-cell>
          <table:table-cell office:value-type="float" office:value="0.189167" calcext:value-type="float">
            <text:p>0.1891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2:.I232])" office:value-type="percentage" office:value="0.695940857142857" calcext:value-type="percentage">
            <text:p>69.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7.raw</text:p>
          </table:table-cell>
          <table:table-cell office:value-type="float" office:value="0.566372" calcext:value-type="float">
            <text:p>0.566372</text:p>
          </table:table-cell>
          <table:table-cell office:value-type="float" office:value="0.048881" calcext:value-type="float">
            <text:p>0.048881</text:p>
          </table:table-cell>
          <table:table-cell office:value-type="float" office:value="0.379638" calcext:value-type="float">
            <text:p>0.379638</text:p>
          </table:table-cell>
          <table:table-cell office:value-type="float" office:value="0.049209" calcext:value-type="float">
            <text:p>0.049209</text:p>
          </table:table-cell>
          <table:table-cell office:value-type="float" office:value="0.747113" calcext:value-type="float">
            <text:p>0.747113</text:p>
          </table:table-cell>
          <table:table-cell office:value-type="float" office:value="0.149633" calcext:value-type="float">
            <text:p>0.149633</text:p>
          </table:table-cell>
          <table:table-cell office:value-type="float" office:value="0.33191" calcext:value-type="float">
            <text:p>0.3319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3:.I233])" office:value-type="percentage" office:value="0.675320571428571" calcext:value-type="percentage">
            <text:p>67.5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D4.raw</text:p>
          </table:table-cell>
          <table:table-cell office:value-type="float" office:value="0.53162" calcext:value-type="float">
            <text:p>0.53162</text:p>
          </table:table-cell>
          <table:table-cell office:value-type="float" office:value="0.055223" calcext:value-type="float">
            <text:p>0.055223</text:p>
          </table:table-cell>
          <table:table-cell office:value-type="float" office:value="0.317071" calcext:value-type="float">
            <text:p>0.317071</text:p>
          </table:table-cell>
          <table:table-cell office:value-type="float" office:value="0.392045" calcext:value-type="float">
            <text:p>0.392045</text:p>
          </table:table-cell>
          <table:table-cell office:value-type="float" office:value="0.550736" calcext:value-type="float">
            <text:p>0.550736</text:p>
          </table:table-cell>
          <table:table-cell office:value-type="float" office:value="0.150956" calcext:value-type="float">
            <text:p>0.150956</text:p>
          </table:table-cell>
          <table:table-cell office:value-type="float" office:value="0.216166" calcext:value-type="float">
            <text:p>0.21616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4:.I234])" office:value-type="percentage" office:value="0.683740428571429" calcext:value-type="percentage">
            <text:p>68.3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.raw</text:p>
          </table:table-cell>
          <table:table-cell office:value-type="float" office:value="0.532916" calcext:value-type="float">
            <text:p>0.532916</text:p>
          </table:table-cell>
          <table:table-cell office:value-type="float" office:value="0.061525" calcext:value-type="float">
            <text:p>0.061525</text:p>
          </table:table-cell>
          <table:table-cell office:value-type="float" office:value="0.241443" calcext:value-type="float">
            <text:p>0.241443</text:p>
          </table:table-cell>
          <table:table-cell office:value-type="float" office:value="0.087472" calcext:value-type="float">
            <text:p>0.087472</text:p>
          </table:table-cell>
          <table:table-cell office:value-type="float" office:value="0.298267" calcext:value-type="float">
            <text:p>0.298267</text:p>
          </table:table-cell>
          <table:table-cell office:value-type="float" office:value="0.15111" calcext:value-type="float">
            <text:p>0.15111</text:p>
          </table:table-cell>
          <table:table-cell office:value-type="float" office:value="0.254163" calcext:value-type="float">
            <text:p>0.25416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5:.I235])" office:value-type="percentage" office:value="0.767586285714286" calcext:value-type="percentage">
            <text:p>76.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NOISE.raw</text:p>
          </table:table-cell>
          <table:table-cell office:value-type="float" office:value="0.608209" calcext:value-type="float">
            <text:p>0.608209</text:p>
          </table:table-cell>
          <table:table-cell office:value-type="float" office:value="0.118412" calcext:value-type="float">
            <text:p>0.118412</text:p>
          </table:table-cell>
          <table:table-cell office:value-type="float" office:value="0.354388" calcext:value-type="float">
            <text:p>0.354388</text:p>
          </table:table-cell>
          <table:table-cell office:value-type="float" office:value="0.117543" calcext:value-type="float">
            <text:p>0.117543</text:p>
          </table:table-cell>
          <table:table-cell office:value-type="float" office:value="0.645369" calcext:value-type="float">
            <text:p>0.645369</text:p>
          </table:table-cell>
          <table:table-cell office:value-type="float" office:value="0.075103" calcext:value-type="float">
            <text:p>0.075103</text:p>
          </table:table-cell>
          <table:table-cell office:value-type="float" office:value="0.304363" calcext:value-type="float">
            <text:p>0.30436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6:.I236])" office:value-type="percentage" office:value="0.682373285714286" calcext:value-type="percentage">
            <text:p>68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ORGAN.raw</text:p>
          </table:table-cell>
          <table:table-cell office:value-type="float" office:value="0.375975" calcext:value-type="float">
            <text:p>0.375975</text:p>
          </table:table-cell>
          <table:table-cell office:value-type="float" office:value="0.029754" calcext:value-type="float">
            <text:p>0.029754</text:p>
          </table:table-cell>
          <table:table-cell office:value-type="float" office:value="0.158781" calcext:value-type="float">
            <text:p>0.158781</text:p>
          </table:table-cell>
          <table:table-cell office:value-type="float" office:value="0.18811" calcext:value-type="float">
            <text:p>0.18811</text:p>
          </table:table-cell>
          <table:table-cell office:value-type="float" office:value="0.205068" calcext:value-type="float">
            <text:p>0.205068</text:p>
          </table:table-cell>
          <table:table-cell office:value-type="float" office:value="0.178998" calcext:value-type="float">
            <text:p>0.178998</text:p>
          </table:table-cell>
          <table:table-cell office:value-type="float" office:value="0.243159" calcext:value-type="float">
            <text:p>0.24315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7:.I237])" office:value-type="percentage" office:value="0.802879285714286" calcext:value-type="percentage">
            <text:p>80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PIANO.raw</text:p>
          </table:table-cell>
          <table:table-cell office:value-type="float" office:value="0.366273" calcext:value-type="float">
            <text:p>0.366273</text:p>
          </table:table-cell>
          <table:table-cell office:value-type="float" office:value="0.021205" calcext:value-type="float">
            <text:p>0.021205</text:p>
          </table:table-cell>
          <table:table-cell office:value-type="float" office:value="0.122061" calcext:value-type="float">
            <text:p>0.122061</text:p>
          </table:table-cell>
          <table:table-cell office:value-type="float" office:value="0.223746" calcext:value-type="float">
            <text:p>0.223746</text:p>
          </table:table-cell>
          <table:table-cell office:value-type="float" office:value="0.107452" calcext:value-type="float">
            <text:p>0.107452</text:p>
          </table:table-cell>
          <table:table-cell office:value-type="float" office:value="0.103677" calcext:value-type="float">
            <text:p>0.103677</text:p>
          </table:table-cell>
          <table:table-cell office:value-type="float" office:value="0.153616" calcext:value-type="float">
            <text:p>0.15361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8:.I238])" office:value-type="percentage" office:value="0.843138571428571" calcext:value-type="percentage">
            <text:p>84.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AW.raw</text:p>
          </table:table-cell>
          <table:table-cell office:value-type="float" office:value="0.327456" calcext:value-type="float">
            <text:p>0.327456</text:p>
          </table:table-cell>
          <table:table-cell office:value-type="float" office:value="0.016759" calcext:value-type="float">
            <text:p>0.016759</text:p>
          </table:table-cell>
          <table:table-cell office:value-type="float" office:value="0.099179" calcext:value-type="float">
            <text:p>0.099179</text:p>
          </table:table-cell>
          <table:table-cell office:value-type="float" office:value="0.161053" calcext:value-type="float">
            <text:p>0.161053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107545" calcext:value-type="float">
            <text:p>0.107545</text:p>
          </table:table-cell>
          <table:table-cell office:value-type="float" office:value="0.298779" calcext:value-type="float">
            <text:p>0.29877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39:.I239])" office:value-type="percentage" office:value="0.845746714285714" calcext:value-type="percentage">
            <text:p>84.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INE.raw</text:p>
          </table:table-cell>
          <table:table-cell office:value-type="float" office:value="0.32836" calcext:value-type="float">
            <text:p>0.32836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208008" calcext:value-type="float">
            <text:p>0.208008</text:p>
          </table:table-cell>
          <table:table-cell office:value-type="float" office:value="0.377462" calcext:value-type="float">
            <text:p>0.377462</text:p>
          </table:table-cell>
          <table:table-cell office:value-type="float" office:value="0.155469" calcext:value-type="float">
            <text:p>0.155469</text:p>
          </table:table-cell>
          <table:table-cell office:value-type="float" office:value="0.052857" calcext:value-type="float">
            <text:p>0.052857</text:p>
          </table:table-cell>
          <table:table-cell office:value-type="float" office:value="0.306517" calcext:value-type="float">
            <text:p>0.30651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0:.I240])" office:value-type="percentage" office:value="0.794043857142857" calcext:value-type="percentage">
            <text:p>79.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QUARE.raw</text:p>
          </table:table-cell>
          <table:table-cell office:value-type="float" office:value="0.434727" calcext:value-type="float">
            <text:p>0.434727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0.249761" calcext:value-type="float">
            <text:p>0.249761</text:p>
          </table:table-cell>
          <table:table-cell office:value-type="float" office:value="0.158612" calcext:value-type="float">
            <text:p>0.158612</text:p>
          </table:table-cell>
          <table:table-cell office:value-type="float" office:value="0.211347" calcext:value-type="float">
            <text:p>0.211347</text:p>
          </table:table-cell>
          <table:table-cell office:value-type="float" office:value="0.063239" calcext:value-type="float">
            <text:p>0.063239</text:p>
          </table:table-cell>
          <table:table-cell office:value-type="float" office:value="0.306172" calcext:value-type="float">
            <text:p>0.30617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1:.I241])" office:value-type="percentage" office:value="0.794649" calcext:value-type="percentage">
            <text:p>79.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WEEP.raw</text:p>
          </table:table-cell>
          <table:table-cell office:value-type="float" office:value="0.245688" calcext:value-type="float">
            <text:p>0.245688</text:p>
          </table:table-cell>
          <table:table-cell office:value-type="float" office:value="0.019832" calcext:value-type="float">
            <text:p>0.019832</text:p>
          </table:table-cell>
          <table:table-cell office:value-type="float" office:value="0.071849" calcext:value-type="float">
            <text:p>0.071849</text:p>
          </table:table-cell>
          <table:table-cell office:value-type="float" office:value="0.072334" calcext:value-type="float">
            <text:p>0.072334</text:p>
          </table:table-cell>
          <table:table-cell office:value-type="float" office:value="0.048616" calcext:value-type="float">
            <text:p>0.048616</text:p>
          </table:table-cell>
          <table:table-cell office:value-type="float" office:value="0.034326" calcext:value-type="float">
            <text:p>0.034326</text:p>
          </table:table-cell>
          <table:table-cell office:value-type="float" office:value="0.283585" calcext:value-type="float">
            <text:p>0.28358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2:.I242])" office:value-type="percentage" office:value="0.88911" calcext:value-type="percentage">
            <text:p>88.9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HEREMIN.raw</text:p>
          </table:table-cell>
          <table:table-cell office:value-type="float" office:value="0.36022" calcext:value-type="float">
            <text:p>0.36022</text:p>
          </table:table-cell>
          <table:table-cell office:value-type="float" office:value="0.014509" calcext:value-type="float">
            <text:p>0.014509</text:p>
          </table:table-cell>
          <table:table-cell office:value-type="float" office:value="0.063042" calcext:value-type="float">
            <text:p>0.063042</text:p>
          </table:table-cell>
          <table:table-cell office:value-type="float" office:value="0.101403" calcext:value-type="float">
            <text:p>0.101403</text:p>
          </table:table-cell>
          <table:table-cell office:value-type="float" office:value="0.03643" calcext:value-type="float">
            <text:p>0.03643</text:p>
          </table:table-cell>
          <table:table-cell office:value-type="float" office:value="0.095237" calcext:value-type="float">
            <text:p>0.095237</text:p>
          </table:table-cell>
          <table:table-cell office:value-type="float" office:value="0.433993" calcext:value-type="float">
            <text:p>0.43399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3:.I243])" office:value-type="percentage" office:value="0.842166571428571" calcext:value-type="percentage">
            <text:p>84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rumpet 2.raw</text:p>
          </table:table-cell>
          <table:table-cell office:value-type="float" office:value="0.510477" calcext:value-type="float">
            <text:p>0.510477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0.181711" calcext:value-type="float">
            <text:p>0.181711</text:p>
          </table:table-cell>
          <table:table-cell office:value-type="float" office:value="0.390584" calcext:value-type="float">
            <text:p>0.390584</text:p>
          </table:table-cell>
          <table:table-cell office:value-type="float" office:value="0.212978" calcext:value-type="float">
            <text:p>0.212978</text:p>
          </table:table-cell>
          <table:table-cell office:value-type="float" office:value="0.081947" calcext:value-type="float">
            <text:p>0.081947</text:p>
          </table:table-cell>
          <table:table-cell office:value-type="float" office:value="0.292817" calcext:value-type="float">
            <text:p>0.29281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4:.I244])" office:value-type="percentage" office:value="0.753300857142857" calcext:value-type="percentage">
            <text:p>75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RUMPET.raw</text:p>
          </table:table-cell>
          <table:table-cell office:value-type="float" office:value="0.450411" calcext:value-type="float">
            <text:p>0.450411</text:p>
          </table:table-cell>
          <table:table-cell office:value-type="float" office:value="0.058514" calcext:value-type="float">
            <text:p>0.058514</text:p>
          </table:table-cell>
          <table:table-cell office:value-type="float" office:value="0.115129" calcext:value-type="float">
            <text:p>0.115129</text:p>
          </table:table-cell>
          <table:table-cell office:value-type="float" office:value="0.293795" calcext:value-type="float">
            <text:p>0.293795</text:p>
          </table:table-cell>
          <table:table-cell office:value-type="float" office:value="0.103954" calcext:value-type="float">
            <text:p>0.103954</text:p>
          </table:table-cell>
          <table:table-cell office:value-type="float" office:value="0.077035" calcext:value-type="float">
            <text:p>0.077035</text:p>
          </table:table-cell>
          <table:table-cell office:value-type="float" office:value="0.278834" calcext:value-type="float">
            <text:p>0.27883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5:.I245])" office:value-type="percentage" office:value="0.803189714285714" calcext:value-type="percentage">
            <text:p>80.3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VIOLIN.raw</text:p>
          </table:table-cell>
          <table:table-cell office:value-type="float" office:value="0.416969" calcext:value-type="float">
            <text:p>0.416969</text:p>
          </table:table-cell>
          <table:table-cell office:value-type="float" office:value="0.047271" calcext:value-type="float">
            <text:p>0.047271</text:p>
          </table:table-cell>
          <table:table-cell office:value-type="float" office:value="0.25657" calcext:value-type="float">
            <text:p>0.25657</text:p>
          </table:table-cell>
          <table:table-cell office:value-type="float" office:value="0.26888" calcext:value-type="float">
            <text:p>0.26888</text:p>
          </table:table-cell>
          <table:table-cell office:value-type="float" office:value="0.344559" calcext:value-type="float">
            <text:p>0.344559</text:p>
          </table:table-cell>
          <table:table-cell office:value-type="float" office:value="0.061537" calcext:value-type="float">
            <text:p>0.061537</text:p>
          </table:table-cell>
          <table:table-cell office:value-type="float" office:value="0.326265" calcext:value-type="float">
            <text:p>0.32626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6:.I246])" office:value-type="percentage" office:value="0.753992714285714" calcext:value-type="percentage">
            <text:p>75.4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lence.raw</text:p>
          </table:table-cell>
          <table:table-cell office:value-type="float" office:value="0.707683" calcext:value-type="float">
            <text:p>0.707683</text:p>
          </table:table-cell>
          <table:table-cell office:value-type="float" office:value="0.028004" calcext:value-type="float">
            <text:p>0.028004</text:p>
          </table:table-cell>
          <table:table-cell office:value-type="float" office:value="0.395955" calcext:value-type="float">
            <text:p>0.395955</text:p>
          </table:table-cell>
          <table:table-cell office:value-type="float" office:value="0.146099" calcext:value-type="float">
            <text:p>0.146099</text:p>
          </table:table-cell>
          <table:table-cell office:value-type="float" office:value="0.669249" calcext:value-type="float">
            <text:p>0.669249</text:p>
          </table:table-cell>
          <table:table-cell office:value-type="float" office:value="0.398749" calcext:value-type="float">
            <text:p>0.398749</text:p>
          </table:table-cell>
          <table:table-cell office:value-type="float" office:value="0.449262" calcext:value-type="float">
            <text:p>0.44926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7:.I247])" office:value-type="percentage" office:value="0.600714142857143" calcext:value-type="percentage">
            <text:p>60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neC5.raw</text:p>
          </table:table-cell>
          <table:table-cell office:value-type="float" office:value="0.378106" calcext:value-type="float">
            <text:p>0.378106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103024" calcext:value-type="float">
            <text:p>0.103024</text:p>
          </table:table-cell>
          <table:table-cell office:value-type="float" office:value="0.119057" calcext:value-type="float">
            <text:p>0.119057</text:p>
          </table:table-cell>
          <table:table-cell office:value-type="float" office:value="0.083065" calcext:value-type="float">
            <text:p>0.083065</text:p>
          </table:table-cell>
          <table:table-cell office:value-type="float" office:value="0.063543" calcext:value-type="float">
            <text:p>0.063543</text:p>
          </table:table-cell>
          <table:table-cell office:value-type="float" office:value="0.224047" calcext:value-type="float">
            <text:p>0.22404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8:.I248])" office:value-type="percentage" office:value="0.857996857142857" calcext:value-type="percentage">
            <text:p>85.8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ne.raw</text:p>
          </table:table-cell>
          <table:table-cell office:value-type="float" office:value="0.495621" calcext:value-type="float">
            <text:p>0.495621</text:p>
          </table:table-cell>
          <table:table-cell office:value-type="float" office:value="0.029705" calcext:value-type="float">
            <text:p>0.029705</text:p>
          </table:table-cell>
          <table:table-cell office:value-type="float" office:value="0.144585" calcext:value-type="float">
            <text:p>0.144585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73566" calcext:value-type="float">
            <text:p>0.173566</text:p>
          </table:table-cell>
          <table:table-cell office:value-type="float" office:value="0.098447" calcext:value-type="float">
            <text:p>0.098447</text:p>
          </table:table-cell>
          <table:table-cell office:value-type="float" office:value="0.22482" calcext:value-type="float">
            <text:p>0.2248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49:.I249])" office:value-type="percentage" office:value="0.814436571428571" calcext:value-type="percentage">
            <text:p>81.4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B4.raw</text:p>
          </table:table-cell>
          <table:table-cell office:value-type="float" office:value="0.355396" calcext:value-type="float">
            <text:p>0.355396</text:p>
          </table:table-cell>
          <table:table-cell office:value-type="float" office:value="0.055875" calcext:value-type="float">
            <text:p>0.055875</text:p>
          </table:table-cell>
          <table:table-cell office:value-type="float" office:value="0.288845" calcext:value-type="float">
            <text:p>0.288845</text:p>
          </table:table-cell>
          <table:table-cell office:value-type="float" office:value="0.377981" calcext:value-type="float">
            <text:p>0.377981</text:p>
          </table:table-cell>
          <table:table-cell office:value-type="float" office:value="0.466593" calcext:value-type="float">
            <text:p>0.466593</text:p>
          </table:table-cell>
          <table:table-cell office:value-type="float" office:value="0.053198" calcext:value-type="float">
            <text:p>0.053198</text:p>
          </table:table-cell>
          <table:table-cell office:value-type="float" office:value="0.309792" calcext:value-type="float">
            <text:p>0.30979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0:.I250])" office:value-type="percentage" office:value="0.727474285714286" calcext:value-type="percentage">
            <text:p>72.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2.raw</text:p>
          </table:table-cell>
          <table:table-cell office:value-type="float" office:value="0.336562" calcext:value-type="float">
            <text:p>0.336562</text:p>
          </table:table-cell>
          <table:table-cell office:value-type="float" office:value="0.053853" calcext:value-type="float">
            <text:p>0.053853</text:p>
          </table:table-cell>
          <table:table-cell office:value-type="float" office:value="0.16457" calcext:value-type="float">
            <text:p>0.16457</text:p>
          </table:table-cell>
          <table:table-cell office:value-type="float" office:value="0.16141" calcext:value-type="float">
            <text:p>0.16141</text:p>
          </table:table-cell>
          <table:table-cell office:value-type="float" office:value="0.23291" calcext:value-type="float">
            <text:p>0.23291</text:p>
          </table:table-cell>
          <table:table-cell office:value-type="float" office:value="0.055694" calcext:value-type="float">
            <text:p>0.055694</text:p>
          </table:table-cell>
          <table:table-cell office:value-type="float" office:value="0.391399" calcext:value-type="float">
            <text:p>0.39139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1:.I251])" office:value-type="percentage" office:value="0.800514571428571" calcext:value-type="percentage">
            <text:p>80.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4Sharp.raw</text:p>
          </table:table-cell>
          <table:table-cell office:value-type="float" office:value="0.362527" calcext:value-type="float">
            <text:p>0.362527</text:p>
          </table:table-cell>
          <table:table-cell office:value-type="float" office:value="0.055562" calcext:value-type="float">
            <text:p>0.055562</text:p>
          </table:table-cell>
          <table:table-cell office:value-type="float" office:value="0.269198" calcext:value-type="float">
            <text:p>0.269198</text:p>
          </table:table-cell>
          <table:table-cell office:value-type="float" office:value="0.209563" calcext:value-type="float">
            <text:p>0.209563</text:p>
          </table:table-cell>
          <table:table-cell office:value-type="float" office:value="0.384331" calcext:value-type="float">
            <text:p>0.384331</text:p>
          </table:table-cell>
          <table:table-cell office:value-type="float" office:value="0.053438" calcext:value-type="float">
            <text:p>0.053438</text:p>
          </table:table-cell>
          <table:table-cell office:value-type="float" office:value="0.295704" calcext:value-type="float">
            <text:p>0.2957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2:.I252])" office:value-type="percentage" office:value="0.767096714285714" calcext:value-type="percentage">
            <text:p>76.7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5.raw</text:p>
          </table:table-cell>
          <table:table-cell office:value-type="float" office:value="0.355889" calcext:value-type="float">
            <text:p>0.355889</text:p>
          </table:table-cell>
          <table:table-cell office:value-type="float" office:value="0.065729" calcext:value-type="float">
            <text:p>0.065729</text:p>
          </table:table-cell>
          <table:table-cell office:value-type="float" office:value="0.272943" calcext:value-type="float">
            <text:p>0.272943</text:p>
          </table:table-cell>
          <table:table-cell office:value-type="float" office:value="0.164649" calcext:value-type="float">
            <text:p>0.164649</text:p>
          </table:table-cell>
          <table:table-cell office:value-type="float" office:value="0.626434" calcext:value-type="float">
            <text:p>0.626434</text:p>
          </table:table-cell>
          <table:table-cell office:value-type="float" office:value="0.053499" calcext:value-type="float">
            <text:p>0.053499</text:p>
          </table:table-cell>
          <table:table-cell office:value-type="float" office:value="0.292728" calcext:value-type="float">
            <text:p>0.29272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3:.I253])" office:value-type="percentage" office:value="0.738304142857143" calcext:value-type="percentage">
            <text:p>73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7.raw</text:p>
          </table:table-cell>
          <table:table-cell office:value-type="float" office:value="0.406098" calcext:value-type="float">
            <text:p>0.406098</text:p>
          </table:table-cell>
          <table:table-cell office:value-type="float" office:value="0.04535" calcext:value-type="float">
            <text:p>0.04535</text:p>
          </table:table-cell>
          <table:table-cell office:value-type="float" office:value="0.372872" calcext:value-type="float">
            <text:p>0.372872</text:p>
          </table:table-cell>
          <table:table-cell office:value-type="float" office:value="0.125988" calcext:value-type="float">
            <text:p>0.125988</text:p>
          </table:table-cell>
          <table:table-cell office:value-type="float" office:value="0.672233" calcext:value-type="float">
            <text:p>0.672233</text:p>
          </table:table-cell>
          <table:table-cell office:value-type="float" office:value="0.052764" calcext:value-type="float">
            <text:p>0.052764</text:p>
          </table:table-cell>
          <table:table-cell office:value-type="float" office:value="0.230837" calcext:value-type="float">
            <text:p>0.23083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4:.I254])" office:value-type="percentage" office:value="0.727694" calcext:value-type="percentage">
            <text:p>72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D4.raw</text:p>
          </table:table-cell>
          <table:table-cell office:value-type="float" office:value="0.360247" calcext:value-type="float">
            <text:p>0.360247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285306" calcext:value-type="float">
            <text:p>0.285306</text:p>
          </table:table-cell>
          <table:table-cell office:value-type="float" office:value="0.441541" calcext:value-type="float">
            <text:p>0.441541</text:p>
          </table:table-cell>
          <table:table-cell office:value-type="float" office:value="0.40974" calcext:value-type="float">
            <text:p>0.40974</text:p>
          </table:table-cell>
          <table:table-cell office:value-type="float" office:value="0.053421" calcext:value-type="float">
            <text:p>0.053421</text:p>
          </table:table-cell>
          <table:table-cell office:value-type="float" office:value="0.293507" calcext:value-type="float">
            <text:p>0.2935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5:.I255])" office:value-type="percentage" office:value="0.729119714285714" calcext:value-type="percentage">
            <text:p>72.9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.raw</text:p>
          </table:table-cell>
          <table:table-cell office:value-type="float" office:value="0.343296" calcext:value-type="float">
            <text:p>0.343296</text:p>
          </table:table-cell>
          <table:table-cell office:value-type="float" office:value="0.056729" calcext:value-type="float">
            <text:p>0.056729</text:p>
          </table:table-cell>
          <table:table-cell office:value-type="float" office:value="0.302115" calcext:value-type="float">
            <text:p>0.302115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0.481323" calcext:value-type="float">
            <text:p>0.481323</text:p>
          </table:table-cell>
          <table:table-cell office:value-type="float" office:value="0.051212" calcext:value-type="float">
            <text:p>0.051212</text:p>
          </table:table-cell>
          <table:table-cell office:value-type="float" office:value="0.310104" calcext:value-type="float">
            <text:p>0.3101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6:.I256])" office:value-type="percentage" office:value="0.763243714285714" calcext:value-type="percentage">
            <text:p>76.3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ORGAN.raw</text:p>
          </table:table-cell>
          <table:table-cell office:value-type="float" office:value="0.637731" calcext:value-type="float">
            <text:p>0.637731</text:p>
          </table:table-cell>
          <table:table-cell office:value-type="float" office:value="0.121296" calcext:value-type="float">
            <text:p>0.121296</text:p>
          </table:table-cell>
          <table:table-cell office:value-type="float" office:value="0.386839" calcext:value-type="float">
            <text:p>0.386839</text:p>
          </table:table-cell>
          <table:table-cell office:value-type="float" office:value="0.196108" calcext:value-type="float">
            <text:p>0.196108</text:p>
          </table:table-cell>
          <table:table-cell office:value-type="float" office:value="0.721315" calcext:value-type="float">
            <text:p>0.721315</text:p>
          </table:table-cell>
          <table:table-cell office:value-type="float" office:value="0.175159" calcext:value-type="float">
            <text:p>0.175159</text:p>
          </table:table-cell>
          <table:table-cell office:value-type="float" office:value="0.19929" calcext:value-type="float">
            <text:p>0.199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7:.I257])" office:value-type="percentage" office:value="0.651751714285714" calcext:value-type="percentage">
            <text:p>65.1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PIANO.raw</text:p>
          </table:table-cell>
          <table:table-cell office:value-type="float" office:value="0.706129" calcext:value-type="float">
            <text:p>0.706129</text:p>
          </table:table-cell>
          <table:table-cell office:value-type="float" office:value="0.120486" calcext:value-type="float">
            <text:p>0.120486</text:p>
          </table:table-cell>
          <table:table-cell office:value-type="float" office:value="0.36665" calcext:value-type="float">
            <text:p>0.36665</text:p>
          </table:table-cell>
          <table:table-cell office:value-type="float" office:value="0.117077" calcext:value-type="float">
            <text:p>0.117077</text:p>
          </table:table-cell>
          <table:table-cell office:value-type="float" office:value="0.611759" calcext:value-type="float">
            <text:p>0.611759</text:p>
          </table:table-cell>
          <table:table-cell office:value-type="float" office:value="0.122241" calcext:value-type="float">
            <text:p>0.122241</text:p>
          </table:table-cell>
          <table:table-cell office:value-type="float" office:value="0.225804" calcext:value-type="float">
            <text:p>0.2258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8:.I258])" office:value-type="percentage" office:value="0.675693428571429" calcext:value-type="percentage">
            <text:p>67.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AW.raw</text:p>
          </table:table-cell>
          <table:table-cell office:value-type="float" office:value="0.703223" calcext:value-type="float">
            <text:p>0.703223</text:p>
          </table:table-cell>
          <table:table-cell office:value-type="float" office:value="0.119185" calcext:value-type="float">
            <text:p>0.119185</text:p>
          </table:table-cell>
          <table:table-cell office:value-type="float" office:value="0.344506" calcext:value-type="float">
            <text:p>0.344506</text:p>
          </table:table-cell>
          <table:table-cell office:value-type="float" office:value="0.104507" calcext:value-type="float">
            <text:p>0.104507</text:p>
          </table:table-cell>
          <table:table-cell office:value-type="float" office:value="0.538501" calcext:value-type="float">
            <text:p>0.538501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011443" calcext:value-type="float">
            <text:p>0.01144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59:.I259])" office:value-type="percentage" office:value="0.725307285714286" calcext:value-type="percentage">
            <text:p>72.5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INE.raw</text:p>
          </table:table-cell>
          <table:table-cell office:value-type="float" office:value="0.73371" calcext:value-type="float">
            <text:p>0.73371</text:p>
          </table:table-cell>
          <table:table-cell office:value-type="float" office:value="0.118937" calcext:value-type="float">
            <text:p>0.118937</text:p>
          </table:table-cell>
          <table:table-cell office:value-type="float" office:value="0.372327" calcext:value-type="float">
            <text:p>0.372327</text:p>
          </table:table-cell>
          <table:table-cell office:value-type="float" office:value="0.353832" calcext:value-type="float">
            <text:p>0.353832</text:p>
          </table:table-cell>
          <table:table-cell office:value-type="float" office:value="0.453005" calcext:value-type="float">
            <text:p>0.453005</text:p>
          </table:table-cell>
          <table:table-cell office:value-type="float" office:value="0.086545" calcext:value-type="float">
            <text:p>0.086545</text:p>
          </table:table-cell>
          <table:table-cell office:value-type="float" office:value="0.00409" calcext:value-type="float">
            <text:p>0.0040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0:.I260])" office:value-type="percentage" office:value="0.696793428571429" calcext:value-type="percentage">
            <text:p>69.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QUARE.raw</text:p>
          </table:table-cell>
          <table:table-cell office:value-type="float" office:value="0.825433" calcext:value-type="float">
            <text:p>0.825433</text:p>
          </table:table-cell>
          <table:table-cell office:value-type="float" office:value="0.119125" calcext:value-type="float">
            <text:p>0.119125</text:p>
          </table:table-cell>
          <table:table-cell office:value-type="float" office:value="0.410841" calcext:value-type="float">
            <text:p>0.410841</text:p>
          </table:table-cell>
          <table:table-cell office:value-type="float" office:value="0.474075" calcext:value-type="float">
            <text:p>0.474075</text:p>
          </table:table-cell>
          <table:table-cell office:value-type="float" office:value="0.509323" calcext:value-type="float">
            <text:p>0.509323</text:p>
          </table:table-cell>
          <table:table-cell office:value-type="float" office:value="0.097762" calcext:value-type="float">
            <text:p>0.097762</text:p>
          </table:table-cell>
          <table:table-cell office:value-type="float" office:value="0.003929" calcext:value-type="float">
            <text:p>0.0039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1:.I261])" office:value-type="percentage" office:value="0.651358857142857" calcext:value-type="percentage">
            <text:p>65.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WEEP.raw</text:p>
          </table:table-cell>
          <table:table-cell office:value-type="float" office:value="0.579865" calcext:value-type="float">
            <text:p>0.579865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353113" calcext:value-type="float">
            <text:p>0.353113</text:p>
          </table:table-cell>
          <table:table-cell office:value-type="float" office:value="0.125287" calcext:value-type="float">
            <text:p>0.125287</text:p>
          </table:table-cell>
          <table:table-cell office:value-type="float" office:value="0.657467" calcext:value-type="float">
            <text:p>0.657467</text:p>
          </table:table-cell>
          <table:table-cell office:value-type="float" office:value="0.060642" calcext:value-type="float">
            <text:p>0.060642</text:p>
          </table:table-cell>
          <table:table-cell office:value-type="float" office:value="0.368061" calcext:value-type="float">
            <text:p>0.36806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2:.I262])" office:value-type="percentage" office:value="0.676489285714286" calcext:value-type="percentage">
            <text:p>67.6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HEREMIN.raw</text:p>
          </table:table-cell>
          <table:table-cell office:value-type="float" office:value="0.739517" calcext:value-type="float">
            <text:p>0.739517</text:p>
          </table:table-cell>
          <table:table-cell office:value-type="float" office:value="0.118957" calcext:value-type="float">
            <text:p>0.118957</text:p>
          </table:table-cell>
          <table:table-cell office:value-type="float" office:value="0.348752" calcext:value-type="float">
            <text:p>0.348752</text:p>
          </table:table-cell>
          <table:table-cell office:value-type="float" office:value="0.113919" calcext:value-type="float">
            <text:p>0.113919</text:p>
          </table:table-cell>
          <table:table-cell office:value-type="float" office:value="0.624721" calcext:value-type="float">
            <text:p>0.624721</text:p>
          </table:table-cell>
          <table:table-cell office:value-type="float" office:value="0.129401" calcext:value-type="float">
            <text:p>0.129401</text:p>
          </table:table-cell>
          <table:table-cell office:value-type="float" office:value="0.366958" calcext:value-type="float">
            <text:p>0.3669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3:.I263])" office:value-type="percentage" office:value="0.651110714285714" calcext:value-type="percentage">
            <text:p>65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rumpet 2.raw</text:p>
          </table:table-cell>
          <table:table-cell office:value-type="float" office:value="0.613729" calcext:value-type="float">
            <text:p>0.613729</text:p>
          </table:table-cell>
          <table:table-cell office:value-type="float" office:value="0.125787" calcext:value-type="float">
            <text:p>0.125787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253153" calcext:value-type="float">
            <text:p>0.253153</text:p>
          </table:table-cell>
          <table:table-cell office:value-type="float" office:value="0.652493" calcext:value-type="float">
            <text:p>0.652493</text:p>
          </table:table-cell>
          <table:table-cell office:value-type="float" office:value="0.061317" calcext:value-type="float">
            <text:p>0.061317</text:p>
          </table:table-cell>
          <table:table-cell office:value-type="float" office:value="0.098736" calcext:value-type="float">
            <text:p>0.0987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4:.I264])" office:value-type="percentage" office:value="0.685963285714286" calcext:value-type="percentage">
            <text:p>68.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RUMPET.raw</text:p>
          </table:table-cell>
          <table:table-cell office:value-type="float" office:value="0.600819" calcext:value-type="float">
            <text:p>0.600819</text:p>
          </table:table-cell>
          <table:table-cell office:value-type="float" office:value="0.128987" calcext:value-type="float">
            <text:p>0.128987</text:p>
          </table:table-cell>
          <table:table-cell office:value-type="float" office:value="0.372273" calcext:value-type="float">
            <text:p>0.372273</text:p>
          </table:table-cell>
          <table:table-cell office:value-type="float" office:value="0.171547" calcext:value-type="float">
            <text:p>0.171547</text:p>
          </table:table-cell>
          <table:table-cell office:value-type="float" office:value="0.657268" calcext:value-type="float">
            <text:p>0.657268</text:p>
          </table:table-cell>
          <table:table-cell office:value-type="float" office:value="0.064356" calcext:value-type="float">
            <text:p>0.064356</text:p>
          </table:table-cell>
          <table:table-cell office:value-type="float" office:value="0.142601" calcext:value-type="float">
            <text:p>0.14260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5:.I265])" office:value-type="percentage" office:value="0.694592714285714" calcext:value-type="percentage">
            <text:p>69.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VIOLIN.raw</text:p>
          </table:table-cell>
          <table:table-cell office:value-type="float" office:value="0.582889" calcext:value-type="float">
            <text:p>0.582889</text:p>
          </table:table-cell>
          <table:table-cell office:value-type="float" office:value="0.124361" calcext:value-type="float">
            <text:p>0.124361</text:p>
          </table:table-cell>
          <table:table-cell office:value-type="float" office:value="0.388827" calcext:value-type="float">
            <text:p>0.388827</text:p>
          </table:table-cell>
          <table:table-cell office:value-type="float" office:value="0.306479" calcext:value-type="float">
            <text:p>0.306479</text:p>
          </table:table-cell>
          <table:table-cell office:value-type="float" office:value="0.552085" calcext:value-type="float">
            <text:p>0.552085</text:p>
          </table:table-cell>
          <table:table-cell office:value-type="float" office:value="0.052307" calcext:value-type="float">
            <text:p>0.052307</text:p>
          </table:table-cell>
          <table:table-cell office:value-type="float" office:value="0.228189" calcext:value-type="float">
            <text:p>0.22818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6:.I266])" office:value-type="percentage" office:value="0.680694714285714" calcext:value-type="percentage">
            <text:p>68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lence.raw</text:p>
          </table:table-cell>
          <table:table-cell office:value-type="float" office:value="0.812021" calcext:value-type="float">
            <text:p>0.812021</text:p>
          </table:table-cell>
          <table:table-cell office:value-type="float" office:value="0.118455" calcext:value-type="float">
            <text:p>0.118455</text:p>
          </table:table-cell>
          <table:table-cell office:value-type="float" office:value="0.334761" calcext:value-type="float">
            <text:p>0.334761</text:p>
          </table:table-cell>
          <table:table-cell office:value-type="float" office:value="0.20059" calcext:value-type="float">
            <text:p>0.20059</text:p>
          </table:table-cell>
          <table:table-cell office:value-type="float" office:value="0.33351" calcext:value-type="float">
            <text:p>0.33351</text:p>
          </table:table-cell>
          <table:table-cell office:value-type="float" office:value="0.391799" calcext:value-type="float">
            <text:p>0.391799</text:p>
          </table:table-cell>
          <table:table-cell office:value-type="float" office:value="0.536696" calcext:value-type="float">
            <text:p>0.53669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7:.I267])" office:value-type="percentage" office:value="0.610309714285714" calcext:value-type="percentage">
            <text:p>61.0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neC5.raw</text:p>
          </table:table-cell>
          <table:table-cell office:value-type="float" office:value="0.635307" calcext:value-type="float">
            <text:p>0.635307</text:p>
          </table:table-cell>
          <table:table-cell office:value-type="float" office:value="0.119285" calcext:value-type="float">
            <text:p>0.119285</text:p>
          </table:table-cell>
          <table:table-cell office:value-type="float" office:value="0.347332" calcext:value-type="float">
            <text:p>0.347332</text:p>
          </table:table-cell>
          <table:table-cell office:value-type="float" office:value="0.115327" calcext:value-type="float">
            <text:p>0.115327</text:p>
          </table:table-cell>
          <table:table-cell office:value-type="float" office:value="0.569243" calcext:value-type="float">
            <text:p>0.569243</text:p>
          </table:table-cell>
          <table:table-cell office:value-type="float" office:value="0.072175" calcext:value-type="float">
            <text:p>0.072175</text:p>
          </table:table-cell>
          <table:table-cell office:value-type="float" office:value="0.210103" calcext:value-type="float">
            <text:p>0.21010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8:.I268])" office:value-type="percentage" office:value="0.704461142857143" calcext:value-type="percentage">
            <text:p>70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ne.raw</text:p>
          </table:table-cell>
          <table:table-cell office:value-type="float" office:value="0.638051" calcext:value-type="float">
            <text:p>0.638051</text:p>
          </table:table-cell>
          <table:table-cell office:value-type="float" office:value="0.119032" calcext:value-type="float">
            <text:p>0.119032</text:p>
          </table:table-cell>
          <table:table-cell office:value-type="float" office:value="0.341192" calcext:value-type="float">
            <text:p>0.341192</text:p>
          </table:table-cell>
          <table:table-cell office:value-type="float" office:value="0.180049" calcext:value-type="float">
            <text:p>0.180049</text:p>
          </table:table-cell>
          <table:table-cell office:value-type="float" office:value="0.559992" calcext:value-type="float">
            <text:p>0.559992</text:p>
          </table:table-cell>
          <table:table-cell office:value-type="float" office:value="0.089345" calcext:value-type="float">
            <text:p>0.089345</text:p>
          </table:table-cell>
          <table:table-cell office:value-type="float" office:value="0.212539" calcext:value-type="float">
            <text:p>0.21253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69:.I269])" office:value-type="percentage" office:value="0.694257142857143" calcext:value-type="percentage">
            <text:p>69.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B4.raw</text:p>
          </table:table-cell>
          <table:table-cell office:value-type="float" office:value="0.540115" calcext:value-type="float">
            <text:p>0.540115</text:p>
          </table:table-cell>
          <table:table-cell office:value-type="float" office:value="0.128681" calcext:value-type="float">
            <text:p>0.128681</text:p>
          </table:table-cell>
          <table:table-cell office:value-type="float" office:value="0.366443" calcext:value-type="float">
            <text:p>0.366443</text:p>
          </table:table-cell>
          <table:table-cell office:value-type="float" office:value="0.390238" calcext:value-type="float">
            <text:p>0.390238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050386" calcext:value-type="float">
            <text:p>0.050386</text:p>
          </table:table-cell>
          <table:table-cell office:value-type="float" office:value="0.208582" calcext:value-type="float">
            <text:p>0.20858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0:.I270])" office:value-type="percentage" office:value="0.687725" calcext:value-type="percentage">
            <text:p>68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2.raw</text:p>
          </table:table-cell>
          <table:table-cell office:value-type="float" office:value="0.531234" calcext:value-type="float">
            <text:p>0.531234</text:p>
          </table:table-cell>
          <table:table-cell office:value-type="float" office:value="0.12831" calcext:value-type="float">
            <text:p>0.12831</text:p>
          </table:table-cell>
          <table:table-cell office:value-type="float" office:value="0.351455" calcext:value-type="float">
            <text:p>0.351455</text:p>
          </table:table-cell>
          <table:table-cell office:value-type="float" office:value="0.123801" calcext:value-type="float">
            <text:p>0.123801</text:p>
          </table:table-cell>
          <table:table-cell office:value-type="float" office:value="0.60891" calcext:value-type="float">
            <text:p>0.60891</text:p>
          </table:table-cell>
          <table:table-cell office:value-type="float" office:value="0.052629" calcext:value-type="float">
            <text:p>0.052629</text:p>
          </table:table-cell>
          <table:table-cell office:value-type="float" office:value="0.430256" calcext:value-type="float">
            <text:p>0.43025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1:.I271])" office:value-type="percentage" office:value="0.681915" calcext:value-type="percentage">
            <text:p>68.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4Sharp.raw</text:p>
          </table:table-cell>
          <table:table-cell office:value-type="float" office:value="0.544208" calcext:value-type="float">
            <text:p>0.544208</text:p>
          </table:table-cell>
          <table:table-cell office:value-type="float" office:value="0.128371" calcext:value-type="float">
            <text:p>0.128371</text:p>
          </table:table-cell>
          <table:table-cell office:value-type="float" office:value="0.316704" calcext:value-type="float">
            <text:p>0.316704</text:p>
          </table:table-cell>
          <table:table-cell office:value-type="float" office:value="0.313558" calcext:value-type="float">
            <text:p>0.313558</text:p>
          </table:table-cell>
          <table:table-cell office:value-type="float" office:value="0.366158" calcext:value-type="float">
            <text:p>0.366158</text:p>
          </table:table-cell>
          <table:table-cell office:value-type="float" office:value="0.051145" calcext:value-type="float">
            <text:p>0.051145</text:p>
          </table:table-cell>
          <table:table-cell office:value-type="float" office:value="0.168639" calcext:value-type="float">
            <text:p>0.16863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2:.I272])" office:value-type="percentage" office:value="0.730173857142857" calcext:value-type="percentage">
            <text:p>73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5.raw</text:p>
          </table:table-cell>
          <table:table-cell office:value-type="float" office:value="0.547624" calcext:value-type="float">
            <text:p>0.547624</text:p>
          </table:table-cell>
          <table:table-cell office:value-type="float" office:value="0.133838" calcext:value-type="float">
            <text:p>0.133838</text:p>
          </table:table-cell>
          <table:table-cell office:value-type="float" office:value="0.332073" calcext:value-type="float">
            <text:p>0.332073</text:p>
          </table:table-cell>
          <table:table-cell office:value-type="float" office:value="0.255768" calcext:value-type="float">
            <text:p>0.255768</text:p>
          </table:table-cell>
          <table:table-cell office:value-type="float" office:value="0.53009" calcext:value-type="float">
            <text:p>0.53009</text:p>
          </table:table-cell>
          <table:table-cell office:value-type="float" office:value="0.049425" calcext:value-type="float">
            <text:p>0.049425</text:p>
          </table:table-cell>
          <table:table-cell office:value-type="float" office:value="0.128272" calcext:value-type="float">
            <text:p>0.12827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3:.I273])" office:value-type="percentage" office:value="0.717558571428572" calcext:value-type="percentage">
            <text:p>71.7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7.raw</text:p>
          </table:table-cell>
          <table:table-cell office:value-type="float" office:value="0.578812" calcext:value-type="float">
            <text:p>0.578812</text:p>
          </table:table-cell>
          <table:table-cell office:value-type="float" office:value="0.124622" calcext:value-type="float">
            <text:p>0.124622</text:p>
          </table:table-cell>
          <table:table-cell office:value-type="float" office:value="0.408788" calcext:value-type="float">
            <text:p>0.408788</text:p>
          </table:table-cell>
          <table:table-cell office:value-type="float" office:value="0.309155" calcext:value-type="float">
            <text:p>0.309155</text:p>
          </table:table-cell>
          <table:table-cell office:value-type="float" office:value="0.550255" calcext:value-type="float">
            <text:p>0.550255</text:p>
          </table:table-cell>
          <table:table-cell office:value-type="float" office:value="0.049919" calcext:value-type="float">
            <text:p>0.049919</text:p>
          </table:table-cell>
          <table:table-cell office:value-type="float" office:value="0.302846" calcext:value-type="float">
            <text:p>0.30284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4:.I274])" office:value-type="percentage" office:value="0.667943285714286" calcext:value-type="percentage">
            <text:p>66.7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D4.raw</text:p>
          </table:table-cell>
          <table:table-cell office:value-type="float" office:value="0.544121" calcext:value-type="float">
            <text:p>0.544121</text:p>
          </table:table-cell>
          <table:table-cell office:value-type="float" office:value="0.127392" calcext:value-type="float">
            <text:p>0.127392</text:p>
          </table:table-cell>
          <table:table-cell office:value-type="float" office:value="0.396304" calcext:value-type="float">
            <text:p>0.396304</text:p>
          </table:table-cell>
          <table:table-cell office:value-type="float" office:value="0.413737" calcext:value-type="float">
            <text:p>0.413737</text:p>
          </table:table-cell>
          <table:table-cell office:value-type="float" office:value="0.552436" calcext:value-type="float">
            <text:p>0.552436</text:p>
          </table:table-cell>
          <table:table-cell office:value-type="float" office:value="0.050605" calcext:value-type="float">
            <text:p>0.050605</text:p>
          </table:table-cell>
          <table:table-cell office:value-type="float" office:value="0.159816" calcext:value-type="float">
            <text:p>0.15981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5:.I275])" office:value-type="percentage" office:value="0.679369857142857" calcext:value-type="percentage">
            <text:p>67.9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.raw</text:p>
          </table:table-cell>
          <table:table-cell office:value-type="float" office:value="0.540226" calcext:value-type="float">
            <text:p>0.540226</text:p>
          </table:table-cell>
          <table:table-cell office:value-type="float" office:value="0.129297" calcext:value-type="float">
            <text:p>0.129297</text:p>
          </table:table-cell>
          <table:table-cell office:value-type="float" office:value="0.375914" calcext:value-type="float">
            <text:p>0.375914</text:p>
          </table:table-cell>
          <table:table-cell office:value-type="float" office:value="0.365761" calcext:value-type="float">
            <text:p>0.365761</text:p>
          </table:table-cell>
          <table:table-cell office:value-type="float" office:value="0.506698" calcext:value-type="float">
            <text:p>0.506698</text:p>
          </table:table-cell>
          <table:table-cell office:value-type="float" office:value="0.051281" calcext:value-type="float">
            <text:p>0.051281</text:p>
          </table:table-cell>
          <table:table-cell office:value-type="float" office:value="0.185813" calcext:value-type="float">
            <text:p>0.18581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6:.I276])" office:value-type="percentage" office:value="0.692144285714286" calcext:value-type="percentage">
            <text:p>69.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PIANO.raw</text:p>
          </table:table-cell>
          <table:table-cell office:value-type="float" office:value="0.496944" calcext:value-type="float">
            <text:p>0.496944</text:p>
          </table:table-cell>
          <table:table-cell office:value-type="float" office:value="0.034339" calcext:value-type="float">
            <text:p>0.034339</text:p>
          </table:table-cell>
          <table:table-cell office:value-type="float" office:value="0.221937" calcext:value-type="float">
            <text:p>0.221937</text:p>
          </table:table-cell>
          <table:table-cell office:value-type="float" office:value="0.256676" calcext:value-type="float">
            <text:p>0.256676</text:p>
          </table:table-cell>
          <table:table-cell office:value-type="float" office:value="0.341063" calcext:value-type="float">
            <text:p>0.341063</text:p>
          </table:table-cell>
          <table:table-cell office:value-type="float" office:value="0.187093" calcext:value-type="float">
            <text:p>0.187093</text:p>
          </table:table-cell>
          <table:table-cell office:value-type="float" office:value="0.181908" calcext:value-type="float">
            <text:p>0.18190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7:.I277])" office:value-type="percentage" office:value="0.754291428571429" calcext:value-type="percentage">
            <text:p>75.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AW.raw</text:p>
          </table:table-cell>
          <table:table-cell office:value-type="float" office:value="0.503305" calcext:value-type="float">
            <text:p>0.503305</text:p>
          </table:table-cell>
          <table:table-cell office:value-type="float" office:value="0.034758" calcext:value-type="float">
            <text:p>0.034758</text:p>
          </table:table-cell>
          <table:table-cell office:value-type="float" office:value="0.198904" calcext:value-type="float">
            <text:p>0.198904</text:p>
          </table:table-cell>
          <table:table-cell office:value-type="float" office:value="0.373546" calcext:value-type="float">
            <text:p>0.373546</text:p>
          </table:table-cell>
          <table:table-cell office:value-type="float" office:value="0.274752" calcext:value-type="float">
            <text:p>0.274752</text:p>
          </table:table-cell>
          <table:table-cell office:value-type="float" office:value="0.21994" calcext:value-type="float">
            <text:p>0.21994</text:p>
          </table:table-cell>
          <table:table-cell office:value-type="float" office:value="0.193548" calcext:value-type="float">
            <text:p>0.1935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8:.I278])" office:value-type="percentage" office:value="0.743035285714286" calcext:value-type="percentage">
            <text:p>74.3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INE.raw</text:p>
          </table:table-cell>
          <table:table-cell office:value-type="float" office:value="0.462901" calcext:value-type="float">
            <text:p>0.462901</text:p>
          </table:table-cell>
          <table:table-cell office:value-type="float" office:value="0.028609" calcext:value-type="float">
            <text:p>0.028609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156702" calcext:value-type="float">
            <text:p>0.156702</text:p>
          </table:table-cell>
          <table:table-cell office:value-type="float" office:value="0.296468" calcext:value-type="float">
            <text:p>0.296468</text:p>
          </table:table-cell>
          <table:table-cell office:value-type="float" office:value="0.180479" calcext:value-type="float">
            <text:p>0.180479</text:p>
          </table:table-cell>
          <table:table-cell office:value-type="float" office:value="0.200161" calcext:value-type="float">
            <text:p>0.20016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79:.I279])" office:value-type="percentage" office:value="0.772368571428571" calcext:value-type="percentage">
            <text:p>77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QUARE.raw</text:p>
          </table:table-cell>
          <table:table-cell office:value-type="float" office:value="0.551269" calcext:value-type="float">
            <text:p>0.551269</text:p>
          </table:table-cell>
          <table:table-cell office:value-type="float" office:value="0.028501" calcext:value-type="float">
            <text:p>0.028501</text:p>
          </table:table-cell>
          <table:table-cell office:value-type="float" office:value="0.268821" calcext:value-type="float">
            <text:p>0.268821</text:p>
          </table:table-cell>
          <table:table-cell office:value-type="float" office:value="0.105866" calcext:value-type="float">
            <text:p>0.105866</text:p>
          </table:table-cell>
          <table:table-cell office:value-type="float" office:value="0.255757" calcext:value-type="float">
            <text:p>0.255757</text:p>
          </table:table-cell>
          <table:table-cell office:value-type="float" office:value="0.183613" calcext:value-type="float">
            <text:p>0.183613</text:p>
          </table:table-cell>
          <table:table-cell office:value-type="float" office:value="0.200184" calcext:value-type="float">
            <text:p>0.20018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0:.I280])" office:value-type="percentage" office:value="0.772284142857143" calcext:value-type="percentage">
            <text:p>77.2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WEEP.raw</text:p>
          </table:table-cell>
          <table:table-cell office:value-type="float" office:value="0.375738" calcext:value-type="float">
            <text:p>0.375738</text:p>
          </table:table-cell>
          <table:table-cell office:value-type="float" office:value="0.034109" calcext:value-type="float">
            <text:p>0.034109</text:p>
          </table:table-cell>
          <table:table-cell office:value-type="float" office:value="0.124011" calcext:value-type="float">
            <text:p>0.124011</text:p>
          </table:table-cell>
          <table:table-cell office:value-type="float" office:value="0.158913" calcext:value-type="float">
            <text:p>0.158913</text:p>
          </table:table-cell>
          <table:table-cell office:value-type="float" office:value="0.126643" calcext:value-type="float">
            <text:p>0.126643</text:p>
          </table:table-cell>
          <table:table-cell office:value-type="float" office:value="0.174191" calcext:value-type="float">
            <text:p>0.174191</text:p>
          </table:table-cell>
          <table:table-cell office:value-type="float" office:value="0.327899" calcext:value-type="float">
            <text:p>0.32789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1:.I281])" office:value-type="percentage" office:value="0.811213714285714" calcext:value-type="percentage">
            <text:p>81.1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HEREMIN.raw</text:p>
          </table:table-cell>
          <table:table-cell office:value-type="float" office:value="0.486126" calcext:value-type="float">
            <text:p>0.486126</text:p>
          </table:table-cell>
          <table:table-cell office:value-type="float" office:value="0.028645" calcext:value-type="float">
            <text:p>0.028645</text:p>
          </table:table-cell>
          <table:table-cell office:value-type="float" office:value="0.144332" calcext:value-type="float">
            <text:p>0.14433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69429" calcext:value-type="float">
            <text:p>0.169429</text:p>
          </table:table-cell>
          <table:table-cell office:value-type="float" office:value="0.174495" calcext:value-type="float">
            <text:p>0.174495</text:p>
          </table:table-cell>
          <table:table-cell office:value-type="float" office:value="0.290118" calcext:value-type="float">
            <text:p>0.29011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2:.I282])" office:value-type="percentage" office:value="0.798750714285714" calcext:value-type="percentage">
            <text:p>79.8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rumpet 2.raw</text:p>
          </table:table-cell>
          <table:table-cell office:value-type="float" office:value="0.554052" calcext:value-type="float">
            <text:p>0.554052</text:p>
          </table:table-cell>
          <table:table-cell office:value-type="float" office:value="0.064209" calcext:value-type="float">
            <text:p>0.064209</text:p>
          </table:table-cell>
          <table:table-cell office:value-type="float" office:value="0.199898" calcext:value-type="float">
            <text:p>0.199898</text:p>
          </table:table-cell>
          <table:table-cell office:value-type="float" office:value="0.364471" calcext:value-type="float">
            <text:p>0.364471</text:p>
          </table:table-cell>
          <table:table-cell office:value-type="float" office:value="0.24535" calcext:value-type="float">
            <text:p>0.24535</text:p>
          </table:table-cell>
          <table:table-cell office:value-type="float" office:value="0.180436" calcext:value-type="float">
            <text:p>0.180436</text:p>
          </table:table-cell>
          <table:table-cell office:value-type="float" office:value="0.224284" calcext:value-type="float">
            <text:p>0.22428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3:.I283])" office:value-type="percentage" office:value="0.738185714285714" calcext:value-type="percentage">
            <text:p>73.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RUMPET.raw</text:p>
          </table:table-cell>
          <table:table-cell office:value-type="float" office:value="0.537259" calcext:value-type="float">
            <text:p>0.537259</text:p>
          </table:table-cell>
          <table:table-cell office:value-type="float" office:value="0.070154" calcext:value-type="float">
            <text:p>0.070154</text:p>
          </table:table-cell>
          <table:table-cell office:value-type="float" office:value="0.189442" calcext:value-type="float">
            <text:p>0.189442</text:p>
          </table:table-cell>
          <table:table-cell office:value-type="float" office:value="0.260557" calcext:value-type="float">
            <text:p>0.260557</text:p>
          </table:table-cell>
          <table:table-cell office:value-type="float" office:value="0.262491" calcext:value-type="float">
            <text:p>0.262491</text:p>
          </table:table-cell>
          <table:table-cell office:value-type="float" office:value="0.199164" calcext:value-type="float">
            <text:p>0.199164</text:p>
          </table:table-cell>
          <table:table-cell office:value-type="float" office:value="0.229333" calcext:value-type="float">
            <text:p>0.22933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4:.I284])" office:value-type="percentage" office:value="0.750228571428571" calcext:value-type="percentage">
            <text:p>75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VIOLIN.raw</text:p>
          </table:table-cell>
          <table:table-cell office:value-type="float" office:value="0.46288" calcext:value-type="float">
            <text:p>0.46288</text:p>
          </table:table-cell>
          <table:table-cell office:value-type="float" office:value="0.054407" calcext:value-type="float">
            <text:p>0.054407</text:p>
          </table:table-cell>
          <table:table-cell office:value-type="float" office:value="0.328503" calcext:value-type="float">
            <text:p>0.328503</text:p>
          </table:table-cell>
          <table:table-cell office:value-type="float" office:value="0.190411" calcext:value-type="float">
            <text:p>0.190411</text:p>
          </table:table-cell>
          <table:table-cell office:value-type="float" office:value="0.551908" calcext:value-type="float">
            <text:p>0.551908</text:p>
          </table:table-cell>
          <table:table-cell office:value-type="float" office:value="0.175949" calcext:value-type="float">
            <text:p>0.175949</text:p>
          </table:table-cell>
          <table:table-cell office:value-type="float" office:value="0.222266" calcext:value-type="float">
            <text:p>0.22226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5:.I285])" office:value-type="percentage" office:value="0.716239428571429" calcext:value-type="percentage">
            <text:p>71.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lence.raw</text:p>
          </table:table-cell>
          <table:table-cell office:value-type="float" office:value="0.790014" calcext:value-type="float">
            <text:p>0.790014</text:p>
          </table:table-cell>
          <table:table-cell office:value-type="float" office:value="0.042922" calcext:value-type="float">
            <text:p>0.042922</text:p>
          </table:table-cell>
          <table:table-cell office:value-type="float" office:value="0.365063" calcext:value-type="float">
            <text:p>0.365063</text:p>
          </table:table-cell>
          <table:table-cell office:value-type="float" office:value="0.086444" calcext:value-type="float">
            <text:p>0.086444</text:p>
          </table:table-cell>
          <table:table-cell office:value-type="float" office:value="0.520948" calcext:value-type="float">
            <text:p>0.520948</text:p>
          </table:table-cell>
          <table:table-cell office:value-type="float" office:value="0.505324" calcext:value-type="float">
            <text:p>0.505324</text:p>
          </table:table-cell>
          <table:table-cell office:value-type="float" office:value="0.500992" calcext:value-type="float">
            <text:p>0.50099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6:.I286])" office:value-type="percentage" office:value="0.598327571428571" calcext:value-type="percentage">
            <text:p>59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neC5.raw</text:p>
          </table:table-cell>
          <table:table-cell office:value-type="float" office:value="0.447276" calcext:value-type="float">
            <text:p>0.447276</text:p>
          </table:table-cell>
          <table:table-cell office:value-type="float" office:value="0.03425" calcext:value-type="float">
            <text:p>0.03425</text:p>
          </table:table-cell>
          <table:table-cell office:value-type="float" office:value="0.146208" calcext:value-type="float">
            <text:p>0.146208</text:p>
          </table:table-cell>
          <table:table-cell office:value-type="float" office:value="0.161529" calcext:value-type="float">
            <text:p>0.161529</text:p>
          </table:table-cell>
          <table:table-cell office:value-type="float" office:value="0.156922" calcext:value-type="float">
            <text:p>0.156922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260995" calcext:value-type="float">
            <text:p>0.2609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7:.I287])" office:value-type="percentage" office:value="0.80156" calcext:value-type="percentage">
            <text:p>80.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ne.raw</text:p>
          </table:table-cell>
          <table:table-cell office:value-type="float" office:value="0.507804" calcext:value-type="float">
            <text:p>0.507804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0.093061" calcext:value-type="float">
            <text:p>0.093061</text:p>
          </table:table-cell>
          <table:table-cell office:value-type="float" office:value="0.092451" calcext:value-type="float">
            <text:p>0.092451</text:p>
          </table:table-cell>
          <table:table-cell office:value-type="float" office:value="0.065461" calcext:value-type="float">
            <text:p>0.065461</text:p>
          </table:table-cell>
          <table:table-cell office:value-type="float" office:value="0.178455" calcext:value-type="float">
            <text:p>0.178455</text:p>
          </table:table-cell>
          <table:table-cell office:value-type="float" office:value="0.264979" calcext:value-type="float">
            <text:p>0.26497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8:.I288])" office:value-type="percentage" office:value="0.822850857142857" calcext:value-type="percentage">
            <text:p>82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B4.raw</text:p>
          </table:table-cell>
          <table:table-cell office:value-type="float" office:value="0.406717" calcext:value-type="float">
            <text:p>0.406717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328062" calcext:value-type="float">
            <text:p>0.328062</text:p>
          </table:table-cell>
          <table:table-cell office:value-type="float" office:value="0.426432" calcext:value-type="float">
            <text:p>0.426432</text:p>
          </table:table-cell>
          <table:table-cell office:value-type="float" office:value="0.568395" calcext:value-type="float">
            <text:p>0.568395</text:p>
          </table:table-cell>
          <table:table-cell office:value-type="float" office:value="0.174301" calcext:value-type="float">
            <text:p>0.174301</text:p>
          </table:table-cell>
          <table:table-cell office:value-type="float" office:value="0.280306" calcext:value-type="float">
            <text:p>0.28030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89:.I289])" office:value-type="percentage" office:value="0.679043857142857" calcext:value-type="percentage">
            <text:p>67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2.raw</text:p>
          </table:table-cell>
          <table:table-cell office:value-type="float" office:value="0.40744" calcext:value-type="float">
            <text:p>0.40744</text:p>
          </table:table-cell>
          <table:table-cell office:value-type="float" office:value="0.064429" calcext:value-type="float">
            <text:p>0.064429</text:p>
          </table:table-cell>
          <table:table-cell office:value-type="float" office:value="0.17298" calcext:value-type="float">
            <text:p>0.17298</text:p>
          </table:table-cell>
          <table:table-cell office:value-type="float" office:value="0.320602" calcext:value-type="float">
            <text:p>0.320602</text:p>
          </table:table-cell>
          <table:table-cell office:value-type="float" office:value="0.232406" calcext:value-type="float">
            <text:p>0.232406</text:p>
          </table:table-cell>
          <table:table-cell office:value-type="float" office:value="0.182149" calcext:value-type="float">
            <text:p>0.182149</text:p>
          </table:table-cell>
          <table:table-cell office:value-type="float" office:value="0.422615" calcext:value-type="float">
            <text:p>0.42261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0:.I290])" office:value-type="percentage" office:value="0.742482714285714" calcext:value-type="percentage">
            <text:p>74.2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4Sharp.raw</text:p>
          </table:table-cell>
          <table:table-cell office:value-type="float" office:value="0.412633" calcext:value-type="float">
            <text:p>0.412633</text:p>
          </table:table-cell>
          <table:table-cell office:value-type="float" office:value="0.062116" calcext:value-type="float">
            <text:p>0.062116</text:p>
          </table:table-cell>
          <table:table-cell office:value-type="float" office:value="0.314526" calcext:value-type="float">
            <text:p>0.314526</text:p>
          </table:table-cell>
          <table:table-cell office:value-type="float" office:value="0.151296" calcext:value-type="float">
            <text:p>0.151296</text:p>
          </table:table-cell>
          <table:table-cell office:value-type="float" office:value="0.504028" calcext:value-type="float">
            <text:p>0.504028</text:p>
          </table:table-cell>
          <table:table-cell office:value-type="float" office:value="0.175037" calcext:value-type="float">
            <text:p>0.175037</text:p>
          </table:table-cell>
          <table:table-cell office:value-type="float" office:value="0.265258" calcext:value-type="float">
            <text:p>0.2652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1:.I291])" office:value-type="percentage" office:value="0.730729428571429" calcext:value-type="percentage">
            <text:p>73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5.raw</text:p>
          </table:table-cell>
          <table:table-cell office:value-type="float" office:value="0.412793" calcext:value-type="float">
            <text:p>0.412793</text:p>
          </table:table-cell>
          <table:table-cell office:value-type="float" office:value="0.071846" calcext:value-type="float">
            <text:p>0.071846</text:p>
          </table:table-cell>
          <table:table-cell office:value-type="float" office:value="0.303588" calcext:value-type="float">
            <text:p>0.303588</text:p>
          </table:table-cell>
          <table:table-cell office:value-type="float" office:value="0.144154" calcext:value-type="float">
            <text:p>0.144154</text:p>
          </table:table-cell>
          <table:table-cell office:value-type="float" office:value="0.700805" calcext:value-type="float">
            <text:p>0.700805</text:p>
          </table:table-cell>
          <table:table-cell office:value-type="float" office:value="0.172991" calcext:value-type="float">
            <text:p>0.172991</text:p>
          </table:table-cell>
          <table:table-cell office:value-type="float" office:value="0.219783" calcext:value-type="float">
            <text:p>0.2197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2:.I292])" office:value-type="percentage" office:value="0.710577142857143" calcext:value-type="percentage">
            <text:p>71.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7.raw</text:p>
          </table:table-cell>
          <table:table-cell office:value-type="float" office:value="0.454054" calcext:value-type="float">
            <text:p>0.454054</text:p>
          </table:table-cell>
          <table:table-cell office:value-type="float" office:value="0.052839" calcext:value-type="float">
            <text:p>0.052839</text:p>
          </table:table-cell>
          <table:table-cell office:value-type="float" office:value="0.383981" calcext:value-type="float">
            <text:p>0.383981</text:p>
          </table:table-cell>
          <table:table-cell office:value-type="float" office:value="0.202757" calcext:value-type="float">
            <text:p>0.202757</text:p>
          </table:table-cell>
          <table:table-cell office:value-type="float" office:value="0.665753" calcext:value-type="float">
            <text:p>0.665753</text:p>
          </table:table-cell>
          <table:table-cell office:value-type="float" office:value="0.173476" calcext:value-type="float">
            <text:p>0.173476</text:p>
          </table:table-cell>
          <table:table-cell office:value-type="float" office:value="0.284938" calcext:value-type="float">
            <text:p>0.28493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3:.I293])" office:value-type="percentage" office:value="0.683171714285714" calcext:value-type="percentage">
            <text:p>68.3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D4.raw</text:p>
          </table:table-cell>
          <table:table-cell office:value-type="float" office:value="0.410914" calcext:value-type="float">
            <text:p>0.410914</text:p>
          </table:table-cell>
          <table:table-cell office:value-type="float" office:value="0.059327" calcext:value-type="float">
            <text:p>0.059327</text:p>
          </table:table-cell>
          <table:table-cell office:value-type="float" office:value="0.335883" calcext:value-type="float">
            <text:p>0.335883</text:p>
          </table:table-cell>
          <table:table-cell office:value-type="float" office:value="0.337147" calcext:value-type="float">
            <text:p>0.337147</text:p>
          </table:table-cell>
          <table:table-cell office:value-type="float" office:value="0.548361" calcext:value-type="float">
            <text:p>0.548361</text:p>
          </table:table-cell>
          <table:table-cell office:value-type="float" office:value="0.175572" calcext:value-type="float">
            <text:p>0.175572</text:p>
          </table:table-cell>
          <table:table-cell office:value-type="float" office:value="0.258177" calcext:value-type="float">
            <text:p>0.25817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4:.I294])" office:value-type="percentage" office:value="0.696374142857143" calcext:value-type="percentage">
            <text:p>69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.raw</text:p>
          </table:table-cell>
          <table:table-cell office:value-type="float" office:value="0.404386" calcext:value-type="float">
            <text:p>0.404386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283279" calcext:value-type="float">
            <text:p>0.283279</text:p>
          </table:table-cell>
          <table:table-cell office:value-type="float" office:value="0.296873" calcext:value-type="float">
            <text:p>0.296873</text:p>
          </table:table-cell>
          <table:table-cell office:value-type="float" office:value="0.392177" calcext:value-type="float">
            <text:p>0.392177</text:p>
          </table:table-cell>
          <table:table-cell office:value-type="float" office:value="0.176277" calcext:value-type="float">
            <text:p>0.176277</text:p>
          </table:table-cell>
          <table:table-cell office:value-type="float" office:value="0.285361" calcext:value-type="float">
            <text:p>0.28536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5:.I295])" office:value-type="percentage" office:value="0.728222428571429" calcext:value-type="percentage">
            <text:p>72.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AW.raw</text:p>
          </table:table-cell>
          <table:table-cell office:value-type="float" office:value="0.516381" calcext:value-type="float">
            <text:p>0.516381</text:p>
          </table:table-cell>
          <table:table-cell office:value-type="float" office:value="0.028503" calcext:value-type="float">
            <text:p>0.028503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172393" calcext:value-type="float">
            <text:p>0.172393</text:p>
          </table:table-cell>
          <table:table-cell office:value-type="float" office:value="0.080223" calcext:value-type="float">
            <text:p>0.080223</text:p>
          </table:table-cell>
          <table:table-cell office:value-type="float" office:value="0.174785" calcext:value-type="float">
            <text:p>0.174785</text:p>
          </table:table-cell>
          <table:table-cell office:value-type="float" office:value="0.221255" calcext:value-type="float">
            <text:p>0.2212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6:.I296])" office:value-type="percentage" office:value="0.813642428571428" calcext:value-type="percentage">
            <text:p>81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INE.raw</text:p>
          </table:table-cell>
          <table:table-cell office:value-type="float" office:value="0.487494" calcext:value-type="float">
            <text:p>0.487494</text:p>
          </table:table-cell>
          <table:table-cell office:value-type="float" office:value="0.024382" calcext:value-type="float">
            <text:p>0.024382</text:p>
          </table:table-cell>
          <table:table-cell office:value-type="float" office:value="0.22244" calcext:value-type="float">
            <text:p>0.22244</text:p>
          </table:table-cell>
          <table:table-cell office:value-type="float" office:value="0.30367" calcext:value-type="float">
            <text:p>0.30367</text:p>
          </table:table-cell>
          <table:table-cell office:value-type="float" office:value="0.187442" calcext:value-type="float">
            <text:p>0.187442</text:p>
          </table:table-cell>
          <table:table-cell office:value-type="float" office:value="0.111751" calcext:value-type="float">
            <text:p>0.111751</text:p>
          </table:table-cell>
          <table:table-cell office:value-type="float" office:value="0.227688" calcext:value-type="float">
            <text:p>0.22768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7:.I297])" office:value-type="percentage" office:value="0.776447571428571" calcext:value-type="percentage">
            <text:p>77.6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QUARE.raw</text:p>
          </table:table-cell>
          <table:table-cell office:value-type="float" office:value="0.55609" calcext:value-type="float">
            <text:p>0.55609</text:p>
          </table:table-cell>
          <table:table-cell office:value-type="float" office:value="0.024256" calcext:value-type="float">
            <text:p>0.024256</text:p>
          </table:table-cell>
          <table:table-cell office:value-type="float" office:value="0.249211" calcext:value-type="float">
            <text:p>0.249211</text:p>
          </table:table-cell>
          <table:table-cell office:value-type="float" office:value="0.196407" calcext:value-type="float">
            <text:p>0.196407</text:p>
          </table:table-cell>
          <table:table-cell office:value-type="float" office:value="0.20907" calcext:value-type="float">
            <text:p>0.20907</text:p>
          </table:table-cell>
          <table:table-cell office:value-type="float" office:value="0.117324" calcext:value-type="float">
            <text:p>0.117324</text:p>
          </table:table-cell>
          <table:table-cell office:value-type="float" office:value="0.22716" calcext:value-type="float">
            <text:p>0.2271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8:.I298])" office:value-type="percentage" office:value="0.774354571428571" calcext:value-type="percentage">
            <text:p>77.4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WEEP.raw</text:p>
          </table:table-cell>
          <table:table-cell office:value-type="float" office:value="0.466378" calcext:value-type="float">
            <text:p>0.466378</text:p>
          </table:table-cell>
          <table:table-cell office:value-type="float" office:value="0.031759" calcext:value-type="float">
            <text:p>0.031759</text:p>
          </table:table-cell>
          <table:table-cell office:value-type="float" office:value="0.156549" calcext:value-type="float">
            <text:p>0.156549</text:p>
          </table:table-cell>
          <table:table-cell office:value-type="float" office:value="0.310953" calcext:value-type="float">
            <text:p>0.310953</text:p>
          </table:table-cell>
          <table:table-cell office:value-type="float" office:value="0.185146" calcext:value-type="float">
            <text:p>0.185146</text:p>
          </table:table-cell>
          <table:table-cell office:value-type="float" office:value="0.109418" calcext:value-type="float">
            <text:p>0.109418</text:p>
          </table:table-cell>
          <table:table-cell office:value-type="float" office:value="0.378332" calcext:value-type="float">
            <text:p>0.3783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299:.I299])" office:value-type="percentage" office:value="0.765923571428572" calcext:value-type="percentage">
            <text:p>76.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HEREMIN.raw</text:p>
          </table:table-cell>
          <table:table-cell office:value-type="float" office:value="0.420389" calcext:value-type="float">
            <text:p>0.420389</text:p>
          </table:table-cell>
          <table:table-cell office:value-type="float" office:value="0.020959" calcext:value-type="float">
            <text:p>0.020959</text:p>
          </table:table-cell>
          <table:table-cell office:value-type="float" office:value="0.125987" calcext:value-type="float">
            <text:p>0.125987</text:p>
          </table:table-cell>
          <table:table-cell office:value-type="float" office:value="0.265879" calcext:value-type="float">
            <text:p>0.265879</text:p>
          </table:table-cell>
          <table:table-cell office:value-type="float" office:value="0.115086" calcext:value-type="float">
            <text:p>0.115086</text:p>
          </table:table-cell>
          <table:table-cell office:value-type="float" office:value="0.140997" calcext:value-type="float">
            <text:p>0.140997</text:p>
          </table:table-cell>
          <table:table-cell office:value-type="float" office:value="0.310317" calcext:value-type="float">
            <text:p>0.31031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0:.I300])" office:value-type="percentage" office:value="0.800055142857143" calcext:value-type="percentage">
            <text:p>80.0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rumpet 2.raw</text:p>
          </table:table-cell>
          <table:table-cell office:value-type="float" office:value="0.617591" calcext:value-type="float">
            <text:p>0.617591</text:p>
          </table:table-cell>
          <table:table-cell office:value-type="float" office:value="0.059768" calcext:value-type="float">
            <text:p>0.059768</text:p>
          </table:table-cell>
          <table:table-cell office:value-type="float" office:value="0.182949" calcext:value-type="float">
            <text:p>0.182949</text:p>
          </table:table-cell>
          <table:table-cell office:value-type="float" office:value="0.365025" calcext:value-type="float">
            <text:p>0.365025</text:p>
          </table:table-cell>
          <table:table-cell office:value-type="float" office:value="0.195037" calcext:value-type="float">
            <text:p>0.195037</text:p>
          </table:table-cell>
          <table:table-cell office:value-type="float" office:value="0.130346" calcext:value-type="float">
            <text:p>0.130346</text:p>
          </table:table-cell>
          <table:table-cell office:value-type="float" office:value="0.24954" calcext:value-type="float">
            <text:p>0.2495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1:.I301])" office:value-type="percentage" office:value="0.742820571428571" calcext:value-type="percentage">
            <text:p>74.2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RUMPET.raw</text:p>
          </table:table-cell>
          <table:table-cell office:value-type="float" office:value="0.587678" calcext:value-type="float">
            <text:p>0.587678</text:p>
          </table:table-cell>
          <table:table-cell office:value-type="float" office:value="0.063682" calcext:value-type="float">
            <text:p>0.063682</text:p>
          </table:table-cell>
          <table:table-cell office:value-type="float" office:value="0.167057" calcext:value-type="float">
            <text:p>0.167057</text:p>
          </table:table-cell>
          <table:table-cell office:value-type="float" office:value="0.389752" calcext:value-type="float">
            <text:p>0.389752</text:p>
          </table:table-cell>
          <table:table-cell office:value-type="float" office:value="0.190173" calcext:value-type="float">
            <text:p>0.190173</text:p>
          </table:table-cell>
          <table:table-cell office:value-type="float" office:value="0.139442" calcext:value-type="float">
            <text:p>0.139442</text:p>
          </table:table-cell>
          <table:table-cell office:value-type="float" office:value="0.26813" calcext:value-type="float">
            <text:p>0.2681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2:.I302])" office:value-type="percentage" office:value="0.742012285714286" calcext:value-type="percentage">
            <text:p>74.2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VIOLIN.raw</text:p>
          </table:table-cell>
          <table:table-cell office:value-type="float" office:value="0.562937" calcext:value-type="float">
            <text:p>0.562937</text:p>
          </table:table-cell>
          <table:table-cell office:value-type="float" office:value="0.053252" calcext:value-type="float">
            <text:p>0.053252</text:p>
          </table:table-cell>
          <table:table-cell office:value-type="float" office:value="0.218897" calcext:value-type="float">
            <text:p>0.218897</text:p>
          </table:table-cell>
          <table:table-cell office:value-type="float" office:value="0.193123" calcext:value-type="float">
            <text:p>0.193123</text:p>
          </table:table-cell>
          <table:table-cell office:value-type="float" office:value="0.223363" calcext:value-type="float">
            <text:p>0.223363</text:p>
          </table:table-cell>
          <table:table-cell office:value-type="float" office:value="0.119001" calcext:value-type="float">
            <text:p>0.119001</text:p>
          </table:table-cell>
          <table:table-cell office:value-type="float" office:value="0.33881" calcext:value-type="float">
            <text:p>0.3388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3:.I303])" office:value-type="percentage" office:value="0.755802428571429" calcext:value-type="percentage">
            <text:p>75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lence.raw</text:p>
          </table:table-cell>
          <table:table-cell office:value-type="float" office:value="0.805251" calcext:value-type="float">
            <text:p>0.805251</text:p>
          </table:table-cell>
          <table:table-cell office:value-type="float" office:value="0.035557" calcext:value-type="float">
            <text:p>0.035557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150063" calcext:value-type="float">
            <text:p>0.150063</text:p>
          </table:table-cell>
          <table:table-cell office:value-type="float" office:value="0.618767" calcext:value-type="float">
            <text:p>0.618767</text:p>
          </table:table-cell>
          <table:table-cell office:value-type="float" office:value="0.433528" calcext:value-type="float">
            <text:p>0.433528</text:p>
          </table:table-cell>
          <table:table-cell office:value-type="float" office:value="0.601746" calcext:value-type="float">
            <text:p>0.60174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4:.I304])" office:value-type="percentage" office:value="0.564636" calcext:value-type="percentage">
            <text:p>56.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neC5.raw</text:p>
          </table:table-cell>
          <table:table-cell office:value-type="float" office:value="0.556318" calcext:value-type="float">
            <text:p>0.556318</text:p>
          </table:table-cell>
          <table:table-cell office:value-type="float" office:value="0.033202" calcext:value-type="float">
            <text:p>0.033202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154467" calcext:value-type="float">
            <text:p>0.154467</text:p>
          </table:table-cell>
          <table:table-cell office:value-type="float" office:value="0.163128" calcext:value-type="float">
            <text:p>0.163128</text:p>
          </table:table-cell>
          <table:table-cell office:value-type="float" office:value="0.119382" calcext:value-type="float">
            <text:p>0.119382</text:p>
          </table:table-cell>
          <table:table-cell office:value-type="float" office:value="0.248698" calcext:value-type="float">
            <text:p>0.24869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5:.I305])" office:value-type="percentage" office:value="0.795753142857143" calcext:value-type="percentage">
            <text:p>79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ne.raw</text:p>
          </table:table-cell>
          <table:table-cell office:value-type="float" office:value="0.605245" calcext:value-type="float">
            <text:p>0.605245</text:p>
          </table:table-cell>
          <table:table-cell office:value-type="float" office:value="0.035713" calcext:value-type="float">
            <text:p>0.035713</text:p>
          </table:table-cell>
          <table:table-cell office:value-type="float" office:value="0.213199" calcext:value-type="float">
            <text:p>0.213199</text:p>
          </table:table-cell>
          <table:table-cell office:value-type="float" office:value="0.268027" calcext:value-type="float">
            <text:p>0.268027</text:p>
          </table:table-cell>
          <table:table-cell office:value-type="float" office:value="0.319702" calcext:value-type="float">
            <text:p>0.319702</text:p>
          </table:table-cell>
          <table:table-cell office:value-type="float" office:value="0.129762" calcext:value-type="float">
            <text:p>0.129762</text:p>
          </table:table-cell>
          <table:table-cell office:value-type="float" office:value="0.254254" calcext:value-type="float">
            <text:p>0.25425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6:.I306])" office:value-type="percentage" office:value="0.739156857142857" calcext:value-type="percentage">
            <text:p>73.9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B4.raw</text:p>
          </table:table-cell>
          <table:table-cell office:value-type="float" office:value="0.49873" calcext:value-type="float">
            <text:p>0.49873</text:p>
          </table:table-cell>
          <table:table-cell office:value-type="float" office:value="0.059576" calcext:value-type="float">
            <text:p>0.059576</text:p>
          </table:table-cell>
          <table:table-cell office:value-type="float" office:value="0.25944" calcext:value-type="float">
            <text:p>0.25944</text:p>
          </table:table-cell>
          <table:table-cell office:value-type="float" office:value="0.356949" calcext:value-type="float">
            <text:p>0.356949</text:p>
          </table:table-cell>
          <table:table-cell office:value-type="float" office:value="0.331886" calcext:value-type="float">
            <text:p>0.331886</text:p>
          </table:table-cell>
          <table:table-cell office:value-type="float" office:value="0.110457" calcext:value-type="float">
            <text:p>0.110457</text:p>
          </table:table-cell>
          <table:table-cell office:value-type="float" office:value="0.326718" calcext:value-type="float">
            <text:p>0.32671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7:.I307])" office:value-type="percentage" office:value="0.722320571428571" calcext:value-type="percentage">
            <text:p>72.2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2.raw</text:p>
          </table:table-cell>
          <table:table-cell office:value-type="float" office:value="0.481838" calcext:value-type="float">
            <text:p>0.481838</text:p>
          </table:table-cell>
          <table:table-cell office:value-type="float" office:value="0.056974" calcext:value-type="float">
            <text:p>0.056974</text:p>
          </table:table-cell>
          <table:table-cell office:value-type="float" office:value="0.188637" calcext:value-type="float">
            <text:p>0.188637</text:p>
          </table:table-cell>
          <table:table-cell office:value-type="float" office:value="0.36529" calcext:value-type="float">
            <text:p>0.36529</text:p>
          </table:table-cell>
          <table:table-cell office:value-type="float" office:value="0.255687" calcext:value-type="float">
            <text:p>0.255687</text:p>
          </table:table-cell>
          <table:table-cell office:value-type="float" office:value="0.111195" calcext:value-type="float">
            <text:p>0.111195</text:p>
          </table:table-cell>
          <table:table-cell office:value-type="float" office:value="0.508067" calcext:value-type="float">
            <text:p>0.5080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8:.I308])" office:value-type="percentage" office:value="0.718901714285714" calcext:value-type="percentage">
            <text:p>71.8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4Sharp.raw</text:p>
          </table:table-cell>
          <table:table-cell office:value-type="float" office:value="0.503321" calcext:value-type="float">
            <text:p>0.503321</text:p>
          </table:table-cell>
          <table:table-cell office:value-type="float" office:value="0.059186" calcext:value-type="float">
            <text:p>0.059186</text:p>
          </table:table-cell>
          <table:table-cell office:value-type="float" office:value="0.219231" calcext:value-type="float">
            <text:p>0.219231</text:p>
          </table:table-cell>
          <table:table-cell office:value-type="float" office:value="0.177528" calcext:value-type="float">
            <text:p>0.177528</text:p>
          </table:table-cell>
          <table:table-cell office:value-type="float" office:value="0.22427" calcext:value-type="float">
            <text:p>0.22427</text:p>
          </table:table-cell>
          <table:table-cell office:value-type="float" office:value="0.110448" calcext:value-type="float">
            <text:p>0.110448</text:p>
          </table:table-cell>
          <table:table-cell office:value-type="float" office:value="0.29253" calcext:value-type="float">
            <text:p>0.2925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09:.I309])" office:value-type="percentage" office:value="0.773355142857143" calcext:value-type="percentage">
            <text:p>77.3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5.raw</text:p>
          </table:table-cell>
          <table:table-cell office:value-type="float" office:value="0.500154" calcext:value-type="float">
            <text:p>0.500154</text:p>
          </table:table-cell>
          <table:table-cell office:value-type="float" office:value="0.069074" calcext:value-type="float">
            <text:p>0.069074</text:p>
          </table:table-cell>
          <table:table-cell office:value-type="float" office:value="0.264341" calcext:value-type="float">
            <text:p>0.264341</text:p>
          </table:table-cell>
          <table:table-cell office:value-type="float" office:value="0.135953" calcext:value-type="float">
            <text:p>0.135953</text:p>
          </table:table-cell>
          <table:table-cell office:value-type="float" office:value="0.494673" calcext:value-type="float">
            <text:p>0.494673</text:p>
          </table:table-cell>
          <table:table-cell office:value-type="float" office:value="0.108724" calcext:value-type="float">
            <text:p>0.108724</text:p>
          </table:table-cell>
          <table:table-cell office:value-type="float" office:value="0.257683" calcext:value-type="float">
            <text:p>0.2576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0:.I310])" office:value-type="percentage" office:value="0.738485428571429" calcext:value-type="percentage">
            <text:p>73.8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7.raw</text:p>
          </table:table-cell>
          <table:table-cell office:value-type="float" office:value="0.536797" calcext:value-type="float">
            <text:p>0.536797</text:p>
          </table:table-cell>
          <table:table-cell office:value-type="float" office:value="0.049735" calcext:value-type="float">
            <text:p>0.049735</text:p>
          </table:table-cell>
          <table:table-cell office:value-type="float" office:value="0.379509" calcext:value-type="float">
            <text:p>0.379509</text:p>
          </table:table-cell>
          <table:table-cell office:value-type="float" office:value="0.239567" calcext:value-type="float">
            <text:p>0.239567</text:p>
          </table:table-cell>
          <table:table-cell office:value-type="float" office:value="0.617525" calcext:value-type="float">
            <text:p>0.617525</text:p>
          </table:table-cell>
          <table:table-cell office:value-type="float" office:value="0.109656" calcext:value-type="float">
            <text:p>0.109656</text:p>
          </table:table-cell>
          <table:table-cell office:value-type="float" office:value="0.366078" calcext:value-type="float">
            <text:p>0.36607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1:.I311])" office:value-type="percentage" office:value="0.671590428571429" calcext:value-type="percentage">
            <text:p>67.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D4.raw</text:p>
          </table:table-cell>
          <table:table-cell office:value-type="float" office:value="0.502108" calcext:value-type="float">
            <text:p>0.502108</text:p>
          </table:table-cell>
          <table:table-cell office:value-type="float" office:value="0.056293" calcext:value-type="float">
            <text:p>0.056293</text:p>
          </table:table-cell>
          <table:table-cell office:value-type="float" office:value="0.314348" calcext:value-type="float">
            <text:p>0.314348</text:p>
          </table:table-cell>
          <table:table-cell office:value-type="float" office:value="0.43786" calcext:value-type="float">
            <text:p>0.43786</text:p>
          </table:table-cell>
          <table:table-cell office:value-type="float" office:value="0.454222" calcext:value-type="float">
            <text:p>0.454222</text:p>
          </table:table-cell>
          <table:table-cell office:value-type="float" office:value="0.110571" calcext:value-type="float">
            <text:p>0.110571</text:p>
          </table:table-cell>
          <table:table-cell office:value-type="float" office:value="0.282509" calcext:value-type="float">
            <text:p>0.28250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2:.I312])" office:value-type="percentage" office:value="0.691727" calcext:value-type="percentage">
            <text:p>69.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.raw</text:p>
          </table:table-cell>
          <table:table-cell office:value-type="float" office:value="0.483067" calcext:value-type="float">
            <text:p>0.483067</text:p>
          </table:table-cell>
          <table:table-cell office:value-type="float" office:value="0.059262" calcext:value-type="float">
            <text:p>0.059262</text:p>
          </table:table-cell>
          <table:table-cell office:value-type="float" office:value="0.317583" calcext:value-type="float">
            <text:p>0.317583</text:p>
          </table:table-cell>
          <table:table-cell office:value-type="float" office:value="0.18641" calcext:value-type="float">
            <text:p>0.18641</text:p>
          </table:table-cell>
          <table:table-cell office:value-type="float" office:value="0.476677" calcext:value-type="float">
            <text:p>0.476677</text:p>
          </table:table-cell>
          <table:table-cell office:value-type="float" office:value="0.109766" calcext:value-type="float">
            <text:p>0.109766</text:p>
          </table:table-cell>
          <table:table-cell office:value-type="float" office:value="0.315753" calcext:value-type="float">
            <text:p>0.31575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3:.I313])" office:value-type="percentage" office:value="0.721640285714286" calcext:value-type="percentage">
            <text:p>72.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INE.raw</text:p>
          </table:table-cell>
          <table:table-cell office:value-type="float" office:value="0.275745" calcext:value-type="float">
            <text:p>0.275745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0.145734" calcext:value-type="float">
            <text:p>0.145734</text:p>
          </table:table-cell>
          <table:table-cell office:value-type="float" office:value="0.141312" calcext:value-type="float">
            <text:p>0.141312</text:p>
          </table:table-cell>
          <table:table-cell office:value-type="float" office:value="0.060413" calcext:value-type="float">
            <text:p>0.060413</text:p>
          </table:table-cell>
          <table:table-cell office:value-type="float" office:value="0.093768" calcext:value-type="float">
            <text:p>0.093768</text:p>
          </table:table-cell>
          <table:table-cell office:value-type="float" office:value="0.01057" calcext:value-type="float">
            <text:p>0.0105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4:.I314])" office:value-type="percentage" office:value="0.894165" calcext:value-type="percentage">
            <text:p>89.4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QUARE.raw</text:p>
          </table:table-cell>
          <table:table-cell office:value-type="float" office:value="0.373542" calcext:value-type="float">
            <text:p>0.373542</text:p>
          </table:table-cell>
          <table:table-cell office:value-type="float" office:value="0.014696" calcext:value-type="float">
            <text:p>0.014696</text:p>
          </table:table-cell>
          <table:table-cell office:value-type="float" office:value="0.212078" calcext:value-type="float">
            <text:p>0.212078</text:p>
          </table:table-cell>
          <table:table-cell office:value-type="float" office:value="0.07003" calcext:value-type="float">
            <text:p>0.07003</text:p>
          </table:table-cell>
          <table:table-cell office:value-type="float" office:value="0.137512" calcext:value-type="float">
            <text:p>0.137512</text:p>
          </table:table-cell>
          <table:table-cell office:value-type="float" office:value="0.093743" calcext:value-type="float">
            <text:p>0.093743</text:p>
          </table:table-cell>
          <table:table-cell office:value-type="float" office:value="0.011558" calcext:value-type="float">
            <text:p>0.0115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5:.I315])" office:value-type="percentage" office:value="0.869548714285714" calcext:value-type="percentage">
            <text:p>86.9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WEEP.raw</text:p>
          </table:table-cell>
          <table:table-cell office:value-type="float" office:value="0.389256" calcext:value-type="float">
            <text:p>0.389256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124107" calcext:value-type="float">
            <text:p>0.124107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13064" calcext:value-type="float">
            <text:p>0.113064</text:p>
          </table:table-cell>
          <table:table-cell office:value-type="float" office:value="0.100159" calcext:value-type="float">
            <text:p>0.100159</text:p>
          </table:table-cell>
          <table:table-cell office:value-type="float" office:value="0.361259" calcext:value-type="float">
            <text:p>0.36125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6:.I316])" office:value-type="percentage" office:value="0.819045428571429" calcext:value-type="percentage">
            <text:p>81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HEREMIN.raw</text:p>
          </table:table-cell>
          <table:table-cell office:value-type="float" office:value="0.411285" calcext:value-type="float">
            <text:p>0.41128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98772" calcext:value-type="float">
            <text:p>0.098772</text:p>
          </table:table-cell>
          <table:table-cell office:value-type="float" office:value="0.145415" calcext:value-type="float">
            <text:p>0.145415</text:p>
          </table:table-cell>
          <table:table-cell office:value-type="float" office:value="0.068345" calcext:value-type="float">
            <text:p>0.068345</text:p>
          </table:table-cell>
          <table:table-cell office:value-type="float" office:value="0.179877" calcext:value-type="float">
            <text:p>0.179877</text:p>
          </table:table-cell>
          <table:table-cell office:value-type="float" office:value="0.368336" calcext:value-type="float">
            <text:p>0.3683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7:.I317])" office:value-type="percentage" office:value="0.815467142857143" calcext:value-type="percentage">
            <text:p>81.5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rumpet 2.raw</text:p>
          </table:table-cell>
          <table:table-cell office:value-type="float" office:value="0.653139" calcext:value-type="float">
            <text:p>0.653139</text:p>
          </table:table-cell>
          <table:table-cell office:value-type="float" office:value="0.060073" calcext:value-type="float">
            <text:p>0.060073</text:p>
          </table:table-cell>
          <table:table-cell office:value-type="float" office:value="0.177729" calcext:value-type="float">
            <text:p>0.177729</text:p>
          </table:table-cell>
          <table:table-cell office:value-type="float" office:value="0.593103" calcext:value-type="float">
            <text:p>0.593103</text:p>
          </table:table-cell>
          <table:table-cell office:value-type="float" office:value="0.184395" calcext:value-type="float">
            <text:p>0.184395</text:p>
          </table:table-cell>
          <table:table-cell office:value-type="float" office:value="0.103743" calcext:value-type="float">
            <text:p>0.103743</text:p>
          </table:table-cell>
          <table:table-cell office:value-type="float" office:value="0.091291" calcext:value-type="float">
            <text:p>0.09129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8:.I318])" office:value-type="percentage" office:value="0.733789571428571" calcext:value-type="percentage">
            <text:p>73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RUMPET.raw</text:p>
          </table:table-cell>
          <table:table-cell office:value-type="float" office:value="0.59512" calcext:value-type="float">
            <text:p>0.59512</text:p>
          </table:table-cell>
          <table:table-cell office:value-type="float" office:value="0.061641" calcext:value-type="float">
            <text:p>0.061641</text:p>
          </table:table-cell>
          <table:table-cell office:value-type="float" office:value="0.148525" calcext:value-type="float">
            <text:p>0.148525</text:p>
          </table:table-cell>
          <table:table-cell office:value-type="float" office:value="0.432668" calcext:value-type="float">
            <text:p>0.432668</text:p>
          </table:table-cell>
          <table:table-cell office:value-type="float" office:value="0.150769" calcext:value-type="float">
            <text:p>0.150769</text:p>
          </table:table-cell>
          <table:table-cell office:value-type="float" office:value="0.087848" calcext:value-type="float">
            <text:p>0.087848</text:p>
          </table:table-cell>
          <table:table-cell office:value-type="float" office:value="0.1358" calcext:value-type="float">
            <text:p>0.13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19:.I319])" office:value-type="percentage" office:value="0.769661285714286" calcext:value-type="percentage">
            <text:p>76.9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VIOLIN.raw</text:p>
          </table:table-cell>
          <table:table-cell office:value-type="float" office:value="0.577565" calcext:value-type="float">
            <text:p>0.577565</text:p>
          </table:table-cell>
          <table:table-cell office:value-type="float" office:value="0.052005" calcext:value-type="float">
            <text:p>0.052005</text:p>
          </table:table-cell>
          <table:table-cell office:value-type="float" office:value="0.245718" calcext:value-type="float">
            <text:p>0.245718</text:p>
          </table:table-cell>
          <table:table-cell office:value-type="float" office:value="0.245374" calcext:value-type="float">
            <text:p>0.245374</text:p>
          </table:table-cell>
          <table:table-cell office:value-type="float" office:value="0.286405" calcext:value-type="float">
            <text:p>0.286405</text:p>
          </table:table-cell>
          <table:table-cell office:value-type="float" office:value="0.094915" calcext:value-type="float">
            <text:p>0.094915</text:p>
          </table:table-cell>
          <table:table-cell office:value-type="float" office:value="0.220698" calcext:value-type="float">
            <text:p>0.22069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0:.I320])" office:value-type="percentage" office:value="0.753902857142857" calcext:value-type="percentage">
            <text:p>75.3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lence.raw</text:p>
          </table:table-cell>
          <table:table-cell office:value-type="float" office:value="0.742624" calcext:value-type="float">
            <text:p>0.742624</text:p>
          </table:table-cell>
          <table:table-cell office:value-type="float" office:value="0.028312" calcext:value-type="float">
            <text:p>0.028312</text:p>
          </table:table-cell>
          <table:table-cell office:value-type="float" office:value="0.409648" calcext:value-type="float">
            <text:p>0.409648</text:p>
          </table:table-cell>
          <table:table-cell office:value-type="float" office:value="0.13832" calcext:value-type="float">
            <text:p>0.13832</text:p>
          </table:table-cell>
          <table:table-cell office:value-type="float" office:value="0.643863" calcext:value-type="float">
            <text:p>0.643863</text:p>
          </table:table-cell>
          <table:table-cell office:value-type="float" office:value="0.305144" calcext:value-type="float">
            <text:p>0.305144</text:p>
          </table:table-cell>
          <table:table-cell office:value-type="float" office:value="0.527275" calcext:value-type="float">
            <text:p>0.52727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1:.I321])" office:value-type="percentage" office:value="0.600687714285714" calcext:value-type="percentage">
            <text:p>60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neC5.raw</text:p>
          </table:table-cell>
          <table:table-cell office:value-type="float" office:value="0.533338" calcext:value-type="float">
            <text:p>0.533338</text:p>
          </table:table-cell>
          <table:table-cell office:value-type="float" office:value="0.029326" calcext:value-type="float">
            <text:p>0.029326</text:p>
          </table:table-cell>
          <table:table-cell office:value-type="float" office:value="0.142911" calcext:value-type="float">
            <text:p>0.142911</text:p>
          </table:table-cell>
          <table:table-cell office:value-type="float" office:value="0.221934" calcext:value-type="float">
            <text:p>0.221934</text:p>
          </table:table-cell>
          <table:table-cell office:value-type="float" office:value="0.139963" calcext:value-type="float">
            <text:p>0.139963</text:p>
          </table:table-cell>
          <table:table-cell office:value-type="float" office:value="0.09792" calcext:value-type="float">
            <text:p>0.09792</text:p>
          </table:table-cell>
          <table:table-cell office:value-type="float" office:value="0.203669" calcext:value-type="float">
            <text:p>0.20366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2:.I322])" office:value-type="percentage" office:value="0.804419857142857" calcext:value-type="percentage">
            <text:p>80.4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ne.raw</text:p>
          </table:table-cell>
          <table:table-cell office:value-type="float" office:value="0.609462" calcext:value-type="float">
            <text:p>0.609462</text:p>
          </table:table-cell>
          <table:table-cell office:value-type="float" office:value="0.033174" calcext:value-type="float">
            <text:p>0.033174</text:p>
          </table:table-cell>
          <table:table-cell office:value-type="float" office:value="0.18752" calcext:value-type="float">
            <text:p>0.18752</text:p>
          </table:table-cell>
          <table:table-cell office:value-type="float" office:value="0.320439" calcext:value-type="float">
            <text:p>0.320439</text:p>
          </table:table-cell>
          <table:table-cell office:value-type="float" office:value="0.247884" calcext:value-type="float">
            <text:p>0.247884</text:p>
          </table:table-cell>
          <table:table-cell office:value-type="float" office:value="0.130368" calcext:value-type="float">
            <text:p>0.130368</text:p>
          </table:table-cell>
          <table:table-cell office:value-type="float" office:value="0.206129" calcext:value-type="float">
            <text:p>0.2061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3:.I323])" office:value-type="percentage" office:value="0.752146285714286" calcext:value-type="percentage">
            <text:p>75.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B4.raw</text:p>
          </table:table-cell>
          <table:table-cell office:value-type="float" office:value="0.501674" calcext:value-type="float">
            <text:p>0.501674</text:p>
          </table:table-cell>
          <table:table-cell office:value-type="float" office:value="0.057365" calcext:value-type="float">
            <text:p>0.057365</text:p>
          </table:table-cell>
          <table:table-cell office:value-type="float" office:value="0.309583" calcext:value-type="float">
            <text:p>0.309583</text:p>
          </table:table-cell>
          <table:table-cell office:value-type="float" office:value="0.289493" calcext:value-type="float">
            <text:p>0.289493</text:p>
          </table:table-cell>
          <table:table-cell office:value-type="float" office:value="0.479682" calcext:value-type="float">
            <text:p>0.479682</text:p>
          </table:table-cell>
          <table:table-cell office:value-type="float" office:value="0.094808" calcext:value-type="float">
            <text:p>0.094808</text:p>
          </table:table-cell>
          <table:table-cell office:value-type="float" office:value="0.200705" calcext:value-type="float">
            <text:p>0.20070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4:.I324])" office:value-type="percentage" office:value="0.723812857142857" calcext:value-type="percentage">
            <text:p>72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2.raw</text:p>
          </table:table-cell>
          <table:table-cell office:value-type="float" office:value="0.484743" calcext:value-type="float">
            <text:p>0.484743</text:p>
          </table:table-cell>
          <table:table-cell office:value-type="float" office:value="0.054741" calcext:value-type="float">
            <text:p>0.054741</text:p>
          </table:table-cell>
          <table:table-cell office:value-type="float" office:value="0.220795" calcext:value-type="float">
            <text:p>0.220795</text:p>
          </table:table-cell>
          <table:table-cell office:value-type="float" office:value="0.359182" calcext:value-type="float">
            <text:p>0.359182</text:p>
          </table:table-cell>
          <table:table-cell office:value-type="float" office:value="0.35287" calcext:value-type="float">
            <text:p>0.35287</text:p>
          </table:table-cell>
          <table:table-cell office:value-type="float" office:value="0.096313" calcext:value-type="float">
            <text:p>0.096313</text:p>
          </table:table-cell>
          <table:table-cell office:value-type="float" office:value="0.421038" calcext:value-type="float">
            <text:p>0.42103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5:.I325])" office:value-type="percentage" office:value="0.715759714285714" calcext:value-type="percentage">
            <text:p>71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4Sharp.raw</text:p>
          </table:table-cell>
          <table:table-cell office:value-type="float" office:value="0.505807" calcext:value-type="float">
            <text:p>0.505807</text:p>
          </table:table-cell>
          <table:table-cell office:value-type="float" office:value="0.056947" calcext:value-type="float">
            <text:p>0.056947</text:p>
          </table:table-cell>
          <table:table-cell office:value-type="float" office:value="0.23829" calcext:value-type="float">
            <text:p>0.23829</text:p>
          </table:table-cell>
          <table:table-cell office:value-type="float" office:value="0.185645" calcext:value-type="float">
            <text:p>0.185645</text:p>
          </table:table-cell>
          <table:table-cell office:value-type="float" office:value="0.268517" calcext:value-type="float">
            <text:p>0.268517</text:p>
          </table:table-cell>
          <table:table-cell office:value-type="float" office:value="0.094984" calcext:value-type="float">
            <text:p>0.094984</text:p>
          </table:table-cell>
          <table:table-cell office:value-type="float" office:value="0.161174" calcext:value-type="float">
            <text:p>0.16117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6:.I326])" office:value-type="percentage" office:value="0.784090857142857" calcext:value-type="percentage">
            <text:p>78.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5.raw</text:p>
          </table:table-cell>
          <table:table-cell office:value-type="float" office:value="0.492825" calcext:value-type="float">
            <text:p>0.492825</text:p>
          </table:table-cell>
          <table:table-cell office:value-type="float" office:value="0.066023" calcext:value-type="float">
            <text:p>0.066023</text:p>
          </table:table-cell>
          <table:table-cell office:value-type="float" office:value="0.272953" calcext:value-type="float">
            <text:p>0.272953</text:p>
          </table:table-cell>
          <table:table-cell office:value-type="float" office:value="0.135384" calcext:value-type="float">
            <text:p>0.135384</text:p>
          </table:table-cell>
          <table:table-cell office:value-type="float" office:value="0.529487" calcext:value-type="float">
            <text:p>0.529487</text:p>
          </table:table-cell>
          <table:table-cell office:value-type="float" office:value="0.093786" calcext:value-type="float">
            <text:p>0.093786</text:p>
          </table:table-cell>
          <table:table-cell office:value-type="float" office:value="0.119781" calcext:value-type="float">
            <text:p>0.11978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7:.I327])" office:value-type="percentage" office:value="0.755680142857143" calcext:value-type="percentage">
            <text:p>75.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7.raw</text:p>
          </table:table-cell>
          <table:table-cell office:value-type="float" office:value="0.538738" calcext:value-type="float">
            <text:p>0.538738</text:p>
          </table:table-cell>
          <table:table-cell office:value-type="float" office:value="0.047548" calcext:value-type="float">
            <text:p>0.047548</text:p>
          </table:table-cell>
          <table:table-cell office:value-type="float" office:value="0.358052" calcext:value-type="float">
            <text:p>0.358052</text:p>
          </table:table-cell>
          <table:table-cell office:value-type="float" office:value="0.278089" calcext:value-type="float">
            <text:p>0.278089</text:p>
          </table:table-cell>
          <table:table-cell office:value-type="float" office:value="0.547334" calcext:value-type="float">
            <text:p>0.547334</text:p>
          </table:table-cell>
          <table:table-cell office:value-type="float" office:value="0.094842" calcext:value-type="float">
            <text:p>0.094842</text:p>
          </table:table-cell>
          <table:table-cell office:value-type="float" office:value="0.294168" calcext:value-type="float">
            <text:p>0.29416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8:.I328])" office:value-type="percentage" office:value="0.691604142857143" calcext:value-type="percentage">
            <text:p>69.1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D4.raw</text:p>
          </table:table-cell>
          <table:table-cell office:value-type="float" office:value="0.505254" calcext:value-type="float">
            <text:p>0.505254</text:p>
          </table:table-cell>
          <table:table-cell office:value-type="float" office:value="0.054032" calcext:value-type="float">
            <text:p>0.054032</text:p>
          </table:table-cell>
          <table:table-cell office:value-type="float" office:value="0.321916" calcext:value-type="float">
            <text:p>0.321916</text:p>
          </table:table-cell>
          <table:table-cell office:value-type="float" office:value="0.476986" calcext:value-type="float">
            <text:p>0.476986</text:p>
          </table:table-cell>
          <table:table-cell office:value-type="float" office:value="0.478608" calcext:value-type="float">
            <text:p>0.478608</text:p>
          </table:table-cell>
          <table:table-cell office:value-type="float" office:value="0.094745" calcext:value-type="float">
            <text:p>0.094745</text:p>
          </table:table-cell>
          <table:table-cell office:value-type="float" office:value="0.152007" calcext:value-type="float">
            <text:p>0.1520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29:.I329])" office:value-type="percentage" office:value="0.702350285714286" calcext:value-type="percentage">
            <text:p>70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.raw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057919" calcext:value-type="float">
            <text:p>0.057919</text:p>
          </table:table-cell>
          <table:table-cell office:value-type="float" office:value="0.284308" calcext:value-type="float">
            <text:p>0.284308</text:p>
          </table:table-cell>
          <table:table-cell office:value-type="float" office:value="0.252275" calcext:value-type="float">
            <text:p>0.252275</text:p>
          </table:table-cell>
          <table:table-cell office:value-type="float" office:value="0.379024" calcext:value-type="float">
            <text:p>0.379024</text:p>
          </table:table-cell>
          <table:table-cell office:value-type="float" office:value="0.094093" calcext:value-type="float">
            <text:p>0.094093</text:p>
          </table:table-cell>
          <table:table-cell office:value-type="float" office:value="0.178378" calcext:value-type="float">
            <text:p>0.17837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0:.I330])" office:value-type="percentage" office:value="0.752086142857143" calcext:value-type="percentage">
            <text:p>75.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SQUARE.raw</text:p>
          </table:table-cell>
          <table:table-cell office:value-type="float" office:value="0.190036" calcext:value-type="float">
            <text:p>0.190036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149184" calcext:value-type="float">
            <text:p>0.149184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0.062771" calcext:value-type="float">
            <text:p>0.062771</text:p>
          </table:table-cell>
          <table:table-cell office:value-type="float" office:value="0.011766" calcext:value-type="float">
            <text:p>0.011766</text:p>
          </table:table-cell>
          <table:table-cell office:value-type="float" office:value="0.001264" calcext:value-type="float">
            <text:p>0.00126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1:.I331])" office:value-type="percentage" office:value="0.918525857142857" calcext:value-type="percentage">
            <text:p>91.8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SWEEP.raw</text:p>
          </table:table-cell>
          <table:table-cell office:value-type="float" office:value="0.392834" calcext:value-type="float">
            <text:p>0.392834</text:p>
          </table:table-cell>
          <table:table-cell office:value-type="float" office:value="0.019735" calcext:value-type="float">
            <text:p>0.019735</text:p>
          </table:table-cell>
          <table:table-cell office:value-type="float" office:value="0.213082" calcext:value-type="float">
            <text:p>0.213082</text:p>
          </table:table-cell>
          <table:table-cell office:value-type="float" office:value="0.36664" calcext:value-type="float">
            <text:p>0.36664</text:p>
          </table:table-cell>
          <table:table-cell office:value-type="float" office:value="0.165001" calcext:value-type="float">
            <text:p>0.165001</text:p>
          </table:table-cell>
          <table:table-cell office:value-type="float" office:value="0.055054" calcext:value-type="float">
            <text:p>0.055054</text:p>
          </table:table-cell>
          <table:table-cell office:value-type="float" office:value="0.369072" calcext:value-type="float">
            <text:p>0.36907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2:.I332])" office:value-type="percentage" office:value="0.774083142857143" calcext:value-type="percentage">
            <text:p>77.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HEREMIN.raw</text:p>
          </table:table-cell>
          <table:table-cell office:value-type="float" office:value="0.399847" calcext:value-type="float">
            <text:p>0.399847</text:p>
          </table:table-cell>
          <table:table-cell office:value-type="float" office:value="0.016039" calcext:value-type="float">
            <text:p>0.016039</text:p>
          </table:table-cell>
          <table:table-cell office:value-type="float" office:value="0.20777" calcext:value-type="float">
            <text:p>0.20777</text:p>
          </table:table-cell>
          <table:table-cell office:value-type="float" office:value="0.308553" calcext:value-type="float">
            <text:p>0.308553</text:p>
          </table:table-cell>
          <table:table-cell office:value-type="float" office:value="0.15474" calcext:value-type="float">
            <text:p>0.15474</text:p>
          </table:table-cell>
          <table:table-cell office:value-type="float" office:value="0.099149" calcext:value-type="float">
            <text:p>0.099149</text:p>
          </table:table-cell>
          <table:table-cell office:value-type="float" office:value="0.365855" calcext:value-type="float">
            <text:p>0.3658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3:.I333])" office:value-type="percentage" office:value="0.778292428571429" calcext:value-type="percentage">
            <text:p>77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rumpet 2.raw</text:p>
          </table:table-cell>
          <table:table-cell office:value-type="float" office:value="0.73536" calcext:value-type="float">
            <text:p>0.73536</text:p>
          </table:table-cell>
          <table:table-cell office:value-type="float" office:value="0.062014" calcext:value-type="float">
            <text:p>0.062014</text:p>
          </table:table-cell>
          <table:table-cell office:value-type="float" office:value="0.225061" calcext:value-type="float">
            <text:p>0.225061</text:p>
          </table:table-cell>
          <table:table-cell office:value-type="float" office:value="0.388599" calcext:value-type="float">
            <text:p>0.388599</text:p>
          </table:table-cell>
          <table:table-cell office:value-type="float" office:value="0.187586" calcext:value-type="float">
            <text:p>0.187586</text:p>
          </table:table-cell>
          <table:table-cell office:value-type="float" office:value="0.101302" calcext:value-type="float">
            <text:p>0.101302</text:p>
          </table:table-cell>
          <table:table-cell office:value-type="float" office:value="0.099517" calcext:value-type="float">
            <text:p>0.09951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4:.I334])" office:value-type="percentage" office:value="0.742937285714286" calcext:value-type="percentage">
            <text:p>74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RUMPET.raw</text:p>
          </table:table-cell>
          <table:table-cell office:value-type="float" office:value="0.618748" calcext:value-type="float">
            <text:p>0.618748</text:p>
          </table:table-cell>
          <table:table-cell office:value-type="float" office:value="0.060068" calcext:value-type="float">
            <text:p>0.060068</text:p>
          </table:table-cell>
          <table:table-cell office:value-type="float" office:value="0.218861" calcext:value-type="float">
            <text:p>0.218861</text:p>
          </table:table-cell>
          <table:table-cell office:value-type="float" office:value="0.346836" calcext:value-type="float">
            <text:p>0.346836</text:p>
          </table:table-cell>
          <table:table-cell office:value-type="float" office:value="0.181263" calcext:value-type="float">
            <text:p>0.181263</text:p>
          </table:table-cell>
          <table:table-cell office:value-type="float" office:value="0.087613" calcext:value-type="float">
            <text:p>0.087613</text:p>
          </table:table-cell>
          <table:table-cell office:value-type="float" office:value="0.143336" calcext:value-type="float">
            <text:p>0.1433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5:.I335])" office:value-type="percentage" office:value="0.763325" calcext:value-type="percentage">
            <text:p>76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VIOLIN.raw</text:p>
          </table:table-cell>
          <table:table-cell office:value-type="float" office:value="0.595634" calcext:value-type="float">
            <text:p>0.595634</text:p>
          </table:table-cell>
          <table:table-cell office:value-type="float" office:value="0.049446" calcext:value-type="float">
            <text:p>0.049446</text:p>
          </table:table-cell>
          <table:table-cell office:value-type="float" office:value="0.294766" calcext:value-type="float">
            <text:p>0.294766</text:p>
          </table:table-cell>
          <table:table-cell office:value-type="float" office:value="0.280087" calcext:value-type="float">
            <text:p>0.280087</text:p>
          </table:table-cell>
          <table:table-cell office:value-type="float" office:value="0.297869" calcext:value-type="float">
            <text:p>0.297869</text:p>
          </table:table-cell>
          <table:table-cell office:value-type="float" office:value="0.080312" calcext:value-type="float">
            <text:p>0.080312</text:p>
          </table:table-cell>
          <table:table-cell office:value-type="float" office:value="0.22913" calcext:value-type="float">
            <text:p>0.2291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6:.I336])" office:value-type="percentage" office:value="0.738965142857143" calcext:value-type="percentage">
            <text:p>73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lence.raw</text:p>
          </table:table-cell>
          <table:table-cell office:value-type="float" office:value="0.815085" calcext:value-type="float">
            <text:p>0.815085</text:p>
          </table:table-cell>
          <table:table-cell office:value-type="float" office:value="0.029448" calcext:value-type="float">
            <text:p>0.029448</text:p>
          </table:table-cell>
          <table:table-cell office:value-type="float" office:value="0.495103" calcext:value-type="float">
            <text:p>0.495103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698841" calcext:value-type="float">
            <text:p>0.698841</text:p>
          </table:table-cell>
          <table:table-cell office:value-type="float" office:value="0.398549" calcext:value-type="float">
            <text:p>0.398549</text:p>
          </table:table-cell>
          <table:table-cell office:value-type="float" office:value="0.537569" calcext:value-type="float">
            <text:p>0.53756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7:.I337])" office:value-type="percentage" office:value="0.552767" calcext:value-type="percentage">
            <text:p>55.2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neC5.raw</text:p>
          </table:table-cell>
          <table:table-cell office:value-type="float" office:value="0.462248" calcext:value-type="float">
            <text:p>0.462248</text:p>
          </table:table-cell>
          <table:table-cell office:value-type="float" office:value="0.02218" calcext:value-type="float">
            <text:p>0.02218</text:p>
          </table:table-cell>
          <table:table-cell office:value-type="float" office:value="0.205519" calcext:value-type="float">
            <text:p>0.205519</text:p>
          </table:table-cell>
          <table:table-cell office:value-type="float" office:value="0.298642" calcext:value-type="float">
            <text:p>0.298642</text:p>
          </table:table-cell>
          <table:table-cell office:value-type="float" office:value="0.154445" calcext:value-type="float">
            <text:p>0.154445</text:p>
          </table:table-cell>
          <table:table-cell office:value-type="float" office:value="0.071939" calcext:value-type="float">
            <text:p>0.071939</text:p>
          </table:table-cell>
          <table:table-cell office:value-type="float" office:value="0.211941" calcext:value-type="float">
            <text:p>0.211941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5" table:formula="of:=1 - AVERAGE([.C338:.I338])" office:value-type="percentage" office:value="0.796155142857143" calcext:value-type="percentage">
            <text:p>79.6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ne.raw</text:p>
          </table:table-cell>
          <table:table-cell office:value-type="float" office:value="0.63966" calcext:value-type="float">
            <text:p>0.63966</text:p>
          </table:table-cell>
          <table:table-cell office:value-type="float" office:value="0.031067" calcext:value-type="float">
            <text:p>0.031067</text:p>
          </table:table-cell>
          <table:table-cell office:value-type="float" office:value="0.254789" calcext:value-type="float">
            <text:p>0.254789</text:p>
          </table:table-cell>
          <table:table-cell office:value-type="float" office:value="0.204234" calcext:value-type="float">
            <text:p>0.204234</text:p>
          </table:table-cell>
          <table:table-cell office:value-type="float" office:value="0.264569" calcext:value-type="float">
            <text:p>0.264569</text:p>
          </table:table-cell>
          <table:table-cell office:value-type="float" office:value="0.102281" calcext:value-type="float">
            <text:p>0.102281</text:p>
          </table:table-cell>
          <table:table-cell office:value-type="float" office:value="0.214401" calcext:value-type="float">
            <text:p>0.21440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39:.I339])" office:value-type="percentage" office:value="0.755571285714286" calcext:value-type="percentage">
            <text:p>75.5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B4.raw</text:p>
          </table:table-cell>
          <table:table-cell office:value-type="float" office:value="0.538724" calcext:value-type="float">
            <text:p>0.538724</text:p>
          </table:table-cell>
          <table:table-cell office:value-type="float" office:value="0.056631" calcext:value-type="float">
            <text:p>0.056631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48409" calcext:value-type="float">
            <text:p>0.248409</text:p>
          </table:table-cell>
          <table:table-cell office:value-type="float" office:value="0.616654" calcext:value-type="float">
            <text:p>0.616654</text:p>
          </table:table-cell>
          <table:table-cell office:value-type="float" office:value="0.078309" calcext:value-type="float">
            <text:p>0.078309</text:p>
          </table:table-cell>
          <table:table-cell office:value-type="float" office:value="0.209304" calcext:value-type="float">
            <text:p>0.2093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0:.I340])" office:value-type="percentage" office:value="0.690509857142857" calcext:value-type="percentage">
            <text:p>69.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2.raw</text:p>
          </table:table-cell>
          <table:table-cell office:value-type="float" office:value="0.522035" calcext:value-type="float">
            <text:p>0.522035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322173" calcext:value-type="float">
            <text:p>0.322173</text:p>
          </table:table-cell>
          <table:table-cell office:value-type="float" office:value="0.444121" calcext:value-type="float">
            <text:p>0.444121</text:p>
          </table:table-cell>
          <table:table-cell office:value-type="float" office:value="0.462247" calcext:value-type="float">
            <text:p>0.462247</text:p>
          </table:table-cell>
          <table:table-cell office:value-type="float" office:value="0.077651" calcext:value-type="float">
            <text:p>0.077651</text:p>
          </table:table-cell>
          <table:table-cell office:value-type="float" office:value="0.431129" calcext:value-type="float">
            <text:p>0.43112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1:.I341])" office:value-type="percentage" office:value="0.669501285714286" calcext:value-type="percentage">
            <text:p>66.9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4Sharp.raw</text:p>
          </table:table-cell>
          <table:table-cell office:value-type="float" office:value="0.542914" calcext:value-type="float">
            <text:p>0.542914</text:p>
          </table:table-cell>
          <table:table-cell office:value-type="float" office:value="0.05624" calcext:value-type="float">
            <text:p>0.05624</text:p>
          </table:table-cell>
          <table:table-cell office:value-type="float" office:value="0.295483" calcext:value-type="float">
            <text:p>0.295483</text:p>
          </table:table-cell>
          <table:table-cell office:value-type="float" office:value="0.17506" calcext:value-type="float">
            <text:p>0.17506</text:p>
          </table:table-cell>
          <table:table-cell office:value-type="float" office:value="0.299448" calcext:value-type="float">
            <text:p>0.299448</text:p>
          </table:table-cell>
          <table:table-cell office:value-type="float" office:value="0.078598" calcext:value-type="float">
            <text:p>0.078598</text:p>
          </table:table-cell>
          <table:table-cell office:value-type="float" office:value="0.169274" calcext:value-type="float">
            <text:p>0.16927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2:.I342])" office:value-type="percentage" office:value="0.768997571428571" calcext:value-type="percentage">
            <text:p>76.9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5.raw</text:p>
          </table:table-cell>
          <table:table-cell office:value-type="float" office:value="0.541742" calcext:value-type="float">
            <text:p>0.541742</text:p>
          </table:table-cell>
          <table:table-cell office:value-type="float" office:value="0.067088" calcext:value-type="float">
            <text:p>0.067088</text:p>
          </table:table-cell>
          <table:table-cell office:value-type="float" office:value="0.34775" calcext:value-type="float">
            <text:p>0.34775</text:p>
          </table:table-cell>
          <table:table-cell office:value-type="float" office:value="0.208807" calcext:value-type="float">
            <text:p>0.208807</text:p>
          </table:table-cell>
          <table:table-cell office:value-type="float" office:value="0.540074" calcext:value-type="float">
            <text:p>0.540074</text:p>
          </table:table-cell>
          <table:table-cell office:value-type="float" office:value="0.077747" calcext:value-type="float">
            <text:p>0.077747</text:p>
          </table:table-cell>
          <table:table-cell office:value-type="float" office:value="0.129208" calcext:value-type="float">
            <text:p>0.12920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3:.I343])" office:value-type="percentage" office:value="0.726797714285714" calcext:value-type="percentage">
            <text:p>72.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7.raw</text:p>
          </table:table-cell>
          <table:table-cell office:value-type="float" office:value="0.575805" calcext:value-type="float">
            <text:p>0.575805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410845" calcext:value-type="float">
            <text:p>0.410845</text:p>
          </table:table-cell>
          <table:table-cell office:value-type="float" office:value="0.186719" calcext:value-type="float">
            <text:p>0.186719</text:p>
          </table:table-cell>
          <table:table-cell office:value-type="float" office:value="0.526947" calcext:value-type="float">
            <text:p>0.526947</text:p>
          </table:table-cell>
          <table:table-cell office:value-type="float" office:value="0.077455" calcext:value-type="float">
            <text:p>0.077455</text:p>
          </table:table-cell>
          <table:table-cell office:value-type="float" office:value="0.304046" calcext:value-type="float">
            <text:p>0.30404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4:.I344])" office:value-type="percentage" office:value="0.695947571428571" calcext:value-type="percentage">
            <text:p>69.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D4.raw</text:p>
          </table:table-cell>
          <table:table-cell office:value-type="float" office:value="0.542076" calcext:value-type="float">
            <text:p>0.542076</text:p>
          </table:table-cell>
          <table:table-cell office:value-type="float" office:value="0.053216" calcext:value-type="float">
            <text:p>0.053216</text:p>
          </table:table-cell>
          <table:table-cell office:value-type="float" office:value="0.417877" calcext:value-type="float">
            <text:p>0.417877</text:p>
          </table:table-cell>
          <table:table-cell office:value-type="float" office:value="0.436548" calcext:value-type="float">
            <text:p>0.436548</text:p>
          </table:table-cell>
          <table:table-cell office:value-type="float" office:value="0.580528" calcext:value-type="float">
            <text:p>0.580528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160321" calcext:value-type="float">
            <text:p>0.16032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5:.I345])" office:value-type="percentage" office:value="0.675742" calcext:value-type="percentage">
            <text:p>67.5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.raw</text:p>
          </table:table-cell>
          <table:table-cell office:value-type="float" office:value="0.524086" calcext:value-type="float">
            <text:p>0.524086</text:p>
          </table:table-cell>
          <table:table-cell office:value-type="float" office:value="0.057177" calcext:value-type="float">
            <text:p>0.057177</text:p>
          </table:table-cell>
          <table:table-cell office:value-type="float" office:value="0.316342" calcext:value-type="float">
            <text:p>0.316342</text:p>
          </table:table-cell>
          <table:table-cell office:value-type="float" office:value="0.224755" calcext:value-type="float">
            <text:p>0.224755</text:p>
          </table:table-cell>
          <table:table-cell office:value-type="float" office:value="0.337983" calcext:value-type="float">
            <text:p>0.337983</text:p>
          </table:table-cell>
          <table:table-cell office:value-type="float" office:value="0.076405" calcext:value-type="float">
            <text:p>0.076405</text:p>
          </table:table-cell>
          <table:table-cell office:value-type="float" office:value="0.186768" calcext:value-type="float">
            <text:p>0.18676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6:.I346])" office:value-type="percentage" office:value="0.753783428571429" calcext:value-type="percentage">
            <text:p>75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SWEEP.raw</text:p>
          </table:table-cell>
          <table:table-cell office:value-type="float" office:value="0.510263" calcext:value-type="float">
            <text:p>0.510263</text:p>
          </table:table-cell>
          <table:table-cell office:value-type="float" office:value="0.020516" calcext:value-type="float">
            <text:p>0.020516</text:p>
          </table:table-cell>
          <table:table-cell office:value-type="float" office:value="0.249954" calcext:value-type="float">
            <text:p>0.249954</text:p>
          </table:table-cell>
          <table:table-cell office:value-type="float" office:value="0.174194" calcext:value-type="float">
            <text:p>0.174194</text:p>
          </table:table-cell>
          <table:table-cell office:value-type="float" office:value="0.210948" calcext:value-type="float">
            <text:p>0.210948</text:p>
          </table:table-cell>
          <table:table-cell office:value-type="float" office:value="0.066319" calcext:value-type="float">
            <text:p>0.066319</text:p>
          </table:table-cell>
          <table:table-cell office:value-type="float" office:value="0.37006" calcext:value-type="float">
            <text:p>0.3700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7:.I347])" office:value-type="percentage" office:value="0.771106571428571" calcext:value-type="percentage">
            <text:p>77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HEREMIN.raw</text:p>
          </table:table-cell>
          <table:table-cell office:value-type="float" office:value="0.474207" calcext:value-type="float">
            <text:p>0.474207</text:p>
          </table:table-cell>
          <table:table-cell office:value-type="float" office:value="0.016961" calcext:value-type="float">
            <text:p>0.016961</text:p>
          </table:table-cell>
          <table:table-cell office:value-type="float" office:value="0.248574" calcext:value-type="float">
            <text:p>0.248574</text:p>
          </table:table-cell>
          <table:table-cell office:value-type="float" office:value="0.159719" calcext:value-type="float">
            <text:p>0.159719</text:p>
          </table:table-cell>
          <table:table-cell office:value-type="float" office:value="0.208342" calcext:value-type="float">
            <text:p>0.208342</text:p>
          </table:table-cell>
          <table:table-cell office:value-type="float" office:value="0.103312" calcext:value-type="float">
            <text:p>0.103312</text:p>
          </table:table-cell>
          <table:table-cell office:value-type="float" office:value="0.365648" calcext:value-type="float">
            <text:p>0.3656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8:.I348])" office:value-type="percentage" office:value="0.774748142857143" calcext:value-type="percentage">
            <text:p>77.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rumpet 2.raw</text:p>
          </table:table-cell>
          <table:table-cell office:value-type="float" office:value="0.826384" calcext:value-type="float">
            <text:p>0.826384</text:p>
          </table:table-cell>
          <table:table-cell office:value-type="float" office:value="0.061217" calcext:value-type="float">
            <text:p>0.061217</text:p>
          </table:table-cell>
          <table:table-cell office:value-type="float" office:value="0.224856" calcext:value-type="float">
            <text:p>0.224856</text:p>
          </table:table-cell>
          <table:table-cell office:value-type="float" office:value="0.297455" calcext:value-type="float">
            <text:p>0.297455</text:p>
          </table:table-cell>
          <table:table-cell office:value-type="float" office:value="0.161094" calcext:value-type="float">
            <text:p>0.161094</text:p>
          </table:table-cell>
          <table:table-cell office:value-type="float" office:value="0.112952" calcext:value-type="float">
            <text:p>0.112952</text:p>
          </table:table-cell>
          <table:table-cell office:value-type="float" office:value="0.100781" calcext:value-type="float">
            <text:p>0.10078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49:.I349])" office:value-type="percentage" office:value="0.745037285714286" calcext:value-type="percentage">
            <text:p>74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RUMPET.raw</text:p>
          </table:table-cell>
          <table:table-cell office:value-type="float" office:value="0.731463" calcext:value-type="float">
            <text:p>0.731463</text:p>
          </table:table-cell>
          <table:table-cell office:value-type="float" office:value="0.060735" calcext:value-type="float">
            <text:p>0.060735</text:p>
          </table:table-cell>
          <table:table-cell office:value-type="float" office:value="0.250728" calcext:value-type="float">
            <text:p>0.250728</text:p>
          </table:table-cell>
          <table:table-cell office:value-type="float" office:value="0.272764" calcext:value-type="float">
            <text:p>0.272764</text:p>
          </table:table-cell>
          <table:table-cell office:value-type="float" office:value="0.213568" calcext:value-type="float">
            <text:p>0.213568</text:p>
          </table:table-cell>
          <table:table-cell office:value-type="float" office:value="0.09858" calcext:value-type="float">
            <text:p>0.09858</text:p>
          </table:table-cell>
          <table:table-cell office:value-type="float" office:value="0.1446" calcext:value-type="float">
            <text:p>0.144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0:.I350])" office:value-type="percentage" office:value="0.746794571428571" calcext:value-type="percentage">
            <text:p>74.6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VIOLIN.raw</text:p>
          </table:table-cell>
          <table:table-cell office:value-type="float" office:value="0.70448" calcext:value-type="float">
            <text:p>0.70448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0.32865" calcext:value-type="float">
            <text:p>0.32865</text:p>
          </table:table-cell>
          <table:table-cell office:value-type="float" office:value="0.223942" calcext:value-type="float">
            <text:p>0.223942</text:p>
          </table:table-cell>
          <table:table-cell office:value-type="float" office:value="0.339148" calcext:value-type="float">
            <text:p>0.339148</text:p>
          </table:table-cell>
          <table:table-cell office:value-type="float" office:value="0.091945" calcext:value-type="float">
            <text:p>0.091945</text:p>
          </table:table-cell>
          <table:table-cell office:value-type="float" office:value="0.230049" calcext:value-type="float">
            <text:p>0.23004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1:.I351])" office:value-type="percentage" office:value="0.718865428571429" calcext:value-type="percentage">
            <text:p>71.8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lence.raw</text:p>
          </table:table-cell>
          <table:table-cell office:value-type="float" office:value="0.897902" calcext:value-type="float">
            <text:p>0.897902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0.514178" calcext:value-type="float">
            <text:p>0.514178</text:p>
          </table:table-cell>
          <table:table-cell office:value-type="float" office:value="0.213254" calcext:value-type="float">
            <text:p>0.213254</text:p>
          </table:table-cell>
          <table:table-cell office:value-type="float" office:value="0.702076" calcext:value-type="float">
            <text:p>0.702076</text:p>
          </table:table-cell>
          <table:table-cell office:value-type="float" office:value="0.398512" calcext:value-type="float">
            <text:p>0.398512</text:p>
          </table:table-cell>
          <table:table-cell office:value-type="float" office:value="0.538833" calcext:value-type="float">
            <text:p>0.53883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2:.I352])" office:value-type="percentage" office:value="0.529307571428571" calcext:value-type="percentage">
            <text:p>52.9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neC5.raw</text:p>
          </table:table-cell>
          <table:table-cell office:value-type="float" office:value="0.565563" calcext:value-type="float">
            <text:p>0.565563</text:p>
          </table:table-cell>
          <table:table-cell office:value-type="float" office:value="0.023016" calcext:value-type="float">
            <text:p>0.023016</text:p>
          </table:table-cell>
          <table:table-cell office:value-type="float" office:value="0.232006" calcext:value-type="float">
            <text:p>0.232006</text:p>
          </table:table-cell>
          <table:table-cell office:value-type="float" office:value="0.106645" calcext:value-type="float">
            <text:p>0.106645</text:p>
          </table:table-cell>
          <table:table-cell office:value-type="float" office:value="0.173808" calcext:value-type="float">
            <text:p>0.173808</text:p>
          </table:table-cell>
          <table:table-cell office:value-type="float" office:value="0.082598" calcext:value-type="float">
            <text:p>0.082598</text:p>
          </table:table-cell>
          <table:table-cell office:value-type="float" office:value="0.212209" calcext:value-type="float">
            <text:p>0.21220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3:.I353])" office:value-type="percentage" office:value="0.800593571428571" calcext:value-type="percentage">
            <text:p>80.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ne.raw</text:p>
          </table:table-cell>
          <table:table-cell office:value-type="float" office:value="0.741896" calcext:value-type="float">
            <text:p>0.741896</text:p>
          </table:table-cell>
          <table:table-cell office:value-type="float" office:value="0.031668" calcext:value-type="float">
            <text:p>0.031668</text:p>
          </table:table-cell>
          <table:table-cell office:value-type="float" office:value="0.272572" calcext:value-type="float">
            <text:p>0.272572</text:p>
          </table:table-cell>
          <table:table-cell office:value-type="float" office:value="0.10626" calcext:value-type="float">
            <text:p>0.10626</text:p>
          </table:table-cell>
          <table:table-cell office:value-type="float" office:value="0.265948" calcext:value-type="float">
            <text:p>0.265948</text:p>
          </table:table-cell>
          <table:table-cell office:value-type="float" office:value="0.11263" calcext:value-type="float">
            <text:p>0.11263</text:p>
          </table:table-cell>
          <table:table-cell office:value-type="float" office:value="0.214676" calcext:value-type="float">
            <text:p>0.2146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4:.I354])" office:value-type="percentage" office:value="0.750621428571429" calcext:value-type="percentage">
            <text:p>75.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B4.raw</text:p>
          </table:table-cell>
          <table:table-cell office:value-type="float" office:value="0.656808" calcext:value-type="float">
            <text:p>0.656808</text:p>
          </table:table-cell>
          <table:table-cell office:value-type="float" office:value="0.056958" calcext:value-type="float">
            <text:p>0.056958</text:p>
          </table:table-cell>
          <table:table-cell office:value-type="float" office:value="0.400501" calcext:value-type="float">
            <text:p>0.400501</text:p>
          </table:table-cell>
          <table:table-cell office:value-type="float" office:value="0.411054" calcext:value-type="float">
            <text:p>0.411054</text:p>
          </table:table-cell>
          <table:table-cell office:value-type="float" office:value="0.518056" calcext:value-type="float">
            <text:p>0.518056</text:p>
          </table:table-cell>
          <table:table-cell office:value-type="float" office:value="0.089965" calcext:value-type="float">
            <text:p>0.089965</text:p>
          </table:table-cell>
          <table:table-cell office:value-type="float" office:value="0.210568" calcext:value-type="float">
            <text:p>0.21056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5:.I355])" office:value-type="percentage" office:value="0.665155714285714" calcext:value-type="percentage">
            <text:p>66.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2.raw</text:p>
          </table:table-cell>
          <table:table-cell office:value-type="float" office:value="0.641951" calcext:value-type="float">
            <text:p>0.641951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0.33374" calcext:value-type="float">
            <text:p>0.33374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0.440843" calcext:value-type="float">
            <text:p>0.440843</text:p>
          </table:table-cell>
          <table:table-cell office:value-type="float" office:value="0.089316" calcext:value-type="float">
            <text:p>0.089316</text:p>
          </table:table-cell>
          <table:table-cell office:value-type="float" office:value="0.432393" calcext:value-type="float">
            <text:p>0.43239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6:.I356])" office:value-type="percentage" office:value="0.671338714285714" calcext:value-type="percentage">
            <text:p>67.1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4Sharp.raw</text:p>
          </table:table-cell>
          <table:table-cell office:value-type="float" office:value="0.660279" calcext:value-type="float">
            <text:p>0.660279</text:p>
          </table:table-cell>
          <table:table-cell office:value-type="float" office:value="0.056579" calcext:value-type="float">
            <text:p>0.056579</text:p>
          </table:table-cell>
          <table:table-cell office:value-type="float" office:value="0.338469" calcext:value-type="float">
            <text:p>0.338469</text:p>
          </table:table-cell>
          <table:table-cell office:value-type="float" office:value="0.255083" calcext:value-type="float">
            <text:p>0.255083</text:p>
          </table:table-cell>
          <table:table-cell office:value-type="float" office:value="0.360361" calcext:value-type="float">
            <text:p>0.360361</text:p>
          </table:table-cell>
          <table:table-cell office:value-type="float" office:value="0.090258" calcext:value-type="float">
            <text:p>0.090258</text:p>
          </table:table-cell>
          <table:table-cell office:value-type="float" office:value="0.170262" calcext:value-type="float">
            <text:p>0.17026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7:.I357])" office:value-type="percentage" office:value="0.724101285714286" calcext:value-type="percentage">
            <text:p>72.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5.raw</text:p>
          </table:table-cell>
          <table:table-cell office:value-type="float" office:value="0.650506" calcext:value-type="float">
            <text:p>0.650506</text:p>
          </table:table-cell>
          <table:table-cell office:value-type="float" office:value="0.066397" calcext:value-type="float">
            <text:p>0.066397</text:p>
          </table:table-cell>
          <table:table-cell office:value-type="float" office:value="0.350364" calcext:value-type="float">
            <text:p>0.350364</text:p>
          </table:table-cell>
          <table:table-cell office:value-type="float" office:value="0.330952" calcext:value-type="float">
            <text:p>0.330952</text:p>
          </table:table-cell>
          <table:table-cell office:value-type="float" office:value="0.487423" calcext:value-type="float">
            <text:p>0.487423</text:p>
          </table:table-cell>
          <table:table-cell office:value-type="float" office:value="0.089423" calcext:value-type="float">
            <text:p>0.089423</text:p>
          </table:table-cell>
          <table:table-cell office:value-type="float" office:value="0.130471" calcext:value-type="float">
            <text:p>0.13047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8:.I358])" office:value-type="percentage" office:value="0.699209142857143" calcext:value-type="percentage">
            <text:p>69.9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7.raw</text:p>
          </table:table-cell>
          <table:table-cell office:value-type="float" office:value="0.687592" calcext:value-type="float">
            <text:p>0.687592</text:p>
          </table:table-cell>
          <table:table-cell office:value-type="float" office:value="0.046954" calcext:value-type="float">
            <text:p>0.046954</text:p>
          </table:table-cell>
          <table:table-cell office:value-type="float" office:value="0.451954" calcext:value-type="float">
            <text:p>0.451954</text:p>
          </table:table-cell>
          <table:table-cell office:value-type="float" office:value="0.199974" calcext:value-type="float">
            <text:p>0.199974</text:p>
          </table:table-cell>
          <table:table-cell office:value-type="float" office:value="0.590982" calcext:value-type="float">
            <text:p>0.590982</text:p>
          </table:table-cell>
          <table:table-cell office:value-type="float" office:value="0.089114" calcext:value-type="float">
            <text:p>0.089114</text:p>
          </table:table-cell>
          <table:table-cell office:value-type="float" office:value="0.30531" calcext:value-type="float">
            <text:p>0.3053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59:.I359])" office:value-type="percentage" office:value="0.66116" calcext:value-type="percentage">
            <text:p>66.1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D4.raw</text:p>
          </table:table-cell>
          <table:table-cell office:value-type="float" office:value="0.659211" calcext:value-type="float">
            <text:p>0.659211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243291" calcext:value-type="float">
            <text:p>0.243291</text:p>
          </table:table-cell>
          <table:table-cell office:value-type="float" office:value="0.475463" calcext:value-type="float">
            <text:p>0.475463</text:p>
          </table:table-cell>
          <table:table-cell office:value-type="float" office:value="0.090903" calcext:value-type="float">
            <text:p>0.090903</text:p>
          </table:table-cell>
          <table:table-cell office:value-type="float" office:value="0.161485" calcext:value-type="float">
            <text:p>0.16148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0:.I360])" office:value-type="percentage" office:value="0.703155571428571" calcext:value-type="percentage">
            <text:p>70.3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.raw</text:p>
          </table:table-cell>
          <table:table-cell office:value-type="float" office:value="0.640846" calcext:value-type="float">
            <text:p>0.640846</text:p>
          </table:table-cell>
          <table:table-cell office:value-type="float" office:value="0.057308" calcext:value-type="float">
            <text:p>0.057308</text:p>
          </table:table-cell>
          <table:table-cell office:value-type="float" office:value="0.346567" calcext:value-type="float">
            <text:p>0.346567</text:p>
          </table:table-cell>
          <table:table-cell office:value-type="float" office:value="0.382674" calcext:value-type="float">
            <text:p>0.382674</text:p>
          </table:table-cell>
          <table:table-cell office:value-type="float" office:value="0.372483" calcext:value-type="float">
            <text:p>0.372483</text:p>
          </table:table-cell>
          <table:table-cell office:value-type="float" office:value="0.088064" calcext:value-type="float">
            <text:p>0.088064</text:p>
          </table:table-cell>
          <table:table-cell office:value-type="float" office:value="0.188031" calcext:value-type="float">
            <text:p>0.18803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1:.I361])" office:value-type="percentage" office:value="0.703432428571429" calcext:value-type="percentage">
            <text:p>70.3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HEREMIN.raw</text:p>
          </table:table-cell>
          <table:table-cell office:value-type="float" office:value="0.438953" calcext:value-type="float">
            <text:p>0.438953</text:p>
          </table:table-cell>
          <table:table-cell office:value-type="float" office:value="0.023011" calcext:value-type="float">
            <text:p>0.023011</text:p>
          </table:table-cell>
          <table:table-cell office:value-type="float" office:value="0.072454" calcext:value-type="float">
            <text:p>0.072454</text:p>
          </table:table-cell>
          <table:table-cell office:value-type="float" office:value="0.056303" calcext:value-type="float">
            <text:p>0.056303</text:p>
          </table:table-cell>
          <table:table-cell office:value-type="float" office:value="0.049698" calcext:value-type="float">
            <text:p>0.049698</text:p>
          </table:table-cell>
          <table:table-cell office:value-type="float" office:value="0.099765" calcext:value-type="float">
            <text:p>0.099765</text:p>
          </table:table-cell>
          <table:table-cell office:value-type="float" office:value="0.533456" calcext:value-type="float">
            <text:p>0.53345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2:.I362])" office:value-type="percentage" office:value="0.818051428571429" calcext:value-type="percentage">
            <text:p>81.8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rumpet 2.raw</text:p>
          </table:table-cell>
          <table:table-cell office:value-type="float" office:value="0.480286" calcext:value-type="float">
            <text:p>0.480286</text:p>
          </table:table-cell>
          <table:table-cell office:value-type="float" office:value="0.062046" calcext:value-type="float">
            <text:p>0.062046</text:p>
          </table:table-cell>
          <table:table-cell office:value-type="float" office:value="0.189361" calcext:value-type="float">
            <text:p>0.189361</text:p>
          </table:table-cell>
          <table:table-cell office:value-type="float" office:value="0.347334" calcext:value-type="float">
            <text:p>0.347334</text:p>
          </table:table-cell>
          <table:table-cell office:value-type="float" office:value="0.237043" calcext:value-type="float">
            <text:p>0.237043</text:p>
          </table:table-cell>
          <table:table-cell office:value-type="float" office:value="0.064277" calcext:value-type="float">
            <text:p>0.064277</text:p>
          </table:table-cell>
          <table:table-cell office:value-type="float" office:value="0.349058" calcext:value-type="float">
            <text:p>0.3490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3:.I363])" office:value-type="percentage" office:value="0.752942142857143" calcext:value-type="percentage">
            <text:p>75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RUMPET.raw</text:p>
          </table:table-cell>
          <table:table-cell office:value-type="float" office:value="0.420537" calcext:value-type="float">
            <text:p>0.420537</text:p>
          </table:table-cell>
          <table:table-cell office:value-type="float" office:value="0.063206" calcext:value-type="float">
            <text:p>0.063206</text:p>
          </table:table-cell>
          <table:table-cell office:value-type="float" office:value="0.133274" calcext:value-type="float">
            <text:p>0.133274</text:p>
          </table:table-cell>
          <table:table-cell office:value-type="float" office:value="0.287204" calcext:value-type="float">
            <text:p>0.287204</text:p>
          </table:table-cell>
          <table:table-cell office:value-type="float" office:value="0.143465" calcext:value-type="float">
            <text:p>0.143465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310432" calcext:value-type="float">
            <text:p>0.3104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4:.I364])" office:value-type="percentage" office:value="0.796711714285714" calcext:value-type="percentage">
            <text:p>79.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VIOLIN.raw</text:p>
          </table:table-cell>
          <table:table-cell office:value-type="float" office:value="0.375953" calcext:value-type="float">
            <text:p>0.375953</text:p>
          </table:table-cell>
          <table:table-cell office:value-type="float" office:value="0.051005" calcext:value-type="float">
            <text:p>0.051005</text:p>
          </table:table-cell>
          <table:table-cell office:value-type="float" office:value="0.268618" calcext:value-type="float">
            <text:p>0.268618</text:p>
          </table:table-cell>
          <table:table-cell office:value-type="float" office:value="0.280879" calcext:value-type="float">
            <text:p>0.280879</text:p>
          </table:table-cell>
          <table:table-cell office:value-type="float" office:value="0.390001" calcext:value-type="float">
            <text:p>0.390001</text:p>
          </table:table-cell>
          <table:table-cell office:value-type="float" office:value="0.043673" calcext:value-type="float">
            <text:p>0.043673</text:p>
          </table:table-cell>
          <table:table-cell office:value-type="float" office:value="0.254875" calcext:value-type="float">
            <text:p>0.25487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5:.I365])" office:value-type="percentage" office:value="0.762142285714286" calcext:value-type="percentage">
            <text:p>76.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lence.raw</text:p>
          </table:table-cell>
          <table:table-cell office:value-type="float" office:value="0.681045" calcext:value-type="float">
            <text:p>0.681045</text:p>
          </table:table-cell>
          <table:table-cell office:value-type="float" office:value="0.033553" calcext:value-type="float">
            <text:p>0.033553</text:p>
          </table:table-cell>
          <table:table-cell office:value-type="float" office:value="0.397947" calcext:value-type="float">
            <text:p>0.397947</text:p>
          </table:table-cell>
          <table:table-cell office:value-type="float" office:value="0.163547" calcext:value-type="float">
            <text:p>0.163547</text:p>
          </table:table-cell>
          <table:table-cell office:value-type="float" office:value="0.694105" calcext:value-type="float">
            <text:p>0.694105</text:p>
          </table:table-cell>
          <table:table-cell office:value-type="float" office:value="0.399936" calcext:value-type="float">
            <text:p>0.399936</text:p>
          </table:table-cell>
          <table:table-cell office:value-type="float" office:value="0.237845" calcext:value-type="float">
            <text:p>0.23784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6:.I366])" office:value-type="percentage" office:value="0.627431714285714" calcext:value-type="percentage">
            <text:p>62.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neC5.raw</text:p>
          </table:table-cell>
          <table:table-cell office:value-type="float" office:value="0.363876" calcext:value-type="float">
            <text:p>0.363876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.10687" calcext:value-type="float">
            <text:p>0.10687</text:p>
          </table:table-cell>
          <table:table-cell office:value-type="float" office:value="0.124149" calcext:value-type="float">
            <text:p>0.124149</text:p>
          </table:table-cell>
          <table:table-cell office:value-type="float" office:value="0.09068" calcext:value-type="float">
            <text:p>0.09068</text:p>
          </table:table-cell>
          <table:table-cell office:value-type="float" office:value="0.055754" calcext:value-type="float">
            <text:p>0.055754</text:p>
          </table:table-cell>
          <table:table-cell office:value-type="float" office:value="0.270366" calcext:value-type="float">
            <text:p>0.27036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7:.I367])" office:value-type="percentage" office:value="0.851471714285714" calcext:value-type="percentage">
            <text:p>85.1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ne.raw</text:p>
          </table:table-cell>
          <table:table-cell office:value-type="float" office:value="0.454862" calcext:value-type="float">
            <text:p>0.454862</text:p>
          </table:table-cell>
          <table:table-cell office:value-type="float" office:value="0.034781" calcext:value-type="float">
            <text:p>0.034781</text:p>
          </table:table-cell>
          <table:table-cell office:value-type="float" office:value="0.110286" calcext:value-type="float">
            <text:p>0.110286</text:p>
          </table:table-cell>
          <table:table-cell office:value-type="float" office:value="0.122374" calcext:value-type="float">
            <text:p>0.122374</text:p>
          </table:table-cell>
          <table:table-cell office:value-type="float" office:value="0.102207" calcext:value-type="float">
            <text:p>0.102207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271697" calcext:value-type="float">
            <text:p>0.27169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8:.I368])" office:value-type="percentage" office:value="0.831099" calcext:value-type="percentage">
            <text:p>83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B4.raw</text:p>
          </table:table-cell>
          <table:table-cell office:value-type="float" office:value="0.299096" calcext:value-type="float">
            <text:p>0.299096</text:p>
          </table:table-cell>
          <table:table-cell office:value-type="float" office:value="0.058794" calcext:value-type="float">
            <text:p>0.058794</text:p>
          </table:table-cell>
          <table:table-cell office:value-type="float" office:value="0.299448" calcext:value-type="float">
            <text:p>0.299448</text:p>
          </table:table-cell>
          <table:table-cell office:value-type="float" office:value="0.387793" calcext:value-type="float">
            <text:p>0.387793</text:p>
          </table:table-cell>
          <table:table-cell office:value-type="float" office:value="0.517468" calcext:value-type="float">
            <text:p>0.517468</text:p>
          </table:table-cell>
          <table:table-cell office:value-type="float" office:value="0.036186" calcext:value-type="float">
            <text:p>0.036186</text:p>
          </table:table-cell>
          <table:table-cell office:value-type="float" office:value="0.299415" calcext:value-type="float">
            <text:p>0.29941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69:.I369])" office:value-type="percentage" office:value="0.728828571428571" calcext:value-type="percentage">
            <text:p>72.8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2.raw</text:p>
          </table:table-cell>
          <table:table-cell office:value-type="float" office:value="0.27824" calcext:value-type="float">
            <text:p>0.27824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155607" calcext:value-type="float">
            <text:p>0.155607</text:p>
          </table:table-cell>
          <table:table-cell office:value-type="float" office:value="0.125718" calcext:value-type="float">
            <text:p>0.125718</text:p>
          </table:table-cell>
          <table:table-cell office:value-type="float" office:value="0.214813" calcext:value-type="float">
            <text:p>0.214813</text:p>
          </table:table-cell>
          <table:table-cell office:value-type="float" office:value="0.041014" calcext:value-type="float">
            <text:p>0.041014</text:p>
          </table:table-cell>
          <table:table-cell office:value-type="float" office:value="0.241975" calcext:value-type="float">
            <text:p>0.24197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0:.I370])" office:value-type="percentage" office:value="0.840852285714286" calcext:value-type="percentage">
            <text:p>84.0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4Sharp.raw</text:p>
          </table:table-cell>
          <table:table-cell office:value-type="float" office:value="0.307857" calcext:value-type="float">
            <text:p>0.307857</text:p>
          </table:table-cell>
          <table:table-cell office:value-type="float" office:value="0.058589" calcext:value-type="float">
            <text:p>0.058589</text:p>
          </table:table-cell>
          <table:table-cell office:value-type="float" office:value="0.258503" calcext:value-type="float">
            <text:p>0.258503</text:p>
          </table:table-cell>
          <table:table-cell office:value-type="float" office:value="0.241514" calcext:value-type="float">
            <text:p>0.241514</text:p>
          </table:table-cell>
          <table:table-cell office:value-type="float" office:value="0.357377" calcext:value-type="float">
            <text:p>0.357377</text:p>
          </table:table-cell>
          <table:table-cell office:value-type="float" office:value="0.036834" calcext:value-type="float">
            <text:p>0.036834</text:p>
          </table:table-cell>
          <table:table-cell office:value-type="float" office:value="0.314942" calcext:value-type="float">
            <text:p>0.31494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1:.I371])" office:value-type="percentage" office:value="0.774912" calcext:value-type="percentage">
            <text:p>77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5.raw</text:p>
          </table:table-cell>
          <table:table-cell office:value-type="float" office:value="0.310251" calcext:value-type="float">
            <text:p>0.310251</text:p>
          </table:table-cell>
          <table:table-cell office:value-type="float" office:value="0.069025" calcext:value-type="float">
            <text:p>0.069025</text:p>
          </table:table-cell>
          <table:table-cell office:value-type="float" office:value="0.269043" calcext:value-type="float">
            <text:p>0.269043</text:p>
          </table:table-cell>
          <table:table-cell office:value-type="float" office:value="0.170128" calcext:value-type="float">
            <text:p>0.170128</text:p>
          </table:table-cell>
          <table:table-cell office:value-type="float" office:value="0.630416" calcext:value-type="float">
            <text:p>0.630416</text:p>
          </table:table-cell>
          <table:table-cell office:value-type="float" office:value="0.034781" calcext:value-type="float">
            <text:p>0.034781</text:p>
          </table:table-cell>
          <table:table-cell office:value-type="float" office:value="0.331946" calcext:value-type="float">
            <text:p>0.33194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2:.I372])" office:value-type="percentage" office:value="0.74063" calcext:value-type="percentage">
            <text:p>74.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7.raw</text:p>
          </table:table-cell>
          <table:table-cell office:value-type="float" office:value="0.362274" calcext:value-type="float">
            <text:p>0.362274</text:p>
          </table:table-cell>
          <table:table-cell office:value-type="float" office:value="0.04927" calcext:value-type="float">
            <text:p>0.04927</text:p>
          </table:table-cell>
          <table:table-cell office:value-type="float" office:value="0.35817" calcext:value-type="float">
            <text:p>0.35817</text:p>
          </table:table-cell>
          <table:table-cell office:value-type="float" office:value="0.096275" calcext:value-type="float">
            <text:p>0.096275</text:p>
          </table:table-cell>
          <table:table-cell office:value-type="float" office:value="0.630267" calcext:value-type="float">
            <text:p>0.630267</text:p>
          </table:table-cell>
          <table:table-cell office:value-type="float" office:value="0.034315" calcext:value-type="float">
            <text:p>0.034315</text:p>
          </table:table-cell>
          <table:table-cell office:value-type="float" office:value="0.216667" calcext:value-type="float">
            <text:p>0.2166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3:.I373])" office:value-type="percentage" office:value="0.750394571428571" calcext:value-type="percentage">
            <text:p>75.0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D4.raw</text:p>
          </table:table-cell>
          <table:table-cell office:value-type="float" office:value="0.304559" calcext:value-type="float">
            <text:p>0.304559</text:p>
          </table:table-cell>
          <table:table-cell office:value-type="float" office:value="0.055472" calcext:value-type="float">
            <text:p>0.055472</text:p>
          </table:table-cell>
          <table:table-cell office:value-type="float" office:value="0.297287" calcext:value-type="float">
            <text:p>0.297287</text:p>
          </table:table-cell>
          <table:table-cell office:value-type="float" office:value="0.455193" calcext:value-type="float">
            <text:p>0.455193</text:p>
          </table:table-cell>
          <table:table-cell office:value-type="float" office:value="0.459632" calcext:value-type="float">
            <text:p>0.459632</text:p>
          </table:table-cell>
          <table:table-cell office:value-type="float" office:value="0.036259" calcext:value-type="float">
            <text:p>0.036259</text:p>
          </table:table-cell>
          <table:table-cell office:value-type="float" office:value="0.31543" calcext:value-type="float">
            <text:p>0.3154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4:.I374])" office:value-type="percentage" office:value="0.725166857142857" calcext:value-type="percentage">
            <text:p>72.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.raw</text:p>
          </table:table-cell>
          <table:table-cell office:value-type="float" office:value="0.295736" calcext:value-type="float">
            <text:p>0.295736</text:p>
          </table:table-cell>
          <table:table-cell office:value-type="float" office:value="0.060192" calcext:value-type="float">
            <text:p>0.060192</text:p>
          </table:table-cell>
          <table:table-cell office:value-type="float" office:value="0.280209" calcext:value-type="float">
            <text:p>0.280209</text:p>
          </table:table-cell>
          <table:table-cell office:value-type="float" office:value="0.100136" calcext:value-type="float">
            <text:p>0.100136</text:p>
          </table:table-cell>
          <table:table-cell office:value-type="float" office:value="0.415464" calcext:value-type="float">
            <text:p>0.415464</text:p>
          </table:table-cell>
          <table:table-cell office:value-type="float" office:value="0.034918" calcext:value-type="float">
            <text:p>0.034918</text:p>
          </table:table-cell>
          <table:table-cell office:value-type="float" office:value="0.311336" calcext:value-type="float">
            <text:p>0.3113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5:.I375])" office:value-type="percentage" office:value="0.786001285714286" calcext:value-type="percentage">
            <text:p>78.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Trumpet 2.raw</text:p>
          </table:table-cell>
          <table:table-cell office:value-type="float" office:value="0.68007" calcext:value-type="float">
            <text:p>0.68007</text:p>
          </table:table-cell>
          <table:table-cell office:value-type="float" office:value="0.057565" calcext:value-type="float">
            <text:p>0.057565</text:p>
          </table:table-cell>
          <table:table-cell office:value-type="float" office:value="0.192802" calcext:value-type="float">
            <text:p>0.192802</text:p>
          </table:table-cell>
          <table:table-cell office:value-type="float" office:value="0.429661" calcext:value-type="float">
            <text:p>0.429661</text:p>
          </table:table-cell>
          <table:table-cell office:value-type="float" office:value="0.24249" calcext:value-type="float">
            <text:p>0.24249</text:p>
          </table:table-cell>
          <table:table-cell office:value-type="float" office:value="0.138968" calcext:value-type="float">
            <text:p>0.138968</text:p>
          </table:table-cell>
          <table:table-cell office:value-type="float" office:value="0.424104" calcext:value-type="float">
            <text:p>0.4241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6:.I376])" office:value-type="percentage" office:value="0.69062" calcext:value-type="percentage">
            <text:p>69.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TRUMPET.raw</text:p>
          </table:table-cell>
          <table:table-cell office:value-type="float" office:value="0.661625" calcext:value-type="float">
            <text:p>0.661625</text:p>
          </table:table-cell>
          <table:table-cell office:value-type="float" office:value="0.062745" calcext:value-type="float">
            <text:p>0.062745</text:p>
          </table:table-cell>
          <table:table-cell office:value-type="float" office:value="0.157868" calcext:value-type="float">
            <text:p>0.157868</text:p>
          </table:table-cell>
          <table:table-cell office:value-type="float" office:value="0.369175" calcext:value-type="float">
            <text:p>0.369175</text:p>
          </table:table-cell>
          <table:table-cell office:value-type="float" office:value="0.199105" calcext:value-type="float">
            <text:p>0.199105</text:p>
          </table:table-cell>
          <table:table-cell office:value-type="float" office:value="0.141321" calcext:value-type="float">
            <text:p>0.141321</text:p>
          </table:table-cell>
          <table:table-cell office:value-type="float" office:value="0.435892" calcext:value-type="float">
            <text:p>0.43589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7:.I377])" office:value-type="percentage" office:value="0.710324142857143" calcext:value-type="percentage">
            <text:p>71.0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VIOLIN.raw</text:p>
          </table:table-cell>
          <table:table-cell office:value-type="float" office:value="0.608922" calcext:value-type="float">
            <text:p>0.608922</text:p>
          </table:table-cell>
          <table:table-cell office:value-type="float" office:value="0.049853" calcext:value-type="float">
            <text:p>0.049853</text:p>
          </table:table-cell>
          <table:table-cell office:value-type="float" office:value="0.281307" calcext:value-type="float">
            <text:p>0.281307</text:p>
          </table:table-cell>
          <table:table-cell office:value-type="float" office:value="0.262382" calcext:value-type="float">
            <text:p>0.262382</text:p>
          </table:table-cell>
          <table:table-cell office:value-type="float" office:value="0.424596" calcext:value-type="float">
            <text:p>0.424596</text:p>
          </table:table-cell>
          <table:table-cell office:value-type="float" office:value="0.121469" calcext:value-type="float">
            <text:p>0.121469</text:p>
          </table:table-cell>
          <table:table-cell office:value-type="float" office:value="0.371907" calcext:value-type="float">
            <text:p>0.3719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8:.I378])" office:value-type="percentage" office:value="0.697080571428571" calcext:value-type="percentage">
            <text:p>69.7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lence.raw</text:p>
          </table:table-cell>
          <table:table-cell office:value-type="float" office:value="0.857785" calcext:value-type="float">
            <text:p>0.857785</text:p>
          </table:table-cell>
          <table:table-cell office:value-type="float" office:value="0.031168" calcext:value-type="float">
            <text:p>0.031168</text:p>
          </table:table-cell>
          <table:table-cell office:value-type="float" office:value="0.375313" calcext:value-type="float">
            <text:p>0.375313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592503" calcext:value-type="float">
            <text:p>0.592503</text:p>
          </table:table-cell>
          <table:table-cell office:value-type="float" office:value="0.483806" calcext:value-type="float">
            <text:p>0.483806</text:p>
          </table:table-cell>
          <table:table-cell office:value-type="float" office:value="0.681273" calcext:value-type="float">
            <text:p>0.68127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79:.I379])" office:value-type="percentage" office:value="0.552269571428572" calcext:value-type="percentage">
            <text:p>55.2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neC5.raw</text:p>
          </table:table-cell>
          <table:table-cell office:value-type="float" office:value="0.576063" calcext:value-type="float">
            <text:p>0.576063</text:p>
          </table:table-cell>
          <table:table-cell office:value-type="float" office:value="0.027529" calcext:value-type="float">
            <text:p>0.027529</text:p>
          </table:table-cell>
          <table:table-cell office:value-type="float" office:value="0.080917" calcext:value-type="float">
            <text:p>0.080917</text:p>
          </table:table-cell>
          <table:table-cell office:value-type="float" office:value="0.129" calcext:value-type="float">
            <text:p>0.129</text:p>
          </table:table-cell>
          <table:table-cell office:value-type="float" office:value="0.049949" calcext:value-type="float">
            <text:p>0.049949</text:p>
          </table:table-cell>
          <table:table-cell office:value-type="float" office:value="0.127521" calcext:value-type="float">
            <text:p>0.127521</text:p>
          </table:table-cell>
          <table:table-cell office:value-type="float" office:value="0.506043" calcext:value-type="float">
            <text:p>0.50604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0:.I380])" office:value-type="percentage" office:value="0.786139714285714" calcext:value-type="percentage">
            <text:p>78.6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ne.raw</text:p>
          </table:table-cell>
          <table:table-cell office:value-type="float" office:value="0.643732" calcext:value-type="float">
            <text:p>0.643732</text:p>
          </table:table-cell>
          <table:table-cell office:value-type="float" office:value="0.030511" calcext:value-type="float">
            <text:p>0.030511</text:p>
          </table:table-cell>
          <table:table-cell office:value-type="float" office:value="0.13284" calcext:value-type="float">
            <text:p>0.13284</text:p>
          </table:table-cell>
          <table:table-cell office:value-type="float" office:value="0.157407" calcext:value-type="float">
            <text:p>0.157407</text:p>
          </table:table-cell>
          <table:table-cell office:value-type="float" office:value="0.146623" calcext:value-type="float">
            <text:p>0.146623</text:p>
          </table:table-cell>
          <table:table-cell office:value-type="float" office:value="0.145763" calcext:value-type="float">
            <text:p>0.145763</text:p>
          </table:table-cell>
          <table:table-cell office:value-type="float" office:value="0.50918" calcext:value-type="float">
            <text:p>0.5091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1:.I381])" office:value-type="percentage" office:value="0.747706285714286" calcext:value-type="percentage">
            <text:p>74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B4.raw</text:p>
          </table:table-cell>
          <table:table-cell office:value-type="float" office:value="0.544424" calcext:value-type="float">
            <text:p>0.544424</text:p>
          </table:table-cell>
          <table:table-cell office:value-type="float" office:value="0.056679" calcext:value-type="float">
            <text:p>0.056679</text:p>
          </table:table-cell>
          <table:table-cell office:value-type="float" office:value="0.289806" calcext:value-type="float">
            <text:p>0.289806</text:p>
          </table:table-cell>
          <table:table-cell office:value-type="float" office:value="0.391718" calcext:value-type="float">
            <text:p>0.391718</text:p>
          </table:table-cell>
          <table:table-cell office:value-type="float" office:value="0.471116" calcext:value-type="float">
            <text:p>0.471116</text:p>
          </table:table-cell>
          <table:table-cell office:value-type="float" office:value="0.114563" calcext:value-type="float">
            <text:p>0.114563</text:p>
          </table:table-cell>
          <table:table-cell office:value-type="float" office:value="0.476596" calcext:value-type="float">
            <text:p>0.47659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2:.I382])" office:value-type="percentage" office:value="0.665014" calcext:value-type="percentage">
            <text:p>66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2.raw</text:p>
          </table:table-cell>
          <table:table-cell office:value-type="float" office:value="0.527674" calcext:value-type="float">
            <text:p>0.527674</text:p>
          </table:table-cell>
          <table:table-cell office:value-type="float" office:value="0.054294" calcext:value-type="float">
            <text:p>0.054294</text:p>
          </table:table-cell>
          <table:table-cell office:value-type="float" office:value="0.173271" calcext:value-type="float">
            <text:p>0.173271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5914" calcext:value-type="float">
            <text:p>0.25914</text:p>
          </table:table-cell>
          <table:table-cell office:value-type="float" office:value="0.115345" calcext:value-type="float">
            <text:p>0.115345</text:p>
          </table:table-cell>
          <table:table-cell office:value-type="float" office:value="0.594359" calcext:value-type="float">
            <text:p>0.59435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3:.I383])" office:value-type="percentage" office:value="0.725809" calcext:value-type="percentage">
            <text:p>72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4Sharp.raw</text:p>
          </table:table-cell>
          <table:table-cell office:value-type="float" office:value="0.54896" calcext:value-type="float">
            <text:p>0.54896</text:p>
          </table:table-cell>
          <table:table-cell office:value-type="float" office:value="0.056315" calcext:value-type="float">
            <text:p>0.056315</text:p>
          </table:table-cell>
          <table:table-cell office:value-type="float" office:value="0.240569" calcext:value-type="float">
            <text:p>0.240569</text:p>
          </table:table-cell>
          <table:table-cell office:value-type="float" office:value="0.153764" calcext:value-type="float">
            <text:p>0.153764</text:p>
          </table:table-cell>
          <table:table-cell office:value-type="float" office:value="0.297988" calcext:value-type="float">
            <text:p>0.297988</text:p>
          </table:table-cell>
          <table:table-cell office:value-type="float" office:value="0.114771" calcext:value-type="float">
            <text:p>0.114771</text:p>
          </table:table-cell>
          <table:table-cell office:value-type="float" office:value="0.467294" calcext:value-type="float">
            <text:p>0.46729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4:.I384])" office:value-type="percentage" office:value="0.731477" calcext:value-type="percentage">
            <text:p>73.1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5.raw</text:p>
          </table:table-cell>
          <table:table-cell office:value-type="float" office:value="0.538465" calcext:value-type="float">
            <text:p>0.538465</text:p>
          </table:table-cell>
          <table:table-cell office:value-type="float" office:value="0.066147" calcext:value-type="float">
            <text:p>0.066147</text:p>
          </table:table-cell>
          <table:table-cell office:value-type="float" office:value="0.274361" calcext:value-type="float">
            <text:p>0.274361</text:p>
          </table:table-cell>
          <table:table-cell office:value-type="float" office:value="0.16819" calcext:value-type="float">
            <text:p>0.16819</text:p>
          </table:table-cell>
          <table:table-cell office:value-type="float" office:value="0.635207" calcext:value-type="float">
            <text:p>0.635207</text:p>
          </table:table-cell>
          <table:table-cell office:value-type="float" office:value="0.112448" calcext:value-type="float">
            <text:p>0.112448</text:p>
          </table:table-cell>
          <table:table-cell office:value-type="float" office:value="0.419903" calcext:value-type="float">
            <text:p>0.41990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5:.I385])" office:value-type="percentage" office:value="0.683611285714286" calcext:value-type="percentage">
            <text:p>68.3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7.raw</text:p>
          </table:table-cell>
          <table:table-cell office:value-type="float" office:value="0.581437" calcext:value-type="float">
            <text:p>0.581437</text:p>
          </table:table-cell>
          <table:table-cell office:value-type="float" office:value="0.046367" calcext:value-type="float">
            <text:p>0.046367</text:p>
          </table:table-cell>
          <table:table-cell office:value-type="float" office:value="0.367467" calcext:value-type="float">
            <text:p>0.367467</text:p>
          </table:table-cell>
          <table:table-cell office:value-type="float" office:value="0.118242" calcext:value-type="float">
            <text:p>0.118242</text:p>
          </table:table-cell>
          <table:table-cell office:value-type="float" office:value="0.652457" calcext:value-type="float">
            <text:p>0.652457</text:p>
          </table:table-cell>
          <table:table-cell office:value-type="float" office:value="0.112929" calcext:value-type="float">
            <text:p>0.112929</text:p>
          </table:table-cell>
          <table:table-cell office:value-type="float" office:value="0.505295" calcext:value-type="float">
            <text:p>0.5052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6:.I386])" office:value-type="percentage" office:value="0.659400857142857" calcext:value-type="percentage">
            <text:p>65.9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D4.raw</text:p>
          </table:table-cell>
          <table:table-cell office:value-type="float" office:value="0.547932" calcext:value-type="float">
            <text:p>0.547932</text:p>
          </table:table-cell>
          <table:table-cell office:value-type="float" office:value="0.05326" calcext:value-type="float">
            <text:p>0.05326</text:p>
          </table:table-cell>
          <table:table-cell office:value-type="float" office:value="0.291865" calcext:value-type="float">
            <text:p>0.291865</text:p>
          </table:table-cell>
          <table:table-cell office:value-type="float" office:value="0.475937" calcext:value-type="float">
            <text:p>0.475937</text:p>
          </table:table-cell>
          <table:table-cell office:value-type="float" office:value="0.432303" calcext:value-type="float">
            <text:p>0.432303</text:p>
          </table:table-cell>
          <table:table-cell office:value-type="float" office:value="0.115244" calcext:value-type="float">
            <text:p>0.115244</text:p>
          </table:table-cell>
          <table:table-cell office:value-type="float" office:value="0.462286" calcext:value-type="float">
            <text:p>0.46228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7:.I387])" office:value-type="percentage" office:value="0.660167571428572" calcext:value-type="percentage">
            <text:p>66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.raw</text:p>
          </table:table-cell>
          <table:table-cell office:value-type="float" office:value="0.530771" calcext:value-type="float">
            <text:p>0.530771</text:p>
          </table:table-cell>
          <table:table-cell office:value-type="float" office:value="0.057484" calcext:value-type="float">
            <text:p>0.057484</text:p>
          </table:table-cell>
          <table:table-cell office:value-type="float" office:value="0.302386" calcext:value-type="float">
            <text:p>0.302386</text:p>
          </table:table-cell>
          <table:table-cell office:value-type="float" office:value="0.145951" calcext:value-type="float">
            <text:p>0.145951</text:p>
          </table:table-cell>
          <table:table-cell office:value-type="float" office:value="0.48341" calcext:value-type="float">
            <text:p>0.48341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474102" calcext:value-type="float">
            <text:p>0.47410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8:.I388])" office:value-type="percentage" office:value="0.698938" calcext:value-type="percentage">
            <text:p>69.8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myTRUMPET.raw</text:p>
          </table:table-cell>
          <table:table-cell office:value-type="float" office:value="0.491944" calcext:value-type="float">
            <text:p>0.49194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159992" calcext:value-type="float">
            <text:p>0.159992</text:p>
          </table:table-cell>
          <table:table-cell office:value-type="float" office:value="0.236359" calcext:value-type="float">
            <text:p>0.236359</text:p>
          </table:table-cell>
          <table:table-cell office:value-type="float" office:value="0.153449" calcext:value-type="float">
            <text:p>0.153449</text:p>
          </table:table-cell>
          <table:table-cell office:value-type="float" office:value="0.054618" calcext:value-type="float">
            <text:p>0.054618</text:p>
          </table:table-cell>
          <table:table-cell office:value-type="float" office:value="0.117165" calcext:value-type="float">
            <text:p>0.11716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89:.I389])" office:value-type="percentage" office:value="0.815410428571428" calcext:value-type="percentage">
            <text:p>81.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myVIOLIN.raw</text:p>
          </table:table-cell>
          <table:table-cell office:value-type="float" office:value="0.404847" calcext:value-type="float">
            <text:p>0.404847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.28618" calcext:value-type="float">
            <text:p>0.28618</text:p>
          </table:table-cell>
          <table:table-cell office:value-type="float" office:value="0.280644" calcext:value-type="float">
            <text:p>0.280644</text:p>
          </table:table-cell>
          <table:table-cell office:value-type="float" office:value="0.366205" calcext:value-type="float">
            <text:p>0.366205</text:p>
          </table:table-cell>
          <table:table-cell office:value-type="float" office:value="0.046359" calcext:value-type="float">
            <text:p>0.046359</text:p>
          </table:table-cell>
          <table:table-cell office:value-type="float" office:value="0.231505" calcext:value-type="float">
            <text:p>0.23150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0:.I390])" office:value-type="percentage" office:value="0.760521428571429" calcext:value-type="percentage">
            <text:p>76.0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lence.raw</text:p>
          </table:table-cell>
          <table:table-cell office:value-type="float" office:value="0.710276" calcext:value-type="float">
            <text:p>0.710276</text:p>
          </table:table-cell>
          <table:table-cell office:value-type="float" office:value="0.053274" calcext:value-type="float">
            <text:p>0.053274</text:p>
          </table:table-cell>
          <table:table-cell office:value-type="float" office:value="0.397714" calcext:value-type="float">
            <text:p>0.397714</text:p>
          </table:table-cell>
          <table:table-cell office:value-type="float" office:value="0.433147" calcext:value-type="float">
            <text:p>0.433147</text:p>
          </table:table-cell>
          <table:table-cell office:value-type="float" office:value="0.562285" calcext:value-type="float">
            <text:p>0.562285</text:p>
          </table:table-cell>
          <table:table-cell office:value-type="float" office:value="0.382576" calcext:value-type="float">
            <text:p>0.382576</text:p>
          </table:table-cell>
          <table:table-cell office:value-type="float" office:value="0.438051" calcext:value-type="float">
            <text:p>0.4380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1:.I391])" office:value-type="percentage" office:value="0.574668142857143" calcext:value-type="percentage">
            <text:p>57.4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neC5.raw</text:p>
          </table:table-cell>
          <table:table-cell office:value-type="float" office:value="0.567587" calcext:value-type="float">
            <text:p>0.567587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190528" calcext:value-type="float">
            <text:p>0.190528</text:p>
          </table:table-cell>
          <table:table-cell office:value-type="float" office:value="0.253721" calcext:value-type="float">
            <text:p>0.253721</text:p>
          </table:table-cell>
          <table:table-cell office:value-type="float" office:value="0.220459" calcext:value-type="float">
            <text:p>0.220459</text:p>
          </table:table-cell>
          <table:table-cell office:value-type="float" office:value="0.073202" calcext:value-type="float">
            <text:p>0.073202</text:p>
          </table:table-cell>
          <table:table-cell office:value-type="float" office:value="0.126976" calcext:value-type="float">
            <text:p>0.1269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2:.I392])" office:value-type="percentage" office:value="0.786729571428571" calcext:value-type="percentage">
            <text:p>78.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ne.raw</text:p>
          </table:table-cell>
          <table:table-cell office:value-type="float" office:value="0.493844" calcext:value-type="float">
            <text:p>0.493844</text:p>
          </table:table-cell>
          <table:table-cell office:value-type="float" office:value="0.053606" calcext:value-type="float">
            <text:p>0.053606</text:p>
          </table:table-cell>
          <table:table-cell office:value-type="float" office:value="0.199507" calcext:value-type="float">
            <text:p>0.199507</text:p>
          </table:table-cell>
          <table:table-cell office:value-type="float" office:value="0.257225" calcext:value-type="float">
            <text:p>0.257225</text:p>
          </table:table-cell>
          <table:table-cell office:value-type="float" office:value="0.247366" calcext:value-type="float">
            <text:p>0.247366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129859" calcext:value-type="float">
            <text:p>0.12985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3:.I393])" office:value-type="percentage" office:value="0.791264714285714" calcext:value-type="percentage">
            <text:p>79.1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B4.raw</text:p>
          </table:table-cell>
          <table:table-cell office:value-type="float" office:value="0.378846" calcext:value-type="float">
            <text:p>0.378846</text:p>
          </table:table-cell>
          <table:table-cell office:value-type="float" office:value="0.072405" calcext:value-type="float">
            <text:p>0.072405</text:p>
          </table:table-cell>
          <table:table-cell office:value-type="float" office:value="0.349247" calcext:value-type="float">
            <text:p>0.349247</text:p>
          </table:table-cell>
          <table:table-cell office:value-type="float" office:value="0.488907" calcext:value-type="float">
            <text:p>0.488907</text:p>
          </table:table-cell>
          <table:table-cell office:value-type="float" office:value="0.564085" calcext:value-type="float">
            <text:p>0.564085</text:p>
          </table:table-cell>
          <table:table-cell office:value-type="float" office:value="0.043728" calcext:value-type="float">
            <text:p>0.043728</text:p>
          </table:table-cell>
          <table:table-cell office:value-type="float" office:value="0.141844" calcext:value-type="float">
            <text:p>0.1418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4:.I394])" office:value-type="percentage" office:value="0.708705428571429" calcext:value-type="percentage">
            <text:p>70.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2.raw</text:p>
          </table:table-cell>
          <table:table-cell office:value-type="float" office:value="0.371747" calcext:value-type="float">
            <text:p>0.371747</text:p>
          </table:table-cell>
          <table:table-cell office:value-type="float" office:value="0.073257" calcext:value-type="float">
            <text:p>0.073257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37784" calcext:value-type="float">
            <text:p>0.37784</text:p>
          </table:table-cell>
          <table:table-cell office:value-type="float" office:value="0.284383" calcext:value-type="float">
            <text:p>0.284383</text:p>
          </table:table-cell>
          <table:table-cell office:value-type="float" office:value="0.045564" calcext:value-type="float">
            <text:p>0.045564</text:p>
          </table:table-cell>
          <table:table-cell office:value-type="float" office:value="0.33683" calcext:value-type="float">
            <text:p>0.336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5:.I395])" office:value-type="percentage" office:value="0.756987428571429" calcext:value-type="percentage">
            <text:p>75.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4Sharp.raw</text:p>
          </table:table-cell>
          <table:table-cell office:value-type="float" office:value="0.385452" calcext:value-type="float">
            <text:p>0.385452</text:p>
          </table:table-cell>
          <table:table-cell office:value-type="float" office:value="0.072215" calcext:value-type="float">
            <text:p>0.07221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74449" calcext:value-type="float">
            <text:p>0.574449</text:p>
          </table:table-cell>
          <table:table-cell office:value-type="float" office:value="0.435618" calcext:value-type="float">
            <text:p>0.435618</text:p>
          </table:table-cell>
          <table:table-cell office:value-type="float" office:value="0.044341" calcext:value-type="float">
            <text:p>0.044341</text:p>
          </table:table-cell>
          <table:table-cell office:value-type="float" office:value="0.107203" calcext:value-type="float">
            <text:p>0.107203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5" table:formula="of:=1 - AVERAGE([.C396:.I396])" office:value-type="percentage" office:value="0.724160285714286" calcext:value-type="percentage">
            <text:p>72.4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5.raw</text:p>
          </table:table-cell>
          <table:table-cell office:value-type="float" office:value="0.375951" calcext:value-type="float">
            <text:p>0.375951</text:p>
          </table:table-cell>
          <table:table-cell office:value-type="float" office:value="0.077848" calcext:value-type="float">
            <text:p>0.077848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218323" calcext:value-type="float">
            <text:p>0.218323</text:p>
          </table:table-cell>
          <table:table-cell office:value-type="float" office:value="0.655675" calcext:value-type="float">
            <text:p>0.655675</text:p>
          </table:table-cell>
          <table:table-cell office:value-type="float" office:value="0.04317" calcext:value-type="float">
            <text:p>0.04317</text:p>
          </table:table-cell>
          <table:table-cell office:value-type="float" office:value="0.066285" calcext:value-type="float">
            <text:p>0.06628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7:.I397])" office:value-type="percentage" office:value="0.748844857142857" calcext:value-type="percentage">
            <text:p>74.8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7.raw</text:p>
          </table:table-cell>
          <table:table-cell office:value-type="float" office:value="0.425845" calcext:value-type="float">
            <text:p>0.425845</text:p>
          </table:table-cell>
          <table:table-cell office:value-type="float" office:value="0.064376" calcext:value-type="float">
            <text:p>0.064376</text:p>
          </table:table-cell>
          <table:table-cell office:value-type="float" office:value="0.416953" calcext:value-type="float">
            <text:p>0.416953</text:p>
          </table:table-cell>
          <table:table-cell office:value-type="float" office:value="0.323796" calcext:value-type="float">
            <text:p>0.323796</text:p>
          </table:table-cell>
          <table:table-cell office:value-type="float" office:value="0.69547" calcext:value-type="float">
            <text:p>0.69547</text:p>
          </table:table-cell>
          <table:table-cell office:value-type="float" office:value="0.043093" calcext:value-type="float">
            <text:p>0.043093</text:p>
          </table:table-cell>
          <table:table-cell office:value-type="float" office:value="0.211146" calcext:value-type="float">
            <text:p>0.21114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8:.I398])" office:value-type="percentage" office:value="0.688474428571429" calcext:value-type="percentage">
            <text:p>68.8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D4.raw</text:p>
          </table:table-cell>
          <table:table-cell office:value-type="float" office:value="0.382679" calcext:value-type="float">
            <text:p>0.382679</text:p>
          </table:table-cell>
          <table:table-cell office:value-type="float" office:value="0.069629" calcext:value-type="float">
            <text:p>0.069629</text:p>
          </table:table-cell>
          <table:table-cell office:value-type="float" office:value="0.375011" calcext:value-type="float">
            <text:p>0.375011</text:p>
          </table:table-cell>
          <table:table-cell office:value-type="float" office:value="0.522342" calcext:value-type="float">
            <text:p>0.522342</text:p>
          </table:table-cell>
          <table:table-cell office:value-type="float" office:value="0.605685" calcext:value-type="float">
            <text:p>0.605685</text:p>
          </table:table-cell>
          <table:table-cell office:value-type="float" office:value="0.044992" calcext:value-type="float">
            <text:p>0.044992</text:p>
          </table:table-cell>
          <table:table-cell office:value-type="float" office:value="0.097976" calcext:value-type="float">
            <text:p>0.0979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399:.I399])" office:value-type="percentage" office:value="0.700240857142857" calcext:value-type="percentage">
            <text:p>70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.raw</text:p>
          </table:table-cell>
          <table:table-cell office:value-type="float" office:value="0.385124" calcext:value-type="float">
            <text:p>0.385124</text:p>
          </table:table-cell>
          <table:table-cell office:value-type="float" office:value="0.075421" calcext:value-type="float">
            <text:p>0.075421</text:p>
          </table:table-cell>
          <table:table-cell office:value-type="float" office:value="0.237903" calcext:value-type="float">
            <text:p>0.237903</text:p>
          </table:table-cell>
          <table:table-cell office:value-type="float" office:value="0.300923" calcext:value-type="float">
            <text:p>0.300923</text:p>
          </table:table-cell>
          <table:table-cell office:value-type="float" office:value="0.244547" calcext:value-type="float">
            <text:p>0.244547</text:p>
          </table:table-cell>
          <table:table-cell office:value-type="float" office:value="0.046505" calcext:value-type="float">
            <text:p>0.046505</text:p>
          </table:table-cell>
          <table:table-cell office:value-type="float" office:value="0.1255" calcext:value-type="float">
            <text:p>0.12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0:.I400])" office:value-type="percentage" office:value="0.797725285714286" calcext:value-type="percentage">
            <text:p>79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myVIOLIN.raw</text:p>
          </table:table-cell>
          <table:table-cell office:value-type="float" office:value="0.419785" calcext:value-type="float">
            <text:p>0.419785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239442" calcext:value-type="float">
            <text:p>0.239442</text:p>
          </table:table-cell>
          <table:table-cell office:value-type="float" office:value="0.304245" calcext:value-type="float">
            <text:p>0.304245</text:p>
          </table:table-cell>
          <table:table-cell office:value-type="float" office:value="0.278356" calcext:value-type="float">
            <text:p>0.278356</text:p>
          </table:table-cell>
          <table:table-cell office:value-type="float" office:value="0.045338" calcext:value-type="float">
            <text:p>0.045338</text:p>
          </table:table-cell>
          <table:table-cell office:value-type="float" office:value="0.229847" calcext:value-type="float">
            <text:p>0.22984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1:.I401])" office:value-type="percentage" office:value="0.773123857142857" calcext:value-type="percentage">
            <text:p>77.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lence.raw</text:p>
          </table:table-cell>
          <table:table-cell office:value-type="float" office:value="0.682312" calcext:value-type="float">
            <text:p>0.682312</text:p>
          </table:table-cell>
          <table:table-cell office:value-type="float" office:value="0.056491" calcext:value-type="float">
            <text:p>0.056491</text:p>
          </table:table-cell>
          <table:table-cell office:value-type="float" office:value="0.436623" calcext:value-type="float">
            <text:p>0.436623</text:p>
          </table:table-cell>
          <table:table-cell office:value-type="float" office:value="0.373858" calcext:value-type="float">
            <text:p>0.373858</text:p>
          </table:table-cell>
          <table:table-cell office:value-type="float" office:value="0.765758" calcext:value-type="float">
            <text:p>0.765758</text:p>
          </table:table-cell>
          <table:table-cell office:value-type="float" office:value="0.366134" calcext:value-type="float">
            <text:p>0.366134</text:p>
          </table:table-cell>
          <table:table-cell office:value-type="float" office:value="0.394233" calcext:value-type="float">
            <text:p>0.39423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2:.I402])" office:value-type="percentage" office:value="0.560655857142857" calcext:value-type="percentage">
            <text:p>56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neC5.raw</text:p>
          </table:table-cell>
          <table:table-cell office:value-type="float" office:value="0.479593" calcext:value-type="float">
            <text:p>0.479593</text:p>
          </table:table-cell>
          <table:table-cell office:value-type="float" office:value="0.059608" calcext:value-type="float">
            <text:p>0.059608</text:p>
          </table:table-cell>
          <table:table-cell office:value-type="float" office:value="0.178906" calcext:value-type="float">
            <text:p>0.178906</text:p>
          </table:table-cell>
          <table:table-cell office:value-type="float" office:value="0.239754" calcext:value-type="float">
            <text:p>0.239754</text:p>
          </table:table-cell>
          <table:table-cell office:value-type="float" office:value="0.231313" calcext:value-type="float">
            <text:p>0.231313</text:p>
          </table:table-cell>
          <table:table-cell office:value-type="float" office:value="0.07045" calcext:value-type="float">
            <text:p>0.07045</text:p>
          </table:table-cell>
          <table:table-cell office:value-type="float" office:value="0.166353" calcext:value-type="float">
            <text:p>0.16635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3:.I403])" office:value-type="percentage" office:value="0.796289" calcext:value-type="percentage">
            <text:p>79.6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ne.raw</text:p>
          </table:table-cell>
          <table:table-cell office:value-type="float" office:value="0.517283" calcext:value-type="float">
            <text:p>0.517283</text:p>
          </table:table-cell>
          <table:table-cell office:value-type="float" office:value="0.062235" calcext:value-type="float">
            <text:p>0.062235</text:p>
          </table:table-cell>
          <table:table-cell office:value-type="float" office:value="0.182438" calcext:value-type="float">
            <text:p>0.182438</text:p>
          </table:table-cell>
          <table:table-cell office:value-type="float" office:value="0.170426" calcext:value-type="float">
            <text:p>0.170426</text:p>
          </table:table-cell>
          <table:table-cell office:value-type="float" office:value="0.247641" calcext:value-type="float">
            <text:p>0.247641</text:p>
          </table:table-cell>
          <table:table-cell office:value-type="float" office:value="0.096931" calcext:value-type="float">
            <text:p>0.096931</text:p>
          </table:table-cell>
          <table:table-cell office:value-type="float" office:value="0.158063" calcext:value-type="float">
            <text:p>0.15806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4:.I404])" office:value-type="percentage" office:value="0.794997571428571" calcext:value-type="percentage">
            <text:p>79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B4.raw</text:p>
          </table:table-cell>
          <table:table-cell office:value-type="float" office:value="0.343374" calcext:value-type="float">
            <text:p>0.343374</text:p>
          </table:table-cell>
          <table:table-cell office:value-type="float" office:value="0.075643" calcext:value-type="float">
            <text:p>0.075643</text:p>
          </table:table-cell>
          <table:table-cell office:value-type="float" office:value="0.327831" calcext:value-type="float">
            <text:p>0.327831</text:p>
          </table:table-cell>
          <table:table-cell office:value-type="float" office:value="0.52483" calcext:value-type="float">
            <text:p>0.52483</text:p>
          </table:table-cell>
          <table:table-cell office:value-type="float" office:value="0.560639" calcext:value-type="float">
            <text:p>0.560639</text:p>
          </table:table-cell>
          <table:table-cell office:value-type="float" office:value="0.048722" calcext:value-type="float">
            <text:p>0.048722</text:p>
          </table:table-cell>
          <table:table-cell office:value-type="float" office:value="0.160828" calcext:value-type="float">
            <text:p>0.16082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5:.I405])" office:value-type="percentage" office:value="0.708304714285714" calcext:value-type="percentage">
            <text:p>70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2.raw</text:p>
          </table:table-cell>
          <table:table-cell office:value-type="float" office:value="0.331646" calcext:value-type="float">
            <text:p>0.331646</text:p>
          </table:table-cell>
          <table:table-cell office:value-type="float" office:value="0.075526" calcext:value-type="float">
            <text:p>0.075526</text:p>
          </table:table-cell>
          <table:table-cell office:value-type="float" office:value="0.185568" calcext:value-type="float">
            <text:p>0.185568</text:p>
          </table:table-cell>
          <table:table-cell office:value-type="float" office:value="0.240342" calcext:value-type="float">
            <text:p>0.240342</text:p>
          </table:table-cell>
          <table:table-cell office:value-type="float" office:value="0.262894" calcext:value-type="float">
            <text:p>0.2628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312972" calcext:value-type="float">
            <text:p>0.31297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6:.I406])" office:value-type="percentage" office:value="0.791436" calcext:value-type="percentage">
            <text:p>79.1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4Sharp.raw</text:p>
          </table:table-cell>
          <table:table-cell office:value-type="float" office:value="0.350406" calcext:value-type="float">
            <text:p>0.350406</text:p>
          </table:table-cell>
          <table:table-cell office:value-type="float" office:value="0.075419" calcext:value-type="float">
            <text:p>0.075419</text:p>
          </table:table-cell>
          <table:table-cell office:value-type="float" office:value="0.315902" calcext:value-type="float">
            <text:p>0.315902</text:p>
          </table:table-cell>
          <table:table-cell office:value-type="float" office:value="0.41113" calcext:value-type="float">
            <text:p>0.41113</text:p>
          </table:table-cell>
          <table:table-cell office:value-type="float" office:value="0.502819" calcext:value-type="float">
            <text:p>0.502819</text:p>
          </table:table-cell>
          <table:table-cell office:value-type="float" office:value="0.048562" calcext:value-type="float">
            <text:p>0.048562</text:p>
          </table:table-cell>
          <table:table-cell office:value-type="float" office:value="0.150963" calcext:value-type="float">
            <text:p>0.15096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7:.I407])" office:value-type="percentage" office:value="0.734971285714286" calcext:value-type="percentage">
            <text:p>73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5.raw</text:p>
          </table:table-cell>
          <table:table-cell office:value-type="float" office:value="0.381125" calcext:value-type="float">
            <text:p>0.381125</text:p>
          </table:table-cell>
          <table:table-cell office:value-type="float" office:value="0.091124" calcext:value-type="float">
            <text:p>0.091124</text:p>
          </table:table-cell>
          <table:table-cell office:value-type="float" office:value="0.277397" calcext:value-type="float">
            <text:p>0.277397</text:p>
          </table:table-cell>
          <table:table-cell office:value-type="float" office:value="0.263175" calcext:value-type="float">
            <text:p>0.263175</text:p>
          </table:table-cell>
          <table:table-cell office:value-type="float" office:value="0.575629" calcext:value-type="float">
            <text:p>0.575629</text:p>
          </table:table-cell>
          <table:table-cell office:value-type="float" office:value="0.04873" calcext:value-type="float">
            <text:p>0.04873</text:p>
          </table:table-cell>
          <table:table-cell office:value-type="float" office:value="0.094206" calcext:value-type="float">
            <text:p>0.09420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8:.I408])" office:value-type="percentage" office:value="0.752659142857143" calcext:value-type="percentage">
            <text:p>75.2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7.raw</text:p>
          </table:table-cell>
          <table:table-cell office:value-type="float" office:value="0.400043" calcext:value-type="float">
            <text:p>0.400043</text:p>
          </table:table-cell>
          <table:table-cell office:value-type="float" office:value="0.068897" calcext:value-type="float">
            <text:p>0.068897</text:p>
          </table:table-cell>
          <table:table-cell office:value-type="float" office:value="0.369993" calcext:value-type="float">
            <text:p>0.369993</text:p>
          </table:table-cell>
          <table:table-cell office:value-type="float" office:value="0.213188" calcext:value-type="float">
            <text:p>0.213188</text:p>
          </table:table-cell>
          <table:table-cell office:value-type="float" office:value="0.607805" calcext:value-type="float">
            <text:p>0.607805</text:p>
          </table:table-cell>
          <table:table-cell office:value-type="float" office:value="0.048593" calcext:value-type="float">
            <text:p>0.048593</text:p>
          </table:table-cell>
          <table:table-cell office:value-type="float" office:value="0.197291" calcext:value-type="float">
            <text:p>0.19729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09:.I409])" office:value-type="percentage" office:value="0.727741428571429" calcext:value-type="percentage">
            <text:p>72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D4.raw</text:p>
          </table:table-cell>
          <table:table-cell office:value-type="float" office:value="0.348429" calcext:value-type="float">
            <text:p>0.348429</text:p>
          </table:table-cell>
          <table:table-cell office:value-type="float" office:value="0.073174" calcext:value-type="float">
            <text:p>0.073174</text:p>
          </table:table-cell>
          <table:table-cell office:value-type="float" office:value="0.324903" calcext:value-type="float">
            <text:p>0.324903</text:p>
          </table:table-cell>
          <table:table-cell office:value-type="float" office:value="0.398519" calcext:value-type="float">
            <text:p>0.398519</text:p>
          </table:table-cell>
          <table:table-cell office:value-type="float" office:value="0.505252" calcext:value-type="float">
            <text:p>0.505252</text:p>
          </table:table-cell>
          <table:table-cell office:value-type="float" office:value="0.049382" calcext:value-type="float">
            <text:p>0.049382</text:p>
          </table:table-cell>
          <table:table-cell office:value-type="float" office:value="0.141077" calcext:value-type="float">
            <text:p>0.14107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0:.I410])" office:value-type="percentage" office:value="0.737037714285714" calcext:value-type="percentage">
            <text:p>73.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.raw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077377" calcext:value-type="float">
            <text:p>0.077377</text:p>
          </table:table-cell>
          <table:table-cell office:value-type="float" office:value="0.274864" calcext:value-type="float">
            <text:p>0.274864</text:p>
          </table:table-cell>
          <table:table-cell office:value-type="float" office:value="0.214427" calcext:value-type="float">
            <text:p>0.214427</text:p>
          </table:table-cell>
          <table:table-cell office:value-type="float" office:value="0.36393" calcext:value-type="float">
            <text:p>0.36393</text:p>
          </table:table-cell>
          <table:table-cell office:value-type="float" office:value="0.048659" calcext:value-type="float">
            <text:p>0.048659</text:p>
          </table:table-cell>
          <table:table-cell office:value-type="float" office:value="0.180654" calcext:value-type="float">
            <text:p>0.18065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1:.I411])" office:value-type="percentage" office:value="0.784957" calcext:value-type="percentage">
            <text:p>78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lence.raw</text:p>
          </table:table-cell>
          <table:table-cell office:value-type="float" office:value="0.679803" calcext:value-type="float">
            <text:p>0.679803</text:p>
          </table:table-cell>
          <table:table-cell office:value-type="float" office:value="0.047616" calcext:value-type="float">
            <text:p>0.047616</text:p>
          </table:table-cell>
          <table:table-cell office:value-type="float" office:value="0.484141" calcext:value-type="float">
            <text:p>0.484141</text:p>
          </table:table-cell>
          <table:table-cell office:value-type="float" office:value="0.455972" calcext:value-type="float">
            <text:p>0.455972</text:p>
          </table:table-cell>
          <table:table-cell office:value-type="float" office:value="0.739108" calcext:value-type="float">
            <text:p>0.739108</text:p>
          </table:table-cell>
          <table:table-cell office:value-type="float" office:value="0.385692" calcext:value-type="float">
            <text:p>0.385692</text:p>
          </table:table-cell>
          <table:table-cell office:value-type="float" office:value="0.309366" calcext:value-type="float">
            <text:p>0.30936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2:.I412])" office:value-type="percentage" office:value="0.556900285714286" calcext:value-type="percentage">
            <text:p>55.6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neC5.raw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044297" calcext:value-type="float">
            <text:p>0.044297</text:p>
          </table:table-cell>
          <table:table-cell office:value-type="float" office:value="0.293241" calcext:value-type="float">
            <text:p>0.293241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0.430712" calcext:value-type="float">
            <text:p>0.430712</text:p>
          </table:table-cell>
          <table:table-cell office:value-type="float" office:value="0.051791" calcext:value-type="float">
            <text:p>0.051791</text:p>
          </table:table-cell>
          <table:table-cell office:value-type="float" office:value="0.242625" calcext:value-type="float">
            <text:p>0.24262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3:.I413])" office:value-type="percentage" office:value="0.764271714285714" calcext:value-type="percentage">
            <text:p>76.4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ne.raw</text:p>
          </table:table-cell>
          <table:table-cell office:value-type="float" office:value="0.467677" calcext:value-type="float">
            <text:p>0.467677</text:p>
          </table:table-cell>
          <table:table-cell office:value-type="float" office:value="0.049606" calcext:value-type="float">
            <text:p>0.049606</text:p>
          </table:table-cell>
          <table:table-cell office:value-type="float" office:value="0.31142" calcext:value-type="float">
            <text:p>0.31142</text:p>
          </table:table-cell>
          <table:table-cell office:value-type="float" office:value="0.228739" calcext:value-type="float">
            <text:p>0.228739</text:p>
          </table:table-cell>
          <table:table-cell office:value-type="float" office:value="0.499659" calcext:value-type="float">
            <text:p>0.499659</text:p>
          </table:table-cell>
          <table:table-cell office:value-type="float" office:value="0.083187" calcext:value-type="float">
            <text:p>0.083187</text:p>
          </table:table-cell>
          <table:table-cell office:value-type="float" office:value="0.24427" calcext:value-type="float">
            <text:p>0.2442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4:.I414])" office:value-type="percentage" office:value="0.730777428571429" calcext:value-type="percentage">
            <text:p>73.0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B4.raw</text:p>
          </table:table-cell>
          <table:table-cell office:value-type="float" office:value="0.316043" calcext:value-type="float">
            <text:p>0.316043</text:p>
          </table:table-cell>
          <table:table-cell office:value-type="float" office:value="0.068443" calcext:value-type="float">
            <text:p>0.068443</text:p>
          </table:table-cell>
          <table:table-cell office:value-type="float" office:value="0.362023" calcext:value-type="float">
            <text:p>0.362023</text:p>
          </table:table-cell>
          <table:table-cell office:value-type="float" office:value="0.331317" calcext:value-type="float">
            <text:p>0.331317</text:p>
          </table:table-cell>
          <table:table-cell office:value-type="float" office:value="0.519493" calcext:value-type="float">
            <text:p>0.519493</text:p>
          </table:table-cell>
          <table:table-cell office:value-type="float" office:value="0.026784" calcext:value-type="float">
            <text:p>0.026784</text:p>
          </table:table-cell>
          <table:table-cell office:value-type="float" office:value="0.244904" calcext:value-type="float">
            <text:p>0.24490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5:.I415])" office:value-type="percentage" office:value="0.732999" calcext:value-type="percentage">
            <text:p>73.3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2.raw</text:p>
          </table:table-cell>
          <table:table-cell office:value-type="float" office:value="0.308047" calcext:value-type="float">
            <text:p>0.308047</text:p>
          </table:table-cell>
          <table:table-cell office:value-type="float" office:value="0.069741" calcext:value-type="float">
            <text:p>0.069741</text:p>
          </table:table-cell>
          <table:table-cell office:value-type="float" office:value="0.294817" calcext:value-type="float">
            <text:p>0.294817</text:p>
          </table:table-cell>
          <table:table-cell office:value-type="float" office:value="0.288149" calcext:value-type="float">
            <text:p>0.288149</text:p>
          </table:table-cell>
          <table:table-cell office:value-type="float" office:value="0.453121" calcext:value-type="float">
            <text:p>0.453121</text:p>
          </table:table-cell>
          <table:table-cell office:value-type="float" office:value="0.032675" calcext:value-type="float">
            <text:p>0.032675</text:p>
          </table:table-cell>
          <table:table-cell office:value-type="float" office:value="0.259038" calcext:value-type="float">
            <text:p>0.25903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6:.I416])" office:value-type="percentage" office:value="0.756344571428572" calcext:value-type="percentage">
            <text:p>75.6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4Sharp.raw</text:p>
          </table:table-cell>
          <table:table-cell office:value-type="float" office:value="0.323411" calcext:value-type="float">
            <text:p>0.323411</text:p>
          </table:table-cell>
          <table:table-cell office:value-type="float" office:value="0.068115" calcext:value-type="float">
            <text:p>0.068115</text:p>
          </table:table-cell>
          <table:table-cell office:value-type="float" office:value="0.311185" calcext:value-type="float">
            <text:p>0.311185</text:p>
          </table:table-cell>
          <table:table-cell office:value-type="float" office:value="0.295637" calcext:value-type="float">
            <text:p>0.295637</text:p>
          </table:table-cell>
          <table:table-cell office:value-type="float" office:value="0.374917" calcext:value-type="float">
            <text:p>0.374917</text:p>
          </table:table-cell>
          <table:table-cell office:value-type="float" office:value="0.027167" calcext:value-type="float">
            <text:p>0.027167</text:p>
          </table:table-cell>
          <table:table-cell office:value-type="float" office:value="0.252282" calcext:value-type="float">
            <text:p>0.25228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7:.I417])" office:value-type="percentage" office:value="0.763898" calcext:value-type="percentage">
            <text:p>76.3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5.raw</text:p>
          </table:table-cell>
          <table:table-cell office:value-type="float" office:value="0.344566" calcext:value-type="float">
            <text:p>0.344566</text:p>
          </table:table-cell>
          <table:table-cell office:value-type="float" office:value="0.081547" calcext:value-type="float">
            <text:p>0.081547</text:p>
          </table:table-cell>
          <table:table-cell office:value-type="float" office:value="0.290938" calcext:value-type="float">
            <text:p>0.290938</text:p>
          </table:table-cell>
          <table:table-cell office:value-type="float" office:value="0.128384" calcext:value-type="float">
            <text:p>0.128384</text:p>
          </table:table-cell>
          <table:table-cell office:value-type="float" office:value="0.43369" calcext:value-type="float">
            <text:p>0.43369</text:p>
          </table:table-cell>
          <table:table-cell office:value-type="float" office:value="0.027258" calcext:value-type="float">
            <text:p>0.027258</text:p>
          </table:table-cell>
          <table:table-cell office:value-type="float" office:value="0.233124" calcext:value-type="float">
            <text:p>0.23312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8:.I418])" office:value-type="percentage" office:value="0.780070428571429" calcext:value-type="percentage">
            <text:p>78.0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7.raw</text:p>
          </table:table-cell>
          <table:table-cell office:value-type="float" office:value="0.375717" calcext:value-type="float">
            <text:p>0.375717</text:p>
          </table:table-cell>
          <table:table-cell office:value-type="float" office:value="0.060474" calcext:value-type="float">
            <text:p>0.060474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333803" calcext:value-type="float">
            <text:p>0.333803</text:p>
          </table:table-cell>
          <table:table-cell office:value-type="float" office:value="0.025105" calcext:value-type="float">
            <text:p>0.025105</text:p>
          </table:table-cell>
          <table:table-cell office:value-type="float" office:value="0.194118" calcext:value-type="float">
            <text:p>0.19411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19:.I419])" office:value-type="percentage" office:value="0.785911857142857" calcext:value-type="percentage">
            <text:p>78.5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D4.raw</text:p>
          </table:table-cell>
          <table:table-cell office:value-type="float" office:value="0.320142" calcext:value-type="float">
            <text:p>0.320142</text:p>
          </table:table-cell>
          <table:table-cell office:value-type="float" office:value="0.065354" calcext:value-type="float">
            <text:p>0.065354</text:p>
          </table:table-cell>
          <table:table-cell office:value-type="float" office:value="0.404389" calcext:value-type="float">
            <text:p>0.404389</text:p>
          </table:table-cell>
          <table:table-cell office:value-type="float" office:value="0.434431" calcext:value-type="float">
            <text:p>0.434431</text:p>
          </table:table-cell>
          <table:table-cell office:value-type="float" office:value="0.608405" calcext:value-type="float">
            <text:p>0.608405</text:p>
          </table:table-cell>
          <table:table-cell office:value-type="float" office:value="0.026888" calcext:value-type="float">
            <text:p>0.026888</text:p>
          </table:table-cell>
          <table:table-cell office:value-type="float" office:value="0.249074" calcext:value-type="float">
            <text:p>0.24907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0:.I420])" office:value-type="percentage" office:value="0.698759571428572" calcext:value-type="percentage">
            <text:p>69.8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.raw</text:p>
          </table:table-cell>
          <table:table-cell office:value-type="float" office:value="0.317144" calcext:value-type="float">
            <text:p>0.317144</text:p>
          </table:table-cell>
          <table:table-cell office:value-type="float" office:value="0.070133" calcext:value-type="float">
            <text:p>0.070133</text:p>
          </table:table-cell>
          <table:table-cell office:value-type="float" office:value="0.383641" calcext:value-type="float">
            <text:p>0.383641</text:p>
          </table:table-cell>
          <table:table-cell office:value-type="float" office:value="0.28137" calcext:value-type="float">
            <text:p>0.28137</text:p>
          </table:table-cell>
          <table:table-cell office:value-type="float" office:value="0.558767" calcext:value-type="float">
            <text:p>0.558767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254954" calcext:value-type="float">
            <text:p>0.25495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1:.I421])" office:value-type="percentage" office:value="0.729593" calcext:value-type="percentage">
            <text:p>72.9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sineC5.raw</text:p>
          </table:table-cell>
          <table:table-cell office:value-type="float" office:value="0.726373" calcext:value-type="float">
            <text:p>0.726373</text:p>
          </table:table-cell>
          <table:table-cell office:value-type="float" office:value="0.030801" calcext:value-type="float">
            <text:p>0.030801</text:p>
          </table:table-cell>
          <table:table-cell office:value-type="float" office:value="0.380178" calcext:value-type="float">
            <text:p>0.380178</text:p>
          </table:table-cell>
          <table:table-cell office:value-type="float" office:value="0.105209" calcext:value-type="float">
            <text:p>0.105209</text:p>
          </table:table-cell>
          <table:table-cell office:value-type="float" office:value="0.566292" calcext:value-type="float">
            <text:p>0.566292</text:p>
          </table:table-cell>
          <table:table-cell office:value-type="float" office:value="0.394564" calcext:value-type="float">
            <text:p>0.394564</text:p>
          </table:table-cell>
          <table:table-cell office:value-type="float" office:value="0.354427" calcext:value-type="float">
            <text:p>0.35442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2:.I422])" office:value-type="percentage" office:value="0.634593714285714" calcext:value-type="percentage">
            <text:p>63.4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sine.raw</text:p>
          </table:table-cell>
          <table:table-cell office:value-type="float" office:value="0.730709" calcext:value-type="float">
            <text:p>0.730709</text:p>
          </table:table-cell>
          <table:table-cell office:value-type="float" office:value="0.030685" calcext:value-type="float">
            <text:p>0.030685</text:p>
          </table:table-cell>
          <table:table-cell office:value-type="float" office:value="0.350917" calcext:value-type="float">
            <text:p>0.350917</text:p>
          </table:table-cell>
          <table:table-cell office:value-type="float" office:value="0.121132" calcext:value-type="float">
            <text:p>0.121132</text:p>
          </table:table-cell>
          <table:table-cell office:value-type="float" office:value="0.481061" calcext:value-type="float">
            <text:p>0.481061</text:p>
          </table:table-cell>
          <table:table-cell office:value-type="float" office:value="0.394812" calcext:value-type="float">
            <text:p>0.394812</text:p>
          </table:table-cell>
          <table:table-cell office:value-type="float" office:value="0.350807" calcext:value-type="float">
            <text:p>0.3508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3:.I423])" office:value-type="percentage" office:value="0.648553857142857" calcext:value-type="percentage">
            <text:p>64.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B4.raw</text:p>
          </table:table-cell>
          <table:table-cell office:value-type="float" office:value="0.643243" calcext:value-type="float">
            <text:p>0.643243</text:p>
          </table:table-cell>
          <table:table-cell office:value-type="float" office:value="0.055349" calcext:value-type="float">
            <text:p>0.055349</text:p>
          </table:table-cell>
          <table:table-cell office:value-type="float" office:value="0.387786" calcext:value-type="float">
            <text:p>0.387786</text:p>
          </table:table-cell>
          <table:table-cell office:value-type="float" office:value="0.361185" calcext:value-type="float">
            <text:p>0.361185</text:p>
          </table:table-cell>
          <table:table-cell office:value-type="float" office:value="0.480152" calcext:value-type="float">
            <text:p>0.480152</text:p>
          </table:table-cell>
          <table:table-cell office:value-type="float" office:value="0.389259" calcext:value-type="float">
            <text:p>0.389259</text:p>
          </table:table-cell>
          <table:table-cell office:value-type="float" office:value="0.329607" calcext:value-type="float">
            <text:p>0.32960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4:.I424])" office:value-type="percentage" office:value="0.621917" calcext:value-type="percentage">
            <text:p>62.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2.raw</text:p>
          </table:table-cell>
          <table:table-cell office:value-type="float" office:value="0.636411" calcext:value-type="float">
            <text:p>0.636411</text:p>
          </table:table-cell>
          <table:table-cell office:value-type="float" office:value="0.054047" calcext:value-type="float">
            <text:p>0.054047</text:p>
          </table:table-cell>
          <table:table-cell office:value-type="float" office:value="0.353088" calcext:value-type="float">
            <text:p>0.353088</text:p>
          </table:table-cell>
          <table:table-cell office:value-type="float" office:value="0.251324" calcext:value-type="float">
            <text:p>0.251324</text:p>
          </table:table-cell>
          <table:table-cell office:value-type="float" office:value="0.495863" calcext:value-type="float">
            <text:p>0.495863</text:p>
          </table:table-cell>
          <table:table-cell office:value-type="float" office:value="0.390955" calcext:value-type="float">
            <text:p>0.390955</text:p>
          </table:table-cell>
          <table:table-cell office:value-type="float" office:value="0.10644" calcext:value-type="float">
            <text:p>0.106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5:.I425])" office:value-type="percentage" office:value="0.673124571428571" calcext:value-type="percentage">
            <text:p>67.3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4Sharp.raw</text:p>
          </table:table-cell>
          <table:table-cell office:value-type="float" office:value="0.646832" calcext:value-type="float">
            <text:p>0.646832</text:p>
          </table:table-cell>
          <table:table-cell office:value-type="float" office:value="0.055024" calcext:value-type="float">
            <text:p>0.055024</text:p>
          </table:table-cell>
          <table:table-cell office:value-type="float" office:value="0.417431" calcext:value-type="float">
            <text:p>0.417431</text:p>
          </table:table-cell>
          <table:table-cell office:value-type="float" office:value="0.173409" calcext:value-type="float">
            <text:p>0.173409</text:p>
          </table:table-cell>
          <table:table-cell office:value-type="float" office:value="0.54729" calcext:value-type="float">
            <text:p>0.54729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0.370655" calcext:value-type="float">
            <text:p>0.3706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6:.I426])" office:value-type="percentage" office:value="0.628722" calcext:value-type="percentage">
            <text:p>62.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5.raw</text:p>
          </table:table-cell>
          <table:table-cell office:value-type="float" office:value="0.652254" calcext:value-type="float">
            <text:p>0.652254</text:p>
          </table:table-cell>
          <table:table-cell office:value-type="float" office:value="0.066906" calcext:value-type="float">
            <text:p>0.066906</text:p>
          </table:table-cell>
          <table:table-cell office:value-type="float" office:value="0.41586" calcext:value-type="float">
            <text:p>0.41586</text:p>
          </table:table-cell>
          <table:table-cell office:value-type="float" office:value="0.189049" calcext:value-type="float">
            <text:p>0.189049</text:p>
          </table:table-cell>
          <table:table-cell office:value-type="float" office:value="0.707859" calcext:value-type="float">
            <text:p>0.707859</text:p>
          </table:table-cell>
          <table:table-cell office:value-type="float" office:value="0.391468" calcext:value-type="float">
            <text:p>0.391468</text:p>
          </table:table-cell>
          <table:table-cell office:value-type="float" office:value="0.410927" calcext:value-type="float">
            <text:p>0.41092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7:.I427])" office:value-type="percentage" office:value="0.595096714285714" calcext:value-type="percentage">
            <text:p>59.5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7.raw</text:p>
          </table:table-cell>
          <table:table-cell office:value-type="float" office:value="0.675898" calcext:value-type="float">
            <text:p>0.675898</text:p>
          </table:table-cell>
          <table:table-cell office:value-type="float" office:value="0.04592" calcext:value-type="float">
            <text:p>0.04592</text:p>
          </table:table-cell>
          <table:table-cell office:value-type="float" office:value="0.468322" calcext:value-type="float">
            <text:p>0.468322</text:p>
          </table:table-cell>
          <table:table-cell office:value-type="float" office:value="0.327285" calcext:value-type="float">
            <text:p>0.327285</text:p>
          </table:table-cell>
          <table:table-cell office:value-type="float" office:value="0.629229" calcext:value-type="float">
            <text:p>0.629229</text:p>
          </table:table-cell>
          <table:table-cell office:value-type="float" office:value="0.391203" calcext:value-type="float">
            <text:p>0.391203</text:p>
          </table:table-cell>
          <table:table-cell office:value-type="float" office:value="0.235668" calcext:value-type="float">
            <text:p>0.23566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8:.I428])" office:value-type="percentage" office:value="0.603782142857143" calcext:value-type="percentage">
            <text:p>60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D4.raw</text:p>
          </table:table-cell>
          <table:table-cell office:value-type="float" office:value="0.644429" calcext:value-type="float">
            <text:p>0.644429</text:p>
          </table:table-cell>
          <table:table-cell office:value-type="float" office:value="0.051752" calcext:value-type="float">
            <text:p>0.051752</text:p>
          </table:table-cell>
          <table:table-cell office:value-type="float" office:value="0.441292" calcext:value-type="float">
            <text:p>0.441292</text:p>
          </table:table-cell>
          <table:table-cell office:value-type="float" office:value="0.50007" calcext:value-type="float">
            <text:p>0.50007</text:p>
          </table:table-cell>
          <table:table-cell office:value-type="float" office:value="0.592226" calcext:value-type="float">
            <text:p>0.592226</text:p>
          </table:table-cell>
          <table:table-cell office:value-type="float" office:value="0.387823" calcext:value-type="float">
            <text:p>0.387823</text:p>
          </table:table-cell>
          <table:table-cell office:value-type="float" office:value="0.380344" calcext:value-type="float">
            <text:p>0.38034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29:.I429])" office:value-type="percentage" office:value="0.571723428571429" calcext:value-type="percentage">
            <text:p>57.1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.raw</text:p>
          </table:table-cell>
          <table:table-cell office:value-type="float" office:value="0.644886" calcext:value-type="float">
            <text:p>0.644886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427268" calcext:value-type="float">
            <text:p>0.427268</text:p>
          </table:table-cell>
          <table:table-cell office:value-type="float" office:value="0.432868" calcext:value-type="float">
            <text:p>0.432868</text:p>
          </table:table-cell>
          <table:table-cell office:value-type="float" office:value="0.564389" calcext:value-type="float">
            <text:p>0.564389</text:p>
          </table:table-cell>
          <table:table-cell office:value-type="float" office:value="0.388433" calcext:value-type="float">
            <text:p>0.388433</text:p>
          </table:table-cell>
          <table:table-cell office:value-type="float" office:value="0.352701" calcext:value-type="float">
            <text:p>0.35270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0:.I430])" office:value-type="percentage" office:value="0.590205" calcext:value-type="percentage">
            <text:p>59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sine.raw</text:p>
          </table:table-cell>
          <table:table-cell office:value-type="float" office:value="0.526931" calcext:value-type="float">
            <text:p>0.526931</text:p>
          </table:table-cell>
          <table:table-cell office:value-type="float" office:value="0.032602" calcext:value-type="float">
            <text:p>0.032602</text:p>
          </table:table-cell>
          <table:table-cell office:value-type="float" office:value="0.115793" calcext:value-type="float">
            <text:p>0.115793</text:p>
          </table:table-cell>
          <table:table-cell office:value-type="float" office:value="0.071105" calcext:value-type="float">
            <text:p>0.07110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0.082464" calcext:value-type="float">
            <text:p>0.082464</text:p>
          </table:table-cell>
          <table:table-cell office:value-type="float" office:value="0.019782" calcext:value-type="float">
            <text:p>0.01978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1:.I431])" office:value-type="percentage" office:value="0.864473285714286" calcext:value-type="percentage">
            <text:p>86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B4.raw</text:p>
          </table:table-cell>
          <table:table-cell office:value-type="float" office:value="0.396895" calcext:value-type="float">
            <text:p>0.396895</text:p>
          </table:table-cell>
          <table:table-cell office:value-type="float" office:value="0.057359" calcext:value-type="float">
            <text:p>0.057359</text:p>
          </table:table-cell>
          <table:table-cell office:value-type="float" office:value="0.323158" calcext:value-type="float">
            <text:p>0.323158</text:p>
          </table:table-cell>
          <table:table-cell office:value-type="float" office:value="0.354981" calcext:value-type="float">
            <text:p>0.354981</text:p>
          </table:table-cell>
          <table:table-cell office:value-type="float" office:value="0.545712" calcext:value-type="float">
            <text:p>0.545712</text:p>
          </table:table-cell>
          <table:table-cell office:value-type="float" office:value="0.053482" calcext:value-type="float">
            <text:p>0.053482</text:p>
          </table:table-cell>
          <table:table-cell office:value-type="float" office:value="0.15774" calcext:value-type="float">
            <text:p>0.1577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2:.I432])" office:value-type="percentage" office:value="0.730096142857143" calcext:value-type="percentage">
            <text:p>73.0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2.raw</text:p>
          </table:table-cell>
          <table:table-cell office:value-type="float" office:value="0.38687" calcext:value-type="float">
            <text:p>0.38687</text:p>
          </table:table-cell>
          <table:table-cell office:value-type="float" office:value="0.056576" calcext:value-type="float">
            <text:p>0.056576</text:p>
          </table:table-cell>
          <table:table-cell office:value-type="float" office:value="0.175253" calcext:value-type="float">
            <text:p>0.175253</text:p>
          </table:table-cell>
          <table:table-cell office:value-type="float" office:value="0.12429" calcext:value-type="float">
            <text:p>0.12429</text:p>
          </table:table-cell>
          <table:table-cell office:value-type="float" office:value="0.235341" calcext:value-type="float">
            <text:p>0.235341</text:p>
          </table:table-cell>
          <table:table-cell office:value-type="float" office:value="0.05541" calcext:value-type="float">
            <text:p>0.05541</text:p>
          </table:table-cell>
          <table:table-cell office:value-type="float" office:value="0.280362" calcext:value-type="float">
            <text:p>0.28036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3:.I433])" office:value-type="percentage" office:value="0.812271142857143" calcext:value-type="percentage">
            <text:p>81.2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4Sharp.raw</text:p>
          </table:table-cell>
          <table:table-cell office:value-type="float" office:value="0.404497" calcext:value-type="float">
            <text:p>0.404497</text:p>
          </table:table-cell>
          <table:table-cell office:value-type="float" office:value="0.057232" calcext:value-type="float">
            <text:p>0.057232</text:p>
          </table:table-cell>
          <table:table-cell office:value-type="float" office:value="0.251567" calcext:value-type="float">
            <text:p>0.251567</text:p>
          </table:table-cell>
          <table:table-cell office:value-type="float" office:value="0.147164" calcext:value-type="float">
            <text:p>0.147164</text:p>
          </table:table-cell>
          <table:table-cell office:value-type="float" office:value="0.310652" calcext:value-type="float">
            <text:p>0.310652</text:p>
          </table:table-cell>
          <table:table-cell office:value-type="float" office:value="0.054521" calcext:value-type="float">
            <text:p>0.054521</text:p>
          </table:table-cell>
          <table:table-cell office:value-type="float" office:value="0.139969" calcext:value-type="float">
            <text:p>0.13996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4:.I434])" office:value-type="percentage" office:value="0.804914" calcext:value-type="percentage">
            <text:p>8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5.raw</text:p>
          </table:table-cell>
          <table:table-cell office:value-type="float" office:value="0.426432" calcext:value-type="float">
            <text:p>0.426432</text:p>
          </table:table-cell>
          <table:table-cell office:value-type="float" office:value="0.070845" calcext:value-type="float">
            <text:p>0.070845</text:p>
          </table:table-cell>
          <table:table-cell office:value-type="float" office:value="0.316273" calcext:value-type="float">
            <text:p>0.316273</text:p>
          </table:table-cell>
          <table:table-cell office:value-type="float" office:value="0.18282" calcext:value-type="float">
            <text:p>0.18282</text:p>
          </table:table-cell>
          <table:table-cell office:value-type="float" office:value="0.751182" calcext:value-type="float">
            <text:p>0.751182</text:p>
          </table:table-cell>
          <table:table-cell office:value-type="float" office:value="0.054581" calcext:value-type="float">
            <text:p>0.054581</text:p>
          </table:table-cell>
          <table:table-cell office:value-type="float" office:value="0.116176" calcext:value-type="float">
            <text:p>0.1161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5:.I435])" office:value-type="percentage" office:value="0.725955857142857" calcext:value-type="percentage">
            <text:p>72.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7.raw</text:p>
          </table:table-cell>
          <table:table-cell office:value-type="float" office:value="0.446458" calcext:value-type="float">
            <text:p>0.446458</text:p>
          </table:table-cell>
          <table:table-cell office:value-type="float" office:value="0.047556" calcext:value-type="float">
            <text:p>0.047556</text:p>
          </table:table-cell>
          <table:table-cell office:value-type="float" office:value="0.409419" calcext:value-type="float">
            <text:p>0.409419</text:p>
          </table:table-cell>
          <table:table-cell office:value-type="float" office:value="0.154342" calcext:value-type="float">
            <text:p>0.154342</text:p>
          </table:table-cell>
          <table:table-cell office:value-type="float" office:value="0.756143" calcext:value-type="float">
            <text:p>0.756143</text:p>
          </table:table-cell>
          <table:table-cell office:value-type="float" office:value="0.05238" calcext:value-type="float">
            <text:p>0.05238</text:p>
          </table:table-cell>
          <table:table-cell office:value-type="float" office:value="0.148789" calcext:value-type="float">
            <text:p>0.14878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6:.I436])" office:value-type="percentage" office:value="0.712130428571429" calcext:value-type="percentage">
            <text:p>71.2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D4.raw</text:p>
          </table:table-cell>
          <table:table-cell office:value-type="float" office:value="0.401968" calcext:value-type="float">
            <text:p>0.401968</text:p>
          </table:table-cell>
          <table:table-cell office:value-type="float" office:value="0.054093" calcext:value-type="float">
            <text:p>0.054093</text:p>
          </table:table-cell>
          <table:table-cell office:value-type="float" office:value="0.331894" calcext:value-type="float">
            <text:p>0.331894</text:p>
          </table:table-cell>
          <table:table-cell office:value-type="float" office:value="0.559988" calcext:value-type="float">
            <text:p>0.559988</text:p>
          </table:table-cell>
          <table:table-cell office:value-type="float" office:value="0.529953" calcext:value-type="float">
            <text:p>0.529953</text:p>
          </table:table-cell>
          <table:table-cell office:value-type="float" office:value="0.054594" calcext:value-type="float">
            <text:p>0.054594</text:p>
          </table:table-cell>
          <table:table-cell office:value-type="float" office:value="0.129862" calcext:value-type="float">
            <text:p>0.12986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7:.I437])" office:value-type="percentage" office:value="0.705378285714286" calcext:value-type="percentage">
            <text:p>70.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.raw</text:p>
          </table:table-cell>
          <table:table-cell office:value-type="float" office:value="0.382395" calcext:value-type="float">
            <text:p>0.382395</text:p>
          </table:table-cell>
          <table:table-cell office:value-type="float" office:value="0.057516" calcext:value-type="float">
            <text:p>0.057516</text:p>
          </table:table-cell>
          <table:table-cell office:value-type="float" office:value="0.32192" calcext:value-type="float">
            <text:p>0.32192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510725" calcext:value-type="float">
            <text:p>0.510725</text:p>
          </table:table-cell>
          <table:table-cell office:value-type="float" office:value="0.051795" calcext:value-type="float">
            <text:p>0.051795</text:p>
          </table:table-cell>
          <table:table-cell office:value-type="float" office:value="0.15855" calcext:value-type="float">
            <text:p>0.158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8:.I438])" office:value-type="percentage" office:value="0.771899857142857" calcext:value-type="percentage">
            <text:p>77.1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B4.raw</text:p>
          </table:table-cell>
          <table:table-cell office:value-type="float" office:value="0.406671" calcext:value-type="float">
            <text:p>0.406671</text:p>
          </table:table-cell>
          <table:table-cell office:value-type="float" office:value="0.057398" calcext:value-type="float">
            <text:p>0.057398</text:p>
          </table:table-cell>
          <table:table-cell office:value-type="float" office:value="0.335981" calcext:value-type="float">
            <text:p>0.335981</text:p>
          </table:table-cell>
          <table:table-cell office:value-type="float" office:value="0.367069" calcext:value-type="float">
            <text:p>0.367069</text:p>
          </table:table-cell>
          <table:table-cell office:value-type="float" office:value="0.605721" calcext:value-type="float">
            <text:p>0.605721</text:p>
          </table:table-cell>
          <table:table-cell office:value-type="float" office:value="0.077784" calcext:value-type="float">
            <text:p>0.077784</text:p>
          </table:table-cell>
          <table:table-cell office:value-type="float" office:value="0.156453" calcext:value-type="float">
            <text:p>0.15645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39:.I439])" office:value-type="percentage" office:value="0.713274714285714" calcext:value-type="percentage">
            <text:p>71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2.raw</text:p>
          </table:table-cell>
          <table:table-cell office:value-type="float" office:value="0.414087" calcext:value-type="float">
            <text:p>0.414087</text:p>
          </table:table-cell>
          <table:table-cell office:value-type="float" office:value="0.059806" calcext:value-type="float">
            <text:p>0.059806</text:p>
          </table:table-cell>
          <table:table-cell office:value-type="float" office:value="0.143792" calcext:value-type="float">
            <text:p>0.143792</text:p>
          </table:table-cell>
          <table:table-cell office:value-type="float" office:value="0.152964" calcext:value-type="float">
            <text:p>0.152964</text:p>
          </table:table-cell>
          <table:table-cell office:value-type="float" office:value="0.16369" calcext:value-type="float">
            <text:p>0.16369</text:p>
          </table:table-cell>
          <table:table-cell office:value-type="float" office:value="0.082936" calcext:value-type="float">
            <text:p>0.082936</text:p>
          </table:table-cell>
          <table:table-cell office:value-type="float" office:value="0.279015" calcext:value-type="float">
            <text:p>0.27901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0:.I440])" office:value-type="percentage" office:value="0.814815714285714" calcext:value-type="percentage">
            <text:p>81.4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4Sharp.raw</text:p>
          </table:table-cell>
          <table:table-cell office:value-type="float" office:value="0.411741" calcext:value-type="float">
            <text:p>0.411741</text:p>
          </table:table-cell>
          <table:table-cell office:value-type="float" office:value="0.056933" calcext:value-type="float">
            <text:p>0.056933</text:p>
          </table:table-cell>
          <table:table-cell office:value-type="float" office:value="0.290182" calcext:value-type="float">
            <text:p>0.290182</text:p>
          </table:table-cell>
          <table:table-cell office:value-type="float" office:value="0.147057" calcext:value-type="float">
            <text:p>0.147057</text:p>
          </table:table-cell>
          <table:table-cell office:value-type="float" office:value="0.430179" calcext:value-type="float">
            <text:p>0.430179</text:p>
          </table:table-cell>
          <table:table-cell office:value-type="float" office:value="0.07843" calcext:value-type="float">
            <text:p>0.07843</text:p>
          </table:table-cell>
          <table:table-cell office:value-type="float" office:value="0.140883" calcext:value-type="float">
            <text:p>0.14088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1:.I441])" office:value-type="percentage" office:value="0.777799285714286" calcext:value-type="percentage">
            <text:p>77.7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5.raw</text:p>
          </table:table-cell>
          <table:table-cell office:value-type="float" office:value="0.416953" calcext:value-type="float">
            <text:p>0.416953</text:p>
          </table:table-cell>
          <table:table-cell office:value-type="float" office:value="0.068299" calcext:value-type="float">
            <text:p>0.068299</text:p>
          </table:table-cell>
          <table:table-cell office:value-type="float" office:value="0.327774" calcext:value-type="float">
            <text:p>0.327774</text:p>
          </table:table-cell>
          <table:table-cell office:value-type="float" office:value="0.197743" calcext:value-type="float">
            <text:p>0.197743</text:p>
          </table:table-cell>
          <table:table-cell office:value-type="float" office:value="0.831923" calcext:value-type="float">
            <text:p>0.831923</text:p>
          </table:table-cell>
          <table:table-cell office:value-type="float" office:value="0.076596" calcext:value-type="float">
            <text:p>0.076596</text:p>
          </table:table-cell>
          <table:table-cell office:value-type="float" office:value="0.119615" calcext:value-type="float">
            <text:p>0.11961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2:.I442])" office:value-type="percentage" office:value="0.708728142857143" calcext:value-type="percentage">
            <text:p>70.8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7.raw</text:p>
          </table:table-cell>
          <table:table-cell office:value-type="float" office:value="0.454676" calcext:value-type="float">
            <text:p>0.454676</text:p>
          </table:table-cell>
          <table:table-cell office:value-type="float" office:value="0.047496" calcext:value-type="float">
            <text:p>0.047496</text:p>
          </table:table-cell>
          <table:table-cell office:value-type="float" office:value="0.401028" calcext:value-type="float">
            <text:p>0.401028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0.740493" calcext:value-type="float">
            <text:p>0.740493</text:p>
          </table:table-cell>
          <table:table-cell office:value-type="float" office:value="0.076931" calcext:value-type="float">
            <text:p>0.076931</text:p>
          </table:table-cell>
          <table:table-cell office:value-type="float" office:value="0.146358" calcext:value-type="float">
            <text:p>0.14635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3:.I443])" office:value-type="percentage" office:value="0.716955428571429" calcext:value-type="percentage">
            <text:p>71.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D4.raw</text:p>
          </table:table-cell>
          <table:table-cell office:value-type="float" office:value="0.410748" calcext:value-type="float">
            <text:p>0.410748</text:p>
          </table:table-cell>
          <table:table-cell office:value-type="float" office:value="0.053997" calcext:value-type="float">
            <text:p>0.053997</text:p>
          </table:table-cell>
          <table:table-cell office:value-type="float" office:value="0.344366" calcext:value-type="float">
            <text:p>0.344366</text:p>
          </table:table-cell>
          <table:table-cell office:value-type="float" office:value="0.453615" calcext:value-type="float">
            <text:p>0.453615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0.078763" calcext:value-type="float">
            <text:p>0.078763</text:p>
          </table:table-cell>
          <table:table-cell office:value-type="float" office:value="0.132395" calcext:value-type="float">
            <text:p>0.13239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4:.I444])" office:value-type="percentage" office:value="0.705758" calcext:value-type="percentage">
            <text:p>70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.raw</text:p>
          </table:table-cell>
          <table:table-cell office:value-type="float" office:value="0.420432" calcext:value-type="float">
            <text:p>0.420432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297364" calcext:value-type="float">
            <text:p>0.297364</text:p>
          </table:table-cell>
          <table:table-cell office:value-type="float" office:value="0.17419" calcext:value-type="float">
            <text:p>0.17419</text:p>
          </table:table-cell>
          <table:table-cell office:value-type="float" office:value="0.440416" calcext:value-type="float">
            <text:p>0.440416</text:p>
          </table:table-cell>
          <table:table-cell office:value-type="float" office:value="0.081256" calcext:value-type="float">
            <text:p>0.081256</text:p>
          </table:table-cell>
          <table:table-cell office:value-type="float" office:value="0.166898" calcext:value-type="float">
            <text:p>0.16689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5:.I445])" office:value-type="percentage" office:value="0.765397714285714" calcext:value-type="percentage">
            <text:p>76.5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2.raw</text:p>
          </table:table-cell>
          <table:table-cell office:value-type="float" office:value="0.193353" calcext:value-type="float">
            <text:p>0.193353</text:p>
          </table:table-cell>
          <table:table-cell office:value-type="float" office:value="0.073602" calcext:value-type="float">
            <text:p>0.073602</text:p>
          </table:table-cell>
          <table:table-cell office:value-type="float" office:value="0.254811" calcext:value-type="float">
            <text:p>0.254811</text:p>
          </table:table-cell>
          <table:table-cell office:value-type="float" office:value="0.331098" calcext:value-type="float">
            <text:p>0.331098</text:p>
          </table:table-cell>
          <table:table-cell office:value-type="float" office:value="0.343027" calcext:value-type="float">
            <text:p>0.343027</text:p>
          </table:table-cell>
          <table:table-cell office:value-type="float" office:value="0.019068" calcext:value-type="float">
            <text:p>0.019068</text:p>
          </table:table-cell>
          <table:table-cell office:value-type="float" office:value="0.262722" calcext:value-type="float">
            <text:p>0.26272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6:.I446])" office:value-type="percentage" office:value="0.788902714285714" calcext:value-type="percentage">
            <text:p>78.8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4Sharp.raw</text:p>
          </table:table-cell>
          <table:table-cell office:value-type="float" office:value="0.226499" calcext:value-type="float">
            <text:p>0.226499</text:p>
          </table:table-cell>
          <table:table-cell office:value-type="float" office:value="0.073864" calcext:value-type="float">
            <text:p>0.073864</text:p>
          </table:table-cell>
          <table:table-cell office:value-type="float" office:value="0.292352" calcext:value-type="float">
            <text:p>0.292352</text:p>
          </table:table-cell>
          <table:table-cell office:value-type="float" office:value="0.384749" calcext:value-type="float">
            <text:p>0.384749</text:p>
          </table:table-cell>
          <table:table-cell office:value-type="float" office:value="0.338893" calcext:value-type="float">
            <text:p>0.338893</text:p>
          </table:table-cell>
          <table:table-cell office:value-type="float" office:value="0.010298" calcext:value-type="float">
            <text:p>0.010298</text:p>
          </table:table-cell>
          <table:table-cell office:value-type="float" office:value="0.144832" calcext:value-type="float">
            <text:p>0.1448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7:.I447])" office:value-type="percentage" office:value="0.789787571428571" calcext:value-type="percentage">
            <text:p>78.9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5.raw</text:p>
          </table:table-cell>
          <table:table-cell office:value-type="float" office:value="0.234477" calcext:value-type="float">
            <text:p>0.234477</text:p>
          </table:table-cell>
          <table:table-cell office:value-type="float" office:value="0.082879" calcext:value-type="float">
            <text:p>0.082879</text:p>
          </table:table-cell>
          <table:table-cell office:value-type="float" office:value="0.217336" calcext:value-type="float">
            <text:p>0.217336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926" calcext:value-type="float">
            <text:p>0.238926</text:p>
          </table:table-cell>
          <table:table-cell office:value-type="float" office:value="0.009663" calcext:value-type="float">
            <text:p>0.009663</text:p>
          </table:table-cell>
          <table:table-cell office:value-type="float" office:value="0.126455" calcext:value-type="float">
            <text:p>0.12645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8:.I448])" office:value-type="percentage" office:value="0.799794857142857" calcext:value-type="percentage">
            <text:p>79.9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7.raw</text:p>
          </table:table-cell>
          <table:table-cell office:value-type="float" office:value="0.295503" calcext:value-type="float">
            <text:p>0.295503</text:p>
          </table:table-cell>
          <table:table-cell office:value-type="float" office:value="0.066766" calcext:value-type="float">
            <text:p>0.066766</text:p>
          </table:table-cell>
          <table:table-cell office:value-type="float" office:value="0.422865" calcext:value-type="float">
            <text:p>0.422865</text:p>
          </table:table-cell>
          <table:table-cell office:value-type="float" office:value="0.394134" calcext:value-type="float">
            <text:p>0.394134</text:p>
          </table:table-cell>
          <table:table-cell office:value-type="float" office:value="0.63492" calcext:value-type="float">
            <text:p>0.63492</text:p>
          </table:table-cell>
          <table:table-cell office:value-type="float" office:value="0.008338" calcext:value-type="float">
            <text:p>0.008338</text:p>
          </table:table-cell>
          <table:table-cell office:value-type="float" office:value="0.182627" calcext:value-type="float">
            <text:p>0.18262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49:.I449])" office:value-type="percentage" office:value="0.713549571428571" calcext:value-type="percentage">
            <text:p>71.3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D4.raw</text:p>
          </table:table-cell>
          <table:table-cell office:value-type="float" office:value="0.222174" calcext:value-type="float">
            <text:p>0.222174</text:p>
          </table:table-cell>
          <table:table-cell office:value-type="float" office:value="0.071189" calcext:value-type="float">
            <text:p>0.071189</text:p>
          </table:table-cell>
          <table:table-cell office:value-type="float" office:value="0.20358" calcext:value-type="float">
            <text:p>0.20358</text:p>
          </table:table-cell>
          <table:table-cell office:value-type="float" office:value="0.355429" calcext:value-type="float">
            <text:p>0.355429</text:p>
          </table:table-cell>
          <table:table-cell office:value-type="float" office:value="0.157082" calcext:value-type="float">
            <text:p>0.157082</text:p>
          </table:table-cell>
          <table:table-cell office:value-type="float" office:value="0.009653" calcext:value-type="float">
            <text:p>0.009653</text:p>
          </table:table-cell>
          <table:table-cell office:value-type="float" office:value="0.139557" calcext:value-type="float">
            <text:p>0.13955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0:.I450])" office:value-type="percentage" office:value="0.834476571428571" calcext:value-type="percentage">
            <text:p>83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.raw</text:p>
          </table:table-cell>
          <table:table-cell office:value-type="float" office:value="0.220515" calcext:value-type="float">
            <text:p>0.220515</text:p>
          </table:table-cell>
          <table:table-cell office:value-type="float" office:value="0.076238" calcext:value-type="float">
            <text:p>0.076238</text:p>
          </table:table-cell>
          <table:table-cell office:value-type="float" office:value="0.370024" calcext:value-type="float">
            <text:p>0.370024</text:p>
          </table:table-cell>
          <table:table-cell office:value-type="float" office:value="0.464943" calcext:value-type="float">
            <text:p>0.464943</text:p>
          </table:table-cell>
          <table:table-cell office:value-type="float" office:value="0.532183" calcext:value-type="float">
            <text:p>0.532183</text:p>
          </table:table-cell>
          <table:table-cell office:value-type="float" office:value="0.009983" calcext:value-type="float">
            <text:p>0.009983</text:p>
          </table:table-cell>
          <table:table-cell office:value-type="float" office:value="0.158509" calcext:value-type="float">
            <text:p>0.15850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1:.I451])" office:value-type="percentage" office:value="0.738229285714286" calcext:value-type="percentage">
            <text:p>73.8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4Sharp.raw</text:p>
          </table:table-cell>
          <table:table-cell office:value-type="float" office:value="0.203457" calcext:value-type="float">
            <text:p>0.203457</text:p>
          </table:table-cell>
          <table:table-cell office:value-type="float" office:value="0.072562" calcext:value-type="float">
            <text:p>0.072562</text:p>
          </table:table-cell>
          <table:table-cell office:value-type="float" office:value="0.261569" calcext:value-type="float">
            <text:p>0.261569</text:p>
          </table:table-cell>
          <table:table-cell office:value-type="float" office:value="0.203903" calcext:value-type="float">
            <text:p>0.203903</text:p>
          </table:table-cell>
          <table:table-cell office:value-type="float" office:value="0.349475" calcext:value-type="float">
            <text:p>0.349475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293101" calcext:value-type="float">
            <text:p>0.29310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2:.I452])" office:value-type="percentage" office:value="0.799509" calcext:value-type="percentage">
            <text:p>79.9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5.raw</text:p>
          </table:table-cell>
          <table:table-cell office:value-type="float" office:value="0.212327" calcext:value-type="float">
            <text:p>0.212327</text:p>
          </table:table-cell>
          <table:table-cell office:value-type="float" office:value="0.081678" calcext:value-type="float">
            <text:p>0.081678</text:p>
          </table:table-cell>
          <table:table-cell office:value-type="float" office:value="0.30021" calcext:value-type="float">
            <text:p>0.30021</text:p>
          </table:table-cell>
          <table:table-cell office:value-type="float" office:value="0.182383" calcext:value-type="float">
            <text:p>0.182383</text:p>
          </table:table-cell>
          <table:table-cell office:value-type="float" office:value="0.717754" calcext:value-type="float">
            <text:p>0.717754</text:p>
          </table:table-cell>
          <table:table-cell office:value-type="float" office:value="0.017958" calcext:value-type="float">
            <text:p>0.017958</text:p>
          </table:table-cell>
          <table:table-cell office:value-type="float" office:value="0.311802" calcext:value-type="float">
            <text:p>0.31180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3:.I453])" office:value-type="percentage" office:value="0.739412571428571" calcext:value-type="percentage">
            <text:p>73.9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7.raw</text:p>
          </table:table-cell>
          <table:table-cell office:value-type="float" office:value="0.279818" calcext:value-type="float">
            <text:p>0.279818</text:p>
          </table:table-cell>
          <table:table-cell office:value-type="float" office:value="0.065972" calcext:value-type="float">
            <text:p>0.065972</text:p>
          </table:table-cell>
          <table:table-cell office:value-type="float" office:value="0.422083" calcext:value-type="float">
            <text:p>0.422083</text:p>
          </table:table-cell>
          <table:table-cell office:value-type="float" office:value="0.14859" calcext:value-type="float">
            <text:p>0.14859</text:p>
          </table:table-cell>
          <table:table-cell office:value-type="float" office:value="0.84416" calcext:value-type="float">
            <text:p>0.84416</text:p>
          </table:table-cell>
          <table:table-cell office:value-type="float" office:value="0.017355" calcext:value-type="float">
            <text:p>0.017355</text:p>
          </table:table-cell>
          <table:table-cell office:value-type="float" office:value="0.193667" calcext:value-type="float">
            <text:p>0.19366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4:.I454])" office:value-type="percentage" office:value="0.718336428571429" calcext:value-type="percentage">
            <text:p>71.8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D4.raw</text:p>
          </table:table-cell>
          <table:table-cell office:value-type="float" office:value="0.20052" calcext:value-type="float">
            <text:p>0.20052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317552" calcext:value-type="float">
            <text:p>0.317552</text:p>
          </table:table-cell>
          <table:table-cell office:value-type="float" office:value="0.455929" calcext:value-type="float">
            <text:p>0.455929</text:p>
          </table:table-cell>
          <table:table-cell office:value-type="float" office:value="0.501995" calcext:value-type="float">
            <text:p>0.501995</text:p>
          </table:table-cell>
          <table:table-cell office:value-type="float" office:value="0.019184" calcext:value-type="float">
            <text:p>0.019184</text:p>
          </table:table-cell>
          <table:table-cell office:value-type="float" office:value="0.297484" calcext:value-type="float">
            <text:p>0.29748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5:.I455])" office:value-type="percentage" office:value="0.733840142857143" calcext:value-type="percentage">
            <text:p>73.3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.raw</text:p>
          </table:table-cell>
          <table:table-cell office:value-type="float" office:value="0.19267" calcext:value-type="float">
            <text:p>0.19267</text:p>
          </table:table-cell>
          <table:table-cell office:value-type="float" office:value="0.073318" calcext:value-type="float">
            <text:p>0.073318</text:p>
          </table:table-cell>
          <table:table-cell office:value-type="float" office:value="0.284854" calcext:value-type="float">
            <text:p>0.284854</text:p>
          </table:table-cell>
          <table:table-cell office:value-type="float" office:value="0.17821" calcext:value-type="float">
            <text:p>0.17821</text:p>
          </table:table-cell>
          <table:table-cell office:value-type="float" office:value="0.408388" calcext:value-type="float">
            <text:p>0.408388</text:p>
          </table:table-cell>
          <table:table-cell office:value-type="float" office:value="0.018096" calcext:value-type="float">
            <text:p>0.018096</text:p>
          </table:table-cell>
          <table:table-cell office:value-type="float" office:value="0.272103" calcext:value-type="float">
            <text:p>0.27210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6:.I456])" office:value-type="percentage" office:value="0.796051571428571" calcext:value-type="percentage">
            <text:p>79.6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C5.raw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082674" calcext:value-type="float">
            <text:p>0.082674</text:p>
          </table:table-cell>
          <table:table-cell office:value-type="float" office:value="0.294244" calcext:value-type="float">
            <text:p>0.294244</text:p>
          </table:table-cell>
          <table:table-cell office:value-type="float" office:value="0.166031" calcext:value-type="float">
            <text:p>0.166031</text:p>
          </table:table-cell>
          <table:table-cell office:value-type="float" office:value="0.444608" calcext:value-type="float">
            <text:p>0.444608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101002" calcext:value-type="float">
            <text:p>0.10100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7:.I457])" office:value-type="percentage" office:value="0.808010428571428" calcext:value-type="percentage">
            <text:p>80.8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C7.raw</text:p>
          </table:table-cell>
          <table:table-cell office:value-type="float" office:value="0.304854" calcext:value-type="float">
            <text:p>0.304854</text:p>
          </table:table-cell>
          <table:table-cell office:value-type="float" office:value="0.066791" calcext:value-type="float">
            <text:p>0.066791</text:p>
          </table:table-cell>
          <table:table-cell office:value-type="float" office:value="0.399396" calcext:value-type="float">
            <text:p>0.399396</text:p>
          </table:table-cell>
          <table:table-cell office:value-type="float" office:value="0.312163" calcext:value-type="float">
            <text:p>0.312163</text:p>
          </table:table-cell>
          <table:table-cell office:value-type="float" office:value="0.55394" calcext:value-type="float">
            <text:p>0.55394</text:p>
          </table:table-cell>
          <table:table-cell office:value-type="float" office:value="0.008958" calcext:value-type="float">
            <text:p>0.008958</text:p>
          </table:table-cell>
          <table:table-cell office:value-type="float" office:value="0.189933" calcext:value-type="float">
            <text:p>0.18993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8:.I458])" office:value-type="percentage" office:value="0.737709285714286" calcext:value-type="percentage">
            <text:p>73.7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D4.raw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071289" calcext:value-type="float">
            <text:p>0.071289</text:p>
          </table:table-cell>
          <table:table-cell office:value-type="float" office:value="0.388148" calcext:value-type="float">
            <text:p>0.388148</text:p>
          </table:table-cell>
          <table:table-cell office:value-type="float" office:value="0.174906" calcext:value-type="float">
            <text:p>0.174906</text:p>
          </table:table-cell>
          <table:table-cell office:value-type="float" office:value="0.56074" calcext:value-type="float">
            <text:p>0.56074</text:p>
          </table:table-cell>
          <table:table-cell office:value-type="float" office:value="0.009582" calcext:value-type="float">
            <text:p>0.009582</text:p>
          </table:table-cell>
          <table:table-cell office:value-type="float" office:value="0.111437" calcext:value-type="float">
            <text:p>0.11143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59:.I459])" office:value-type="percentage" office:value="0.778578" calcext:value-type="percentage">
            <text:p>77.8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.raw</text:p>
          </table:table-cell>
          <table:table-cell office:value-type="float" office:value="0.231248" calcext:value-type="float">
            <text:p>0.231248</text:p>
          </table:table-cell>
          <table:table-cell office:value-type="float" office:value="0.076008" calcext:value-type="float">
            <text:p>0.076008</text:p>
          </table:table-cell>
          <table:table-cell office:value-type="float" office:value="0.312082" calcext:value-type="float">
            <text:p>0.312082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0.369896" calcext:value-type="float">
            <text:p>0.369896</text:p>
          </table:table-cell>
          <table:table-cell office:value-type="float" office:value="0.010362" calcext:value-type="float">
            <text:p>0.010362</text:p>
          </table:table-cell>
          <table:table-cell office:value-type="float" office:value="0.134228" calcext:value-type="float">
            <text:p>0.13422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0:.I460])" office:value-type="percentage" office:value="0.804920428571429" calcext:value-type="percentage">
            <text:p>80.4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C7.raw</text:p>
          </table:table-cell>
          <table:table-cell office:value-type="float" office:value="0.310322" calcext:value-type="float">
            <text:p>0.310322</text:p>
          </table:table-cell>
          <table:table-cell office:value-type="float" office:value="0.076534" calcext:value-type="float">
            <text:p>0.076534</text:p>
          </table:table-cell>
          <table:table-cell office:value-type="float" office:value="0.243294" calcext:value-type="float">
            <text:p>0.243294</text:p>
          </table:table-cell>
          <table:table-cell office:value-type="float" office:value="0.254677" calcext:value-type="float">
            <text:p>0.254677</text:p>
          </table:table-cell>
          <table:table-cell office:value-type="float" office:value="0.240556" calcext:value-type="float">
            <text:p>0.240556</text:p>
          </table:table-cell>
          <table:table-cell office:value-type="float" office:value="0.007073" calcext:value-type="float">
            <text:p>0.007073</text:p>
          </table:table-cell>
          <table:table-cell office:value-type="float" office:value="0.182348" calcext:value-type="float">
            <text:p>0.1823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1:.I461])" office:value-type="percentage" office:value="0.812170857142857" calcext:value-type="percentage">
            <text:p>81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D4.raw</text:p>
          </table:table-cell>
          <table:table-cell office:value-type="float" office:value="0.243578" calcext:value-type="float">
            <text:p>0.243578</text:p>
          </table:table-cell>
          <table:table-cell office:value-type="float" office:value="0.081237" calcext:value-type="float">
            <text:p>0.081237</text:p>
          </table:table-cell>
          <table:table-cell office:value-type="float" office:value="0.239126" calcext:value-type="float">
            <text:p>0.239126</text:p>
          </table:table-cell>
          <table:table-cell office:value-type="float" office:value="0.57627" calcext:value-type="float">
            <text:p>0.57627</text:p>
          </table:table-cell>
          <table:table-cell office:value-type="float" office:value="0.263739" calcext:value-type="float">
            <text:p>0.263739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0.085832" calcext:value-type="float">
            <text:p>0.0858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2:.I462])" office:value-type="percentage" office:value="0.785812285714286" calcext:value-type="percentage">
            <text:p>78.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.raw</text:p>
          </table:table-cell>
          <table:table-cell office:value-type="float" office:value="0.238703" calcext:value-type="float">
            <text:p>0.238703</text:p>
          </table:table-cell>
          <table:table-cell office:value-type="float" office:value="0.084682" calcext:value-type="float">
            <text:p>0.084682</text:p>
          </table:table-cell>
          <table:table-cell office:value-type="float" office:value="0.303998" calcext:value-type="float">
            <text:p>0.303998</text:p>
          </table:table-cell>
          <table:table-cell office:value-type="float" office:value="0.285515" calcext:value-type="float">
            <text:p>0.285515</text:p>
          </table:table-cell>
          <table:table-cell office:value-type="float" office:value="0.463306" calcext:value-type="float">
            <text:p>0.463306</text:p>
          </table:table-cell>
          <table:table-cell office:value-type="float" office:value="0.010586" calcext:value-type="float">
            <text:p>0.010586</text:p>
          </table:table-cell>
          <table:table-cell office:value-type="float" office:value="0.116901" calcext:value-type="float">
            <text:p>0.11690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3:.I463])" office:value-type="percentage" office:value="0.785187" calcext:value-type="percentage">
            <text:p>78.5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7.raw</text:p>
          </table:table-cell>
          <table:table-cell office:value-type="string" calcext:value-type="string">
            <text:p>trumpetD4.raw</text:p>
          </table:table-cell>
          <table:table-cell office:value-type="float" office:value="0.301712" calcext:value-type="float">
            <text:p>0.301712</text:p>
          </table:table-cell>
          <table:table-cell office:value-type="float" office:value="0.064034" calcext:value-type="float">
            <text:p>0.064034</text:p>
          </table:table-cell>
          <table:table-cell office:value-type="float" office:value="0.406303" calcext:value-type="float">
            <text:p>0.406303</text:p>
          </table:table-cell>
          <table:table-cell office:value-type="float" office:value="0.259442" calcext:value-type="float">
            <text:p>0.259442</text:p>
          </table:table-cell>
          <table:table-cell office:value-type="float" office:value="0.552862" calcext:value-type="float">
            <text:p>0.552862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189916" calcext:value-type="float">
            <text:p>0.18991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4:.I464])" office:value-type="percentage" office:value="0.745260142857143" calcext:value-type="percentage">
            <text:p>74.5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7.raw</text:p>
          </table:table-cell>
          <table:table-cell office:value-type="string" calcext:value-type="string">
            <text:p>trumpet.raw</text:p>
          </table:table-cell>
          <table:table-cell office:value-type="float" office:value="0.294323" calcext:value-type="float">
            <text:p>0.294323</text:p>
          </table:table-cell>
          <table:table-cell office:value-type="float" office:value="0.067902" calcext:value-type="float">
            <text:p>0.067902</text:p>
          </table:table-cell>
          <table:table-cell office:value-type="float" office:value="0.405697" calcext:value-type="float">
            <text:p>0.405697</text:p>
          </table:table-cell>
          <table:table-cell office:value-type="float" office:value="0.32736" calcext:value-type="float">
            <text:p>0.32736</text:p>
          </table:table-cell>
          <table:table-cell office:value-type="float" office:value="0.561499" calcext:value-type="float">
            <text:p>0.561499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0.195969" calcext:value-type="float">
            <text:p>0.19596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5:.I465])" office:value-type="percentage" office:value="0.734079142857143" calcext:value-type="percentage">
            <text:p>73.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D4.raw</text:p>
          </table:table-cell>
          <table:table-cell office:value-type="string" calcext:value-type="string">
            <text:p>trumpet.raw</text:p>
          </table:table-cell>
          <table:table-cell office:value-type="float" office:value="0.227323" calcext:value-type="float">
            <text:p>0.227323</text:p>
          </table:table-cell>
          <table:table-cell office:value-type="float" office:value="0.073503" calcext:value-type="float">
            <text:p>0.073503</text:p>
          </table:table-cell>
          <table:table-cell office:value-type="float" office:value="0.420848" calcext:value-type="float">
            <text:p>0.420848</text:p>
          </table:table-cell>
          <table:table-cell office:value-type="float" office:value="0.382966" calcext:value-type="float">
            <text:p>0.382966</text:p>
          </table:table-cell>
          <table:table-cell office:value-type="float" office:value="0.646844" calcext:value-type="float">
            <text:p>0.646844</text:p>
          </table:table-cell>
          <table:table-cell office:value-type="float" office:value="0.009032" calcext:value-type="float">
            <text:p>0.009032</text:p>
          </table:table-cell>
          <table:table-cell office:value-type="float" office:value="0.131176" calcext:value-type="float">
            <text:p>0.13117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5" table:formula="of:=1 - AVERAGE([.C466:.I466])" office:value-type="percentage" office:value="0.729758285714286" calcext:value-type="percentage">
            <text:p>72.98%</text:p>
          </table:table-cell>
          <table:table-cell table:number-columns-repeated="9"/>
        </table:table-row>
        <table:table-row table:style-name="ro1" table:number-rows-repeated="104810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results.K2:results.K466">
            <calcext:data-bar calcext:gradient="false" calcext:max-length="100" calcext:negative-color="#ff0000" calcext:positive-color="#81d41a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Analysi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9" table:default-cell-style-name="ce9"/>
        <table:table-column table:style-name="co10" table:default-cell-style-name="Default"/>
        <table:table-column table:style-name="co12" table:default-cell-style-name="ce12"/>
        <table:table-column table:style-name="co13" table:default-cell-style-name="ce12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7" office:value-type="string" calcext:value-type="string">
            <text:p>FILES</text:p>
          </table:table-cell>
          <table:table-cell/>
          <table:table-cell table:style-name="ce7" office:value-type="string" calcext:value-type="string">
            <text:p>FILE 1</text:p>
          </table:table-cell>
          <table:table-cell table:style-name="ce7" office:value-type="string" calcext:value-type="string">
            <text:p>FILE 2</text:p>
          </table:table-cell>
          <table:table-cell table:style-name="ce8" office:value-type="string" calcext:value-type="string">
            <text:p>MSE</text:p>
          </table:table-cell>
          <table:table-cell table:style-name="ce8" office:value-type="string" calcext:value-type="string">
            <text:p>FFT</text:p>
          </table:table-cell>
          <table:table-cell table:style-name="ce8" office:value-type="string" calcext:value-type="string">
            <text:p>MFCC</text:p>
          </table:table-cell>
          <table:table-cell table:style-name="ce8" office:value-type="string" calcext:value-type="string">
            <text:p>DTW</text:p>
          </table:table-cell>
          <table:table-cell table:style-name="ce8" office:value-type="string" calcext:value-type="string">
            <text:p>COS</text:p>
          </table:table-cell>
          <table:table-cell table:style-name="ce8" office:value-type="string" calcext:value-type="string">
            <text:p>AVG</text:p>
          </table:table-cell>
          <table:table-cell table:style-name="ce8" office:value-type="string" calcext:value-type="string">
            <text:p>MAX</text:p>
          </table:table-cell>
          <table:table-cell table:style-name="ce3" office:value-type="string" calcext:value-type="string">
            <text:p>SAME</text:p>
          </table:table-cell>
          <table:table-cell table:style-name="ce10" office:value-type="string" calcext:value-type="string">
            <text:p>Likeness</text:p>
          </table:table-cell>
          <table:table-cell table:style-name="ce10" office:value-type="string" calcext:value-type="string">
            <text:p>New Likeness</text:p>
          </table:table-cell>
          <table:table-cell/>
          <table:table-cell table:style-name="ce3"/>
          <table:table-cell table:style-name="ce7" office:value-type="string" calcext:value-type="string">
            <text:p>Results MIN</text:p>
          </table:table-cell>
          <table:table-cell table:style-name="ce7" office:value-type="string" calcext:value-type="string">
            <text:p>Results MAX</text:p>
          </table:table-cell>
          <table:table-cell table:style-name="ce3" office:value-type="string" calcext:value-type="string">
            <text:p>SAME MIN</text:p>
          </table:table-cell>
          <table:table-cell table:style-name="ce3" office:value-type="string" calcext:value-type="string">
            <text:p>SAME MAX</text:p>
          </table:table-cell>
          <table:table-cell table:style-name="ce3" office:value-type="string" calcext:value-type="string">
            <text:p>MIN Threshold</text:p>
          </table:table-cell>
          <table:table-cell table:style-name="ce7" office:value-type="string" calcext:value-type="string">
            <text:p>MAX Threshold</text:p>
          </table:table-cell>
          <table:table-cell table:style-name="ce7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silence.raw</text:p>
          </table:table-cell>
          <table:table-cell table:formula="of:=SUMIFS([Final.C$1:.C$1048576]; [Final.$A$1:.$A$1048576]; [.$C2]; [Final.$B$1:.$B$1048576]; [.$D2])" office:value-type="float" office:value="1" calcext:value-type="float">
            <text:p>1</text:p>
          </table:table-cell>
          <table:table-cell table:formula="of:=SUMIFS([Final.D$1:.D$1048576]; [Final.$A$1:.$A$1048576]; [.$C2]; [Final.$B$1:.$B$1048576]; [.$D2])" office:value-type="float" office:value="0" calcext:value-type="float">
            <text:p>0</text:p>
          </table:table-cell>
          <table:table-cell table:formula="of:=SUMIFS([Final.E$1:.E$1048576]; [Final.$A$1:.$A$1048576]; [.$C2]; [Final.$B$1:.$B$1048576]; [.$D2])" office:value-type="float" office:value="0.659046666666667" calcext:value-type="float">
            <text:p>0.659046666666667</text:p>
          </table:table-cell>
          <table:table-cell table:formula="of:=SUMIFS([Final.F$1:.F$1048576]; [Final.$A$1:.$A$1048576]; [.$C2]; [Final.$B$1:.$B$1048576]; [.$D2])" office:value-type="float" office:value="1" calcext:value-type="float">
            <text:p>1</text:p>
          </table:table-cell>
          <table:table-cell table:formula="of:=SUMIFS([Final.G$1:.G$1048576]; [Final.$A$1:.$A$1048576]; [.$C2]; [Final.$B$1:.$B$1048576]; [.$D2])" office:value-type="float" office:value="1" calcext:value-type="float">
            <text:p>1</text:p>
          </table:table-cell>
          <table:table-cell table:formula="of:=SUMIFS([Final.H$1:.H$1048576]; [Final.$A$1:.$A$1048576]; [.$C2]; [Final.$B$1:.$B$1048576]; [.$D2])" office:value-type="float" office:value="1" calcext:value-type="float">
            <text:p>1</text:p>
          </table:table-cell>
          <table:table-cell table:formula="of:=SUMIFS([Final.I$1:.I$1048576]; [Final.$A$1:.$A$1048576]; [.$C2]; [Final.$B$1:.$B$1048576]; [.$D2])" office:value-type="float" office:value="1" calcext:value-type="float">
            <text:p>1</text:p>
          </table:table-cell>
          <table:table-cell table:style-name="ce4" table:formula="of:=SUMIFS([Final.J$1:.J$1048576]; [Final.$A$1:.$A$1048576]; [.$C2]; [Final.$B$1:.$B$1048576]; [.$D2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]; [results.$B$1:.$B$1048576]; [.$D2])" office:value-type="percentage" office:value="0.574668142857143" calcext:value-type="percentage">
            <text:p>57.47%</text:p>
          </table:table-cell>
          <table:table-cell table:style-name="ce25" table:formula="of:=SUMIFS([Final.K$1:.K$1048576]; [Final.$A$1:.$A$1048576]; [.$C2]; [Final.$B$1:.$B$1048576]; [.$D2])" office:value-type="percentage" office:value="0.126264592592593" calcext:value-type="percentage">
            <text:p>12.63%</text:p>
          </table:table-cell>
          <table:table-cell/>
          <table:table-cell table:style-name="ce13" office:value-type="string" calcext:value-type="string">
            <text:p>MSE</text:p>
          </table:table-cell>
          <table:table-cell table:style-name="ce6" table:formula="of:=MIN([results.$C$1:.$C$1048576])" office:value-type="float" office:value="0" calcext:value-type="float">
            <text:p>0</text:p>
          </table:table-cell>
          <table:table-cell table:style-name="ce6" table:formula="of:=MAX([results.$C$1:.$C$1048576])" office:value-type="float" office:value="0.897902" calcext:value-type="float">
            <text:p>0.897902</text:p>
          </table:table-cell>
          <table:table-cell table:style-name="ce6" table:formula="of:=COM.MICROSOFT.MINIFS([results.$C$1:.$C$1048576]; [results.$J$1:.$J$1048576];1)" office:value-type="float" office:value="0.193373" calcext:value-type="float">
            <text:p>0.193373</text:p>
          </table:table-cell>
          <table:table-cell table:style-name="ce6" table:formula="of:=COM.MICROSOFT.MAXIFS([results.$C$1:.$C$1048576]; [results.$J$1:.$J$1048576];1)" office:value-type="float" office:value="0.462248" calcext:value-type="float">
            <text:p>0.46224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3]; [Final.$B$1:.$B$1048576]; [.$D3])" office:value-type="float" office:value="0.61708" calcext:value-type="float">
            <text:p>0.61708</text:p>
          </table:table-cell>
          <table:table-cell table:formula="of:=SUMIFS([Final.D$1:.D$1048576]; [Final.$A$1:.$A$1048576]; [.$C3]; [Final.$B$1:.$B$1048576]; [.$D3])" office:value-type="float" office:value="0" calcext:value-type="float">
            <text:p>0</text:p>
          </table:table-cell>
          <table:table-cell table:formula="of:=SUMIFS([Final.E$1:.E$1048576]; [Final.$A$1:.$A$1048576]; [.$C3]; [Final.$B$1:.$B$1048576]; [.$D3])" office:value-type="float" office:value="0.126343333333333" calcext:value-type="float">
            <text:p>0.126343333333333</text:p>
          </table:table-cell>
          <table:table-cell table:formula="of:=SUMIFS([Final.F$1:.F$1048576]; [Final.$A$1:.$A$1048576]; [.$C3]; [Final.$B$1:.$B$1048576]; [.$D3])" office:value-type="float" office:value="1" calcext:value-type="float">
            <text:p>1</text:p>
          </table:table-cell>
          <table:table-cell table:formula="of:=SUMIFS([Final.G$1:.G$1048576]; [Final.$A$1:.$A$1048576]; [.$C3]; [Final.$B$1:.$B$1048576]; [.$D3])" office:value-type="float" office:value="0.3613675" calcext:value-type="float">
            <text:p>0.3613675</text:p>
          </table:table-cell>
          <table:table-cell table:formula="of:=SUMIFS([Final.H$1:.H$1048576]; [Final.$A$1:.$A$1048576]; [.$C3]; [Final.$B$1:.$B$1048576]; [.$D3])" office:value-type="float" office:value="0.235785714285714" calcext:value-type="float">
            <text:p>0.235785714285714</text:p>
          </table:table-cell>
          <table:table-cell table:formula="of:=SUMIFS([Final.I$1:.I$1048576]; [Final.$A$1:.$A$1048576]; [.$C3]; [Final.$B$1:.$B$1048576]; [.$D3])" office:value-type="float" office:value="0.085" calcext:value-type="float">
            <text:p>0.085</text:p>
          </table:table-cell>
          <table:table-cell table:style-name="ce4" table:formula="of:=SUMIFS([Final.J$1:.J$1048576]; [Final.$A$1:.$A$1048576]; [.$C3]; [Final.$B$1:.$B$1048576]; [.$D3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5]; [results.$B$1:.$B$1048576]; [.$D5])" office:value-type="percentage" office:value="0.756987428571429" calcext:value-type="percentage">
            <text:p>75.70%</text:p>
          </table:table-cell>
          <table:table-cell table:style-name="ce25" table:formula="of:=SUMIFS([Final.K$1:.K$1048576]; [Final.$A$1:.$A$1048576]; [.$C5]; [Final.$B$1:.$B$1048576]; [.$D5])" office:value-type="percentage" office:value="0.470597206349206" calcext:value-type="percentage">
            <text:p>47.06%</text:p>
          </table:table-cell>
          <table:table-cell/>
          <table:table-cell table:style-name="ce13" office:value-type="string" calcext:value-type="string">
            <text:p>FFT</text:p>
          </table:table-cell>
          <table:table-cell table:style-name="ce6" table:formula="of:=MIN([results.$D$1:.$D$1048576])" office:value-type="float" office:value="0" calcext:value-type="float">
            <text:p>0</text:p>
          </table:table-cell>
          <table:table-cell table:style-name="ce6" table:formula="of:=MAX([results.$D$1:.$D$1048576])" office:value-type="float" office:value="0.133838" calcext:value-type="float">
            <text:p>0.133838</text:p>
          </table:table-cell>
          <table:table-cell table:style-name="ce6" table:formula="of:=COM.MICROSOFT.MINIFS([results.$D$1:.$D$1048576]; [results.$J$1:.$J$1048576];1)" office:value-type="float" office:value="0.007072" calcext:value-type="float">
            <text:p>0.007072</text:p>
          </table:table-cell>
          <table:table-cell table:style-name="ce6" table:formula="of:=COM.MICROSOFT.MAXIFS([results.$D$1:.$D$1048576]; [results.$J$1:.$J$1048576];1)" office:value-type="float" office:value="0.072215" calcext:value-type="float">
            <text:p>0.07221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trumpetB4.raw</text:p>
          </table:table-cell>
          <table:table-cell table:formula="of:=SUMIFS([Final.C$1:.C$1048576]; [Final.$A$1:.$A$1048576]; [.$C4]; [Final.$B$1:.$B$1048576]; [.$D4])" office:value-type="float" office:value="0.596153333333333" calcext:value-type="float">
            <text:p>0.596153333333333</text:p>
          </table:table-cell>
          <table:table-cell table:formula="of:=SUMIFS([Final.D$1:.D$1048576]; [Final.$A$1:.$A$1048576]; [.$C4]; [Final.$B$1:.$B$1048576]; [.$D4])" office:value-type="float" office:value="0" calcext:value-type="float">
            <text:p>0</text:p>
          </table:table-cell>
          <table:table-cell table:formula="of:=SUMIFS([Final.E$1:.E$1048576]; [Final.$A$1:.$A$1048576]; [.$C4]; [Final.$B$1:.$B$1048576]; [.$D4])" office:value-type="float" office:value="0.49749" calcext:value-type="float">
            <text:p>0.49749</text:p>
          </table:table-cell>
          <table:table-cell table:formula="of:=SUMIFS([Final.F$1:.F$1048576]; [Final.$A$1:.$A$1048576]; [.$C4]; [Final.$B$1:.$B$1048576]; [.$D4])" office:value-type="float" office:value="1" calcext:value-type="float">
            <text:p>1</text:p>
          </table:table-cell>
          <table:table-cell table:formula="of:=SUMIFS([Final.G$1:.G$1048576]; [Final.$A$1:.$A$1048576]; [.$C4]; [Final.$B$1:.$B$1048576]; [.$D4])" office:value-type="float" office:value="1" calcext:value-type="float">
            <text:p>1</text:p>
          </table:table-cell>
          <table:table-cell table:formula="of:=SUMIFS([Final.H$1:.H$1048576]; [Final.$A$1:.$A$1048576]; [.$C4]; [Final.$B$1:.$B$1048576]; [.$D4])" office:value-type="float" office:value="0.196114285714286" calcext:value-type="float">
            <text:p>0.196114285714286</text:p>
          </table:table-cell>
          <table:table-cell table:formula="of:=SUMIFS([Final.I$1:.I$1048576]; [Final.$A$1:.$A$1048576]; [.$C4]; [Final.$B$1:.$B$1048576]; [.$D4])" office:value-type="float" office:value="0.13948" calcext:value-type="float">
            <text:p>0.13948</text:p>
          </table:table-cell>
          <table:table-cell table:style-name="ce4" table:formula="of:=SUMIFS([Final.J$1:.J$1048576]; [Final.$A$1:.$A$1048576]; [.$C4]; [Final.$B$1:.$B$1048576]; [.$D4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4]; [results.$B$1:.$B$1048576]; [.$D4])" office:value-type="percentage" office:value="0.708705428571429" calcext:value-type="percentage">
            <text:p>70.87%</text:p>
          </table:table-cell>
          <table:table-cell table:style-name="ce25" table:formula="of:=SUMIFS([Final.K$1:.K$1048576]; [Final.$A$1:.$A$1048576]; [.$C4]; [Final.$B$1:.$B$1048576]; [.$D4])" office:value-type="percentage" office:value="0.548269291005291" calcext:value-type="percentage">
            <text:p>54.83%</text:p>
          </table:table-cell>
          <table:table-cell/>
          <table:table-cell table:style-name="ce13" office:value-type="string" calcext:value-type="string">
            <text:p>MFCC</text:p>
          </table:table-cell>
          <table:table-cell table:style-name="ce6" table:formula="of:=MIN([results.$E$1:.$E$1048576])" office:value-type="float" office:value="0" calcext:value-type="float">
            <text:p>0</text:p>
          </table:table-cell>
          <table:table-cell table:style-name="ce6" table:formula="of:=MAX([results.$E$1:.$E$1048576])" office:value-type="float" office:value="0.514178" calcext:value-type="float">
            <text:p>0.514178</text:p>
          </table:table-cell>
          <table:table-cell table:style-name="ce6" table:formula="of:=COM.MICROSOFT.MINIFS([results.$E$1:.$E$1048576]; [results.$J$1:.$J$1048576];1)" office:value-type="float" office:value="0.081903" calcext:value-type="float">
            <text:p>0.081903</text:p>
          </table:table-cell>
          <table:table-cell table:style-name="ce6" table:formula="of:=COM.MICROSOFT.MAXIFS([results.$E$1:.$E$1048576]; [results.$J$1:.$J$1048576];1)" office:value-type="float" office:value="0.3116" calcext:value-type="float">
            <text:p>0.311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trumpetC2.raw</text:p>
          </table:table-cell>
          <table:table-cell table:formula="of:=SUMIFS([Final.C$1:.C$1048576]; [Final.$A$1:.$A$1048576]; [.$C5]; [Final.$B$1:.$B$1048576]; [.$D5])" office:value-type="float" office:value="0.57249" calcext:value-type="float">
            <text:p>0.57249</text:p>
          </table:table-cell>
          <table:table-cell table:formula="of:=SUMIFS([Final.D$1:.D$1048576]; [Final.$A$1:.$A$1048576]; [.$C5]; [Final.$B$1:.$B$1048576]; [.$D5])" office:value-type="float" office:value="0" calcext:value-type="float">
            <text:p>0</text:p>
          </table:table-cell>
          <table:table-cell table:formula="of:=SUMIFS([Final.E$1:.E$1048576]; [Final.$A$1:.$A$1048576]; [.$C5]; [Final.$B$1:.$B$1048576]; [.$D5])" office:value-type="float" office:value="0.0382233333333333" calcext:value-type="float">
            <text:p>0.0382233333333333</text:p>
          </table:table-cell>
          <table:table-cell table:formula="of:=SUMIFS([Final.F$1:.F$1048576]; [Final.$A$1:.$A$1048576]; [.$C5]; [Final.$B$1:.$B$1048576]; [.$D5])" office:value-type="float" office:value="1" calcext:value-type="float">
            <text:p>1</text:p>
          </table:table-cell>
          <table:table-cell table:formula="of:=SUMIFS([Final.G$1:.G$1048576]; [Final.$A$1:.$A$1048576]; [.$C5]; [Final.$B$1:.$B$1048576]; [.$D5])" office:value-type="float" office:value="0.4609575" calcext:value-type="float">
            <text:p>0.4609575</text:p>
          </table:table-cell>
          <table:table-cell table:formula="of:=SUMIFS([Final.H$1:.H$1048576]; [Final.$A$1:.$A$1048576]; [.$C5]; [Final.$B$1:.$B$1048576]; [.$D5])" office:value-type="float" office:value="0.222342857142857" calcext:value-type="float">
            <text:p>0.222342857142857</text:p>
          </table:table-cell>
          <table:table-cell table:formula="of:=SUMIFS([Final.I$1:.I$1048576]; [Final.$A$1:.$A$1048576]; [.$C5]; [Final.$B$1:.$B$1048576]; [.$D5])" office:value-type="float" office:value="0.789433333333333" calcext:value-type="float">
            <text:p>0.789433333333333</text:p>
          </table:table-cell>
          <table:table-cell table:style-name="ce4" table:formula="of:=SUMIFS([Final.J$1:.J$1048576]; [Final.$A$1:.$A$1048576]; [.$C5]; [Final.$B$1:.$B$1048576]; [.$D5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5]; [results.$B$1:.$B$1048576]; [.$D5])" office:value-type="percentage" office:value="0.756987428571429" calcext:value-type="percentage">
            <text:p>75.70%</text:p>
          </table:table-cell>
          <table:table-cell table:style-name="ce25" table:formula="of:=SUMIFS([Final.K$1:.K$1048576]; [Final.$A$1:.$A$1048576]; [.$C5]; [Final.$B$1:.$B$1048576]; [.$D5])" office:value-type="percentage" office:value="0.470597206349206" calcext:value-type="percentage">
            <text:p>47.06%</text:p>
          </table:table-cell>
          <table:table-cell/>
          <table:table-cell table:style-name="ce13" office:value-type="string" calcext:value-type="string">
            <text:p>DTW</text:p>
          </table:table-cell>
          <table:table-cell table:style-name="ce6" table:formula="of:=MIN([results.$F$1:.$F$1048576])" office:value-type="float" office:value="0" calcext:value-type="float">
            <text:p>0</text:p>
          </table:table-cell>
          <table:table-cell table:style-name="ce6" table:formula="of:=MAX([results.$F$1:.$F$1048576])" office:value-type="float" office:value="0.874335" calcext:value-type="float">
            <text:p>0.874335</text:p>
          </table:table-cell>
          <table:table-cell table:style-name="ce6" table:formula="of:=COM.MICROSOFT.MINIFS([results.$F$1:.$F$1048576]; [results.$J$1:.$J$1048576];1)" office:value-type="float" office:value="0.06403" calcext:value-type="float">
            <text:p>0.06403</text:p>
          </table:table-cell>
          <table:table-cell table:style-name="ce6" table:formula="of:=COM.MICROSOFT.MAXIFS([results.$F$1:.$F$1048576]; [results.$J$1:.$J$1048576];1)" office:value-type="float" office:value="0.574449" calcext:value-type="float">
            <text:p>0.574449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trumpetC4Sharp.raw</text:p>
          </table:table-cell>
          <table:table-cell table:formula="of:=SUMIFS([Final.C$1:.C$1048576]; [Final.$A$1:.$A$1048576]; [.$C6]; [Final.$B$1:.$B$1048576]; [.$D6])" office:value-type="float" office:value="0.618173333333333" calcext:value-type="float">
            <text:p>0.618173333333333</text:p>
          </table:table-cell>
          <table:table-cell table:formula="of:=SUMIFS([Final.D$1:.D$1048576]; [Final.$A$1:.$A$1048576]; [.$C6]; [Final.$B$1:.$B$1048576]; [.$D6])" office:value-type="float" office:value="0" calcext:value-type="float">
            <text:p>0</text:p>
          </table:table-cell>
          <table:table-cell table:formula="of:=SUMIFS([Final.E$1:.E$1048576]; [Final.$A$1:.$A$1048576]; [.$C6]; [Final.$B$1:.$B$1048576]; [.$D6])" office:value-type="float" office:value="0.372" calcext:value-type="float">
            <text:p>0.372</text:p>
          </table:table-cell>
          <table:table-cell table:formula="of:=SUMIFS([Final.F$1:.F$1048576]; [Final.$A$1:.$A$1048576]; [.$C6]; [Final.$B$1:.$B$1048576]; [.$D6])" office:value-type="float" office:value="1" calcext:value-type="float">
            <text:p>1</text:p>
          </table:table-cell>
          <table:table-cell table:formula="of:=SUMIFS([Final.G$1:.G$1048576]; [Final.$A$1:.$A$1048576]; [.$C6]; [Final.$B$1:.$B$1048576]; [.$D6])" office:value-type="float" office:value="0.839045" calcext:value-type="float">
            <text:p>0.839045</text:p>
          </table:table-cell>
          <table:table-cell table:formula="of:=SUMIFS([Final.H$1:.H$1048576]; [Final.$A$1:.$A$1048576]; [.$C6]; [Final.$B$1:.$B$1048576]; [.$D6])" office:value-type="float" office:value="0.204871428571428" calcext:value-type="float">
            <text:p>0.204871428571428</text:p>
          </table:table-cell>
          <table:table-cell table:formula="of:=SUMIFS([Final.I$1:.I$1048576]; [Final.$A$1:.$A$1048576]; [.$C6]; [Final.$B$1:.$B$1048576]; [.$D6])" office:value-type="float" office:value="0.02401" calcext:value-type="float">
            <text:p>0.02401</text:p>
          </table:table-cell>
          <table:table-cell table:style-name="ce4" table:formula="of:=SUMIFS([Final.J$1:.J$1048576]; [Final.$A$1:.$A$1048576]; [.$C6]; [Final.$B$1:.$B$1048576]; [.$D6])" office:value-type="boolean" office:boolean-value="true" calcext:value-type="boolean">
            <text:p>TRUE</text:p>
          </table:table-cell>
          <table:table-cell table:style-name="ce25" table:formula="of:=SUMIFS([results.K$1:.K$1048576]; [results.$A$1:.$A$1048576]; [.$C6]; [results.$B$1:.$B$1048576]; [.$D6])" office:value-type="percentage" office:value="0.724160285714286" calcext:value-type="percentage">
            <text:p>72.42%</text:p>
          </table:table-cell>
          <table:table-cell table:style-name="ce25" table:formula="of:=SUMIFS([Final.K$1:.K$1048576]; [Final.$A$1:.$A$1048576]; [.$C6]; [Final.$B$1:.$B$1048576]; [.$D6])" office:value-type="percentage" office:value="0.588636973544974" calcext:value-type="percentage">
            <text:p>58.86%</text:p>
          </table:table-cell>
          <table:table-cell/>
          <table:table-cell table:style-name="ce13" office:value-type="string" calcext:value-type="string">
            <text:p>COS</text:p>
          </table:table-cell>
          <table:table-cell table:style-name="ce6" table:formula="of:=MIN([results.$G$1:.$G$1048576])" office:value-type="float" office:value="0" calcext:value-type="float">
            <text:p>0</text:p>
          </table:table-cell>
          <table:table-cell table:style-name="ce6" table:formula="of:=MAX([results.$G$1:.$G$1048576])" office:value-type="float" office:value="0.84416" calcext:value-type="float">
            <text:p>0.84416</text:p>
          </table:table-cell>
          <table:table-cell table:style-name="ce6" table:formula="of:=COM.MICROSOFT.MINIFS([results.$G$1:.$G$1048576]; [results.$J$1:.$J$1048576];1)" office:value-type="float" office:value="0.043676" calcext:value-type="float">
            <text:p>0.043676</text:p>
          </table:table-cell>
          <table:table-cell table:style-name="ce6" table:formula="of:=COM.MICROSOFT.MAXIFS([results.$G$1:.$G$1048576]; [results.$J$1:.$J$1048576];1)" office:value-type="float" office:value="0.435618" calcext:value-type="float">
            <text:p>0.435618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trumpetC5.raw</text:p>
          </table:table-cell>
          <table:table-cell table:formula="of:=SUMIFS([Final.C$1:.C$1048576]; [Final.$A$1:.$A$1048576]; [.$C7]; [Final.$B$1:.$B$1048576]; [.$D7])" office:value-type="float" office:value="0.586503333333333" calcext:value-type="float">
            <text:p>0.586503333333333</text:p>
          </table:table-cell>
          <table:table-cell table:formula="of:=SUMIFS([Final.D$1:.D$1048576]; [Final.$A$1:.$A$1048576]; [.$C7]; [Final.$B$1:.$B$1048576]; [.$D7])" office:value-type="float" office:value="0" calcext:value-type="float">
            <text:p>0</text:p>
          </table:table-cell>
          <table:table-cell table:formula="of:=SUMIFS([Final.E$1:.E$1048576]; [Final.$A$1:.$A$1048576]; [.$C7]; [Final.$B$1:.$B$1048576]; [.$D7])" office:value-type="float" office:value="0.40278" calcext:value-type="float">
            <text:p>0.40278</text:p>
          </table:table-cell>
          <table:table-cell table:formula="of:=SUMIFS([Final.F$1:.F$1048576]; [Final.$A$1:.$A$1048576]; [.$C7]; [Final.$B$1:.$B$1048576]; [.$D7])" office:value-type="float" office:value="0.455486666666667" calcext:value-type="float">
            <text:p>0.455486666666667</text:p>
          </table:table-cell>
          <table:table-cell table:formula="of:=SUMIFS([Final.G$1:.G$1048576]; [Final.$A$1:.$A$1048576]; [.$C7]; [Final.$B$1:.$B$1048576]; [.$D7])" office:value-type="float" office:value="1" calcext:value-type="float">
            <text:p>1</text:p>
          </table:table-cell>
          <table:table-cell table:formula="of:=SUMIFS([Final.H$1:.H$1048576]; [Final.$A$1:.$A$1048576]; [.$C7]; [Final.$B$1:.$B$1048576]; [.$D7])" office:value-type="float" office:value="0.188142857142857" calcext:value-type="float">
            <text:p>0.188142857142857</text:p>
          </table:table-cell>
          <table:table-cell table:formula="of:=SUMIFS([Final.I$1:.I$1048576]; [Final.$A$1:.$A$1048576]; [.$C7]; [Final.$B$1:.$B$1048576]; [.$D7])" office:value-type="float" office:value="0" calcext:value-type="float">
            <text:p>0</text:p>
          </table:table-cell>
          <table:table-cell table:style-name="ce4" table:formula="of:=SUMIFS([Final.J$1:.J$1048576]; [Final.$A$1:.$A$1048576]; [.$C7]; [Final.$B$1:.$B$1048576]; [.$D7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7]; [results.$B$1:.$B$1048576]; [.$D7])" office:value-type="percentage" office:value="0.748844857142857" calcext:value-type="percentage">
            <text:p>74.88%</text:p>
          </table:table-cell>
          <table:table-cell table:style-name="ce25" table:formula="of:=SUMIFS([Final.K$1:.K$1048576]; [Final.$A$1:.$A$1048576]; [.$C7]; [Final.$B$1:.$B$1048576]; [.$D7])" office:value-type="percentage" office:value="0.683371947089947" calcext:value-type="percentage">
            <text:p>68.34%</text:p>
          </table:table-cell>
          <table:table-cell/>
          <table:table-cell table:style-name="ce13" office:value-type="string" calcext:value-type="string">
            <text:p>AVG</text:p>
          </table:table-cell>
          <table:table-cell table:style-name="ce6" table:formula="of:=MIN([results.$H$1:.$H$1048576])" office:value-type="float" office:value="0" calcext:value-type="float">
            <text:p>0</text:p>
          </table:table-cell>
          <table:table-cell table:style-name="ce6" table:formula="of:=MAX([results.$H$1:.$H$1048576])" office:value-type="float" office:value="0.505324" calcext:value-type="float">
            <text:p>0.505324</text:p>
          </table:table-cell>
          <table:table-cell table:style-name="ce6" table:formula="of:=COM.MICROSOFT.MINIFS([results.$H$1:.$H$1048576]; [results.$J$1:.$J$1048576];1)" office:value-type="float" office:value="0.031907" calcext:value-type="float">
            <text:p>0.031907</text:p>
          </table:table-cell>
          <table:table-cell table:style-name="ce6" table:formula="of:=COM.MICROSOFT.MAXIFS([results.$H$1:.$H$1048576]; [results.$J$1:.$J$1048576];1)" office:value-type="float" office:value="0.0998" calcext:value-type="float">
            <text:p>0.0998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trumpetC7.raw</text:p>
          </table:table-cell>
          <table:table-cell table:formula="of:=SUMIFS([Final.C$1:.C$1048576]; [Final.$A$1:.$A$1048576]; [.$C8]; [Final.$B$1:.$B$1048576]; [.$D8])" office:value-type="float" office:value="0.752816666666667" calcext:value-type="float">
            <text:p>0.752816666666667</text:p>
          </table:table-cell>
          <table:table-cell table:formula="of:=SUMIFS([Final.D$1:.D$1048576]; [Final.$A$1:.$A$1048576]; [.$C8]; [Final.$B$1:.$B$1048576]; [.$D8])" office:value-type="float" office:value="0" calcext:value-type="float">
            <text:p>0</text:p>
          </table:table-cell>
          <table:table-cell table:formula="of:=SUMIFS([Final.E$1:.E$1048576]; [Final.$A$1:.$A$1048576]; [.$C8]; [Final.$B$1:.$B$1048576]; [.$D8])" office:value-type="float" office:value="0.723176666666667" calcext:value-type="float">
            <text:p>0.723176666666667</text:p>
          </table:table-cell>
          <table:table-cell table:formula="of:=SUMIFS([Final.F$1:.F$1048576]; [Final.$A$1:.$A$1048576]; [.$C8]; [Final.$B$1:.$B$1048576]; [.$D8])" office:value-type="float" office:value="1" calcext:value-type="float">
            <text:p>1</text:p>
          </table:table-cell>
          <table:table-cell table:formula="of:=SUMIFS([Final.G$1:.G$1048576]; [Final.$A$1:.$A$1048576]; [.$C8]; [Final.$B$1:.$B$1048576]; [.$D8])" office:value-type="float" office:value="1" calcext:value-type="float">
            <text:p>1</text:p>
          </table:table-cell>
          <table:table-cell table:formula="of:=SUMIFS([Final.H$1:.H$1048576]; [Final.$A$1:.$A$1048576]; [.$C8]; [Final.$B$1:.$B$1048576]; [.$D8])" office:value-type="float" office:value="0.187042857142857" calcext:value-type="float">
            <text:p>0.187042857142857</text:p>
          </table:table-cell>
          <table:table-cell table:formula="of:=SUMIFS([Final.I$1:.I$1048576]; [Final.$A$1:.$A$1048576]; [.$C8]; [Final.$B$1:.$B$1048576]; [.$D8])" office:value-type="float" office:value="0.370486666666667" calcext:value-type="float">
            <text:p>0.370486666666667</text:p>
          </table:table-cell>
          <table:table-cell table:style-name="ce4" table:formula="of:=SUMIFS([Final.J$1:.J$1048576]; [Final.$A$1:.$A$1048576]; [.$C8]; [Final.$B$1:.$B$1048576]; [.$D8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8]; [results.$B$1:.$B$1048576]; [.$D8])" office:value-type="percentage" office:value="0.688474428571429" calcext:value-type="percentage">
            <text:p>68.85%</text:p>
          </table:table-cell>
          <table:table-cell table:style-name="ce25" table:formula="of:=SUMIFS([Final.K$1:.K$1048576]; [Final.$A$1:.$A$1048576]; [.$C8]; [Final.$B$1:.$B$1048576]; [.$D8])" office:value-type="percentage" office:value="0.464348391534392" calcext:value-type="percentage">
            <text:p>46.43%</text:p>
          </table:table-cell>
          <table:table-cell/>
          <table:table-cell table:style-name="ce13" office:value-type="string" calcext:value-type="string">
            <text:p>MAX</text:p>
          </table:table-cell>
          <table:table-cell table:style-name="ce6" table:formula="of:=MIN([results.$I$1:.$I$1048576])" office:value-type="float" office:value="0" calcext:value-type="float">
            <text:p>0</text:p>
          </table:table-cell>
          <table:table-cell table:style-name="ce6" table:formula="of:=MAX([results.$I$1:.$I$1048576])" office:value-type="float" office:value="0.69267" calcext:value-type="float">
            <text:p>0.69267</text:p>
          </table:table-cell>
          <table:table-cell table:style-name="ce6" table:formula="of:=COM.MICROSOFT.MINIFS([results.$I$1:.$I$1048576]; [results.$J$1:.$J$1048576];1)" office:value-type="float" office:value="0.107203" calcext:value-type="float">
            <text:p>0.107203</text:p>
          </table:table-cell>
          <table:table-cell table:style-name="ce6" table:formula="of:=COM.MICROSOFT.MAXIFS([results.$I$1:.$I$1048576]; [results.$J$1:.$J$1048576];1)" office:value-type="float" office:value="0.430815" calcext:value-type="float">
            <text:p>0.43081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/>
          <table:table-cell office:value-type="string" calcext:value-type="string">
            <text:p>myTrumpet 2.raw</text:p>
          </table:table-cell>
          <table:table-cell office:value-type="string" calcext:value-type="string">
            <text:p>trumpetD4.raw</text:p>
          </table:table-cell>
          <table:table-cell table:formula="of:=SUMIFS([Final.C$1:.C$1048576]; [Final.$A$1:.$A$1048576]; [.$C9]; [Final.$B$1:.$B$1048576]; [.$D9])" office:value-type="float" office:value="0.60893" calcext:value-type="float">
            <text:p>0.60893</text:p>
          </table:table-cell>
          <table:table-cell table:formula="of:=SUMIFS([Final.D$1:.D$1048576]; [Final.$A$1:.$A$1048576]; [.$C9]; [Final.$B$1:.$B$1048576]; [.$D9])" office:value-type="float" office:value="0" calcext:value-type="float">
            <text:p>0</text:p>
          </table:table-cell>
          <table:table-cell table:formula="of:=SUMIFS([Final.E$1:.E$1048576]; [Final.$A$1:.$A$1048576]; [.$C9]; [Final.$B$1:.$B$1048576]; [.$D9])" office:value-type="float" office:value="0.58337" calcext:value-type="float">
            <text:p>0.58337</text:p>
          </table:table-cell>
          <table:table-cell table:formula="of:=SUMIFS([Final.F$1:.F$1048576]; [Final.$A$1:.$A$1048576]; [.$C9]; [Final.$B$1:.$B$1048576]; [.$D9])" office:value-type="float" office:value="1" calcext:value-type="float">
            <text:p>1</text:p>
          </table:table-cell>
          <table:table-cell table:formula="of:=SUMIFS([Final.G$1:.G$1048576]; [Final.$A$1:.$A$1048576]; [.$C9]; [Final.$B$1:.$B$1048576]; [.$D9])" office:value-type="float" office:value="1" calcext:value-type="float">
            <text:p>1</text:p>
          </table:table-cell>
          <table:table-cell table:formula="of:=SUMIFS([Final.H$1:.H$1048576]; [Final.$A$1:.$A$1048576]; [.$C9]; [Final.$B$1:.$B$1048576]; [.$D9])" office:value-type="float" office:value="0.214171428571429" calcext:value-type="float">
            <text:p>0.214171428571429</text:p>
          </table:table-cell>
          <table:table-cell table:formula="of:=SUMIFS([Final.I$1:.I$1048576]; [Final.$A$1:.$A$1048576]; [.$C9]; [Final.$B$1:.$B$1048576]; [.$D9])" office:value-type="float" office:value="0" calcext:value-type="float">
            <text:p>0</text:p>
          </table:table-cell>
          <table:table-cell table:style-name="ce4" table:formula="of:=SUMIFS([Final.J$1:.J$1048576]; [Final.$A$1:.$A$1048576]; [.$C9]; [Final.$B$1:.$B$1048576]; [.$D9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9]; [results.$B$1:.$B$1048576]; [.$D9])" office:value-type="percentage" office:value="0.700240857142857" calcext:value-type="percentage">
            <text:p>70.02%</text:p>
          </table:table-cell>
          <table:table-cell table:style-name="ce25" table:formula="of:=SUMIFS([Final.K$1:.K$1048576]; [Final.$A$1:.$A$1048576]; [.$C9]; [Final.$B$1:.$B$1048576]; [.$D9])" office:value-type="percentage" office:value="0.569849047619048" calcext:value-type="percentage">
            <text:p>56.9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GUITAR.raw</text:p>
          </table:table-cell>
          <table:table-cell table:number-columns-repeated="3"/>
          <table:table-cell table:formula="of:=SUMIFS([Final.C$1:.C$1048576]; [Final.$A$1:.$A$1048576]; [.$C10]; [Final.$B$1:.$B$1048576]; [.$D10])" office:value-type="float" office:value="0" calcext:value-type="float">
            <text:p>0</text:p>
          </table:table-cell>
          <table:table-cell table:formula="of:=SUMIFS([Final.D$1:.D$1048576]; [Final.$A$1:.$A$1048576]; [.$C10]; [Final.$B$1:.$B$1048576]; [.$D10])" office:value-type="float" office:value="0" calcext:value-type="float">
            <text:p>0</text:p>
          </table:table-cell>
          <table:table-cell table:formula="of:=SUMIFS([Final.E$1:.E$1048576]; [Final.$A$1:.$A$1048576]; [.$C10]; [Final.$B$1:.$B$1048576]; [.$D10])" office:value-type="float" office:value="0" calcext:value-type="float">
            <text:p>0</text:p>
          </table:table-cell>
          <table:table-cell table:formula="of:=SUMIFS([Final.F$1:.F$1048576]; [Final.$A$1:.$A$1048576]; [.$C10]; [Final.$B$1:.$B$1048576]; [.$D10])" office:value-type="float" office:value="0" calcext:value-type="float">
            <text:p>0</text:p>
          </table:table-cell>
          <table:table-cell table:formula="of:=SUMIFS([Final.G$1:.G$1048576]; [Final.$A$1:.$A$1048576]; [.$C10]; [Final.$B$1:.$B$1048576]; [.$D10])" office:value-type="float" office:value="0" calcext:value-type="float">
            <text:p>0</text:p>
          </table:table-cell>
          <table:table-cell table:formula="of:=SUMIFS([Final.H$1:.H$1048576]; [Final.$A$1:.$A$1048576]; [.$C10]; [Final.$B$1:.$B$1048576]; [.$D10])" office:value-type="float" office:value="0" calcext:value-type="float">
            <text:p>0</text:p>
          </table:table-cell>
          <table:table-cell table:formula="of:=SUMIFS([Final.I$1:.I$1048576]; [Final.$A$1:.$A$1048576]; [.$C10]; [Final.$B$1:.$B$1048576]; [.$D10])" office:value-type="float" office:value="0" calcext:value-type="float">
            <text:p>0</text:p>
          </table:table-cell>
          <table:table-cell table:style-name="ce4" table:formula="of:=SUMIFS([Final.J$1:.J$1048576]; [Final.$A$1:.$A$1048576]; [.$C10]; [Final.$B$1:.$B$1048576]; [.$D10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0]; [results.$B$1:.$B$1048576]; [.$D10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10]; [Final.$B$1:.$B$1048576]; [.$D10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NOISE.raw</text:p>
          </table:table-cell>
          <table:table-cell/>
          <table:table-cell office:value-type="string" calcext:value-type="string">
            <text:p>myCELESTA.raw</text:p>
          </table:table-cell>
          <table:table-cell office:value-type="string" calcext:value-type="string">
            <text:p>mySINE.raw</text:p>
          </table:table-cell>
          <table:table-cell table:formula="of:=SUMIFS([Final.C$1:.C$1048576]; [Final.$A$1:.$A$1048576]; [.$C11]; [Final.$B$1:.$B$1048576]; [.$D11])" office:value-type="float" office:value="0" calcext:value-type="float">
            <text:p>0</text:p>
          </table:table-cell>
          <table:table-cell table:formula="of:=SUMIFS([Final.D$1:.D$1048576]; [Final.$A$1:.$A$1048576]; [.$C11]; [Final.$B$1:.$B$1048576]; [.$D11])" office:value-type="float" office:value="0" calcext:value-type="float">
            <text:p>0</text:p>
          </table:table-cell>
          <table:table-cell table:formula="of:=SUMIFS([Final.E$1:.E$1048576]; [Final.$A$1:.$A$1048576]; [.$C11]; [Final.$B$1:.$B$1048576]; [.$D11])" office:value-type="float" office:value="0" calcext:value-type="float">
            <text:p>0</text:p>
          </table:table-cell>
          <table:table-cell table:formula="of:=SUMIFS([Final.F$1:.F$1048576]; [Final.$A$1:.$A$1048576]; [.$C11]; [Final.$B$1:.$B$1048576]; [.$D11])" office:value-type="float" office:value="0.121653333333333" calcext:value-type="float">
            <text:p>0.121653333333333</text:p>
          </table:table-cell>
          <table:table-cell table:formula="of:=SUMIFS([Final.G$1:.G$1048576]; [Final.$A$1:.$A$1048576]; [.$C11]; [Final.$B$1:.$B$1048576]; [.$D11])" office:value-type="float" office:value="0" calcext:value-type="float">
            <text:p>0</text:p>
          </table:table-cell>
          <table:table-cell table:formula="of:=SUMIFS([Final.H$1:.H$1048576]; [Final.$A$1:.$A$1048576]; [.$C11]; [Final.$B$1:.$B$1048576]; [.$D11])" office:value-type="float" office:value="0.0272428571428571" calcext:value-type="float">
            <text:p>0.0272428571428571</text:p>
          </table:table-cell>
          <table:table-cell table:formula="of:=SUMIFS([Final.I$1:.I$1048576]; [Final.$A$1:.$A$1048576]; [.$C11]; [Final.$B$1:.$B$1048576]; [.$D11])" office:value-type="float" office:value="0.395536666666667" calcext:value-type="float">
            <text:p>0.395536666666667</text:p>
          </table:table-cell>
          <table:table-cell table:style-name="ce4" table:formula="of:=SUMIFS([Final.J$1:.J$1048576]; [Final.$A$1:.$A$1048576]; [.$C11]; [Final.$B$1:.$B$1048576]; [.$D11])" office:value-type="boolean" office:boolean-value="true" calcext:value-type="boolean">
            <text:p>TRUE</text:p>
          </table:table-cell>
          <table:table-cell table:style-name="ce25" table:formula="of:=SUMIFS([results.K$1:.K$1048576]; [results.$A$1:.$A$1048576]; [.$C11]; [results.$B$1:.$B$1048576]; [.$D11])" office:value-type="percentage" office:value="0.881448571428571" calcext:value-type="percentage">
            <text:p>88.14%</text:p>
          </table:table-cell>
          <table:table-cell table:style-name="ce25" table:formula="of:=SUMIFS([Final.K$1:.K$1048576]; [Final.$A$1:.$A$1048576]; [.$C11]; [Final.$B$1:.$B$1048576]; [.$D11])" office:value-type="percentage" office:value="0.885027132275132" calcext:value-type="percentage">
            <text:p>88.50%</text:p>
          </table:table-cell>
          <table:table-cell/>
          <table:table-cell table:style-name="ce3" office:value-type="string" calcext:value-type="string">
            <text:p>Metric</text:p>
          </table:table-cell>
          <table:table-cell table:style-name="ce14" office:value-type="string" calcext:value-type="string" table:number-columns-spanned="7" table:number-rows-spanned="1">
            <text:p>Notes</text:p>
          </table:table-cell>
          <table:covered-table-cell table:number-columns-repeated="6" table:style-name="ce3"/>
        </table:table-row>
        <table:table-row table:style-name="ro1">
          <table:table-cell office:value-type="string" calcext:value-type="string">
            <text:p>myORGAN.raw</text:p>
          </table:table-cell>
          <table:table-cell/>
          <table:table-cell office:value-type="string" calcext:value-type="string">
            <text:p>myCELESTA.raw</text:p>
          </table:table-cell>
          <table:table-cell office:value-type="string" calcext:value-type="string">
            <text:p>myTHEREMIN.raw</text:p>
          </table:table-cell>
          <table:table-cell table:formula="of:=SUMIFS([Final.C$1:.C$1048576]; [Final.$A$1:.$A$1048576]; [.$C12]; [Final.$B$1:.$B$1048576]; [.$D12])" office:value-type="float" office:value="0.602716666666667" calcext:value-type="float">
            <text:p>0.602716666666667</text:p>
          </table:table-cell>
          <table:table-cell table:formula="of:=SUMIFS([Final.D$1:.D$1048576]; [Final.$A$1:.$A$1048576]; [.$C12]; [Final.$B$1:.$B$1048576]; [.$D12])" office:value-type="float" office:value="0" calcext:value-type="float">
            <text:p>0</text:p>
          </table:table-cell>
          <table:table-cell table:formula="of:=SUMIFS([Final.E$1:.E$1048576]; [Final.$A$1:.$A$1048576]; [.$C12]; [Final.$B$1:.$B$1048576]; [.$D12])" office:value-type="float" office:value="0" calcext:value-type="float">
            <text:p>0</text:p>
          </table:table-cell>
          <table:table-cell table:formula="of:=SUMIFS([Final.F$1:.F$1048576]; [Final.$A$1:.$A$1048576]; [.$C12]; [Final.$B$1:.$B$1048576]; [.$D12])" office:value-type="float" office:value="0" calcext:value-type="float">
            <text:p>0</text:p>
          </table:table-cell>
          <table:table-cell table:formula="of:=SUMIFS([Final.G$1:.G$1048576]; [Final.$A$1:.$A$1048576]; [.$C12]; [Final.$B$1:.$B$1048576]; [.$D12])" office:value-type="float" office:value="0" calcext:value-type="float">
            <text:p>0</text:p>
          </table:table-cell>
          <table:table-cell table:formula="of:=SUMIFS([Final.H$1:.H$1048576]; [Final.$A$1:.$A$1048576]; [.$C12]; [Final.$B$1:.$B$1048576]; [.$D12])" office:value-type="float" office:value="0.997142857142857" calcext:value-type="float">
            <text:p>0.997142857142857</text:p>
          </table:table-cell>
          <table:table-cell table:formula="of:=SUMIFS([Final.I$1:.I$1048576]; [Final.$A$1:.$A$1048576]; [.$C12]; [Final.$B$1:.$B$1048576]; [.$D12])" office:value-type="float" office:value="1" calcext:value-type="float">
            <text:p>1</text:p>
          </table:table-cell>
          <table:table-cell table:style-name="ce4" table:formula="of:=SUMIFS([Final.J$1:.J$1048576]; [Final.$A$1:.$A$1048576]; [.$C12]; [Final.$B$1:.$B$1048576]; [.$D12])" office:value-type="boolean" office:boolean-value="true" calcext:value-type="boolean">
            <text:p>TRUE</text:p>
          </table:table-cell>
          <table:table-cell table:style-name="ce25" table:formula="of:=SUMIFS([results.K$1:.K$1048576]; [results.$A$1:.$A$1048576]; [.$C12]; [results.$B$1:.$B$1048576]; [.$D12])" office:value-type="percentage" office:value="0.819954428571429" calcext:value-type="percentage">
            <text:p>82.00%</text:p>
          </table:table-cell>
          <table:table-cell table:style-name="ce25" table:formula="of:=SUMIFS([Final.K$1:.K$1048576]; [Final.$A$1:.$A$1048576]; [.$C12]; [Final.$B$1:.$B$1048576]; [.$D12])" office:value-type="percentage" office:value="0.48459328042328" calcext:value-type="percentage">
            <text:p>48.46%</text:p>
          </table:table-cell>
          <table:table-cell/>
          <table:table-cell office:value-type="string" calcext:value-type="string">
            <text:p>MSE</text:p>
          </table:table-cell>
          <table:table-cell table:style-name="ce29" office:value-type="string" calcext:value-type="string" table:number-columns-spanned="7" table:number-rows-spanned="1">
            <text:p>Sensitive to difference in attack/decay</text:p>
          </table:table-cell>
          <table:covered-table-cell table:number-columns-repeated="6" table:style-name="ce29"/>
        </table:table-row>
        <table:table-row table:style-name="ro1">
          <table:table-cell office:value-type="string" calcext:value-type="string">
            <text:p>myPIANO.raw</text:p>
          </table:table-cell>
          <table:table-cell/>
          <table:table-cell office:value-type="string" calcext:value-type="string">
            <text:p>myCELESTA.raw</text:p>
          </table:table-cell>
          <table:table-cell office:value-type="string" calcext:value-type="string">
            <text:p>silence.raw</text:p>
          </table:table-cell>
          <table:table-cell table:formula="of:=SUMIFS([Final.C$1:.C$1048576]; [Final.$A$1:.$A$1048576]; [.$C13]; [Final.$B$1:.$B$1048576]; [.$D13])" office:value-type="float" office:value="1" calcext:value-type="float">
            <text:p>1</text:p>
          </table:table-cell>
          <table:table-cell table:formula="of:=SUMIFS([Final.D$1:.D$1048576]; [Final.$A$1:.$A$1048576]; [.$C13]; [Final.$B$1:.$B$1048576]; [.$D13])" office:value-type="float" office:value="0" calcext:value-type="float">
            <text:p>0</text:p>
          </table:table-cell>
          <table:table-cell table:formula="of:=SUMIFS([Final.E$1:.E$1048576]; [Final.$A$1:.$A$1048576]; [.$C13]; [Final.$B$1:.$B$1048576]; [.$D13])" office:value-type="float" office:value="0.691043333333333" calcext:value-type="float">
            <text:p>0.691043333333333</text:p>
          </table:table-cell>
          <table:table-cell table:formula="of:=SUMIFS([Final.F$1:.F$1048576]; [Final.$A$1:.$A$1048576]; [.$C13]; [Final.$B$1:.$B$1048576]; [.$D13])" office:value-type="float" office:value="0" calcext:value-type="float">
            <text:p>0</text:p>
          </table:table-cell>
          <table:table-cell table:formula="of:=SUMIFS([Final.G$1:.G$1048576]; [Final.$A$1:.$A$1048576]; [.$C13]; [Final.$B$1:.$B$1048576]; [.$D13])" office:value-type="float" office:value="1" calcext:value-type="float">
            <text:p>1</text:p>
          </table:table-cell>
          <table:table-cell table:formula="of:=SUMIFS([Final.H$1:.H$1048576]; [Final.$A$1:.$A$1048576]; [.$C13]; [Final.$B$1:.$B$1048576]; [.$D13])" office:value-type="float" office:value="1" calcext:value-type="float">
            <text:p>1</text:p>
          </table:table-cell>
          <table:table-cell table:formula="of:=SUMIFS([Final.I$1:.I$1048576]; [Final.$A$1:.$A$1048576]; [.$C13]; [Final.$B$1:.$B$1048576]; [.$D13])" office:value-type="float" office:value="1" calcext:value-type="float">
            <text:p>1</text:p>
          </table:table-cell>
          <table:table-cell table:style-name="ce4" table:formula="of:=SUMIFS([Final.J$1:.J$1048576]; [Final.$A$1:.$A$1048576]; [.$C13]; [Final.$B$1:.$B$1048576]; [.$D13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3]; [results.$B$1:.$B$1048576]; [.$D13])" office:value-type="percentage" office:value="0.600664428571429" calcext:value-type="percentage">
            <text:p>60.07%</text:p>
          </table:table-cell>
          <table:table-cell table:style-name="ce25" table:formula="of:=SUMIFS([Final.K$1:.K$1048576]; [Final.$A$1:.$A$1048576]; [.$C13]; [Final.$B$1:.$B$1048576]; [.$D13])" office:value-type="percentage" office:value="0.302620296296296" calcext:value-type="percentage">
            <text:p>30.26%</text:p>
          </table:table-cell>
          <table:table-cell/>
          <table:table-cell office:value-type="string" calcext:value-type="string">
            <text:p>FFT</text:p>
          </table:table-cell>
          <table:table-cell table:style-name="ce29" office:value-type="string" calcext:value-type="string" table:number-columns-spanned="7" table:number-rows-spanned="1">
            <text:p>Sensitive to difference in timbre/resonance and overall shape of the whole sample</text:p>
          </table:table-cell>
          <table:covered-table-cell table:number-columns-repeated="6" table:style-name="ce29"/>
        </table:table-row>
        <table:table-row table:style-name="ro1">
          <table:table-cell office:value-type="string" calcext:value-type="string">
            <text:p>mySAW.raw</text:p>
          </table:table-cell>
          <table:table-cell/>
          <table:table-cell office:value-type="string" calcext:value-type="string">
            <text:p>mySINE.raw</text:p>
          </table:table-cell>
          <table:table-cell office:value-type="string" calcext:value-type="string">
            <text:p>myTHEREMIN.raw</text:p>
          </table:table-cell>
          <table:table-cell table:formula="of:=SUMIFS([Final.C$1:.C$1048576]; [Final.$A$1:.$A$1048576]; [.$C14]; [Final.$B$1:.$B$1048576]; [.$D14])" office:value-type="float" office:value="0.666156666666667" calcext:value-type="float">
            <text:p>0.666156666666667</text:p>
          </table:table-cell>
          <table:table-cell table:formula="of:=SUMIFS([Final.D$1:.D$1048576]; [Final.$A$1:.$A$1048576]; [.$C14]; [Final.$B$1:.$B$1048576]; [.$D14])" office:value-type="float" office:value="0" calcext:value-type="float">
            <text:p>0</text:p>
          </table:table-cell>
          <table:table-cell table:formula="of:=SUMIFS([Final.E$1:.E$1048576]; [Final.$A$1:.$A$1048576]; [.$C14]; [Final.$B$1:.$B$1048576]; [.$D14])" office:value-type="float" office:value="0.0259" calcext:value-type="float">
            <text:p>0.0259</text:p>
          </table:table-cell>
          <table:table-cell table:formula="of:=SUMIFS([Final.F$1:.F$1048576]; [Final.$A$1:.$A$1048576]; [.$C14]; [Final.$B$1:.$B$1048576]; [.$D14])" office:value-type="float" office:value="1" calcext:value-type="float">
            <text:p>1</text:p>
          </table:table-cell>
          <table:table-cell table:formula="of:=SUMIFS([Final.G$1:.G$1048576]; [Final.$A$1:.$A$1048576]; [.$C14]; [Final.$B$1:.$B$1048576]; [.$D14])" office:value-type="float" office:value="0.13685" calcext:value-type="float">
            <text:p>0.13685</text:p>
          </table:table-cell>
          <table:table-cell table:formula="of:=SUMIFS([Final.H$1:.H$1048576]; [Final.$A$1:.$A$1048576]; [.$C14]; [Final.$B$1:.$B$1048576]; [.$D14])" office:value-type="float" office:value="0.987842857142857" calcext:value-type="float">
            <text:p>0.987842857142857</text:p>
          </table:table-cell>
          <table:table-cell table:formula="of:=SUMIFS([Final.I$1:.I$1048576]; [Final.$A$1:.$A$1048576]; [.$C14]; [Final.$B$1:.$B$1048576]; [.$D14])" office:value-type="float" office:value="0.886183333333333" calcext:value-type="float">
            <text:p>0.886183333333333</text:p>
          </table:table-cell>
          <table:table-cell table:style-name="ce4" table:formula="of:=SUMIFS([Final.J$1:.J$1048576]; [Final.$A$1:.$A$1048576]; [.$C14]; [Final.$B$1:.$B$1048576]; [.$D14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4]; [results.$B$1:.$B$1048576]; [.$D14])" office:value-type="percentage" office:value="0.778292428571429" calcext:value-type="percentage">
            <text:p>77.83%</text:p>
          </table:table-cell>
          <table:table-cell table:style-name="ce25" table:formula="of:=SUMIFS([Final.K$1:.K$1048576]; [Final.$A$1:.$A$1048576]; [.$C14]; [Final.$B$1:.$B$1048576]; [.$D14])" office:value-type="percentage" office:value="0.310784095238095" calcext:value-type="percentage">
            <text:p>31.08%</text:p>
          </table:table-cell>
          <table:table-cell/>
          <table:table-cell office:value-type="string" calcext:value-type="string">
            <text:p>MFCC</text:p>
          </table:table-cell>
          <table:table-cell table:style-name="ce29" table:number-columns-spanned="7" table:number-rows-spanned="1"/>
          <table:covered-table-cell table:number-columns-repeated="6" table:style-name="ce29"/>
        </table:table-row>
        <table:table-row table:style-name="ro1">
          <table:table-cell office:value-type="string" calcext:value-type="string">
            <text:p>mySINE.raw</text:p>
          </table:table-cell>
          <table:table-cell/>
          <table:table-cell office:value-type="string" calcext:value-type="string">
            <text:p>myTHEREMIN.raw</text:p>
          </table:table-cell>
          <table:table-cell office:value-type="string" calcext:value-type="string">
            <text:p>silence.raw</text:p>
          </table:table-cell>
          <table:table-cell table:formula="of:=SUMIFS([Final.C$1:.C$1048576]; [Final.$A$1:.$A$1048576]; [.$C15]; [Final.$B$1:.$B$1048576]; [.$D15])" office:value-type="float" office:value="1" calcext:value-type="float">
            <text:p>1</text:p>
          </table:table-cell>
          <table:table-cell table:formula="of:=SUMIFS([Final.D$1:.D$1048576]; [Final.$A$1:.$A$1048576]; [.$C15]; [Final.$B$1:.$B$1048576]; [.$D15])" office:value-type="float" office:value="0" calcext:value-type="float">
            <text:p>0</text:p>
          </table:table-cell>
          <table:table-cell table:formula="of:=SUMIFS([Final.E$1:.E$1048576]; [Final.$A$1:.$A$1048576]; [.$C15]; [Final.$B$1:.$B$1048576]; [.$D15])" office:value-type="float" office:value="0.584376666666667" calcext:value-type="float">
            <text:p>0.584376666666667</text:p>
          </table:table-cell>
          <table:table-cell table:formula="of:=SUMIFS([Final.F$1:.F$1048576]; [Final.$A$1:.$A$1048576]; [.$C15]; [Final.$B$1:.$B$1048576]; [.$D15])" office:value-type="float" office:value="0" calcext:value-type="float">
            <text:p>0</text:p>
          </table:table-cell>
          <table:table-cell table:formula="of:=SUMIFS([Final.G$1:.G$1048576]; [Final.$A$1:.$A$1048576]; [.$C15]; [Final.$B$1:.$B$1048576]; [.$D15])" office:value-type="float" office:value="1" calcext:value-type="float">
            <text:p>1</text:p>
          </table:table-cell>
          <table:table-cell table:formula="of:=SUMIFS([Final.H$1:.H$1048576]; [Final.$A$1:.$A$1048576]; [.$C15]; [Final.$B$1:.$B$1048576]; [.$D15])" office:value-type="float" office:value="1" calcext:value-type="float">
            <text:p>1</text:p>
          </table:table-cell>
          <table:table-cell table:formula="of:=SUMIFS([Final.I$1:.I$1048576]; [Final.$A$1:.$A$1048576]; [.$C15]; [Final.$B$1:.$B$1048576]; [.$D15])" office:value-type="float" office:value="1" calcext:value-type="float">
            <text:p>1</text:p>
          </table:table-cell>
          <table:table-cell table:style-name="ce4" table:formula="of:=SUMIFS([Final.J$1:.J$1048576]; [Final.$A$1:.$A$1048576]; [.$C15]; [Final.$B$1:.$B$1048576]; [.$D15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5]; [results.$B$1:.$B$1048576]; [.$D15])" office:value-type="percentage" office:value="0.552269571428572" calcext:value-type="percentage">
            <text:p>55.23%</text:p>
          </table:table-cell>
          <table:table-cell table:style-name="ce25" table:formula="of:=SUMIFS([Final.K$1:.K$1048576]; [Final.$A$1:.$A$1048576]; [.$C15]; [Final.$B$1:.$B$1048576]; [.$D15])" office:value-type="percentage" office:value="0.307361037037037" calcext:value-type="percentage">
            <text:p>30.74%</text:p>
          </table:table-cell>
          <table:table-cell/>
          <table:table-cell office:value-type="string" calcext:value-type="string">
            <text:p>DTW</text:p>
          </table:table-cell>
          <table:table-cell table:style-name="ce29" table:number-columns-spanned="7" table:number-rows-spanned="1"/>
          <table:covered-table-cell table:number-columns-repeated="6" table:style-name="ce29"/>
        </table:table-row>
        <table:table-row table:style-name="ro1">
          <table:table-cell office:value-type="string" calcext:value-type="string">
            <text:p>mySQUARE.raw</text:p>
          </table:table-cell>
          <table:table-cell/>
          <table:table-cell office:value-type="string" calcext:value-type="string">
            <text:p>myDIST.GUITAR.raw</text:p>
          </table:table-cell>
          <table:table-cell office:value-type="string" calcext:value-type="string">
            <text:p>myTrumpet 2.raw</text:p>
          </table:table-cell>
          <table:table-cell table:formula="of:=SUMIFS([Final.C$1:.C$1048576]; [Final.$A$1:.$A$1048576]; [.$C16]; [Final.$B$1:.$B$1048576]; [.$D16])" office:value-type="float" office:value="1" calcext:value-type="float">
            <text:p>1</text:p>
          </table:table-cell>
          <table:table-cell table:formula="of:=SUMIFS([Final.D$1:.D$1048576]; [Final.$A$1:.$A$1048576]; [.$C16]; [Final.$B$1:.$B$1048576]; [.$D16])" office:value-type="float" office:value="0" calcext:value-type="float">
            <text:p>0</text:p>
          </table:table-cell>
          <table:table-cell table:formula="of:=SUMIFS([Final.E$1:.E$1048576]; [Final.$A$1:.$A$1048576]; [.$C16]; [Final.$B$1:.$B$1048576]; [.$D16])" office:value-type="float" office:value="0.0842233333333333" calcext:value-type="float">
            <text:p>0.0842233333333333</text:p>
          </table:table-cell>
          <table:table-cell table:formula="of:=SUMIFS([Final.F$1:.F$1048576]; [Final.$A$1:.$A$1048576]; [.$C16]; [Final.$B$1:.$B$1048576]; [.$D16])" office:value-type="float" office:value="0.87746" calcext:value-type="float">
            <text:p>0.87746</text:p>
          </table:table-cell>
          <table:table-cell table:formula="of:=SUMIFS([Final.G$1:.G$1048576]; [Final.$A$1:.$A$1048576]; [.$C16]; [Final.$B$1:.$B$1048576]; [.$D16])" office:value-type="float" office:value="0.425435" calcext:value-type="float">
            <text:p>0.425435</text:p>
          </table:table-cell>
          <table:table-cell table:formula="of:=SUMIFS([Final.H$1:.H$1048576]; [Final.$A$1:.$A$1048576]; [.$C16]; [Final.$B$1:.$B$1048576]; [.$D16])" office:value-type="float" office:value="0.349785714285714" calcext:value-type="float">
            <text:p>0.349785714285714</text:p>
          </table:table-cell>
          <table:table-cell table:formula="of:=SUMIFS([Final.I$1:.I$1048576]; [Final.$A$1:.$A$1048576]; [.$C16]; [Final.$B$1:.$B$1048576]; [.$D16])" office:value-type="float" office:value="0.120403333333333" calcext:value-type="float">
            <text:p>0.120403333333333</text:p>
          </table:table-cell>
          <table:table-cell table:style-name="ce4" table:formula="of:=SUMIFS([Final.J$1:.J$1048576]; [Final.$A$1:.$A$1048576]; [.$C16]; [Final.$B$1:.$B$1048576]; [.$D16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6]; [results.$B$1:.$B$1048576]; [.$D16])" office:value-type="percentage" office:value="0.777677714285714" calcext:value-type="percentage">
            <text:p>77.77%</text:p>
          </table:table-cell>
          <table:table-cell table:style-name="ce25" table:formula="of:=SUMIFS([Final.K$1:.K$1048576]; [Final.$A$1:.$A$1048576]; [.$C16]; [Final.$B$1:.$B$1048576]; [.$D16])" office:value-type="percentage" office:value="0.550178412698413" calcext:value-type="percentage">
            <text:p>55.02%</text:p>
          </table:table-cell>
          <table:table-cell/>
          <table:table-cell office:value-type="string" calcext:value-type="string">
            <text:p>COS</text:p>
          </table:table-cell>
          <table:table-cell table:style-name="ce29" table:number-columns-spanned="7" table:number-rows-spanned="1"/>
          <table:covered-table-cell table:number-columns-repeated="6" table:style-name="ce29"/>
        </table:table-row>
        <table:table-row table:style-name="ro1">
          <table:table-cell office:value-type="string" calcext:value-type="string">
            <text:p>mySWEEP.raw</text:p>
          </table:table-cell>
          <table:table-cell/>
          <table:table-cell office:value-type="string" calcext:value-type="string">
            <text:p>myNOISE.raw</text:p>
          </table:table-cell>
          <table:table-cell office:value-type="string" calcext:value-type="string">
            <text:p>silence.raw</text:p>
          </table:table-cell>
          <table:table-cell table:formula="of:=SUMIFS([Final.C$1:.C$1048576]; [Final.$A$1:.$A$1048576]; [.$C17]; [Final.$B$1:.$B$1048576]; [.$D17])" office:value-type="float" office:value="1" calcext:value-type="float">
            <text:p>1</text:p>
          </table:table-cell>
          <table:table-cell table:formula="of:=SUMIFS([Final.D$1:.D$1048576]; [Final.$A$1:.$A$1048576]; [.$C17]; [Final.$B$1:.$B$1048576]; [.$D17])" office:value-type="float" office:value="0.47425" calcext:value-type="float">
            <text:p>0.47425</text:p>
          </table:table-cell>
          <table:table-cell table:formula="of:=SUMIFS([Final.E$1:.E$1048576]; [Final.$A$1:.$A$1048576]; [.$C17]; [Final.$B$1:.$B$1048576]; [.$D17])" office:value-type="float" office:value="0.449203333333333" calcext:value-type="float">
            <text:p>0.449203333333333</text:p>
          </table:table-cell>
          <table:table-cell table:formula="of:=SUMIFS([Final.F$1:.F$1048576]; [Final.$A$1:.$A$1048576]; [.$C17]; [Final.$B$1:.$B$1048576]; [.$D17])" office:value-type="float" office:value="0.337266666666667" calcext:value-type="float">
            <text:p>0.337266666666667</text:p>
          </table:table-cell>
          <table:table-cell table:formula="of:=SUMIFS([Final.G$1:.G$1048576]; [Final.$A$1:.$A$1048576]; [.$C17]; [Final.$B$1:.$B$1048576]; [.$D17])" office:value-type="float" office:value="0.583775" calcext:value-type="float">
            <text:p>0.583775</text:p>
          </table:table-cell>
          <table:table-cell table:formula="of:=SUMIFS([Final.H$1:.H$1048576]; [Final.$A$1:.$A$1048576]; [.$C17]; [Final.$B$1:.$B$1048576]; [.$D17])" office:value-type="float" office:value="1" calcext:value-type="float">
            <text:p>1</text:p>
          </table:table-cell>
          <table:table-cell table:formula="of:=SUMIFS([Final.I$1:.I$1048576]; [Final.$A$1:.$A$1048576]; [.$C17]; [Final.$B$1:.$B$1048576]; [.$D17])" office:value-type="float" office:value="1" calcext:value-type="float">
            <text:p>1</text:p>
          </table:table-cell>
          <table:table-cell table:style-name="ce4" table:formula="of:=SUMIFS([Final.J$1:.J$1048576]; [Final.$A$1:.$A$1048576]; [.$C17]; [Final.$B$1:.$B$1048576]; [.$D17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7]; [results.$B$1:.$B$1048576]; [.$D17])" office:value-type="percentage" office:value="0.610309714285714" calcext:value-type="percentage">
            <text:p>61.03%</text:p>
          </table:table-cell>
          <table:table-cell table:style-name="ce25" table:formula="of:=SUMIFS([Final.K$1:.K$1048576]; [Final.$A$1:.$A$1048576]; [.$C17]; [Final.$B$1:.$B$1048576]; [.$D17])" office:value-type="percentage" office:value="0.237713555555556" calcext:value-type="percentage">
            <text:p>23.77%</text:p>
          </table:table-cell>
          <table:table-cell/>
          <table:table-cell office:value-type="string" calcext:value-type="string">
            <text:p>AVG</text:p>
          </table:table-cell>
          <table:table-cell table:style-name="ce29" office:value-type="string" calcext:value-type="string" table:number-columns-spanned="7" table:number-rows-spanned="1">
            <text:p>Moderately sensitive to differences in attack/decay</text:p>
          </table:table-cell>
          <table:covered-table-cell table:number-columns-repeated="6" table:style-name="ce29"/>
        </table:table-row>
        <table:table-row table:style-name="ro1">
          <table:table-cell office:value-type="string" calcext:value-type="string">
            <text:p>myTHEREMIN.raw</text:p>
          </table:table-cell>
          <table:table-cell/>
          <table:table-cell office:value-type="string" calcext:value-type="string">
            <text:p>myCOWBELL.raw</text:p>
          </table:table-cell>
          <table:table-cell office:value-type="string" calcext:value-type="string">
            <text:p>silence.raw</text:p>
          </table:table-cell>
          <table:table-cell table:formula="of:=SUMIFS([Final.C$1:.C$1048576]; [Final.$A$1:.$A$1048576]; [.$C18]; [Final.$B$1:.$B$1048576]; [.$D18])" office:value-type="float" office:value="1" calcext:value-type="float">
            <text:p>1</text:p>
          </table:table-cell>
          <table:table-cell table:formula="of:=SUMIFS([Final.D$1:.D$1048576]; [Final.$A$1:.$A$1048576]; [.$C18]; [Final.$B$1:.$B$1048576]; [.$D18])" office:value-type="float" office:value="0" calcext:value-type="float">
            <text:p>0</text:p>
          </table:table-cell>
          <table:table-cell table:formula="of:=SUMIFS([Final.E$1:.E$1048576]; [Final.$A$1:.$A$1048576]; [.$C18]; [Final.$B$1:.$B$1048576]; [.$D18])" office:value-type="float" office:value="0.65371" calcext:value-type="float">
            <text:p>0.65371</text:p>
          </table:table-cell>
          <table:table-cell table:formula="of:=SUMIFS([Final.F$1:.F$1048576]; [Final.$A$1:.$A$1048576]; [.$C18]; [Final.$B$1:.$B$1048576]; [.$D18])" office:value-type="float" office:value="1" calcext:value-type="float">
            <text:p>1</text:p>
          </table:table-cell>
          <table:table-cell table:formula="of:=SUMIFS([Final.G$1:.G$1048576]; [Final.$A$1:.$A$1048576]; [.$C18]; [Final.$B$1:.$B$1048576]; [.$D18])" office:value-type="float" office:value="0.99471" calcext:value-type="float">
            <text:p>0.99471</text:p>
          </table:table-cell>
          <table:table-cell table:formula="of:=SUMIFS([Final.H$1:.H$1048576]; [Final.$A$1:.$A$1048576]; [.$C18]; [Final.$B$1:.$B$1048576]; [.$D18])" office:value-type="float" office:value="1" calcext:value-type="float">
            <text:p>1</text:p>
          </table:table-cell>
          <table:table-cell table:formula="of:=SUMIFS([Final.I$1:.I$1048576]; [Final.$A$1:.$A$1048576]; [.$C18]; [Final.$B$1:.$B$1048576]; [.$D18])" office:value-type="float" office:value="0" calcext:value-type="float">
            <text:p>0</text:p>
          </table:table-cell>
          <table:table-cell table:style-name="ce4" table:formula="of:=SUMIFS([Final.J$1:.J$1048576]; [Final.$A$1:.$A$1048576]; [.$C18]; [Final.$B$1:.$B$1048576]; [.$D18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8]; [results.$B$1:.$B$1048576]; [.$D18])" office:value-type="percentage" office:value="0.663809428571429" calcext:value-type="percentage">
            <text:p>66.38%</text:p>
          </table:table-cell>
          <table:table-cell table:style-name="ce25" table:formula="of:=SUMIFS([Final.K$1:.K$1048576]; [Final.$A$1:.$A$1048576]; [.$C18]; [Final.$B$1:.$B$1048576]; [.$D18])" office:value-type="percentage" office:value="0.349194222222222" calcext:value-type="percentage">
            <text:p>34.92%</text:p>
          </table:table-cell>
          <table:table-cell/>
          <table:table-cell office:value-type="string" calcext:value-type="string">
            <text:p>MAX</text:p>
          </table:table-cell>
          <table:table-cell table:style-name="ce29" office:value-type="string" calcext:value-type="string" table:number-columns-spanned="7" table:number-rows-spanned="1">
            <text:p>Extremely sensitive to subtle differences in attack/decay</text:p>
          </table:table-cell>
          <table:covered-table-cell table:number-columns-repeated="6" table:style-name="ce29"/>
        </table:table-row>
        <table:table-row table:style-name="ro1">
          <table:table-cell office:value-type="string" calcext:value-type="string">
            <text:p>myTrumpet 2.raw</text:p>
          </table:table-cell>
          <table:table-cell table:number-columns-repeated="3"/>
          <table:table-cell table:formula="of:=SUMIFS([Final.C$1:.C$1048576]; [Final.$A$1:.$A$1048576]; [.$C19]; [Final.$B$1:.$B$1048576]; [.$D19])" office:value-type="float" office:value="0" calcext:value-type="float">
            <text:p>0</text:p>
          </table:table-cell>
          <table:table-cell table:formula="of:=SUMIFS([Final.D$1:.D$1048576]; [Final.$A$1:.$A$1048576]; [.$C19]; [Final.$B$1:.$B$1048576]; [.$D19])" office:value-type="float" office:value="0" calcext:value-type="float">
            <text:p>0</text:p>
          </table:table-cell>
          <table:table-cell table:formula="of:=SUMIFS([Final.E$1:.E$1048576]; [Final.$A$1:.$A$1048576]; [.$C19]; [Final.$B$1:.$B$1048576]; [.$D19])" office:value-type="float" office:value="0" calcext:value-type="float">
            <text:p>0</text:p>
          </table:table-cell>
          <table:table-cell table:formula="of:=SUMIFS([Final.F$1:.F$1048576]; [Final.$A$1:.$A$1048576]; [.$C19]; [Final.$B$1:.$B$1048576]; [.$D19])" office:value-type="float" office:value="0" calcext:value-type="float">
            <text:p>0</text:p>
          </table:table-cell>
          <table:table-cell table:formula="of:=SUMIFS([Final.G$1:.G$1048576]; [Final.$A$1:.$A$1048576]; [.$C19]; [Final.$B$1:.$B$1048576]; [.$D19])" office:value-type="float" office:value="0" calcext:value-type="float">
            <text:p>0</text:p>
          </table:table-cell>
          <table:table-cell table:formula="of:=SUMIFS([Final.H$1:.H$1048576]; [Final.$A$1:.$A$1048576]; [.$C19]; [Final.$B$1:.$B$1048576]; [.$D19])" office:value-type="float" office:value="0" calcext:value-type="float">
            <text:p>0</text:p>
          </table:table-cell>
          <table:table-cell table:formula="of:=SUMIFS([Final.I$1:.I$1048576]; [Final.$A$1:.$A$1048576]; [.$C19]; [Final.$B$1:.$B$1048576]; [.$D19])" office:value-type="float" office:value="0" calcext:value-type="float">
            <text:p>0</text:p>
          </table:table-cell>
          <table:table-cell table:style-name="ce4" table:formula="of:=SUMIFS([Final.J$1:.J$1048576]; [Final.$A$1:.$A$1048576]; [.$C19]; [Final.$B$1:.$B$1048576]; [.$D19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19]; [results.$B$1:.$B$1048576]; [.$D19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19]; [Final.$B$1:.$B$1048576]; [.$D19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TRUMPET.raw</text:p>
          </table:table-cell>
          <table:table-cell/>
          <table:table-cell office:value-type="string" calcext:value-type="string">
            <text:p>silence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20]; [Final.$B$1:.$B$1048576]; [.$D20])" office:value-type="float" office:value="1" calcext:value-type="float">
            <text:p>1</text:p>
          </table:table-cell>
          <table:table-cell table:formula="of:=SUMIFS([Final.D$1:.D$1048576]; [Final.$A$1:.$A$1048576]; [.$C20]; [Final.$B$1:.$B$1048576]; [.$D20])" office:value-type="float" office:value="0" calcext:value-type="float">
            <text:p>0</text:p>
          </table:table-cell>
          <table:table-cell table:formula="of:=SUMIFS([Final.E$1:.E$1048576]; [Final.$A$1:.$A$1048576]; [.$C20]; [Final.$B$1:.$B$1048576]; [.$D20])" office:value-type="float" office:value="0.75756" calcext:value-type="float">
            <text:p>0.75756</text:p>
          </table:table-cell>
          <table:table-cell table:formula="of:=SUMIFS([Final.F$1:.F$1048576]; [Final.$A$1:.$A$1048576]; [.$C20]; [Final.$B$1:.$B$1048576]; [.$D20])" office:value-type="float" office:value="1" calcext:value-type="float">
            <text:p>1</text:p>
          </table:table-cell>
          <table:table-cell table:formula="of:=SUMIFS([Final.G$1:.G$1048576]; [Final.$A$1:.$A$1048576]; [.$C20]; [Final.$B$1:.$B$1048576]; [.$D20])" office:value-type="float" office:value="1" calcext:value-type="float">
            <text:p>1</text:p>
          </table:table-cell>
          <table:table-cell table:formula="of:=SUMIFS([Final.H$1:.H$1048576]; [Final.$A$1:.$A$1048576]; [.$C20]; [Final.$B$1:.$B$1048576]; [.$D20])" office:value-type="float" office:value="1" calcext:value-type="float">
            <text:p>1</text:p>
          </table:table-cell>
          <table:table-cell table:formula="of:=SUMIFS([Final.I$1:.I$1048576]; [Final.$A$1:.$A$1048576]; [.$C20]; [Final.$B$1:.$B$1048576]; [.$D20])" office:value-type="float" office:value="0.842336666666666" calcext:value-type="float">
            <text:p>0.842336666666666</text:p>
          </table:table-cell>
          <table:table-cell table:style-name="ce4" table:formula="of:=SUMIFS([Final.J$1:.J$1048576]; [Final.$A$1:.$A$1048576]; [.$C20]; [Final.$B$1:.$B$1048576]; [.$D20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0]; [results.$B$1:.$B$1048576]; [.$D20])" office:value-type="percentage" office:value="0.590205" calcext:value-type="percentage">
            <text:p>59.02%</text:p>
          </table:table-cell>
          <table:table-cell table:style-name="ce25" table:formula="of:=SUMIFS([Final.K$1:.K$1048576]; [Final.$A$1:.$A$1048576]; [.$C20]; [Final.$B$1:.$B$1048576]; [.$D20])" office:value-type="percentage" office:value="0.156922518518519" calcext:value-type="percentage">
            <text:p>15.6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VIOLIN.raw</text:p>
          </table:table-cell>
          <table:table-cell/>
          <table:table-cell office:value-type="string" calcext:value-type="string">
            <text:p>trumpetB4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21]; [Final.$B$1:.$B$1048576]; [.$D21])" office:value-type="float" office:value="0.0683833333333333" calcext:value-type="float">
            <text:p>0.0683833333333333</text:p>
          </table:table-cell>
          <table:table-cell table:formula="of:=SUMIFS([Final.D$1:.D$1048576]; [Final.$A$1:.$A$1048576]; [.$C21]; [Final.$B$1:.$B$1048576]; [.$D21])" office:value-type="float" office:value="0" calcext:value-type="float">
            <text:p>0</text:p>
          </table:table-cell>
          <table:table-cell table:formula="of:=SUMIFS([Final.E$1:.E$1048576]; [Final.$A$1:.$A$1048576]; [.$C21]; [Final.$B$1:.$B$1048576]; [.$D21])" office:value-type="float" office:value="0.566746666666667" calcext:value-type="float">
            <text:p>0.566746666666667</text:p>
          </table:table-cell>
          <table:table-cell table:formula="of:=SUMIFS([Final.F$1:.F$1048576]; [Final.$A$1:.$A$1048576]; [.$C21]; [Final.$B$1:.$B$1048576]; [.$D21])" office:value-type="float" office:value="1" calcext:value-type="float">
            <text:p>1</text:p>
          </table:table-cell>
          <table:table-cell table:formula="of:=SUMIFS([Final.G$1:.G$1048576]; [Final.$A$1:.$A$1048576]; [.$C21]; [Final.$B$1:.$B$1048576]; [.$D21])" office:value-type="float" office:value="1" calcext:value-type="float">
            <text:p>1</text:p>
          </table:table-cell>
          <table:table-cell table:formula="of:=SUMIFS([Final.H$1:.H$1048576]; [Final.$A$1:.$A$1048576]; [.$C21]; [Final.$B$1:.$B$1048576]; [.$D21])" office:value-type="float" office:value="0" calcext:value-type="float">
            <text:p>0</text:p>
          </table:table-cell>
          <table:table-cell table:formula="of:=SUMIFS([Final.I$1:.I$1048576]; [Final.$A$1:.$A$1048576]; [.$C21]; [Final.$B$1:.$B$1048576]; [.$D21])" office:value-type="float" office:value="0.19503" calcext:value-type="float">
            <text:p>0.19503</text:p>
          </table:table-cell>
          <table:table-cell table:style-name="ce4" table:formula="of:=SUMIFS([Final.J$1:.J$1048576]; [Final.$A$1:.$A$1048576]; [.$C21]; [Final.$B$1:.$B$1048576]; [.$D21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1]; [results.$B$1:.$B$1048576]; [.$D21])" office:value-type="percentage" office:value="0.738229285714286" calcext:value-type="percentage">
            <text:p>73.82%</text:p>
          </table:table-cell>
          <table:table-cell table:style-name="ce25" table:formula="of:=SUMIFS([Final.K$1:.K$1048576]; [Final.$A$1:.$A$1048576]; [.$C21]; [Final.$B$1:.$B$1048576]; [.$D21])" office:value-type="percentage" office:value="0.654167185185185" calcext:value-type="percentage">
            <text:p>65.4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C5.raw</text:p>
          </table:table-cell>
          <table:table-cell/>
          <table:table-cell office:value-type="string" calcext:value-type="string">
            <text:p>trumpetC2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22]; [Final.$B$1:.$B$1048576]; [.$D22])" office:value-type="float" office:value="0" calcext:value-type="float">
            <text:p>0</text:p>
          </table:table-cell>
          <table:table-cell table:formula="of:=SUMIFS([Final.D$1:.D$1048576]; [Final.$A$1:.$A$1048576]; [.$C22]; [Final.$B$1:.$B$1048576]; [.$D22])" office:value-type="float" office:value="0" calcext:value-type="float">
            <text:p>0</text:p>
          </table:table-cell>
          <table:table-cell table:formula="of:=SUMIFS([Final.E$1:.E$1048576]; [Final.$A$1:.$A$1048576]; [.$C22]; [Final.$B$1:.$B$1048576]; [.$D22])" office:value-type="float" office:value="0.282846666666667" calcext:value-type="float">
            <text:p>0.282846666666667</text:p>
          </table:table-cell>
          <table:table-cell table:formula="of:=SUMIFS([Final.F$1:.F$1048576]; [Final.$A$1:.$A$1048576]; [.$C22]; [Final.$B$1:.$B$1048576]; [.$D22])" office:value-type="float" office:value="0.188066666666667" calcext:value-type="float">
            <text:p>0.188066666666667</text:p>
          </table:table-cell>
          <table:table-cell table:formula="of:=SUMIFS([Final.G$1:.G$1048576]; [Final.$A$1:.$A$1048576]; [.$C22]; [Final.$B$1:.$B$1048576]; [.$D22])" office:value-type="float" office:value="0.77097" calcext:value-type="float">
            <text:p>0.77097</text:p>
          </table:table-cell>
          <table:table-cell table:formula="of:=SUMIFS([Final.H$1:.H$1048576]; [Final.$A$1:.$A$1048576]; [.$C22]; [Final.$B$1:.$B$1048576]; [.$D22])" office:value-type="float" office:value="0" calcext:value-type="float">
            <text:p>0</text:p>
          </table:table-cell>
          <table:table-cell table:formula="of:=SUMIFS([Final.I$1:.I$1048576]; [Final.$A$1:.$A$1048576]; [.$C22]; [Final.$B$1:.$B$1048576]; [.$D22])" office:value-type="float" office:value="0.573676666666666" calcext:value-type="float">
            <text:p>0.573676666666666</text:p>
          </table:table-cell>
          <table:table-cell table:style-name="ce4" table:formula="of:=SUMIFS([Final.J$1:.J$1048576]; [Final.$A$1:.$A$1048576]; [.$C22]; [Final.$B$1:.$B$1048576]; [.$D22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2]; [results.$B$1:.$B$1048576]; [.$D22])" office:value-type="percentage" office:value="0.796051571428571" calcext:value-type="percentage">
            <text:p>79.61%</text:p>
          </table:table-cell>
          <table:table-cell table:style-name="ce25" table:formula="of:=SUMIFS([Final.K$1:.K$1048576]; [Final.$A$1:.$A$1048576]; [.$C22]; [Final.$B$1:.$B$1048576]; [.$D22])" office:value-type="percentage" office:value="0.757980592592593" calcext:value-type="percentage">
            <text:p>75.8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e.raw</text:p>
          </table:table-cell>
          <table:table-cell/>
          <table:table-cell office:value-type="string" calcext:value-type="string">
            <text:p>trumpetC4Sharp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23]; [Final.$B$1:.$B$1048576]; [.$D23])" office:value-type="float" office:value="0.10416" calcext:value-type="float">
            <text:p>0.10416</text:p>
          </table:table-cell>
          <table:table-cell table:formula="of:=SUMIFS([Final.D$1:.D$1048576]; [Final.$A$1:.$A$1048576]; [.$C23]; [Final.$B$1:.$B$1048576]; [.$D23])" office:value-type="float" office:value="0" calcext:value-type="float">
            <text:p>0</text:p>
          </table:table-cell>
          <table:table-cell table:formula="of:=SUMIFS([Final.E$1:.E$1048576]; [Final.$A$1:.$A$1048576]; [.$C23]; [Final.$B$1:.$B$1048576]; [.$D23])" office:value-type="float" office:value="0.373606666666667" calcext:value-type="float">
            <text:p>0.373606666666667</text:p>
          </table:table-cell>
          <table:table-cell table:formula="of:=SUMIFS([Final.F$1:.F$1048576]; [Final.$A$1:.$A$1048576]; [.$C23]; [Final.$B$1:.$B$1048576]; [.$D23])" office:value-type="float" office:value="0.544886666666667" calcext:value-type="float">
            <text:p>0.544886666666667</text:p>
          </table:table-cell>
          <table:table-cell table:formula="of:=SUMIFS([Final.G$1:.G$1048576]; [Final.$A$1:.$A$1048576]; [.$C23]; [Final.$B$1:.$B$1048576]; [.$D23])" office:value-type="float" office:value="0.67474" calcext:value-type="float">
            <text:p>0.67474</text:p>
          </table:table-cell>
          <table:table-cell table:formula="of:=SUMIFS([Final.H$1:.H$1048576]; [Final.$A$1:.$A$1048576]; [.$C23]; [Final.$B$1:.$B$1048576]; [.$D23])" office:value-type="float" office:value="0" calcext:value-type="float">
            <text:p>0</text:p>
          </table:table-cell>
          <table:table-cell table:formula="of:=SUMIFS([Final.I$1:.I$1048576]; [Final.$A$1:.$A$1048576]; [.$C23]; [Final.$B$1:.$B$1048576]; [.$D23])" office:value-type="float" office:value="0.114093333333333" calcext:value-type="float">
            <text:p>0.114093333333333</text:p>
          </table:table-cell>
          <table:table-cell table:style-name="ce4" table:formula="of:=SUMIFS([Final.J$1:.J$1048576]; [Final.$A$1:.$A$1048576]; [.$C23]; [Final.$B$1:.$B$1048576]; [.$D23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3]; [results.$B$1:.$B$1048576]; [.$D23])" office:value-type="percentage" office:value="0.804920428571429" calcext:value-type="percentage">
            <text:p>80.49%</text:p>
          </table:table-cell>
          <table:table-cell table:style-name="ce25" table:formula="of:=SUMIFS([Final.K$1:.K$1048576]; [Final.$A$1:.$A$1048576]; [.$C23]; [Final.$B$1:.$B$1048576]; [.$D23])" office:value-type="percentage" office:value="0.784992888888889" calcext:value-type="percentage">
            <text:p>78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.raw</text:p>
          </table:table-cell>
          <table:table-cell/>
          <table:table-cell office:value-type="string" calcext:value-type="string">
            <text:p>trumpetC5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24]; [Final.$B$1:.$B$1048576]; [.$D24])" office:value-type="float" office:value="0.12901" calcext:value-type="float">
            <text:p>0.12901</text:p>
          </table:table-cell>
          <table:table-cell table:formula="of:=SUMIFS([Final.D$1:.D$1048576]; [Final.$A$1:.$A$1048576]; [.$C24]; [Final.$B$1:.$B$1048576]; [.$D24])" office:value-type="float" office:value="0" calcext:value-type="float">
            <text:p>0</text:p>
          </table:table-cell>
          <table:table-cell table:formula="of:=SUMIFS([Final.E$1:.E$1048576]; [Final.$A$1:.$A$1048576]; [.$C24]; [Final.$B$1:.$B$1048576]; [.$D24])" office:value-type="float" office:value="0.34666" calcext:value-type="float">
            <text:p>0.34666</text:p>
          </table:table-cell>
          <table:table-cell table:formula="of:=SUMIFS([Final.F$1:.F$1048576]; [Final.$A$1:.$A$1048576]; [.$C24]; [Final.$B$1:.$B$1048576]; [.$D24])" office:value-type="float" office:value="0.903433333333333" calcext:value-type="float">
            <text:p>0.903433333333333</text:p>
          </table:table-cell>
          <table:table-cell table:formula="of:=SUMIFS([Final.G$1:.G$1048576]; [Final.$A$1:.$A$1048576]; [.$C24]; [Final.$B$1:.$B$1048576]; [.$D24])" office:value-type="float" office:value="0.908265" calcext:value-type="float">
            <text:p>0.908265</text:p>
          </table:table-cell>
          <table:table-cell table:formula="of:=SUMIFS([Final.H$1:.H$1048576]; [Final.$A$1:.$A$1048576]; [.$C24]; [Final.$B$1:.$B$1048576]; [.$D24])" office:value-type="float" office:value="0" calcext:value-type="float">
            <text:p>0</text:p>
          </table:table-cell>
          <table:table-cell table:formula="of:=SUMIFS([Final.I$1:.I$1048576]; [Final.$A$1:.$A$1048576]; [.$C24]; [Final.$B$1:.$B$1048576]; [.$D24])" office:value-type="float" office:value="0.0563366666666667" calcext:value-type="float">
            <text:p>0.0563366666666667</text:p>
          </table:table-cell>
          <table:table-cell table:style-name="ce4" table:formula="of:=SUMIFS([Final.J$1:.J$1048576]; [Final.$A$1:.$A$1048576]; [.$C24]; [Final.$B$1:.$B$1048576]; [.$D24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4]; [results.$B$1:.$B$1048576]; [.$D24])" office:value-type="percentage" office:value="0.785187" calcext:value-type="percentage">
            <text:p>78.52%</text:p>
          </table:table-cell>
          <table:table-cell table:style-name="ce25" table:formula="of:=SUMIFS([Final.K$1:.K$1048576]; [Final.$A$1:.$A$1048576]; [.$C24]; [Final.$B$1:.$B$1048576]; [.$D24])" office:value-type="percentage" office:value="0.71066037037037" calcext:value-type="percentage">
            <text:p>71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B4.raw</text:p>
          </table:table-cell>
          <table:table-cell/>
          <table:table-cell office:value-type="string" calcext:value-type="string">
            <text:p>trumpetC7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25]; [Final.$B$1:.$B$1048576]; [.$D25])" office:value-type="float" office:value="0.31441" calcext:value-type="float">
            <text:p>0.31441</text:p>
          </table:table-cell>
          <table:table-cell table:formula="of:=SUMIFS([Final.D$1:.D$1048576]; [Final.$A$1:.$A$1048576]; [.$C25]; [Final.$B$1:.$B$1048576]; [.$D25])" office:value-type="float" office:value="0" calcext:value-type="float">
            <text:p>0</text:p>
          </table:table-cell>
          <table:table-cell table:formula="of:=SUMIFS([Final.E$1:.E$1048576]; [Final.$A$1:.$A$1048576]; [.$C25]; [Final.$B$1:.$B$1048576]; [.$D25])" office:value-type="float" office:value="0.685656666666667" calcext:value-type="float">
            <text:p>0.685656666666667</text:p>
          </table:table-cell>
          <table:table-cell table:formula="of:=SUMIFS([Final.F$1:.F$1048576]; [Final.$A$1:.$A$1048576]; [.$C25]; [Final.$B$1:.$B$1048576]; [.$D25])" office:value-type="float" office:value="1" calcext:value-type="float">
            <text:p>1</text:p>
          </table:table-cell>
          <table:table-cell table:formula="of:=SUMIFS([Final.G$1:.G$1048576]; [Final.$A$1:.$A$1048576]; [.$C25]; [Final.$B$1:.$B$1048576]; [.$D25])" office:value-type="float" office:value="1" calcext:value-type="float">
            <text:p>1</text:p>
          </table:table-cell>
          <table:table-cell table:formula="of:=SUMIFS([Final.H$1:.H$1048576]; [Final.$A$1:.$A$1048576]; [.$C25]; [Final.$B$1:.$B$1048576]; [.$D25])" office:value-type="float" office:value="0" calcext:value-type="float">
            <text:p>0</text:p>
          </table:table-cell>
          <table:table-cell table:formula="of:=SUMIFS([Final.I$1:.I$1048576]; [Final.$A$1:.$A$1048576]; [.$C25]; [Final.$B$1:.$B$1048576]; [.$D25])" office:value-type="float" office:value="0.319896666666667" calcext:value-type="float">
            <text:p>0.319896666666667</text:p>
          </table:table-cell>
          <table:table-cell table:style-name="ce4" table:formula="of:=SUMIFS([Final.J$1:.J$1048576]; [Final.$A$1:.$A$1048576]; [.$C25]; [Final.$B$1:.$B$1048576]; [.$D25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5]; [results.$B$1:.$B$1048576]; [.$D25])" office:value-type="percentage" office:value="0.734079142857143" calcext:value-type="percentage">
            <text:p>73.41%</text:p>
          </table:table-cell>
          <table:table-cell table:style-name="ce25" table:formula="of:=SUMIFS([Final.K$1:.K$1048576]; [Final.$A$1:.$A$1048576]; [.$C25]; [Final.$B$1:.$B$1048576]; [.$D25])" office:value-type="percentage" office:value="0.582863333333333" calcext:value-type="percentage">
            <text:p>58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2.raw</text:p>
          </table:table-cell>
          <table:table-cell/>
          <table:table-cell office:value-type="string" calcext:value-type="string">
            <text:p>trumpetD4.raw</text:p>
          </table:table-cell>
          <table:table-cell office:value-type="string" calcext:value-type="string">
            <text:p>trumpet.raw</text:p>
          </table:table-cell>
          <table:table-cell table:formula="of:=SUMIFS([Final.C$1:.C$1048576]; [Final.$A$1:.$A$1048576]; [.$C26]; [Final.$B$1:.$B$1048576]; [.$D26])" office:value-type="float" office:value="0.0910766666666666" calcext:value-type="float">
            <text:p>0.0910766666666666</text:p>
          </table:table-cell>
          <table:table-cell table:formula="of:=SUMIFS([Final.D$1:.D$1048576]; [Final.$A$1:.$A$1048576]; [.$C26]; [Final.$B$1:.$B$1048576]; [.$D26])" office:value-type="float" office:value="0" calcext:value-type="float">
            <text:p>0</text:p>
          </table:table-cell>
          <table:table-cell table:formula="of:=SUMIFS([Final.E$1:.E$1048576]; [Final.$A$1:.$A$1048576]; [.$C26]; [Final.$B$1:.$B$1048576]; [.$D26])" office:value-type="float" office:value="0.73616" calcext:value-type="float">
            <text:p>0.73616</text:p>
          </table:table-cell>
          <table:table-cell table:formula="of:=SUMIFS([Final.F$1:.F$1048576]; [Final.$A$1:.$A$1048576]; [.$C26]; [Final.$B$1:.$B$1048576]; [.$D26])" office:value-type="float" office:value="1" calcext:value-type="float">
            <text:p>1</text:p>
          </table:table-cell>
          <table:table-cell table:formula="of:=SUMIFS([Final.G$1:.G$1048576]; [Final.$A$1:.$A$1048576]; [.$C26]; [Final.$B$1:.$B$1048576]; [.$D26])" office:value-type="float" office:value="1" calcext:value-type="float">
            <text:p>1</text:p>
          </table:table-cell>
          <table:table-cell table:formula="of:=SUMIFS([Final.H$1:.H$1048576]; [Final.$A$1:.$A$1048576]; [.$C26]; [Final.$B$1:.$B$1048576]; [.$D26])" office:value-type="float" office:value="0" calcext:value-type="float">
            <text:p>0</text:p>
          </table:table-cell>
          <table:table-cell table:formula="of:=SUMIFS([Final.I$1:.I$1048576]; [Final.$A$1:.$A$1048576]; [.$C26]; [Final.$B$1:.$B$1048576]; [.$D26])" office:value-type="float" office:value="0.10392" calcext:value-type="float">
            <text:p>0.10392</text:p>
          </table:table-cell>
          <table:table-cell table:style-name="ce4" table:formula="of:=SUMIFS([Final.J$1:.J$1048576]; [Final.$A$1:.$A$1048576]; [.$C26]; [Final.$B$1:.$B$1048576]; [.$D26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6]; [results.$B$1:.$B$1048576]; [.$D26])" office:value-type="percentage" office:value="0.729758285714286" calcext:value-type="percentage">
            <text:p>72.98%</text:p>
          </table:table-cell>
          <table:table-cell table:style-name="ce25" table:formula="of:=SUMIFS([Final.K$1:.K$1048576]; [Final.$A$1:.$A$1048576]; [.$C26]; [Final.$B$1:.$B$1048576]; [.$D26])" office:value-type="percentage" office:value="0.663354296296296" calcext:value-type="percentage">
            <text:p>66.3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4Sharp.raw</text:p>
          </table:table-cell>
          <table:table-cell table:number-columns-repeated="3"/>
          <table:table-cell table:formula="of:=SUMIFS([Final.C$1:.C$1048576]; [Final.$A$1:.$A$1048576]; [.$C27]; [Final.$B$1:.$B$1048576]; [.$D27])" office:value-type="float" office:value="0" calcext:value-type="float">
            <text:p>0</text:p>
          </table:table-cell>
          <table:table-cell table:formula="of:=SUMIFS([Final.D$1:.D$1048576]; [Final.$A$1:.$A$1048576]; [.$C27]; [Final.$B$1:.$B$1048576]; [.$D27])" office:value-type="float" office:value="0" calcext:value-type="float">
            <text:p>0</text:p>
          </table:table-cell>
          <table:table-cell table:formula="of:=SUMIFS([Final.E$1:.E$1048576]; [Final.$A$1:.$A$1048576]; [.$C27]; [Final.$B$1:.$B$1048576]; [.$D27])" office:value-type="float" office:value="0" calcext:value-type="float">
            <text:p>0</text:p>
          </table:table-cell>
          <table:table-cell table:formula="of:=SUMIFS([Final.F$1:.F$1048576]; [Final.$A$1:.$A$1048576]; [.$C27]; [Final.$B$1:.$B$1048576]; [.$D27])" office:value-type="float" office:value="0" calcext:value-type="float">
            <text:p>0</text:p>
          </table:table-cell>
          <table:table-cell table:formula="of:=SUMIFS([Final.G$1:.G$1048576]; [Final.$A$1:.$A$1048576]; [.$C27]; [Final.$B$1:.$B$1048576]; [.$D27])" office:value-type="float" office:value="0" calcext:value-type="float">
            <text:p>0</text:p>
          </table:table-cell>
          <table:table-cell table:formula="of:=SUMIFS([Final.H$1:.H$1048576]; [Final.$A$1:.$A$1048576]; [.$C27]; [Final.$B$1:.$B$1048576]; [.$D27])" office:value-type="float" office:value="0" calcext:value-type="float">
            <text:p>0</text:p>
          </table:table-cell>
          <table:table-cell table:formula="of:=SUMIFS([Final.I$1:.I$1048576]; [Final.$A$1:.$A$1048576]; [.$C27]; [Final.$B$1:.$B$1048576]; [.$D27])" office:value-type="float" office:value="0" calcext:value-type="float">
            <text:p>0</text:p>
          </table:table-cell>
          <table:table-cell table:style-name="ce4" table:formula="of:=SUMIFS([Final.J$1:.J$1048576]; [Final.$A$1:.$A$1048576]; [.$C27]; [Final.$B$1:.$B$1048576]; [.$D27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7]; [results.$B$1:.$B$1048576]; [.$D27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27]; [Final.$B$1:.$B$1048576]; [.$D27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5.raw</text:p>
          </table:table-cell>
          <table:table-cell/>
          <table:table-cell office:value-type="string" calcext:value-type="string">
            <text:p>mySINE.raw</text:p>
          </table:table-cell>
          <table:table-cell office:value-type="string" calcext:value-type="string">
            <text:p>sineC5.raw</text:p>
          </table:table-cell>
          <table:table-cell table:formula="of:=SUMIFS([Final.C$1:.C$1048576]; [Final.$A$1:.$A$1048576]; [.$C28]; [Final.$B$1:.$B$1048576]; [.$D28])" office:value-type="float" office:value="0.87416" calcext:value-type="float">
            <text:p>0.87416</text:p>
          </table:table-cell>
          <table:table-cell table:formula="of:=SUMIFS([Final.D$1:.D$1048576]; [Final.$A$1:.$A$1048576]; [.$C28]; [Final.$B$1:.$B$1048576]; [.$D28])" office:value-type="float" office:value="0" calcext:value-type="float">
            <text:p>0</text:p>
          </table:table-cell>
          <table:table-cell table:formula="of:=SUMIFS([Final.E$1:.E$1048576]; [Final.$A$1:.$A$1048576]; [.$C28]; [Final.$B$1:.$B$1048576]; [.$D28])" office:value-type="float" office:value="0.0183966666666667" calcext:value-type="float">
            <text:p>0.0183966666666667</text:p>
          </table:table-cell>
          <table:table-cell table:formula="of:=SUMIFS([Final.F$1:.F$1048576]; [Final.$A$1:.$A$1048576]; [.$C28]; [Final.$B$1:.$B$1048576]; [.$D28])" office:value-type="float" office:value="0.990946666666667" calcext:value-type="float">
            <text:p>0.990946666666667</text:p>
          </table:table-cell>
          <table:table-cell table:formula="of:=SUMIFS([Final.G$1:.G$1048576]; [Final.$A$1:.$A$1048576]; [.$C28]; [Final.$B$1:.$B$1048576]; [.$D28])" office:value-type="float" office:value="0.1361125" calcext:value-type="float">
            <text:p>0.1361125</text:p>
          </table:table-cell>
          <table:table-cell table:formula="of:=SUMIFS([Final.H$1:.H$1048576]; [Final.$A$1:.$A$1048576]; [.$C28]; [Final.$B$1:.$B$1048576]; [.$D28])" office:value-type="float" office:value="0.599128571428571" calcext:value-type="float">
            <text:p>0.599128571428571</text:p>
          </table:table-cell>
          <table:table-cell table:formula="of:=SUMIFS([Final.I$1:.I$1048576]; [Final.$A$1:.$A$1048576]; [.$C28]; [Final.$B$1:.$B$1048576]; [.$D28])" office:value-type="float" office:value="0.373136666666667" calcext:value-type="float">
            <text:p>0.373136666666667</text:p>
          </table:table-cell>
          <table:table-cell table:style-name="ce4" table:formula="of:=SUMIFS([Final.J$1:.J$1048576]; [Final.$A$1:.$A$1048576]; [.$C28]; [Final.$B$1:.$B$1048576]; [.$D28])" office:value-type="boolean" office:boolean-value="true" calcext:value-type="boolean">
            <text:p>TRUE</text:p>
          </table:table-cell>
          <table:table-cell table:style-name="ce25" table:formula="of:=SUMIFS([results.K$1:.K$1048576]; [results.$A$1:.$A$1048576]; [.$C28]; [results.$B$1:.$B$1048576]; [.$D28])" office:value-type="percentage" office:value="0.796155142857143" calcext:value-type="percentage">
            <text:p>79.62%</text:p>
          </table:table-cell>
          <table:table-cell table:style-name="ce25" table:formula="of:=SUMIFS([Final.K$1:.K$1048576]; [Final.$A$1:.$A$1048576]; [.$C28]; [Final.$B$1:.$B$1048576]; [.$D28])" office:value-type="percentage" office:value="0.472189767195767" calcext:value-type="percentage">
            <text:p>47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C7.raw</text:p>
          </table:table-cell>
          <table:table-cell/>
          <table:table-cell office:value-type="string" calcext:value-type="string">
            <text:p>mySINE.raw</text:p>
          </table:table-cell>
          <table:table-cell office:value-type="string" calcext:value-type="string">
            <text:p>sine.raw</text:p>
          </table:table-cell>
          <table:table-cell table:formula="of:=SUMIFS([Final.C$1:.C$1048576]; [Final.$A$1:.$A$1048576]; [.$C29]; [Final.$B$1:.$B$1048576]; [.$D29])" office:value-type="float" office:value="1" calcext:value-type="float">
            <text:p>1</text:p>
          </table:table-cell>
          <table:table-cell table:formula="of:=SUMIFS([Final.D$1:.D$1048576]; [Final.$A$1:.$A$1048576]; [.$C29]; [Final.$B$1:.$B$1048576]; [.$D29])" office:value-type="float" office:value="0" calcext:value-type="float">
            <text:p>0</text:p>
          </table:table-cell>
          <table:table-cell table:formula="of:=SUMIFS([Final.E$1:.E$1048576]; [Final.$A$1:.$A$1048576]; [.$C29]; [Final.$B$1:.$B$1048576]; [.$D29])" office:value-type="float" office:value="0.18263" calcext:value-type="float">
            <text:p>0.18263</text:p>
          </table:table-cell>
          <table:table-cell table:formula="of:=SUMIFS([Final.F$1:.F$1048576]; [Final.$A$1:.$A$1048576]; [.$C29]; [Final.$B$1:.$B$1048576]; [.$D29])" office:value-type="float" office:value="0.36156" calcext:value-type="float">
            <text:p>0.36156</text:p>
          </table:table-cell>
          <table:table-cell table:formula="of:=SUMIFS([Final.G$1:.G$1048576]; [Final.$A$1:.$A$1048576]; [.$C29]; [Final.$B$1:.$B$1048576]; [.$D29])" office:value-type="float" office:value="0.4114225" calcext:value-type="float">
            <text:p>0.4114225</text:p>
          </table:table-cell>
          <table:table-cell table:formula="of:=SUMIFS([Final.H$1:.H$1048576]; [Final.$A$1:.$A$1048576]; [.$C29]; [Final.$B$1:.$B$1048576]; [.$D29])" office:value-type="float" office:value="1" calcext:value-type="float">
            <text:p>1</text:p>
          </table:table-cell>
          <table:table-cell table:formula="of:=SUMIFS([Final.I$1:.I$1048576]; [Final.$A$1:.$A$1048576]; [.$C29]; [Final.$B$1:.$B$1048576]; [.$D29])" office:value-type="float" office:value="0.381336666666667" calcext:value-type="float">
            <text:p>0.381336666666667</text:p>
          </table:table-cell>
          <table:table-cell table:style-name="ce4" table:formula="of:=SUMIFS([Final.J$1:.J$1048576]; [Final.$A$1:.$A$1048576]; [.$C29]; [Final.$B$1:.$B$1048576]; [.$D29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29]; [results.$B$1:.$B$1048576]; [.$D29])" office:value-type="percentage" office:value="0.755571285714286" calcext:value-type="percentage">
            <text:p>75.56%</text:p>
          </table:table-cell>
          <table:table-cell table:style-name="ce25" table:formula="of:=SUMIFS([Final.K$1:.K$1048576]; [Final.$A$1:.$A$1048576]; [.$C29]; [Final.$B$1:.$B$1048576]; [.$D29])" office:value-type="percentage" office:value="0.450737851851852" calcext:value-type="percentage">
            <text:p>45.0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D4.raw</text:p>
          </table:table-cell>
          <table:table-cell/>
          <table:table-cell office:value-type="string" calcext:value-type="string">
            <text:p>sineC5.raw</text:p>
          </table:table-cell>
          <table:table-cell office:value-type="string" calcext:value-type="string">
            <text:p>sine.raw</text:p>
          </table:table-cell>
          <table:table-cell table:formula="of:=SUMIFS([Final.C$1:.C$1048576]; [Final.$A$1:.$A$1048576]; [.$C30]; [Final.$B$1:.$B$1048576]; [.$D30])" office:value-type="float" office:value="1" calcext:value-type="float">
            <text:p>1</text:p>
          </table:table-cell>
          <table:table-cell table:formula="of:=SUMIFS([Final.D$1:.D$1048576]; [Final.$A$1:.$A$1048576]; [.$C30]; [Final.$B$1:.$B$1048576]; [.$D30])" office:value-type="float" office:value="0" calcext:value-type="float">
            <text:p>0</text:p>
          </table:table-cell>
          <table:table-cell table:formula="of:=SUMIFS([Final.E$1:.E$1048576]; [Final.$A$1:.$A$1048576]; [.$C30]; [Final.$B$1:.$B$1048576]; [.$D30])" office:value-type="float" office:value="0" calcext:value-type="float">
            <text:p>0</text:p>
          </table:table-cell>
          <table:table-cell table:formula="of:=SUMIFS([Final.F$1:.F$1048576]; [Final.$A$1:.$A$1048576]; [.$C30]; [Final.$B$1:.$B$1048576]; [.$D30])" office:value-type="float" office:value="0" calcext:value-type="float">
            <text:p>0</text:p>
          </table:table-cell>
          <table:table-cell table:formula="of:=SUMIFS([Final.G$1:.G$1048576]; [Final.$A$1:.$A$1048576]; [.$C30]; [Final.$B$1:.$B$1048576]; [.$D30])" office:value-type="float" office:value="0.0000249999999999903" calcext:value-type="float">
            <text:p>2.49999999999903E-05</text:p>
          </table:table-cell>
          <table:table-cell table:formula="of:=SUMIFS([Final.H$1:.H$1048576]; [Final.$A$1:.$A$1048576]; [.$C30]; [Final.$B$1:.$B$1048576]; [.$D30])" office:value-type="float" office:value="0.749485714285714" calcext:value-type="float">
            <text:p>0.749485714285714</text:p>
          </table:table-cell>
          <table:table-cell table:formula="of:=SUMIFS([Final.I$1:.I$1048576]; [Final.$A$1:.$A$1048576]; [.$C30]; [Final.$B$1:.$B$1048576]; [.$D30])" office:value-type="float" office:value="0" calcext:value-type="float">
            <text:p>0</text:p>
          </table:table-cell>
          <table:table-cell table:style-name="ce4" table:formula="of:=SUMIFS([Final.J$1:.J$1048576]; [Final.$A$1:.$A$1048576]; [.$C30]; [Final.$B$1:.$B$1048576]; [.$D30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0]; [results.$B$1:.$B$1048576]; [.$D30])" office:value-type="percentage" office:value="0.864473285714286" calcext:value-type="percentage">
            <text:p>86.45%</text:p>
          </table:table-cell>
          <table:table-cell table:style-name="ce25" table:formula="of:=SUMIFS([Final.K$1:.K$1048576]; [Final.$A$1:.$A$1048576]; [.$C30]; [Final.$B$1:.$B$1048576]; [.$D30])" office:value-type="percentage" office:value="0.694545079365079" calcext:value-type="percentage">
            <text:p>69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et.raw</text:p>
          </table:table-cell>
          <table:table-cell table:number-columns-repeated="3"/>
          <table:table-cell table:formula="of:=SUMIFS([Final.C$1:.C$1048576]; [Final.$A$1:.$A$1048576]; [.$C31]; [Final.$B$1:.$B$1048576]; [.$D31])" office:value-type="float" office:value="0" calcext:value-type="float">
            <text:p>0</text:p>
          </table:table-cell>
          <table:table-cell table:formula="of:=SUMIFS([Final.D$1:.D$1048576]; [Final.$A$1:.$A$1048576]; [.$C31]; [Final.$B$1:.$B$1048576]; [.$D31])" office:value-type="float" office:value="0" calcext:value-type="float">
            <text:p>0</text:p>
          </table:table-cell>
          <table:table-cell table:formula="of:=SUMIFS([Final.E$1:.E$1048576]; [Final.$A$1:.$A$1048576]; [.$C31]; [Final.$B$1:.$B$1048576]; [.$D31])" office:value-type="float" office:value="0" calcext:value-type="float">
            <text:p>0</text:p>
          </table:table-cell>
          <table:table-cell table:formula="of:=SUMIFS([Final.F$1:.F$1048576]; [Final.$A$1:.$A$1048576]; [.$C31]; [Final.$B$1:.$B$1048576]; [.$D31])" office:value-type="float" office:value="0" calcext:value-type="float">
            <text:p>0</text:p>
          </table:table-cell>
          <table:table-cell table:formula="of:=SUMIFS([Final.G$1:.G$1048576]; [Final.$A$1:.$A$1048576]; [.$C31]; [Final.$B$1:.$B$1048576]; [.$D31])" office:value-type="float" office:value="0" calcext:value-type="float">
            <text:p>0</text:p>
          </table:table-cell>
          <table:table-cell table:formula="of:=SUMIFS([Final.H$1:.H$1048576]; [Final.$A$1:.$A$1048576]; [.$C31]; [Final.$B$1:.$B$1048576]; [.$D31])" office:value-type="float" office:value="0" calcext:value-type="float">
            <text:p>0</text:p>
          </table:table-cell>
          <table:table-cell table:formula="of:=SUMIFS([Final.I$1:.I$1048576]; [Final.$A$1:.$A$1048576]; [.$C31]; [Final.$B$1:.$B$1048576]; [.$D31])" office:value-type="float" office:value="0" calcext:value-type="float">
            <text:p>0</text:p>
          </table:table-cell>
          <table:table-cell table:style-name="ce4" table:formula="of:=SUMIFS([Final.J$1:.J$1048576]; [Final.$A$1:.$A$1048576]; [.$C31]; [Final.$B$1:.$B$1048576]; [.$D31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1]; [results.$B$1:.$B$1048576]; [.$D31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31]; [Final.$B$1:.$B$1048576]; [.$D31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IFS([Final.C$1:.C$1048576]; [Final.$A$1:.$A$1048576]; [.$C32]; [Final.$B$1:.$B$1048576]; [.$D32])" office:value-type="float" office:value="0" calcext:value-type="float">
            <text:p>0</text:p>
          </table:table-cell>
          <table:table-cell table:formula="of:=SUMIFS([Final.D$1:.D$1048576]; [Final.$A$1:.$A$1048576]; [.$C32]; [Final.$B$1:.$B$1048576]; [.$D32])" office:value-type="float" office:value="0" calcext:value-type="float">
            <text:p>0</text:p>
          </table:table-cell>
          <table:table-cell table:formula="of:=SUMIFS([Final.E$1:.E$1048576]; [Final.$A$1:.$A$1048576]; [.$C32]; [Final.$B$1:.$B$1048576]; [.$D32])" office:value-type="float" office:value="0" calcext:value-type="float">
            <text:p>0</text:p>
          </table:table-cell>
          <table:table-cell table:formula="of:=SUMIFS([Final.F$1:.F$1048576]; [Final.$A$1:.$A$1048576]; [.$C32]; [Final.$B$1:.$B$1048576]; [.$D32])" office:value-type="float" office:value="0" calcext:value-type="float">
            <text:p>0</text:p>
          </table:table-cell>
          <table:table-cell table:formula="of:=SUMIFS([Final.G$1:.G$1048576]; [Final.$A$1:.$A$1048576]; [.$C32]; [Final.$B$1:.$B$1048576]; [.$D32])" office:value-type="float" office:value="0" calcext:value-type="float">
            <text:p>0</text:p>
          </table:table-cell>
          <table:table-cell table:formula="of:=SUMIFS([Final.H$1:.H$1048576]; [Final.$A$1:.$A$1048576]; [.$C32]; [Final.$B$1:.$B$1048576]; [.$D32])" office:value-type="float" office:value="0" calcext:value-type="float">
            <text:p>0</text:p>
          </table:table-cell>
          <table:table-cell table:formula="of:=SUMIFS([Final.I$1:.I$1048576]; [Final.$A$1:.$A$1048576]; [.$C32]; [Final.$B$1:.$B$1048576]; [.$D32])" office:value-type="float" office:value="0" calcext:value-type="float">
            <text:p>0</text:p>
          </table:table-cell>
          <table:table-cell table:style-name="ce4" table:formula="of:=SUMIFS([Final.J$1:.J$1048576]; [Final.$A$1:.$A$1048576]; [.$C32]; [Final.$B$1:.$B$1048576]; [.$D32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2]; [results.$B$1:.$B$1048576]; [.$D32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32]; [Final.$B$1:.$B$1048576]; [.$D32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IFS([Final.C$1:.C$1048576]; [Final.$A$1:.$A$1048576]; [.$C33]; [Final.$B$1:.$B$1048576]; [.$D33])" office:value-type="float" office:value="0" calcext:value-type="float">
            <text:p>0</text:p>
          </table:table-cell>
          <table:table-cell table:formula="of:=SUMIFS([Final.D$1:.D$1048576]; [Final.$A$1:.$A$1048576]; [.$C33]; [Final.$B$1:.$B$1048576]; [.$D33])" office:value-type="float" office:value="0" calcext:value-type="float">
            <text:p>0</text:p>
          </table:table-cell>
          <table:table-cell table:formula="of:=SUMIFS([Final.E$1:.E$1048576]; [Final.$A$1:.$A$1048576]; [.$C33]; [Final.$B$1:.$B$1048576]; [.$D33])" office:value-type="float" office:value="0" calcext:value-type="float">
            <text:p>0</text:p>
          </table:table-cell>
          <table:table-cell table:formula="of:=SUMIFS([Final.F$1:.F$1048576]; [Final.$A$1:.$A$1048576]; [.$C33]; [Final.$B$1:.$B$1048576]; [.$D33])" office:value-type="float" office:value="0" calcext:value-type="float">
            <text:p>0</text:p>
          </table:table-cell>
          <table:table-cell table:formula="of:=SUMIFS([Final.G$1:.G$1048576]; [Final.$A$1:.$A$1048576]; [.$C33]; [Final.$B$1:.$B$1048576]; [.$D33])" office:value-type="float" office:value="0" calcext:value-type="float">
            <text:p>0</text:p>
          </table:table-cell>
          <table:table-cell table:formula="of:=SUMIFS([Final.H$1:.H$1048576]; [Final.$A$1:.$A$1048576]; [.$C33]; [Final.$B$1:.$B$1048576]; [.$D33])" office:value-type="float" office:value="0" calcext:value-type="float">
            <text:p>0</text:p>
          </table:table-cell>
          <table:table-cell table:formula="of:=SUMIFS([Final.I$1:.I$1048576]; [Final.$A$1:.$A$1048576]; [.$C33]; [Final.$B$1:.$B$1048576]; [.$D33])" office:value-type="float" office:value="0" calcext:value-type="float">
            <text:p>0</text:p>
          </table:table-cell>
          <table:table-cell table:style-name="ce4" table:formula="of:=SUMIFS([Final.J$1:.J$1048576]; [Final.$A$1:.$A$1048576]; [.$C33]; [Final.$B$1:.$B$1048576]; [.$D33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3]; [results.$B$1:.$B$1048576]; [.$D33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33]; [Final.$B$1:.$B$1048576]; [.$D33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IFS([Final.C$1:.C$1048576]; [Final.$A$1:.$A$1048576]; [.$C34]; [Final.$B$1:.$B$1048576]; [.$D34])" office:value-type="float" office:value="0" calcext:value-type="float">
            <text:p>0</text:p>
          </table:table-cell>
          <table:table-cell table:formula="of:=SUMIFS([Final.D$1:.D$1048576]; [Final.$A$1:.$A$1048576]; [.$C34]; [Final.$B$1:.$B$1048576]; [.$D34])" office:value-type="float" office:value="0" calcext:value-type="float">
            <text:p>0</text:p>
          </table:table-cell>
          <table:table-cell table:formula="of:=SUMIFS([Final.E$1:.E$1048576]; [Final.$A$1:.$A$1048576]; [.$C34]; [Final.$B$1:.$B$1048576]; [.$D34])" office:value-type="float" office:value="0" calcext:value-type="float">
            <text:p>0</text:p>
          </table:table-cell>
          <table:table-cell table:formula="of:=SUMIFS([Final.F$1:.F$1048576]; [Final.$A$1:.$A$1048576]; [.$C34]; [Final.$B$1:.$B$1048576]; [.$D34])" office:value-type="float" office:value="0" calcext:value-type="float">
            <text:p>0</text:p>
          </table:table-cell>
          <table:table-cell table:formula="of:=SUMIFS([Final.G$1:.G$1048576]; [Final.$A$1:.$A$1048576]; [.$C34]; [Final.$B$1:.$B$1048576]; [.$D34])" office:value-type="float" office:value="0" calcext:value-type="float">
            <text:p>0</text:p>
          </table:table-cell>
          <table:table-cell table:formula="of:=SUMIFS([Final.H$1:.H$1048576]; [Final.$A$1:.$A$1048576]; [.$C34]; [Final.$B$1:.$B$1048576]; [.$D34])" office:value-type="float" office:value="0" calcext:value-type="float">
            <text:p>0</text:p>
          </table:table-cell>
          <table:table-cell table:formula="of:=SUMIFS([Final.I$1:.I$1048576]; [Final.$A$1:.$A$1048576]; [.$C34]; [Final.$B$1:.$B$1048576]; [.$D34])" office:value-type="float" office:value="0" calcext:value-type="float">
            <text:p>0</text:p>
          </table:table-cell>
          <table:table-cell table:style-name="ce4" table:formula="of:=SUMIFS([Final.J$1:.J$1048576]; [Final.$A$1:.$A$1048576]; [.$C34]; [Final.$B$1:.$B$1048576]; [.$D34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4]; [results.$B$1:.$B$1048576]; [.$D34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34]; [Final.$B$1:.$B$1048576]; [.$D34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IFS([Final.C$1:.C$1048576]; [Final.$A$1:.$A$1048576]; [.$C35]; [Final.$B$1:.$B$1048576]; [.$D35])" office:value-type="float" office:value="0" calcext:value-type="float">
            <text:p>0</text:p>
          </table:table-cell>
          <table:table-cell table:formula="of:=SUMIFS([Final.D$1:.D$1048576]; [Final.$A$1:.$A$1048576]; [.$C35]; [Final.$B$1:.$B$1048576]; [.$D35])" office:value-type="float" office:value="0" calcext:value-type="float">
            <text:p>0</text:p>
          </table:table-cell>
          <table:table-cell table:formula="of:=SUMIFS([Final.E$1:.E$1048576]; [Final.$A$1:.$A$1048576]; [.$C35]; [Final.$B$1:.$B$1048576]; [.$D35])" office:value-type="float" office:value="0" calcext:value-type="float">
            <text:p>0</text:p>
          </table:table-cell>
          <table:table-cell table:formula="of:=SUMIFS([Final.F$1:.F$1048576]; [Final.$A$1:.$A$1048576]; [.$C35]; [Final.$B$1:.$B$1048576]; [.$D35])" office:value-type="float" office:value="0" calcext:value-type="float">
            <text:p>0</text:p>
          </table:table-cell>
          <table:table-cell table:formula="of:=SUMIFS([Final.G$1:.G$1048576]; [Final.$A$1:.$A$1048576]; [.$C35]; [Final.$B$1:.$B$1048576]; [.$D35])" office:value-type="float" office:value="0" calcext:value-type="float">
            <text:p>0</text:p>
          </table:table-cell>
          <table:table-cell table:formula="of:=SUMIFS([Final.H$1:.H$1048576]; [Final.$A$1:.$A$1048576]; [.$C35]; [Final.$B$1:.$B$1048576]; [.$D35])" office:value-type="float" office:value="0" calcext:value-type="float">
            <text:p>0</text:p>
          </table:table-cell>
          <table:table-cell table:formula="of:=SUMIFS([Final.I$1:.I$1048576]; [Final.$A$1:.$A$1048576]; [.$C35]; [Final.$B$1:.$B$1048576]; [.$D35])" office:value-type="float" office:value="0" calcext:value-type="float">
            <text:p>0</text:p>
          </table:table-cell>
          <table:table-cell table:style-name="ce4" table:formula="of:=SUMIFS([Final.J$1:.J$1048576]; [Final.$A$1:.$A$1048576]; [.$C35]; [Final.$B$1:.$B$1048576]; [.$D35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5]; [results.$B$1:.$B$1048576]; [.$D35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35]; [Final.$B$1:.$B$1048576]; [.$D35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IFS([Final.C$1:.C$1048576]; [Final.$A$1:.$A$1048576]; [.$C36]; [Final.$B$1:.$B$1048576]; [.$D36])" office:value-type="float" office:value="0" calcext:value-type="float">
            <text:p>0</text:p>
          </table:table-cell>
          <table:table-cell table:formula="of:=SUMIFS([Final.D$1:.D$1048576]; [Final.$A$1:.$A$1048576]; [.$C36]; [Final.$B$1:.$B$1048576]; [.$D36])" office:value-type="float" office:value="0" calcext:value-type="float">
            <text:p>0</text:p>
          </table:table-cell>
          <table:table-cell table:formula="of:=SUMIFS([Final.E$1:.E$1048576]; [Final.$A$1:.$A$1048576]; [.$C36]; [Final.$B$1:.$B$1048576]; [.$D36])" office:value-type="float" office:value="0" calcext:value-type="float">
            <text:p>0</text:p>
          </table:table-cell>
          <table:table-cell table:formula="of:=SUMIFS([Final.F$1:.F$1048576]; [Final.$A$1:.$A$1048576]; [.$C36]; [Final.$B$1:.$B$1048576]; [.$D36])" office:value-type="float" office:value="0" calcext:value-type="float">
            <text:p>0</text:p>
          </table:table-cell>
          <table:table-cell table:formula="of:=SUMIFS([Final.G$1:.G$1048576]; [Final.$A$1:.$A$1048576]; [.$C36]; [Final.$B$1:.$B$1048576]; [.$D36])" office:value-type="float" office:value="0" calcext:value-type="float">
            <text:p>0</text:p>
          </table:table-cell>
          <table:table-cell table:formula="of:=SUMIFS([Final.H$1:.H$1048576]; [Final.$A$1:.$A$1048576]; [.$C36]; [Final.$B$1:.$B$1048576]; [.$D36])" office:value-type="float" office:value="0" calcext:value-type="float">
            <text:p>0</text:p>
          </table:table-cell>
          <table:table-cell table:formula="of:=SUMIFS([Final.I$1:.I$1048576]; [Final.$A$1:.$A$1048576]; [.$C36]; [Final.$B$1:.$B$1048576]; [.$D36])" office:value-type="float" office:value="0" calcext:value-type="float">
            <text:p>0</text:p>
          </table:table-cell>
          <table:table-cell table:style-name="ce4" table:formula="of:=SUMIFS([Final.J$1:.J$1048576]; [Final.$A$1:.$A$1048576]; [.$C36]; [Final.$B$1:.$B$1048576]; [.$D36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6]; [results.$B$1:.$B$1048576]; [.$D36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36]; [Final.$B$1:.$B$1048576]; [.$D36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IFS([Final.C$1:.C$1048576]; [Final.$A$1:.$A$1048576]; [.$C37]; [Final.$B$1:.$B$1048576]; [.$D37])" office:value-type="float" office:value="0" calcext:value-type="float">
            <text:p>0</text:p>
          </table:table-cell>
          <table:table-cell table:formula="of:=SUMIFS([Final.D$1:.D$1048576]; [Final.$A$1:.$A$1048576]; [.$C37]; [Final.$B$1:.$B$1048576]; [.$D37])" office:value-type="float" office:value="0" calcext:value-type="float">
            <text:p>0</text:p>
          </table:table-cell>
          <table:table-cell table:formula="of:=SUMIFS([Final.E$1:.E$1048576]; [Final.$A$1:.$A$1048576]; [.$C37]; [Final.$B$1:.$B$1048576]; [.$D37])" office:value-type="float" office:value="0" calcext:value-type="float">
            <text:p>0</text:p>
          </table:table-cell>
          <table:table-cell table:formula="of:=SUMIFS([Final.F$1:.F$1048576]; [Final.$A$1:.$A$1048576]; [.$C37]; [Final.$B$1:.$B$1048576]; [.$D37])" office:value-type="float" office:value="0" calcext:value-type="float">
            <text:p>0</text:p>
          </table:table-cell>
          <table:table-cell table:formula="of:=SUMIFS([Final.G$1:.G$1048576]; [Final.$A$1:.$A$1048576]; [.$C37]; [Final.$B$1:.$B$1048576]; [.$D37])" office:value-type="float" office:value="0" calcext:value-type="float">
            <text:p>0</text:p>
          </table:table-cell>
          <table:table-cell table:formula="of:=SUMIFS([Final.H$1:.H$1048576]; [Final.$A$1:.$A$1048576]; [.$C37]; [Final.$B$1:.$B$1048576]; [.$D37])" office:value-type="float" office:value="0" calcext:value-type="float">
            <text:p>0</text:p>
          </table:table-cell>
          <table:table-cell table:formula="of:=SUMIFS([Final.I$1:.I$1048576]; [Final.$A$1:.$A$1048576]; [.$C37]; [Final.$B$1:.$B$1048576]; [.$D37])" office:value-type="float" office:value="0" calcext:value-type="float">
            <text:p>0</text:p>
          </table:table-cell>
          <table:table-cell table:style-name="ce4" table:formula="of:=SUMIFS([Final.J$1:.J$1048576]; [Final.$A$1:.$A$1048576]; [.$C37]; [Final.$B$1:.$B$1048576]; [.$D37])" office:value-type="boolean" office:boolean-value="false" calcext:value-type="boolean">
            <text:p>FALSE</text:p>
          </table:table-cell>
          <table:table-cell table:style-name="ce25" table:formula="of:=SUMIFS([results.K$1:.K$1048576]; [results.$A$1:.$A$1048576]; [.$C37]; [results.$B$1:.$B$1048576]; [.$D37])" office:value-type="percentage" office:value="0" calcext:value-type="percentage">
            <text:p>0.00%</text:p>
          </table:table-cell>
          <table:table-cell table:style-name="ce25" table:formula="of:=SUMIFS([Final.K$1:.K$1048576]; [Final.$A$1:.$A$1048576]; [.$C37]; [Final.$B$1:.$B$1048576]; [.$D37])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 table:number-rows-repeated="342">
          <table:table-cell table:number-columns-repeated="11"/>
          <table:table-cell table:style-name="ce4"/>
          <table:table-cell table:number-columns-repeated="11"/>
        </table:table-row>
        <table:table-row table:style-name="ro1" table:number-rows-repeated="1048196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Analysis.M2:Analysis.N37">
            <calcext:data-bar calcext:gradient="false" calcext:max-length="100" calcext:negative-color="#ff0000" calcext:positive-color="#81d41a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Final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column table:style-name="co3" table:default-cell-style-name="ce4"/>
        <table:table-column table:style-name="co3" table:number-columns-repeated="3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Min Thresholds</text:p>
          </table:table-cell>
          <table:covered-table-cell table:style-name="ce3"/>
          <table:table-cell table:style-name="ce3" table:formula="of:=VLOOKUP([.C$4];[$Analysis.$P$1:$Analysis.$W$8];6;0)" office:value-type="float" office:value="0.2" calcext:value-type="float">
            <text:p>0.2</text:p>
          </table:table-cell>
          <table:table-cell table:style-name="ce3" table:formula="of:=VLOOKUP([.D$4];[$Analysis.$P$1:$Analysis.$W$8];6;0)" office:value-type="float" office:value="0.09" calcext:value-type="float">
            <text:p>0.09</text:p>
          </table:table-cell>
          <table:table-cell table:style-name="ce3" table:formula="of:=VLOOKUP([.E$4];[$Analysis.$P$1:$Analysis.$W$8];6;0)" office:value-type="float" office:value="0.2" calcext:value-type="float">
            <text:p>0.2</text:p>
          </table:table-cell>
          <table:table-cell table:style-name="ce3" table:formula="of:=VLOOKUP([.F$4];[$Analysis.$P$1:$Analysis.$W$8];6;0)" office:value-type="float" office:value="0.15" calcext:value-type="float">
            <text:p>0.15</text:p>
          </table:table-cell>
          <table:table-cell table:style-name="ce3" table:formula="of:=VLOOKUP([.G$4];[$Analysis.$P$1:$Analysis.$W$8];6;0)" office:value-type="float" office:value="0.1" calcext:value-type="float">
            <text:p>0.1</text:p>
          </table:table-cell>
          <table:table-cell table:style-name="ce3" table:formula="of:=VLOOKUP([.H$4];[$Analysis.$P$1:$Analysis.$W$8];6;0)" office:value-type="float" office:value="0.03" calcext:value-type="float">
            <text:p>0.03</text:p>
          </table:table-cell>
          <table:table-cell table:style-name="ce3" table:formula="of:=VLOOKUP([.I$4];[$Analysis.$P$1:$Analysis.$W$8];6;0)" office:value-type="float" office:value="0.1" calcext:value-type="float">
            <text:p>0.1</text:p>
          </table:table-cell>
          <table:table-cell table:style-name="ce16"/>
          <table:table-cell table:style-name="ce3"/>
          <table:table-cell/>
          <table:table-cell table:style-name="ce12" table:formula="of:=MIN([.K$1:.K$1048576])" office:value-type="percentage" office:value="0.115478222222222" calcext:value-type="percentage">
            <text:p>11.55%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Max Thresholds</text:p>
          </table:table-cell>
          <table:covered-table-cell table:style-name="ce3"/>
          <table:table-cell table:style-name="ce3" table:formula="of:=VLOOKUP([.C$4];[$Analysis.$P$1:$Analysis.$W$8];7;0)" office:value-type="float" office:value="0.5" calcext:value-type="float">
            <text:p>0.5</text:p>
          </table:table-cell>
          <table:table-cell table:style-name="ce3" table:formula="of:=VLOOKUP([.D$4];[$Analysis.$P$1:$Analysis.$W$8];7;0)" office:value-type="float" office:value="0.15" calcext:value-type="float">
            <text:p>0.15</text:p>
          </table:table-cell>
          <table:table-cell table:style-name="ce3" table:formula="of:=VLOOKUP([.E$4];[$Analysis.$P$1:$Analysis.$W$8];7;0)" office:value-type="float" office:value="0.5" calcext:value-type="float">
            <text:p>0.5</text:p>
          </table:table-cell>
          <table:table-cell table:style-name="ce3" table:formula="of:=VLOOKUP([.F$4];[$Analysis.$P$1:$Analysis.$W$8];7;0)" office:value-type="float" office:value="0.3" calcext:value-type="float">
            <text:p>0.3</text:p>
          </table:table-cell>
          <table:table-cell table:style-name="ce3" table:formula="of:=VLOOKUP([.G$4];[$Analysis.$P$1:$Analysis.$W$8];7;0)" office:value-type="float" office:value="0.5" calcext:value-type="float">
            <text:p>0.5</text:p>
          </table:table-cell>
          <table:table-cell table:style-name="ce3" table:formula="of:=VLOOKUP([.H$4];[$Analysis.$P$1:$Analysis.$W$8];7;0)" office:value-type="float" office:value="0.1" calcext:value-type="float">
            <text:p>0.1</text:p>
          </table:table-cell>
          <table:table-cell table:style-name="ce3" table:formula="of:=VLOOKUP([.I$4];[$Analysis.$P$1:$Analysis.$W$8];7;0)" office:value-type="float" office:value="0.4" calcext:value-type="float">
            <text:p>0.4</text:p>
          </table:table-cell>
          <table:table-cell table:style-name="ce16"/>
          <table:table-cell table:style-name="ce3"/>
          <table:table-cell/>
          <table:table-cell table:style-name="ce12" table:formula="of:=MAX([.K$1:.K$1048576])" office:value-type="percentage" office:value="1" calcext:value-type="percentage">
            <text:p>100.00%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Weight</text:p>
          </table:table-cell>
          <table:covered-table-cell table:style-name="ce3"/>
          <table:table-cell table:style-name="ce3" table:formula="of:=VLOOKUP([.C$4];[$Analysis.$P$1:$Analysis.$W$8];8;0)" office:value-type="float" office:value="7" calcext:value-type="float">
            <text:p>7</text:p>
          </table:table-cell>
          <table:table-cell table:style-name="ce3" table:formula="of:=VLOOKUP([.D$4];[$Analysis.$P$1:$Analysis.$W$8];8;0)" office:value-type="float" office:value="5" calcext:value-type="float">
            <text:p>5</text:p>
          </table:table-cell>
          <table:table-cell table:style-name="ce3" table:formula="of:=VLOOKUP([.E$4];[$Analysis.$P$1:$Analysis.$W$8];8;0)" office:value-type="float" office:value="2" calcext:value-type="float">
            <text:p>2</text:p>
          </table:table-cell>
          <table:table-cell table:style-name="ce3" table:formula="of:=VLOOKUP([.F$4];[$Analysis.$P$1:$Analysis.$W$8];8;0)" office:value-type="float" office:value="8" calcext:value-type="float">
            <text:p>8</text:p>
          </table:table-cell>
          <table:table-cell table:style-name="ce3" table:formula="of:=VLOOKUP([.G$4];[$Analysis.$P$1:$Analysis.$W$8];8;0)" office:value-type="float" office:value="4" calcext:value-type="float">
            <text:p>4</text:p>
          </table:table-cell>
          <table:table-cell table:style-name="ce3" table:formula="of:=VLOOKUP([.H$4];[$Analysis.$P$1:$Analysis.$W$8];8;0)" office:value-type="float" office:value="9" calcext:value-type="float">
            <text:p>9</text:p>
          </table:table-cell>
          <table:table-cell table:style-name="ce3" table:formula="of:=VLOOKUP([.I$4];[$Analysis.$P$1:$Analysis.$W$8];8;0)" office:value-type="float" office:value="10" calcext:value-type="float">
            <text:p>10</text:p>
          </table:table-cell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file1</text:p>
          </table:table-cell>
          <table:table-cell table:style-name="ce3" office:value-type="string" calcext:value-type="string">
            <text:p>file2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FFT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DTW</text:p>
          </table:table-cell>
          <table:table-cell table:style-name="ce3" office:value-type="string" calcext:value-type="string">
            <text:p>COS</text:p>
          </table:table-cell>
          <table:table-cell table:style-name="ce7" office:value-type="string" calcext:value-type="string">
            <text:p>AVG</text:p>
          </table:table-cell>
          <table:table-cell table:style-name="ce7" office:value-type="string" calcext:value-type="string">
            <text:p>MAX</text:p>
          </table:table-cell>
          <table:table-cell table:style-name="ce16" office:value-type="string" calcext:value-type="string">
            <text:p>SAME</text:p>
          </table:table-cell>
          <table:table-cell table:style-name="ce3" office:value-type="string" calcext:value-type="string">
            <text:p>Likenes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BASS.raw</text:p>
          </table:table-cell>
          <table:table-cell table:formula="of:=MAX(MIN(([results.C2] - [.C$1]) / ([.C$2] - [.C$1]); 1); 0)" office:value-type="float" office:value="0" calcext:value-type="float">
            <text:p>0</text:p>
          </table:table-cell>
          <table:table-cell table:formula="of:=MAX(MIN(([results.D2] - [.D$1]) / ([.D$2] - [.D$1]); 1); 0)" office:value-type="float" office:value="0" calcext:value-type="float">
            <text:p>0</text:p>
          </table:table-cell>
          <table:table-cell table:formula="of:=MAX(MIN(([results.E2] - [.E$1]) / ([.E$2] - [.E$1]); 1); 0)" office:value-type="float" office:value="0" calcext:value-type="float">
            <text:p>0</text:p>
          </table:table-cell>
          <table:table-cell table:formula="of:=MAX(MIN(([results.F2] - [.F$1]) / ([.F$2] - [.F$1]); 1); 0)" office:value-type="float" office:value="0" calcext:value-type="float">
            <text:p>0</text:p>
          </table:table-cell>
          <table:table-cell table:formula="of:=MAX(MIN(([results.G2] - [.G$1]) / ([.G$2] - [.G$1]); 1); 0)" office:value-type="float" office:value="0" calcext:value-type="float">
            <text:p>0</text:p>
          </table:table-cell>
          <table:table-cell table:formula="of:=MAX(MIN(([results.H2] - [.H$1]) / ([.H$2] - [.H$1]); 1); 0)" office:value-type="float" office:value="0" calcext:value-type="float">
            <text:p>0</text:p>
          </table:table-cell>
          <table:table-cell table:formula="of:=MAX(MIN(([results.I2] - [.I$1]) / ([.I$2] - [.I$1]); 1); 0)" office:value-type="float" office:value="0" calcext:value-type="float">
            <text:p>0</text:p>
          </table:table-cell>
          <table:table-cell table:formula="of:=[results.J2]" office:value-type="boolean" office:boolean-value="false" calcext:value-type="boolean">
            <text:p>FALSE</text:p>
          </table:table-cell>
          <table:table-cell table:style-name="ce31" table:formula="of:=1 - SUMPRODUCT([.C$3:.I$3]; [.C5:.I5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CELESTA.raw</text:p>
          </table:table-cell>
          <table:table-cell table:formula="of:=MAX(MIN(([results.C3] - [.C$1]) / ([.C$2] - [.C$1]); 1); 0)" office:value-type="float" office:value="0" calcext:value-type="float">
            <text:p>0</text:p>
          </table:table-cell>
          <table:table-cell table:formula="of:=MAX(MIN(([results.D3] - [.D$1]) / ([.D$2] - [.D$1]); 1); 0)" office:value-type="float" office:value="0" calcext:value-type="float">
            <text:p>0</text:p>
          </table:table-cell>
          <table:table-cell table:formula="of:=MAX(MIN(([results.E3] - [.E$1]) / ([.E$2] - [.E$1]); 1); 0)" office:value-type="float" office:value="0" calcext:value-type="float">
            <text:p>0</text:p>
          </table:table-cell>
          <table:table-cell table:formula="of:=MAX(MIN(([results.F3] - [.F$1]) / ([.F$2] - [.F$1]); 1); 0)" office:value-type="float" office:value="0" calcext:value-type="float">
            <text:p>0</text:p>
          </table:table-cell>
          <table:table-cell table:formula="of:=MAX(MIN(([results.G3] - [.G$1]) / ([.G$2] - [.G$1]); 1); 0)" office:value-type="float" office:value="0" calcext:value-type="float">
            <text:p>0</text:p>
          </table:table-cell>
          <table:table-cell table:formula="of:=MAX(MIN(([results.H3] - [.H$1]) / ([.H$2] - [.H$1]); 1); 0)" office:value-type="float" office:value="0" calcext:value-type="float">
            <text:p>0</text:p>
          </table:table-cell>
          <table:table-cell table:formula="of:=MAX(MIN(([results.I3] - [.I$1]) / ([.I$2] - [.I$1]); 1); 0)" office:value-type="float" office:value="0" calcext:value-type="float">
            <text:p>0</text:p>
          </table:table-cell>
          <table:table-cell table:formula="of:=[results.J3]" office:value-type="boolean" office:boolean-value="false" calcext:value-type="boolean">
            <text:p>FALSE</text:p>
          </table:table-cell>
          <table:table-cell table:style-name="ce31" table:formula="of:=1 - SUMPRODUCT([.C$3:.I$3]; [.C6:.I6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COWBELL.raw</text:p>
          </table:table-cell>
          <table:table-cell table:formula="of:=MAX(MIN(([results.C4] - [.C$1]) / ([.C$2] - [.C$1]); 1); 0)" office:value-type="float" office:value="0" calcext:value-type="float">
            <text:p>0</text:p>
          </table:table-cell>
          <table:table-cell table:formula="of:=MAX(MIN(([results.D4] - [.D$1]) / ([.D$2] - [.D$1]); 1); 0)" office:value-type="float" office:value="0" calcext:value-type="float">
            <text:p>0</text:p>
          </table:table-cell>
          <table:table-cell table:formula="of:=MAX(MIN(([results.E4] - [.E$1]) / ([.E$2] - [.E$1]); 1); 0)" office:value-type="float" office:value="0" calcext:value-type="float">
            <text:p>0</text:p>
          </table:table-cell>
          <table:table-cell table:formula="of:=MAX(MIN(([results.F4] - [.F$1]) / ([.F$2] - [.F$1]); 1); 0)" office:value-type="float" office:value="0" calcext:value-type="float">
            <text:p>0</text:p>
          </table:table-cell>
          <table:table-cell table:formula="of:=MAX(MIN(([results.G4] - [.G$1]) / ([.G$2] - [.G$1]); 1); 0)" office:value-type="float" office:value="0" calcext:value-type="float">
            <text:p>0</text:p>
          </table:table-cell>
          <table:table-cell table:formula="of:=MAX(MIN(([results.H4] - [.H$1]) / ([.H$2] - [.H$1]); 1); 0)" office:value-type="float" office:value="0" calcext:value-type="float">
            <text:p>0</text:p>
          </table:table-cell>
          <table:table-cell table:formula="of:=MAX(MIN(([results.I4] - [.I$1]) / ([.I$2] - [.I$1]); 1); 0)" office:value-type="float" office:value="0" calcext:value-type="float">
            <text:p>0</text:p>
          </table:table-cell>
          <table:table-cell table:formula="of:=[results.J4]" office:value-type="boolean" office:boolean-value="false" calcext:value-type="boolean">
            <text:p>FALSE</text:p>
          </table:table-cell>
          <table:table-cell table:style-name="ce31" table:formula="of:=1 - SUMPRODUCT([.C$3:.I$3]; [.C7:.I7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DIDGERIDOO E2.raw</text:p>
          </table:table-cell>
          <table:table-cell table:formula="of:=MAX(MIN(([results.C5] - [.C$1]) / ([.C$2] - [.C$1]); 1); 0)" office:value-type="float" office:value="0" calcext:value-type="float">
            <text:p>0</text:p>
          </table:table-cell>
          <table:table-cell table:formula="of:=MAX(MIN(([results.D5] - [.D$1]) / ([.D$2] - [.D$1]); 1); 0)" office:value-type="float" office:value="0" calcext:value-type="float">
            <text:p>0</text:p>
          </table:table-cell>
          <table:table-cell table:formula="of:=MAX(MIN(([results.E5] - [.E$1]) / ([.E$2] - [.E$1]); 1); 0)" office:value-type="float" office:value="0" calcext:value-type="float">
            <text:p>0</text:p>
          </table:table-cell>
          <table:table-cell table:formula="of:=MAX(MIN(([results.F5] - [.F$1]) / ([.F$2] - [.F$1]); 1); 0)" office:value-type="float" office:value="0" calcext:value-type="float">
            <text:p>0</text:p>
          </table:table-cell>
          <table:table-cell table:formula="of:=MAX(MIN(([results.G5] - [.G$1]) / ([.G$2] - [.G$1]); 1); 0)" office:value-type="float" office:value="0" calcext:value-type="float">
            <text:p>0</text:p>
          </table:table-cell>
          <table:table-cell table:formula="of:=MAX(MIN(([results.H5] - [.H$1]) / ([.H$2] - [.H$1]); 1); 0)" office:value-type="float" office:value="0" calcext:value-type="float">
            <text:p>0</text:p>
          </table:table-cell>
          <table:table-cell table:formula="of:=MAX(MIN(([results.I5] - [.I$1]) / ([.I$2] - [.I$1]); 1); 0)" office:value-type="float" office:value="0" calcext:value-type="float">
            <text:p>0</text:p>
          </table:table-cell>
          <table:table-cell table:formula="of:=[results.J5]" office:value-type="boolean" office:boolean-value="false" calcext:value-type="boolean">
            <text:p>FALSE</text:p>
          </table:table-cell>
          <table:table-cell table:style-name="ce31" table:formula="of:=1 - SUMPRODUCT([.C$3:.I$3]; [.C8:.I8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DIST.GUITAR.raw</text:p>
          </table:table-cell>
          <table:table-cell table:formula="of:=MAX(MIN(([results.C6] - [.C$1]) / ([.C$2] - [.C$1]); 1); 0)" office:value-type="float" office:value="0" calcext:value-type="float">
            <text:p>0</text:p>
          </table:table-cell>
          <table:table-cell table:formula="of:=MAX(MIN(([results.D6] - [.D$1]) / ([.D$2] - [.D$1]); 1); 0)" office:value-type="float" office:value="0" calcext:value-type="float">
            <text:p>0</text:p>
          </table:table-cell>
          <table:table-cell table:formula="of:=MAX(MIN(([results.E6] - [.E$1]) / ([.E$2] - [.E$1]); 1); 0)" office:value-type="float" office:value="0" calcext:value-type="float">
            <text:p>0</text:p>
          </table:table-cell>
          <table:table-cell table:formula="of:=MAX(MIN(([results.F6] - [.F$1]) / ([.F$2] - [.F$1]); 1); 0)" office:value-type="float" office:value="0" calcext:value-type="float">
            <text:p>0</text:p>
          </table:table-cell>
          <table:table-cell table:formula="of:=MAX(MIN(([results.G6] - [.G$1]) / ([.G$2] - [.G$1]); 1); 0)" office:value-type="float" office:value="0" calcext:value-type="float">
            <text:p>0</text:p>
          </table:table-cell>
          <table:table-cell table:formula="of:=MAX(MIN(([results.H6] - [.H$1]) / ([.H$2] - [.H$1]); 1); 0)" office:value-type="float" office:value="0" calcext:value-type="float">
            <text:p>0</text:p>
          </table:table-cell>
          <table:table-cell table:formula="of:=MAX(MIN(([results.I6] - [.I$1]) / ([.I$2] - [.I$1]); 1); 0)" office:value-type="float" office:value="0" calcext:value-type="float">
            <text:p>0</text:p>
          </table:table-cell>
          <table:table-cell table:formula="of:=[results.J6]" office:value-type="boolean" office:boolean-value="false" calcext:value-type="boolean">
            <text:p>FALSE</text:p>
          </table:table-cell>
          <table:table-cell table:style-name="ce31" table:formula="of:=1 - SUMPRODUCT([.C$3:.I$3]; [.C9:.I9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ECHO.raw</text:p>
          </table:table-cell>
          <table:table-cell table:formula="of:=MAX(MIN(([results.C7] - [.C$1]) / ([.C$2] - [.C$1]); 1); 0)" office:value-type="float" office:value="0" calcext:value-type="float">
            <text:p>0</text:p>
          </table:table-cell>
          <table:table-cell table:formula="of:=MAX(MIN(([results.D7] - [.D$1]) / ([.D$2] - [.D$1]); 1); 0)" office:value-type="float" office:value="0" calcext:value-type="float">
            <text:p>0</text:p>
          </table:table-cell>
          <table:table-cell table:formula="of:=MAX(MIN(([results.E7] - [.E$1]) / ([.E$2] - [.E$1]); 1); 0)" office:value-type="float" office:value="0" calcext:value-type="float">
            <text:p>0</text:p>
          </table:table-cell>
          <table:table-cell table:formula="of:=MAX(MIN(([results.F7] - [.F$1]) / ([.F$2] - [.F$1]); 1); 0)" office:value-type="float" office:value="0" calcext:value-type="float">
            <text:p>0</text:p>
          </table:table-cell>
          <table:table-cell table:formula="of:=MAX(MIN(([results.G7] - [.G$1]) / ([.G$2] - [.G$1]); 1); 0)" office:value-type="float" office:value="0" calcext:value-type="float">
            <text:p>0</text:p>
          </table:table-cell>
          <table:table-cell table:formula="of:=MAX(MIN(([results.H7] - [.H$1]) / ([.H$2] - [.H$1]); 1); 0)" office:value-type="float" office:value="0" calcext:value-type="float">
            <text:p>0</text:p>
          </table:table-cell>
          <table:table-cell table:formula="of:=MAX(MIN(([results.I7] - [.I$1]) / ([.I$2] - [.I$1]); 1); 0)" office:value-type="float" office:value="0" calcext:value-type="float">
            <text:p>0</text:p>
          </table:table-cell>
          <table:table-cell table:formula="of:=[results.J7]" office:value-type="boolean" office:boolean-value="false" calcext:value-type="boolean">
            <text:p>FALSE</text:p>
          </table:table-cell>
          <table:table-cell table:style-name="ce31" table:formula="of:=1 - SUMPRODUCT([.C$3:.I$3]; [.C10:.I10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E.PIANO.raw</text:p>
          </table:table-cell>
          <table:table-cell table:formula="of:=MAX(MIN(([results.C8] - [.C$1]) / ([.C$2] - [.C$1]); 1); 0)" office:value-type="float" office:value="0" calcext:value-type="float">
            <text:p>0</text:p>
          </table:table-cell>
          <table:table-cell table:formula="of:=MAX(MIN(([results.D8] - [.D$1]) / ([.D$2] - [.D$1]); 1); 0)" office:value-type="float" office:value="0" calcext:value-type="float">
            <text:p>0</text:p>
          </table:table-cell>
          <table:table-cell table:formula="of:=MAX(MIN(([results.E8] - [.E$1]) / ([.E$2] - [.E$1]); 1); 0)" office:value-type="float" office:value="0" calcext:value-type="float">
            <text:p>0</text:p>
          </table:table-cell>
          <table:table-cell table:formula="of:=MAX(MIN(([results.F8] - [.F$1]) / ([.F$2] - [.F$1]); 1); 0)" office:value-type="float" office:value="0" calcext:value-type="float">
            <text:p>0</text:p>
          </table:table-cell>
          <table:table-cell table:formula="of:=MAX(MIN(([results.G8] - [.G$1]) / ([.G$2] - [.G$1]); 1); 0)" office:value-type="float" office:value="0" calcext:value-type="float">
            <text:p>0</text:p>
          </table:table-cell>
          <table:table-cell table:formula="of:=MAX(MIN(([results.H8] - [.H$1]) / ([.H$2] - [.H$1]); 1); 0)" office:value-type="float" office:value="0" calcext:value-type="float">
            <text:p>0</text:p>
          </table:table-cell>
          <table:table-cell table:formula="of:=MAX(MIN(([results.I8] - [.I$1]) / ([.I$2] - [.I$1]); 1); 0)" office:value-type="float" office:value="0" calcext:value-type="float">
            <text:p>0</text:p>
          </table:table-cell>
          <table:table-cell table:formula="of:=[results.J8]" office:value-type="boolean" office:boolean-value="false" calcext:value-type="boolean">
            <text:p>FALSE</text:p>
          </table:table-cell>
          <table:table-cell table:style-name="ce31" table:formula="of:=1 - SUMPRODUCT([.C$3:.I$3]; [.C11:.I11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GONG.raw</text:p>
          </table:table-cell>
          <table:table-cell table:formula="of:=MAX(MIN(([results.C9] - [.C$1]) / ([.C$2] - [.C$1]); 1); 0)" office:value-type="float" office:value="0" calcext:value-type="float">
            <text:p>0</text:p>
          </table:table-cell>
          <table:table-cell table:formula="of:=MAX(MIN(([results.D9] - [.D$1]) / ([.D$2] - [.D$1]); 1); 0)" office:value-type="float" office:value="0" calcext:value-type="float">
            <text:p>0</text:p>
          </table:table-cell>
          <table:table-cell table:formula="of:=MAX(MIN(([results.E9] - [.E$1]) / ([.E$2] - [.E$1]); 1); 0)" office:value-type="float" office:value="0" calcext:value-type="float">
            <text:p>0</text:p>
          </table:table-cell>
          <table:table-cell table:formula="of:=MAX(MIN(([results.F9] - [.F$1]) / ([.F$2] - [.F$1]); 1); 0)" office:value-type="float" office:value="0" calcext:value-type="float">
            <text:p>0</text:p>
          </table:table-cell>
          <table:table-cell table:formula="of:=MAX(MIN(([results.G9] - [.G$1]) / ([.G$2] - [.G$1]); 1); 0)" office:value-type="float" office:value="0" calcext:value-type="float">
            <text:p>0</text:p>
          </table:table-cell>
          <table:table-cell table:formula="of:=MAX(MIN(([results.H9] - [.H$1]) / ([.H$2] - [.H$1]); 1); 0)" office:value-type="float" office:value="0" calcext:value-type="float">
            <text:p>0</text:p>
          </table:table-cell>
          <table:table-cell table:formula="of:=MAX(MIN(([results.I9] - [.I$1]) / ([.I$2] - [.I$1]); 1); 0)" office:value-type="float" office:value="0" calcext:value-type="float">
            <text:p>0</text:p>
          </table:table-cell>
          <table:table-cell table:formula="of:=[results.J9]" office:value-type="boolean" office:boolean-value="false" calcext:value-type="boolean">
            <text:p>FALSE</text:p>
          </table:table-cell>
          <table:table-cell table:style-name="ce31" table:formula="of:=1 - SUMPRODUCT([.C$3:.I$3]; [.C12:.I12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GUITAR.raw</text:p>
          </table:table-cell>
          <table:table-cell table:formula="of:=MAX(MIN(([results.C10] - [.C$1]) / ([.C$2] - [.C$1]); 1); 0)" office:value-type="float" office:value="0" calcext:value-type="float">
            <text:p>0</text:p>
          </table:table-cell>
          <table:table-cell table:formula="of:=MAX(MIN(([results.D10] - [.D$1]) / ([.D$2] - [.D$1]); 1); 0)" office:value-type="float" office:value="0" calcext:value-type="float">
            <text:p>0</text:p>
          </table:table-cell>
          <table:table-cell table:formula="of:=MAX(MIN(([results.E10] - [.E$1]) / ([.E$2] - [.E$1]); 1); 0)" office:value-type="float" office:value="0" calcext:value-type="float">
            <text:p>0</text:p>
          </table:table-cell>
          <table:table-cell table:formula="of:=MAX(MIN(([results.F10] - [.F$1]) / ([.F$2] - [.F$1]); 1); 0)" office:value-type="float" office:value="0" calcext:value-type="float">
            <text:p>0</text:p>
          </table:table-cell>
          <table:table-cell table:formula="of:=MAX(MIN(([results.G10] - [.G$1]) / ([.G$2] - [.G$1]); 1); 0)" office:value-type="float" office:value="0" calcext:value-type="float">
            <text:p>0</text:p>
          </table:table-cell>
          <table:table-cell table:formula="of:=MAX(MIN(([results.H10] - [.H$1]) / ([.H$2] - [.H$1]); 1); 0)" office:value-type="float" office:value="0" calcext:value-type="float">
            <text:p>0</text:p>
          </table:table-cell>
          <table:table-cell table:formula="of:=MAX(MIN(([results.I10] - [.I$1]) / ([.I$2] - [.I$1]); 1); 0)" office:value-type="float" office:value="0" calcext:value-type="float">
            <text:p>0</text:p>
          </table:table-cell>
          <table:table-cell table:formula="of:=[results.J10]" office:value-type="boolean" office:boolean-value="false" calcext:value-type="boolean">
            <text:p>FALSE</text:p>
          </table:table-cell>
          <table:table-cell table:style-name="ce31" table:formula="of:=1 - SUMPRODUCT([.C$3:.I$3]; [.C13:.I13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NOISE.raw</text:p>
          </table:table-cell>
          <table:table-cell table:formula="of:=MAX(MIN(([results.C11] - [.C$1]) / ([.C$2] - [.C$1]); 1); 0)" office:value-type="float" office:value="0" calcext:value-type="float">
            <text:p>0</text:p>
          </table:table-cell>
          <table:table-cell table:formula="of:=MAX(MIN(([results.D11] - [.D$1]) / ([.D$2] - [.D$1]); 1); 0)" office:value-type="float" office:value="0" calcext:value-type="float">
            <text:p>0</text:p>
          </table:table-cell>
          <table:table-cell table:formula="of:=MAX(MIN(([results.E11] - [.E$1]) / ([.E$2] - [.E$1]); 1); 0)" office:value-type="float" office:value="0" calcext:value-type="float">
            <text:p>0</text:p>
          </table:table-cell>
          <table:table-cell table:formula="of:=MAX(MIN(([results.F11] - [.F$1]) / ([.F$2] - [.F$1]); 1); 0)" office:value-type="float" office:value="0" calcext:value-type="float">
            <text:p>0</text:p>
          </table:table-cell>
          <table:table-cell table:formula="of:=MAX(MIN(([results.G11] - [.G$1]) / ([.G$2] - [.G$1]); 1); 0)" office:value-type="float" office:value="0" calcext:value-type="float">
            <text:p>0</text:p>
          </table:table-cell>
          <table:table-cell table:formula="of:=MAX(MIN(([results.H11] - [.H$1]) / ([.H$2] - [.H$1]); 1); 0)" office:value-type="float" office:value="0" calcext:value-type="float">
            <text:p>0</text:p>
          </table:table-cell>
          <table:table-cell table:formula="of:=MAX(MIN(([results.I11] - [.I$1]) / ([.I$2] - [.I$1]); 1); 0)" office:value-type="float" office:value="0" calcext:value-type="float">
            <text:p>0</text:p>
          </table:table-cell>
          <table:table-cell table:formula="of:=[results.J11]" office:value-type="boolean" office:boolean-value="false" calcext:value-type="boolean">
            <text:p>FALSE</text:p>
          </table:table-cell>
          <table:table-cell table:style-name="ce31" table:formula="of:=1 - SUMPRODUCT([.C$3:.I$3]; [.C14:.I14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ORGAN.raw</text:p>
          </table:table-cell>
          <table:table-cell table:formula="of:=MAX(MIN(([results.C12] - [.C$1]) / ([.C$2] - [.C$1]); 1); 0)" office:value-type="float" office:value="0" calcext:value-type="float">
            <text:p>0</text:p>
          </table:table-cell>
          <table:table-cell table:formula="of:=MAX(MIN(([results.D12] - [.D$1]) / ([.D$2] - [.D$1]); 1); 0)" office:value-type="float" office:value="0" calcext:value-type="float">
            <text:p>0</text:p>
          </table:table-cell>
          <table:table-cell table:formula="of:=MAX(MIN(([results.E12] - [.E$1]) / ([.E$2] - [.E$1]); 1); 0)" office:value-type="float" office:value="0" calcext:value-type="float">
            <text:p>0</text:p>
          </table:table-cell>
          <table:table-cell table:formula="of:=MAX(MIN(([results.F12] - [.F$1]) / ([.F$2] - [.F$1]); 1); 0)" office:value-type="float" office:value="0" calcext:value-type="float">
            <text:p>0</text:p>
          </table:table-cell>
          <table:table-cell table:formula="of:=MAX(MIN(([results.G12] - [.G$1]) / ([.G$2] - [.G$1]); 1); 0)" office:value-type="float" office:value="0" calcext:value-type="float">
            <text:p>0</text:p>
          </table:table-cell>
          <table:table-cell table:formula="of:=MAX(MIN(([results.H12] - [.H$1]) / ([.H$2] - [.H$1]); 1); 0)" office:value-type="float" office:value="0" calcext:value-type="float">
            <text:p>0</text:p>
          </table:table-cell>
          <table:table-cell table:formula="of:=MAX(MIN(([results.I12] - [.I$1]) / ([.I$2] - [.I$1]); 1); 0)" office:value-type="float" office:value="0" calcext:value-type="float">
            <text:p>0</text:p>
          </table:table-cell>
          <table:table-cell table:formula="of:=[results.J12]" office:value-type="boolean" office:boolean-value="false" calcext:value-type="boolean">
            <text:p>FALSE</text:p>
          </table:table-cell>
          <table:table-cell table:style-name="ce31" table:formula="of:=1 - SUMPRODUCT([.C$3:.I$3]; [.C15:.I15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PIANO.raw</text:p>
          </table:table-cell>
          <table:table-cell table:formula="of:=MAX(MIN(([results.C13] - [.C$1]) / ([.C$2] - [.C$1]); 1); 0)" office:value-type="float" office:value="0" calcext:value-type="float">
            <text:p>0</text:p>
          </table:table-cell>
          <table:table-cell table:formula="of:=MAX(MIN(([results.D13] - [.D$1]) / ([.D$2] - [.D$1]); 1); 0)" office:value-type="float" office:value="0" calcext:value-type="float">
            <text:p>0</text:p>
          </table:table-cell>
          <table:table-cell table:formula="of:=MAX(MIN(([results.E13] - [.E$1]) / ([.E$2] - [.E$1]); 1); 0)" office:value-type="float" office:value="0" calcext:value-type="float">
            <text:p>0</text:p>
          </table:table-cell>
          <table:table-cell table:formula="of:=MAX(MIN(([results.F13] - [.F$1]) / ([.F$2] - [.F$1]); 1); 0)" office:value-type="float" office:value="0" calcext:value-type="float">
            <text:p>0</text:p>
          </table:table-cell>
          <table:table-cell table:formula="of:=MAX(MIN(([results.G13] - [.G$1]) / ([.G$2] - [.G$1]); 1); 0)" office:value-type="float" office:value="0" calcext:value-type="float">
            <text:p>0</text:p>
          </table:table-cell>
          <table:table-cell table:formula="of:=MAX(MIN(([results.H13] - [.H$1]) / ([.H$2] - [.H$1]); 1); 0)" office:value-type="float" office:value="0" calcext:value-type="float">
            <text:p>0</text:p>
          </table:table-cell>
          <table:table-cell table:formula="of:=MAX(MIN(([results.I13] - [.I$1]) / ([.I$2] - [.I$1]); 1); 0)" office:value-type="float" office:value="0" calcext:value-type="float">
            <text:p>0</text:p>
          </table:table-cell>
          <table:table-cell table:formula="of:=[results.J13]" office:value-type="boolean" office:boolean-value="false" calcext:value-type="boolean">
            <text:p>FALSE</text:p>
          </table:table-cell>
          <table:table-cell table:style-name="ce31" table:formula="of:=1 - SUMPRODUCT([.C$3:.I$3]; [.C16:.I16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SAW.raw</text:p>
          </table:table-cell>
          <table:table-cell table:formula="of:=MAX(MIN(([results.C14] - [.C$1]) / ([.C$2] - [.C$1]); 1); 0)" office:value-type="float" office:value="0" calcext:value-type="float">
            <text:p>0</text:p>
          </table:table-cell>
          <table:table-cell table:formula="of:=MAX(MIN(([results.D14] - [.D$1]) / ([.D$2] - [.D$1]); 1); 0)" office:value-type="float" office:value="0" calcext:value-type="float">
            <text:p>0</text:p>
          </table:table-cell>
          <table:table-cell table:formula="of:=MAX(MIN(([results.E14] - [.E$1]) / ([.E$2] - [.E$1]); 1); 0)" office:value-type="float" office:value="0" calcext:value-type="float">
            <text:p>0</text:p>
          </table:table-cell>
          <table:table-cell table:formula="of:=MAX(MIN(([results.F14] - [.F$1]) / ([.F$2] - [.F$1]); 1); 0)" office:value-type="float" office:value="0" calcext:value-type="float">
            <text:p>0</text:p>
          </table:table-cell>
          <table:table-cell table:formula="of:=MAX(MIN(([results.G14] - [.G$1]) / ([.G$2] - [.G$1]); 1); 0)" office:value-type="float" office:value="0" calcext:value-type="float">
            <text:p>0</text:p>
          </table:table-cell>
          <table:table-cell table:formula="of:=MAX(MIN(([results.H14] - [.H$1]) / ([.H$2] - [.H$1]); 1); 0)" office:value-type="float" office:value="0" calcext:value-type="float">
            <text:p>0</text:p>
          </table:table-cell>
          <table:table-cell table:formula="of:=MAX(MIN(([results.I14] - [.I$1]) / ([.I$2] - [.I$1]); 1); 0)" office:value-type="float" office:value="0" calcext:value-type="float">
            <text:p>0</text:p>
          </table:table-cell>
          <table:table-cell table:formula="of:=[results.J14]" office:value-type="boolean" office:boolean-value="false" calcext:value-type="boolean">
            <text:p>FALSE</text:p>
          </table:table-cell>
          <table:table-cell table:style-name="ce31" table:formula="of:=1 - SUMPRODUCT([.C$3:.I$3]; [.C17:.I17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SINE.raw</text:p>
          </table:table-cell>
          <table:table-cell table:formula="of:=MAX(MIN(([results.C15] - [.C$1]) / ([.C$2] - [.C$1]); 1); 0)" office:value-type="float" office:value="0" calcext:value-type="float">
            <text:p>0</text:p>
          </table:table-cell>
          <table:table-cell table:formula="of:=MAX(MIN(([results.D15] - [.D$1]) / ([.D$2] - [.D$1]); 1); 0)" office:value-type="float" office:value="0" calcext:value-type="float">
            <text:p>0</text:p>
          </table:table-cell>
          <table:table-cell table:formula="of:=MAX(MIN(([results.E15] - [.E$1]) / ([.E$2] - [.E$1]); 1); 0)" office:value-type="float" office:value="0" calcext:value-type="float">
            <text:p>0</text:p>
          </table:table-cell>
          <table:table-cell table:formula="of:=MAX(MIN(([results.F15] - [.F$1]) / ([.F$2] - [.F$1]); 1); 0)" office:value-type="float" office:value="0" calcext:value-type="float">
            <text:p>0</text:p>
          </table:table-cell>
          <table:table-cell table:formula="of:=MAX(MIN(([results.G15] - [.G$1]) / ([.G$2] - [.G$1]); 1); 0)" office:value-type="float" office:value="0" calcext:value-type="float">
            <text:p>0</text:p>
          </table:table-cell>
          <table:table-cell table:formula="of:=MAX(MIN(([results.H15] - [.H$1]) / ([.H$2] - [.H$1]); 1); 0)" office:value-type="float" office:value="0" calcext:value-type="float">
            <text:p>0</text:p>
          </table:table-cell>
          <table:table-cell table:formula="of:=MAX(MIN(([results.I15] - [.I$1]) / ([.I$2] - [.I$1]); 1); 0)" office:value-type="float" office:value="0" calcext:value-type="float">
            <text:p>0</text:p>
          </table:table-cell>
          <table:table-cell table:formula="of:=[results.J15]" office:value-type="boolean" office:boolean-value="false" calcext:value-type="boolean">
            <text:p>FALSE</text:p>
          </table:table-cell>
          <table:table-cell table:style-name="ce31" table:formula="of:=1 - SUMPRODUCT([.C$3:.I$3]; [.C18:.I18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SQUARE.raw</text:p>
          </table:table-cell>
          <table:table-cell table:formula="of:=MAX(MIN(([results.C16] - [.C$1]) / ([.C$2] - [.C$1]); 1); 0)" office:value-type="float" office:value="0" calcext:value-type="float">
            <text:p>0</text:p>
          </table:table-cell>
          <table:table-cell table:formula="of:=MAX(MIN(([results.D16] - [.D$1]) / ([.D$2] - [.D$1]); 1); 0)" office:value-type="float" office:value="0" calcext:value-type="float">
            <text:p>0</text:p>
          </table:table-cell>
          <table:table-cell table:formula="of:=MAX(MIN(([results.E16] - [.E$1]) / ([.E$2] - [.E$1]); 1); 0)" office:value-type="float" office:value="0" calcext:value-type="float">
            <text:p>0</text:p>
          </table:table-cell>
          <table:table-cell table:formula="of:=MAX(MIN(([results.F16] - [.F$1]) / ([.F$2] - [.F$1]); 1); 0)" office:value-type="float" office:value="0" calcext:value-type="float">
            <text:p>0</text:p>
          </table:table-cell>
          <table:table-cell table:formula="of:=MAX(MIN(([results.G16] - [.G$1]) / ([.G$2] - [.G$1]); 1); 0)" office:value-type="float" office:value="0" calcext:value-type="float">
            <text:p>0</text:p>
          </table:table-cell>
          <table:table-cell table:formula="of:=MAX(MIN(([results.H16] - [.H$1]) / ([.H$2] - [.H$1]); 1); 0)" office:value-type="float" office:value="0" calcext:value-type="float">
            <text:p>0</text:p>
          </table:table-cell>
          <table:table-cell table:formula="of:=MAX(MIN(([results.I16] - [.I$1]) / ([.I$2] - [.I$1]); 1); 0)" office:value-type="float" office:value="0" calcext:value-type="float">
            <text:p>0</text:p>
          </table:table-cell>
          <table:table-cell table:formula="of:=[results.J16]" office:value-type="boolean" office:boolean-value="false" calcext:value-type="boolean">
            <text:p>FALSE</text:p>
          </table:table-cell>
          <table:table-cell table:style-name="ce31" table:formula="of:=1 - SUMPRODUCT([.C$3:.I$3]; [.C19:.I19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SWEEP.raw</text:p>
          </table:table-cell>
          <table:table-cell table:formula="of:=MAX(MIN(([results.C17] - [.C$1]) / ([.C$2] - [.C$1]); 1); 0)" office:value-type="float" office:value="0" calcext:value-type="float">
            <text:p>0</text:p>
          </table:table-cell>
          <table:table-cell table:formula="of:=MAX(MIN(([results.D17] - [.D$1]) / ([.D$2] - [.D$1]); 1); 0)" office:value-type="float" office:value="0" calcext:value-type="float">
            <text:p>0</text:p>
          </table:table-cell>
          <table:table-cell table:formula="of:=MAX(MIN(([results.E17] - [.E$1]) / ([.E$2] - [.E$1]); 1); 0)" office:value-type="float" office:value="0" calcext:value-type="float">
            <text:p>0</text:p>
          </table:table-cell>
          <table:table-cell table:formula="of:=MAX(MIN(([results.F17] - [.F$1]) / ([.F$2] - [.F$1]); 1); 0)" office:value-type="float" office:value="0" calcext:value-type="float">
            <text:p>0</text:p>
          </table:table-cell>
          <table:table-cell table:formula="of:=MAX(MIN(([results.G17] - [.G$1]) / ([.G$2] - [.G$1]); 1); 0)" office:value-type="float" office:value="0" calcext:value-type="float">
            <text:p>0</text:p>
          </table:table-cell>
          <table:table-cell table:formula="of:=MAX(MIN(([results.H17] - [.H$1]) / ([.H$2] - [.H$1]); 1); 0)" office:value-type="float" office:value="0" calcext:value-type="float">
            <text:p>0</text:p>
          </table:table-cell>
          <table:table-cell table:formula="of:=MAX(MIN(([results.I17] - [.I$1]) / ([.I$2] - [.I$1]); 1); 0)" office:value-type="float" office:value="0" calcext:value-type="float">
            <text:p>0</text:p>
          </table:table-cell>
          <table:table-cell table:formula="of:=[results.J17]" office:value-type="boolean" office:boolean-value="false" calcext:value-type="boolean">
            <text:p>FALSE</text:p>
          </table:table-cell>
          <table:table-cell table:style-name="ce31" table:formula="of:=1 - SUMPRODUCT([.C$3:.I$3]; [.C20:.I20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THEREMIN.raw</text:p>
          </table:table-cell>
          <table:table-cell table:formula="of:=MAX(MIN(([results.C18] - [.C$1]) / ([.C$2] - [.C$1]); 1); 0)" office:value-type="float" office:value="0" calcext:value-type="float">
            <text:p>0</text:p>
          </table:table-cell>
          <table:table-cell table:formula="of:=MAX(MIN(([results.D18] - [.D$1]) / ([.D$2] - [.D$1]); 1); 0)" office:value-type="float" office:value="0" calcext:value-type="float">
            <text:p>0</text:p>
          </table:table-cell>
          <table:table-cell table:formula="of:=MAX(MIN(([results.E18] - [.E$1]) / ([.E$2] - [.E$1]); 1); 0)" office:value-type="float" office:value="0" calcext:value-type="float">
            <text:p>0</text:p>
          </table:table-cell>
          <table:table-cell table:formula="of:=MAX(MIN(([results.F18] - [.F$1]) / ([.F$2] - [.F$1]); 1); 0)" office:value-type="float" office:value="0" calcext:value-type="float">
            <text:p>0</text:p>
          </table:table-cell>
          <table:table-cell table:formula="of:=MAX(MIN(([results.G18] - [.G$1]) / ([.G$2] - [.G$1]); 1); 0)" office:value-type="float" office:value="0" calcext:value-type="float">
            <text:p>0</text:p>
          </table:table-cell>
          <table:table-cell table:formula="of:=MAX(MIN(([results.H18] - [.H$1]) / ([.H$2] - [.H$1]); 1); 0)" office:value-type="float" office:value="0" calcext:value-type="float">
            <text:p>0</text:p>
          </table:table-cell>
          <table:table-cell table:formula="of:=MAX(MIN(([results.I18] - [.I$1]) / ([.I$2] - [.I$1]); 1); 0)" office:value-type="float" office:value="0" calcext:value-type="float">
            <text:p>0</text:p>
          </table:table-cell>
          <table:table-cell table:formula="of:=[results.J18]" office:value-type="boolean" office:boolean-value="false" calcext:value-type="boolean">
            <text:p>FALSE</text:p>
          </table:table-cell>
          <table:table-cell table:style-name="ce31" table:formula="of:=1 - SUMPRODUCT([.C$3:.I$3]; [.C21:.I21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Trumpet 2.raw</text:p>
          </table:table-cell>
          <table:table-cell table:formula="of:=MAX(MIN(([results.C19] - [.C$1]) / ([.C$2] - [.C$1]); 1); 0)" office:value-type="float" office:value="0" calcext:value-type="float">
            <text:p>0</text:p>
          </table:table-cell>
          <table:table-cell table:formula="of:=MAX(MIN(([results.D19] - [.D$1]) / ([.D$2] - [.D$1]); 1); 0)" office:value-type="float" office:value="0" calcext:value-type="float">
            <text:p>0</text:p>
          </table:table-cell>
          <table:table-cell table:formula="of:=MAX(MIN(([results.E19] - [.E$1]) / ([.E$2] - [.E$1]); 1); 0)" office:value-type="float" office:value="0" calcext:value-type="float">
            <text:p>0</text:p>
          </table:table-cell>
          <table:table-cell table:formula="of:=MAX(MIN(([results.F19] - [.F$1]) / ([.F$2] - [.F$1]); 1); 0)" office:value-type="float" office:value="0" calcext:value-type="float">
            <text:p>0</text:p>
          </table:table-cell>
          <table:table-cell table:formula="of:=MAX(MIN(([results.G19] - [.G$1]) / ([.G$2] - [.G$1]); 1); 0)" office:value-type="float" office:value="0" calcext:value-type="float">
            <text:p>0</text:p>
          </table:table-cell>
          <table:table-cell table:formula="of:=MAX(MIN(([results.H19] - [.H$1]) / ([.H$2] - [.H$1]); 1); 0)" office:value-type="float" office:value="0" calcext:value-type="float">
            <text:p>0</text:p>
          </table:table-cell>
          <table:table-cell table:formula="of:=MAX(MIN(([results.I19] - [.I$1]) / ([.I$2] - [.I$1]); 1); 0)" office:value-type="float" office:value="0" calcext:value-type="float">
            <text:p>0</text:p>
          </table:table-cell>
          <table:table-cell table:formula="of:=[results.J19]" office:value-type="boolean" office:boolean-value="false" calcext:value-type="boolean">
            <text:p>FALSE</text:p>
          </table:table-cell>
          <table:table-cell table:style-name="ce31" table:formula="of:=1 - SUMPRODUCT([.C$3:.I$3]; [.C22:.I22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TRUMPET.raw</text:p>
          </table:table-cell>
          <table:table-cell table:formula="of:=MAX(MIN(([results.C20] - [.C$1]) / ([.C$2] - [.C$1]); 1); 0)" office:value-type="float" office:value="0" calcext:value-type="float">
            <text:p>0</text:p>
          </table:table-cell>
          <table:table-cell table:formula="of:=MAX(MIN(([results.D20] - [.D$1]) / ([.D$2] - [.D$1]); 1); 0)" office:value-type="float" office:value="0" calcext:value-type="float">
            <text:p>0</text:p>
          </table:table-cell>
          <table:table-cell table:formula="of:=MAX(MIN(([results.E20] - [.E$1]) / ([.E$2] - [.E$1]); 1); 0)" office:value-type="float" office:value="0" calcext:value-type="float">
            <text:p>0</text:p>
          </table:table-cell>
          <table:table-cell table:formula="of:=MAX(MIN(([results.F20] - [.F$1]) / ([.F$2] - [.F$1]); 1); 0)" office:value-type="float" office:value="0" calcext:value-type="float">
            <text:p>0</text:p>
          </table:table-cell>
          <table:table-cell table:formula="of:=MAX(MIN(([results.G20] - [.G$1]) / ([.G$2] - [.G$1]); 1); 0)" office:value-type="float" office:value="0" calcext:value-type="float">
            <text:p>0</text:p>
          </table:table-cell>
          <table:table-cell table:formula="of:=MAX(MIN(([results.H20] - [.H$1]) / ([.H$2] - [.H$1]); 1); 0)" office:value-type="float" office:value="0" calcext:value-type="float">
            <text:p>0</text:p>
          </table:table-cell>
          <table:table-cell table:formula="of:=MAX(MIN(([results.I20] - [.I$1]) / ([.I$2] - [.I$1]); 1); 0)" office:value-type="float" office:value="0" calcext:value-type="float">
            <text:p>0</text:p>
          </table:table-cell>
          <table:table-cell table:formula="of:=[results.J20]" office:value-type="boolean" office:boolean-value="false" calcext:value-type="boolean">
            <text:p>FALSE</text:p>
          </table:table-cell>
          <table:table-cell table:style-name="ce31" table:formula="of:=1 - SUMPRODUCT([.C$3:.I$3]; [.C23:.I23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yVIOLIN.raw</text:p>
          </table:table-cell>
          <table:table-cell table:formula="of:=MAX(MIN(([results.C21] - [.C$1]) / ([.C$2] - [.C$1]); 1); 0)" office:value-type="float" office:value="0" calcext:value-type="float">
            <text:p>0</text:p>
          </table:table-cell>
          <table:table-cell table:formula="of:=MAX(MIN(([results.D21] - [.D$1]) / ([.D$2] - [.D$1]); 1); 0)" office:value-type="float" office:value="0" calcext:value-type="float">
            <text:p>0</text:p>
          </table:table-cell>
          <table:table-cell table:formula="of:=MAX(MIN(([results.E21] - [.E$1]) / ([.E$2] - [.E$1]); 1); 0)" office:value-type="float" office:value="0" calcext:value-type="float">
            <text:p>0</text:p>
          </table:table-cell>
          <table:table-cell table:formula="of:=MAX(MIN(([results.F21] - [.F$1]) / ([.F$2] - [.F$1]); 1); 0)" office:value-type="float" office:value="0" calcext:value-type="float">
            <text:p>0</text:p>
          </table:table-cell>
          <table:table-cell table:formula="of:=MAX(MIN(([results.G21] - [.G$1]) / ([.G$2] - [.G$1]); 1); 0)" office:value-type="float" office:value="0" calcext:value-type="float">
            <text:p>0</text:p>
          </table:table-cell>
          <table:table-cell table:formula="of:=MAX(MIN(([results.H21] - [.H$1]) / ([.H$2] - [.H$1]); 1); 0)" office:value-type="float" office:value="0" calcext:value-type="float">
            <text:p>0</text:p>
          </table:table-cell>
          <table:table-cell table:formula="of:=MAX(MIN(([results.I21] - [.I$1]) / ([.I$2] - [.I$1]); 1); 0)" office:value-type="float" office:value="0" calcext:value-type="float">
            <text:p>0</text:p>
          </table:table-cell>
          <table:table-cell table:formula="of:=[results.J21]" office:value-type="boolean" office:boolean-value="false" calcext:value-type="boolean">
            <text:p>FALSE</text:p>
          </table:table-cell>
          <table:table-cell table:style-name="ce31" table:formula="of:=1 - SUMPRODUCT([.C$3:.I$3]; [.C24:.I24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lence.raw</text:p>
          </table:table-cell>
          <table:table-cell table:formula="of:=MAX(MIN(([results.C22] - [.C$1]) / ([.C$2] - [.C$1]); 1); 0)" office:value-type="float" office:value="0" calcext:value-type="float">
            <text:p>0</text:p>
          </table:table-cell>
          <table:table-cell table:formula="of:=MAX(MIN(([results.D22] - [.D$1]) / ([.D$2] - [.D$1]); 1); 0)" office:value-type="float" office:value="0" calcext:value-type="float">
            <text:p>0</text:p>
          </table:table-cell>
          <table:table-cell table:formula="of:=MAX(MIN(([results.E22] - [.E$1]) / ([.E$2] - [.E$1]); 1); 0)" office:value-type="float" office:value="0" calcext:value-type="float">
            <text:p>0</text:p>
          </table:table-cell>
          <table:table-cell table:formula="of:=MAX(MIN(([results.F22] - [.F$1]) / ([.F$2] - [.F$1]); 1); 0)" office:value-type="float" office:value="0" calcext:value-type="float">
            <text:p>0</text:p>
          </table:table-cell>
          <table:table-cell table:formula="of:=MAX(MIN(([results.G22] - [.G$1]) / ([.G$2] - [.G$1]); 1); 0)" office:value-type="float" office:value="0" calcext:value-type="float">
            <text:p>0</text:p>
          </table:table-cell>
          <table:table-cell table:formula="of:=MAX(MIN(([results.H22] - [.H$1]) / ([.H$2] - [.H$1]); 1); 0)" office:value-type="float" office:value="0" calcext:value-type="float">
            <text:p>0</text:p>
          </table:table-cell>
          <table:table-cell table:formula="of:=MAX(MIN(([results.I22] - [.I$1]) / ([.I$2] - [.I$1]); 1); 0)" office:value-type="float" office:value="0" calcext:value-type="float">
            <text:p>0</text:p>
          </table:table-cell>
          <table:table-cell table:formula="of:=[results.J22]" office:value-type="boolean" office:boolean-value="false" calcext:value-type="boolean">
            <text:p>FALSE</text:p>
          </table:table-cell>
          <table:table-cell table:style-name="ce31" table:formula="of:=1 - SUMPRODUCT([.C$3:.I$3]; [.C25:.I25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neC5.raw</text:p>
          </table:table-cell>
          <table:table-cell table:formula="of:=MAX(MIN(([results.C23] - [.C$1]) / ([.C$2] - [.C$1]); 1); 0)" office:value-type="float" office:value="0" calcext:value-type="float">
            <text:p>0</text:p>
          </table:table-cell>
          <table:table-cell table:formula="of:=MAX(MIN(([results.D23] - [.D$1]) / ([.D$2] - [.D$1]); 1); 0)" office:value-type="float" office:value="0" calcext:value-type="float">
            <text:p>0</text:p>
          </table:table-cell>
          <table:table-cell table:formula="of:=MAX(MIN(([results.E23] - [.E$1]) / ([.E$2] - [.E$1]); 1); 0)" office:value-type="float" office:value="0" calcext:value-type="float">
            <text:p>0</text:p>
          </table:table-cell>
          <table:table-cell table:formula="of:=MAX(MIN(([results.F23] - [.F$1]) / ([.F$2] - [.F$1]); 1); 0)" office:value-type="float" office:value="0" calcext:value-type="float">
            <text:p>0</text:p>
          </table:table-cell>
          <table:table-cell table:formula="of:=MAX(MIN(([results.G23] - [.G$1]) / ([.G$2] - [.G$1]); 1); 0)" office:value-type="float" office:value="0" calcext:value-type="float">
            <text:p>0</text:p>
          </table:table-cell>
          <table:table-cell table:formula="of:=MAX(MIN(([results.H23] - [.H$1]) / ([.H$2] - [.H$1]); 1); 0)" office:value-type="float" office:value="0" calcext:value-type="float">
            <text:p>0</text:p>
          </table:table-cell>
          <table:table-cell table:formula="of:=MAX(MIN(([results.I23] - [.I$1]) / ([.I$2] - [.I$1]); 1); 0)" office:value-type="float" office:value="0" calcext:value-type="float">
            <text:p>0</text:p>
          </table:table-cell>
          <table:table-cell table:formula="of:=[results.J23]" office:value-type="boolean" office:boolean-value="false" calcext:value-type="boolean">
            <text:p>FALSE</text:p>
          </table:table-cell>
          <table:table-cell table:style-name="ce31" table:formula="of:=1 - SUMPRODUCT([.C$3:.I$3]; [.C26:.I26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ne.raw</text:p>
          </table:table-cell>
          <table:table-cell table:formula="of:=MAX(MIN(([results.C24] - [.C$1]) / ([.C$2] - [.C$1]); 1); 0)" office:value-type="float" office:value="0" calcext:value-type="float">
            <text:p>0</text:p>
          </table:table-cell>
          <table:table-cell table:formula="of:=MAX(MIN(([results.D24] - [.D$1]) / ([.D$2] - [.D$1]); 1); 0)" office:value-type="float" office:value="0" calcext:value-type="float">
            <text:p>0</text:p>
          </table:table-cell>
          <table:table-cell table:formula="of:=MAX(MIN(([results.E24] - [.E$1]) / ([.E$2] - [.E$1]); 1); 0)" office:value-type="float" office:value="0" calcext:value-type="float">
            <text:p>0</text:p>
          </table:table-cell>
          <table:table-cell table:formula="of:=MAX(MIN(([results.F24] - [.F$1]) / ([.F$2] - [.F$1]); 1); 0)" office:value-type="float" office:value="0" calcext:value-type="float">
            <text:p>0</text:p>
          </table:table-cell>
          <table:table-cell table:formula="of:=MAX(MIN(([results.G24] - [.G$1]) / ([.G$2] - [.G$1]); 1); 0)" office:value-type="float" office:value="0" calcext:value-type="float">
            <text:p>0</text:p>
          </table:table-cell>
          <table:table-cell table:formula="of:=MAX(MIN(([results.H24] - [.H$1]) / ([.H$2] - [.H$1]); 1); 0)" office:value-type="float" office:value="0" calcext:value-type="float">
            <text:p>0</text:p>
          </table:table-cell>
          <table:table-cell table:formula="of:=MAX(MIN(([results.I24] - [.I$1]) / ([.I$2] - [.I$1]); 1); 0)" office:value-type="float" office:value="0" calcext:value-type="float">
            <text:p>0</text:p>
          </table:table-cell>
          <table:table-cell table:formula="of:=[results.J24]" office:value-type="boolean" office:boolean-value="false" calcext:value-type="boolean">
            <text:p>FALSE</text:p>
          </table:table-cell>
          <table:table-cell table:style-name="ce31" table:formula="of:=1 - SUMPRODUCT([.C$3:.I$3]; [.C27:.I27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umpetB4.raw</text:p>
          </table:table-cell>
          <table:table-cell table:formula="of:=MAX(MIN(([results.C25] - [.C$1]) / ([.C$2] - [.C$1]); 1); 0)" office:value-type="float" office:value="0" calcext:value-type="float">
            <text:p>0</text:p>
          </table:table-cell>
          <table:table-cell table:formula="of:=MAX(MIN(([results.D25] - [.D$1]) / ([.D$2] - [.D$1]); 1); 0)" office:value-type="float" office:value="0" calcext:value-type="float">
            <text:p>0</text:p>
          </table:table-cell>
          <table:table-cell table:formula="of:=MAX(MIN(([results.E25] - [.E$1]) / ([.E$2] - [.E$1]); 1); 0)" office:value-type="float" office:value="0" calcext:value-type="float">
            <text:p>0</text:p>
          </table:table-cell>
          <table:table-cell table:formula="of:=MAX(MIN(([results.F25] - [.F$1]) / ([.F$2] - [.F$1]); 1); 0)" office:value-type="float" office:value="0" calcext:value-type="float">
            <text:p>0</text:p>
          </table:table-cell>
          <table:table-cell table:formula="of:=MAX(MIN(([results.G25] - [.G$1]) / ([.G$2] - [.G$1]); 1); 0)" office:value-type="float" office:value="0" calcext:value-type="float">
            <text:p>0</text:p>
          </table:table-cell>
          <table:table-cell table:formula="of:=MAX(MIN(([results.H25] - [.H$1]) / ([.H$2] - [.H$1]); 1); 0)" office:value-type="float" office:value="0" calcext:value-type="float">
            <text:p>0</text:p>
          </table:table-cell>
          <table:table-cell table:formula="of:=MAX(MIN(([results.I25] - [.I$1]) / ([.I$2] - [.I$1]); 1); 0)" office:value-type="float" office:value="0" calcext:value-type="float">
            <text:p>0</text:p>
          </table:table-cell>
          <table:table-cell table:formula="of:=[results.J25]" office:value-type="boolean" office:boolean-value="false" calcext:value-type="boolean">
            <text:p>FALSE</text:p>
          </table:table-cell>
          <table:table-cell table:style-name="ce31" table:formula="of:=1 - SUMPRODUCT([.C$3:.I$3]; [.C28:.I28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umpetC2.raw</text:p>
          </table:table-cell>
          <table:table-cell table:formula="of:=MAX(MIN(([results.C26] - [.C$1]) / ([.C$2] - [.C$1]); 1); 0)" office:value-type="float" office:value="0" calcext:value-type="float">
            <text:p>0</text:p>
          </table:table-cell>
          <table:table-cell table:formula="of:=MAX(MIN(([results.D26] - [.D$1]) / ([.D$2] - [.D$1]); 1); 0)" office:value-type="float" office:value="0" calcext:value-type="float">
            <text:p>0</text:p>
          </table:table-cell>
          <table:table-cell table:formula="of:=MAX(MIN(([results.E26] - [.E$1]) / ([.E$2] - [.E$1]); 1); 0)" office:value-type="float" office:value="0" calcext:value-type="float">
            <text:p>0</text:p>
          </table:table-cell>
          <table:table-cell table:formula="of:=MAX(MIN(([results.F26] - [.F$1]) / ([.F$2] - [.F$1]); 1); 0)" office:value-type="float" office:value="0" calcext:value-type="float">
            <text:p>0</text:p>
          </table:table-cell>
          <table:table-cell table:formula="of:=MAX(MIN(([results.G26] - [.G$1]) / ([.G$2] - [.G$1]); 1); 0)" office:value-type="float" office:value="0" calcext:value-type="float">
            <text:p>0</text:p>
          </table:table-cell>
          <table:table-cell table:formula="of:=MAX(MIN(([results.H26] - [.H$1]) / ([.H$2] - [.H$1]); 1); 0)" office:value-type="float" office:value="0" calcext:value-type="float">
            <text:p>0</text:p>
          </table:table-cell>
          <table:table-cell table:formula="of:=MAX(MIN(([results.I26] - [.I$1]) / ([.I$2] - [.I$1]); 1); 0)" office:value-type="float" office:value="0" calcext:value-type="float">
            <text:p>0</text:p>
          </table:table-cell>
          <table:table-cell table:formula="of:=[results.J26]" office:value-type="boolean" office:boolean-value="false" calcext:value-type="boolean">
            <text:p>FALSE</text:p>
          </table:table-cell>
          <table:table-cell table:style-name="ce31" table:formula="of:=1 - SUMPRODUCT([.C$3:.I$3]; [.C29:.I29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umpetC4Sharp.raw</text:p>
          </table:table-cell>
          <table:table-cell table:formula="of:=MAX(MIN(([results.C27] - [.C$1]) / ([.C$2] - [.C$1]); 1); 0)" office:value-type="float" office:value="0" calcext:value-type="float">
            <text:p>0</text:p>
          </table:table-cell>
          <table:table-cell table:formula="of:=MAX(MIN(([results.D27] - [.D$1]) / ([.D$2] - [.D$1]); 1); 0)" office:value-type="float" office:value="0" calcext:value-type="float">
            <text:p>0</text:p>
          </table:table-cell>
          <table:table-cell table:formula="of:=MAX(MIN(([results.E27] - [.E$1]) / ([.E$2] - [.E$1]); 1); 0)" office:value-type="float" office:value="0" calcext:value-type="float">
            <text:p>0</text:p>
          </table:table-cell>
          <table:table-cell table:formula="of:=MAX(MIN(([results.F27] - [.F$1]) / ([.F$2] - [.F$1]); 1); 0)" office:value-type="float" office:value="0" calcext:value-type="float">
            <text:p>0</text:p>
          </table:table-cell>
          <table:table-cell table:formula="of:=MAX(MIN(([results.G27] - [.G$1]) / ([.G$2] - [.G$1]); 1); 0)" office:value-type="float" office:value="0" calcext:value-type="float">
            <text:p>0</text:p>
          </table:table-cell>
          <table:table-cell table:formula="of:=MAX(MIN(([results.H27] - [.H$1]) / ([.H$2] - [.H$1]); 1); 0)" office:value-type="float" office:value="0" calcext:value-type="float">
            <text:p>0</text:p>
          </table:table-cell>
          <table:table-cell table:formula="of:=MAX(MIN(([results.I27] - [.I$1]) / ([.I$2] - [.I$1]); 1); 0)" office:value-type="float" office:value="0" calcext:value-type="float">
            <text:p>0</text:p>
          </table:table-cell>
          <table:table-cell table:formula="of:=[results.J27]" office:value-type="boolean" office:boolean-value="false" calcext:value-type="boolean">
            <text:p>FALSE</text:p>
          </table:table-cell>
          <table:table-cell table:style-name="ce31" table:formula="of:=1 - SUMPRODUCT([.C$3:.I$3]; [.C30:.I30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umpetC5.raw</text:p>
          </table:table-cell>
          <table:table-cell table:formula="of:=MAX(MIN(([results.C28] - [.C$1]) / ([.C$2] - [.C$1]); 1); 0)" office:value-type="float" office:value="0" calcext:value-type="float">
            <text:p>0</text:p>
          </table:table-cell>
          <table:table-cell table:formula="of:=MAX(MIN(([results.D28] - [.D$1]) / ([.D$2] - [.D$1]); 1); 0)" office:value-type="float" office:value="0" calcext:value-type="float">
            <text:p>0</text:p>
          </table:table-cell>
          <table:table-cell table:formula="of:=MAX(MIN(([results.E28] - [.E$1]) / ([.E$2] - [.E$1]); 1); 0)" office:value-type="float" office:value="0" calcext:value-type="float">
            <text:p>0</text:p>
          </table:table-cell>
          <table:table-cell table:formula="of:=MAX(MIN(([results.F28] - [.F$1]) / ([.F$2] - [.F$1]); 1); 0)" office:value-type="float" office:value="0" calcext:value-type="float">
            <text:p>0</text:p>
          </table:table-cell>
          <table:table-cell table:formula="of:=MAX(MIN(([results.G28] - [.G$1]) / ([.G$2] - [.G$1]); 1); 0)" office:value-type="float" office:value="0" calcext:value-type="float">
            <text:p>0</text:p>
          </table:table-cell>
          <table:table-cell table:formula="of:=MAX(MIN(([results.H28] - [.H$1]) / ([.H$2] - [.H$1]); 1); 0)" office:value-type="float" office:value="0" calcext:value-type="float">
            <text:p>0</text:p>
          </table:table-cell>
          <table:table-cell table:formula="of:=MAX(MIN(([results.I28] - [.I$1]) / ([.I$2] - [.I$1]); 1); 0)" office:value-type="float" office:value="0" calcext:value-type="float">
            <text:p>0</text:p>
          </table:table-cell>
          <table:table-cell table:formula="of:=[results.J28]" office:value-type="boolean" office:boolean-value="false" calcext:value-type="boolean">
            <text:p>FALSE</text:p>
          </table:table-cell>
          <table:table-cell table:style-name="ce31" table:formula="of:=1 - SUMPRODUCT([.C$3:.I$3]; [.C31:.I31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umpetC7.raw</text:p>
          </table:table-cell>
          <table:table-cell table:formula="of:=MAX(MIN(([results.C29] - [.C$1]) / ([.C$2] - [.C$1]); 1); 0)" office:value-type="float" office:value="0" calcext:value-type="float">
            <text:p>0</text:p>
          </table:table-cell>
          <table:table-cell table:formula="of:=MAX(MIN(([results.D29] - [.D$1]) / ([.D$2] - [.D$1]); 1); 0)" office:value-type="float" office:value="0" calcext:value-type="float">
            <text:p>0</text:p>
          </table:table-cell>
          <table:table-cell table:formula="of:=MAX(MIN(([results.E29] - [.E$1]) / ([.E$2] - [.E$1]); 1); 0)" office:value-type="float" office:value="0" calcext:value-type="float">
            <text:p>0</text:p>
          </table:table-cell>
          <table:table-cell table:formula="of:=MAX(MIN(([results.F29] - [.F$1]) / ([.F$2] - [.F$1]); 1); 0)" office:value-type="float" office:value="0" calcext:value-type="float">
            <text:p>0</text:p>
          </table:table-cell>
          <table:table-cell table:formula="of:=MAX(MIN(([results.G29] - [.G$1]) / ([.G$2] - [.G$1]); 1); 0)" office:value-type="float" office:value="0" calcext:value-type="float">
            <text:p>0</text:p>
          </table:table-cell>
          <table:table-cell table:formula="of:=MAX(MIN(([results.H29] - [.H$1]) / ([.H$2] - [.H$1]); 1); 0)" office:value-type="float" office:value="0" calcext:value-type="float">
            <text:p>0</text:p>
          </table:table-cell>
          <table:table-cell table:formula="of:=MAX(MIN(([results.I29] - [.I$1]) / ([.I$2] - [.I$1]); 1); 0)" office:value-type="float" office:value="0" calcext:value-type="float">
            <text:p>0</text:p>
          </table:table-cell>
          <table:table-cell table:formula="of:=[results.J29]" office:value-type="boolean" office:boolean-value="false" calcext:value-type="boolean">
            <text:p>FALSE</text:p>
          </table:table-cell>
          <table:table-cell table:style-name="ce31" table:formula="of:=1 - SUMPRODUCT([.C$3:.I$3]; [.C32:.I32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umpetD4.raw</text:p>
          </table:table-cell>
          <table:table-cell table:formula="of:=MAX(MIN(([results.C30] - [.C$1]) / ([.C$2] - [.C$1]); 1); 0)" office:value-type="float" office:value="0" calcext:value-type="float">
            <text:p>0</text:p>
          </table:table-cell>
          <table:table-cell table:formula="of:=MAX(MIN(([results.D30] - [.D$1]) / ([.D$2] - [.D$1]); 1); 0)" office:value-type="float" office:value="0" calcext:value-type="float">
            <text:p>0</text:p>
          </table:table-cell>
          <table:table-cell table:formula="of:=MAX(MIN(([results.E30] - [.E$1]) / ([.E$2] - [.E$1]); 1); 0)" office:value-type="float" office:value="0" calcext:value-type="float">
            <text:p>0</text:p>
          </table:table-cell>
          <table:table-cell table:formula="of:=MAX(MIN(([results.F30] - [.F$1]) / ([.F$2] - [.F$1]); 1); 0)" office:value-type="float" office:value="0" calcext:value-type="float">
            <text:p>0</text:p>
          </table:table-cell>
          <table:table-cell table:formula="of:=MAX(MIN(([results.G30] - [.G$1]) / ([.G$2] - [.G$1]); 1); 0)" office:value-type="float" office:value="0" calcext:value-type="float">
            <text:p>0</text:p>
          </table:table-cell>
          <table:table-cell table:formula="of:=MAX(MIN(([results.H30] - [.H$1]) / ([.H$2] - [.H$1]); 1); 0)" office:value-type="float" office:value="0" calcext:value-type="float">
            <text:p>0</text:p>
          </table:table-cell>
          <table:table-cell table:formula="of:=MAX(MIN(([results.I30] - [.I$1]) / ([.I$2] - [.I$1]); 1); 0)" office:value-type="float" office:value="0" calcext:value-type="float">
            <text:p>0</text:p>
          </table:table-cell>
          <table:table-cell table:formula="of:=[results.J30]" office:value-type="boolean" office:boolean-value="false" calcext:value-type="boolean">
            <text:p>FALSE</text:p>
          </table:table-cell>
          <table:table-cell table:style-name="ce31" table:formula="of:=1 - SUMPRODUCT([.C$3:.I$3]; [.C33:.I33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umpet.raw</text:p>
          </table:table-cell>
          <table:table-cell table:formula="of:=MAX(MIN(([results.C31] - [.C$1]) / ([.C$2] - [.C$1]); 1); 0)" office:value-type="float" office:value="0" calcext:value-type="float">
            <text:p>0</text:p>
          </table:table-cell>
          <table:table-cell table:formula="of:=MAX(MIN(([results.D31] - [.D$1]) / ([.D$2] - [.D$1]); 1); 0)" office:value-type="float" office:value="0" calcext:value-type="float">
            <text:p>0</text:p>
          </table:table-cell>
          <table:table-cell table:formula="of:=MAX(MIN(([results.E31] - [.E$1]) / ([.E$2] - [.E$1]); 1); 0)" office:value-type="float" office:value="0" calcext:value-type="float">
            <text:p>0</text:p>
          </table:table-cell>
          <table:table-cell table:formula="of:=MAX(MIN(([results.F31] - [.F$1]) / ([.F$2] - [.F$1]); 1); 0)" office:value-type="float" office:value="0" calcext:value-type="float">
            <text:p>0</text:p>
          </table:table-cell>
          <table:table-cell table:formula="of:=MAX(MIN(([results.G31] - [.G$1]) / ([.G$2] - [.G$1]); 1); 0)" office:value-type="float" office:value="0" calcext:value-type="float">
            <text:p>0</text:p>
          </table:table-cell>
          <table:table-cell table:formula="of:=MAX(MIN(([results.H31] - [.H$1]) / ([.H$2] - [.H$1]); 1); 0)" office:value-type="float" office:value="0" calcext:value-type="float">
            <text:p>0</text:p>
          </table:table-cell>
          <table:table-cell table:formula="of:=MAX(MIN(([results.I31] - [.I$1]) / ([.I$2] - [.I$1]); 1); 0)" office:value-type="float" office:value="0" calcext:value-type="float">
            <text:p>0</text:p>
          </table:table-cell>
          <table:table-cell table:formula="of:=[results.J31]" office:value-type="boolean" office:boolean-value="false" calcext:value-type="boolean">
            <text:p>FALSE</text:p>
          </table:table-cell>
          <table:table-cell table:style-name="ce31" table:formula="of:=1 - SUMPRODUCT([.C$3:.I$3]; [.C34:.I34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CELESTA.raw</text:p>
          </table:table-cell>
          <table:table-cell table:formula="of:=MAX(MIN(([results.C32] - [.C$1]) / ([.C$2] - [.C$1]); 1); 0)" office:value-type="float" office:value="0.783553333333333" calcext:value-type="float">
            <text:p>0.783553333333333</text:p>
          </table:table-cell>
          <table:table-cell table:formula="of:=MAX(MIN(([results.D32] - [.D$1]) / ([.D$2] - [.D$1]); 1); 0)" office:value-type="float" office:value="0" calcext:value-type="float">
            <text:p>0</text:p>
          </table:table-cell>
          <table:table-cell table:formula="of:=MAX(MIN(([results.E32] - [.E$1]) / ([.E$2] - [.E$1]); 1); 0)" office:value-type="float" office:value="0" calcext:value-type="float">
            <text:p>0</text:p>
          </table:table-cell>
          <table:table-cell table:formula="of:=MAX(MIN(([results.F32] - [.F$1]) / ([.F$2] - [.F$1]); 1); 0)" office:value-type="float" office:value="0.846893333333333" calcext:value-type="float">
            <text:p>0.846893333333333</text:p>
          </table:table-cell>
          <table:table-cell table:formula="of:=MAX(MIN(([results.G32] - [.G$1]) / ([.G$2] - [.G$1]); 1); 0)" office:value-type="float" office:value="0.09996" calcext:value-type="float">
            <text:p>0.09996</text:p>
          </table:table-cell>
          <table:table-cell table:formula="of:=MAX(MIN(([results.H32] - [.H$1]) / ([.H$2] - [.H$1]); 1); 0)" office:value-type="float" office:value="0.7858" calcext:value-type="float">
            <text:p>0.7858</text:p>
          </table:table-cell>
          <table:table-cell table:formula="of:=MAX(MIN(([results.I32] - [.I$1]) / ([.I$2] - [.I$1]); 1); 0)" office:value-type="float" office:value="0.14632" calcext:value-type="float">
            <text:p>0.14632</text:p>
          </table:table-cell>
          <table:table-cell table:formula="of:=[results.J32]" office:value-type="boolean" office:boolean-value="false" calcext:value-type="boolean">
            <text:p>FALSE</text:p>
          </table:table-cell>
          <table:table-cell table:style-name="ce31" table:formula="of:=1 - SUMPRODUCT([.C$3:.I$3]; [.C35:.I35]) / SUM([.C$3:.I$3])" office:value-type="percentage" office:value="0.528994222222222" calcext:value-type="percentage">
            <text:p>52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COWBELL.raw</text:p>
          </table:table-cell>
          <table:table-cell table:formula="of:=MAX(MIN(([results.C33] - [.C$1]) / ([.C$2] - [.C$1]); 1); 0)" office:value-type="float" office:value="0.443133333333333" calcext:value-type="float">
            <text:p>0.443133333333333</text:p>
          </table:table-cell>
          <table:table-cell table:formula="of:=MAX(MIN(([results.D33] - [.D$1]) / ([.D$2] - [.D$1]); 1); 0)" office:value-type="float" office:value="0" calcext:value-type="float">
            <text:p>0</text:p>
          </table:table-cell>
          <table:table-cell table:formula="of:=MAX(MIN(([results.E33] - [.E$1]) / ([.E$2] - [.E$1]); 1); 0)" office:value-type="float" office:value="0.10879" calcext:value-type="float">
            <text:p>0.10879</text:p>
          </table:table-cell>
          <table:table-cell table:formula="of:=MAX(MIN(([results.F33] - [.F$1]) / ([.F$2] - [.F$1]); 1); 0)" office:value-type="float" office:value="0.137586666666667" calcext:value-type="float">
            <text:p>0.137586666666667</text:p>
          </table:table-cell>
          <table:table-cell table:formula="of:=MAX(MIN(([results.G33] - [.G$1]) / ([.G$2] - [.G$1]); 1); 0)" office:value-type="float" office:value="0.4915075" calcext:value-type="float">
            <text:p>0.4915075</text:p>
          </table:table-cell>
          <table:table-cell table:formula="of:=MAX(MIN(([results.H33] - [.H$1]) / ([.H$2] - [.H$1]); 1); 0)" office:value-type="float" office:value="0.403314285714286" calcext:value-type="float">
            <text:p>0.403314285714286</text:p>
          </table:table-cell>
          <table:table-cell table:formula="of:=MAX(MIN(([results.I33] - [.I$1]) / ([.I$2] - [.I$1]); 1); 0)" office:value-type="float" office:value="0.583276666666666" calcext:value-type="float">
            <text:p>0.583276666666666</text:p>
          </table:table-cell>
          <table:table-cell table:formula="of:=[results.J33]" office:value-type="boolean" office:boolean-value="false" calcext:value-type="boolean">
            <text:p>FALSE</text:p>
          </table:table-cell>
          <table:table-cell table:style-name="ce31" table:formula="of:=1 - SUMPRODUCT([.C$3:.I$3]; [.C36:.I36]) / SUM([.C$3:.I$3])" office:value-type="percentage" office:value="0.647803735449735" calcext:value-type="percentage">
            <text:p>64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DIDGERIDOO E2.raw</text:p>
          </table:table-cell>
          <table:table-cell table:formula="of:=MAX(MIN(([results.C34] - [.C$1]) / ([.C$2] - [.C$1]); 1); 0)" office:value-type="float" office:value="1" calcext:value-type="float">
            <text:p>1</text:p>
          </table:table-cell>
          <table:table-cell table:formula="of:=MAX(MIN(([results.D34] - [.D$1]) / ([.D$2] - [.D$1]); 1); 0)" office:value-type="float" office:value="0" calcext:value-type="float">
            <text:p>0</text:p>
          </table:table-cell>
          <table:table-cell table:formula="of:=MAX(MIN(([results.E34] - [.E$1]) / ([.E$2] - [.E$1]); 1); 0)" office:value-type="float" office:value="0" calcext:value-type="float">
            <text:p>0</text:p>
          </table:table-cell>
          <table:table-cell table:formula="of:=MAX(MIN(([results.F34] - [.F$1]) / ([.F$2] - [.F$1]); 1); 0)" office:value-type="float" office:value="0.56672" calcext:value-type="float">
            <text:p>0.56672</text:p>
          </table:table-cell>
          <table:table-cell table:formula="of:=MAX(MIN(([results.G34] - [.G$1]) / ([.G$2] - [.G$1]); 1); 0)" office:value-type="float" office:value="0.136775" calcext:value-type="float">
            <text:p>0.136775</text:p>
          </table:table-cell>
          <table:table-cell table:formula="of:=MAX(MIN(([results.H34] - [.H$1]) / ([.H$2] - [.H$1]); 1); 0)" office:value-type="float" office:value="1" calcext:value-type="float">
            <text:p>1</text:p>
          </table:table-cell>
          <table:table-cell table:formula="of:=MAX(MIN(([results.I34] - [.I$1]) / ([.I$2] - [.I$1]); 1); 0)" office:value-type="float" office:value="0.985753333333333" calcext:value-type="float">
            <text:p>0.985753333333333</text:p>
          </table:table-cell>
          <table:table-cell table:formula="of:=[results.J34]" office:value-type="boolean" office:boolean-value="false" calcext:value-type="boolean">
            <text:p>FALSE</text:p>
          </table:table-cell>
          <table:table-cell table:style-name="ce31" table:formula="of:=1 - SUMPRODUCT([.C$3:.I$3]; [.C37:.I37]) / SUM([.C$3:.I$3])" office:value-type="percentage" office:value="0.312480148148148" calcext:value-type="percentage">
            <text:p>3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DIST.GUITAR.raw</text:p>
          </table:table-cell>
          <table:table-cell table:formula="of:=MAX(MIN(([results.C35] - [.C$1]) / ([.C$2] - [.C$1]); 1); 0)" office:value-type="float" office:value="0.770733333333333" calcext:value-type="float">
            <text:p>0.770733333333333</text:p>
          </table:table-cell>
          <table:table-cell table:formula="of:=MAX(MIN(([results.D35] - [.D$1]) / ([.D$2] - [.D$1]); 1); 0)" office:value-type="float" office:value="0" calcext:value-type="float">
            <text:p>0</text:p>
          </table:table-cell>
          <table:table-cell table:formula="of:=MAX(MIN(([results.E35] - [.E$1]) / ([.E$2] - [.E$1]); 1); 0)" office:value-type="float" office:value="0.0581199999999999" calcext:value-type="float">
            <text:p>0.0581199999999999</text:p>
          </table:table-cell>
          <table:table-cell table:formula="of:=MAX(MIN(([results.F35] - [.F$1]) / ([.F$2] - [.F$1]); 1); 0)" office:value-type="float" office:value="0.579453333333333" calcext:value-type="float">
            <text:p>0.579453333333333</text:p>
          </table:table-cell>
          <table:table-cell table:formula="of:=MAX(MIN(([results.G35] - [.G$1]) / ([.G$2] - [.G$1]); 1); 0)" office:value-type="float" office:value="0.585135" calcext:value-type="float">
            <text:p>0.585135</text:p>
          </table:table-cell>
          <table:table-cell table:formula="of:=MAX(MIN(([results.H35] - [.H$1]) / ([.H$2] - [.H$1]); 1); 0)" office:value-type="float" office:value="0.375628571428571" calcext:value-type="float">
            <text:p>0.375628571428571</text:p>
          </table:table-cell>
          <table:table-cell table:formula="of:=MAX(MIN(([results.I35] - [.I$1]) / ([.I$2] - [.I$1]); 1); 0)" office:value-type="float" office:value="0.43949" calcext:value-type="float">
            <text:p>0.43949</text:p>
          </table:table-cell>
          <table:table-cell table:formula="of:=[results.J35]" office:value-type="boolean" office:boolean-value="false" calcext:value-type="boolean">
            <text:p>FALSE</text:p>
          </table:table-cell>
          <table:table-cell table:style-name="ce31" table:formula="of:=1 - SUMPRODUCT([.C$3:.I$3]; [.C38:.I38]) / SUM([.C$3:.I$3])" office:value-type="percentage" office:value="0.549708952380952" calcext:value-type="percentage">
            <text:p>54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ECHO.raw</text:p>
          </table:table-cell>
          <table:table-cell table:formula="of:=MAX(MIN(([results.C36] - [.C$1]) / ([.C$2] - [.C$1]); 1); 0)" office:value-type="float" office:value="0.610956666666667" calcext:value-type="float">
            <text:p>0.610956666666667</text:p>
          </table:table-cell>
          <table:table-cell table:formula="of:=MAX(MIN(([results.D36] - [.D$1]) / ([.D$2] - [.D$1]); 1); 0)" office:value-type="float" office:value="0" calcext:value-type="float">
            <text:p>0</text:p>
          </table:table-cell>
          <table:table-cell table:formula="of:=MAX(MIN(([results.E36] - [.E$1]) / ([.E$2] - [.E$1]); 1); 0)" office:value-type="float" office:value="0" calcext:value-type="float">
            <text:p>0</text:p>
          </table:table-cell>
          <table:table-cell table:formula="of:=MAX(MIN(([results.F36] - [.F$1]) / ([.F$2] - [.F$1]); 1); 0)" office:value-type="float" office:value="0" calcext:value-type="float">
            <text:p>0</text:p>
          </table:table-cell>
          <table:table-cell table:formula="of:=MAX(MIN(([results.G36] - [.G$1]) / ([.G$2] - [.G$1]); 1); 0)" office:value-type="float" office:value="0" calcext:value-type="float">
            <text:p>0</text:p>
          </table:table-cell>
          <table:table-cell table:formula="of:=MAX(MIN(([results.H36] - [.H$1]) / ([.H$2] - [.H$1]); 1); 0)" office:value-type="float" office:value="0.496928571428571" calcext:value-type="float">
            <text:p>0.496928571428571</text:p>
          </table:table-cell>
          <table:table-cell table:formula="of:=MAX(MIN(([results.I36] - [.I$1]) / ([.I$2] - [.I$1]); 1); 0)" office:value-type="float" office:value="0.326383333333333" calcext:value-type="float">
            <text:p>0.326383333333333</text:p>
          </table:table-cell>
          <table:table-cell table:formula="of:=[results.J36]" office:value-type="boolean" office:boolean-value="false" calcext:value-type="boolean">
            <text:p>FALSE</text:p>
          </table:table-cell>
          <table:table-cell table:style-name="ce31" table:formula="of:=1 - SUMPRODUCT([.C$3:.I$3]; [.C39:.I39]) / SUM([.C$3:.I$3])" office:value-type="percentage" office:value="0.733046952380952" calcext:value-type="percentage">
            <text:p>73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E.PIANO.raw</text:p>
          </table:table-cell>
          <table:table-cell table:formula="of:=MAX(MIN(([results.C37] - [.C$1]) / ([.C$2] - [.C$1]); 1); 0)" office:value-type="float" office:value="0.703403333333333" calcext:value-type="float">
            <text:p>0.703403333333333</text:p>
          </table:table-cell>
          <table:table-cell table:formula="of:=MAX(MIN(([results.D37] - [.D$1]) / ([.D$2] - [.D$1]); 1); 0)" office:value-type="float" office:value="0" calcext:value-type="float">
            <text:p>0</text:p>
          </table:table-cell>
          <table:table-cell table:formula="of:=MAX(MIN(([results.E37] - [.E$1]) / ([.E$2] - [.E$1]); 1); 0)" office:value-type="float" office:value="0" calcext:value-type="float">
            <text:p>0</text:p>
          </table:table-cell>
          <table:table-cell table:formula="of:=MAX(MIN(([results.F37] - [.F$1]) / ([.F$2] - [.F$1]); 1); 0)" office:value-type="float" office:value="0" calcext:value-type="float">
            <text:p>0</text:p>
          </table:table-cell>
          <table:table-cell table:formula="of:=MAX(MIN(([results.G37] - [.G$1]) / ([.G$2] - [.G$1]); 1); 0)" office:value-type="float" office:value="0" calcext:value-type="float">
            <text:p>0</text:p>
          </table:table-cell>
          <table:table-cell table:formula="of:=MAX(MIN(([results.H37] - [.H$1]) / ([.H$2] - [.H$1]); 1); 0)" office:value-type="float" office:value="1" calcext:value-type="float">
            <text:p>1</text:p>
          </table:table-cell>
          <table:table-cell table:formula="of:=MAX(MIN(([results.I37] - [.I$1]) / ([.I$2] - [.I$1]); 1); 0)" office:value-type="float" office:value="0.313576666666667" calcext:value-type="float">
            <text:p>0.313576666666667</text:p>
          </table:table-cell>
          <table:table-cell table:formula="of:=[results.J37]" office:value-type="boolean" office:boolean-value="false" calcext:value-type="boolean">
            <text:p>FALSE</text:p>
          </table:table-cell>
          <table:table-cell table:style-name="ce31" table:formula="of:=1 - SUMPRODUCT([.C$3:.I$3]; [.C40:.I40]) / SUM([.C$3:.I$3])" office:value-type="percentage" office:value="0.620898" calcext:value-type="percentage">
            <text:p>62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GONG.raw</text:p>
          </table:table-cell>
          <table:table-cell table:formula="of:=MAX(MIN(([results.C38] - [.C$1]) / ([.C$2] - [.C$1]); 1); 0)" office:value-type="float" office:value="0.8986" calcext:value-type="float">
            <text:p>0.8986</text:p>
          </table:table-cell>
          <table:table-cell table:formula="of:=MAX(MIN(([results.D38] - [.D$1]) / ([.D$2] - [.D$1]); 1); 0)" office:value-type="float" office:value="0" calcext:value-type="float">
            <text:p>0</text:p>
          </table:table-cell>
          <table:table-cell table:formula="of:=MAX(MIN(([results.E38] - [.E$1]) / ([.E$2] - [.E$1]); 1); 0)" office:value-type="float" office:value="0" calcext:value-type="float">
            <text:p>0</text:p>
          </table:table-cell>
          <table:table-cell table:formula="of:=MAX(MIN(([results.F38] - [.F$1]) / ([.F$2] - [.F$1]); 1); 0)" office:value-type="float" office:value="0" calcext:value-type="float">
            <text:p>0</text:p>
          </table:table-cell>
          <table:table-cell table:formula="of:=MAX(MIN(([results.G38] - [.G$1]) / ([.G$2] - [.G$1]); 1); 0)" office:value-type="float" office:value="0" calcext:value-type="float">
            <text:p>0</text:p>
          </table:table-cell>
          <table:table-cell table:formula="of:=MAX(MIN(([results.H38] - [.H$1]) / ([.H$2] - [.H$1]); 1); 0)" office:value-type="float" office:value="1" calcext:value-type="float">
            <text:p>1</text:p>
          </table:table-cell>
          <table:table-cell table:formula="of:=MAX(MIN(([results.I38] - [.I$1]) / ([.I$2] - [.I$1]); 1); 0)" office:value-type="float" office:value="0.459483333333333" calcext:value-type="float">
            <text:p>0.459483333333333</text:p>
          </table:table-cell>
          <table:table-cell table:formula="of:=[results.J38]" office:value-type="boolean" office:boolean-value="false" calcext:value-type="boolean">
            <text:p>FALSE</text:p>
          </table:table-cell>
          <table:table-cell table:style-name="ce31" table:formula="of:=1 - SUMPRODUCT([.C$3:.I$3]; [.C41:.I41]) / SUM([.C$3:.I$3])" office:value-type="percentage" office:value="0.55811037037037" calcext:value-type="percentage">
            <text:p>55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GUITAR.raw</text:p>
          </table:table-cell>
          <table:table-cell table:formula="of:=MAX(MIN(([results.C39] - [.C$1]) / ([.C$2] - [.C$1]); 1); 0)" office:value-type="float" office:value="0.537673333333333" calcext:value-type="float">
            <text:p>0.537673333333333</text:p>
          </table:table-cell>
          <table:table-cell table:formula="of:=MAX(MIN(([results.D39] - [.D$1]) / ([.D$2] - [.D$1]); 1); 0)" office:value-type="float" office:value="0" calcext:value-type="float">
            <text:p>0</text:p>
          </table:table-cell>
          <table:table-cell table:formula="of:=MAX(MIN(([results.E39] - [.E$1]) / ([.E$2] - [.E$1]); 1); 0)" office:value-type="float" office:value="0" calcext:value-type="float">
            <text:p>0</text:p>
          </table:table-cell>
          <table:table-cell table:formula="of:=MAX(MIN(([results.F39] - [.F$1]) / ([.F$2] - [.F$1]); 1); 0)" office:value-type="float" office:value="0.15618" calcext:value-type="float">
            <text:p>0.15618</text:p>
          </table:table-cell>
          <table:table-cell table:formula="of:=MAX(MIN(([results.G39] - [.G$1]) / ([.G$2] - [.G$1]); 1); 0)" office:value-type="float" office:value="0.06067" calcext:value-type="float">
            <text:p>0.06067</text:p>
          </table:table-cell>
          <table:table-cell table:formula="of:=MAX(MIN(([results.H39] - [.H$1]) / ([.H$2] - [.H$1]); 1); 0)" office:value-type="float" office:value="0.710571428571429" calcext:value-type="float">
            <text:p>0.710571428571429</text:p>
          </table:table-cell>
          <table:table-cell table:formula="of:=MAX(MIN(([results.I39] - [.I$1]) / ([.I$2] - [.I$1]); 1); 0)" office:value-type="float" office:value="0.19511" calcext:value-type="float">
            <text:p>0.19511</text:p>
          </table:table-cell>
          <table:table-cell table:formula="of:=[results.J39]" office:value-type="boolean" office:boolean-value="false" calcext:value-type="boolean">
            <text:p>FALSE</text:p>
          </table:table-cell>
          <table:table-cell table:style-name="ce31" table:formula="of:=1 - SUMPRODUCT([.C$3:.I$3]; [.C42:.I42]) / SUM([.C$3:.I$3])" office:value-type="percentage" office:value="0.69773164021164" calcext:value-type="percentage">
            <text:p>69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NOISE.raw</text:p>
          </table:table-cell>
          <table:table-cell table:formula="of:=MAX(MIN(([results.C40] - [.C$1]) / ([.C$2] - [.C$1]); 1); 0)" office:value-type="float" office:value="1" calcext:value-type="float">
            <text:p>1</text:p>
          </table:table-cell>
          <table:table-cell table:formula="of:=MAX(MIN(([results.D40] - [.D$1]) / ([.D$2] - [.D$1]); 1); 0)" office:value-type="float" office:value="0.529816666666667" calcext:value-type="float">
            <text:p>0.529816666666667</text:p>
          </table:table-cell>
          <table:table-cell table:formula="of:=MAX(MIN(([results.E40] - [.E$1]) / ([.E$2] - [.E$1]); 1); 0)" office:value-type="float" office:value="0.484503333333333" calcext:value-type="float">
            <text:p>0.484503333333333</text:p>
          </table:table-cell>
          <table:table-cell table:formula="of:=MAX(MIN(([results.F40] - [.F$1]) / ([.F$2] - [.F$1]); 1); 0)" office:value-type="float" office:value="0" calcext:value-type="float">
            <text:p>0</text:p>
          </table:table-cell>
          <table:table-cell table:formula="of:=MAX(MIN(([results.G40] - [.G$1]) / ([.G$2] - [.G$1]); 1); 0)" office:value-type="float" office:value="1" calcext:value-type="float">
            <text:p>1</text:p>
          </table:table-cell>
          <table:table-cell table:formula="of:=MAX(MIN(([results.H40] - [.H$1]) / ([.H$2] - [.H$1]); 1); 0)" office:value-type="float" office:value="0.727314285714286" calcext:value-type="float">
            <text:p>0.727314285714286</text:p>
          </table:table-cell>
          <table:table-cell table:formula="of:=MAX(MIN(([results.I40] - [.I$1]) / ([.I$2] - [.I$1]); 1); 0)" office:value-type="float" office:value="0.45188" calcext:value-type="float">
            <text:p>0.45188</text:p>
          </table:table-cell>
          <table:table-cell table:formula="of:=[results.J40]" office:value-type="boolean" office:boolean-value="false" calcext:value-type="boolean">
            <text:p>FALSE</text:p>
          </table:table-cell>
          <table:table-cell table:style-name="ce31" table:formula="of:=1 - SUMPRODUCT([.C$3:.I$3]; [.C43:.I43]) / SUM([.C$3:.I$3])" office:value-type="percentage" office:value="0.429272920634921" calcext:value-type="percentage">
            <text:p>42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ORGAN.raw</text:p>
          </table:table-cell>
          <table:table-cell table:formula="of:=MAX(MIN(([results.C41] - [.C$1]) / ([.C$2] - [.C$1]); 1); 0)" office:value-type="float" office:value="0.655076666666667" calcext:value-type="float">
            <text:p>0.655076666666667</text:p>
          </table:table-cell>
          <table:table-cell table:formula="of:=MAX(MIN(([results.D41] - [.D$1]) / ([.D$2] - [.D$1]); 1); 0)" office:value-type="float" office:value="0" calcext:value-type="float">
            <text:p>0</text:p>
          </table:table-cell>
          <table:table-cell table:formula="of:=MAX(MIN(([results.E41] - [.E$1]) / ([.E$2] - [.E$1]); 1); 0)" office:value-type="float" office:value="0" calcext:value-type="float">
            <text:p>0</text:p>
          </table:table-cell>
          <table:table-cell table:formula="of:=MAX(MIN(([results.F41] - [.F$1]) / ([.F$2] - [.F$1]); 1); 0)" office:value-type="float" office:value="1" calcext:value-type="float">
            <text:p>1</text:p>
          </table:table-cell>
          <table:table-cell table:formula="of:=MAX(MIN(([results.G41] - [.G$1]) / ([.G$2] - [.G$1]); 1); 0)" office:value-type="float" office:value="0.0432975" calcext:value-type="float">
            <text:p>0.0432975</text:p>
          </table:table-cell>
          <table:table-cell table:formula="of:=MAX(MIN(([results.H41] - [.H$1]) / ([.H$2] - [.H$1]); 1); 0)" office:value-type="float" office:value="1" calcext:value-type="float">
            <text:p>1</text:p>
          </table:table-cell>
          <table:table-cell table:formula="of:=MAX(MIN(([results.I41] - [.I$1]) / ([.I$2] - [.I$1]); 1); 0)" office:value-type="float" office:value="0.552883333333333" calcext:value-type="float">
            <text:p>0.552883333333333</text:p>
          </table:table-cell>
          <table:table-cell table:formula="of:=[results.J41]" office:value-type="boolean" office:boolean-value="false" calcext:value-type="boolean">
            <text:p>FALSE</text:p>
          </table:table-cell>
          <table:table-cell table:style-name="ce31" table:formula="of:=1 - SUMPRODUCT([.C$3:.I$3]; [.C44:.I44]) / SUM([.C$3:.I$3])" office:value-type="percentage" office:value="0.393609777777778" calcext:value-type="percentage">
            <text:p>39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PIANO.raw</text:p>
          </table:table-cell>
          <table:table-cell table:formula="of:=MAX(MIN(([results.C42] - [.C$1]) / ([.C$2] - [.C$1]); 1); 0)" office:value-type="float" office:value="0.91529" calcext:value-type="float">
            <text:p>0.91529</text:p>
          </table:table-cell>
          <table:table-cell table:formula="of:=MAX(MIN(([results.D42] - [.D$1]) / ([.D$2] - [.D$1]); 1); 0)" office:value-type="float" office:value="0" calcext:value-type="float">
            <text:p>0</text:p>
          </table:table-cell>
          <table:table-cell table:formula="of:=MAX(MIN(([results.E42] - [.E$1]) / ([.E$2] - [.E$1]); 1); 0)" office:value-type="float" office:value="0" calcext:value-type="float">
            <text:p>0</text:p>
          </table:table-cell>
          <table:table-cell table:formula="of:=MAX(MIN(([results.F42] - [.F$1]) / ([.F$2] - [.F$1]); 1); 0)" office:value-type="float" office:value="1" calcext:value-type="float">
            <text:p>1</text:p>
          </table:table-cell>
          <table:table-cell table:formula="of:=MAX(MIN(([results.G42] - [.G$1]) / ([.G$2] - [.G$1]); 1); 0)" office:value-type="float" office:value="0.2607525" calcext:value-type="float">
            <text:p>0.2607525</text:p>
          </table:table-cell>
          <table:table-cell table:formula="of:=MAX(MIN(([results.H42] - [.H$1]) / ([.H$2] - [.H$1]); 1); 0)" office:value-type="float" office:value="1" calcext:value-type="float">
            <text:p>1</text:p>
          </table:table-cell>
          <table:table-cell table:formula="of:=MAX(MIN(([results.I42] - [.I$1]) / ([.I$2] - [.I$1]); 1); 0)" office:value-type="float" office:value="0.56765" calcext:value-type="float">
            <text:p>0.56765</text:p>
          </table:table-cell>
          <table:table-cell table:formula="of:=[results.J42]" office:value-type="boolean" office:boolean-value="false" calcext:value-type="boolean">
            <text:p>FALSE</text:p>
          </table:table-cell>
          <table:table-cell table:style-name="ce31" table:formula="of:=1 - SUMPRODUCT([.C$3:.I$3]; [.C45:.I45]) / SUM([.C$3:.I$3])" office:value-type="percentage" office:value="0.330521333333333" calcext:value-type="percentage">
            <text:p>33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AW.raw</text:p>
          </table:table-cell>
          <table:table-cell table:formula="of:=MAX(MIN(([results.C43] - [.C$1]) / ([.C$2] - [.C$1]); 1); 0)" office:value-type="float" office:value="1" calcext:value-type="float">
            <text:p>1</text:p>
          </table:table-cell>
          <table:table-cell table:formula="of:=MAX(MIN(([results.D43] - [.D$1]) / ([.D$2] - [.D$1]); 1); 0)" office:value-type="float" office:value="0" calcext:value-type="float">
            <text:p>0</text:p>
          </table:table-cell>
          <table:table-cell table:formula="of:=MAX(MIN(([results.E43] - [.E$1]) / ([.E$2] - [.E$1]); 1); 0)" office:value-type="float" office:value="0" calcext:value-type="float">
            <text:p>0</text:p>
          </table:table-cell>
          <table:table-cell table:formula="of:=MAX(MIN(([results.F43] - [.F$1]) / ([.F$2] - [.F$1]); 1); 0)" office:value-type="float" office:value="1" calcext:value-type="float">
            <text:p>1</text:p>
          </table:table-cell>
          <table:table-cell table:formula="of:=MAX(MIN(([results.G43] - [.G$1]) / ([.G$2] - [.G$1]); 1); 0)" office:value-type="float" office:value="0.203245" calcext:value-type="float">
            <text:p>0.203245</text:p>
          </table:table-cell>
          <table:table-cell table:formula="of:=MAX(MIN(([results.H43] - [.H$1]) / ([.H$2] - [.H$1]); 1); 0)" office:value-type="float" office:value="1" calcext:value-type="float">
            <text:p>1</text:p>
          </table:table-cell>
          <table:table-cell table:formula="of:=MAX(MIN(([results.I43] - [.I$1]) / ([.I$2] - [.I$1]); 1); 0)" office:value-type="float" office:value="0.430013333333333" calcext:value-type="float">
            <text:p>0.430013333333333</text:p>
          </table:table-cell>
          <table:table-cell table:formula="of:=[results.J43]" office:value-type="boolean" office:boolean-value="false" calcext:value-type="boolean">
            <text:p>FALSE</text:p>
          </table:table-cell>
          <table:table-cell table:style-name="ce31" table:formula="of:=1 - SUMPRODUCT([.C$3:.I$3]; [.C46:.I46]) / SUM([.C$3:.I$3])" office:value-type="percentage" office:value="0.353041925925926" calcext:value-type="percentage">
            <text:p>35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INE.raw</text:p>
          </table:table-cell>
          <table:table-cell table:formula="of:=MAX(MIN(([results.C44] - [.C$1]) / ([.C$2] - [.C$1]); 1); 0)" office:value-type="float" office:value="1" calcext:value-type="float">
            <text:p>1</text:p>
          </table:table-cell>
          <table:table-cell table:formula="of:=MAX(MIN(([results.D44] - [.D$1]) / ([.D$2] - [.D$1]); 1); 0)" office:value-type="float" office:value="0" calcext:value-type="float">
            <text:p>0</text:p>
          </table:table-cell>
          <table:table-cell table:formula="of:=MAX(MIN(([results.E44] - [.E$1]) / ([.E$2] - [.E$1]); 1); 0)" office:value-type="float" office:value="0.1518" calcext:value-type="float">
            <text:p>0.1518</text:p>
          </table:table-cell>
          <table:table-cell table:formula="of:=MAX(MIN(([results.F44] - [.F$1]) / ([.F$2] - [.F$1]); 1); 0)" office:value-type="float" office:value="0.7911" calcext:value-type="float">
            <text:p>0.7911</text:p>
          </table:table-cell>
          <table:table-cell table:formula="of:=MAX(MIN(([results.G44] - [.G$1]) / ([.G$2] - [.G$1]); 1); 0)" office:value-type="float" office:value="0.3719625" calcext:value-type="float">
            <text:p>0.3719625</text:p>
          </table:table-cell>
          <table:table-cell table:formula="of:=MAX(MIN(([results.H44] - [.H$1]) / ([.H$2] - [.H$1]); 1); 0)" office:value-type="float" office:value="0.834857142857143" calcext:value-type="float">
            <text:p>0.834857142857143</text:p>
          </table:table-cell>
          <table:table-cell table:formula="of:=MAX(MIN(([results.I44] - [.I$1]) / ([.I$2] - [.I$1]); 1); 0)" office:value-type="float" office:value="0.456763333333333" calcext:value-type="float">
            <text:p>0.456763333333333</text:p>
          </table:table-cell>
          <table:table-cell table:formula="of:=[results.J44]" office:value-type="boolean" office:boolean-value="false" calcext:value-type="boolean">
            <text:p>FALSE</text:p>
          </table:table-cell>
          <table:table-cell table:style-name="ce31" table:formula="of:=1 - SUMPRODUCT([.C$3:.I$3]; [.C47:.I47]) / SUM([.C$3:.I$3])" office:value-type="percentage" office:value="0.395520052910053" calcext:value-type="percentage">
            <text:p>39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QUARE.raw</text:p>
          </table:table-cell>
          <table:table-cell table:formula="of:=MAX(MIN(([results.C45] - [.C$1]) / ([.C$2] - [.C$1]); 1); 0)" office:value-type="float" office:value="1" calcext:value-type="float">
            <text:p>1</text:p>
          </table:table-cell>
          <table:table-cell table:formula="of:=MAX(MIN(([results.D45] - [.D$1]) / ([.D$2] - [.D$1]); 1); 0)" office:value-type="float" office:value="0" calcext:value-type="float">
            <text:p>0</text:p>
          </table:table-cell>
          <table:table-cell table:formula="of:=MAX(MIN(([results.E45] - [.E$1]) / ([.E$2] - [.E$1]); 1); 0)" office:value-type="float" office:value="0.2477" calcext:value-type="float">
            <text:p>0.2477</text:p>
          </table:table-cell>
          <table:table-cell table:formula="of:=MAX(MIN(([results.F45] - [.F$1]) / ([.F$2] - [.F$1]); 1); 0)" office:value-type="float" office:value="0.895153333333333" calcext:value-type="float">
            <text:p>0.895153333333333</text:p>
          </table:table-cell>
          <table:table-cell table:formula="of:=MAX(MIN(([results.G45] - [.G$1]) / ([.G$2] - [.G$1]); 1); 0)" office:value-type="float" office:value="0.4477075" calcext:value-type="float">
            <text:p>0.4477075</text:p>
          </table:table-cell>
          <table:table-cell table:formula="of:=MAX(MIN(([results.H45] - [.H$1]) / ([.H$2] - [.H$1]); 1); 0)" office:value-type="float" office:value="0.957585714285714" calcext:value-type="float">
            <text:p>0.957585714285714</text:p>
          </table:table-cell>
          <table:table-cell table:formula="of:=MAX(MIN(([results.I45] - [.I$1]) / ([.I$2] - [.I$1]); 1); 0)" office:value-type="float" office:value="0.45883" calcext:value-type="float">
            <text:p>0.45883</text:p>
          </table:table-cell>
          <table:table-cell table:formula="of:=[results.J45]" office:value-type="boolean" office:boolean-value="false" calcext:value-type="boolean">
            <text:p>FALSE</text:p>
          </table:table-cell>
          <table:table-cell table:style-name="ce31" table:formula="of:=1 - SUMPRODUCT([.C$3:.I$3]; [.C48:.I48]) / SUM([.C$3:.I$3])" office:value-type="percentage" office:value="0.341021597883598" calcext:value-type="percentage">
            <text:p>34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WEEP.raw</text:p>
          </table:table-cell>
          <table:table-cell table:formula="of:=MAX(MIN(([results.C46] - [.C$1]) / ([.C$2] - [.C$1]); 1); 0)" office:value-type="float" office:value="0.53418" calcext:value-type="float">
            <text:p>0.53418</text:p>
          </table:table-cell>
          <table:table-cell table:formula="of:=MAX(MIN(([results.D46] - [.D$1]) / ([.D$2] - [.D$1]); 1); 0)" office:value-type="float" office:value="0" calcext:value-type="float">
            <text:p>0</text:p>
          </table:table-cell>
          <table:table-cell table:formula="of:=MAX(MIN(([results.E46] - [.E$1]) / ([.E$2] - [.E$1]); 1); 0)" office:value-type="float" office:value="0" calcext:value-type="float">
            <text:p>0</text:p>
          </table:table-cell>
          <table:table-cell table:formula="of:=MAX(MIN(([results.F46] - [.F$1]) / ([.F$2] - [.F$1]); 1); 0)" office:value-type="float" office:value="0" calcext:value-type="float">
            <text:p>0</text:p>
          </table:table-cell>
          <table:table-cell table:formula="of:=MAX(MIN(([results.G46] - [.G$1]) / ([.G$2] - [.G$1]); 1); 0)" office:value-type="float" office:value="0" calcext:value-type="float">
            <text:p>0</text:p>
          </table:table-cell>
          <table:table-cell table:formula="of:=MAX(MIN(([results.H46] - [.H$1]) / ([.H$2] - [.H$1]); 1); 0)" office:value-type="float" office:value="0.519057142857143" calcext:value-type="float">
            <text:p>0.519057142857143</text:p>
          </table:table-cell>
          <table:table-cell table:formula="of:=MAX(MIN(([results.I46] - [.I$1]) / ([.I$2] - [.I$1]); 1); 0)" office:value-type="float" office:value="0.42848" calcext:value-type="float">
            <text:p>0.42848</text:p>
          </table:table-cell>
          <table:table-cell table:formula="of:=[results.J46]" office:value-type="boolean" office:boolean-value="false" calcext:value-type="boolean">
            <text:p>FALSE</text:p>
          </table:table-cell>
          <table:table-cell table:style-name="ce31" table:formula="of:=1 - SUMPRODUCT([.C$3:.I$3]; [.C49:.I49]) / SUM([.C$3:.I$3])" office:value-type="percentage" office:value="0.717876126984127" calcext:value-type="percentage">
            <text:p>71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HEREMIN.raw</text:p>
          </table:table-cell>
          <table:table-cell table:formula="of:=MAX(MIN(([results.C47] - [.C$1]) / ([.C$2] - [.C$1]); 1); 0)" office:value-type="float" office:value="1" calcext:value-type="float">
            <text:p>1</text:p>
          </table:table-cell>
          <table:table-cell table:formula="of:=MAX(MIN(([results.D47] - [.D$1]) / ([.D$2] - [.D$1]); 1); 0)" office:value-type="float" office:value="0" calcext:value-type="float">
            <text:p>0</text:p>
          </table:table-cell>
          <table:table-cell table:formula="of:=MAX(MIN(([results.E47] - [.E$1]) / ([.E$2] - [.E$1]); 1); 0)" office:value-type="float" office:value="0" calcext:value-type="float">
            <text:p>0</text:p>
          </table:table-cell>
          <table:table-cell table:formula="of:=MAX(MIN(([results.F47] - [.F$1]) / ([.F$2] - [.F$1]); 1); 0)" office:value-type="float" office:value="0.293793333333333" calcext:value-type="float">
            <text:p>0.293793333333333</text:p>
          </table:table-cell>
          <table:table-cell table:formula="of:=MAX(MIN(([results.G47] - [.G$1]) / ([.G$2] - [.G$1]); 1); 0)" office:value-type="float" office:value="0.0701575" calcext:value-type="float">
            <text:p>0.0701575</text:p>
          </table:table-cell>
          <table:table-cell table:formula="of:=MAX(MIN(([results.H47] - [.H$1]) / ([.H$2] - [.H$1]); 1); 0)" office:value-type="float" office:value="1" calcext:value-type="float">
            <text:p>1</text:p>
          </table:table-cell>
          <table:table-cell table:formula="of:=MAX(MIN(([results.I47] - [.I$1]) / ([.I$2] - [.I$1]); 1); 0)" office:value-type="float" office:value="1" calcext:value-type="float">
            <text:p>1</text:p>
          </table:table-cell>
          <table:table-cell table:formula="of:=[results.J47]" office:value-type="boolean" office:boolean-value="false" calcext:value-type="boolean">
            <text:p>FALSE</text:p>
          </table:table-cell>
          <table:table-cell table:style-name="ce31" table:formula="of:=1 - SUMPRODUCT([.C$3:.I$3]; [.C50:.I50]) / SUM([.C$3:.I$3])" office:value-type="percentage" office:value="0.363756074074074" calcext:value-type="percentage">
            <text:p>36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rumpet 2.raw</text:p>
          </table:table-cell>
          <table:table-cell table:formula="of:=MAX(MIN(([results.C48] - [.C$1]) / ([.C$2] - [.C$1]); 1); 0)" office:value-type="float" office:value="0.91201" calcext:value-type="float">
            <text:p>0.91201</text:p>
          </table:table-cell>
          <table:table-cell table:formula="of:=MAX(MIN(([results.D48] - [.D$1]) / ([.D$2] - [.D$1]); 1); 0)" office:value-type="float" office:value="0" calcext:value-type="float">
            <text:p>0</text:p>
          </table:table-cell>
          <table:table-cell table:formula="of:=MAX(MIN(([results.E48] - [.E$1]) / ([.E$2] - [.E$1]); 1); 0)" office:value-type="float" office:value="0" calcext:value-type="float">
            <text:p>0</text:p>
          </table:table-cell>
          <table:table-cell table:formula="of:=MAX(MIN(([results.F48] - [.F$1]) / ([.F$2] - [.F$1]); 1); 0)" office:value-type="float" office:value="0.997953333333333" calcext:value-type="float">
            <text:p>0.997953333333333</text:p>
          </table:table-cell>
          <table:table-cell table:formula="of:=MAX(MIN(([results.G48] - [.G$1]) / ([.G$2] - [.G$1]); 1); 0)" office:value-type="float" office:value="0.1070425" calcext:value-type="float">
            <text:p>0.1070425</text:p>
          </table:table-cell>
          <table:table-cell table:formula="of:=MAX(MIN(([results.H48] - [.H$1]) / ([.H$2] - [.H$1]); 1); 0)" office:value-type="float" office:value="0.681785714285714" calcext:value-type="float">
            <text:p>0.681785714285714</text:p>
          </table:table-cell>
          <table:table-cell table:formula="of:=MAX(MIN(([results.I48] - [.I$1]) / ([.I$2] - [.I$1]); 1); 0)" office:value-type="float" office:value="0.249213333333333" calcext:value-type="float">
            <text:p>0.249213333333333</text:p>
          </table:table-cell>
          <table:table-cell table:formula="of:=[results.J48]" office:value-type="boolean" office:boolean-value="false" calcext:value-type="boolean">
            <text:p>FALSE</text:p>
          </table:table-cell>
          <table:table-cell table:style-name="ce31" table:formula="of:=1 - SUMPRODUCT([.C$3:.I$3]; [.C51:.I51]) / SUM([.C$3:.I$3])" office:value-type="percentage" office:value="0.479465079365079" calcext:value-type="percentage">
            <text:p>47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RUMPET.raw</text:p>
          </table:table-cell>
          <table:table-cell table:formula="of:=MAX(MIN(([results.C49] - [.C$1]) / ([.C$2] - [.C$1]); 1); 0)" office:value-type="float" office:value="0.78839" calcext:value-type="float">
            <text:p>0.78839</text:p>
          </table:table-cell>
          <table:table-cell table:formula="of:=MAX(MIN(([results.D49] - [.D$1]) / ([.D$2] - [.D$1]); 1); 0)" office:value-type="float" office:value="0" calcext:value-type="float">
            <text:p>0</text:p>
          </table:table-cell>
          <table:table-cell table:formula="of:=MAX(MIN(([results.E49] - [.E$1]) / ([.E$2] - [.E$1]); 1); 0)" office:value-type="float" office:value="0" calcext:value-type="float">
            <text:p>0</text:p>
          </table:table-cell>
          <table:table-cell table:formula="of:=MAX(MIN(([results.F49] - [.F$1]) / ([.F$2] - [.F$1]); 1); 0)" office:value-type="float" office:value="0.55032" calcext:value-type="float">
            <text:p>0.55032</text:p>
          </table:table-cell>
          <table:table-cell table:formula="of:=MAX(MIN(([results.G49] - [.G$1]) / ([.G$2] - [.G$1]); 1); 0)" office:value-type="float" office:value="0.076635" calcext:value-type="float">
            <text:p>0.076635</text:p>
          </table:table-cell>
          <table:table-cell table:formula="of:=MAX(MIN(([results.H49] - [.H$1]) / ([.H$2] - [.H$1]); 1); 0)" office:value-type="float" office:value="0.9679" calcext:value-type="float">
            <text:p>0.9679</text:p>
          </table:table-cell>
          <table:table-cell table:formula="of:=MAX(MIN(([results.I49] - [.I$1]) / ([.I$2] - [.I$1]); 1); 0)" office:value-type="float" office:value="0.26641" calcext:value-type="float">
            <text:p>0.26641</text:p>
          </table:table-cell>
          <table:table-cell table:formula="of:=[results.J49]" office:value-type="boolean" office:boolean-value="false" calcext:value-type="boolean">
            <text:p>FALSE</text:p>
          </table:table-cell>
          <table:table-cell table:style-name="ce31" table:formula="of:=1 - SUMPRODUCT([.C$3:.I$3]; [.C52:.I52]) / SUM([.C$3:.I$3])" office:value-type="percentage" office:value="0.519932666666667" calcext:value-type="percentage">
            <text:p>51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VIOLIN.raw</text:p>
          </table:table-cell>
          <table:table-cell table:formula="of:=MAX(MIN(([results.C50] - [.C$1]) / ([.C$2] - [.C$1]); 1); 0)" office:value-type="float" office:value="0.662326666666667" calcext:value-type="float">
            <text:p>0.662326666666667</text:p>
          </table:table-cell>
          <table:table-cell table:formula="of:=MAX(MIN(([results.D50] - [.D$1]) / ([.D$2] - [.D$1]); 1); 0)" office:value-type="float" office:value="0" calcext:value-type="float">
            <text:p>0</text:p>
          </table:table-cell>
          <table:table-cell table:formula="of:=MAX(MIN(([results.E50] - [.E$1]) / ([.E$2] - [.E$1]); 1); 0)" office:value-type="float" office:value="0.262423333333333" calcext:value-type="float">
            <text:p>0.262423333333333</text:p>
          </table:table-cell>
          <table:table-cell table:formula="of:=MAX(MIN(([results.F50] - [.F$1]) / ([.F$2] - [.F$1]); 1); 0)" office:value-type="float" office:value="1" calcext:value-type="float">
            <text:p>1</text:p>
          </table:table-cell>
          <table:table-cell table:formula="of:=MAX(MIN(([results.G50] - [.G$1]) / ([.G$2] - [.G$1]); 1); 0)" office:value-type="float" office:value="0.8668475" calcext:value-type="float">
            <text:p>0.8668475</text:p>
          </table:table-cell>
          <table:table-cell table:formula="of:=MAX(MIN(([results.H50] - [.H$1]) / ([.H$2] - [.H$1]); 1); 0)" office:value-type="float" office:value="0.600942857142857" calcext:value-type="float">
            <text:p>0.600942857142857</text:p>
          </table:table-cell>
          <table:table-cell table:formula="of:=MAX(MIN(([results.I50] - [.I$1]) / ([.I$2] - [.I$1]); 1); 0)" office:value-type="float" office:value="0.408933333333333" calcext:value-type="float">
            <text:p>0.408933333333333</text:p>
          </table:table-cell>
          <table:table-cell table:formula="of:=[results.J50]" office:value-type="boolean" office:boolean-value="false" calcext:value-type="boolean">
            <text:p>FALSE</text:p>
          </table:table-cell>
          <table:table-cell table:style-name="ce31" table:formula="of:=1 - SUMPRODUCT([.C$3:.I$3]; [.C53:.I53]) / SUM([.C$3:.I$3])" office:value-type="percentage" office:value="0.419414613756614" calcext:value-type="percentage">
            <text:p>41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lence.raw</text:p>
          </table:table-cell>
          <table:table-cell table:formula="of:=MAX(MIN(([results.C51] - [.C$1]) / ([.C$2] - [.C$1]); 1); 0)" office:value-type="float" office:value="1" calcext:value-type="float">
            <text:p>1</text:p>
          </table:table-cell>
          <table:table-cell table:formula="of:=MAX(MIN(([results.D51] - [.D$1]) / ([.D$2] - [.D$1]); 1); 0)" office:value-type="float" office:value="0" calcext:value-type="float">
            <text:p>0</text:p>
          </table:table-cell>
          <table:table-cell table:formula="of:=MAX(MIN(([results.E51] - [.E$1]) / ([.E$2] - [.E$1]); 1); 0)" office:value-type="float" office:value="0.53918" calcext:value-type="float">
            <text:p>0.53918</text:p>
          </table:table-cell>
          <table:table-cell table:formula="of:=MAX(MIN(([results.F51] - [.F$1]) / ([.F$2] - [.F$1]); 1); 0)" office:value-type="float" office:value="0.16464" calcext:value-type="float">
            <text:p>0.16464</text:p>
          </table:table-cell>
          <table:table-cell table:formula="of:=MAX(MIN(([results.G51] - [.G$1]) / ([.G$2] - [.G$1]); 1); 0)" office:value-type="float" office:value="1" calcext:value-type="float">
            <text:p>1</text:p>
          </table:table-cell>
          <table:table-cell table:formula="of:=MAX(MIN(([results.H51] - [.H$1]) / ([.H$2] - [.H$1]); 1); 0)" office:value-type="float" office:value="1" calcext:value-type="float">
            <text:p>1</text:p>
          </table:table-cell>
          <table:table-cell table:formula="of:=MAX(MIN(([results.I51] - [.I$1]) / ([.I$2] - [.I$1]); 1); 0)" office:value-type="float" office:value="0.7743" calcext:value-type="float">
            <text:p>0.7743</text:p>
          </table:table-cell>
          <table:table-cell table:formula="of:=[results.J51]" office:value-type="boolean" office:boolean-value="false" calcext:value-type="boolean">
            <text:p>FALSE</text:p>
          </table:table-cell>
          <table:table-cell table:style-name="ce31" table:formula="of:=1 - SUMPRODUCT([.C$3:.I$3]; [.C54:.I54]) / SUM([.C$3:.I$3])" office:value-type="percentage" office:value="0.330256" calcext:value-type="percentage">
            <text:p>3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neC5.raw</text:p>
          </table:table-cell>
          <table:table-cell table:formula="of:=MAX(MIN(([results.C52] - [.C$1]) / ([.C$2] - [.C$1]); 1); 0)" office:value-type="float" office:value="0.65251" calcext:value-type="float">
            <text:p>0.65251</text:p>
          </table:table-cell>
          <table:table-cell table:formula="of:=MAX(MIN(([results.D52] - [.D$1]) / ([.D$2] - [.D$1]); 1); 0)" office:value-type="float" office:value="0" calcext:value-type="float">
            <text:p>0</text:p>
          </table:table-cell>
          <table:table-cell table:formula="of:=MAX(MIN(([results.E52] - [.E$1]) / ([.E$2] - [.E$1]); 1); 0)" office:value-type="float" office:value="0" calcext:value-type="float">
            <text:p>0</text:p>
          </table:table-cell>
          <table:table-cell table:formula="of:=MAX(MIN(([results.F52] - [.F$1]) / ([.F$2] - [.F$1]); 1); 0)" office:value-type="float" office:value="0.445073333333333" calcext:value-type="float">
            <text:p>0.445073333333333</text:p>
          </table:table-cell>
          <table:table-cell table:formula="of:=MAX(MIN(([results.G52] - [.G$1]) / ([.G$2] - [.G$1]); 1); 0)" office:value-type="float" office:value="0.099475" calcext:value-type="float">
            <text:p>0.099475</text:p>
          </table:table-cell>
          <table:table-cell table:formula="of:=MAX(MIN(([results.H52] - [.H$1]) / ([.H$2] - [.H$1]); 1); 0)" office:value-type="float" office:value="0.624385714285714" calcext:value-type="float">
            <text:p>0.624385714285714</text:p>
          </table:table-cell>
          <table:table-cell table:formula="of:=MAX(MIN(([results.I52] - [.I$1]) / ([.I$2] - [.I$1]); 1); 0)" office:value-type="float" office:value="0.0218033333333333" calcext:value-type="float">
            <text:p>0.0218033333333333</text:p>
          </table:table-cell>
          <table:table-cell table:formula="of:=[results.J52]" office:value-type="boolean" office:boolean-value="false" calcext:value-type="boolean">
            <text:p>FALSE</text:p>
          </table:table-cell>
          <table:table-cell table:style-name="ce31" table:formula="of:=1 - SUMPRODUCT([.C$3:.I$3]; [.C55:.I55]) / SUM([.C$3:.I$3])" office:value-type="percentage" office:value="0.680809746031746" calcext:value-type="percentage">
            <text:p>68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ne.raw</text:p>
          </table:table-cell>
          <table:table-cell table:formula="of:=MAX(MIN(([results.C53] - [.C$1]) / ([.C$2] - [.C$1]); 1); 0)" office:value-type="float" office:value="1" calcext:value-type="float">
            <text:p>1</text:p>
          </table:table-cell>
          <table:table-cell table:formula="of:=MAX(MIN(([results.D53] - [.D$1]) / ([.D$2] - [.D$1]); 1); 0)" office:value-type="float" office:value="0" calcext:value-type="float">
            <text:p>0</text:p>
          </table:table-cell>
          <table:table-cell table:formula="of:=MAX(MIN(([results.E53] - [.E$1]) / ([.E$2] - [.E$1]); 1); 0)" office:value-type="float" office:value="0" calcext:value-type="float">
            <text:p>0</text:p>
          </table:table-cell>
          <table:table-cell table:formula="of:=MAX(MIN(([results.F53] - [.F$1]) / ([.F$2] - [.F$1]); 1); 0)" office:value-type="float" office:value="0.120106666666667" calcext:value-type="float">
            <text:p>0.120106666666667</text:p>
          </table:table-cell>
          <table:table-cell table:formula="of:=MAX(MIN(([results.G53] - [.G$1]) / ([.G$2] - [.G$1]); 1); 0)" office:value-type="float" office:value="0" calcext:value-type="float">
            <text:p>0</text:p>
          </table:table-cell>
          <table:table-cell table:formula="of:=MAX(MIN(([results.H53] - [.H$1]) / ([.H$2] - [.H$1]); 1); 0)" office:value-type="float" office:value="1" calcext:value-type="float">
            <text:p>1</text:p>
          </table:table-cell>
          <table:table-cell table:formula="of:=MAX(MIN(([results.I53] - [.I$1]) / ([.I$2] - [.I$1]); 1); 0)" office:value-type="float" office:value="0.0219133333333333" calcext:value-type="float">
            <text:p>0.0219133333333333</text:p>
          </table:table-cell>
          <table:table-cell table:formula="of:=[results.J53]" office:value-type="boolean" office:boolean-value="false" calcext:value-type="boolean">
            <text:p>FALSE</text:p>
          </table:table-cell>
          <table:table-cell table:style-name="ce31" table:formula="of:=1 - SUMPRODUCT([.C$3:.I$3]; [.C56:.I56]) / SUM([.C$3:.I$3])" office:value-type="percentage" office:value="0.618222518518518" calcext:value-type="percentage">
            <text:p>61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B4.raw</text:p>
          </table:table-cell>
          <table:table-cell table:formula="of:=MAX(MIN(([results.C54] - [.C$1]) / ([.C$2] - [.C$1]); 1); 0)" office:value-type="float" office:value="0.51413" calcext:value-type="float">
            <text:p>0.51413</text:p>
          </table:table-cell>
          <table:table-cell table:formula="of:=MAX(MIN(([results.D54] - [.D$1]) / ([.D$2] - [.D$1]); 1); 0)" office:value-type="float" office:value="0" calcext:value-type="float">
            <text:p>0</text:p>
          </table:table-cell>
          <table:table-cell table:formula="of:=MAX(MIN(([results.E54] - [.E$1]) / ([.E$2] - [.E$1]); 1); 0)" office:value-type="float" office:value="0.30581" calcext:value-type="float">
            <text:p>0.30581</text:p>
          </table:table-cell>
          <table:table-cell table:formula="of:=MAX(MIN(([results.F54] - [.F$1]) / ([.F$2] - [.F$1]); 1); 0)" office:value-type="float" office:value="1" calcext:value-type="float">
            <text:p>1</text:p>
          </table:table-cell>
          <table:table-cell table:formula="of:=MAX(MIN(([results.G54] - [.G$1]) / ([.G$2] - [.G$1]); 1); 0)" office:value-type="float" office:value="1" calcext:value-type="float">
            <text:p>1</text:p>
          </table:table-cell>
          <table:table-cell table:formula="of:=MAX(MIN(([results.H54] - [.H$1]) / ([.H$2] - [.H$1]); 1); 0)" office:value-type="float" office:value="0.486614285714286" calcext:value-type="float">
            <text:p>0.486614285714286</text:p>
          </table:table-cell>
          <table:table-cell table:formula="of:=MAX(MIN(([results.I54] - [.I$1]) / ([.I$2] - [.I$1]); 1); 0)" office:value-type="float" office:value="0.29969" calcext:value-type="float">
            <text:p>0.29969</text:p>
          </table:table-cell>
          <table:table-cell table:formula="of:=[results.J54]" office:value-type="boolean" office:boolean-value="false" calcext:value-type="boolean">
            <text:p>FALSE</text:p>
          </table:table-cell>
          <table:table-cell table:style-name="ce31" table:formula="of:=1 - SUMPRODUCT([.C$3:.I$3]; [.C57:.I57]) / SUM([.C$3:.I$3])" office:value-type="percentage" office:value="0.475845365079365" calcext:value-type="percentage">
            <text:p>47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2.raw</text:p>
          </table:table-cell>
          <table:table-cell table:formula="of:=MAX(MIN(([results.C55] - [.C$1]) / ([.C$2] - [.C$1]); 1); 0)" office:value-type="float" office:value="0.472126666666667" calcext:value-type="float">
            <text:p>0.472126666666667</text:p>
          </table:table-cell>
          <table:table-cell table:formula="of:=MAX(MIN(([results.D55] - [.D$1]) / ([.D$2] - [.D$1]); 1); 0)" office:value-type="float" office:value="0" calcext:value-type="float">
            <text:p>0</text:p>
          </table:table-cell>
          <table:table-cell table:formula="of:=MAX(MIN(([results.E55] - [.E$1]) / ([.E$2] - [.E$1]); 1); 0)" office:value-type="float" office:value="0" calcext:value-type="float">
            <text:p>0</text:p>
          </table:table-cell>
          <table:table-cell table:formula="of:=MAX(MIN(([results.F55] - [.F$1]) / ([.F$2] - [.F$1]); 1); 0)" office:value-type="float" office:value="0" calcext:value-type="float">
            <text:p>0</text:p>
          </table:table-cell>
          <table:table-cell table:formula="of:=MAX(MIN(([results.G55] - [.G$1]) / ([.G$2] - [.G$1]); 1); 0)" office:value-type="float" office:value="0" calcext:value-type="float">
            <text:p>0</text:p>
          </table:table-cell>
          <table:table-cell table:formula="of:=MAX(MIN(([results.H55] - [.H$1]) / ([.H$2] - [.H$1]); 1); 0)" office:value-type="float" office:value="0.501642857142857" calcext:value-type="float">
            <text:p>0.501642857142857</text:p>
          </table:table-cell>
          <table:table-cell table:formula="of:=MAX(MIN(([results.I55] - [.I$1]) / ([.I$2] - [.I$1]); 1); 0)" office:value-type="float" office:value="0.573316666666667" calcext:value-type="float">
            <text:p>0.573316666666667</text:p>
          </table:table-cell>
          <table:table-cell table:formula="of:=[results.J55]" office:value-type="boolean" office:boolean-value="false" calcext:value-type="boolean">
            <text:p>FALSE</text:p>
          </table:table-cell>
          <table:table-cell table:style-name="ce31" table:formula="of:=1 - SUMPRODUCT([.C$3:.I$3]; [.C58:.I58]) / SUM([.C$3:.I$3])" office:value-type="percentage" office:value="0.698825798941799" calcext:value-type="percentage">
            <text:p>69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4Sharp.raw</text:p>
          </table:table-cell>
          <table:table-cell table:formula="of:=MAX(MIN(([results.C56] - [.C$1]) / ([.C$2] - [.C$1]); 1); 0)" office:value-type="float" office:value="0.537086666666667" calcext:value-type="float">
            <text:p>0.537086666666667</text:p>
          </table:table-cell>
          <table:table-cell table:formula="of:=MAX(MIN(([results.D56] - [.D$1]) / ([.D$2] - [.D$1]); 1); 0)" office:value-type="float" office:value="0" calcext:value-type="float">
            <text:p>0</text:p>
          </table:table-cell>
          <table:table-cell table:formula="of:=MAX(MIN(([results.E56] - [.E$1]) / ([.E$2] - [.E$1]); 1); 0)" office:value-type="float" office:value="0.1734" calcext:value-type="float">
            <text:p>0.1734</text:p>
          </table:table-cell>
          <table:table-cell table:formula="of:=MAX(MIN(([results.F56] - [.F$1]) / ([.F$2] - [.F$1]); 1); 0)" office:value-type="float" office:value="0.5323" calcext:value-type="float">
            <text:p>0.5323</text:p>
          </table:table-cell>
          <table:table-cell table:formula="of:=MAX(MIN(([results.G56] - [.G$1]) / ([.G$2] - [.G$1]); 1); 0)" office:value-type="float" office:value="0.626695" calcext:value-type="float">
            <text:p>0.626695</text:p>
          </table:table-cell>
          <table:table-cell table:formula="of:=MAX(MIN(([results.H56] - [.H$1]) / ([.H$2] - [.H$1]); 1); 0)" office:value-type="float" office:value="0.502271428571429" calcext:value-type="float">
            <text:p>0.502271428571429</text:p>
          </table:table-cell>
          <table:table-cell table:formula="of:=MAX(MIN(([results.I56] - [.I$1]) / ([.I$2] - [.I$1]); 1); 0)" office:value-type="float" office:value="0.259976666666667" calcext:value-type="float">
            <text:p>0.259976666666667</text:p>
          </table:table-cell>
          <table:table-cell table:formula="of:=[results.J56]" office:value-type="boolean" office:boolean-value="false" calcext:value-type="boolean">
            <text:p>FALSE</text:p>
          </table:table-cell>
          <table:table-cell table:style-name="ce31" table:formula="of:=1 - SUMPRODUCT([.C$3:.I$3]; [.C59:.I59]) / SUM([.C$3:.I$3])" office:value-type="percentage" office:value="0.600182306878307" calcext:value-type="percentage">
            <text:p>6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5.raw</text:p>
          </table:table-cell>
          <table:table-cell table:formula="of:=MAX(MIN(([results.C57] - [.C$1]) / ([.C$2] - [.C$1]); 1); 0)" office:value-type="float" office:value="0.57938" calcext:value-type="float">
            <text:p>0.57938</text:p>
          </table:table-cell>
          <table:table-cell table:formula="of:=MAX(MIN(([results.D57] - [.D$1]) / ([.D$2] - [.D$1]); 1); 0)" office:value-type="float" office:value="0" calcext:value-type="float">
            <text:p>0</text:p>
          </table:table-cell>
          <table:table-cell table:formula="of:=MAX(MIN(([results.E57] - [.E$1]) / ([.E$2] - [.E$1]); 1); 0)" office:value-type="float" office:value="0.25169" calcext:value-type="float">
            <text:p>0.25169</text:p>
          </table:table-cell>
          <table:table-cell table:formula="of:=MAX(MIN(([results.F57] - [.F$1]) / ([.F$2] - [.F$1]); 1); 0)" office:value-type="float" office:value="0.64452" calcext:value-type="float">
            <text:p>0.64452</text:p>
          </table:table-cell>
          <table:table-cell table:formula="of:=MAX(MIN(([results.G57] - [.G$1]) / ([.G$2] - [.G$1]); 1); 0)" office:value-type="float" office:value="1" calcext:value-type="float">
            <text:p>1</text:p>
          </table:table-cell>
          <table:table-cell table:formula="of:=MAX(MIN(([results.H57] - [.H$1]) / ([.H$2] - [.H$1]); 1); 0)" office:value-type="float" office:value="0.474828571428571" calcext:value-type="float">
            <text:p>0.474828571428571</text:p>
          </table:table-cell>
          <table:table-cell table:formula="of:=MAX(MIN(([results.I57] - [.I$1]) / ([.I$2] - [.I$1]); 1); 0)" office:value-type="float" office:value="0.251786666666667" calcext:value-type="float">
            <text:p>0.251786666666667</text:p>
          </table:table-cell>
          <table:table-cell table:formula="of:=[results.J57]" office:value-type="boolean" office:boolean-value="false" calcext:value-type="boolean">
            <text:p>FALSE</text:p>
          </table:table-cell>
          <table:table-cell table:style-name="ce31" table:formula="of:=1 - SUMPRODUCT([.C$3:.I$3]; [.C60:.I60]) / SUM([.C$3:.I$3])" office:value-type="percentage" office:value="0.544299470899471" calcext:value-type="percentage">
            <text:p>54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7.raw</text:p>
          </table:table-cell>
          <table:table-cell table:formula="of:=MAX(MIN(([results.C58] - [.C$1]) / ([.C$2] - [.C$1]); 1); 0)" office:value-type="float" office:value="0.696356666666667" calcext:value-type="float">
            <text:p>0.696356666666667</text:p>
          </table:table-cell>
          <table:table-cell table:formula="of:=MAX(MIN(([results.D58] - [.D$1]) / ([.D$2] - [.D$1]); 1); 0)" office:value-type="float" office:value="0" calcext:value-type="float">
            <text:p>0</text:p>
          </table:table-cell>
          <table:table-cell table:formula="of:=MAX(MIN(([results.E58] - [.E$1]) / ([.E$2] - [.E$1]); 1); 0)" office:value-type="float" office:value="0.582736666666667" calcext:value-type="float">
            <text:p>0.582736666666667</text:p>
          </table:table-cell>
          <table:table-cell table:formula="of:=MAX(MIN(([results.F58] - [.F$1]) / ([.F$2] - [.F$1]); 1); 0)" office:value-type="float" office:value="0" calcext:value-type="float">
            <text:p>0</text:p>
          </table:table-cell>
          <table:table-cell table:formula="of:=MAX(MIN(([results.G58] - [.G$1]) / ([.G$2] - [.G$1]); 1); 0)" office:value-type="float" office:value="1" calcext:value-type="float">
            <text:p>1</text:p>
          </table:table-cell>
          <table:table-cell table:formula="of:=MAX(MIN(([results.H58] - [.H$1]) / ([.H$2] - [.H$1]); 1); 0)" office:value-type="float" office:value="0.464942857142857" calcext:value-type="float">
            <text:p>0.464942857142857</text:p>
          </table:table-cell>
          <table:table-cell table:formula="of:=MAX(MIN(([results.I58] - [.I$1]) / ([.I$2] - [.I$1]); 1); 0)" office:value-type="float" office:value="0.00759" calcext:value-type="float">
            <text:p>0.00759</text:p>
          </table:table-cell>
          <table:table-cell table:formula="of:=[results.J58]" office:value-type="boolean" office:boolean-value="false" calcext:value-type="boolean">
            <text:p>FALSE</text:p>
          </table:table-cell>
          <table:table-cell table:style-name="ce31" table:formula="of:=1 - SUMPRODUCT([.C$3:.I$3]; [.C61:.I61]) / SUM([.C$3:.I$3])" office:value-type="percentage" office:value="0.682214317460317" calcext:value-type="percentage">
            <text:p>68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D4.raw</text:p>
          </table:table-cell>
          <table:table-cell table:formula="of:=MAX(MIN(([results.C59] - [.C$1]) / ([.C$2] - [.C$1]); 1); 0)" office:value-type="float" office:value="0.529446666666667" calcext:value-type="float">
            <text:p>0.529446666666667</text:p>
          </table:table-cell>
          <table:table-cell table:formula="of:=MAX(MIN(([results.D59] - [.D$1]) / ([.D$2] - [.D$1]); 1); 0)" office:value-type="float" office:value="0" calcext:value-type="float">
            <text:p>0</text:p>
          </table:table-cell>
          <table:table-cell table:formula="of:=MAX(MIN(([results.E59] - [.E$1]) / ([.E$2] - [.E$1]); 1); 0)" office:value-type="float" office:value="0.403213333333333" calcext:value-type="float">
            <text:p>0.403213333333333</text:p>
          </table:table-cell>
          <table:table-cell table:formula="of:=MAX(MIN(([results.F59] - [.F$1]) / ([.F$2] - [.F$1]); 1); 0)" office:value-type="float" office:value="1" calcext:value-type="float">
            <text:p>1</text:p>
          </table:table-cell>
          <table:table-cell table:formula="of:=MAX(MIN(([results.G59] - [.G$1]) / ([.G$2] - [.G$1]); 1); 0)" office:value-type="float" office:value="1" calcext:value-type="float">
            <text:p>1</text:p>
          </table:table-cell>
          <table:table-cell table:formula="of:=MAX(MIN(([results.H59] - [.H$1]) / ([.H$2] - [.H$1]); 1); 0)" office:value-type="float" office:value="0.504657142857143" calcext:value-type="float">
            <text:p>0.504657142857143</text:p>
          </table:table-cell>
          <table:table-cell table:formula="of:=MAX(MIN(([results.I59] - [.I$1]) / ([.I$2] - [.I$1]); 1); 0)" office:value-type="float" office:value="0.25247" calcext:value-type="float">
            <text:p>0.25247</text:p>
          </table:table-cell>
          <table:table-cell table:formula="of:=[results.J59]" office:value-type="boolean" office:boolean-value="false" calcext:value-type="boolean">
            <text:p>FALSE</text:p>
          </table:table-cell>
          <table:table-cell table:style-name="ce31" table:formula="of:=1 - SUMPRODUCT([.C$3:.I$3]; [.C62:.I62]) / SUM([.C$3:.I$3])" office:value-type="percentage" office:value="0.476018497354497" calcext:value-type="percentage">
            <text:p>47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.raw</text:p>
          </table:table-cell>
          <table:table-cell table:formula="of:=MAX(MIN(([results.C60] - [.C$1]) / ([.C$2] - [.C$1]); 1); 0)" office:value-type="float" office:value="0.489083333333333" calcext:value-type="float">
            <text:p>0.489083333333333</text:p>
          </table:table-cell>
          <table:table-cell table:formula="of:=MAX(MIN(([results.D60] - [.D$1]) / ([.D$2] - [.D$1]); 1); 0)" office:value-type="float" office:value="0" calcext:value-type="float">
            <text:p>0</text:p>
          </table:table-cell>
          <table:table-cell table:formula="of:=MAX(MIN(([results.E60] - [.E$1]) / ([.E$2] - [.E$1]); 1); 0)" office:value-type="float" office:value="0.11014" calcext:value-type="float">
            <text:p>0.11014</text:p>
          </table:table-cell>
          <table:table-cell table:formula="of:=MAX(MIN(([results.F60] - [.F$1]) / ([.F$2] - [.F$1]); 1); 0)" office:value-type="float" office:value="0" calcext:value-type="float">
            <text:p>0</text:p>
          </table:table-cell>
          <table:table-cell table:formula="of:=MAX(MIN(([results.G60] - [.G$1]) / ([.G$2] - [.G$1]); 1); 0)" office:value-type="float" office:value="0.437615" calcext:value-type="float">
            <text:p>0.437615</text:p>
          </table:table-cell>
          <table:table-cell table:formula="of:=MAX(MIN(([results.H60] - [.H$1]) / ([.H$2] - [.H$1]); 1); 0)" office:value-type="float" office:value="0.478928571428571" calcext:value-type="float">
            <text:p>0.478928571428571</text:p>
          </table:table-cell>
          <table:table-cell table:formula="of:=MAX(MIN(([results.I60] - [.I$1]) / ([.I$2] - [.I$1]); 1); 0)" office:value-type="float" office:value="0.323653333333333" calcext:value-type="float">
            <text:p>0.323653333333333</text:p>
          </table:table-cell>
          <table:table-cell table:formula="of:=[results.J60]" office:value-type="boolean" office:boolean-value="false" calcext:value-type="boolean">
            <text:p>FALSE</text:p>
          </table:table-cell>
          <table:table-cell table:style-name="ce31" table:formula="of:=1 - SUMPRODUCT([.C$3:.I$3]; [.C63:.I63]) / SUM([.C$3:.I$3])" office:value-type="percentage" office:value="0.712417470899471" calcext:value-type="percentage">
            <text:p>7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COWBELL.raw</text:p>
          </table:table-cell>
          <table:table-cell table:formula="of:=MAX(MIN(([results.C61] - [.C$1]) / ([.C$2] - [.C$1]); 1); 0)" office:value-type="float" office:value="0.707376666666667" calcext:value-type="float">
            <text:p>0.707376666666667</text:p>
          </table:table-cell>
          <table:table-cell table:formula="of:=MAX(MIN(([results.D61] - [.D$1]) / ([.D$2] - [.D$1]); 1); 0)" office:value-type="float" office:value="0" calcext:value-type="float">
            <text:p>0</text:p>
          </table:table-cell>
          <table:table-cell table:formula="of:=MAX(MIN(([results.E61] - [.E$1]) / ([.E$2] - [.E$1]); 1); 0)" office:value-type="float" office:value="0.321673333333333" calcext:value-type="float">
            <text:p>0.321673333333333</text:p>
          </table:table-cell>
          <table:table-cell table:formula="of:=MAX(MIN(([results.F61] - [.F$1]) / ([.F$2] - [.F$1]); 1); 0)" office:value-type="float" office:value="0.265746666666667" calcext:value-type="float">
            <text:p>0.265746666666667</text:p>
          </table:table-cell>
          <table:table-cell table:formula="of:=MAX(MIN(([results.G61] - [.G$1]) / ([.G$2] - [.G$1]); 1); 0)" office:value-type="float" office:value="0.8149325" calcext:value-type="float">
            <text:p>0.8149325</text:p>
          </table:table-cell>
          <table:table-cell table:formula="of:=MAX(MIN(([results.H61] - [.H$1]) / ([.H$2] - [.H$1]); 1); 0)" office:value-type="float" office:value="0.504614285714286" calcext:value-type="float">
            <text:p>0.504614285714286</text:p>
          </table:table-cell>
          <table:table-cell table:formula="of:=MAX(MIN(([results.I61] - [.I$1]) / ([.I$2] - [.I$1]); 1); 0)" office:value-type="float" office:value="1" calcext:value-type="float">
            <text:p>1</text:p>
          </table:table-cell>
          <table:table-cell table:formula="of:=[results.J61]" office:value-type="boolean" office:boolean-value="false" calcext:value-type="boolean">
            <text:p>FALSE</text:p>
          </table:table-cell>
          <table:table-cell table:style-name="ce31" table:formula="of:=1 - SUMPRODUCT([.C$3:.I$3]; [.C64:.I64]) / SUM([.C$3:.I$3])" office:value-type="percentage" office:value="0.432839661375661" calcext:value-type="percentage">
            <text:p>43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DIDGERIDOO E2.raw</text:p>
          </table:table-cell>
          <table:table-cell table:formula="of:=MAX(MIN(([results.C62] - [.C$1]) / ([.C$2] - [.C$1]); 1); 0)" office:value-type="float" office:value="1" calcext:value-type="float">
            <text:p>1</text:p>
          </table:table-cell>
          <table:table-cell table:formula="of:=MAX(MIN(([results.D62] - [.D$1]) / ([.D$2] - [.D$1]); 1); 0)" office:value-type="float" office:value="0" calcext:value-type="float">
            <text:p>0</text:p>
          </table:table-cell>
          <table:table-cell table:formula="of:=MAX(MIN(([results.E62] - [.E$1]) / ([.E$2] - [.E$1]); 1); 0)" office:value-type="float" office:value="0.103756666666667" calcext:value-type="float">
            <text:p>0.103756666666667</text:p>
          </table:table-cell>
          <table:table-cell table:formula="of:=MAX(MIN(([results.F62] - [.F$1]) / ([.F$2] - [.F$1]); 1); 0)" office:value-type="float" office:value="1" calcext:value-type="float">
            <text:p>1</text:p>
          </table:table-cell>
          <table:table-cell table:formula="of:=MAX(MIN(([results.G62] - [.G$1]) / ([.G$2] - [.G$1]); 1); 0)" office:value-type="float" office:value="0.6752" calcext:value-type="float">
            <text:p>0.6752</text:p>
          </table:table-cell>
          <table:table-cell table:formula="of:=MAX(MIN(([results.H62] - [.H$1]) / ([.H$2] - [.H$1]); 1); 0)" office:value-type="float" office:value="1" calcext:value-type="float">
            <text:p>1</text:p>
          </table:table-cell>
          <table:table-cell table:formula="of:=MAX(MIN(([results.I62] - [.I$1]) / ([.I$2] - [.I$1]); 1); 0)" office:value-type="float" office:value="0.69865" calcext:value-type="float">
            <text:p>0.69865</text:p>
          </table:table-cell>
          <table:table-cell table:formula="of:=[results.J62]" office:value-type="boolean" office:boolean-value="false" calcext:value-type="boolean">
            <text:p>FALSE</text:p>
          </table:table-cell>
          <table:table-cell table:style-name="ce31" table:formula="of:=1 - SUMPRODUCT([.C$3:.I$3]; [.C65:.I65]) / SUM([.C$3:.I$3])" office:value-type="percentage" office:value="0.246781925925926" calcext:value-type="percentage">
            <text:p>24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DIST.GUITAR.raw</text:p>
          </table:table-cell>
          <table:table-cell table:formula="of:=MAX(MIN(([results.C63] - [.C$1]) / ([.C$2] - [.C$1]); 1); 0)" office:value-type="float" office:value="0.94899" calcext:value-type="float">
            <text:p>0.94899</text:p>
          </table:table-cell>
          <table:table-cell table:formula="of:=MAX(MIN(([results.D63] - [.D$1]) / ([.D$2] - [.D$1]); 1); 0)" office:value-type="float" office:value="0" calcext:value-type="float">
            <text:p>0</text:p>
          </table:table-cell>
          <table:table-cell table:formula="of:=MAX(MIN(([results.E63] - [.E$1]) / ([.E$2] - [.E$1]); 1); 0)" office:value-type="float" office:value="0.173686666666667" calcext:value-type="float">
            <text:p>0.173686666666667</text:p>
          </table:table-cell>
          <table:table-cell table:formula="of:=MAX(MIN(([results.F63] - [.F$1]) / ([.F$2] - [.F$1]); 1); 0)" office:value-type="float" office:value="1" calcext:value-type="float">
            <text:p>1</text:p>
          </table:table-cell>
          <table:table-cell table:formula="of:=MAX(MIN(([results.G63] - [.G$1]) / ([.G$2] - [.G$1]); 1); 0)" office:value-type="float" office:value="0.6586875" calcext:value-type="float">
            <text:p>0.6586875</text:p>
          </table:table-cell>
          <table:table-cell table:formula="of:=MAX(MIN(([results.H63] - [.H$1]) / ([.H$2] - [.H$1]); 1); 0)" office:value-type="float" office:value="0.513" calcext:value-type="float">
            <text:p>0.513</text:p>
          </table:table-cell>
          <table:table-cell table:formula="of:=MAX(MIN(([results.I63] - [.I$1]) / ([.I$2] - [.I$1]); 1); 0)" office:value-type="float" office:value="0.238453333333333" calcext:value-type="float">
            <text:p>0.238453333333333</text:p>
          </table:table-cell>
          <table:table-cell table:formula="of:=[results.J63]" office:value-type="boolean" office:boolean-value="false" calcext:value-type="boolean">
            <text:p>FALSE</text:p>
          </table:table-cell>
          <table:table-cell table:style-name="ce31" table:formula="of:=1 - SUMPRODUCT([.C$3:.I$3]; [.C66:.I66]) / SUM([.C$3:.I$3])" office:value-type="percentage" office:value="0.452742518518519" calcext:value-type="percentage">
            <text:p>45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ECHO.raw</text:p>
          </table:table-cell>
          <table:table-cell table:formula="of:=MAX(MIN(([results.C64] - [.C$1]) / ([.C$2] - [.C$1]); 1); 0)" office:value-type="float" office:value="0.21925" calcext:value-type="float">
            <text:p>0.21925</text:p>
          </table:table-cell>
          <table:table-cell table:formula="of:=MAX(MIN(([results.D64] - [.D$1]) / ([.D$2] - [.D$1]); 1); 0)" office:value-type="float" office:value="0" calcext:value-type="float">
            <text:p>0</text:p>
          </table:table-cell>
          <table:table-cell table:formula="of:=MAX(MIN(([results.E64] - [.E$1]) / ([.E$2] - [.E$1]); 1); 0)" office:value-type="float" office:value="0" calcext:value-type="float">
            <text:p>0</text:p>
          </table:table-cell>
          <table:table-cell table:formula="of:=MAX(MIN(([results.F64] - [.F$1]) / ([.F$2] - [.F$1]); 1); 0)" office:value-type="float" office:value="0.377753333333333" calcext:value-type="float">
            <text:p>0.377753333333333</text:p>
          </table:table-cell>
          <table:table-cell table:formula="of:=MAX(MIN(([results.G64] - [.G$1]) / ([.G$2] - [.G$1]); 1); 0)" office:value-type="float" office:value="0.01169" calcext:value-type="float">
            <text:p>0.01169</text:p>
          </table:table-cell>
          <table:table-cell table:formula="of:=MAX(MIN(([results.H64] - [.H$1]) / ([.H$2] - [.H$1]); 1); 0)" office:value-type="float" office:value="0.105942857142857" calcext:value-type="float">
            <text:p>0.105942857142857</text:p>
          </table:table-cell>
          <table:table-cell table:formula="of:=MAX(MIN(([results.I64] - [.I$1]) / ([.I$2] - [.I$1]); 1); 0)" office:value-type="float" office:value="0.55137" calcext:value-type="float">
            <text:p>0.55137</text:p>
          </table:table-cell>
          <table:table-cell table:formula="of:=[results.J64]" office:value-type="boolean" office:boolean-value="false" calcext:value-type="boolean">
            <text:p>FALSE</text:p>
          </table:table-cell>
          <table:table-cell table:style-name="ce31" table:formula="of:=1 - SUMPRODUCT([.C$3:.I$3]; [.C67:.I67]) / SUM([.C$3:.I$3])" office:value-type="percentage" office:value="0.753983947089947" calcext:value-type="percentage">
            <text:p>75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E.PIANO.raw</text:p>
          </table:table-cell>
          <table:table-cell table:formula="of:=MAX(MIN(([results.C65] - [.C$1]) / ([.C$2] - [.C$1]); 1); 0)" office:value-type="float" office:value="0.336026666666667" calcext:value-type="float">
            <text:p>0.336026666666667</text:p>
          </table:table-cell>
          <table:table-cell table:formula="of:=MAX(MIN(([results.D65] - [.D$1]) / ([.D$2] - [.D$1]); 1); 0)" office:value-type="float" office:value="0" calcext:value-type="float">
            <text:p>0</text:p>
          </table:table-cell>
          <table:table-cell table:formula="of:=MAX(MIN(([results.E65] - [.E$1]) / ([.E$2] - [.E$1]); 1); 0)" office:value-type="float" office:value="0" calcext:value-type="float">
            <text:p>0</text:p>
          </table:table-cell>
          <table:table-cell table:formula="of:=MAX(MIN(([results.F65] - [.F$1]) / ([.F$2] - [.F$1]); 1); 0)" office:value-type="float" office:value="0.419693333333333" calcext:value-type="float">
            <text:p>0.419693333333333</text:p>
          </table:table-cell>
          <table:table-cell table:formula="of:=MAX(MIN(([results.G65] - [.G$1]) / ([.G$2] - [.G$1]); 1); 0)" office:value-type="float" office:value="0.113315" calcext:value-type="float">
            <text:p>0.113315</text:p>
          </table:table-cell>
          <table:table-cell table:formula="of:=MAX(MIN(([results.H65] - [.H$1]) / ([.H$2] - [.H$1]); 1); 0)" office:value-type="float" office:value="1" calcext:value-type="float">
            <text:p>1</text:p>
          </table:table-cell>
          <table:table-cell table:formula="of:=MAX(MIN(([results.I65] - [.I$1]) / ([.I$2] - [.I$1]); 1); 0)" office:value-type="float" office:value="0.14002" calcext:value-type="float">
            <text:p>0.14002</text:p>
          </table:table-cell>
          <table:table-cell table:formula="of:=[results.J65]" office:value-type="boolean" office:boolean-value="false" calcext:value-type="boolean">
            <text:p>FALSE</text:p>
          </table:table-cell>
          <table:table-cell table:style-name="ce31" table:formula="of:=1 - SUMPRODUCT([.C$3:.I$3]; [.C68:.I68]) / SUM([.C$3:.I$3])" office:value-type="percentage" office:value="0.631929037037037" calcext:value-type="percentage">
            <text:p>63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GONG.raw</text:p>
          </table:table-cell>
          <table:table-cell table:formula="of:=MAX(MIN(([results.C66] - [.C$1]) / ([.C$2] - [.C$1]); 1); 0)" office:value-type="float" office:value="1" calcext:value-type="float">
            <text:p>1</text:p>
          </table:table-cell>
          <table:table-cell table:formula="of:=MAX(MIN(([results.D66] - [.D$1]) / ([.D$2] - [.D$1]); 1); 0)" office:value-type="float" office:value="0" calcext:value-type="float">
            <text:p>0</text:p>
          </table:table-cell>
          <table:table-cell table:formula="of:=MAX(MIN(([results.E66] - [.E$1]) / ([.E$2] - [.E$1]); 1); 0)" office:value-type="float" office:value="0" calcext:value-type="float">
            <text:p>0</text:p>
          </table:table-cell>
          <table:table-cell table:formula="of:=MAX(MIN(([results.F66] - [.F$1]) / ([.F$2] - [.F$1]); 1); 0)" office:value-type="float" office:value="0.76582" calcext:value-type="float">
            <text:p>0.76582</text:p>
          </table:table-cell>
          <table:table-cell table:formula="of:=MAX(MIN(([results.G66] - [.G$1]) / ([.G$2] - [.G$1]); 1); 0)" office:value-type="float" office:value="0.1221225" calcext:value-type="float">
            <text:p>0.1221225</text:p>
          </table:table-cell>
          <table:table-cell table:formula="of:=MAX(MIN(([results.H66] - [.H$1]) / ([.H$2] - [.H$1]); 1); 0)" office:value-type="float" office:value="1" calcext:value-type="float">
            <text:p>1</text:p>
          </table:table-cell>
          <table:table-cell table:formula="of:=MAX(MIN(([results.I66] - [.I$1]) / ([.I$2] - [.I$1]); 1); 0)" office:value-type="float" office:value="0.105586666666667" calcext:value-type="float">
            <text:p>0.105586666666667</text:p>
          </table:table-cell>
          <table:table-cell table:formula="of:=[results.J66]" office:value-type="boolean" office:boolean-value="false" calcext:value-type="boolean">
            <text:p>FALSE</text:p>
          </table:table-cell>
          <table:table-cell table:style-name="ce31" table:formula="of:=1 - SUMPRODUCT([.C$3:.I$3]; [.C69:.I69]) / SUM([.C$3:.I$3])" office:value-type="percentage" office:value="0.47397962962963" calcext:value-type="percentage">
            <text:p>47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GUITAR.raw</text:p>
          </table:table-cell>
          <table:table-cell table:formula="of:=MAX(MIN(([results.C67] - [.C$1]) / ([.C$2] - [.C$1]); 1); 0)" office:value-type="float" office:value="0.01375" calcext:value-type="float">
            <text:p>0.01375</text:p>
          </table:table-cell>
          <table:table-cell table:formula="of:=MAX(MIN(([results.D67] - [.D$1]) / ([.D$2] - [.D$1]); 1); 0)" office:value-type="float" office:value="0" calcext:value-type="float">
            <text:p>0</text:p>
          </table:table-cell>
          <table:table-cell table:formula="of:=MAX(MIN(([results.E67] - [.E$1]) / ([.E$2] - [.E$1]); 1); 0)" office:value-type="float" office:value="0" calcext:value-type="float">
            <text:p>0</text:p>
          </table:table-cell>
          <table:table-cell table:formula="of:=MAX(MIN(([results.F67] - [.F$1]) / ([.F$2] - [.F$1]); 1); 0)" office:value-type="float" office:value="0.0465533333333334" calcext:value-type="float">
            <text:p>0.0465533333333334</text:p>
          </table:table-cell>
          <table:table-cell table:formula="of:=MAX(MIN(([results.G67] - [.G$1]) / ([.G$2] - [.G$1]); 1); 0)" office:value-type="float" office:value="0.01094" calcext:value-type="float">
            <text:p>0.01094</text:p>
          </table:table-cell>
          <table:table-cell table:formula="of:=MAX(MIN(([results.H67] - [.H$1]) / ([.H$2] - [.H$1]); 1); 0)" office:value-type="float" office:value="0" calcext:value-type="float">
            <text:p>0</text:p>
          </table:table-cell>
          <table:table-cell table:formula="of:=MAX(MIN(([results.I67] - [.I$1]) / ([.I$2] - [.I$1]); 1); 0)" office:value-type="float" office:value="0" calcext:value-type="float">
            <text:p>0</text:p>
          </table:table-cell>
          <table:table-cell table:formula="of:=[results.J67]" office:value-type="boolean" office:boolean-value="false" calcext:value-type="boolean">
            <text:p>FALSE</text:p>
          </table:table-cell>
          <table:table-cell table:style-name="ce31" table:formula="of:=1 - SUMPRODUCT([.C$3:.I$3]; [.C70:.I70]) / SUM([.C$3:.I$3])" office:value-type="percentage" office:value="0.988612518518518" calcext:value-type="percentage">
            <text:p>98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NOISE.raw</text:p>
          </table:table-cell>
          <table:table-cell table:formula="of:=MAX(MIN(([results.C68] - [.C$1]) / ([.C$2] - [.C$1]); 1); 0)" office:value-type="float" office:value="1" calcext:value-type="float">
            <text:p>1</text:p>
          </table:table-cell>
          <table:table-cell table:formula="of:=MAX(MIN(([results.D68] - [.D$1]) / ([.D$2] - [.D$1]); 1); 0)" office:value-type="float" office:value="0.475216666666667" calcext:value-type="float">
            <text:p>0.475216666666667</text:p>
          </table:table-cell>
          <table:table-cell table:formula="of:=MAX(MIN(([results.E68] - [.E$1]) / ([.E$2] - [.E$1]); 1); 0)" office:value-type="float" office:value="0.512386666666667" calcext:value-type="float">
            <text:p>0.512386666666667</text:p>
          </table:table-cell>
          <table:table-cell table:formula="of:=MAX(MIN(([results.F68] - [.F$1]) / ([.F$2] - [.F$1]); 1); 0)" office:value-type="float" office:value="0" calcext:value-type="float">
            <text:p>0</text:p>
          </table:table-cell>
          <table:table-cell table:formula="of:=MAX(MIN(([results.G68] - [.G$1]) / ([.G$2] - [.G$1]); 1); 0)" office:value-type="float" office:value="1" calcext:value-type="float">
            <text:p>1</text:p>
          </table:table-cell>
          <table:table-cell table:formula="of:=MAX(MIN(([results.H68] - [.H$1]) / ([.H$2] - [.H$1]); 1); 0)" office:value-type="float" office:value="0.734157142857143" calcext:value-type="float">
            <text:p>0.734157142857143</text:p>
          </table:table-cell>
          <table:table-cell table:formula="of:=MAX(MIN(([results.I68] - [.I$1]) / ([.I$2] - [.I$1]); 1); 0)" office:value-type="float" office:value="0.388123333333333" calcext:value-type="float">
            <text:p>0.388123333333333</text:p>
          </table:table-cell>
          <table:table-cell table:formula="of:=[results.J68]" office:value-type="boolean" office:boolean-value="false" calcext:value-type="boolean">
            <text:p>FALSE</text:p>
          </table:table-cell>
          <table:table-cell table:style-name="ce31" table:formula="of:=1 - SUMPRODUCT([.C$3:.I$3]; [.C71:.I71]) / SUM([.C$3:.I$3])" office:value-type="percentage" office:value="0.446899904761905" calcext:value-type="percentage">
            <text:p>44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ORGAN.raw</text:p>
          </table:table-cell>
          <table:table-cell table:formula="of:=MAX(MIN(([results.C69] - [.C$1]) / ([.C$2] - [.C$1]); 1); 0)" office:value-type="float" office:value="0.652476666666667" calcext:value-type="float">
            <text:p>0.652476666666667</text:p>
          </table:table-cell>
          <table:table-cell table:formula="of:=MAX(MIN(([results.D69] - [.D$1]) / ([.D$2] - [.D$1]); 1); 0)" office:value-type="float" office:value="0" calcext:value-type="float">
            <text:p>0</text:p>
          </table:table-cell>
          <table:table-cell table:formula="of:=MAX(MIN(([results.E69] - [.E$1]) / ([.E$2] - [.E$1]); 1); 0)" office:value-type="float" office:value="0" calcext:value-type="float">
            <text:p>0</text:p>
          </table:table-cell>
          <table:table-cell table:formula="of:=MAX(MIN(([results.F69] - [.F$1]) / ([.F$2] - [.F$1]); 1); 0)" office:value-type="float" office:value="0.0133866666666667" calcext:value-type="float">
            <text:p>0.0133866666666667</text:p>
          </table:table-cell>
          <table:table-cell table:formula="of:=MAX(MIN(([results.G69] - [.G$1]) / ([.G$2] - [.G$1]); 1); 0)" office:value-type="float" office:value="0.1309125" calcext:value-type="float">
            <text:p>0.1309125</text:p>
          </table:table-cell>
          <table:table-cell table:formula="of:=MAX(MIN(([results.H69] - [.H$1]) / ([.H$2] - [.H$1]); 1); 0)" office:value-type="float" office:value="1" calcext:value-type="float">
            <text:p>1</text:p>
          </table:table-cell>
          <table:table-cell table:formula="of:=MAX(MIN(([results.I69] - [.I$1]) / ([.I$2] - [.I$1]); 1); 0)" office:value-type="float" office:value="0.301453333333333" calcext:value-type="float">
            <text:p>0.301453333333333</text:p>
          </table:table-cell>
          <table:table-cell table:formula="of:=[results.J69]" office:value-type="boolean" office:boolean-value="false" calcext:value-type="boolean">
            <text:p>FALSE</text:p>
          </table:table-cell>
          <table:table-cell table:style-name="ce31" table:formula="of:=1 - SUMPRODUCT([.C$3:.I$3]; [.C72:.I72]) / SUM([.C$3:.I$3])" office:value-type="percentage" office:value="0.617497481481482" calcext:value-type="percentage">
            <text:p>61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PIANO.raw</text:p>
          </table:table-cell>
          <table:table-cell table:formula="of:=MAX(MIN(([results.C70] - [.C$1]) / ([.C$2] - [.C$1]); 1); 0)" office:value-type="float" office:value="0.87524" calcext:value-type="float">
            <text:p>0.87524</text:p>
          </table:table-cell>
          <table:table-cell table:formula="of:=MAX(MIN(([results.D70] - [.D$1]) / ([.D$2] - [.D$1]); 1); 0)" office:value-type="float" office:value="0" calcext:value-type="float">
            <text:p>0</text:p>
          </table:table-cell>
          <table:table-cell table:formula="of:=MAX(MIN(([results.E70] - [.E$1]) / ([.E$2] - [.E$1]); 1); 0)" office:value-type="float" office:value="0" calcext:value-type="float">
            <text:p>0</text:p>
          </table:table-cell>
          <table:table-cell table:formula="of:=MAX(MIN(([results.F70] - [.F$1]) / ([.F$2] - [.F$1]); 1); 0)" office:value-type="float" office:value="0" calcext:value-type="float">
            <text:p>0</text:p>
          </table:table-cell>
          <table:table-cell table:formula="of:=MAX(MIN(([results.G70] - [.G$1]) / ([.G$2] - [.G$1]); 1); 0)" office:value-type="float" office:value="0.187915" calcext:value-type="float">
            <text:p>0.187915</text:p>
          </table:table-cell>
          <table:table-cell table:formula="of:=MAX(MIN(([results.H70] - [.H$1]) / ([.H$2] - [.H$1]); 1); 0)" office:value-type="float" office:value="1" calcext:value-type="float">
            <text:p>1</text:p>
          </table:table-cell>
          <table:table-cell table:formula="of:=MAX(MIN(([results.I70] - [.I$1]) / ([.I$2] - [.I$1]); 1); 0)" office:value-type="float" office:value="0.123306666666667" calcext:value-type="float">
            <text:p>0.123306666666667</text:p>
          </table:table-cell>
          <table:table-cell table:formula="of:=[results.J70]" office:value-type="boolean" office:boolean-value="false" calcext:value-type="boolean">
            <text:p>FALSE</text:p>
          </table:table-cell>
          <table:table-cell table:style-name="ce31" table:formula="of:=1 - SUMPRODUCT([.C$3:.I$3]; [.C73:.I73]) / SUM([.C$3:.I$3])" office:value-type="percentage" office:value="0.619746518518519" calcext:value-type="percentage">
            <text:p>61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AW.raw</text:p>
          </table:table-cell>
          <table:table-cell table:formula="of:=MAX(MIN(([results.C71] - [.C$1]) / ([.C$2] - [.C$1]); 1); 0)" office:value-type="float" office:value="0.29415" calcext:value-type="float">
            <text:p>0.29415</text:p>
          </table:table-cell>
          <table:table-cell table:formula="of:=MAX(MIN(([results.D71] - [.D$1]) / ([.D$2] - [.D$1]); 1); 0)" office:value-type="float" office:value="0" calcext:value-type="float">
            <text:p>0</text:p>
          </table:table-cell>
          <table:table-cell table:formula="of:=MAX(MIN(([results.E71] - [.E$1]) / ([.E$2] - [.E$1]); 1); 0)" office:value-type="float" office:value="0" calcext:value-type="float">
            <text:p>0</text:p>
          </table:table-cell>
          <table:table-cell table:formula="of:=MAX(MIN(([results.F71] - [.F$1]) / ([.F$2] - [.F$1]); 1); 0)" office:value-type="float" office:value="0.492286666666667" calcext:value-type="float">
            <text:p>0.492286666666667</text:p>
          </table:table-cell>
          <table:table-cell table:formula="of:=MAX(MIN(([results.G71] - [.G$1]) / ([.G$2] - [.G$1]); 1); 0)" office:value-type="float" office:value="0" calcext:value-type="float">
            <text:p>0</text:p>
          </table:table-cell>
          <table:table-cell table:formula="of:=MAX(MIN(([results.H71] - [.H$1]) / ([.H$2] - [.H$1]); 1); 0)" office:value-type="float" office:value="1" calcext:value-type="float">
            <text:p>1</text:p>
          </table:table-cell>
          <table:table-cell table:formula="of:=MAX(MIN(([results.I71] - [.I$1]) / ([.I$2] - [.I$1]); 1); 0)" office:value-type="float" office:value="0.369493333333333" calcext:value-type="float">
            <text:p>0.369493333333333</text:p>
          </table:table-cell>
          <table:table-cell table:formula="of:=[results.J71]" office:value-type="boolean" office:boolean-value="false" calcext:value-type="boolean">
            <text:p>FALSE</text:p>
          </table:table-cell>
          <table:table-cell table:style-name="ce31" table:formula="of:=1 - SUMPRODUCT([.C$3:.I$3]; [.C74:.I74]) / SUM([.C$3:.I$3])" office:value-type="percentage" office:value="0.584616074074074" calcext:value-type="percentage">
            <text:p>58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INE.raw</text:p>
          </table:table-cell>
          <table:table-cell table:formula="of:=MAX(MIN(([results.C72] - [.C$1]) / ([.C$2] - [.C$1]); 1); 0)" office:value-type="float" office:value="0" calcext:value-type="float">
            <text:p>0</text:p>
          </table:table-cell>
          <table:table-cell table:formula="of:=MAX(MIN(([results.D72] - [.D$1]) / ([.D$2] - [.D$1]); 1); 0)" office:value-type="float" office:value="0" calcext:value-type="float">
            <text:p>0</text:p>
          </table:table-cell>
          <table:table-cell table:formula="of:=MAX(MIN(([results.E72] - [.E$1]) / ([.E$2] - [.E$1]); 1); 0)" office:value-type="float" office:value="0" calcext:value-type="float">
            <text:p>0</text:p>
          </table:table-cell>
          <table:table-cell table:formula="of:=MAX(MIN(([results.F72] - [.F$1]) / ([.F$2] - [.F$1]); 1); 0)" office:value-type="float" office:value="0.121653333333333" calcext:value-type="float">
            <text:p>0.121653333333333</text:p>
          </table:table-cell>
          <table:table-cell table:formula="of:=MAX(MIN(([results.G72] - [.G$1]) / ([.G$2] - [.G$1]); 1); 0)" office:value-type="float" office:value="0" calcext:value-type="float">
            <text:p>0</text:p>
          </table:table-cell>
          <table:table-cell table:formula="of:=MAX(MIN(([results.H72] - [.H$1]) / ([.H$2] - [.H$1]); 1); 0)" office:value-type="float" office:value="0.0272428571428571" calcext:value-type="float">
            <text:p>0.0272428571428571</text:p>
          </table:table-cell>
          <table:table-cell table:formula="of:=MAX(MIN(([results.I72] - [.I$1]) / ([.I$2] - [.I$1]); 1); 0)" office:value-type="float" office:value="0.395536666666667" calcext:value-type="float">
            <text:p>0.395536666666667</text:p>
          </table:table-cell>
          <table:table-cell table:formula="of:=[results.J72]" office:value-type="boolean" office:boolean-value="true" calcext:value-type="boolean">
            <text:p>TRUE</text:p>
          </table:table-cell>
          <table:table-cell table:style-name="ce31" table:formula="of:=1 - SUMPRODUCT([.C$3:.I$3]; [.C75:.I75]) / SUM([.C$3:.I$3])" office:value-type="percentage" office:value="0.885027132275132" calcext:value-type="percentage">
            <text:p>88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QUARE.raw</text:p>
          </table:table-cell>
          <table:table-cell table:formula="of:=MAX(MIN(([results.C73] - [.C$1]) / ([.C$2] - [.C$1]); 1); 0)" office:value-type="float" office:value="0.39726" calcext:value-type="float">
            <text:p>0.39726</text:p>
          </table:table-cell>
          <table:table-cell table:formula="of:=MAX(MIN(([results.D73] - [.D$1]) / ([.D$2] - [.D$1]); 1); 0)" office:value-type="float" office:value="0" calcext:value-type="float">
            <text:p>0</text:p>
          </table:table-cell>
          <table:table-cell table:formula="of:=MAX(MIN(([results.E73] - [.E$1]) / ([.E$2] - [.E$1]); 1); 0)" office:value-type="float" office:value="0" calcext:value-type="float">
            <text:p>0</text:p>
          </table:table-cell>
          <table:table-cell table:formula="of:=MAX(MIN(([results.F73] - [.F$1]) / ([.F$2] - [.F$1]); 1); 0)" office:value-type="float" office:value="0" calcext:value-type="float">
            <text:p>0</text:p>
          </table:table-cell>
          <table:table-cell table:formula="of:=MAX(MIN(([results.G73] - [.G$1]) / ([.G$2] - [.G$1]); 1); 0)" office:value-type="float" office:value="0" calcext:value-type="float">
            <text:p>0</text:p>
          </table:table-cell>
          <table:table-cell table:formula="of:=MAX(MIN(([results.H73] - [.H$1]) / ([.H$2] - [.H$1]); 1); 0)" office:value-type="float" office:value="0.173285714285714" calcext:value-type="float">
            <text:p>0.173285714285714</text:p>
          </table:table-cell>
          <table:table-cell table:formula="of:=MAX(MIN(([results.I73] - [.I$1]) / ([.I$2] - [.I$1]); 1); 0)" office:value-type="float" office:value="0.39427" calcext:value-type="float">
            <text:p>0.39427</text:p>
          </table:table-cell>
          <table:table-cell table:formula="of:=[results.J73]" office:value-type="boolean" office:boolean-value="false" calcext:value-type="boolean">
            <text:p>FALSE</text:p>
          </table:table-cell>
          <table:table-cell table:style-name="ce31" table:formula="of:=1 - SUMPRODUCT([.C$3:.I$3]; [.C76:.I76]) / SUM([.C$3:.I$3])" office:value-type="percentage" office:value="0.815931301587301" calcext:value-type="percentage">
            <text:p>81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WEEP.raw</text:p>
          </table:table-cell>
          <table:table-cell table:formula="of:=MAX(MIN(([results.C74] - [.C$1]) / ([.C$2] - [.C$1]); 1); 0)" office:value-type="float" office:value="0.259876666666667" calcext:value-type="float">
            <text:p>0.259876666666667</text:p>
          </table:table-cell>
          <table:table-cell table:formula="of:=MAX(MIN(([results.D74] - [.D$1]) / ([.D$2] - [.D$1]); 1); 0)" office:value-type="float" office:value="0" calcext:value-type="float">
            <text:p>0</text:p>
          </table:table-cell>
          <table:table-cell table:formula="of:=MAX(MIN(([results.E74] - [.E$1]) / ([.E$2] - [.E$1]); 1); 0)" office:value-type="float" office:value="0" calcext:value-type="float">
            <text:p>0</text:p>
          </table:table-cell>
          <table:table-cell table:formula="of:=MAX(MIN(([results.F74] - [.F$1]) / ([.F$2] - [.F$1]); 1); 0)" office:value-type="float" office:value="0.00140000000000011" calcext:value-type="float">
            <text:p>0.00140000000000011</text:p>
          </table:table-cell>
          <table:table-cell table:formula="of:=MAX(MIN(([results.G74] - [.G$1]) / ([.G$2] - [.G$1]); 1); 0)" office:value-type="float" office:value="0.0011475" calcext:value-type="float">
            <text:p>0.0011475</text:p>
          </table:table-cell>
          <table:table-cell table:formula="of:=MAX(MIN(([results.H74] - [.H$1]) / ([.H$2] - [.H$1]); 1); 0)" office:value-type="float" office:value="0.144571428571429" calcext:value-type="float">
            <text:p>0.144571428571429</text:p>
          </table:table-cell>
          <table:table-cell table:formula="of:=MAX(MIN(([results.I74] - [.I$1]) / ([.I$2] - [.I$1]); 1); 0)" office:value-type="float" office:value="0.590643333333333" calcext:value-type="float">
            <text:p>0.590643333333333</text:p>
          </table:table-cell>
          <table:table-cell table:formula="of:=[results.J74]" office:value-type="boolean" office:boolean-value="false" calcext:value-type="boolean">
            <text:p>FALSE</text:p>
          </table:table-cell>
          <table:table-cell table:style-name="ce31" table:formula="of:=1 - SUMPRODUCT([.C$3:.I$3]; [.C77:.I77]) / SUM([.C$3:.I$3])" office:value-type="percentage" office:value="0.799055492063492" calcext:value-type="percentage">
            <text:p>79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HEREMIN.raw</text:p>
          </table:table-cell>
          <table:table-cell table:formula="of:=MAX(MIN(([results.C75] - [.C$1]) / ([.C$2] - [.C$1]); 1); 0)" office:value-type="float" office:value="0.602716666666667" calcext:value-type="float">
            <text:p>0.602716666666667</text:p>
          </table:table-cell>
          <table:table-cell table:formula="of:=MAX(MIN(([results.D75] - [.D$1]) / ([.D$2] - [.D$1]); 1); 0)" office:value-type="float" office:value="0" calcext:value-type="float">
            <text:p>0</text:p>
          </table:table-cell>
          <table:table-cell table:formula="of:=MAX(MIN(([results.E75] - [.E$1]) / ([.E$2] - [.E$1]); 1); 0)" office:value-type="float" office:value="0" calcext:value-type="float">
            <text:p>0</text:p>
          </table:table-cell>
          <table:table-cell table:formula="of:=MAX(MIN(([results.F75] - [.F$1]) / ([.F$2] - [.F$1]); 1); 0)" office:value-type="float" office:value="0" calcext:value-type="float">
            <text:p>0</text:p>
          </table:table-cell>
          <table:table-cell table:formula="of:=MAX(MIN(([results.G75] - [.G$1]) / ([.G$2] - [.G$1]); 1); 0)" office:value-type="float" office:value="0" calcext:value-type="float">
            <text:p>0</text:p>
          </table:table-cell>
          <table:table-cell table:formula="of:=MAX(MIN(([results.H75] - [.H$1]) / ([.H$2] - [.H$1]); 1); 0)" office:value-type="float" office:value="0.997142857142857" calcext:value-type="float">
            <text:p>0.997142857142857</text:p>
          </table:table-cell>
          <table:table-cell table:formula="of:=MAX(MIN(([results.I75] - [.I$1]) / ([.I$2] - [.I$1]); 1); 0)" office:value-type="float" office:value="1" calcext:value-type="float">
            <text:p>1</text:p>
          </table:table-cell>
          <table:table-cell table:formula="of:=[results.J75]" office:value-type="boolean" office:boolean-value="true" calcext:value-type="boolean">
            <text:p>TRUE</text:p>
          </table:table-cell>
          <table:table-cell table:style-name="ce31" table:formula="of:=1 - SUMPRODUCT([.C$3:.I$3]; [.C78:.I78]) / SUM([.C$3:.I$3])" office:value-type="percentage" office:value="0.48459328042328" calcext:value-type="percentage">
            <text:p>48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rumpet 2.raw</text:p>
          </table:table-cell>
          <table:table-cell table:formula="of:=MAX(MIN(([results.C76] - [.C$1]) / ([.C$2] - [.C$1]); 1); 0)" office:value-type="float" office:value="1" calcext:value-type="float">
            <text:p>1</text:p>
          </table:table-cell>
          <table:table-cell table:formula="of:=MAX(MIN(([results.D76] - [.D$1]) / ([.D$2] - [.D$1]); 1); 0)" office:value-type="float" office:value="0" calcext:value-type="float">
            <text:p>0</text:p>
          </table:table-cell>
          <table:table-cell table:formula="of:=MAX(MIN(([results.E76] - [.E$1]) / ([.E$2] - [.E$1]); 1); 0)" office:value-type="float" office:value="0" calcext:value-type="float">
            <text:p>0</text:p>
          </table:table-cell>
          <table:table-cell table:formula="of:=MAX(MIN(([results.F76] - [.F$1]) / ([.F$2] - [.F$1]); 1); 0)" office:value-type="float" office:value="1" calcext:value-type="float">
            <text:p>1</text:p>
          </table:table-cell>
          <table:table-cell table:formula="of:=MAX(MIN(([results.G76] - [.G$1]) / ([.G$2] - [.G$1]); 1); 0)" office:value-type="float" office:value="0.1030375" calcext:value-type="float">
            <text:p>0.1030375</text:p>
          </table:table-cell>
          <table:table-cell table:formula="of:=MAX(MIN(([results.H76] - [.H$1]) / ([.H$2] - [.H$1]); 1); 0)" office:value-type="float" office:value="0.901885714285714" calcext:value-type="float">
            <text:p>0.901885714285714</text:p>
          </table:table-cell>
          <table:table-cell table:formula="of:=MAX(MIN(([results.I76] - [.I$1]) / ([.I$2] - [.I$1]); 1); 0)" office:value-type="float" office:value="0.375353333333333" calcext:value-type="float">
            <text:p>0.375353333333333</text:p>
          </table:table-cell>
          <table:table-cell table:formula="of:=[results.J76]" office:value-type="boolean" office:boolean-value="false" calcext:value-type="boolean">
            <text:p>FALSE</text:p>
          </table:table-cell>
          <table:table-cell table:style-name="ce31" table:formula="of:=1 - SUMPRODUCT([.C$3:.I$3]; [.C79:.I79]) / SUM([.C$3:.I$3])" office:value-type="percentage" office:value="0.393718783068783" calcext:value-type="percentage">
            <text:p>39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RUMPET.raw</text:p>
          </table:table-cell>
          <table:table-cell table:formula="of:=MAX(MIN(([results.C77] - [.C$1]) / ([.C$2] - [.C$1]); 1); 0)" office:value-type="float" office:value="1" calcext:value-type="float">
            <text:p>1</text:p>
          </table:table-cell>
          <table:table-cell table:formula="of:=MAX(MIN(([results.D77] - [.D$1]) / ([.D$2] - [.D$1]); 1); 0)" office:value-type="float" office:value="0" calcext:value-type="float">
            <text:p>0</text:p>
          </table:table-cell>
          <table:table-cell table:formula="of:=MAX(MIN(([results.E77] - [.E$1]) / ([.E$2] - [.E$1]); 1); 0)" office:value-type="float" office:value="0" calcext:value-type="float">
            <text:p>0</text:p>
          </table:table-cell>
          <table:table-cell table:formula="of:=MAX(MIN(([results.F77] - [.F$1]) / ([.F$2] - [.F$1]); 1); 0)" office:value-type="float" office:value="1" calcext:value-type="float">
            <text:p>1</text:p>
          </table:table-cell>
          <table:table-cell table:formula="of:=MAX(MIN(([results.G77] - [.G$1]) / ([.G$2] - [.G$1]); 1); 0)" office:value-type="float" office:value="0.2161575" calcext:value-type="float">
            <text:p>0.2161575</text:p>
          </table:table-cell>
          <table:table-cell table:formula="of:=MAX(MIN(([results.H77] - [.H$1]) / ([.H$2] - [.H$1]); 1); 0)" office:value-type="float" office:value="0.7441" calcext:value-type="float">
            <text:p>0.7441</text:p>
          </table:table-cell>
          <table:table-cell table:formula="of:=MAX(MIN(([results.I77] - [.I$1]) / ([.I$2] - [.I$1]); 1); 0)" office:value-type="float" office:value="0.37585" calcext:value-type="float">
            <text:p>0.37585</text:p>
          </table:table-cell>
          <table:table-cell table:formula="of:=[results.J77]" office:value-type="boolean" office:boolean-value="false" calcext:value-type="boolean">
            <text:p>FALSE</text:p>
          </table:table-cell>
          <table:table-cell table:style-name="ce31" table:formula="of:=1 - SUMPRODUCT([.C$3:.I$3]; [.C80:.I80]) / SUM([.C$3:.I$3])" office:value-type="percentage" office:value="0.415110444444445" calcext:value-type="percentage">
            <text:p>41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VIOLIN.raw</text:p>
          </table:table-cell>
          <table:table-cell table:formula="of:=MAX(MIN(([results.C78] - [.C$1]) / ([.C$2] - [.C$1]); 1); 0)" office:value-type="float" office:value="0.98726" calcext:value-type="float">
            <text:p>0.98726</text:p>
          </table:table-cell>
          <table:table-cell table:formula="of:=MAX(MIN(([results.D78] - [.D$1]) / ([.D$2] - [.D$1]); 1); 0)" office:value-type="float" office:value="0" calcext:value-type="float">
            <text:p>0</text:p>
          </table:table-cell>
          <table:table-cell table:formula="of:=MAX(MIN(([results.E78] - [.E$1]) / ([.E$2] - [.E$1]); 1); 0)" office:value-type="float" office:value="0.256556666666667" calcext:value-type="float">
            <text:p>0.256556666666667</text:p>
          </table:table-cell>
          <table:table-cell table:formula="of:=MAX(MIN(([results.F78] - [.F$1]) / ([.F$2] - [.F$1]); 1); 0)" office:value-type="float" office:value="0.216086666666667" calcext:value-type="float">
            <text:p>0.216086666666667</text:p>
          </table:table-cell>
          <table:table-cell table:formula="of:=MAX(MIN(([results.G78] - [.G$1]) / ([.G$2] - [.G$1]); 1); 0)" office:value-type="float" office:value="0.6562875" calcext:value-type="float">
            <text:p>0.6562875</text:p>
          </table:table-cell>
          <table:table-cell table:formula="of:=MAX(MIN(([results.H78] - [.H$1]) / ([.H$2] - [.H$1]); 1); 0)" office:value-type="float" office:value="0.612542857142857" calcext:value-type="float">
            <text:p>0.612542857142857</text:p>
          </table:table-cell>
          <table:table-cell table:formula="of:=MAX(MIN(([results.I78] - [.I$1]) / ([.I$2] - [.I$1]); 1); 0)" office:value-type="float" office:value="0.59933" calcext:value-type="float">
            <text:p>0.59933</text:p>
          </table:table-cell>
          <table:table-cell table:formula="of:=[results.J78]" office:value-type="boolean" office:boolean-value="false" calcext:value-type="boolean">
            <text:p>FALSE</text:p>
          </table:table-cell>
          <table:table-cell table:style-name="ce31" table:formula="of:=1 - SUMPRODUCT([.C$3:.I$3]; [.C81:.I81]) / SUM([.C$3:.I$3])" office:value-type="percentage" office:value="0.482578613756614" calcext:value-type="percentage">
            <text:p>48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lence.raw</text:p>
          </table:table-cell>
          <table:table-cell table:formula="of:=MAX(MIN(([results.C79] - [.C$1]) / ([.C$2] - [.C$1]); 1); 0)" office:value-type="float" office:value="1" calcext:value-type="float">
            <text:p>1</text:p>
          </table:table-cell>
          <table:table-cell table:formula="of:=MAX(MIN(([results.D79] - [.D$1]) / ([.D$2] - [.D$1]); 1); 0)" office:value-type="float" office:value="0" calcext:value-type="float">
            <text:p>0</text:p>
          </table:table-cell>
          <table:table-cell table:formula="of:=MAX(MIN(([results.E79] - [.E$1]) / ([.E$2] - [.E$1]); 1); 0)" office:value-type="float" office:value="0.691043333333333" calcext:value-type="float">
            <text:p>0.691043333333333</text:p>
          </table:table-cell>
          <table:table-cell table:formula="of:=MAX(MIN(([results.F79] - [.F$1]) / ([.F$2] - [.F$1]); 1); 0)" office:value-type="float" office:value="0" calcext:value-type="float">
            <text:p>0</text:p>
          </table:table-cell>
          <table:table-cell table:formula="of:=MAX(MIN(([results.G79] - [.G$1]) / ([.G$2] - [.G$1]); 1); 0)" office:value-type="float" office:value="1" calcext:value-type="float">
            <text:p>1</text:p>
          </table:table-cell>
          <table:table-cell table:formula="of:=MAX(MIN(([results.H79] - [.H$1]) / ([.H$2] - [.H$1]); 1); 0)" office:value-type="float" office:value="1" calcext:value-type="float">
            <text:p>1</text:p>
          </table:table-cell>
          <table:table-cell table:formula="of:=MAX(MIN(([results.I79] - [.I$1]) / ([.I$2] - [.I$1]); 1); 0)" office:value-type="float" office:value="1" calcext:value-type="float">
            <text:p>1</text:p>
          </table:table-cell>
          <table:table-cell table:formula="of:=[results.J79]" office:value-type="boolean" office:boolean-value="false" calcext:value-type="boolean">
            <text:p>FALSE</text:p>
          </table:table-cell>
          <table:table-cell table:style-name="ce31" table:formula="of:=1 - SUMPRODUCT([.C$3:.I$3]; [.C82:.I82]) / SUM([.C$3:.I$3])" office:value-type="percentage" office:value="0.302620296296296" calcext:value-type="percentage">
            <text:p>3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neC5.raw</text:p>
          </table:table-cell>
          <table:table-cell table:formula="of:=MAX(MIN(([results.C80] - [.C$1]) / ([.C$2] - [.C$1]); 1); 0)" office:value-type="float" office:value="0.6192" calcext:value-type="float">
            <text:p>0.6192</text:p>
          </table:table-cell>
          <table:table-cell table:formula="of:=MAX(MIN(([results.D80] - [.D$1]) / ([.D$2] - [.D$1]); 1); 0)" office:value-type="float" office:value="0" calcext:value-type="float">
            <text:p>0</text:p>
          </table:table-cell>
          <table:table-cell table:formula="of:=MAX(MIN(([results.E80] - [.E$1]) / ([.E$2] - [.E$1]); 1); 0)" office:value-type="float" office:value="0" calcext:value-type="float">
            <text:p>0</text:p>
          </table:table-cell>
          <table:table-cell table:formula="of:=MAX(MIN(([results.F80] - [.F$1]) / ([.F$2] - [.F$1]); 1); 0)" office:value-type="float" office:value="0" calcext:value-type="float">
            <text:p>0</text:p>
          </table:table-cell>
          <table:table-cell table:formula="of:=MAX(MIN(([results.G80] - [.G$1]) / ([.G$2] - [.G$1]); 1); 0)" office:value-type="float" office:value="0" calcext:value-type="float">
            <text:p>0</text:p>
          </table:table-cell>
          <table:table-cell table:formula="of:=MAX(MIN(([results.H80] - [.H$1]) / ([.H$2] - [.H$1]); 1); 0)" office:value-type="float" office:value="0.487385714285714" calcext:value-type="float">
            <text:p>0.487385714285714</text:p>
          </table:table-cell>
          <table:table-cell table:formula="of:=MAX(MIN(([results.I80] - [.I$1]) / ([.I$2] - [.I$1]); 1); 0)" office:value-type="float" office:value="0.219293333333333" calcext:value-type="float">
            <text:p>0.219293333333333</text:p>
          </table:table-cell>
          <table:table-cell table:formula="of:=[results.J80]" office:value-type="boolean" office:boolean-value="true" calcext:value-type="boolean">
            <text:p>TRUE</text:p>
          </table:table-cell>
          <table:table-cell table:style-name="ce31" table:formula="of:=1 - SUMPRODUCT([.C$3:.I$3]; [.C83:.I83]) / SUM([.C$3:.I$3])" office:value-type="percentage" office:value="0.757471005291005" calcext:value-type="percentage">
            <text:p>75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ne.raw</text:p>
          </table:table-cell>
          <table:table-cell table:formula="of:=MAX(MIN(([results.C81] - [.C$1]) / ([.C$2] - [.C$1]); 1); 0)" office:value-type="float" office:value="1" calcext:value-type="float">
            <text:p>1</text:p>
          </table:table-cell>
          <table:table-cell table:formula="of:=MAX(MIN(([results.D81] - [.D$1]) / ([.D$2] - [.D$1]); 1); 0)" office:value-type="float" office:value="0" calcext:value-type="float">
            <text:p>0</text:p>
          </table:table-cell>
          <table:table-cell table:formula="of:=MAX(MIN(([results.E81] - [.E$1]) / ([.E$2] - [.E$1]); 1); 0)" office:value-type="float" office:value="0" calcext:value-type="float">
            <text:p>0</text:p>
          </table:table-cell>
          <table:table-cell table:formula="of:=MAX(MIN(([results.F81] - [.F$1]) / ([.F$2] - [.F$1]); 1); 0)" office:value-type="float" office:value="0" calcext:value-type="float">
            <text:p>0</text:p>
          </table:table-cell>
          <table:table-cell table:formula="of:=MAX(MIN(([results.G81] - [.G$1]) / ([.G$2] - [.G$1]); 1); 0)" office:value-type="float" office:value="0.0559975" calcext:value-type="float">
            <text:p>0.0559975</text:p>
          </table:table-cell>
          <table:table-cell table:formula="of:=MAX(MIN(([results.H81] - [.H$1]) / ([.H$2] - [.H$1]); 1); 0)" office:value-type="float" office:value="0.977757142857143" calcext:value-type="float">
            <text:p>0.977757142857143</text:p>
          </table:table-cell>
          <table:table-cell table:formula="of:=MAX(MIN(([results.I81] - [.I$1]) / ([.I$2] - [.I$1]); 1); 0)" office:value-type="float" office:value="0.226596666666667" calcext:value-type="float">
            <text:p>0.226596666666667</text:p>
          </table:table-cell>
          <table:table-cell table:formula="of:=[results.J81]" office:value-type="boolean" office:boolean-value="false" calcext:value-type="boolean">
            <text:p>FALSE</text:p>
          </table:table-cell>
          <table:table-cell table:style-name="ce31" table:formula="of:=1 - SUMPRODUCT([.C$3:.I$3]; [.C84:.I84]) / SUM([.C$3:.I$3])" office:value-type="percentage" office:value="0.593560645502646" calcext:value-type="percentage">
            <text:p>59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B4.raw</text:p>
          </table:table-cell>
          <table:table-cell table:formula="of:=MAX(MIN(([results.C82] - [.C$1]) / ([.C$2] - [.C$1]); 1); 0)" office:value-type="float" office:value="0.762393333333333" calcext:value-type="float">
            <text:p>0.762393333333333</text:p>
          </table:table-cell>
          <table:table-cell table:formula="of:=MAX(MIN(([results.D82] - [.D$1]) / ([.D$2] - [.D$1]); 1); 0)" office:value-type="float" office:value="0" calcext:value-type="float">
            <text:p>0</text:p>
          </table:table-cell>
          <table:table-cell table:formula="of:=MAX(MIN(([results.E82] - [.E$1]) / ([.E$2] - [.E$1]); 1); 0)" office:value-type="float" office:value="0.502973333333333" calcext:value-type="float">
            <text:p>0.502973333333333</text:p>
          </table:table-cell>
          <table:table-cell table:formula="of:=MAX(MIN(([results.F82] - [.F$1]) / ([.F$2] - [.F$1]); 1); 0)" office:value-type="float" office:value="1" calcext:value-type="float">
            <text:p>1</text:p>
          </table:table-cell>
          <table:table-cell table:formula="of:=MAX(MIN(([results.G82] - [.G$1]) / ([.G$2] - [.G$1]); 1); 0)" office:value-type="float" office:value="1" calcext:value-type="float">
            <text:p>1</text:p>
          </table:table-cell>
          <table:table-cell table:formula="of:=MAX(MIN(([results.H82] - [.H$1]) / ([.H$2] - [.H$1]); 1); 0)" office:value-type="float" office:value="0.516314285714286" calcext:value-type="float">
            <text:p>0.516314285714286</text:p>
          </table:table-cell>
          <table:table-cell table:formula="of:=MAX(MIN(([results.I82] - [.I$1]) / ([.I$2] - [.I$1]); 1); 0)" office:value-type="float" office:value="0.52417" calcext:value-type="float">
            <text:p>0.52417</text:p>
          </table:table-cell>
          <table:table-cell table:formula="of:=[results.J82]" office:value-type="boolean" office:boolean-value="false" calcext:value-type="boolean">
            <text:p>FALSE</text:p>
          </table:table-cell>
          <table:table-cell table:style-name="ce31" table:formula="of:=1 - SUMPRODUCT([.C$3:.I$3]; [.C85:.I85]) / SUM([.C$3:.I$3])" office:value-type="percentage" office:value="0.372639365079365" calcext:value-type="percentage">
            <text:p>37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2.raw</text:p>
          </table:table-cell>
          <table:table-cell table:formula="of:=MAX(MIN(([results.C83] - [.C$1]) / ([.C$2] - [.C$1]); 1); 0)" office:value-type="float" office:value="0.706523333333333" calcext:value-type="float">
            <text:p>0.706523333333333</text:p>
          </table:table-cell>
          <table:table-cell table:formula="of:=MAX(MIN(([results.D83] - [.D$1]) / ([.D$2] - [.D$1]); 1); 0)" office:value-type="float" office:value="0" calcext:value-type="float">
            <text:p>0</text:p>
          </table:table-cell>
          <table:table-cell table:formula="of:=MAX(MIN(([results.E83] - [.E$1]) / ([.E$2] - [.E$1]); 1); 0)" office:value-type="float" office:value="0.0219733333333333" calcext:value-type="float">
            <text:p>0.0219733333333333</text:p>
          </table:table-cell>
          <table:table-cell table:formula="of:=MAX(MIN(([results.F83] - [.F$1]) / ([.F$2] - [.F$1]); 1); 0)" office:value-type="float" office:value="0.532733333333333" calcext:value-type="float">
            <text:p>0.532733333333333</text:p>
          </table:table-cell>
          <table:table-cell table:formula="of:=MAX(MIN(([results.G83] - [.G$1]) / ([.G$2] - [.G$1]); 1); 0)" office:value-type="float" office:value="0.49948" calcext:value-type="float">
            <text:p>0.49948</text:p>
          </table:table-cell>
          <table:table-cell table:formula="of:=MAX(MIN(([results.H83] - [.H$1]) / ([.H$2] - [.H$1]); 1); 0)" office:value-type="float" office:value="0.527214285714286" calcext:value-type="float">
            <text:p>0.527214285714286</text:p>
          </table:table-cell>
          <table:table-cell table:formula="of:=MAX(MIN(([results.I83] - [.I$1]) / ([.I$2] - [.I$1]); 1); 0)" office:value-type="float" office:value="0.960313333333333" calcext:value-type="float">
            <text:p>0.960313333333333</text:p>
          </table:table-cell>
          <table:table-cell table:formula="of:=[results.J83]" office:value-type="boolean" office:boolean-value="false" calcext:value-type="boolean">
            <text:p>FALSE</text:p>
          </table:table-cell>
          <table:table-cell table:style-name="ce31" table:formula="of:=1 - SUMPRODUCT([.C$3:.I$3]; [.C86:.I86]) / SUM([.C$3:.I$3])" office:value-type="percentage" office:value="0.431167587301587" calcext:value-type="percentage">
            <text:p>43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4Sharp.raw</text:p>
          </table:table-cell>
          <table:table-cell table:formula="of:=MAX(MIN(([results.C84] - [.C$1]) / ([.C$2] - [.C$1]); 1); 0)" office:value-type="float" office:value="0.78215" calcext:value-type="float">
            <text:p>0.78215</text:p>
          </table:table-cell>
          <table:table-cell table:formula="of:=MAX(MIN(([results.D84] - [.D$1]) / ([.D$2] - [.D$1]); 1); 0)" office:value-type="float" office:value="0" calcext:value-type="float">
            <text:p>0</text:p>
          </table:table-cell>
          <table:table-cell table:formula="of:=MAX(MIN(([results.E84] - [.E$1]) / ([.E$2] - [.E$1]); 1); 0)" office:value-type="float" office:value="0.20361" calcext:value-type="float">
            <text:p>0.20361</text:p>
          </table:table-cell>
          <table:table-cell table:formula="of:=MAX(MIN(([results.F84] - [.F$1]) / ([.F$2] - [.F$1]); 1); 0)" office:value-type="float" office:value="0.17286" calcext:value-type="float">
            <text:p>0.17286</text:p>
          </table:table-cell>
          <table:table-cell table:formula="of:=MAX(MIN(([results.G84] - [.G$1]) / ([.G$2] - [.G$1]); 1); 0)" office:value-type="float" office:value="0.551865" calcext:value-type="float">
            <text:p>0.551865</text:p>
          </table:table-cell>
          <table:table-cell table:formula="of:=MAX(MIN(([results.H84] - [.H$1]) / ([.H$2] - [.H$1]); 1); 0)" office:value-type="float" office:value="0.517957142857143" calcext:value-type="float">
            <text:p>0.517957142857143</text:p>
          </table:table-cell>
          <table:table-cell table:formula="of:=MAX(MIN(([results.I84] - [.I$1]) / ([.I$2] - [.I$1]); 1); 0)" office:value-type="float" office:value="0.444773333333333" calcext:value-type="float">
            <text:p>0.444773333333333</text:p>
          </table:table-cell>
          <table:table-cell table:formula="of:=[results.J84]" office:value-type="boolean" office:boolean-value="false" calcext:value-type="boolean">
            <text:p>FALSE</text:p>
          </table:table-cell>
          <table:table-cell table:style-name="ce31" table:formula="of:=1 - SUMPRODUCT([.C$3:.I$3]; [.C87:.I87]) / SUM([.C$3:.I$3])" office:value-type="percentage" office:value="0.587067608465609" calcext:value-type="percentage">
            <text:p>58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5.raw</text:p>
          </table:table-cell>
          <table:table-cell table:formula="of:=MAX(MIN(([results.C85] - [.C$1]) / ([.C$2] - [.C$1]); 1); 0)" office:value-type="float" office:value="0.787016666666667" calcext:value-type="float">
            <text:p>0.787016666666667</text:p>
          </table:table-cell>
          <table:table-cell table:formula="of:=MAX(MIN(([results.D85] - [.D$1]) / ([.D$2] - [.D$1]); 1); 0)" office:value-type="float" office:value="0" calcext:value-type="float">
            <text:p>0</text:p>
          </table:table-cell>
          <table:table-cell table:formula="of:=MAX(MIN(([results.E85] - [.E$1]) / ([.E$2] - [.E$1]); 1); 0)" office:value-type="float" office:value="0.39359" calcext:value-type="float">
            <text:p>0.39359</text:p>
          </table:table-cell>
          <table:table-cell table:formula="of:=MAX(MIN(([results.F85] - [.F$1]) / ([.F$2] - [.F$1]); 1); 0)" office:value-type="float" office:value="0.0850666666666666" calcext:value-type="float">
            <text:p>0.0850666666666666</text:p>
          </table:table-cell>
          <table:table-cell table:formula="of:=MAX(MIN(([results.G85] - [.G$1]) / ([.G$2] - [.G$1]); 1); 0)" office:value-type="float" office:value="1" calcext:value-type="float">
            <text:p>1</text:p>
          </table:table-cell>
          <table:table-cell table:formula="of:=MAX(MIN(([results.H85] - [.H$1]) / ([.H$2] - [.H$1]); 1); 0)" office:value-type="float" office:value="0.519028571428571" calcext:value-type="float">
            <text:p>0.519028571428571</text:p>
          </table:table-cell>
          <table:table-cell table:formula="of:=MAX(MIN(([results.I85] - [.I$1]) / ([.I$2] - [.I$1]); 1); 0)" office:value-type="float" office:value="0.37708" calcext:value-type="float">
            <text:p>0.37708</text:p>
          </table:table-cell>
          <table:table-cell table:formula="of:=[results.J85]" office:value-type="boolean" office:boolean-value="false" calcext:value-type="boolean">
            <text:p>FALSE</text:p>
          </table:table-cell>
          <table:table-cell table:style-name="ce31" table:formula="of:=1 - SUMPRODUCT([.C$3:.I$3]; [.C88:.I88]) / SUM([.C$3:.I$3])" office:value-type="percentage" office:value="0.568469174603175" calcext:value-type="percentage">
            <text:p>56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7.raw</text:p>
          </table:table-cell>
          <table:table-cell table:formula="of:=MAX(MIN(([results.C86] - [.C$1]) / ([.C$2] - [.C$1]); 1); 0)" office:value-type="float" office:value="0.915836666666667" calcext:value-type="float">
            <text:p>0.915836666666667</text:p>
          </table:table-cell>
          <table:table-cell table:formula="of:=MAX(MIN(([results.D86] - [.D$1]) / ([.D$2] - [.D$1]); 1); 0)" office:value-type="float" office:value="0" calcext:value-type="float">
            <text:p>0</text:p>
          </table:table-cell>
          <table:table-cell table:formula="of:=MAX(MIN(([results.E86] - [.E$1]) / ([.E$2] - [.E$1]); 1); 0)" office:value-type="float" office:value="0.671443333333333" calcext:value-type="float">
            <text:p>0.671443333333333</text:p>
          </table:table-cell>
          <table:table-cell table:formula="of:=MAX(MIN(([results.F86] - [.F$1]) / ([.F$2] - [.F$1]); 1); 0)" office:value-type="float" office:value="0.873553333333333" calcext:value-type="float">
            <text:p>0.873553333333333</text:p>
          </table:table-cell>
          <table:table-cell table:formula="of:=MAX(MIN(([results.G86] - [.G$1]) / ([.G$2] - [.G$1]); 1); 0)" office:value-type="float" office:value="1" calcext:value-type="float">
            <text:p>1</text:p>
          </table:table-cell>
          <table:table-cell table:formula="of:=MAX(MIN(([results.H86] - [.H$1]) / ([.H$2] - [.H$1]); 1); 0)" office:value-type="float" office:value="0.510357142857143" calcext:value-type="float">
            <text:p>0.510357142857143</text:p>
          </table:table-cell>
          <table:table-cell table:formula="of:=MAX(MIN(([results.I86] - [.I$1]) / ([.I$2] - [.I$1]); 1); 0)" office:value-type="float" office:value="0.432223333333333" calcext:value-type="float">
            <text:p>0.432223333333333</text:p>
          </table:table-cell>
          <table:table-cell table:formula="of:=[results.J86]" office:value-type="boolean" office:boolean-value="false" calcext:value-type="boolean">
            <text:p>FALSE</text:p>
          </table:table-cell>
          <table:table-cell table:style-name="ce31" table:formula="of:=1 - SUMPRODUCT([.C$3:.I$3]; [.C89:.I89]) / SUM([.C$3:.I$3])" office:value-type="percentage" office:value="0.385386275132275" calcext:value-type="percentage">
            <text:p>38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D4.raw</text:p>
          </table:table-cell>
          <table:table-cell table:formula="of:=MAX(MIN(([results.C87] - [.C$1]) / ([.C$2] - [.C$1]); 1); 0)" office:value-type="float" office:value="0.776813333333333" calcext:value-type="float">
            <text:p>0.776813333333333</text:p>
          </table:table-cell>
          <table:table-cell table:formula="of:=MAX(MIN(([results.D87] - [.D$1]) / ([.D$2] - [.D$1]); 1); 0)" office:value-type="float" office:value="0" calcext:value-type="float">
            <text:p>0</text:p>
          </table:table-cell>
          <table:table-cell table:formula="of:=MAX(MIN(([results.E87] - [.E$1]) / ([.E$2] - [.E$1]); 1); 0)" office:value-type="float" office:value="0.542716666666667" calcext:value-type="float">
            <text:p>0.542716666666667</text:p>
          </table:table-cell>
          <table:table-cell table:formula="of:=MAX(MIN(([results.F87] - [.F$1]) / ([.F$2] - [.F$1]); 1); 0)" office:value-type="float" office:value="1" calcext:value-type="float">
            <text:p>1</text:p>
          </table:table-cell>
          <table:table-cell table:formula="of:=MAX(MIN(([results.G87] - [.G$1]) / ([.G$2] - [.G$1]); 1); 0)" office:value-type="float" office:value="1" calcext:value-type="float">
            <text:p>1</text:p>
          </table:table-cell>
          <table:table-cell table:formula="of:=MAX(MIN(([results.H87] - [.H$1]) / ([.H$2] - [.H$1]); 1); 0)" office:value-type="float" office:value="0.523757142857143" calcext:value-type="float">
            <text:p>0.523757142857143</text:p>
          </table:table-cell>
          <table:table-cell table:formula="of:=MAX(MIN(([results.I87] - [.I$1]) / ([.I$2] - [.I$1]); 1); 0)" office:value-type="float" office:value="0.42249" calcext:value-type="float">
            <text:p>0.42249</text:p>
          </table:table-cell>
          <table:table-cell table:formula="of:=[results.J87]" office:value-type="boolean" office:boolean-value="false" calcext:value-type="boolean">
            <text:p>FALSE</text:p>
          </table:table-cell>
          <table:table-cell table:style-name="ce31" table:formula="of:=1 - SUMPRODUCT([.C$3:.I$3]; [.C90:.I90]) / SUM([.C$3:.I$3])" office:value-type="percentage" office:value="0.389736867724868" calcext:value-type="percentage">
            <text:p>38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.raw</text:p>
          </table:table-cell>
          <table:table-cell table:formula="of:=MAX(MIN(([results.C88] - [.C$1]) / ([.C$2] - [.C$1]); 1); 0)" office:value-type="float" office:value="0.72676" calcext:value-type="float">
            <text:p>0.72676</text:p>
          </table:table-cell>
          <table:table-cell table:formula="of:=MAX(MIN(([results.D88] - [.D$1]) / ([.D$2] - [.D$1]); 1); 0)" office:value-type="float" office:value="0" calcext:value-type="float">
            <text:p>0</text:p>
          </table:table-cell>
          <table:table-cell table:formula="of:=MAX(MIN(([results.E88] - [.E$1]) / ([.E$2] - [.E$1]); 1); 0)" office:value-type="float" office:value="0.283273333333333" calcext:value-type="float">
            <text:p>0.283273333333333</text:p>
          </table:table-cell>
          <table:table-cell table:formula="of:=MAX(MIN(([results.F88] - [.F$1]) / ([.F$2] - [.F$1]); 1); 0)" office:value-type="float" office:value="0.659893333333333" calcext:value-type="float">
            <text:p>0.659893333333333</text:p>
          </table:table-cell>
          <table:table-cell table:formula="of:=MAX(MIN(([results.G88] - [.G$1]) / ([.G$2] - [.G$1]); 1); 0)" office:value-type="float" office:value="0.6868875" calcext:value-type="float">
            <text:p>0.6868875</text:p>
          </table:table-cell>
          <table:table-cell table:formula="of:=MAX(MIN(([results.H88] - [.H$1]) / ([.H$2] - [.H$1]); 1); 0)" office:value-type="float" office:value="0.486957142857143" calcext:value-type="float">
            <text:p>0.486957142857143</text:p>
          </table:table-cell>
          <table:table-cell table:formula="of:=MAX(MIN(([results.I88] - [.I$1]) / ([.I$2] - [.I$1]); 1); 0)" office:value-type="float" office:value="0.509943333333333" calcext:value-type="float">
            <text:p>0.509943333333333</text:p>
          </table:table-cell>
          <table:table-cell table:formula="of:=[results.J88]" office:value-type="boolean" office:boolean-value="false" calcext:value-type="boolean">
            <text:p>FALSE</text:p>
          </table:table-cell>
          <table:table-cell table:style-name="ce31" table:formula="of:=1 - SUMPRODUCT([.C$3:.I$3]; [.C91:.I91]) / SUM([.C$3:.I$3])" office:value-type="percentage" office:value="0.485275312169312" calcext:value-type="percentage">
            <text:p>48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DIDGERIDOO E2.raw</text:p>
          </table:table-cell>
          <table:table-cell table:formula="of:=MAX(MIN(([results.C89] - [.C$1]) / ([.C$2] - [.C$1]); 1); 0)" office:value-type="float" office:value="1" calcext:value-type="float">
            <text:p>1</text:p>
          </table:table-cell>
          <table:table-cell table:formula="of:=MAX(MIN(([results.D89] - [.D$1]) / ([.D$2] - [.D$1]); 1); 0)" office:value-type="float" office:value="0" calcext:value-type="float">
            <text:p>0</text:p>
          </table:table-cell>
          <table:table-cell table:formula="of:=MAX(MIN(([results.E89] - [.E$1]) / ([.E$2] - [.E$1]); 1); 0)" office:value-type="float" office:value="0.139383333333333" calcext:value-type="float">
            <text:p>0.139383333333333</text:p>
          </table:table-cell>
          <table:table-cell table:formula="of:=MAX(MIN(([results.F89] - [.F$1]) / ([.F$2] - [.F$1]); 1); 0)" office:value-type="float" office:value="0.184066666666667" calcext:value-type="float">
            <text:p>0.184066666666667</text:p>
          </table:table-cell>
          <table:table-cell table:formula="of:=MAX(MIN(([results.G89] - [.G$1]) / ([.G$2] - [.G$1]); 1); 0)" office:value-type="float" office:value="0.495535" calcext:value-type="float">
            <text:p>0.495535</text:p>
          </table:table-cell>
          <table:table-cell table:formula="of:=MAX(MIN(([results.H89] - [.H$1]) / ([.H$2] - [.H$1]); 1); 0)" office:value-type="float" office:value="1" calcext:value-type="float">
            <text:p>1</text:p>
          </table:table-cell>
          <table:table-cell table:formula="of:=MAX(MIN(([results.I89] - [.I$1]) / ([.I$2] - [.I$1]); 1); 0)" office:value-type="float" office:value="1" calcext:value-type="float">
            <text:p>1</text:p>
          </table:table-cell>
          <table:table-cell table:formula="of:=[results.J89]" office:value-type="boolean" office:boolean-value="false" calcext:value-type="boolean">
            <text:p>FALSE</text:p>
          </table:table-cell>
          <table:table-cell table:style-name="ce31" table:formula="of:=1 - SUMPRODUCT([.C$3:.I$3]; [.C92:.I92]) / SUM([.C$3:.I$3])" office:value-type="percentage" office:value="0.339256888888889" calcext:value-type="percentage">
            <text:p>33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DIST.GUITAR.raw</text:p>
          </table:table-cell>
          <table:table-cell table:formula="of:=MAX(MIN(([results.C90] - [.C$1]) / ([.C$2] - [.C$1]); 1); 0)" office:value-type="float" office:value="0.464093333333333" calcext:value-type="float">
            <text:p>0.464093333333333</text:p>
          </table:table-cell>
          <table:table-cell table:formula="of:=MAX(MIN(([results.D90] - [.D$1]) / ([.D$2] - [.D$1]); 1); 0)" office:value-type="float" office:value="0" calcext:value-type="float">
            <text:p>0</text:p>
          </table:table-cell>
          <table:table-cell table:formula="of:=MAX(MIN(([results.E90] - [.E$1]) / ([.E$2] - [.E$1]); 1); 0)" office:value-type="float" office:value="0.41429" calcext:value-type="float">
            <text:p>0.41429</text:p>
          </table:table-cell>
          <table:table-cell table:formula="of:=MAX(MIN(([results.F90] - [.F$1]) / ([.F$2] - [.F$1]); 1); 0)" office:value-type="float" office:value="0.429186666666667" calcext:value-type="float">
            <text:p>0.429186666666667</text:p>
          </table:table-cell>
          <table:table-cell table:formula="of:=MAX(MIN(([results.G90] - [.G$1]) / ([.G$2] - [.G$1]); 1); 0)" office:value-type="float" office:value="0.945825" calcext:value-type="float">
            <text:p>0.945825</text:p>
          </table:table-cell>
          <table:table-cell table:formula="of:=MAX(MIN(([results.H90] - [.H$1]) / ([.H$2] - [.H$1]); 1); 0)" office:value-type="float" office:value="0" calcext:value-type="float">
            <text:p>0</text:p>
          </table:table-cell>
          <table:table-cell table:formula="of:=MAX(MIN(([results.I90] - [.I$1]) / ([.I$2] - [.I$1]); 1); 0)" office:value-type="float" office:value="1" calcext:value-type="float">
            <text:p>1</text:p>
          </table:table-cell>
          <table:table-cell table:formula="of:=[results.J90]" office:value-type="boolean" office:boolean-value="false" calcext:value-type="boolean">
            <text:p>FALSE</text:p>
          </table:table-cell>
          <table:table-cell table:style-name="ce31" table:formula="of:=1 - SUMPRODUCT([.C$3:.I$3]; [.C93:.I93]) / SUM([.C$3:.I$3])" office:value-type="percentage" office:value="0.526799407407407" calcext:value-type="percentage">
            <text:p>52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ECHO.raw</text:p>
          </table:table-cell>
          <table:table-cell table:formula="of:=MAX(MIN(([results.C91] - [.C$1]) / ([.C$2] - [.C$1]); 1); 0)" office:value-type="float" office:value="0.397573333333333" calcext:value-type="float">
            <text:p>0.397573333333333</text:p>
          </table:table-cell>
          <table:table-cell table:formula="of:=MAX(MIN(([results.D91] - [.D$1]) / ([.D$2] - [.D$1]); 1); 0)" office:value-type="float" office:value="0" calcext:value-type="float">
            <text:p>0</text:p>
          </table:table-cell>
          <table:table-cell table:formula="of:=MAX(MIN(([results.E91] - [.E$1]) / ([.E$2] - [.E$1]); 1); 0)" office:value-type="float" office:value="0.270476666666667" calcext:value-type="float">
            <text:p>0.270476666666667</text:p>
          </table:table-cell>
          <table:table-cell table:formula="of:=MAX(MIN(([results.F91] - [.F$1]) / ([.F$2] - [.F$1]); 1); 0)" office:value-type="float" office:value="0.0711466666666668" calcext:value-type="float">
            <text:p>0.0711466666666668</text:p>
          </table:table-cell>
          <table:table-cell table:formula="of:=MAX(MIN(([results.G91] - [.G$1]) / ([.G$2] - [.G$1]); 1); 0)" office:value-type="float" office:value="0.8370775" calcext:value-type="float">
            <text:p>0.8370775</text:p>
          </table:table-cell>
          <table:table-cell table:formula="of:=MAX(MIN(([results.H91] - [.H$1]) / ([.H$2] - [.H$1]); 1); 0)" office:value-type="float" office:value="0.0461857142857143" calcext:value-type="float">
            <text:p>0.0461857142857143</text:p>
          </table:table-cell>
          <table:table-cell table:formula="of:=MAX(MIN(([results.I91] - [.I$1]) / ([.I$2] - [.I$1]); 1); 0)" office:value-type="float" office:value="0.232613333333333" calcext:value-type="float">
            <text:p>0.232613333333333</text:p>
          </table:table-cell>
          <table:table-cell table:formula="of:=[results.J91]" office:value-type="boolean" office:boolean-value="false" calcext:value-type="boolean">
            <text:p>FALSE</text:p>
          </table:table-cell>
          <table:table-cell table:style-name="ce31" table:formula="of:=1 - SUMPRODUCT([.C$3:.I$3]; [.C94:.I94]) / SUM([.C$3:.I$3])" office:value-type="percentage" office:value="0.778149894179894" calcext:value-type="percentage">
            <text:p>77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E.PIANO.raw</text:p>
          </table:table-cell>
          <table:table-cell table:formula="of:=MAX(MIN(([results.C92] - [.C$1]) / ([.C$2] - [.C$1]); 1); 0)" office:value-type="float" office:value="0.510853333333333" calcext:value-type="float">
            <text:p>0.510853333333333</text:p>
          </table:table-cell>
          <table:table-cell table:formula="of:=MAX(MIN(([results.D92] - [.D$1]) / ([.D$2] - [.D$1]); 1); 0)" office:value-type="float" office:value="0" calcext:value-type="float">
            <text:p>0</text:p>
          </table:table-cell>
          <table:table-cell table:formula="of:=MAX(MIN(([results.E92] - [.E$1]) / ([.E$2] - [.E$1]); 1); 0)" office:value-type="float" office:value="0.145813333333333" calcext:value-type="float">
            <text:p>0.145813333333333</text:p>
          </table:table-cell>
          <table:table-cell table:formula="of:=MAX(MIN(([results.F92] - [.F$1]) / ([.F$2] - [.F$1]); 1); 0)" office:value-type="float" office:value="0.133193333333333" calcext:value-type="float">
            <text:p>0.133193333333333</text:p>
          </table:table-cell>
          <table:table-cell table:formula="of:=MAX(MIN(([results.G92] - [.G$1]) / ([.G$2] - [.G$1]); 1); 0)" office:value-type="float" office:value="0.5745075" calcext:value-type="float">
            <text:p>0.5745075</text:p>
          </table:table-cell>
          <table:table-cell table:formula="of:=MAX(MIN(([results.H92] - [.H$1]) / ([.H$2] - [.H$1]); 1); 0)" office:value-type="float" office:value="1" calcext:value-type="float">
            <text:p>1</text:p>
          </table:table-cell>
          <table:table-cell table:formula="of:=MAX(MIN(([results.I92] - [.I$1]) / ([.I$2] - [.I$1]); 1); 0)" office:value-type="float" office:value="0.646416666666666" calcext:value-type="float">
            <text:p>0.646416666666666</text:p>
          </table:table-cell>
          <table:table-cell table:formula="of:=[results.J92]" office:value-type="boolean" office:boolean-value="false" calcext:value-type="boolean">
            <text:p>FALSE</text:p>
          </table:table-cell>
          <table:table-cell table:style-name="ce31" table:formula="of:=1 - SUMPRODUCT([.C$3:.I$3]; [.C95:.I95]) / SUM([.C$3:.I$3])" office:value-type="percentage" office:value="0.495659037037037" calcext:value-type="percentage">
            <text:p>49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GONG.raw</text:p>
          </table:table-cell>
          <table:table-cell table:formula="of:=MAX(MIN(([results.C93] - [.C$1]) / ([.C$2] - [.C$1]); 1); 0)" office:value-type="float" office:value="1" calcext:value-type="float">
            <text:p>1</text:p>
          </table:table-cell>
          <table:table-cell table:formula="of:=MAX(MIN(([results.D93] - [.D$1]) / ([.D$2] - [.D$1]); 1); 0)" office:value-type="float" office:value="0" calcext:value-type="float">
            <text:p>0</text:p>
          </table:table-cell>
          <table:table-cell table:formula="of:=MAX(MIN(([results.E93] - [.E$1]) / ([.E$2] - [.E$1]); 1); 0)" office:value-type="float" office:value="0.106393333333333" calcext:value-type="float">
            <text:p>0.106393333333333</text:p>
          </table:table-cell>
          <table:table-cell table:formula="of:=MAX(MIN(([results.F93] - [.F$1]) / ([.F$2] - [.F$1]); 1); 0)" office:value-type="float" office:value="0.169606666666667" calcext:value-type="float">
            <text:p>0.169606666666667</text:p>
          </table:table-cell>
          <table:table-cell table:formula="of:=MAX(MIN(([results.G93] - [.G$1]) / ([.G$2] - [.G$1]); 1); 0)" office:value-type="float" office:value="0.47705" calcext:value-type="float">
            <text:p>0.47705</text:p>
          </table:table-cell>
          <table:table-cell table:formula="of:=MAX(MIN(([results.H93] - [.H$1]) / ([.H$2] - [.H$1]); 1); 0)" office:value-type="float" office:value="1" calcext:value-type="float">
            <text:p>1</text:p>
          </table:table-cell>
          <table:table-cell table:formula="of:=MAX(MIN(([results.I93] - [.I$1]) / ([.I$2] - [.I$1]); 1); 0)" office:value-type="float" office:value="1" calcext:value-type="float">
            <text:p>1</text:p>
          </table:table-cell>
          <table:table-cell table:formula="of:=[results.J93]" office:value-type="boolean" office:boolean-value="false" calcext:value-type="boolean">
            <text:p>FALSE</text:p>
          </table:table-cell>
          <table:table-cell table:style-name="ce31" table:formula="of:=1 - SUMPRODUCT([.C$3:.I$3]; [.C96:.I96]) / SUM([.C$3:.I$3])" office:value-type="percentage" office:value="0.344936888888889" calcext:value-type="percentage">
            <text:p>34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GUITAR.raw</text:p>
          </table:table-cell>
          <table:table-cell table:formula="of:=MAX(MIN(([results.C94] - [.C$1]) / ([.C$2] - [.C$1]); 1); 0)" office:value-type="float" office:value="0.453776666666667" calcext:value-type="float">
            <text:p>0.453776666666667</text:p>
          </table:table-cell>
          <table:table-cell table:formula="of:=MAX(MIN(([results.D94] - [.D$1]) / ([.D$2] - [.D$1]); 1); 0)" office:value-type="float" office:value="0" calcext:value-type="float">
            <text:p>0</text:p>
          </table:table-cell>
          <table:table-cell table:formula="of:=MAX(MIN(([results.E94] - [.E$1]) / ([.E$2] - [.E$1]); 1); 0)" office:value-type="float" office:value="0.197326666666667" calcext:value-type="float">
            <text:p>0.197326666666667</text:p>
          </table:table-cell>
          <table:table-cell table:formula="of:=MAX(MIN(([results.F94] - [.F$1]) / ([.F$2] - [.F$1]); 1); 0)" office:value-type="float" office:value="0.235793333333333" calcext:value-type="float">
            <text:p>0.235793333333333</text:p>
          </table:table-cell>
          <table:table-cell table:formula="of:=MAX(MIN(([results.G94] - [.G$1]) / ([.G$2] - [.G$1]); 1); 0)" office:value-type="float" office:value="0.6552325" calcext:value-type="float">
            <text:p>0.6552325</text:p>
          </table:table-cell>
          <table:table-cell table:formula="of:=MAX(MIN(([results.H94] - [.H$1]) / ([.H$2] - [.H$1]); 1); 0)" office:value-type="float" office:value="0.320971428571429" calcext:value-type="float">
            <text:p>0.320971428571429</text:p>
          </table:table-cell>
          <table:table-cell table:formula="of:=MAX(MIN(([results.I94] - [.I$1]) / ([.I$2] - [.I$1]); 1); 0)" office:value-type="float" office:value="0.977473333333333" calcext:value-type="float">
            <text:p>0.977473333333333</text:p>
          </table:table-cell>
          <table:table-cell table:formula="of:=[results.J94]" office:value-type="boolean" office:boolean-value="false" calcext:value-type="boolean">
            <text:p>FALSE</text:p>
          </table:table-cell>
          <table:table-cell table:style-name="ce31" table:formula="of:=1 - SUMPRODUCT([.C$3:.I$3]; [.C97:.I97]) / SUM([.C$3:.I$3])" office:value-type="percentage" office:value="0.539070158730159" calcext:value-type="percentage">
            <text:p>53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NOISE.raw</text:p>
          </table:table-cell>
          <table:table-cell table:formula="of:=MAX(MIN(([results.C95] - [.C$1]) / ([.C$2] - [.C$1]); 1); 0)" office:value-type="float" office:value="1" calcext:value-type="float">
            <text:p>1</text:p>
          </table:table-cell>
          <table:table-cell table:formula="of:=MAX(MIN(([results.D95] - [.D$1]) / ([.D$2] - [.D$1]); 1); 0)" office:value-type="float" office:value="0.582033333333334" calcext:value-type="float">
            <text:p>0.582033333333334</text:p>
          </table:table-cell>
          <table:table-cell table:formula="of:=MAX(MIN(([results.E95] - [.E$1]) / ([.E$2] - [.E$1]); 1); 0)" office:value-type="float" office:value="0.29024" calcext:value-type="float">
            <text:p>0.29024</text:p>
          </table:table-cell>
          <table:table-cell table:formula="of:=MAX(MIN(([results.F95] - [.F$1]) / ([.F$2] - [.F$1]); 1); 0)" office:value-type="float" office:value="1" calcext:value-type="float">
            <text:p>1</text:p>
          </table:table-cell>
          <table:table-cell table:formula="of:=MAX(MIN(([results.G95] - [.G$1]) / ([.G$2] - [.G$1]); 1); 0)" office:value-type="float" office:value="0.51181" calcext:value-type="float">
            <text:p>0.51181</text:p>
          </table:table-cell>
          <table:table-cell table:formula="of:=MAX(MIN(([results.H95] - [.H$1]) / ([.H$2] - [.H$1]); 1); 0)" office:value-type="float" office:value="0.249057142857143" calcext:value-type="float">
            <text:p>0.249057142857143</text:p>
          </table:table-cell>
          <table:table-cell table:formula="of:=MAX(MIN(([results.I95] - [.I$1]) / ([.I$2] - [.I$1]); 1); 0)" office:value-type="float" office:value="1" calcext:value-type="float">
            <text:p>1</text:p>
          </table:table-cell>
          <table:table-cell table:formula="of:=[results.J95]" office:value-type="boolean" office:boolean-value="false" calcext:value-type="boolean">
            <text:p>FALSE</text:p>
          </table:table-cell>
          <table:table-cell table:style-name="ce31" table:formula="of:=1 - SUMPRODUCT([.C$3:.I$3]; [.C98:.I98]) / SUM([.C$3:.I$3])" office:value-type="percentage" office:value="0.271568867724868" calcext:value-type="percentage">
            <text:p>27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ORGAN.raw</text:p>
          </table:table-cell>
          <table:table-cell table:formula="of:=MAX(MIN(([results.C96] - [.C$1]) / ([.C$2] - [.C$1]); 1); 0)" office:value-type="float" office:value="0.621096666666667" calcext:value-type="float">
            <text:p>0.621096666666667</text:p>
          </table:table-cell>
          <table:table-cell table:formula="of:=MAX(MIN(([results.D96] - [.D$1]) / ([.D$2] - [.D$1]); 1); 0)" office:value-type="float" office:value="0" calcext:value-type="float">
            <text:p>0</text:p>
          </table:table-cell>
          <table:table-cell table:formula="of:=MAX(MIN(([results.E96] - [.E$1]) / ([.E$2] - [.E$1]); 1); 0)" office:value-type="float" office:value="0.409693333333333" calcext:value-type="float">
            <text:p>0.409693333333333</text:p>
          </table:table-cell>
          <table:table-cell table:formula="of:=MAX(MIN(([results.F96] - [.F$1]) / ([.F$2] - [.F$1]); 1); 0)" office:value-type="float" office:value="0.190806666666667" calcext:value-type="float">
            <text:p>0.190806666666667</text:p>
          </table:table-cell>
          <table:table-cell table:formula="of:=MAX(MIN(([results.G96] - [.G$1]) / ([.G$2] - [.G$1]); 1); 0)" office:value-type="float" office:value="1" calcext:value-type="float">
            <text:p>1</text:p>
          </table:table-cell>
          <table:table-cell table:formula="of:=MAX(MIN(([results.H96] - [.H$1]) / ([.H$2] - [.H$1]); 1); 0)" office:value-type="float" office:value="1" calcext:value-type="float">
            <text:p>1</text:p>
          </table:table-cell>
          <table:table-cell table:formula="of:=MAX(MIN(([results.I96] - [.I$1]) / ([.I$2] - [.I$1]); 1); 0)" office:value-type="float" office:value="1" calcext:value-type="float">
            <text:p>1</text:p>
          </table:table-cell>
          <table:table-cell table:formula="of:=[results.J96]" office:value-type="boolean" office:boolean-value="false" calcext:value-type="boolean">
            <text:p>FALSE</text:p>
          </table:table-cell>
          <table:table-cell table:style-name="ce31" table:formula="of:=1 - SUMPRODUCT([.C$3:.I$3]; [.C99:.I99]) / SUM([.C$3:.I$3])" office:value-type="percentage" office:value="0.340144074074074" calcext:value-type="percentage">
            <text:p>34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PIANO.raw</text:p>
          </table:table-cell>
          <table:table-cell table:formula="of:=MAX(MIN(([results.C97] - [.C$1]) / ([.C$2] - [.C$1]); 1); 0)" office:value-type="float" office:value="0.944316666666667" calcext:value-type="float">
            <text:p>0.944316666666667</text:p>
          </table:table-cell>
          <table:table-cell table:formula="of:=MAX(MIN(([results.D97] - [.D$1]) / ([.D$2] - [.D$1]); 1); 0)" office:value-type="float" office:value="0" calcext:value-type="float">
            <text:p>0</text:p>
          </table:table-cell>
          <table:table-cell table:formula="of:=MAX(MIN(([results.E97] - [.E$1]) / ([.E$2] - [.E$1]); 1); 0)" office:value-type="float" office:value="0.263296666666667" calcext:value-type="float">
            <text:p>0.263296666666667</text:p>
          </table:table-cell>
          <table:table-cell table:formula="of:=MAX(MIN(([results.F97] - [.F$1]) / ([.F$2] - [.F$1]); 1); 0)" office:value-type="float" office:value="0.175393333333333" calcext:value-type="float">
            <text:p>0.175393333333333</text:p>
          </table:table-cell>
          <table:table-cell table:formula="of:=MAX(MIN(([results.G97] - [.G$1]) / ([.G$2] - [.G$1]); 1); 0)" office:value-type="float" office:value="0.7032525" calcext:value-type="float">
            <text:p>0.7032525</text:p>
          </table:table-cell>
          <table:table-cell table:formula="of:=MAX(MIN(([results.H97] - [.H$1]) / ([.H$2] - [.H$1]); 1); 0)" office:value-type="float" office:value="1" calcext:value-type="float">
            <text:p>1</text:p>
          </table:table-cell>
          <table:table-cell table:formula="of:=MAX(MIN(([results.I97] - [.I$1]) / ([.I$2] - [.I$1]); 1); 0)" office:value-type="float" office:value="1" calcext:value-type="float">
            <text:p>1</text:p>
          </table:table-cell>
          <table:table-cell table:formula="of:=[results.J97]" office:value-type="boolean" office:boolean-value="false" calcext:value-type="boolean">
            <text:p>FALSE</text:p>
          </table:table-cell>
          <table:table-cell table:style-name="ce31" table:formula="of:=1 - SUMPRODUCT([.C$3:.I$3]; [.C100:.I100]) / SUM([.C$3:.I$3])" office:value-type="percentage" office:value="0.32548962962963" calcext:value-type="percentage">
            <text:p>32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AW.raw</text:p>
          </table:table-cell>
          <table:table-cell table:formula="of:=MAX(MIN(([results.C98] - [.C$1]) / ([.C$2] - [.C$1]); 1); 0)" office:value-type="float" office:value="0.96337" calcext:value-type="float">
            <text:p>0.96337</text:p>
          </table:table-cell>
          <table:table-cell table:formula="of:=MAX(MIN(([results.D98] - [.D$1]) / ([.D$2] - [.D$1]); 1); 0)" office:value-type="float" office:value="0" calcext:value-type="float">
            <text:p>0</text:p>
          </table:table-cell>
          <table:table-cell table:formula="of:=MAX(MIN(([results.E98] - [.E$1]) / ([.E$2] - [.E$1]); 1); 0)" office:value-type="float" office:value="0.257806666666667" calcext:value-type="float">
            <text:p>0.257806666666667</text:p>
          </table:table-cell>
          <table:table-cell table:formula="of:=MAX(MIN(([results.F98] - [.F$1]) / ([.F$2] - [.F$1]); 1); 0)" office:value-type="float" office:value="0.846313333333333" calcext:value-type="float">
            <text:p>0.846313333333333</text:p>
          </table:table-cell>
          <table:table-cell table:formula="of:=MAX(MIN(([results.G98] - [.G$1]) / ([.G$2] - [.G$1]); 1); 0)" office:value-type="float" office:value="0.6938325" calcext:value-type="float">
            <text:p>0.6938325</text:p>
          </table:table-cell>
          <table:table-cell table:formula="of:=MAX(MIN(([results.H98] - [.H$1]) / ([.H$2] - [.H$1]); 1); 0)" office:value-type="float" office:value="0.941785714285714" calcext:value-type="float">
            <text:p>0.941785714285714</text:p>
          </table:table-cell>
          <table:table-cell table:formula="of:=MAX(MIN(([results.I98] - [.I$1]) / ([.I$2] - [.I$1]); 1); 0)" office:value-type="float" office:value="1" calcext:value-type="float">
            <text:p>1</text:p>
          </table:table-cell>
          <table:table-cell table:formula="of:=[results.J98]" office:value-type="boolean" office:boolean-value="false" calcext:value-type="boolean">
            <text:p>FALSE</text:p>
          </table:table-cell>
          <table:table-cell table:style-name="ce31" table:formula="of:=1 - SUMPRODUCT([.C$3:.I$3]; [.C101:.I101]) / SUM([.C$3:.I$3])" office:value-type="percentage" office:value="0.215975301587302" calcext:value-type="percentage">
            <text:p>2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INE.raw</text:p>
          </table:table-cell>
          <table:table-cell table:formula="of:=MAX(MIN(([results.C99] - [.C$1]) / ([.C$2] - [.C$1]); 1); 0)" office:value-type="float" office:value="1" calcext:value-type="float">
            <text:p>1</text:p>
          </table:table-cell>
          <table:table-cell table:formula="of:=MAX(MIN(([results.D99] - [.D$1]) / ([.D$2] - [.D$1]); 1); 0)" office:value-type="float" office:value="0" calcext:value-type="float">
            <text:p>0</text:p>
          </table:table-cell>
          <table:table-cell table:formula="of:=MAX(MIN(([results.E99] - [.E$1]) / ([.E$2] - [.E$1]); 1); 0)" office:value-type="float" office:value="0.51762" calcext:value-type="float">
            <text:p>0.51762</text:p>
          </table:table-cell>
          <table:table-cell table:formula="of:=MAX(MIN(([results.F99] - [.F$1]) / ([.F$2] - [.F$1]); 1); 0)" office:value-type="float" office:value="1" calcext:value-type="float">
            <text:p>1</text:p>
          </table:table-cell>
          <table:table-cell table:formula="of:=MAX(MIN(([results.G99] - [.G$1]) / ([.G$2] - [.G$1]); 1); 0)" office:value-type="float" office:value="0.8499025" calcext:value-type="float">
            <text:p>0.8499025</text:p>
          </table:table-cell>
          <table:table-cell table:formula="of:=MAX(MIN(([results.H99] - [.H$1]) / ([.H$2] - [.H$1]); 1); 0)" office:value-type="float" office:value="0.641042857142857" calcext:value-type="float">
            <text:p>0.641042857142857</text:p>
          </table:table-cell>
          <table:table-cell table:formula="of:=MAX(MIN(([results.I99] - [.I$1]) / ([.I$2] - [.I$1]); 1); 0)" office:value-type="float" office:value="1" calcext:value-type="float">
            <text:p>1</text:p>
          </table:table-cell>
          <table:table-cell table:formula="of:=[results.J99]" office:value-type="boolean" office:boolean-value="false" calcext:value-type="boolean">
            <text:p>FALSE</text:p>
          </table:table-cell>
          <table:table-cell table:style-name="ce31" table:formula="of:=1 - SUMPRODUCT([.C$3:.I$3]; [.C102:.I102]) / SUM([.C$3:.I$3])" office:value-type="percentage" office:value="0.217683650793651" calcext:value-type="percentage">
            <text:p>21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QUARE.raw</text:p>
          </table:table-cell>
          <table:table-cell table:formula="of:=MAX(MIN(([results.C100] - [.C$1]) / ([.C$2] - [.C$1]); 1); 0)" office:value-type="float" office:value="1" calcext:value-type="float">
            <text:p>1</text:p>
          </table:table-cell>
          <table:table-cell table:formula="of:=MAX(MIN(([results.D100] - [.D$1]) / ([.D$2] - [.D$1]); 1); 0)" office:value-type="float" office:value="0" calcext:value-type="float">
            <text:p>0</text:p>
          </table:table-cell>
          <table:table-cell table:formula="of:=MAX(MIN(([results.E100] - [.E$1]) / ([.E$2] - [.E$1]); 1); 0)" office:value-type="float" office:value="0.668513333333333" calcext:value-type="float">
            <text:p>0.668513333333333</text:p>
          </table:table-cell>
          <table:table-cell table:formula="of:=MAX(MIN(([results.F100] - [.F$1]) / ([.F$2] - [.F$1]); 1); 0)" office:value-type="float" office:value="0.164806666666667" calcext:value-type="float">
            <text:p>0.164806666666667</text:p>
          </table:table-cell>
          <table:table-cell table:formula="of:=MAX(MIN(([results.G100] - [.G$1]) / ([.G$2] - [.G$1]); 1); 0)" office:value-type="float" office:value="1" calcext:value-type="float">
            <text:p>1</text:p>
          </table:table-cell>
          <table:table-cell table:formula="of:=MAX(MIN(([results.H100] - [.H$1]) / ([.H$2] - [.H$1]); 1); 0)" office:value-type="float" office:value="0.807628571428571" calcext:value-type="float">
            <text:p>0.807628571428571</text:p>
          </table:table-cell>
          <table:table-cell table:formula="of:=MAX(MIN(([results.I100] - [.I$1]) / ([.I$2] - [.I$1]); 1); 0)" office:value-type="float" office:value="1" calcext:value-type="float">
            <text:p>1</text:p>
          </table:table-cell>
          <table:table-cell table:formula="of:=[results.J100]" office:value-type="boolean" office:boolean-value="false" calcext:value-type="boolean">
            <text:p>FALSE</text:p>
          </table:table-cell>
          <table:table-cell table:style-name="ce31" table:formula="of:=1 - SUMPRODUCT([.C$3:.I$3]; [.C103:.I103]) / SUM([.C$3:.I$3])" office:value-type="percentage" office:value="0.312796952380952" calcext:value-type="percentage">
            <text:p>3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WEEP.raw</text:p>
          </table:table-cell>
          <table:table-cell table:formula="of:=MAX(MIN(([results.C101] - [.C$1]) / ([.C$2] - [.C$1]); 1); 0)" office:value-type="float" office:value="0.248793333333333" calcext:value-type="float">
            <text:p>0.248793333333333</text:p>
          </table:table-cell>
          <table:table-cell table:formula="of:=MAX(MIN(([results.D101] - [.D$1]) / ([.D$2] - [.D$1]); 1); 0)" office:value-type="float" office:value="0" calcext:value-type="float">
            <text:p>0</text:p>
          </table:table-cell>
          <table:table-cell table:formula="of:=MAX(MIN(([results.E101] - [.E$1]) / ([.E$2] - [.E$1]); 1); 0)" office:value-type="float" office:value="0.237626666666667" calcext:value-type="float">
            <text:p>0.237626666666667</text:p>
          </table:table-cell>
          <table:table-cell table:formula="of:=MAX(MIN(([results.F101] - [.F$1]) / ([.F$2] - [.F$1]); 1); 0)" office:value-type="float" office:value="0.156873333333333" calcext:value-type="float">
            <text:p>0.156873333333333</text:p>
          </table:table-cell>
          <table:table-cell table:formula="of:=MAX(MIN(([results.G101] - [.G$1]) / ([.G$2] - [.G$1]); 1); 0)" office:value-type="float" office:value="0.77387" calcext:value-type="float">
            <text:p>0.77387</text:p>
          </table:table-cell>
          <table:table-cell table:formula="of:=MAX(MIN(([results.H101] - [.H$1]) / ([.H$2] - [.H$1]); 1); 0)" office:value-type="float" office:value="0.0182142857142857" calcext:value-type="float">
            <text:p>0.0182142857142857</text:p>
          </table:table-cell>
          <table:table-cell table:formula="of:=MAX(MIN(([results.I101] - [.I$1]) / ([.I$2] - [.I$1]); 1); 0)" office:value-type="float" office:value="0.311503333333333" calcext:value-type="float">
            <text:p>0.311503333333333</text:p>
          </table:table-cell>
          <table:table-cell table:formula="of:=[results.J101]" office:value-type="boolean" office:boolean-value="false" calcext:value-type="boolean">
            <text:p>FALSE</text:p>
          </table:table-cell>
          <table:table-cell table:style-name="ce31" table:formula="of:=1 - SUMPRODUCT([.C$3:.I$3]; [.C104:.I104]) / SUM([.C$3:.I$3])" office:value-type="percentage" office:value="0.781194772486773" calcext:value-type="percentage">
            <text:p>78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HEREMIN.raw</text:p>
          </table:table-cell>
          <table:table-cell table:formula="of:=MAX(MIN(([results.C102] - [.C$1]) / ([.C$2] - [.C$1]); 1); 0)" office:value-type="float" office:value="1" calcext:value-type="float">
            <text:p>1</text:p>
          </table:table-cell>
          <table:table-cell table:formula="of:=MAX(MIN(([results.D102] - [.D$1]) / ([.D$2] - [.D$1]); 1); 0)" office:value-type="float" office:value="0" calcext:value-type="float">
            <text:p>0</text:p>
          </table:table-cell>
          <table:table-cell table:formula="of:=MAX(MIN(([results.E102] - [.E$1]) / ([.E$2] - [.E$1]); 1); 0)" office:value-type="float" office:value="0.224433333333333" calcext:value-type="float">
            <text:p>0.224433333333333</text:p>
          </table:table-cell>
          <table:table-cell table:formula="of:=MAX(MIN(([results.F102] - [.F$1]) / ([.F$2] - [.F$1]); 1); 0)" office:value-type="float" office:value="0.435446666666667" calcext:value-type="float">
            <text:p>0.435446666666667</text:p>
          </table:table-cell>
          <table:table-cell table:formula="of:=MAX(MIN(([results.G102] - [.G$1]) / ([.G$2] - [.G$1]); 1); 0)" office:value-type="float" office:value="0.721895" calcext:value-type="float">
            <text:p>0.721895</text:p>
          </table:table-cell>
          <table:table-cell table:formula="of:=MAX(MIN(([results.H102] - [.H$1]) / ([.H$2] - [.H$1]); 1); 0)" office:value-type="float" office:value="1" calcext:value-type="float">
            <text:p>1</text:p>
          </table:table-cell>
          <table:table-cell table:formula="of:=MAX(MIN(([results.I102] - [.I$1]) / ([.I$2] - [.I$1]); 1); 0)" office:value-type="float" office:value="1" calcext:value-type="float">
            <text:p>1</text:p>
          </table:table-cell>
          <table:table-cell table:formula="of:=[results.J102]" office:value-type="boolean" office:boolean-value="false" calcext:value-type="boolean">
            <text:p>FALSE</text:p>
          </table:table-cell>
          <table:table-cell table:style-name="ce31" table:formula="of:=1 - SUMPRODUCT([.C$3:.I$3]; [.C105:.I105]) / SUM([.C$3:.I$3])" office:value-type="percentage" office:value="0.270666222222222" calcext:value-type="percentage">
            <text:p>27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rumpet 2.raw</text:p>
          </table:table-cell>
          <table:table-cell table:formula="of:=MAX(MIN(([results.C103] - [.C$1]) / ([.C$2] - [.C$1]); 1); 0)" office:value-type="float" office:value="0.534876666666667" calcext:value-type="float">
            <text:p>0.534876666666667</text:p>
          </table:table-cell>
          <table:table-cell table:formula="of:=MAX(MIN(([results.D103] - [.D$1]) / ([.D$2] - [.D$1]); 1); 0)" office:value-type="float" office:value="0" calcext:value-type="float">
            <text:p>0</text:p>
          </table:table-cell>
          <table:table-cell table:formula="of:=MAX(MIN(([results.E103] - [.E$1]) / ([.E$2] - [.E$1]); 1); 0)" office:value-type="float" office:value="0.37266" calcext:value-type="float">
            <text:p>0.37266</text:p>
          </table:table-cell>
          <table:table-cell table:formula="of:=MAX(MIN(([results.F103] - [.F$1]) / ([.F$2] - [.F$1]); 1); 0)" office:value-type="float" office:value="0.0976733333333333" calcext:value-type="float">
            <text:p>0.0976733333333333</text:p>
          </table:table-cell>
          <table:table-cell table:formula="of:=MAX(MIN(([results.G103] - [.G$1]) / ([.G$2] - [.G$1]); 1); 0)" office:value-type="float" office:value="0.8598625" calcext:value-type="float">
            <text:p>0.8598625</text:p>
          </table:table-cell>
          <table:table-cell table:formula="of:=MAX(MIN(([results.H103] - [.H$1]) / ([.H$2] - [.H$1]); 1); 0)" office:value-type="float" office:value="0.154585714285714" calcext:value-type="float">
            <text:p>0.154585714285714</text:p>
          </table:table-cell>
          <table:table-cell table:formula="of:=MAX(MIN(([results.I103] - [.I$1]) / ([.I$2] - [.I$1]); 1); 0)" office:value-type="float" office:value="1" calcext:value-type="float">
            <text:p>1</text:p>
          </table:table-cell>
          <table:table-cell table:formula="of:=[results.J103]" office:value-type="boolean" office:boolean-value="false" calcext:value-type="boolean">
            <text:p>FALSE</text:p>
          </table:table-cell>
          <table:table-cell table:style-name="ce31" table:formula="of:=1 - SUMPRODUCT([.C$3:.I$3]; [.C106:.I106]) / SUM([.C$3:.I$3])" office:value-type="percentage" office:value="0.553298560846561" calcext:value-type="percentage">
            <text:p>55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RUMPET.raw</text:p>
          </table:table-cell>
          <table:table-cell table:formula="of:=MAX(MIN(([results.C104] - [.C$1]) / ([.C$2] - [.C$1]); 1); 0)" office:value-type="float" office:value="0.409523333333333" calcext:value-type="float">
            <text:p>0.409523333333333</text:p>
          </table:table-cell>
          <table:table-cell table:formula="of:=MAX(MIN(([results.D104] - [.D$1]) / ([.D$2] - [.D$1]); 1); 0)" office:value-type="float" office:value="0" calcext:value-type="float">
            <text:p>0</text:p>
          </table:table-cell>
          <table:table-cell table:formula="of:=MAX(MIN(([results.E104] - [.E$1]) / ([.E$2] - [.E$1]); 1); 0)" office:value-type="float" office:value="0.24653" calcext:value-type="float">
            <text:p>0.24653</text:p>
          </table:table-cell>
          <table:table-cell table:formula="of:=MAX(MIN(([results.F104] - [.F$1]) / ([.F$2] - [.F$1]); 1); 0)" office:value-type="float" office:value="0" calcext:value-type="float">
            <text:p>0</text:p>
          </table:table-cell>
          <table:table-cell table:formula="of:=MAX(MIN(([results.G104] - [.G$1]) / ([.G$2] - [.G$1]); 1); 0)" office:value-type="float" office:value="0.7008925" calcext:value-type="float">
            <text:p>0.7008925</text:p>
          </table:table-cell>
          <table:table-cell table:formula="of:=MAX(MIN(([results.H104] - [.H$1]) / ([.H$2] - [.H$1]); 1); 0)" office:value-type="float" office:value="0.259914285714286" calcext:value-type="float">
            <text:p>0.259914285714286</text:p>
          </table:table-cell>
          <table:table-cell table:formula="of:=MAX(MIN(([results.I104] - [.I$1]) / ([.I$2] - [.I$1]); 1); 0)" office:value-type="float" office:value="0.93574" calcext:value-type="float">
            <text:p>0.93574</text:p>
          </table:table-cell>
          <table:table-cell table:formula="of:=[results.J104]" office:value-type="boolean" office:boolean-value="false" calcext:value-type="boolean">
            <text:p>FALSE</text:p>
          </table:table-cell>
          <table:table-cell table:style-name="ce31" table:formula="of:=1 - SUMPRODUCT([.C$3:.I$3]; [.C107:.I107]) / SUM([.C$3:.I$3])" office:value-type="percentage" office:value="0.603112846560847" calcext:value-type="percentage">
            <text:p>6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VIOLIN.raw</text:p>
          </table:table-cell>
          <table:table-cell table:formula="of:=MAX(MIN(([results.C105] - [.C$1]) / ([.C$2] - [.C$1]); 1); 0)" office:value-type="float" office:value="0.309846666666667" calcext:value-type="float">
            <text:p>0.309846666666667</text:p>
          </table:table-cell>
          <table:table-cell table:formula="of:=MAX(MIN(([results.D105] - [.D$1]) / ([.D$2] - [.D$1]); 1); 0)" office:value-type="float" office:value="0" calcext:value-type="float">
            <text:p>0</text:p>
          </table:table-cell>
          <table:table-cell table:formula="of:=MAX(MIN(([results.E105] - [.E$1]) / ([.E$2] - [.E$1]); 1); 0)" office:value-type="float" office:value="0.579743333333333" calcext:value-type="float">
            <text:p>0.579743333333333</text:p>
          </table:table-cell>
          <table:table-cell table:formula="of:=MAX(MIN(([results.F105] - [.F$1]) / ([.F$2] - [.F$1]); 1); 0)" office:value-type="float" office:value="1" calcext:value-type="float">
            <text:p>1</text:p>
          </table:table-cell>
          <table:table-cell table:formula="of:=MAX(MIN(([results.G105] - [.G$1]) / ([.G$2] - [.G$1]); 1); 0)" office:value-type="float" office:value="1" calcext:value-type="float">
            <text:p>1</text:p>
          </table:table-cell>
          <table:table-cell table:formula="of:=MAX(MIN(([results.H105] - [.H$1]) / ([.H$2] - [.H$1]); 1); 0)" office:value-type="float" office:value="0" calcext:value-type="float">
            <text:p>0</text:p>
          </table:table-cell>
          <table:table-cell table:formula="of:=MAX(MIN(([results.I105] - [.I$1]) / ([.I$2] - [.I$1]); 1); 0)" office:value-type="float" office:value="0.809083333333333" calcext:value-type="float">
            <text:p>0.809083333333333</text:p>
          </table:table-cell>
          <table:table-cell table:formula="of:=[results.J105]" office:value-type="boolean" office:boolean-value="false" calcext:value-type="boolean">
            <text:p>FALSE</text:p>
          </table:table-cell>
          <table:table-cell table:style-name="ce31" table:formula="of:=1 - SUMPRODUCT([.C$3:.I$3]; [.C108:.I108]) / SUM([.C$3:.I$3])" office:value-type="percentage" office:value="0.479572296296296" calcext:value-type="percentage">
            <text:p>47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lence.raw</text:p>
          </table:table-cell>
          <table:table-cell table:formula="of:=MAX(MIN(([results.C106] - [.C$1]) / ([.C$2] - [.C$1]); 1); 0)" office:value-type="float" office:value="1" calcext:value-type="float">
            <text:p>1</text:p>
          </table:table-cell>
          <table:table-cell table:formula="of:=MAX(MIN(([results.D106] - [.D$1]) / ([.D$2] - [.D$1]); 1); 0)" office:value-type="float" office:value="0" calcext:value-type="float">
            <text:p>0</text:p>
          </table:table-cell>
          <table:table-cell table:formula="of:=MAX(MIN(([results.E106] - [.E$1]) / ([.E$2] - [.E$1]); 1); 0)" office:value-type="float" office:value="0.65371" calcext:value-type="float">
            <text:p>0.65371</text:p>
          </table:table-cell>
          <table:table-cell table:formula="of:=MAX(MIN(([results.F106] - [.F$1]) / ([.F$2] - [.F$1]); 1); 0)" office:value-type="float" office:value="1" calcext:value-type="float">
            <text:p>1</text:p>
          </table:table-cell>
          <table:table-cell table:formula="of:=MAX(MIN(([results.G106] - [.G$1]) / ([.G$2] - [.G$1]); 1); 0)" office:value-type="float" office:value="0.99471" calcext:value-type="float">
            <text:p>0.99471</text:p>
          </table:table-cell>
          <table:table-cell table:formula="of:=MAX(MIN(([results.H106] - [.H$1]) / ([.H$2] - [.H$1]); 1); 0)" office:value-type="float" office:value="1" calcext:value-type="float">
            <text:p>1</text:p>
          </table:table-cell>
          <table:table-cell table:formula="of:=MAX(MIN(([results.I106] - [.I$1]) / ([.I$2] - [.I$1]); 1); 0)" office:value-type="float" office:value="0" calcext:value-type="float">
            <text:p>0</text:p>
          </table:table-cell>
          <table:table-cell table:formula="of:=[results.J106]" office:value-type="boolean" office:boolean-value="false" calcext:value-type="boolean">
            <text:p>FALSE</text:p>
          </table:table-cell>
          <table:table-cell table:style-name="ce31" table:formula="of:=1 - SUMPRODUCT([.C$3:.I$3]; [.C109:.I109]) / SUM([.C$3:.I$3])" office:value-type="percentage" office:value="0.349194222222222" calcext:value-type="percentage">
            <text:p>34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neC5.raw</text:p>
          </table:table-cell>
          <table:table-cell table:formula="of:=MAX(MIN(([results.C107] - [.C$1]) / ([.C$2] - [.C$1]); 1); 0)" office:value-type="float" office:value="0.597636666666667" calcext:value-type="float">
            <text:p>0.597636666666667</text:p>
          </table:table-cell>
          <table:table-cell table:formula="of:=MAX(MIN(([results.D107] - [.D$1]) / ([.D$2] - [.D$1]); 1); 0)" office:value-type="float" office:value="0" calcext:value-type="float">
            <text:p>0</text:p>
          </table:table-cell>
          <table:table-cell table:formula="of:=MAX(MIN(([results.E107] - [.E$1]) / ([.E$2] - [.E$1]); 1); 0)" office:value-type="float" office:value="0.257966666666667" calcext:value-type="float">
            <text:p>0.257966666666667</text:p>
          </table:table-cell>
          <table:table-cell table:formula="of:=MAX(MIN(([results.F107] - [.F$1]) / ([.F$2] - [.F$1]); 1); 0)" office:value-type="float" office:value="0.141633333333333" calcext:value-type="float">
            <text:p>0.141633333333333</text:p>
          </table:table-cell>
          <table:table-cell table:formula="of:=MAX(MIN(([results.G107] - [.G$1]) / ([.G$2] - [.G$1]); 1); 0)" office:value-type="float" office:value="0.7286325" calcext:value-type="float">
            <text:p>0.7286325</text:p>
          </table:table-cell>
          <table:table-cell table:formula="of:=MAX(MIN(([results.H107] - [.H$1]) / ([.H$2] - [.H$1]); 1); 0)" office:value-type="float" office:value="0.319714285714286" calcext:value-type="float">
            <text:p>0.319714285714286</text:p>
          </table:table-cell>
          <table:table-cell table:formula="of:=MAX(MIN(([results.I107] - [.I$1]) / ([.I$2] - [.I$1]); 1); 0)" office:value-type="float" office:value="0.65911" calcext:value-type="float">
            <text:p>0.65911</text:p>
          </table:table-cell>
          <table:table-cell table:formula="of:=[results.J107]" office:value-type="boolean" office:boolean-value="false" calcext:value-type="boolean">
            <text:p>FALSE</text:p>
          </table:table-cell>
          <table:table-cell table:style-name="ce31" table:formula="of:=1 - SUMPRODUCT([.C$3:.I$3]; [.C110:.I110]) / SUM([.C$3:.I$3])" office:value-type="percentage" office:value="0.595210772486772" calcext:value-type="percentage">
            <text:p>59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ne.raw</text:p>
          </table:table-cell>
          <table:table-cell table:formula="of:=MAX(MIN(([results.C108] - [.C$1]) / ([.C$2] - [.C$1]); 1); 0)" office:value-type="float" office:value="0.62981" calcext:value-type="float">
            <text:p>0.62981</text:p>
          </table:table-cell>
          <table:table-cell table:formula="of:=MAX(MIN(([results.D108] - [.D$1]) / ([.D$2] - [.D$1]); 1); 0)" office:value-type="float" office:value="0" calcext:value-type="float">
            <text:p>0</text:p>
          </table:table-cell>
          <table:table-cell table:formula="of:=MAX(MIN(([results.E108] - [.E$1]) / ([.E$2] - [.E$1]); 1); 0)" office:value-type="float" office:value="0.267736666666667" calcext:value-type="float">
            <text:p>0.267736666666667</text:p>
          </table:table-cell>
          <table:table-cell table:formula="of:=MAX(MIN(([results.F108] - [.F$1]) / ([.F$2] - [.F$1]); 1); 0)" office:value-type="float" office:value="0.23118" calcext:value-type="float">
            <text:p>0.23118</text:p>
          </table:table-cell>
          <table:table-cell table:formula="of:=MAX(MIN(([results.G108] - [.G$1]) / ([.G$2] - [.G$1]); 1); 0)" office:value-type="float" office:value="0.771" calcext:value-type="float">
            <text:p>0.771</text:p>
          </table:table-cell>
          <table:table-cell table:formula="of:=MAX(MIN(([results.H108] - [.H$1]) / ([.H$2] - [.H$1]); 1); 0)" office:value-type="float" office:value="0.669971428571428" calcext:value-type="float">
            <text:p>0.669971428571428</text:p>
          </table:table-cell>
          <table:table-cell table:formula="of:=MAX(MIN(([results.I108] - [.I$1]) / ([.I$2] - [.I$1]); 1); 0)" office:value-type="float" office:value="0.653733333333333" calcext:value-type="float">
            <text:p>0.653733333333333</text:p>
          </table:table-cell>
          <table:table-cell table:formula="of:=[results.J108]" office:value-type="boolean" office:boolean-value="false" calcext:value-type="boolean">
            <text:p>FALSE</text:p>
          </table:table-cell>
          <table:table-cell table:style-name="ce31" table:formula="of:=1 - SUMPRODUCT([.C$3:.I$3]; [.C111:.I111]) / SUM([.C$3:.I$3])" office:value-type="percentage" office:value="0.501229788359788" calcext:value-type="percentage">
            <text:p>50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B4.raw</text:p>
          </table:table-cell>
          <table:table-cell table:formula="of:=MAX(MIN(([results.C109] - [.C$1]) / ([.C$2] - [.C$1]); 1); 0)" office:value-type="float" office:value="0" calcext:value-type="float">
            <text:p>0</text:p>
          </table:table-cell>
          <table:table-cell table:formula="of:=MAX(MIN(([results.D109] - [.D$1]) / ([.D$2] - [.D$1]); 1); 0)" office:value-type="float" office:value="0" calcext:value-type="float">
            <text:p>0</text:p>
          </table:table-cell>
          <table:table-cell table:formula="of:=MAX(MIN(([results.E109] - [.E$1]) / ([.E$2] - [.E$1]); 1); 0)" office:value-type="float" office:value="0.318036666666667" calcext:value-type="float">
            <text:p>0.318036666666667</text:p>
          </table:table-cell>
          <table:table-cell table:formula="of:=MAX(MIN(([results.F109] - [.F$1]) / ([.F$2] - [.F$1]); 1); 0)" office:value-type="float" office:value="1" calcext:value-type="float">
            <text:p>1</text:p>
          </table:table-cell>
          <table:table-cell table:formula="of:=MAX(MIN(([results.G109] - [.G$1]) / ([.G$2] - [.G$1]); 1); 0)" office:value-type="float" office:value="0.6282975" calcext:value-type="float">
            <text:p>0.6282975</text:p>
          </table:table-cell>
          <table:table-cell table:formula="of:=MAX(MIN(([results.H109] - [.H$1]) / ([.H$2] - [.H$1]); 1); 0)" office:value-type="float" office:value="0" calcext:value-type="float">
            <text:p>0</text:p>
          </table:table-cell>
          <table:table-cell table:formula="of:=MAX(MIN(([results.I109] - [.I$1]) / ([.I$2] - [.I$1]); 1); 0)" office:value-type="float" office:value="0.6892" calcext:value-type="float">
            <text:p>0.6892</text:p>
          </table:table-cell>
          <table:table-cell table:formula="of:=[results.J109]" office:value-type="boolean" office:boolean-value="false" calcext:value-type="boolean">
            <text:p>FALSE</text:p>
          </table:table-cell>
          <table:table-cell table:style-name="ce31" table:formula="of:=1 - SUMPRODUCT([.C$3:.I$3]; [.C112:.I112]) / SUM([.C$3:.I$3])" office:value-type="percentage" office:value="0.599083037037037" calcext:value-type="percentage">
            <text:p>59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2.raw</text:p>
          </table:table-cell>
          <table:table-cell table:formula="of:=MAX(MIN(([results.C110] - [.C$1]) / ([.C$2] - [.C$1]); 1); 0)" office:value-type="float" office:value="0" calcext:value-type="float">
            <text:p>0</text:p>
          </table:table-cell>
          <table:table-cell table:formula="of:=MAX(MIN(([results.D110] - [.D$1]) / ([.D$2] - [.D$1]); 1); 0)" office:value-type="float" office:value="0" calcext:value-type="float">
            <text:p>0</text:p>
          </table:table-cell>
          <table:table-cell table:formula="of:=MAX(MIN(([results.E110] - [.E$1]) / ([.E$2] - [.E$1]); 1); 0)" office:value-type="float" office:value="0.0446266666666666" calcext:value-type="float">
            <text:p>0.0446266666666666</text:p>
          </table:table-cell>
          <table:table-cell table:formula="of:=MAX(MIN(([results.F110] - [.F$1]) / ([.F$2] - [.F$1]); 1); 0)" office:value-type="float" office:value="0.345666666666667" calcext:value-type="float">
            <text:p>0.345666666666667</text:p>
          </table:table-cell>
          <table:table-cell table:formula="of:=MAX(MIN(([results.G110] - [.G$1]) / ([.G$2] - [.G$1]); 1); 0)" office:value-type="float" office:value="0.3186475" calcext:value-type="float">
            <text:p>0.3186475</text:p>
          </table:table-cell>
          <table:table-cell table:formula="of:=MAX(MIN(([results.H110] - [.H$1]) / ([.H$2] - [.H$1]); 1); 0)" office:value-type="float" office:value="0" calcext:value-type="float">
            <text:p>0</text:p>
          </table:table-cell>
          <table:table-cell table:formula="of:=MAX(MIN(([results.I110] - [.I$1]) / ([.I$2] - [.I$1]); 1); 0)" office:value-type="float" office:value="0.112616666666667" calcext:value-type="float">
            <text:p>0.112616666666667</text:p>
          </table:table-cell>
          <table:table-cell table:formula="of:=[results.J110]" office:value-type="boolean" office:boolean-value="false" calcext:value-type="boolean">
            <text:p>FALSE</text:p>
          </table:table-cell>
          <table:table-cell table:style-name="ce31" table:formula="of:=1 - SUMPRODUCT([.C$3:.I$3]; [.C113:.I113]) / SUM([.C$3:.I$3])" office:value-type="percentage" office:value="0.883214592592593" calcext:value-type="percentage">
            <text:p>88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4Sharp.raw</text:p>
          </table:table-cell>
          <table:table-cell table:formula="of:=MAX(MIN(([results.C111] - [.C$1]) / ([.C$2] - [.C$1]); 1); 0)" office:value-type="float" office:value="0" calcext:value-type="float">
            <text:p>0</text:p>
          </table:table-cell>
          <table:table-cell table:formula="of:=MAX(MIN(([results.D111] - [.D$1]) / ([.D$2] - [.D$1]); 1); 0)" office:value-type="float" office:value="0" calcext:value-type="float">
            <text:p>0</text:p>
          </table:table-cell>
          <table:table-cell table:formula="of:=MAX(MIN(([results.E111] - [.E$1]) / ([.E$2] - [.E$1]); 1); 0)" office:value-type="float" office:value="0.18854" calcext:value-type="float">
            <text:p>0.18854</text:p>
          </table:table-cell>
          <table:table-cell table:formula="of:=MAX(MIN(([results.F111] - [.F$1]) / ([.F$2] - [.F$1]); 1); 0)" office:value-type="float" office:value="0.462706666666667" calcext:value-type="float">
            <text:p>0.462706666666667</text:p>
          </table:table-cell>
          <table:table-cell table:formula="of:=MAX(MIN(([results.G111] - [.G$1]) / ([.G$2] - [.G$1]); 1); 0)" office:value-type="float" office:value="0.396805" calcext:value-type="float">
            <text:p>0.396805</text:p>
          </table:table-cell>
          <table:table-cell table:formula="of:=MAX(MIN(([results.H111] - [.H$1]) / ([.H$2] - [.H$1]); 1); 0)" office:value-type="float" office:value="0" calcext:value-type="float">
            <text:p>0</text:p>
          </table:table-cell>
          <table:table-cell table:formula="of:=MAX(MIN(([results.I111] - [.I$1]) / ([.I$2] - [.I$1]); 1); 0)" office:value-type="float" office:value="0.794856666666667" calcext:value-type="float">
            <text:p>0.794856666666667</text:p>
          </table:table-cell>
          <table:table-cell table:formula="of:=[results.J111]" office:value-type="boolean" office:boolean-value="false" calcext:value-type="boolean">
            <text:p>FALSE</text:p>
          </table:table-cell>
          <table:table-cell table:style-name="ce31" table:formula="of:=1 - SUMPRODUCT([.C$3:.I$3]; [.C114:.I114]) / SUM([.C$3:.I$3])" office:value-type="percentage" office:value="0.697455111111111" calcext:value-type="percentage">
            <text:p>69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5.raw</text:p>
          </table:table-cell>
          <table:table-cell table:formula="of:=MAX(MIN(([results.C112] - [.C$1]) / ([.C$2] - [.C$1]); 1); 0)" office:value-type="float" office:value="0.00700666666666664" calcext:value-type="float">
            <text:p>0.00700666666666664</text:p>
          </table:table-cell>
          <table:table-cell table:formula="of:=MAX(MIN(([results.D112] - [.D$1]) / ([.D$2] - [.D$1]); 1); 0)" office:value-type="float" office:value="0" calcext:value-type="float">
            <text:p>0</text:p>
          </table:table-cell>
          <table:table-cell table:formula="of:=MAX(MIN(([results.E112] - [.E$1]) / ([.E$2] - [.E$1]); 1); 0)" office:value-type="float" office:value="0.45618" calcext:value-type="float">
            <text:p>0.45618</text:p>
          </table:table-cell>
          <table:table-cell table:formula="of:=MAX(MIN(([results.F112] - [.F$1]) / ([.F$2] - [.F$1]); 1); 0)" office:value-type="float" office:value="0.432353333333333" calcext:value-type="float">
            <text:p>0.432353333333333</text:p>
          </table:table-cell>
          <table:table-cell table:formula="of:=MAX(MIN(([results.G112] - [.G$1]) / ([.G$2] - [.G$1]); 1); 0)" office:value-type="float" office:value="1" calcext:value-type="float">
            <text:p>1</text:p>
          </table:table-cell>
          <table:table-cell table:formula="of:=MAX(MIN(([results.H112] - [.H$1]) / ([.H$2] - [.H$1]); 1); 0)" office:value-type="float" office:value="0" calcext:value-type="float">
            <text:p>0</text:p>
          </table:table-cell>
          <table:table-cell table:formula="of:=MAX(MIN(([results.I112] - [.I$1]) / ([.I$2] - [.I$1]); 1); 0)" office:value-type="float" office:value="0.94771" calcext:value-type="float">
            <text:p>0.94771</text:p>
          </table:table-cell>
          <table:table-cell table:formula="of:=[results.J112]" office:value-type="boolean" office:boolean-value="false" calcext:value-type="boolean">
            <text:p>FALSE</text:p>
          </table:table-cell>
          <table:table-cell table:style-name="ce31" table:formula="of:=1 - SUMPRODUCT([.C$3:.I$3]; [.C115:.I115]) / SUM([.C$3:.I$3])" office:value-type="percentage" office:value="0.602281481481482" calcext:value-type="percentage">
            <text:p>60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7.raw</text:p>
          </table:table-cell>
          <table:table-cell table:formula="of:=MAX(MIN(([results.C113] - [.C$1]) / ([.C$2] - [.C$1]); 1); 0)" office:value-type="float" office:value="0.238496666666667" calcext:value-type="float">
            <text:p>0.238496666666667</text:p>
          </table:table-cell>
          <table:table-cell table:formula="of:=MAX(MIN(([results.D113] - [.D$1]) / ([.D$2] - [.D$1]); 1); 0)" office:value-type="float" office:value="0" calcext:value-type="float">
            <text:p>0</text:p>
          </table:table-cell>
          <table:table-cell table:formula="of:=MAX(MIN(([results.E113] - [.E$1]) / ([.E$2] - [.E$1]); 1); 0)" office:value-type="float" office:value="0.90236" calcext:value-type="float">
            <text:p>0.90236</text:p>
          </table:table-cell>
          <table:table-cell table:formula="of:=MAX(MIN(([results.F113] - [.F$1]) / ([.F$2] - [.F$1]); 1); 0)" office:value-type="float" office:value="1" calcext:value-type="float">
            <text:p>1</text:p>
          </table:table-cell>
          <table:table-cell table:formula="of:=MAX(MIN(([results.G113] - [.G$1]) / ([.G$2] - [.G$1]); 1); 0)" office:value-type="float" office:value="1" calcext:value-type="float">
            <text:p>1</text:p>
          </table:table-cell>
          <table:table-cell table:formula="of:=MAX(MIN(([results.H113] - [.H$1]) / ([.H$2] - [.H$1]); 1); 0)" office:value-type="float" office:value="0" calcext:value-type="float">
            <text:p>0</text:p>
          </table:table-cell>
          <table:table-cell table:formula="of:=MAX(MIN(([results.I113] - [.I$1]) / ([.I$2] - [.I$1]); 1); 0)" office:value-type="float" office:value="0.352463333333333" calcext:value-type="float">
            <text:p>0.352463333333333</text:p>
          </table:table-cell>
          <table:table-cell table:formula="of:=[results.J113]" office:value-type="boolean" office:boolean-value="false" calcext:value-type="boolean">
            <text:p>FALSE</text:p>
          </table:table-cell>
          <table:table-cell table:style-name="ce31" table:formula="of:=1 - SUMPRODUCT([.C$3:.I$3]; [.C116:.I116]) / SUM([.C$3:.I$3])" office:value-type="percentage" office:value="0.577803777777778" calcext:value-type="percentage">
            <text:p>57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D4.raw</text:p>
          </table:table-cell>
          <table:table-cell table:formula="of:=MAX(MIN(([results.C114] - [.C$1]) / ([.C$2] - [.C$1]); 1); 0)" office:value-type="float" office:value="0" calcext:value-type="float">
            <text:p>0</text:p>
          </table:table-cell>
          <table:table-cell table:formula="of:=MAX(MIN(([results.D114] - [.D$1]) / ([.D$2] - [.D$1]); 1); 0)" office:value-type="float" office:value="0" calcext:value-type="float">
            <text:p>0</text:p>
          </table:table-cell>
          <table:table-cell table:formula="of:=MAX(MIN(([results.E114] - [.E$1]) / ([.E$2] - [.E$1]); 1); 0)" office:value-type="float" office:value="0.489726666666667" calcext:value-type="float">
            <text:p>0.489726666666667</text:p>
          </table:table-cell>
          <table:table-cell table:formula="of:=MAX(MIN(([results.F114] - [.F$1]) / ([.F$2] - [.F$1]); 1); 0)" office:value-type="float" office:value="1" calcext:value-type="float">
            <text:p>1</text:p>
          </table:table-cell>
          <table:table-cell table:formula="of:=MAX(MIN(([results.G114] - [.G$1]) / ([.G$2] - [.G$1]); 1); 0)" office:value-type="float" office:value="0.88553" calcext:value-type="float">
            <text:p>0.88553</text:p>
          </table:table-cell>
          <table:table-cell table:formula="of:=MAX(MIN(([results.H114] - [.H$1]) / ([.H$2] - [.H$1]); 1); 0)" office:value-type="float" office:value="0" calcext:value-type="float">
            <text:p>0</text:p>
          </table:table-cell>
          <table:table-cell table:formula="of:=MAX(MIN(([results.I114] - [.I$1]) / ([.I$2] - [.I$1]); 1); 0)" office:value-type="float" office:value="0.81751" calcext:value-type="float">
            <text:p>0.81751</text:p>
          </table:table-cell>
          <table:table-cell table:formula="of:=[results.J114]" office:value-type="boolean" office:boolean-value="false" calcext:value-type="boolean">
            <text:p>FALSE</text:p>
          </table:table-cell>
          <table:table-cell table:style-name="ce31" table:formula="of:=1 - SUMPRODUCT([.C$3:.I$3]; [.C117:.I117]) / SUM([.C$3:.I$3])" office:value-type="percentage" office:value="0.540073925925926" calcext:value-type="percentage">
            <text:p>54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.raw</text:p>
          </table:table-cell>
          <table:table-cell table:formula="of:=MAX(MIN(([results.C115] - [.C$1]) / ([.C$2] - [.C$1]); 1); 0)" office:value-type="float" office:value="0" calcext:value-type="float">
            <text:p>0</text:p>
          </table:table-cell>
          <table:table-cell table:formula="of:=MAX(MIN(([results.D115] - [.D$1]) / ([.D$2] - [.D$1]); 1); 0)" office:value-type="float" office:value="0" calcext:value-type="float">
            <text:p>0</text:p>
          </table:table-cell>
          <table:table-cell table:formula="of:=MAX(MIN(([results.E115] - [.E$1]) / ([.E$2] - [.E$1]); 1); 0)" office:value-type="float" office:value="0.304336666666667" calcext:value-type="float">
            <text:p>0.304336666666667</text:p>
          </table:table-cell>
          <table:table-cell table:formula="of:=MAX(MIN(([results.F115] - [.F$1]) / ([.F$2] - [.F$1]); 1); 0)" office:value-type="float" office:value="1" calcext:value-type="float">
            <text:p>1</text:p>
          </table:table-cell>
          <table:table-cell table:formula="of:=MAX(MIN(([results.G115] - [.G$1]) / ([.G$2] - [.G$1]); 1); 0)" office:value-type="float" office:value="0.5671925" calcext:value-type="float">
            <text:p>0.5671925</text:p>
          </table:table-cell>
          <table:table-cell table:formula="of:=MAX(MIN(([results.H115] - [.H$1]) / ([.H$2] - [.H$1]); 1); 0)" office:value-type="float" office:value="0" calcext:value-type="float">
            <text:p>0</text:p>
          </table:table-cell>
          <table:table-cell table:formula="of:=MAX(MIN(([results.I115] - [.I$1]) / ([.I$2] - [.I$1]); 1); 0)" office:value-type="float" office:value="0.75391" calcext:value-type="float">
            <text:p>0.75391</text:p>
          </table:table-cell>
          <table:table-cell table:formula="of:=[results.J115]" office:value-type="boolean" office:boolean-value="false" calcext:value-type="boolean">
            <text:p>FALSE</text:p>
          </table:table-cell>
          <table:table-cell table:style-name="ce31" table:formula="of:=1 - SUMPRODUCT([.C$3:.I$3]; [.C118:.I118]) / SUM([.C$3:.I$3])" office:value-type="percentage" office:value="0.590743481481482" calcext:value-type="percentage">
            <text:p>59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DIST.GUITAR.raw</text:p>
          </table:table-cell>
          <table:table-cell table:formula="of:=MAX(MIN(([results.C116] - [.C$1]) / ([.C$2] - [.C$1]); 1); 0)" office:value-type="float" office:value="1" calcext:value-type="float">
            <text:p>1</text:p>
          </table:table-cell>
          <table:table-cell table:formula="of:=MAX(MIN(([results.D116] - [.D$1]) / ([.D$2] - [.D$1]); 1); 0)" office:value-type="float" office:value="0" calcext:value-type="float">
            <text:p>0</text:p>
          </table:table-cell>
          <table:table-cell table:formula="of:=MAX(MIN(([results.E116] - [.E$1]) / ([.E$2] - [.E$1]); 1); 0)" office:value-type="float" office:value="0.0165166666666666" calcext:value-type="float">
            <text:p>0.0165166666666666</text:p>
          </table:table-cell>
          <table:table-cell table:formula="of:=MAX(MIN(([results.F116] - [.F$1]) / ([.F$2] - [.F$1]); 1); 0)" office:value-type="float" office:value="0.663273333333333" calcext:value-type="float">
            <text:p>0.663273333333333</text:p>
          </table:table-cell>
          <table:table-cell table:formula="of:=MAX(MIN(([results.G116] - [.G$1]) / ([.G$2] - [.G$1]); 1); 0)" office:value-type="float" office:value="0.4022675" calcext:value-type="float">
            <text:p>0.4022675</text:p>
          </table:table-cell>
          <table:table-cell table:formula="of:=MAX(MIN(([results.H116] - [.H$1]) / ([.H$2] - [.H$1]); 1); 0)" office:value-type="float" office:value="1" calcext:value-type="float">
            <text:p>1</text:p>
          </table:table-cell>
          <table:table-cell table:formula="of:=MAX(MIN(([results.I116] - [.I$1]) / ([.I$2] - [.I$1]); 1); 0)" office:value-type="float" office:value="0.60248" calcext:value-type="float">
            <text:p>0.60248</text:p>
          </table:table-cell>
          <table:table-cell table:formula="of:=[results.J116]" office:value-type="boolean" office:boolean-value="false" calcext:value-type="boolean">
            <text:p>FALSE</text:p>
          </table:table-cell>
          <table:table-cell table:style-name="ce31" table:formula="of:=1 - SUMPRODUCT([.C$3:.I$3]; [.C119:.I119]) / SUM([.C$3:.I$3])" office:value-type="percentage" office:value="0.356153555555556" calcext:value-type="percentage">
            <text:p>35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ECHO.raw</text:p>
          </table:table-cell>
          <table:table-cell table:formula="of:=MAX(MIN(([results.C117] - [.C$1]) / ([.C$2] - [.C$1]); 1); 0)" office:value-type="float" office:value="1" calcext:value-type="float">
            <text:p>1</text:p>
          </table:table-cell>
          <table:table-cell table:formula="of:=MAX(MIN(([results.D117] - [.D$1]) / ([.D$2] - [.D$1]); 1); 0)" office:value-type="float" office:value="0" calcext:value-type="float">
            <text:p>0</text:p>
          </table:table-cell>
          <table:table-cell table:formula="of:=MAX(MIN(([results.E117] - [.E$1]) / ([.E$2] - [.E$1]); 1); 0)" office:value-type="float" office:value="0" calcext:value-type="float">
            <text:p>0</text:p>
          </table:table-cell>
          <table:table-cell table:formula="of:=MAX(MIN(([results.F117] - [.F$1]) / ([.F$2] - [.F$1]); 1); 0)" office:value-type="float" office:value="0.337666666666667" calcext:value-type="float">
            <text:p>0.337666666666667</text:p>
          </table:table-cell>
          <table:table-cell table:formula="of:=MAX(MIN(([results.G117] - [.G$1]) / ([.G$2] - [.G$1]); 1); 0)" office:value-type="float" office:value="0.237345" calcext:value-type="float">
            <text:p>0.237345</text:p>
          </table:table-cell>
          <table:table-cell table:formula="of:=MAX(MIN(([results.H117] - [.H$1]) / ([.H$2] - [.H$1]); 1); 0)" office:value-type="float" office:value="1" calcext:value-type="float">
            <text:p>1</text:p>
          </table:table-cell>
          <table:table-cell table:formula="of:=MAX(MIN(([results.I117] - [.I$1]) / ([.I$2] - [.I$1]); 1); 0)" office:value-type="float" office:value="1" calcext:value-type="float">
            <text:p>1</text:p>
          </table:table-cell>
          <table:table-cell table:formula="of:=[results.J117]" office:value-type="boolean" office:boolean-value="false" calcext:value-type="boolean">
            <text:p>FALSE</text:p>
          </table:table-cell>
          <table:table-cell table:style-name="ce31" table:formula="of:=1 - SUMPRODUCT([.C$3:.I$3]; [.C120:.I120]) / SUM([.C$3:.I$3])" office:value-type="percentage" office:value="0.341095259259259" calcext:value-type="percentage">
            <text:p>34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E.PIANO.raw</text:p>
          </table:table-cell>
          <table:table-cell table:formula="of:=MAX(MIN(([results.C118] - [.C$1]) / ([.C$2] - [.C$1]); 1); 0)" office:value-type="float" office:value="1" calcext:value-type="float">
            <text:p>1</text:p>
          </table:table-cell>
          <table:table-cell table:formula="of:=MAX(MIN(([results.D118] - [.D$1]) / ([.D$2] - [.D$1]); 1); 0)" office:value-type="float" office:value="0" calcext:value-type="float">
            <text:p>0</text:p>
          </table:table-cell>
          <table:table-cell table:formula="of:=MAX(MIN(([results.E118] - [.E$1]) / ([.E$2] - [.E$1]); 1); 0)" office:value-type="float" office:value="0" calcext:value-type="float">
            <text:p>0</text:p>
          </table:table-cell>
          <table:table-cell table:formula="of:=MAX(MIN(([results.F118] - [.F$1]) / ([.F$2] - [.F$1]); 1); 0)" office:value-type="float" office:value="0.143313333333333" calcext:value-type="float">
            <text:p>0.143313333333333</text:p>
          </table:table-cell>
          <table:table-cell table:formula="of:=MAX(MIN(([results.G118] - [.G$1]) / ([.G$2] - [.G$1]); 1); 0)" office:value-type="float" office:value="0.1533375" calcext:value-type="float">
            <text:p>0.1533375</text:p>
          </table:table-cell>
          <table:table-cell table:formula="of:=MAX(MIN(([results.H118] - [.H$1]) / ([.H$2] - [.H$1]); 1); 0)" office:value-type="float" office:value="1" calcext:value-type="float">
            <text:p>1</text:p>
          </table:table-cell>
          <table:table-cell table:formula="of:=MAX(MIN(([results.I118] - [.I$1]) / ([.I$2] - [.I$1]); 1); 0)" office:value-type="float" office:value="0.959223333333333" calcext:value-type="float">
            <text:p>0.959223333333333</text:p>
          </table:table-cell>
          <table:table-cell table:formula="of:=[results.J118]" office:value-type="boolean" office:boolean-value="false" calcext:value-type="boolean">
            <text:p>FALSE</text:p>
          </table:table-cell>
          <table:table-cell table:style-name="ce31" table:formula="of:=1 - SUMPRODUCT([.C$3:.I$3]; [.C121:.I121]) / SUM([.C$3:.I$3])" office:value-type="percentage" office:value="0.392175777777778" calcext:value-type="percentage">
            <text:p>39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GONG.raw</text:p>
          </table:table-cell>
          <table:table-cell table:formula="of:=MAX(MIN(([results.C119] - [.C$1]) / ([.C$2] - [.C$1]); 1); 0)" office:value-type="float" office:value="1" calcext:value-type="float">
            <text:p>1</text:p>
          </table:table-cell>
          <table:table-cell table:formula="of:=MAX(MIN(([results.D119] - [.D$1]) / ([.D$2] - [.D$1]); 1); 0)" office:value-type="float" office:value="0" calcext:value-type="float">
            <text:p>0</text:p>
          </table:table-cell>
          <table:table-cell table:formula="of:=MAX(MIN(([results.E119] - [.E$1]) / ([.E$2] - [.E$1]); 1); 0)" office:value-type="float" office:value="0" calcext:value-type="float">
            <text:p>0</text:p>
          </table:table-cell>
          <table:table-cell table:formula="of:=MAX(MIN(([results.F119] - [.F$1]) / ([.F$2] - [.F$1]); 1); 0)" office:value-type="float" office:value="0.844166666666667" calcext:value-type="float">
            <text:p>0.844166666666667</text:p>
          </table:table-cell>
          <table:table-cell table:formula="of:=MAX(MIN(([results.G119] - [.G$1]) / ([.G$2] - [.G$1]); 1); 0)" office:value-type="float" office:value="0.14174" calcext:value-type="float">
            <text:p>0.14174</text:p>
          </table:table-cell>
          <table:table-cell table:formula="of:=MAX(MIN(([results.H119] - [.H$1]) / ([.H$2] - [.H$1]); 1); 0)" office:value-type="float" office:value="1" calcext:value-type="float">
            <text:p>1</text:p>
          </table:table-cell>
          <table:table-cell table:formula="of:=MAX(MIN(([results.I119] - [.I$1]) / ([.I$2] - [.I$1]); 1); 0)" office:value-type="float" office:value="0.532093333333333" calcext:value-type="float">
            <text:p>0.532093333333333</text:p>
          </table:table-cell>
          <table:table-cell table:formula="of:=[results.J119]" office:value-type="boolean" office:boolean-value="false" calcext:value-type="boolean">
            <text:p>FALSE</text:p>
          </table:table-cell>
          <table:table-cell table:style-name="ce31" table:formula="of:=1 - SUMPRODUCT([.C$3:.I$3]; [.C122:.I122]) / SUM([.C$3:.I$3])" office:value-type="percentage" office:value="0.363528296296296" calcext:value-type="percentage">
            <text:p>36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GUITAR.raw</text:p>
          </table:table-cell>
          <table:table-cell table:formula="of:=MAX(MIN(([results.C120] - [.C$1]) / ([.C$2] - [.C$1]); 1); 0)" office:value-type="float" office:value="1" calcext:value-type="float">
            <text:p>1</text:p>
          </table:table-cell>
          <table:table-cell table:formula="of:=MAX(MIN(([results.D120] - [.D$1]) / ([.D$2] - [.D$1]); 1); 0)" office:value-type="float" office:value="0" calcext:value-type="float">
            <text:p>0</text:p>
          </table:table-cell>
          <table:table-cell table:formula="of:=MAX(MIN(([results.E120] - [.E$1]) / ([.E$2] - [.E$1]); 1); 0)" office:value-type="float" office:value="0" calcext:value-type="float">
            <text:p>0</text:p>
          </table:table-cell>
          <table:table-cell table:formula="of:=MAX(MIN(([results.F120] - [.F$1]) / ([.F$2] - [.F$1]); 1); 0)" office:value-type="float" office:value="1" calcext:value-type="float">
            <text:p>1</text:p>
          </table:table-cell>
          <table:table-cell table:formula="of:=MAX(MIN(([results.G120] - [.G$1]) / ([.G$2] - [.G$1]); 1); 0)" office:value-type="float" office:value="0.3788225" calcext:value-type="float">
            <text:p>0.3788225</text:p>
          </table:table-cell>
          <table:table-cell table:formula="of:=MAX(MIN(([results.H120] - [.H$1]) / ([.H$2] - [.H$1]); 1); 0)" office:value-type="float" office:value="1" calcext:value-type="float">
            <text:p>1</text:p>
          </table:table-cell>
          <table:table-cell table:formula="of:=MAX(MIN(([results.I120] - [.I$1]) / ([.I$2] - [.I$1]); 1); 0)" office:value-type="float" office:value="0.725556666666667" calcext:value-type="float">
            <text:p>0.725556666666667</text:p>
          </table:table-cell>
          <table:table-cell table:formula="of:=[results.J120]" office:value-type="boolean" office:boolean-value="false" calcext:value-type="boolean">
            <text:p>FALSE</text:p>
          </table:table-cell>
          <table:table-cell table:style-name="ce31" table:formula="of:=1 - SUMPRODUCT([.C$3:.I$3]; [.C123:.I123]) / SUM([.C$3:.I$3])" office:value-type="percentage" office:value="0.271758740740741" calcext:value-type="percentage">
            <text:p>27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NOISE.raw</text:p>
          </table:table-cell>
          <table:table-cell table:formula="of:=MAX(MIN(([results.C121] - [.C$1]) / ([.C$2] - [.C$1]); 1); 0)" office:value-type="float" office:value="1" calcext:value-type="float">
            <text:p>1</text:p>
          </table:table-cell>
          <table:table-cell table:formula="of:=MAX(MIN(([results.D121] - [.D$1]) / ([.D$2] - [.D$1]); 1); 0)" office:value-type="float" office:value="0.486633333333333" calcext:value-type="float">
            <text:p>0.486633333333333</text:p>
          </table:table-cell>
          <table:table-cell table:formula="of:=MAX(MIN(([results.E121] - [.E$1]) / ([.E$2] - [.E$1]); 1); 0)" office:value-type="float" office:value="0.593883333333333" calcext:value-type="float">
            <text:p>0.593883333333333</text:p>
          </table:table-cell>
          <table:table-cell table:formula="of:=MAX(MIN(([results.F121] - [.F$1]) / ([.F$2] - [.F$1]); 1); 0)" office:value-type="float" office:value="0" calcext:value-type="float">
            <text:p>0</text:p>
          </table:table-cell>
          <table:table-cell table:formula="of:=MAX(MIN(([results.G121] - [.G$1]) / ([.G$2] - [.G$1]); 1); 0)" office:value-type="float" office:value="1" calcext:value-type="float">
            <text:p>1</text:p>
          </table:table-cell>
          <table:table-cell table:formula="of:=MAX(MIN(([results.H121] - [.H$1]) / ([.H$2] - [.H$1]); 1); 0)" office:value-type="float" office:value="1" calcext:value-type="float">
            <text:p>1</text:p>
          </table:table-cell>
          <table:table-cell table:formula="of:=MAX(MIN(([results.I121] - [.I$1]) / ([.I$2] - [.I$1]); 1); 0)" office:value-type="float" office:value="0.625076666666666" calcext:value-type="float">
            <text:p>0.625076666666666</text:p>
          </table:table-cell>
          <table:table-cell table:formula="of:=[results.J121]" office:value-type="boolean" office:boolean-value="false" calcext:value-type="boolean">
            <text:p>FALSE</text:p>
          </table:table-cell>
          <table:table-cell table:style-name="ce31" table:formula="of:=1 - SUMPRODUCT([.C$3:.I$3]; [.C124:.I124]) / SUM([.C$3:.I$3])" office:value-type="percentage" office:value="0.336184444444444" calcext:value-type="percentage">
            <text:p>33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ORGAN.raw</text:p>
          </table:table-cell>
          <table:table-cell table:formula="of:=MAX(MIN(([results.C122] - [.C$1]) / ([.C$2] - [.C$1]); 1); 0)" office:value-type="float" office:value="1" calcext:value-type="float">
            <text:p>1</text:p>
          </table:table-cell>
          <table:table-cell table:formula="of:=MAX(MIN(([results.D122] - [.D$1]) / ([.D$2] - [.D$1]); 1); 0)" office:value-type="float" office:value="0" calcext:value-type="float">
            <text:p>0</text:p>
          </table:table-cell>
          <table:table-cell table:formula="of:=MAX(MIN(([results.E122] - [.E$1]) / ([.E$2] - [.E$1]); 1); 0)" office:value-type="float" office:value="0" calcext:value-type="float">
            <text:p>0</text:p>
          </table:table-cell>
          <table:table-cell table:formula="of:=MAX(MIN(([results.F122] - [.F$1]) / ([.F$2] - [.F$1]); 1); 0)" office:value-type="float" office:value="1" calcext:value-type="float">
            <text:p>1</text:p>
          </table:table-cell>
          <table:table-cell table:formula="of:=MAX(MIN(([results.G122] - [.G$1]) / ([.G$2] - [.G$1]); 1); 0)" office:value-type="float" office:value="0.49826" calcext:value-type="float">
            <text:p>0.49826</text:p>
          </table:table-cell>
          <table:table-cell table:formula="of:=MAX(MIN(([results.H122] - [.H$1]) / ([.H$2] - [.H$1]); 1); 0)" office:value-type="float" office:value="1" calcext:value-type="float">
            <text:p>1</text:p>
          </table:table-cell>
          <table:table-cell table:formula="of:=MAX(MIN(([results.I122] - [.I$1]) / ([.I$2] - [.I$1]); 1); 0)" office:value-type="float" office:value="0.396946666666667" calcext:value-type="float">
            <text:p>0.396946666666667</text:p>
          </table:table-cell>
          <table:table-cell table:formula="of:=[results.J122]" office:value-type="boolean" office:boolean-value="false" calcext:value-type="boolean">
            <text:p>FALSE</text:p>
          </table:table-cell>
          <table:table-cell table:style-name="ce31" table:formula="of:=1 - SUMPRODUCT([.C$3:.I$3]; [.C125:.I125]) / SUM([.C$3:.I$3])" office:value-type="percentage" office:value="0.334166518518519" calcext:value-type="percentage">
            <text:p>33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PIANO.raw</text:p>
          </table:table-cell>
          <table:table-cell table:formula="of:=MAX(MIN(([results.C123] - [.C$1]) / ([.C$2] - [.C$1]); 1); 0)" office:value-type="float" office:value="1" calcext:value-type="float">
            <text:p>1</text:p>
          </table:table-cell>
          <table:table-cell table:formula="of:=MAX(MIN(([results.D123] - [.D$1]) / ([.D$2] - [.D$1]); 1); 0)" office:value-type="float" office:value="0" calcext:value-type="float">
            <text:p>0</text:p>
          </table:table-cell>
          <table:table-cell table:formula="of:=MAX(MIN(([results.E123] - [.E$1]) / ([.E$2] - [.E$1]); 1); 0)" office:value-type="float" office:value="0" calcext:value-type="float">
            <text:p>0</text:p>
          </table:table-cell>
          <table:table-cell table:formula="of:=MAX(MIN(([results.F123] - [.F$1]) / ([.F$2] - [.F$1]); 1); 0)" office:value-type="float" office:value="0" calcext:value-type="float">
            <text:p>0</text:p>
          </table:table-cell>
          <table:table-cell table:formula="of:=MAX(MIN(([results.G123] - [.G$1]) / ([.G$2] - [.G$1]); 1); 0)" office:value-type="float" office:value="0.1493175" calcext:value-type="float">
            <text:p>0.1493175</text:p>
          </table:table-cell>
          <table:table-cell table:formula="of:=MAX(MIN(([results.H123] - [.H$1]) / ([.H$2] - [.H$1]); 1); 0)" office:value-type="float" office:value="1" calcext:value-type="float">
            <text:p>1</text:p>
          </table:table-cell>
          <table:table-cell table:formula="of:=MAX(MIN(([results.I123] - [.I$1]) / ([.I$2] - [.I$1]); 1); 0)" office:value-type="float" office:value="0.454503333333333" calcext:value-type="float">
            <text:p>0.454503333333333</text:p>
          </table:table-cell>
          <table:table-cell table:formula="of:=[results.J123]" office:value-type="boolean" office:boolean-value="false" calcext:value-type="boolean">
            <text:p>FALSE</text:p>
          </table:table-cell>
          <table:table-cell table:style-name="ce31" table:formula="of:=1 - SUMPRODUCT([.C$3:.I$3]; [.C126:.I126]) / SUM([.C$3:.I$3])" office:value-type="percentage" office:value="0.530171037037037" calcext:value-type="percentage">
            <text:p>53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AW.raw</text:p>
          </table:table-cell>
          <table:table-cell table:formula="of:=MAX(MIN(([results.C124] - [.C$1]) / ([.C$2] - [.C$1]); 1); 0)" office:value-type="float" office:value="1" calcext:value-type="float">
            <text:p>1</text:p>
          </table:table-cell>
          <table:table-cell table:formula="of:=MAX(MIN(([results.D124] - [.D$1]) / ([.D$2] - [.D$1]); 1); 0)" office:value-type="float" office:value="0" calcext:value-type="float">
            <text:p>0</text:p>
          </table:table-cell>
          <table:table-cell table:formula="of:=MAX(MIN(([results.E124] - [.E$1]) / ([.E$2] - [.E$1]); 1); 0)" office:value-type="float" office:value="0.0127833333333333" calcext:value-type="float">
            <text:p>0.0127833333333333</text:p>
          </table:table-cell>
          <table:table-cell table:formula="of:=MAX(MIN(([results.F124] - [.F$1]) / ([.F$2] - [.F$1]); 1); 0)" office:value-type="float" office:value="1" calcext:value-type="float">
            <text:p>1</text:p>
          </table:table-cell>
          <table:table-cell table:formula="of:=MAX(MIN(([results.G124] - [.G$1]) / ([.G$2] - [.G$1]); 1); 0)" office:value-type="float" office:value="0.48826" calcext:value-type="float">
            <text:p>0.48826</text:p>
          </table:table-cell>
          <table:table-cell table:formula="of:=MAX(MIN(([results.H124] - [.H$1]) / ([.H$2] - [.H$1]); 1); 0)" office:value-type="float" office:value="1" calcext:value-type="float">
            <text:p>1</text:p>
          </table:table-cell>
          <table:table-cell table:formula="of:=MAX(MIN(([results.I124] - [.I$1]) / ([.I$2] - [.I$1]); 1); 0)" office:value-type="float" office:value="0.621553333333333" calcext:value-type="float">
            <text:p>0.621553333333333</text:p>
          </table:table-cell>
          <table:table-cell table:formula="of:=[results.J124]" office:value-type="boolean" office:boolean-value="false" calcext:value-type="boolean">
            <text:p>FALSE</text:p>
          </table:table-cell>
          <table:table-cell table:style-name="ce31" table:formula="of:=1 - SUMPRODUCT([.C$3:.I$3]; [.C127:.I127]) / SUM([.C$3:.I$3])" office:value-type="percentage" office:value="0.284574666666667" calcext:value-type="percentage">
            <text:p>28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INE.raw</text:p>
          </table:table-cell>
          <table:table-cell table:formula="of:=MAX(MIN(([results.C125] - [.C$1]) / ([.C$2] - [.C$1]); 1); 0)" office:value-type="float" office:value="1" calcext:value-type="float">
            <text:p>1</text:p>
          </table:table-cell>
          <table:table-cell table:formula="of:=MAX(MIN(([results.D125] - [.D$1]) / ([.D$2] - [.D$1]); 1); 0)" office:value-type="float" office:value="0" calcext:value-type="float">
            <text:p>0</text:p>
          </table:table-cell>
          <table:table-cell table:formula="of:=MAX(MIN(([results.E125] - [.E$1]) / ([.E$2] - [.E$1]); 1); 0)" office:value-type="float" office:value="0.408793333333333" calcext:value-type="float">
            <text:p>0.408793333333333</text:p>
          </table:table-cell>
          <table:table-cell table:formula="of:=MAX(MIN(([results.F125] - [.F$1]) / ([.F$2] - [.F$1]); 1); 0)" office:value-type="float" office:value="1" calcext:value-type="float">
            <text:p>1</text:p>
          </table:table-cell>
          <table:table-cell table:formula="of:=MAX(MIN(([results.G125] - [.G$1]) / ([.G$2] - [.G$1]); 1); 0)" office:value-type="float" office:value="0.8958" calcext:value-type="float">
            <text:p>0.8958</text:p>
          </table:table-cell>
          <table:table-cell table:formula="of:=MAX(MIN(([results.H125] - [.H$1]) / ([.H$2] - [.H$1]); 1); 0)" office:value-type="float" office:value="1" calcext:value-type="float">
            <text:p>1</text:p>
          </table:table-cell>
          <table:table-cell table:formula="of:=MAX(MIN(([results.I125] - [.I$1]) / ([.I$2] - [.I$1]); 1); 0)" office:value-type="float" office:value="0.62278" calcext:value-type="float">
            <text:p>0.62278</text:p>
          </table:table-cell>
          <table:table-cell table:formula="of:=[results.J125]" office:value-type="boolean" office:boolean-value="false" calcext:value-type="boolean">
            <text:p>FALSE</text:p>
          </table:table-cell>
          <table:table-cell table:style-name="ce31" table:formula="of:=1 - SUMPRODUCT([.C$3:.I$3]; [.C128:.I128]) / SUM([.C$3:.I$3])" office:value-type="percentage" office:value="0.230475851851852" calcext:value-type="percentage">
            <text:p>23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QUARE.raw</text:p>
          </table:table-cell>
          <table:table-cell table:formula="of:=MAX(MIN(([results.C126] - [.C$1]) / ([.C$2] - [.C$1]); 1); 0)" office:value-type="float" office:value="1" calcext:value-type="float">
            <text:p>1</text:p>
          </table:table-cell>
          <table:table-cell table:formula="of:=MAX(MIN(([results.D126] - [.D$1]) / ([.D$2] - [.D$1]); 1); 0)" office:value-type="float" office:value="0" calcext:value-type="float">
            <text:p>0</text:p>
          </table:table-cell>
          <table:table-cell table:formula="of:=MAX(MIN(([results.E126] - [.E$1]) / ([.E$2] - [.E$1]); 1); 0)" office:value-type="float" office:value="0.411843333333333" calcext:value-type="float">
            <text:p>0.411843333333333</text:p>
          </table:table-cell>
          <table:table-cell table:formula="of:=MAX(MIN(([results.F126] - [.F$1]) / ([.F$2] - [.F$1]); 1); 0)" office:value-type="float" office:value="1" calcext:value-type="float">
            <text:p>1</text:p>
          </table:table-cell>
          <table:table-cell table:formula="of:=MAX(MIN(([results.G126] - [.G$1]) / ([.G$2] - [.G$1]); 1); 0)" office:value-type="float" office:value="0.76407" calcext:value-type="float">
            <text:p>0.76407</text:p>
          </table:table-cell>
          <table:table-cell table:formula="of:=MAX(MIN(([results.H126] - [.H$1]) / ([.H$2] - [.H$1]); 1); 0)" office:value-type="float" office:value="1" calcext:value-type="float">
            <text:p>1</text:p>
          </table:table-cell>
          <table:table-cell table:formula="of:=MAX(MIN(([results.I126] - [.I$1]) / ([.I$2] - [.I$1]); 1); 0)" office:value-type="float" office:value="0.622703333333333" calcext:value-type="float">
            <text:p>0.622703333333333</text:p>
          </table:table-cell>
          <table:table-cell table:formula="of:=[results.J126]" office:value-type="boolean" office:boolean-value="false" calcext:value-type="boolean">
            <text:p>FALSE</text:p>
          </table:table-cell>
          <table:table-cell table:style-name="ce31" table:formula="of:=1 - SUMPRODUCT([.C$3:.I$3]; [.C129:.I129]) / SUM([.C$3:.I$3])" office:value-type="percentage" office:value="0.242066666666667" calcext:value-type="percentage">
            <text:p>24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WEEP.raw</text:p>
          </table:table-cell>
          <table:table-cell table:formula="of:=MAX(MIN(([results.C127] - [.C$1]) / ([.C$2] - [.C$1]); 1); 0)" office:value-type="float" office:value="1" calcext:value-type="float">
            <text:p>1</text:p>
          </table:table-cell>
          <table:table-cell table:formula="of:=MAX(MIN(([results.D127] - [.D$1]) / ([.D$2] - [.D$1]); 1); 0)" office:value-type="float" office:value="0" calcext:value-type="float">
            <text:p>0</text:p>
          </table:table-cell>
          <table:table-cell table:formula="of:=MAX(MIN(([results.E127] - [.E$1]) / ([.E$2] - [.E$1]); 1); 0)" office:value-type="float" office:value="0" calcext:value-type="float">
            <text:p>0</text:p>
          </table:table-cell>
          <table:table-cell table:formula="of:=MAX(MIN(([results.F127] - [.F$1]) / ([.F$2] - [.F$1]); 1); 0)" office:value-type="float" office:value="0.984913333333333" calcext:value-type="float">
            <text:p>0.984913333333333</text:p>
          </table:table-cell>
          <table:table-cell table:formula="of:=MAX(MIN(([results.G127] - [.G$1]) / ([.G$2] - [.G$1]); 1); 0)" office:value-type="float" office:value="0.4215075" calcext:value-type="float">
            <text:p>0.4215075</text:p>
          </table:table-cell>
          <table:table-cell table:formula="of:=MAX(MIN(([results.H127] - [.H$1]) / ([.H$2] - [.H$1]); 1); 0)" office:value-type="float" office:value="1" calcext:value-type="float">
            <text:p>1</text:p>
          </table:table-cell>
          <table:table-cell table:formula="of:=MAX(MIN(([results.I127] - [.I$1]) / ([.I$2] - [.I$1]); 1); 0)" office:value-type="float" office:value="1" calcext:value-type="float">
            <text:p>1</text:p>
          </table:table-cell>
          <table:table-cell table:formula="of:=[results.J127]" office:value-type="boolean" office:boolean-value="false" calcext:value-type="boolean">
            <text:p>FALSE</text:p>
          </table:table-cell>
          <table:table-cell table:style-name="ce31" table:formula="of:=1 - SUMPRODUCT([.C$3:.I$3]; [.C130:.I130]) / SUM([.C$3:.I$3])" office:value-type="percentage" office:value="0.209659185185185" calcext:value-type="percentage">
            <text:p>2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HEREMIN.raw</text:p>
          </table:table-cell>
          <table:table-cell table:formula="of:=MAX(MIN(([results.C128] - [.C$1]) / ([.C$2] - [.C$1]); 1); 0)" office:value-type="float" office:value="1" calcext:value-type="float">
            <text:p>1</text:p>
          </table:table-cell>
          <table:table-cell table:formula="of:=MAX(MIN(([results.D128] - [.D$1]) / ([.D$2] - [.D$1]); 1); 0)" office:value-type="float" office:value="0" calcext:value-type="float">
            <text:p>0</text:p>
          </table:table-cell>
          <table:table-cell table:formula="of:=MAX(MIN(([results.E128] - [.E$1]) / ([.E$2] - [.E$1]); 1); 0)" office:value-type="float" office:value="0" calcext:value-type="float">
            <text:p>0</text:p>
          </table:table-cell>
          <table:table-cell table:formula="of:=MAX(MIN(([results.F128] - [.F$1]) / ([.F$2] - [.F$1]); 1); 0)" office:value-type="float" office:value="1" calcext:value-type="float">
            <text:p>1</text:p>
          </table:table-cell>
          <table:table-cell table:formula="of:=MAX(MIN(([results.G128] - [.G$1]) / ([.G$2] - [.G$1]); 1); 0)" office:value-type="float" office:value="0.37431" calcext:value-type="float">
            <text:p>0.37431</text:p>
          </table:table-cell>
          <table:table-cell table:formula="of:=MAX(MIN(([results.H128] - [.H$1]) / ([.H$2] - [.H$1]); 1); 0)" office:value-type="float" office:value="1" calcext:value-type="float">
            <text:p>1</text:p>
          </table:table-cell>
          <table:table-cell table:formula="of:=MAX(MIN(([results.I128] - [.I$1]) / ([.I$2] - [.I$1]); 1); 0)" office:value-type="float" office:value="0.392233333333333" calcext:value-type="float">
            <text:p>0.392233333333333</text:p>
          </table:table-cell>
          <table:table-cell table:formula="of:=[results.J128]" office:value-type="boolean" office:boolean-value="false" calcext:value-type="boolean">
            <text:p>FALSE</text:p>
          </table:table-cell>
          <table:table-cell table:style-name="ce31" table:formula="of:=1 - SUMPRODUCT([.C$3:.I$3]; [.C131:.I131]) / SUM([.C$3:.I$3])" office:value-type="percentage" office:value="0.346231703703704" calcext:value-type="percentage">
            <text:p>34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rumpet 2.raw</text:p>
          </table:table-cell>
          <table:table-cell table:formula="of:=MAX(MIN(([results.C129] - [.C$1]) / ([.C$2] - [.C$1]); 1); 0)" office:value-type="float" office:value="1" calcext:value-type="float">
            <text:p>1</text:p>
          </table:table-cell>
          <table:table-cell table:formula="of:=MAX(MIN(([results.D129] - [.D$1]) / ([.D$2] - [.D$1]); 1); 0)" office:value-type="float" office:value="0" calcext:value-type="float">
            <text:p>0</text:p>
          </table:table-cell>
          <table:table-cell table:formula="of:=MAX(MIN(([results.E129] - [.E$1]) / ([.E$2] - [.E$1]); 1); 0)" office:value-type="float" office:value="0.01144" calcext:value-type="float">
            <text:p>0.01144</text:p>
          </table:table-cell>
          <table:table-cell table:formula="of:=MAX(MIN(([results.F129] - [.F$1]) / ([.F$2] - [.F$1]); 1); 0)" office:value-type="float" office:value="1" calcext:value-type="float">
            <text:p>1</text:p>
          </table:table-cell>
          <table:table-cell table:formula="of:=MAX(MIN(([results.G129] - [.G$1]) / ([.G$2] - [.G$1]); 1); 0)" office:value-type="float" office:value="0.3974075" calcext:value-type="float">
            <text:p>0.3974075</text:p>
          </table:table-cell>
          <table:table-cell table:formula="of:=MAX(MIN(([results.H129] - [.H$1]) / ([.H$2] - [.H$1]); 1); 0)" office:value-type="float" office:value="1" calcext:value-type="float">
            <text:p>1</text:p>
          </table:table-cell>
          <table:table-cell table:formula="of:=MAX(MIN(([results.I129] - [.I$1]) / ([.I$2] - [.I$1]); 1); 0)" office:value-type="float" office:value="0.747856666666667" calcext:value-type="float">
            <text:p>0.747856666666667</text:p>
          </table:table-cell>
          <table:table-cell table:formula="of:=[results.J129]" office:value-type="boolean" office:boolean-value="false" calcext:value-type="boolean">
            <text:p>FALSE</text:p>
          </table:table-cell>
          <table:table-cell table:style-name="ce31" table:formula="of:=1 - SUMPRODUCT([.C$3:.I$3]; [.C132:.I132]) / SUM([.C$3:.I$3])" office:value-type="percentage" office:value="0.264642740740741" calcext:value-type="percentage">
            <text:p>26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RUMPET.raw</text:p>
          </table:table-cell>
          <table:table-cell table:formula="of:=MAX(MIN(([results.C130] - [.C$1]) / ([.C$2] - [.C$1]); 1); 0)" office:value-type="float" office:value="1" calcext:value-type="float">
            <text:p>1</text:p>
          </table:table-cell>
          <table:table-cell table:formula="of:=MAX(MIN(([results.D130] - [.D$1]) / ([.D$2] - [.D$1]); 1); 0)" office:value-type="float" office:value="0" calcext:value-type="float">
            <text:p>0</text:p>
          </table:table-cell>
          <table:table-cell table:formula="of:=MAX(MIN(([results.E130] - [.E$1]) / ([.E$2] - [.E$1]); 1); 0)" office:value-type="float" office:value="0" calcext:value-type="float">
            <text:p>0</text:p>
          </table:table-cell>
          <table:table-cell table:formula="of:=MAX(MIN(([results.F130] - [.F$1]) / ([.F$2] - [.F$1]); 1); 0)" office:value-type="float" office:value="0.987913333333333" calcext:value-type="float">
            <text:p>0.987913333333333</text:p>
          </table:table-cell>
          <table:table-cell table:formula="of:=MAX(MIN(([results.G130] - [.G$1]) / ([.G$2] - [.G$1]); 1); 0)" office:value-type="float" office:value="0.4350825" calcext:value-type="float">
            <text:p>0.4350825</text:p>
          </table:table-cell>
          <table:table-cell table:formula="of:=MAX(MIN(([results.H130] - [.H$1]) / ([.H$2] - [.H$1]); 1); 0)" office:value-type="float" office:value="1" calcext:value-type="float">
            <text:p>1</text:p>
          </table:table-cell>
          <table:table-cell table:formula="of:=MAX(MIN(([results.I130] - [.I$1]) / ([.I$2] - [.I$1]); 1); 0)" office:value-type="float" office:value="0.695696666666667" calcext:value-type="float">
            <text:p>0.695696666666667</text:p>
          </table:table-cell>
          <table:table-cell table:formula="of:=[results.J130]" office:value-type="boolean" office:boolean-value="false" calcext:value-type="boolean">
            <text:p>FALSE</text:p>
          </table:table-cell>
          <table:table-cell table:style-name="ce31" table:formula="of:=1 - SUMPRODUCT([.C$3:.I$3]; [.C133:.I133]) / SUM([.C$3:.I$3])" office:value-type="percentage" office:value="0.275542148148148" calcext:value-type="percentage">
            <text:p>27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VIOLIN.raw</text:p>
          </table:table-cell>
          <table:table-cell table:formula="of:=MAX(MIN(([results.C131] - [.C$1]) / ([.C$2] - [.C$1]); 1); 0)" office:value-type="float" office:value="1" calcext:value-type="float">
            <text:p>1</text:p>
          </table:table-cell>
          <table:table-cell table:formula="of:=MAX(MIN(([results.D131] - [.D$1]) / ([.D$2] - [.D$1]); 1); 0)" office:value-type="float" office:value="0" calcext:value-type="float">
            <text:p>0</text:p>
          </table:table-cell>
          <table:table-cell table:formula="of:=MAX(MIN(([results.E131] - [.E$1]) / ([.E$2] - [.E$1]); 1); 0)" office:value-type="float" office:value="0.321236666666667" calcext:value-type="float">
            <text:p>0.321236666666667</text:p>
          </table:table-cell>
          <table:table-cell table:formula="of:=MAX(MIN(([results.F131] - [.F$1]) / ([.F$2] - [.F$1]); 1); 0)" office:value-type="float" office:value="1" calcext:value-type="float">
            <text:p>1</text:p>
          </table:table-cell>
          <table:table-cell table:formula="of:=MAX(MIN(([results.G131] - [.G$1]) / ([.G$2] - [.G$1]); 1); 0)" office:value-type="float" office:value="0.880585" calcext:value-type="float">
            <text:p>0.880585</text:p>
          </table:table-cell>
          <table:table-cell table:formula="of:=MAX(MIN(([results.H131] - [.H$1]) / ([.H$2] - [.H$1]); 1); 0)" office:value-type="float" office:value="1" calcext:value-type="float">
            <text:p>1</text:p>
          </table:table-cell>
          <table:table-cell table:formula="of:=MAX(MIN(([results.I131] - [.I$1]) / ([.I$2] - [.I$1]); 1); 0)" office:value-type="float" office:value="0.708003333333333" calcext:value-type="float">
            <text:p>0.708003333333333</text:p>
          </table:table-cell>
          <table:table-cell table:formula="of:=[results.J131]" office:value-type="boolean" office:boolean-value="false" calcext:value-type="boolean">
            <text:p>FALSE</text:p>
          </table:table-cell>
          <table:table-cell table:style-name="ce31" table:formula="of:=1 - SUMPRODUCT([.C$3:.I$3]; [.C134:.I134]) / SUM([.C$3:.I$3])" office:value-type="percentage" office:value="0.216781185185185" calcext:value-type="percentage">
            <text:p>21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lence.raw</text:p>
          </table:table-cell>
          <table:table-cell table:formula="of:=MAX(MIN(([results.C132] - [.C$1]) / ([.C$2] - [.C$1]); 1); 0)" office:value-type="float" office:value="1" calcext:value-type="float">
            <text:p>1</text:p>
          </table:table-cell>
          <table:table-cell table:formula="of:=MAX(MIN(([results.D132] - [.D$1]) / ([.D$2] - [.D$1]); 1); 0)" office:value-type="float" office:value="0" calcext:value-type="float">
            <text:p>0</text:p>
          </table:table-cell>
          <table:table-cell table:formula="of:=MAX(MIN(([results.E132] - [.E$1]) / ([.E$2] - [.E$1]); 1); 0)" office:value-type="float" office:value="0.547236666666667" calcext:value-type="float">
            <text:p>0.547236666666667</text:p>
          </table:table-cell>
          <table:table-cell table:formula="of:=MAX(MIN(([results.F132] - [.F$1]) / ([.F$2] - [.F$1]); 1); 0)" office:value-type="float" office:value="0.55378" calcext:value-type="float">
            <text:p>0.55378</text:p>
          </table:table-cell>
          <table:table-cell table:formula="of:=MAX(MIN(([results.G132] - [.G$1]) / ([.G$2] - [.G$1]); 1); 0)" office:value-type="float" office:value="1" calcext:value-type="float">
            <text:p>1</text:p>
          </table:table-cell>
          <table:table-cell table:formula="of:=MAX(MIN(([results.H132] - [.H$1]) / ([.H$2] - [.H$1]); 1); 0)" office:value-type="float" office:value="1" calcext:value-type="float">
            <text:p>1</text:p>
          </table:table-cell>
          <table:table-cell table:formula="of:=MAX(MIN(([results.I132] - [.I$1]) / ([.I$2] - [.I$1]); 1); 0)" office:value-type="float" office:value="1" calcext:value-type="float">
            <text:p>1</text:p>
          </table:table-cell>
          <table:table-cell table:formula="of:=[results.J132]" office:value-type="boolean" office:boolean-value="false" calcext:value-type="boolean">
            <text:p>FALSE</text:p>
          </table:table-cell>
          <table:table-cell table:style-name="ce31" table:formula="of:=1 - SUMPRODUCT([.C$3:.I$3]; [.C135:.I135]) / SUM([.C$3:.I$3])" office:value-type="percentage" office:value="0.210561925925926" calcext:value-type="percentage">
            <text:p>21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neC5.raw</text:p>
          </table:table-cell>
          <table:table-cell table:formula="of:=MAX(MIN(([results.C133] - [.C$1]) / ([.C$2] - [.C$1]); 1); 0)" office:value-type="float" office:value="1" calcext:value-type="float">
            <text:p>1</text:p>
          </table:table-cell>
          <table:table-cell table:formula="of:=MAX(MIN(([results.D133] - [.D$1]) / ([.D$2] - [.D$1]); 1); 0)" office:value-type="float" office:value="0" calcext:value-type="float">
            <text:p>0</text:p>
          </table:table-cell>
          <table:table-cell table:formula="of:=MAX(MIN(([results.E133] - [.E$1]) / ([.E$2] - [.E$1]); 1); 0)" office:value-type="float" office:value="0.0175533333333333" calcext:value-type="float">
            <text:p>0.0175533333333333</text:p>
          </table:table-cell>
          <table:table-cell table:formula="of:=MAX(MIN(([results.F133] - [.F$1]) / ([.F$2] - [.F$1]); 1); 0)" office:value-type="float" office:value="0.885353333333334" calcext:value-type="float">
            <text:p>0.885353333333334</text:p>
          </table:table-cell>
          <table:table-cell table:formula="of:=MAX(MIN(([results.G133] - [.G$1]) / ([.G$2] - [.G$1]); 1); 0)" office:value-type="float" office:value="0.5431325" calcext:value-type="float">
            <text:p>0.5431325</text:p>
          </table:table-cell>
          <table:table-cell table:formula="of:=MAX(MIN(([results.H133] - [.H$1]) / ([.H$2] - [.H$1]); 1); 0)" office:value-type="float" office:value="1" calcext:value-type="float">
            <text:p>1</text:p>
          </table:table-cell>
          <table:table-cell table:formula="of:=MAX(MIN(([results.I133] - [.I$1]) / ([.I$2] - [.I$1]); 1); 0)" office:value-type="float" office:value="0.971303333333333" calcext:value-type="float">
            <text:p>0.971303333333333</text:p>
          </table:table-cell>
          <table:table-cell table:formula="of:=[results.J133]" office:value-type="boolean" office:boolean-value="false" calcext:value-type="boolean">
            <text:p>FALSE</text:p>
          </table:table-cell>
          <table:table-cell table:style-name="ce31" table:formula="of:=1 - SUMPRODUCT([.C$3:.I$3]; [.C136:.I136]) / SUM([.C$3:.I$3])" office:value-type="percentage" office:value="0.222144518518519" calcext:value-type="percentage">
            <text:p>22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ne.raw</text:p>
          </table:table-cell>
          <table:table-cell table:formula="of:=MAX(MIN(([results.C134] - [.C$1]) / ([.C$2] - [.C$1]); 1); 0)" office:value-type="float" office:value="1" calcext:value-type="float">
            <text:p>1</text:p>
          </table:table-cell>
          <table:table-cell table:formula="of:=MAX(MIN(([results.D134] - [.D$1]) / ([.D$2] - [.D$1]); 1); 0)" office:value-type="float" office:value="0" calcext:value-type="float">
            <text:p>0</text:p>
          </table:table-cell>
          <table:table-cell table:formula="of:=MAX(MIN(([results.E134] - [.E$1]) / ([.E$2] - [.E$1]); 1); 0)" office:value-type="float" office:value="0.0171066666666667" calcext:value-type="float">
            <text:p>0.0171066666666667</text:p>
          </table:table-cell>
          <table:table-cell table:formula="of:=MAX(MIN(([results.F134] - [.F$1]) / ([.F$2] - [.F$1]); 1); 0)" office:value-type="float" office:value="1" calcext:value-type="float">
            <text:p>1</text:p>
          </table:table-cell>
          <table:table-cell table:formula="of:=MAX(MIN(([results.G134] - [.G$1]) / ([.G$2] - [.G$1]); 1); 0)" office:value-type="float" office:value="0.56734" calcext:value-type="float">
            <text:p>0.56734</text:p>
          </table:table-cell>
          <table:table-cell table:formula="of:=MAX(MIN(([results.H134] - [.H$1]) / ([.H$2] - [.H$1]); 1); 0)" office:value-type="float" office:value="1" calcext:value-type="float">
            <text:p>1</text:p>
          </table:table-cell>
          <table:table-cell table:formula="of:=MAX(MIN(([results.I134] - [.I$1]) / ([.I$2] - [.I$1]); 1); 0)" office:value-type="float" office:value="0.97252" calcext:value-type="float">
            <text:p>0.97252</text:p>
          </table:table-cell>
          <table:table-cell table:formula="of:=[results.J134]" office:value-type="boolean" office:boolean-value="false" calcext:value-type="boolean">
            <text:p>FALSE</text:p>
          </table:table-cell>
          <table:table-cell table:style-name="ce31" table:formula="of:=1 - SUMPRODUCT([.C$3:.I$3]; [.C137:.I137]) / SUM([.C$3:.I$3])" office:value-type="percentage" office:value="0.199360592592593" calcext:value-type="percentage">
            <text:p>19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B4.raw</text:p>
          </table:table-cell>
          <table:table-cell table:formula="of:=MAX(MIN(([results.C135] - [.C$1]) / ([.C$2] - [.C$1]); 1); 0)" office:value-type="float" office:value="1" calcext:value-type="float">
            <text:p>1</text:p>
          </table:table-cell>
          <table:table-cell table:formula="of:=MAX(MIN(([results.D135] - [.D$1]) / ([.D$2] - [.D$1]); 1); 0)" office:value-type="float" office:value="0" calcext:value-type="float">
            <text:p>0</text:p>
          </table:table-cell>
          <table:table-cell table:formula="of:=MAX(MIN(([results.E135] - [.E$1]) / ([.E$2] - [.E$1]); 1); 0)" office:value-type="float" office:value="0" calcext:value-type="float">
            <text:p>0</text:p>
          </table:table-cell>
          <table:table-cell table:formula="of:=MAX(MIN(([results.F135] - [.F$1]) / ([.F$2] - [.F$1]); 1); 0)" office:value-type="float" office:value="1" calcext:value-type="float">
            <text:p>1</text:p>
          </table:table-cell>
          <table:table-cell table:formula="of:=MAX(MIN(([results.G135] - [.G$1]) / ([.G$2] - [.G$1]); 1); 0)" office:value-type="float" office:value="0.2408625" calcext:value-type="float">
            <text:p>0.2408625</text:p>
          </table:table-cell>
          <table:table-cell table:formula="of:=MAX(MIN(([results.H135] - [.H$1]) / ([.H$2] - [.H$1]); 1); 0)" office:value-type="float" office:value="1" calcext:value-type="float">
            <text:p>1</text:p>
          </table:table-cell>
          <table:table-cell table:formula="of:=MAX(MIN(([results.I135] - [.I$1]) / ([.I$2] - [.I$1]); 1); 0)" office:value-type="float" office:value="0.839346666666667" calcext:value-type="float">
            <text:p>0.839346666666667</text:p>
          </table:table-cell>
          <table:table-cell table:formula="of:=[results.J135]" office:value-type="boolean" office:boolean-value="false" calcext:value-type="boolean">
            <text:p>FALSE</text:p>
          </table:table-cell>
          <table:table-cell table:style-name="ce31" table:formula="of:=1 - SUMPRODUCT([.C$3:.I$3]; [.C138:.I138]) / SUM([.C$3:.I$3])" office:value-type="percentage" office:value="0.258735185185185" calcext:value-type="percentage">
            <text:p>25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2.raw</text:p>
          </table:table-cell>
          <table:table-cell table:formula="of:=MAX(MIN(([results.C136] - [.C$1]) / ([.C$2] - [.C$1]); 1); 0)" office:value-type="float" office:value="1" calcext:value-type="float">
            <text:p>1</text:p>
          </table:table-cell>
          <table:table-cell table:formula="of:=MAX(MIN(([results.D136] - [.D$1]) / ([.D$2] - [.D$1]); 1); 0)" office:value-type="float" office:value="0" calcext:value-type="float">
            <text:p>0</text:p>
          </table:table-cell>
          <table:table-cell table:formula="of:=MAX(MIN(([results.E136] - [.E$1]) / ([.E$2] - [.E$1]); 1); 0)" office:value-type="float" office:value="0" calcext:value-type="float">
            <text:p>0</text:p>
          </table:table-cell>
          <table:table-cell table:formula="of:=MAX(MIN(([results.F136] - [.F$1]) / ([.F$2] - [.F$1]); 1); 0)" office:value-type="float" office:value="0.303886666666667" calcext:value-type="float">
            <text:p>0.303886666666667</text:p>
          </table:table-cell>
          <table:table-cell table:formula="of:=MAX(MIN(([results.G136] - [.G$1]) / ([.G$2] - [.G$1]); 1); 0)" office:value-type="float" office:value="0.0137175" calcext:value-type="float">
            <text:p>0.0137175</text:p>
          </table:table-cell>
          <table:table-cell table:formula="of:=MAX(MIN(([results.H136] - [.H$1]) / ([.H$2] - [.H$1]); 1); 0)" office:value-type="float" office:value="1" calcext:value-type="float">
            <text:p>1</text:p>
          </table:table-cell>
          <table:table-cell table:formula="of:=MAX(MIN(([results.I136] - [.I$1]) / ([.I$2] - [.I$1]); 1); 0)" office:value-type="float" office:value="1" calcext:value-type="float">
            <text:p>1</text:p>
          </table:table-cell>
          <table:table-cell table:formula="of:=[results.J136]" office:value-type="boolean" office:boolean-value="false" calcext:value-type="boolean">
            <text:p>FALSE</text:p>
          </table:table-cell>
          <table:table-cell table:style-name="ce31" table:formula="of:=1 - SUMPRODUCT([.C$3:.I$3]; [.C139:.I139]) / SUM([.C$3:.I$3])" office:value-type="percentage" office:value="0.366978592592593" calcext:value-type="percentage">
            <text:p>36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4Sharp.raw</text:p>
          </table:table-cell>
          <table:table-cell table:formula="of:=MAX(MIN(([results.C137] - [.C$1]) / ([.C$2] - [.C$1]); 1); 0)" office:value-type="float" office:value="1" calcext:value-type="float">
            <text:p>1</text:p>
          </table:table-cell>
          <table:table-cell table:formula="of:=MAX(MIN(([results.D137] - [.D$1]) / ([.D$2] - [.D$1]); 1); 0)" office:value-type="float" office:value="0" calcext:value-type="float">
            <text:p>0</text:p>
          </table:table-cell>
          <table:table-cell table:formula="of:=MAX(MIN(([results.E137] - [.E$1]) / ([.E$2] - [.E$1]); 1); 0)" office:value-type="float" office:value="0.15399" calcext:value-type="float">
            <text:p>0.15399</text:p>
          </table:table-cell>
          <table:table-cell table:formula="of:=MAX(MIN(([results.F137] - [.F$1]) / ([.F$2] - [.F$1]); 1); 0)" office:value-type="float" office:value="1" calcext:value-type="float">
            <text:p>1</text:p>
          </table:table-cell>
          <table:table-cell table:formula="of:=MAX(MIN(([results.G137] - [.G$1]) / ([.G$2] - [.G$1]); 1); 0)" office:value-type="float" office:value="0.506435" calcext:value-type="float">
            <text:p>0.506435</text:p>
          </table:table-cell>
          <table:table-cell table:formula="of:=MAX(MIN(([results.H137] - [.H$1]) / ([.H$2] - [.H$1]); 1); 0)" office:value-type="float" office:value="1" calcext:value-type="float">
            <text:p>1</text:p>
          </table:table-cell>
          <table:table-cell table:formula="of:=MAX(MIN(([results.I137] - [.I$1]) / ([.I$2] - [.I$1]); 1); 0)" office:value-type="float" office:value="0.852746666666666" calcext:value-type="float">
            <text:p>0.852746666666666</text:p>
          </table:table-cell>
          <table:table-cell table:formula="of:=[results.J137]" office:value-type="boolean" office:boolean-value="false" calcext:value-type="boolean">
            <text:p>FALSE</text:p>
          </table:table-cell>
          <table:table-cell table:style-name="ce31" table:formula="of:=1 - SUMPRODUCT([.C$3:.I$3]; [.C140:.I140]) / SUM([.C$3:.I$3])" office:value-type="percentage" office:value="0.225306962962963" calcext:value-type="percentage">
            <text:p>22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5.raw</text:p>
          </table:table-cell>
          <table:table-cell table:formula="of:=MAX(MIN(([results.C138] - [.C$1]) / ([.C$2] - [.C$1]); 1); 0)" office:value-type="float" office:value="1" calcext:value-type="float">
            <text:p>1</text:p>
          </table:table-cell>
          <table:table-cell table:formula="of:=MAX(MIN(([results.D138] - [.D$1]) / ([.D$2] - [.D$1]); 1); 0)" office:value-type="float" office:value="0" calcext:value-type="float">
            <text:p>0</text:p>
          </table:table-cell>
          <table:table-cell table:formula="of:=MAX(MIN(([results.E138] - [.E$1]) / ([.E$2] - [.E$1]); 1); 0)" office:value-type="float" office:value="0.15917" calcext:value-type="float">
            <text:p>0.15917</text:p>
          </table:table-cell>
          <table:table-cell table:formula="of:=MAX(MIN(([results.F138] - [.F$1]) / ([.F$2] - [.F$1]); 1); 0)" office:value-type="float" office:value="0.102673333333333" calcext:value-type="float">
            <text:p>0.102673333333333</text:p>
          </table:table-cell>
          <table:table-cell table:formula="of:=MAX(MIN(([results.G138] - [.G$1]) / ([.G$2] - [.G$1]); 1); 0)" office:value-type="float" office:value="0.948155" calcext:value-type="float">
            <text:p>0.948155</text:p>
          </table:table-cell>
          <table:table-cell table:formula="of:=MAX(MIN(([results.H138] - [.H$1]) / ([.H$2] - [.H$1]); 1); 0)" office:value-type="float" office:value="1" calcext:value-type="float">
            <text:p>1</text:p>
          </table:table-cell>
          <table:table-cell table:formula="of:=MAX(MIN(([results.I138] - [.I$1]) / ([.I$2] - [.I$1]); 1); 0)" office:value-type="float" office:value="0.713036666666667" calcext:value-type="float">
            <text:p>0.713036666666667</text:p>
          </table:table-cell>
          <table:table-cell table:formula="of:=[results.J138]" office:value-type="boolean" office:boolean-value="false" calcext:value-type="boolean">
            <text:p>FALSE</text:p>
          </table:table-cell>
          <table:table-cell table:style-name="ce31" table:formula="of:=1 - SUMPRODUCT([.C$3:.I$3]; [.C141:.I141]) / SUM([.C$3:.I$3])" office:value-type="percentage" office:value="0.376384148148148" calcext:value-type="percentage">
            <text:p>37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7.raw</text:p>
          </table:table-cell>
          <table:table-cell table:formula="of:=MAX(MIN(([results.C139] - [.C$1]) / ([.C$2] - [.C$1]); 1); 0)" office:value-type="float" office:value="1" calcext:value-type="float">
            <text:p>1</text:p>
          </table:table-cell>
          <table:table-cell table:formula="of:=MAX(MIN(([results.D139] - [.D$1]) / ([.D$2] - [.D$1]); 1); 0)" office:value-type="float" office:value="0" calcext:value-type="float">
            <text:p>0</text:p>
          </table:table-cell>
          <table:table-cell table:formula="of:=MAX(MIN(([results.E139] - [.E$1]) / ([.E$2] - [.E$1]); 1); 0)" office:value-type="float" office:value="0.655373333333333" calcext:value-type="float">
            <text:p>0.655373333333333</text:p>
          </table:table-cell>
          <table:table-cell table:formula="of:=MAX(MIN(([results.F139] - [.F$1]) / ([.F$2] - [.F$1]); 1); 0)" office:value-type="float" office:value="0.296293333333333" calcext:value-type="float">
            <text:p>0.296293333333333</text:p>
          </table:table-cell>
          <table:table-cell table:formula="of:=MAX(MIN(([results.G139] - [.G$1]) / ([.G$2] - [.G$1]); 1); 0)" office:value-type="float" office:value="1" calcext:value-type="float">
            <text:p>1</text:p>
          </table:table-cell>
          <table:table-cell table:formula="of:=MAX(MIN(([results.H139] - [.H$1]) / ([.H$2] - [.H$1]); 1); 0)" office:value-type="float" office:value="1" calcext:value-type="float">
            <text:p>1</text:p>
          </table:table-cell>
          <table:table-cell table:formula="of:=MAX(MIN(([results.I139] - [.I$1]) / ([.I$2] - [.I$1]); 1); 0)" office:value-type="float" office:value="0.949063333333333" calcext:value-type="float">
            <text:p>0.949063333333333</text:p>
          </table:table-cell>
          <table:table-cell table:formula="of:=[results.J139]" office:value-type="boolean" office:boolean-value="false" calcext:value-type="boolean">
            <text:p>FALSE</text:p>
          </table:table-cell>
          <table:table-cell table:style-name="ce31" table:formula="of:=1 - SUMPRODUCT([.C$3:.I$3]; [.C142:.I142]) / SUM([.C$3:.I$3])" office:value-type="percentage" office:value="0.262850518518519" calcext:value-type="percentage">
            <text:p>26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D4.raw</text:p>
          </table:table-cell>
          <table:table-cell table:formula="of:=MAX(MIN(([results.C140] - [.C$1]) / ([.C$2] - [.C$1]); 1); 0)" office:value-type="float" office:value="1" calcext:value-type="float">
            <text:p>1</text:p>
          </table:table-cell>
          <table:table-cell table:formula="of:=MAX(MIN(([results.D140] - [.D$1]) / ([.D$2] - [.D$1]); 1); 0)" office:value-type="float" office:value="0" calcext:value-type="float">
            <text:p>0</text:p>
          </table:table-cell>
          <table:table-cell table:formula="of:=MAX(MIN(([results.E140] - [.E$1]) / ([.E$2] - [.E$1]); 1); 0)" office:value-type="float" office:value="0.265656666666667" calcext:value-type="float">
            <text:p>0.265656666666667</text:p>
          </table:table-cell>
          <table:table-cell table:formula="of:=MAX(MIN(([results.F140] - [.F$1]) / ([.F$2] - [.F$1]); 1); 0)" office:value-type="float" office:value="1" calcext:value-type="float">
            <text:p>1</text:p>
          </table:table-cell>
          <table:table-cell table:formula="of:=MAX(MIN(([results.G140] - [.G$1]) / ([.G$2] - [.G$1]); 1); 0)" office:value-type="float" office:value="0.688965" calcext:value-type="float">
            <text:p>0.688965</text:p>
          </table:table-cell>
          <table:table-cell table:formula="of:=MAX(MIN(([results.H140] - [.H$1]) / ([.H$2] - [.H$1]); 1); 0)" office:value-type="float" office:value="1" calcext:value-type="float">
            <text:p>1</text:p>
          </table:table-cell>
          <table:table-cell table:formula="of:=MAX(MIN(([results.I140] - [.I$1]) / ([.I$2] - [.I$1]); 1); 0)" office:value-type="float" office:value="0.845916666666666" calcext:value-type="float">
            <text:p>0.845916666666666</text:p>
          </table:table-cell>
          <table:table-cell table:formula="of:=[results.J140]" office:value-type="boolean" office:boolean-value="false" calcext:value-type="boolean">
            <text:p>FALSE</text:p>
          </table:table-cell>
          <table:table-cell table:style-name="ce31" table:formula="of:=1 - SUMPRODUCT([.C$3:.I$3]; [.C143:.I143]) / SUM([.C$3:.I$3])" office:value-type="percentage" office:value="0.205636888888889" calcext:value-type="percentage">
            <text:p>20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.raw</text:p>
          </table:table-cell>
          <table:table-cell table:formula="of:=MAX(MIN(([results.C141] - [.C$1]) / ([.C$2] - [.C$1]); 1); 0)" office:value-type="float" office:value="1" calcext:value-type="float">
            <text:p>1</text:p>
          </table:table-cell>
          <table:table-cell table:formula="of:=MAX(MIN(([results.D141] - [.D$1]) / ([.D$2] - [.D$1]); 1); 0)" office:value-type="float" office:value="0" calcext:value-type="float">
            <text:p>0</text:p>
          </table:table-cell>
          <table:table-cell table:formula="of:=MAX(MIN(([results.E141] - [.E$1]) / ([.E$2] - [.E$1]); 1); 0)" office:value-type="float" office:value="0.24422" calcext:value-type="float">
            <text:p>0.24422</text:p>
          </table:table-cell>
          <table:table-cell table:formula="of:=MAX(MIN(([results.F141] - [.F$1]) / ([.F$2] - [.F$1]); 1); 0)" office:value-type="float" office:value="0.0399933333333334" calcext:value-type="float">
            <text:p>0.0399933333333334</text:p>
          </table:table-cell>
          <table:table-cell table:formula="of:=MAX(MIN(([results.G141] - [.G$1]) / ([.G$2] - [.G$1]); 1); 0)" office:value-type="float" office:value="0.671285" calcext:value-type="float">
            <text:p>0.671285</text:p>
          </table:table-cell>
          <table:table-cell table:formula="of:=MAX(MIN(([results.H141] - [.H$1]) / ([.H$2] - [.H$1]); 1); 0)" office:value-type="float" office:value="1" calcext:value-type="float">
            <text:p>1</text:p>
          </table:table-cell>
          <table:table-cell table:formula="of:=MAX(MIN(([results.I141] - [.I$1]) / ([.I$2] - [.I$1]); 1); 0)" office:value-type="float" office:value="0.875633333333333" calcext:value-type="float">
            <text:p>0.875633333333333</text:p>
          </table:table-cell>
          <table:table-cell table:formula="of:=[results.J141]" office:value-type="boolean" office:boolean-value="false" calcext:value-type="boolean">
            <text:p>FALSE</text:p>
          </table:table-cell>
          <table:table-cell table:style-name="ce31" table:formula="of:=1 - SUMPRODUCT([.C$3:.I$3]; [.C144:.I144]) / SUM([.C$3:.I$3])" office:value-type="percentage" office:value="0.372225333333333" calcext:value-type="percentage">
            <text:p>37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ECHO.raw</text:p>
          </table:table-cell>
          <table:table-cell table:formula="of:=MAX(MIN(([results.C142] - [.C$1]) / ([.C$2] - [.C$1]); 1); 0)" office:value-type="float" office:value="0.75325" calcext:value-type="float">
            <text:p>0.75325</text:p>
          </table:table-cell>
          <table:table-cell table:formula="of:=MAX(MIN(([results.D142] - [.D$1]) / ([.D$2] - [.D$1]); 1); 0)" office:value-type="float" office:value="0" calcext:value-type="float">
            <text:p>0</text:p>
          </table:table-cell>
          <table:table-cell table:formula="of:=MAX(MIN(([results.E142] - [.E$1]) / ([.E$2] - [.E$1]); 1); 0)" office:value-type="float" office:value="0" calcext:value-type="float">
            <text:p>0</text:p>
          </table:table-cell>
          <table:table-cell table:formula="of:=MAX(MIN(([results.F142] - [.F$1]) / ([.F$2] - [.F$1]); 1); 0)" office:value-type="float" office:value="0.679786666666667" calcext:value-type="float">
            <text:p>0.679786666666667</text:p>
          </table:table-cell>
          <table:table-cell table:formula="of:=MAX(MIN(([results.G142] - [.G$1]) / ([.G$2] - [.G$1]); 1); 0)" office:value-type="float" office:value="0.20225" calcext:value-type="float">
            <text:p>0.20225</text:p>
          </table:table-cell>
          <table:table-cell table:formula="of:=MAX(MIN(([results.H142] - [.H$1]) / ([.H$2] - [.H$1]); 1); 0)" office:value-type="float" office:value="0.189957142857143" calcext:value-type="float">
            <text:p>0.189957142857143</text:p>
          </table:table-cell>
          <table:table-cell table:formula="of:=MAX(MIN(([results.I142] - [.I$1]) / ([.I$2] - [.I$1]); 1); 0)" office:value-type="float" office:value="0.873543333333333" calcext:value-type="float">
            <text:p>0.873543333333333</text:p>
          </table:table-cell>
          <table:table-cell table:formula="of:=[results.J142]" office:value-type="boolean" office:boolean-value="false" calcext:value-type="boolean">
            <text:p>FALSE</text:p>
          </table:table-cell>
          <table:table-cell table:style-name="ce31" table:formula="of:=1 - SUMPRODUCT([.C$3:.I$3]; [.C145:.I145]) / SUM([.C$3:.I$3])" office:value-type="percentage" office:value="0.511886867724868" calcext:value-type="percentage">
            <text:p>5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E.PIANO.raw</text:p>
          </table:table-cell>
          <table:table-cell table:formula="of:=MAX(MIN(([results.C143] - [.C$1]) / ([.C$2] - [.C$1]); 1); 0)" office:value-type="float" office:value="0.85503" calcext:value-type="float">
            <text:p>0.85503</text:p>
          </table:table-cell>
          <table:table-cell table:formula="of:=MAX(MIN(([results.D143] - [.D$1]) / ([.D$2] - [.D$1]); 1); 0)" office:value-type="float" office:value="0" calcext:value-type="float">
            <text:p>0</text:p>
          </table:table-cell>
          <table:table-cell table:formula="of:=MAX(MIN(([results.E143] - [.E$1]) / ([.E$2] - [.E$1]); 1); 0)" office:value-type="float" office:value="0" calcext:value-type="float">
            <text:p>0</text:p>
          </table:table-cell>
          <table:table-cell table:formula="of:=MAX(MIN(([results.F143] - [.F$1]) / ([.F$2] - [.F$1]); 1); 0)" office:value-type="float" office:value="0.72664" calcext:value-type="float">
            <text:p>0.72664</text:p>
          </table:table-cell>
          <table:table-cell table:formula="of:=MAX(MIN(([results.G143] - [.G$1]) / ([.G$2] - [.G$1]); 1); 0)" office:value-type="float" office:value="0.3478525" calcext:value-type="float">
            <text:p>0.3478525</text:p>
          </table:table-cell>
          <table:table-cell table:formula="of:=MAX(MIN(([results.H143] - [.H$1]) / ([.H$2] - [.H$1]); 1); 0)" office:value-type="float" office:value="1" calcext:value-type="float">
            <text:p>1</text:p>
          </table:table-cell>
          <table:table-cell table:formula="of:=MAX(MIN(([results.I143] - [.I$1]) / ([.I$2] - [.I$1]); 1); 0)" office:value-type="float" office:value="0.474573333333333" calcext:value-type="float">
            <text:p>0.474573333333333</text:p>
          </table:table-cell>
          <table:table-cell table:formula="of:=[results.J143]" office:value-type="boolean" office:boolean-value="false" calcext:value-type="boolean">
            <text:p>FALSE</text:p>
          </table:table-cell>
          <table:table-cell table:style-name="ce31" table:formula="of:=1 - SUMPRODUCT([.C$3:.I$3]; [.C146:.I146]) / SUM([.C$3:.I$3])" office:value-type="percentage" office:value="0.401433925925926" calcext:value-type="percentage">
            <text:p>4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GONG.raw</text:p>
          </table:table-cell>
          <table:table-cell table:formula="of:=MAX(MIN(([results.C144] - [.C$1]) / ([.C$2] - [.C$1]); 1); 0)" office:value-type="float" office:value="1" calcext:value-type="float">
            <text:p>1</text:p>
          </table:table-cell>
          <table:table-cell table:formula="of:=MAX(MIN(([results.D144] - [.D$1]) / ([.D$2] - [.D$1]); 1); 0)" office:value-type="float" office:value="0" calcext:value-type="float">
            <text:p>0</text:p>
          </table:table-cell>
          <table:table-cell table:formula="of:=MAX(MIN(([results.E144] - [.E$1]) / ([.E$2] - [.E$1]); 1); 0)" office:value-type="float" office:value="0.138166666666667" calcext:value-type="float">
            <text:p>0.138166666666667</text:p>
          </table:table-cell>
          <table:table-cell table:formula="of:=MAX(MIN(([results.F144] - [.F$1]) / ([.F$2] - [.F$1]); 1); 0)" office:value-type="float" office:value="0.724146666666667" calcext:value-type="float">
            <text:p>0.724146666666667</text:p>
          </table:table-cell>
          <table:table-cell table:formula="of:=MAX(MIN(([results.G144] - [.G$1]) / ([.G$2] - [.G$1]); 1); 0)" office:value-type="float" office:value="0.77877" calcext:value-type="float">
            <text:p>0.77877</text:p>
          </table:table-cell>
          <table:table-cell table:formula="of:=MAX(MIN(([results.H144] - [.H$1]) / ([.H$2] - [.H$1]); 1); 0)" office:value-type="float" office:value="1" calcext:value-type="float">
            <text:p>1</text:p>
          </table:table-cell>
          <table:table-cell table:formula="of:=MAX(MIN(([results.I144] - [.I$1]) / ([.I$2] - [.I$1]); 1); 0)" office:value-type="float" office:value="0" calcext:value-type="float">
            <text:p>0</text:p>
          </table:table-cell>
          <table:table-cell table:formula="of:=[results.J144]" office:value-type="boolean" office:boolean-value="false" calcext:value-type="boolean">
            <text:p>FALSE</text:p>
          </table:table-cell>
          <table:table-cell table:style-name="ce31" table:formula="of:=1 - SUMPRODUCT([.C$3:.I$3]; [.C147:.I147]) / SUM([.C$3:.I$3])" office:value-type="percentage" office:value="0.440342518518518" calcext:value-type="percentage">
            <text:p>44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GUITAR.raw</text:p>
          </table:table-cell>
          <table:table-cell table:formula="of:=MAX(MIN(([results.C145] - [.C$1]) / ([.C$2] - [.C$1]); 1); 0)" office:value-type="float" office:value="0.807053333333333" calcext:value-type="float">
            <text:p>0.807053333333333</text:p>
          </table:table-cell>
          <table:table-cell table:formula="of:=MAX(MIN(([results.D145] - [.D$1]) / ([.D$2] - [.D$1]); 1); 0)" office:value-type="float" office:value="0" calcext:value-type="float">
            <text:p>0</text:p>
          </table:table-cell>
          <table:table-cell table:formula="of:=MAX(MIN(([results.E145] - [.E$1]) / ([.E$2] - [.E$1]); 1); 0)" office:value-type="float" office:value="0" calcext:value-type="float">
            <text:p>0</text:p>
          </table:table-cell>
          <table:table-cell table:formula="of:=MAX(MIN(([results.F145] - [.F$1]) / ([.F$2] - [.F$1]); 1); 0)" office:value-type="float" office:value="0.720906666666667" calcext:value-type="float">
            <text:p>0.720906666666667</text:p>
          </table:table-cell>
          <table:table-cell table:formula="of:=MAX(MIN(([results.G145] - [.G$1]) / ([.G$2] - [.G$1]); 1); 0)" office:value-type="float" office:value="0.3919575" calcext:value-type="float">
            <text:p>0.3919575</text:p>
          </table:table-cell>
          <table:table-cell table:formula="of:=MAX(MIN(([results.H145] - [.H$1]) / ([.H$2] - [.H$1]); 1); 0)" office:value-type="float" office:value="0.358228571428571" calcext:value-type="float">
            <text:p>0.358228571428571</text:p>
          </table:table-cell>
          <table:table-cell table:formula="of:=MAX(MIN(([results.I145] - [.I$1]) / ([.I$2] - [.I$1]); 1); 0)" office:value-type="float" office:value="0.528196666666667" calcext:value-type="float">
            <text:p>0.528196666666667</text:p>
          </table:table-cell>
          <table:table-cell table:formula="of:=[results.J145]" office:value-type="boolean" office:boolean-value="false" calcext:value-type="boolean">
            <text:p>FALSE</text:p>
          </table:table-cell>
          <table:table-cell table:style-name="ce31" table:formula="of:=1 - SUMPRODUCT([.C$3:.I$3]; [.C148:.I148]) / SUM([.C$3:.I$3])" office:value-type="percentage" office:value="0.522433767195767" calcext:value-type="percentage">
            <text:p>52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NOISE.raw</text:p>
          </table:table-cell>
          <table:table-cell table:formula="of:=MAX(MIN(([results.C146] - [.C$1]) / ([.C$2] - [.C$1]); 1); 0)" office:value-type="float" office:value="1" calcext:value-type="float">
            <text:p>1</text:p>
          </table:table-cell>
          <table:table-cell table:formula="of:=MAX(MIN(([results.D146] - [.D$1]) / ([.D$2] - [.D$1]); 1); 0)" office:value-type="float" office:value="0.6407" calcext:value-type="float">
            <text:p>0.6407</text:p>
          </table:table-cell>
          <table:table-cell table:formula="of:=MAX(MIN(([results.E146] - [.E$1]) / ([.E$2] - [.E$1]); 1); 0)" office:value-type="float" office:value="0.639623333333333" calcext:value-type="float">
            <text:p>0.639623333333333</text:p>
          </table:table-cell>
          <table:table-cell table:formula="of:=MAX(MIN(([results.F146] - [.F$1]) / ([.F$2] - [.F$1]); 1); 0)" office:value-type="float" office:value="1" calcext:value-type="float">
            <text:p>1</text:p>
          </table:table-cell>
          <table:table-cell table:formula="of:=MAX(MIN(([results.G146] - [.G$1]) / ([.G$2] - [.G$1]); 1); 0)" office:value-type="float" office:value="1" calcext:value-type="float">
            <text:p>1</text:p>
          </table:table-cell>
          <table:table-cell table:formula="of:=MAX(MIN(([results.H146] - [.H$1]) / ([.H$2] - [.H$1]); 1); 0)" office:value-type="float" office:value="0.386971428571429" calcext:value-type="float">
            <text:p>0.386971428571429</text:p>
          </table:table-cell>
          <table:table-cell table:formula="of:=MAX(MIN(([results.I146] - [.I$1]) / ([.I$2] - [.I$1]); 1); 0)" office:value-type="float" office:value="0" calcext:value-type="float">
            <text:p>0</text:p>
          </table:table-cell>
          <table:table-cell table:formula="of:=[results.J146]" office:value-type="boolean" office:boolean-value="false" calcext:value-type="boolean">
            <text:p>FALSE</text:p>
          </table:table-cell>
          <table:table-cell table:style-name="ce31" table:formula="of:=1 - SUMPRODUCT([.C$3:.I$3]; [.C149:.I149]) / SUM([.C$3:.I$3])" office:value-type="percentage" office:value="0.4007668994709" calcext:value-type="percentage">
            <text:p>4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ORGAN.raw</text:p>
          </table:table-cell>
          <table:table-cell table:formula="of:=MAX(MIN(([results.C147] - [.C$1]) / ([.C$2] - [.C$1]); 1); 0)" office:value-type="float" office:value="0.9118" calcext:value-type="float">
            <text:p>0.9118</text:p>
          </table:table-cell>
          <table:table-cell table:formula="of:=MAX(MIN(([results.D147] - [.D$1]) / ([.D$2] - [.D$1]); 1); 0)" office:value-type="float" office:value="0" calcext:value-type="float">
            <text:p>0</text:p>
          </table:table-cell>
          <table:table-cell table:formula="of:=MAX(MIN(([results.E147] - [.E$1]) / ([.E$2] - [.E$1]); 1); 0)" office:value-type="float" office:value="0.266293333333333" calcext:value-type="float">
            <text:p>0.266293333333333</text:p>
          </table:table-cell>
          <table:table-cell table:formula="of:=MAX(MIN(([results.F147] - [.F$1]) / ([.F$2] - [.F$1]); 1); 0)" office:value-type="float" office:value="1" calcext:value-type="float">
            <text:p>1</text:p>
          </table:table-cell>
          <table:table-cell table:formula="of:=MAX(MIN(([results.G147] - [.G$1]) / ([.G$2] - [.G$1]); 1); 0)" office:value-type="float" office:value="0.9604975" calcext:value-type="float">
            <text:p>0.9604975</text:p>
          </table:table-cell>
          <table:table-cell table:formula="of:=MAX(MIN(([results.H147] - [.H$1]) / ([.H$2] - [.H$1]); 1); 0)" office:value-type="float" office:value="1" calcext:value-type="float">
            <text:p>1</text:p>
          </table:table-cell>
          <table:table-cell table:formula="of:=MAX(MIN(([results.I147] - [.I$1]) / ([.I$2] - [.I$1]); 1); 0)" office:value-type="float" office:value="0.258223333333333" calcext:value-type="float">
            <text:p>0.258223333333333</text:p>
          </table:table-cell>
          <table:table-cell table:formula="of:=[results.J147]" office:value-type="boolean" office:boolean-value="false" calcext:value-type="boolean">
            <text:p>FALSE</text:p>
          </table:table-cell>
          <table:table-cell table:style-name="ce31" table:formula="of:=1 - SUMPRODUCT([.C$3:.I$3]; [.C150:.I150]) / SUM([.C$3:.I$3])" office:value-type="percentage" office:value="0.325790888888889" calcext:value-type="percentage">
            <text:p>32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PIANO.raw</text:p>
          </table:table-cell>
          <table:table-cell table:formula="of:=MAX(MIN(([results.C148] - [.C$1]) / ([.C$2] - [.C$1]); 1); 0)" office:value-type="float" office:value="1" calcext:value-type="float">
            <text:p>1</text:p>
          </table:table-cell>
          <table:table-cell table:formula="of:=MAX(MIN(([results.D148] - [.D$1]) / ([.D$2] - [.D$1]); 1); 0)" office:value-type="float" office:value="0" calcext:value-type="float">
            <text:p>0</text:p>
          </table:table-cell>
          <table:table-cell table:formula="of:=MAX(MIN(([results.E148] - [.E$1]) / ([.E$2] - [.E$1]); 1); 0)" office:value-type="float" office:value="0" calcext:value-type="float">
            <text:p>0</text:p>
          </table:table-cell>
          <table:table-cell table:formula="of:=MAX(MIN(([results.F148] - [.F$1]) / ([.F$2] - [.F$1]); 1); 0)" office:value-type="float" office:value="0.894713333333333" calcext:value-type="float">
            <text:p>0.894713333333333</text:p>
          </table:table-cell>
          <table:table-cell table:formula="of:=MAX(MIN(([results.G148] - [.G$1]) / ([.G$2] - [.G$1]); 1); 0)" office:value-type="float" office:value="0.164515" calcext:value-type="float">
            <text:p>0.164515</text:p>
          </table:table-cell>
          <table:table-cell table:formula="of:=MAX(MIN(([results.H148] - [.H$1]) / ([.H$2] - [.H$1]); 1); 0)" office:value-type="float" office:value="1" calcext:value-type="float">
            <text:p>1</text:p>
          </table:table-cell>
          <table:table-cell table:formula="of:=MAX(MIN(([results.I148] - [.I$1]) / ([.I$2] - [.I$1]); 1); 0)" office:value-type="float" office:value="0.22503" calcext:value-type="float">
            <text:p>0.22503</text:p>
          </table:table-cell>
          <table:table-cell table:formula="of:=[results.J148]" office:value-type="boolean" office:boolean-value="false" calcext:value-type="boolean">
            <text:p>FALSE</text:p>
          </table:table-cell>
          <table:table-cell table:style-name="ce31" table:formula="of:=1 - SUMPRODUCT([.C$3:.I$3]; [.C151:.I151]) / SUM([.C$3:.I$3])" office:value-type="percentage" office:value="0.420754074074074" calcext:value-type="percentage">
            <text:p>42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AW.raw</text:p>
          </table:table-cell>
          <table:table-cell table:formula="of:=MAX(MIN(([results.C149] - [.C$1]) / ([.C$2] - [.C$1]); 1); 0)" office:value-type="float" office:value="1" calcext:value-type="float">
            <text:p>1</text:p>
          </table:table-cell>
          <table:table-cell table:formula="of:=MAX(MIN(([results.D149] - [.D$1]) / ([.D$2] - [.D$1]); 1); 0)" office:value-type="float" office:value="0" calcext:value-type="float">
            <text:p>0</text:p>
          </table:table-cell>
          <table:table-cell table:formula="of:=MAX(MIN(([results.E149] - [.E$1]) / ([.E$2] - [.E$1]); 1); 0)" office:value-type="float" office:value="0.00158000000000001" calcext:value-type="float">
            <text:p>0.00158000000000001</text:p>
          </table:table-cell>
          <table:table-cell table:formula="of:=MAX(MIN(([results.F149] - [.F$1]) / ([.F$2] - [.F$1]); 1); 0)" office:value-type="float" office:value="1" calcext:value-type="float">
            <text:p>1</text:p>
          </table:table-cell>
          <table:table-cell table:formula="of:=MAX(MIN(([results.G149] - [.G$1]) / ([.G$2] - [.G$1]); 1); 0)" office:value-type="float" office:value="0.33414" calcext:value-type="float">
            <text:p>0.33414</text:p>
          </table:table-cell>
          <table:table-cell table:formula="of:=MAX(MIN(([results.H149] - [.H$1]) / ([.H$2] - [.H$1]); 1); 0)" office:value-type="float" office:value="1" calcext:value-type="float">
            <text:p>1</text:p>
          </table:table-cell>
          <table:table-cell table:formula="of:=MAX(MIN(([results.I149] - [.I$1]) / ([.I$2] - [.I$1]); 1); 0)" office:value-type="float" office:value="0" calcext:value-type="float">
            <text:p>0</text:p>
          </table:table-cell>
          <table:table-cell table:formula="of:=[results.J149]" office:value-type="boolean" office:boolean-value="false" calcext:value-type="boolean">
            <text:p>FALSE</text:p>
          </table:table-cell>
          <table:table-cell table:style-name="ce31" table:formula="of:=1 - SUMPRODUCT([.C$3:.I$3]; [.C152:.I152]) / SUM([.C$3:.I$3])" office:value-type="percentage" office:value="0.436895111111111" calcext:value-type="percentage">
            <text:p>43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INE.raw</text:p>
          </table:table-cell>
          <table:table-cell table:formula="of:=MAX(MIN(([results.C150] - [.C$1]) / ([.C$2] - [.C$1]); 1); 0)" office:value-type="float" office:value="1" calcext:value-type="float">
            <text:p>1</text:p>
          </table:table-cell>
          <table:table-cell table:formula="of:=MAX(MIN(([results.D150] - [.D$1]) / ([.D$2] - [.D$1]); 1); 0)" office:value-type="float" office:value="0" calcext:value-type="float">
            <text:p>0</text:p>
          </table:table-cell>
          <table:table-cell table:formula="of:=MAX(MIN(([results.E150] - [.E$1]) / ([.E$2] - [.E$1]); 1); 0)" office:value-type="float" office:value="0.274136666666667" calcext:value-type="float">
            <text:p>0.274136666666667</text:p>
          </table:table-cell>
          <table:table-cell table:formula="of:=MAX(MIN(([results.F150] - [.F$1]) / ([.F$2] - [.F$1]); 1); 0)" office:value-type="float" office:value="1" calcext:value-type="float">
            <text:p>1</text:p>
          </table:table-cell>
          <table:table-cell table:formula="of:=MAX(MIN(([results.G150] - [.G$1]) / ([.G$2] - [.G$1]); 1); 0)" office:value-type="float" office:value="0.5117775" calcext:value-type="float">
            <text:p>0.5117775</text:p>
          </table:table-cell>
          <table:table-cell table:formula="of:=MAX(MIN(([results.H150] - [.H$1]) / ([.H$2] - [.H$1]); 1); 0)" office:value-type="float" office:value="0.6496" calcext:value-type="float">
            <text:p>0.6496</text:p>
          </table:table-cell>
          <table:table-cell table:formula="of:=MAX(MIN(([results.I150] - [.I$1]) / ([.I$2] - [.I$1]); 1); 0)" office:value-type="float" office:value="0" calcext:value-type="float">
            <text:p>0</text:p>
          </table:table-cell>
          <table:table-cell table:formula="of:=[results.J150]" office:value-type="boolean" office:boolean-value="false" calcext:value-type="boolean">
            <text:p>FALSE</text:p>
          </table:table-cell>
          <table:table-cell table:style-name="ce31" table:formula="of:=1 - SUMPRODUCT([.C$3:.I$3]; [.C153:.I153]) / SUM([.C$3:.I$3])" office:value-type="percentage" office:value="0.479071481481481" calcext:value-type="percentage">
            <text:p>47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QUARE.raw</text:p>
          </table:table-cell>
          <table:table-cell table:formula="of:=MAX(MIN(([results.C151] - [.C$1]) / ([.C$2] - [.C$1]); 1); 0)" office:value-type="float" office:value="1" calcext:value-type="float">
            <text:p>1</text:p>
          </table:table-cell>
          <table:table-cell table:formula="of:=MAX(MIN(([results.D151] - [.D$1]) / ([.D$2] - [.D$1]); 1); 0)" office:value-type="float" office:value="0" calcext:value-type="float">
            <text:p>0</text:p>
          </table:table-cell>
          <table:table-cell table:formula="of:=MAX(MIN(([results.E151] - [.E$1]) / ([.E$2] - [.E$1]); 1); 0)" office:value-type="float" office:value="0.283963333333333" calcext:value-type="float">
            <text:p>0.283963333333333</text:p>
          </table:table-cell>
          <table:table-cell table:formula="of:=MAX(MIN(([results.F151] - [.F$1]) / ([.F$2] - [.F$1]); 1); 0)" office:value-type="float" office:value="1" calcext:value-type="float">
            <text:p>1</text:p>
          </table:table-cell>
          <table:table-cell table:formula="of:=MAX(MIN(([results.G151] - [.G$1]) / ([.G$2] - [.G$1]); 1); 0)" office:value-type="float" office:value="0.4421425" calcext:value-type="float">
            <text:p>0.4421425</text:p>
          </table:table-cell>
          <table:table-cell table:formula="of:=MAX(MIN(([results.H151] - [.H$1]) / ([.H$2] - [.H$1]); 1); 0)" office:value-type="float" office:value="0.814642857142857" calcext:value-type="float">
            <text:p>0.814642857142857</text:p>
          </table:table-cell>
          <table:table-cell table:formula="of:=MAX(MIN(([results.I151] - [.I$1]) / ([.I$2] - [.I$1]); 1); 0)" office:value-type="float" office:value="0" calcext:value-type="float">
            <text:p>0</text:p>
          </table:table-cell>
          <table:table-cell table:formula="of:=[results.J151]" office:value-type="boolean" office:boolean-value="false" calcext:value-type="boolean">
            <text:p>FALSE</text:p>
          </table:table-cell>
          <table:table-cell table:style-name="ce31" table:formula="of:=1 - SUMPRODUCT([.C$3:.I$3]; [.C154:.I154]) / SUM([.C$3:.I$3])" office:value-type="percentage" office:value="0.451815947089947" calcext:value-type="percentage">
            <text:p>45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WEEP.raw</text:p>
          </table:table-cell>
          <table:table-cell table:formula="of:=MAX(MIN(([results.C152] - [.C$1]) / ([.C$2] - [.C$1]); 1); 0)" office:value-type="float" office:value="0.680203333333333" calcext:value-type="float">
            <text:p>0.680203333333333</text:p>
          </table:table-cell>
          <table:table-cell table:formula="of:=MAX(MIN(([results.D152] - [.D$1]) / ([.D$2] - [.D$1]); 1); 0)" office:value-type="float" office:value="0" calcext:value-type="float">
            <text:p>0</text:p>
          </table:table-cell>
          <table:table-cell table:formula="of:=MAX(MIN(([results.E152] - [.E$1]) / ([.E$2] - [.E$1]); 1); 0)" office:value-type="float" office:value="0.0195166666666667" calcext:value-type="float">
            <text:p>0.0195166666666667</text:p>
          </table:table-cell>
          <table:table-cell table:formula="of:=MAX(MIN(([results.F152] - [.F$1]) / ([.F$2] - [.F$1]); 1); 0)" office:value-type="float" office:value="0.71308" calcext:value-type="float">
            <text:p>0.71308</text:p>
          </table:table-cell>
          <table:table-cell table:formula="of:=MAX(MIN(([results.G152] - [.G$1]) / ([.G$2] - [.G$1]); 1); 0)" office:value-type="float" office:value="0.4544325" calcext:value-type="float">
            <text:p>0.4544325</text:p>
          </table:table-cell>
          <table:table-cell table:formula="of:=MAX(MIN(([results.H152] - [.H$1]) / ([.H$2] - [.H$1]); 1); 0)" office:value-type="float" office:value="0.163842857142857" calcext:value-type="float">
            <text:p>0.163842857142857</text:p>
          </table:table-cell>
          <table:table-cell table:formula="of:=MAX(MIN(([results.I152] - [.I$1]) / ([.I$2] - [.I$1]); 1); 0)" office:value-type="float" office:value="0.840303333333333" calcext:value-type="float">
            <text:p>0.840303333333333</text:p>
          </table:table-cell>
          <table:table-cell table:formula="of:=[results.J152]" office:value-type="boolean" office:boolean-value="false" calcext:value-type="boolean">
            <text:p>FALSE</text:p>
          </table:table-cell>
          <table:table-cell table:style-name="ce31" table:formula="of:=1 - SUMPRODUCT([.C$3:.I$3]; [.C155:.I155]) / SUM([.C$3:.I$3])" office:value-type="percentage" office:value="0.506656761904762" calcext:value-type="percentage">
            <text:p>50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HEREMIN.raw</text:p>
          </table:table-cell>
          <table:table-cell table:formula="of:=MAX(MIN(([results.C153] - [.C$1]) / ([.C$2] - [.C$1]); 1); 0)" office:value-type="float" office:value="1" calcext:value-type="float">
            <text:p>1</text:p>
          </table:table-cell>
          <table:table-cell table:formula="of:=MAX(MIN(([results.D153] - [.D$1]) / ([.D$2] - [.D$1]); 1); 0)" office:value-type="float" office:value="0" calcext:value-type="float">
            <text:p>0</text:p>
          </table:table-cell>
          <table:table-cell table:formula="of:=MAX(MIN(([results.E153] - [.E$1]) / ([.E$2] - [.E$1]); 1); 0)" office:value-type="float" office:value="0.0848533333333333" calcext:value-type="float">
            <text:p>0.0848533333333333</text:p>
          </table:table-cell>
          <table:table-cell table:formula="of:=MAX(MIN(([results.F153] - [.F$1]) / ([.F$2] - [.F$1]); 1); 0)" office:value-type="float" office:value="1" calcext:value-type="float">
            <text:p>1</text:p>
          </table:table-cell>
          <table:table-cell table:formula="of:=MAX(MIN(([results.G153] - [.G$1]) / ([.G$2] - [.G$1]); 1); 0)" office:value-type="float" office:value="0.588905" calcext:value-type="float">
            <text:p>0.588905</text:p>
          </table:table-cell>
          <table:table-cell table:formula="of:=MAX(MIN(([results.H153] - [.H$1]) / ([.H$2] - [.H$1]); 1); 0)" office:value-type="float" office:value="1" calcext:value-type="float">
            <text:p>1</text:p>
          </table:table-cell>
          <table:table-cell table:formula="of:=MAX(MIN(([results.I153] - [.I$1]) / ([.I$2] - [.I$1]); 1); 0)" office:value-type="float" office:value="0.880133333333333" calcext:value-type="float">
            <text:p>0.880133333333333</text:p>
          </table:table-cell>
          <table:table-cell table:formula="of:=[results.J153]" office:value-type="boolean" office:boolean-value="false" calcext:value-type="boolean">
            <text:p>FALSE</text:p>
          </table:table-cell>
          <table:table-cell table:style-name="ce31" table:formula="of:=1 - SUMPRODUCT([.C$3:.I$3]; [.C156:.I156]) / SUM([.C$3:.I$3])" office:value-type="percentage" office:value="0.214963111111111" calcext:value-type="percentage">
            <text:p>21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rumpet 2.raw</text:p>
          </table:table-cell>
          <table:table-cell table:formula="of:=MAX(MIN(([results.C154] - [.C$1]) / ([.C$2] - [.C$1]); 1); 0)" office:value-type="float" office:value="1" calcext:value-type="float">
            <text:p>1</text:p>
          </table:table-cell>
          <table:table-cell table:formula="of:=MAX(MIN(([results.D154] - [.D$1]) / ([.D$2] - [.D$1]); 1); 0)" office:value-type="float" office:value="0" calcext:value-type="float">
            <text:p>0</text:p>
          </table:table-cell>
          <table:table-cell table:formula="of:=MAX(MIN(([results.E154] - [.E$1]) / ([.E$2] - [.E$1]); 1); 0)" office:value-type="float" office:value="0.0842233333333333" calcext:value-type="float">
            <text:p>0.0842233333333333</text:p>
          </table:table-cell>
          <table:table-cell table:formula="of:=MAX(MIN(([results.F154] - [.F$1]) / ([.F$2] - [.F$1]); 1); 0)" office:value-type="float" office:value="0.87746" calcext:value-type="float">
            <text:p>0.87746</text:p>
          </table:table-cell>
          <table:table-cell table:formula="of:=MAX(MIN(([results.G154] - [.G$1]) / ([.G$2] - [.G$1]); 1); 0)" office:value-type="float" office:value="0.425435" calcext:value-type="float">
            <text:p>0.425435</text:p>
          </table:table-cell>
          <table:table-cell table:formula="of:=MAX(MIN(([results.H154] - [.H$1]) / ([.H$2] - [.H$1]); 1); 0)" office:value-type="float" office:value="0.349785714285714" calcext:value-type="float">
            <text:p>0.349785714285714</text:p>
          </table:table-cell>
          <table:table-cell table:formula="of:=MAX(MIN(([results.I154] - [.I$1]) / ([.I$2] - [.I$1]); 1); 0)" office:value-type="float" office:value="0.120403333333333" calcext:value-type="float">
            <text:p>0.120403333333333</text:p>
          </table:table-cell>
          <table:table-cell table:formula="of:=[results.J154]" office:value-type="boolean" office:boolean-value="false" calcext:value-type="boolean">
            <text:p>FALSE</text:p>
          </table:table-cell>
          <table:table-cell table:style-name="ce31" table:formula="of:=1 - SUMPRODUCT([.C$3:.I$3]; [.C157:.I157]) / SUM([.C$3:.I$3])" office:value-type="percentage" office:value="0.550178412698413" calcext:value-type="percentage">
            <text:p>55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RUMPET.raw</text:p>
          </table:table-cell>
          <table:table-cell table:formula="of:=MAX(MIN(([results.C155] - [.C$1]) / ([.C$2] - [.C$1]); 1); 0)" office:value-type="float" office:value="0.751316666666667" calcext:value-type="float">
            <text:p>0.751316666666667</text:p>
          </table:table-cell>
          <table:table-cell table:formula="of:=MAX(MIN(([results.D155] - [.D$1]) / ([.D$2] - [.D$1]); 1); 0)" office:value-type="float" office:value="0" calcext:value-type="float">
            <text:p>0</text:p>
          </table:table-cell>
          <table:table-cell table:formula="of:=MAX(MIN(([results.E155] - [.E$1]) / ([.E$2] - [.E$1]); 1); 0)" office:value-type="float" office:value="0" calcext:value-type="float">
            <text:p>0</text:p>
          </table:table-cell>
          <table:table-cell table:formula="of:=MAX(MIN(([results.F155] - [.F$1]) / ([.F$2] - [.F$1]); 1); 0)" office:value-type="float" office:value="0.9448" calcext:value-type="float">
            <text:p>0.9448</text:p>
          </table:table-cell>
          <table:table-cell table:formula="of:=MAX(MIN(([results.G155] - [.G$1]) / ([.G$2] - [.G$1]); 1); 0)" office:value-type="float" office:value="0.22684" calcext:value-type="float">
            <text:p>0.22684</text:p>
          </table:table-cell>
          <table:table-cell table:formula="of:=MAX(MIN(([results.H155] - [.H$1]) / ([.H$2] - [.H$1]); 1); 0)" office:value-type="float" office:value="0.395157142857143" calcext:value-type="float">
            <text:p>0.395157142857143</text:p>
          </table:table-cell>
          <table:table-cell table:formula="of:=MAX(MIN(([results.I155] - [.I$1]) / ([.I$2] - [.I$1]); 1); 0)" office:value-type="float" office:value="0.266926666666667" calcext:value-type="float">
            <text:p>0.266926666666667</text:p>
          </table:table-cell>
          <table:table-cell table:formula="of:=[results.J155]" office:value-type="boolean" office:boolean-value="false" calcext:value-type="boolean">
            <text:p>FALSE</text:p>
          </table:table-cell>
          <table:table-cell table:style-name="ce31" table:formula="of:=1 - SUMPRODUCT([.C$3:.I$3]; [.C158:.I158]) / SUM([.C$3:.I$3])" office:value-type="percentage" office:value="0.556652052910053" calcext:value-type="percentage">
            <text:p>55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VIOLIN.raw</text:p>
          </table:table-cell>
          <table:table-cell table:formula="of:=MAX(MIN(([results.C156] - [.C$1]) / ([.C$2] - [.C$1]); 1); 0)" office:value-type="float" office:value="0.875573333333333" calcext:value-type="float">
            <text:p>0.875573333333333</text:p>
          </table:table-cell>
          <table:table-cell table:formula="of:=MAX(MIN(([results.D156] - [.D$1]) / ([.D$2] - [.D$1]); 1); 0)" office:value-type="float" office:value="0" calcext:value-type="float">
            <text:p>0</text:p>
          </table:table-cell>
          <table:table-cell table:formula="of:=MAX(MIN(([results.E156] - [.E$1]) / ([.E$2] - [.E$1]); 1); 0)" office:value-type="float" office:value="0" calcext:value-type="float">
            <text:p>0</text:p>
          </table:table-cell>
          <table:table-cell table:formula="of:=MAX(MIN(([results.F156] - [.F$1]) / ([.F$2] - [.F$1]); 1); 0)" office:value-type="float" office:value="1" calcext:value-type="float">
            <text:p>1</text:p>
          </table:table-cell>
          <table:table-cell table:formula="of:=MAX(MIN(([results.G156] - [.G$1]) / ([.G$2] - [.G$1]); 1); 0)" office:value-type="float" office:value="0.0371825" calcext:value-type="float">
            <text:p>0.0371825</text:p>
          </table:table-cell>
          <table:table-cell table:formula="of:=MAX(MIN(([results.H156] - [.H$1]) / ([.H$2] - [.H$1]); 1); 0)" office:value-type="float" office:value="0.189042857142857" calcext:value-type="float">
            <text:p>0.189042857142857</text:p>
          </table:table-cell>
          <table:table-cell table:formula="of:=MAX(MIN(([results.I156] - [.I$1]) / ([.I$2] - [.I$1]); 1); 0)" office:value-type="float" office:value="0.517813333333333" calcext:value-type="float">
            <text:p>0.517813333333333</text:p>
          </table:table-cell>
          <table:table-cell table:formula="of:=[results.J156]" office:value-type="boolean" office:boolean-value="false" calcext:value-type="boolean">
            <text:p>FALSE</text:p>
          </table:table-cell>
          <table:table-cell table:style-name="ce31" table:formula="of:=1 - SUMPRODUCT([.C$3:.I$3]; [.C159:.I159]) / SUM([.C$3:.I$3])" office:value-type="percentage" office:value="0.529838613756614" calcext:value-type="percentage">
            <text:p>52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lence.raw</text:p>
          </table:table-cell>
          <table:table-cell table:formula="of:=MAX(MIN(([results.C157] - [.C$1]) / ([.C$2] - [.C$1]); 1); 0)" office:value-type="float" office:value="1" calcext:value-type="float">
            <text:p>1</text:p>
          </table:table-cell>
          <table:table-cell table:formula="of:=MAX(MIN(([results.D157] - [.D$1]) / ([.D$2] - [.D$1]); 1); 0)" office:value-type="float" office:value="0" calcext:value-type="float">
            <text:p>0</text:p>
          </table:table-cell>
          <table:table-cell table:formula="of:=MAX(MIN(([results.E157] - [.E$1]) / ([.E$2] - [.E$1]); 1); 0)" office:value-type="float" office:value="0.90174" calcext:value-type="float">
            <text:p>0.90174</text:p>
          </table:table-cell>
          <table:table-cell table:formula="of:=MAX(MIN(([results.F157] - [.F$1]) / ([.F$2] - [.F$1]); 1); 0)" office:value-type="float" office:value="1" calcext:value-type="float">
            <text:p>1</text:p>
          </table:table-cell>
          <table:table-cell table:formula="of:=MAX(MIN(([results.G157] - [.G$1]) / ([.G$2] - [.G$1]); 1); 0)" office:value-type="float" office:value="1" calcext:value-type="float">
            <text:p>1</text:p>
          </table:table-cell>
          <table:table-cell table:formula="of:=MAX(MIN(([results.H157] - [.H$1]) / ([.H$2] - [.H$1]); 1); 0)" office:value-type="float" office:value="1" calcext:value-type="float">
            <text:p>1</text:p>
          </table:table-cell>
          <table:table-cell table:formula="of:=MAX(MIN(([results.I157] - [.I$1]) / ([.I$2] - [.I$1]); 1); 0)" office:value-type="float" office:value="1" calcext:value-type="float">
            <text:p>1</text:p>
          </table:table-cell>
          <table:table-cell table:formula="of:=[results.J157]" office:value-type="boolean" office:boolean-value="false" calcext:value-type="boolean">
            <text:p>FALSE</text:p>
          </table:table-cell>
          <table:table-cell table:style-name="ce31" table:formula="of:=1 - SUMPRODUCT([.C$3:.I$3]; [.C160:.I160]) / SUM([.C$3:.I$3])" office:value-type="percentage" office:value="0.115478222222222" calcext:value-type="percentage">
            <text:p>11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neC5.raw</text:p>
          </table:table-cell>
          <table:table-cell table:formula="of:=MAX(MIN(([results.C158] - [.C$1]) / ([.C$2] - [.C$1]); 1); 0)" office:value-type="float" office:value="0.980993333333333" calcext:value-type="float">
            <text:p>0.980993333333333</text:p>
          </table:table-cell>
          <table:table-cell table:formula="of:=MAX(MIN(([results.D158] - [.D$1]) / ([.D$2] - [.D$1]); 1); 0)" office:value-type="float" office:value="0" calcext:value-type="float">
            <text:p>0</text:p>
          </table:table-cell>
          <table:table-cell table:formula="of:=MAX(MIN(([results.E158] - [.E$1]) / ([.E$2] - [.E$1]); 1); 0)" office:value-type="float" office:value="0.19326" calcext:value-type="float">
            <text:p>0.19326</text:p>
          </table:table-cell>
          <table:table-cell table:formula="of:=MAX(MIN(([results.F158] - [.F$1]) / ([.F$2] - [.F$1]); 1); 0)" office:value-type="float" office:value="0.924013333333333" calcext:value-type="float">
            <text:p>0.924013333333333</text:p>
          </table:table-cell>
          <table:table-cell table:formula="of:=MAX(MIN(([results.G158] - [.G$1]) / ([.G$2] - [.G$1]); 1); 0)" office:value-type="float" office:value="0.7655175" calcext:value-type="float">
            <text:p>0.7655175</text:p>
          </table:table-cell>
          <table:table-cell table:formula="of:=MAX(MIN(([results.H158] - [.H$1]) / ([.H$2] - [.H$1]); 1); 0)" office:value-type="float" office:value="0.499757142857143" calcext:value-type="float">
            <text:p>0.499757142857143</text:p>
          </table:table-cell>
          <table:table-cell table:formula="of:=MAX(MIN(([results.I158] - [.I$1]) / ([.I$2] - [.I$1]); 1); 0)" office:value-type="float" office:value="0.356056666666667" calcext:value-type="float">
            <text:p>0.356056666666667</text:p>
          </table:table-cell>
          <table:table-cell table:formula="of:=[results.J158]" office:value-type="boolean" office:boolean-value="false" calcext:value-type="boolean">
            <text:p>FALSE</text:p>
          </table:table-cell>
          <table:table-cell table:style-name="ce31" table:formula="of:=1 - SUMPRODUCT([.C$3:.I$3]; [.C161:.I161]) / SUM([.C$3:.I$3])" office:value-type="percentage" office:value="0.427421534391534" calcext:value-type="percentage">
            <text:p>42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ne.raw</text:p>
          </table:table-cell>
          <table:table-cell table:formula="of:=MAX(MIN(([results.C159] - [.C$1]) / ([.C$2] - [.C$1]); 1); 0)" office:value-type="float" office:value="1" calcext:value-type="float">
            <text:p>1</text:p>
          </table:table-cell>
          <table:table-cell table:formula="of:=MAX(MIN(([results.D159] - [.D$1]) / ([.D$2] - [.D$1]); 1); 0)" office:value-type="float" office:value="0" calcext:value-type="float">
            <text:p>0</text:p>
          </table:table-cell>
          <table:table-cell table:formula="of:=MAX(MIN(([results.E159] - [.E$1]) / ([.E$2] - [.E$1]); 1); 0)" office:value-type="float" office:value="0.232733333333333" calcext:value-type="float">
            <text:p>0.232733333333333</text:p>
          </table:table-cell>
          <table:table-cell table:formula="of:=MAX(MIN(([results.F159] - [.F$1]) / ([.F$2] - [.F$1]); 1); 0)" office:value-type="float" office:value="0.925646666666667" calcext:value-type="float">
            <text:p>0.925646666666667</text:p>
          </table:table-cell>
          <table:table-cell table:formula="of:=MAX(MIN(([results.G159] - [.G$1]) / ([.G$2] - [.G$1]); 1); 0)" office:value-type="float" office:value="0.8904225" calcext:value-type="float">
            <text:p>0.8904225</text:p>
          </table:table-cell>
          <table:table-cell table:formula="of:=MAX(MIN(([results.H159] - [.H$1]) / ([.H$2] - [.H$1]); 1); 0)" office:value-type="float" office:value="0.8296" calcext:value-type="float">
            <text:p>0.8296</text:p>
          </table:table-cell>
          <table:table-cell table:formula="of:=MAX(MIN(([results.I159] - [.I$1]) / ([.I$2] - [.I$1]); 1); 0)" office:value-type="float" office:value="0.36985" calcext:value-type="float">
            <text:p>0.36985</text:p>
          </table:table-cell>
          <table:table-cell table:formula="of:=[results.J159]" office:value-type="boolean" office:boolean-value="false" calcext:value-type="boolean">
            <text:p>FALSE</text:p>
          </table:table-cell>
          <table:table-cell table:style-name="ce31" table:formula="of:=1 - SUMPRODUCT([.C$3:.I$3]; [.C162:.I162]) / SUM([.C$3:.I$3])" office:value-type="percentage" office:value="0.342283777777778" calcext:value-type="percentage">
            <text:p>34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B4.raw</text:p>
          </table:table-cell>
          <table:table-cell table:formula="of:=MAX(MIN(([results.C160] - [.C$1]) / ([.C$2] - [.C$1]); 1); 0)" office:value-type="float" office:value="0.534763333333333" calcext:value-type="float">
            <text:p>0.534763333333333</text:p>
          </table:table-cell>
          <table:table-cell table:formula="of:=MAX(MIN(([results.D160] - [.D$1]) / ([.D$2] - [.D$1]); 1); 0)" office:value-type="float" office:value="0" calcext:value-type="float">
            <text:p>0</text:p>
          </table:table-cell>
          <table:table-cell table:formula="of:=MAX(MIN(([results.E160] - [.E$1]) / ([.E$2] - [.E$1]); 1); 0)" office:value-type="float" office:value="0.261716666666667" calcext:value-type="float">
            <text:p>0.261716666666667</text:p>
          </table:table-cell>
          <table:table-cell table:formula="of:=MAX(MIN(([results.F160] - [.F$1]) / ([.F$2] - [.F$1]); 1); 0)" office:value-type="float" office:value="1" calcext:value-type="float">
            <text:p>1</text:p>
          </table:table-cell>
          <table:table-cell table:formula="of:=MAX(MIN(([results.G160] - [.G$1]) / ([.G$2] - [.G$1]); 1); 0)" office:value-type="float" office:value="0.63835" calcext:value-type="float">
            <text:p>0.63835</text:p>
          </table:table-cell>
          <table:table-cell table:formula="of:=MAX(MIN(([results.H160] - [.H$1]) / ([.H$2] - [.H$1]); 1); 0)" office:value-type="float" office:value="0.0532571428571429" calcext:value-type="float">
            <text:p>0.0532571428571429</text:p>
          </table:table-cell>
          <table:table-cell table:formula="of:=MAX(MIN(([results.I160] - [.I$1]) / ([.I$2] - [.I$1]); 1); 0)" office:value-type="float" office:value="0.45566" calcext:value-type="float">
            <text:p>0.45566</text:p>
          </table:table-cell>
          <table:table-cell table:formula="of:=[results.J160]" office:value-type="boolean" office:boolean-value="false" calcext:value-type="boolean">
            <text:p>FALSE</text:p>
          </table:table-cell>
          <table:table-cell table:style-name="ce31" table:formula="of:=1 - SUMPRODUCT([.C$3:.I$3]; [.C163:.I163]) / SUM([.C$3:.I$3])" office:value-type="percentage" office:value="0.558753534391534" calcext:value-type="percentage">
            <text:p>55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2.raw</text:p>
          </table:table-cell>
          <table:table-cell table:formula="of:=MAX(MIN(([results.C161] - [.C$1]) / ([.C$2] - [.C$1]); 1); 0)" office:value-type="float" office:value="0.503396666666667" calcext:value-type="float">
            <text:p>0.503396666666667</text:p>
          </table:table-cell>
          <table:table-cell table:formula="of:=MAX(MIN(([results.D161] - [.D$1]) / ([.D$2] - [.D$1]); 1); 0)" office:value-type="float" office:value="0" calcext:value-type="float">
            <text:p>0</text:p>
          </table:table-cell>
          <table:table-cell table:formula="of:=MAX(MIN(([results.E161] - [.E$1]) / ([.E$2] - [.E$1]); 1); 0)" office:value-type="float" office:value="0.114826666666667" calcext:value-type="float">
            <text:p>0.114826666666667</text:p>
          </table:table-cell>
          <table:table-cell table:formula="of:=MAX(MIN(([results.F161] - [.F$1]) / ([.F$2] - [.F$1]); 1); 0)" office:value-type="float" office:value="0.697786666666667" calcext:value-type="float">
            <text:p>0.697786666666667</text:p>
          </table:table-cell>
          <table:table-cell table:formula="of:=MAX(MIN(([results.G161] - [.G$1]) / ([.G$2] - [.G$1]); 1); 0)" office:value-type="float" office:value="0.623585" calcext:value-type="float">
            <text:p>0.623585</text:p>
          </table:table-cell>
          <table:table-cell table:formula="of:=MAX(MIN(([results.H161] - [.H$1]) / ([.H$2] - [.H$1]); 1); 0)" office:value-type="float" office:value="0.1499" calcext:value-type="float">
            <text:p>0.1499</text:p>
          </table:table-cell>
          <table:table-cell table:formula="of:=MAX(MIN(([results.I161] - [.I$1]) / ([.I$2] - [.I$1]); 1); 0)" office:value-type="float" office:value="1" calcext:value-type="float">
            <text:p>1</text:p>
          </table:table-cell>
          <table:table-cell table:formula="of:=[results.J161]" office:value-type="boolean" office:boolean-value="false" calcext:value-type="boolean">
            <text:p>FALSE</text:p>
          </table:table-cell>
          <table:table-cell table:style-name="ce31" table:formula="of:=1 - SUMPRODUCT([.C$3:.I$3]; [.C164:.I164]) / SUM([.C$3:.I$3])" office:value-type="percentage" office:value="0.484907481481481" calcext:value-type="percentage">
            <text:p>48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4Sharp.raw</text:p>
          </table:table-cell>
          <table:table-cell table:formula="of:=MAX(MIN(([results.C162] - [.C$1]) / ([.C$2] - [.C$1]); 1); 0)" office:value-type="float" office:value="0.557583333333333" calcext:value-type="float">
            <text:p>0.557583333333333</text:p>
          </table:table-cell>
          <table:table-cell table:formula="of:=MAX(MIN(([results.D162] - [.D$1]) / ([.D$2] - [.D$1]); 1); 0)" office:value-type="float" office:value="0" calcext:value-type="float">
            <text:p>0</text:p>
          </table:table-cell>
          <table:table-cell table:formula="of:=MAX(MIN(([results.E162] - [.E$1]) / ([.E$2] - [.E$1]); 1); 0)" office:value-type="float" office:value="0.307593333333333" calcext:value-type="float">
            <text:p>0.307593333333333</text:p>
          </table:table-cell>
          <table:table-cell table:formula="of:=MAX(MIN(([results.F162] - [.F$1]) / ([.F$2] - [.F$1]); 1); 0)" office:value-type="float" office:value="1" calcext:value-type="float">
            <text:p>1</text:p>
          </table:table-cell>
          <table:table-cell table:formula="of:=MAX(MIN(([results.G162] - [.G$1]) / ([.G$2] - [.G$1]); 1); 0)" office:value-type="float" office:value="0.7018425" calcext:value-type="float">
            <text:p>0.7018425</text:p>
          </table:table-cell>
          <table:table-cell table:formula="of:=MAX(MIN(([results.H162] - [.H$1]) / ([.H$2] - [.H$1]); 1); 0)" office:value-type="float" office:value="0.0631714285714286" calcext:value-type="float">
            <text:p>0.0631714285714286</text:p>
          </table:table-cell>
          <table:table-cell table:formula="of:=MAX(MIN(([results.I162] - [.I$1]) / ([.I$2] - [.I$1]); 1); 0)" office:value-type="float" office:value="0.320256666666667" calcext:value-type="float">
            <text:p>0.320256666666667</text:p>
          </table:table-cell>
          <table:table-cell table:formula="of:=[results.J162]" office:value-type="boolean" office:boolean-value="false" calcext:value-type="boolean">
            <text:p>FALSE</text:p>
          </table:table-cell>
          <table:table-cell table:style-name="ce31" table:formula="of:=1 - SUMPRODUCT([.C$3:.I$3]; [.C165:.I165]) / SUM([.C$3:.I$3])" office:value-type="percentage" office:value="0.575627788359788" calcext:value-type="percentage">
            <text:p>57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5.raw</text:p>
          </table:table-cell>
          <table:table-cell table:formula="of:=MAX(MIN(([results.C163] - [.C$1]) / ([.C$2] - [.C$1]); 1); 0)" office:value-type="float" office:value="0.544456666666667" calcext:value-type="float">
            <text:p>0.544456666666667</text:p>
          </table:table-cell>
          <table:table-cell table:formula="of:=MAX(MIN(([results.D163] - [.D$1]) / ([.D$2] - [.D$1]); 1); 0)" office:value-type="float" office:value="0" calcext:value-type="float">
            <text:p>0</text:p>
          </table:table-cell>
          <table:table-cell table:formula="of:=MAX(MIN(([results.E163] - [.E$1]) / ([.E$2] - [.E$1]); 1); 0)" office:value-type="float" office:value="0.120763333333333" calcext:value-type="float">
            <text:p>0.120763333333333</text:p>
          </table:table-cell>
          <table:table-cell table:formula="of:=MAX(MIN(([results.F163] - [.F$1]) / ([.F$2] - [.F$1]); 1); 0)" office:value-type="float" office:value="0.86992" calcext:value-type="float">
            <text:p>0.86992</text:p>
          </table:table-cell>
          <table:table-cell table:formula="of:=MAX(MIN(([results.G163] - [.G$1]) / ([.G$2] - [.G$1]); 1); 0)" office:value-type="float" office:value="0.622195" calcext:value-type="float">
            <text:p>0.622195</text:p>
          </table:table-cell>
          <table:table-cell table:formula="of:=MAX(MIN(([results.H163] - [.H$1]) / ([.H$2] - [.H$1]); 1); 0)" office:value-type="float" office:value="0.0184000000000001" calcext:value-type="float">
            <text:p>0.0184000000000001</text:p>
          </table:table-cell>
          <table:table-cell table:formula="of:=MAX(MIN(([results.I163] - [.I$1]) / ([.I$2] - [.I$1]); 1); 0)" office:value-type="float" office:value="0.1945" calcext:value-type="float">
            <text:p>0.1945</text:p>
          </table:table-cell>
          <table:table-cell table:formula="of:=[results.J163]" office:value-type="boolean" office:boolean-value="false" calcext:value-type="boolean">
            <text:p>FALSE</text:p>
          </table:table-cell>
          <table:table-cell table:style-name="ce31" table:formula="of:=1 - SUMPRODUCT([.C$3:.I$3]; [.C166:.I166]) / SUM([.C$3:.I$3])" office:value-type="percentage" office:value="0.653078592592593" calcext:value-type="percentage">
            <text:p>65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7.raw</text:p>
          </table:table-cell>
          <table:table-cell table:formula="of:=MAX(MIN(([results.C164] - [.C$1]) / ([.C$2] - [.C$1]); 1); 0)" office:value-type="float" office:value="0.734756666666667" calcext:value-type="float">
            <text:p>0.734756666666667</text:p>
          </table:table-cell>
          <table:table-cell table:formula="of:=MAX(MIN(([results.D164] - [.D$1]) / ([.D$2] - [.D$1]); 1); 0)" office:value-type="float" office:value="0" calcext:value-type="float">
            <text:p>0</text:p>
          </table:table-cell>
          <table:table-cell table:formula="of:=MAX(MIN(([results.E164] - [.E$1]) / ([.E$2] - [.E$1]); 1); 0)" office:value-type="float" office:value="0.441603333333333" calcext:value-type="float">
            <text:p>0.441603333333333</text:p>
          </table:table-cell>
          <table:table-cell table:formula="of:=MAX(MIN(([results.F164] - [.F$1]) / ([.F$2] - [.F$1]); 1); 0)" office:value-type="float" office:value="1" calcext:value-type="float">
            <text:p>1</text:p>
          </table:table-cell>
          <table:table-cell table:formula="of:=MAX(MIN(([results.G164] - [.G$1]) / ([.G$2] - [.G$1]); 1); 0)" office:value-type="float" office:value="0.8348075" calcext:value-type="float">
            <text:p>0.8348075</text:p>
          </table:table-cell>
          <table:table-cell table:formula="of:=MAX(MIN(([results.H164] - [.H$1]) / ([.H$2] - [.H$1]); 1); 0)" office:value-type="float" office:value="0.0313857142857143" calcext:value-type="float">
            <text:p>0.0313857142857143</text:p>
          </table:table-cell>
          <table:table-cell table:formula="of:=MAX(MIN(([results.I164] - [.I$1]) / ([.I$2] - [.I$1]); 1); 0)" office:value-type="float" office:value="0.748446666666666" calcext:value-type="float">
            <text:p>0.748446666666666</text:p>
          </table:table-cell>
          <table:table-cell table:formula="of:=[results.J164]" office:value-type="boolean" office:boolean-value="false" calcext:value-type="boolean">
            <text:p>FALSE</text:p>
          </table:table-cell>
          <table:table-cell table:style-name="ce31" table:formula="of:=1 - SUMPRODUCT([.C$3:.I$3]; [.C167:.I167]) / SUM([.C$3:.I$3])" office:value-type="percentage" office:value="0.44149619047619" calcext:value-type="percentage">
            <text:p>44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D4.raw</text:p>
          </table:table-cell>
          <table:table-cell table:formula="of:=MAX(MIN(([results.C165] - [.C$1]) / ([.C$2] - [.C$1]); 1); 0)" office:value-type="float" office:value="0.54885" calcext:value-type="float">
            <text:p>0.54885</text:p>
          </table:table-cell>
          <table:table-cell table:formula="of:=MAX(MIN(([results.D165] - [.D$1]) / ([.D$2] - [.D$1]); 1); 0)" office:value-type="float" office:value="0" calcext:value-type="float">
            <text:p>0</text:p>
          </table:table-cell>
          <table:table-cell table:formula="of:=MAX(MIN(([results.E165] - [.E$1]) / ([.E$2] - [.E$1]); 1); 0)" office:value-type="float" office:value="0.322636666666667" calcext:value-type="float">
            <text:p>0.322636666666667</text:p>
          </table:table-cell>
          <table:table-cell table:formula="of:=MAX(MIN(([results.F165] - [.F$1]) / ([.F$2] - [.F$1]); 1); 0)" office:value-type="float" office:value="1" calcext:value-type="float">
            <text:p>1</text:p>
          </table:table-cell>
          <table:table-cell table:formula="of:=MAX(MIN(([results.G165] - [.G$1]) / ([.G$2] - [.G$1]); 1); 0)" office:value-type="float" office:value="0.6849075" calcext:value-type="float">
            <text:p>0.6849075</text:p>
          </table:table-cell>
          <table:table-cell table:formula="of:=MAX(MIN(([results.H165] - [.H$1]) / ([.H$2] - [.H$1]); 1); 0)" office:value-type="float" office:value="0.0658" calcext:value-type="float">
            <text:p>0.0658</text:p>
          </table:table-cell>
          <table:table-cell table:formula="of:=MAX(MIN(([results.I165] - [.I$1]) / ([.I$2] - [.I$1]); 1); 0)" office:value-type="float" office:value="0.292256666666667" calcext:value-type="float">
            <text:p>0.292256666666667</text:p>
          </table:table-cell>
          <table:table-cell table:formula="of:=[results.J165]" office:value-type="boolean" office:boolean-value="false" calcext:value-type="boolean">
            <text:p>FALSE</text:p>
          </table:table-cell>
          <table:table-cell table:style-name="ce31" table:formula="of:=1 - SUMPRODUCT([.C$3:.I$3]; [.C168:.I168]) / SUM([.C$3:.I$3])" office:value-type="percentage" office:value="0.583519555555555" calcext:value-type="percentage">
            <text:p>58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.raw</text:p>
          </table:table-cell>
          <table:table-cell table:formula="of:=MAX(MIN(([results.C166] - [.C$1]) / ([.C$2] - [.C$1]); 1); 0)" office:value-type="float" office:value="0.54219" calcext:value-type="float">
            <text:p>0.54219</text:p>
          </table:table-cell>
          <table:table-cell table:formula="of:=MAX(MIN(([results.D166] - [.D$1]) / ([.D$2] - [.D$1]); 1); 0)" office:value-type="float" office:value="0" calcext:value-type="float">
            <text:p>0</text:p>
          </table:table-cell>
          <table:table-cell table:formula="of:=MAX(MIN(([results.E166] - [.E$1]) / ([.E$2] - [.E$1]); 1); 0)" office:value-type="float" office:value="0.428676666666667" calcext:value-type="float">
            <text:p>0.428676666666667</text:p>
          </table:table-cell>
          <table:table-cell table:formula="of:=MAX(MIN(([results.F166] - [.F$1]) / ([.F$2] - [.F$1]); 1); 0)" office:value-type="float" office:value="1" calcext:value-type="float">
            <text:p>1</text:p>
          </table:table-cell>
          <table:table-cell table:formula="of:=MAX(MIN(([results.G166] - [.G$1]) / ([.G$2] - [.G$1]); 1); 0)" office:value-type="float" office:value="0.929565" calcext:value-type="float">
            <text:p>0.929565</text:p>
          </table:table-cell>
          <table:table-cell table:formula="of:=MAX(MIN(([results.H166] - [.H$1]) / ([.H$2] - [.H$1]); 1); 0)" office:value-type="float" office:value="0.0746571428571429" calcext:value-type="float">
            <text:p>0.0746571428571429</text:p>
          </table:table-cell>
          <table:table-cell table:formula="of:=MAX(MIN(([results.I166] - [.I$1]) / ([.I$2] - [.I$1]); 1); 0)" office:value-type="float" office:value="0.39243" calcext:value-type="float">
            <text:p>0.39243</text:p>
          </table:table-cell>
          <table:table-cell table:formula="of:=[results.J166]" office:value-type="boolean" office:boolean-value="false" calcext:value-type="boolean">
            <text:p>FALSE</text:p>
          </table:table-cell>
          <table:table-cell table:style-name="ce31" table:formula="of:=1 - SUMPRODUCT([.C$3:.I$3]; [.C169:.I169]) / SUM([.C$3:.I$3])" office:value-type="percentage" office:value="0.534063164021164" calcext:value-type="percentage">
            <text:p>53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E.PIANO.raw</text:p>
          </table:table-cell>
          <table:table-cell table:formula="of:=MAX(MIN(([results.C167] - [.C$1]) / ([.C$2] - [.C$1]); 1); 0)" office:value-type="float" office:value="0.395876666666667" calcext:value-type="float">
            <text:p>0.395876666666667</text:p>
          </table:table-cell>
          <table:table-cell table:formula="of:=MAX(MIN(([results.D167] - [.D$1]) / ([.D$2] - [.D$1]); 1); 0)" office:value-type="float" office:value="0" calcext:value-type="float">
            <text:p>0</text:p>
          </table:table-cell>
          <table:table-cell table:formula="of:=MAX(MIN(([results.E167] - [.E$1]) / ([.E$2] - [.E$1]); 1); 0)" office:value-type="float" office:value="0" calcext:value-type="float">
            <text:p>0</text:p>
          </table:table-cell>
          <table:table-cell table:formula="of:=MAX(MIN(([results.F167] - [.F$1]) / ([.F$2] - [.F$1]); 1); 0)" office:value-type="float" office:value="0" calcext:value-type="float">
            <text:p>0</text:p>
          </table:table-cell>
          <table:table-cell table:formula="of:=MAX(MIN(([results.G167] - [.G$1]) / ([.G$2] - [.G$1]); 1); 0)" office:value-type="float" office:value="0" calcext:value-type="float">
            <text:p>0</text:p>
          </table:table-cell>
          <table:table-cell table:formula="of:=MAX(MIN(([results.H167] - [.H$1]) / ([.H$2] - [.H$1]); 1); 0)" office:value-type="float" office:value="1" calcext:value-type="float">
            <text:p>1</text:p>
          </table:table-cell>
          <table:table-cell table:formula="of:=MAX(MIN(([results.I167] - [.I$1]) / ([.I$2] - [.I$1]); 1); 0)" office:value-type="float" office:value="0.49438" calcext:value-type="float">
            <text:p>0.49438</text:p>
          </table:table-cell>
          <table:table-cell table:formula="of:=[results.J167]" office:value-type="boolean" office:boolean-value="false" calcext:value-type="boolean">
            <text:p>FALSE</text:p>
          </table:table-cell>
          <table:table-cell table:style-name="ce31" table:formula="of:=1 - SUMPRODUCT([.C$3:.I$3]; [.C170:.I170]) / SUM([.C$3:.I$3])" office:value-type="percentage" office:value="0.628556962962963" calcext:value-type="percentage">
            <text:p>62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GONG.raw</text:p>
          </table:table-cell>
          <table:table-cell table:formula="of:=MAX(MIN(([results.C168] - [.C$1]) / ([.C$2] - [.C$1]); 1); 0)" office:value-type="float" office:value="1" calcext:value-type="float">
            <text:p>1</text:p>
          </table:table-cell>
          <table:table-cell table:formula="of:=MAX(MIN(([results.D168] - [.D$1]) / ([.D$2] - [.D$1]); 1); 0)" office:value-type="float" office:value="0" calcext:value-type="float">
            <text:p>0</text:p>
          </table:table-cell>
          <table:table-cell table:formula="of:=MAX(MIN(([results.E168] - [.E$1]) / ([.E$2] - [.E$1]); 1); 0)" office:value-type="float" office:value="0" calcext:value-type="float">
            <text:p>0</text:p>
          </table:table-cell>
          <table:table-cell table:formula="of:=MAX(MIN(([results.F168] - [.F$1]) / ([.F$2] - [.F$1]); 1); 0)" office:value-type="float" office:value="0.40026" calcext:value-type="float">
            <text:p>0.40026</text:p>
          </table:table-cell>
          <table:table-cell table:formula="of:=MAX(MIN(([results.G168] - [.G$1]) / ([.G$2] - [.G$1]); 1); 0)" office:value-type="float" office:value="0.1281475" calcext:value-type="float">
            <text:p>0.1281475</text:p>
          </table:table-cell>
          <table:table-cell table:formula="of:=MAX(MIN(([results.H168] - [.H$1]) / ([.H$2] - [.H$1]); 1); 0)" office:value-type="float" office:value="1" calcext:value-type="float">
            <text:p>1</text:p>
          </table:table-cell>
          <table:table-cell table:formula="of:=MAX(MIN(([results.I168] - [.I$1]) / ([.I$2] - [.I$1]); 1); 0)" office:value-type="float" office:value="0.81388" calcext:value-type="float">
            <text:p>0.81388</text:p>
          </table:table-cell>
          <table:table-cell table:formula="of:=[results.J168]" office:value-type="boolean" office:boolean-value="false" calcext:value-type="boolean">
            <text:p>FALSE</text:p>
          </table:table-cell>
          <table:table-cell table:style-name="ce31" table:formula="of:=1 - SUMPRODUCT([.C$3:.I$3]; [.C171:.I171]) / SUM([.C$3:.I$3])" office:value-type="percentage" office:value="0.381034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GUITAR.raw</text:p>
          </table:table-cell>
          <table:table-cell table:formula="of:=MAX(MIN(([results.C169] - [.C$1]) / ([.C$2] - [.C$1]); 1); 0)" office:value-type="float" office:value="0.17416" calcext:value-type="float">
            <text:p>0.17416</text:p>
          </table:table-cell>
          <table:table-cell table:formula="of:=MAX(MIN(([results.D169] - [.D$1]) / ([.D$2] - [.D$1]); 1); 0)" office:value-type="float" office:value="0" calcext:value-type="float">
            <text:p>0</text:p>
          </table:table-cell>
          <table:table-cell table:formula="of:=MAX(MIN(([results.E169] - [.E$1]) / ([.E$2] - [.E$1]); 1); 0)" office:value-type="float" office:value="0" calcext:value-type="float">
            <text:p>0</text:p>
          </table:table-cell>
          <table:table-cell table:formula="of:=MAX(MIN(([results.F169] - [.F$1]) / ([.F$2] - [.F$1]); 1); 0)" office:value-type="float" office:value="0" calcext:value-type="float">
            <text:p>0</text:p>
          </table:table-cell>
          <table:table-cell table:formula="of:=MAX(MIN(([results.G169] - [.G$1]) / ([.G$2] - [.G$1]); 1); 0)" office:value-type="float" office:value="0" calcext:value-type="float">
            <text:p>0</text:p>
          </table:table-cell>
          <table:table-cell table:formula="of:=MAX(MIN(([results.H169] - [.H$1]) / ([.H$2] - [.H$1]); 1); 0)" office:value-type="float" office:value="0.0194714285714286" calcext:value-type="float">
            <text:p>0.0194714285714286</text:p>
          </table:table-cell>
          <table:table-cell table:formula="of:=MAX(MIN(([results.I169] - [.I$1]) / ([.I$2] - [.I$1]); 1); 0)" office:value-type="float" office:value="0.548186666666667" calcext:value-type="float">
            <text:p>0.548186666666667</text:p>
          </table:table-cell>
          <table:table-cell table:formula="of:=[results.J169]" office:value-type="boolean" office:boolean-value="false" calcext:value-type="boolean">
            <text:p>FALSE</text:p>
          </table:table-cell>
          <table:table-cell table:style-name="ce31" table:formula="of:=1 - SUMPRODUCT([.C$3:.I$3]; [.C172:.I172]) / SUM([.C$3:.I$3])" office:value-type="percentage" office:value="0.847194899470899" calcext:value-type="percentage">
            <text:p>84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NOISE.raw</text:p>
          </table:table-cell>
          <table:table-cell table:formula="of:=MAX(MIN(([results.C170] - [.C$1]) / ([.C$2] - [.C$1]); 1); 0)" office:value-type="float" office:value="1" calcext:value-type="float">
            <text:p>1</text:p>
          </table:table-cell>
          <table:table-cell table:formula="of:=MAX(MIN(([results.D170] - [.D$1]) / ([.D$2] - [.D$1]); 1); 0)" office:value-type="float" office:value="0.49555" calcext:value-type="float">
            <text:p>0.49555</text:p>
          </table:table-cell>
          <table:table-cell table:formula="of:=MAX(MIN(([results.E170] - [.E$1]) / ([.E$2] - [.E$1]); 1); 0)" office:value-type="float" office:value="0.55576" calcext:value-type="float">
            <text:p>0.55576</text:p>
          </table:table-cell>
          <table:table-cell table:formula="of:=MAX(MIN(([results.F170] - [.F$1]) / ([.F$2] - [.F$1]); 1); 0)" office:value-type="float" office:value="0" calcext:value-type="float">
            <text:p>0</text:p>
          </table:table-cell>
          <table:table-cell table:formula="of:=MAX(MIN(([results.G170] - [.G$1]) / ([.G$2] - [.G$1]); 1); 0)" office:value-type="float" office:value="1" calcext:value-type="float">
            <text:p>1</text:p>
          </table:table-cell>
          <table:table-cell table:formula="of:=MAX(MIN(([results.H170] - [.H$1]) / ([.H$2] - [.H$1]); 1); 0)" office:value-type="float" office:value="0.483242857142857" calcext:value-type="float">
            <text:p>0.483242857142857</text:p>
          </table:table-cell>
          <table:table-cell table:formula="of:=MAX(MIN(([results.I170] - [.I$1]) / ([.I$2] - [.I$1]); 1); 0)" office:value-type="float" office:value="0.988356666666666" calcext:value-type="float">
            <text:p>0.988356666666666</text:p>
          </table:table-cell>
          <table:table-cell table:formula="of:=[results.J170]" office:value-type="boolean" office:boolean-value="false" calcext:value-type="boolean">
            <text:p>FALSE</text:p>
          </table:table-cell>
          <table:table-cell table:style-name="ce31" table:formula="of:=1 - SUMPRODUCT([.C$3:.I$3]; [.C173:.I173]) / SUM([.C$3:.I$3])" office:value-type="percentage" office:value="0.359510613756614" calcext:value-type="percentage">
            <text:p>35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ORGAN.raw</text:p>
          </table:table-cell>
          <table:table-cell table:formula="of:=MAX(MIN(([results.C171] - [.C$1]) / ([.C$2] - [.C$1]); 1); 0)" office:value-type="float" office:value="0.646543333333333" calcext:value-type="float">
            <text:p>0.646543333333333</text:p>
          </table:table-cell>
          <table:table-cell table:formula="of:=MAX(MIN(([results.D171] - [.D$1]) / ([.D$2] - [.D$1]); 1); 0)" office:value-type="float" office:value="0" calcext:value-type="float">
            <text:p>0</text:p>
          </table:table-cell>
          <table:table-cell table:formula="of:=MAX(MIN(([results.E171] - [.E$1]) / ([.E$2] - [.E$1]); 1); 0)" office:value-type="float" office:value="0" calcext:value-type="float">
            <text:p>0</text:p>
          </table:table-cell>
          <table:table-cell table:formula="of:=MAX(MIN(([results.F171] - [.F$1]) / ([.F$2] - [.F$1]); 1); 0)" office:value-type="float" office:value="1" calcext:value-type="float">
            <text:p>1</text:p>
          </table:table-cell>
          <table:table-cell table:formula="of:=MAX(MIN(([results.G171] - [.G$1]) / ([.G$2] - [.G$1]); 1); 0)" office:value-type="float" office:value="0.129285" calcext:value-type="float">
            <text:p>0.129285</text:p>
          </table:table-cell>
          <table:table-cell table:formula="of:=MAX(MIN(([results.H171] - [.H$1]) / ([.H$2] - [.H$1]); 1); 0)" office:value-type="float" office:value="1" calcext:value-type="float">
            <text:p>1</text:p>
          </table:table-cell>
          <table:table-cell table:formula="of:=MAX(MIN(([results.I171] - [.I$1]) / ([.I$2] - [.I$1]); 1); 0)" office:value-type="float" office:value="0.81372" calcext:value-type="float">
            <text:p>0.81372</text:p>
          </table:table-cell>
          <table:table-cell table:formula="of:=[results.J171]" office:value-type="boolean" office:boolean-value="false" calcext:value-type="boolean">
            <text:p>FALSE</text:p>
          </table:table-cell>
          <table:table-cell table:style-name="ce31" table:formula="of:=1 - SUMPRODUCT([.C$3:.I$3]; [.C174:.I174]) / SUM([.C$3:.I$3])" office:value-type="percentage" office:value="0.329330148148148" calcext:value-type="percentage">
            <text:p>32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PIANO.raw</text:p>
          </table:table-cell>
          <table:table-cell table:formula="of:=MAX(MIN(([results.C172] - [.C$1]) / ([.C$2] - [.C$1]); 1); 0)" office:value-type="float" office:value="0.95209" calcext:value-type="float">
            <text:p>0.95209</text:p>
          </table:table-cell>
          <table:table-cell table:formula="of:=MAX(MIN(([results.D172] - [.D$1]) / ([.D$2] - [.D$1]); 1); 0)" office:value-type="float" office:value="0" calcext:value-type="float">
            <text:p>0</text:p>
          </table:table-cell>
          <table:table-cell table:formula="of:=MAX(MIN(([results.E172] - [.E$1]) / ([.E$2] - [.E$1]); 1); 0)" office:value-type="float" office:value="0" calcext:value-type="float">
            <text:p>0</text:p>
          </table:table-cell>
          <table:table-cell table:formula="of:=MAX(MIN(([results.F172] - [.F$1]) / ([.F$2] - [.F$1]); 1); 0)" office:value-type="float" office:value="0.453613333333334" calcext:value-type="float">
            <text:p>0.453613333333334</text:p>
          </table:table-cell>
          <table:table-cell table:formula="of:=MAX(MIN(([results.G172] - [.G$1]) / ([.G$2] - [.G$1]); 1); 0)" office:value-type="float" office:value="0.04864" calcext:value-type="float">
            <text:p>0.04864</text:p>
          </table:table-cell>
          <table:table-cell table:formula="of:=MAX(MIN(([results.H172] - [.H$1]) / ([.H$2] - [.H$1]); 1); 0)" office:value-type="float" office:value="1" calcext:value-type="float">
            <text:p>1</text:p>
          </table:table-cell>
          <table:table-cell table:formula="of:=MAX(MIN(([results.I172] - [.I$1]) / ([.I$2] - [.I$1]); 1); 0)" office:value-type="float" office:value="0.92854" calcext:value-type="float">
            <text:p>0.92854</text:p>
          </table:table-cell>
          <table:table-cell table:formula="of:=[results.J172]" office:value-type="boolean" office:boolean-value="false" calcext:value-type="boolean">
            <text:p>FALSE</text:p>
          </table:table-cell>
          <table:table-cell table:style-name="ce31" table:formula="of:=1 - SUMPRODUCT([.C$3:.I$3]; [.C175:.I175]) / SUM([.C$3:.I$3])" office:value-type="percentage" office:value="0.360588962962963" calcext:value-type="percentage">
            <text:p>36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AW.raw</text:p>
          </table:table-cell>
          <table:table-cell table:formula="of:=MAX(MIN(([results.C173] - [.C$1]) / ([.C$2] - [.C$1]); 1); 0)" office:value-type="float" office:value="0.662716666666667" calcext:value-type="float">
            <text:p>0.662716666666667</text:p>
          </table:table-cell>
          <table:table-cell table:formula="of:=MAX(MIN(([results.D173] - [.D$1]) / ([.D$2] - [.D$1]); 1); 0)" office:value-type="float" office:value="0" calcext:value-type="float">
            <text:p>0</text:p>
          </table:table-cell>
          <table:table-cell table:formula="of:=MAX(MIN(([results.E173] - [.E$1]) / ([.E$2] - [.E$1]); 1); 0)" office:value-type="float" office:value="0" calcext:value-type="float">
            <text:p>0</text:p>
          </table:table-cell>
          <table:table-cell table:formula="of:=MAX(MIN(([results.F173] - [.F$1]) / ([.F$2] - [.F$1]); 1); 0)" office:value-type="float" office:value="0.104773333333333" calcext:value-type="float">
            <text:p>0.104773333333333</text:p>
          </table:table-cell>
          <table:table-cell table:formula="of:=MAX(MIN(([results.G173] - [.G$1]) / ([.G$2] - [.G$1]); 1); 0)" office:value-type="float" office:value="0.01553" calcext:value-type="float">
            <text:p>0.01553</text:p>
          </table:table-cell>
          <table:table-cell table:formula="of:=MAX(MIN(([results.H173] - [.H$1]) / ([.H$2] - [.H$1]); 1); 0)" office:value-type="float" office:value="1" calcext:value-type="float">
            <text:p>1</text:p>
          </table:table-cell>
          <table:table-cell table:formula="of:=MAX(MIN(([results.I173] - [.I$1]) / ([.I$2] - [.I$1]); 1); 0)" office:value-type="float" office:value="0.96676" calcext:value-type="float">
            <text:p>0.96676</text:p>
          </table:table-cell>
          <table:table-cell table:formula="of:=[results.J173]" office:value-type="boolean" office:boolean-value="false" calcext:value-type="boolean">
            <text:p>FALSE</text:p>
          </table:table-cell>
          <table:table-cell table:style-name="ce31" table:formula="of:=1 - SUMPRODUCT([.C$3:.I$3]; [.C176:.I176]) / SUM([.C$3:.I$3])" office:value-type="percentage" office:value="0.462068370370371" calcext:value-type="percentage">
            <text:p>46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INE.raw</text:p>
          </table:table-cell>
          <table:table-cell table:formula="of:=MAX(MIN(([results.C174] - [.C$1]) / ([.C$2] - [.C$1]); 1); 0)" office:value-type="float" office:value="0.61782" calcext:value-type="float">
            <text:p>0.61782</text:p>
          </table:table-cell>
          <table:table-cell table:formula="of:=MAX(MIN(([results.D174] - [.D$1]) / ([.D$2] - [.D$1]); 1); 0)" office:value-type="float" office:value="0" calcext:value-type="float">
            <text:p>0</text:p>
          </table:table-cell>
          <table:table-cell table:formula="of:=MAX(MIN(([results.E174] - [.E$1]) / ([.E$2] - [.E$1]); 1); 0)" office:value-type="float" office:value="0.0235" calcext:value-type="float">
            <text:p>0.0235</text:p>
          </table:table-cell>
          <table:table-cell table:formula="of:=MAX(MIN(([results.F174] - [.F$1]) / ([.F$2] - [.F$1]); 1); 0)" office:value-type="float" office:value="1" calcext:value-type="float">
            <text:p>1</text:p>
          </table:table-cell>
          <table:table-cell table:formula="of:=MAX(MIN(([results.G174] - [.G$1]) / ([.G$2] - [.G$1]); 1); 0)" office:value-type="float" office:value="0.13277" calcext:value-type="float">
            <text:p>0.13277</text:p>
          </table:table-cell>
          <table:table-cell table:formula="of:=MAX(MIN(([results.H174] - [.H$1]) / ([.H$2] - [.H$1]); 1); 0)" office:value-type="float" office:value="0.397842857142857" calcext:value-type="float">
            <text:p>0.397842857142857</text:p>
          </table:table-cell>
          <table:table-cell table:formula="of:=MAX(MIN(([results.I174] - [.I$1]) / ([.I$2] - [.I$1]); 1); 0)" office:value-type="float" office:value="0.993566666666666" calcext:value-type="float">
            <text:p>0.993566666666666</text:p>
          </table:table-cell>
          <table:table-cell table:formula="of:=[results.J174]" office:value-type="boolean" office:boolean-value="false" calcext:value-type="boolean">
            <text:p>FALSE</text:p>
          </table:table-cell>
          <table:table-cell table:style-name="ce31" table:formula="of:=1 - SUMPRODUCT([.C$3:.I$3]; [.C177:.I177]) / SUM([.C$3:.I$3])" office:value-type="percentage" office:value="0.412909502645503" calcext:value-type="percentage">
            <text:p>4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QUARE.raw</text:p>
          </table:table-cell>
          <table:table-cell table:formula="of:=MAX(MIN(([results.C175] - [.C$1]) / ([.C$2] - [.C$1]); 1); 0)" office:value-type="float" office:value="0.922743333333333" calcext:value-type="float">
            <text:p>0.922743333333333</text:p>
          </table:table-cell>
          <table:table-cell table:formula="of:=MAX(MIN(([results.D175] - [.D$1]) / ([.D$2] - [.D$1]); 1); 0)" office:value-type="float" office:value="0" calcext:value-type="float">
            <text:p>0</text:p>
          </table:table-cell>
          <table:table-cell table:formula="of:=MAX(MIN(([results.E175] - [.E$1]) / ([.E$2] - [.E$1]); 1); 0)" office:value-type="float" office:value="0.0605066666666667" calcext:value-type="float">
            <text:p>0.0605066666666667</text:p>
          </table:table-cell>
          <table:table-cell table:formula="of:=MAX(MIN(([results.F175] - [.F$1]) / ([.F$2] - [.F$1]); 1); 0)" office:value-type="float" office:value="0.431326666666667" calcext:value-type="float">
            <text:p>0.431326666666667</text:p>
          </table:table-cell>
          <table:table-cell table:formula="of:=MAX(MIN(([results.G175] - [.G$1]) / ([.G$2] - [.G$1]); 1); 0)" office:value-type="float" office:value="0.094525" calcext:value-type="float">
            <text:p>0.094525</text:p>
          </table:table-cell>
          <table:table-cell table:formula="of:=MAX(MIN(([results.H175] - [.H$1]) / ([.H$2] - [.H$1]); 1); 0)" office:value-type="float" office:value="0.558257142857143" calcext:value-type="float">
            <text:p>0.558257142857143</text:p>
          </table:table-cell>
          <table:table-cell table:formula="of:=MAX(MIN(([results.I175] - [.I$1]) / ([.I$2] - [.I$1]); 1); 0)" office:value-type="float" office:value="0.99502" calcext:value-type="float">
            <text:p>0.99502</text:p>
          </table:table-cell>
          <table:table-cell table:formula="of:=[results.J175]" office:value-type="boolean" office:boolean-value="false" calcext:value-type="boolean">
            <text:p>FALSE</text:p>
          </table:table-cell>
          <table:table-cell table:style-name="ce31" table:formula="of:=1 - SUMPRODUCT([.C$3:.I$3]; [.C178:.I178]) / SUM([.C$3:.I$3])" office:value-type="percentage" office:value="0.43592346031746" calcext:value-type="percentage">
            <text:p>43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WEEP.raw</text:p>
          </table:table-cell>
          <table:table-cell table:formula="of:=MAX(MIN(([results.C176] - [.C$1]) / ([.C$2] - [.C$1]); 1); 0)" office:value-type="float" office:value="0.12039" calcext:value-type="float">
            <text:p>0.12039</text:p>
          </table:table-cell>
          <table:table-cell table:formula="of:=MAX(MIN(([results.D176] - [.D$1]) / ([.D$2] - [.D$1]); 1); 0)" office:value-type="float" office:value="0" calcext:value-type="float">
            <text:p>0</text:p>
          </table:table-cell>
          <table:table-cell table:formula="of:=MAX(MIN(([results.E176] - [.E$1]) / ([.E$2] - [.E$1]); 1); 0)" office:value-type="float" office:value="0" calcext:value-type="float">
            <text:p>0</text:p>
          </table:table-cell>
          <table:table-cell table:formula="of:=MAX(MIN(([results.F176] - [.F$1]) / ([.F$2] - [.F$1]); 1); 0)" office:value-type="float" office:value="0" calcext:value-type="float">
            <text:p>0</text:p>
          </table:table-cell>
          <table:table-cell table:formula="of:=MAX(MIN(([results.G176] - [.G$1]) / ([.G$2] - [.G$1]); 1); 0)" office:value-type="float" office:value="0" calcext:value-type="float">
            <text:p>0</text:p>
          </table:table-cell>
          <table:table-cell table:formula="of:=MAX(MIN(([results.H176] - [.H$1]) / ([.H$2] - [.H$1]); 1); 0)" office:value-type="float" office:value="0" calcext:value-type="float">
            <text:p>0</text:p>
          </table:table-cell>
          <table:table-cell table:formula="of:=MAX(MIN(([results.I176] - [.I$1]) / ([.I$2] - [.I$1]); 1); 0)" office:value-type="float" office:value="0.29228" calcext:value-type="float">
            <text:p>0.29228</text:p>
          </table:table-cell>
          <table:table-cell table:formula="of:=[results.J176]" office:value-type="boolean" office:boolean-value="false" calcext:value-type="boolean">
            <text:p>FALSE</text:p>
          </table:table-cell>
          <table:table-cell table:style-name="ce31" table:formula="of:=1 - SUMPRODUCT([.C$3:.I$3]; [.C179:.I179]) / SUM([.C$3:.I$3])" office:value-type="percentage" office:value="0.916321555555556" calcext:value-type="percentage">
            <text:p>91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HEREMIN.raw</text:p>
          </table:table-cell>
          <table:table-cell table:formula="of:=MAX(MIN(([results.C177] - [.C$1]) / ([.C$2] - [.C$1]); 1); 0)" office:value-type="float" office:value="0.909933333333333" calcext:value-type="float">
            <text:p>0.909933333333333</text:p>
          </table:table-cell>
          <table:table-cell table:formula="of:=MAX(MIN(([results.D177] - [.D$1]) / ([.D$2] - [.D$1]); 1); 0)" office:value-type="float" office:value="0" calcext:value-type="float">
            <text:p>0</text:p>
          </table:table-cell>
          <table:table-cell table:formula="of:=MAX(MIN(([results.E177] - [.E$1]) / ([.E$2] - [.E$1]); 1); 0)" office:value-type="float" office:value="0" calcext:value-type="float">
            <text:p>0</text:p>
          </table:table-cell>
          <table:table-cell table:formula="of:=MAX(MIN(([results.F177] - [.F$1]) / ([.F$2] - [.F$1]); 1); 0)" office:value-type="float" office:value="0" calcext:value-type="float">
            <text:p>0</text:p>
          </table:table-cell>
          <table:table-cell table:formula="of:=MAX(MIN(([results.G177] - [.G$1]) / ([.G$2] - [.G$1]); 1); 0)" office:value-type="float" office:value="0.0931375" calcext:value-type="float">
            <text:p>0.0931375</text:p>
          </table:table-cell>
          <table:table-cell table:formula="of:=MAX(MIN(([results.H177] - [.H$1]) / ([.H$2] - [.H$1]); 1); 0)" office:value-type="float" office:value="1" calcext:value-type="float">
            <text:p>1</text:p>
          </table:table-cell>
          <table:table-cell table:formula="of:=MAX(MIN(([results.I177] - [.I$1]) / ([.I$2] - [.I$1]); 1); 0)" office:value-type="float" office:value="1" calcext:value-type="float">
            <text:p>1</text:p>
          </table:table-cell>
          <table:table-cell table:formula="of:=[results.J177]" office:value-type="boolean" office:boolean-value="false" calcext:value-type="boolean">
            <text:p>FALSE</text:p>
          </table:table-cell>
          <table:table-cell table:style-name="ce31" table:formula="of:=1 - SUMPRODUCT([.C$3:.I$3]; [.C180:.I180]) / SUM([.C$3:.I$3])" office:value-type="percentage" office:value="0.427953703703704" calcext:value-type="percentage">
            <text:p>42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rumpet 2.raw</text:p>
          </table:table-cell>
          <table:table-cell table:formula="of:=MAX(MIN(([results.C178] - [.C$1]) / ([.C$2] - [.C$1]); 1); 0)" office:value-type="float" office:value="1" calcext:value-type="float">
            <text:p>1</text:p>
          </table:table-cell>
          <table:table-cell table:formula="of:=MAX(MIN(([results.D178] - [.D$1]) / ([.D$2] - [.D$1]); 1); 0)" office:value-type="float" office:value="0" calcext:value-type="float">
            <text:p>0</text:p>
          </table:table-cell>
          <table:table-cell table:formula="of:=MAX(MIN(([results.E178] - [.E$1]) / ([.E$2] - [.E$1]); 1); 0)" office:value-type="float" office:value="0" calcext:value-type="float">
            <text:p>0</text:p>
          </table:table-cell>
          <table:table-cell table:formula="of:=MAX(MIN(([results.F178] - [.F$1]) / ([.F$2] - [.F$1]); 1); 0)" office:value-type="float" office:value="1" calcext:value-type="float">
            <text:p>1</text:p>
          </table:table-cell>
          <table:table-cell table:formula="of:=MAX(MIN(([results.G178] - [.G$1]) / ([.G$2] - [.G$1]); 1); 0)" office:value-type="float" office:value="0.00719999999999998" calcext:value-type="float">
            <text:p>0.00719999999999998</text:p>
          </table:table-cell>
          <table:table-cell table:formula="of:=MAX(MIN(([results.H178] - [.H$1]) / ([.H$2] - [.H$1]); 1); 0)" office:value-type="float" office:value="0.499742857142857" calcext:value-type="float">
            <text:p>0.499742857142857</text:p>
          </table:table-cell>
          <table:table-cell table:formula="of:=MAX(MIN(([results.I178] - [.I$1]) / ([.I$2] - [.I$1]); 1); 0)" office:value-type="float" office:value="0.72327" calcext:value-type="float">
            <text:p>0.72327</text:p>
          </table:table-cell>
          <table:table-cell table:formula="of:=[results.J178]" office:value-type="boolean" office:boolean-value="false" calcext:value-type="boolean">
            <text:p>FALSE</text:p>
          </table:table-cell>
          <table:table-cell table:style-name="ce31" table:formula="of:=1 - SUMPRODUCT([.C$3:.I$3]; [.C181:.I181]) / SUM([.C$3:.I$3])" office:value-type="percentage" office:value="0.405351428571429" calcext:value-type="percentage">
            <text:p>40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RUMPET.raw</text:p>
          </table:table-cell>
          <table:table-cell table:formula="of:=MAX(MIN(([results.C179] - [.C$1]) / ([.C$2] - [.C$1]); 1); 0)" office:value-type="float" office:value="0.74664" calcext:value-type="float">
            <text:p>0.74664</text:p>
          </table:table-cell>
          <table:table-cell table:formula="of:=MAX(MIN(([results.D179] - [.D$1]) / ([.D$2] - [.D$1]); 1); 0)" office:value-type="float" office:value="0" calcext:value-type="float">
            <text:p>0</text:p>
          </table:table-cell>
          <table:table-cell table:formula="of:=MAX(MIN(([results.E179] - [.E$1]) / ([.E$2] - [.E$1]); 1); 0)" office:value-type="float" office:value="0" calcext:value-type="float">
            <text:p>0</text:p>
          </table:table-cell>
          <table:table-cell table:formula="of:=MAX(MIN(([results.F179] - [.F$1]) / ([.F$2] - [.F$1]); 1); 0)" office:value-type="float" office:value="0.31604" calcext:value-type="float">
            <text:p>0.31604</text:p>
          </table:table-cell>
          <table:table-cell table:formula="of:=MAX(MIN(([results.G179] - [.G$1]) / ([.G$2] - [.G$1]); 1); 0)" office:value-type="float" office:value="0" calcext:value-type="float">
            <text:p>0</text:p>
          </table:table-cell>
          <table:table-cell table:formula="of:=MAX(MIN(([results.H179] - [.H$1]) / ([.H$2] - [.H$1]); 1); 0)" office:value-type="float" office:value="0.447228571428571" calcext:value-type="float">
            <text:p>0.447228571428571</text:p>
          </table:table-cell>
          <table:table-cell table:formula="of:=MAX(MIN(([results.I179] - [.I$1]) / ([.I$2] - [.I$1]); 1); 0)" office:value-type="float" office:value="0.73131" calcext:value-type="float">
            <text:p>0.73131</text:p>
          </table:table-cell>
          <table:table-cell table:formula="of:=[results.J179]" office:value-type="boolean" office:boolean-value="false" calcext:value-type="boolean">
            <text:p>FALSE</text:p>
          </table:table-cell>
          <table:table-cell table:style-name="ce31" table:formula="of:=1 - SUMPRODUCT([.C$3:.I$3]; [.C182:.I182]) / SUM([.C$3:.I$3])" office:value-type="percentage" office:value="0.575712063492064" calcext:value-type="percentage">
            <text:p>57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VIOLIN.raw</text:p>
          </table:table-cell>
          <table:table-cell table:formula="of:=MAX(MIN(([results.C180] - [.C$1]) / ([.C$2] - [.C$1]); 1); 0)" office:value-type="float" office:value="0.705533333333333" calcext:value-type="float">
            <text:p>0.705533333333333</text:p>
          </table:table-cell>
          <table:table-cell table:formula="of:=MAX(MIN(([results.D180] - [.D$1]) / ([.D$2] - [.D$1]); 1); 0)" office:value-type="float" office:value="0" calcext:value-type="float">
            <text:p>0</text:p>
          </table:table-cell>
          <table:table-cell table:formula="of:=MAX(MIN(([results.E180] - [.E$1]) / ([.E$2] - [.E$1]); 1); 0)" office:value-type="float" office:value="0.111226666666667" calcext:value-type="float">
            <text:p>0.111226666666667</text:p>
          </table:table-cell>
          <table:table-cell table:formula="of:=MAX(MIN(([results.F180] - [.F$1]) / ([.F$2] - [.F$1]); 1); 0)" office:value-type="float" office:value="0.643286666666667" calcext:value-type="float">
            <text:p>0.643286666666667</text:p>
          </table:table-cell>
          <table:table-cell table:formula="of:=MAX(MIN(([results.G180] - [.G$1]) / ([.G$2] - [.G$1]); 1); 0)" office:value-type="float" office:value="0.443565" calcext:value-type="float">
            <text:p>0.443565</text:p>
          </table:table-cell>
          <table:table-cell table:formula="of:=MAX(MIN(([results.H180] - [.H$1]) / ([.H$2] - [.H$1]); 1); 0)" office:value-type="float" office:value="0.230528571428571" calcext:value-type="float">
            <text:p>0.230528571428571</text:p>
          </table:table-cell>
          <table:table-cell table:formula="of:=MAX(MIN(([results.I180] - [.I$1]) / ([.I$2] - [.I$1]); 1); 0)" office:value-type="float" office:value="0.708203333333333" calcext:value-type="float">
            <text:p>0.708203333333333</text:p>
          </table:table-cell>
          <table:table-cell table:formula="of:=[results.J180]" office:value-type="boolean" office:boolean-value="false" calcext:value-type="boolean">
            <text:p>FALSE</text:p>
          </table:table-cell>
          <table:table-cell table:style-name="ce31" table:formula="of:=1 - SUMPRODUCT([.C$3:.I$3]; [.C183:.I183]) / SUM([.C$3:.I$3])" office:value-type="percentage" office:value="0.528032656084656" calcext:value-type="percentage">
            <text:p>52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lence.raw</text:p>
          </table:table-cell>
          <table:table-cell table:formula="of:=MAX(MIN(([results.C181] - [.C$1]) / ([.C$2] - [.C$1]); 1); 0)" office:value-type="float" office:value="1" calcext:value-type="float">
            <text:p>1</text:p>
          </table:table-cell>
          <table:table-cell table:formula="of:=MAX(MIN(([results.D181] - [.D$1]) / ([.D$2] - [.D$1]); 1); 0)" office:value-type="float" office:value="0" calcext:value-type="float">
            <text:p>0</text:p>
          </table:table-cell>
          <table:table-cell table:formula="of:=MAX(MIN(([results.E181] - [.E$1]) / ([.E$2] - [.E$1]); 1); 0)" office:value-type="float" office:value="0.679083333333333" calcext:value-type="float">
            <text:p>0.679083333333333</text:p>
          </table:table-cell>
          <table:table-cell table:formula="of:=MAX(MIN(([results.F181] - [.F$1]) / ([.F$2] - [.F$1]); 1); 0)" office:value-type="float" office:value="0.313386666666667" calcext:value-type="float">
            <text:p>0.313386666666667</text:p>
          </table:table-cell>
          <table:table-cell table:formula="of:=MAX(MIN(([results.G181] - [.G$1]) / ([.G$2] - [.G$1]); 1); 0)" office:value-type="float" office:value="1" calcext:value-type="float">
            <text:p>1</text:p>
          </table:table-cell>
          <table:table-cell table:formula="of:=MAX(MIN(([results.H181] - [.H$1]) / ([.H$2] - [.H$1]); 1); 0)" office:value-type="float" office:value="1" calcext:value-type="float">
            <text:p>1</text:p>
          </table:table-cell>
          <table:table-cell table:formula="of:=MAX(MIN(([results.I181] - [.I$1]) / ([.I$2] - [.I$1]); 1); 0)" office:value-type="float" office:value="0.42195" calcext:value-type="float">
            <text:p>0.42195</text:p>
          </table:table-cell>
          <table:table-cell table:formula="of:=[results.J181]" office:value-type="boolean" office:boolean-value="false" calcext:value-type="boolean">
            <text:p>FALSE</text:p>
          </table:table-cell>
          <table:table-cell table:style-name="ce31" table:formula="of:=1 - SUMPRODUCT([.C$3:.I$3]; [.C184:.I184]) / SUM([.C$3:.I$3])" office:value-type="percentage" office:value="0.375894222222222" calcext:value-type="percentage">
            <text:p>37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neC5.raw</text:p>
          </table:table-cell>
          <table:table-cell table:formula="of:=MAX(MIN(([results.C182] - [.C$1]) / ([.C$2] - [.C$1]); 1); 0)" office:value-type="float" office:value="0.573933333333333" calcext:value-type="float">
            <text:p>0.573933333333333</text:p>
          </table:table-cell>
          <table:table-cell table:formula="of:=MAX(MIN(([results.D182] - [.D$1]) / ([.D$2] - [.D$1]); 1); 0)" office:value-type="float" office:value="0" calcext:value-type="float">
            <text:p>0</text:p>
          </table:table-cell>
          <table:table-cell table:formula="of:=MAX(MIN(([results.E182] - [.E$1]) / ([.E$2] - [.E$1]); 1); 0)" office:value-type="float" office:value="0" calcext:value-type="float">
            <text:p>0</text:p>
          </table:table-cell>
          <table:table-cell table:formula="of:=MAX(MIN(([results.F182] - [.F$1]) / ([.F$2] - [.F$1]); 1); 0)" office:value-type="float" office:value="0.02644" calcext:value-type="float">
            <text:p>0.02644</text:p>
          </table:table-cell>
          <table:table-cell table:formula="of:=MAX(MIN(([results.G182] - [.G$1]) / ([.G$2] - [.G$1]); 1); 0)" office:value-type="float" office:value="0.151325" calcext:value-type="float">
            <text:p>0.151325</text:p>
          </table:table-cell>
          <table:table-cell table:formula="of:=MAX(MIN(([results.H182] - [.H$1]) / ([.H$2] - [.H$1]); 1); 0)" office:value-type="float" office:value="0.308314285714286" calcext:value-type="float">
            <text:p>0.308314285714286</text:p>
          </table:table-cell>
          <table:table-cell table:formula="of:=MAX(MIN(([results.I182] - [.I$1]) / ([.I$2] - [.I$1]); 1); 0)" office:value-type="float" office:value="0.375333333333333" calcext:value-type="float">
            <text:p>0.375333333333333</text:p>
          </table:table-cell>
          <table:table-cell table:formula="of:=[results.J182]" office:value-type="boolean" office:boolean-value="false" calcext:value-type="boolean">
            <text:p>FALSE</text:p>
          </table:table-cell>
          <table:table-cell table:style-name="ce31" table:formula="of:=1 - SUMPRODUCT([.C$3:.I$3]; [.C185:.I185]) / SUM([.C$3:.I$3])" office:value-type="percentage" office:value="0.747499661375661" calcext:value-type="percentage">
            <text:p>74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ne.raw</text:p>
          </table:table-cell>
          <table:table-cell table:formula="of:=MAX(MIN(([results.C183] - [.C$1]) / ([.C$2] - [.C$1]); 1); 0)" office:value-type="float" office:value="0.954523333333333" calcext:value-type="float">
            <text:p>0.954523333333333</text:p>
          </table:table-cell>
          <table:table-cell table:formula="of:=MAX(MIN(([results.D183] - [.D$1]) / ([.D$2] - [.D$1]); 1); 0)" office:value-type="float" office:value="0" calcext:value-type="float">
            <text:p>0</text:p>
          </table:table-cell>
          <table:table-cell table:formula="of:=MAX(MIN(([results.E183] - [.E$1]) / ([.E$2] - [.E$1]); 1); 0)" office:value-type="float" office:value="0" calcext:value-type="float">
            <text:p>0</text:p>
          </table:table-cell>
          <table:table-cell table:formula="of:=MAX(MIN(([results.F183] - [.F$1]) / ([.F$2] - [.F$1]); 1); 0)" office:value-type="float" office:value="0.65698" calcext:value-type="float">
            <text:p>0.65698</text:p>
          </table:table-cell>
          <table:table-cell table:formula="of:=MAX(MIN(([results.G183] - [.G$1]) / ([.G$2] - [.G$1]); 1); 0)" office:value-type="float" office:value="0.18547" calcext:value-type="float">
            <text:p>0.18547</text:p>
          </table:table-cell>
          <table:table-cell table:formula="of:=MAX(MIN(([results.H183] - [.H$1]) / ([.H$2] - [.H$1]); 1); 0)" office:value-type="float" office:value="0.782457142857143" calcext:value-type="float">
            <text:p>0.782457142857143</text:p>
          </table:table-cell>
          <table:table-cell table:formula="of:=MAX(MIN(([results.I183] - [.I$1]) / ([.I$2] - [.I$1]); 1); 0)" office:value-type="float" office:value="0.378736666666667" calcext:value-type="float">
            <text:p>0.378736666666667</text:p>
          </table:table-cell>
          <table:table-cell table:formula="of:=[results.J183]" office:value-type="boolean" office:boolean-value="false" calcext:value-type="boolean">
            <text:p>FALSE</text:p>
          </table:table-cell>
          <table:table-cell table:style-name="ce31" table:formula="of:=1 - SUMPRODUCT([.C$3:.I$3]; [.C186:.I186]) / SUM([.C$3:.I$3])" office:value-type="percentage" office:value="0.477580793650794" calcext:value-type="percentage">
            <text:p>47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B4.raw</text:p>
          </table:table-cell>
          <table:table-cell table:formula="of:=MAX(MIN(([results.C184] - [.C$1]) / ([.C$2] - [.C$1]); 1); 0)" office:value-type="float" office:value="0.46637" calcext:value-type="float">
            <text:p>0.46637</text:p>
          </table:table-cell>
          <table:table-cell table:formula="of:=MAX(MIN(([results.D184] - [.D$1]) / ([.D$2] - [.D$1]); 1); 0)" office:value-type="float" office:value="0" calcext:value-type="float">
            <text:p>0</text:p>
          </table:table-cell>
          <table:table-cell table:formula="of:=MAX(MIN(([results.E184] - [.E$1]) / ([.E$2] - [.E$1]); 1); 0)" office:value-type="float" office:value="0.28405" calcext:value-type="float">
            <text:p>0.28405</text:p>
          </table:table-cell>
          <table:table-cell table:formula="of:=MAX(MIN(([results.F184] - [.F$1]) / ([.F$2] - [.F$1]); 1); 0)" office:value-type="float" office:value="1" calcext:value-type="float">
            <text:p>1</text:p>
          </table:table-cell>
          <table:table-cell table:formula="of:=MAX(MIN(([results.G184] - [.G$1]) / ([.G$2] - [.G$1]); 1); 0)" office:value-type="float" office:value="0.8879025" calcext:value-type="float">
            <text:p>0.8879025</text:p>
          </table:table-cell>
          <table:table-cell table:formula="of:=MAX(MIN(([results.H184] - [.H$1]) / ([.H$2] - [.H$1]); 1); 0)" office:value-type="float" office:value="0.108571428571429" calcext:value-type="float">
            <text:p>0.108571428571429</text:p>
          </table:table-cell>
          <table:table-cell table:formula="of:=MAX(MIN(([results.I184] - [.I$1]) / ([.I$2] - [.I$1]); 1); 0)" office:value-type="float" office:value="0.556683333333333" calcext:value-type="float">
            <text:p>0.556683333333333</text:p>
          </table:table-cell>
          <table:table-cell table:formula="of:=[results.J184]" office:value-type="boolean" office:boolean-value="false" calcext:value-type="boolean">
            <text:p>FALSE</text:p>
          </table:table-cell>
          <table:table-cell table:style-name="ce31" table:formula="of:=1 - SUMPRODUCT([.C$3:.I$3]; [.C187:.I187]) / SUM([.C$3:.I$3])" office:value-type="percentage" office:value="0.512704973544974" calcext:value-type="percentage">
            <text:p>5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2.raw</text:p>
          </table:table-cell>
          <table:table-cell table:formula="of:=MAX(MIN(([results.C185] - [.C$1]) / ([.C$2] - [.C$1]); 1); 0)" office:value-type="float" office:value="0.394623333333333" calcext:value-type="float">
            <text:p>0.394623333333333</text:p>
          </table:table-cell>
          <table:table-cell table:formula="of:=MAX(MIN(([results.D185] - [.D$1]) / ([.D$2] - [.D$1]); 1); 0)" office:value-type="float" office:value="0" calcext:value-type="float">
            <text:p>0</text:p>
          </table:table-cell>
          <table:table-cell table:formula="of:=MAX(MIN(([results.E185] - [.E$1]) / ([.E$2] - [.E$1]); 1); 0)" office:value-type="float" office:value="0" calcext:value-type="float">
            <text:p>0</text:p>
          </table:table-cell>
          <table:table-cell table:formula="of:=MAX(MIN(([results.F185] - [.F$1]) / ([.F$2] - [.F$1]); 1); 0)" office:value-type="float" office:value="0" calcext:value-type="float">
            <text:p>0</text:p>
          </table:table-cell>
          <table:table-cell table:formula="of:=MAX(MIN(([results.G185] - [.G$1]) / ([.G$2] - [.G$1]); 1); 0)" office:value-type="float" office:value="0.2523325" calcext:value-type="float">
            <text:p>0.2523325</text:p>
          </table:table-cell>
          <table:table-cell table:formula="of:=MAX(MIN(([results.H185] - [.H$1]) / ([.H$2] - [.H$1]); 1); 0)" office:value-type="float" office:value="0.166285714285714" calcext:value-type="float">
            <text:p>0.166285714285714</text:p>
          </table:table-cell>
          <table:table-cell table:formula="of:=MAX(MIN(([results.I185] - [.I$1]) / ([.I$2] - [.I$1]); 1); 0)" office:value-type="float" office:value="0.397886666666667" calcext:value-type="float">
            <text:p>0.397886666666667</text:p>
          </table:table-cell>
          <table:table-cell table:formula="of:=[results.J185]" office:value-type="boolean" office:boolean-value="false" calcext:value-type="boolean">
            <text:p>FALSE</text:p>
          </table:table-cell>
          <table:table-cell table:style-name="ce31" table:formula="of:=1 - SUMPRODUCT([.C$3:.I$3]; [.C188:.I188]) / SUM([.C$3:.I$3])" office:value-type="percentage" office:value="0.79450819047619" calcext:value-type="percentage">
            <text:p>7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4Sharp.raw</text:p>
          </table:table-cell>
          <table:table-cell table:formula="of:=MAX(MIN(([results.C186] - [.C$1]) / ([.C$2] - [.C$1]); 1); 0)" office:value-type="float" office:value="0.492483333333333" calcext:value-type="float">
            <text:p>0.492483333333333</text:p>
          </table:table-cell>
          <table:table-cell table:formula="of:=MAX(MIN(([results.D186] - [.D$1]) / ([.D$2] - [.D$1]); 1); 0)" office:value-type="float" office:value="0" calcext:value-type="float">
            <text:p>0</text:p>
          </table:table-cell>
          <table:table-cell table:formula="of:=MAX(MIN(([results.E186] - [.E$1]) / ([.E$2] - [.E$1]); 1); 0)" office:value-type="float" office:value="0.248736666666667" calcext:value-type="float">
            <text:p>0.248736666666667</text:p>
          </table:table-cell>
          <table:table-cell table:formula="of:=MAX(MIN(([results.F186] - [.F$1]) / ([.F$2] - [.F$1]); 1); 0)" office:value-type="float" office:value="0.853706666666667" calcext:value-type="float">
            <text:p>0.853706666666667</text:p>
          </table:table-cell>
          <table:table-cell table:formula="of:=MAX(MIN(([results.G186] - [.G$1]) / ([.G$2] - [.G$1]); 1); 0)" office:value-type="float" office:value="0.757175" calcext:value-type="float">
            <text:p>0.757175</text:p>
          </table:table-cell>
          <table:table-cell table:formula="of:=MAX(MIN(([results.H186] - [.H$1]) / ([.H$2] - [.H$1]); 1); 0)" office:value-type="float" office:value="0.110457142857143" calcext:value-type="float">
            <text:p>0.110457142857143</text:p>
          </table:table-cell>
          <table:table-cell table:formula="of:=MAX(MIN(([results.I186] - [.I$1]) / ([.I$2] - [.I$1]); 1); 0)" office:value-type="float" office:value="0.591416666666667" calcext:value-type="float">
            <text:p>0.591416666666667</text:p>
          </table:table-cell>
          <table:table-cell table:formula="of:=[results.J186]" office:value-type="boolean" office:boolean-value="false" calcext:value-type="boolean">
            <text:p>FALSE</text:p>
          </table:table-cell>
          <table:table-cell table:style-name="ce31" table:formula="of:=1 - SUMPRODUCT([.C$3:.I$3]; [.C189:.I189]) / SUM([.C$3:.I$3])" office:value-type="percentage" office:value="0.539744645502646" calcext:value-type="percentage">
            <text:p>53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5.raw</text:p>
          </table:table-cell>
          <table:table-cell table:formula="of:=MAX(MIN(([results.C187] - [.C$1]) / ([.C$2] - [.C$1]); 1); 0)" office:value-type="float" office:value="0.479306666666667" calcext:value-type="float">
            <text:p>0.479306666666667</text:p>
          </table:table-cell>
          <table:table-cell table:formula="of:=MAX(MIN(([results.D187] - [.D$1]) / ([.D$2] - [.D$1]); 1); 0)" office:value-type="float" office:value="0" calcext:value-type="float">
            <text:p>0</text:p>
          </table:table-cell>
          <table:table-cell table:formula="of:=MAX(MIN(([results.E187] - [.E$1]) / ([.E$2] - [.E$1]); 1); 0)" office:value-type="float" office:value="0.192773333333333" calcext:value-type="float">
            <text:p>0.192773333333333</text:p>
          </table:table-cell>
          <table:table-cell table:formula="of:=MAX(MIN(([results.F187] - [.F$1]) / ([.F$2] - [.F$1]); 1); 0)" office:value-type="float" office:value="0.11696" calcext:value-type="float">
            <text:p>0.11696</text:p>
          </table:table-cell>
          <table:table-cell table:formula="of:=MAX(MIN(([results.G187] - [.G$1]) / ([.G$2] - [.G$1]); 1); 0)" office:value-type="float" office:value="1" calcext:value-type="float">
            <text:p>1</text:p>
          </table:table-cell>
          <table:table-cell table:formula="of:=MAX(MIN(([results.H187] - [.H$1]) / ([.H$2] - [.H$1]); 1); 0)" office:value-type="float" office:value="0.0983285714285714" calcext:value-type="float">
            <text:p>0.0983285714285714</text:p>
          </table:table-cell>
          <table:table-cell table:formula="of:=MAX(MIN(([results.I187] - [.I$1]) / ([.I$2] - [.I$1]); 1); 0)" office:value-type="float" office:value="0.66012" calcext:value-type="float">
            <text:p>0.66012</text:p>
          </table:table-cell>
          <table:table-cell table:formula="of:=[results.J187]" office:value-type="boolean" office:boolean-value="false" calcext:value-type="boolean">
            <text:p>FALSE</text:p>
          </table:table-cell>
          <table:table-cell table:style-name="ce31" table:formula="of:=1 - SUMPRODUCT([.C$3:.I$3]; [.C190:.I190]) / SUM([.C$3:.I$3])" office:value-type="percentage" office:value="0.640832656084656" calcext:value-type="percentage">
            <text:p>64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7.raw</text:p>
          </table:table-cell>
          <table:table-cell table:formula="of:=MAX(MIN(([results.C188] - [.C$1]) / ([.C$2] - [.C$1]); 1); 0)" office:value-type="float" office:value="0.656123333333333" calcext:value-type="float">
            <text:p>0.656123333333333</text:p>
          </table:table-cell>
          <table:table-cell table:formula="of:=MAX(MIN(([results.D188] - [.D$1]) / ([.D$2] - [.D$1]); 1); 0)" office:value-type="float" office:value="0" calcext:value-type="float">
            <text:p>0</text:p>
          </table:table-cell>
          <table:table-cell table:formula="of:=MAX(MIN(([results.E188] - [.E$1]) / ([.E$2] - [.E$1]); 1); 0)" office:value-type="float" office:value="0.555816666666667" calcext:value-type="float">
            <text:p>0.555816666666667</text:p>
          </table:table-cell>
          <table:table-cell table:formula="of:=MAX(MIN(([results.F188] - [.F$1]) / ([.F$2] - [.F$1]); 1); 0)" office:value-type="float" office:value="0" calcext:value-type="float">
            <text:p>0</text:p>
          </table:table-cell>
          <table:table-cell table:formula="of:=MAX(MIN(([results.G188] - [.G$1]) / ([.G$2] - [.G$1]); 1); 0)" office:value-type="float" office:value="1" calcext:value-type="float">
            <text:p>1</text:p>
          </table:table-cell>
          <table:table-cell table:formula="of:=MAX(MIN(([results.H188] - [.H$1]) / ([.H$2] - [.H$1]); 1); 0)" office:value-type="float" office:value="0.0887" calcext:value-type="float">
            <text:p>0.0887</text:p>
          </table:table-cell>
          <table:table-cell table:formula="of:=MAX(MIN(([results.I188] - [.I$1]) / ([.I$2] - [.I$1]); 1); 0)" office:value-type="float" office:value="0.260533333333333" calcext:value-type="float">
            <text:p>0.260533333333333</text:p>
          </table:table-cell>
          <table:table-cell table:formula="of:=[results.J188]" office:value-type="boolean" office:boolean-value="false" calcext:value-type="boolean">
            <text:p>FALSE</text:p>
          </table:table-cell>
          <table:table-cell table:style-name="ce31" table:formula="of:=1 - SUMPRODUCT([.C$3:.I$3]; [.C191:.I191]) / SUM([.C$3:.I$3])" office:value-type="percentage" office:value="0.708708222222222" calcext:value-type="percentage">
            <text:p>70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D4.raw</text:p>
          </table:table-cell>
          <table:table-cell table:formula="of:=MAX(MIN(([results.C189] - [.C$1]) / ([.C$2] - [.C$1]); 1); 0)" office:value-type="float" office:value="0.485916666666667" calcext:value-type="float">
            <text:p>0.485916666666667</text:p>
          </table:table-cell>
          <table:table-cell table:formula="of:=MAX(MIN(([results.D189] - [.D$1]) / ([.D$2] - [.D$1]); 1); 0)" office:value-type="float" office:value="0" calcext:value-type="float">
            <text:p>0</text:p>
          </table:table-cell>
          <table:table-cell table:formula="of:=MAX(MIN(([results.E189] - [.E$1]) / ([.E$2] - [.E$1]); 1); 0)" office:value-type="float" office:value="0.366613333333333" calcext:value-type="float">
            <text:p>0.366613333333333</text:p>
          </table:table-cell>
          <table:table-cell table:formula="of:=MAX(MIN(([results.F189] - [.F$1]) / ([.F$2] - [.F$1]); 1); 0)" office:value-type="float" office:value="1" calcext:value-type="float">
            <text:p>1</text:p>
          </table:table-cell>
          <table:table-cell table:formula="of:=MAX(MIN(([results.G189] - [.G$1]) / ([.G$2] - [.G$1]); 1); 0)" office:value-type="float" office:value="0.98775" calcext:value-type="float">
            <text:p>0.98775</text:p>
          </table:table-cell>
          <table:table-cell table:formula="of:=MAX(MIN(([results.H189] - [.H$1]) / ([.H$2] - [.H$1]); 1); 0)" office:value-type="float" office:value="0.120914285714286" calcext:value-type="float">
            <text:p>0.120914285714286</text:p>
          </table:table-cell>
          <table:table-cell table:formula="of:=MAX(MIN(([results.I189] - [.I$1]) / ([.I$2] - [.I$1]); 1); 0)" office:value-type="float" office:value="0.587966666666667" calcext:value-type="float">
            <text:p>0.587966666666667</text:p>
          </table:table-cell>
          <table:table-cell table:formula="of:=[results.J189]" office:value-type="boolean" office:boolean-value="false" calcext:value-type="boolean">
            <text:p>FALSE</text:p>
          </table:table-cell>
          <table:table-cell table:style-name="ce31" table:formula="of:=1 - SUMPRODUCT([.C$3:.I$3]; [.C192:.I192]) / SUM([.C$3:.I$3])" office:value-type="percentage" office:value="0.487699142857143" calcext:value-type="percentage">
            <text:p>48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.raw</text:p>
          </table:table-cell>
          <table:table-cell table:formula="of:=MAX(MIN(([results.C190] - [.C$1]) / ([.C$2] - [.C$1]); 1); 0)" office:value-type="float" office:value="0.460293333333333" calcext:value-type="float">
            <text:p>0.460293333333333</text:p>
          </table:table-cell>
          <table:table-cell table:formula="of:=MAX(MIN(([results.D190] - [.D$1]) / ([.D$2] - [.D$1]); 1); 0)" office:value-type="float" office:value="0" calcext:value-type="float">
            <text:p>0</text:p>
          </table:table-cell>
          <table:table-cell table:formula="of:=MAX(MIN(([results.E190] - [.E$1]) / ([.E$2] - [.E$1]); 1); 0)" office:value-type="float" office:value="0.185853333333333" calcext:value-type="float">
            <text:p>0.185853333333333</text:p>
          </table:table-cell>
          <table:table-cell table:formula="of:=MAX(MIN(([results.F190] - [.F$1]) / ([.F$2] - [.F$1]); 1); 0)" office:value-type="float" office:value="0" calcext:value-type="float">
            <text:p>0</text:p>
          </table:table-cell>
          <table:table-cell table:formula="of:=MAX(MIN(([results.G190] - [.G$1]) / ([.G$2] - [.G$1]); 1); 0)" office:value-type="float" office:value="0.577795" calcext:value-type="float">
            <text:p>0.577795</text:p>
          </table:table-cell>
          <table:table-cell table:formula="of:=MAX(MIN(([results.H190] - [.H$1]) / ([.H$2] - [.H$1]); 1); 0)" office:value-type="float" office:value="0.0907285714285715" calcext:value-type="float">
            <text:p>0.0907285714285715</text:p>
          </table:table-cell>
          <table:table-cell table:formula="of:=MAX(MIN(([results.I190] - [.I$1]) / ([.I$2] - [.I$1]); 1); 0)" office:value-type="float" office:value="0.584816666666667" calcext:value-type="float">
            <text:p>0.584816666666667</text:p>
          </table:table-cell>
          <table:table-cell table:formula="of:=[results.J190]" office:value-type="boolean" office:boolean-value="false" calcext:value-type="boolean">
            <text:p>FALSE</text:p>
          </table:table-cell>
          <table:table-cell table:style-name="ce31" table:formula="of:=1 - SUMPRODUCT([.C$3:.I$3]; [.C193:.I193]) / SUM([.C$3:.I$3])" office:value-type="percentage" office:value="0.720674137566138" calcext:value-type="percentage">
            <text:p>72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GONG.raw</text:p>
          </table:table-cell>
          <table:table-cell table:formula="of:=MAX(MIN(([results.C191] - [.C$1]) / ([.C$2] - [.C$1]); 1); 0)" office:value-type="float" office:value="1" calcext:value-type="float">
            <text:p>1</text:p>
          </table:table-cell>
          <table:table-cell table:formula="of:=MAX(MIN(([results.D191] - [.D$1]) / ([.D$2] - [.D$1]); 1); 0)" office:value-type="float" office:value="0" calcext:value-type="float">
            <text:p>0</text:p>
          </table:table-cell>
          <table:table-cell table:formula="of:=MAX(MIN(([results.E191] - [.E$1]) / ([.E$2] - [.E$1]); 1); 0)" office:value-type="float" office:value="0" calcext:value-type="float">
            <text:p>0</text:p>
          </table:table-cell>
          <table:table-cell table:formula="of:=MAX(MIN(([results.F191] - [.F$1]) / ([.F$2] - [.F$1]); 1); 0)" office:value-type="float" office:value="0.25464" calcext:value-type="float">
            <text:p>0.25464</text:p>
          </table:table-cell>
          <table:table-cell table:formula="of:=MAX(MIN(([results.G191] - [.G$1]) / ([.G$2] - [.G$1]); 1); 0)" office:value-type="float" office:value="0.0263375" calcext:value-type="float">
            <text:p>0.0263375</text:p>
          </table:table-cell>
          <table:table-cell table:formula="of:=MAX(MIN(([results.H191] - [.H$1]) / ([.H$2] - [.H$1]); 1); 0)" office:value-type="float" office:value="1" calcext:value-type="float">
            <text:p>1</text:p>
          </table:table-cell>
          <table:table-cell table:formula="of:=MAX(MIN(([results.I191] - [.I$1]) / ([.I$2] - [.I$1]); 1); 0)" office:value-type="float" office:value="0.423646666666667" calcext:value-type="float">
            <text:p>0.423646666666667</text:p>
          </table:table-cell>
          <table:table-cell table:formula="of:=[results.J191]" office:value-type="boolean" office:boolean-value="false" calcext:value-type="boolean">
            <text:p>FALSE</text:p>
          </table:table-cell>
          <table:table-cell table:style-name="ce31" table:formula="of:=1 - SUMPRODUCT([.C$3:.I$3]; [.C194:.I194]) / SUM([.C$3:.I$3])" office:value-type="percentage" office:value="0.502690296296296" calcext:value-type="percentage">
            <text:p>50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GUITAR.raw</text:p>
          </table:table-cell>
          <table:table-cell table:formula="of:=MAX(MIN(([results.C192] - [.C$1]) / ([.C$2] - [.C$1]); 1); 0)" office:value-type="float" office:value="0.19265" calcext:value-type="float">
            <text:p>0.19265</text:p>
          </table:table-cell>
          <table:table-cell table:formula="of:=MAX(MIN(([results.D192] - [.D$1]) / ([.D$2] - [.D$1]); 1); 0)" office:value-type="float" office:value="0" calcext:value-type="float">
            <text:p>0</text:p>
          </table:table-cell>
          <table:table-cell table:formula="of:=MAX(MIN(([results.E192] - [.E$1]) / ([.E$2] - [.E$1]); 1); 0)" office:value-type="float" office:value="0" calcext:value-type="float">
            <text:p>0</text:p>
          </table:table-cell>
          <table:table-cell table:formula="of:=MAX(MIN(([results.F192] - [.F$1]) / ([.F$2] - [.F$1]); 1); 0)" office:value-type="float" office:value="0" calcext:value-type="float">
            <text:p>0</text:p>
          </table:table-cell>
          <table:table-cell table:formula="of:=MAX(MIN(([results.G192] - [.G$1]) / ([.G$2] - [.G$1]); 1); 0)" office:value-type="float" office:value="0" calcext:value-type="float">
            <text:p>0</text:p>
          </table:table-cell>
          <table:table-cell table:formula="of:=MAX(MIN(([results.H192] - [.H$1]) / ([.H$2] - [.H$1]); 1); 0)" office:value-type="float" office:value="1" calcext:value-type="float">
            <text:p>1</text:p>
          </table:table-cell>
          <table:table-cell table:formula="of:=MAX(MIN(([results.I192] - [.I$1]) / ([.I$2] - [.I$1]); 1); 0)" office:value-type="float" office:value="0.19892" calcext:value-type="float">
            <text:p>0.19892</text:p>
          </table:table-cell>
          <table:table-cell table:formula="of:=[results.J192]" office:value-type="boolean" office:boolean-value="false" calcext:value-type="boolean">
            <text:p>FALSE</text:p>
          </table:table-cell>
          <table:table-cell table:style-name="ce31" table:formula="of:=1 - SUMPRODUCT([.C$3:.I$3]; [.C195:.I195]) / SUM([.C$3:.I$3])" office:value-type="percentage" office:value="0.725827777777778" calcext:value-type="percentage">
            <text:p>72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NOISE.raw</text:p>
          </table:table-cell>
          <table:table-cell table:formula="of:=MAX(MIN(([results.C193] - [.C$1]) / ([.C$2] - [.C$1]); 1); 0)" office:value-type="float" office:value="1" calcext:value-type="float">
            <text:p>1</text:p>
          </table:table-cell>
          <table:table-cell table:formula="of:=MAX(MIN(([results.D193] - [.D$1]) / ([.D$2] - [.D$1]); 1); 0)" office:value-type="float" office:value="0.51125" calcext:value-type="float">
            <text:p>0.51125</text:p>
          </table:table-cell>
          <table:table-cell table:formula="of:=MAX(MIN(([results.E193] - [.E$1]) / ([.E$2] - [.E$1]); 1); 0)" office:value-type="float" office:value="0.4738" calcext:value-type="float">
            <text:p>0.4738</text:p>
          </table:table-cell>
          <table:table-cell table:formula="of:=MAX(MIN(([results.F193] - [.F$1]) / ([.F$2] - [.F$1]); 1); 0)" office:value-type="float" office:value="0" calcext:value-type="float">
            <text:p>0</text:p>
          </table:table-cell>
          <table:table-cell table:formula="of:=MAX(MIN(([results.G193] - [.G$1]) / ([.G$2] - [.G$1]); 1); 0)" office:value-type="float" office:value="1" calcext:value-type="float">
            <text:p>1</text:p>
          </table:table-cell>
          <table:table-cell table:formula="of:=MAX(MIN(([results.H193] - [.H$1]) / ([.H$2] - [.H$1]); 1); 0)" office:value-type="float" office:value="1" calcext:value-type="float">
            <text:p>1</text:p>
          </table:table-cell>
          <table:table-cell table:formula="of:=MAX(MIN(([results.I193] - [.I$1]) / ([.I$2] - [.I$1]); 1); 0)" office:value-type="float" office:value="0.629893333333333" calcext:value-type="float">
            <text:p>0.629893333333333</text:p>
          </table:table-cell>
          <table:table-cell table:formula="of:=[results.J193]" office:value-type="boolean" office:boolean-value="false" calcext:value-type="boolean">
            <text:p>FALSE</text:p>
          </table:table-cell>
          <table:table-cell table:style-name="ce31" table:formula="of:=1 - SUMPRODUCT([.C$3:.I$3]; [.C196:.I196]) / SUM([.C$3:.I$3])" office:value-type="percentage" office:value="0.337715925925926" calcext:value-type="percentage">
            <text:p>33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ORGAN.raw</text:p>
          </table:table-cell>
          <table:table-cell table:formula="of:=MAX(MIN(([results.C194] - [.C$1]) / ([.C$2] - [.C$1]); 1); 0)" office:value-type="float" office:value="0.752353333333333" calcext:value-type="float">
            <text:p>0.752353333333333</text:p>
          </table:table-cell>
          <table:table-cell table:formula="of:=MAX(MIN(([results.D194] - [.D$1]) / ([.D$2] - [.D$1]); 1); 0)" office:value-type="float" office:value="0" calcext:value-type="float">
            <text:p>0</text:p>
          </table:table-cell>
          <table:table-cell table:formula="of:=MAX(MIN(([results.E194] - [.E$1]) / ([.E$2] - [.E$1]); 1); 0)" office:value-type="float" office:value="0" calcext:value-type="float">
            <text:p>0</text:p>
          </table:table-cell>
          <table:table-cell table:formula="of:=MAX(MIN(([results.F194] - [.F$1]) / ([.F$2] - [.F$1]); 1); 0)" office:value-type="float" office:value="1" calcext:value-type="float">
            <text:p>1</text:p>
          </table:table-cell>
          <table:table-cell table:formula="of:=MAX(MIN(([results.G194] - [.G$1]) / ([.G$2] - [.G$1]); 1); 0)" office:value-type="float" office:value="0.1418025" calcext:value-type="float">
            <text:p>0.1418025</text:p>
          </table:table-cell>
          <table:table-cell table:formula="of:=MAX(MIN(([results.H194] - [.H$1]) / ([.H$2] - [.H$1]); 1); 0)" office:value-type="float" office:value="1" calcext:value-type="float">
            <text:p>1</text:p>
          </table:table-cell>
          <table:table-cell table:formula="of:=MAX(MIN(([results.I194] - [.I$1]) / ([.I$2] - [.I$1]); 1); 0)" office:value-type="float" office:value="0.633243333333333" calcext:value-type="float">
            <text:p>0.633243333333333</text:p>
          </table:table-cell>
          <table:table-cell table:formula="of:=[results.J194]" office:value-type="boolean" office:boolean-value="false" calcext:value-type="boolean">
            <text:p>FALSE</text:p>
          </table:table-cell>
          <table:table-cell table:style-name="ce31" table:formula="of:=1 - SUMPRODUCT([.C$3:.I$3]; [.C197:.I197]) / SUM([.C$3:.I$3])" office:value-type="percentage" office:value="0.351864074074074" calcext:value-type="percentage">
            <text:p>35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PIANO.raw</text:p>
          </table:table-cell>
          <table:table-cell table:formula="of:=MAX(MIN(([results.C195] - [.C$1]) / ([.C$2] - [.C$1]); 1); 0)" office:value-type="float" office:value="0.928733333333333" calcext:value-type="float">
            <text:p>0.928733333333333</text:p>
          </table:table-cell>
          <table:table-cell table:formula="of:=MAX(MIN(([results.D195] - [.D$1]) / ([.D$2] - [.D$1]); 1); 0)" office:value-type="float" office:value="0" calcext:value-type="float">
            <text:p>0</text:p>
          </table:table-cell>
          <table:table-cell table:formula="of:=MAX(MIN(([results.E195] - [.E$1]) / ([.E$2] - [.E$1]); 1); 0)" office:value-type="float" office:value="0" calcext:value-type="float">
            <text:p>0</text:p>
          </table:table-cell>
          <table:table-cell table:formula="of:=MAX(MIN(([results.F195] - [.F$1]) / ([.F$2] - [.F$1]); 1); 0)" office:value-type="float" office:value="0.881526666666667" calcext:value-type="float">
            <text:p>0.881526666666667</text:p>
          </table:table-cell>
          <table:table-cell table:formula="of:=MAX(MIN(([results.G195] - [.G$1]) / ([.G$2] - [.G$1]); 1); 0)" office:value-type="float" office:value="0.0835925" calcext:value-type="float">
            <text:p>0.0835925</text:p>
          </table:table-cell>
          <table:table-cell table:formula="of:=MAX(MIN(([results.H195] - [.H$1]) / ([.H$2] - [.H$1]); 1); 0)" office:value-type="float" office:value="1" calcext:value-type="float">
            <text:p>1</text:p>
          </table:table-cell>
          <table:table-cell table:formula="of:=MAX(MIN(([results.I195] - [.I$1]) / ([.I$2] - [.I$1]); 1); 0)" office:value-type="float" office:value="0.534766666666666" calcext:value-type="float">
            <text:p>0.534766666666666</text:p>
          </table:table-cell>
          <table:table-cell table:formula="of:=[results.J195]" office:value-type="boolean" office:boolean-value="false" calcext:value-type="boolean">
            <text:p>FALSE</text:p>
          </table:table-cell>
          <table:table-cell table:style-name="ce31" table:formula="of:=1 - SUMPRODUCT([.C$3:.I$3]; [.C198:.I198]) / SUM([.C$3:.I$3])" office:value-type="percentage" office:value="0.372547037037037" calcext:value-type="percentage">
            <text:p>37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AW.raw</text:p>
          </table:table-cell>
          <table:table-cell table:formula="of:=MAX(MIN(([results.C196] - [.C$1]) / ([.C$2] - [.C$1]); 1); 0)" office:value-type="float" office:value="0.605916666666667" calcext:value-type="float">
            <text:p>0.605916666666667</text:p>
          </table:table-cell>
          <table:table-cell table:formula="of:=MAX(MIN(([results.D196] - [.D$1]) / ([.D$2] - [.D$1]); 1); 0)" office:value-type="float" office:value="0" calcext:value-type="float">
            <text:p>0</text:p>
          </table:table-cell>
          <table:table-cell table:formula="of:=MAX(MIN(([results.E196] - [.E$1]) / ([.E$2] - [.E$1]); 1); 0)" office:value-type="float" office:value="0" calcext:value-type="float">
            <text:p>0</text:p>
          </table:table-cell>
          <table:table-cell table:formula="of:=MAX(MIN(([results.F196] - [.F$1]) / ([.F$2] - [.F$1]); 1); 0)" office:value-type="float" office:value="0" calcext:value-type="float">
            <text:p>0</text:p>
          </table:table-cell>
          <table:table-cell table:formula="of:=MAX(MIN(([results.G196] - [.G$1]) / ([.G$2] - [.G$1]); 1); 0)" office:value-type="float" office:value="0" calcext:value-type="float">
            <text:p>0</text:p>
          </table:table-cell>
          <table:table-cell table:formula="of:=MAX(MIN(([results.H196] - [.H$1]) / ([.H$2] - [.H$1]); 1); 0)" office:value-type="float" office:value="1" calcext:value-type="float">
            <text:p>1</text:p>
          </table:table-cell>
          <table:table-cell table:formula="of:=MAX(MIN(([results.I196] - [.I$1]) / ([.I$2] - [.I$1]); 1); 0)" office:value-type="float" office:value="0.614096666666667" calcext:value-type="float">
            <text:p>0.614096666666667</text:p>
          </table:table-cell>
          <table:table-cell table:formula="of:=[results.J196]" office:value-type="boolean" office:boolean-value="false" calcext:value-type="boolean">
            <text:p>FALSE</text:p>
          </table:table-cell>
          <table:table-cell table:style-name="ce31" table:formula="of:=1 - SUMPRODUCT([.C$3:.I$3]; [.C199:.I199]) / SUM([.C$3:.I$3])" office:value-type="percentage" office:value="0.56928037037037" calcext:value-type="percentage">
            <text:p>56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INE.raw</text:p>
          </table:table-cell>
          <table:table-cell table:formula="of:=MAX(MIN(([results.C197] - [.C$1]) / ([.C$2] - [.C$1]); 1); 0)" office:value-type="float" office:value="0.686173333333333" calcext:value-type="float">
            <text:p>0.686173333333333</text:p>
          </table:table-cell>
          <table:table-cell table:formula="of:=MAX(MIN(([results.D197] - [.D$1]) / ([.D$2] - [.D$1]); 1); 0)" office:value-type="float" office:value="0" calcext:value-type="float">
            <text:p>0</text:p>
          </table:table-cell>
          <table:table-cell table:formula="of:=MAX(MIN(([results.E197] - [.E$1]) / ([.E$2] - [.E$1]); 1); 0)" office:value-type="float" office:value="0.102633333333333" calcext:value-type="float">
            <text:p>0.102633333333333</text:p>
          </table:table-cell>
          <table:table-cell table:formula="of:=MAX(MIN(([results.F197] - [.F$1]) / ([.F$2] - [.F$1]); 1); 0)" office:value-type="float" office:value="0.86864" calcext:value-type="float">
            <text:p>0.86864</text:p>
          </table:table-cell>
          <table:table-cell table:formula="of:=MAX(MIN(([results.G197] - [.G$1]) / ([.G$2] - [.G$1]); 1); 0)" office:value-type="float" office:value="0.267425" calcext:value-type="float">
            <text:p>0.267425</text:p>
          </table:table-cell>
          <table:table-cell table:formula="of:=MAX(MIN(([results.H197] - [.H$1]) / ([.H$2] - [.H$1]); 1); 0)" office:value-type="float" office:value="1" calcext:value-type="float">
            <text:p>1</text:p>
          </table:table-cell>
          <table:table-cell table:formula="of:=MAX(MIN(([results.I197] - [.I$1]) / ([.I$2] - [.I$1]); 1); 0)" office:value-type="float" office:value="0.637193333333333" calcext:value-type="float">
            <text:p>0.637193333333333</text:p>
          </table:table-cell>
          <table:table-cell table:formula="of:=[results.J197]" office:value-type="boolean" office:boolean-value="false" calcext:value-type="boolean">
            <text:p>FALSE</text:p>
          </table:table-cell>
          <table:table-cell table:style-name="ce31" table:formula="of:=1 - SUMPRODUCT([.C$3:.I$3]; [.C200:.I200]) / SUM([.C$3:.I$3])" office:value-type="percentage" office:value="0.368905925925926" calcext:value-type="percentage">
            <text:p>36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QUARE.raw</text:p>
          </table:table-cell>
          <table:table-cell table:formula="of:=MAX(MIN(([results.C198] - [.C$1]) / ([.C$2] - [.C$1]); 1); 0)" office:value-type="float" office:value="1" calcext:value-type="float">
            <text:p>1</text:p>
          </table:table-cell>
          <table:table-cell table:formula="of:=MAX(MIN(([results.D198] - [.D$1]) / ([.D$2] - [.D$1]); 1); 0)" office:value-type="float" office:value="0" calcext:value-type="float">
            <text:p>0</text:p>
          </table:table-cell>
          <table:table-cell table:formula="of:=MAX(MIN(([results.E198] - [.E$1]) / ([.E$2] - [.E$1]); 1); 0)" office:value-type="float" office:value="0.229056666666667" calcext:value-type="float">
            <text:p>0.229056666666667</text:p>
          </table:table-cell>
          <table:table-cell table:formula="of:=MAX(MIN(([results.F198] - [.F$1]) / ([.F$2] - [.F$1]); 1); 0)" office:value-type="float" office:value="0.231106666666667" calcext:value-type="float">
            <text:p>0.231106666666667</text:p>
          </table:table-cell>
          <table:table-cell table:formula="of:=MAX(MIN(([results.G198] - [.G$1]) / ([.G$2] - [.G$1]); 1); 0)" office:value-type="float" office:value="0.4046475" calcext:value-type="float">
            <text:p>0.4046475</text:p>
          </table:table-cell>
          <table:table-cell table:formula="of:=MAX(MIN(([results.H198] - [.H$1]) / ([.H$2] - [.H$1]); 1); 0)" office:value-type="float" office:value="1" calcext:value-type="float">
            <text:p>1</text:p>
          </table:table-cell>
          <table:table-cell table:formula="of:=MAX(MIN(([results.I198] - [.I$1]) / ([.I$2] - [.I$1]); 1); 0)" office:value-type="float" office:value="0.635736666666667" calcext:value-type="float">
            <text:p>0.635736666666667</text:p>
          </table:table-cell>
          <table:table-cell table:formula="of:=[results.J198]" office:value-type="boolean" office:boolean-value="false" calcext:value-type="boolean">
            <text:p>FALSE</text:p>
          </table:table-cell>
          <table:table-cell table:style-name="ce31" table:formula="of:=1 - SUMPRODUCT([.C$3:.I$3]; [.C201:.I201]) / SUM([.C$3:.I$3])" office:value-type="percentage" office:value="0.415935037037037" calcext:value-type="percentage">
            <text:p>41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WEEP.raw</text:p>
          </table:table-cell>
          <table:table-cell table:formula="of:=MAX(MIN(([results.C199] - [.C$1]) / ([.C$2] - [.C$1]); 1); 0)" office:value-type="float" office:value="0.34064" calcext:value-type="float">
            <text:p>0.34064</text:p>
          </table:table-cell>
          <table:table-cell table:formula="of:=MAX(MIN(([results.D199] - [.D$1]) / ([.D$2] - [.D$1]); 1); 0)" office:value-type="float" office:value="0" calcext:value-type="float">
            <text:p>0</text:p>
          </table:table-cell>
          <table:table-cell table:formula="of:=MAX(MIN(([results.E199] - [.E$1]) / ([.E$2] - [.E$1]); 1); 0)" office:value-type="float" office:value="0" calcext:value-type="float">
            <text:p>0</text:p>
          </table:table-cell>
          <table:table-cell table:formula="of:=MAX(MIN(([results.F199] - [.F$1]) / ([.F$2] - [.F$1]); 1); 0)" office:value-type="float" office:value="0" calcext:value-type="float">
            <text:p>0</text:p>
          </table:table-cell>
          <table:table-cell table:formula="of:=MAX(MIN(([results.G199] - [.G$1]) / ([.G$2] - [.G$1]); 1); 0)" office:value-type="float" office:value="0" calcext:value-type="float">
            <text:p>0</text:p>
          </table:table-cell>
          <table:table-cell table:formula="of:=MAX(MIN(([results.H199] - [.H$1]) / ([.H$2] - [.H$1]); 1); 0)" office:value-type="float" office:value="1" calcext:value-type="float">
            <text:p>1</text:p>
          </table:table-cell>
          <table:table-cell table:formula="of:=MAX(MIN(([results.I199] - [.I$1]) / ([.I$2] - [.I$1]); 1); 0)" office:value-type="float" office:value="0.41342" calcext:value-type="float">
            <text:p>0.41342</text:p>
          </table:table-cell>
          <table:table-cell table:formula="of:=[results.J199]" office:value-type="boolean" office:boolean-value="false" calcext:value-type="boolean">
            <text:p>FALSE</text:p>
          </table:table-cell>
          <table:table-cell table:style-name="ce31" table:formula="of:=1 - SUMPRODUCT([.C$3:.I$3]; [.C202:.I202]) / SUM([.C$3:.I$3])" office:value-type="percentage" office:value="0.655140444444444" calcext:value-type="percentage">
            <text:p>65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HEREMIN.raw</text:p>
          </table:table-cell>
          <table:table-cell table:formula="of:=MAX(MIN(([results.C200] - [.C$1]) / ([.C$2] - [.C$1]); 1); 0)" office:value-type="float" office:value="0.91101" calcext:value-type="float">
            <text:p>0.91101</text:p>
          </table:table-cell>
          <table:table-cell table:formula="of:=MAX(MIN(([results.D200] - [.D$1]) / ([.D$2] - [.D$1]); 1); 0)" office:value-type="float" office:value="0" calcext:value-type="float">
            <text:p>0</text:p>
          </table:table-cell>
          <table:table-cell table:formula="of:=MAX(MIN(([results.E200] - [.E$1]) / ([.E$2] - [.E$1]); 1); 0)" office:value-type="float" office:value="0" calcext:value-type="float">
            <text:p>0</text:p>
          </table:table-cell>
          <table:table-cell table:formula="of:=MAX(MIN(([results.F200] - [.F$1]) / ([.F$2] - [.F$1]); 1); 0)" office:value-type="float" office:value="0" calcext:value-type="float">
            <text:p>0</text:p>
          </table:table-cell>
          <table:table-cell table:formula="of:=MAX(MIN(([results.G200] - [.G$1]) / ([.G$2] - [.G$1]); 1); 0)" office:value-type="float" office:value="0" calcext:value-type="float">
            <text:p>0</text:p>
          </table:table-cell>
          <table:table-cell table:formula="of:=MAX(MIN(([results.H200] - [.H$1]) / ([.H$2] - [.H$1]); 1); 0)" office:value-type="float" office:value="1" calcext:value-type="float">
            <text:p>1</text:p>
          </table:table-cell>
          <table:table-cell table:formula="of:=MAX(MIN(([results.I200] - [.I$1]) / ([.I$2] - [.I$1]); 1); 0)" office:value-type="float" office:value="1" calcext:value-type="float">
            <text:p>1</text:p>
          </table:table-cell>
          <table:table-cell table:formula="of:=[results.J200]" office:value-type="boolean" office:boolean-value="false" calcext:value-type="boolean">
            <text:p>FALSE</text:p>
          </table:table-cell>
          <table:table-cell table:style-name="ce31" table:formula="of:=1 - SUMPRODUCT([.C$3:.I$3]; [.C203:.I203]) / SUM([.C$3:.I$3])" office:value-type="percentage" office:value="0.436065111111111" calcext:value-type="percentage">
            <text:p>43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rumpet 2.raw</text:p>
          </table:table-cell>
          <table:table-cell table:formula="of:=MAX(MIN(([results.C201] - [.C$1]) / ([.C$2] - [.C$1]); 1); 0)" office:value-type="float" office:value="1" calcext:value-type="float">
            <text:p>1</text:p>
          </table:table-cell>
          <table:table-cell table:formula="of:=MAX(MIN(([results.D201] - [.D$1]) / ([.D$2] - [.D$1]); 1); 0)" office:value-type="float" office:value="0" calcext:value-type="float">
            <text:p>0</text:p>
          </table:table-cell>
          <table:table-cell table:formula="of:=MAX(MIN(([results.E201] - [.E$1]) / ([.E$2] - [.E$1]); 1); 0)" office:value-type="float" office:value="0" calcext:value-type="float">
            <text:p>0</text:p>
          </table:table-cell>
          <table:table-cell table:formula="of:=MAX(MIN(([results.F201] - [.F$1]) / ([.F$2] - [.F$1]); 1); 0)" office:value-type="float" office:value="0.919273333333334" calcext:value-type="float">
            <text:p>0.919273333333334</text:p>
          </table:table-cell>
          <table:table-cell table:formula="of:=MAX(MIN(([results.G201] - [.G$1]) / ([.G$2] - [.G$1]); 1); 0)" office:value-type="float" office:value="0.2523825" calcext:value-type="float">
            <text:p>0.2523825</text:p>
          </table:table-cell>
          <table:table-cell table:formula="of:=MAX(MIN(([results.H201] - [.H$1]) / ([.H$2] - [.H$1]); 1); 0)" office:value-type="float" office:value="1" calcext:value-type="float">
            <text:p>1</text:p>
          </table:table-cell>
          <table:table-cell table:formula="of:=MAX(MIN(([results.I201] - [.I$1]) / ([.I$2] - [.I$1]); 1); 0)" office:value-type="float" office:value="0.64513" calcext:value-type="float">
            <text:p>0.64513</text:p>
          </table:table-cell>
          <table:table-cell table:formula="of:=[results.J201]" office:value-type="boolean" office:boolean-value="false" calcext:value-type="boolean">
            <text:p>FALSE</text:p>
          </table:table-cell>
          <table:table-cell table:style-name="ce31" table:formula="of:=1 - SUMPRODUCT([.C$3:.I$3]; [.C204:.I204]) / SUM([.C$3:.I$3])" office:value-type="percentage" office:value="0.315221851851852" calcext:value-type="percentage">
            <text:p>31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RUMPET.raw</text:p>
          </table:table-cell>
          <table:table-cell table:formula="of:=MAX(MIN(([results.C202] - [.C$1]) / ([.C$2] - [.C$1]); 1); 0)" office:value-type="float" office:value="0.781053333333333" calcext:value-type="float">
            <text:p>0.781053333333333</text:p>
          </table:table-cell>
          <table:table-cell table:formula="of:=MAX(MIN(([results.D202] - [.D$1]) / ([.D$2] - [.D$1]); 1); 0)" office:value-type="float" office:value="0" calcext:value-type="float">
            <text:p>0</text:p>
          </table:table-cell>
          <table:table-cell table:formula="of:=MAX(MIN(([results.E202] - [.E$1]) / ([.E$2] - [.E$1]); 1); 0)" office:value-type="float" office:value="0" calcext:value-type="float">
            <text:p>0</text:p>
          </table:table-cell>
          <table:table-cell table:formula="of:=MAX(MIN(([results.F202] - [.F$1]) / ([.F$2] - [.F$1]); 1); 0)" office:value-type="float" office:value="1" calcext:value-type="float">
            <text:p>1</text:p>
          </table:table-cell>
          <table:table-cell table:formula="of:=MAX(MIN(([results.G202] - [.G$1]) / ([.G$2] - [.G$1]); 1); 0)" office:value-type="float" office:value="0.129625" calcext:value-type="float">
            <text:p>0.129625</text:p>
          </table:table-cell>
          <table:table-cell table:formula="of:=MAX(MIN(([results.H202] - [.H$1]) / ([.H$2] - [.H$1]); 1); 0)" office:value-type="float" office:value="1" calcext:value-type="float">
            <text:p>1</text:p>
          </table:table-cell>
          <table:table-cell table:formula="of:=MAX(MIN(([results.I202] - [.I$1]) / ([.I$2] - [.I$1]); 1); 0)" office:value-type="float" office:value="0.501656666666667" calcext:value-type="float">
            <text:p>0.501656666666667</text:p>
          </table:table-cell>
          <table:table-cell table:formula="of:=[results.J202]" office:value-type="boolean" office:boolean-value="false" calcext:value-type="boolean">
            <text:p>FALSE</text:p>
          </table:table-cell>
          <table:table-cell table:style-name="ce31" table:formula="of:=1 - SUMPRODUCT([.C$3:.I$3]; [.C205:.I205]) / SUM([.C$3:.I$3])" office:value-type="percentage" office:value="0.377723555555556" calcext:value-type="percentage">
            <text:p>37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VIOLIN.raw</text:p>
          </table:table-cell>
          <table:table-cell table:formula="of:=MAX(MIN(([results.C203] - [.C$1]) / ([.C$2] - [.C$1]); 1); 0)" office:value-type="float" office:value="0.74455" calcext:value-type="float">
            <text:p>0.74455</text:p>
          </table:table-cell>
          <table:table-cell table:formula="of:=MAX(MIN(([results.D203] - [.D$1]) / ([.D$2] - [.D$1]); 1); 0)" office:value-type="float" office:value="0" calcext:value-type="float">
            <text:p>0</text:p>
          </table:table-cell>
          <table:table-cell table:formula="of:=MAX(MIN(([results.E203] - [.E$1]) / ([.E$2] - [.E$1]); 1); 0)" office:value-type="float" office:value="0.17646" calcext:value-type="float">
            <text:p>0.17646</text:p>
          </table:table-cell>
          <table:table-cell table:formula="of:=MAX(MIN(([results.F203] - [.F$1]) / ([.F$2] - [.F$1]); 1); 0)" office:value-type="float" office:value="1" calcext:value-type="float">
            <text:p>1</text:p>
          </table:table-cell>
          <table:table-cell table:formula="of:=MAX(MIN(([results.G203] - [.G$1]) / ([.G$2] - [.G$1]); 1); 0)" office:value-type="float" office:value="0.62434" calcext:value-type="float">
            <text:p>0.62434</text:p>
          </table:table-cell>
          <table:table-cell table:formula="of:=MAX(MIN(([results.H203] - [.H$1]) / ([.H$2] - [.H$1]); 1); 0)" office:value-type="float" office:value="1" calcext:value-type="float">
            <text:p>1</text:p>
          </table:table-cell>
          <table:table-cell table:formula="of:=MAX(MIN(([results.I203] - [.I$1]) / ([.I$2] - [.I$1]); 1); 0)" office:value-type="float" office:value="0.8619" calcext:value-type="float">
            <text:p>0.8619</text:p>
          </table:table-cell>
          <table:table-cell table:formula="of:=[results.J203]" office:value-type="boolean" office:boolean-value="false" calcext:value-type="boolean">
            <text:p>FALSE</text:p>
          </table:table-cell>
          <table:table-cell table:style-name="ce31" table:formula="of:=1 - SUMPRODUCT([.C$3:.I$3]; [.C206:.I206]) / SUM([.C$3:.I$3])" office:value-type="percentage" office:value="0.251530444444444" calcext:value-type="percentage">
            <text:p>25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lence.raw</text:p>
          </table:table-cell>
          <table:table-cell table:formula="of:=MAX(MIN(([results.C204] - [.C$1]) / ([.C$2] - [.C$1]); 1); 0)" office:value-type="float" office:value="1" calcext:value-type="float">
            <text:p>1</text:p>
          </table:table-cell>
          <table:table-cell table:formula="of:=MAX(MIN(([results.D204] - [.D$1]) / ([.D$2] - [.D$1]); 1); 0)" office:value-type="float" office:value="0" calcext:value-type="float">
            <text:p>0</text:p>
          </table:table-cell>
          <table:table-cell table:formula="of:=MAX(MIN(([results.E204] - [.E$1]) / ([.E$2] - [.E$1]); 1); 0)" office:value-type="float" office:value="0.56651" calcext:value-type="float">
            <text:p>0.56651</text:p>
          </table:table-cell>
          <table:table-cell table:formula="of:=MAX(MIN(([results.F204] - [.F$1]) / ([.F$2] - [.F$1]); 1); 0)" office:value-type="float" office:value="0.01846" calcext:value-type="float">
            <text:p>0.01846</text:p>
          </table:table-cell>
          <table:table-cell table:formula="of:=MAX(MIN(([results.G204] - [.G$1]) / ([.G$2] - [.G$1]); 1); 0)" office:value-type="float" office:value="1" calcext:value-type="float">
            <text:p>1</text:p>
          </table:table-cell>
          <table:table-cell table:formula="of:=MAX(MIN(([results.H204] - [.H$1]) / ([.H$2] - [.H$1]); 1); 0)" office:value-type="float" office:value="1" calcext:value-type="float">
            <text:p>1</text:p>
          </table:table-cell>
          <table:table-cell table:formula="of:=MAX(MIN(([results.I204] - [.I$1]) / ([.I$2] - [.I$1]); 1); 0)" office:value-type="float" office:value="0.83744" calcext:value-type="float">
            <text:p>0.83744</text:p>
          </table:table-cell>
          <table:table-cell table:formula="of:=[results.J204]" office:value-type="boolean" office:boolean-value="false" calcext:value-type="boolean">
            <text:p>FALSE</text:p>
          </table:table-cell>
          <table:table-cell table:style-name="ce31" table:formula="of:=1 - SUMPRODUCT([.C$3:.I$3]; [.C207:.I207]) / SUM([.C$3:.I$3])" office:value-type="percentage" office:value="0.340997777777778" calcext:value-type="percentage">
            <text:p>34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neC5.raw</text:p>
          </table:table-cell>
          <table:table-cell table:formula="of:=MAX(MIN(([results.C205] - [.C$1]) / ([.C$2] - [.C$1]); 1); 0)" office:value-type="float" office:value="0.868443333333333" calcext:value-type="float">
            <text:p>0.868443333333333</text:p>
          </table:table-cell>
          <table:table-cell table:formula="of:=MAX(MIN(([results.D205] - [.D$1]) / ([.D$2] - [.D$1]); 1); 0)" office:value-type="float" office:value="0" calcext:value-type="float">
            <text:p>0</text:p>
          </table:table-cell>
          <table:table-cell table:formula="of:=MAX(MIN(([results.E205] - [.E$1]) / ([.E$2] - [.E$1]); 1); 0)" office:value-type="float" office:value="0" calcext:value-type="float">
            <text:p>0</text:p>
          </table:table-cell>
          <table:table-cell table:formula="of:=MAX(MIN(([results.F205] - [.F$1]) / ([.F$2] - [.F$1]); 1); 0)" office:value-type="float" office:value="0.190266666666667" calcext:value-type="float">
            <text:p>0.190266666666667</text:p>
          </table:table-cell>
          <table:table-cell table:formula="of:=MAX(MIN(([results.G205] - [.G$1]) / ([.G$2] - [.G$1]); 1); 0)" office:value-type="float" office:value="0.126545" calcext:value-type="float">
            <text:p>0.126545</text:p>
          </table:table-cell>
          <table:table-cell table:formula="of:=MAX(MIN(([results.H205] - [.H$1]) / ([.H$2] - [.H$1]); 1); 0)" office:value-type="float" office:value="1" calcext:value-type="float">
            <text:p>1</text:p>
          </table:table-cell>
          <table:table-cell table:formula="of:=MAX(MIN(([results.I205] - [.I$1]) / ([.I$2] - [.I$1]); 1); 0)" office:value-type="float" office:value="0.49669" calcext:value-type="float">
            <text:p>0.49669</text:p>
          </table:table-cell>
          <table:table-cell table:formula="of:=[results.J205]" office:value-type="boolean" office:boolean-value="false" calcext:value-type="boolean">
            <text:p>FALSE</text:p>
          </table:table-cell>
          <table:table-cell table:style-name="ce31" table:formula="of:=1 - SUMPRODUCT([.C$3:.I$3]; [.C208:.I208]) / SUM([.C$3:.I$3])" office:value-type="percentage" office:value="0.50945962962963" calcext:value-type="percentage">
            <text:p>5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ne.raw</text:p>
          </table:table-cell>
          <table:table-cell table:formula="of:=MAX(MIN(([results.C206] - [.C$1]) / ([.C$2] - [.C$1]); 1); 0)" office:value-type="float" office:value="1" calcext:value-type="float">
            <text:p>1</text:p>
          </table:table-cell>
          <table:table-cell table:formula="of:=MAX(MIN(([results.D206] - [.D$1]) / ([.D$2] - [.D$1]); 1); 0)" office:value-type="float" office:value="0" calcext:value-type="float">
            <text:p>0</text:p>
          </table:table-cell>
          <table:table-cell table:formula="of:=MAX(MIN(([results.E206] - [.E$1]) / ([.E$2] - [.E$1]); 1); 0)" office:value-type="float" office:value="0" calcext:value-type="float">
            <text:p>0</text:p>
          </table:table-cell>
          <table:table-cell table:formula="of:=MAX(MIN(([results.F206] - [.F$1]) / ([.F$2] - [.F$1]); 1); 0)" office:value-type="float" office:value="0.651286666666667" calcext:value-type="float">
            <text:p>0.651286666666667</text:p>
          </table:table-cell>
          <table:table-cell table:formula="of:=MAX(MIN(([results.G206] - [.G$1]) / ([.G$2] - [.G$1]); 1); 0)" office:value-type="float" office:value="0.0667675" calcext:value-type="float">
            <text:p>0.0667675</text:p>
          </table:table-cell>
          <table:table-cell table:formula="of:=MAX(MIN(([results.H206] - [.H$1]) / ([.H$2] - [.H$1]); 1); 0)" office:value-type="float" office:value="1" calcext:value-type="float">
            <text:p>1</text:p>
          </table:table-cell>
          <table:table-cell table:formula="of:=MAX(MIN(([results.I206] - [.I$1]) / ([.I$2] - [.I$1]); 1); 0)" office:value-type="float" office:value="0.49405" calcext:value-type="float">
            <text:p>0.49405</text:p>
          </table:table-cell>
          <table:table-cell table:formula="of:=[results.J206]" office:value-type="boolean" office:boolean-value="false" calcext:value-type="boolean">
            <text:p>FALSE</text:p>
          </table:table-cell>
          <table:table-cell table:style-name="ce31" table:formula="of:=1 - SUMPRODUCT([.C$3:.I$3]; [.C209:.I209]) / SUM([.C$3:.I$3])" office:value-type="percentage" office:value="0.41293637037037" calcext:value-type="percentage">
            <text:p>4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B4.raw</text:p>
          </table:table-cell>
          <table:table-cell table:formula="of:=MAX(MIN(([results.C207] - [.C$1]) / ([.C$2] - [.C$1]); 1); 0)" office:value-type="float" office:value="0.578036666666667" calcext:value-type="float">
            <text:p>0.578036666666667</text:p>
          </table:table-cell>
          <table:table-cell table:formula="of:=MAX(MIN(([results.D207] - [.D$1]) / ([.D$2] - [.D$1]); 1); 0)" office:value-type="float" office:value="0" calcext:value-type="float">
            <text:p>0</text:p>
          </table:table-cell>
          <table:table-cell table:formula="of:=MAX(MIN(([results.E207] - [.E$1]) / ([.E$2] - [.E$1]); 1); 0)" office:value-type="float" office:value="0.23682" calcext:value-type="float">
            <text:p>0.23682</text:p>
          </table:table-cell>
          <table:table-cell table:formula="of:=MAX(MIN(([results.F207] - [.F$1]) / ([.F$2] - [.F$1]); 1); 0)" office:value-type="float" office:value="1" calcext:value-type="float">
            <text:p>1</text:p>
          </table:table-cell>
          <table:table-cell table:formula="of:=MAX(MIN(([results.G207] - [.G$1]) / ([.G$2] - [.G$1]); 1); 0)" office:value-type="float" office:value="0.8278775" calcext:value-type="float">
            <text:p>0.8278775</text:p>
          </table:table-cell>
          <table:table-cell table:formula="of:=MAX(MIN(([results.H207] - [.H$1]) / ([.H$2] - [.H$1]); 1); 0)" office:value-type="float" office:value="1" calcext:value-type="float">
            <text:p>1</text:p>
          </table:table-cell>
          <table:table-cell table:formula="of:=MAX(MIN(([results.I207] - [.I$1]) / ([.I$2] - [.I$1]); 1); 0)" office:value-type="float" office:value="0.626546666666667" calcext:value-type="float">
            <text:p>0.626546666666667</text:p>
          </table:table-cell>
          <table:table-cell table:formula="of:=[results.J207]" office:value-type="boolean" office:boolean-value="false" calcext:value-type="boolean">
            <text:p>FALSE</text:p>
          </table:table-cell>
          <table:table-cell table:style-name="ce31" table:formula="of:=1 - SUMPRODUCT([.C$3:.I$3]; [.C210:.I210]) / SUM([.C$3:.I$3])" office:value-type="percentage" office:value="0.30895837037037" calcext:value-type="percentage">
            <text:p>30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2.raw</text:p>
          </table:table-cell>
          <table:table-cell table:formula="of:=MAX(MIN(([results.C208] - [.C$1]) / ([.C$2] - [.C$1]); 1); 0)" office:value-type="float" office:value="0.52708" calcext:value-type="float">
            <text:p>0.52708</text:p>
          </table:table-cell>
          <table:table-cell table:formula="of:=MAX(MIN(([results.D208] - [.D$1]) / ([.D$2] - [.D$1]); 1); 0)" office:value-type="float" office:value="0" calcext:value-type="float">
            <text:p>0</text:p>
          </table:table-cell>
          <table:table-cell table:formula="of:=MAX(MIN(([results.E208] - [.E$1]) / ([.E$2] - [.E$1]); 1); 0)" office:value-type="float" office:value="0" calcext:value-type="float">
            <text:p>0</text:p>
          </table:table-cell>
          <table:table-cell table:formula="of:=MAX(MIN(([results.F208] - [.F$1]) / ([.F$2] - [.F$1]); 1); 0)" office:value-type="float" office:value="0" calcext:value-type="float">
            <text:p>0</text:p>
          </table:table-cell>
          <table:table-cell table:formula="of:=MAX(MIN(([results.G208] - [.G$1]) / ([.G$2] - [.G$1]); 1); 0)" office:value-type="float" office:value="0.1129575" calcext:value-type="float">
            <text:p>0.1129575</text:p>
          </table:table-cell>
          <table:table-cell table:formula="of:=MAX(MIN(([results.H208] - [.H$1]) / ([.H$2] - [.H$1]); 1); 0)" office:value-type="float" office:value="1" calcext:value-type="float">
            <text:p>1</text:p>
          </table:table-cell>
          <table:table-cell table:formula="of:=MAX(MIN(([results.I208] - [.I$1]) / ([.I$2] - [.I$1]); 1); 0)" office:value-type="float" office:value="0.73085" calcext:value-type="float">
            <text:p>0.73085</text:p>
          </table:table-cell>
          <table:table-cell table:formula="of:=[results.J208]" office:value-type="boolean" office:boolean-value="false" calcext:value-type="boolean">
            <text:p>FALSE</text:p>
          </table:table-cell>
          <table:table-cell table:style-name="ce31" table:formula="of:=1 - SUMPRODUCT([.C$3:.I$3]; [.C211:.I211]) / SUM([.C$3:.I$3])" office:value-type="percentage" office:value="0.545558" calcext:value-type="percentage">
            <text:p>54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4Sharp.raw</text:p>
          </table:table-cell>
          <table:table-cell table:formula="of:=MAX(MIN(([results.C209] - [.C$1]) / ([.C$2] - [.C$1]); 1); 0)" office:value-type="float" office:value="0.599863333333333" calcext:value-type="float">
            <text:p>0.599863333333333</text:p>
          </table:table-cell>
          <table:table-cell table:formula="of:=MAX(MIN(([results.D209] - [.D$1]) / ([.D$2] - [.D$1]); 1); 0)" office:value-type="float" office:value="0" calcext:value-type="float">
            <text:p>0</text:p>
          </table:table-cell>
          <table:table-cell table:formula="of:=MAX(MIN(([results.E209] - [.E$1]) / ([.E$2] - [.E$1]); 1); 0)" office:value-type="float" office:value="0.114956666666667" calcext:value-type="float">
            <text:p>0.114956666666667</text:p>
          </table:table-cell>
          <table:table-cell table:formula="of:=MAX(MIN(([results.F209] - [.F$1]) / ([.F$2] - [.F$1]); 1); 0)" office:value-type="float" office:value="0.453966666666667" calcext:value-type="float">
            <text:p>0.453966666666667</text:p>
          </table:table-cell>
          <table:table-cell table:formula="of:=MAX(MIN(([results.G209] - [.G$1]) / ([.G$2] - [.G$1]); 1); 0)" office:value-type="float" office:value="0.4762375" calcext:value-type="float">
            <text:p>0.4762375</text:p>
          </table:table-cell>
          <table:table-cell table:formula="of:=MAX(MIN(([results.H209] - [.H$1]) / ([.H$2] - [.H$1]); 1); 0)" office:value-type="float" office:value="1" calcext:value-type="float">
            <text:p>1</text:p>
          </table:table-cell>
          <table:table-cell table:formula="of:=MAX(MIN(([results.I209] - [.I$1]) / ([.I$2] - [.I$1]); 1); 0)" office:value-type="float" office:value="0.589663333333333" calcext:value-type="float">
            <text:p>0.589663333333333</text:p>
          </table:table-cell>
          <table:table-cell table:formula="of:=[results.J209]" office:value-type="boolean" office:boolean-value="false" calcext:value-type="boolean">
            <text:p>FALSE</text:p>
          </table:table-cell>
          <table:table-cell table:style-name="ce31" table:formula="of:=1 - SUMPRODUCT([.C$3:.I$3]; [.C212:.I212]) / SUM([.C$3:.I$3])" office:value-type="percentage" office:value="0.447505037037037" calcext:value-type="percentage">
            <text:p>44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5.raw</text:p>
          </table:table-cell>
          <table:table-cell table:formula="of:=MAX(MIN(([results.C210] - [.C$1]) / ([.C$2] - [.C$1]); 1); 0)" office:value-type="float" office:value="0.57423" calcext:value-type="float">
            <text:p>0.57423</text:p>
          </table:table-cell>
          <table:table-cell table:formula="of:=MAX(MIN(([results.D210] - [.D$1]) / ([.D$2] - [.D$1]); 1); 0)" office:value-type="float" office:value="0" calcext:value-type="float">
            <text:p>0</text:p>
          </table:table-cell>
          <table:table-cell table:formula="of:=MAX(MIN(([results.E210] - [.E$1]) / ([.E$2] - [.E$1]); 1); 0)" office:value-type="float" office:value="0.193166666666667" calcext:value-type="float">
            <text:p>0.193166666666667</text:p>
          </table:table-cell>
          <table:table-cell table:formula="of:=MAX(MIN(([results.F210] - [.F$1]) / ([.F$2] - [.F$1]); 1); 0)" office:value-type="float" office:value="0.232593333333333" calcext:value-type="float">
            <text:p>0.232593333333333</text:p>
          </table:table-cell>
          <table:table-cell table:formula="of:=MAX(MIN(([results.G210] - [.G$1]) / ([.G$2] - [.G$1]); 1); 0)" office:value-type="float" office:value="1" calcext:value-type="float">
            <text:p>1</text:p>
          </table:table-cell>
          <table:table-cell table:formula="of:=MAX(MIN(([results.H210] - [.H$1]) / ([.H$2] - [.H$1]); 1); 0)" office:value-type="float" office:value="1" calcext:value-type="float">
            <text:p>1</text:p>
          </table:table-cell>
          <table:table-cell table:formula="of:=MAX(MIN(([results.I210] - [.I$1]) / ([.I$2] - [.I$1]); 1); 0)" office:value-type="float" office:value="0.634803333333333" calcext:value-type="float">
            <text:p>0.634803333333333</text:p>
          </table:table-cell>
          <table:table-cell table:formula="of:=[results.J210]" office:value-type="boolean" office:boolean-value="false" calcext:value-type="boolean">
            <text:p>FALSE</text:p>
          </table:table-cell>
          <table:table-cell table:style-name="ce31" table:formula="of:=1 - SUMPRODUCT([.C$3:.I$3]; [.C213:.I213]) / SUM([.C$3:.I$3])" office:value-type="percentage" office:value="0.430783925925926" calcext:value-type="percentage">
            <text:p>43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7.raw</text:p>
          </table:table-cell>
          <table:table-cell table:formula="of:=MAX(MIN(([results.C211] - [.C$1]) / ([.C$2] - [.C$1]); 1); 0)" office:value-type="float" office:value="0.751263333333333" calcext:value-type="float">
            <text:p>0.751263333333333</text:p>
          </table:table-cell>
          <table:table-cell table:formula="of:=MAX(MIN(([results.D211] - [.D$1]) / ([.D$2] - [.D$1]); 1); 0)" office:value-type="float" office:value="0" calcext:value-type="float">
            <text:p>0</text:p>
          </table:table-cell>
          <table:table-cell table:formula="of:=MAX(MIN(([results.E211] - [.E$1]) / ([.E$2] - [.E$1]); 1); 0)" office:value-type="float" office:value="0.507036666666667" calcext:value-type="float">
            <text:p>0.507036666666667</text:p>
          </table:table-cell>
          <table:table-cell table:formula="of:=MAX(MIN(([results.F211] - [.F$1]) / ([.F$2] - [.F$1]); 1); 0)" office:value-type="float" office:value="0" calcext:value-type="float">
            <text:p>0</text:p>
          </table:table-cell>
          <table:table-cell table:formula="of:=MAX(MIN(([results.G211] - [.G$1]) / ([.G$2] - [.G$1]); 1); 0)" office:value-type="float" office:value="1" calcext:value-type="float">
            <text:p>1</text:p>
          </table:table-cell>
          <table:table-cell table:formula="of:=MAX(MIN(([results.H211] - [.H$1]) / ([.H$2] - [.H$1]); 1); 0)" office:value-type="float" office:value="1" calcext:value-type="float">
            <text:p>1</text:p>
          </table:table-cell>
          <table:table-cell table:formula="of:=MAX(MIN(([results.I211] - [.I$1]) / ([.I$2] - [.I$1]); 1); 0)" office:value-type="float" office:value="0.50346" calcext:value-type="float">
            <text:p>0.50346</text:p>
          </table:table-cell>
          <table:table-cell table:formula="of:=[results.J211]" office:value-type="boolean" office:boolean-value="false" calcext:value-type="boolean">
            <text:p>FALSE</text:p>
          </table:table-cell>
          <table:table-cell table:style-name="ce31" table:formula="of:=1 - SUMPRODUCT([.C$3:.I$3]; [.C214:.I214]) / SUM([.C$3:.I$3])" office:value-type="percentage" office:value="0.459832962962963" calcext:value-type="percentage">
            <text:p>45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D4.raw</text:p>
          </table:table-cell>
          <table:table-cell table:formula="of:=MAX(MIN(([results.C212] - [.C$1]) / ([.C$2] - [.C$1]); 1); 0)" office:value-type="float" office:value="0.593106666666667" calcext:value-type="float">
            <text:p>0.593106666666667</text:p>
          </table:table-cell>
          <table:table-cell table:formula="of:=MAX(MIN(([results.D212] - [.D$1]) / ([.D$2] - [.D$1]); 1); 0)" office:value-type="float" office:value="0" calcext:value-type="float">
            <text:p>0</text:p>
          </table:table-cell>
          <table:table-cell table:formula="of:=MAX(MIN(([results.E212] - [.E$1]) / ([.E$2] - [.E$1]); 1); 0)" office:value-type="float" office:value="0.333066666666667" calcext:value-type="float">
            <text:p>0.333066666666667</text:p>
          </table:table-cell>
          <table:table-cell table:formula="of:=MAX(MIN(([results.F212] - [.F$1]) / ([.F$2] - [.F$1]); 1); 0)" office:value-type="float" office:value="1" calcext:value-type="float">
            <text:p>1</text:p>
          </table:table-cell>
          <table:table-cell table:formula="of:=MAX(MIN(([results.G212] - [.G$1]) / ([.G$2] - [.G$1]); 1); 0)" office:value-type="float" office:value="0.9692625" calcext:value-type="float">
            <text:p>0.9692625</text:p>
          </table:table-cell>
          <table:table-cell table:formula="of:=MAX(MIN(([results.H212] - [.H$1]) / ([.H$2] - [.H$1]); 1); 0)" office:value-type="float" office:value="1" calcext:value-type="float">
            <text:p>1</text:p>
          </table:table-cell>
          <table:table-cell table:formula="of:=MAX(MIN(([results.I212] - [.I$1]) / ([.I$2] - [.I$1]); 1); 0)" office:value-type="float" office:value="0.595443333333333" calcext:value-type="float">
            <text:p>0.595443333333333</text:p>
          </table:table-cell>
          <table:table-cell table:formula="of:=[results.J212]" office:value-type="boolean" office:boolean-value="false" calcext:value-type="boolean">
            <text:p>FALSE</text:p>
          </table:table-cell>
          <table:table-cell table:style-name="ce31" table:formula="of:=1 - SUMPRODUCT([.C$3:.I$3]; [.C215:.I215]) / SUM([.C$3:.I$3])" office:value-type="percentage" office:value="0.296680814814815" calcext:value-type="percentage">
            <text:p>29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.raw</text:p>
          </table:table-cell>
          <table:table-cell table:formula="of:=MAX(MIN(([results.C213] - [.C$1]) / ([.C$2] - [.C$1]); 1); 0)" office:value-type="float" office:value="0.56319" calcext:value-type="float">
            <text:p>0.56319</text:p>
          </table:table-cell>
          <table:table-cell table:formula="of:=MAX(MIN(([results.D213] - [.D$1]) / ([.D$2] - [.D$1]); 1); 0)" office:value-type="float" office:value="0" calcext:value-type="float">
            <text:p>0</text:p>
          </table:table-cell>
          <table:table-cell table:formula="of:=MAX(MIN(([results.E213] - [.E$1]) / ([.E$2] - [.E$1]); 1); 0)" office:value-type="float" office:value="0.180033333333333" calcext:value-type="float">
            <text:p>0.180033333333333</text:p>
          </table:table-cell>
          <table:table-cell table:formula="of:=MAX(MIN(([results.F213] - [.F$1]) / ([.F$2] - [.F$1]); 1); 0)" office:value-type="float" office:value="0" calcext:value-type="float">
            <text:p>0</text:p>
          </table:table-cell>
          <table:table-cell table:formula="of:=MAX(MIN(([results.G213] - [.G$1]) / ([.G$2] - [.G$1]); 1); 0)" office:value-type="float" office:value="0.5996175" calcext:value-type="float">
            <text:p>0.5996175</text:p>
          </table:table-cell>
          <table:table-cell table:formula="of:=MAX(MIN(([results.H213] - [.H$1]) / ([.H$2] - [.H$1]); 1); 0)" office:value-type="float" office:value="1" calcext:value-type="float">
            <text:p>1</text:p>
          </table:table-cell>
          <table:table-cell table:formula="of:=MAX(MIN(([results.I213] - [.I$1]) / ([.I$2] - [.I$1]); 1); 0)" office:value-type="float" office:value="0.613693333333333" calcext:value-type="float">
            <text:p>0.613693333333333</text:p>
          </table:table-cell>
          <table:table-cell table:formula="of:=[results.J213]" office:value-type="boolean" office:boolean-value="false" calcext:value-type="boolean">
            <text:p>FALSE</text:p>
          </table:table-cell>
          <table:table-cell table:style-name="ce31" table:formula="of:=1 - SUMPRODUCT([.C$3:.I$3]; [.C216:.I216]) / SUM([.C$3:.I$3])" office:value-type="percentage" office:value="0.514715555555556" calcext:value-type="percentage">
            <text:p>51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GUITAR.raw</text:p>
          </table:table-cell>
          <table:table-cell table:formula="of:=MAX(MIN(([results.C214] - [.C$1]) / ([.C$2] - [.C$1]); 1); 0)" office:value-type="float" office:value="1" calcext:value-type="float">
            <text:p>1</text:p>
          </table:table-cell>
          <table:table-cell table:formula="of:=MAX(MIN(([results.D214] - [.D$1]) / ([.D$2] - [.D$1]); 1); 0)" office:value-type="float" office:value="0" calcext:value-type="float">
            <text:p>0</text:p>
          </table:table-cell>
          <table:table-cell table:formula="of:=MAX(MIN(([results.E214] - [.E$1]) / ([.E$2] - [.E$1]); 1); 0)" office:value-type="float" office:value="0" calcext:value-type="float">
            <text:p>0</text:p>
          </table:table-cell>
          <table:table-cell table:formula="of:=MAX(MIN(([results.F214] - [.F$1]) / ([.F$2] - [.F$1]); 1); 0)" office:value-type="float" office:value="0.10212" calcext:value-type="float">
            <text:p>0.10212</text:p>
          </table:table-cell>
          <table:table-cell table:formula="of:=MAX(MIN(([results.G214] - [.G$1]) / ([.G$2] - [.G$1]); 1); 0)" office:value-type="float" office:value="0.1136425" calcext:value-type="float">
            <text:p>0.1136425</text:p>
          </table:table-cell>
          <table:table-cell table:formula="of:=MAX(MIN(([results.H214] - [.H$1]) / ([.H$2] - [.H$1]); 1); 0)" office:value-type="float" office:value="1" calcext:value-type="float">
            <text:p>1</text:p>
          </table:table-cell>
          <table:table-cell table:formula="of:=MAX(MIN(([results.I214] - [.I$1]) / ([.I$2] - [.I$1]); 1); 0)" office:value-type="float" office:value="0.353236666666666" calcext:value-type="float">
            <text:p>0.353236666666666</text:p>
          </table:table-cell>
          <table:table-cell table:formula="of:=[results.J214]" office:value-type="boolean" office:boolean-value="false" calcext:value-type="boolean">
            <text:p>FALSE</text:p>
          </table:table-cell>
          <table:table-cell table:style-name="ce31" table:formula="of:=1 - SUMPRODUCT([.C$3:.I$3]; [.C217:.I217]) / SUM([.C$3:.I$3])" office:value-type="percentage" office:value="0.537691185185185" calcext:value-type="percentage">
            <text:p>53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NOISE.raw</text:p>
          </table:table-cell>
          <table:table-cell table:formula="of:=MAX(MIN(([results.C215] - [.C$1]) / ([.C$2] - [.C$1]); 1); 0)" office:value-type="float" office:value="1" calcext:value-type="float">
            <text:p>1</text:p>
          </table:table-cell>
          <table:table-cell table:formula="of:=MAX(MIN(([results.D215] - [.D$1]) / ([.D$2] - [.D$1]); 1); 0)" office:value-type="float" office:value="0.497166666666667" calcext:value-type="float">
            <text:p>0.497166666666667</text:p>
          </table:table-cell>
          <table:table-cell table:formula="of:=MAX(MIN(([results.E215] - [.E$1]) / ([.E$2] - [.E$1]); 1); 0)" office:value-type="float" office:value="0.51877" calcext:value-type="float">
            <text:p>0.51877</text:p>
          </table:table-cell>
          <table:table-cell table:formula="of:=MAX(MIN(([results.F215] - [.F$1]) / ([.F$2] - [.F$1]); 1); 0)" office:value-type="float" office:value="0.0774666666666668" calcext:value-type="float">
            <text:p>0.0774666666666668</text:p>
          </table:table-cell>
          <table:table-cell table:formula="of:=MAX(MIN(([results.G215] - [.G$1]) / ([.G$2] - [.G$1]); 1); 0)" office:value-type="float" office:value="1" calcext:value-type="float">
            <text:p>1</text:p>
          </table:table-cell>
          <table:table-cell table:formula="of:=MAX(MIN(([results.H215] - [.H$1]) / ([.H$2] - [.H$1]); 1); 0)" office:value-type="float" office:value="1" calcext:value-type="float">
            <text:p>1</text:p>
          </table:table-cell>
          <table:table-cell table:formula="of:=MAX(MIN(([results.I215] - [.I$1]) / ([.I$2] - [.I$1]); 1); 0)" office:value-type="float" office:value="0.117033333333333" calcext:value-type="float">
            <text:p>0.117033333333333</text:p>
          </table:table-cell>
          <table:table-cell table:formula="of:=[results.J215]" office:value-type="boolean" office:boolean-value="false" calcext:value-type="boolean">
            <text:p>FALSE</text:p>
          </table:table-cell>
          <table:table-cell table:style-name="ce31" table:formula="of:=1 - SUMPRODUCT([.C$3:.I$3]; [.C218:.I218]) / SUM([.C$3:.I$3])" office:value-type="percentage" office:value="0.437479111111111" calcext:value-type="percentage">
            <text:p>43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ORGAN.raw</text:p>
          </table:table-cell>
          <table:table-cell table:formula="of:=MAX(MIN(([results.C216] - [.C$1]) / ([.C$2] - [.C$1]); 1); 0)" office:value-type="float" office:value="1" calcext:value-type="float">
            <text:p>1</text:p>
          </table:table-cell>
          <table:table-cell table:formula="of:=MAX(MIN(([results.D216] - [.D$1]) / ([.D$2] - [.D$1]); 1); 0)" office:value-type="float" office:value="0" calcext:value-type="float">
            <text:p>0</text:p>
          </table:table-cell>
          <table:table-cell table:formula="of:=MAX(MIN(([results.E216] - [.E$1]) / ([.E$2] - [.E$1]); 1); 0)" office:value-type="float" office:value="0" calcext:value-type="float">
            <text:p>0</text:p>
          </table:table-cell>
          <table:table-cell table:formula="of:=MAX(MIN(([results.F216] - [.F$1]) / ([.F$2] - [.F$1]); 1); 0)" office:value-type="float" office:value="1" calcext:value-type="float">
            <text:p>1</text:p>
          </table:table-cell>
          <table:table-cell table:formula="of:=MAX(MIN(([results.G216] - [.G$1]) / ([.G$2] - [.G$1]); 1); 0)" office:value-type="float" office:value="0.08765" calcext:value-type="float">
            <text:p>0.08765</text:p>
          </table:table-cell>
          <table:table-cell table:formula="of:=MAX(MIN(([results.H216] - [.H$1]) / ([.H$2] - [.H$1]); 1); 0)" office:value-type="float" office:value="1" calcext:value-type="float">
            <text:p>1</text:p>
          </table:table-cell>
          <table:table-cell table:formula="of:=MAX(MIN(([results.I216] - [.I$1]) / ([.I$2] - [.I$1]); 1); 0)" office:value-type="float" office:value="0.11486" calcext:value-type="float">
            <text:p>0.11486</text:p>
          </table:table-cell>
          <table:table-cell table:formula="of:=[results.J216]" office:value-type="boolean" office:boolean-value="false" calcext:value-type="boolean">
            <text:p>FALSE</text:p>
          </table:table-cell>
          <table:table-cell table:style-name="ce31" table:formula="of:=1 - SUMPRODUCT([.C$3:.I$3]; [.C219:.I219]) / SUM([.C$3:.I$3])" office:value-type="percentage" office:value="0.433351111111111" calcext:value-type="percentage">
            <text:p>43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PIANO.raw</text:p>
          </table:table-cell>
          <table:table-cell table:formula="of:=MAX(MIN(([results.C217] - [.C$1]) / ([.C$2] - [.C$1]); 1); 0)" office:value-type="float" office:value="1" calcext:value-type="float">
            <text:p>1</text:p>
          </table:table-cell>
          <table:table-cell table:formula="of:=MAX(MIN(([results.D217] - [.D$1]) / ([.D$2] - [.D$1]); 1); 0)" office:value-type="float" office:value="0" calcext:value-type="float">
            <text:p>0</text:p>
          </table:table-cell>
          <table:table-cell table:formula="of:=MAX(MIN(([results.E217] - [.E$1]) / ([.E$2] - [.E$1]); 1); 0)" office:value-type="float" office:value="0" calcext:value-type="float">
            <text:p>0</text:p>
          </table:table-cell>
          <table:table-cell table:formula="of:=MAX(MIN(([results.F217] - [.F$1]) / ([.F$2] - [.F$1]); 1); 0)" office:value-type="float" office:value="1" calcext:value-type="float">
            <text:p>1</text:p>
          </table:table-cell>
          <table:table-cell table:formula="of:=MAX(MIN(([results.G217] - [.G$1]) / ([.G$2] - [.G$1]); 1); 0)" office:value-type="float" office:value="0.269285" calcext:value-type="float">
            <text:p>0.269285</text:p>
          </table:table-cell>
          <table:table-cell table:formula="of:=MAX(MIN(([results.H217] - [.H$1]) / ([.H$2] - [.H$1]); 1); 0)" office:value-type="float" office:value="1" calcext:value-type="float">
            <text:p>1</text:p>
          </table:table-cell>
          <table:table-cell table:formula="of:=MAX(MIN(([results.I217] - [.I$1]) / ([.I$2] - [.I$1]); 1); 0)" office:value-type="float" office:value="0.03148" calcext:value-type="float">
            <text:p>0.03148</text:p>
          </table:table-cell>
          <table:table-cell table:formula="of:=[results.J217]" office:value-type="boolean" office:boolean-value="false" calcext:value-type="boolean">
            <text:p>FALSE</text:p>
          </table:table-cell>
          <table:table-cell table:style-name="ce31" table:formula="of:=1 - SUMPRODUCT([.C$3:.I$3]; [.C220:.I220]) / SUM([.C$3:.I$3])" office:value-type="percentage" office:value="0.435734666666667" calcext:value-type="percentage">
            <text:p>43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AW.raw</text:p>
          </table:table-cell>
          <table:table-cell table:formula="of:=MAX(MIN(([results.C218] - [.C$1]) / ([.C$2] - [.C$1]); 1); 0)" office:value-type="float" office:value="1" calcext:value-type="float">
            <text:p>1</text:p>
          </table:table-cell>
          <table:table-cell table:formula="of:=MAX(MIN(([results.D218] - [.D$1]) / ([.D$2] - [.D$1]); 1); 0)" office:value-type="float" office:value="0" calcext:value-type="float">
            <text:p>0</text:p>
          </table:table-cell>
          <table:table-cell table:formula="of:=MAX(MIN(([results.E218] - [.E$1]) / ([.E$2] - [.E$1]); 1); 0)" office:value-type="float" office:value="0" calcext:value-type="float">
            <text:p>0</text:p>
          </table:table-cell>
          <table:table-cell table:formula="of:=MAX(MIN(([results.F218] - [.F$1]) / ([.F$2] - [.F$1]); 1); 0)" office:value-type="float" office:value="1" calcext:value-type="float">
            <text:p>1</text:p>
          </table:table-cell>
          <table:table-cell table:formula="of:=MAX(MIN(([results.G218] - [.G$1]) / ([.G$2] - [.G$1]); 1); 0)" office:value-type="float" office:value="0.24266" calcext:value-type="float">
            <text:p>0.24266</text:p>
          </table:table-cell>
          <table:table-cell table:formula="of:=MAX(MIN(([results.H218] - [.H$1]) / ([.H$2] - [.H$1]); 1); 0)" office:value-type="float" office:value="1" calcext:value-type="float">
            <text:p>1</text:p>
          </table:table-cell>
          <table:table-cell table:formula="of:=MAX(MIN(([results.I218] - [.I$1]) / ([.I$2] - [.I$1]); 1); 0)" office:value-type="float" office:value="0.10524" calcext:value-type="float">
            <text:p>0.10524</text:p>
          </table:table-cell>
          <table:table-cell table:formula="of:=[results.J218]" office:value-type="boolean" office:boolean-value="false" calcext:value-type="boolean">
            <text:p>FALSE</text:p>
          </table:table-cell>
          <table:table-cell table:style-name="ce31" table:formula="of:=1 - SUMPRODUCT([.C$3:.I$3]; [.C221:.I221]) / SUM([.C$3:.I$3])" office:value-type="percentage" office:value="0.421710222222222" calcext:value-type="percentage">
            <text:p>42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INE.raw</text:p>
          </table:table-cell>
          <table:table-cell table:formula="of:=MAX(MIN(([results.C219] - [.C$1]) / ([.C$2] - [.C$1]); 1); 0)" office:value-type="float" office:value="1" calcext:value-type="float">
            <text:p>1</text:p>
          </table:table-cell>
          <table:table-cell table:formula="of:=MAX(MIN(([results.D219] - [.D$1]) / ([.D$2] - [.D$1]); 1); 0)" office:value-type="float" office:value="0" calcext:value-type="float">
            <text:p>0</text:p>
          </table:table-cell>
          <table:table-cell table:formula="of:=MAX(MIN(([results.E219] - [.E$1]) / ([.E$2] - [.E$1]); 1); 0)" office:value-type="float" office:value="0.167843333333333" calcext:value-type="float">
            <text:p>0.167843333333333</text:p>
          </table:table-cell>
          <table:table-cell table:formula="of:=MAX(MIN(([results.F219] - [.F$1]) / ([.F$2] - [.F$1]); 1); 0)" office:value-type="float" office:value="0.563626666666667" calcext:value-type="float">
            <text:p>0.563626666666667</text:p>
          </table:table-cell>
          <table:table-cell table:formula="of:=MAX(MIN(([results.G219] - [.G$1]) / ([.G$2] - [.G$1]); 1); 0)" office:value-type="float" office:value="0.406025" calcext:value-type="float">
            <text:p>0.406025</text:p>
          </table:table-cell>
          <table:table-cell table:formula="of:=MAX(MIN(([results.H219] - [.H$1]) / ([.H$2] - [.H$1]); 1); 0)" office:value-type="float" office:value="1" calcext:value-type="float">
            <text:p>1</text:p>
          </table:table-cell>
          <table:table-cell table:formula="of:=MAX(MIN(([results.I219] - [.I$1]) / ([.I$2] - [.I$1]); 1); 0)" office:value-type="float" office:value="0.123466666666667" calcext:value-type="float">
            <text:p>0.123466666666667</text:p>
          </table:table-cell>
          <table:table-cell table:formula="of:=[results.J219]" office:value-type="boolean" office:boolean-value="false" calcext:value-type="boolean">
            <text:p>FALSE</text:p>
          </table:table-cell>
          <table:table-cell table:style-name="ce31" table:formula="of:=1 - SUMPRODUCT([.C$3:.I$3]; [.C222:.I222]) / SUM([.C$3:.I$3])" office:value-type="percentage" office:value="0.473256296296296" calcext:value-type="percentage">
            <text:p>47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QUARE.raw</text:p>
          </table:table-cell>
          <table:table-cell table:formula="of:=MAX(MIN(([results.C220] - [.C$1]) / ([.C$2] - [.C$1]); 1); 0)" office:value-type="float" office:value="1" calcext:value-type="float">
            <text:p>1</text:p>
          </table:table-cell>
          <table:table-cell table:formula="of:=MAX(MIN(([results.D220] - [.D$1]) / ([.D$2] - [.D$1]); 1); 0)" office:value-type="float" office:value="0" calcext:value-type="float">
            <text:p>0</text:p>
          </table:table-cell>
          <table:table-cell table:formula="of:=MAX(MIN(([results.E220] - [.E$1]) / ([.E$2] - [.E$1]); 1); 0)" office:value-type="float" office:value="0.254633333333333" calcext:value-type="float">
            <text:p>0.254633333333333</text:p>
          </table:table-cell>
          <table:table-cell table:formula="of:=MAX(MIN(([results.F220] - [.F$1]) / ([.F$2] - [.F$1]); 1); 0)" office:value-type="float" office:value="0.8739" calcext:value-type="float">
            <text:p>0.8739</text:p>
          </table:table-cell>
          <table:table-cell table:formula="of:=MAX(MIN(([results.G220] - [.G$1]) / ([.G$2] - [.G$1]); 1); 0)" office:value-type="float" office:value="0.4612725" calcext:value-type="float">
            <text:p>0.4612725</text:p>
          </table:table-cell>
          <table:table-cell table:formula="of:=MAX(MIN(([results.H220] - [.H$1]) / ([.H$2] - [.H$1]); 1); 0)" office:value-type="float" office:value="1" calcext:value-type="float">
            <text:p>1</text:p>
          </table:table-cell>
          <table:table-cell table:formula="of:=MAX(MIN(([results.I220] - [.I$1]) / ([.I$2] - [.I$1]); 1); 0)" office:value-type="float" office:value="0.12048" calcext:value-type="float">
            <text:p>0.12048</text:p>
          </table:table-cell>
          <table:table-cell table:formula="of:=[results.J220]" office:value-type="boolean" office:boolean-value="false" calcext:value-type="boolean">
            <text:p>FALSE</text:p>
          </table:table-cell>
          <table:table-cell table:style-name="ce31" table:formula="of:=1 - SUMPRODUCT([.C$3:.I$3]; [.C223:.I223]) / SUM([.C$3:.I$3])" office:value-type="percentage" office:value="0.409992074074074" calcext:value-type="percentage">
            <text:p>41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WEEP.raw</text:p>
          </table:table-cell>
          <table:table-cell table:formula="of:=MAX(MIN(([results.C221] - [.C$1]) / ([.C$2] - [.C$1]); 1); 0)" office:value-type="float" office:value="1" calcext:value-type="float">
            <text:p>1</text:p>
          </table:table-cell>
          <table:table-cell table:formula="of:=MAX(MIN(([results.D221] - [.D$1]) / ([.D$2] - [.D$1]); 1); 0)" office:value-type="float" office:value="0" calcext:value-type="float">
            <text:p>0</text:p>
          </table:table-cell>
          <table:table-cell table:formula="of:=MAX(MIN(([results.E221] - [.E$1]) / ([.E$2] - [.E$1]); 1); 0)" office:value-type="float" office:value="0" calcext:value-type="float">
            <text:p>0</text:p>
          </table:table-cell>
          <table:table-cell table:formula="of:=MAX(MIN(([results.F221] - [.F$1]) / ([.F$2] - [.F$1]); 1); 0)" office:value-type="float" office:value="0" calcext:value-type="float">
            <text:p>0</text:p>
          </table:table-cell>
          <table:table-cell table:formula="of:=MAX(MIN(([results.G221] - [.G$1]) / ([.G$2] - [.G$1]); 1); 0)" office:value-type="float" office:value="0.0612225" calcext:value-type="float">
            <text:p>0.0612225</text:p>
          </table:table-cell>
          <table:table-cell table:formula="of:=MAX(MIN(([results.H221] - [.H$1]) / ([.H$2] - [.H$1]); 1); 0)" office:value-type="float" office:value="1" calcext:value-type="float">
            <text:p>1</text:p>
          </table:table-cell>
          <table:table-cell table:formula="of:=MAX(MIN(([results.I221] - [.I$1]) / ([.I$2] - [.I$1]); 1); 0)" office:value-type="float" office:value="0.80576" calcext:value-type="float">
            <text:p>0.80576</text:p>
          </table:table-cell>
          <table:table-cell table:formula="of:=[results.J221]" office:value-type="boolean" office:boolean-value="false" calcext:value-type="boolean">
            <text:p>FALSE</text:p>
          </table:table-cell>
          <table:table-cell table:style-name="ce31" table:formula="of:=1 - SUMPRODUCT([.C$3:.I$3]; [.C224:.I224]) / SUM([.C$3:.I$3])" office:value-type="percentage" office:value="0.459944666666667" calcext:value-type="percentage">
            <text:p>45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HEREMIN.raw</text:p>
          </table:table-cell>
          <table:table-cell table:formula="of:=MAX(MIN(([results.C222] - [.C$1]) / ([.C$2] - [.C$1]); 1); 0)" office:value-type="float" office:value="1" calcext:value-type="float">
            <text:p>1</text:p>
          </table:table-cell>
          <table:table-cell table:formula="of:=MAX(MIN(([results.D222] - [.D$1]) / ([.D$2] - [.D$1]); 1); 0)" office:value-type="float" office:value="0" calcext:value-type="float">
            <text:p>0</text:p>
          </table:table-cell>
          <table:table-cell table:formula="of:=MAX(MIN(([results.E222] - [.E$1]) / ([.E$2] - [.E$1]); 1); 0)" office:value-type="float" office:value="0" calcext:value-type="float">
            <text:p>0</text:p>
          </table:table-cell>
          <table:table-cell table:formula="of:=MAX(MIN(([results.F222] - [.F$1]) / ([.F$2] - [.F$1]); 1); 0)" office:value-type="float" office:value="0.126813333333333" calcext:value-type="float">
            <text:p>0.126813333333333</text:p>
          </table:table-cell>
          <table:table-cell table:formula="of:=MAX(MIN(([results.G222] - [.G$1]) / ([.G$2] - [.G$1]); 1); 0)" office:value-type="float" office:value="0.029775" calcext:value-type="float">
            <text:p>0.029775</text:p>
          </table:table-cell>
          <table:table-cell table:formula="of:=MAX(MIN(([results.H222] - [.H$1]) / ([.H$2] - [.H$1]); 1); 0)" office:value-type="float" office:value="1" calcext:value-type="float">
            <text:p>1</text:p>
          </table:table-cell>
          <table:table-cell table:formula="of:=MAX(MIN(([results.I222] - [.I$1]) / ([.I$2] - [.I$1]); 1); 0)" office:value-type="float" office:value="0.82445" calcext:value-type="float">
            <text:p>0.82445</text:p>
          </table:table-cell>
          <table:table-cell table:formula="of:=[results.J222]" office:value-type="boolean" office:boolean-value="false" calcext:value-type="boolean">
            <text:p>FALSE</text:p>
          </table:table-cell>
          <table:table-cell table:style-name="ce31" table:formula="of:=1 - SUMPRODUCT([.C$3:.I$3]; [.C225:.I225]) / SUM([.C$3:.I$3])" office:value-type="percentage" office:value="0.436042074074074" calcext:value-type="percentage">
            <text:p>43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rumpet 2.raw</text:p>
          </table:table-cell>
          <table:table-cell table:formula="of:=MAX(MIN(([results.C223] - [.C$1]) / ([.C$2] - [.C$1]); 1); 0)" office:value-type="float" office:value="1" calcext:value-type="float">
            <text:p>1</text:p>
          </table:table-cell>
          <table:table-cell table:formula="of:=MAX(MIN(([results.D223] - [.D$1]) / ([.D$2] - [.D$1]); 1); 0)" office:value-type="float" office:value="0" calcext:value-type="float">
            <text:p>0</text:p>
          </table:table-cell>
          <table:table-cell table:formula="of:=MAX(MIN(([results.E223] - [.E$1]) / ([.E$2] - [.E$1]); 1); 0)" office:value-type="float" office:value="0" calcext:value-type="float">
            <text:p>0</text:p>
          </table:table-cell>
          <table:table-cell table:formula="of:=MAX(MIN(([results.F223] - [.F$1]) / ([.F$2] - [.F$1]); 1); 0)" office:value-type="float" office:value="1" calcext:value-type="float">
            <text:p>1</text:p>
          </table:table-cell>
          <table:table-cell table:formula="of:=MAX(MIN(([results.G223] - [.G$1]) / ([.G$2] - [.G$1]); 1); 0)" office:value-type="float" office:value="0.2104175" calcext:value-type="float">
            <text:p>0.2104175</text:p>
          </table:table-cell>
          <table:table-cell table:formula="of:=MAX(MIN(([results.H223] - [.H$1]) / ([.H$2] - [.H$1]); 1); 0)" office:value-type="float" office:value="1" calcext:value-type="float">
            <text:p>1</text:p>
          </table:table-cell>
          <table:table-cell table:formula="of:=MAX(MIN(([results.I223] - [.I$1]) / ([.I$2] - [.I$1]); 1); 0)" office:value-type="float" office:value="0.252066666666667" calcext:value-type="float">
            <text:p>0.252066666666667</text:p>
          </table:table-cell>
          <table:table-cell table:formula="of:=[results.J223]" office:value-type="boolean" office:boolean-value="false" calcext:value-type="boolean">
            <text:p>FALSE</text:p>
          </table:table-cell>
          <table:table-cell table:style-name="ce31" table:formula="of:=1 - SUMPRODUCT([.C$3:.I$3]; [.C226:.I226]) / SUM([.C$3:.I$3])" office:value-type="percentage" office:value="0.391948074074074" calcext:value-type="percentage">
            <text:p>39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RUMPET.raw</text:p>
          </table:table-cell>
          <table:table-cell table:formula="of:=MAX(MIN(([results.C224] - [.C$1]) / ([.C$2] - [.C$1]); 1); 0)" office:value-type="float" office:value="1" calcext:value-type="float">
            <text:p>1</text:p>
          </table:table-cell>
          <table:table-cell table:formula="of:=MAX(MIN(([results.D224] - [.D$1]) / ([.D$2] - [.D$1]); 1); 0)" office:value-type="float" office:value="0" calcext:value-type="float">
            <text:p>0</text:p>
          </table:table-cell>
          <table:table-cell table:formula="of:=MAX(MIN(([results.E224] - [.E$1]) / ([.E$2] - [.E$1]); 1); 0)" office:value-type="float" office:value="0" calcext:value-type="float">
            <text:p>0</text:p>
          </table:table-cell>
          <table:table-cell table:formula="of:=MAX(MIN(([results.F224] - [.F$1]) / ([.F$2] - [.F$1]); 1); 0)" office:value-type="float" office:value="1" calcext:value-type="float">
            <text:p>1</text:p>
          </table:table-cell>
          <table:table-cell table:formula="of:=MAX(MIN(([results.G224] - [.G$1]) / ([.G$2] - [.G$1]); 1); 0)" office:value-type="float" office:value="0.21703" calcext:value-type="float">
            <text:p>0.21703</text:p>
          </table:table-cell>
          <table:table-cell table:formula="of:=MAX(MIN(([results.H224] - [.H$1]) / ([.H$2] - [.H$1]); 1); 0)" office:value-type="float" office:value="1" calcext:value-type="float">
            <text:p>1</text:p>
          </table:table-cell>
          <table:table-cell table:formula="of:=MAX(MIN(([results.I224] - [.I$1]) / ([.I$2] - [.I$1]); 1); 0)" office:value-type="float" office:value="0.370096666666667" calcext:value-type="float">
            <text:p>0.370096666666667</text:p>
          </table:table-cell>
          <table:table-cell table:formula="of:=[results.J224]" office:value-type="boolean" office:boolean-value="false" calcext:value-type="boolean">
            <text:p>FALSE</text:p>
          </table:table-cell>
          <table:table-cell table:style-name="ce31" table:formula="of:=1 - SUMPRODUCT([.C$3:.I$3]; [.C227:.I227]) / SUM([.C$3:.I$3])" office:value-type="percentage" office:value="0.365131407407407" calcext:value-type="percentage">
            <text:p>36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VIOLIN.raw</text:p>
          </table:table-cell>
          <table:table-cell table:formula="of:=MAX(MIN(([results.C225] - [.C$1]) / ([.C$2] - [.C$1]); 1); 0)" office:value-type="float" office:value="1" calcext:value-type="float">
            <text:p>1</text:p>
          </table:table-cell>
          <table:table-cell table:formula="of:=MAX(MIN(([results.D225] - [.D$1]) / ([.D$2] - [.D$1]); 1); 0)" office:value-type="float" office:value="0" calcext:value-type="float">
            <text:p>0</text:p>
          </table:table-cell>
          <table:table-cell table:formula="of:=MAX(MIN(([results.E225] - [.E$1]) / ([.E$2] - [.E$1]); 1); 0)" office:value-type="float" office:value="0.339736666666667" calcext:value-type="float">
            <text:p>0.339736666666667</text:p>
          </table:table-cell>
          <table:table-cell table:formula="of:=MAX(MIN(([results.F225] - [.F$1]) / ([.F$2] - [.F$1]); 1); 0)" office:value-type="float" office:value="0.844733333333334" calcext:value-type="float">
            <text:p>0.844733333333334</text:p>
          </table:table-cell>
          <table:table-cell table:formula="of:=MAX(MIN(([results.G225] - [.G$1]) / ([.G$2] - [.G$1]); 1); 0)" office:value-type="float" office:value="1" calcext:value-type="float">
            <text:p>1</text:p>
          </table:table-cell>
          <table:table-cell table:formula="of:=MAX(MIN(([results.H225] - [.H$1]) / ([.H$2] - [.H$1]); 1); 0)" office:value-type="float" office:value="1" calcext:value-type="float">
            <text:p>1</text:p>
          </table:table-cell>
          <table:table-cell table:formula="of:=MAX(MIN(([results.I225] - [.I$1]) / ([.I$2] - [.I$1]); 1); 0)" office:value-type="float" office:value="0.600393333333333" calcext:value-type="float">
            <text:p>0.600393333333333</text:p>
          </table:table-cell>
          <table:table-cell table:formula="of:=[results.J225]" office:value-type="boolean" office:boolean-value="false" calcext:value-type="boolean">
            <text:p>FALSE</text:p>
          </table:table-cell>
          <table:table-cell table:style-name="ce31" table:formula="of:=1 - SUMPRODUCT([.C$3:.I$3]; [.C228:.I228]) / SUM([.C$3:.I$3])" office:value-type="percentage" office:value="0.256860592592592" calcext:value-type="percentage">
            <text:p>25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lence.raw</text:p>
          </table:table-cell>
          <table:table-cell table:formula="of:=MAX(MIN(([results.C226] - [.C$1]) / ([.C$2] - [.C$1]); 1); 0)" office:value-type="float" office:value="1" calcext:value-type="float">
            <text:p>1</text:p>
          </table:table-cell>
          <table:table-cell table:formula="of:=MAX(MIN(([results.D226] - [.D$1]) / ([.D$2] - [.D$1]); 1); 0)" office:value-type="float" office:value="0" calcext:value-type="float">
            <text:p>0</text:p>
          </table:table-cell>
          <table:table-cell table:formula="of:=MAX(MIN(([results.E226] - [.E$1]) / ([.E$2] - [.E$1]); 1); 0)" office:value-type="float" office:value="0.5532" calcext:value-type="float">
            <text:p>0.5532</text:p>
          </table:table-cell>
          <table:table-cell table:formula="of:=MAX(MIN(([results.F226] - [.F$1]) / ([.F$2] - [.F$1]); 1); 0)" office:value-type="float" office:value="0.223513333333333" calcext:value-type="float">
            <text:p>0.223513333333333</text:p>
          </table:table-cell>
          <table:table-cell table:formula="of:=MAX(MIN(([results.G226] - [.G$1]) / ([.G$2] - [.G$1]); 1); 0)" office:value-type="float" office:value="1" calcext:value-type="float">
            <text:p>1</text:p>
          </table:table-cell>
          <table:table-cell table:formula="of:=MAX(MIN(([results.H226] - [.H$1]) / ([.H$2] - [.H$1]); 1); 0)" office:value-type="float" office:value="1" calcext:value-type="float">
            <text:p>1</text:p>
          </table:table-cell>
          <table:table-cell table:formula="of:=MAX(MIN(([results.I226] - [.I$1]) / ([.I$2] - [.I$1]); 1); 0)" office:value-type="float" office:value="1" calcext:value-type="float">
            <text:p>1</text:p>
          </table:table-cell>
          <table:table-cell table:formula="of:=[results.J226]" office:value-type="boolean" office:boolean-value="false" calcext:value-type="boolean">
            <text:p>FALSE</text:p>
          </table:table-cell>
          <table:table-cell table:style-name="ce31" table:formula="of:=1 - SUMPRODUCT([.C$3:.I$3]; [.C229:.I229]) / SUM([.C$3:.I$3])" office:value-type="percentage" office:value="0.269010962962963" calcext:value-type="percentage">
            <text:p>26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neC5.raw</text:p>
          </table:table-cell>
          <table:table-cell table:formula="of:=MAX(MIN(([results.C227] - [.C$1]) / ([.C$2] - [.C$1]); 1); 0)" office:value-type="float" office:value="1" calcext:value-type="float">
            <text:p>1</text:p>
          </table:table-cell>
          <table:table-cell table:formula="of:=MAX(MIN(([results.D227] - [.D$1]) / ([.D$2] - [.D$1]); 1); 0)" office:value-type="float" office:value="0" calcext:value-type="float">
            <text:p>0</text:p>
          </table:table-cell>
          <table:table-cell table:formula="of:=MAX(MIN(([results.E227] - [.E$1]) / ([.E$2] - [.E$1]); 1); 0)" office:value-type="float" office:value="0" calcext:value-type="float">
            <text:p>0</text:p>
          </table:table-cell>
          <table:table-cell table:formula="of:=MAX(MIN(([results.F227] - [.F$1]) / ([.F$2] - [.F$1]); 1); 0)" office:value-type="float" office:value="0.43636" calcext:value-type="float">
            <text:p>0.43636</text:p>
          </table:table-cell>
          <table:table-cell table:formula="of:=MAX(MIN(([results.G227] - [.G$1]) / ([.G$2] - [.G$1]); 1); 0)" office:value-type="float" office:value="0.055985" calcext:value-type="float">
            <text:p>0.055985</text:p>
          </table:table-cell>
          <table:table-cell table:formula="of:=MAX(MIN(([results.H227] - [.H$1]) / ([.H$2] - [.H$1]); 1); 0)" office:value-type="float" office:value="1" calcext:value-type="float">
            <text:p>1</text:p>
          </table:table-cell>
          <table:table-cell table:formula="of:=MAX(MIN(([results.I227] - [.I$1]) / ([.I$2] - [.I$1]); 1); 0)" office:value-type="float" office:value="0.400966666666667" calcext:value-type="float">
            <text:p>0.400966666666667</text:p>
          </table:table-cell>
          <table:table-cell table:formula="of:=[results.J227]" office:value-type="boolean" office:boolean-value="false" calcext:value-type="boolean">
            <text:p>FALSE</text:p>
          </table:table-cell>
          <table:table-cell table:style-name="ce31" table:formula="of:=1 - SUMPRODUCT([.C$3:.I$3]; [.C230:.I230]) / SUM([.C$3:.I$3])" office:value-type="percentage" office:value="0.472789185185185" calcext:value-type="percentage">
            <text:p>47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ne.raw</text:p>
          </table:table-cell>
          <table:table-cell table:formula="of:=MAX(MIN(([results.C228] - [.C$1]) / ([.C$2] - [.C$1]); 1); 0)" office:value-type="float" office:value="1" calcext:value-type="float">
            <text:p>1</text:p>
          </table:table-cell>
          <table:table-cell table:formula="of:=MAX(MIN(([results.D228] - [.D$1]) / ([.D$2] - [.D$1]); 1); 0)" office:value-type="float" office:value="0" calcext:value-type="float">
            <text:p>0</text:p>
          </table:table-cell>
          <table:table-cell table:formula="of:=MAX(MIN(([results.E228] - [.E$1]) / ([.E$2] - [.E$1]); 1); 0)" office:value-type="float" office:value="0" calcext:value-type="float">
            <text:p>0</text:p>
          </table:table-cell>
          <table:table-cell table:formula="of:=MAX(MIN(([results.F228] - [.F$1]) / ([.F$2] - [.F$1]); 1); 0)" office:value-type="float" office:value="0.412373333333333" calcext:value-type="float">
            <text:p>0.412373333333333</text:p>
          </table:table-cell>
          <table:table-cell table:formula="of:=MAX(MIN(([results.G228] - [.G$1]) / ([.G$2] - [.G$1]); 1); 0)" office:value-type="float" office:value="0.1128825" calcext:value-type="float">
            <text:p>0.1128825</text:p>
          </table:table-cell>
          <table:table-cell table:formula="of:=MAX(MIN(([results.H228] - [.H$1]) / ([.H$2] - [.H$1]); 1); 0)" office:value-type="float" office:value="1" calcext:value-type="float">
            <text:p>1</text:p>
          </table:table-cell>
          <table:table-cell table:formula="of:=MAX(MIN(([results.I228] - [.I$1]) / ([.I$2] - [.I$1]); 1); 0)" office:value-type="float" office:value="0.41775" calcext:value-type="float">
            <text:p>0.41775</text:p>
          </table:table-cell>
          <table:table-cell table:formula="of:=[results.J228]" office:value-type="boolean" office:boolean-value="false" calcext:value-type="boolean">
            <text:p>FALSE</text:p>
          </table:table-cell>
          <table:table-cell table:style-name="ce31" table:formula="of:=1 - SUMPRODUCT([.C$3:.I$3]; [.C231:.I231]) / SUM([.C$3:.I$3])" office:value-type="percentage" office:value="0.468266296296296" calcext:value-type="percentage">
            <text:p>46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B4.raw</text:p>
          </table:table-cell>
          <table:table-cell table:formula="of:=MAX(MIN(([results.C229] - [.C$1]) / ([.C$2] - [.C$1]); 1); 0)" office:value-type="float" office:value="1" calcext:value-type="float">
            <text:p>1</text:p>
          </table:table-cell>
          <table:table-cell table:formula="of:=MAX(MIN(([results.D229] - [.D$1]) / ([.D$2] - [.D$1]); 1); 0)" office:value-type="float" office:value="0" calcext:value-type="float">
            <text:p>0</text:p>
          </table:table-cell>
          <table:table-cell table:formula="of:=MAX(MIN(([results.E229] - [.E$1]) / ([.E$2] - [.E$1]); 1); 0)" office:value-type="float" office:value="0.303986666666667" calcext:value-type="float">
            <text:p>0.303986666666667</text:p>
          </table:table-cell>
          <table:table-cell table:formula="of:=MAX(MIN(([results.F229] - [.F$1]) / ([.F$2] - [.F$1]); 1); 0)" office:value-type="float" office:value="1" calcext:value-type="float">
            <text:p>1</text:p>
          </table:table-cell>
          <table:table-cell table:formula="of:=MAX(MIN(([results.G229] - [.G$1]) / ([.G$2] - [.G$1]); 1); 0)" office:value-type="float" office:value="1" calcext:value-type="float">
            <text:p>1</text:p>
          </table:table-cell>
          <table:table-cell table:formula="of:=MAX(MIN(([results.H229] - [.H$1]) / ([.H$2] - [.H$1]); 1); 0)" office:value-type="float" office:value="1" calcext:value-type="float">
            <text:p>1</text:p>
          </table:table-cell>
          <table:table-cell table:formula="of:=MAX(MIN(([results.I229] - [.I$1]) / ([.I$2] - [.I$1]); 1); 0)" office:value-type="float" office:value="0.55584" calcext:value-type="float">
            <text:p>0.55584</text:p>
          </table:table-cell>
          <table:table-cell table:formula="of:=[results.J229]" office:value-type="boolean" office:boolean-value="false" calcext:value-type="boolean">
            <text:p>FALSE</text:p>
          </table:table-cell>
          <table:table-cell table:style-name="ce31" table:formula="of:=1 - SUMPRODUCT([.C$3:.I$3]; [.C232:.I232]) / SUM([.C$3:.I$3])" office:value-type="percentage" office:value="0.240747259259259" calcext:value-type="percentage">
            <text:p>24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2.raw</text:p>
          </table:table-cell>
          <table:table-cell table:formula="of:=MAX(MIN(([results.C230] - [.C$1]) / ([.C$2] - [.C$1]); 1); 0)" office:value-type="float" office:value="1" calcext:value-type="float">
            <text:p>1</text:p>
          </table:table-cell>
          <table:table-cell table:formula="of:=MAX(MIN(([results.D230] - [.D$1]) / ([.D$2] - [.D$1]); 1); 0)" office:value-type="float" office:value="0" calcext:value-type="float">
            <text:p>0</text:p>
          </table:table-cell>
          <table:table-cell table:formula="of:=MAX(MIN(([results.E230] - [.E$1]) / ([.E$2] - [.E$1]); 1); 0)" office:value-type="float" office:value="0" calcext:value-type="float">
            <text:p>0</text:p>
          </table:table-cell>
          <table:table-cell table:formula="of:=MAX(MIN(([results.F230] - [.F$1]) / ([.F$2] - [.F$1]); 1); 0)" office:value-type="float" office:value="0" calcext:value-type="float">
            <text:p>0</text:p>
          </table:table-cell>
          <table:table-cell table:formula="of:=MAX(MIN(([results.G230] - [.G$1]) / ([.G$2] - [.G$1]); 1); 0)" office:value-type="float" office:value="0.12341" calcext:value-type="float">
            <text:p>0.12341</text:p>
          </table:table-cell>
          <table:table-cell table:formula="of:=MAX(MIN(([results.H230] - [.H$1]) / ([.H$2] - [.H$1]); 1); 0)" office:value-type="float" office:value="1" calcext:value-type="float">
            <text:p>1</text:p>
          </table:table-cell>
          <table:table-cell table:formula="of:=MAX(MIN(([results.I230] - [.I$1]) / ([.I$2] - [.I$1]); 1); 0)" office:value-type="float" office:value="1" calcext:value-type="float">
            <text:p>1</text:p>
          </table:table-cell>
          <table:table-cell table:formula="of:=[results.J230]" office:value-type="boolean" office:boolean-value="false" calcext:value-type="boolean">
            <text:p>FALSE</text:p>
          </table:table-cell>
          <table:table-cell table:style-name="ce31" table:formula="of:=1 - SUMPRODUCT([.C$3:.I$3]; [.C233:.I233]) / SUM([.C$3:.I$3])" office:value-type="percentage" office:value="0.411252444444444" calcext:value-type="percentage">
            <text:p>4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4Sharp.raw</text:p>
          </table:table-cell>
          <table:table-cell table:formula="of:=MAX(MIN(([results.C231] - [.C$1]) / ([.C$2] - [.C$1]); 1); 0)" office:value-type="float" office:value="1" calcext:value-type="float">
            <text:p>1</text:p>
          </table:table-cell>
          <table:table-cell table:formula="of:=MAX(MIN(([results.D231] - [.D$1]) / ([.D$2] - [.D$1]); 1); 0)" office:value-type="float" office:value="0" calcext:value-type="float">
            <text:p>0</text:p>
          </table:table-cell>
          <table:table-cell table:formula="of:=MAX(MIN(([results.E231] - [.E$1]) / ([.E$2] - [.E$1]); 1); 0)" office:value-type="float" office:value="0.138273333333333" calcext:value-type="float">
            <text:p>0.138273333333333</text:p>
          </table:table-cell>
          <table:table-cell table:formula="of:=MAX(MIN(([results.F231] - [.F$1]) / ([.F$2] - [.F$1]); 1); 0)" office:value-type="float" office:value="0.411286666666667" calcext:value-type="float">
            <text:p>0.411286666666667</text:p>
          </table:table-cell>
          <table:table-cell table:formula="of:=MAX(MIN(([results.G231] - [.G$1]) / ([.G$2] - [.G$1]); 1); 0)" office:value-type="float" office:value="0.52792" calcext:value-type="float">
            <text:p>0.52792</text:p>
          </table:table-cell>
          <table:table-cell table:formula="of:=MAX(MIN(([results.H231] - [.H$1]) / ([.H$2] - [.H$1]); 1); 0)" office:value-type="float" office:value="1" calcext:value-type="float">
            <text:p>1</text:p>
          </table:table-cell>
          <table:table-cell table:formula="of:=MAX(MIN(([results.I231] - [.I$1]) / ([.I$2] - [.I$1]); 1); 0)" office:value-type="float" office:value="0.433286666666667" calcext:value-type="float">
            <text:p>0.433286666666667</text:p>
          </table:table-cell>
          <table:table-cell table:formula="of:=[results.J231]" office:value-type="boolean" office:boolean-value="false" calcext:value-type="boolean">
            <text:p>FALSE</text:p>
          </table:table-cell>
          <table:table-cell table:style-name="ce31" table:formula="of:=1 - SUMPRODUCT([.C$3:.I$3]; [.C234:.I234]) / SUM([.C$3:.I$3])" office:value-type="percentage" office:value="0.421969185185185" calcext:value-type="percentage">
            <text:p>42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5.raw</text:p>
          </table:table-cell>
          <table:table-cell table:formula="of:=MAX(MIN(([results.C232] - [.C$1]) / ([.C$2] - [.C$1]); 1); 0)" office:value-type="float" office:value="1" calcext:value-type="float">
            <text:p>1</text:p>
          </table:table-cell>
          <table:table-cell table:formula="of:=MAX(MIN(([results.D232] - [.D$1]) / ([.D$2] - [.D$1]); 1); 0)" office:value-type="float" office:value="0" calcext:value-type="float">
            <text:p>0</text:p>
          </table:table-cell>
          <table:table-cell table:formula="of:=MAX(MIN(([results.E232] - [.E$1]) / ([.E$2] - [.E$1]); 1); 0)" office:value-type="float" office:value="0.244753333333333" calcext:value-type="float">
            <text:p>0.244753333333333</text:p>
          </table:table-cell>
          <table:table-cell table:formula="of:=MAX(MIN(([results.F232] - [.F$1]) / ([.F$2] - [.F$1]); 1); 0)" office:value-type="float" office:value="0.498213333333333" calcext:value-type="float">
            <text:p>0.498213333333333</text:p>
          </table:table-cell>
          <table:table-cell table:formula="of:=MAX(MIN(([results.G232] - [.G$1]) / ([.G$2] - [.G$1]); 1); 0)" office:value-type="float" office:value="1" calcext:value-type="float">
            <text:p>1</text:p>
          </table:table-cell>
          <table:table-cell table:formula="of:=MAX(MIN(([results.H232] - [.H$1]) / ([.H$2] - [.H$1]); 1); 0)" office:value-type="float" office:value="1" calcext:value-type="float">
            <text:p>1</text:p>
          </table:table-cell>
          <table:table-cell table:formula="of:=MAX(MIN(([results.I232] - [.I$1]) / ([.I$2] - [.I$1]); 1); 0)" office:value-type="float" office:value="0.297223333333333" calcext:value-type="float">
            <text:p>0.297223333333333</text:p>
          </table:table-cell>
          <table:table-cell table:formula="of:=[results.J232]" office:value-type="boolean" office:boolean-value="false" calcext:value-type="boolean">
            <text:p>FALSE</text:p>
          </table:table-cell>
          <table:table-cell table:style-name="ce31" table:formula="of:=1 - SUMPRODUCT([.C$3:.I$3]; [.C235:.I235]) / SUM([.C$3:.I$3])" office:value-type="percentage" office:value="0.390056740740741" calcext:value-type="percentage">
            <text:p>39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7.raw</text:p>
          </table:table-cell>
          <table:table-cell table:formula="of:=MAX(MIN(([results.C233] - [.C$1]) / ([.C$2] - [.C$1]); 1); 0)" office:value-type="float" office:value="1" calcext:value-type="float">
            <text:p>1</text:p>
          </table:table-cell>
          <table:table-cell table:formula="of:=MAX(MIN(([results.D233] - [.D$1]) / ([.D$2] - [.D$1]); 1); 0)" office:value-type="float" office:value="0" calcext:value-type="float">
            <text:p>0</text:p>
          </table:table-cell>
          <table:table-cell table:formula="of:=MAX(MIN(([results.E233] - [.E$1]) / ([.E$2] - [.E$1]); 1); 0)" office:value-type="float" office:value="0.598793333333333" calcext:value-type="float">
            <text:p>0.598793333333333</text:p>
          </table:table-cell>
          <table:table-cell table:formula="of:=MAX(MIN(([results.F233] - [.F$1]) / ([.F$2] - [.F$1]); 1); 0)" office:value-type="float" office:value="0" calcext:value-type="float">
            <text:p>0</text:p>
          </table:table-cell>
          <table:table-cell table:formula="of:=MAX(MIN(([results.G233] - [.G$1]) / ([.G$2] - [.G$1]); 1); 0)" office:value-type="float" office:value="1" calcext:value-type="float">
            <text:p>1</text:p>
          </table:table-cell>
          <table:table-cell table:formula="of:=MAX(MIN(([results.H233] - [.H$1]) / ([.H$2] - [.H$1]); 1); 0)" office:value-type="float" office:value="1" calcext:value-type="float">
            <text:p>1</text:p>
          </table:table-cell>
          <table:table-cell table:formula="of:=MAX(MIN(([results.I233] - [.I$1]) / ([.I$2] - [.I$1]); 1); 0)" office:value-type="float" office:value="0.773033333333333" calcext:value-type="float">
            <text:p>0.773033333333333</text:p>
          </table:table-cell>
          <table:table-cell table:formula="of:=[results.J233]" office:value-type="boolean" office:boolean-value="false" calcext:value-type="boolean">
            <text:p>FALSE</text:p>
          </table:table-cell>
          <table:table-cell table:style-name="ce31" table:formula="of:=1 - SUMPRODUCT([.C$3:.I$3]; [.C236:.I236]) / SUM([.C$3:.I$3])" office:value-type="percentage" office:value="0.357157333333333" calcext:value-type="percentage">
            <text:p>35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D4.raw</text:p>
          </table:table-cell>
          <table:table-cell table:formula="of:=MAX(MIN(([results.C234] - [.C$1]) / ([.C$2] - [.C$1]); 1); 0)" office:value-type="float" office:value="1" calcext:value-type="float">
            <text:p>1</text:p>
          </table:table-cell>
          <table:table-cell table:formula="of:=MAX(MIN(([results.D234] - [.D$1]) / ([.D$2] - [.D$1]); 1); 0)" office:value-type="float" office:value="0" calcext:value-type="float">
            <text:p>0</text:p>
          </table:table-cell>
          <table:table-cell table:formula="of:=MAX(MIN(([results.E234] - [.E$1]) / ([.E$2] - [.E$1]); 1); 0)" office:value-type="float" office:value="0.390236666666667" calcext:value-type="float">
            <text:p>0.390236666666667</text:p>
          </table:table-cell>
          <table:table-cell table:formula="of:=MAX(MIN(([results.F234] - [.F$1]) / ([.F$2] - [.F$1]); 1); 0)" office:value-type="float" office:value="1" calcext:value-type="float">
            <text:p>1</text:p>
          </table:table-cell>
          <table:table-cell table:formula="of:=MAX(MIN(([results.G234] - [.G$1]) / ([.G$2] - [.G$1]); 1); 0)" office:value-type="float" office:value="1" calcext:value-type="float">
            <text:p>1</text:p>
          </table:table-cell>
          <table:table-cell table:formula="of:=MAX(MIN(([results.H234] - [.H$1]) / ([.H$2] - [.H$1]); 1); 0)" office:value-type="float" office:value="1" calcext:value-type="float">
            <text:p>1</text:p>
          </table:table-cell>
          <table:table-cell table:formula="of:=MAX(MIN(([results.I234] - [.I$1]) / ([.I$2] - [.I$1]); 1); 0)" office:value-type="float" office:value="0.38722" calcext:value-type="float">
            <text:p>0.38722</text:p>
          </table:table-cell>
          <table:table-cell table:formula="of:=[results.J234]" office:value-type="boolean" office:boolean-value="false" calcext:value-type="boolean">
            <text:p>FALSE</text:p>
          </table:table-cell>
          <table:table-cell table:style-name="ce31" table:formula="of:=1 - SUMPRODUCT([.C$3:.I$3]; [.C237:.I237]) / SUM([.C$3:.I$3])" office:value-type="percentage" office:value="0.274385037037037" calcext:value-type="percentage">
            <text:p>27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.raw</text:p>
          </table:table-cell>
          <table:table-cell table:formula="of:=MAX(MIN(([results.C235] - [.C$1]) / ([.C$2] - [.C$1]); 1); 0)" office:value-type="float" office:value="1" calcext:value-type="float">
            <text:p>1</text:p>
          </table:table-cell>
          <table:table-cell table:formula="of:=MAX(MIN(([results.D235] - [.D$1]) / ([.D$2] - [.D$1]); 1); 0)" office:value-type="float" office:value="0" calcext:value-type="float">
            <text:p>0</text:p>
          </table:table-cell>
          <table:table-cell table:formula="of:=MAX(MIN(([results.E235] - [.E$1]) / ([.E$2] - [.E$1]); 1); 0)" office:value-type="float" office:value="0.138143333333333" calcext:value-type="float">
            <text:p>0.138143333333333</text:p>
          </table:table-cell>
          <table:table-cell table:formula="of:=MAX(MIN(([results.F235] - [.F$1]) / ([.F$2] - [.F$1]); 1); 0)" office:value-type="float" office:value="0" calcext:value-type="float">
            <text:p>0</text:p>
          </table:table-cell>
          <table:table-cell table:formula="of:=MAX(MIN(([results.G235] - [.G$1]) / ([.G$2] - [.G$1]); 1); 0)" office:value-type="float" office:value="0.4956675" calcext:value-type="float">
            <text:p>0.4956675</text:p>
          </table:table-cell>
          <table:table-cell table:formula="of:=MAX(MIN(([results.H235] - [.H$1]) / ([.H$2] - [.H$1]); 1); 0)" office:value-type="float" office:value="1" calcext:value-type="float">
            <text:p>1</text:p>
          </table:table-cell>
          <table:table-cell table:formula="of:=MAX(MIN(([results.I235] - [.I$1]) / ([.I$2] - [.I$1]); 1); 0)" office:value-type="float" office:value="0.513876666666666" calcext:value-type="float">
            <text:p>0.513876666666666</text:p>
          </table:table-cell>
          <table:table-cell table:formula="of:=[results.J235]" office:value-type="boolean" office:boolean-value="false" calcext:value-type="boolean">
            <text:p>FALSE</text:p>
          </table:table-cell>
          <table:table-cell table:style-name="ce31" table:formula="of:=1 - SUMPRODUCT([.C$3:.I$3]; [.C238:.I238]) / SUM([.C$3:.I$3])" office:value-type="percentage" office:value="0.480050592592593" calcext:value-type="percentage">
            <text:p>48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NOISE.raw</text:p>
          </table:table-cell>
          <table:table-cell table:formula="of:=MAX(MIN(([results.C236] - [.C$1]) / ([.C$2] - [.C$1]); 1); 0)" office:value-type="float" office:value="1" calcext:value-type="float">
            <text:p>1</text:p>
          </table:table-cell>
          <table:table-cell table:formula="of:=MAX(MIN(([results.D236] - [.D$1]) / ([.D$2] - [.D$1]); 1); 0)" office:value-type="float" office:value="0.473533333333333" calcext:value-type="float">
            <text:p>0.473533333333333</text:p>
          </table:table-cell>
          <table:table-cell table:formula="of:=MAX(MIN(([results.E236] - [.E$1]) / ([.E$2] - [.E$1]); 1); 0)" office:value-type="float" office:value="0.514626666666667" calcext:value-type="float">
            <text:p>0.514626666666667</text:p>
          </table:table-cell>
          <table:table-cell table:formula="of:=MAX(MIN(([results.F236] - [.F$1]) / ([.F$2] - [.F$1]); 1); 0)" office:value-type="float" office:value="0" calcext:value-type="float">
            <text:p>0</text:p>
          </table:table-cell>
          <table:table-cell table:formula="of:=MAX(MIN(([results.G236] - [.G$1]) / ([.G$2] - [.G$1]); 1); 0)" office:value-type="float" office:value="1" calcext:value-type="float">
            <text:p>1</text:p>
          </table:table-cell>
          <table:table-cell table:formula="of:=MAX(MIN(([results.H236] - [.H$1]) / ([.H$2] - [.H$1]); 1); 0)" office:value-type="float" office:value="0.644328571428571" calcext:value-type="float">
            <text:p>0.644328571428571</text:p>
          </table:table-cell>
          <table:table-cell table:formula="of:=MAX(MIN(([results.I236] - [.I$1]) / ([.I$2] - [.I$1]); 1); 0)" office:value-type="float" office:value="0.68121" calcext:value-type="float">
            <text:p>0.68121</text:p>
          </table:table-cell>
          <table:table-cell table:formula="of:=[results.J236]" office:value-type="boolean" office:boolean-value="false" calcext:value-type="boolean">
            <text:p>FALSE</text:p>
          </table:table-cell>
          <table:table-cell table:style-name="ce31" table:formula="of:=1 - SUMPRODUCT([.C$3:.I$3]; [.C239:.I239]) / SUM([.C$3:.I$3])" office:value-type="percentage" office:value="0.39982273015873" calcext:value-type="percentage">
            <text:p>39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ORGAN.raw</text:p>
          </table:table-cell>
          <table:table-cell table:formula="of:=MAX(MIN(([results.C237] - [.C$1]) / ([.C$2] - [.C$1]); 1); 0)" office:value-type="float" office:value="0.586583333333333" calcext:value-type="float">
            <text:p>0.586583333333333</text:p>
          </table:table-cell>
          <table:table-cell table:formula="of:=MAX(MIN(([results.D237] - [.D$1]) / ([.D$2] - [.D$1]); 1); 0)" office:value-type="float" office:value="0" calcext:value-type="float">
            <text:p>0</text:p>
          </table:table-cell>
          <table:table-cell table:formula="of:=MAX(MIN(([results.E237] - [.E$1]) / ([.E$2] - [.E$1]); 1); 0)" office:value-type="float" office:value="0" calcext:value-type="float">
            <text:p>0</text:p>
          </table:table-cell>
          <table:table-cell table:formula="of:=MAX(MIN(([results.F237] - [.F$1]) / ([.F$2] - [.F$1]); 1); 0)" office:value-type="float" office:value="0.254066666666667" calcext:value-type="float">
            <text:p>0.254066666666667</text:p>
          </table:table-cell>
          <table:table-cell table:formula="of:=MAX(MIN(([results.G237] - [.G$1]) / ([.G$2] - [.G$1]); 1); 0)" office:value-type="float" office:value="0.26267" calcext:value-type="float">
            <text:p>0.26267</text:p>
          </table:table-cell>
          <table:table-cell table:formula="of:=MAX(MIN(([results.H237] - [.H$1]) / ([.H$2] - [.H$1]); 1); 0)" office:value-type="float" office:value="1" calcext:value-type="float">
            <text:p>1</text:p>
          </table:table-cell>
          <table:table-cell table:formula="of:=MAX(MIN(([results.I237] - [.I$1]) / ([.I$2] - [.I$1]); 1); 0)" office:value-type="float" office:value="0.477196666666667" calcext:value-type="float">
            <text:p>0.477196666666667</text:p>
          </table:table-cell>
          <table:table-cell table:formula="of:=[results.J237]" office:value-type="boolean" office:boolean-value="false" calcext:value-type="boolean">
            <text:p>FALSE</text:p>
          </table:table-cell>
          <table:table-cell table:style-name="ce31" table:formula="of:=1 - SUMPRODUCT([.C$3:.I$3]; [.C240:.I240]) / SUM([.C$3:.I$3])" office:value-type="percentage" office:value="0.534194148148148" calcext:value-type="percentage">
            <text:p>53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PIANO.raw</text:p>
          </table:table-cell>
          <table:table-cell table:formula="of:=MAX(MIN(([results.C238] - [.C$1]) / ([.C$2] - [.C$1]); 1); 0)" office:value-type="float" office:value="0.554243333333333" calcext:value-type="float">
            <text:p>0.554243333333333</text:p>
          </table:table-cell>
          <table:table-cell table:formula="of:=MAX(MIN(([results.D238] - [.D$1]) / ([.D$2] - [.D$1]); 1); 0)" office:value-type="float" office:value="0" calcext:value-type="float">
            <text:p>0</text:p>
          </table:table-cell>
          <table:table-cell table:formula="of:=MAX(MIN(([results.E238] - [.E$1]) / ([.E$2] - [.E$1]); 1); 0)" office:value-type="float" office:value="0" calcext:value-type="float">
            <text:p>0</text:p>
          </table:table-cell>
          <table:table-cell table:formula="of:=MAX(MIN(([results.F238] - [.F$1]) / ([.F$2] - [.F$1]); 1); 0)" office:value-type="float" office:value="0.49164" calcext:value-type="float">
            <text:p>0.49164</text:p>
          </table:table-cell>
          <table:table-cell table:formula="of:=MAX(MIN(([results.G238] - [.G$1]) / ([.G$2] - [.G$1]); 1); 0)" office:value-type="float" office:value="0.01863" calcext:value-type="float">
            <text:p>0.01863</text:p>
          </table:table-cell>
          <table:table-cell table:formula="of:=MAX(MIN(([results.H238] - [.H$1]) / ([.H$2] - [.H$1]); 1); 0)" office:value-type="float" office:value="1" calcext:value-type="float">
            <text:p>1</text:p>
          </table:table-cell>
          <table:table-cell table:formula="of:=MAX(MIN(([results.I238] - [.I$1]) / ([.I$2] - [.I$1]); 1); 0)" office:value-type="float" office:value="0.17872" calcext:value-type="float">
            <text:p>0.17872</text:p>
          </table:table-cell>
          <table:table-cell table:formula="of:=[results.J238]" office:value-type="boolean" office:boolean-value="false" calcext:value-type="boolean">
            <text:p>FALSE</text:p>
          </table:table-cell>
          <table:table-cell table:style-name="ce31" table:formula="of:=1 - SUMPRODUCT([.C$3:.I$3]; [.C241:.I241]) / SUM([.C$3:.I$3])" office:value-type="percentage" office:value="0.585010148148148" calcext:value-type="percentage">
            <text:p>58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AW.raw</text:p>
          </table:table-cell>
          <table:table-cell table:formula="of:=MAX(MIN(([results.C239] - [.C$1]) / ([.C$2] - [.C$1]); 1); 0)" office:value-type="float" office:value="0.424853333333333" calcext:value-type="float">
            <text:p>0.424853333333333</text:p>
          </table:table-cell>
          <table:table-cell table:formula="of:=MAX(MIN(([results.D239] - [.D$1]) / ([.D$2] - [.D$1]); 1); 0)" office:value-type="float" office:value="0" calcext:value-type="float">
            <text:p>0</text:p>
          </table:table-cell>
          <table:table-cell table:formula="of:=MAX(MIN(([results.E239] - [.E$1]) / ([.E$2] - [.E$1]); 1); 0)" office:value-type="float" office:value="0" calcext:value-type="float">
            <text:p>0</text:p>
          </table:table-cell>
          <table:table-cell table:formula="of:=MAX(MIN(([results.F239] - [.F$1]) / ([.F$2] - [.F$1]); 1); 0)" office:value-type="float" office:value="0.0736866666666667" calcext:value-type="float">
            <text:p>0.0736866666666667</text:p>
          </table:table-cell>
          <table:table-cell table:formula="of:=MAX(MIN(([results.G239] - [.G$1]) / ([.G$2] - [.G$1]); 1); 0)" office:value-type="float" office:value="0" calcext:value-type="float">
            <text:p>0</text:p>
          </table:table-cell>
          <table:table-cell table:formula="of:=MAX(MIN(([results.H239] - [.H$1]) / ([.H$2] - [.H$1]); 1); 0)" office:value-type="float" office:value="1" calcext:value-type="float">
            <text:p>1</text:p>
          </table:table-cell>
          <table:table-cell table:formula="of:=MAX(MIN(([results.I239] - [.I$1]) / ([.I$2] - [.I$1]); 1); 0)" office:value-type="float" office:value="0.662596666666667" calcext:value-type="float">
            <text:p>0.662596666666667</text:p>
          </table:table-cell>
          <table:table-cell table:formula="of:=[results.J239]" office:value-type="boolean" office:boolean-value="false" calcext:value-type="boolean">
            <text:p>FALSE</text:p>
          </table:table-cell>
          <table:table-cell table:style-name="ce31" table:formula="of:=1 - SUMPRODUCT([.C$3:.I$3]; [.C242:.I242]) / SUM([.C$3:.I$3])" office:value-type="percentage" office:value="0.573568148148148" calcext:value-type="percentage">
            <text:p>57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INE.raw</text:p>
          </table:table-cell>
          <table:table-cell table:formula="of:=MAX(MIN(([results.C240] - [.C$1]) / ([.C$2] - [.C$1]); 1); 0)" office:value-type="float" office:value="0.427866666666667" calcext:value-type="float">
            <text:p>0.427866666666667</text:p>
          </table:table-cell>
          <table:table-cell table:formula="of:=MAX(MIN(([results.D240] - [.D$1]) / ([.D$2] - [.D$1]); 1); 0)" office:value-type="float" office:value="0" calcext:value-type="float">
            <text:p>0</text:p>
          </table:table-cell>
          <table:table-cell table:formula="of:=MAX(MIN(([results.E240] - [.E$1]) / ([.E$2] - [.E$1]); 1); 0)" office:value-type="float" office:value="0.0266933333333333" calcext:value-type="float">
            <text:p>0.0266933333333333</text:p>
          </table:table-cell>
          <table:table-cell table:formula="of:=MAX(MIN(([results.F240] - [.F$1]) / ([.F$2] - [.F$1]); 1); 0)" office:value-type="float" office:value="1" calcext:value-type="float">
            <text:p>1</text:p>
          </table:table-cell>
          <table:table-cell table:formula="of:=MAX(MIN(([results.G240] - [.G$1]) / ([.G$2] - [.G$1]); 1); 0)" office:value-type="float" office:value="0.1386725" calcext:value-type="float">
            <text:p>0.1386725</text:p>
          </table:table-cell>
          <table:table-cell table:formula="of:=MAX(MIN(([results.H240] - [.H$1]) / ([.H$2] - [.H$1]); 1); 0)" office:value-type="float" office:value="0.326528571428571" calcext:value-type="float">
            <text:p>0.326528571428571</text:p>
          </table:table-cell>
          <table:table-cell table:formula="of:=MAX(MIN(([results.I240] - [.I$1]) / ([.I$2] - [.I$1]); 1); 0)" office:value-type="float" office:value="0.68839" calcext:value-type="float">
            <text:p>0.68839</text:p>
          </table:table-cell>
          <table:table-cell table:formula="of:=[results.J240]" office:value-type="boolean" office:boolean-value="false" calcext:value-type="boolean">
            <text:p>FALSE</text:p>
          </table:table-cell>
          <table:table-cell table:style-name="ce31" table:formula="of:=1 - SUMPRODUCT([.C$3:.I$3]; [.C243:.I243]) / SUM([.C$3:.I$3])" office:value-type="percentage" office:value="0.523871100529101" calcext:value-type="percentage">
            <text:p>52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QUARE.raw</text:p>
          </table:table-cell>
          <table:table-cell table:formula="of:=MAX(MIN(([results.C241] - [.C$1]) / ([.C$2] - [.C$1]); 1); 0)" office:value-type="float" office:value="0.782423333333333" calcext:value-type="float">
            <text:p>0.782423333333333</text:p>
          </table:table-cell>
          <table:table-cell table:formula="of:=MAX(MIN(([results.D241] - [.D$1]) / ([.D$2] - [.D$1]); 1); 0)" office:value-type="float" office:value="0" calcext:value-type="float">
            <text:p>0</text:p>
          </table:table-cell>
          <table:table-cell table:formula="of:=MAX(MIN(([results.E241] - [.E$1]) / ([.E$2] - [.E$1]); 1); 0)" office:value-type="float" office:value="0.16587" calcext:value-type="float">
            <text:p>0.16587</text:p>
          </table:table-cell>
          <table:table-cell table:formula="of:=MAX(MIN(([results.F241] - [.F$1]) / ([.F$2] - [.F$1]); 1); 0)" office:value-type="float" office:value="0.0574133333333334" calcext:value-type="float">
            <text:p>0.0574133333333334</text:p>
          </table:table-cell>
          <table:table-cell table:formula="of:=MAX(MIN(([results.G241] - [.G$1]) / ([.G$2] - [.G$1]); 1); 0)" office:value-type="float" office:value="0.2783675" calcext:value-type="float">
            <text:p>0.2783675</text:p>
          </table:table-cell>
          <table:table-cell table:formula="of:=MAX(MIN(([results.H241] - [.H$1]) / ([.H$2] - [.H$1]); 1); 0)" office:value-type="float" office:value="0.474842857142857" calcext:value-type="float">
            <text:p>0.474842857142857</text:p>
          </table:table-cell>
          <table:table-cell table:formula="of:=MAX(MIN(([results.I241] - [.I$1]) / ([.I$2] - [.I$1]); 1); 0)" office:value-type="float" office:value="0.68724" calcext:value-type="float">
            <text:p>0.68724</text:p>
          </table:table-cell>
          <table:table-cell table:formula="of:=[results.J241]" office:value-type="boolean" office:boolean-value="false" calcext:value-type="boolean">
            <text:p>FALSE</text:p>
          </table:table-cell>
          <table:table-cell table:style-name="ce31" table:formula="of:=1 - SUMPRODUCT([.C$3:.I$3]; [.C244:.I244]) / SUM([.C$3:.I$3])" office:value-type="percentage" office:value="0.58827853968254" calcext:value-type="percentage">
            <text:p>58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WEEP.raw</text:p>
          </table:table-cell>
          <table:table-cell table:formula="of:=MAX(MIN(([results.C242] - [.C$1]) / ([.C$2] - [.C$1]); 1); 0)" office:value-type="float" office:value="0.152293333333333" calcext:value-type="float">
            <text:p>0.152293333333333</text:p>
          </table:table-cell>
          <table:table-cell table:formula="of:=MAX(MIN(([results.D242] - [.D$1]) / ([.D$2] - [.D$1]); 1); 0)" office:value-type="float" office:value="0" calcext:value-type="float">
            <text:p>0</text:p>
          </table:table-cell>
          <table:table-cell table:formula="of:=MAX(MIN(([results.E242] - [.E$1]) / ([.E$2] - [.E$1]); 1); 0)" office:value-type="float" office:value="0" calcext:value-type="float">
            <text:p>0</text:p>
          </table:table-cell>
          <table:table-cell table:formula="of:=MAX(MIN(([results.F242] - [.F$1]) / ([.F$2] - [.F$1]); 1); 0)" office:value-type="float" office:value="0" calcext:value-type="float">
            <text:p>0</text:p>
          </table:table-cell>
          <table:table-cell table:formula="of:=MAX(MIN(([results.G242] - [.G$1]) / ([.G$2] - [.G$1]); 1); 0)" office:value-type="float" office:value="0" calcext:value-type="float">
            <text:p>0</text:p>
          </table:table-cell>
          <table:table-cell table:formula="of:=MAX(MIN(([results.H242] - [.H$1]) / ([.H$2] - [.H$1]); 1); 0)" office:value-type="float" office:value="0.0618" calcext:value-type="float">
            <text:p>0.0618</text:p>
          </table:table-cell>
          <table:table-cell table:formula="of:=MAX(MIN(([results.I242] - [.I$1]) / ([.I$2] - [.I$1]); 1); 0)" office:value-type="float" office:value="0.61195" calcext:value-type="float">
            <text:p>0.61195</text:p>
          </table:table-cell>
          <table:table-cell table:formula="of:=[results.J242]" office:value-type="boolean" office:boolean-value="false" calcext:value-type="boolean">
            <text:p>FALSE</text:p>
          </table:table-cell>
          <table:table-cell table:style-name="ce31" table:formula="of:=1 - SUMPRODUCT([.C$3:.I$3]; [.C245:.I245]) / SUM([.C$3:.I$3])" office:value-type="percentage" office:value="0.827961037037037" calcext:value-type="percentage">
            <text:p>82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HEREMIN.raw</text:p>
          </table:table-cell>
          <table:table-cell table:formula="of:=MAX(MIN(([results.C243] - [.C$1]) / ([.C$2] - [.C$1]); 1); 0)" office:value-type="float" office:value="0.534066666666667" calcext:value-type="float">
            <text:p>0.534066666666667</text:p>
          </table:table-cell>
          <table:table-cell table:formula="of:=MAX(MIN(([results.D243] - [.D$1]) / ([.D$2] - [.D$1]); 1); 0)" office:value-type="float" office:value="0" calcext:value-type="float">
            <text:p>0</text:p>
          </table:table-cell>
          <table:table-cell table:formula="of:=MAX(MIN(([results.E243] - [.E$1]) / ([.E$2] - [.E$1]); 1); 0)" office:value-type="float" office:value="0" calcext:value-type="float">
            <text:p>0</text:p>
          </table:table-cell>
          <table:table-cell table:formula="of:=MAX(MIN(([results.F243] - [.F$1]) / ([.F$2] - [.F$1]); 1); 0)" office:value-type="float" office:value="0" calcext:value-type="float">
            <text:p>0</text:p>
          </table:table-cell>
          <table:table-cell table:formula="of:=MAX(MIN(([results.G243] - [.G$1]) / ([.G$2] - [.G$1]); 1); 0)" office:value-type="float" office:value="0" calcext:value-type="float">
            <text:p>0</text:p>
          </table:table-cell>
          <table:table-cell table:formula="of:=MAX(MIN(([results.H243] - [.H$1]) / ([.H$2] - [.H$1]); 1); 0)" office:value-type="float" office:value="0.931957142857143" calcext:value-type="float">
            <text:p>0.931957142857143</text:p>
          </table:table-cell>
          <table:table-cell table:formula="of:=MAX(MIN(([results.I243] - [.I$1]) / ([.I$2] - [.I$1]); 1); 0)" office:value-type="float" office:value="1" calcext:value-type="float">
            <text:p>1</text:p>
          </table:table-cell>
          <table:table-cell table:formula="of:=[results.J243]" office:value-type="boolean" office:boolean-value="false" calcext:value-type="boolean">
            <text:p>FALSE</text:p>
          </table:table-cell>
          <table:table-cell table:style-name="ce31" table:formula="of:=1 - SUMPRODUCT([.C$3:.I$3]; [.C246:.I246]) / SUM([.C$3:.I$3])" office:value-type="percentage" office:value="0.508309312169312" calcext:value-type="percentage">
            <text:p>5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rumpet 2.raw</text:p>
          </table:table-cell>
          <table:table-cell table:formula="of:=MAX(MIN(([results.C244] - [.C$1]) / ([.C$2] - [.C$1]); 1); 0)" office:value-type="float" office:value="1" calcext:value-type="float">
            <text:p>1</text:p>
          </table:table-cell>
          <table:table-cell table:formula="of:=MAX(MIN(([results.D244] - [.D$1]) / ([.D$2] - [.D$1]); 1); 0)" office:value-type="float" office:value="0" calcext:value-type="float">
            <text:p>0</text:p>
          </table:table-cell>
          <table:table-cell table:formula="of:=MAX(MIN(([results.E244] - [.E$1]) / ([.E$2] - [.E$1]); 1); 0)" office:value-type="float" office:value="0" calcext:value-type="float">
            <text:p>0</text:p>
          </table:table-cell>
          <table:table-cell table:formula="of:=MAX(MIN(([results.F244] - [.F$1]) / ([.F$2] - [.F$1]); 1); 0)" office:value-type="float" office:value="1" calcext:value-type="float">
            <text:p>1</text:p>
          </table:table-cell>
          <table:table-cell table:formula="of:=MAX(MIN(([results.G244] - [.G$1]) / ([.G$2] - [.G$1]); 1); 0)" office:value-type="float" office:value="0.282445" calcext:value-type="float">
            <text:p>0.282445</text:p>
          </table:table-cell>
          <table:table-cell table:formula="of:=MAX(MIN(([results.H244] - [.H$1]) / ([.H$2] - [.H$1]); 1); 0)" office:value-type="float" office:value="0.7421" calcext:value-type="float">
            <text:p>0.7421</text:p>
          </table:table-cell>
          <table:table-cell table:formula="of:=MAX(MIN(([results.I244] - [.I$1]) / ([.I$2] - [.I$1]); 1); 0)" office:value-type="float" office:value="0.642723333333333" calcext:value-type="float">
            <text:p>0.642723333333333</text:p>
          </table:table-cell>
          <table:table-cell table:formula="of:=[results.J244]" office:value-type="boolean" office:boolean-value="false" calcext:value-type="boolean">
            <text:p>FALSE</text:p>
          </table:table-cell>
          <table:table-cell table:style-name="ce31" table:formula="of:=1 - SUMPRODUCT([.C$3:.I$3]; [.C247:.I247]) / SUM([.C$3:.I$3])" office:value-type="percentage" office:value="0.350313037037037" calcext:value-type="percentage">
            <text:p>35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RUMPET.raw</text:p>
          </table:table-cell>
          <table:table-cell table:formula="of:=MAX(MIN(([results.C245] - [.C$1]) / ([.C$2] - [.C$1]); 1); 0)" office:value-type="float" office:value="0.834703333333333" calcext:value-type="float">
            <text:p>0.834703333333333</text:p>
          </table:table-cell>
          <table:table-cell table:formula="of:=MAX(MIN(([results.D245] - [.D$1]) / ([.D$2] - [.D$1]); 1); 0)" office:value-type="float" office:value="0" calcext:value-type="float">
            <text:p>0</text:p>
          </table:table-cell>
          <table:table-cell table:formula="of:=MAX(MIN(([results.E245] - [.E$1]) / ([.E$2] - [.E$1]); 1); 0)" office:value-type="float" office:value="0" calcext:value-type="float">
            <text:p>0</text:p>
          </table:table-cell>
          <table:table-cell table:formula="of:=MAX(MIN(([results.F245] - [.F$1]) / ([.F$2] - [.F$1]); 1); 0)" office:value-type="float" office:value="0.958633333333333" calcext:value-type="float">
            <text:p>0.958633333333333</text:p>
          </table:table-cell>
          <table:table-cell table:formula="of:=MAX(MIN(([results.G245] - [.G$1]) / ([.G$2] - [.G$1]); 1); 0)" office:value-type="float" office:value="0.009885" calcext:value-type="float">
            <text:p>0.009885</text:p>
          </table:table-cell>
          <table:table-cell table:formula="of:=MAX(MIN(([results.H245] - [.H$1]) / ([.H$2] - [.H$1]); 1); 0)" office:value-type="float" office:value="0.671928571428571" calcext:value-type="float">
            <text:p>0.671928571428571</text:p>
          </table:table-cell>
          <table:table-cell table:formula="of:=MAX(MIN(([results.I245] - [.I$1]) / ([.I$2] - [.I$1]); 1); 0)" office:value-type="float" office:value="0.596113333333333" calcext:value-type="float">
            <text:p>0.596113333333333</text:p>
          </table:table-cell>
          <table:table-cell table:formula="of:=[results.J245]" office:value-type="boolean" office:boolean-value="false" calcext:value-type="boolean">
            <text:p>FALSE</text:p>
          </table:table-cell>
          <table:table-cell table:style-name="ce31" table:formula="of:=1 - SUMPRODUCT([.C$3:.I$3]; [.C248:.I248]) / SUM([.C$3:.I$3])" office:value-type="percentage" office:value="0.431999544973545" calcext:value-type="percentage">
            <text:p>43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VIOLIN.raw</text:p>
          </table:table-cell>
          <table:table-cell table:formula="of:=MAX(MIN(([results.C246] - [.C$1]) / ([.C$2] - [.C$1]); 1); 0)" office:value-type="float" office:value="0.72323" calcext:value-type="float">
            <text:p>0.72323</text:p>
          </table:table-cell>
          <table:table-cell table:formula="of:=MAX(MIN(([results.D246] - [.D$1]) / ([.D$2] - [.D$1]); 1); 0)" office:value-type="float" office:value="0" calcext:value-type="float">
            <text:p>0</text:p>
          </table:table-cell>
          <table:table-cell table:formula="of:=MAX(MIN(([results.E246] - [.E$1]) / ([.E$2] - [.E$1]); 1); 0)" office:value-type="float" office:value="0.188566666666667" calcext:value-type="float">
            <text:p>0.188566666666667</text:p>
          </table:table-cell>
          <table:table-cell table:formula="of:=MAX(MIN(([results.F246] - [.F$1]) / ([.F$2] - [.F$1]); 1); 0)" office:value-type="float" office:value="0.792533333333333" calcext:value-type="float">
            <text:p>0.792533333333333</text:p>
          </table:table-cell>
          <table:table-cell table:formula="of:=MAX(MIN(([results.G246] - [.G$1]) / ([.G$2] - [.G$1]); 1); 0)" office:value-type="float" office:value="0.6113975" calcext:value-type="float">
            <text:p>0.6113975</text:p>
          </table:table-cell>
          <table:table-cell table:formula="of:=MAX(MIN(([results.H246] - [.H$1]) / ([.H$2] - [.H$1]); 1); 0)" office:value-type="float" office:value="0.450528571428571" calcext:value-type="float">
            <text:p>0.450528571428571</text:p>
          </table:table-cell>
          <table:table-cell table:formula="of:=MAX(MIN(([results.I246] - [.I$1]) / ([.I$2] - [.I$1]); 1); 0)" office:value-type="float" office:value="0.754216666666667" calcext:value-type="float">
            <text:p>0.754216666666667</text:p>
          </table:table-cell>
          <table:table-cell table:formula="of:=[results.J246]" office:value-type="boolean" office:boolean-value="false" calcext:value-type="boolean">
            <text:p>FALSE</text:p>
          </table:table-cell>
          <table:table-cell table:style-name="ce31" table:formula="of:=1 - SUMPRODUCT([.C$3:.I$3]; [.C249:.I249]) / SUM([.C$3:.I$3])" office:value-type="percentage" office:value="0.426166137566138" calcext:value-type="percentage">
            <text:p>42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lence.raw</text:p>
          </table:table-cell>
          <table:table-cell table:formula="of:=MAX(MIN(([results.C247] - [.C$1]) / ([.C$2] - [.C$1]); 1); 0)" office:value-type="float" office:value="1" calcext:value-type="float">
            <text:p>1</text:p>
          </table:table-cell>
          <table:table-cell table:formula="of:=MAX(MIN(([results.D247] - [.D$1]) / ([.D$2] - [.D$1]); 1); 0)" office:value-type="float" office:value="0" calcext:value-type="float">
            <text:p>0</text:p>
          </table:table-cell>
          <table:table-cell table:formula="of:=MAX(MIN(([results.E247] - [.E$1]) / ([.E$2] - [.E$1]); 1); 0)" office:value-type="float" office:value="0.653183333333333" calcext:value-type="float">
            <text:p>0.653183333333333</text:p>
          </table:table-cell>
          <table:table-cell table:formula="of:=MAX(MIN(([results.F247] - [.F$1]) / ([.F$2] - [.F$1]); 1); 0)" office:value-type="float" office:value="0" calcext:value-type="float">
            <text:p>0</text:p>
          </table:table-cell>
          <table:table-cell table:formula="of:=MAX(MIN(([results.G247] - [.G$1]) / ([.G$2] - [.G$1]); 1); 0)" office:value-type="float" office:value="1" calcext:value-type="float">
            <text:p>1</text:p>
          </table:table-cell>
          <table:table-cell table:formula="of:=MAX(MIN(([results.H247] - [.H$1]) / ([.H$2] - [.H$1]); 1); 0)" office:value-type="float" office:value="1" calcext:value-type="float">
            <text:p>1</text:p>
          </table:table-cell>
          <table:table-cell table:formula="of:=MAX(MIN(([results.I247] - [.I$1]) / ([.I$2] - [.I$1]); 1); 0)" office:value-type="float" office:value="1" calcext:value-type="float">
            <text:p>1</text:p>
          </table:table-cell>
          <table:table-cell table:formula="of:=[results.J247]" office:value-type="boolean" office:boolean-value="false" calcext:value-type="boolean">
            <text:p>FALSE</text:p>
          </table:table-cell>
          <table:table-cell table:style-name="ce31" table:formula="of:=1 - SUMPRODUCT([.C$3:.I$3]; [.C250:.I250]) / SUM([.C$3:.I$3])" office:value-type="percentage" office:value="0.304302962962963" calcext:value-type="percentage">
            <text:p>30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neC5.raw</text:p>
          </table:table-cell>
          <table:table-cell table:formula="of:=MAX(MIN(([results.C248] - [.C$1]) / ([.C$2] - [.C$1]); 1); 0)" office:value-type="float" office:value="0.593686666666667" calcext:value-type="float">
            <text:p>0.593686666666667</text:p>
          </table:table-cell>
          <table:table-cell table:formula="of:=MAX(MIN(([results.D248] - [.D$1]) / ([.D$2] - [.D$1]); 1); 0)" office:value-type="float" office:value="0" calcext:value-type="float">
            <text:p>0</text:p>
          </table:table-cell>
          <table:table-cell table:formula="of:=MAX(MIN(([results.E248] - [.E$1]) / ([.E$2] - [.E$1]); 1); 0)" office:value-type="float" office:value="0" calcext:value-type="float">
            <text:p>0</text:p>
          </table:table-cell>
          <table:table-cell table:formula="of:=MAX(MIN(([results.F248] - [.F$1]) / ([.F$2] - [.F$1]); 1); 0)" office:value-type="float" office:value="0" calcext:value-type="float">
            <text:p>0</text:p>
          </table:table-cell>
          <table:table-cell table:formula="of:=MAX(MIN(([results.G248] - [.G$1]) / ([.G$2] - [.G$1]); 1); 0)" office:value-type="float" office:value="0" calcext:value-type="float">
            <text:p>0</text:p>
          </table:table-cell>
          <table:table-cell table:formula="of:=MAX(MIN(([results.H248] - [.H$1]) / ([.H$2] - [.H$1]); 1); 0)" office:value-type="float" office:value="0.479185714285714" calcext:value-type="float">
            <text:p>0.479185714285714</text:p>
          </table:table-cell>
          <table:table-cell table:formula="of:=MAX(MIN(([results.I248] - [.I$1]) / ([.I$2] - [.I$1]); 1); 0)" office:value-type="float" office:value="0.41349" calcext:value-type="float">
            <text:p>0.41349</text:p>
          </table:table-cell>
          <table:table-cell table:formula="of:=[results.J248]" office:value-type="boolean" office:boolean-value="false" calcext:value-type="boolean">
            <text:p>FALSE</text:p>
          </table:table-cell>
          <table:table-cell table:style-name="ce31" table:formula="of:=1 - SUMPRODUCT([.C$3:.I$3]; [.C251:.I251]) / SUM([.C$3:.I$3])" office:value-type="percentage" office:value="0.719924931216931" calcext:value-type="percentage">
            <text:p>71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ne.raw</text:p>
          </table:table-cell>
          <table:table-cell table:formula="of:=MAX(MIN(([results.C249] - [.C$1]) / ([.C$2] - [.C$1]); 1); 0)" office:value-type="float" office:value="0.985403333333333" calcext:value-type="float">
            <text:p>0.985403333333333</text:p>
          </table:table-cell>
          <table:table-cell table:formula="of:=MAX(MIN(([results.D249] - [.D$1]) / ([.D$2] - [.D$1]); 1); 0)" office:value-type="float" office:value="0" calcext:value-type="float">
            <text:p>0</text:p>
          </table:table-cell>
          <table:table-cell table:formula="of:=MAX(MIN(([results.E249] - [.E$1]) / ([.E$2] - [.E$1]); 1); 0)" office:value-type="float" office:value="0" calcext:value-type="float">
            <text:p>0</text:p>
          </table:table-cell>
          <table:table-cell table:formula="of:=MAX(MIN(([results.F249] - [.F$1]) / ([.F$2] - [.F$1]); 1); 0)" office:value-type="float" office:value="0" calcext:value-type="float">
            <text:p>0</text:p>
          </table:table-cell>
          <table:table-cell table:formula="of:=MAX(MIN(([results.G249] - [.G$1]) / ([.G$2] - [.G$1]); 1); 0)" office:value-type="float" office:value="0.183915" calcext:value-type="float">
            <text:p>0.183915</text:p>
          </table:table-cell>
          <table:table-cell table:formula="of:=MAX(MIN(([results.H249] - [.H$1]) / ([.H$2] - [.H$1]); 1); 0)" office:value-type="float" office:value="0.977814285714286" calcext:value-type="float">
            <text:p>0.977814285714286</text:p>
          </table:table-cell>
          <table:table-cell table:formula="of:=MAX(MIN(([results.I249] - [.I$1]) / ([.I$2] - [.I$1]); 1); 0)" office:value-type="float" office:value="0.416066666666667" calcext:value-type="float">
            <text:p>0.416066666666667</text:p>
          </table:table-cell>
          <table:table-cell table:formula="of:=[results.J249]" office:value-type="boolean" office:boolean-value="false" calcext:value-type="boolean">
            <text:p>FALSE</text:p>
          </table:table-cell>
          <table:table-cell table:style-name="ce31" table:formula="of:=1 - SUMPRODUCT([.C$3:.I$3]; [.C252:.I252]) / SUM([.C$3:.I$3])" office:value-type="percentage" office:value="0.542344920634921" calcext:value-type="percentage">
            <text:p>54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B4.raw</text:p>
          </table:table-cell>
          <table:table-cell table:formula="of:=MAX(MIN(([results.C250] - [.C$1]) / ([.C$2] - [.C$1]); 1); 0)" office:value-type="float" office:value="0.517986666666667" calcext:value-type="float">
            <text:p>0.517986666666667</text:p>
          </table:table-cell>
          <table:table-cell table:formula="of:=MAX(MIN(([results.D250] - [.D$1]) / ([.D$2] - [.D$1]); 1); 0)" office:value-type="float" office:value="0" calcext:value-type="float">
            <text:p>0</text:p>
          </table:table-cell>
          <table:table-cell table:formula="of:=MAX(MIN(([results.E250] - [.E$1]) / ([.E$2] - [.E$1]); 1); 0)" office:value-type="float" office:value="0.29615" calcext:value-type="float">
            <text:p>0.29615</text:p>
          </table:table-cell>
          <table:table-cell table:formula="of:=MAX(MIN(([results.F250] - [.F$1]) / ([.F$2] - [.F$1]); 1); 0)" office:value-type="float" office:value="1" calcext:value-type="float">
            <text:p>1</text:p>
          </table:table-cell>
          <table:table-cell table:formula="of:=MAX(MIN(([results.G250] - [.G$1]) / ([.G$2] - [.G$1]); 1); 0)" office:value-type="float" office:value="0.9164825" calcext:value-type="float">
            <text:p>0.9164825</text:p>
          </table:table-cell>
          <table:table-cell table:formula="of:=MAX(MIN(([results.H250] - [.H$1]) / ([.H$2] - [.H$1]); 1); 0)" office:value-type="float" office:value="0.3314" calcext:value-type="float">
            <text:p>0.3314</text:p>
          </table:table-cell>
          <table:table-cell table:formula="of:=MAX(MIN(([results.I250] - [.I$1]) / ([.I$2] - [.I$1]); 1); 0)" office:value-type="float" office:value="0.699306666666667" calcext:value-type="float">
            <text:p>0.699306666666667</text:p>
          </table:table-cell>
          <table:table-cell table:formula="of:=[results.J250]" office:value-type="boolean" office:boolean-value="false" calcext:value-type="boolean">
            <text:p>FALSE</text:p>
          </table:table-cell>
          <table:table-cell table:style-name="ce31" table:formula="of:=1 - SUMPRODUCT([.C$3:.I$3]; [.C253:.I253]) / SUM([.C$3:.I$3])" office:value-type="percentage" office:value="0.425337703703704" calcext:value-type="percentage">
            <text:p>42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2.raw</text:p>
          </table:table-cell>
          <table:table-cell table:formula="of:=MAX(MIN(([results.C251] - [.C$1]) / ([.C$2] - [.C$1]); 1); 0)" office:value-type="float" office:value="0.455206666666667" calcext:value-type="float">
            <text:p>0.455206666666667</text:p>
          </table:table-cell>
          <table:table-cell table:formula="of:=MAX(MIN(([results.D251] - [.D$1]) / ([.D$2] - [.D$1]); 1); 0)" office:value-type="float" office:value="0" calcext:value-type="float">
            <text:p>0</text:p>
          </table:table-cell>
          <table:table-cell table:formula="of:=MAX(MIN(([results.E251] - [.E$1]) / ([.E$2] - [.E$1]); 1); 0)" office:value-type="float" office:value="0" calcext:value-type="float">
            <text:p>0</text:p>
          </table:table-cell>
          <table:table-cell table:formula="of:=MAX(MIN(([results.F251] - [.F$1]) / ([.F$2] - [.F$1]); 1); 0)" office:value-type="float" office:value="0.0760666666666667" calcext:value-type="float">
            <text:p>0.0760666666666667</text:p>
          </table:table-cell>
          <table:table-cell table:formula="of:=MAX(MIN(([results.G251] - [.G$1]) / ([.G$2] - [.G$1]); 1); 0)" office:value-type="float" office:value="0.332275" calcext:value-type="float">
            <text:p>0.332275</text:p>
          </table:table-cell>
          <table:table-cell table:formula="of:=MAX(MIN(([results.H251] - [.H$1]) / ([.H$2] - [.H$1]); 1); 0)" office:value-type="float" office:value="0.367057142857143" calcext:value-type="float">
            <text:p>0.367057142857143</text:p>
          </table:table-cell>
          <table:table-cell table:formula="of:=MAX(MIN(([results.I251] - [.I$1]) / ([.I$2] - [.I$1]); 1); 0)" office:value-type="float" office:value="0.97133" calcext:value-type="float">
            <text:p>0.97133</text:p>
          </table:table-cell>
          <table:table-cell table:formula="of:=[results.J251]" office:value-type="boolean" office:boolean-value="false" calcext:value-type="boolean">
            <text:p>FALSE</text:p>
          </table:table-cell>
          <table:table-cell table:style-name="ce31" table:formula="of:=1 - SUMPRODUCT([.C$3:.I$3]; [.C254:.I254]) / SUM([.C$3:.I$3])" office:value-type="percentage" office:value="0.596869015873016" calcext:value-type="percentage">
            <text:p>59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4Sharp.raw</text:p>
          </table:table-cell>
          <table:table-cell table:formula="of:=MAX(MIN(([results.C252] - [.C$1]) / ([.C$2] - [.C$1]); 1); 0)" office:value-type="float" office:value="0.541756666666667" calcext:value-type="float">
            <text:p>0.541756666666667</text:p>
          </table:table-cell>
          <table:table-cell table:formula="of:=MAX(MIN(([results.D252] - [.D$1]) / ([.D$2] - [.D$1]); 1); 0)" office:value-type="float" office:value="0" calcext:value-type="float">
            <text:p>0</text:p>
          </table:table-cell>
          <table:table-cell table:formula="of:=MAX(MIN(([results.E252] - [.E$1]) / ([.E$2] - [.E$1]); 1); 0)" office:value-type="float" office:value="0.23066" calcext:value-type="float">
            <text:p>0.23066</text:p>
          </table:table-cell>
          <table:table-cell table:formula="of:=MAX(MIN(([results.F252] - [.F$1]) / ([.F$2] - [.F$1]); 1); 0)" office:value-type="float" office:value="0.397086666666667" calcext:value-type="float">
            <text:p>0.397086666666667</text:p>
          </table:table-cell>
          <table:table-cell table:formula="of:=MAX(MIN(([results.G252] - [.G$1]) / ([.G$2] - [.G$1]); 1); 0)" office:value-type="float" office:value="0.7108275" calcext:value-type="float">
            <text:p>0.7108275</text:p>
          </table:table-cell>
          <table:table-cell table:formula="of:=MAX(MIN(([results.H252] - [.H$1]) / ([.H$2] - [.H$1]); 1); 0)" office:value-type="float" office:value="0.334828571428571" calcext:value-type="float">
            <text:p>0.334828571428571</text:p>
          </table:table-cell>
          <table:table-cell table:formula="of:=MAX(MIN(([results.I252] - [.I$1]) / ([.I$2] - [.I$1]); 1); 0)" office:value-type="float" office:value="0.652346666666667" calcext:value-type="float">
            <text:p>0.652346666666667</text:p>
          </table:table-cell>
          <table:table-cell table:formula="of:=[results.J252]" office:value-type="boolean" office:boolean-value="false" calcext:value-type="boolean">
            <text:p>FALSE</text:p>
          </table:table-cell>
          <table:table-cell table:style-name="ce31" table:formula="of:=1 - SUMPRODUCT([.C$3:.I$3]; [.C255:.I255]) / SUM([.C$3:.I$3])" office:value-type="percentage" office:value="0.559765693121693" calcext:value-type="percentage">
            <text:p>55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5.raw</text:p>
          </table:table-cell>
          <table:table-cell table:formula="of:=MAX(MIN(([results.C253] - [.C$1]) / ([.C$2] - [.C$1]); 1); 0)" office:value-type="float" office:value="0.51963" calcext:value-type="float">
            <text:p>0.51963</text:p>
          </table:table-cell>
          <table:table-cell table:formula="of:=MAX(MIN(([results.D253] - [.D$1]) / ([.D$2] - [.D$1]); 1); 0)" office:value-type="float" office:value="0" calcext:value-type="float">
            <text:p>0</text:p>
          </table:table-cell>
          <table:table-cell table:formula="of:=MAX(MIN(([results.E253] - [.E$1]) / ([.E$2] - [.E$1]); 1); 0)" office:value-type="float" office:value="0.243143333333333" calcext:value-type="float">
            <text:p>0.243143333333333</text:p>
          </table:table-cell>
          <table:table-cell table:formula="of:=MAX(MIN(([results.F253] - [.F$1]) / ([.F$2] - [.F$1]); 1); 0)" office:value-type="float" office:value="0.09766" calcext:value-type="float">
            <text:p>0.09766</text:p>
          </table:table-cell>
          <table:table-cell table:formula="of:=MAX(MIN(([results.G253] - [.G$1]) / ([.G$2] - [.G$1]); 1); 0)" office:value-type="float" office:value="1" calcext:value-type="float">
            <text:p>1</text:p>
          </table:table-cell>
          <table:table-cell table:formula="of:=MAX(MIN(([results.H253] - [.H$1]) / ([.H$2] - [.H$1]); 1); 0)" office:value-type="float" office:value="0.3357" calcext:value-type="float">
            <text:p>0.3357</text:p>
          </table:table-cell>
          <table:table-cell table:formula="of:=MAX(MIN(([results.I253] - [.I$1]) / ([.I$2] - [.I$1]); 1); 0)" office:value-type="float" office:value="0.642426666666666" calcext:value-type="float">
            <text:p>0.642426666666666</text:p>
          </table:table-cell>
          <table:table-cell table:formula="of:=[results.J253]" office:value-type="boolean" office:boolean-value="false" calcext:value-type="boolean">
            <text:p>FALSE</text:p>
          </table:table-cell>
          <table:table-cell table:style-name="ce31" table:formula="of:=1 - SUMPRODUCT([.C$3:.I$3]; [.C256:.I256]) / SUM([.C$3:.I$3])" office:value-type="percentage" office:value="0.592210148148148" calcext:value-type="percentage">
            <text:p>59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7.raw</text:p>
          </table:table-cell>
          <table:table-cell table:formula="of:=MAX(MIN(([results.C254] - [.C$1]) / ([.C$2] - [.C$1]); 1); 0)" office:value-type="float" office:value="0.686993333333333" calcext:value-type="float">
            <text:p>0.686993333333333</text:p>
          </table:table-cell>
          <table:table-cell table:formula="of:=MAX(MIN(([results.D254] - [.D$1]) / ([.D$2] - [.D$1]); 1); 0)" office:value-type="float" office:value="0" calcext:value-type="float">
            <text:p>0</text:p>
          </table:table-cell>
          <table:table-cell table:formula="of:=MAX(MIN(([results.E254] - [.E$1]) / ([.E$2] - [.E$1]); 1); 0)" office:value-type="float" office:value="0.57624" calcext:value-type="float">
            <text:p>0.57624</text:p>
          </table:table-cell>
          <table:table-cell table:formula="of:=MAX(MIN(([results.F254] - [.F$1]) / ([.F$2] - [.F$1]); 1); 0)" office:value-type="float" office:value="0" calcext:value-type="float">
            <text:p>0</text:p>
          </table:table-cell>
          <table:table-cell table:formula="of:=MAX(MIN(([results.G254] - [.G$1]) / ([.G$2] - [.G$1]); 1); 0)" office:value-type="float" office:value="1" calcext:value-type="float">
            <text:p>1</text:p>
          </table:table-cell>
          <table:table-cell table:formula="of:=MAX(MIN(([results.H254] - [.H$1]) / ([.H$2] - [.H$1]); 1); 0)" office:value-type="float" office:value="0.3252" calcext:value-type="float">
            <text:p>0.3252</text:p>
          </table:table-cell>
          <table:table-cell table:formula="of:=MAX(MIN(([results.I254] - [.I$1]) / ([.I$2] - [.I$1]); 1); 0)" office:value-type="float" office:value="0.436123333333333" calcext:value-type="float">
            <text:p>0.436123333333333</text:p>
          </table:table-cell>
          <table:table-cell table:formula="of:=[results.J254]" office:value-type="boolean" office:boolean-value="false" calcext:value-type="boolean">
            <text:p>FALSE</text:p>
          </table:table-cell>
          <table:table-cell table:style-name="ce31" table:formula="of:=1 - SUMPRODUCT([.C$3:.I$3]; [.C257:.I257]) / SUM([.C$3:.I$3])" office:value-type="percentage" office:value="0.616678518518518" calcext:value-type="percentage">
            <text:p>61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D4.raw</text:p>
          </table:table-cell>
          <table:table-cell table:formula="of:=MAX(MIN(([results.C255] - [.C$1]) / ([.C$2] - [.C$1]); 1); 0)" office:value-type="float" office:value="0.534156666666667" calcext:value-type="float">
            <text:p>0.534156666666667</text:p>
          </table:table-cell>
          <table:table-cell table:formula="of:=MAX(MIN(([results.D255] - [.D$1]) / ([.D$2] - [.D$1]); 1); 0)" office:value-type="float" office:value="0" calcext:value-type="float">
            <text:p>0</text:p>
          </table:table-cell>
          <table:table-cell table:formula="of:=MAX(MIN(([results.E255] - [.E$1]) / ([.E$2] - [.E$1]); 1); 0)" office:value-type="float" office:value="0.284353333333333" calcext:value-type="float">
            <text:p>0.284353333333333</text:p>
          </table:table-cell>
          <table:table-cell table:formula="of:=MAX(MIN(([results.F255] - [.F$1]) / ([.F$2] - [.F$1]); 1); 0)" office:value-type="float" office:value="1" calcext:value-type="float">
            <text:p>1</text:p>
          </table:table-cell>
          <table:table-cell table:formula="of:=MAX(MIN(([results.G255] - [.G$1]) / ([.G$2] - [.G$1]); 1); 0)" office:value-type="float" office:value="0.77435" calcext:value-type="float">
            <text:p>0.77435</text:p>
          </table:table-cell>
          <table:table-cell table:formula="of:=MAX(MIN(([results.H255] - [.H$1]) / ([.H$2] - [.H$1]); 1); 0)" office:value-type="float" office:value="0.334585714285714" calcext:value-type="float">
            <text:p>0.334585714285714</text:p>
          </table:table-cell>
          <table:table-cell table:formula="of:=MAX(MIN(([results.I255] - [.I$1]) / ([.I$2] - [.I$1]); 1); 0)" office:value-type="float" office:value="0.645023333333333" calcext:value-type="float">
            <text:p>0.645023333333333</text:p>
          </table:table-cell>
          <table:table-cell table:formula="of:=[results.J255]" office:value-type="boolean" office:boolean-value="false" calcext:value-type="boolean">
            <text:p>FALSE</text:p>
          </table:table-cell>
          <table:table-cell table:style-name="ce31" table:formula="of:=1 - SUMPRODUCT([.C$3:.I$3]; [.C258:.I258]) / SUM([.C$3:.I$3])" office:value-type="percentage" office:value="0.447406486772487" calcext:value-type="percentage">
            <text:p>44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.raw</text:p>
          </table:table-cell>
          <table:table-cell table:formula="of:=MAX(MIN(([results.C256] - [.C$1]) / ([.C$2] - [.C$1]); 1); 0)" office:value-type="float" office:value="0.477653333333333" calcext:value-type="float">
            <text:p>0.477653333333333</text:p>
          </table:table-cell>
          <table:table-cell table:formula="of:=MAX(MIN(([results.D256] - [.D$1]) / ([.D$2] - [.D$1]); 1); 0)" office:value-type="float" office:value="0" calcext:value-type="float">
            <text:p>0</text:p>
          </table:table-cell>
          <table:table-cell table:formula="of:=MAX(MIN(([results.E256] - [.E$1]) / ([.E$2] - [.E$1]); 1); 0)" office:value-type="float" office:value="0.340383333333333" calcext:value-type="float">
            <text:p>0.340383333333333</text:p>
          </table:table-cell>
          <table:table-cell table:formula="of:=MAX(MIN(([results.F256] - [.F$1]) / ([.F$2] - [.F$1]); 1); 0)" office:value-type="float" office:value="0" calcext:value-type="float">
            <text:p>0</text:p>
          </table:table-cell>
          <table:table-cell table:formula="of:=MAX(MIN(([results.G256] - [.G$1]) / ([.G$2] - [.G$1]); 1); 0)" office:value-type="float" office:value="0.9533075" calcext:value-type="float">
            <text:p>0.9533075</text:p>
          </table:table-cell>
          <table:table-cell table:formula="of:=MAX(MIN(([results.H256] - [.H$1]) / ([.H$2] - [.H$1]); 1); 0)" office:value-type="float" office:value="0.303028571428571" calcext:value-type="float">
            <text:p>0.303028571428571</text:p>
          </table:table-cell>
          <table:table-cell table:formula="of:=MAX(MIN(([results.I256] - [.I$1]) / ([.I$2] - [.I$1]); 1); 0)" office:value-type="float" office:value="0.700346666666667" calcext:value-type="float">
            <text:p>0.700346666666667</text:p>
          </table:table-cell>
          <table:table-cell table:formula="of:=[results.J256]" office:value-type="boolean" office:boolean-value="false" calcext:value-type="boolean">
            <text:p>FALSE</text:p>
          </table:table-cell>
          <table:table-cell table:style-name="ce31" table:formula="of:=1 - SUMPRODUCT([.C$3:.I$3]; [.C259:.I259]) / SUM([.C$3:.I$3])" office:value-type="percentage" office:value="0.609593470899471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ORGAN.raw</text:p>
          </table:table-cell>
          <table:table-cell table:formula="of:=MAX(MIN(([results.C257] - [.C$1]) / ([.C$2] - [.C$1]); 1); 0)" office:value-type="float" office:value="1" calcext:value-type="float">
            <text:p>1</text:p>
          </table:table-cell>
          <table:table-cell table:formula="of:=MAX(MIN(([results.D257] - [.D$1]) / ([.D$2] - [.D$1]); 1); 0)" office:value-type="float" office:value="0.5216" calcext:value-type="float">
            <text:p>0.5216</text:p>
          </table:table-cell>
          <table:table-cell table:formula="of:=MAX(MIN(([results.E257] - [.E$1]) / ([.E$2] - [.E$1]); 1); 0)" office:value-type="float" office:value="0.622796666666667" calcext:value-type="float">
            <text:p>0.622796666666667</text:p>
          </table:table-cell>
          <table:table-cell table:formula="of:=MAX(MIN(([results.F257] - [.F$1]) / ([.F$2] - [.F$1]); 1); 0)" office:value-type="float" office:value="0.307386666666667" calcext:value-type="float">
            <text:p>0.307386666666667</text:p>
          </table:table-cell>
          <table:table-cell table:formula="of:=MAX(MIN(([results.G257] - [.G$1]) / ([.G$2] - [.G$1]); 1); 0)" office:value-type="float" office:value="1" calcext:value-type="float">
            <text:p>1</text:p>
          </table:table-cell>
          <table:table-cell table:formula="of:=MAX(MIN(([results.H257] - [.H$1]) / ([.H$2] - [.H$1]); 1); 0)" office:value-type="float" office:value="1" calcext:value-type="float">
            <text:p>1</text:p>
          </table:table-cell>
          <table:table-cell table:formula="of:=MAX(MIN(([results.I257] - [.I$1]) / ([.I$2] - [.I$1]); 1); 0)" office:value-type="float" office:value="0.330966666666667" calcext:value-type="float">
            <text:p>0.330966666666667</text:p>
          </table:table-cell>
          <table:table-cell table:formula="of:=[results.J257]" office:value-type="boolean" office:boolean-value="false" calcext:value-type="boolean">
            <text:p>FALSE</text:p>
          </table:table-cell>
          <table:table-cell table:style-name="ce31" table:formula="of:=1 - SUMPRODUCT([.C$3:.I$3]; [.C260:.I260]) / SUM([.C$3:.I$3])" office:value-type="percentage" office:value="0.341725481481481" calcext:value-type="percentage">
            <text:p>34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PIANO.raw</text:p>
          </table:table-cell>
          <table:table-cell table:formula="of:=MAX(MIN(([results.C258] - [.C$1]) / ([.C$2] - [.C$1]); 1); 0)" office:value-type="float" office:value="1" calcext:value-type="float">
            <text:p>1</text:p>
          </table:table-cell>
          <table:table-cell table:formula="of:=MAX(MIN(([results.D258] - [.D$1]) / ([.D$2] - [.D$1]); 1); 0)" office:value-type="float" office:value="0.5081" calcext:value-type="float">
            <text:p>0.5081</text:p>
          </table:table-cell>
          <table:table-cell table:formula="of:=MAX(MIN(([results.E258] - [.E$1]) / ([.E$2] - [.E$1]); 1); 0)" office:value-type="float" office:value="0.5555" calcext:value-type="float">
            <text:p>0.5555</text:p>
          </table:table-cell>
          <table:table-cell table:formula="of:=MAX(MIN(([results.F258] - [.F$1]) / ([.F$2] - [.F$1]); 1); 0)" office:value-type="float" office:value="0" calcext:value-type="float">
            <text:p>0</text:p>
          </table:table-cell>
          <table:table-cell table:formula="of:=MAX(MIN(([results.G258] - [.G$1]) / ([.G$2] - [.G$1]); 1); 0)" office:value-type="float" office:value="1" calcext:value-type="float">
            <text:p>1</text:p>
          </table:table-cell>
          <table:table-cell table:formula="of:=MAX(MIN(([results.H258] - [.H$1]) / ([.H$2] - [.H$1]); 1); 0)" office:value-type="float" office:value="1" calcext:value-type="float">
            <text:p>1</text:p>
          </table:table-cell>
          <table:table-cell table:formula="of:=MAX(MIN(([results.I258] - [.I$1]) / ([.I$2] - [.I$1]); 1); 0)" office:value-type="float" office:value="0.419346666666667" calcext:value-type="float">
            <text:p>0.419346666666667</text:p>
          </table:table-cell>
          <table:table-cell table:formula="of:=[results.J258]" office:value-type="boolean" office:boolean-value="false" calcext:value-type="boolean">
            <text:p>FALSE</text:p>
          </table:table-cell>
          <table:table-cell table:style-name="ce31" table:formula="of:=1 - SUMPRODUCT([.C$3:.I$3]; [.C261:.I261]) / SUM([.C$3:.I$3])" office:value-type="percentage" office:value="0.381222962962963" calcext:value-type="percentage">
            <text:p>38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AW.raw</text:p>
          </table:table-cell>
          <table:table-cell table:formula="of:=MAX(MIN(([results.C259] - [.C$1]) / ([.C$2] - [.C$1]); 1); 0)" office:value-type="float" office:value="1" calcext:value-type="float">
            <text:p>1</text:p>
          </table:table-cell>
          <table:table-cell table:formula="of:=MAX(MIN(([results.D259] - [.D$1]) / ([.D$2] - [.D$1]); 1); 0)" office:value-type="float" office:value="0.486416666666667" calcext:value-type="float">
            <text:p>0.486416666666667</text:p>
          </table:table-cell>
          <table:table-cell table:formula="of:=MAX(MIN(([results.E259] - [.E$1]) / ([.E$2] - [.E$1]); 1); 0)" office:value-type="float" office:value="0.481686666666667" calcext:value-type="float">
            <text:p>0.481686666666667</text:p>
          </table:table-cell>
          <table:table-cell table:formula="of:=MAX(MIN(([results.F259] - [.F$1]) / ([.F$2] - [.F$1]); 1); 0)" office:value-type="float" office:value="0" calcext:value-type="float">
            <text:p>0</text:p>
          </table:table-cell>
          <table:table-cell table:formula="of:=MAX(MIN(([results.G259] - [.G$1]) / ([.G$2] - [.G$1]); 1); 0)" office:value-type="float" office:value="1" calcext:value-type="float">
            <text:p>1</text:p>
          </table:table-cell>
          <table:table-cell table:formula="of:=MAX(MIN(([results.H259] - [.H$1]) / ([.H$2] - [.H$1]); 1); 0)" office:value-type="float" office:value="1" calcext:value-type="float">
            <text:p>1</text:p>
          </table:table-cell>
          <table:table-cell table:formula="of:=MAX(MIN(([results.I259] - [.I$1]) / ([.I$2] - [.I$1]); 1); 0)" office:value-type="float" office:value="0" calcext:value-type="float">
            <text:p>0</text:p>
          </table:table-cell>
          <table:table-cell table:formula="of:=[results.J259]" office:value-type="boolean" office:boolean-value="false" calcext:value-type="boolean">
            <text:p>FALSE</text:p>
          </table:table-cell>
          <table:table-cell table:style-name="ce31" table:formula="of:=1 - SUMPRODUCT([.C$3:.I$3]; [.C262:.I262]) / SUM([.C$3:.I$3])" office:value-type="percentage" office:value="0.480100962962963" calcext:value-type="percentage">
            <text:p>48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INE.raw</text:p>
          </table:table-cell>
          <table:table-cell table:formula="of:=MAX(MIN(([results.C260] - [.C$1]) / ([.C$2] - [.C$1]); 1); 0)" office:value-type="float" office:value="1" calcext:value-type="float">
            <text:p>1</text:p>
          </table:table-cell>
          <table:table-cell table:formula="of:=MAX(MIN(([results.D260] - [.D$1]) / ([.D$2] - [.D$1]); 1); 0)" office:value-type="float" office:value="0.482283333333333" calcext:value-type="float">
            <text:p>0.482283333333333</text:p>
          </table:table-cell>
          <table:table-cell table:formula="of:=MAX(MIN(([results.E260] - [.E$1]) / ([.E$2] - [.E$1]); 1); 0)" office:value-type="float" office:value="0.574423333333333" calcext:value-type="float">
            <text:p>0.574423333333333</text:p>
          </table:table-cell>
          <table:table-cell table:formula="of:=MAX(MIN(([results.F260] - [.F$1]) / ([.F$2] - [.F$1]); 1); 0)" office:value-type="float" office:value="1" calcext:value-type="float">
            <text:p>1</text:p>
          </table:table-cell>
          <table:table-cell table:formula="of:=MAX(MIN(([results.G260] - [.G$1]) / ([.G$2] - [.G$1]); 1); 0)" office:value-type="float" office:value="0.8825125" calcext:value-type="float">
            <text:p>0.8825125</text:p>
          </table:table-cell>
          <table:table-cell table:formula="of:=MAX(MIN(([results.H260] - [.H$1]) / ([.H$2] - [.H$1]); 1); 0)" office:value-type="float" office:value="0.807785714285714" calcext:value-type="float">
            <text:p>0.807785714285714</text:p>
          </table:table-cell>
          <table:table-cell table:formula="of:=MAX(MIN(([results.I260] - [.I$1]) / ([.I$2] - [.I$1]); 1); 0)" office:value-type="float" office:value="0" calcext:value-type="float">
            <text:p>0</text:p>
          </table:table-cell>
          <table:table-cell table:formula="of:=[results.J260]" office:value-type="boolean" office:boolean-value="false" calcext:value-type="boolean">
            <text:p>FALSE</text:p>
          </table:table-cell>
          <table:table-cell table:style-name="ce31" table:formula="of:=1 - SUMPRODUCT([.C$3:.I$3]; [.C263:.I263]) / SUM([.C$3:.I$3])" office:value-type="percentage" office:value="0.347547005291005" calcext:value-type="percentage">
            <text:p>34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QUARE.raw</text:p>
          </table:table-cell>
          <table:table-cell table:formula="of:=MAX(MIN(([results.C261] - [.C$1]) / ([.C$2] - [.C$1]); 1); 0)" office:value-type="float" office:value="1" calcext:value-type="float">
            <text:p>1</text:p>
          </table:table-cell>
          <table:table-cell table:formula="of:=MAX(MIN(([results.D261] - [.D$1]) / ([.D$2] - [.D$1]); 1); 0)" office:value-type="float" office:value="0.485416666666667" calcext:value-type="float">
            <text:p>0.485416666666667</text:p>
          </table:table-cell>
          <table:table-cell table:formula="of:=MAX(MIN(([results.E261] - [.E$1]) / ([.E$2] - [.E$1]); 1); 0)" office:value-type="float" office:value="0.702803333333333" calcext:value-type="float">
            <text:p>0.702803333333333</text:p>
          </table:table-cell>
          <table:table-cell table:formula="of:=MAX(MIN(([results.F261] - [.F$1]) / ([.F$2] - [.F$1]); 1); 0)" office:value-type="float" office:value="1" calcext:value-type="float">
            <text:p>1</text:p>
          </table:table-cell>
          <table:table-cell table:formula="of:=MAX(MIN(([results.G261] - [.G$1]) / ([.G$2] - [.G$1]); 1); 0)" office:value-type="float" office:value="1" calcext:value-type="float">
            <text:p>1</text:p>
          </table:table-cell>
          <table:table-cell table:formula="of:=MAX(MIN(([results.H261] - [.H$1]) / ([.H$2] - [.H$1]); 1); 0)" office:value-type="float" office:value="0.968028571428571" calcext:value-type="float">
            <text:p>0.968028571428571</text:p>
          </table:table-cell>
          <table:table-cell table:formula="of:=MAX(MIN(([results.I261] - [.I$1]) / ([.I$2] - [.I$1]); 1); 0)" office:value-type="float" office:value="0" calcext:value-type="float">
            <text:p>0</text:p>
          </table:table-cell>
          <table:table-cell table:formula="of:=[results.J261]" office:value-type="boolean" office:boolean-value="false" calcext:value-type="boolean">
            <text:p>FALSE</text:p>
          </table:table-cell>
          <table:table-cell table:style-name="ce31" table:formula="of:=1 - SUMPRODUCT([.C$3:.I$3]; [.C264:.I264]) / SUM([.C$3:.I$3])" office:value-type="percentage" office:value="0.299001174603175" calcext:value-type="percentage">
            <text:p>29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WEEP.raw</text:p>
          </table:table-cell>
          <table:table-cell table:formula="of:=MAX(MIN(([results.C262] - [.C$1]) / ([.C$2] - [.C$1]); 1); 0)" office:value-type="float" office:value="1" calcext:value-type="float">
            <text:p>1</text:p>
          </table:table-cell>
          <table:table-cell table:formula="of:=MAX(MIN(([results.D262] - [.D$1]) / ([.D$2] - [.D$1]); 1); 0)" office:value-type="float" office:value="0.502333333333333" calcext:value-type="float">
            <text:p>0.502333333333333</text:p>
          </table:table-cell>
          <table:table-cell table:formula="of:=MAX(MIN(([results.E262] - [.E$1]) / ([.E$2] - [.E$1]); 1); 0)" office:value-type="float" office:value="0.510376666666667" calcext:value-type="float">
            <text:p>0.510376666666667</text:p>
          </table:table-cell>
          <table:table-cell table:formula="of:=MAX(MIN(([results.F262] - [.F$1]) / ([.F$2] - [.F$1]); 1); 0)" office:value-type="float" office:value="0" calcext:value-type="float">
            <text:p>0</text:p>
          </table:table-cell>
          <table:table-cell table:formula="of:=MAX(MIN(([results.G262] - [.G$1]) / ([.G$2] - [.G$1]); 1); 0)" office:value-type="float" office:value="1" calcext:value-type="float">
            <text:p>1</text:p>
          </table:table-cell>
          <table:table-cell table:formula="of:=MAX(MIN(([results.H262] - [.H$1]) / ([.H$2] - [.H$1]); 1); 0)" office:value-type="float" office:value="0.437742857142857" calcext:value-type="float">
            <text:p>0.437742857142857</text:p>
          </table:table-cell>
          <table:table-cell table:formula="of:=MAX(MIN(([results.I262] - [.I$1]) / ([.I$2] - [.I$1]); 1); 0)" office:value-type="float" office:value="0.893536666666667" calcext:value-type="float">
            <text:p>0.893536666666667</text:p>
          </table:table-cell>
          <table:table-cell table:formula="of:=[results.J262]" office:value-type="boolean" office:boolean-value="false" calcext:value-type="boolean">
            <text:p>FALSE</text:p>
          </table:table-cell>
          <table:table-cell table:style-name="ce31" table:formula="of:=1 - SUMPRODUCT([.C$3:.I$3]; [.C265:.I265]) / SUM([.C$3:.I$3])" office:value-type="percentage" office:value="0.390945058201058" calcext:value-type="percentage">
            <text:p>39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HEREMIN.raw</text:p>
          </table:table-cell>
          <table:table-cell table:formula="of:=MAX(MIN(([results.C263] - [.C$1]) / ([.C$2] - [.C$1]); 1); 0)" office:value-type="float" office:value="1" calcext:value-type="float">
            <text:p>1</text:p>
          </table:table-cell>
          <table:table-cell table:formula="of:=MAX(MIN(([results.D263] - [.D$1]) / ([.D$2] - [.D$1]); 1); 0)" office:value-type="float" office:value="0.482616666666667" calcext:value-type="float">
            <text:p>0.482616666666667</text:p>
          </table:table-cell>
          <table:table-cell table:formula="of:=MAX(MIN(([results.E263] - [.E$1]) / ([.E$2] - [.E$1]); 1); 0)" office:value-type="float" office:value="0.49584" calcext:value-type="float">
            <text:p>0.49584</text:p>
          </table:table-cell>
          <table:table-cell table:formula="of:=MAX(MIN(([results.F263] - [.F$1]) / ([.F$2] - [.F$1]); 1); 0)" office:value-type="float" office:value="0" calcext:value-type="float">
            <text:p>0</text:p>
          </table:table-cell>
          <table:table-cell table:formula="of:=MAX(MIN(([results.G263] - [.G$1]) / ([.G$2] - [.G$1]); 1); 0)" office:value-type="float" office:value="1" calcext:value-type="float">
            <text:p>1</text:p>
          </table:table-cell>
          <table:table-cell table:formula="of:=MAX(MIN(([results.H263] - [.H$1]) / ([.H$2] - [.H$1]); 1); 0)" office:value-type="float" office:value="1" calcext:value-type="float">
            <text:p>1</text:p>
          </table:table-cell>
          <table:table-cell table:formula="of:=MAX(MIN(([results.I263] - [.I$1]) / ([.I$2] - [.I$1]); 1); 0)" office:value-type="float" office:value="0.88986" calcext:value-type="float">
            <text:p>0.88986</text:p>
          </table:table-cell>
          <table:table-cell table:formula="of:=[results.J263]" office:value-type="boolean" office:boolean-value="false" calcext:value-type="boolean">
            <text:p>FALSE</text:p>
          </table:table-cell>
          <table:table-cell table:style-name="ce31" table:formula="of:=1 - SUMPRODUCT([.C$3:.I$3]; [.C266:.I266]) / SUM([.C$3:.I$3])" office:value-type="percentage" office:value="0.282147481481482" calcext:value-type="percentage">
            <text:p>28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rumpet 2.raw</text:p>
          </table:table-cell>
          <table:table-cell table:formula="of:=MAX(MIN(([results.C264] - [.C$1]) / ([.C$2] - [.C$1]); 1); 0)" office:value-type="float" office:value="1" calcext:value-type="float">
            <text:p>1</text:p>
          </table:table-cell>
          <table:table-cell table:formula="of:=MAX(MIN(([results.D264] - [.D$1]) / ([.D$2] - [.D$1]); 1); 0)" office:value-type="float" office:value="0.59645" calcext:value-type="float">
            <text:p>0.59645</text:p>
          </table:table-cell>
          <table:table-cell table:formula="of:=MAX(MIN(([results.E264] - [.E$1]) / ([.E$2] - [.E$1]); 1); 0)" office:value-type="float" office:value="0.643473333333333" calcext:value-type="float">
            <text:p>0.643473333333333</text:p>
          </table:table-cell>
          <table:table-cell table:formula="of:=MAX(MIN(([results.F264] - [.F$1]) / ([.F$2] - [.F$1]); 1); 0)" office:value-type="float" office:value="0.687686666666667" calcext:value-type="float">
            <text:p>0.687686666666667</text:p>
          </table:table-cell>
          <table:table-cell table:formula="of:=MAX(MIN(([results.G264] - [.G$1]) / ([.G$2] - [.G$1]); 1); 0)" office:value-type="float" office:value="1" calcext:value-type="float">
            <text:p>1</text:p>
          </table:table-cell>
          <table:table-cell table:formula="of:=MAX(MIN(([results.H264] - [.H$1]) / ([.H$2] - [.H$1]); 1); 0)" office:value-type="float" office:value="0.447385714285714" calcext:value-type="float">
            <text:p>0.447385714285714</text:p>
          </table:table-cell>
          <table:table-cell table:formula="of:=MAX(MIN(([results.I264] - [.I$1]) / ([.I$2] - [.I$1]); 1); 0)" office:value-type="float" office:value="0" calcext:value-type="float">
            <text:p>0</text:p>
          </table:table-cell>
          <table:table-cell table:formula="of:=[results.J264]" office:value-type="boolean" office:boolean-value="false" calcext:value-type="boolean">
            <text:p>FALSE</text:p>
          </table:table-cell>
          <table:table-cell table:style-name="ce31" table:formula="of:=1 - SUMPRODUCT([.C$3:.I$3]; [.C267:.I267]) / SUM([.C$3:.I$3])" office:value-type="percentage" office:value="0.448951968253968" calcext:value-type="percentage">
            <text:p>44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RUMPET.raw</text:p>
          </table:table-cell>
          <table:table-cell table:formula="of:=MAX(MIN(([results.C265] - [.C$1]) / ([.C$2] - [.C$1]); 1); 0)" office:value-type="float" office:value="1" calcext:value-type="float">
            <text:p>1</text:p>
          </table:table-cell>
          <table:table-cell table:formula="of:=MAX(MIN(([results.D265] - [.D$1]) / ([.D$2] - [.D$1]); 1); 0)" office:value-type="float" office:value="0.649783333333333" calcext:value-type="float">
            <text:p>0.649783333333333</text:p>
          </table:table-cell>
          <table:table-cell table:formula="of:=MAX(MIN(([results.E265] - [.E$1]) / ([.E$2] - [.E$1]); 1); 0)" office:value-type="float" office:value="0.574243333333333" calcext:value-type="float">
            <text:p>0.574243333333333</text:p>
          </table:table-cell>
          <table:table-cell table:formula="of:=MAX(MIN(([results.F265] - [.F$1]) / ([.F$2] - [.F$1]); 1); 0)" office:value-type="float" office:value="0.143646666666667" calcext:value-type="float">
            <text:p>0.143646666666667</text:p>
          </table:table-cell>
          <table:table-cell table:formula="of:=MAX(MIN(([results.G265] - [.G$1]) / ([.G$2] - [.G$1]); 1); 0)" office:value-type="float" office:value="1" calcext:value-type="float">
            <text:p>1</text:p>
          </table:table-cell>
          <table:table-cell table:formula="of:=MAX(MIN(([results.H265] - [.H$1]) / ([.H$2] - [.H$1]); 1); 0)" office:value-type="float" office:value="0.4908" calcext:value-type="float">
            <text:p>0.4908</text:p>
          </table:table-cell>
          <table:table-cell table:formula="of:=MAX(MIN(([results.I265] - [.I$1]) / ([.I$2] - [.I$1]); 1); 0)" office:value-type="float" office:value="0.142003333333333" calcext:value-type="float">
            <text:p>0.142003333333333</text:p>
          </table:table-cell>
          <table:table-cell table:formula="of:=[results.J265]" office:value-type="boolean" office:boolean-value="false" calcext:value-type="boolean">
            <text:p>FALSE</text:p>
          </table:table-cell>
          <table:table-cell table:style-name="ce31" table:formula="of:=1 - SUMPRODUCT([.C$3:.I$3]; [.C268:.I268]) / SUM([.C$3:.I$3])" office:value-type="percentage" office:value="0.502582" calcext:value-type="percentage">
            <text:p>5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VIOLIN.raw</text:p>
          </table:table-cell>
          <table:table-cell table:formula="of:=MAX(MIN(([results.C266] - [.C$1]) / ([.C$2] - [.C$1]); 1); 0)" office:value-type="float" office:value="1" calcext:value-type="float">
            <text:p>1</text:p>
          </table:table-cell>
          <table:table-cell table:formula="of:=MAX(MIN(([results.D266] - [.D$1]) / ([.D$2] - [.D$1]); 1); 0)" office:value-type="float" office:value="0.572683333333333" calcext:value-type="float">
            <text:p>0.572683333333333</text:p>
          </table:table-cell>
          <table:table-cell table:formula="of:=MAX(MIN(([results.E266] - [.E$1]) / ([.E$2] - [.E$1]); 1); 0)" office:value-type="float" office:value="0.629423333333333" calcext:value-type="float">
            <text:p>0.629423333333333</text:p>
          </table:table-cell>
          <table:table-cell table:formula="of:=MAX(MIN(([results.F266] - [.F$1]) / ([.F$2] - [.F$1]); 1); 0)" office:value-type="float" office:value="1" calcext:value-type="float">
            <text:p>1</text:p>
          </table:table-cell>
          <table:table-cell table:formula="of:=MAX(MIN(([results.G266] - [.G$1]) / ([.G$2] - [.G$1]); 1); 0)" office:value-type="float" office:value="1" calcext:value-type="float">
            <text:p>1</text:p>
          </table:table-cell>
          <table:table-cell table:formula="of:=MAX(MIN(([results.H266] - [.H$1]) / ([.H$2] - [.H$1]); 1); 0)" office:value-type="float" office:value="0.318671428571429" calcext:value-type="float">
            <text:p>0.318671428571429</text:p>
          </table:table-cell>
          <table:table-cell table:formula="of:=MAX(MIN(([results.I266] - [.I$1]) / ([.I$2] - [.I$1]); 1); 0)" office:value-type="float" office:value="0.427296666666667" calcext:value-type="float">
            <text:p>0.427296666666667</text:p>
          </table:table-cell>
          <table:table-cell table:formula="of:=[results.J266]" office:value-type="boolean" office:boolean-value="false" calcext:value-type="boolean">
            <text:p>FALSE</text:p>
          </table:table-cell>
          <table:table-cell table:style-name="ce31" table:formula="of:=1 - SUMPRODUCT([.C$3:.I$3]; [.C269:.I269]) / SUM([.C$3:.I$3])" office:value-type="percentage" office:value="0.327482825396825" calcext:value-type="percentage">
            <text:p>32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lence.raw</text:p>
          </table:table-cell>
          <table:table-cell table:formula="of:=MAX(MIN(([results.C267] - [.C$1]) / ([.C$2] - [.C$1]); 1); 0)" office:value-type="float" office:value="1" calcext:value-type="float">
            <text:p>1</text:p>
          </table:table-cell>
          <table:table-cell table:formula="of:=MAX(MIN(([results.D267] - [.D$1]) / ([.D$2] - [.D$1]); 1); 0)" office:value-type="float" office:value="0.47425" calcext:value-type="float">
            <text:p>0.47425</text:p>
          </table:table-cell>
          <table:table-cell table:formula="of:=MAX(MIN(([results.E267] - [.E$1]) / ([.E$2] - [.E$1]); 1); 0)" office:value-type="float" office:value="0.449203333333333" calcext:value-type="float">
            <text:p>0.449203333333333</text:p>
          </table:table-cell>
          <table:table-cell table:formula="of:=MAX(MIN(([results.F267] - [.F$1]) / ([.F$2] - [.F$1]); 1); 0)" office:value-type="float" office:value="0.337266666666667" calcext:value-type="float">
            <text:p>0.337266666666667</text:p>
          </table:table-cell>
          <table:table-cell table:formula="of:=MAX(MIN(([results.G267] - [.G$1]) / ([.G$2] - [.G$1]); 1); 0)" office:value-type="float" office:value="0.583775" calcext:value-type="float">
            <text:p>0.583775</text:p>
          </table:table-cell>
          <table:table-cell table:formula="of:=MAX(MIN(([results.H267] - [.H$1]) / ([.H$2] - [.H$1]); 1); 0)" office:value-type="float" office:value="1" calcext:value-type="float">
            <text:p>1</text:p>
          </table:table-cell>
          <table:table-cell table:formula="of:=MAX(MIN(([results.I267] - [.I$1]) / ([.I$2] - [.I$1]); 1); 0)" office:value-type="float" office:value="1" calcext:value-type="float">
            <text:p>1</text:p>
          </table:table-cell>
          <table:table-cell table:formula="of:=[results.J267]" office:value-type="boolean" office:boolean-value="false" calcext:value-type="boolean">
            <text:p>FALSE</text:p>
          </table:table-cell>
          <table:table-cell table:style-name="ce31" table:formula="of:=1 - SUMPRODUCT([.C$3:.I$3]; [.C270:.I270]) / SUM([.C$3:.I$3])" office:value-type="percentage" office:value="0.237713555555556" calcext:value-type="percentage">
            <text:p>23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neC5.raw</text:p>
          </table:table-cell>
          <table:table-cell table:formula="of:=MAX(MIN(([results.C268] - [.C$1]) / ([.C$2] - [.C$1]); 1); 0)" office:value-type="float" office:value="1" calcext:value-type="float">
            <text:p>1</text:p>
          </table:table-cell>
          <table:table-cell table:formula="of:=MAX(MIN(([results.D268] - [.D$1]) / ([.D$2] - [.D$1]); 1); 0)" office:value-type="float" office:value="0.488083333333333" calcext:value-type="float">
            <text:p>0.488083333333333</text:p>
          </table:table-cell>
          <table:table-cell table:formula="of:=MAX(MIN(([results.E268] - [.E$1]) / ([.E$2] - [.E$1]); 1); 0)" office:value-type="float" office:value="0.491106666666667" calcext:value-type="float">
            <text:p>0.491106666666667</text:p>
          </table:table-cell>
          <table:table-cell table:formula="of:=MAX(MIN(([results.F268] - [.F$1]) / ([.F$2] - [.F$1]); 1); 0)" office:value-type="float" office:value="0" calcext:value-type="float">
            <text:p>0</text:p>
          </table:table-cell>
          <table:table-cell table:formula="of:=MAX(MIN(([results.G268] - [.G$1]) / ([.G$2] - [.G$1]); 1); 0)" office:value-type="float" office:value="1" calcext:value-type="float">
            <text:p>1</text:p>
          </table:table-cell>
          <table:table-cell table:formula="of:=MAX(MIN(([results.H268] - [.H$1]) / ([.H$2] - [.H$1]); 1); 0)" office:value-type="float" office:value="0.6025" calcext:value-type="float">
            <text:p>0.6025</text:p>
          </table:table-cell>
          <table:table-cell table:formula="of:=MAX(MIN(([results.I268] - [.I$1]) / ([.I$2] - [.I$1]); 1); 0)" office:value-type="float" office:value="0.36701" calcext:value-type="float">
            <text:p>0.36701</text:p>
          </table:table-cell>
          <table:table-cell table:formula="of:=[results.J268]" office:value-type="boolean" office:boolean-value="false" calcext:value-type="boolean">
            <text:p>FALSE</text:p>
          </table:table-cell>
          <table:table-cell table:style-name="ce31" table:formula="of:=1 - SUMPRODUCT([.C$3:.I$3]; [.C271:.I271]) / SUM([.C$3:.I$3])" office:value-type="percentage" office:value="0.477439333333333" calcext:value-type="percentage">
            <text:p>47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ne.raw</text:p>
          </table:table-cell>
          <table:table-cell table:formula="of:=MAX(MIN(([results.C269] - [.C$1]) / ([.C$2] - [.C$1]); 1); 0)" office:value-type="float" office:value="1" calcext:value-type="float">
            <text:p>1</text:p>
          </table:table-cell>
          <table:table-cell table:formula="of:=MAX(MIN(([results.D269] - [.D$1]) / ([.D$2] - [.D$1]); 1); 0)" office:value-type="float" office:value="0.483866666666667" calcext:value-type="float">
            <text:p>0.483866666666667</text:p>
          </table:table-cell>
          <table:table-cell table:formula="of:=MAX(MIN(([results.E269] - [.E$1]) / ([.E$2] - [.E$1]); 1); 0)" office:value-type="float" office:value="0.47064" calcext:value-type="float">
            <text:p>0.47064</text:p>
          </table:table-cell>
          <table:table-cell table:formula="of:=MAX(MIN(([results.F269] - [.F$1]) / ([.F$2] - [.F$1]); 1); 0)" office:value-type="float" office:value="0.200326666666667" calcext:value-type="float">
            <text:p>0.200326666666667</text:p>
          </table:table-cell>
          <table:table-cell table:formula="of:=MAX(MIN(([results.G269] - [.G$1]) / ([.G$2] - [.G$1]); 1); 0)" office:value-type="float" office:value="1" calcext:value-type="float">
            <text:p>1</text:p>
          </table:table-cell>
          <table:table-cell table:formula="of:=MAX(MIN(([results.H269] - [.H$1]) / ([.H$2] - [.H$1]); 1); 0)" office:value-type="float" office:value="0.847785714285714" calcext:value-type="float">
            <text:p>0.847785714285714</text:p>
          </table:table-cell>
          <table:table-cell table:formula="of:=MAX(MIN(([results.I269] - [.I$1]) / ([.I$2] - [.I$1]); 1); 0)" office:value-type="float" office:value="0.37513" calcext:value-type="float">
            <text:p>0.37513</text:p>
          </table:table-cell>
          <table:table-cell table:formula="of:=[results.J269]" office:value-type="boolean" office:boolean-value="false" calcext:value-type="boolean">
            <text:p>FALSE</text:p>
          </table:table-cell>
          <table:table-cell table:style-name="ce31" table:formula="of:=1 - SUMPRODUCT([.C$3:.I$3]; [.C272:.I272]) / SUM([.C$3:.I$3])" office:value-type="percentage" office:value="0.392342264550265" calcext:value-type="percentage">
            <text:p>39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B4.raw</text:p>
          </table:table-cell>
          <table:table-cell table:formula="of:=MAX(MIN(([results.C270] - [.C$1]) / ([.C$2] - [.C$1]); 1); 0)" office:value-type="float" office:value="1" calcext:value-type="float">
            <text:p>1</text:p>
          </table:table-cell>
          <table:table-cell table:formula="of:=MAX(MIN(([results.D270] - [.D$1]) / ([.D$2] - [.D$1]); 1); 0)" office:value-type="float" office:value="0.644683333333333" calcext:value-type="float">
            <text:p>0.644683333333333</text:p>
          </table:table-cell>
          <table:table-cell table:formula="of:=MAX(MIN(([results.E270] - [.E$1]) / ([.E$2] - [.E$1]); 1); 0)" office:value-type="float" office:value="0.55481" calcext:value-type="float">
            <text:p>0.55481</text:p>
          </table:table-cell>
          <table:table-cell table:formula="of:=MAX(MIN(([results.F270] - [.F$1]) / ([.F$2] - [.F$1]); 1); 0)" office:value-type="float" office:value="1" calcext:value-type="float">
            <text:p>1</text:p>
          </table:table-cell>
          <table:table-cell table:formula="of:=MAX(MIN(([results.G270] - [.G$1]) / ([.G$2] - [.G$1]); 1); 0)" office:value-type="float" office:value="1" calcext:value-type="float">
            <text:p>1</text:p>
          </table:table-cell>
          <table:table-cell table:formula="of:=MAX(MIN(([results.H270] - [.H$1]) / ([.H$2] - [.H$1]); 1); 0)" office:value-type="float" office:value="0.291228571428571" calcext:value-type="float">
            <text:p>0.291228571428571</text:p>
          </table:table-cell>
          <table:table-cell table:formula="of:=MAX(MIN(([results.I270] - [.I$1]) / ([.I$2] - [.I$1]); 1); 0)" office:value-type="float" office:value="0.36194" calcext:value-type="float">
            <text:p>0.36194</text:p>
          </table:table-cell>
          <table:table-cell table:formula="of:=[results.J270]" office:value-type="boolean" office:boolean-value="false" calcext:value-type="boolean">
            <text:p>FALSE</text:p>
          </table:table-cell>
          <table:table-cell table:style-name="ce31" table:formula="of:=1 - SUMPRODUCT([.C$3:.I$3]; [.C273:.I273]) / SUM([.C$3:.I$3])" office:value-type="percentage" office:value="0.342811248677249" calcext:value-type="percentage">
            <text:p>34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2.raw</text:p>
          </table:table-cell>
          <table:table-cell table:formula="of:=MAX(MIN(([results.C271] - [.C$1]) / ([.C$2] - [.C$1]); 1); 0)" office:value-type="float" office:value="1" calcext:value-type="float">
            <text:p>1</text:p>
          </table:table-cell>
          <table:table-cell table:formula="of:=MAX(MIN(([results.D271] - [.D$1]) / ([.D$2] - [.D$1]); 1); 0)" office:value-type="float" office:value="0.6385" calcext:value-type="float">
            <text:p>0.6385</text:p>
          </table:table-cell>
          <table:table-cell table:formula="of:=MAX(MIN(([results.E271] - [.E$1]) / ([.E$2] - [.E$1]); 1); 0)" office:value-type="float" office:value="0.50485" calcext:value-type="float">
            <text:p>0.50485</text:p>
          </table:table-cell>
          <table:table-cell table:formula="of:=MAX(MIN(([results.F271] - [.F$1]) / ([.F$2] - [.F$1]); 1); 0)" office:value-type="float" office:value="0" calcext:value-type="float">
            <text:p>0</text:p>
          </table:table-cell>
          <table:table-cell table:formula="of:=MAX(MIN(([results.G271] - [.G$1]) / ([.G$2] - [.G$1]); 1); 0)" office:value-type="float" office:value="1" calcext:value-type="float">
            <text:p>1</text:p>
          </table:table-cell>
          <table:table-cell table:formula="of:=MAX(MIN(([results.H271] - [.H$1]) / ([.H$2] - [.H$1]); 1); 0)" office:value-type="float" office:value="0.323271428571429" calcext:value-type="float">
            <text:p>0.323271428571429</text:p>
          </table:table-cell>
          <table:table-cell table:formula="of:=MAX(MIN(([results.I271] - [.I$1]) / ([.I$2] - [.I$1]); 1); 0)" office:value-type="float" office:value="1" calcext:value-type="float">
            <text:p>1</text:p>
          </table:table-cell>
          <table:table-cell table:formula="of:=[results.J271]" office:value-type="boolean" office:boolean-value="false" calcext:value-type="boolean">
            <text:p>FALSE</text:p>
          </table:table-cell>
          <table:table-cell table:style-name="ce31" table:formula="of:=1 - SUMPRODUCT([.C$3:.I$3]; [.C274:.I274]) / SUM([.C$3:.I$3])" office:value-type="percentage" office:value="0.375296825396825" calcext:value-type="percentage">
            <text:p>37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4Sharp.raw</text:p>
          </table:table-cell>
          <table:table-cell table:formula="of:=MAX(MIN(([results.C272] - [.C$1]) / ([.C$2] - [.C$1]); 1); 0)" office:value-type="float" office:value="1" calcext:value-type="float">
            <text:p>1</text:p>
          </table:table-cell>
          <table:table-cell table:formula="of:=MAX(MIN(([results.D272] - [.D$1]) / ([.D$2] - [.D$1]); 1); 0)" office:value-type="float" office:value="0.639516666666667" calcext:value-type="float">
            <text:p>0.639516666666667</text:p>
          </table:table-cell>
          <table:table-cell table:formula="of:=MAX(MIN(([results.E272] - [.E$1]) / ([.E$2] - [.E$1]); 1); 0)" office:value-type="float" office:value="0.389013333333333" calcext:value-type="float">
            <text:p>0.389013333333333</text:p>
          </table:table-cell>
          <table:table-cell table:formula="of:=MAX(MIN(([results.F272] - [.F$1]) / ([.F$2] - [.F$1]); 1); 0)" office:value-type="float" office:value="1" calcext:value-type="float">
            <text:p>1</text:p>
          </table:table-cell>
          <table:table-cell table:formula="of:=MAX(MIN(([results.G272] - [.G$1]) / ([.G$2] - [.G$1]); 1); 0)" office:value-type="float" office:value="0.665395" calcext:value-type="float">
            <text:p>0.665395</text:p>
          </table:table-cell>
          <table:table-cell table:formula="of:=MAX(MIN(([results.H272] - [.H$1]) / ([.H$2] - [.H$1]); 1); 0)" office:value-type="float" office:value="0.302071428571429" calcext:value-type="float">
            <text:p>0.302071428571429</text:p>
          </table:table-cell>
          <table:table-cell table:formula="of:=MAX(MIN(([results.I272] - [.I$1]) / ([.I$2] - [.I$1]); 1); 0)" office:value-type="float" office:value="0.228796666666667" calcext:value-type="float">
            <text:p>0.228796666666667</text:p>
          </table:table-cell>
          <table:table-cell table:formula="of:=[results.J272]" office:value-type="boolean" office:boolean-value="false" calcext:value-type="boolean">
            <text:p>FALSE</text:p>
          </table:table-cell>
          <table:table-cell table:style-name="ce31" table:formula="of:=1 - SUMPRODUCT([.C$3:.I$3]; [.C275:.I275]) / SUM([.C$3:.I$3])" office:value-type="percentage" office:value="0.407915566137566" calcext:value-type="percentage">
            <text:p>40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5.raw</text:p>
          </table:table-cell>
          <table:table-cell table:formula="of:=MAX(MIN(([results.C273] - [.C$1]) / ([.C$2] - [.C$1]); 1); 0)" office:value-type="float" office:value="1" calcext:value-type="float">
            <text:p>1</text:p>
          </table:table-cell>
          <table:table-cell table:formula="of:=MAX(MIN(([results.D273] - [.D$1]) / ([.D$2] - [.D$1]); 1); 0)" office:value-type="float" office:value="0.730633333333334" calcext:value-type="float">
            <text:p>0.730633333333334</text:p>
          </table:table-cell>
          <table:table-cell table:formula="of:=MAX(MIN(([results.E273] - [.E$1]) / ([.E$2] - [.E$1]); 1); 0)" office:value-type="float" office:value="0.440243333333333" calcext:value-type="float">
            <text:p>0.440243333333333</text:p>
          </table:table-cell>
          <table:table-cell table:formula="of:=MAX(MIN(([results.F273] - [.F$1]) / ([.F$2] - [.F$1]); 1); 0)" office:value-type="float" office:value="0.70512" calcext:value-type="float">
            <text:p>0.70512</text:p>
          </table:table-cell>
          <table:table-cell table:formula="of:=MAX(MIN(([results.G273] - [.G$1]) / ([.G$2] - [.G$1]); 1); 0)" office:value-type="float" office:value="1" calcext:value-type="float">
            <text:p>1</text:p>
          </table:table-cell>
          <table:table-cell table:formula="of:=MAX(MIN(([results.H273] - [.H$1]) / ([.H$2] - [.H$1]); 1); 0)" office:value-type="float" office:value="0.2775" calcext:value-type="float">
            <text:p>0.2775</text:p>
          </table:table-cell>
          <table:table-cell table:formula="of:=MAX(MIN(([results.I273] - [.I$1]) / ([.I$2] - [.I$1]); 1); 0)" office:value-type="float" office:value="0.09424" calcext:value-type="float">
            <text:p>0.09424</text:p>
          </table:table-cell>
          <table:table-cell table:formula="of:=[results.J273]" office:value-type="boolean" office:boolean-value="false" calcext:value-type="boolean">
            <text:p>FALSE</text:p>
          </table:table-cell>
          <table:table-cell table:style-name="ce31" table:formula="of:=1 - SUMPRODUCT([.C$3:.I$3]; [.C276:.I276]) / SUM([.C$3:.I$3])" office:value-type="percentage" office:value="0.453010814814815" calcext:value-type="percentage">
            <text:p>45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7.raw</text:p>
          </table:table-cell>
          <table:table-cell table:formula="of:=MAX(MIN(([results.C274] - [.C$1]) / ([.C$2] - [.C$1]); 1); 0)" office:value-type="float" office:value="1" calcext:value-type="float">
            <text:p>1</text:p>
          </table:table-cell>
          <table:table-cell table:formula="of:=MAX(MIN(([results.D274] - [.D$1]) / ([.D$2] - [.D$1]); 1); 0)" office:value-type="float" office:value="0.577033333333333" calcext:value-type="float">
            <text:p>0.577033333333333</text:p>
          </table:table-cell>
          <table:table-cell table:formula="of:=MAX(MIN(([results.E274] - [.E$1]) / ([.E$2] - [.E$1]); 1); 0)" office:value-type="float" office:value="0.69596" calcext:value-type="float">
            <text:p>0.69596</text:p>
          </table:table-cell>
          <table:table-cell table:formula="of:=MAX(MIN(([results.F274] - [.F$1]) / ([.F$2] - [.F$1]); 1); 0)" office:value-type="float" office:value="1" calcext:value-type="float">
            <text:p>1</text:p>
          </table:table-cell>
          <table:table-cell table:formula="of:=MAX(MIN(([results.G274] - [.G$1]) / ([.G$2] - [.G$1]); 1); 0)" office:value-type="float" office:value="1" calcext:value-type="float">
            <text:p>1</text:p>
          </table:table-cell>
          <table:table-cell table:formula="of:=MAX(MIN(([results.H274] - [.H$1]) / ([.H$2] - [.H$1]); 1); 0)" office:value-type="float" office:value="0.284557142857143" calcext:value-type="float">
            <text:p>0.284557142857143</text:p>
          </table:table-cell>
          <table:table-cell table:formula="of:=MAX(MIN(([results.I274] - [.I$1]) / ([.I$2] - [.I$1]); 1); 0)" office:value-type="float" office:value="0.676153333333333" calcext:value-type="float">
            <text:p>0.676153333333333</text:p>
          </table:table-cell>
          <table:table-cell table:formula="of:=[results.J274]" office:value-type="boolean" office:boolean-value="false" calcext:value-type="boolean">
            <text:p>FALSE</text:p>
          </table:table-cell>
          <table:table-cell table:style-name="ce31" table:formula="of:=1 - SUMPRODUCT([.C$3:.I$3]; [.C277:.I277]) / SUM([.C$3:.I$3])" office:value-type="percentage" office:value="0.275563682539682" calcext:value-type="percentage">
            <text:p>27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D4.raw</text:p>
          </table:table-cell>
          <table:table-cell table:formula="of:=MAX(MIN(([results.C275] - [.C$1]) / ([.C$2] - [.C$1]); 1); 0)" office:value-type="float" office:value="1" calcext:value-type="float">
            <text:p>1</text:p>
          </table:table-cell>
          <table:table-cell table:formula="of:=MAX(MIN(([results.D275] - [.D$1]) / ([.D$2] - [.D$1]); 1); 0)" office:value-type="float" office:value="0.6232" calcext:value-type="float">
            <text:p>0.6232</text:p>
          </table:table-cell>
          <table:table-cell table:formula="of:=MAX(MIN(([results.E275] - [.E$1]) / ([.E$2] - [.E$1]); 1); 0)" office:value-type="float" office:value="0.654346666666667" calcext:value-type="float">
            <text:p>0.654346666666667</text:p>
          </table:table-cell>
          <table:table-cell table:formula="of:=MAX(MIN(([results.F275] - [.F$1]) / ([.F$2] - [.F$1]); 1); 0)" office:value-type="float" office:value="1" calcext:value-type="float">
            <text:p>1</text:p>
          </table:table-cell>
          <table:table-cell table:formula="of:=MAX(MIN(([results.G275] - [.G$1]) / ([.G$2] - [.G$1]); 1); 0)" office:value-type="float" office:value="1" calcext:value-type="float">
            <text:p>1</text:p>
          </table:table-cell>
          <table:table-cell table:formula="of:=MAX(MIN(([results.H275] - [.H$1]) / ([.H$2] - [.H$1]); 1); 0)" office:value-type="float" office:value="0.294357142857143" calcext:value-type="float">
            <text:p>0.294357142857143</text:p>
          </table:table-cell>
          <table:table-cell table:formula="of:=MAX(MIN(([results.I275] - [.I$1]) / ([.I$2] - [.I$1]); 1); 0)" office:value-type="float" office:value="0.199386666666667" calcext:value-type="float">
            <text:p>0.199386666666667</text:p>
          </table:table-cell>
          <table:table-cell table:formula="of:=[results.J275]" office:value-type="boolean" office:boolean-value="false" calcext:value-type="boolean">
            <text:p>FALSE</text:p>
          </table:table-cell>
          <table:table-cell table:style-name="ce31" table:formula="of:=1 - SUMPRODUCT([.C$3:.I$3]; [.C278:.I278]) / SUM([.C$3:.I$3])" office:value-type="percentage" office:value="0.376271682539683" calcext:value-type="percentage">
            <text:p>37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.raw</text:p>
          </table:table-cell>
          <table:table-cell table:formula="of:=MAX(MIN(([results.C276] - [.C$1]) / ([.C$2] - [.C$1]); 1); 0)" office:value-type="float" office:value="1" calcext:value-type="float">
            <text:p>1</text:p>
          </table:table-cell>
          <table:table-cell table:formula="of:=MAX(MIN(([results.D276] - [.D$1]) / ([.D$2] - [.D$1]); 1); 0)" office:value-type="float" office:value="0.65495" calcext:value-type="float">
            <text:p>0.65495</text:p>
          </table:table-cell>
          <table:table-cell table:formula="of:=MAX(MIN(([results.E276] - [.E$1]) / ([.E$2] - [.E$1]); 1); 0)" office:value-type="float" office:value="0.58638" calcext:value-type="float">
            <text:p>0.58638</text:p>
          </table:table-cell>
          <table:table-cell table:formula="of:=MAX(MIN(([results.F276] - [.F$1]) / ([.F$2] - [.F$1]); 1); 0)" office:value-type="float" office:value="1" calcext:value-type="float">
            <text:p>1</text:p>
          </table:table-cell>
          <table:table-cell table:formula="of:=MAX(MIN(([results.G276] - [.G$1]) / ([.G$2] - [.G$1]); 1); 0)" office:value-type="float" office:value="1" calcext:value-type="float">
            <text:p>1</text:p>
          </table:table-cell>
          <table:table-cell table:formula="of:=MAX(MIN(([results.H276] - [.H$1]) / ([.H$2] - [.H$1]); 1); 0)" office:value-type="float" office:value="0.304014285714286" calcext:value-type="float">
            <text:p>0.304014285714286</text:p>
          </table:table-cell>
          <table:table-cell table:formula="of:=MAX(MIN(([results.I276] - [.I$1]) / ([.I$2] - [.I$1]); 1); 0)" office:value-type="float" office:value="0.286043333333333" calcext:value-type="float">
            <text:p>0.286043333333333</text:p>
          </table:table-cell>
          <table:table-cell table:formula="of:=[results.J276]" office:value-type="boolean" office:boolean-value="false" calcext:value-type="boolean">
            <text:p>FALSE</text:p>
          </table:table-cell>
          <table:table-cell table:style-name="ce31" table:formula="of:=1 - SUMPRODUCT([.C$3:.I$3]; [.C279:.I279]) / SUM([.C$3:.I$3])" office:value-type="percentage" office:value="0.35457617989418" calcext:value-type="percentage">
            <text:p>35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PIANO.raw</text:p>
          </table:table-cell>
          <table:table-cell table:formula="of:=MAX(MIN(([results.C277] - [.C$1]) / ([.C$2] - [.C$1]); 1); 0)" office:value-type="float" office:value="0.989813333333333" calcext:value-type="float">
            <text:p>0.989813333333333</text:p>
          </table:table-cell>
          <table:table-cell table:formula="of:=MAX(MIN(([results.D277] - [.D$1]) / ([.D$2] - [.D$1]); 1); 0)" office:value-type="float" office:value="0" calcext:value-type="float">
            <text:p>0</text:p>
          </table:table-cell>
          <table:table-cell table:formula="of:=MAX(MIN(([results.E277] - [.E$1]) / ([.E$2] - [.E$1]); 1); 0)" office:value-type="float" office:value="0.0731233333333333" calcext:value-type="float">
            <text:p>0.0731233333333333</text:p>
          </table:table-cell>
          <table:table-cell table:formula="of:=MAX(MIN(([results.F277] - [.F$1]) / ([.F$2] - [.F$1]); 1); 0)" office:value-type="float" office:value="0.711173333333334" calcext:value-type="float">
            <text:p>0.711173333333334</text:p>
          </table:table-cell>
          <table:table-cell table:formula="of:=MAX(MIN(([results.G277] - [.G$1]) / ([.G$2] - [.G$1]); 1); 0)" office:value-type="float" office:value="0.6026575" calcext:value-type="float">
            <text:p>0.6026575</text:p>
          </table:table-cell>
          <table:table-cell table:formula="of:=MAX(MIN(([results.H277] - [.H$1]) / ([.H$2] - [.H$1]); 1); 0)" office:value-type="float" office:value="1" calcext:value-type="float">
            <text:p>1</text:p>
          </table:table-cell>
          <table:table-cell table:formula="of:=MAX(MIN(([results.I277] - [.I$1]) / ([.I$2] - [.I$1]); 1); 0)" office:value-type="float" office:value="0.273026666666667" calcext:value-type="float">
            <text:p>0.273026666666667</text:p>
          </table:table-cell>
          <table:table-cell table:formula="of:=[results.J277]" office:value-type="boolean" office:boolean-value="false" calcext:value-type="boolean">
            <text:p>FALSE</text:p>
          </table:table-cell>
          <table:table-cell table:style-name="ce31" table:formula="of:=1 - SUMPRODUCT([.C$3:.I$3]; [.C280:.I280]) / SUM([.C$3:.I$3])" office:value-type="percentage" office:value="0.402106148148148" calcext:value-type="percentage">
            <text:p>40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AW.raw</text:p>
          </table:table-cell>
          <table:table-cell table:formula="of:=MAX(MIN(([results.C278] - [.C$1]) / ([.C$2] - [.C$1]); 1); 0)" office:value-type="float" office:value="1" calcext:value-type="float">
            <text:p>1</text:p>
          </table:table-cell>
          <table:table-cell table:formula="of:=MAX(MIN(([results.D278] - [.D$1]) / ([.D$2] - [.D$1]); 1); 0)" office:value-type="float" office:value="0" calcext:value-type="float">
            <text:p>0</text:p>
          </table:table-cell>
          <table:table-cell table:formula="of:=MAX(MIN(([results.E278] - [.E$1]) / ([.E$2] - [.E$1]); 1); 0)" office:value-type="float" office:value="0" calcext:value-type="float">
            <text:p>0</text:p>
          </table:table-cell>
          <table:table-cell table:formula="of:=MAX(MIN(([results.F278] - [.F$1]) / ([.F$2] - [.F$1]); 1); 0)" office:value-type="float" office:value="1" calcext:value-type="float">
            <text:p>1</text:p>
          </table:table-cell>
          <table:table-cell table:formula="of:=MAX(MIN(([results.G278] - [.G$1]) / ([.G$2] - [.G$1]); 1); 0)" office:value-type="float" office:value="0.43688" calcext:value-type="float">
            <text:p>0.43688</text:p>
          </table:table-cell>
          <table:table-cell table:formula="of:=MAX(MIN(([results.H278] - [.H$1]) / ([.H$2] - [.H$1]); 1); 0)" office:value-type="float" office:value="1" calcext:value-type="float">
            <text:p>1</text:p>
          </table:table-cell>
          <table:table-cell table:formula="of:=MAX(MIN(([results.I278] - [.I$1]) / ([.I$2] - [.I$1]); 1); 0)" office:value-type="float" office:value="0.311826666666667" calcext:value-type="float">
            <text:p>0.311826666666667</text:p>
          </table:table-cell>
          <table:table-cell table:formula="of:=[results.J278]" office:value-type="boolean" office:boolean-value="false" calcext:value-type="boolean">
            <text:p>FALSE</text:p>
          </table:table-cell>
          <table:table-cell table:style-name="ce31" table:formula="of:=1 - SUMPRODUCT([.C$3:.I$3]; [.C281:.I281]) / SUM([.C$3:.I$3])" office:value-type="percentage" office:value="0.358538074074074" calcext:value-type="percentage">
            <text:p>35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INE.raw</text:p>
          </table:table-cell>
          <table:table-cell table:formula="of:=MAX(MIN(([results.C279] - [.C$1]) / ([.C$2] - [.C$1]); 1); 0)" office:value-type="float" office:value="0.876336666666667" calcext:value-type="float">
            <text:p>0.876336666666667</text:p>
          </table:table-cell>
          <table:table-cell table:formula="of:=MAX(MIN(([results.D279] - [.D$1]) / ([.D$2] - [.D$1]); 1); 0)" office:value-type="float" office:value="0" calcext:value-type="float">
            <text:p>0</text:p>
          </table:table-cell>
          <table:table-cell table:formula="of:=MAX(MIN(([results.E279] - [.E$1]) / ([.E$2] - [.E$1]); 1); 0)" office:value-type="float" office:value="0.227" calcext:value-type="float">
            <text:p>0.227</text:p>
          </table:table-cell>
          <table:table-cell table:formula="of:=MAX(MIN(([results.F279] - [.F$1]) / ([.F$2] - [.F$1]); 1); 0)" office:value-type="float" office:value="0.0446800000000001" calcext:value-type="float">
            <text:p>0.0446800000000001</text:p>
          </table:table-cell>
          <table:table-cell table:formula="of:=MAX(MIN(([results.G279] - [.G$1]) / ([.G$2] - [.G$1]); 1); 0)" office:value-type="float" office:value="0.49117" calcext:value-type="float">
            <text:p>0.49117</text:p>
          </table:table-cell>
          <table:table-cell table:formula="of:=MAX(MIN(([results.H279] - [.H$1]) / ([.H$2] - [.H$1]); 1); 0)" office:value-type="float" office:value="1" calcext:value-type="float">
            <text:p>1</text:p>
          </table:table-cell>
          <table:table-cell table:formula="of:=MAX(MIN(([results.I279] - [.I$1]) / ([.I$2] - [.I$1]); 1); 0)" office:value-type="float" office:value="0.33387" calcext:value-type="float">
            <text:p>0.33387</text:p>
          </table:table-cell>
          <table:table-cell table:formula="of:=[results.J279]" office:value-type="boolean" office:boolean-value="false" calcext:value-type="boolean">
            <text:p>FALSE</text:p>
          </table:table-cell>
          <table:table-cell table:style-name="ce31" table:formula="of:=1 - SUMPRODUCT([.C$3:.I$3]; [.C282:.I282]) / SUM([.C$3:.I$3])" office:value-type="percentage" office:value="0.527796074074074" calcext:value-type="percentage">
            <text:p>52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QUARE.raw</text:p>
          </table:table-cell>
          <table:table-cell table:formula="of:=MAX(MIN(([results.C280] - [.C$1]) / ([.C$2] - [.C$1]); 1); 0)" office:value-type="float" office:value="1" calcext:value-type="float">
            <text:p>1</text:p>
          </table:table-cell>
          <table:table-cell table:formula="of:=MAX(MIN(([results.D280] - [.D$1]) / ([.D$2] - [.D$1]); 1); 0)" office:value-type="float" office:value="0" calcext:value-type="float">
            <text:p>0</text:p>
          </table:table-cell>
          <table:table-cell table:formula="of:=MAX(MIN(([results.E280] - [.E$1]) / ([.E$2] - [.E$1]); 1); 0)" office:value-type="float" office:value="0.229403333333333" calcext:value-type="float">
            <text:p>0.229403333333333</text:p>
          </table:table-cell>
          <table:table-cell table:formula="of:=MAX(MIN(([results.F280] - [.F$1]) / ([.F$2] - [.F$1]); 1); 0)" office:value-type="float" office:value="0" calcext:value-type="float">
            <text:p>0</text:p>
          </table:table-cell>
          <table:table-cell table:formula="of:=MAX(MIN(([results.G280] - [.G$1]) / ([.G$2] - [.G$1]); 1); 0)" office:value-type="float" office:value="0.3893925" calcext:value-type="float">
            <text:p>0.3893925</text:p>
          </table:table-cell>
          <table:table-cell table:formula="of:=MAX(MIN(([results.H280] - [.H$1]) / ([.H$2] - [.H$1]); 1); 0)" office:value-type="float" office:value="1" calcext:value-type="float">
            <text:p>1</text:p>
          </table:table-cell>
          <table:table-cell table:formula="of:=MAX(MIN(([results.I280] - [.I$1]) / ([.I$2] - [.I$1]); 1); 0)" office:value-type="float" office:value="0.333946666666667" calcext:value-type="float">
            <text:p>0.333946666666667</text:p>
          </table:table-cell>
          <table:table-cell table:formula="of:=[results.J280]" office:value-type="boolean" office:boolean-value="false" calcext:value-type="boolean">
            <text:p>FALSE</text:p>
          </table:table-cell>
          <table:table-cell table:style-name="ce31" table:formula="of:=1 - SUMPRODUCT([.C$3:.I$3]; [.C283:.I283]) / SUM([.C$3:.I$3])" office:value-type="percentage" office:value="0.525425703703704" calcext:value-type="percentage">
            <text:p>52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WEEP.raw</text:p>
          </table:table-cell>
          <table:table-cell table:formula="of:=MAX(MIN(([results.C281] - [.C$1]) / ([.C$2] - [.C$1]); 1); 0)" office:value-type="float" office:value="0.585793333333333" calcext:value-type="float">
            <text:p>0.585793333333333</text:p>
          </table:table-cell>
          <table:table-cell table:formula="of:=MAX(MIN(([results.D281] - [.D$1]) / ([.D$2] - [.D$1]); 1); 0)" office:value-type="float" office:value="0" calcext:value-type="float">
            <text:p>0</text:p>
          </table:table-cell>
          <table:table-cell table:formula="of:=MAX(MIN(([results.E281] - [.E$1]) / ([.E$2] - [.E$1]); 1); 0)" office:value-type="float" office:value="0" calcext:value-type="float">
            <text:p>0</text:p>
          </table:table-cell>
          <table:table-cell table:formula="of:=MAX(MIN(([results.F281] - [.F$1]) / ([.F$2] - [.F$1]); 1); 0)" office:value-type="float" office:value="0.05942" calcext:value-type="float">
            <text:p>0.05942</text:p>
          </table:table-cell>
          <table:table-cell table:formula="of:=MAX(MIN(([results.G281] - [.G$1]) / ([.G$2] - [.G$1]); 1); 0)" office:value-type="float" office:value="0.0666075" calcext:value-type="float">
            <text:p>0.0666075</text:p>
          </table:table-cell>
          <table:table-cell table:formula="of:=MAX(MIN(([results.H281] - [.H$1]) / ([.H$2] - [.H$1]); 1); 0)" office:value-type="float" office:value="1" calcext:value-type="float">
            <text:p>1</text:p>
          </table:table-cell>
          <table:table-cell table:formula="of:=MAX(MIN(([results.I281] - [.I$1]) / ([.I$2] - [.I$1]); 1); 0)" office:value-type="float" office:value="0.759663333333333" calcext:value-type="float">
            <text:p>0.759663333333333</text:p>
          </table:table-cell>
          <table:table-cell table:formula="of:=[results.J281]" office:value-type="boolean" office:boolean-value="false" calcext:value-type="boolean">
            <text:p>FALSE</text:p>
          </table:table-cell>
          <table:table-cell table:style-name="ce31" table:formula="of:=1 - SUMPRODUCT([.C$3:.I$3]; [.C284:.I284]) / SUM([.C$3:.I$3])" office:value-type="percentage" office:value="0.523578296296296" calcext:value-type="percentage">
            <text:p>52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HEREMIN.raw</text:p>
          </table:table-cell>
          <table:table-cell table:formula="of:=MAX(MIN(([results.C282] - [.C$1]) / ([.C$2] - [.C$1]); 1); 0)" office:value-type="float" office:value="0.953753333333333" calcext:value-type="float">
            <text:p>0.953753333333333</text:p>
          </table:table-cell>
          <table:table-cell table:formula="of:=MAX(MIN(([results.D282] - [.D$1]) / ([.D$2] - [.D$1]); 1); 0)" office:value-type="float" office:value="0" calcext:value-type="float">
            <text:p>0</text:p>
          </table:table-cell>
          <table:table-cell table:formula="of:=MAX(MIN(([results.E282] - [.E$1]) / ([.E$2] - [.E$1]); 1); 0)" office:value-type="float" office:value="0" calcext:value-type="float">
            <text:p>0</text:p>
          </table:table-cell>
          <table:table-cell table:formula="of:=MAX(MIN(([results.F282] - [.F$1]) / ([.F$2] - [.F$1]); 1); 0)" office:value-type="float" office:value="0" calcext:value-type="float">
            <text:p>0</text:p>
          </table:table-cell>
          <table:table-cell table:formula="of:=MAX(MIN(([results.G282] - [.G$1]) / ([.G$2] - [.G$1]); 1); 0)" office:value-type="float" office:value="0.1735725" calcext:value-type="float">
            <text:p>0.1735725</text:p>
          </table:table-cell>
          <table:table-cell table:formula="of:=MAX(MIN(([results.H282] - [.H$1]) / ([.H$2] - [.H$1]); 1); 0)" office:value-type="float" office:value="1" calcext:value-type="float">
            <text:p>1</text:p>
          </table:table-cell>
          <table:table-cell table:formula="of:=MAX(MIN(([results.I282] - [.I$1]) / ([.I$2] - [.I$1]); 1); 0)" office:value-type="float" office:value="0.633726666666667" calcext:value-type="float">
            <text:p>0.633726666666667</text:p>
          </table:table-cell>
          <table:table-cell table:formula="of:=[results.J282]" office:value-type="boolean" office:boolean-value="false" calcext:value-type="boolean">
            <text:p>FALSE</text:p>
          </table:table-cell>
          <table:table-cell table:style-name="ce31" table:formula="of:=1 - SUMPRODUCT([.C$3:.I$3]; [.C285:.I285]) / SUM([.C$3:.I$3])" office:value-type="percentage" office:value="0.495381555555556" calcext:value-type="percentage">
            <text:p>49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rumpet 2.raw</text:p>
          </table:table-cell>
          <table:table-cell table:formula="of:=MAX(MIN(([results.C283] - [.C$1]) / ([.C$2] - [.C$1]); 1); 0)" office:value-type="float" office:value="1" calcext:value-type="float">
            <text:p>1</text:p>
          </table:table-cell>
          <table:table-cell table:formula="of:=MAX(MIN(([results.D283] - [.D$1]) / ([.D$2] - [.D$1]); 1); 0)" office:value-type="float" office:value="0" calcext:value-type="float">
            <text:p>0</text:p>
          </table:table-cell>
          <table:table-cell table:formula="of:=MAX(MIN(([results.E283] - [.E$1]) / ([.E$2] - [.E$1]); 1); 0)" office:value-type="float" office:value="0" calcext:value-type="float">
            <text:p>0</text:p>
          </table:table-cell>
          <table:table-cell table:formula="of:=MAX(MIN(([results.F283] - [.F$1]) / ([.F$2] - [.F$1]); 1); 0)" office:value-type="float" office:value="1" calcext:value-type="float">
            <text:p>1</text:p>
          </table:table-cell>
          <table:table-cell table:formula="of:=MAX(MIN(([results.G283] - [.G$1]) / ([.G$2] - [.G$1]); 1); 0)" office:value-type="float" office:value="0.363375" calcext:value-type="float">
            <text:p>0.363375</text:p>
          </table:table-cell>
          <table:table-cell table:formula="of:=MAX(MIN(([results.H283] - [.H$1]) / ([.H$2] - [.H$1]); 1); 0)" office:value-type="float" office:value="1" calcext:value-type="float">
            <text:p>1</text:p>
          </table:table-cell>
          <table:table-cell table:formula="of:=MAX(MIN(([results.I283] - [.I$1]) / ([.I$2] - [.I$1]); 1); 0)" office:value-type="float" office:value="0.41428" calcext:value-type="float">
            <text:p>0.41428</text:p>
          </table:table-cell>
          <table:table-cell table:formula="of:=[results.J283]" office:value-type="boolean" office:boolean-value="false" calcext:value-type="boolean">
            <text:p>FALSE</text:p>
          </table:table-cell>
          <table:table-cell table:style-name="ce31" table:formula="of:=1 - SUMPRODUCT([.C$3:.I$3]; [.C286:.I286]) / SUM([.C$3:.I$3])" office:value-type="percentage" office:value="0.342304444444444" calcext:value-type="percentage">
            <text:p>34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RUMPET.raw</text:p>
          </table:table-cell>
          <table:table-cell table:formula="of:=MAX(MIN(([results.C284] - [.C$1]) / ([.C$2] - [.C$1]); 1); 0)" office:value-type="float" office:value="1" calcext:value-type="float">
            <text:p>1</text:p>
          </table:table-cell>
          <table:table-cell table:formula="of:=MAX(MIN(([results.D284] - [.D$1]) / ([.D$2] - [.D$1]); 1); 0)" office:value-type="float" office:value="0" calcext:value-type="float">
            <text:p>0</text:p>
          </table:table-cell>
          <table:table-cell table:formula="of:=MAX(MIN(([results.E284] - [.E$1]) / ([.E$2] - [.E$1]); 1); 0)" office:value-type="float" office:value="0" calcext:value-type="float">
            <text:p>0</text:p>
          </table:table-cell>
          <table:table-cell table:formula="of:=MAX(MIN(([results.F284] - [.F$1]) / ([.F$2] - [.F$1]); 1); 0)" office:value-type="float" office:value="0.737046666666667" calcext:value-type="float">
            <text:p>0.737046666666667</text:p>
          </table:table-cell>
          <table:table-cell table:formula="of:=MAX(MIN(([results.G284] - [.G$1]) / ([.G$2] - [.G$1]); 1); 0)" office:value-type="float" office:value="0.4062275" calcext:value-type="float">
            <text:p>0.4062275</text:p>
          </table:table-cell>
          <table:table-cell table:formula="of:=MAX(MIN(([results.H284] - [.H$1]) / ([.H$2] - [.H$1]); 1); 0)" office:value-type="float" office:value="1" calcext:value-type="float">
            <text:p>1</text:p>
          </table:table-cell>
          <table:table-cell table:formula="of:=MAX(MIN(([results.I284] - [.I$1]) / ([.I$2] - [.I$1]); 1); 0)" office:value-type="float" office:value="0.43111" calcext:value-type="float">
            <text:p>0.43111</text:p>
          </table:table-cell>
          <table:table-cell table:formula="of:=[results.J284]" office:value-type="boolean" office:boolean-value="false" calcext:value-type="boolean">
            <text:p>FALSE</text:p>
          </table:table-cell>
          <table:table-cell table:style-name="ce31" table:formula="of:=1 - SUMPRODUCT([.C$3:.I$3]; [.C287:.I287]) / SUM([.C$3:.I$3])" office:value-type="percentage" office:value="0.381502592592593" calcext:value-type="percentage">
            <text:p>38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VIOLIN.raw</text:p>
          </table:table-cell>
          <table:table-cell table:formula="of:=MAX(MIN(([results.C285] - [.C$1]) / ([.C$2] - [.C$1]); 1); 0)" office:value-type="float" office:value="0.876266666666667" calcext:value-type="float">
            <text:p>0.876266666666667</text:p>
          </table:table-cell>
          <table:table-cell table:formula="of:=MAX(MIN(([results.D285] - [.D$1]) / ([.D$2] - [.D$1]); 1); 0)" office:value-type="float" office:value="0" calcext:value-type="float">
            <text:p>0</text:p>
          </table:table-cell>
          <table:table-cell table:formula="of:=MAX(MIN(([results.E285] - [.E$1]) / ([.E$2] - [.E$1]); 1); 0)" office:value-type="float" office:value="0.428343333333333" calcext:value-type="float">
            <text:p>0.428343333333333</text:p>
          </table:table-cell>
          <table:table-cell table:formula="of:=MAX(MIN(([results.F285] - [.F$1]) / ([.F$2] - [.F$1]); 1); 0)" office:value-type="float" office:value="0.269406666666667" calcext:value-type="float">
            <text:p>0.269406666666667</text:p>
          </table:table-cell>
          <table:table-cell table:formula="of:=MAX(MIN(([results.G285] - [.G$1]) / ([.G$2] - [.G$1]); 1); 0)" office:value-type="float" office:value="1" calcext:value-type="float">
            <text:p>1</text:p>
          </table:table-cell>
          <table:table-cell table:formula="of:=MAX(MIN(([results.H285] - [.H$1]) / ([.H$2] - [.H$1]); 1); 0)" office:value-type="float" office:value="1" calcext:value-type="float">
            <text:p>1</text:p>
          </table:table-cell>
          <table:table-cell table:formula="of:=MAX(MIN(([results.I285] - [.I$1]) / ([.I$2] - [.I$1]); 1); 0)" office:value-type="float" office:value="0.407553333333333" calcext:value-type="float">
            <text:p>0.407553333333333</text:p>
          </table:table-cell>
          <table:table-cell table:formula="of:=[results.J285]" office:value-type="boolean" office:boolean-value="false" calcext:value-type="boolean">
            <text:p>FALSE</text:p>
          </table:table-cell>
          <table:table-cell table:style-name="ce31" table:formula="of:=1 - SUMPRODUCT([.C$3:.I$3]; [.C288:.I288]) / SUM([.C$3:.I$3])" office:value-type="percentage" office:value="0.417303555555556" calcext:value-type="percentage">
            <text:p>41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lence.raw</text:p>
          </table:table-cell>
          <table:table-cell table:formula="of:=MAX(MIN(([results.C286] - [.C$1]) / ([.C$2] - [.C$1]); 1); 0)" office:value-type="float" office:value="1" calcext:value-type="float">
            <text:p>1</text:p>
          </table:table-cell>
          <table:table-cell table:formula="of:=MAX(MIN(([results.D286] - [.D$1]) / ([.D$2] - [.D$1]); 1); 0)" office:value-type="float" office:value="0" calcext:value-type="float">
            <text:p>0</text:p>
          </table:table-cell>
          <table:table-cell table:formula="of:=MAX(MIN(([results.E286] - [.E$1]) / ([.E$2] - [.E$1]); 1); 0)" office:value-type="float" office:value="0.55021" calcext:value-type="float">
            <text:p>0.55021</text:p>
          </table:table-cell>
          <table:table-cell table:formula="of:=MAX(MIN(([results.F286] - [.F$1]) / ([.F$2] - [.F$1]); 1); 0)" office:value-type="float" office:value="0" calcext:value-type="float">
            <text:p>0</text:p>
          </table:table-cell>
          <table:table-cell table:formula="of:=MAX(MIN(([results.G286] - [.G$1]) / ([.G$2] - [.G$1]); 1); 0)" office:value-type="float" office:value="1" calcext:value-type="float">
            <text:p>1</text:p>
          </table:table-cell>
          <table:table-cell table:formula="of:=MAX(MIN(([results.H286] - [.H$1]) / ([.H$2] - [.H$1]); 1); 0)" office:value-type="float" office:value="1" calcext:value-type="float">
            <text:p>1</text:p>
          </table:table-cell>
          <table:table-cell table:formula="of:=MAX(MIN(([results.I286] - [.I$1]) / ([.I$2] - [.I$1]); 1); 0)" office:value-type="float" office:value="1" calcext:value-type="float">
            <text:p>1</text:p>
          </table:table-cell>
          <table:table-cell table:formula="of:=[results.J286]" office:value-type="boolean" office:boolean-value="false" calcext:value-type="boolean">
            <text:p>FALSE</text:p>
          </table:table-cell>
          <table:table-cell table:style-name="ce31" table:formula="of:=1 - SUMPRODUCT([.C$3:.I$3]; [.C289:.I289]) / SUM([.C$3:.I$3])" office:value-type="percentage" office:value="0.308879555555556" calcext:value-type="percentage">
            <text:p>30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neC5.raw</text:p>
          </table:table-cell>
          <table:table-cell table:formula="of:=MAX(MIN(([results.C287] - [.C$1]) / ([.C$2] - [.C$1]); 1); 0)" office:value-type="float" office:value="0.824253333333333" calcext:value-type="float">
            <text:p>0.824253333333333</text:p>
          </table:table-cell>
          <table:table-cell table:formula="of:=MAX(MIN(([results.D287] - [.D$1]) / ([.D$2] - [.D$1]); 1); 0)" office:value-type="float" office:value="0" calcext:value-type="float">
            <text:p>0</text:p>
          </table:table-cell>
          <table:table-cell table:formula="of:=MAX(MIN(([results.E287] - [.E$1]) / ([.E$2] - [.E$1]); 1); 0)" office:value-type="float" office:value="0" calcext:value-type="float">
            <text:p>0</text:p>
          </table:table-cell>
          <table:table-cell table:formula="of:=MAX(MIN(([results.F287] - [.F$1]) / ([.F$2] - [.F$1]); 1); 0)" office:value-type="float" office:value="0.0768600000000001" calcext:value-type="float">
            <text:p>0.0768600000000001</text:p>
          </table:table-cell>
          <table:table-cell table:formula="of:=MAX(MIN(([results.G287] - [.G$1]) / ([.G$2] - [.G$1]); 1); 0)" office:value-type="float" office:value="0.142305" calcext:value-type="float">
            <text:p>0.142305</text:p>
          </table:table-cell>
          <table:table-cell table:formula="of:=MAX(MIN(([results.H287] - [.H$1]) / ([.H$2] - [.H$1]); 1); 0)" office:value-type="float" office:value="1" calcext:value-type="float">
            <text:p>1</text:p>
          </table:table-cell>
          <table:table-cell table:formula="of:=MAX(MIN(([results.I287] - [.I$1]) / ([.I$2] - [.I$1]); 1); 0)" office:value-type="float" office:value="0.53665" calcext:value-type="float">
            <text:p>0.53665</text:p>
          </table:table-cell>
          <table:table-cell table:formula="of:=[results.J287]" office:value-type="boolean" office:boolean-value="false" calcext:value-type="boolean">
            <text:p>FALSE</text:p>
          </table:table-cell>
          <table:table-cell table:style-name="ce31" table:formula="of:=1 - SUMPRODUCT([.C$3:.I$3]; [.C290:.I290]) / SUM([.C$3:.I$3])" office:value-type="percentage" office:value="0.526213925925926" calcext:value-type="percentage">
            <text:p>52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ne.raw</text:p>
          </table:table-cell>
          <table:table-cell table:formula="of:=MAX(MIN(([results.C288] - [.C$1]) / ([.C$2] - [.C$1]); 1); 0)" office:value-type="float" office:value="1" calcext:value-type="float">
            <text:p>1</text:p>
          </table:table-cell>
          <table:table-cell table:formula="of:=MAX(MIN(([results.D288] - [.D$1]) / ([.D$2] - [.D$1]); 1); 0)" office:value-type="float" office:value="0" calcext:value-type="float">
            <text:p>0</text:p>
          </table:table-cell>
          <table:table-cell table:formula="of:=MAX(MIN(([results.E288] - [.E$1]) / ([.E$2] - [.E$1]); 1); 0)" office:value-type="float" office:value="0" calcext:value-type="float">
            <text:p>0</text:p>
          </table:table-cell>
          <table:table-cell table:formula="of:=MAX(MIN(([results.F288] - [.F$1]) / ([.F$2] - [.F$1]); 1); 0)" office:value-type="float" office:value="0" calcext:value-type="float">
            <text:p>0</text:p>
          </table:table-cell>
          <table:table-cell table:formula="of:=MAX(MIN(([results.G288] - [.G$1]) / ([.G$2] - [.G$1]); 1); 0)" office:value-type="float" office:value="0" calcext:value-type="float">
            <text:p>0</text:p>
          </table:table-cell>
          <table:table-cell table:formula="of:=MAX(MIN(([results.H288] - [.H$1]) / ([.H$2] - [.H$1]); 1); 0)" office:value-type="float" office:value="1" calcext:value-type="float">
            <text:p>1</text:p>
          </table:table-cell>
          <table:table-cell table:formula="of:=MAX(MIN(([results.I288] - [.I$1]) / ([.I$2] - [.I$1]); 1); 0)" office:value-type="float" office:value="0.54993" calcext:value-type="float">
            <text:p>0.54993</text:p>
          </table:table-cell>
          <table:table-cell table:formula="of:=[results.J288]" office:value-type="boolean" office:boolean-value="false" calcext:value-type="boolean">
            <text:p>FALSE</text:p>
          </table:table-cell>
          <table:table-cell table:style-name="ce31" table:formula="of:=1 - SUMPRODUCT([.C$3:.I$3]; [.C291:.I291]) / SUM([.C$3:.I$3])" office:value-type="percentage" office:value="0.522237777777778" calcext:value-type="percentage">
            <text:p>52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B4.raw</text:p>
          </table:table-cell>
          <table:table-cell table:formula="of:=MAX(MIN(([results.C289] - [.C$1]) / ([.C$2] - [.C$1]); 1); 0)" office:value-type="float" office:value="0.689056666666667" calcext:value-type="float">
            <text:p>0.689056666666667</text:p>
          </table:table-cell>
          <table:table-cell table:formula="of:=MAX(MIN(([results.D289] - [.D$1]) / ([.D$2] - [.D$1]); 1); 0)" office:value-type="float" office:value="0" calcext:value-type="float">
            <text:p>0</text:p>
          </table:table-cell>
          <table:table-cell table:formula="of:=MAX(MIN(([results.E289] - [.E$1]) / ([.E$2] - [.E$1]); 1); 0)" office:value-type="float" office:value="0.426873333333333" calcext:value-type="float">
            <text:p>0.426873333333333</text:p>
          </table:table-cell>
          <table:table-cell table:formula="of:=MAX(MIN(([results.F289] - [.F$1]) / ([.F$2] - [.F$1]); 1); 0)" office:value-type="float" office:value="1" calcext:value-type="float">
            <text:p>1</text:p>
          </table:table-cell>
          <table:table-cell table:formula="of:=MAX(MIN(([results.G289] - [.G$1]) / ([.G$2] - [.G$1]); 1); 0)" office:value-type="float" office:value="1" calcext:value-type="float">
            <text:p>1</text:p>
          </table:table-cell>
          <table:table-cell table:formula="of:=MAX(MIN(([results.H289] - [.H$1]) / ([.H$2] - [.H$1]); 1); 0)" office:value-type="float" office:value="1" calcext:value-type="float">
            <text:p>1</text:p>
          </table:table-cell>
          <table:table-cell table:formula="of:=MAX(MIN(([results.I289] - [.I$1]) / ([.I$2] - [.I$1]); 1); 0)" office:value-type="float" office:value="0.60102" calcext:value-type="float">
            <text:p>0.60102</text:p>
          </table:table-cell>
          <table:table-cell table:formula="of:=[results.J289]" office:value-type="boolean" office:boolean-value="false" calcext:value-type="boolean">
            <text:p>FALSE</text:p>
          </table:table-cell>
          <table:table-cell table:style-name="ce31" table:formula="of:=1 - SUMPRODUCT([.C$3:.I$3]; [.C292:.I292]) / SUM([.C$3:.I$3])" office:value-type="percentage" office:value="0.273614592592593" calcext:value-type="percentage">
            <text:p>27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2.raw</text:p>
          </table:table-cell>
          <table:table-cell table:formula="of:=MAX(MIN(([results.C290] - [.C$1]) / ([.C$2] - [.C$1]); 1); 0)" office:value-type="float" office:value="0.691466666666667" calcext:value-type="float">
            <text:p>0.691466666666667</text:p>
          </table:table-cell>
          <table:table-cell table:formula="of:=MAX(MIN(([results.D290] - [.D$1]) / ([.D$2] - [.D$1]); 1); 0)" office:value-type="float" office:value="0" calcext:value-type="float">
            <text:p>0</text:p>
          </table:table-cell>
          <table:table-cell table:formula="of:=MAX(MIN(([results.E290] - [.E$1]) / ([.E$2] - [.E$1]); 1); 0)" office:value-type="float" office:value="0" calcext:value-type="float">
            <text:p>0</text:p>
          </table:table-cell>
          <table:table-cell table:formula="of:=MAX(MIN(([results.F290] - [.F$1]) / ([.F$2] - [.F$1]); 1); 0)" office:value-type="float" office:value="1" calcext:value-type="float">
            <text:p>1</text:p>
          </table:table-cell>
          <table:table-cell table:formula="of:=MAX(MIN(([results.G290] - [.G$1]) / ([.G$2] - [.G$1]); 1); 0)" office:value-type="float" office:value="0.331015" calcext:value-type="float">
            <text:p>0.331015</text:p>
          </table:table-cell>
          <table:table-cell table:formula="of:=MAX(MIN(([results.H290] - [.H$1]) / ([.H$2] - [.H$1]); 1); 0)" office:value-type="float" office:value="1" calcext:value-type="float">
            <text:p>1</text:p>
          </table:table-cell>
          <table:table-cell table:formula="of:=MAX(MIN(([results.I290] - [.I$1]) / ([.I$2] - [.I$1]); 1); 0)" office:value-type="float" office:value="1" calcext:value-type="float">
            <text:p>1</text:p>
          </table:table-cell>
          <table:table-cell table:formula="of:=[results.J290]" office:value-type="boolean" office:boolean-value="false" calcext:value-type="boolean">
            <text:p>FALSE</text:p>
          </table:table-cell>
          <table:table-cell table:style-name="ce31" table:formula="of:=1 - SUMPRODUCT([.C$3:.I$3]; [.C293:.I293]) / SUM([.C$3:.I$3])" office:value-type="percentage" office:value="0.263014962962963" calcext:value-type="percentage">
            <text:p>26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4Sharp.raw</text:p>
          </table:table-cell>
          <table:table-cell table:formula="of:=MAX(MIN(([results.C291] - [.C$1]) / ([.C$2] - [.C$1]); 1); 0)" office:value-type="float" office:value="0.708776666666667" calcext:value-type="float">
            <text:p>0.708776666666667</text:p>
          </table:table-cell>
          <table:table-cell table:formula="of:=MAX(MIN(([results.D291] - [.D$1]) / ([.D$2] - [.D$1]); 1); 0)" office:value-type="float" office:value="0" calcext:value-type="float">
            <text:p>0</text:p>
          </table:table-cell>
          <table:table-cell table:formula="of:=MAX(MIN(([results.E291] - [.E$1]) / ([.E$2] - [.E$1]); 1); 0)" office:value-type="float" office:value="0.381753333333333" calcext:value-type="float">
            <text:p>0.381753333333333</text:p>
          </table:table-cell>
          <table:table-cell table:formula="of:=MAX(MIN(([results.F291] - [.F$1]) / ([.F$2] - [.F$1]); 1); 0)" office:value-type="float" office:value="0.00864000000000013" calcext:value-type="float">
            <text:p>0.00864000000000013</text:p>
          </table:table-cell>
          <table:table-cell table:formula="of:=MAX(MIN(([results.G291] - [.G$1]) / ([.G$2] - [.G$1]); 1); 0)" office:value-type="float" office:value="1" calcext:value-type="float">
            <text:p>1</text:p>
          </table:table-cell>
          <table:table-cell table:formula="of:=MAX(MIN(([results.H291] - [.H$1]) / ([.H$2] - [.H$1]); 1); 0)" office:value-type="float" office:value="1" calcext:value-type="float">
            <text:p>1</text:p>
          </table:table-cell>
          <table:table-cell table:formula="of:=MAX(MIN(([results.I291] - [.I$1]) / ([.I$2] - [.I$1]); 1); 0)" office:value-type="float" office:value="0.55086" calcext:value-type="float">
            <text:p>0.55086</text:p>
          </table:table-cell>
          <table:table-cell table:formula="of:=[results.J291]" office:value-type="boolean" office:boolean-value="false" calcext:value-type="boolean">
            <text:p>FALSE</text:p>
          </table:table-cell>
          <table:table-cell table:style-name="ce31" table:formula="of:=1 - SUMPRODUCT([.C$3:.I$3]; [.C294:.I294]) / SUM([.C$3:.I$3])" office:value-type="percentage" office:value="0.459940814814815" calcext:value-type="percentage">
            <text:p>45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5.raw</text:p>
          </table:table-cell>
          <table:table-cell table:formula="of:=MAX(MIN(([results.C292] - [.C$1]) / ([.C$2] - [.C$1]); 1); 0)" office:value-type="float" office:value="0.70931" calcext:value-type="float">
            <text:p>0.70931</text:p>
          </table:table-cell>
          <table:table-cell table:formula="of:=MAX(MIN(([results.D292] - [.D$1]) / ([.D$2] - [.D$1]); 1); 0)" office:value-type="float" office:value="0" calcext:value-type="float">
            <text:p>0</text:p>
          </table:table-cell>
          <table:table-cell table:formula="of:=MAX(MIN(([results.E292] - [.E$1]) / ([.E$2] - [.E$1]); 1); 0)" office:value-type="float" office:value="0.345293333333333" calcext:value-type="float">
            <text:p>0.345293333333333</text:p>
          </table:table-cell>
          <table:table-cell table:formula="of:=MAX(MIN(([results.F292] - [.F$1]) / ([.F$2] - [.F$1]); 1); 0)" office:value-type="float" office:value="0" calcext:value-type="float">
            <text:p>0</text:p>
          </table:table-cell>
          <table:table-cell table:formula="of:=MAX(MIN(([results.G292] - [.G$1]) / ([.G$2] - [.G$1]); 1); 0)" office:value-type="float" office:value="1" calcext:value-type="float">
            <text:p>1</text:p>
          </table:table-cell>
          <table:table-cell table:formula="of:=MAX(MIN(([results.H292] - [.H$1]) / ([.H$2] - [.H$1]); 1); 0)" office:value-type="float" office:value="1" calcext:value-type="float">
            <text:p>1</text:p>
          </table:table-cell>
          <table:table-cell table:formula="of:=MAX(MIN(([results.I292] - [.I$1]) / ([.I$2] - [.I$1]); 1); 0)" office:value-type="float" office:value="0.399276666666667" calcext:value-type="float">
            <text:p>0.399276666666667</text:p>
          </table:table-cell>
          <table:table-cell table:formula="of:=[results.J292]" office:value-type="boolean" office:boolean-value="false" calcext:value-type="boolean">
            <text:p>FALSE</text:p>
          </table:table-cell>
          <table:table-cell table:style-name="ce31" table:formula="of:=1 - SUMPRODUCT([.C$3:.I$3]; [.C295:.I295]) / SUM([.C$3:.I$3])" office:value-type="percentage" office:value="0.496699481481481" calcext:value-type="percentage">
            <text:p>49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7.raw</text:p>
          </table:table-cell>
          <table:table-cell table:formula="of:=MAX(MIN(([results.C293] - [.C$1]) / ([.C$2] - [.C$1]); 1); 0)" office:value-type="float" office:value="0.846846666666667" calcext:value-type="float">
            <text:p>0.846846666666667</text:p>
          </table:table-cell>
          <table:table-cell table:formula="of:=MAX(MIN(([results.D293] - [.D$1]) / ([.D$2] - [.D$1]); 1); 0)" office:value-type="float" office:value="0" calcext:value-type="float">
            <text:p>0</text:p>
          </table:table-cell>
          <table:table-cell table:formula="of:=MAX(MIN(([results.E293] - [.E$1]) / ([.E$2] - [.E$1]); 1); 0)" office:value-type="float" office:value="0.61327" calcext:value-type="float">
            <text:p>0.61327</text:p>
          </table:table-cell>
          <table:table-cell table:formula="of:=MAX(MIN(([results.F293] - [.F$1]) / ([.F$2] - [.F$1]); 1); 0)" office:value-type="float" office:value="0.351713333333333" calcext:value-type="float">
            <text:p>0.351713333333333</text:p>
          </table:table-cell>
          <table:table-cell table:formula="of:=MAX(MIN(([results.G293] - [.G$1]) / ([.G$2] - [.G$1]); 1); 0)" office:value-type="float" office:value="1" calcext:value-type="float">
            <text:p>1</text:p>
          </table:table-cell>
          <table:table-cell table:formula="of:=MAX(MIN(([results.H293] - [.H$1]) / ([.H$2] - [.H$1]); 1); 0)" office:value-type="float" office:value="1" calcext:value-type="float">
            <text:p>1</text:p>
          </table:table-cell>
          <table:table-cell table:formula="of:=MAX(MIN(([results.I293] - [.I$1]) / ([.I$2] - [.I$1]); 1); 0)" office:value-type="float" office:value="0.61646" calcext:value-type="float">
            <text:p>0.61646</text:p>
          </table:table-cell>
          <table:table-cell table:formula="of:=[results.J293]" office:value-type="boolean" office:boolean-value="false" calcext:value-type="boolean">
            <text:p>FALSE</text:p>
          </table:table-cell>
          <table:table-cell table:style-name="ce31" table:formula="of:=1 - SUMPRODUCT([.C$3:.I$3]; [.C296:.I296]) / SUM([.C$3:.I$3])" office:value-type="percentage" office:value="0.352605037037037" calcext:value-type="percentage">
            <text:p>35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D4.raw</text:p>
          </table:table-cell>
          <table:table-cell table:formula="of:=MAX(MIN(([results.C294] - [.C$1]) / ([.C$2] - [.C$1]); 1); 0)" office:value-type="float" office:value="0.703046666666667" calcext:value-type="float">
            <text:p>0.703046666666667</text:p>
          </table:table-cell>
          <table:table-cell table:formula="of:=MAX(MIN(([results.D294] - [.D$1]) / ([.D$2] - [.D$1]); 1); 0)" office:value-type="float" office:value="0" calcext:value-type="float">
            <text:p>0</text:p>
          </table:table-cell>
          <table:table-cell table:formula="of:=MAX(MIN(([results.E294] - [.E$1]) / ([.E$2] - [.E$1]); 1); 0)" office:value-type="float" office:value="0.452943333333333" calcext:value-type="float">
            <text:p>0.452943333333333</text:p>
          </table:table-cell>
          <table:table-cell table:formula="of:=MAX(MIN(([results.F294] - [.F$1]) / ([.F$2] - [.F$1]); 1); 0)" office:value-type="float" office:value="1" calcext:value-type="float">
            <text:p>1</text:p>
          </table:table-cell>
          <table:table-cell table:formula="of:=MAX(MIN(([results.G294] - [.G$1]) / ([.G$2] - [.G$1]); 1); 0)" office:value-type="float" office:value="1" calcext:value-type="float">
            <text:p>1</text:p>
          </table:table-cell>
          <table:table-cell table:formula="of:=MAX(MIN(([results.H294] - [.H$1]) / ([.H$2] - [.H$1]); 1); 0)" office:value-type="float" office:value="1" calcext:value-type="float">
            <text:p>1</text:p>
          </table:table-cell>
          <table:table-cell table:formula="of:=MAX(MIN(([results.I294] - [.I$1]) / ([.I$2] - [.I$1]); 1); 0)" office:value-type="float" office:value="0.527256666666666" calcext:value-type="float">
            <text:p>0.527256666666666</text:p>
          </table:table-cell>
          <table:table-cell table:formula="of:=[results.J294]" office:value-type="boolean" office:boolean-value="false" calcext:value-type="boolean">
            <text:p>FALSE</text:p>
          </table:table-cell>
          <table:table-cell table:style-name="ce31" table:formula="of:=1 - SUMPRODUCT([.C$3:.I$3]; [.C297:.I297]) / SUM([.C$3:.I$3])" office:value-type="percentage" office:value="0.286671555555556" calcext:value-type="percentage">
            <text:p>28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.raw</text:p>
          </table:table-cell>
          <table:table-cell table:formula="of:=MAX(MIN(([results.C295] - [.C$1]) / ([.C$2] - [.C$1]); 1); 0)" office:value-type="float" office:value="0.681286666666667" calcext:value-type="float">
            <text:p>0.681286666666667</text:p>
          </table:table-cell>
          <table:table-cell table:formula="of:=MAX(MIN(([results.D295] - [.D$1]) / ([.D$2] - [.D$1]); 1); 0)" office:value-type="float" office:value="0" calcext:value-type="float">
            <text:p>0</text:p>
          </table:table-cell>
          <table:table-cell table:formula="of:=MAX(MIN(([results.E295] - [.E$1]) / ([.E$2] - [.E$1]); 1); 0)" office:value-type="float" office:value="0.277596666666667" calcext:value-type="float">
            <text:p>0.277596666666667</text:p>
          </table:table-cell>
          <table:table-cell table:formula="of:=MAX(MIN(([results.F295] - [.F$1]) / ([.F$2] - [.F$1]); 1); 0)" office:value-type="float" office:value="0.979153333333333" calcext:value-type="float">
            <text:p>0.979153333333333</text:p>
          </table:table-cell>
          <table:table-cell table:formula="of:=MAX(MIN(([results.G295] - [.G$1]) / ([.G$2] - [.G$1]); 1); 0)" office:value-type="float" office:value="0.7304425" calcext:value-type="float">
            <text:p>0.7304425</text:p>
          </table:table-cell>
          <table:table-cell table:formula="of:=MAX(MIN(([results.H295] - [.H$1]) / ([.H$2] - [.H$1]); 1); 0)" office:value-type="float" office:value="1" calcext:value-type="float">
            <text:p>1</text:p>
          </table:table-cell>
          <table:table-cell table:formula="of:=MAX(MIN(([results.I295] - [.I$1]) / ([.I$2] - [.I$1]); 1); 0)" office:value-type="float" office:value="0.61787" calcext:value-type="float">
            <text:p>0.61787</text:p>
          </table:table-cell>
          <table:table-cell table:formula="of:=[results.J295]" office:value-type="boolean" office:boolean-value="false" calcext:value-type="boolean">
            <text:p>FALSE</text:p>
          </table:table-cell>
          <table:table-cell table:style-name="ce31" table:formula="of:=1 - SUMPRODUCT([.C$3:.I$3]; [.C298:.I298]) / SUM([.C$3:.I$3])" office:value-type="percentage" office:value="0.305380074074074" calcext:value-type="percentage">
            <text:p>30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AW.raw</text:p>
          </table:table-cell>
          <table:table-cell table:formula="of:=MAX(MIN(([results.C296] - [.C$1]) / ([.C$2] - [.C$1]); 1); 0)" office:value-type="float" office:value="1" calcext:value-type="float">
            <text:p>1</text:p>
          </table:table-cell>
          <table:table-cell table:formula="of:=MAX(MIN(([results.D296] - [.D$1]) / ([.D$2] - [.D$1]); 1); 0)" office:value-type="float" office:value="0" calcext:value-type="float">
            <text:p>0</text:p>
          </table:table-cell>
          <table:table-cell table:formula="of:=MAX(MIN(([results.E296] - [.E$1]) / ([.E$2] - [.E$1]); 1); 0)" office:value-type="float" office:value="0" calcext:value-type="float">
            <text:p>0</text:p>
          </table:table-cell>
          <table:table-cell table:formula="of:=MAX(MIN(([results.F296] - [.F$1]) / ([.F$2] - [.F$1]); 1); 0)" office:value-type="float" office:value="0.149286666666667" calcext:value-type="float">
            <text:p>0.149286666666667</text:p>
          </table:table-cell>
          <table:table-cell table:formula="of:=MAX(MIN(([results.G296] - [.G$1]) / ([.G$2] - [.G$1]); 1); 0)" office:value-type="float" office:value="0" calcext:value-type="float">
            <text:p>0</text:p>
          </table:table-cell>
          <table:table-cell table:formula="of:=MAX(MIN(([results.H296] - [.H$1]) / ([.H$2] - [.H$1]); 1); 0)" office:value-type="float" office:value="1" calcext:value-type="float">
            <text:p>1</text:p>
          </table:table-cell>
          <table:table-cell table:formula="of:=MAX(MIN(([results.I296] - [.I$1]) / ([.I$2] - [.I$1]); 1); 0)" office:value-type="float" office:value="0.404183333333333" calcext:value-type="float">
            <text:p>0.404183333333333</text:p>
          </table:table-cell>
          <table:table-cell table:formula="of:=[results.J296]" office:value-type="boolean" office:boolean-value="false" calcext:value-type="boolean">
            <text:p>FALSE</text:p>
          </table:table-cell>
          <table:table-cell table:style-name="ce31" table:formula="of:=1 - SUMPRODUCT([.C$3:.I$3]; [.C299:.I299]) / SUM([.C$3:.I$3])" office:value-type="percentage" office:value="0.528086074074074" calcext:value-type="percentage">
            <text:p>52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INE.raw</text:p>
          </table:table-cell>
          <table:table-cell table:formula="of:=MAX(MIN(([results.C297] - [.C$1]) / ([.C$2] - [.C$1]); 1); 0)" office:value-type="float" office:value="0.958313333333333" calcext:value-type="float">
            <text:p>0.958313333333333</text:p>
          </table:table-cell>
          <table:table-cell table:formula="of:=MAX(MIN(([results.D297] - [.D$1]) / ([.D$2] - [.D$1]); 1); 0)" office:value-type="float" office:value="0" calcext:value-type="float">
            <text:p>0</text:p>
          </table:table-cell>
          <table:table-cell table:formula="of:=MAX(MIN(([results.E297] - [.E$1]) / ([.E$2] - [.E$1]); 1); 0)" office:value-type="float" office:value="0.0748" calcext:value-type="float">
            <text:p>0.0748</text:p>
          </table:table-cell>
          <table:table-cell table:formula="of:=MAX(MIN(([results.F297] - [.F$1]) / ([.F$2] - [.F$1]); 1); 0)" office:value-type="float" office:value="1" calcext:value-type="float">
            <text:p>1</text:p>
          </table:table-cell>
          <table:table-cell table:formula="of:=MAX(MIN(([results.G297] - [.G$1]) / ([.G$2] - [.G$1]); 1); 0)" office:value-type="float" office:value="0.218605" calcext:value-type="float">
            <text:p>0.218605</text:p>
          </table:table-cell>
          <table:table-cell table:formula="of:=MAX(MIN(([results.H297] - [.H$1]) / ([.H$2] - [.H$1]); 1); 0)" office:value-type="float" office:value="1" calcext:value-type="float">
            <text:p>1</text:p>
          </table:table-cell>
          <table:table-cell table:formula="of:=MAX(MIN(([results.I297] - [.I$1]) / ([.I$2] - [.I$1]); 1); 0)" office:value-type="float" office:value="0.425626666666667" calcext:value-type="float">
            <text:p>0.425626666666667</text:p>
          </table:table-cell>
          <table:table-cell table:formula="of:=[results.J297]" office:value-type="boolean" office:boolean-value="false" calcext:value-type="boolean">
            <text:p>FALSE</text:p>
          </table:table-cell>
          <table:table-cell table:style-name="ce31" table:formula="of:=1 - SUMPRODUCT([.C$3:.I$3]; [.C300:.I300]) / SUM([.C$3:.I$3])" office:value-type="percentage" office:value="0.355811555555556" calcext:value-type="percentage">
            <text:p>35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QUARE.raw</text:p>
          </table:table-cell>
          <table:table-cell table:formula="of:=MAX(MIN(([results.C298] - [.C$1]) / ([.C$2] - [.C$1]); 1); 0)" office:value-type="float" office:value="1" calcext:value-type="float">
            <text:p>1</text:p>
          </table:table-cell>
          <table:table-cell table:formula="of:=MAX(MIN(([results.D298] - [.D$1]) / ([.D$2] - [.D$1]); 1); 0)" office:value-type="float" office:value="0" calcext:value-type="float">
            <text:p>0</text:p>
          </table:table-cell>
          <table:table-cell table:formula="of:=MAX(MIN(([results.E298] - [.E$1]) / ([.E$2] - [.E$1]); 1); 0)" office:value-type="float" office:value="0.164036666666667" calcext:value-type="float">
            <text:p>0.164036666666667</text:p>
          </table:table-cell>
          <table:table-cell table:formula="of:=MAX(MIN(([results.F298] - [.F$1]) / ([.F$2] - [.F$1]); 1); 0)" office:value-type="float" office:value="0.30938" calcext:value-type="float">
            <text:p>0.30938</text:p>
          </table:table-cell>
          <table:table-cell table:formula="of:=MAX(MIN(([results.G298] - [.G$1]) / ([.G$2] - [.G$1]); 1); 0)" office:value-type="float" office:value="0.272675" calcext:value-type="float">
            <text:p>0.272675</text:p>
          </table:table-cell>
          <table:table-cell table:formula="of:=MAX(MIN(([results.H298] - [.H$1]) / ([.H$2] - [.H$1]); 1); 0)" office:value-type="float" office:value="1" calcext:value-type="float">
            <text:p>1</text:p>
          </table:table-cell>
          <table:table-cell table:formula="of:=MAX(MIN(([results.I298] - [.I$1]) / ([.I$2] - [.I$1]); 1); 0)" office:value-type="float" office:value="0.423866666666667" calcext:value-type="float">
            <text:p>0.423866666666667</text:p>
          </table:table-cell>
          <table:table-cell table:formula="of:=[results.J298]" office:value-type="boolean" office:boolean-value="false" calcext:value-type="boolean">
            <text:p>FALSE</text:p>
          </table:table-cell>
          <table:table-cell table:style-name="ce31" table:formula="of:=1 - SUMPRODUCT([.C$3:.I$3]; [.C301:.I301]) / SUM([.C$3:.I$3])" office:value-type="percentage" office:value="0.463722666666667" calcext:value-type="percentage">
            <text:p>46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WEEP.raw</text:p>
          </table:table-cell>
          <table:table-cell table:formula="of:=MAX(MIN(([results.C299] - [.C$1]) / ([.C$2] - [.C$1]); 1); 0)" office:value-type="float" office:value="0.887926666666667" calcext:value-type="float">
            <text:p>0.887926666666667</text:p>
          </table:table-cell>
          <table:table-cell table:formula="of:=MAX(MIN(([results.D299] - [.D$1]) / ([.D$2] - [.D$1]); 1); 0)" office:value-type="float" office:value="0" calcext:value-type="float">
            <text:p>0</text:p>
          </table:table-cell>
          <table:table-cell table:formula="of:=MAX(MIN(([results.E299] - [.E$1]) / ([.E$2] - [.E$1]); 1); 0)" office:value-type="float" office:value="0" calcext:value-type="float">
            <text:p>0</text:p>
          </table:table-cell>
          <table:table-cell table:formula="of:=MAX(MIN(([results.F299] - [.F$1]) / ([.F$2] - [.F$1]); 1); 0)" office:value-type="float" office:value="1" calcext:value-type="float">
            <text:p>1</text:p>
          </table:table-cell>
          <table:table-cell table:formula="of:=MAX(MIN(([results.G299] - [.G$1]) / ([.G$2] - [.G$1]); 1); 0)" office:value-type="float" office:value="0.212865" calcext:value-type="float">
            <text:p>0.212865</text:p>
          </table:table-cell>
          <table:table-cell table:formula="of:=MAX(MIN(([results.H299] - [.H$1]) / ([.H$2] - [.H$1]); 1); 0)" office:value-type="float" office:value="1" calcext:value-type="float">
            <text:p>1</text:p>
          </table:table-cell>
          <table:table-cell table:formula="of:=MAX(MIN(([results.I299] - [.I$1]) / ([.I$2] - [.I$1]); 1); 0)" office:value-type="float" office:value="0.927773333333333" calcext:value-type="float">
            <text:p>0.927773333333333</text:p>
          </table:table-cell>
          <table:table-cell table:formula="of:=[results.J299]" office:value-type="boolean" office:boolean-value="false" calcext:value-type="boolean">
            <text:p>FALSE</text:p>
          </table:table-cell>
          <table:table-cell table:style-name="ce31" table:formula="of:=1 - SUMPRODUCT([.C$3:.I$3]; [.C302:.I302]) / SUM([.C$3:.I$3])" office:value-type="percentage" office:value="0.259007111111111" calcext:value-type="percentage">
            <text:p>25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HEREMIN.raw</text:p>
          </table:table-cell>
          <table:table-cell table:formula="of:=MAX(MIN(([results.C300] - [.C$1]) / ([.C$2] - [.C$1]); 1); 0)" office:value-type="float" office:value="0.73463" calcext:value-type="float">
            <text:p>0.73463</text:p>
          </table:table-cell>
          <table:table-cell table:formula="of:=MAX(MIN(([results.D300] - [.D$1]) / ([.D$2] - [.D$1]); 1); 0)" office:value-type="float" office:value="0" calcext:value-type="float">
            <text:p>0</text:p>
          </table:table-cell>
          <table:table-cell table:formula="of:=MAX(MIN(([results.E300] - [.E$1]) / ([.E$2] - [.E$1]); 1); 0)" office:value-type="float" office:value="0" calcext:value-type="float">
            <text:p>0</text:p>
          </table:table-cell>
          <table:table-cell table:formula="of:=MAX(MIN(([results.F300] - [.F$1]) / ([.F$2] - [.F$1]); 1); 0)" office:value-type="float" office:value="0.772526666666667" calcext:value-type="float">
            <text:p>0.772526666666667</text:p>
          </table:table-cell>
          <table:table-cell table:formula="of:=MAX(MIN(([results.G300] - [.G$1]) / ([.G$2] - [.G$1]); 1); 0)" office:value-type="float" office:value="0.037715" calcext:value-type="float">
            <text:p>0.037715</text:p>
          </table:table-cell>
          <table:table-cell table:formula="of:=MAX(MIN(([results.H300] - [.H$1]) / ([.H$2] - [.H$1]); 1); 0)" office:value-type="float" office:value="1" calcext:value-type="float">
            <text:p>1</text:p>
          </table:table-cell>
          <table:table-cell table:formula="of:=MAX(MIN(([results.I300] - [.I$1]) / ([.I$2] - [.I$1]); 1); 0)" office:value-type="float" office:value="0.701056666666667" calcext:value-type="float">
            <text:p>0.701056666666667</text:p>
          </table:table-cell>
          <table:table-cell table:formula="of:=[results.J300]" office:value-type="boolean" office:boolean-value="false" calcext:value-type="boolean">
            <text:p>FALSE</text:p>
          </table:table-cell>
          <table:table-cell table:style-name="ce31" table:formula="of:=1 - SUMPRODUCT([.C$3:.I$3]; [.C303:.I303]) / SUM([.C$3:.I$3])" office:value-type="percentage" office:value="0.389243333333333" calcext:value-type="percentage">
            <text:p>38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rumpet 2.raw</text:p>
          </table:table-cell>
          <table:table-cell table:formula="of:=MAX(MIN(([results.C301] - [.C$1]) / ([.C$2] - [.C$1]); 1); 0)" office:value-type="float" office:value="1" calcext:value-type="float">
            <text:p>1</text:p>
          </table:table-cell>
          <table:table-cell table:formula="of:=MAX(MIN(([results.D301] - [.D$1]) / ([.D$2] - [.D$1]); 1); 0)" office:value-type="float" office:value="0" calcext:value-type="float">
            <text:p>0</text:p>
          </table:table-cell>
          <table:table-cell table:formula="of:=MAX(MIN(([results.E301] - [.E$1]) / ([.E$2] - [.E$1]); 1); 0)" office:value-type="float" office:value="0" calcext:value-type="float">
            <text:p>0</text:p>
          </table:table-cell>
          <table:table-cell table:formula="of:=MAX(MIN(([results.F301] - [.F$1]) / ([.F$2] - [.F$1]); 1); 0)" office:value-type="float" office:value="1" calcext:value-type="float">
            <text:p>1</text:p>
          </table:table-cell>
          <table:table-cell table:formula="of:=MAX(MIN(([results.G301] - [.G$1]) / ([.G$2] - [.G$1]); 1); 0)" office:value-type="float" office:value="0.2375925" calcext:value-type="float">
            <text:p>0.2375925</text:p>
          </table:table-cell>
          <table:table-cell table:formula="of:=MAX(MIN(([results.H301] - [.H$1]) / ([.H$2] - [.H$1]); 1); 0)" office:value-type="float" office:value="1" calcext:value-type="float">
            <text:p>1</text:p>
          </table:table-cell>
          <table:table-cell table:formula="of:=MAX(MIN(([results.I301] - [.I$1]) / ([.I$2] - [.I$1]); 1); 0)" office:value-type="float" office:value="0.498466666666667" calcext:value-type="float">
            <text:p>0.498466666666667</text:p>
          </table:table-cell>
          <table:table-cell table:formula="of:=[results.J301]" office:value-type="boolean" office:boolean-value="false" calcext:value-type="boolean">
            <text:p>FALSE</text:p>
          </table:table-cell>
          <table:table-cell table:style-name="ce31" table:formula="of:=1 - SUMPRODUCT([.C$3:.I$3]; [.C304:.I304]) / SUM([.C$3:.I$3])" office:value-type="percentage" office:value="0.334776962962963" calcext:value-type="percentage">
            <text:p>33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RUMPET.raw</text:p>
          </table:table-cell>
          <table:table-cell table:formula="of:=MAX(MIN(([results.C302] - [.C$1]) / ([.C$2] - [.C$1]); 1); 0)" office:value-type="float" office:value="1" calcext:value-type="float">
            <text:p>1</text:p>
          </table:table-cell>
          <table:table-cell table:formula="of:=MAX(MIN(([results.D302] - [.D$1]) / ([.D$2] - [.D$1]); 1); 0)" office:value-type="float" office:value="0" calcext:value-type="float">
            <text:p>0</text:p>
          </table:table-cell>
          <table:table-cell table:formula="of:=MAX(MIN(([results.E302] - [.E$1]) / ([.E$2] - [.E$1]); 1); 0)" office:value-type="float" office:value="0" calcext:value-type="float">
            <text:p>0</text:p>
          </table:table-cell>
          <table:table-cell table:formula="of:=MAX(MIN(([results.F302] - [.F$1]) / ([.F$2] - [.F$1]); 1); 0)" office:value-type="float" office:value="1" calcext:value-type="float">
            <text:p>1</text:p>
          </table:table-cell>
          <table:table-cell table:formula="of:=MAX(MIN(([results.G302] - [.G$1]) / ([.G$2] - [.G$1]); 1); 0)" office:value-type="float" office:value="0.2254325" calcext:value-type="float">
            <text:p>0.2254325</text:p>
          </table:table-cell>
          <table:table-cell table:formula="of:=MAX(MIN(([results.H302] - [.H$1]) / ([.H$2] - [.H$1]); 1); 0)" office:value-type="float" office:value="1" calcext:value-type="float">
            <text:p>1</text:p>
          </table:table-cell>
          <table:table-cell table:formula="of:=MAX(MIN(([results.I302] - [.I$1]) / ([.I$2] - [.I$1]); 1); 0)" office:value-type="float" office:value="0.560433333333333" calcext:value-type="float">
            <text:p>0.560433333333333</text:p>
          </table:table-cell>
          <table:table-cell table:formula="of:=[results.J302]" office:value-type="boolean" office:boolean-value="false" calcext:value-type="boolean">
            <text:p>FALSE</text:p>
          </table:table-cell>
          <table:table-cell table:style-name="ce31" table:formula="of:=1 - SUMPRODUCT([.C$3:.I$3]; [.C305:.I305]) / SUM([.C$3:.I$3])" office:value-type="percentage" office:value="0.322087481481482" calcext:value-type="percentage">
            <text:p>32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VIOLIN.raw</text:p>
          </table:table-cell>
          <table:table-cell table:formula="of:=MAX(MIN(([results.C303] - [.C$1]) / ([.C$2] - [.C$1]); 1); 0)" office:value-type="float" office:value="1" calcext:value-type="float">
            <text:p>1</text:p>
          </table:table-cell>
          <table:table-cell table:formula="of:=MAX(MIN(([results.D303] - [.D$1]) / ([.D$2] - [.D$1]); 1); 0)" office:value-type="float" office:value="0" calcext:value-type="float">
            <text:p>0</text:p>
          </table:table-cell>
          <table:table-cell table:formula="of:=MAX(MIN(([results.E303] - [.E$1]) / ([.E$2] - [.E$1]); 1); 0)" office:value-type="float" office:value="0.06299" calcext:value-type="float">
            <text:p>0.06299</text:p>
          </table:table-cell>
          <table:table-cell table:formula="of:=MAX(MIN(([results.F303] - [.F$1]) / ([.F$2] - [.F$1]); 1); 0)" office:value-type="float" office:value="0.287486666666667" calcext:value-type="float">
            <text:p>0.287486666666667</text:p>
          </table:table-cell>
          <table:table-cell table:formula="of:=MAX(MIN(([results.G303] - [.G$1]) / ([.G$2] - [.G$1]); 1); 0)" office:value-type="float" office:value="0.3084075" calcext:value-type="float">
            <text:p>0.3084075</text:p>
          </table:table-cell>
          <table:table-cell table:formula="of:=MAX(MIN(([results.H303] - [.H$1]) / ([.H$2] - [.H$1]); 1); 0)" office:value-type="float" office:value="1" calcext:value-type="float">
            <text:p>1</text:p>
          </table:table-cell>
          <table:table-cell table:formula="of:=MAX(MIN(([results.I303] - [.I$1]) / ([.I$2] - [.I$1]); 1); 0)" office:value-type="float" office:value="0.796033333333333" calcext:value-type="float">
            <text:p>0.796033333333333</text:p>
          </table:table-cell>
          <table:table-cell table:formula="of:=[results.J303]" office:value-type="boolean" office:boolean-value="false" calcext:value-type="boolean">
            <text:p>FALSE</text:p>
          </table:table-cell>
          <table:table-cell table:style-name="ce31" table:formula="of:=1 - SUMPRODUCT([.C$3:.I$3]; [.C306:.I306]) / SUM([.C$3:.I$3])" office:value-type="percentage" office:value="0.386225851851852" calcext:value-type="percentage">
            <text:p>38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lence.raw</text:p>
          </table:table-cell>
          <table:table-cell table:formula="of:=MAX(MIN(([results.C304] - [.C$1]) / ([.C$2] - [.C$1]); 1); 0)" office:value-type="float" office:value="1" calcext:value-type="float">
            <text:p>1</text:p>
          </table:table-cell>
          <table:table-cell table:formula="of:=MAX(MIN(([results.D304] - [.D$1]) / ([.D$2] - [.D$1]); 1); 0)" office:value-type="float" office:value="0" calcext:value-type="float">
            <text:p>0</text:p>
          </table:table-cell>
          <table:table-cell table:formula="of:=MAX(MIN(([results.E304] - [.E$1]) / ([.E$2] - [.E$1]); 1); 0)" office:value-type="float" office:value="0.675453333333333" calcext:value-type="float">
            <text:p>0.675453333333333</text:p>
          </table:table-cell>
          <table:table-cell table:formula="of:=MAX(MIN(([results.F304] - [.F$1]) / ([.F$2] - [.F$1]); 1); 0)" office:value-type="float" office:value="0.00042000000000005" calcext:value-type="float">
            <text:p>0.00042000000000005</text:p>
          </table:table-cell>
          <table:table-cell table:formula="of:=MAX(MIN(([results.G304] - [.G$1]) / ([.G$2] - [.G$1]); 1); 0)" office:value-type="float" office:value="1" calcext:value-type="float">
            <text:p>1</text:p>
          </table:table-cell>
          <table:table-cell table:formula="of:=MAX(MIN(([results.H304] - [.H$1]) / ([.H$2] - [.H$1]); 1); 0)" office:value-type="float" office:value="1" calcext:value-type="float">
            <text:p>1</text:p>
          </table:table-cell>
          <table:table-cell table:formula="of:=MAX(MIN(([results.I304] - [.I$1]) / ([.I$2] - [.I$1]); 1); 0)" office:value-type="float" office:value="1" calcext:value-type="float">
            <text:p>1</text:p>
          </table:table-cell>
          <table:table-cell table:formula="of:=[results.J304]" office:value-type="boolean" office:boolean-value="false" calcext:value-type="boolean">
            <text:p>FALSE</text:p>
          </table:table-cell>
          <table:table-cell table:style-name="ce31" table:formula="of:=1 - SUMPRODUCT([.C$3:.I$3]; [.C307:.I307]) / SUM([.C$3:.I$3])" office:value-type="percentage" office:value="0.303238518518518" calcext:value-type="percentage">
            <text:p>30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neC5.raw</text:p>
          </table:table-cell>
          <table:table-cell table:formula="of:=MAX(MIN(([results.C305] - [.C$1]) / ([.C$2] - [.C$1]); 1); 0)" office:value-type="float" office:value="1" calcext:value-type="float">
            <text:p>1</text:p>
          </table:table-cell>
          <table:table-cell table:formula="of:=MAX(MIN(([results.D305] - [.D$1]) / ([.D$2] - [.D$1]); 1); 0)" office:value-type="float" office:value="0" calcext:value-type="float">
            <text:p>0</text:p>
          </table:table-cell>
          <table:table-cell table:formula="of:=MAX(MIN(([results.E305] - [.E$1]) / ([.E$2] - [.E$1]); 1); 0)" office:value-type="float" office:value="0" calcext:value-type="float">
            <text:p>0</text:p>
          </table:table-cell>
          <table:table-cell table:formula="of:=MAX(MIN(([results.F305] - [.F$1]) / ([.F$2] - [.F$1]); 1); 0)" office:value-type="float" office:value="0.02978" calcext:value-type="float">
            <text:p>0.02978</text:p>
          </table:table-cell>
          <table:table-cell table:formula="of:=MAX(MIN(([results.G305] - [.G$1]) / ([.G$2] - [.G$1]); 1); 0)" office:value-type="float" office:value="0.15782" calcext:value-type="float">
            <text:p>0.15782</text:p>
          </table:table-cell>
          <table:table-cell table:formula="of:=MAX(MIN(([results.H305] - [.H$1]) / ([.H$2] - [.H$1]); 1); 0)" office:value-type="float" office:value="1" calcext:value-type="float">
            <text:p>1</text:p>
          </table:table-cell>
          <table:table-cell table:formula="of:=MAX(MIN(([results.I305] - [.I$1]) / ([.I$2] - [.I$1]); 1); 0)" office:value-type="float" office:value="0.49566" calcext:value-type="float">
            <text:p>0.49566</text:p>
          </table:table-cell>
          <table:table-cell table:formula="of:=[results.J305]" office:value-type="boolean" office:boolean-value="false" calcext:value-type="boolean">
            <text:p>FALSE</text:p>
          </table:table-cell>
          <table:table-cell table:style-name="ce31" table:formula="of:=1 - SUMPRODUCT([.C$3:.I$3]; [.C308:.I308]) / SUM([.C$3:.I$3])" office:value-type="percentage" office:value="0.514975111111111" calcext:value-type="percentage">
            <text:p>51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ne.raw</text:p>
          </table:table-cell>
          <table:table-cell table:formula="of:=MAX(MIN(([results.C306] - [.C$1]) / ([.C$2] - [.C$1]); 1); 0)" office:value-type="float" office:value="1" calcext:value-type="float">
            <text:p>1</text:p>
          </table:table-cell>
          <table:table-cell table:formula="of:=MAX(MIN(([results.D306] - [.D$1]) / ([.D$2] - [.D$1]); 1); 0)" office:value-type="float" office:value="0" calcext:value-type="float">
            <text:p>0</text:p>
          </table:table-cell>
          <table:table-cell table:formula="of:=MAX(MIN(([results.E306] - [.E$1]) / ([.E$2] - [.E$1]); 1); 0)" office:value-type="float" office:value="0.0439966666666666" calcext:value-type="float">
            <text:p>0.0439966666666666</text:p>
          </table:table-cell>
          <table:table-cell table:formula="of:=MAX(MIN(([results.F306] - [.F$1]) / ([.F$2] - [.F$1]); 1); 0)" office:value-type="float" office:value="0.786846666666667" calcext:value-type="float">
            <text:p>0.786846666666667</text:p>
          </table:table-cell>
          <table:table-cell table:formula="of:=MAX(MIN(([results.G306] - [.G$1]) / ([.G$2] - [.G$1]); 1); 0)" office:value-type="float" office:value="0.549255" calcext:value-type="float">
            <text:p>0.549255</text:p>
          </table:table-cell>
          <table:table-cell table:formula="of:=MAX(MIN(([results.H306] - [.H$1]) / ([.H$2] - [.H$1]); 1); 0)" office:value-type="float" office:value="1" calcext:value-type="float">
            <text:p>1</text:p>
          </table:table-cell>
          <table:table-cell table:formula="of:=MAX(MIN(([results.I306] - [.I$1]) / ([.I$2] - [.I$1]); 1); 0)" office:value-type="float" office:value="0.51418" calcext:value-type="float">
            <text:p>0.51418</text:p>
          </table:table-cell>
          <table:table-cell table:formula="of:=[results.J306]" office:value-type="boolean" office:boolean-value="false" calcext:value-type="boolean">
            <text:p>FALSE</text:p>
          </table:table-cell>
          <table:table-cell table:style-name="ce31" table:formula="of:=1 - SUMPRODUCT([.C$3:.I$3]; [.C309:.I309]) / SUM([.C$3:.I$3])" office:value-type="percentage" office:value="0.339520296296296" calcext:value-type="percentage">
            <text:p>33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B4.raw</text:p>
          </table:table-cell>
          <table:table-cell table:formula="of:=MAX(MIN(([results.C307] - [.C$1]) / ([.C$2] - [.C$1]); 1); 0)" office:value-type="float" office:value="0.995766666666667" calcext:value-type="float">
            <text:p>0.995766666666667</text:p>
          </table:table-cell>
          <table:table-cell table:formula="of:=MAX(MIN(([results.D307] - [.D$1]) / ([.D$2] - [.D$1]); 1); 0)" office:value-type="float" office:value="0" calcext:value-type="float">
            <text:p>0</text:p>
          </table:table-cell>
          <table:table-cell table:formula="of:=MAX(MIN(([results.E307] - [.E$1]) / ([.E$2] - [.E$1]); 1); 0)" office:value-type="float" office:value="0.198133333333333" calcext:value-type="float">
            <text:p>0.198133333333333</text:p>
          </table:table-cell>
          <table:table-cell table:formula="of:=MAX(MIN(([results.F307] - [.F$1]) / ([.F$2] - [.F$1]); 1); 0)" office:value-type="float" office:value="1" calcext:value-type="float">
            <text:p>1</text:p>
          </table:table-cell>
          <table:table-cell table:formula="of:=MAX(MIN(([results.G307] - [.G$1]) / ([.G$2] - [.G$1]); 1); 0)" office:value-type="float" office:value="0.579715" calcext:value-type="float">
            <text:p>0.579715</text:p>
          </table:table-cell>
          <table:table-cell table:formula="of:=MAX(MIN(([results.H307] - [.H$1]) / ([.H$2] - [.H$1]); 1); 0)" office:value-type="float" office:value="1" calcext:value-type="float">
            <text:p>1</text:p>
          </table:table-cell>
          <table:table-cell table:formula="of:=MAX(MIN(([results.I307] - [.I$1]) / ([.I$2] - [.I$1]); 1); 0)" office:value-type="float" office:value="0.755726666666667" calcext:value-type="float">
            <text:p>0.755726666666667</text:p>
          </table:table-cell>
          <table:table-cell table:formula="of:=[results.J307]" office:value-type="boolean" office:boolean-value="false" calcext:value-type="boolean">
            <text:p>FALSE</text:p>
          </table:table-cell>
          <table:table-cell table:style-name="ce31" table:formula="of:=1 - SUMPRODUCT([.C$3:.I$3]; [.C310:.I310]) / SUM([.C$3:.I$3])" office:value-type="percentage" office:value="0.239049777777778" calcext:value-type="percentage">
            <text:p>23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2.raw</text:p>
          </table:table-cell>
          <table:table-cell table:formula="of:=MAX(MIN(([results.C308] - [.C$1]) / ([.C$2] - [.C$1]); 1); 0)" office:value-type="float" office:value="0.93946" calcext:value-type="float">
            <text:p>0.93946</text:p>
          </table:table-cell>
          <table:table-cell table:formula="of:=MAX(MIN(([results.D308] - [.D$1]) / ([.D$2] - [.D$1]); 1); 0)" office:value-type="float" office:value="0" calcext:value-type="float">
            <text:p>0</text:p>
          </table:table-cell>
          <table:table-cell table:formula="of:=MAX(MIN(([results.E308] - [.E$1]) / ([.E$2] - [.E$1]); 1); 0)" office:value-type="float" office:value="0" calcext:value-type="float">
            <text:p>0</text:p>
          </table:table-cell>
          <table:table-cell table:formula="of:=MAX(MIN(([results.F308] - [.F$1]) / ([.F$2] - [.F$1]); 1); 0)" office:value-type="float" office:value="1" calcext:value-type="float">
            <text:p>1</text:p>
          </table:table-cell>
          <table:table-cell table:formula="of:=MAX(MIN(([results.G308] - [.G$1]) / ([.G$2] - [.G$1]); 1); 0)" office:value-type="float" office:value="0.3892175" calcext:value-type="float">
            <text:p>0.3892175</text:p>
          </table:table-cell>
          <table:table-cell table:formula="of:=MAX(MIN(([results.H308] - [.H$1]) / ([.H$2] - [.H$1]); 1); 0)" office:value-type="float" office:value="1" calcext:value-type="float">
            <text:p>1</text:p>
          </table:table-cell>
          <table:table-cell table:formula="of:=MAX(MIN(([results.I308] - [.I$1]) / ([.I$2] - [.I$1]); 1); 0)" office:value-type="float" office:value="1" calcext:value-type="float">
            <text:p>1</text:p>
          </table:table-cell>
          <table:table-cell table:formula="of:=[results.J308]" office:value-type="boolean" office:boolean-value="false" calcext:value-type="boolean">
            <text:p>FALSE</text:p>
          </table:table-cell>
          <table:table-cell table:style-name="ce31" table:formula="of:=1 - SUMPRODUCT([.C$3:.I$3]; [.C311:.I311]) / SUM([.C$3:.I$3])" office:value-type="percentage" office:value="0.219264666666667" calcext:value-type="percentage">
            <text:p>21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4Sharp.raw</text:p>
          </table:table-cell>
          <table:table-cell table:formula="of:=MAX(MIN(([results.C309] - [.C$1]) / ([.C$2] - [.C$1]); 1); 0)" office:value-type="float" office:value="1" calcext:value-type="float">
            <text:p>1</text:p>
          </table:table-cell>
          <table:table-cell table:formula="of:=MAX(MIN(([results.D309] - [.D$1]) / ([.D$2] - [.D$1]); 1); 0)" office:value-type="float" office:value="0" calcext:value-type="float">
            <text:p>0</text:p>
          </table:table-cell>
          <table:table-cell table:formula="of:=MAX(MIN(([results.E309] - [.E$1]) / ([.E$2] - [.E$1]); 1); 0)" office:value-type="float" office:value="0.0641033333333333" calcext:value-type="float">
            <text:p>0.0641033333333333</text:p>
          </table:table-cell>
          <table:table-cell table:formula="of:=MAX(MIN(([results.F309] - [.F$1]) / ([.F$2] - [.F$1]); 1); 0)" office:value-type="float" office:value="0.18352" calcext:value-type="float">
            <text:p>0.18352</text:p>
          </table:table-cell>
          <table:table-cell table:formula="of:=MAX(MIN(([results.G309] - [.G$1]) / ([.G$2] - [.G$1]); 1); 0)" office:value-type="float" office:value="0.310675" calcext:value-type="float">
            <text:p>0.310675</text:p>
          </table:table-cell>
          <table:table-cell table:formula="of:=MAX(MIN(([results.H309] - [.H$1]) / ([.H$2] - [.H$1]); 1); 0)" office:value-type="float" office:value="1" calcext:value-type="float">
            <text:p>1</text:p>
          </table:table-cell>
          <table:table-cell table:formula="of:=MAX(MIN(([results.I309] - [.I$1]) / ([.I$2] - [.I$1]); 1); 0)" office:value-type="float" office:value="0.641766666666667" calcext:value-type="float">
            <text:p>0.641766666666667</text:p>
          </table:table-cell>
          <table:table-cell table:formula="of:=[results.J309]" office:value-type="boolean" office:boolean-value="false" calcext:value-type="boolean">
            <text:p>FALSE</text:p>
          </table:table-cell>
          <table:table-cell table:style-name="ce31" table:formula="of:=1 - SUMPRODUCT([.C$3:.I$3]; [.C312:.I312]) / SUM([.C$3:.I$3])" office:value-type="percentage" office:value="0.438739259259259" calcext:value-type="percentage">
            <text:p>43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5.raw</text:p>
          </table:table-cell>
          <table:table-cell table:formula="of:=MAX(MIN(([results.C310] - [.C$1]) / ([.C$2] - [.C$1]); 1); 0)" office:value-type="float" office:value="1" calcext:value-type="float">
            <text:p>1</text:p>
          </table:table-cell>
          <table:table-cell table:formula="of:=MAX(MIN(([results.D310] - [.D$1]) / ([.D$2] - [.D$1]); 1); 0)" office:value-type="float" office:value="0" calcext:value-type="float">
            <text:p>0</text:p>
          </table:table-cell>
          <table:table-cell table:formula="of:=MAX(MIN(([results.E310] - [.E$1]) / ([.E$2] - [.E$1]); 1); 0)" office:value-type="float" office:value="0.21447" calcext:value-type="float">
            <text:p>0.21447</text:p>
          </table:table-cell>
          <table:table-cell table:formula="of:=MAX(MIN(([results.F310] - [.F$1]) / ([.F$2] - [.F$1]); 1); 0)" office:value-type="float" office:value="0" calcext:value-type="float">
            <text:p>0</text:p>
          </table:table-cell>
          <table:table-cell table:formula="of:=MAX(MIN(([results.G310] - [.G$1]) / ([.G$2] - [.G$1]); 1); 0)" office:value-type="float" office:value="0.9866825" calcext:value-type="float">
            <text:p>0.9866825</text:p>
          </table:table-cell>
          <table:table-cell table:formula="of:=MAX(MIN(([results.H310] - [.H$1]) / ([.H$2] - [.H$1]); 1); 0)" office:value-type="float" office:value="1" calcext:value-type="float">
            <text:p>1</text:p>
          </table:table-cell>
          <table:table-cell table:formula="of:=MAX(MIN(([results.I310] - [.I$1]) / ([.I$2] - [.I$1]); 1); 0)" office:value-type="float" office:value="0.52561" calcext:value-type="float">
            <text:p>0.52561</text:p>
          </table:table-cell>
          <table:table-cell table:formula="of:=[results.J310]" office:value-type="boolean" office:boolean-value="false" calcext:value-type="boolean">
            <text:p>FALSE</text:p>
          </table:table-cell>
          <table:table-cell table:style-name="ce31" table:formula="of:=1 - SUMPRODUCT([.C$3:.I$3]; [.C313:.I313]) / SUM([.C$3:.I$3])" office:value-type="percentage" office:value="0.430405111111111" calcext:value-type="percentage">
            <text:p>43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7.raw</text:p>
          </table:table-cell>
          <table:table-cell table:formula="of:=MAX(MIN(([results.C311] - [.C$1]) / ([.C$2] - [.C$1]); 1); 0)" office:value-type="float" office:value="1" calcext:value-type="float">
            <text:p>1</text:p>
          </table:table-cell>
          <table:table-cell table:formula="of:=MAX(MIN(([results.D311] - [.D$1]) / ([.D$2] - [.D$1]); 1); 0)" office:value-type="float" office:value="0" calcext:value-type="float">
            <text:p>0</text:p>
          </table:table-cell>
          <table:table-cell table:formula="of:=MAX(MIN(([results.E311] - [.E$1]) / ([.E$2] - [.E$1]); 1); 0)" office:value-type="float" office:value="0.598363333333333" calcext:value-type="float">
            <text:p>0.598363333333333</text:p>
          </table:table-cell>
          <table:table-cell table:formula="of:=MAX(MIN(([results.F311] - [.F$1]) / ([.F$2] - [.F$1]); 1); 0)" office:value-type="float" office:value="0.597113333333333" calcext:value-type="float">
            <text:p>0.597113333333333</text:p>
          </table:table-cell>
          <table:table-cell table:formula="of:=MAX(MIN(([results.G311] - [.G$1]) / ([.G$2] - [.G$1]); 1); 0)" office:value-type="float" office:value="1" calcext:value-type="float">
            <text:p>1</text:p>
          </table:table-cell>
          <table:table-cell table:formula="of:=MAX(MIN(([results.H311] - [.H$1]) / ([.H$2] - [.H$1]); 1); 0)" office:value-type="float" office:value="1" calcext:value-type="float">
            <text:p>1</text:p>
          </table:table-cell>
          <table:table-cell table:formula="of:=MAX(MIN(([results.I311] - [.I$1]) / ([.I$2] - [.I$1]); 1); 0)" office:value-type="float" office:value="0.886926666666667" calcext:value-type="float">
            <text:p>0.886926666666667</text:p>
          </table:table-cell>
          <table:table-cell table:formula="of:=[results.J311]" office:value-type="boolean" office:boolean-value="false" calcext:value-type="boolean">
            <text:p>FALSE</text:p>
          </table:table-cell>
          <table:table-cell table:style-name="ce31" table:formula="of:=1 - SUMPRODUCT([.C$3:.I$3]; [.C314:.I314]) / SUM([.C$3:.I$3])" office:value-type="percentage" office:value="0.225713333333333" calcext:value-type="percentage">
            <text:p>22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D4.raw</text:p>
          </table:table-cell>
          <table:table-cell table:formula="of:=MAX(MIN(([results.C312] - [.C$1]) / ([.C$2] - [.C$1]); 1); 0)" office:value-type="float" office:value="1" calcext:value-type="float">
            <text:p>1</text:p>
          </table:table-cell>
          <table:table-cell table:formula="of:=MAX(MIN(([results.D312] - [.D$1]) / ([.D$2] - [.D$1]); 1); 0)" office:value-type="float" office:value="0" calcext:value-type="float">
            <text:p>0</text:p>
          </table:table-cell>
          <table:table-cell table:formula="of:=MAX(MIN(([results.E312] - [.E$1]) / ([.E$2] - [.E$1]); 1); 0)" office:value-type="float" office:value="0.38116" calcext:value-type="float">
            <text:p>0.38116</text:p>
          </table:table-cell>
          <table:table-cell table:formula="of:=MAX(MIN(([results.F312] - [.F$1]) / ([.F$2] - [.F$1]); 1); 0)" office:value-type="float" office:value="1" calcext:value-type="float">
            <text:p>1</text:p>
          </table:table-cell>
          <table:table-cell table:formula="of:=MAX(MIN(([results.G312] - [.G$1]) / ([.G$2] - [.G$1]); 1); 0)" office:value-type="float" office:value="0.885555" calcext:value-type="float">
            <text:p>0.885555</text:p>
          </table:table-cell>
          <table:table-cell table:formula="of:=MAX(MIN(([results.H312] - [.H$1]) / ([.H$2] - [.H$1]); 1); 0)" office:value-type="float" office:value="1" calcext:value-type="float">
            <text:p>1</text:p>
          </table:table-cell>
          <table:table-cell table:formula="of:=MAX(MIN(([results.I312] - [.I$1]) / ([.I$2] - [.I$1]); 1); 0)" office:value-type="float" office:value="0.608363333333333" calcext:value-type="float">
            <text:p>0.608363333333333</text:p>
          </table:table-cell>
          <table:table-cell table:formula="of:=[results.J312]" office:value-type="boolean" office:boolean-value="false" calcext:value-type="boolean">
            <text:p>FALSE</text:p>
          </table:table-cell>
          <table:table-cell table:style-name="ce31" table:formula="of:=1 - SUMPRODUCT([.C$3:.I$3]; [.C315:.I315]) / SUM([.C$3:.I$3])" office:value-type="percentage" office:value="0.23581837037037" calcext:value-type="percentage">
            <text:p>23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.raw</text:p>
          </table:table-cell>
          <table:table-cell table:formula="of:=MAX(MIN(([results.C313] - [.C$1]) / ([.C$2] - [.C$1]); 1); 0)" office:value-type="float" office:value="0.943556666666667" calcext:value-type="float">
            <text:p>0.943556666666667</text:p>
          </table:table-cell>
          <table:table-cell table:formula="of:=MAX(MIN(([results.D313] - [.D$1]) / ([.D$2] - [.D$1]); 1); 0)" office:value-type="float" office:value="0" calcext:value-type="float">
            <text:p>0</text:p>
          </table:table-cell>
          <table:table-cell table:formula="of:=MAX(MIN(([results.E313] - [.E$1]) / ([.E$2] - [.E$1]); 1); 0)" office:value-type="float" office:value="0.391943333333333" calcext:value-type="float">
            <text:p>0.391943333333333</text:p>
          </table:table-cell>
          <table:table-cell table:formula="of:=MAX(MIN(([results.F313] - [.F$1]) / ([.F$2] - [.F$1]); 1); 0)" office:value-type="float" office:value="0.242733333333333" calcext:value-type="float">
            <text:p>0.242733333333333</text:p>
          </table:table-cell>
          <table:table-cell table:formula="of:=MAX(MIN(([results.G313] - [.G$1]) / ([.G$2] - [.G$1]); 1); 0)" office:value-type="float" office:value="0.9416925" calcext:value-type="float">
            <text:p>0.9416925</text:p>
          </table:table-cell>
          <table:table-cell table:formula="of:=MAX(MIN(([results.H313] - [.H$1]) / ([.H$2] - [.H$1]); 1); 0)" office:value-type="float" office:value="1" calcext:value-type="float">
            <text:p>1</text:p>
          </table:table-cell>
          <table:table-cell table:formula="of:=MAX(MIN(([results.I313] - [.I$1]) / ([.I$2] - [.I$1]); 1); 0)" office:value-type="float" office:value="0.719176666666667" calcext:value-type="float">
            <text:p>0.719176666666667</text:p>
          </table:table-cell>
          <table:table-cell table:formula="of:=[results.J313]" office:value-type="boolean" office:boolean-value="false" calcext:value-type="boolean">
            <text:p>FALSE</text:p>
          </table:table-cell>
          <table:table-cell table:style-name="ce31" table:formula="of:=1 - SUMPRODUCT([.C$3:.I$3]; [.C316:.I316]) / SUM([.C$3:.I$3])" office:value-type="percentage" office:value="0.349129185185185" calcext:value-type="percentage">
            <text:p>34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INE.raw</text:p>
          </table:table-cell>
          <table:table-cell table:formula="of:=MAX(MIN(([results.C314] - [.C$1]) / ([.C$2] - [.C$1]); 1); 0)" office:value-type="float" office:value="0.252483333333333" calcext:value-type="float">
            <text:p>0.252483333333333</text:p>
          </table:table-cell>
          <table:table-cell table:formula="of:=MAX(MIN(([results.D314] - [.D$1]) / ([.D$2] - [.D$1]); 1); 0)" office:value-type="float" office:value="0" calcext:value-type="float">
            <text:p>0</text:p>
          </table:table-cell>
          <table:table-cell table:formula="of:=MAX(MIN(([results.E314] - [.E$1]) / ([.E$2] - [.E$1]); 1); 0)" office:value-type="float" office:value="0" calcext:value-type="float">
            <text:p>0</text:p>
          </table:table-cell>
          <table:table-cell table:formula="of:=MAX(MIN(([results.F314] - [.F$1]) / ([.F$2] - [.F$1]); 1); 0)" office:value-type="float" office:value="0" calcext:value-type="float">
            <text:p>0</text:p>
          </table:table-cell>
          <table:table-cell table:formula="of:=MAX(MIN(([results.G314] - [.G$1]) / ([.G$2] - [.G$1]); 1); 0)" office:value-type="float" office:value="0" calcext:value-type="float">
            <text:p>0</text:p>
          </table:table-cell>
          <table:table-cell table:formula="of:=MAX(MIN(([results.H314] - [.H$1]) / ([.H$2] - [.H$1]); 1); 0)" office:value-type="float" office:value="0.910971428571428" calcext:value-type="float">
            <text:p>0.910971428571428</text:p>
          </table:table-cell>
          <table:table-cell table:formula="of:=MAX(MIN(([results.I314] - [.I$1]) / ([.I$2] - [.I$1]); 1); 0)" office:value-type="float" office:value="0" calcext:value-type="float">
            <text:p>0</text:p>
          </table:table-cell>
          <table:table-cell table:formula="of:=[results.J314]" office:value-type="boolean" office:boolean-value="false" calcext:value-type="boolean">
            <text:p>FALSE</text:p>
          </table:table-cell>
          <table:table-cell table:style-name="ce31" table:formula="of:=1 - SUMPRODUCT([.C$3:.I$3]; [.C317:.I317]) / SUM([.C$3:.I$3])" office:value-type="percentage" office:value="0.778530529100529" calcext:value-type="percentage">
            <text:p>77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QUARE.raw</text:p>
          </table:table-cell>
          <table:table-cell table:formula="of:=MAX(MIN(([results.C315] - [.C$1]) / ([.C$2] - [.C$1]); 1); 0)" office:value-type="float" office:value="0.578473333333333" calcext:value-type="float">
            <text:p>0.578473333333333</text:p>
          </table:table-cell>
          <table:table-cell table:formula="of:=MAX(MIN(([results.D315] - [.D$1]) / ([.D$2] - [.D$1]); 1); 0)" office:value-type="float" office:value="0" calcext:value-type="float">
            <text:p>0</text:p>
          </table:table-cell>
          <table:table-cell table:formula="of:=MAX(MIN(([results.E315] - [.E$1]) / ([.E$2] - [.E$1]); 1); 0)" office:value-type="float" office:value="0.0402599999999999" calcext:value-type="float">
            <text:p>0.0402599999999999</text:p>
          </table:table-cell>
          <table:table-cell table:formula="of:=MAX(MIN(([results.F315] - [.F$1]) / ([.F$2] - [.F$1]); 1); 0)" office:value-type="float" office:value="0" calcext:value-type="float">
            <text:p>0</text:p>
          </table:table-cell>
          <table:table-cell table:formula="of:=MAX(MIN(([results.G315] - [.G$1]) / ([.G$2] - [.G$1]); 1); 0)" office:value-type="float" office:value="0.09378" calcext:value-type="float">
            <text:p>0.09378</text:p>
          </table:table-cell>
          <table:table-cell table:formula="of:=MAX(MIN(([results.H315] - [.H$1]) / ([.H$2] - [.H$1]); 1); 0)" office:value-type="float" office:value="0.910614285714286" calcext:value-type="float">
            <text:p>0.910614285714286</text:p>
          </table:table-cell>
          <table:table-cell table:formula="of:=MAX(MIN(([results.I315] - [.I$1]) / ([.I$2] - [.I$1]); 1); 0)" office:value-type="float" office:value="0" calcext:value-type="float">
            <text:p>0</text:p>
          </table:table-cell>
          <table:table-cell table:formula="of:=[results.J315]" office:value-type="boolean" office:boolean-value="false" calcext:value-type="boolean">
            <text:p>FALSE</text:p>
          </table:table-cell>
          <table:table-cell table:style-name="ce31" table:formula="of:=1 - SUMPRODUCT([.C$3:.I$3]; [.C318:.I318]) / SUM([.C$3:.I$3])" office:value-type="percentage" office:value="0.717767068783069" calcext:value-type="percentage">
            <text:p>71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WEEP.raw</text:p>
          </table:table-cell>
          <table:table-cell table:formula="of:=MAX(MIN(([results.C316] - [.C$1]) / ([.C$2] - [.C$1]); 1); 0)" office:value-type="float" office:value="0.630853333333333" calcext:value-type="float">
            <text:p>0.630853333333333</text:p>
          </table:table-cell>
          <table:table-cell table:formula="of:=MAX(MIN(([results.D316] - [.D$1]) / ([.D$2] - [.D$1]); 1); 0)" office:value-type="float" office:value="0" calcext:value-type="float">
            <text:p>0</text:p>
          </table:table-cell>
          <table:table-cell table:formula="of:=MAX(MIN(([results.E316] - [.E$1]) / ([.E$2] - [.E$1]); 1); 0)" office:value-type="float" office:value="0" calcext:value-type="float">
            <text:p>0</text:p>
          </table:table-cell>
          <table:table-cell table:formula="of:=MAX(MIN(([results.F316] - [.F$1]) / ([.F$2] - [.F$1]); 1); 0)" office:value-type="float" office:value="0.03678" calcext:value-type="float">
            <text:p>0.03678</text:p>
          </table:table-cell>
          <table:table-cell table:formula="of:=MAX(MIN(([results.G316] - [.G$1]) / ([.G$2] - [.G$1]); 1); 0)" office:value-type="float" office:value="0.03266" calcext:value-type="float">
            <text:p>0.03266</text:p>
          </table:table-cell>
          <table:table-cell table:formula="of:=MAX(MIN(([results.H316] - [.H$1]) / ([.H$2] - [.H$1]); 1); 0)" office:value-type="float" office:value="1" calcext:value-type="float">
            <text:p>1</text:p>
          </table:table-cell>
          <table:table-cell table:formula="of:=MAX(MIN(([results.I316] - [.I$1]) / ([.I$2] - [.I$1]); 1); 0)" office:value-type="float" office:value="0.870863333333333" calcext:value-type="float">
            <text:p>0.870863333333333</text:p>
          </table:table-cell>
          <table:table-cell table:formula="of:=[results.J316]" office:value-type="boolean" office:boolean-value="false" calcext:value-type="boolean">
            <text:p>FALSE</text:p>
          </table:table-cell>
          <table:table-cell table:style-name="ce31" table:formula="of:=1 - SUMPRODUCT([.C$3:.I$3]; [.C319:.I319]) / SUM([.C$3:.I$3])" office:value-type="percentage" office:value="0.498900296296296" calcext:value-type="percentage">
            <text:p>49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HEREMIN.raw</text:p>
          </table:table-cell>
          <table:table-cell table:formula="of:=MAX(MIN(([results.C317] - [.C$1]) / ([.C$2] - [.C$1]); 1); 0)" office:value-type="float" office:value="0.704283333333333" calcext:value-type="float">
            <text:p>0.704283333333333</text:p>
          </table:table-cell>
          <table:table-cell table:formula="of:=MAX(MIN(([results.D317] - [.D$1]) / ([.D$2] - [.D$1]); 1); 0)" office:value-type="float" office:value="0" calcext:value-type="float">
            <text:p>0</text:p>
          </table:table-cell>
          <table:table-cell table:formula="of:=MAX(MIN(([results.E317] - [.E$1]) / ([.E$2] - [.E$1]); 1); 0)" office:value-type="float" office:value="0" calcext:value-type="float">
            <text:p>0</text:p>
          </table:table-cell>
          <table:table-cell table:formula="of:=MAX(MIN(([results.F317] - [.F$1]) / ([.F$2] - [.F$1]); 1); 0)" office:value-type="float" office:value="0" calcext:value-type="float">
            <text:p>0</text:p>
          </table:table-cell>
          <table:table-cell table:formula="of:=MAX(MIN(([results.G317] - [.G$1]) / ([.G$2] - [.G$1]); 1); 0)" office:value-type="float" office:value="0" calcext:value-type="float">
            <text:p>0</text:p>
          </table:table-cell>
          <table:table-cell table:formula="of:=MAX(MIN(([results.H317] - [.H$1]) / ([.H$2] - [.H$1]); 1); 0)" office:value-type="float" office:value="1" calcext:value-type="float">
            <text:p>1</text:p>
          </table:table-cell>
          <table:table-cell table:formula="of:=MAX(MIN(([results.I317] - [.I$1]) / ([.I$2] - [.I$1]); 1); 0)" office:value-type="float" office:value="0.894453333333333" calcext:value-type="float">
            <text:p>0.894453333333333</text:p>
          </table:table-cell>
          <table:table-cell table:formula="of:=[results.J317]" office:value-type="boolean" office:boolean-value="false" calcext:value-type="boolean">
            <text:p>FALSE</text:p>
          </table:table-cell>
          <table:table-cell table:style-name="ce31" table:formula="of:=1 - SUMPRODUCT([.C$3:.I$3]; [.C320:.I320]) / SUM([.C$3:.I$3])" office:value-type="percentage" office:value="0.491677407407407" calcext:value-type="percentage">
            <text:p>49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rumpet 2.raw</text:p>
          </table:table-cell>
          <table:table-cell table:formula="of:=MAX(MIN(([results.C318] - [.C$1]) / ([.C$2] - [.C$1]); 1); 0)" office:value-type="float" office:value="1" calcext:value-type="float">
            <text:p>1</text:p>
          </table:table-cell>
          <table:table-cell table:formula="of:=MAX(MIN(([results.D318] - [.D$1]) / ([.D$2] - [.D$1]); 1); 0)" office:value-type="float" office:value="0" calcext:value-type="float">
            <text:p>0</text:p>
          </table:table-cell>
          <table:table-cell table:formula="of:=MAX(MIN(([results.E318] - [.E$1]) / ([.E$2] - [.E$1]); 1); 0)" office:value-type="float" office:value="0" calcext:value-type="float">
            <text:p>0</text:p>
          </table:table-cell>
          <table:table-cell table:formula="of:=MAX(MIN(([results.F318] - [.F$1]) / ([.F$2] - [.F$1]); 1); 0)" office:value-type="float" office:value="1" calcext:value-type="float">
            <text:p>1</text:p>
          </table:table-cell>
          <table:table-cell table:formula="of:=MAX(MIN(([results.G318] - [.G$1]) / ([.G$2] - [.G$1]); 1); 0)" office:value-type="float" office:value="0.2109875" calcext:value-type="float">
            <text:p>0.2109875</text:p>
          </table:table-cell>
          <table:table-cell table:formula="of:=MAX(MIN(([results.H318] - [.H$1]) / ([.H$2] - [.H$1]); 1); 0)" office:value-type="float" office:value="1" calcext:value-type="float">
            <text:p>1</text:p>
          </table:table-cell>
          <table:table-cell table:formula="of:=MAX(MIN(([results.I318] - [.I$1]) / ([.I$2] - [.I$1]); 1); 0)" office:value-type="float" office:value="0" calcext:value-type="float">
            <text:p>0</text:p>
          </table:table-cell>
          <table:table-cell table:formula="of:=[results.J318]" office:value-type="boolean" office:boolean-value="false" calcext:value-type="boolean">
            <text:p>FALSE</text:p>
          </table:table-cell>
          <table:table-cell table:style-name="ce31" table:formula="of:=1 - SUMPRODUCT([.C$3:.I$3]; [.C321:.I321]) / SUM([.C$3:.I$3])" office:value-type="percentage" office:value="0.447912222222222" calcext:value-type="percentage">
            <text:p>44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RUMPET.raw</text:p>
          </table:table-cell>
          <table:table-cell table:formula="of:=MAX(MIN(([results.C319] - [.C$1]) / ([.C$2] - [.C$1]); 1); 0)" office:value-type="float" office:value="1" calcext:value-type="float">
            <text:p>1</text:p>
          </table:table-cell>
          <table:table-cell table:formula="of:=MAX(MIN(([results.D319] - [.D$1]) / ([.D$2] - [.D$1]); 1); 0)" office:value-type="float" office:value="0" calcext:value-type="float">
            <text:p>0</text:p>
          </table:table-cell>
          <table:table-cell table:formula="of:=MAX(MIN(([results.E319] - [.E$1]) / ([.E$2] - [.E$1]); 1); 0)" office:value-type="float" office:value="0" calcext:value-type="float">
            <text:p>0</text:p>
          </table:table-cell>
          <table:table-cell table:formula="of:=MAX(MIN(([results.F319] - [.F$1]) / ([.F$2] - [.F$1]); 1); 0)" office:value-type="float" office:value="1" calcext:value-type="float">
            <text:p>1</text:p>
          </table:table-cell>
          <table:table-cell table:formula="of:=MAX(MIN(([results.G319] - [.G$1]) / ([.G$2] - [.G$1]); 1); 0)" office:value-type="float" office:value="0.1269225" calcext:value-type="float">
            <text:p>0.1269225</text:p>
          </table:table-cell>
          <table:table-cell table:formula="of:=MAX(MIN(([results.H319] - [.H$1]) / ([.H$2] - [.H$1]); 1); 0)" office:value-type="float" office:value="0.8264" calcext:value-type="float">
            <text:p>0.8264</text:p>
          </table:table-cell>
          <table:table-cell table:formula="of:=MAX(MIN(([results.I319] - [.I$1]) / ([.I$2] - [.I$1]); 1); 0)" office:value-type="float" office:value="0.119333333333333" calcext:value-type="float">
            <text:p>0.119333333333333</text:p>
          </table:table-cell>
          <table:table-cell table:formula="of:=[results.J319]" office:value-type="boolean" office:boolean-value="false" calcext:value-type="boolean">
            <text:p>FALSE</text:p>
          </table:table-cell>
          <table:table-cell table:style-name="ce31" table:formula="of:=1 - SUMPRODUCT([.C$3:.I$3]; [.C322:.I322]) / SUM([.C$3:.I$3])" office:value-type="percentage" office:value="0.463586148148148" calcext:value-type="percentage">
            <text:p>46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VIOLIN.raw</text:p>
          </table:table-cell>
          <table:table-cell table:formula="of:=MAX(MIN(([results.C320] - [.C$1]) / ([.C$2] - [.C$1]); 1); 0)" office:value-type="float" office:value="1" calcext:value-type="float">
            <text:p>1</text:p>
          </table:table-cell>
          <table:table-cell table:formula="of:=MAX(MIN(([results.D320] - [.D$1]) / ([.D$2] - [.D$1]); 1); 0)" office:value-type="float" office:value="0" calcext:value-type="float">
            <text:p>0</text:p>
          </table:table-cell>
          <table:table-cell table:formula="of:=MAX(MIN(([results.E320] - [.E$1]) / ([.E$2] - [.E$1]); 1); 0)" office:value-type="float" office:value="0.152393333333333" calcext:value-type="float">
            <text:p>0.152393333333333</text:p>
          </table:table-cell>
          <table:table-cell table:formula="of:=MAX(MIN(([results.F320] - [.F$1]) / ([.F$2] - [.F$1]); 1); 0)" office:value-type="float" office:value="0.635826666666667" calcext:value-type="float">
            <text:p>0.635826666666667</text:p>
          </table:table-cell>
          <table:table-cell table:formula="of:=MAX(MIN(([results.G320] - [.G$1]) / ([.G$2] - [.G$1]); 1); 0)" office:value-type="float" office:value="0.4660125" calcext:value-type="float">
            <text:p>0.4660125</text:p>
          </table:table-cell>
          <table:table-cell table:formula="of:=MAX(MIN(([results.H320] - [.H$1]) / ([.H$2] - [.H$1]); 1); 0)" office:value-type="float" office:value="0.927357142857143" calcext:value-type="float">
            <text:p>0.927357142857143</text:p>
          </table:table-cell>
          <table:table-cell table:formula="of:=MAX(MIN(([results.I320] - [.I$1]) / ([.I$2] - [.I$1]); 1); 0)" office:value-type="float" office:value="0.402326666666667" calcext:value-type="float">
            <text:p>0.402326666666667</text:p>
          </table:table-cell>
          <table:table-cell table:formula="of:=[results.J320]" office:value-type="boolean" office:boolean-value="false" calcext:value-type="boolean">
            <text:p>FALSE</text:p>
          </table:table-cell>
          <table:table-cell table:style-name="ce31" table:formula="of:=1 - SUMPRODUCT([.C$3:.I$3]; [.C323:.I323]) / SUM([.C$3:.I$3])" office:value-type="percentage" office:value="0.408334867724868" calcext:value-type="percentage">
            <text:p>4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lence.raw</text:p>
          </table:table-cell>
          <table:table-cell table:formula="of:=MAX(MIN(([results.C321] - [.C$1]) / ([.C$2] - [.C$1]); 1); 0)" office:value-type="float" office:value="1" calcext:value-type="float">
            <text:p>1</text:p>
          </table:table-cell>
          <table:table-cell table:formula="of:=MAX(MIN(([results.D321] - [.D$1]) / ([.D$2] - [.D$1]); 1); 0)" office:value-type="float" office:value="0" calcext:value-type="float">
            <text:p>0</text:p>
          </table:table-cell>
          <table:table-cell table:formula="of:=MAX(MIN(([results.E321] - [.E$1]) / ([.E$2] - [.E$1]); 1); 0)" office:value-type="float" office:value="0.698826666666667" calcext:value-type="float">
            <text:p>0.698826666666667</text:p>
          </table:table-cell>
          <table:table-cell table:formula="of:=MAX(MIN(([results.F321] - [.F$1]) / ([.F$2] - [.F$1]); 1); 0)" office:value-type="float" office:value="0" calcext:value-type="float">
            <text:p>0</text:p>
          </table:table-cell>
          <table:table-cell table:formula="of:=MAX(MIN(([results.G321] - [.G$1]) / ([.G$2] - [.G$1]); 1); 0)" office:value-type="float" office:value="1" calcext:value-type="float">
            <text:p>1</text:p>
          </table:table-cell>
          <table:table-cell table:formula="of:=MAX(MIN(([results.H321] - [.H$1]) / ([.H$2] - [.H$1]); 1); 0)" office:value-type="float" office:value="1" calcext:value-type="float">
            <text:p>1</text:p>
          </table:table-cell>
          <table:table-cell table:formula="of:=MAX(MIN(([results.I321] - [.I$1]) / ([.I$2] - [.I$1]); 1); 0)" office:value-type="float" office:value="1" calcext:value-type="float">
            <text:p>1</text:p>
          </table:table-cell>
          <table:table-cell table:formula="of:=[results.J321]" office:value-type="boolean" office:boolean-value="false" calcext:value-type="boolean">
            <text:p>FALSE</text:p>
          </table:table-cell>
          <table:table-cell table:style-name="ce31" table:formula="of:=1 - SUMPRODUCT([.C$3:.I$3]; [.C324:.I324]) / SUM([.C$3:.I$3])" office:value-type="percentage" office:value="0.30227437037037" calcext:value-type="percentage">
            <text:p>30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neC5.raw</text:p>
          </table:table-cell>
          <table:table-cell table:formula="of:=MAX(MIN(([results.C322] - [.C$1]) / ([.C$2] - [.C$1]); 1); 0)" office:value-type="float" office:value="1" calcext:value-type="float">
            <text:p>1</text:p>
          </table:table-cell>
          <table:table-cell table:formula="of:=MAX(MIN(([results.D322] - [.D$1]) / ([.D$2] - [.D$1]); 1); 0)" office:value-type="float" office:value="0" calcext:value-type="float">
            <text:p>0</text:p>
          </table:table-cell>
          <table:table-cell table:formula="of:=MAX(MIN(([results.E322] - [.E$1]) / ([.E$2] - [.E$1]); 1); 0)" office:value-type="float" office:value="0" calcext:value-type="float">
            <text:p>0</text:p>
          </table:table-cell>
          <table:table-cell table:formula="of:=MAX(MIN(([results.F322] - [.F$1]) / ([.F$2] - [.F$1]); 1); 0)" office:value-type="float" office:value="0.47956" calcext:value-type="float">
            <text:p>0.47956</text:p>
          </table:table-cell>
          <table:table-cell table:formula="of:=MAX(MIN(([results.G322] - [.G$1]) / ([.G$2] - [.G$1]); 1); 0)" office:value-type="float" office:value="0.0999075" calcext:value-type="float">
            <text:p>0.0999075</text:p>
          </table:table-cell>
          <table:table-cell table:formula="of:=MAX(MIN(([results.H322] - [.H$1]) / ([.H$2] - [.H$1]); 1); 0)" office:value-type="float" office:value="0.970285714285714" calcext:value-type="float">
            <text:p>0.970285714285714</text:p>
          </table:table-cell>
          <table:table-cell table:formula="of:=MAX(MIN(([results.I322] - [.I$1]) / ([.I$2] - [.I$1]); 1); 0)" office:value-type="float" office:value="0.345563333333333" calcext:value-type="float">
            <text:p>0.345563333333333</text:p>
          </table:table-cell>
          <table:table-cell table:formula="of:=[results.J322]" office:value-type="boolean" office:boolean-value="false" calcext:value-type="boolean">
            <text:p>FALSE</text:p>
          </table:table-cell>
          <table:table-cell table:style-name="ce31" table:formula="of:=1 - SUMPRODUCT([.C$3:.I$3]; [.C325:.I325]) / SUM([.C$3:.I$3])" office:value-type="percentage" office:value="0.479459671957672" calcext:value-type="percentage">
            <text:p>47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ne.raw</text:p>
          </table:table-cell>
          <table:table-cell table:formula="of:=MAX(MIN(([results.C323] - [.C$1]) / ([.C$2] - [.C$1]); 1); 0)" office:value-type="float" office:value="1" calcext:value-type="float">
            <text:p>1</text:p>
          </table:table-cell>
          <table:table-cell table:formula="of:=MAX(MIN(([results.D323] - [.D$1]) / ([.D$2] - [.D$1]); 1); 0)" office:value-type="float" office:value="0" calcext:value-type="float">
            <text:p>0</text:p>
          </table:table-cell>
          <table:table-cell table:formula="of:=MAX(MIN(([results.E323] - [.E$1]) / ([.E$2] - [.E$1]); 1); 0)" office:value-type="float" office:value="0" calcext:value-type="float">
            <text:p>0</text:p>
          </table:table-cell>
          <table:table-cell table:formula="of:=MAX(MIN(([results.F323] - [.F$1]) / ([.F$2] - [.F$1]); 1); 0)" office:value-type="float" office:value="1" calcext:value-type="float">
            <text:p>1</text:p>
          </table:table-cell>
          <table:table-cell table:formula="of:=MAX(MIN(([results.G323] - [.G$1]) / ([.G$2] - [.G$1]); 1); 0)" office:value-type="float" office:value="0.36971" calcext:value-type="float">
            <text:p>0.36971</text:p>
          </table:table-cell>
          <table:table-cell table:formula="of:=MAX(MIN(([results.H323] - [.H$1]) / ([.H$2] - [.H$1]); 1); 0)" office:value-type="float" office:value="1" calcext:value-type="float">
            <text:p>1</text:p>
          </table:table-cell>
          <table:table-cell table:formula="of:=MAX(MIN(([results.I323] - [.I$1]) / ([.I$2] - [.I$1]); 1); 0)" office:value-type="float" office:value="0.353763333333333" calcext:value-type="float">
            <text:p>0.353763333333333</text:p>
          </table:table-cell>
          <table:table-cell table:formula="of:=[results.J323]" office:value-type="boolean" office:boolean-value="false" calcext:value-type="boolean">
            <text:p>FALSE</text:p>
          </table:table-cell>
          <table:table-cell table:style-name="ce31" table:formula="of:=1 - SUMPRODUCT([.C$3:.I$3]; [.C326:.I326]) / SUM([.C$3:.I$3])" office:value-type="percentage" office:value="0.355189481481481" calcext:value-type="percentage">
            <text:p>35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B4.raw</text:p>
          </table:table-cell>
          <table:table-cell table:formula="of:=MAX(MIN(([results.C324] - [.C$1]) / ([.C$2] - [.C$1]); 1); 0)" office:value-type="float" office:value="1" calcext:value-type="float">
            <text:p>1</text:p>
          </table:table-cell>
          <table:table-cell table:formula="of:=MAX(MIN(([results.D324] - [.D$1]) / ([.D$2] - [.D$1]); 1); 0)" office:value-type="float" office:value="0" calcext:value-type="float">
            <text:p>0</text:p>
          </table:table-cell>
          <table:table-cell table:formula="of:=MAX(MIN(([results.E324] - [.E$1]) / ([.E$2] - [.E$1]); 1); 0)" office:value-type="float" office:value="0.365276666666667" calcext:value-type="float">
            <text:p>0.365276666666667</text:p>
          </table:table-cell>
          <table:table-cell table:formula="of:=MAX(MIN(([results.F324] - [.F$1]) / ([.F$2] - [.F$1]); 1); 0)" office:value-type="float" office:value="0.929953333333333" calcext:value-type="float">
            <text:p>0.929953333333333</text:p>
          </table:table-cell>
          <table:table-cell table:formula="of:=MAX(MIN(([results.G324] - [.G$1]) / ([.G$2] - [.G$1]); 1); 0)" office:value-type="float" office:value="0.949205" calcext:value-type="float">
            <text:p>0.949205</text:p>
          </table:table-cell>
          <table:table-cell table:formula="of:=MAX(MIN(([results.H324] - [.H$1]) / ([.H$2] - [.H$1]); 1); 0)" office:value-type="float" office:value="0.925828571428571" calcext:value-type="float">
            <text:p>0.925828571428571</text:p>
          </table:table-cell>
          <table:table-cell table:formula="of:=MAX(MIN(([results.I324] - [.I$1]) / ([.I$2] - [.I$1]); 1); 0)" office:value-type="float" office:value="0.335683333333333" calcext:value-type="float">
            <text:p>0.335683333333333</text:p>
          </table:table-cell>
          <table:table-cell table:formula="of:=[results.J324]" office:value-type="boolean" office:boolean-value="false" calcext:value-type="boolean">
            <text:p>FALSE</text:p>
          </table:table-cell>
          <table:table-cell table:style-name="ce31" table:formula="of:=1 - SUMPRODUCT([.C$3:.I$3]; [.C327:.I327]) / SUM([.C$3:.I$3])" office:value-type="percentage" office:value="0.318749100529101" calcext:value-type="percentage">
            <text:p>31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2.raw</text:p>
          </table:table-cell>
          <table:table-cell table:formula="of:=MAX(MIN(([results.C325] - [.C$1]) / ([.C$2] - [.C$1]); 1); 0)" office:value-type="float" office:value="0.949143333333333" calcext:value-type="float">
            <text:p>0.949143333333333</text:p>
          </table:table-cell>
          <table:table-cell table:formula="of:=MAX(MIN(([results.D325] - [.D$1]) / ([.D$2] - [.D$1]); 1); 0)" office:value-type="float" office:value="0" calcext:value-type="float">
            <text:p>0</text:p>
          </table:table-cell>
          <table:table-cell table:formula="of:=MAX(MIN(([results.E325] - [.E$1]) / ([.E$2] - [.E$1]); 1); 0)" office:value-type="float" office:value="0.0693166666666666" calcext:value-type="float">
            <text:p>0.0693166666666666</text:p>
          </table:table-cell>
          <table:table-cell table:formula="of:=MAX(MIN(([results.F325] - [.F$1]) / ([.F$2] - [.F$1]); 1); 0)" office:value-type="float" office:value="1" calcext:value-type="float">
            <text:p>1</text:p>
          </table:table-cell>
          <table:table-cell table:formula="of:=MAX(MIN(([results.G325] - [.G$1]) / ([.G$2] - [.G$1]); 1); 0)" office:value-type="float" office:value="0.632175" calcext:value-type="float">
            <text:p>0.632175</text:p>
          </table:table-cell>
          <table:table-cell table:formula="of:=MAX(MIN(([results.H325] - [.H$1]) / ([.H$2] - [.H$1]); 1); 0)" office:value-type="float" office:value="0.947328571428571" calcext:value-type="float">
            <text:p>0.947328571428571</text:p>
          </table:table-cell>
          <table:table-cell table:formula="of:=MAX(MIN(([results.I325] - [.I$1]) / ([.I$2] - [.I$1]); 1); 0)" office:value-type="float" office:value="1" calcext:value-type="float">
            <text:p>1</text:p>
          </table:table-cell>
          <table:table-cell table:formula="of:=[results.J325]" office:value-type="boolean" office:boolean-value="false" calcext:value-type="boolean">
            <text:p>FALSE</text:p>
          </table:table-cell>
          <table:table-cell table:style-name="ce31" table:formula="of:=1 - SUMPRODUCT([.C$3:.I$3]; [.C328:.I328]) / SUM([.C$3:.I$3])" office:value-type="percentage" office:value="0.203615693121693" calcext:value-type="percentage">
            <text:p>20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4Sharp.raw</text:p>
          </table:table-cell>
          <table:table-cell table:formula="of:=MAX(MIN(([results.C326] - [.C$1]) / ([.C$2] - [.C$1]); 1); 0)" office:value-type="float" office:value="1" calcext:value-type="float">
            <text:p>1</text:p>
          </table:table-cell>
          <table:table-cell table:formula="of:=MAX(MIN(([results.D326] - [.D$1]) / ([.D$2] - [.D$1]); 1); 0)" office:value-type="float" office:value="0" calcext:value-type="float">
            <text:p>0</text:p>
          </table:table-cell>
          <table:table-cell table:formula="of:=MAX(MIN(([results.E326] - [.E$1]) / ([.E$2] - [.E$1]); 1); 0)" office:value-type="float" office:value="0.127633333333333" calcext:value-type="float">
            <text:p>0.127633333333333</text:p>
          </table:table-cell>
          <table:table-cell table:formula="of:=MAX(MIN(([results.F326] - [.F$1]) / ([.F$2] - [.F$1]); 1); 0)" office:value-type="float" office:value="0.237633333333333" calcext:value-type="float">
            <text:p>0.237633333333333</text:p>
          </table:table-cell>
          <table:table-cell table:formula="of:=MAX(MIN(([results.G326] - [.G$1]) / ([.G$2] - [.G$1]); 1); 0)" office:value-type="float" office:value="0.4212925" calcext:value-type="float">
            <text:p>0.4212925</text:p>
          </table:table-cell>
          <table:table-cell table:formula="of:=MAX(MIN(([results.H326] - [.H$1]) / ([.H$2] - [.H$1]); 1); 0)" office:value-type="float" office:value="0.928342857142857" calcext:value-type="float">
            <text:p>0.928342857142857</text:p>
          </table:table-cell>
          <table:table-cell table:formula="of:=MAX(MIN(([results.I326] - [.I$1]) / ([.I$2] - [.I$1]); 1); 0)" office:value-type="float" office:value="0.203913333333333" calcext:value-type="float">
            <text:p>0.203913333333333</text:p>
          </table:table-cell>
          <table:table-cell table:formula="of:=[results.J326]" office:value-type="boolean" office:boolean-value="false" calcext:value-type="boolean">
            <text:p>FALSE</text:p>
          </table:table-cell>
          <table:table-cell table:style-name="ce31" table:formula="of:=1 - SUMPRODUCT([.C$3:.I$3]; [.C329:.I329]) / SUM([.C$3:.I$3])" office:value-type="percentage" office:value="0.528095058201058" calcext:value-type="percentage">
            <text:p>52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5.raw</text:p>
          </table:table-cell>
          <table:table-cell table:formula="of:=MAX(MIN(([results.C327] - [.C$1]) / ([.C$2] - [.C$1]); 1); 0)" office:value-type="float" office:value="0.976083333333333" calcext:value-type="float">
            <text:p>0.976083333333333</text:p>
          </table:table-cell>
          <table:table-cell table:formula="of:=MAX(MIN(([results.D327] - [.D$1]) / ([.D$2] - [.D$1]); 1); 0)" office:value-type="float" office:value="0" calcext:value-type="float">
            <text:p>0</text:p>
          </table:table-cell>
          <table:table-cell table:formula="of:=MAX(MIN(([results.E327] - [.E$1]) / ([.E$2] - [.E$1]); 1); 0)" office:value-type="float" office:value="0.243176666666667" calcext:value-type="float">
            <text:p>0.243176666666667</text:p>
          </table:table-cell>
          <table:table-cell table:formula="of:=MAX(MIN(([results.F327] - [.F$1]) / ([.F$2] - [.F$1]); 1); 0)" office:value-type="float" office:value="0" calcext:value-type="float">
            <text:p>0</text:p>
          </table:table-cell>
          <table:table-cell table:formula="of:=MAX(MIN(([results.G327] - [.G$1]) / ([.G$2] - [.G$1]); 1); 0)" office:value-type="float" office:value="1" calcext:value-type="float">
            <text:p>1</text:p>
          </table:table-cell>
          <table:table-cell table:formula="of:=MAX(MIN(([results.H327] - [.H$1]) / ([.H$2] - [.H$1]); 1); 0)" office:value-type="float" office:value="0.911228571428571" calcext:value-type="float">
            <text:p>0.911228571428571</text:p>
          </table:table-cell>
          <table:table-cell table:formula="of:=MAX(MIN(([results.I327] - [.I$1]) / ([.I$2] - [.I$1]); 1); 0)" office:value-type="float" office:value="0.0659366666666666" calcext:value-type="float">
            <text:p>0.0659366666666666</text:p>
          </table:table-cell>
          <table:table-cell table:formula="of:=[results.J327]" office:value-type="boolean" office:boolean-value="false" calcext:value-type="boolean">
            <text:p>FALSE</text:p>
          </table:table-cell>
          <table:table-cell table:style-name="ce31" table:formula="of:=1 - SUMPRODUCT([.C$3:.I$3]; [.C330:.I330]) / SUM([.C$3:.I$3])" office:value-type="percentage" office:value="0.551569767195767" calcext:value-type="percentage">
            <text:p>55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7.raw</text:p>
          </table:table-cell>
          <table:table-cell table:formula="of:=MAX(MIN(([results.C328] - [.C$1]) / ([.C$2] - [.C$1]); 1); 0)" office:value-type="float" office:value="1" calcext:value-type="float">
            <text:p>1</text:p>
          </table:table-cell>
          <table:table-cell table:formula="of:=MAX(MIN(([results.D328] - [.D$1]) / ([.D$2] - [.D$1]); 1); 0)" office:value-type="float" office:value="0" calcext:value-type="float">
            <text:p>0</text:p>
          </table:table-cell>
          <table:table-cell table:formula="of:=MAX(MIN(([results.E328] - [.E$1]) / ([.E$2] - [.E$1]); 1); 0)" office:value-type="float" office:value="0.52684" calcext:value-type="float">
            <text:p>0.52684</text:p>
          </table:table-cell>
          <table:table-cell table:formula="of:=MAX(MIN(([results.F328] - [.F$1]) / ([.F$2] - [.F$1]); 1); 0)" office:value-type="float" office:value="0.853926666666667" calcext:value-type="float">
            <text:p>0.853926666666667</text:p>
          </table:table-cell>
          <table:table-cell table:formula="of:=MAX(MIN(([results.G328] - [.G$1]) / ([.G$2] - [.G$1]); 1); 0)" office:value-type="float" office:value="1" calcext:value-type="float">
            <text:p>1</text:p>
          </table:table-cell>
          <table:table-cell table:formula="of:=MAX(MIN(([results.H328] - [.H$1]) / ([.H$2] - [.H$1]); 1); 0)" office:value-type="float" office:value="0.926314285714286" calcext:value-type="float">
            <text:p>0.926314285714286</text:p>
          </table:table-cell>
          <table:table-cell table:formula="of:=MAX(MIN(([results.I328] - [.I$1]) / ([.I$2] - [.I$1]); 1); 0)" office:value-type="float" office:value="0.647226666666666" calcext:value-type="float">
            <text:p>0.647226666666666</text:p>
          </table:table-cell>
          <table:table-cell table:formula="of:=[results.J328]" office:value-type="boolean" office:boolean-value="false" calcext:value-type="boolean">
            <text:p>FALSE</text:p>
          </table:table-cell>
          <table:table-cell table:style-name="ce31" table:formula="of:=1 - SUMPRODUCT([.C$3:.I$3]; [.C331:.I331]) / SUM([.C$3:.I$3])" office:value-type="percentage" office:value="0.251240253968254" calcext:value-type="percentage">
            <text:p>25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D4.raw</text:p>
          </table:table-cell>
          <table:table-cell table:formula="of:=MAX(MIN(([results.C329] - [.C$1]) / ([.C$2] - [.C$1]); 1); 0)" office:value-type="float" office:value="1" calcext:value-type="float">
            <text:p>1</text:p>
          </table:table-cell>
          <table:table-cell table:formula="of:=MAX(MIN(([results.D329] - [.D$1]) / ([.D$2] - [.D$1]); 1); 0)" office:value-type="float" office:value="0" calcext:value-type="float">
            <text:p>0</text:p>
          </table:table-cell>
          <table:table-cell table:formula="of:=MAX(MIN(([results.E329] - [.E$1]) / ([.E$2] - [.E$1]); 1); 0)" office:value-type="float" office:value="0.406386666666667" calcext:value-type="float">
            <text:p>0.406386666666667</text:p>
          </table:table-cell>
          <table:table-cell table:formula="of:=MAX(MIN(([results.F329] - [.F$1]) / ([.F$2] - [.F$1]); 1); 0)" office:value-type="float" office:value="1" calcext:value-type="float">
            <text:p>1</text:p>
          </table:table-cell>
          <table:table-cell table:formula="of:=MAX(MIN(([results.G329] - [.G$1]) / ([.G$2] - [.G$1]); 1); 0)" office:value-type="float" office:value="0.94652" calcext:value-type="float">
            <text:p>0.94652</text:p>
          </table:table-cell>
          <table:table-cell table:formula="of:=MAX(MIN(([results.H329] - [.H$1]) / ([.H$2] - [.H$1]); 1); 0)" office:value-type="float" office:value="0.924928571428571" calcext:value-type="float">
            <text:p>0.924928571428571</text:p>
          </table:table-cell>
          <table:table-cell table:formula="of:=MAX(MIN(([results.I329] - [.I$1]) / ([.I$2] - [.I$1]); 1); 0)" office:value-type="float" office:value="0.173356666666667" calcext:value-type="float">
            <text:p>0.173356666666667</text:p>
          </table:table-cell>
          <table:table-cell table:formula="of:=[results.J329]" office:value-type="boolean" office:boolean-value="false" calcext:value-type="boolean">
            <text:p>FALSE</text:p>
          </table:table-cell>
          <table:table-cell table:style-name="ce31" table:formula="of:=1 - SUMPRODUCT([.C$3:.I$3]; [.C332:.I332]) / SUM([.C$3:.I$3])" office:value-type="percentage" office:value="0.340960507936508" calcext:value-type="percentage">
            <text:p>34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.raw</text:p>
          </table:table-cell>
          <table:table-cell table:formula="of:=MAX(MIN(([results.C330] - [.C$1]) / ([.C$2] - [.C$1]); 1); 0)" office:value-type="float" office:value="0.964666666666667" calcext:value-type="float">
            <text:p>0.964666666666667</text:p>
          </table:table-cell>
          <table:table-cell table:formula="of:=MAX(MIN(([results.D330] - [.D$1]) / ([.D$2] - [.D$1]); 1); 0)" office:value-type="float" office:value="0" calcext:value-type="float">
            <text:p>0</text:p>
          </table:table-cell>
          <table:table-cell table:formula="of:=MAX(MIN(([results.E330] - [.E$1]) / ([.E$2] - [.E$1]); 1); 0)" office:value-type="float" office:value="0.281026666666667" calcext:value-type="float">
            <text:p>0.281026666666667</text:p>
          </table:table-cell>
          <table:table-cell table:formula="of:=MAX(MIN(([results.F330] - [.F$1]) / ([.F$2] - [.F$1]); 1); 0)" office:value-type="float" office:value="0.681833333333334" calcext:value-type="float">
            <text:p>0.681833333333334</text:p>
          </table:table-cell>
          <table:table-cell table:formula="of:=MAX(MIN(([results.G330] - [.G$1]) / ([.G$2] - [.G$1]); 1); 0)" office:value-type="float" office:value="0.69756" calcext:value-type="float">
            <text:p>0.69756</text:p>
          </table:table-cell>
          <table:table-cell table:formula="of:=MAX(MIN(([results.H330] - [.H$1]) / ([.H$2] - [.H$1]); 1); 0)" office:value-type="float" office:value="0.915614285714286" calcext:value-type="float">
            <text:p>0.915614285714286</text:p>
          </table:table-cell>
          <table:table-cell table:formula="of:=MAX(MIN(([results.I330] - [.I$1]) / ([.I$2] - [.I$1]); 1); 0)" office:value-type="float" office:value="0.26126" calcext:value-type="float">
            <text:p>0.26126</text:p>
          </table:table-cell>
          <table:table-cell table:formula="of:=[results.J330]" office:value-type="boolean" office:boolean-value="false" calcext:value-type="boolean">
            <text:p>FALSE</text:p>
          </table:table-cell>
          <table:table-cell table:style-name="ce31" table:formula="of:=1 - SUMPRODUCT([.C$3:.I$3]; [.C333:.I333]) / SUM([.C$3:.I$3])" office:value-type="percentage" office:value="0.413049883597884" calcext:value-type="percentage">
            <text:p>41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SQUARE.raw</text:p>
          </table:table-cell>
          <table:table-cell table:formula="of:=MAX(MIN(([results.C331] - [.C$1]) / ([.C$2] - [.C$1]); 1); 0)" office:value-type="float" office:value="0" calcext:value-type="float">
            <text:p>0</text:p>
          </table:table-cell>
          <table:table-cell table:formula="of:=MAX(MIN(([results.D331] - [.D$1]) / ([.D$2] - [.D$1]); 1); 0)" office:value-type="float" office:value="0" calcext:value-type="float">
            <text:p>0</text:p>
          </table:table-cell>
          <table:table-cell table:formula="of:=MAX(MIN(([results.E331] - [.E$1]) / ([.E$2] - [.E$1]); 1); 0)" office:value-type="float" office:value="0" calcext:value-type="float">
            <text:p>0</text:p>
          </table:table-cell>
          <table:table-cell table:formula="of:=MAX(MIN(([results.F331] - [.F$1]) / ([.F$2] - [.F$1]); 1); 0)" office:value-type="float" office:value="0" calcext:value-type="float">
            <text:p>0</text:p>
          </table:table-cell>
          <table:table-cell table:formula="of:=MAX(MIN(([results.G331] - [.G$1]) / ([.G$2] - [.G$1]); 1); 0)" office:value-type="float" office:value="0" calcext:value-type="float">
            <text:p>0</text:p>
          </table:table-cell>
          <table:table-cell table:formula="of:=MAX(MIN(([results.H331] - [.H$1]) / ([.H$2] - [.H$1]); 1); 0)" office:value-type="float" office:value="0" calcext:value-type="float">
            <text:p>0</text:p>
          </table:table-cell>
          <table:table-cell table:formula="of:=MAX(MIN(([results.I331] - [.I$1]) / ([.I$2] - [.I$1]); 1); 0)" office:value-type="float" office:value="0" calcext:value-type="float">
            <text:p>0</text:p>
          </table:table-cell>
          <table:table-cell table:formula="of:=[results.J331]" office:value-type="boolean" office:boolean-value="false" calcext:value-type="boolean">
            <text:p>FALSE</text:p>
          </table:table-cell>
          <table:table-cell table:style-name="ce31" table:formula="of:=1 - SUMPRODUCT([.C$3:.I$3]; [.C334:.I334]) / SUM([.C$3:.I$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SWEEP.raw</text:p>
          </table:table-cell>
          <table:table-cell table:formula="of:=MAX(MIN(([results.C332] - [.C$1]) / ([.C$2] - [.C$1]); 1); 0)" office:value-type="float" office:value="0.64278" calcext:value-type="float">
            <text:p>0.64278</text:p>
          </table:table-cell>
          <table:table-cell table:formula="of:=MAX(MIN(([results.D332] - [.D$1]) / ([.D$2] - [.D$1]); 1); 0)" office:value-type="float" office:value="0" calcext:value-type="float">
            <text:p>0</text:p>
          </table:table-cell>
          <table:table-cell table:formula="of:=MAX(MIN(([results.E332] - [.E$1]) / ([.E$2] - [.E$1]); 1); 0)" office:value-type="float" office:value="0.0436066666666666" calcext:value-type="float">
            <text:p>0.0436066666666666</text:p>
          </table:table-cell>
          <table:table-cell table:formula="of:=MAX(MIN(([results.F332] - [.F$1]) / ([.F$2] - [.F$1]); 1); 0)" office:value-type="float" office:value="1" calcext:value-type="float">
            <text:p>1</text:p>
          </table:table-cell>
          <table:table-cell table:formula="of:=MAX(MIN(([results.G332] - [.G$1]) / ([.G$2] - [.G$1]); 1); 0)" office:value-type="float" office:value="0.1625025" calcext:value-type="float">
            <text:p>0.1625025</text:p>
          </table:table-cell>
          <table:table-cell table:formula="of:=MAX(MIN(([results.H332] - [.H$1]) / ([.H$2] - [.H$1]); 1); 0)" office:value-type="float" office:value="0.357914285714286" calcext:value-type="float">
            <text:p>0.357914285714286</text:p>
          </table:table-cell>
          <table:table-cell table:formula="of:=MAX(MIN(([results.I332] - [.I$1]) / ([.I$2] - [.I$1]); 1); 0)" office:value-type="float" office:value="0.896906666666666" calcext:value-type="float">
            <text:p>0.896906666666666</text:p>
          </table:table-cell>
          <table:table-cell table:formula="of:=[results.J332]" office:value-type="boolean" office:boolean-value="false" calcext:value-type="boolean">
            <text:p>FALSE</text:p>
          </table:table-cell>
          <table:table-cell table:style-name="ce31" table:formula="of:=1 - SUMPRODUCT([.C$3:.I$3]; [.C335:.I335]) / SUM([.C$3:.I$3])" office:value-type="percentage" office:value="0.434956031746032" calcext:value-type="percentage">
            <text:p>43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HEREMIN.raw</text:p>
          </table:table-cell>
          <table:table-cell table:formula="of:=MAX(MIN(([results.C333] - [.C$1]) / ([.C$2] - [.C$1]); 1); 0)" office:value-type="float" office:value="0.666156666666667" calcext:value-type="float">
            <text:p>0.666156666666667</text:p>
          </table:table-cell>
          <table:table-cell table:formula="of:=MAX(MIN(([results.D333] - [.D$1]) / ([.D$2] - [.D$1]); 1); 0)" office:value-type="float" office:value="0" calcext:value-type="float">
            <text:p>0</text:p>
          </table:table-cell>
          <table:table-cell table:formula="of:=MAX(MIN(([results.E333] - [.E$1]) / ([.E$2] - [.E$1]); 1); 0)" office:value-type="float" office:value="0.0259" calcext:value-type="float">
            <text:p>0.0259</text:p>
          </table:table-cell>
          <table:table-cell table:formula="of:=MAX(MIN(([results.F333] - [.F$1]) / ([.F$2] - [.F$1]); 1); 0)" office:value-type="float" office:value="1" calcext:value-type="float">
            <text:p>1</text:p>
          </table:table-cell>
          <table:table-cell table:formula="of:=MAX(MIN(([results.G333] - [.G$1]) / ([.G$2] - [.G$1]); 1); 0)" office:value-type="float" office:value="0.13685" calcext:value-type="float">
            <text:p>0.13685</text:p>
          </table:table-cell>
          <table:table-cell table:formula="of:=MAX(MIN(([results.H333] - [.H$1]) / ([.H$2] - [.H$1]); 1); 0)" office:value-type="float" office:value="0.987842857142857" calcext:value-type="float">
            <text:p>0.987842857142857</text:p>
          </table:table-cell>
          <table:table-cell table:formula="of:=MAX(MIN(([results.I333] - [.I$1]) / ([.I$2] - [.I$1]); 1); 0)" office:value-type="float" office:value="0.886183333333333" calcext:value-type="float">
            <text:p>0.886183333333333</text:p>
          </table:table-cell>
          <table:table-cell table:formula="of:=[results.J333]" office:value-type="boolean" office:boolean-value="false" calcext:value-type="boolean">
            <text:p>FALSE</text:p>
          </table:table-cell>
          <table:table-cell table:style-name="ce31" table:formula="of:=1 - SUMPRODUCT([.C$3:.I$3]; [.C336:.I336]) / SUM([.C$3:.I$3])" office:value-type="percentage" office:value="0.310784095238095" calcext:value-type="percentage">
            <text:p>3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rumpet 2.raw</text:p>
          </table:table-cell>
          <table:table-cell table:formula="of:=MAX(MIN(([results.C334] - [.C$1]) / ([.C$2] - [.C$1]); 1); 0)" office:value-type="float" office:value="1" calcext:value-type="float">
            <text:p>1</text:p>
          </table:table-cell>
          <table:table-cell table:formula="of:=MAX(MIN(([results.D334] - [.D$1]) / ([.D$2] - [.D$1]); 1); 0)" office:value-type="float" office:value="0" calcext:value-type="float">
            <text:p>0</text:p>
          </table:table-cell>
          <table:table-cell table:formula="of:=MAX(MIN(([results.E334] - [.E$1]) / ([.E$2] - [.E$1]); 1); 0)" office:value-type="float" office:value="0.0835366666666667" calcext:value-type="float">
            <text:p>0.0835366666666667</text:p>
          </table:table-cell>
          <table:table-cell table:formula="of:=MAX(MIN(([results.F334] - [.F$1]) / ([.F$2] - [.F$1]); 1); 0)" office:value-type="float" office:value="1" calcext:value-type="float">
            <text:p>1</text:p>
          </table:table-cell>
          <table:table-cell table:formula="of:=MAX(MIN(([results.G334] - [.G$1]) / ([.G$2] - [.G$1]); 1); 0)" office:value-type="float" office:value="0.218965" calcext:value-type="float">
            <text:p>0.218965</text:p>
          </table:table-cell>
          <table:table-cell table:formula="of:=MAX(MIN(([results.H334] - [.H$1]) / ([.H$2] - [.H$1]); 1); 0)" office:value-type="float" office:value="1" calcext:value-type="float">
            <text:p>1</text:p>
          </table:table-cell>
          <table:table-cell table:formula="of:=MAX(MIN(([results.I334] - [.I$1]) / ([.I$2] - [.I$1]); 1); 0)" office:value-type="float" office:value="0" calcext:value-type="float">
            <text:p>0</text:p>
          </table:table-cell>
          <table:table-cell table:formula="of:=[results.J334]" office:value-type="boolean" office:boolean-value="false" calcext:value-type="boolean">
            <text:p>FALSE</text:p>
          </table:table-cell>
          <table:table-cell table:style-name="ce31" table:formula="of:=1 - SUMPRODUCT([.C$3:.I$3]; [.C337:.I337]) / SUM([.C$3:.I$3])" office:value-type="percentage" office:value="0.44349037037037" calcext:value-type="percentage">
            <text:p>44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RUMPET.raw</text:p>
          </table:table-cell>
          <table:table-cell table:formula="of:=MAX(MIN(([results.C335] - [.C$1]) / ([.C$2] - [.C$1]); 1); 0)" office:value-type="float" office:value="1" calcext:value-type="float">
            <text:p>1</text:p>
          </table:table-cell>
          <table:table-cell table:formula="of:=MAX(MIN(([results.D335] - [.D$1]) / ([.D$2] - [.D$1]); 1); 0)" office:value-type="float" office:value="0" calcext:value-type="float">
            <text:p>0</text:p>
          </table:table-cell>
          <table:table-cell table:formula="of:=MAX(MIN(([results.E335] - [.E$1]) / ([.E$2] - [.E$1]); 1); 0)" office:value-type="float" office:value="0.06287" calcext:value-type="float">
            <text:p>0.06287</text:p>
          </table:table-cell>
          <table:table-cell table:formula="of:=MAX(MIN(([results.F335] - [.F$1]) / ([.F$2] - [.F$1]); 1); 0)" office:value-type="float" office:value="1" calcext:value-type="float">
            <text:p>1</text:p>
          </table:table-cell>
          <table:table-cell table:formula="of:=MAX(MIN(([results.G335] - [.G$1]) / ([.G$2] - [.G$1]); 1); 0)" office:value-type="float" office:value="0.2031575" calcext:value-type="float">
            <text:p>0.2031575</text:p>
          </table:table-cell>
          <table:table-cell table:formula="of:=MAX(MIN(([results.H335] - [.H$1]) / ([.H$2] - [.H$1]); 1); 0)" office:value-type="float" office:value="0.823042857142857" calcext:value-type="float">
            <text:p>0.823042857142857</text:p>
          </table:table-cell>
          <table:table-cell table:formula="of:=MAX(MIN(([results.I335] - [.I$1]) / ([.I$2] - [.I$1]); 1); 0)" office:value-type="float" office:value="0.144453333333333" calcext:value-type="float">
            <text:p>0.144453333333333</text:p>
          </table:table-cell>
          <table:table-cell table:formula="of:=[results.J335]" office:value-type="boolean" office:boolean-value="false" calcext:value-type="boolean">
            <text:p>FALSE</text:p>
          </table:table-cell>
          <table:table-cell table:style-name="ce31" table:formula="of:=1 - SUMPRODUCT([.C$3:.I$3]; [.C338:.I338]) / SUM([.C$3:.I$3])" office:value-type="percentage" office:value="0.449104687830688" calcext:value-type="percentage">
            <text:p>44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VIOLIN.raw</text:p>
          </table:table-cell>
          <table:table-cell table:formula="of:=MAX(MIN(([results.C336] - [.C$1]) / ([.C$2] - [.C$1]); 1); 0)" office:value-type="float" office:value="1" calcext:value-type="float">
            <text:p>1</text:p>
          </table:table-cell>
          <table:table-cell table:formula="of:=MAX(MIN(([results.D336] - [.D$1]) / ([.D$2] - [.D$1]); 1); 0)" office:value-type="float" office:value="0" calcext:value-type="float">
            <text:p>0</text:p>
          </table:table-cell>
          <table:table-cell table:formula="of:=MAX(MIN(([results.E336] - [.E$1]) / ([.E$2] - [.E$1]); 1); 0)" office:value-type="float" office:value="0.315886666666667" calcext:value-type="float">
            <text:p>0.315886666666667</text:p>
          </table:table-cell>
          <table:table-cell table:formula="of:=MAX(MIN(([results.F336] - [.F$1]) / ([.F$2] - [.F$1]); 1); 0)" office:value-type="float" office:value="0.867246666666667" calcext:value-type="float">
            <text:p>0.867246666666667</text:p>
          </table:table-cell>
          <table:table-cell table:formula="of:=MAX(MIN(([results.G336] - [.G$1]) / ([.G$2] - [.G$1]); 1); 0)" office:value-type="float" office:value="0.4946725" calcext:value-type="float">
            <text:p>0.4946725</text:p>
          </table:table-cell>
          <table:table-cell table:formula="of:=MAX(MIN(([results.H336] - [.H$1]) / ([.H$2] - [.H$1]); 1); 0)" office:value-type="float" office:value="0.718742857142857" calcext:value-type="float">
            <text:p>0.718742857142857</text:p>
          </table:table-cell>
          <table:table-cell table:formula="of:=MAX(MIN(([results.I336] - [.I$1]) / ([.I$2] - [.I$1]); 1); 0)" office:value-type="float" office:value="0.430433333333333" calcext:value-type="float">
            <text:p>0.430433333333333</text:p>
          </table:table-cell>
          <table:table-cell table:formula="of:=[results.J336]" office:value-type="boolean" office:boolean-value="false" calcext:value-type="boolean">
            <text:p>FALSE</text:p>
          </table:table-cell>
          <table:table-cell table:style-name="ce31" table:formula="of:=1 - SUMPRODUCT([.C$3:.I$3]; [.C339:.I339]) / SUM([.C$3:.I$3])" office:value-type="percentage" office:value="0.39285653968254" calcext:value-type="percentage">
            <text:p>39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lence.raw</text:p>
          </table:table-cell>
          <table:table-cell table:formula="of:=MAX(MIN(([results.C337] - [.C$1]) / ([.C$2] - [.C$1]); 1); 0)" office:value-type="float" office:value="1" calcext:value-type="float">
            <text:p>1</text:p>
          </table:table-cell>
          <table:table-cell table:formula="of:=MAX(MIN(([results.D337] - [.D$1]) / ([.D$2] - [.D$1]); 1); 0)" office:value-type="float" office:value="0" calcext:value-type="float">
            <text:p>0</text:p>
          </table:table-cell>
          <table:table-cell table:formula="of:=MAX(MIN(([results.E337] - [.E$1]) / ([.E$2] - [.E$1]); 1); 0)" office:value-type="float" office:value="0.983676666666667" calcext:value-type="float">
            <text:p>0.983676666666667</text:p>
          </table:table-cell>
          <table:table-cell table:formula="of:=MAX(MIN(([results.F337] - [.F$1]) / ([.F$2] - [.F$1]); 1); 0)" office:value-type="float" office:value="0.0402400000000001" calcext:value-type="float">
            <text:p>0.0402400000000001</text:p>
          </table:table-cell>
          <table:table-cell table:formula="of:=MAX(MIN(([results.G337] - [.G$1]) / ([.G$2] - [.G$1]); 1); 0)" office:value-type="float" office:value="1" calcext:value-type="float">
            <text:p>1</text:p>
          </table:table-cell>
          <table:table-cell table:formula="of:=MAX(MIN(([results.H337] - [.H$1]) / ([.H$2] - [.H$1]); 1); 0)" office:value-type="float" office:value="1" calcext:value-type="float">
            <text:p>1</text:p>
          </table:table-cell>
          <table:table-cell table:formula="of:=MAX(MIN(([results.I337] - [.I$1]) / ([.I$2] - [.I$1]); 1); 0)" office:value-type="float" office:value="1" calcext:value-type="float">
            <text:p>1</text:p>
          </table:table-cell>
          <table:table-cell table:formula="of:=[results.J337]" office:value-type="boolean" office:boolean-value="false" calcext:value-type="boolean">
            <text:p>FALSE</text:p>
          </table:table-cell>
          <table:table-cell table:style-name="ce31" table:formula="of:=1 - SUMPRODUCT([.C$3:.I$3]; [.C340:.I340]) / SUM([.C$3:.I$3])" office:value-type="percentage" office:value="0.282460592592593" calcext:value-type="percentage">
            <text:p>28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neC5.raw</text:p>
          </table:table-cell>
          <table:table-cell table:formula="of:=MAX(MIN(([results.C338] - [.C$1]) / ([.C$2] - [.C$1]); 1); 0)" office:value-type="float" office:value="0.87416" calcext:value-type="float">
            <text:p>0.87416</text:p>
          </table:table-cell>
          <table:table-cell table:formula="of:=MAX(MIN(([results.D338] - [.D$1]) / ([.D$2] - [.D$1]); 1); 0)" office:value-type="float" office:value="0" calcext:value-type="float">
            <text:p>0</text:p>
          </table:table-cell>
          <table:table-cell table:formula="of:=MAX(MIN(([results.E338] - [.E$1]) / ([.E$2] - [.E$1]); 1); 0)" office:value-type="float" office:value="0.0183966666666667" calcext:value-type="float">
            <text:p>0.0183966666666667</text:p>
          </table:table-cell>
          <table:table-cell table:formula="of:=MAX(MIN(([results.F338] - [.F$1]) / ([.F$2] - [.F$1]); 1); 0)" office:value-type="float" office:value="0.990946666666667" calcext:value-type="float">
            <text:p>0.990946666666667</text:p>
          </table:table-cell>
          <table:table-cell table:formula="of:=MAX(MIN(([results.G338] - [.G$1]) / ([.G$2] - [.G$1]); 1); 0)" office:value-type="float" office:value="0.1361125" calcext:value-type="float">
            <text:p>0.1361125</text:p>
          </table:table-cell>
          <table:table-cell table:formula="of:=MAX(MIN(([results.H338] - [.H$1]) / ([.H$2] - [.H$1]); 1); 0)" office:value-type="float" office:value="0.599128571428571" calcext:value-type="float">
            <text:p>0.599128571428571</text:p>
          </table:table-cell>
          <table:table-cell table:formula="of:=MAX(MIN(([results.I338] - [.I$1]) / ([.I$2] - [.I$1]); 1); 0)" office:value-type="float" office:value="0.373136666666667" calcext:value-type="float">
            <text:p>0.373136666666667</text:p>
          </table:table-cell>
          <table:table-cell table:formula="of:=[results.J338]" office:value-type="boolean" office:boolean-value="true" calcext:value-type="boolean">
            <text:p>TRUE</text:p>
          </table:table-cell>
          <table:table-cell table:style-name="ce31" table:formula="of:=1 - SUMPRODUCT([.C$3:.I$3]; [.C341:.I341]) / SUM([.C$3:.I$3])" office:value-type="percentage" office:value="0.472189767195767" calcext:value-type="percentage">
            <text:p>47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ne.raw</text:p>
          </table:table-cell>
          <table:table-cell table:formula="of:=MAX(MIN(([results.C339] - [.C$1]) / ([.C$2] - [.C$1]); 1); 0)" office:value-type="float" office:value="1" calcext:value-type="float">
            <text:p>1</text:p>
          </table:table-cell>
          <table:table-cell table:formula="of:=MAX(MIN(([results.D339] - [.D$1]) / ([.D$2] - [.D$1]); 1); 0)" office:value-type="float" office:value="0" calcext:value-type="float">
            <text:p>0</text:p>
          </table:table-cell>
          <table:table-cell table:formula="of:=MAX(MIN(([results.E339] - [.E$1]) / ([.E$2] - [.E$1]); 1); 0)" office:value-type="float" office:value="0.18263" calcext:value-type="float">
            <text:p>0.18263</text:p>
          </table:table-cell>
          <table:table-cell table:formula="of:=MAX(MIN(([results.F339] - [.F$1]) / ([.F$2] - [.F$1]); 1); 0)" office:value-type="float" office:value="0.36156" calcext:value-type="float">
            <text:p>0.36156</text:p>
          </table:table-cell>
          <table:table-cell table:formula="of:=MAX(MIN(([results.G339] - [.G$1]) / ([.G$2] - [.G$1]); 1); 0)" office:value-type="float" office:value="0.4114225" calcext:value-type="float">
            <text:p>0.4114225</text:p>
          </table:table-cell>
          <table:table-cell table:formula="of:=MAX(MIN(([results.H339] - [.H$1]) / ([.H$2] - [.H$1]); 1); 0)" office:value-type="float" office:value="1" calcext:value-type="float">
            <text:p>1</text:p>
          </table:table-cell>
          <table:table-cell table:formula="of:=MAX(MIN(([results.I339] - [.I$1]) / ([.I$2] - [.I$1]); 1); 0)" office:value-type="float" office:value="0.381336666666667" calcext:value-type="float">
            <text:p>0.381336666666667</text:p>
          </table:table-cell>
          <table:table-cell table:formula="of:=[results.J339]" office:value-type="boolean" office:boolean-value="false" calcext:value-type="boolean">
            <text:p>FALSE</text:p>
          </table:table-cell>
          <table:table-cell table:style-name="ce31" table:formula="of:=1 - SUMPRODUCT([.C$3:.I$3]; [.C342:.I342]) / SUM([.C$3:.I$3])" office:value-type="percentage" office:value="0.450737851851852" calcext:value-type="percentage">
            <text:p>45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B4.raw</text:p>
          </table:table-cell>
          <table:table-cell table:formula="of:=MAX(MIN(([results.C340] - [.C$1]) / ([.C$2] - [.C$1]); 1); 0)" office:value-type="float" office:value="1" calcext:value-type="float">
            <text:p>1</text:p>
          </table:table-cell>
          <table:table-cell table:formula="of:=MAX(MIN(([results.D340] - [.D$1]) / ([.D$2] - [.D$1]); 1); 0)" office:value-type="float" office:value="0" calcext:value-type="float">
            <text:p>0</text:p>
          </table:table-cell>
          <table:table-cell table:formula="of:=MAX(MIN(([results.E340] - [.E$1]) / ([.E$2] - [.E$1]); 1); 0)" office:value-type="float" office:value="0.728" calcext:value-type="float">
            <text:p>0.728</text:p>
          </table:table-cell>
          <table:table-cell table:formula="of:=MAX(MIN(([results.F340] - [.F$1]) / ([.F$2] - [.F$1]); 1); 0)" office:value-type="float" office:value="0.65606" calcext:value-type="float">
            <text:p>0.65606</text:p>
          </table:table-cell>
          <table:table-cell table:formula="of:=MAX(MIN(([results.G340] - [.G$1]) / ([.G$2] - [.G$1]); 1); 0)" office:value-type="float" office:value="1" calcext:value-type="float">
            <text:p>1</text:p>
          </table:table-cell>
          <table:table-cell table:formula="of:=MAX(MIN(([results.H340] - [.H$1]) / ([.H$2] - [.H$1]); 1); 0)" office:value-type="float" office:value="0.690128571428571" calcext:value-type="float">
            <text:p>0.690128571428571</text:p>
          </table:table-cell>
          <table:table-cell table:formula="of:=MAX(MIN(([results.I340] - [.I$1]) / ([.I$2] - [.I$1]); 1); 0)" office:value-type="float" office:value="0.364346666666666" calcext:value-type="float">
            <text:p>0.364346666666666</text:p>
          </table:table-cell>
          <table:table-cell table:formula="of:=[results.J340]" office:value-type="boolean" office:boolean-value="false" calcext:value-type="boolean">
            <text:p>FALSE</text:p>
          </table:table-cell>
          <table:table-cell table:style-name="ce31" table:formula="of:=1 - SUMPRODUCT([.C$3:.I$3]; [.C343:.I343]) / SUM([.C$3:.I$3])" office:value-type="percentage" office:value="0.387575470899471" calcext:value-type="percentage">
            <text:p>38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2.raw</text:p>
          </table:table-cell>
          <table:table-cell table:formula="of:=MAX(MIN(([results.C341] - [.C$1]) / ([.C$2] - [.C$1]); 1); 0)" office:value-type="float" office:value="1" calcext:value-type="float">
            <text:p>1</text:p>
          </table:table-cell>
          <table:table-cell table:formula="of:=MAX(MIN(([results.D341] - [.D$1]) / ([.D$2] - [.D$1]); 1); 0)" office:value-type="float" office:value="0" calcext:value-type="float">
            <text:p>0</text:p>
          </table:table-cell>
          <table:table-cell table:formula="of:=MAX(MIN(([results.E341] - [.E$1]) / ([.E$2] - [.E$1]); 1); 0)" office:value-type="float" office:value="0.407243333333333" calcext:value-type="float">
            <text:p>0.407243333333333</text:p>
          </table:table-cell>
          <table:table-cell table:formula="of:=MAX(MIN(([results.F341] - [.F$1]) / ([.F$2] - [.F$1]); 1); 0)" office:value-type="float" office:value="1" calcext:value-type="float">
            <text:p>1</text:p>
          </table:table-cell>
          <table:table-cell table:formula="of:=MAX(MIN(([results.G341] - [.G$1]) / ([.G$2] - [.G$1]); 1); 0)" office:value-type="float" office:value="0.9056175" calcext:value-type="float">
            <text:p>0.9056175</text:p>
          </table:table-cell>
          <table:table-cell table:formula="of:=MAX(MIN(([results.H341] - [.H$1]) / ([.H$2] - [.H$1]); 1); 0)" office:value-type="float" office:value="0.680728571428571" calcext:value-type="float">
            <text:p>0.680728571428571</text:p>
          </table:table-cell>
          <table:table-cell table:formula="of:=MAX(MIN(([results.I341] - [.I$1]) / ([.I$2] - [.I$1]); 1); 0)" office:value-type="float" office:value="1" calcext:value-type="float">
            <text:p>1</text:p>
          </table:table-cell>
          <table:table-cell table:formula="of:=[results.J341]" office:value-type="boolean" office:boolean-value="false" calcext:value-type="boolean">
            <text:p>FALSE</text:p>
          </table:table-cell>
          <table:table-cell table:style-name="ce31" table:formula="of:=1 - SUMPRODUCT([.C$3:.I$3]; [.C344:.I344]) / SUM([.C$3:.I$3])" office:value-type="percentage" office:value="0.209699693121693" calcext:value-type="percentage">
            <text:p>2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4Sharp.raw</text:p>
          </table:table-cell>
          <table:table-cell table:formula="of:=MAX(MIN(([results.C342] - [.C$1]) / ([.C$2] - [.C$1]); 1); 0)" office:value-type="float" office:value="1" calcext:value-type="float">
            <text:p>1</text:p>
          </table:table-cell>
          <table:table-cell table:formula="of:=MAX(MIN(([results.D342] - [.D$1]) / ([.D$2] - [.D$1]); 1); 0)" office:value-type="float" office:value="0" calcext:value-type="float">
            <text:p>0</text:p>
          </table:table-cell>
          <table:table-cell table:formula="of:=MAX(MIN(([results.E342] - [.E$1]) / ([.E$2] - [.E$1]); 1); 0)" office:value-type="float" office:value="0.318276666666667" calcext:value-type="float">
            <text:p>0.318276666666667</text:p>
          </table:table-cell>
          <table:table-cell table:formula="of:=MAX(MIN(([results.F342] - [.F$1]) / ([.F$2] - [.F$1]); 1); 0)" office:value-type="float" office:value="0.167066666666667" calcext:value-type="float">
            <text:p>0.167066666666667</text:p>
          </table:table-cell>
          <table:table-cell table:formula="of:=MAX(MIN(([results.G342] - [.G$1]) / ([.G$2] - [.G$1]); 1); 0)" office:value-type="float" office:value="0.49862" calcext:value-type="float">
            <text:p>0.49862</text:p>
          </table:table-cell>
          <table:table-cell table:formula="of:=MAX(MIN(([results.H342] - [.H$1]) / ([.H$2] - [.H$1]); 1); 0)" office:value-type="float" office:value="0.694257142857143" calcext:value-type="float">
            <text:p>0.694257142857143</text:p>
          </table:table-cell>
          <table:table-cell table:formula="of:=MAX(MIN(([results.I342] - [.I$1]) / ([.I$2] - [.I$1]); 1); 0)" office:value-type="float" office:value="0.230913333333333" calcext:value-type="float">
            <text:p>0.230913333333333</text:p>
          </table:table-cell>
          <table:table-cell table:formula="of:=[results.J342]" office:value-type="boolean" office:boolean-value="false" calcext:value-type="boolean">
            <text:p>FALSE</text:p>
          </table:table-cell>
          <table:table-cell table:style-name="ce31" table:formula="of:=1 - SUMPRODUCT([.C$3:.I$3]; [.C345:.I345]) / SUM([.C$3:.I$3])" office:value-type="percentage" office:value="0.566110793650794" calcext:value-type="percentage">
            <text:p>56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5.raw</text:p>
          </table:table-cell>
          <table:table-cell table:formula="of:=MAX(MIN(([results.C343] - [.C$1]) / ([.C$2] - [.C$1]); 1); 0)" office:value-type="float" office:value="1" calcext:value-type="float">
            <text:p>1</text:p>
          </table:table-cell>
          <table:table-cell table:formula="of:=MAX(MIN(([results.D343] - [.D$1]) / ([.D$2] - [.D$1]); 1); 0)" office:value-type="float" office:value="0" calcext:value-type="float">
            <text:p>0</text:p>
          </table:table-cell>
          <table:table-cell table:formula="of:=MAX(MIN(([results.E343] - [.E$1]) / ([.E$2] - [.E$1]); 1); 0)" office:value-type="float" office:value="0.4925" calcext:value-type="float">
            <text:p>0.4925</text:p>
          </table:table-cell>
          <table:table-cell table:formula="of:=MAX(MIN(([results.F343] - [.F$1]) / ([.F$2] - [.F$1]); 1); 0)" office:value-type="float" office:value="0.392046666666667" calcext:value-type="float">
            <text:p>0.392046666666667</text:p>
          </table:table-cell>
          <table:table-cell table:formula="of:=MAX(MIN(([results.G343] - [.G$1]) / ([.G$2] - [.G$1]); 1); 0)" office:value-type="float" office:value="1" calcext:value-type="float">
            <text:p>1</text:p>
          </table:table-cell>
          <table:table-cell table:formula="of:=MAX(MIN(([results.H343] - [.H$1]) / ([.H$2] - [.H$1]); 1); 0)" office:value-type="float" office:value="0.6821" calcext:value-type="float">
            <text:p>0.6821</text:p>
          </table:table-cell>
          <table:table-cell table:formula="of:=MAX(MIN(([results.I343] - [.I$1]) / ([.I$2] - [.I$1]); 1); 0)" office:value-type="float" office:value="0.0973599999999999" calcext:value-type="float">
            <text:p>0.0973599999999999</text:p>
          </table:table-cell>
          <table:table-cell table:formula="of:=[results.J343]" office:value-type="boolean" office:boolean-value="false" calcext:value-type="boolean">
            <text:p>FALSE</text:p>
          </table:table-cell>
          <table:table-cell table:style-name="ce31" table:formula="of:=1 - SUMPRODUCT([.C$3:.I$3]; [.C346:.I346]) / SUM([.C$3:.I$3])" office:value-type="percentage" office:value="0.505913925925926" calcext:value-type="percentage">
            <text:p>50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7.raw</text:p>
          </table:table-cell>
          <table:table-cell table:formula="of:=MAX(MIN(([results.C344] - [.C$1]) / ([.C$2] - [.C$1]); 1); 0)" office:value-type="float" office:value="1" calcext:value-type="float">
            <text:p>1</text:p>
          </table:table-cell>
          <table:table-cell table:formula="of:=MAX(MIN(([results.D344] - [.D$1]) / ([.D$2] - [.D$1]); 1); 0)" office:value-type="float" office:value="0" calcext:value-type="float">
            <text:p>0</text:p>
          </table:table-cell>
          <table:table-cell table:formula="of:=MAX(MIN(([results.E344] - [.E$1]) / ([.E$2] - [.E$1]); 1); 0)" office:value-type="float" office:value="0.702816666666667" calcext:value-type="float">
            <text:p>0.702816666666667</text:p>
          </table:table-cell>
          <table:table-cell table:formula="of:=MAX(MIN(([results.F344] - [.F$1]) / ([.F$2] - [.F$1]); 1); 0)" office:value-type="float" office:value="0.244793333333333" calcext:value-type="float">
            <text:p>0.244793333333333</text:p>
          </table:table-cell>
          <table:table-cell table:formula="of:=MAX(MIN(([results.G344] - [.G$1]) / ([.G$2] - [.G$1]); 1); 0)" office:value-type="float" office:value="1" calcext:value-type="float">
            <text:p>1</text:p>
          </table:table-cell>
          <table:table-cell table:formula="of:=MAX(MIN(([results.H344] - [.H$1]) / ([.H$2] - [.H$1]); 1); 0)" office:value-type="float" office:value="0.677928571428571" calcext:value-type="float">
            <text:p>0.677928571428571</text:p>
          </table:table-cell>
          <table:table-cell table:formula="of:=MAX(MIN(([results.I344] - [.I$1]) / ([.I$2] - [.I$1]); 1); 0)" office:value-type="float" office:value="0.680153333333333" calcext:value-type="float">
            <text:p>0.680153333333333</text:p>
          </table:table-cell>
          <table:table-cell table:formula="of:=[results.J344]" office:value-type="boolean" office:boolean-value="false" calcext:value-type="boolean">
            <text:p>FALSE</text:p>
          </table:table-cell>
          <table:table-cell table:style-name="ce31" table:formula="of:=1 - SUMPRODUCT([.C$3:.I$3]; [.C347:.I347]) / SUM([.C$3:.I$3])" office:value-type="percentage" office:value="0.394069544973545" calcext:value-type="percentage">
            <text:p>39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D4.raw</text:p>
          </table:table-cell>
          <table:table-cell table:formula="of:=MAX(MIN(([results.C345] - [.C$1]) / ([.C$2] - [.C$1]); 1); 0)" office:value-type="float" office:value="1" calcext:value-type="float">
            <text:p>1</text:p>
          </table:table-cell>
          <table:table-cell table:formula="of:=MAX(MIN(([results.D345] - [.D$1]) / ([.D$2] - [.D$1]); 1); 0)" office:value-type="float" office:value="0" calcext:value-type="float">
            <text:p>0</text:p>
          </table:table-cell>
          <table:table-cell table:formula="of:=MAX(MIN(([results.E345] - [.E$1]) / ([.E$2] - [.E$1]); 1); 0)" office:value-type="float" office:value="0.726256666666667" calcext:value-type="float">
            <text:p>0.726256666666667</text:p>
          </table:table-cell>
          <table:table-cell table:formula="of:=MAX(MIN(([results.F345] - [.F$1]) / ([.F$2] - [.F$1]); 1); 0)" office:value-type="float" office:value="1" calcext:value-type="float">
            <text:p>1</text:p>
          </table:table-cell>
          <table:table-cell table:formula="of:=MAX(MIN(([results.G345] - [.G$1]) / ([.G$2] - [.G$1]); 1); 0)" office:value-type="float" office:value="1" calcext:value-type="float">
            <text:p>1</text:p>
          </table:table-cell>
          <table:table-cell table:formula="of:=MAX(MIN(([results.H345] - [.H$1]) / ([.H$2] - [.H$1]); 1); 0)" office:value-type="float" office:value="0.703428571428571" calcext:value-type="float">
            <text:p>0.703428571428571</text:p>
          </table:table-cell>
          <table:table-cell table:formula="of:=MAX(MIN(([results.I345] - [.I$1]) / ([.I$2] - [.I$1]); 1); 0)" office:value-type="float" office:value="0.20107" calcext:value-type="float">
            <text:p>0.20107</text:p>
          </table:table-cell>
          <table:table-cell table:formula="of:=[results.J345]" office:value-type="boolean" office:boolean-value="false" calcext:value-type="boolean">
            <text:p>FALSE</text:p>
          </table:table-cell>
          <table:table-cell table:style-name="ce31" table:formula="of:=1 - SUMPRODUCT([.C$3:.I$3]; [.C348:.I348]) / SUM([.C$3:.I$3])" office:value-type="percentage" office:value="0.360131767195767" calcext:value-type="percentage">
            <text:p>36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.raw</text:p>
          </table:table-cell>
          <table:table-cell table:formula="of:=MAX(MIN(([results.C346] - [.C$1]) / ([.C$2] - [.C$1]); 1); 0)" office:value-type="float" office:value="1" calcext:value-type="float">
            <text:p>1</text:p>
          </table:table-cell>
          <table:table-cell table:formula="of:=MAX(MIN(([results.D346] - [.D$1]) / ([.D$2] - [.D$1]); 1); 0)" office:value-type="float" office:value="0" calcext:value-type="float">
            <text:p>0</text:p>
          </table:table-cell>
          <table:table-cell table:formula="of:=MAX(MIN(([results.E346] - [.E$1]) / ([.E$2] - [.E$1]); 1); 0)" office:value-type="float" office:value="0.387806666666667" calcext:value-type="float">
            <text:p>0.387806666666667</text:p>
          </table:table-cell>
          <table:table-cell table:formula="of:=MAX(MIN(([results.F346] - [.F$1]) / ([.F$2] - [.F$1]); 1); 0)" office:value-type="float" office:value="0.498366666666667" calcext:value-type="float">
            <text:p>0.498366666666667</text:p>
          </table:table-cell>
          <table:table-cell table:formula="of:=MAX(MIN(([results.G346] - [.G$1]) / ([.G$2] - [.G$1]); 1); 0)" office:value-type="float" office:value="0.5949575" calcext:value-type="float">
            <text:p>0.5949575</text:p>
          </table:table-cell>
          <table:table-cell table:formula="of:=MAX(MIN(([results.H346] - [.H$1]) / ([.H$2] - [.H$1]); 1); 0)" office:value-type="float" office:value="0.662928571428571" calcext:value-type="float">
            <text:p>0.662928571428571</text:p>
          </table:table-cell>
          <table:table-cell table:formula="of:=MAX(MIN(([results.I346] - [.I$1]) / ([.I$2] - [.I$1]); 1); 0)" office:value-type="float" office:value="0.289226666666667" calcext:value-type="float">
            <text:p>0.289226666666667</text:p>
          </table:table-cell>
          <table:table-cell table:formula="of:=[results.J346]" office:value-type="boolean" office:boolean-value="false" calcext:value-type="boolean">
            <text:p>FALSE</text:p>
          </table:table-cell>
          <table:table-cell table:style-name="ce31" table:formula="of:=1 - SUMPRODUCT([.C$3:.I$3]; [.C349:.I349]) / SUM([.C$3:.I$3])" office:value-type="percentage" office:value="0.488866656084656" calcext:value-type="percentage">
            <text:p>48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SWEEP.raw</text:p>
          </table:table-cell>
          <table:table-cell table:formula="of:=MAX(MIN(([results.C347] - [.C$1]) / ([.C$2] - [.C$1]); 1); 0)" office:value-type="float" office:value="1" calcext:value-type="float">
            <text:p>1</text:p>
          </table:table-cell>
          <table:table-cell table:formula="of:=MAX(MIN(([results.D347] - [.D$1]) / ([.D$2] - [.D$1]); 1); 0)" office:value-type="float" office:value="0" calcext:value-type="float">
            <text:p>0</text:p>
          </table:table-cell>
          <table:table-cell table:formula="of:=MAX(MIN(([results.E347] - [.E$1]) / ([.E$2] - [.E$1]); 1); 0)" office:value-type="float" office:value="0.166513333333333" calcext:value-type="float">
            <text:p>0.166513333333333</text:p>
          </table:table-cell>
          <table:table-cell table:formula="of:=MAX(MIN(([results.F347] - [.F$1]) / ([.F$2] - [.F$1]); 1); 0)" office:value-type="float" office:value="0.161293333333333" calcext:value-type="float">
            <text:p>0.161293333333333</text:p>
          </table:table-cell>
          <table:table-cell table:formula="of:=MAX(MIN(([results.G347] - [.G$1]) / ([.G$2] - [.G$1]); 1); 0)" office:value-type="float" office:value="0.27737" calcext:value-type="float">
            <text:p>0.27737</text:p>
          </table:table-cell>
          <table:table-cell table:formula="of:=MAX(MIN(([results.H347] - [.H$1]) / ([.H$2] - [.H$1]); 1); 0)" office:value-type="float" office:value="0.518842857142857" calcext:value-type="float">
            <text:p>0.518842857142857</text:p>
          </table:table-cell>
          <table:table-cell table:formula="of:=MAX(MIN(([results.I347] - [.I$1]) / ([.I$2] - [.I$1]); 1); 0)" office:value-type="float" office:value="0.9002" calcext:value-type="float">
            <text:p>0.9002</text:p>
          </table:table-cell>
          <table:table-cell table:formula="of:=[results.J347]" office:value-type="boolean" office:boolean-value="false" calcext:value-type="boolean">
            <text:p>FALSE</text:p>
          </table:table-cell>
          <table:table-cell table:style-name="ce31" table:formula="of:=1 - SUMPRODUCT([.C$3:.I$3]; [.C350:.I350]) / SUM([.C$3:.I$3])" office:value-type="percentage" office:value="0.479901354497355" calcext:value-type="percentage">
            <text:p>47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HEREMIN.raw</text:p>
          </table:table-cell>
          <table:table-cell table:formula="of:=MAX(MIN(([results.C348] - [.C$1]) / ([.C$2] - [.C$1]); 1); 0)" office:value-type="float" office:value="0.914023333333333" calcext:value-type="float">
            <text:p>0.914023333333333</text:p>
          </table:table-cell>
          <table:table-cell table:formula="of:=MAX(MIN(([results.D348] - [.D$1]) / ([.D$2] - [.D$1]); 1); 0)" office:value-type="float" office:value="0" calcext:value-type="float">
            <text:p>0</text:p>
          </table:table-cell>
          <table:table-cell table:formula="of:=MAX(MIN(([results.E348] - [.E$1]) / ([.E$2] - [.E$1]); 1); 0)" office:value-type="float" office:value="0.161913333333333" calcext:value-type="float">
            <text:p>0.161913333333333</text:p>
          </table:table-cell>
          <table:table-cell table:formula="of:=MAX(MIN(([results.F348] - [.F$1]) / ([.F$2] - [.F$1]); 1); 0)" office:value-type="float" office:value="0.0647933333333334" calcext:value-type="float">
            <text:p>0.0647933333333334</text:p>
          </table:table-cell>
          <table:table-cell table:formula="of:=MAX(MIN(([results.G348] - [.G$1]) / ([.G$2] - [.G$1]); 1); 0)" office:value-type="float" office:value="0.270855" calcext:value-type="float">
            <text:p>0.270855</text:p>
          </table:table-cell>
          <table:table-cell table:formula="of:=MAX(MIN(([results.H348] - [.H$1]) / ([.H$2] - [.H$1]); 1); 0)" office:value-type="float" office:value="1" calcext:value-type="float">
            <text:p>1</text:p>
          </table:table-cell>
          <table:table-cell table:formula="of:=MAX(MIN(([results.I348] - [.I$1]) / ([.I$2] - [.I$1]); 1); 0)" office:value-type="float" office:value="0.885493333333333" calcext:value-type="float">
            <text:p>0.885493333333333</text:p>
          </table:table-cell>
          <table:table-cell table:formula="of:=[results.J348]" office:value-type="boolean" office:boolean-value="false" calcext:value-type="boolean">
            <text:p>FALSE</text:p>
          </table:table-cell>
          <table:table-cell table:style-name="ce31" table:formula="of:=1 - SUMPRODUCT([.C$3:.I$3]; [.C351:.I351]) / SUM([.C$3:.I$3])" office:value-type="percentage" office:value="0.418251333333333" calcext:value-type="percentage">
            <text:p>41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rumpet 2.raw</text:p>
          </table:table-cell>
          <table:table-cell table:formula="of:=MAX(MIN(([results.C349] - [.C$1]) / ([.C$2] - [.C$1]); 1); 0)" office:value-type="float" office:value="1" calcext:value-type="float">
            <text:p>1</text:p>
          </table:table-cell>
          <table:table-cell table:formula="of:=MAX(MIN(([results.D349] - [.D$1]) / ([.D$2] - [.D$1]); 1); 0)" office:value-type="float" office:value="0" calcext:value-type="float">
            <text:p>0</text:p>
          </table:table-cell>
          <table:table-cell table:formula="of:=MAX(MIN(([results.E349] - [.E$1]) / ([.E$2] - [.E$1]); 1); 0)" office:value-type="float" office:value="0.0828533333333333" calcext:value-type="float">
            <text:p>0.0828533333333333</text:p>
          </table:table-cell>
          <table:table-cell table:formula="of:=MAX(MIN(([results.F349] - [.F$1]) / ([.F$2] - [.F$1]); 1); 0)" office:value-type="float" office:value="0.983033333333334" calcext:value-type="float">
            <text:p>0.983033333333334</text:p>
          </table:table-cell>
          <table:table-cell table:formula="of:=MAX(MIN(([results.G349] - [.G$1]) / ([.G$2] - [.G$1]); 1); 0)" office:value-type="float" office:value="0.152735" calcext:value-type="float">
            <text:p>0.152735</text:p>
          </table:table-cell>
          <table:table-cell table:formula="of:=MAX(MIN(([results.H349] - [.H$1]) / ([.H$2] - [.H$1]); 1); 0)" office:value-type="float" office:value="1" calcext:value-type="float">
            <text:p>1</text:p>
          </table:table-cell>
          <table:table-cell table:formula="of:=MAX(MIN(([results.I349] - [.I$1]) / ([.I$2] - [.I$1]); 1); 0)" office:value-type="float" office:value="0.0026033333333333" calcext:value-type="float">
            <text:p>0.0026033333333333</text:p>
          </table:table-cell>
          <table:table-cell table:formula="of:=[results.J349]" office:value-type="boolean" office:boolean-value="false" calcext:value-type="boolean">
            <text:p>FALSE</text:p>
          </table:table-cell>
          <table:table-cell table:style-name="ce31" table:formula="of:=1 - SUMPRODUCT([.C$3:.I$3]; [.C352:.I352]) / SUM([.C$3:.I$3])" office:value-type="percentage" office:value="0.45184562962963" calcext:value-type="percentage">
            <text:p>45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RUMPET.raw</text:p>
          </table:table-cell>
          <table:table-cell table:formula="of:=MAX(MIN(([results.C350] - [.C$1]) / ([.C$2] - [.C$1]); 1); 0)" office:value-type="float" office:value="1" calcext:value-type="float">
            <text:p>1</text:p>
          </table:table-cell>
          <table:table-cell table:formula="of:=MAX(MIN(([results.D350] - [.D$1]) / ([.D$2] - [.D$1]); 1); 0)" office:value-type="float" office:value="0" calcext:value-type="float">
            <text:p>0</text:p>
          </table:table-cell>
          <table:table-cell table:formula="of:=MAX(MIN(([results.E350] - [.E$1]) / ([.E$2] - [.E$1]); 1); 0)" office:value-type="float" office:value="0.169093333333333" calcext:value-type="float">
            <text:p>0.169093333333333</text:p>
          </table:table-cell>
          <table:table-cell table:formula="of:=MAX(MIN(([results.F350] - [.F$1]) / ([.F$2] - [.F$1]); 1); 0)" office:value-type="float" office:value="0.818426666666667" calcext:value-type="float">
            <text:p>0.818426666666667</text:p>
          </table:table-cell>
          <table:table-cell table:formula="of:=MAX(MIN(([results.G350] - [.G$1]) / ([.G$2] - [.G$1]); 1); 0)" office:value-type="float" office:value="0.28392" calcext:value-type="float">
            <text:p>0.28392</text:p>
          </table:table-cell>
          <table:table-cell table:formula="of:=MAX(MIN(([results.H350] - [.H$1]) / ([.H$2] - [.H$1]); 1); 0)" office:value-type="float" office:value="0.979714285714286" calcext:value-type="float">
            <text:p>0.979714285714286</text:p>
          </table:table-cell>
          <table:table-cell table:formula="of:=MAX(MIN(([results.I350] - [.I$1]) / ([.I$2] - [.I$1]); 1); 0)" office:value-type="float" office:value="0.148666666666667" calcext:value-type="float">
            <text:p>0.148666666666667</text:p>
          </table:table-cell>
          <table:table-cell table:formula="of:=[results.J350]" office:value-type="boolean" office:boolean-value="false" calcext:value-type="boolean">
            <text:p>FALSE</text:p>
          </table:table-cell>
          <table:table-cell table:style-name="ce31" table:formula="of:=1 - SUMPRODUCT([.C$3:.I$3]; [.C353:.I353]) / SUM([.C$3:.I$3])" office:value-type="percentage" office:value="0.437213883597884" calcext:value-type="percentage">
            <text:p>43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VIOLIN.raw</text:p>
          </table:table-cell>
          <table:table-cell table:formula="of:=MAX(MIN(([results.C351] - [.C$1]) / ([.C$2] - [.C$1]); 1); 0)" office:value-type="float" office:value="1" calcext:value-type="float">
            <text:p>1</text:p>
          </table:table-cell>
          <table:table-cell table:formula="of:=MAX(MIN(([results.D351] - [.D$1]) / ([.D$2] - [.D$1]); 1); 0)" office:value-type="float" office:value="0" calcext:value-type="float">
            <text:p>0</text:p>
          </table:table-cell>
          <table:table-cell table:formula="of:=MAX(MIN(([results.E351] - [.E$1]) / ([.E$2] - [.E$1]); 1); 0)" office:value-type="float" office:value="0.428833333333333" calcext:value-type="float">
            <text:p>0.428833333333333</text:p>
          </table:table-cell>
          <table:table-cell table:formula="of:=MAX(MIN(([results.F351] - [.F$1]) / ([.F$2] - [.F$1]); 1); 0)" office:value-type="float" office:value="0.492946666666667" calcext:value-type="float">
            <text:p>0.492946666666667</text:p>
          </table:table-cell>
          <table:table-cell table:formula="of:=MAX(MIN(([results.G351] - [.G$1]) / ([.G$2] - [.G$1]); 1); 0)" office:value-type="float" office:value="0.59787" calcext:value-type="float">
            <text:p>0.59787</text:p>
          </table:table-cell>
          <table:table-cell table:formula="of:=MAX(MIN(([results.H351] - [.H$1]) / ([.H$2] - [.H$1]); 1); 0)" office:value-type="float" office:value="0.884928571428571" calcext:value-type="float">
            <text:p>0.884928571428571</text:p>
          </table:table-cell>
          <table:table-cell table:formula="of:=MAX(MIN(([results.I351] - [.I$1]) / ([.I$2] - [.I$1]); 1); 0)" office:value-type="float" office:value="0.433496666666667" calcext:value-type="float">
            <text:p>0.433496666666667</text:p>
          </table:table-cell>
          <table:table-cell table:formula="of:=[results.J351]" office:value-type="boolean" office:boolean-value="false" calcext:value-type="boolean">
            <text:p>FALSE</text:p>
          </table:table-cell>
          <table:table-cell table:style-name="ce31" table:formula="of:=1 - SUMPRODUCT([.C$3:.I$3]; [.C354:.I354]) / SUM([.C$3:.I$3])" office:value-type="percentage" office:value="0.411287915343915" calcext:value-type="percentage">
            <text:p>4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lence.raw</text:p>
          </table:table-cell>
          <table:table-cell table:formula="of:=MAX(MIN(([results.C352] - [.C$1]) / ([.C$2] - [.C$1]); 1); 0)" office:value-type="float" office:value="1" calcext:value-type="float">
            <text:p>1</text:p>
          </table:table-cell>
          <table:table-cell table:formula="of:=MAX(MIN(([results.D352] - [.D$1]) / ([.D$2] - [.D$1]); 1); 0)" office:value-type="float" office:value="0" calcext:value-type="float">
            <text:p>0</text:p>
          </table:table-cell>
          <table:table-cell table:formula="of:=MAX(MIN(([results.E352] - [.E$1]) / ([.E$2] - [.E$1]); 1); 0)" office:value-type="float" office:value="1" calcext:value-type="float">
            <text:p>1</text:p>
          </table:table-cell>
          <table:table-cell table:formula="of:=MAX(MIN(([results.F352] - [.F$1]) / ([.F$2] - [.F$1]); 1); 0)" office:value-type="float" office:value="0.421693333333333" calcext:value-type="float">
            <text:p>0.421693333333333</text:p>
          </table:table-cell>
          <table:table-cell table:formula="of:=MAX(MIN(([results.G352] - [.G$1]) / ([.G$2] - [.G$1]); 1); 0)" office:value-type="float" office:value="1" calcext:value-type="float">
            <text:p>1</text:p>
          </table:table-cell>
          <table:table-cell table:formula="of:=MAX(MIN(([results.H352] - [.H$1]) / ([.H$2] - [.H$1]); 1); 0)" office:value-type="float" office:value="1" calcext:value-type="float">
            <text:p>1</text:p>
          </table:table-cell>
          <table:table-cell table:formula="of:=MAX(MIN(([results.I352] - [.I$1]) / ([.I$2] - [.I$1]); 1); 0)" office:value-type="float" office:value="1" calcext:value-type="float">
            <text:p>1</text:p>
          </table:table-cell>
          <table:table-cell table:formula="of:=[results.J352]" office:value-type="boolean" office:boolean-value="false" calcext:value-type="boolean">
            <text:p>FALSE</text:p>
          </table:table-cell>
          <table:table-cell table:style-name="ce31" table:formula="of:=1 - SUMPRODUCT([.C$3:.I$3]; [.C355:.I355]) / SUM([.C$3:.I$3])" office:value-type="percentage" office:value="0.213921185185185" calcext:value-type="percentage">
            <text:p>2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neC5.raw</text:p>
          </table:table-cell>
          <table:table-cell table:formula="of:=MAX(MIN(([results.C353] - [.C$1]) / ([.C$2] - [.C$1]); 1); 0)" office:value-type="float" office:value="1" calcext:value-type="float">
            <text:p>1</text:p>
          </table:table-cell>
          <table:table-cell table:formula="of:=MAX(MIN(([results.D353] - [.D$1]) / ([.D$2] - [.D$1]); 1); 0)" office:value-type="float" office:value="0" calcext:value-type="float">
            <text:p>0</text:p>
          </table:table-cell>
          <table:table-cell table:formula="of:=MAX(MIN(([results.E353] - [.E$1]) / ([.E$2] - [.E$1]); 1); 0)" office:value-type="float" office:value="0.106686666666667" calcext:value-type="float">
            <text:p>0.106686666666667</text:p>
          </table:table-cell>
          <table:table-cell table:formula="of:=MAX(MIN(([results.F353] - [.F$1]) / ([.F$2] - [.F$1]); 1); 0)" office:value-type="float" office:value="0" calcext:value-type="float">
            <text:p>0</text:p>
          </table:table-cell>
          <table:table-cell table:formula="of:=MAX(MIN(([results.G353] - [.G$1]) / ([.G$2] - [.G$1]); 1); 0)" office:value-type="float" office:value="0.18452" calcext:value-type="float">
            <text:p>0.18452</text:p>
          </table:table-cell>
          <table:table-cell table:formula="of:=MAX(MIN(([results.H353] - [.H$1]) / ([.H$2] - [.H$1]); 1); 0)" office:value-type="float" office:value="0.7514" calcext:value-type="float">
            <text:p>0.7514</text:p>
          </table:table-cell>
          <table:table-cell table:formula="of:=MAX(MIN(([results.I353] - [.I$1]) / ([.I$2] - [.I$1]); 1); 0)" office:value-type="float" office:value="0.37403" calcext:value-type="float">
            <text:p>0.37403</text:p>
          </table:table-cell>
          <table:table-cell table:formula="of:=[results.J353]" office:value-type="boolean" office:boolean-value="false" calcext:value-type="boolean">
            <text:p>FALSE</text:p>
          </table:table-cell>
          <table:table-cell table:style-name="ce31" table:formula="of:=1 - SUMPRODUCT([.C$3:.I$3]; [.C356:.I356]) / SUM([.C$3:.I$3])" office:value-type="percentage" office:value="0.589903259259259" calcext:value-type="percentage">
            <text:p>58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ne.raw</text:p>
          </table:table-cell>
          <table:table-cell table:formula="of:=MAX(MIN(([results.C354] - [.C$1]) / ([.C$2] - [.C$1]); 1); 0)" office:value-type="float" office:value="1" calcext:value-type="float">
            <text:p>1</text:p>
          </table:table-cell>
          <table:table-cell table:formula="of:=MAX(MIN(([results.D354] - [.D$1]) / ([.D$2] - [.D$1]); 1); 0)" office:value-type="float" office:value="0" calcext:value-type="float">
            <text:p>0</text:p>
          </table:table-cell>
          <table:table-cell table:formula="of:=MAX(MIN(([results.E354] - [.E$1]) / ([.E$2] - [.E$1]); 1); 0)" office:value-type="float" office:value="0.241906666666667" calcext:value-type="float">
            <text:p>0.241906666666667</text:p>
          </table:table-cell>
          <table:table-cell table:formula="of:=MAX(MIN(([results.F354] - [.F$1]) / ([.F$2] - [.F$1]); 1); 0)" office:value-type="float" office:value="0" calcext:value-type="float">
            <text:p>0</text:p>
          </table:table-cell>
          <table:table-cell table:formula="of:=MAX(MIN(([results.G354] - [.G$1]) / ([.G$2] - [.G$1]); 1); 0)" office:value-type="float" office:value="0.41487" calcext:value-type="float">
            <text:p>0.41487</text:p>
          </table:table-cell>
          <table:table-cell table:formula="of:=MAX(MIN(([results.H354] - [.H$1]) / ([.H$2] - [.H$1]); 1); 0)" office:value-type="float" office:value="1" calcext:value-type="float">
            <text:p>1</text:p>
          </table:table-cell>
          <table:table-cell table:formula="of:=MAX(MIN(([results.I354] - [.I$1]) / ([.I$2] - [.I$1]); 1); 0)" office:value-type="float" office:value="0.382253333333333" calcext:value-type="float">
            <text:p>0.382253333333333</text:p>
          </table:table-cell>
          <table:table-cell table:formula="of:=[results.J354]" office:value-type="boolean" office:boolean-value="false" calcext:value-type="boolean">
            <text:p>FALSE</text:p>
          </table:table-cell>
          <table:table-cell table:style-name="ce31" table:formula="of:=1 - SUMPRODUCT([.C$3:.I$3]; [.C357:.I357]) / SUM([.C$3:.I$3])" office:value-type="percentage" office:value="0.511870518518519" calcext:value-type="percentage">
            <text:p>5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B4.raw</text:p>
          </table:table-cell>
          <table:table-cell table:formula="of:=MAX(MIN(([results.C355] - [.C$1]) / ([.C$2] - [.C$1]); 1); 0)" office:value-type="float" office:value="1" calcext:value-type="float">
            <text:p>1</text:p>
          </table:table-cell>
          <table:table-cell table:formula="of:=MAX(MIN(([results.D355] - [.D$1]) / ([.D$2] - [.D$1]); 1); 0)" office:value-type="float" office:value="0" calcext:value-type="float">
            <text:p>0</text:p>
          </table:table-cell>
          <table:table-cell table:formula="of:=MAX(MIN(([results.E355] - [.E$1]) / ([.E$2] - [.E$1]); 1); 0)" office:value-type="float" office:value="0.668336666666667" calcext:value-type="float">
            <text:p>0.668336666666667</text:p>
          </table:table-cell>
          <table:table-cell table:formula="of:=MAX(MIN(([results.F355] - [.F$1]) / ([.F$2] - [.F$1]); 1); 0)" office:value-type="float" office:value="1" calcext:value-type="float">
            <text:p>1</text:p>
          </table:table-cell>
          <table:table-cell table:formula="of:=MAX(MIN(([results.G355] - [.G$1]) / ([.G$2] - [.G$1]); 1); 0)" office:value-type="float" office:value="1" calcext:value-type="float">
            <text:p>1</text:p>
          </table:table-cell>
          <table:table-cell table:formula="of:=MAX(MIN(([results.H355] - [.H$1]) / ([.H$2] - [.H$1]); 1); 0)" office:value-type="float" office:value="0.856642857142857" calcext:value-type="float">
            <text:p>0.856642857142857</text:p>
          </table:table-cell>
          <table:table-cell table:formula="of:=MAX(MIN(([results.I355] - [.I$1]) / ([.I$2] - [.I$1]); 1); 0)" office:value-type="float" office:value="0.36856" calcext:value-type="float">
            <text:p>0.36856</text:p>
          </table:table-cell>
          <table:table-cell table:formula="of:=[results.J355]" office:value-type="boolean" office:boolean-value="false" calcext:value-type="boolean">
            <text:p>FALSE</text:p>
          </table:table-cell>
          <table:table-cell table:style-name="ce31" table:formula="of:=1 - SUMPRODUCT([.C$3:.I$3]; [.C358:.I358]) / SUM([.C$3:.I$3])" office:value-type="percentage" office:value="0.294843132275132" calcext:value-type="percentage">
            <text:p>29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2.raw</text:p>
          </table:table-cell>
          <table:table-cell table:formula="of:=MAX(MIN(([results.C356] - [.C$1]) / ([.C$2] - [.C$1]); 1); 0)" office:value-type="float" office:value="1" calcext:value-type="float">
            <text:p>1</text:p>
          </table:table-cell>
          <table:table-cell table:formula="of:=MAX(MIN(([results.D356] - [.D$1]) / ([.D$2] - [.D$1]); 1); 0)" office:value-type="float" office:value="0" calcext:value-type="float">
            <text:p>0</text:p>
          </table:table-cell>
          <table:table-cell table:formula="of:=MAX(MIN(([results.E356] - [.E$1]) / ([.E$2] - [.E$1]); 1); 0)" office:value-type="float" office:value="0.4458" calcext:value-type="float">
            <text:p>0.4458</text:p>
          </table:table-cell>
          <table:table-cell table:formula="of:=MAX(MIN(([results.F356] - [.F$1]) / ([.F$2] - [.F$1]); 1); 0)" office:value-type="float" office:value="1" calcext:value-type="float">
            <text:p>1</text:p>
          </table:table-cell>
          <table:table-cell table:formula="of:=MAX(MIN(([results.G356] - [.G$1]) / ([.G$2] - [.G$1]); 1); 0)" office:value-type="float" office:value="0.8521075" calcext:value-type="float">
            <text:p>0.8521075</text:p>
          </table:table-cell>
          <table:table-cell table:formula="of:=MAX(MIN(([results.H356] - [.H$1]) / ([.H$2] - [.H$1]); 1); 0)" office:value-type="float" office:value="0.847371428571429" calcext:value-type="float">
            <text:p>0.847371428571429</text:p>
          </table:table-cell>
          <table:table-cell table:formula="of:=MAX(MIN(([results.I356] - [.I$1]) / ([.I$2] - [.I$1]); 1); 0)" office:value-type="float" office:value="1" calcext:value-type="float">
            <text:p>1</text:p>
          </table:table-cell>
          <table:table-cell table:formula="of:=[results.J356]" office:value-type="boolean" office:boolean-value="false" calcext:value-type="boolean">
            <text:p>FALSE</text:p>
          </table:table-cell>
          <table:table-cell table:style-name="ce31" table:formula="of:=1 - SUMPRODUCT([.C$3:.I$3]; [.C359:.I359]) / SUM([.C$3:.I$3])" office:value-type="percentage" office:value="0.179413936507936" calcext:value-type="percentage">
            <text:p>17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4Sharp.raw</text:p>
          </table:table-cell>
          <table:table-cell table:formula="of:=MAX(MIN(([results.C357] - [.C$1]) / ([.C$2] - [.C$1]); 1); 0)" office:value-type="float" office:value="1" calcext:value-type="float">
            <text:p>1</text:p>
          </table:table-cell>
          <table:table-cell table:formula="of:=MAX(MIN(([results.D357] - [.D$1]) / ([.D$2] - [.D$1]); 1); 0)" office:value-type="float" office:value="0" calcext:value-type="float">
            <text:p>0</text:p>
          </table:table-cell>
          <table:table-cell table:formula="of:=MAX(MIN(([results.E357] - [.E$1]) / ([.E$2] - [.E$1]); 1); 0)" office:value-type="float" office:value="0.461563333333333" calcext:value-type="float">
            <text:p>0.461563333333333</text:p>
          </table:table-cell>
          <table:table-cell table:formula="of:=MAX(MIN(([results.F357] - [.F$1]) / ([.F$2] - [.F$1]); 1); 0)" office:value-type="float" office:value="0.700553333333333" calcext:value-type="float">
            <text:p>0.700553333333333</text:p>
          </table:table-cell>
          <table:table-cell table:formula="of:=MAX(MIN(([results.G357] - [.G$1]) / ([.G$2] - [.G$1]); 1); 0)" office:value-type="float" office:value="0.6509025" calcext:value-type="float">
            <text:p>0.6509025</text:p>
          </table:table-cell>
          <table:table-cell table:formula="of:=MAX(MIN(([results.H357] - [.H$1]) / ([.H$2] - [.H$1]); 1); 0)" office:value-type="float" office:value="0.860828571428571" calcext:value-type="float">
            <text:p>0.860828571428571</text:p>
          </table:table-cell>
          <table:table-cell table:formula="of:=MAX(MIN(([results.I357] - [.I$1]) / ([.I$2] - [.I$1]); 1); 0)" office:value-type="float" office:value="0.234206666666667" calcext:value-type="float">
            <text:p>0.234206666666667</text:p>
          </table:table-cell>
          <table:table-cell table:formula="of:=[results.J357]" office:value-type="boolean" office:boolean-value="false" calcext:value-type="boolean">
            <text:p>FALSE</text:p>
          </table:table-cell>
          <table:table-cell table:style-name="ce31" table:formula="of:=1 - SUMPRODUCT([.C$3:.I$3]; [.C360:.I360]) / SUM([.C$3:.I$3])" office:value-type="percentage" office:value="0.417318063492064" calcext:value-type="percentage">
            <text:p>41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5.raw</text:p>
          </table:table-cell>
          <table:table-cell table:formula="of:=MAX(MIN(([results.C358] - [.C$1]) / ([.C$2] - [.C$1]); 1); 0)" office:value-type="float" office:value="1" calcext:value-type="float">
            <text:p>1</text:p>
          </table:table-cell>
          <table:table-cell table:formula="of:=MAX(MIN(([results.D358] - [.D$1]) / ([.D$2] - [.D$1]); 1); 0)" office:value-type="float" office:value="0" calcext:value-type="float">
            <text:p>0</text:p>
          </table:table-cell>
          <table:table-cell table:formula="of:=MAX(MIN(([results.E358] - [.E$1]) / ([.E$2] - [.E$1]); 1); 0)" office:value-type="float" office:value="0.501213333333333" calcext:value-type="float">
            <text:p>0.501213333333333</text:p>
          </table:table-cell>
          <table:table-cell table:formula="of:=MAX(MIN(([results.F358] - [.F$1]) / ([.F$2] - [.F$1]); 1); 0)" office:value-type="float" office:value="1" calcext:value-type="float">
            <text:p>1</text:p>
          </table:table-cell>
          <table:table-cell table:formula="of:=MAX(MIN(([results.G358] - [.G$1]) / ([.G$2] - [.G$1]); 1); 0)" office:value-type="float" office:value="0.9685575" calcext:value-type="float">
            <text:p>0.9685575</text:p>
          </table:table-cell>
          <table:table-cell table:formula="of:=MAX(MIN(([results.H358] - [.H$1]) / ([.H$2] - [.H$1]); 1); 0)" office:value-type="float" office:value="0.8489" calcext:value-type="float">
            <text:p>0.8489</text:p>
          </table:table-cell>
          <table:table-cell table:formula="of:=MAX(MIN(([results.I358] - [.I$1]) / ([.I$2] - [.I$1]); 1); 0)" office:value-type="float" office:value="0.10157" calcext:value-type="float">
            <text:p>0.10157</text:p>
          </table:table-cell>
          <table:table-cell table:formula="of:=[results.J358]" office:value-type="boolean" office:boolean-value="false" calcext:value-type="boolean">
            <text:p>FALSE</text:p>
          </table:table-cell>
          <table:table-cell table:style-name="ce31" table:formula="of:=1 - SUMPRODUCT([.C$3:.I$3]; [.C361:.I361]) / SUM([.C$3:.I$3])" office:value-type="percentage" office:value="0.365945407407407" calcext:value-type="percentage">
            <text:p>36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7.raw</text:p>
          </table:table-cell>
          <table:table-cell table:formula="of:=MAX(MIN(([results.C359] - [.C$1]) / ([.C$2] - [.C$1]); 1); 0)" office:value-type="float" office:value="1" calcext:value-type="float">
            <text:p>1</text:p>
          </table:table-cell>
          <table:table-cell table:formula="of:=MAX(MIN(([results.D359] - [.D$1]) / ([.D$2] - [.D$1]); 1); 0)" office:value-type="float" office:value="0" calcext:value-type="float">
            <text:p>0</text:p>
          </table:table-cell>
          <table:table-cell table:formula="of:=MAX(MIN(([results.E359] - [.E$1]) / ([.E$2] - [.E$1]); 1); 0)" office:value-type="float" office:value="0.839846666666667" calcext:value-type="float">
            <text:p>0.839846666666667</text:p>
          </table:table-cell>
          <table:table-cell table:formula="of:=MAX(MIN(([results.F359] - [.F$1]) / ([.F$2] - [.F$1]); 1); 0)" office:value-type="float" office:value="0.33316" calcext:value-type="float">
            <text:p>0.33316</text:p>
          </table:table-cell>
          <table:table-cell table:formula="of:=MAX(MIN(([results.G359] - [.G$1]) / ([.G$2] - [.G$1]); 1); 0)" office:value-type="float" office:value="1" calcext:value-type="float">
            <text:p>1</text:p>
          </table:table-cell>
          <table:table-cell table:formula="of:=MAX(MIN(([results.H359] - [.H$1]) / ([.H$2] - [.H$1]); 1); 0)" office:value-type="float" office:value="0.844485714285714" calcext:value-type="float">
            <text:p>0.844485714285714</text:p>
          </table:table-cell>
          <table:table-cell table:formula="of:=MAX(MIN(([results.I359] - [.I$1]) / ([.I$2] - [.I$1]); 1); 0)" office:value-type="float" office:value="0.684366666666667" calcext:value-type="float">
            <text:p>0.684366666666667</text:p>
          </table:table-cell>
          <table:table-cell table:formula="of:=[results.J359]" office:value-type="boolean" office:boolean-value="false" calcext:value-type="boolean">
            <text:p>FALSE</text:p>
          </table:table-cell>
          <table:table-cell table:style-name="ce31" table:formula="of:=1 - SUMPRODUCT([.C$3:.I$3]; [.C362:.I362]) / SUM([.C$3:.I$3])" office:value-type="percentage" office:value="0.338021968253968" calcext:value-type="percentage">
            <text:p>33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D4.raw</text:p>
          </table:table-cell>
          <table:table-cell table:formula="of:=MAX(MIN(([results.C360] - [.C$1]) / ([.C$2] - [.C$1]); 1); 0)" office:value-type="float" office:value="1" calcext:value-type="float">
            <text:p>1</text:p>
          </table:table-cell>
          <table:table-cell table:formula="of:=MAX(MIN(([results.D360] - [.D$1]) / ([.D$2] - [.D$1]); 1); 0)" office:value-type="float" office:value="0" calcext:value-type="float">
            <text:p>0</text:p>
          </table:table-cell>
          <table:table-cell table:formula="of:=MAX(MIN(([results.E360] - [.E$1]) / ([.E$2] - [.E$1]); 1); 0)" office:value-type="float" office:value="0.646803333333333" calcext:value-type="float">
            <text:p>0.646803333333333</text:p>
          </table:table-cell>
          <table:table-cell table:formula="of:=MAX(MIN(([results.F360] - [.F$1]) / ([.F$2] - [.F$1]); 1); 0)" office:value-type="float" office:value="0.62194" calcext:value-type="float">
            <text:p>0.62194</text:p>
          </table:table-cell>
          <table:table-cell table:formula="of:=MAX(MIN(([results.G360] - [.G$1]) / ([.G$2] - [.G$1]); 1); 0)" office:value-type="float" office:value="0.9386575" calcext:value-type="float">
            <text:p>0.9386575</text:p>
          </table:table-cell>
          <table:table-cell table:formula="of:=MAX(MIN(([results.H360] - [.H$1]) / ([.H$2] - [.H$1]); 1); 0)" office:value-type="float" office:value="0.870042857142857" calcext:value-type="float">
            <text:p>0.870042857142857</text:p>
          </table:table-cell>
          <table:table-cell table:formula="of:=MAX(MIN(([results.I360] - [.I$1]) / ([.I$2] - [.I$1]); 1); 0)" office:value-type="float" office:value="0.20495" calcext:value-type="float">
            <text:p>0.20495</text:p>
          </table:table-cell>
          <table:table-cell table:formula="of:=[results.J360]" office:value-type="boolean" office:boolean-value="false" calcext:value-type="boolean">
            <text:p>FALSE</text:p>
          </table:table-cell>
          <table:table-cell table:style-name="ce31" table:formula="of:=1 - SUMPRODUCT([.C$3:.I$3]; [.C363:.I363]) / SUM([.C$3:.I$3])" office:value-type="percentage" office:value="0.40214128042328" calcext:value-type="percentage">
            <text:p>40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.raw</text:p>
          </table:table-cell>
          <table:table-cell table:formula="of:=MAX(MIN(([results.C361] - [.C$1]) / ([.C$2] - [.C$1]); 1); 0)" office:value-type="float" office:value="1" calcext:value-type="float">
            <text:p>1</text:p>
          </table:table-cell>
          <table:table-cell table:formula="of:=MAX(MIN(([results.D361] - [.D$1]) / ([.D$2] - [.D$1]); 1); 0)" office:value-type="float" office:value="0" calcext:value-type="float">
            <text:p>0</text:p>
          </table:table-cell>
          <table:table-cell table:formula="of:=MAX(MIN(([results.E361] - [.E$1]) / ([.E$2] - [.E$1]); 1); 0)" office:value-type="float" office:value="0.488556666666667" calcext:value-type="float">
            <text:p>0.488556666666667</text:p>
          </table:table-cell>
          <table:table-cell table:formula="of:=MAX(MIN(([results.F361] - [.F$1]) / ([.F$2] - [.F$1]); 1); 0)" office:value-type="float" office:value="1" calcext:value-type="float">
            <text:p>1</text:p>
          </table:table-cell>
          <table:table-cell table:formula="of:=MAX(MIN(([results.G361] - [.G$1]) / ([.G$2] - [.G$1]); 1); 0)" office:value-type="float" office:value="0.6812075" calcext:value-type="float">
            <text:p>0.6812075</text:p>
          </table:table-cell>
          <table:table-cell table:formula="of:=MAX(MIN(([results.H361] - [.H$1]) / ([.H$2] - [.H$1]); 1); 0)" office:value-type="float" office:value="0.829485714285714" calcext:value-type="float">
            <text:p>0.829485714285714</text:p>
          </table:table-cell>
          <table:table-cell table:formula="of:=MAX(MIN(([results.I361] - [.I$1]) / ([.I$2] - [.I$1]); 1); 0)" office:value-type="float" office:value="0.293436666666667" calcext:value-type="float">
            <text:p>0.293436666666667</text:p>
          </table:table-cell>
          <table:table-cell table:formula="of:=[results.J361]" office:value-type="boolean" office:boolean-value="false" calcext:value-type="boolean">
            <text:p>FALSE</text:p>
          </table:table-cell>
          <table:table-cell table:style-name="ce31" table:formula="of:=1 - SUMPRODUCT([.C$3:.I$3]; [.C364:.I364]) / SUM([.C$3:.I$3])" office:value-type="percentage" office:value="0.353295968253968" calcext:value-type="percentage">
            <text:p>35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HEREMIN.raw</text:p>
          </table:table-cell>
          <table:table-cell table:formula="of:=MAX(MIN(([results.C362] - [.C$1]) / ([.C$2] - [.C$1]); 1); 0)" office:value-type="float" office:value="0.79651" calcext:value-type="float">
            <text:p>0.79651</text:p>
          </table:table-cell>
          <table:table-cell table:formula="of:=MAX(MIN(([results.D362] - [.D$1]) / ([.D$2] - [.D$1]); 1); 0)" office:value-type="float" office:value="0" calcext:value-type="float">
            <text:p>0</text:p>
          </table:table-cell>
          <table:table-cell table:formula="of:=MAX(MIN(([results.E362] - [.E$1]) / ([.E$2] - [.E$1]); 1); 0)" office:value-type="float" office:value="0" calcext:value-type="float">
            <text:p>0</text:p>
          </table:table-cell>
          <table:table-cell table:formula="of:=MAX(MIN(([results.F362] - [.F$1]) / ([.F$2] - [.F$1]); 1); 0)" office:value-type="float" office:value="0" calcext:value-type="float">
            <text:p>0</text:p>
          </table:table-cell>
          <table:table-cell table:formula="of:=MAX(MIN(([results.G362] - [.G$1]) / ([.G$2] - [.G$1]); 1); 0)" office:value-type="float" office:value="0" calcext:value-type="float">
            <text:p>0</text:p>
          </table:table-cell>
          <table:table-cell table:formula="of:=MAX(MIN(([results.H362] - [.H$1]) / ([.H$2] - [.H$1]); 1); 0)" office:value-type="float" office:value="0.996642857142857" calcext:value-type="float">
            <text:p>0.996642857142857</text:p>
          </table:table-cell>
          <table:table-cell table:formula="of:=MAX(MIN(([results.I362] - [.I$1]) / ([.I$2] - [.I$1]); 1); 0)" office:value-type="float" office:value="1" calcext:value-type="float">
            <text:p>1</text:p>
          </table:table-cell>
          <table:table-cell table:formula="of:=[results.J362]" office:value-type="boolean" office:boolean-value="false" calcext:value-type="boolean">
            <text:p>FALSE</text:p>
          </table:table-cell>
          <table:table-cell table:style-name="ce31" table:formula="of:=1 - SUMPRODUCT([.C$3:.I$3]; [.C365:.I365]) / SUM([.C$3:.I$3])" office:value-type="percentage" office:value="0.454547650793651" calcext:value-type="percentage">
            <text:p>45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rumpet 2.raw</text:p>
          </table:table-cell>
          <table:table-cell table:formula="of:=MAX(MIN(([results.C363] - [.C$1]) / ([.C$2] - [.C$1]); 1); 0)" office:value-type="float" office:value="0.934286666666667" calcext:value-type="float">
            <text:p>0.934286666666667</text:p>
          </table:table-cell>
          <table:table-cell table:formula="of:=MAX(MIN(([results.D363] - [.D$1]) / ([.D$2] - [.D$1]); 1); 0)" office:value-type="float" office:value="0" calcext:value-type="float">
            <text:p>0</text:p>
          </table:table-cell>
          <table:table-cell table:formula="of:=MAX(MIN(([results.E363] - [.E$1]) / ([.E$2] - [.E$1]); 1); 0)" office:value-type="float" office:value="0" calcext:value-type="float">
            <text:p>0</text:p>
          </table:table-cell>
          <table:table-cell table:formula="of:=MAX(MIN(([results.F363] - [.F$1]) / ([.F$2] - [.F$1]); 1); 0)" office:value-type="float" office:value="1" calcext:value-type="float">
            <text:p>1</text:p>
          </table:table-cell>
          <table:table-cell table:formula="of:=MAX(MIN(([results.G363] - [.G$1]) / ([.G$2] - [.G$1]); 1); 0)" office:value-type="float" office:value="0.3426075" calcext:value-type="float">
            <text:p>0.3426075</text:p>
          </table:table-cell>
          <table:table-cell table:formula="of:=MAX(MIN(([results.H363] - [.H$1]) / ([.H$2] - [.H$1]); 1); 0)" office:value-type="float" office:value="0.489671428571429" calcext:value-type="float">
            <text:p>0.489671428571429</text:p>
          </table:table-cell>
          <table:table-cell table:formula="of:=MAX(MIN(([results.I363] - [.I$1]) / ([.I$2] - [.I$1]); 1); 0)" office:value-type="float" office:value="0.830193333333333" calcext:value-type="float">
            <text:p>0.830193333333333</text:p>
          </table:table-cell>
          <table:table-cell table:formula="of:=[results.J363]" office:value-type="boolean" office:boolean-value="false" calcext:value-type="boolean">
            <text:p>FALSE</text:p>
          </table:table-cell>
          <table:table-cell table:style-name="ce31" table:formula="of:=1 - SUMPRODUCT([.C$3:.I$3]; [.C366:.I366]) / SUM([.C$3:.I$3])" office:value-type="percentage" office:value="0.364013047619048" calcext:value-type="percentage">
            <text:p>36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RUMPET.raw</text:p>
          </table:table-cell>
          <table:table-cell table:formula="of:=MAX(MIN(([results.C364] - [.C$1]) / ([.C$2] - [.C$1]); 1); 0)" office:value-type="float" office:value="0.735123333333333" calcext:value-type="float">
            <text:p>0.735123333333333</text:p>
          </table:table-cell>
          <table:table-cell table:formula="of:=MAX(MIN(([results.D364] - [.D$1]) / ([.D$2] - [.D$1]); 1); 0)" office:value-type="float" office:value="0" calcext:value-type="float">
            <text:p>0</text:p>
          </table:table-cell>
          <table:table-cell table:formula="of:=MAX(MIN(([results.E364] - [.E$1]) / ([.E$2] - [.E$1]); 1); 0)" office:value-type="float" office:value="0" calcext:value-type="float">
            <text:p>0</text:p>
          </table:table-cell>
          <table:table-cell table:formula="of:=MAX(MIN(([results.F364] - [.F$1]) / ([.F$2] - [.F$1]); 1); 0)" office:value-type="float" office:value="0.914693333333334" calcext:value-type="float">
            <text:p>0.914693333333334</text:p>
          </table:table-cell>
          <table:table-cell table:formula="of:=MAX(MIN(([results.G364] - [.G$1]) / ([.G$2] - [.G$1]); 1); 0)" office:value-type="float" office:value="0.1086625" calcext:value-type="float">
            <text:p>0.1086625</text:p>
          </table:table-cell>
          <table:table-cell table:formula="of:=MAX(MIN(([results.H364] - [.H$1]) / ([.H$2] - [.H$1]); 1); 0)" office:value-type="float" office:value="0.498571428571429" calcext:value-type="float">
            <text:p>0.498571428571429</text:p>
          </table:table-cell>
          <table:table-cell table:formula="of:=MAX(MIN(([results.I364] - [.I$1]) / ([.I$2] - [.I$1]); 1); 0)" office:value-type="float" office:value="0.70144" calcext:value-type="float">
            <text:p>0.70144</text:p>
          </table:table-cell>
          <table:table-cell table:formula="of:=[results.J364]" office:value-type="boolean" office:boolean-value="false" calcext:value-type="boolean">
            <text:p>FALSE</text:p>
          </table:table-cell>
          <table:table-cell table:style-name="ce31" table:formula="of:=1 - SUMPRODUCT([.C$3:.I$3]; [.C367:.I367]) / SUM([.C$3:.I$3])" office:value-type="percentage" office:value="0.457786603174603" calcext:value-type="percentage">
            <text:p>45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VIOLIN.raw</text:p>
          </table:table-cell>
          <table:table-cell table:formula="of:=MAX(MIN(([results.C365] - [.C$1]) / ([.C$2] - [.C$1]); 1); 0)" office:value-type="float" office:value="0.58651" calcext:value-type="float">
            <text:p>0.58651</text:p>
          </table:table-cell>
          <table:table-cell table:formula="of:=MAX(MIN(([results.D365] - [.D$1]) / ([.D$2] - [.D$1]); 1); 0)" office:value-type="float" office:value="0" calcext:value-type="float">
            <text:p>0</text:p>
          </table:table-cell>
          <table:table-cell table:formula="of:=MAX(MIN(([results.E365] - [.E$1]) / ([.E$2] - [.E$1]); 1); 0)" office:value-type="float" office:value="0.228726666666667" calcext:value-type="float">
            <text:p>0.228726666666667</text:p>
          </table:table-cell>
          <table:table-cell table:formula="of:=MAX(MIN(([results.F365] - [.F$1]) / ([.F$2] - [.F$1]); 1); 0)" office:value-type="float" office:value="0.872526666666667" calcext:value-type="float">
            <text:p>0.872526666666667</text:p>
          </table:table-cell>
          <table:table-cell table:formula="of:=MAX(MIN(([results.G365] - [.G$1]) / ([.G$2] - [.G$1]); 1); 0)" office:value-type="float" office:value="0.7250025" calcext:value-type="float">
            <text:p>0.7250025</text:p>
          </table:table-cell>
          <table:table-cell table:formula="of:=MAX(MIN(([results.H365] - [.H$1]) / ([.H$2] - [.H$1]); 1); 0)" office:value-type="float" office:value="0.195328571428571" calcext:value-type="float">
            <text:p>0.195328571428571</text:p>
          </table:table-cell>
          <table:table-cell table:formula="of:=MAX(MIN(([results.I365] - [.I$1]) / ([.I$2] - [.I$1]); 1); 0)" office:value-type="float" office:value="0.51625" calcext:value-type="float">
            <text:p>0.51625</text:p>
          </table:table-cell>
          <table:table-cell table:formula="of:=[results.J365]" office:value-type="boolean" office:boolean-value="false" calcext:value-type="boolean">
            <text:p>FALSE</text:p>
          </table:table-cell>
          <table:table-cell table:style-name="ce31" table:formula="of:=1 - SUMPRODUCT([.C$3:.I$3]; [.C368:.I368]) / SUM([.C$3:.I$3])" office:value-type="percentage" office:value="0.525251026455027" calcext:value-type="percentage">
            <text:p>52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lence.raw</text:p>
          </table:table-cell>
          <table:table-cell table:formula="of:=MAX(MIN(([results.C366] - [.C$1]) / ([.C$2] - [.C$1]); 1); 0)" office:value-type="float" office:value="1" calcext:value-type="float">
            <text:p>1</text:p>
          </table:table-cell>
          <table:table-cell table:formula="of:=MAX(MIN(([results.D366] - [.D$1]) / ([.D$2] - [.D$1]); 1); 0)" office:value-type="float" office:value="0" calcext:value-type="float">
            <text:p>0</text:p>
          </table:table-cell>
          <table:table-cell table:formula="of:=MAX(MIN(([results.E366] - [.E$1]) / ([.E$2] - [.E$1]); 1); 0)" office:value-type="float" office:value="0.659823333333333" calcext:value-type="float">
            <text:p>0.659823333333333</text:p>
          </table:table-cell>
          <table:table-cell table:formula="of:=MAX(MIN(([results.F366] - [.F$1]) / ([.F$2] - [.F$1]); 1); 0)" office:value-type="float" office:value="0.0903133333333334" calcext:value-type="float">
            <text:p>0.0903133333333334</text:p>
          </table:table-cell>
          <table:table-cell table:formula="of:=MAX(MIN(([results.G366] - [.G$1]) / ([.G$2] - [.G$1]); 1); 0)" office:value-type="float" office:value="1" calcext:value-type="float">
            <text:p>1</text:p>
          </table:table-cell>
          <table:table-cell table:formula="of:=MAX(MIN(([results.H366] - [.H$1]) / ([.H$2] - [.H$1]); 1); 0)" office:value-type="float" office:value="1" calcext:value-type="float">
            <text:p>1</text:p>
          </table:table-cell>
          <table:table-cell table:formula="of:=MAX(MIN(([results.I366] - [.I$1]) / ([.I$2] - [.I$1]); 1); 0)" office:value-type="float" office:value="0.459483333333333" calcext:value-type="float">
            <text:p>0.459483333333333</text:p>
          </table:table-cell>
          <table:table-cell table:formula="of:=[results.J366]" office:value-type="boolean" office:boolean-value="false" calcext:value-type="boolean">
            <text:p>FALSE</text:p>
          </table:table-cell>
          <table:table-cell table:style-name="ce31" table:formula="of:=1 - SUMPRODUCT([.C$3:.I$3]; [.C369:.I369]) / SUM([.C$3:.I$3])" office:value-type="percentage" office:value="0.408066962962963" calcext:value-type="percentage">
            <text:p>40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neC5.raw</text:p>
          </table:table-cell>
          <table:table-cell table:formula="of:=MAX(MIN(([results.C367] - [.C$1]) / ([.C$2] - [.C$1]); 1); 0)" office:value-type="float" office:value="0.546253333333333" calcext:value-type="float">
            <text:p>0.546253333333333</text:p>
          </table:table-cell>
          <table:table-cell table:formula="of:=MAX(MIN(([results.D367] - [.D$1]) / ([.D$2] - [.D$1]); 1); 0)" office:value-type="float" office:value="0" calcext:value-type="float">
            <text:p>0</text:p>
          </table:table-cell>
          <table:table-cell table:formula="of:=MAX(MIN(([results.E367] - [.E$1]) / ([.E$2] - [.E$1]); 1); 0)" office:value-type="float" office:value="0" calcext:value-type="float">
            <text:p>0</text:p>
          </table:table-cell>
          <table:table-cell table:formula="of:=MAX(MIN(([results.F367] - [.F$1]) / ([.F$2] - [.F$1]); 1); 0)" office:value-type="float" office:value="0" calcext:value-type="float">
            <text:p>0</text:p>
          </table:table-cell>
          <table:table-cell table:formula="of:=MAX(MIN(([results.G367] - [.G$1]) / ([.G$2] - [.G$1]); 1); 0)" office:value-type="float" office:value="0" calcext:value-type="float">
            <text:p>0</text:p>
          </table:table-cell>
          <table:table-cell table:formula="of:=MAX(MIN(([results.H367] - [.H$1]) / ([.H$2] - [.H$1]); 1); 0)" office:value-type="float" office:value="0.367914285714286" calcext:value-type="float">
            <text:p>0.367914285714286</text:p>
          </table:table-cell>
          <table:table-cell table:formula="of:=MAX(MIN(([results.I367] - [.I$1]) / ([.I$2] - [.I$1]); 1); 0)" office:value-type="float" office:value="0.567886666666667" calcext:value-type="float">
            <text:p>0.567886666666667</text:p>
          </table:table-cell>
          <table:table-cell table:formula="of:=[results.J367]" office:value-type="boolean" office:boolean-value="false" calcext:value-type="boolean">
            <text:p>FALSE</text:p>
          </table:table-cell>
          <table:table-cell table:style-name="ce31" table:formula="of:=1 - SUMPRODUCT([.C$3:.I$3]; [.C370:.I370]) / SUM([.C$3:.I$3])" office:value-type="percentage" office:value="0.715247365079365" calcext:value-type="percentage">
            <text:p>71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ne.raw</text:p>
          </table:table-cell>
          <table:table-cell table:formula="of:=MAX(MIN(([results.C368] - [.C$1]) / ([.C$2] - [.C$1]); 1); 0)" office:value-type="float" office:value="0.84954" calcext:value-type="float">
            <text:p>0.84954</text:p>
          </table:table-cell>
          <table:table-cell table:formula="of:=MAX(MIN(([results.D368] - [.D$1]) / ([.D$2] - [.D$1]); 1); 0)" office:value-type="float" office:value="0" calcext:value-type="float">
            <text:p>0</text:p>
          </table:table-cell>
          <table:table-cell table:formula="of:=MAX(MIN(([results.E368] - [.E$1]) / ([.E$2] - [.E$1]); 1); 0)" office:value-type="float" office:value="0" calcext:value-type="float">
            <text:p>0</text:p>
          </table:table-cell>
          <table:table-cell table:formula="of:=MAX(MIN(([results.F368] - [.F$1]) / ([.F$2] - [.F$1]); 1); 0)" office:value-type="float" office:value="0" calcext:value-type="float">
            <text:p>0</text:p>
          </table:table-cell>
          <table:table-cell table:formula="of:=MAX(MIN(([results.G368] - [.G$1]) / ([.G$2] - [.G$1]); 1); 0)" office:value-type="float" office:value="0.0055175" calcext:value-type="float">
            <text:p>0.0055175</text:p>
          </table:table-cell>
          <table:table-cell table:formula="of:=MAX(MIN(([results.H368] - [.H$1]) / ([.H$2] - [.H$1]); 1); 0)" office:value-type="float" office:value="0.801428571428571" calcext:value-type="float">
            <text:p>0.801428571428571</text:p>
          </table:table-cell>
          <table:table-cell table:formula="of:=MAX(MIN(([results.I368] - [.I$1]) / ([.I$2] - [.I$1]); 1); 0)" office:value-type="float" office:value="0.572323333333333" calcext:value-type="float">
            <text:p>0.572323333333333</text:p>
          </table:table-cell>
          <table:table-cell table:formula="of:=[results.J368]" office:value-type="boolean" office:boolean-value="false" calcext:value-type="boolean">
            <text:p>FALSE</text:p>
          </table:table-cell>
          <table:table-cell table:style-name="ce31" table:formula="of:=1 - SUMPRODUCT([.C$3:.I$3]; [.C371:.I371]) / SUM([.C$3:.I$3])" office:value-type="percentage" office:value="0.579890211640212" calcext:value-type="percentage">
            <text:p>57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B4.raw</text:p>
          </table:table-cell>
          <table:table-cell table:formula="of:=MAX(MIN(([results.C369] - [.C$1]) / ([.C$2] - [.C$1]); 1); 0)" office:value-type="float" office:value="0.33032" calcext:value-type="float">
            <text:p>0.33032</text:p>
          </table:table-cell>
          <table:table-cell table:formula="of:=MAX(MIN(([results.D369] - [.D$1]) / ([.D$2] - [.D$1]); 1); 0)" office:value-type="float" office:value="0" calcext:value-type="float">
            <text:p>0</text:p>
          </table:table-cell>
          <table:table-cell table:formula="of:=MAX(MIN(([results.E369] - [.E$1]) / ([.E$2] - [.E$1]); 1); 0)" office:value-type="float" office:value="0.331493333333333" calcext:value-type="float">
            <text:p>0.331493333333333</text:p>
          </table:table-cell>
          <table:table-cell table:formula="of:=MAX(MIN(([results.F369] - [.F$1]) / ([.F$2] - [.F$1]); 1); 0)" office:value-type="float" office:value="1" calcext:value-type="float">
            <text:p>1</text:p>
          </table:table-cell>
          <table:table-cell table:formula="of:=MAX(MIN(([results.G369] - [.G$1]) / ([.G$2] - [.G$1]); 1); 0)" office:value-type="float" office:value="1" calcext:value-type="float">
            <text:p>1</text:p>
          </table:table-cell>
          <table:table-cell table:formula="of:=MAX(MIN(([results.H369] - [.H$1]) / ([.H$2] - [.H$1]); 1); 0)" office:value-type="float" office:value="0.0883714285714286" calcext:value-type="float">
            <text:p>0.0883714285714286</text:p>
          </table:table-cell>
          <table:table-cell table:formula="of:=MAX(MIN(([results.I369] - [.I$1]) / ([.I$2] - [.I$1]); 1); 0)" office:value-type="float" office:value="0.664716666666666" calcext:value-type="float">
            <text:p>0.664716666666666</text:p>
          </table:table-cell>
          <table:table-cell table:formula="of:=[results.J369]" office:value-type="boolean" office:boolean-value="false" calcext:value-type="boolean">
            <text:p>FALSE</text:p>
          </table:table-cell>
          <table:table-cell table:style-name="ce31" table:formula="of:=1 - SUMPRODUCT([.C$3:.I$3]; [.C372:.I372]) / SUM([.C$3:.I$3])" office:value-type="percentage" office:value="0.501828084656085" calcext:value-type="percentage">
            <text:p>50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2.raw</text:p>
          </table:table-cell>
          <table:table-cell table:formula="of:=MAX(MIN(([results.C370] - [.C$1]) / ([.C$2] - [.C$1]); 1); 0)" office:value-type="float" office:value="0.2608" calcext:value-type="float">
            <text:p>0.2608</text:p>
          </table:table-cell>
          <table:table-cell table:formula="of:=MAX(MIN(([results.D370] - [.D$1]) / ([.D$2] - [.D$1]); 1); 0)" office:value-type="float" office:value="0" calcext:value-type="float">
            <text:p>0</text:p>
          </table:table-cell>
          <table:table-cell table:formula="of:=MAX(MIN(([results.E370] - [.E$1]) / ([.E$2] - [.E$1]); 1); 0)" office:value-type="float" office:value="0" calcext:value-type="float">
            <text:p>0</text:p>
          </table:table-cell>
          <table:table-cell table:formula="of:=MAX(MIN(([results.F370] - [.F$1]) / ([.F$2] - [.F$1]); 1); 0)" office:value-type="float" office:value="0" calcext:value-type="float">
            <text:p>0</text:p>
          </table:table-cell>
          <table:table-cell table:formula="of:=MAX(MIN(([results.G370] - [.G$1]) / ([.G$2] - [.G$1]); 1); 0)" office:value-type="float" office:value="0.2870325" calcext:value-type="float">
            <text:p>0.2870325</text:p>
          </table:table-cell>
          <table:table-cell table:formula="of:=MAX(MIN(([results.H370] - [.H$1]) / ([.H$2] - [.H$1]); 1); 0)" office:value-type="float" office:value="0.157342857142857" calcext:value-type="float">
            <text:p>0.157342857142857</text:p>
          </table:table-cell>
          <table:table-cell table:formula="of:=MAX(MIN(([results.I370] - [.I$1]) / ([.I$2] - [.I$1]); 1); 0)" office:value-type="float" office:value="0.47325" calcext:value-type="float">
            <text:p>0.47325</text:p>
          </table:table-cell>
          <table:table-cell table:formula="of:=[results.J370]" office:value-type="boolean" office:boolean-value="false" calcext:value-type="boolean">
            <text:p>FALSE</text:p>
          </table:table-cell>
          <table:table-cell table:style-name="ce31" table:formula="of:=1 - SUMPRODUCT([.C$3:.I$3]; [.C373:.I373]) / SUM([.C$3:.I$3])" office:value-type="percentage" office:value="0.797281873015873" calcext:value-type="percentage">
            <text:p>79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4Sharp.raw</text:p>
          </table:table-cell>
          <table:table-cell table:formula="of:=MAX(MIN(([results.C371] - [.C$1]) / ([.C$2] - [.C$1]); 1); 0)" office:value-type="float" office:value="0.359523333333333" calcext:value-type="float">
            <text:p>0.359523333333333</text:p>
          </table:table-cell>
          <table:table-cell table:formula="of:=MAX(MIN(([results.D371] - [.D$1]) / ([.D$2] - [.D$1]); 1); 0)" office:value-type="float" office:value="0" calcext:value-type="float">
            <text:p>0</text:p>
          </table:table-cell>
          <table:table-cell table:formula="of:=MAX(MIN(([results.E371] - [.E$1]) / ([.E$2] - [.E$1]); 1); 0)" office:value-type="float" office:value="0.19501" calcext:value-type="float">
            <text:p>0.19501</text:p>
          </table:table-cell>
          <table:table-cell table:formula="of:=MAX(MIN(([results.F371] - [.F$1]) / ([.F$2] - [.F$1]); 1); 0)" office:value-type="float" office:value="0.610093333333333" calcext:value-type="float">
            <text:p>0.610093333333333</text:p>
          </table:table-cell>
          <table:table-cell table:formula="of:=MAX(MIN(([results.G371] - [.G$1]) / ([.G$2] - [.G$1]); 1); 0)" office:value-type="float" office:value="0.6434425" calcext:value-type="float">
            <text:p>0.6434425</text:p>
          </table:table-cell>
          <table:table-cell table:formula="of:=MAX(MIN(([results.H371] - [.H$1]) / ([.H$2] - [.H$1]); 1); 0)" office:value-type="float" office:value="0.0976285714285714" calcext:value-type="float">
            <text:p>0.0976285714285714</text:p>
          </table:table-cell>
          <table:table-cell table:formula="of:=MAX(MIN(([results.I371] - [.I$1]) / ([.I$2] - [.I$1]); 1); 0)" office:value-type="float" office:value="0.716473333333333" calcext:value-type="float">
            <text:p>0.716473333333333</text:p>
          </table:table-cell>
          <table:table-cell table:formula="of:=[results.J371]" office:value-type="boolean" office:boolean-value="false" calcext:value-type="boolean">
            <text:p>FALSE</text:p>
          </table:table-cell>
          <table:table-cell table:style-name="ce31" table:formula="of:=1 - SUMPRODUCT([.C$3:.I$3]; [.C374:.I374]) / SUM([.C$3:.I$3])" office:value-type="percentage" office:value="0.5910091005291" calcext:value-type="percentage">
            <text:p>59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5.raw</text:p>
          </table:table-cell>
          <table:table-cell table:formula="of:=MAX(MIN(([results.C372] - [.C$1]) / ([.C$2] - [.C$1]); 1); 0)" office:value-type="float" office:value="0.367503333333333" calcext:value-type="float">
            <text:p>0.367503333333333</text:p>
          </table:table-cell>
          <table:table-cell table:formula="of:=MAX(MIN(([results.D372] - [.D$1]) / ([.D$2] - [.D$1]); 1); 0)" office:value-type="float" office:value="0" calcext:value-type="float">
            <text:p>0</text:p>
          </table:table-cell>
          <table:table-cell table:formula="of:=MAX(MIN(([results.E372] - [.E$1]) / ([.E$2] - [.E$1]); 1); 0)" office:value-type="float" office:value="0.230143333333333" calcext:value-type="float">
            <text:p>0.230143333333333</text:p>
          </table:table-cell>
          <table:table-cell table:formula="of:=MAX(MIN(([results.F372] - [.F$1]) / ([.F$2] - [.F$1]); 1); 0)" office:value-type="float" office:value="0.134186666666667" calcext:value-type="float">
            <text:p>0.134186666666667</text:p>
          </table:table-cell>
          <table:table-cell table:formula="of:=MAX(MIN(([results.G372] - [.G$1]) / ([.G$2] - [.G$1]); 1); 0)" office:value-type="float" office:value="1" calcext:value-type="float">
            <text:p>1</text:p>
          </table:table-cell>
          <table:table-cell table:formula="of:=MAX(MIN(([results.H372] - [.H$1]) / ([.H$2] - [.H$1]); 1); 0)" office:value-type="float" office:value="0.0683" calcext:value-type="float">
            <text:p>0.0683</text:p>
          </table:table-cell>
          <table:table-cell table:formula="of:=MAX(MIN(([results.I372] - [.I$1]) / ([.I$2] - [.I$1]); 1); 0)" office:value-type="float" office:value="0.773153333333333" calcext:value-type="float">
            <text:p>0.773153333333333</text:p>
          </table:table-cell>
          <table:table-cell table:formula="of:=[results.J372]" office:value-type="boolean" office:boolean-value="false" calcext:value-type="boolean">
            <text:p>FALSE</text:p>
          </table:table-cell>
          <table:table-cell table:style-name="ce31" table:formula="of:=1 - SUMPRODUCT([.C$3:.I$3]; [.C375:.I375]) / SUM([.C$3:.I$3])" office:value-type="percentage" office:value="0.634388074074074" calcext:value-type="percentage">
            <text:p>63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7.raw</text:p>
          </table:table-cell>
          <table:table-cell table:formula="of:=MAX(MIN(([results.C373] - [.C$1]) / ([.C$2] - [.C$1]); 1); 0)" office:value-type="float" office:value="0.540913333333333" calcext:value-type="float">
            <text:p>0.540913333333333</text:p>
          </table:table-cell>
          <table:table-cell table:formula="of:=MAX(MIN(([results.D373] - [.D$1]) / ([.D$2] - [.D$1]); 1); 0)" office:value-type="float" office:value="0" calcext:value-type="float">
            <text:p>0</text:p>
          </table:table-cell>
          <table:table-cell table:formula="of:=MAX(MIN(([results.E373] - [.E$1]) / ([.E$2] - [.E$1]); 1); 0)" office:value-type="float" office:value="0.527233333333333" calcext:value-type="float">
            <text:p>0.527233333333333</text:p>
          </table:table-cell>
          <table:table-cell table:formula="of:=MAX(MIN(([results.F373] - [.F$1]) / ([.F$2] - [.F$1]); 1); 0)" office:value-type="float" office:value="0" calcext:value-type="float">
            <text:p>0</text:p>
          </table:table-cell>
          <table:table-cell table:formula="of:=MAX(MIN(([results.G373] - [.G$1]) / ([.G$2] - [.G$1]); 1); 0)" office:value-type="float" office:value="1" calcext:value-type="float">
            <text:p>1</text:p>
          </table:table-cell>
          <table:table-cell table:formula="of:=MAX(MIN(([results.H373] - [.H$1]) / ([.H$2] - [.H$1]); 1); 0)" office:value-type="float" office:value="0.0616428571428571" calcext:value-type="float">
            <text:p>0.0616428571428571</text:p>
          </table:table-cell>
          <table:table-cell table:formula="of:=MAX(MIN(([results.I373] - [.I$1]) / ([.I$2] - [.I$1]); 1); 0)" office:value-type="float" office:value="0.38889" calcext:value-type="float">
            <text:p>0.38889</text:p>
          </table:table-cell>
          <table:table-cell table:formula="of:=[results.J373]" office:value-type="boolean" office:boolean-value="false" calcext:value-type="boolean">
            <text:p>FALSE</text:p>
          </table:table-cell>
          <table:table-cell table:style-name="ce31" table:formula="of:=1 - SUMPRODUCT([.C$3:.I$3]; [.C376:.I376]) / SUM([.C$3:.I$3])" office:value-type="percentage" office:value="0.704787873015873" calcext:value-type="percentage">
            <text:p>70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D4.raw</text:p>
          </table:table-cell>
          <table:table-cell table:formula="of:=MAX(MIN(([results.C374] - [.C$1]) / ([.C$2] - [.C$1]); 1); 0)" office:value-type="float" office:value="0.34853" calcext:value-type="float">
            <text:p>0.34853</text:p>
          </table:table-cell>
          <table:table-cell table:formula="of:=MAX(MIN(([results.D374] - [.D$1]) / ([.D$2] - [.D$1]); 1); 0)" office:value-type="float" office:value="0" calcext:value-type="float">
            <text:p>0</text:p>
          </table:table-cell>
          <table:table-cell table:formula="of:=MAX(MIN(([results.E374] - [.E$1]) / ([.E$2] - [.E$1]); 1); 0)" office:value-type="float" office:value="0.32429" calcext:value-type="float">
            <text:p>0.32429</text:p>
          </table:table-cell>
          <table:table-cell table:formula="of:=MAX(MIN(([results.F374] - [.F$1]) / ([.F$2] - [.F$1]); 1); 0)" office:value-type="float" office:value="1" calcext:value-type="float">
            <text:p>1</text:p>
          </table:table-cell>
          <table:table-cell table:formula="of:=MAX(MIN(([results.G374] - [.G$1]) / ([.G$2] - [.G$1]); 1); 0)" office:value-type="float" office:value="0.89908" calcext:value-type="float">
            <text:p>0.89908</text:p>
          </table:table-cell>
          <table:table-cell table:formula="of:=MAX(MIN(([results.H374] - [.H$1]) / ([.H$2] - [.H$1]); 1); 0)" office:value-type="float" office:value="0.0894142857142857" calcext:value-type="float">
            <text:p>0.0894142857142857</text:p>
          </table:table-cell>
          <table:table-cell table:formula="of:=MAX(MIN(([results.I374] - [.I$1]) / ([.I$2] - [.I$1]); 1); 0)" office:value-type="float" office:value="0.7181" calcext:value-type="float">
            <text:p>0.7181</text:p>
          </table:table-cell>
          <table:table-cell table:formula="of:=[results.J374]" office:value-type="boolean" office:boolean-value="false" calcext:value-type="boolean">
            <text:p>FALSE</text:p>
          </table:table-cell>
          <table:table-cell table:style-name="ce31" table:formula="of:=1 - SUMPRODUCT([.C$3:.I$3]; [.C377:.I377]) / SUM([.C$3:.I$3])" office:value-type="percentage" office:value="0.496214698412699" calcext:value-type="percentage">
            <text:p>49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.raw</text:p>
          </table:table-cell>
          <table:table-cell table:formula="of:=MAX(MIN(([results.C375] - [.C$1]) / ([.C$2] - [.C$1]); 1); 0)" office:value-type="float" office:value="0.31912" calcext:value-type="float">
            <text:p>0.31912</text:p>
          </table:table-cell>
          <table:table-cell table:formula="of:=MAX(MIN(([results.D375] - [.D$1]) / ([.D$2] - [.D$1]); 1); 0)" office:value-type="float" office:value="0" calcext:value-type="float">
            <text:p>0</text:p>
          </table:table-cell>
          <table:table-cell table:formula="of:=MAX(MIN(([results.E375] - [.E$1]) / ([.E$2] - [.E$1]); 1); 0)" office:value-type="float" office:value="0.267363333333333" calcext:value-type="float">
            <text:p>0.267363333333333</text:p>
          </table:table-cell>
          <table:table-cell table:formula="of:=MAX(MIN(([results.F375] - [.F$1]) / ([.F$2] - [.F$1]); 1); 0)" office:value-type="float" office:value="0" calcext:value-type="float">
            <text:p>0</text:p>
          </table:table-cell>
          <table:table-cell table:formula="of:=MAX(MIN(([results.G375] - [.G$1]) / ([.G$2] - [.G$1]); 1); 0)" office:value-type="float" office:value="0.78866" calcext:value-type="float">
            <text:p>0.78866</text:p>
          </table:table-cell>
          <table:table-cell table:formula="of:=MAX(MIN(([results.H375] - [.H$1]) / ([.H$2] - [.H$1]); 1); 0)" office:value-type="float" office:value="0.0702571428571428" calcext:value-type="float">
            <text:p>0.0702571428571428</text:p>
          </table:table-cell>
          <table:table-cell table:formula="of:=MAX(MIN(([results.I375] - [.I$1]) / ([.I$2] - [.I$1]); 1); 0)" office:value-type="float" office:value="0.704453333333333" calcext:value-type="float">
            <text:p>0.704453333333333</text:p>
          </table:table-cell>
          <table:table-cell table:formula="of:=[results.J375]" office:value-type="boolean" office:boolean-value="false" calcext:value-type="boolean">
            <text:p>FALSE</text:p>
          </table:table-cell>
          <table:table-cell table:style-name="ce31" table:formula="of:=1 - SUMPRODUCT([.C$3:.I$3]; [.C378:.I378]) / SUM([.C$3:.I$3])" office:value-type="percentage" office:value="0.697776571428572" calcext:value-type="percentage">
            <text:p>69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Trumpet 2.raw</text:p>
          </table:table-cell>
          <table:table-cell table:formula="of:=MAX(MIN(([results.C376] - [.C$1]) / ([.C$2] - [.C$1]); 1); 0)" office:value-type="float" office:value="1" calcext:value-type="float">
            <text:p>1</text:p>
          </table:table-cell>
          <table:table-cell table:formula="of:=MAX(MIN(([results.D376] - [.D$1]) / ([.D$2] - [.D$1]); 1); 0)" office:value-type="float" office:value="0" calcext:value-type="float">
            <text:p>0</text:p>
          </table:table-cell>
          <table:table-cell table:formula="of:=MAX(MIN(([results.E376] - [.E$1]) / ([.E$2] - [.E$1]); 1); 0)" office:value-type="float" office:value="0" calcext:value-type="float">
            <text:p>0</text:p>
          </table:table-cell>
          <table:table-cell table:formula="of:=MAX(MIN(([results.F376] - [.F$1]) / ([.F$2] - [.F$1]); 1); 0)" office:value-type="float" office:value="1" calcext:value-type="float">
            <text:p>1</text:p>
          </table:table-cell>
          <table:table-cell table:formula="of:=MAX(MIN(([results.G376] - [.G$1]) / ([.G$2] - [.G$1]); 1); 0)" office:value-type="float" office:value="0.356225" calcext:value-type="float">
            <text:p>0.356225</text:p>
          </table:table-cell>
          <table:table-cell table:formula="of:=MAX(MIN(([results.H376] - [.H$1]) / ([.H$2] - [.H$1]); 1); 0)" office:value-type="float" office:value="1" calcext:value-type="float">
            <text:p>1</text:p>
          </table:table-cell>
          <table:table-cell table:formula="of:=MAX(MIN(([results.I376] - [.I$1]) / ([.I$2] - [.I$1]); 1); 0)" office:value-type="float" office:value="1" calcext:value-type="float">
            <text:p>1</text:p>
          </table:table-cell>
          <table:table-cell table:formula="of:=[results.J376]" office:value-type="boolean" office:boolean-value="false" calcext:value-type="boolean">
            <text:p>FALSE</text:p>
          </table:table-cell>
          <table:table-cell table:style-name="ce31" table:formula="of:=1 - SUMPRODUCT([.C$3:.I$3]; [.C379:.I379]) / SUM([.C$3:.I$3])" office:value-type="percentage" office:value="0.21278" calcext:value-type="percentage">
            <text:p>2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TRUMPET.raw</text:p>
          </table:table-cell>
          <table:table-cell table:formula="of:=MAX(MIN(([results.C377] - [.C$1]) / ([.C$2] - [.C$1]); 1); 0)" office:value-type="float" office:value="1" calcext:value-type="float">
            <text:p>1</text:p>
          </table:table-cell>
          <table:table-cell table:formula="of:=MAX(MIN(([results.D377] - [.D$1]) / ([.D$2] - [.D$1]); 1); 0)" office:value-type="float" office:value="0" calcext:value-type="float">
            <text:p>0</text:p>
          </table:table-cell>
          <table:table-cell table:formula="of:=MAX(MIN(([results.E377] - [.E$1]) / ([.E$2] - [.E$1]); 1); 0)" office:value-type="float" office:value="0" calcext:value-type="float">
            <text:p>0</text:p>
          </table:table-cell>
          <table:table-cell table:formula="of:=MAX(MIN(([results.F377] - [.F$1]) / ([.F$2] - [.F$1]); 1); 0)" office:value-type="float" office:value="1" calcext:value-type="float">
            <text:p>1</text:p>
          </table:table-cell>
          <table:table-cell table:formula="of:=MAX(MIN(([results.G377] - [.G$1]) / ([.G$2] - [.G$1]); 1); 0)" office:value-type="float" office:value="0.2477625" calcext:value-type="float">
            <text:p>0.2477625</text:p>
          </table:table-cell>
          <table:table-cell table:formula="of:=MAX(MIN(([results.H377] - [.H$1]) / ([.H$2] - [.H$1]); 1); 0)" office:value-type="float" office:value="1" calcext:value-type="float">
            <text:p>1</text:p>
          </table:table-cell>
          <table:table-cell table:formula="of:=MAX(MIN(([results.I377] - [.I$1]) / ([.I$2] - [.I$1]); 1); 0)" office:value-type="float" office:value="1" calcext:value-type="float">
            <text:p>1</text:p>
          </table:table-cell>
          <table:table-cell table:formula="of:=[results.J377]" office:value-type="boolean" office:boolean-value="false" calcext:value-type="boolean">
            <text:p>FALSE</text:p>
          </table:table-cell>
          <table:table-cell table:style-name="ce31" table:formula="of:=1 - SUMPRODUCT([.C$3:.I$3]; [.C380:.I380]) / SUM([.C$3:.I$3])" office:value-type="percentage" office:value="0.222421111111111" calcext:value-type="percentage">
            <text:p>22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VIOLIN.raw</text:p>
          </table:table-cell>
          <table:table-cell table:formula="of:=MAX(MIN(([results.C378] - [.C$1]) / ([.C$2] - [.C$1]); 1); 0)" office:value-type="float" office:value="1" calcext:value-type="float">
            <text:p>1</text:p>
          </table:table-cell>
          <table:table-cell table:formula="of:=MAX(MIN(([results.D378] - [.D$1]) / ([.D$2] - [.D$1]); 1); 0)" office:value-type="float" office:value="0" calcext:value-type="float">
            <text:p>0</text:p>
          </table:table-cell>
          <table:table-cell table:formula="of:=MAX(MIN(([results.E378] - [.E$1]) / ([.E$2] - [.E$1]); 1); 0)" office:value-type="float" office:value="0.271023333333333" calcext:value-type="float">
            <text:p>0.271023333333333</text:p>
          </table:table-cell>
          <table:table-cell table:formula="of:=MAX(MIN(([results.F378] - [.F$1]) / ([.F$2] - [.F$1]); 1); 0)" office:value-type="float" office:value="0.749213333333333" calcext:value-type="float">
            <text:p>0.749213333333333</text:p>
          </table:table-cell>
          <table:table-cell table:formula="of:=MAX(MIN(([results.G378] - [.G$1]) / ([.G$2] - [.G$1]); 1); 0)" office:value-type="float" office:value="0.81149" calcext:value-type="float">
            <text:p>0.81149</text:p>
          </table:table-cell>
          <table:table-cell table:formula="of:=MAX(MIN(([results.H378] - [.H$1]) / ([.H$2] - [.H$1]); 1); 0)" office:value-type="float" office:value="1" calcext:value-type="float">
            <text:p>1</text:p>
          </table:table-cell>
          <table:table-cell table:formula="of:=MAX(MIN(([results.I378] - [.I$1]) / ([.I$2] - [.I$1]); 1); 0)" office:value-type="float" office:value="0.906356666666667" calcext:value-type="float">
            <text:p>0.906356666666667</text:p>
          </table:table-cell>
          <table:table-cell table:formula="of:=[results.J378]" office:value-type="boolean" office:boolean-value="false" calcext:value-type="boolean">
            <text:p>FALSE</text:p>
          </table:table-cell>
          <table:table-cell table:style-name="ce31" table:formula="of:=1 - SUMPRODUCT([.C$3:.I$3]; [.C381:.I381]) / SUM([.C$3:.I$3])" office:value-type="percentage" office:value="0.225660444444444" calcext:value-type="percentage">
            <text:p>22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lence.raw</text:p>
          </table:table-cell>
          <table:table-cell table:formula="of:=MAX(MIN(([results.C379] - [.C$1]) / ([.C$2] - [.C$1]); 1); 0)" office:value-type="float" office:value="1" calcext:value-type="float">
            <text:p>1</text:p>
          </table:table-cell>
          <table:table-cell table:formula="of:=MAX(MIN(([results.D379] - [.D$1]) / ([.D$2] - [.D$1]); 1); 0)" office:value-type="float" office:value="0" calcext:value-type="float">
            <text:p>0</text:p>
          </table:table-cell>
          <table:table-cell table:formula="of:=MAX(MIN(([results.E379] - [.E$1]) / ([.E$2] - [.E$1]); 1); 0)" office:value-type="float" office:value="0.584376666666667" calcext:value-type="float">
            <text:p>0.584376666666667</text:p>
          </table:table-cell>
          <table:table-cell table:formula="of:=MAX(MIN(([results.F379] - [.F$1]) / ([.F$2] - [.F$1]); 1); 0)" office:value-type="float" office:value="0" calcext:value-type="float">
            <text:p>0</text:p>
          </table:table-cell>
          <table:table-cell table:formula="of:=MAX(MIN(([results.G379] - [.G$1]) / ([.G$2] - [.G$1]); 1); 0)" office:value-type="float" office:value="1" calcext:value-type="float">
            <text:p>1</text:p>
          </table:table-cell>
          <table:table-cell table:formula="of:=MAX(MIN(([results.H379] - [.H$1]) / ([.H$2] - [.H$1]); 1); 0)" office:value-type="float" office:value="1" calcext:value-type="float">
            <text:p>1</text:p>
          </table:table-cell>
          <table:table-cell table:formula="of:=MAX(MIN(([results.I379] - [.I$1]) / ([.I$2] - [.I$1]); 1); 0)" office:value-type="float" office:value="1" calcext:value-type="float">
            <text:p>1</text:p>
          </table:table-cell>
          <table:table-cell table:formula="of:=[results.J379]" office:value-type="boolean" office:boolean-value="false" calcext:value-type="boolean">
            <text:p>FALSE</text:p>
          </table:table-cell>
          <table:table-cell table:style-name="ce31" table:formula="of:=1 - SUMPRODUCT([.C$3:.I$3]; [.C382:.I382]) / SUM([.C$3:.I$3])" office:value-type="percentage" office:value="0.307361037037037" calcext:value-type="percentage">
            <text:p>3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neC5.raw</text:p>
          </table:table-cell>
          <table:table-cell table:formula="of:=MAX(MIN(([results.C380] - [.C$1]) / ([.C$2] - [.C$1]); 1); 0)" office:value-type="float" office:value="1" calcext:value-type="float">
            <text:p>1</text:p>
          </table:table-cell>
          <table:table-cell table:formula="of:=MAX(MIN(([results.D380] - [.D$1]) / ([.D$2] - [.D$1]); 1); 0)" office:value-type="float" office:value="0" calcext:value-type="float">
            <text:p>0</text:p>
          </table:table-cell>
          <table:table-cell table:formula="of:=MAX(MIN(([results.E380] - [.E$1]) / ([.E$2] - [.E$1]); 1); 0)" office:value-type="float" office:value="0" calcext:value-type="float">
            <text:p>0</text:p>
          </table:table-cell>
          <table:table-cell table:formula="of:=MAX(MIN(([results.F380] - [.F$1]) / ([.F$2] - [.F$1]); 1); 0)" office:value-type="float" office:value="0" calcext:value-type="float">
            <text:p>0</text:p>
          </table:table-cell>
          <table:table-cell table:formula="of:=MAX(MIN(([results.G380] - [.G$1]) / ([.G$2] - [.G$1]); 1); 0)" office:value-type="float" office:value="0" calcext:value-type="float">
            <text:p>0</text:p>
          </table:table-cell>
          <table:table-cell table:formula="of:=MAX(MIN(([results.H380] - [.H$1]) / ([.H$2] - [.H$1]); 1); 0)" office:value-type="float" office:value="1" calcext:value-type="float">
            <text:p>1</text:p>
          </table:table-cell>
          <table:table-cell table:formula="of:=MAX(MIN(([results.I380] - [.I$1]) / ([.I$2] - [.I$1]); 1); 0)" office:value-type="float" office:value="1" calcext:value-type="float">
            <text:p>1</text:p>
          </table:table-cell>
          <table:table-cell table:formula="of:=[results.J380]" office:value-type="boolean" office:boolean-value="false" calcext:value-type="boolean">
            <text:p>FALSE</text:p>
          </table:table-cell>
          <table:table-cell table:style-name="ce31" table:formula="of:=1 - SUMPRODUCT([.C$3:.I$3]; [.C383:.I383]) / SUM([.C$3:.I$3])" office:value-type="percentage" office:value="0.422222222222222" calcext:value-type="percentage">
            <text:p>42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ne.raw</text:p>
          </table:table-cell>
          <table:table-cell table:formula="of:=MAX(MIN(([results.C381] - [.C$1]) / ([.C$2] - [.C$1]); 1); 0)" office:value-type="float" office:value="1" calcext:value-type="float">
            <text:p>1</text:p>
          </table:table-cell>
          <table:table-cell table:formula="of:=MAX(MIN(([results.D381] - [.D$1]) / ([.D$2] - [.D$1]); 1); 0)" office:value-type="float" office:value="0" calcext:value-type="float">
            <text:p>0</text:p>
          </table:table-cell>
          <table:table-cell table:formula="of:=MAX(MIN(([results.E381] - [.E$1]) / ([.E$2] - [.E$1]); 1); 0)" office:value-type="float" office:value="0" calcext:value-type="float">
            <text:p>0</text:p>
          </table:table-cell>
          <table:table-cell table:formula="of:=MAX(MIN(([results.F381] - [.F$1]) / ([.F$2] - [.F$1]); 1); 0)" office:value-type="float" office:value="0.04938" calcext:value-type="float">
            <text:p>0.04938</text:p>
          </table:table-cell>
          <table:table-cell table:formula="of:=MAX(MIN(([results.G381] - [.G$1]) / ([.G$2] - [.G$1]); 1); 0)" office:value-type="float" office:value="0.1165575" calcext:value-type="float">
            <text:p>0.1165575</text:p>
          </table:table-cell>
          <table:table-cell table:formula="of:=MAX(MIN(([results.H381] - [.H$1]) / ([.H$2] - [.H$1]); 1); 0)" office:value-type="float" office:value="1" calcext:value-type="float">
            <text:p>1</text:p>
          </table:table-cell>
          <table:table-cell table:formula="of:=MAX(MIN(([results.I381] - [.I$1]) / ([.I$2] - [.I$1]); 1); 0)" office:value-type="float" office:value="1" calcext:value-type="float">
            <text:p>1</text:p>
          </table:table-cell>
          <table:table-cell table:formula="of:=[results.J381]" office:value-type="boolean" office:boolean-value="false" calcext:value-type="boolean">
            <text:p>FALSE</text:p>
          </table:table-cell>
          <table:table-cell table:style-name="ce31" table:formula="of:=1 - SUMPRODUCT([.C$3:.I$3]; [.C384:.I384]) / SUM([.C$3:.I$3])" office:value-type="percentage" office:value="0.403082888888889" calcext:value-type="percentage">
            <text:p>4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B4.raw</text:p>
          </table:table-cell>
          <table:table-cell table:formula="of:=MAX(MIN(([results.C382] - [.C$1]) / ([.C$2] - [.C$1]); 1); 0)" office:value-type="float" office:value="1" calcext:value-type="float">
            <text:p>1</text:p>
          </table:table-cell>
          <table:table-cell table:formula="of:=MAX(MIN(([results.D382] - [.D$1]) / ([.D$2] - [.D$1]); 1); 0)" office:value-type="float" office:value="0" calcext:value-type="float">
            <text:p>0</text:p>
          </table:table-cell>
          <table:table-cell table:formula="of:=MAX(MIN(([results.E382] - [.E$1]) / ([.E$2] - [.E$1]); 1); 0)" office:value-type="float" office:value="0.299353333333333" calcext:value-type="float">
            <text:p>0.299353333333333</text:p>
          </table:table-cell>
          <table:table-cell table:formula="of:=MAX(MIN(([results.F382] - [.F$1]) / ([.F$2] - [.F$1]); 1); 0)" office:value-type="float" office:value="1" calcext:value-type="float">
            <text:p>1</text:p>
          </table:table-cell>
          <table:table-cell table:formula="of:=MAX(MIN(([results.G382] - [.G$1]) / ([.G$2] - [.G$1]); 1); 0)" office:value-type="float" office:value="0.92779" calcext:value-type="float">
            <text:p>0.92779</text:p>
          </table:table-cell>
          <table:table-cell table:formula="of:=MAX(MIN(([results.H382] - [.H$1]) / ([.H$2] - [.H$1]); 1); 0)" office:value-type="float" office:value="1" calcext:value-type="float">
            <text:p>1</text:p>
          </table:table-cell>
          <table:table-cell table:formula="of:=MAX(MIN(([results.I382] - [.I$1]) / ([.I$2] - [.I$1]); 1); 0)" office:value-type="float" office:value="1" calcext:value-type="float">
            <text:p>1</text:p>
          </table:table-cell>
          <table:table-cell table:formula="of:=[results.J382]" office:value-type="boolean" office:boolean-value="false" calcext:value-type="boolean">
            <text:p>FALSE</text:p>
          </table:table-cell>
          <table:table-cell table:style-name="ce31" table:formula="of:=1 - SUMPRODUCT([.C$3:.I$3]; [.C385:.I385]) / SUM([.C$3:.I$3])" office:value-type="percentage" office:value="0.14866962962963" calcext:value-type="percentage">
            <text:p>14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2.raw</text:p>
          </table:table-cell>
          <table:table-cell table:formula="of:=MAX(MIN(([results.C383] - [.C$1]) / ([.C$2] - [.C$1]); 1); 0)" office:value-type="float" office:value="1" calcext:value-type="float">
            <text:p>1</text:p>
          </table:table-cell>
          <table:table-cell table:formula="of:=MAX(MIN(([results.D383] - [.D$1]) / ([.D$2] - [.D$1]); 1); 0)" office:value-type="float" office:value="0" calcext:value-type="float">
            <text:p>0</text:p>
          </table:table-cell>
          <table:table-cell table:formula="of:=MAX(MIN(([results.E383] - [.E$1]) / ([.E$2] - [.E$1]); 1); 0)" office:value-type="float" office:value="0" calcext:value-type="float">
            <text:p>0</text:p>
          </table:table-cell>
          <table:table-cell table:formula="of:=MAX(MIN(([results.F383] - [.F$1]) / ([.F$2] - [.F$1]); 1); 0)" office:value-type="float" office:value="0.301693333333333" calcext:value-type="float">
            <text:p>0.301693333333333</text:p>
          </table:table-cell>
          <table:table-cell table:formula="of:=MAX(MIN(([results.G383] - [.G$1]) / ([.G$2] - [.G$1]); 1); 0)" office:value-type="float" office:value="0.39785" calcext:value-type="float">
            <text:p>0.39785</text:p>
          </table:table-cell>
          <table:table-cell table:formula="of:=MAX(MIN(([results.H383] - [.H$1]) / ([.H$2] - [.H$1]); 1); 0)" office:value-type="float" office:value="1" calcext:value-type="float">
            <text:p>1</text:p>
          </table:table-cell>
          <table:table-cell table:formula="of:=MAX(MIN(([results.I383] - [.I$1]) / ([.I$2] - [.I$1]); 1); 0)" office:value-type="float" office:value="1" calcext:value-type="float">
            <text:p>1</text:p>
          </table:table-cell>
          <table:table-cell table:formula="of:=[results.J383]" office:value-type="boolean" office:boolean-value="false" calcext:value-type="boolean">
            <text:p>FALSE</text:p>
          </table:table-cell>
          <table:table-cell table:style-name="ce31" table:formula="of:=1 - SUMPRODUCT([.C$3:.I$3]; [.C386:.I386]) / SUM([.C$3:.I$3])" office:value-type="percentage" office:value="0.333223407407407" calcext:value-type="percentage">
            <text:p>33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4Sharp.raw</text:p>
          </table:table-cell>
          <table:table-cell table:formula="of:=MAX(MIN(([results.C384] - [.C$1]) / ([.C$2] - [.C$1]); 1); 0)" office:value-type="float" office:value="1" calcext:value-type="float">
            <text:p>1</text:p>
          </table:table-cell>
          <table:table-cell table:formula="of:=MAX(MIN(([results.D384] - [.D$1]) / ([.D$2] - [.D$1]); 1); 0)" office:value-type="float" office:value="0" calcext:value-type="float">
            <text:p>0</text:p>
          </table:table-cell>
          <table:table-cell table:formula="of:=MAX(MIN(([results.E384] - [.E$1]) / ([.E$2] - [.E$1]); 1); 0)" office:value-type="float" office:value="0.13523" calcext:value-type="float">
            <text:p>0.13523</text:p>
          </table:table-cell>
          <table:table-cell table:formula="of:=MAX(MIN(([results.F384] - [.F$1]) / ([.F$2] - [.F$1]); 1); 0)" office:value-type="float" office:value="0.0250933333333334" calcext:value-type="float">
            <text:p>0.0250933333333334</text:p>
          </table:table-cell>
          <table:table-cell table:formula="of:=MAX(MIN(([results.G384] - [.G$1]) / ([.G$2] - [.G$1]); 1); 0)" office:value-type="float" office:value="0.49497" calcext:value-type="float">
            <text:p>0.49497</text:p>
          </table:table-cell>
          <table:table-cell table:formula="of:=MAX(MIN(([results.H384] - [.H$1]) / ([.H$2] - [.H$1]); 1); 0)" office:value-type="float" office:value="1" calcext:value-type="float">
            <text:p>1</text:p>
          </table:table-cell>
          <table:table-cell table:formula="of:=MAX(MIN(([results.I384] - [.I$1]) / ([.I$2] - [.I$1]); 1); 0)" office:value-type="float" office:value="1" calcext:value-type="float">
            <text:p>1</text:p>
          </table:table-cell>
          <table:table-cell table:formula="of:=[results.J384]" office:value-type="boolean" office:boolean-value="false" calcext:value-type="boolean">
            <text:p>FALSE</text:p>
          </table:table-cell>
          <table:table-cell table:style-name="ce31" table:formula="of:=1 - SUMPRODUCT([.C$3:.I$3]; [.C387:.I387]) / SUM([.C$3:.I$3])" office:value-type="percentage" office:value="0.36775362962963" calcext:value-type="percentage">
            <text:p>36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5.raw</text:p>
          </table:table-cell>
          <table:table-cell table:formula="of:=MAX(MIN(([results.C385] - [.C$1]) / ([.C$2] - [.C$1]); 1); 0)" office:value-type="float" office:value="1" calcext:value-type="float">
            <text:p>1</text:p>
          </table:table-cell>
          <table:table-cell table:formula="of:=MAX(MIN(([results.D385] - [.D$1]) / ([.D$2] - [.D$1]); 1); 0)" office:value-type="float" office:value="0" calcext:value-type="float">
            <text:p>0</text:p>
          </table:table-cell>
          <table:table-cell table:formula="of:=MAX(MIN(([results.E385] - [.E$1]) / ([.E$2] - [.E$1]); 1); 0)" office:value-type="float" office:value="0.24787" calcext:value-type="float">
            <text:p>0.24787</text:p>
          </table:table-cell>
          <table:table-cell table:formula="of:=MAX(MIN(([results.F385] - [.F$1]) / ([.F$2] - [.F$1]); 1); 0)" office:value-type="float" office:value="0.121266666666667" calcext:value-type="float">
            <text:p>0.121266666666667</text:p>
          </table:table-cell>
          <table:table-cell table:formula="of:=MAX(MIN(([results.G385] - [.G$1]) / ([.G$2] - [.G$1]); 1); 0)" office:value-type="float" office:value="1" calcext:value-type="float">
            <text:p>1</text:p>
          </table:table-cell>
          <table:table-cell table:formula="of:=MAX(MIN(([results.H385] - [.H$1]) / ([.H$2] - [.H$1]); 1); 0)" office:value-type="float" office:value="1" calcext:value-type="float">
            <text:p>1</text:p>
          </table:table-cell>
          <table:table-cell table:formula="of:=MAX(MIN(([results.I385] - [.I$1]) / ([.I$2] - [.I$1]); 1); 0)" office:value-type="float" office:value="1" calcext:value-type="float">
            <text:p>1</text:p>
          </table:table-cell>
          <table:table-cell table:formula="of:=[results.J385]" office:value-type="boolean" office:boolean-value="false" calcext:value-type="boolean">
            <text:p>FALSE</text:p>
          </table:table-cell>
          <table:table-cell table:style-name="ce31" table:formula="of:=1 - SUMPRODUCT([.C$3:.I$3]; [.C388:.I388]) / SUM([.C$3:.I$3])" office:value-type="percentage" office:value="0.30075837037037" calcext:value-type="percentage">
            <text:p>3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7.raw</text:p>
          </table:table-cell>
          <table:table-cell table:formula="of:=MAX(MIN(([results.C386] - [.C$1]) / ([.C$2] - [.C$1]); 1); 0)" office:value-type="float" office:value="1" calcext:value-type="float">
            <text:p>1</text:p>
          </table:table-cell>
          <table:table-cell table:formula="of:=MAX(MIN(([results.D386] - [.D$1]) / ([.D$2] - [.D$1]); 1); 0)" office:value-type="float" office:value="0" calcext:value-type="float">
            <text:p>0</text:p>
          </table:table-cell>
          <table:table-cell table:formula="of:=MAX(MIN(([results.E386] - [.E$1]) / ([.E$2] - [.E$1]); 1); 0)" office:value-type="float" office:value="0.558223333333333" calcext:value-type="float">
            <text:p>0.558223333333333</text:p>
          </table:table-cell>
          <table:table-cell table:formula="of:=MAX(MIN(([results.F386] - [.F$1]) / ([.F$2] - [.F$1]); 1); 0)" office:value-type="float" office:value="0" calcext:value-type="float">
            <text:p>0</text:p>
          </table:table-cell>
          <table:table-cell table:formula="of:=MAX(MIN(([results.G386] - [.G$1]) / ([.G$2] - [.G$1]); 1); 0)" office:value-type="float" office:value="1" calcext:value-type="float">
            <text:p>1</text:p>
          </table:table-cell>
          <table:table-cell table:formula="of:=MAX(MIN(([results.H386] - [.H$1]) / ([.H$2] - [.H$1]); 1); 0)" office:value-type="float" office:value="1" calcext:value-type="float">
            <text:p>1</text:p>
          </table:table-cell>
          <table:table-cell table:formula="of:=MAX(MIN(([results.I386] - [.I$1]) / ([.I$2] - [.I$1]); 1); 0)" office:value-type="float" office:value="1" calcext:value-type="float">
            <text:p>1</text:p>
          </table:table-cell>
          <table:table-cell table:formula="of:=[results.J386]" office:value-type="boolean" office:boolean-value="false" calcext:value-type="boolean">
            <text:p>FALSE</text:p>
          </table:table-cell>
          <table:table-cell table:style-name="ce31" table:formula="of:=1 - SUMPRODUCT([.C$3:.I$3]; [.C389:.I389]) / SUM([.C$3:.I$3])" office:value-type="percentage" office:value="0.308523407407407" calcext:value-type="percentage">
            <text:p>30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D4.raw</text:p>
          </table:table-cell>
          <table:table-cell table:formula="of:=MAX(MIN(([results.C387] - [.C$1]) / ([.C$2] - [.C$1]); 1); 0)" office:value-type="float" office:value="1" calcext:value-type="float">
            <text:p>1</text:p>
          </table:table-cell>
          <table:table-cell table:formula="of:=MAX(MIN(([results.D387] - [.D$1]) / ([.D$2] - [.D$1]); 1); 0)" office:value-type="float" office:value="0" calcext:value-type="float">
            <text:p>0</text:p>
          </table:table-cell>
          <table:table-cell table:formula="of:=MAX(MIN(([results.E387] - [.E$1]) / ([.E$2] - [.E$1]); 1); 0)" office:value-type="float" office:value="0.306216666666667" calcext:value-type="float">
            <text:p>0.306216666666667</text:p>
          </table:table-cell>
          <table:table-cell table:formula="of:=MAX(MIN(([results.F387] - [.F$1]) / ([.F$2] - [.F$1]); 1); 0)" office:value-type="float" office:value="1" calcext:value-type="float">
            <text:p>1</text:p>
          </table:table-cell>
          <table:table-cell table:formula="of:=MAX(MIN(([results.G387] - [.G$1]) / ([.G$2] - [.G$1]); 1); 0)" office:value-type="float" office:value="0.8307575" calcext:value-type="float">
            <text:p>0.8307575</text:p>
          </table:table-cell>
          <table:table-cell table:formula="of:=MAX(MIN(([results.H387] - [.H$1]) / ([.H$2] - [.H$1]); 1); 0)" office:value-type="float" office:value="1" calcext:value-type="float">
            <text:p>1</text:p>
          </table:table-cell>
          <table:table-cell table:formula="of:=MAX(MIN(([results.I387] - [.I$1]) / ([.I$2] - [.I$1]); 1); 0)" office:value-type="float" office:value="1" calcext:value-type="float">
            <text:p>1</text:p>
          </table:table-cell>
          <table:table-cell table:formula="of:=[results.J387]" office:value-type="boolean" office:boolean-value="false" calcext:value-type="boolean">
            <text:p>FALSE</text:p>
          </table:table-cell>
          <table:table-cell table:style-name="ce31" table:formula="of:=1 - SUMPRODUCT([.C$3:.I$3]; [.C390:.I390]) / SUM([.C$3:.I$3])" office:value-type="percentage" office:value="0.156989703703704" calcext:value-type="percentage">
            <text:p>15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.raw</text:p>
          </table:table-cell>
          <table:table-cell table:formula="of:=MAX(MIN(([results.C388] - [.C$1]) / ([.C$2] - [.C$1]); 1); 0)" office:value-type="float" office:value="1" calcext:value-type="float">
            <text:p>1</text:p>
          </table:table-cell>
          <table:table-cell table:formula="of:=MAX(MIN(([results.D388] - [.D$1]) / ([.D$2] - [.D$1]); 1); 0)" office:value-type="float" office:value="0" calcext:value-type="float">
            <text:p>0</text:p>
          </table:table-cell>
          <table:table-cell table:formula="of:=MAX(MIN(([results.E388] - [.E$1]) / ([.E$2] - [.E$1]); 1); 0)" office:value-type="float" office:value="0.341286666666667" calcext:value-type="float">
            <text:p>0.341286666666667</text:p>
          </table:table-cell>
          <table:table-cell table:formula="of:=MAX(MIN(([results.F388] - [.F$1]) / ([.F$2] - [.F$1]); 1); 0)" office:value-type="float" office:value="0" calcext:value-type="float">
            <text:p>0</text:p>
          </table:table-cell>
          <table:table-cell table:formula="of:=MAX(MIN(([results.G388] - [.G$1]) / ([.G$2] - [.G$1]); 1); 0)" office:value-type="float" office:value="0.958525" calcext:value-type="float">
            <text:p>0.958525</text:p>
          </table:table-cell>
          <table:table-cell table:formula="of:=MAX(MIN(([results.H388] - [.H$1]) / ([.H$2] - [.H$1]); 1); 0)" office:value-type="float" office:value="1" calcext:value-type="float">
            <text:p>1</text:p>
          </table:table-cell>
          <table:table-cell table:formula="of:=MAX(MIN(([results.I388] - [.I$1]) / ([.I$2] - [.I$1]); 1); 0)" office:value-type="float" office:value="1" calcext:value-type="float">
            <text:p>1</text:p>
          </table:table-cell>
          <table:table-cell table:formula="of:=[results.J388]" office:value-type="boolean" office:boolean-value="false" calcext:value-type="boolean">
            <text:p>FALSE</text:p>
          </table:table-cell>
          <table:table-cell table:style-name="ce31" table:formula="of:=1 - SUMPRODUCT([.C$3:.I$3]; [.C391:.I391]) / SUM([.C$3:.I$3])" office:value-type="percentage" office:value="0.321851703703704" calcext:value-type="percentage">
            <text:p>32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myTRUMPET.raw</text:p>
          </table:table-cell>
          <table:table-cell table:formula="of:=MAX(MIN(([results.C389] - [.C$1]) / ([.C$2] - [.C$1]); 1); 0)" office:value-type="float" office:value="0.973146666666667" calcext:value-type="float">
            <text:p>0.973146666666667</text:p>
          </table:table-cell>
          <table:table-cell table:formula="of:=MAX(MIN(([results.D389] - [.D$1]) / ([.D$2] - [.D$1]); 1); 0)" office:value-type="float" office:value="0" calcext:value-type="float">
            <text:p>0</text:p>
          </table:table-cell>
          <table:table-cell table:formula="of:=MAX(MIN(([results.E389] - [.E$1]) / ([.E$2] - [.E$1]); 1); 0)" office:value-type="float" office:value="0" calcext:value-type="float">
            <text:p>0</text:p>
          </table:table-cell>
          <table:table-cell table:formula="of:=MAX(MIN(([results.F389] - [.F$1]) / ([.F$2] - [.F$1]); 1); 0)" office:value-type="float" office:value="0.575726666666667" calcext:value-type="float">
            <text:p>0.575726666666667</text:p>
          </table:table-cell>
          <table:table-cell table:formula="of:=MAX(MIN(([results.G389] - [.G$1]) / ([.G$2] - [.G$1]); 1); 0)" office:value-type="float" office:value="0.1336225" calcext:value-type="float">
            <text:p>0.1336225</text:p>
          </table:table-cell>
          <table:table-cell table:formula="of:=MAX(MIN(([results.H389] - [.H$1]) / ([.H$2] - [.H$1]); 1); 0)" office:value-type="float" office:value="0.351685714285714" calcext:value-type="float">
            <text:p>0.351685714285714</text:p>
          </table:table-cell>
          <table:table-cell table:formula="of:=MAX(MIN(([results.I389] - [.I$1]) / ([.I$2] - [.I$1]); 1); 0)" office:value-type="float" office:value="0.0572166666666667" calcext:value-type="float">
            <text:p>0.0572166666666667</text:p>
          </table:table-cell>
          <table:table-cell table:formula="of:=[results.J389]" office:value-type="boolean" office:boolean-value="false" calcext:value-type="boolean">
            <text:p>FALSE</text:p>
          </table:table-cell>
          <table:table-cell table:style-name="ce31" table:formula="of:=1 - SUMPRODUCT([.C$3:.I$3]; [.C392:.I392]) / SUM([.C$3:.I$3])" office:value-type="percentage" office:value="0.651340708994709" calcext:value-type="percentage">
            <text:p>65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myVIOLIN.raw</text:p>
          </table:table-cell>
          <table:table-cell table:formula="of:=MAX(MIN(([results.C390] - [.C$1]) / ([.C$2] - [.C$1]); 1); 0)" office:value-type="float" office:value="0.682823333333333" calcext:value-type="float">
            <text:p>0.682823333333333</text:p>
          </table:table-cell>
          <table:table-cell table:formula="of:=MAX(MIN(([results.D390] - [.D$1]) / ([.D$2] - [.D$1]); 1); 0)" office:value-type="float" office:value="0" calcext:value-type="float">
            <text:p>0</text:p>
          </table:table-cell>
          <table:table-cell table:formula="of:=MAX(MIN(([results.E390] - [.E$1]) / ([.E$2] - [.E$1]); 1); 0)" office:value-type="float" office:value="0.287266666666667" calcext:value-type="float">
            <text:p>0.287266666666667</text:p>
          </table:table-cell>
          <table:table-cell table:formula="of:=MAX(MIN(([results.F390] - [.F$1]) / ([.F$2] - [.F$1]); 1); 0)" office:value-type="float" office:value="0.87096" calcext:value-type="float">
            <text:p>0.87096</text:p>
          </table:table-cell>
          <table:table-cell table:formula="of:=MAX(MIN(([results.G390] - [.G$1]) / ([.G$2] - [.G$1]); 1); 0)" office:value-type="float" office:value="0.6655125" calcext:value-type="float">
            <text:p>0.6655125</text:p>
          </table:table-cell>
          <table:table-cell table:formula="of:=MAX(MIN(([results.H390] - [.H$1]) / ([.H$2] - [.H$1]); 1); 0)" office:value-type="float" office:value="0.2337" calcext:value-type="float">
            <text:p>0.2337</text:p>
          </table:table-cell>
          <table:table-cell table:formula="of:=MAX(MIN(([results.I390] - [.I$1]) / ([.I$2] - [.I$1]); 1); 0)" office:value-type="float" office:value="0.43835" calcext:value-type="float">
            <text:p>0.43835</text:p>
          </table:table-cell>
          <table:table-cell table:formula="of:=[results.J390]" office:value-type="boolean" office:boolean-value="false" calcext:value-type="boolean">
            <text:p>FALSE</text:p>
          </table:table-cell>
          <table:table-cell table:style-name="ce31" table:formula="of:=1 - SUMPRODUCT([.C$3:.I$3]; [.C393:.I393]) / SUM([.C$3:.I$3])" office:value-type="percentage" office:value="0.522870518518519" calcext:value-type="percentage">
            <text:p>52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lence.raw</text:p>
          </table:table-cell>
          <table:table-cell table:formula="of:=MAX(MIN(([results.C391] - [.C$1]) / ([.C$2] - [.C$1]); 1); 0)" office:value-type="float" office:value="1" calcext:value-type="float">
            <text:p>1</text:p>
          </table:table-cell>
          <table:table-cell table:formula="of:=MAX(MIN(([results.D391] - [.D$1]) / ([.D$2] - [.D$1]); 1); 0)" office:value-type="float" office:value="0" calcext:value-type="float">
            <text:p>0</text:p>
          </table:table-cell>
          <table:table-cell table:formula="of:=MAX(MIN(([results.E391] - [.E$1]) / ([.E$2] - [.E$1]); 1); 0)" office:value-type="float" office:value="0.659046666666667" calcext:value-type="float">
            <text:p>0.659046666666667</text:p>
          </table:table-cell>
          <table:table-cell table:formula="of:=MAX(MIN(([results.F391] - [.F$1]) / ([.F$2] - [.F$1]); 1); 0)" office:value-type="float" office:value="1" calcext:value-type="float">
            <text:p>1</text:p>
          </table:table-cell>
          <table:table-cell table:formula="of:=MAX(MIN(([results.G391] - [.G$1]) / ([.G$2] - [.G$1]); 1); 0)" office:value-type="float" office:value="1" calcext:value-type="float">
            <text:p>1</text:p>
          </table:table-cell>
          <table:table-cell table:formula="of:=MAX(MIN(([results.H391] - [.H$1]) / ([.H$2] - [.H$1]); 1); 0)" office:value-type="float" office:value="1" calcext:value-type="float">
            <text:p>1</text:p>
          </table:table-cell>
          <table:table-cell table:formula="of:=MAX(MIN(([results.I391] - [.I$1]) / ([.I$2] - [.I$1]); 1); 0)" office:value-type="float" office:value="1" calcext:value-type="float">
            <text:p>1</text:p>
          </table:table-cell>
          <table:table-cell table:formula="of:=[results.J391]" office:value-type="boolean" office:boolean-value="false" calcext:value-type="boolean">
            <text:p>FALSE</text:p>
          </table:table-cell>
          <table:table-cell table:style-name="ce31" table:formula="of:=1 - SUMPRODUCT([.C$3:.I$3]; [.C394:.I394]) / SUM([.C$3:.I$3])" office:value-type="percentage" office:value="0.126264592592593" calcext:value-type="percentage">
            <text:p>12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neC5.raw</text:p>
          </table:table-cell>
          <table:table-cell table:formula="of:=MAX(MIN(([results.C392] - [.C$1]) / ([.C$2] - [.C$1]); 1); 0)" office:value-type="float" office:value="1" calcext:value-type="float">
            <text:p>1</text:p>
          </table:table-cell>
          <table:table-cell table:formula="of:=MAX(MIN(([results.D392] - [.D$1]) / ([.D$2] - [.D$1]); 1); 0)" office:value-type="float" office:value="0" calcext:value-type="float">
            <text:p>0</text:p>
          </table:table-cell>
          <table:table-cell table:formula="of:=MAX(MIN(([results.E392] - [.E$1]) / ([.E$2] - [.E$1]); 1); 0)" office:value-type="float" office:value="0" calcext:value-type="float">
            <text:p>0</text:p>
          </table:table-cell>
          <table:table-cell table:formula="of:=MAX(MIN(([results.F392] - [.F$1]) / ([.F$2] - [.F$1]); 1); 0)" office:value-type="float" office:value="0.691473333333333" calcext:value-type="float">
            <text:p>0.691473333333333</text:p>
          </table:table-cell>
          <table:table-cell table:formula="of:=MAX(MIN(([results.G392] - [.G$1]) / ([.G$2] - [.G$1]); 1); 0)" office:value-type="float" office:value="0.3011475" calcext:value-type="float">
            <text:p>0.3011475</text:p>
          </table:table-cell>
          <table:table-cell table:formula="of:=MAX(MIN(([results.H392] - [.H$1]) / ([.H$2] - [.H$1]); 1); 0)" office:value-type="float" office:value="0.617171428571429" calcext:value-type="float">
            <text:p>0.617171428571429</text:p>
          </table:table-cell>
          <table:table-cell table:formula="of:=MAX(MIN(([results.I392] - [.I$1]) / ([.I$2] - [.I$1]); 1); 0)" office:value-type="float" office:value="0.08992" calcext:value-type="float">
            <text:p>0.08992</text:p>
          </table:table-cell>
          <table:table-cell table:formula="of:=[results.J392]" office:value-type="boolean" office:boolean-value="false" calcext:value-type="boolean">
            <text:p>FALSE</text:p>
          </table:table-cell>
          <table:table-cell table:style-name="ce31" table:formula="of:=1 - SUMPRODUCT([.C$3:.I$3]; [.C395:.I395]) / SUM([.C$3:.I$3])" office:value-type="percentage" office:value="0.551330677248677" calcext:value-type="percentage">
            <text:p>55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ne.raw</text:p>
          </table:table-cell>
          <table:table-cell table:formula="of:=MAX(MIN(([results.C393] - [.C$1]) / ([.C$2] - [.C$1]); 1); 0)" office:value-type="float" office:value="0.97948" calcext:value-type="float">
            <text:p>0.97948</text:p>
          </table:table-cell>
          <table:table-cell table:formula="of:=MAX(MIN(([results.D393] - [.D$1]) / ([.D$2] - [.D$1]); 1); 0)" office:value-type="float" office:value="0" calcext:value-type="float">
            <text:p>0</text:p>
          </table:table-cell>
          <table:table-cell table:formula="of:=MAX(MIN(([results.E393] - [.E$1]) / ([.E$2] - [.E$1]); 1); 0)" office:value-type="float" office:value="0" calcext:value-type="float">
            <text:p>0</text:p>
          </table:table-cell>
          <table:table-cell table:formula="of:=MAX(MIN(([results.F393] - [.F$1]) / ([.F$2] - [.F$1]); 1); 0)" office:value-type="float" office:value="0.714833333333333" calcext:value-type="float">
            <text:p>0.714833333333333</text:p>
          </table:table-cell>
          <table:table-cell table:formula="of:=MAX(MIN(([results.G393] - [.G$1]) / ([.G$2] - [.G$1]); 1); 0)" office:value-type="float" office:value="0.368415" calcext:value-type="float">
            <text:p>0.368415</text:p>
          </table:table-cell>
          <table:table-cell table:formula="of:=MAX(MIN(([results.H393] - [.H$1]) / ([.H$2] - [.H$1]); 1); 0)" office:value-type="float" office:value="0.710571428571429" calcext:value-type="float">
            <text:p>0.710571428571429</text:p>
          </table:table-cell>
          <table:table-cell table:formula="of:=MAX(MIN(([results.I393] - [.I$1]) / ([.I$2] - [.I$1]); 1); 0)" office:value-type="float" office:value="0.09953" calcext:value-type="float">
            <text:p>0.09953</text:p>
          </table:table-cell>
          <table:table-cell table:formula="of:=[results.J393]" office:value-type="boolean" office:boolean-value="false" calcext:value-type="boolean">
            <text:p>FALSE</text:p>
          </table:table-cell>
          <table:table-cell table:style-name="ce31" table:formula="of:=1 - SUMPRODUCT([.C$3:.I$3]; [.C396:.I396]) / SUM([.C$3:.I$3])" office:value-type="percentage" office:value="0.5235748994709" calcext:value-type="percentage">
            <text:p>52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B4.raw</text:p>
          </table:table-cell>
          <table:table-cell table:formula="of:=MAX(MIN(([results.C394] - [.C$1]) / ([.C$2] - [.C$1]); 1); 0)" office:value-type="float" office:value="0.596153333333333" calcext:value-type="float">
            <text:p>0.596153333333333</text:p>
          </table:table-cell>
          <table:table-cell table:formula="of:=MAX(MIN(([results.D394] - [.D$1]) / ([.D$2] - [.D$1]); 1); 0)" office:value-type="float" office:value="0" calcext:value-type="float">
            <text:p>0</text:p>
          </table:table-cell>
          <table:table-cell table:formula="of:=MAX(MIN(([results.E394] - [.E$1]) / ([.E$2] - [.E$1]); 1); 0)" office:value-type="float" office:value="0.49749" calcext:value-type="float">
            <text:p>0.49749</text:p>
          </table:table-cell>
          <table:table-cell table:formula="of:=MAX(MIN(([results.F394] - [.F$1]) / ([.F$2] - [.F$1]); 1); 0)" office:value-type="float" office:value="1" calcext:value-type="float">
            <text:p>1</text:p>
          </table:table-cell>
          <table:table-cell table:formula="of:=MAX(MIN(([results.G394] - [.G$1]) / ([.G$2] - [.G$1]); 1); 0)" office:value-type="float" office:value="1" calcext:value-type="float">
            <text:p>1</text:p>
          </table:table-cell>
          <table:table-cell table:formula="of:=MAX(MIN(([results.H394] - [.H$1]) / ([.H$2] - [.H$1]); 1); 0)" office:value-type="float" office:value="0.196114285714286" calcext:value-type="float">
            <text:p>0.196114285714286</text:p>
          </table:table-cell>
          <table:table-cell table:formula="of:=MAX(MIN(([results.I394] - [.I$1]) / ([.I$2] - [.I$1]); 1); 0)" office:value-type="float" office:value="0.13948" calcext:value-type="float">
            <text:p>0.13948</text:p>
          </table:table-cell>
          <table:table-cell table:formula="of:=[results.J394]" office:value-type="boolean" office:boolean-value="false" calcext:value-type="boolean">
            <text:p>FALSE</text:p>
          </table:table-cell>
          <table:table-cell table:style-name="ce31" table:formula="of:=1 - SUMPRODUCT([.C$3:.I$3]; [.C397:.I397]) / SUM([.C$3:.I$3])" office:value-type="percentage" office:value="0.548269291005291" calcext:value-type="percentage">
            <text:p>54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2.raw</text:p>
          </table:table-cell>
          <table:table-cell table:formula="of:=MAX(MIN(([results.C395] - [.C$1]) / ([.C$2] - [.C$1]); 1); 0)" office:value-type="float" office:value="0.57249" calcext:value-type="float">
            <text:p>0.57249</text:p>
          </table:table-cell>
          <table:table-cell table:formula="of:=MAX(MIN(([results.D395] - [.D$1]) / ([.D$2] - [.D$1]); 1); 0)" office:value-type="float" office:value="0" calcext:value-type="float">
            <text:p>0</text:p>
          </table:table-cell>
          <table:table-cell table:formula="of:=MAX(MIN(([results.E395] - [.E$1]) / ([.E$2] - [.E$1]); 1); 0)" office:value-type="float" office:value="0.0382233333333333" calcext:value-type="float">
            <text:p>0.0382233333333333</text:p>
          </table:table-cell>
          <table:table-cell table:formula="of:=MAX(MIN(([results.F395] - [.F$1]) / ([.F$2] - [.F$1]); 1); 0)" office:value-type="float" office:value="1" calcext:value-type="float">
            <text:p>1</text:p>
          </table:table-cell>
          <table:table-cell table:formula="of:=MAX(MIN(([results.G395] - [.G$1]) / ([.G$2] - [.G$1]); 1); 0)" office:value-type="float" office:value="0.4609575" calcext:value-type="float">
            <text:p>0.4609575</text:p>
          </table:table-cell>
          <table:table-cell table:formula="of:=MAX(MIN(([results.H395] - [.H$1]) / ([.H$2] - [.H$1]); 1); 0)" office:value-type="float" office:value="0.222342857142857" calcext:value-type="float">
            <text:p>0.222342857142857</text:p>
          </table:table-cell>
          <table:table-cell table:formula="of:=MAX(MIN(([results.I395] - [.I$1]) / ([.I$2] - [.I$1]); 1); 0)" office:value-type="float" office:value="0.789433333333333" calcext:value-type="float">
            <text:p>0.789433333333333</text:p>
          </table:table-cell>
          <table:table-cell table:formula="of:=[results.J395]" office:value-type="boolean" office:boolean-value="false" calcext:value-type="boolean">
            <text:p>FALSE</text:p>
          </table:table-cell>
          <table:table-cell table:style-name="ce31" table:formula="of:=1 - SUMPRODUCT([.C$3:.I$3]; [.C398:.I398]) / SUM([.C$3:.I$3])" office:value-type="percentage" office:value="0.470597206349206" calcext:value-type="percentage">
            <text:p>47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4Sharp.raw</text:p>
          </table:table-cell>
          <table:table-cell table:formula="of:=MAX(MIN(([results.C396] - [.C$1]) / ([.C$2] - [.C$1]); 1); 0)" office:value-type="float" office:value="0.618173333333333" calcext:value-type="float">
            <text:p>0.618173333333333</text:p>
          </table:table-cell>
          <table:table-cell table:formula="of:=MAX(MIN(([results.D396] - [.D$1]) / ([.D$2] - [.D$1]); 1); 0)" office:value-type="float" office:value="0" calcext:value-type="float">
            <text:p>0</text:p>
          </table:table-cell>
          <table:table-cell table:formula="of:=MAX(MIN(([results.E396] - [.E$1]) / ([.E$2] - [.E$1]); 1); 0)" office:value-type="float" office:value="0.372" calcext:value-type="float">
            <text:p>0.372</text:p>
          </table:table-cell>
          <table:table-cell table:formula="of:=MAX(MIN(([results.F396] - [.F$1]) / ([.F$2] - [.F$1]); 1); 0)" office:value-type="float" office:value="1" calcext:value-type="float">
            <text:p>1</text:p>
          </table:table-cell>
          <table:table-cell table:formula="of:=MAX(MIN(([results.G396] - [.G$1]) / ([.G$2] - [.G$1]); 1); 0)" office:value-type="float" office:value="0.839045" calcext:value-type="float">
            <text:p>0.839045</text:p>
          </table:table-cell>
          <table:table-cell table:formula="of:=MAX(MIN(([results.H396] - [.H$1]) / ([.H$2] - [.H$1]); 1); 0)" office:value-type="float" office:value="0.204871428571428" calcext:value-type="float">
            <text:p>0.204871428571428</text:p>
          </table:table-cell>
          <table:table-cell table:formula="of:=MAX(MIN(([results.I396] - [.I$1]) / ([.I$2] - [.I$1]); 1); 0)" office:value-type="float" office:value="0.02401" calcext:value-type="float">
            <text:p>0.02401</text:p>
          </table:table-cell>
          <table:table-cell table:formula="of:=[results.J396]" office:value-type="boolean" office:boolean-value="true" calcext:value-type="boolean">
            <text:p>TRUE</text:p>
          </table:table-cell>
          <table:table-cell table:style-name="ce31" table:formula="of:=1 - SUMPRODUCT([.C$3:.I$3]; [.C399:.I399]) / SUM([.C$3:.I$3])" office:value-type="percentage" office:value="0.588636973544974" calcext:value-type="percentage">
            <text:p>58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5.raw</text:p>
          </table:table-cell>
          <table:table-cell table:formula="of:=MAX(MIN(([results.C397] - [.C$1]) / ([.C$2] - [.C$1]); 1); 0)" office:value-type="float" office:value="0.586503333333333" calcext:value-type="float">
            <text:p>0.586503333333333</text:p>
          </table:table-cell>
          <table:table-cell table:formula="of:=MAX(MIN(([results.D397] - [.D$1]) / ([.D$2] - [.D$1]); 1); 0)" office:value-type="float" office:value="0" calcext:value-type="float">
            <text:p>0</text:p>
          </table:table-cell>
          <table:table-cell table:formula="of:=MAX(MIN(([results.E397] - [.E$1]) / ([.E$2] - [.E$1]); 1); 0)" office:value-type="float" office:value="0.40278" calcext:value-type="float">
            <text:p>0.40278</text:p>
          </table:table-cell>
          <table:table-cell table:formula="of:=MAX(MIN(([results.F397] - [.F$1]) / ([.F$2] - [.F$1]); 1); 0)" office:value-type="float" office:value="0.455486666666667" calcext:value-type="float">
            <text:p>0.455486666666667</text:p>
          </table:table-cell>
          <table:table-cell table:formula="of:=MAX(MIN(([results.G397] - [.G$1]) / ([.G$2] - [.G$1]); 1); 0)" office:value-type="float" office:value="1" calcext:value-type="float">
            <text:p>1</text:p>
          </table:table-cell>
          <table:table-cell table:formula="of:=MAX(MIN(([results.H397] - [.H$1]) / ([.H$2] - [.H$1]); 1); 0)" office:value-type="float" office:value="0.188142857142857" calcext:value-type="float">
            <text:p>0.188142857142857</text:p>
          </table:table-cell>
          <table:table-cell table:formula="of:=MAX(MIN(([results.I397] - [.I$1]) / ([.I$2] - [.I$1]); 1); 0)" office:value-type="float" office:value="0" calcext:value-type="float">
            <text:p>0</text:p>
          </table:table-cell>
          <table:table-cell table:formula="of:=[results.J397]" office:value-type="boolean" office:boolean-value="false" calcext:value-type="boolean">
            <text:p>FALSE</text:p>
          </table:table-cell>
          <table:table-cell table:style-name="ce31" table:formula="of:=1 - SUMPRODUCT([.C$3:.I$3]; [.C400:.I400]) / SUM([.C$3:.I$3])" office:value-type="percentage" office:value="0.683371947089947" calcext:value-type="percentage">
            <text:p>68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7.raw</text:p>
          </table:table-cell>
          <table:table-cell table:formula="of:=MAX(MIN(([results.C398] - [.C$1]) / ([.C$2] - [.C$1]); 1); 0)" office:value-type="float" office:value="0.752816666666667" calcext:value-type="float">
            <text:p>0.752816666666667</text:p>
          </table:table-cell>
          <table:table-cell table:formula="of:=MAX(MIN(([results.D398] - [.D$1]) / ([.D$2] - [.D$1]); 1); 0)" office:value-type="float" office:value="0" calcext:value-type="float">
            <text:p>0</text:p>
          </table:table-cell>
          <table:table-cell table:formula="of:=MAX(MIN(([results.E398] - [.E$1]) / ([.E$2] - [.E$1]); 1); 0)" office:value-type="float" office:value="0.723176666666667" calcext:value-type="float">
            <text:p>0.723176666666667</text:p>
          </table:table-cell>
          <table:table-cell table:formula="of:=MAX(MIN(([results.F398] - [.F$1]) / ([.F$2] - [.F$1]); 1); 0)" office:value-type="float" office:value="1" calcext:value-type="float">
            <text:p>1</text:p>
          </table:table-cell>
          <table:table-cell table:formula="of:=MAX(MIN(([results.G398] - [.G$1]) / ([.G$2] - [.G$1]); 1); 0)" office:value-type="float" office:value="1" calcext:value-type="float">
            <text:p>1</text:p>
          </table:table-cell>
          <table:table-cell table:formula="of:=MAX(MIN(([results.H398] - [.H$1]) / ([.H$2] - [.H$1]); 1); 0)" office:value-type="float" office:value="0.187042857142857" calcext:value-type="float">
            <text:p>0.187042857142857</text:p>
          </table:table-cell>
          <table:table-cell table:formula="of:=MAX(MIN(([results.I398] - [.I$1]) / ([.I$2] - [.I$1]); 1); 0)" office:value-type="float" office:value="0.370486666666667" calcext:value-type="float">
            <text:p>0.370486666666667</text:p>
          </table:table-cell>
          <table:table-cell table:formula="of:=[results.J398]" office:value-type="boolean" office:boolean-value="false" calcext:value-type="boolean">
            <text:p>FALSE</text:p>
          </table:table-cell>
          <table:table-cell table:style-name="ce31" table:formula="of:=1 - SUMPRODUCT([.C$3:.I$3]; [.C401:.I401]) / SUM([.C$3:.I$3])" office:value-type="percentage" office:value="0.464348391534392" calcext:value-type="percentage">
            <text:p>46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D4.raw</text:p>
          </table:table-cell>
          <table:table-cell table:formula="of:=MAX(MIN(([results.C399] - [.C$1]) / ([.C$2] - [.C$1]); 1); 0)" office:value-type="float" office:value="0.60893" calcext:value-type="float">
            <text:p>0.60893</text:p>
          </table:table-cell>
          <table:table-cell table:formula="of:=MAX(MIN(([results.D399] - [.D$1]) / ([.D$2] - [.D$1]); 1); 0)" office:value-type="float" office:value="0" calcext:value-type="float">
            <text:p>0</text:p>
          </table:table-cell>
          <table:table-cell table:formula="of:=MAX(MIN(([results.E399] - [.E$1]) / ([.E$2] - [.E$1]); 1); 0)" office:value-type="float" office:value="0.58337" calcext:value-type="float">
            <text:p>0.58337</text:p>
          </table:table-cell>
          <table:table-cell table:formula="of:=MAX(MIN(([results.F399] - [.F$1]) / ([.F$2] - [.F$1]); 1); 0)" office:value-type="float" office:value="1" calcext:value-type="float">
            <text:p>1</text:p>
          </table:table-cell>
          <table:table-cell table:formula="of:=MAX(MIN(([results.G399] - [.G$1]) / ([.G$2] - [.G$1]); 1); 0)" office:value-type="float" office:value="1" calcext:value-type="float">
            <text:p>1</text:p>
          </table:table-cell>
          <table:table-cell table:formula="of:=MAX(MIN(([results.H399] - [.H$1]) / ([.H$2] - [.H$1]); 1); 0)" office:value-type="float" office:value="0.214171428571429" calcext:value-type="float">
            <text:p>0.214171428571429</text:p>
          </table:table-cell>
          <table:table-cell table:formula="of:=MAX(MIN(([results.I399] - [.I$1]) / ([.I$2] - [.I$1]); 1); 0)" office:value-type="float" office:value="0" calcext:value-type="float">
            <text:p>0</text:p>
          </table:table-cell>
          <table:table-cell table:formula="of:=[results.J399]" office:value-type="boolean" office:boolean-value="false" calcext:value-type="boolean">
            <text:p>FALSE</text:p>
          </table:table-cell>
          <table:table-cell table:style-name="ce31" table:formula="of:=1 - SUMPRODUCT([.C$3:.I$3]; [.C402:.I402]) / SUM([.C$3:.I$3])" office:value-type="percentage" office:value="0.569849047619048" calcext:value-type="percentage">
            <text:p>56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.raw</text:p>
          </table:table-cell>
          <table:table-cell table:formula="of:=MAX(MIN(([results.C400] - [.C$1]) / ([.C$2] - [.C$1]); 1); 0)" office:value-type="float" office:value="0.61708" calcext:value-type="float">
            <text:p>0.61708</text:p>
          </table:table-cell>
          <table:table-cell table:formula="of:=MAX(MIN(([results.D400] - [.D$1]) / ([.D$2] - [.D$1]); 1); 0)" office:value-type="float" office:value="0" calcext:value-type="float">
            <text:p>0</text:p>
          </table:table-cell>
          <table:table-cell table:formula="of:=MAX(MIN(([results.E400] - [.E$1]) / ([.E$2] - [.E$1]); 1); 0)" office:value-type="float" office:value="0.126343333333333" calcext:value-type="float">
            <text:p>0.126343333333333</text:p>
          </table:table-cell>
          <table:table-cell table:formula="of:=MAX(MIN(([results.F400] - [.F$1]) / ([.F$2] - [.F$1]); 1); 0)" office:value-type="float" office:value="1" calcext:value-type="float">
            <text:p>1</text:p>
          </table:table-cell>
          <table:table-cell table:formula="of:=MAX(MIN(([results.G400] - [.G$1]) / ([.G$2] - [.G$1]); 1); 0)" office:value-type="float" office:value="0.3613675" calcext:value-type="float">
            <text:p>0.3613675</text:p>
          </table:table-cell>
          <table:table-cell table:formula="of:=MAX(MIN(([results.H400] - [.H$1]) / ([.H$2] - [.H$1]); 1); 0)" office:value-type="float" office:value="0.235785714285714" calcext:value-type="float">
            <text:p>0.235785714285714</text:p>
          </table:table-cell>
          <table:table-cell table:formula="of:=MAX(MIN(([results.I400] - [.I$1]) / ([.I$2] - [.I$1]); 1); 0)" office:value-type="float" office:value="0.085" calcext:value-type="float">
            <text:p>0.085</text:p>
          </table:table-cell>
          <table:table-cell table:formula="of:=[results.J400]" office:value-type="boolean" office:boolean-value="false" calcext:value-type="boolean">
            <text:p>FALSE</text:p>
          </table:table-cell>
          <table:table-cell table:style-name="ce31" table:formula="of:=1 - SUMPRODUCT([.C$3:.I$3]; [.C403:.I403]) / SUM([.C$3:.I$3])" office:value-type="percentage" office:value="0.622449153439153" calcext:value-type="percentage">
            <text:p>62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myVIOLIN.raw</text:p>
          </table:table-cell>
          <table:table-cell table:formula="of:=MAX(MIN(([results.C401] - [.C$1]) / ([.C$2] - [.C$1]); 1); 0)" office:value-type="float" office:value="0.732616666666667" calcext:value-type="float">
            <text:p>0.732616666666667</text:p>
          </table:table-cell>
          <table:table-cell table:formula="of:=MAX(MIN(([results.D401] - [.D$1]) / ([.D$2] - [.D$1]); 1); 0)" office:value-type="float" office:value="0" calcext:value-type="float">
            <text:p>0</text:p>
          </table:table-cell>
          <table:table-cell table:formula="of:=MAX(MIN(([results.E401] - [.E$1]) / ([.E$2] - [.E$1]); 1); 0)" office:value-type="float" office:value="0.131473333333333" calcext:value-type="float">
            <text:p>0.131473333333333</text:p>
          </table:table-cell>
          <table:table-cell table:formula="of:=MAX(MIN(([results.F401] - [.F$1]) / ([.F$2] - [.F$1]); 1); 0)" office:value-type="float" office:value="1" calcext:value-type="float">
            <text:p>1</text:p>
          </table:table-cell>
          <table:table-cell table:formula="of:=MAX(MIN(([results.G401] - [.G$1]) / ([.G$2] - [.G$1]); 1); 0)" office:value-type="float" office:value="0.44589" calcext:value-type="float">
            <text:p>0.44589</text:p>
          </table:table-cell>
          <table:table-cell table:formula="of:=MAX(MIN(([results.H401] - [.H$1]) / ([.H$2] - [.H$1]); 1); 0)" office:value-type="float" office:value="0.219114285714286" calcext:value-type="float">
            <text:p>0.219114285714286</text:p>
          </table:table-cell>
          <table:table-cell table:formula="of:=MAX(MIN(([results.I401] - [.I$1]) / ([.I$2] - [.I$1]); 1); 0)" office:value-type="float" office:value="0.432823333333333" calcext:value-type="float">
            <text:p>0.432823333333333</text:p>
          </table:table-cell>
          <table:table-cell table:formula="of:=[results.J401]" office:value-type="boolean" office:boolean-value="false" calcext:value-type="boolean">
            <text:p>FALSE</text:p>
          </table:table-cell>
          <table:table-cell table:style-name="ce31" table:formula="of:=1 - SUMPRODUCT([.C$3:.I$3]; [.C404:.I404]) / SUM([.C$3:.I$3])" office:value-type="percentage" office:value="0.522775883597884" calcext:value-type="percentage">
            <text:p>52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lence.raw</text:p>
          </table:table-cell>
          <table:table-cell table:formula="of:=MAX(MIN(([results.C402] - [.C$1]) / ([.C$2] - [.C$1]); 1); 0)" office:value-type="float" office:value="1" calcext:value-type="float">
            <text:p>1</text:p>
          </table:table-cell>
          <table:table-cell table:formula="of:=MAX(MIN(([results.D402] - [.D$1]) / ([.D$2] - [.D$1]); 1); 0)" office:value-type="float" office:value="0" calcext:value-type="float">
            <text:p>0</text:p>
          </table:table-cell>
          <table:table-cell table:formula="of:=MAX(MIN(([results.E402] - [.E$1]) / ([.E$2] - [.E$1]); 1); 0)" office:value-type="float" office:value="0.788743333333333" calcext:value-type="float">
            <text:p>0.788743333333333</text:p>
          </table:table-cell>
          <table:table-cell table:formula="of:=MAX(MIN(([results.F402] - [.F$1]) / ([.F$2] - [.F$1]); 1); 0)" office:value-type="float" office:value="1" calcext:value-type="float">
            <text:p>1</text:p>
          </table:table-cell>
          <table:table-cell table:formula="of:=MAX(MIN(([results.G402] - [.G$1]) / ([.G$2] - [.G$1]); 1); 0)" office:value-type="float" office:value="1" calcext:value-type="float">
            <text:p>1</text:p>
          </table:table-cell>
          <table:table-cell table:formula="of:=MAX(MIN(([results.H402] - [.H$1]) / ([.H$2] - [.H$1]); 1); 0)" office:value-type="float" office:value="1" calcext:value-type="float">
            <text:p>1</text:p>
          </table:table-cell>
          <table:table-cell table:formula="of:=MAX(MIN(([results.I402] - [.I$1]) / ([.I$2] - [.I$1]); 1); 0)" office:value-type="float" office:value="0.980776666666666" calcext:value-type="float">
            <text:p>0.980776666666666</text:p>
          </table:table-cell>
          <table:table-cell table:formula="of:=[results.J402]" office:value-type="boolean" office:boolean-value="false" calcext:value-type="boolean">
            <text:p>FALSE</text:p>
          </table:table-cell>
          <table:table-cell table:style-name="ce31" table:formula="of:=1 - SUMPRODUCT([.C$3:.I$3]; [.C405:.I405]) / SUM([.C$3:.I$3])" office:value-type="percentage" office:value="0.124772148148148" calcext:value-type="percentage">
            <text:p>12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neC5.raw</text:p>
          </table:table-cell>
          <table:table-cell table:formula="of:=MAX(MIN(([results.C403] - [.C$1]) / ([.C$2] - [.C$1]); 1); 0)" office:value-type="float" office:value="0.931976666666667" calcext:value-type="float">
            <text:p>0.931976666666667</text:p>
          </table:table-cell>
          <table:table-cell table:formula="of:=MAX(MIN(([results.D403] - [.D$1]) / ([.D$2] - [.D$1]); 1); 0)" office:value-type="float" office:value="0" calcext:value-type="float">
            <text:p>0</text:p>
          </table:table-cell>
          <table:table-cell table:formula="of:=MAX(MIN(([results.E403] - [.E$1]) / ([.E$2] - [.E$1]); 1); 0)" office:value-type="float" office:value="0" calcext:value-type="float">
            <text:p>0</text:p>
          </table:table-cell>
          <table:table-cell table:formula="of:=MAX(MIN(([results.F403] - [.F$1]) / ([.F$2] - [.F$1]); 1); 0)" office:value-type="float" office:value="0.59836" calcext:value-type="float">
            <text:p>0.59836</text:p>
          </table:table-cell>
          <table:table-cell table:formula="of:=MAX(MIN(([results.G403] - [.G$1]) / ([.G$2] - [.G$1]); 1); 0)" office:value-type="float" office:value="0.3282825" calcext:value-type="float">
            <text:p>0.3282825</text:p>
          </table:table-cell>
          <table:table-cell table:formula="of:=MAX(MIN(([results.H403] - [.H$1]) / ([.H$2] - [.H$1]); 1); 0)" office:value-type="float" office:value="0.577857142857143" calcext:value-type="float">
            <text:p>0.577857142857143</text:p>
          </table:table-cell>
          <table:table-cell table:formula="of:=MAX(MIN(([results.I403] - [.I$1]) / ([.I$2] - [.I$1]); 1); 0)" office:value-type="float" office:value="0.221176666666667" calcext:value-type="float">
            <text:p>0.221176666666667</text:p>
          </table:table-cell>
          <table:table-cell table:formula="of:=[results.J403]" office:value-type="boolean" office:boolean-value="false" calcext:value-type="boolean">
            <text:p>FALSE</text:p>
          </table:table-cell>
          <table:table-cell table:style-name="ce31" table:formula="of:=1 - SUMPRODUCT([.C$3:.I$3]; [.C406:.I406]) / SUM([.C$3:.I$3])" office:value-type="percentage" office:value="0.554748275132275" calcext:value-type="percentage">
            <text:p>55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ne.raw</text:p>
          </table:table-cell>
          <table:table-cell table:formula="of:=MAX(MIN(([results.C404] - [.C$1]) / ([.C$2] - [.C$1]); 1); 0)" office:value-type="float" office:value="1" calcext:value-type="float">
            <text:p>1</text:p>
          </table:table-cell>
          <table:table-cell table:formula="of:=MAX(MIN(([results.D404] - [.D$1]) / ([.D$2] - [.D$1]); 1); 0)" office:value-type="float" office:value="0" calcext:value-type="float">
            <text:p>0</text:p>
          </table:table-cell>
          <table:table-cell table:formula="of:=MAX(MIN(([results.E404] - [.E$1]) / ([.E$2] - [.E$1]); 1); 0)" office:value-type="float" office:value="0" calcext:value-type="float">
            <text:p>0</text:p>
          </table:table-cell>
          <table:table-cell table:formula="of:=MAX(MIN(([results.F404] - [.F$1]) / ([.F$2] - [.F$1]); 1); 0)" office:value-type="float" office:value="0.136173333333333" calcext:value-type="float">
            <text:p>0.136173333333333</text:p>
          </table:table-cell>
          <table:table-cell table:formula="of:=MAX(MIN(([results.G404] - [.G$1]) / ([.G$2] - [.G$1]); 1); 0)" office:value-type="float" office:value="0.3691025" calcext:value-type="float">
            <text:p>0.3691025</text:p>
          </table:table-cell>
          <table:table-cell table:formula="of:=MAX(MIN(([results.H404] - [.H$1]) / ([.H$2] - [.H$1]); 1); 0)" office:value-type="float" office:value="0.956157142857143" calcext:value-type="float">
            <text:p>0.956157142857143</text:p>
          </table:table-cell>
          <table:table-cell table:formula="of:=MAX(MIN(([results.I404] - [.I$1]) / ([.I$2] - [.I$1]); 1); 0)" office:value-type="float" office:value="0.193543333333333" calcext:value-type="float">
            <text:p>0.193543333333333</text:p>
          </table:table-cell>
          <table:table-cell table:formula="of:=[results.J404]" office:value-type="boolean" office:boolean-value="false" calcext:value-type="boolean">
            <text:p>FALSE</text:p>
          </table:table-cell>
          <table:table-cell table:style-name="ce31" table:formula="of:=1 - SUMPRODUCT([.C$3:.I$3]; [.C407:.I407]) / SUM([.C$3:.I$3])" office:value-type="percentage" office:value="0.553185682539683" calcext:value-type="percentage">
            <text:p>55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B4.raw</text:p>
          </table:table-cell>
          <table:table-cell table:formula="of:=MAX(MIN(([results.C405] - [.C$1]) / ([.C$2] - [.C$1]); 1); 0)" office:value-type="float" office:value="0.477913333333333" calcext:value-type="float">
            <text:p>0.477913333333333</text:p>
          </table:table-cell>
          <table:table-cell table:formula="of:=MAX(MIN(([results.D405] - [.D$1]) / ([.D$2] - [.D$1]); 1); 0)" office:value-type="float" office:value="0" calcext:value-type="float">
            <text:p>0</text:p>
          </table:table-cell>
          <table:table-cell table:formula="of:=MAX(MIN(([results.E405] - [.E$1]) / ([.E$2] - [.E$1]); 1); 0)" office:value-type="float" office:value="0.426103333333333" calcext:value-type="float">
            <text:p>0.426103333333333</text:p>
          </table:table-cell>
          <table:table-cell table:formula="of:=MAX(MIN(([results.F405] - [.F$1]) / ([.F$2] - [.F$1]); 1); 0)" office:value-type="float" office:value="1" calcext:value-type="float">
            <text:p>1</text:p>
          </table:table-cell>
          <table:table-cell table:formula="of:=MAX(MIN(([results.G405] - [.G$1]) / ([.G$2] - [.G$1]); 1); 0)" office:value-type="float" office:value="1" calcext:value-type="float">
            <text:p>1</text:p>
          </table:table-cell>
          <table:table-cell table:formula="of:=MAX(MIN(([results.H405] - [.H$1]) / ([.H$2] - [.H$1]); 1); 0)" office:value-type="float" office:value="0.267457142857143" calcext:value-type="float">
            <text:p>0.267457142857143</text:p>
          </table:table-cell>
          <table:table-cell table:formula="of:=MAX(MIN(([results.I405] - [.I$1]) / ([.I$2] - [.I$1]); 1); 0)" office:value-type="float" office:value="0.20276" calcext:value-type="float">
            <text:p>0.20276</text:p>
          </table:table-cell>
          <table:table-cell table:formula="of:=[results.J405]" office:value-type="boolean" office:boolean-value="false" calcext:value-type="boolean">
            <text:p>FALSE</text:p>
          </table:table-cell>
          <table:table-cell table:style-name="ce31" table:formula="of:=1 - SUMPRODUCT([.C$3:.I$3]; [.C408:.I408]) / SUM([.C$3:.I$3])" office:value-type="percentage" office:value="0.541504126984127" calcext:value-type="percentage">
            <text:p>54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2.raw</text:p>
          </table:table-cell>
          <table:table-cell table:formula="of:=MAX(MIN(([results.C406] - [.C$1]) / ([.C$2] - [.C$1]); 1); 0)" office:value-type="float" office:value="0.43882" calcext:value-type="float">
            <text:p>0.43882</text:p>
          </table:table-cell>
          <table:table-cell table:formula="of:=MAX(MIN(([results.D406] - [.D$1]) / ([.D$2] - [.D$1]); 1); 0)" office:value-type="float" office:value="0" calcext:value-type="float">
            <text:p>0</text:p>
          </table:table-cell>
          <table:table-cell table:formula="of:=MAX(MIN(([results.E406] - [.E$1]) / ([.E$2] - [.E$1]); 1); 0)" office:value-type="float" office:value="0" calcext:value-type="float">
            <text:p>0</text:p>
          </table:table-cell>
          <table:table-cell table:formula="of:=MAX(MIN(([results.F406] - [.F$1]) / ([.F$2] - [.F$1]); 1); 0)" office:value-type="float" office:value="0.60228" calcext:value-type="float">
            <text:p>0.60228</text:p>
          </table:table-cell>
          <table:table-cell table:formula="of:=MAX(MIN(([results.G406] - [.G$1]) / ([.G$2] - [.G$1]); 1); 0)" office:value-type="float" office:value="0.407235" calcext:value-type="float">
            <text:p>0.407235</text:p>
          </table:table-cell>
          <table:table-cell table:formula="of:=MAX(MIN(([results.H406] - [.H$1]) / ([.H$2] - [.H$1]); 1); 0)" office:value-type="float" office:value="0.3" calcext:value-type="float">
            <text:p>0.3</text:p>
          </table:table-cell>
          <table:table-cell table:formula="of:=MAX(MIN(([results.I406] - [.I$1]) / ([.I$2] - [.I$1]); 1); 0)" office:value-type="float" office:value="0.709906666666666" calcext:value-type="float">
            <text:p>0.709906666666666</text:p>
          </table:table-cell>
          <table:table-cell table:formula="of:=[results.J406]" office:value-type="boolean" office:boolean-value="false" calcext:value-type="boolean">
            <text:p>FALSE</text:p>
          </table:table-cell>
          <table:table-cell table:style-name="ce31" table:formula="of:=1 - SUMPRODUCT([.C$3:.I$3]; [.C409:.I409]) / SUM([.C$3:.I$3])" office:value-type="percentage" office:value="0.570711407407408" calcext:value-type="percentage">
            <text:p>57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4Sharp.raw</text:p>
          </table:table-cell>
          <table:table-cell table:formula="of:=MAX(MIN(([results.C407] - [.C$1]) / ([.C$2] - [.C$1]); 1); 0)" office:value-type="float" office:value="0.501353333333333" calcext:value-type="float">
            <text:p>0.501353333333333</text:p>
          </table:table-cell>
          <table:table-cell table:formula="of:=MAX(MIN(([results.D407] - [.D$1]) / ([.D$2] - [.D$1]); 1); 0)" office:value-type="float" office:value="0" calcext:value-type="float">
            <text:p>0</text:p>
          </table:table-cell>
          <table:table-cell table:formula="of:=MAX(MIN(([results.E407] - [.E$1]) / ([.E$2] - [.E$1]); 1); 0)" office:value-type="float" office:value="0.38634" calcext:value-type="float">
            <text:p>0.38634</text:p>
          </table:table-cell>
          <table:table-cell table:formula="of:=MAX(MIN(([results.F407] - [.F$1]) / ([.F$2] - [.F$1]); 1); 0)" office:value-type="float" office:value="1" calcext:value-type="float">
            <text:p>1</text:p>
          </table:table-cell>
          <table:table-cell table:formula="of:=MAX(MIN(([results.G407] - [.G$1]) / ([.G$2] - [.G$1]); 1); 0)" office:value-type="float" office:value="1" calcext:value-type="float">
            <text:p>1</text:p>
          </table:table-cell>
          <table:table-cell table:formula="of:=MAX(MIN(([results.H407] - [.H$1]) / ([.H$2] - [.H$1]); 1); 0)" office:value-type="float" office:value="0.265171428571429" calcext:value-type="float">
            <text:p>0.265171428571429</text:p>
          </table:table-cell>
          <table:table-cell table:formula="of:=MAX(MIN(([results.I407] - [.I$1]) / ([.I$2] - [.I$1]); 1); 0)" office:value-type="float" office:value="0.169876666666667" calcext:value-type="float">
            <text:p>0.169876666666667</text:p>
          </table:table-cell>
          <table:table-cell table:formula="of:=[results.J407]" office:value-type="boolean" office:boolean-value="false" calcext:value-type="boolean">
            <text:p>FALSE</text:p>
          </table:table-cell>
          <table:table-cell table:style-name="ce31" table:formula="of:=1 - SUMPRODUCT([.C$3:.I$3]; [.C410:.I410]) / SUM([.C$3:.I$3])" office:value-type="percentage" office:value="0.547389714285714" calcext:value-type="percentage">
            <text:p>54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5.raw</text:p>
          </table:table-cell>
          <table:table-cell table:formula="of:=MAX(MIN(([results.C408] - [.C$1]) / ([.C$2] - [.C$1]); 1); 0)" office:value-type="float" office:value="0.60375" calcext:value-type="float">
            <text:p>0.60375</text:p>
          </table:table-cell>
          <table:table-cell table:formula="of:=MAX(MIN(([results.D408] - [.D$1]) / ([.D$2] - [.D$1]); 1); 0)" office:value-type="float" office:value="0.0187333333333333" calcext:value-type="float">
            <text:p>0.0187333333333333</text:p>
          </table:table-cell>
          <table:table-cell table:formula="of:=MAX(MIN(([results.E408] - [.E$1]) / ([.E$2] - [.E$1]); 1); 0)" office:value-type="float" office:value="0.25799" calcext:value-type="float">
            <text:p>0.25799</text:p>
          </table:table-cell>
          <table:table-cell table:formula="of:=MAX(MIN(([results.F408] - [.F$1]) / ([.F$2] - [.F$1]); 1); 0)" office:value-type="float" office:value="0.7545" calcext:value-type="float">
            <text:p>0.7545</text:p>
          </table:table-cell>
          <table:table-cell table:formula="of:=MAX(MIN(([results.G408] - [.G$1]) / ([.G$2] - [.G$1]); 1); 0)" office:value-type="float" office:value="1" calcext:value-type="float">
            <text:p>1</text:p>
          </table:table-cell>
          <table:table-cell table:formula="of:=MAX(MIN(([results.H408] - [.H$1]) / ([.H$2] - [.H$1]); 1); 0)" office:value-type="float" office:value="0.267571428571429" calcext:value-type="float">
            <text:p>0.267571428571429</text:p>
          </table:table-cell>
          <table:table-cell table:formula="of:=MAX(MIN(([results.I408] - [.I$1]) / ([.I$2] - [.I$1]); 1); 0)" office:value-type="float" office:value="0" calcext:value-type="float">
            <text:p>0</text:p>
          </table:table-cell>
          <table:table-cell table:formula="of:=[results.J408]" office:value-type="boolean" office:boolean-value="false" calcext:value-type="boolean">
            <text:p>FALSE</text:p>
          </table:table-cell>
          <table:table-cell table:style-name="ce31" table:formula="of:=1 - SUMPRODUCT([.C$3:.I$3]; [.C411:.I411]) / SUM([.C$3:.I$3])" office:value-type="percentage" office:value="0.615999121693122" calcext:value-type="percentage">
            <text:p>6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7.raw</text:p>
          </table:table-cell>
          <table:table-cell table:formula="of:=MAX(MIN(([results.C409] - [.C$1]) / ([.C$2] - [.C$1]); 1); 0)" office:value-type="float" office:value="0.66681" calcext:value-type="float">
            <text:p>0.66681</text:p>
          </table:table-cell>
          <table:table-cell table:formula="of:=MAX(MIN(([results.D409] - [.D$1]) / ([.D$2] - [.D$1]); 1); 0)" office:value-type="float" office:value="0" calcext:value-type="float">
            <text:p>0</text:p>
          </table:table-cell>
          <table:table-cell table:formula="of:=MAX(MIN(([results.E409] - [.E$1]) / ([.E$2] - [.E$1]); 1); 0)" office:value-type="float" office:value="0.566643333333333" calcext:value-type="float">
            <text:p>0.566643333333333</text:p>
          </table:table-cell>
          <table:table-cell table:formula="of:=MAX(MIN(([results.F409] - [.F$1]) / ([.F$2] - [.F$1]); 1); 0)" office:value-type="float" office:value="0.421253333333333" calcext:value-type="float">
            <text:p>0.421253333333333</text:p>
          </table:table-cell>
          <table:table-cell table:formula="of:=MAX(MIN(([results.G409] - [.G$1]) / ([.G$2] - [.G$1]); 1); 0)" office:value-type="float" office:value="1" calcext:value-type="float">
            <text:p>1</text:p>
          </table:table-cell>
          <table:table-cell table:formula="of:=MAX(MIN(([results.H409] - [.H$1]) / ([.H$2] - [.H$1]); 1); 0)" office:value-type="float" office:value="0.265614285714286" calcext:value-type="float">
            <text:p>0.265614285714286</text:p>
          </table:table-cell>
          <table:table-cell table:formula="of:=MAX(MIN(([results.I409] - [.I$1]) / ([.I$2] - [.I$1]); 1); 0)" office:value-type="float" office:value="0.324303333333333" calcext:value-type="float">
            <text:p>0.324303333333333</text:p>
          </table:table-cell>
          <table:table-cell table:formula="of:=[results.J409]" office:value-type="boolean" office:boolean-value="false" calcext:value-type="boolean">
            <text:p>FALSE</text:p>
          </table:table-cell>
          <table:table-cell table:style-name="ce31" table:formula="of:=1 - SUMPRODUCT([.C$3:.I$3]; [.C412:.I412]) / SUM([.C$3:.I$3])" office:value-type="percentage" office:value="0.582121216931217" calcext:value-type="percentage">
            <text:p>58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D4.raw</text:p>
          </table:table-cell>
          <table:table-cell table:formula="of:=MAX(MIN(([results.C410] - [.C$1]) / ([.C$2] - [.C$1]); 1); 0)" office:value-type="float" office:value="0.494763333333333" calcext:value-type="float">
            <text:p>0.494763333333333</text:p>
          </table:table-cell>
          <table:table-cell table:formula="of:=MAX(MIN(([results.D410] - [.D$1]) / ([.D$2] - [.D$1]); 1); 0)" office:value-type="float" office:value="0" calcext:value-type="float">
            <text:p>0</text:p>
          </table:table-cell>
          <table:table-cell table:formula="of:=MAX(MIN(([results.E410] - [.E$1]) / ([.E$2] - [.E$1]); 1); 0)" office:value-type="float" office:value="0.416343333333333" calcext:value-type="float">
            <text:p>0.416343333333333</text:p>
          </table:table-cell>
          <table:table-cell table:formula="of:=MAX(MIN(([results.F410] - [.F$1]) / ([.F$2] - [.F$1]); 1); 0)" office:value-type="float" office:value="1" calcext:value-type="float">
            <text:p>1</text:p>
          </table:table-cell>
          <table:table-cell table:formula="of:=MAX(MIN(([results.G410] - [.G$1]) / ([.G$2] - [.G$1]); 1); 0)" office:value-type="float" office:value="1" calcext:value-type="float">
            <text:p>1</text:p>
          </table:table-cell>
          <table:table-cell table:formula="of:=MAX(MIN(([results.H410] - [.H$1]) / ([.H$2] - [.H$1]); 1); 0)" office:value-type="float" office:value="0.276885714285714" calcext:value-type="float">
            <text:p>0.276885714285714</text:p>
          </table:table-cell>
          <table:table-cell table:formula="of:=MAX(MIN(([results.I410] - [.I$1]) / ([.I$2] - [.I$1]); 1); 0)" office:value-type="float" office:value="0.136923333333333" calcext:value-type="float">
            <text:p>0.136923333333333</text:p>
          </table:table-cell>
          <table:table-cell table:formula="of:=[results.J410]" office:value-type="boolean" office:boolean-value="false" calcext:value-type="boolean">
            <text:p>FALSE</text:p>
          </table:table-cell>
          <table:table-cell table:style-name="ce31" table:formula="of:=1 - SUMPRODUCT([.C$3:.I$3]; [.C413:.I413]) / SUM([.C$3:.I$3])" office:value-type="percentage" office:value="0.55206144973545" calcext:value-type="percentage">
            <text:p>55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.raw</text:p>
          </table:table-cell>
          <table:table-cell table:formula="of:=MAX(MIN(([results.C411] - [.C$1]) / ([.C$2] - [.C$1]); 1); 0)" office:value-type="float" office:value="0.484633333333333" calcext:value-type="float">
            <text:p>0.484633333333333</text:p>
          </table:table-cell>
          <table:table-cell table:formula="of:=MAX(MIN(([results.D411] - [.D$1]) / ([.D$2] - [.D$1]); 1); 0)" office:value-type="float" office:value="0" calcext:value-type="float">
            <text:p>0</text:p>
          </table:table-cell>
          <table:table-cell table:formula="of:=MAX(MIN(([results.E411] - [.E$1]) / ([.E$2] - [.E$1]); 1); 0)" office:value-type="float" office:value="0.249546666666667" calcext:value-type="float">
            <text:p>0.249546666666667</text:p>
          </table:table-cell>
          <table:table-cell table:formula="of:=MAX(MIN(([results.F411] - [.F$1]) / ([.F$2] - [.F$1]); 1); 0)" office:value-type="float" office:value="0.429513333333333" calcext:value-type="float">
            <text:p>0.429513333333333</text:p>
          </table:table-cell>
          <table:table-cell table:formula="of:=MAX(MIN(([results.G411] - [.G$1]) / ([.G$2] - [.G$1]); 1); 0)" office:value-type="float" office:value="0.659825" calcext:value-type="float">
            <text:p>0.659825</text:p>
          </table:table-cell>
          <table:table-cell table:formula="of:=MAX(MIN(([results.H411] - [.H$1]) / ([.H$2] - [.H$1]); 1); 0)" office:value-type="float" office:value="0.266557142857143" calcext:value-type="float">
            <text:p>0.266557142857143</text:p>
          </table:table-cell>
          <table:table-cell table:formula="of:=MAX(MIN(([results.I411] - [.I$1]) / ([.I$2] - [.I$1]); 1); 0)" office:value-type="float" office:value="0.268846666666667" calcext:value-type="float">
            <text:p>0.268846666666667</text:p>
          </table:table-cell>
          <table:table-cell table:formula="of:=[results.J411]" office:value-type="boolean" office:boolean-value="false" calcext:value-type="boolean">
            <text:p>FALSE</text:p>
          </table:table-cell>
          <table:table-cell table:style-name="ce31" table:formula="of:=1 - SUMPRODUCT([.C$3:.I$3]; [.C414:.I414]) / SUM([.C$3:.I$3])" office:value-type="percentage" office:value="0.66545746031746" calcext:value-type="percentage">
            <text:p>66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lence.raw</text:p>
          </table:table-cell>
          <table:table-cell table:formula="of:=MAX(MIN(([results.C412] - [.C$1]) / ([.C$2] - [.C$1]); 1); 0)" office:value-type="float" office:value="1" calcext:value-type="float">
            <text:p>1</text:p>
          </table:table-cell>
          <table:table-cell table:formula="of:=MAX(MIN(([results.D412] - [.D$1]) / ([.D$2] - [.D$1]); 1); 0)" office:value-type="float" office:value="0" calcext:value-type="float">
            <text:p>0</text:p>
          </table:table-cell>
          <table:table-cell table:formula="of:=MAX(MIN(([results.E412] - [.E$1]) / ([.E$2] - [.E$1]); 1); 0)" office:value-type="float" office:value="0.947136666666667" calcext:value-type="float">
            <text:p>0.947136666666667</text:p>
          </table:table-cell>
          <table:table-cell table:formula="of:=MAX(MIN(([results.F412] - [.F$1]) / ([.F$2] - [.F$1]); 1); 0)" office:value-type="float" office:value="1" calcext:value-type="float">
            <text:p>1</text:p>
          </table:table-cell>
          <table:table-cell table:formula="of:=MAX(MIN(([results.G412] - [.G$1]) / ([.G$2] - [.G$1]); 1); 0)" office:value-type="float" office:value="1" calcext:value-type="float">
            <text:p>1</text:p>
          </table:table-cell>
          <table:table-cell table:formula="of:=MAX(MIN(([results.H412] - [.H$1]) / ([.H$2] - [.H$1]); 1); 0)" office:value-type="float" office:value="1" calcext:value-type="float">
            <text:p>1</text:p>
          </table:table-cell>
          <table:table-cell table:formula="of:=MAX(MIN(([results.I412] - [.I$1]) / ([.I$2] - [.I$1]); 1); 0)" office:value-type="float" office:value="0.697886666666666" calcext:value-type="float">
            <text:p>0.697886666666666</text:p>
          </table:table-cell>
          <table:table-cell table:formula="of:=[results.J412]" office:value-type="boolean" office:boolean-value="false" calcext:value-type="boolean">
            <text:p>FALSE</text:p>
          </table:table-cell>
          <table:table-cell table:style-name="ce31" table:formula="of:=1 - SUMPRODUCT([.C$3:.I$3]; [.C415:.I415]) / SUM([.C$3:.I$3])" office:value-type="percentage" office:value="0.180596888888889" calcext:value-type="percentage">
            <text:p>18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neC5.raw</text:p>
          </table:table-cell>
          <table:table-cell table:formula="of:=MAX(MIN(([results.C413] - [.C$1]) / ([.C$2] - [.C$1]); 1); 0)" office:value-type="float" office:value="0.66998" calcext:value-type="float">
            <text:p>0.66998</text:p>
          </table:table-cell>
          <table:table-cell table:formula="of:=MAX(MIN(([results.D413] - [.D$1]) / ([.D$2] - [.D$1]); 1); 0)" office:value-type="float" office:value="0" calcext:value-type="float">
            <text:p>0</text:p>
          </table:table-cell>
          <table:table-cell table:formula="of:=MAX(MIN(([results.E413] - [.E$1]) / ([.E$2] - [.E$1]); 1); 0)" office:value-type="float" office:value="0.310803333333333" calcext:value-type="float">
            <text:p>0.310803333333333</text:p>
          </table:table-cell>
          <table:table-cell table:formula="of:=MAX(MIN(([results.F413] - [.F$1]) / ([.F$2] - [.F$1]); 1); 0)" office:value-type="float" office:value="0.24292" calcext:value-type="float">
            <text:p>0.24292</text:p>
          </table:table-cell>
          <table:table-cell table:formula="of:=MAX(MIN(([results.G413] - [.G$1]) / ([.G$2] - [.G$1]); 1); 0)" office:value-type="float" office:value="0.82678" calcext:value-type="float">
            <text:p>0.82678</text:p>
          </table:table-cell>
          <table:table-cell table:formula="of:=MAX(MIN(([results.H413] - [.H$1]) / ([.H$2] - [.H$1]); 1); 0)" office:value-type="float" office:value="0.3113" calcext:value-type="float">
            <text:p>0.3113</text:p>
          </table:table-cell>
          <table:table-cell table:formula="of:=MAX(MIN(([results.I413] - [.I$1]) / ([.I$2] - [.I$1]); 1); 0)" office:value-type="float" office:value="0.475416666666667" calcext:value-type="float">
            <text:p>0.475416666666667</text:p>
          </table:table-cell>
          <table:table-cell table:formula="of:=[results.J413]" office:value-type="boolean" office:boolean-value="false" calcext:value-type="boolean">
            <text:p>FALSE</text:p>
          </table:table-cell>
          <table:table-cell table:style-name="ce31" table:formula="of:=1 - SUMPRODUCT([.C$3:.I$3]; [.C416:.I416]) / SUM([.C$3:.I$3])" office:value-type="percentage" office:value="0.597381925925926" calcext:value-type="percentage">
            <text:p>59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ne.raw</text:p>
          </table:table-cell>
          <table:table-cell table:formula="of:=MAX(MIN(([results.C414] - [.C$1]) / ([.C$2] - [.C$1]); 1); 0)" office:value-type="float" office:value="0.892256666666667" calcext:value-type="float">
            <text:p>0.892256666666667</text:p>
          </table:table-cell>
          <table:table-cell table:formula="of:=MAX(MIN(([results.D414] - [.D$1]) / ([.D$2] - [.D$1]); 1); 0)" office:value-type="float" office:value="0" calcext:value-type="float">
            <text:p>0</text:p>
          </table:table-cell>
          <table:table-cell table:formula="of:=MAX(MIN(([results.E414] - [.E$1]) / ([.E$2] - [.E$1]); 1); 0)" office:value-type="float" office:value="0.3714" calcext:value-type="float">
            <text:p>0.3714</text:p>
          </table:table-cell>
          <table:table-cell table:formula="of:=MAX(MIN(([results.F414] - [.F$1]) / ([.F$2] - [.F$1]); 1); 0)" office:value-type="float" office:value="0.524926666666667" calcext:value-type="float">
            <text:p>0.524926666666667</text:p>
          </table:table-cell>
          <table:table-cell table:formula="of:=MAX(MIN(([results.G414] - [.G$1]) / ([.G$2] - [.G$1]); 1); 0)" office:value-type="float" office:value="0.9991475" calcext:value-type="float">
            <text:p>0.9991475</text:p>
          </table:table-cell>
          <table:table-cell table:formula="of:=MAX(MIN(([results.H414] - [.H$1]) / ([.H$2] - [.H$1]); 1); 0)" office:value-type="float" office:value="0.759814285714286" calcext:value-type="float">
            <text:p>0.759814285714286</text:p>
          </table:table-cell>
          <table:table-cell table:formula="of:=MAX(MIN(([results.I414] - [.I$1]) / ([.I$2] - [.I$1]); 1); 0)" office:value-type="float" office:value="0.4809" calcext:value-type="float">
            <text:p>0.4809</text:p>
          </table:table-cell>
          <table:table-cell table:formula="of:=[results.J414]" office:value-type="boolean" office:boolean-value="false" calcext:value-type="boolean">
            <text:p>FALSE</text:p>
          </table:table-cell>
          <table:table-cell table:style-name="ce31" table:formula="of:=1 - SUMPRODUCT([.C$3:.I$3]; [.C417:.I417]) / SUM([.C$3:.I$3])" office:value-type="percentage" office:value="0.403734920634921" calcext:value-type="percentage">
            <text:p>40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B4.raw</text:p>
          </table:table-cell>
          <table:table-cell table:formula="of:=MAX(MIN(([results.C415] - [.C$1]) / ([.C$2] - [.C$1]); 1); 0)" office:value-type="float" office:value="0.38681" calcext:value-type="float">
            <text:p>0.38681</text:p>
          </table:table-cell>
          <table:table-cell table:formula="of:=MAX(MIN(([results.D415] - [.D$1]) / ([.D$2] - [.D$1]); 1); 0)" office:value-type="float" office:value="0" calcext:value-type="float">
            <text:p>0</text:p>
          </table:table-cell>
          <table:table-cell table:formula="of:=MAX(MIN(([results.E415] - [.E$1]) / ([.E$2] - [.E$1]); 1); 0)" office:value-type="float" office:value="0.540076666666667" calcext:value-type="float">
            <text:p>0.540076666666667</text:p>
          </table:table-cell>
          <table:table-cell table:formula="of:=MAX(MIN(([results.F415] - [.F$1]) / ([.F$2] - [.F$1]); 1); 0)" office:value-type="float" office:value="1" calcext:value-type="float">
            <text:p>1</text:p>
          </table:table-cell>
          <table:table-cell table:formula="of:=MAX(MIN(([results.G415] - [.G$1]) / ([.G$2] - [.G$1]); 1); 0)" office:value-type="float" office:value="1" calcext:value-type="float">
            <text:p>1</text:p>
          </table:table-cell>
          <table:table-cell table:formula="of:=MAX(MIN(([results.H415] - [.H$1]) / ([.H$2] - [.H$1]); 1); 0)" office:value-type="float" office:value="0" calcext:value-type="float">
            <text:p>0</text:p>
          </table:table-cell>
          <table:table-cell table:formula="of:=MAX(MIN(([results.I415] - [.I$1]) / ([.I$2] - [.I$1]); 1); 0)" office:value-type="float" office:value="0.483013333333333" calcext:value-type="float">
            <text:p>0.483013333333333</text:p>
          </table:table-cell>
          <table:table-cell table:formula="of:=[results.J415]" office:value-type="boolean" office:boolean-value="false" calcext:value-type="boolean">
            <text:p>FALSE</text:p>
          </table:table-cell>
          <table:table-cell table:style-name="ce31" table:formula="of:=1 - SUMPRODUCT([.C$3:.I$3]; [.C418:.I418]) / SUM([.C$3:.I$3])" office:value-type="percentage" office:value="0.541823185185185" calcext:value-type="percentage">
            <text:p>54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2.raw</text:p>
          </table:table-cell>
          <table:table-cell table:formula="of:=MAX(MIN(([results.C416] - [.C$1]) / ([.C$2] - [.C$1]); 1); 0)" office:value-type="float" office:value="0.360156666666667" calcext:value-type="float">
            <text:p>0.360156666666667</text:p>
          </table:table-cell>
          <table:table-cell table:formula="of:=MAX(MIN(([results.D416] - [.D$1]) / ([.D$2] - [.D$1]); 1); 0)" office:value-type="float" office:value="0" calcext:value-type="float">
            <text:p>0</text:p>
          </table:table-cell>
          <table:table-cell table:formula="of:=MAX(MIN(([results.E416] - [.E$1]) / ([.E$2] - [.E$1]); 1); 0)" office:value-type="float" office:value="0.316056666666667" calcext:value-type="float">
            <text:p>0.316056666666667</text:p>
          </table:table-cell>
          <table:table-cell table:formula="of:=MAX(MIN(([results.F416] - [.F$1]) / ([.F$2] - [.F$1]); 1); 0)" office:value-type="float" office:value="0.920993333333333" calcext:value-type="float">
            <text:p>0.920993333333333</text:p>
          </table:table-cell>
          <table:table-cell table:formula="of:=MAX(MIN(([results.G416] - [.G$1]) / ([.G$2] - [.G$1]); 1); 0)" office:value-type="float" office:value="0.8828025" calcext:value-type="float">
            <text:p>0.8828025</text:p>
          </table:table-cell>
          <table:table-cell table:formula="of:=MAX(MIN(([results.H416] - [.H$1]) / ([.H$2] - [.H$1]); 1); 0)" office:value-type="float" office:value="0.0382142857142858" calcext:value-type="float">
            <text:p>0.0382142857142858</text:p>
          </table:table-cell>
          <table:table-cell table:formula="of:=MAX(MIN(([results.I416] - [.I$1]) / ([.I$2] - [.I$1]); 1); 0)" office:value-type="float" office:value="0.530126666666667" calcext:value-type="float">
            <text:p>0.530126666666667</text:p>
          </table:table-cell>
          <table:table-cell table:formula="of:=[results.J416]" office:value-type="boolean" office:boolean-value="false" calcext:value-type="boolean">
            <text:p>FALSE</text:p>
          </table:table-cell>
          <table:table-cell table:style-name="ce31" table:formula="of:=1 - SUMPRODUCT([.C$3:.I$3]; [.C419:.I419]) / SUM([.C$3:.I$3])" office:value-type="percentage" office:value="0.562276402116402" calcext:value-type="percentage">
            <text:p>56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4Sharp.raw</text:p>
          </table:table-cell>
          <table:table-cell table:formula="of:=MAX(MIN(([results.C417] - [.C$1]) / ([.C$2] - [.C$1]); 1); 0)" office:value-type="float" office:value="0.41137" calcext:value-type="float">
            <text:p>0.41137</text:p>
          </table:table-cell>
          <table:table-cell table:formula="of:=MAX(MIN(([results.D417] - [.D$1]) / ([.D$2] - [.D$1]); 1); 0)" office:value-type="float" office:value="0" calcext:value-type="float">
            <text:p>0</text:p>
          </table:table-cell>
          <table:table-cell table:formula="of:=MAX(MIN(([results.E417] - [.E$1]) / ([.E$2] - [.E$1]); 1); 0)" office:value-type="float" office:value="0.370616666666667" calcext:value-type="float">
            <text:p>0.370616666666667</text:p>
          </table:table-cell>
          <table:table-cell table:formula="of:=MAX(MIN(([results.F417] - [.F$1]) / ([.F$2] - [.F$1]); 1); 0)" office:value-type="float" office:value="0.970913333333333" calcext:value-type="float">
            <text:p>0.970913333333333</text:p>
          </table:table-cell>
          <table:table-cell table:formula="of:=MAX(MIN(([results.G417] - [.G$1]) / ([.G$2] - [.G$1]); 1); 0)" office:value-type="float" office:value="0.6872925" calcext:value-type="float">
            <text:p>0.6872925</text:p>
          </table:table-cell>
          <table:table-cell table:formula="of:=MAX(MIN(([results.H417] - [.H$1]) / ([.H$2] - [.H$1]); 1); 0)" office:value-type="float" office:value="0" calcext:value-type="float">
            <text:p>0</text:p>
          </table:table-cell>
          <table:table-cell table:formula="of:=MAX(MIN(([results.I417] - [.I$1]) / ([.I$2] - [.I$1]); 1); 0)" office:value-type="float" office:value="0.507606666666667" calcext:value-type="float">
            <text:p>0.507606666666667</text:p>
          </table:table-cell>
          <table:table-cell table:formula="of:=[results.J417]" office:value-type="boolean" office:boolean-value="false" calcext:value-type="boolean">
            <text:p>FALSE</text:p>
          </table:table-cell>
          <table:table-cell table:style-name="ce31" table:formula="of:=1 - SUMPRODUCT([.C$3:.I$3]; [.C420:.I420]) / SUM([.C$3:.I$3])" office:value-type="percentage" office:value="0.573036296296296" calcext:value-type="percentage">
            <text:p>57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5.raw</text:p>
          </table:table-cell>
          <table:table-cell table:formula="of:=MAX(MIN(([results.C418] - [.C$1]) / ([.C$2] - [.C$1]); 1); 0)" office:value-type="float" office:value="0.481886666666667" calcext:value-type="float">
            <text:p>0.481886666666667</text:p>
          </table:table-cell>
          <table:table-cell table:formula="of:=MAX(MIN(([results.D418] - [.D$1]) / ([.D$2] - [.D$1]); 1); 0)" office:value-type="float" office:value="0" calcext:value-type="float">
            <text:p>0</text:p>
          </table:table-cell>
          <table:table-cell table:formula="of:=MAX(MIN(([results.E418] - [.E$1]) / ([.E$2] - [.E$1]); 1); 0)" office:value-type="float" office:value="0.303126666666667" calcext:value-type="float">
            <text:p>0.303126666666667</text:p>
          </table:table-cell>
          <table:table-cell table:formula="of:=MAX(MIN(([results.F418] - [.F$1]) / ([.F$2] - [.F$1]); 1); 0)" office:value-type="float" office:value="0" calcext:value-type="float">
            <text:p>0</text:p>
          </table:table-cell>
          <table:table-cell table:formula="of:=MAX(MIN(([results.G418] - [.G$1]) / ([.G$2] - [.G$1]); 1); 0)" office:value-type="float" office:value="0.834225" calcext:value-type="float">
            <text:p>0.834225</text:p>
          </table:table-cell>
          <table:table-cell table:formula="of:=MAX(MIN(([results.H418] - [.H$1]) / ([.H$2] - [.H$1]); 1); 0)" office:value-type="float" office:value="0" calcext:value-type="float">
            <text:p>0</text:p>
          </table:table-cell>
          <table:table-cell table:formula="of:=MAX(MIN(([results.I418] - [.I$1]) / ([.I$2] - [.I$1]); 1); 0)" office:value-type="float" office:value="0.443746666666667" calcext:value-type="float">
            <text:p>0.443746666666667</text:p>
          </table:table-cell>
          <table:table-cell table:formula="of:=[results.J418]" office:value-type="boolean" office:boolean-value="false" calcext:value-type="boolean">
            <text:p>FALSE</text:p>
          </table:table-cell>
          <table:table-cell table:style-name="ce31" table:formula="of:=1 - SUMPRODUCT([.C$3:.I$3]; [.C421:.I421]) / SUM([.C$3:.I$3])" office:value-type="percentage" office:value="0.738803851851852" calcext:value-type="percentage">
            <text:p>73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7.raw</text:p>
          </table:table-cell>
          <table:table-cell table:formula="of:=MAX(MIN(([results.C419] - [.C$1]) / ([.C$2] - [.C$1]); 1); 0)" office:value-type="float" office:value="0.585723333333333" calcext:value-type="float">
            <text:p>0.585723333333333</text:p>
          </table:table-cell>
          <table:table-cell table:formula="of:=MAX(MIN(([results.D419] - [.D$1]) / ([.D$2] - [.D$1]); 1); 0)" office:value-type="float" office:value="0" calcext:value-type="float">
            <text:p>0</text:p>
          </table:table-cell>
          <table:table-cell table:formula="of:=MAX(MIN(([results.E419] - [.E$1]) / ([.E$2] - [.E$1]); 1); 0)" office:value-type="float" office:value="0.368666666666667" calcext:value-type="float">
            <text:p>0.368666666666667</text:p>
          </table:table-cell>
          <table:table-cell table:formula="of:=MAX(MIN(([results.F419] - [.F$1]) / ([.F$2] - [.F$1]); 1); 0)" office:value-type="float" office:value="0.325333333333333" calcext:value-type="float">
            <text:p>0.325333333333333</text:p>
          </table:table-cell>
          <table:table-cell table:formula="of:=MAX(MIN(([results.G419] - [.G$1]) / ([.G$2] - [.G$1]); 1); 0)" office:value-type="float" office:value="0.5845075" calcext:value-type="float">
            <text:p>0.5845075</text:p>
          </table:table-cell>
          <table:table-cell table:formula="of:=MAX(MIN(([results.H419] - [.H$1]) / ([.H$2] - [.H$1]); 1); 0)" office:value-type="float" office:value="0" calcext:value-type="float">
            <text:p>0</text:p>
          </table:table-cell>
          <table:table-cell table:formula="of:=MAX(MIN(([results.I419] - [.I$1]) / ([.I$2] - [.I$1]); 1); 0)" office:value-type="float" office:value="0.313726666666667" calcext:value-type="float">
            <text:p>0.313726666666667</text:p>
          </table:table-cell>
          <table:table-cell table:formula="of:=[results.J419]" office:value-type="boolean" office:boolean-value="false" calcext:value-type="boolean">
            <text:p>FALSE</text:p>
          </table:table-cell>
          <table:table-cell table:style-name="ce31" table:formula="of:=1 - SUMPRODUCT([.C$3:.I$3]; [.C422:.I422]) / SUM([.C$3:.I$3])" office:value-type="percentage" office:value="0.712992" calcext:value-type="percentage">
            <text:p>71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D4.raw</text:p>
          </table:table-cell>
          <table:table-cell table:formula="of:=MAX(MIN(([results.C420] - [.C$1]) / ([.C$2] - [.C$1]); 1); 0)" office:value-type="float" office:value="0.400473333333333" calcext:value-type="float">
            <text:p>0.400473333333333</text:p>
          </table:table-cell>
          <table:table-cell table:formula="of:=MAX(MIN(([results.D420] - [.D$1]) / ([.D$2] - [.D$1]); 1); 0)" office:value-type="float" office:value="0" calcext:value-type="float">
            <text:p>0</text:p>
          </table:table-cell>
          <table:table-cell table:formula="of:=MAX(MIN(([results.E420] - [.E$1]) / ([.E$2] - [.E$1]); 1); 0)" office:value-type="float" office:value="0.681296666666667" calcext:value-type="float">
            <text:p>0.681296666666667</text:p>
          </table:table-cell>
          <table:table-cell table:formula="of:=MAX(MIN(([results.F420] - [.F$1]) / ([.F$2] - [.F$1]); 1); 0)" office:value-type="float" office:value="1" calcext:value-type="float">
            <text:p>1</text:p>
          </table:table-cell>
          <table:table-cell table:formula="of:=MAX(MIN(([results.G420] - [.G$1]) / ([.G$2] - [.G$1]); 1); 0)" office:value-type="float" office:value="1" calcext:value-type="float">
            <text:p>1</text:p>
          </table:table-cell>
          <table:table-cell table:formula="of:=MAX(MIN(([results.H420] - [.H$1]) / ([.H$2] - [.H$1]); 1); 0)" office:value-type="float" office:value="0" calcext:value-type="float">
            <text:p>0</text:p>
          </table:table-cell>
          <table:table-cell table:formula="of:=MAX(MIN(([results.I420] - [.I$1]) / ([.I$2] - [.I$1]); 1); 0)" office:value-type="float" office:value="0.496913333333333" calcext:value-type="float">
            <text:p>0.496913333333333</text:p>
          </table:table-cell>
          <table:table-cell table:formula="of:=[results.J420]" office:value-type="boolean" office:boolean-value="false" calcext:value-type="boolean">
            <text:p>FALSE</text:p>
          </table:table-cell>
          <table:table-cell table:style-name="ce31" table:formula="of:=1 - SUMPRODUCT([.C$3:.I$3]; [.C423:.I423]) / SUM([.C$3:.I$3])" office:value-type="percentage" office:value="0.530332444444445" calcext:value-type="percentage">
            <text:p>5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.raw</text:p>
          </table:table-cell>
          <table:table-cell table:formula="of:=MAX(MIN(([results.C421] - [.C$1]) / ([.C$2] - [.C$1]); 1); 0)" office:value-type="float" office:value="0.39048" calcext:value-type="float">
            <text:p>0.39048</text:p>
          </table:table-cell>
          <table:table-cell table:formula="of:=MAX(MIN(([results.D421] - [.D$1]) / ([.D$2] - [.D$1]); 1); 0)" office:value-type="float" office:value="0" calcext:value-type="float">
            <text:p>0</text:p>
          </table:table-cell>
          <table:table-cell table:formula="of:=MAX(MIN(([results.E421] - [.E$1]) / ([.E$2] - [.E$1]); 1); 0)" office:value-type="float" office:value="0.612136666666667" calcext:value-type="float">
            <text:p>0.612136666666667</text:p>
          </table:table-cell>
          <table:table-cell table:formula="of:=MAX(MIN(([results.F421] - [.F$1]) / ([.F$2] - [.F$1]); 1); 0)" office:value-type="float" office:value="0.8758" calcext:value-type="float">
            <text:p>0.8758</text:p>
          </table:table-cell>
          <table:table-cell table:formula="of:=MAX(MIN(([results.G421] - [.G$1]) / ([.G$2] - [.G$1]); 1); 0)" office:value-type="float" office:value="1" calcext:value-type="float">
            <text:p>1</text:p>
          </table:table-cell>
          <table:table-cell table:formula="of:=MAX(MIN(([results.H421] - [.H$1]) / ([.H$2] - [.H$1]); 1); 0)" office:value-type="float" office:value="0" calcext:value-type="float">
            <text:p>0</text:p>
          </table:table-cell>
          <table:table-cell table:formula="of:=MAX(MIN(([results.I421] - [.I$1]) / ([.I$2] - [.I$1]); 1); 0)" office:value-type="float" office:value="0.516513333333333" calcext:value-type="float">
            <text:p>0.516513333333333</text:p>
          </table:table-cell>
          <table:table-cell table:formula="of:=[results.J421]" office:value-type="boolean" office:boolean-value="false" calcext:value-type="boolean">
            <text:p>FALSE</text:p>
          </table:table-cell>
          <table:table-cell table:style-name="ce31" table:formula="of:=1 - SUMPRODUCT([.C$3:.I$3]; [.C424:.I424]) / SUM([.C$3:.I$3])" office:value-type="percentage" office:value="0.552685185185185" calcext:value-type="percentage">
            <text:p>55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sineC5.raw</text:p>
          </table:table-cell>
          <table:table-cell table:formula="of:=MAX(MIN(([results.C422] - [.C$1]) / ([.C$2] - [.C$1]); 1); 0)" office:value-type="float" office:value="1" calcext:value-type="float">
            <text:p>1</text:p>
          </table:table-cell>
          <table:table-cell table:formula="of:=MAX(MIN(([results.D422] - [.D$1]) / ([.D$2] - [.D$1]); 1); 0)" office:value-type="float" office:value="0" calcext:value-type="float">
            <text:p>0</text:p>
          </table:table-cell>
          <table:table-cell table:formula="of:=MAX(MIN(([results.E422] - [.E$1]) / ([.E$2] - [.E$1]); 1); 0)" office:value-type="float" office:value="0.600593333333333" calcext:value-type="float">
            <text:p>0.600593333333333</text:p>
          </table:table-cell>
          <table:table-cell table:formula="of:=MAX(MIN(([results.F422] - [.F$1]) / ([.F$2] - [.F$1]); 1); 0)" office:value-type="float" office:value="0" calcext:value-type="float">
            <text:p>0</text:p>
          </table:table-cell>
          <table:table-cell table:formula="of:=MAX(MIN(([results.G422] - [.G$1]) / ([.G$2] - [.G$1]); 1); 0)" office:value-type="float" office:value="1" calcext:value-type="float">
            <text:p>1</text:p>
          </table:table-cell>
          <table:table-cell table:formula="of:=MAX(MIN(([results.H422] - [.H$1]) / ([.H$2] - [.H$1]); 1); 0)" office:value-type="float" office:value="1" calcext:value-type="float">
            <text:p>1</text:p>
          </table:table-cell>
          <table:table-cell table:formula="of:=MAX(MIN(([results.I422] - [.I$1]) / ([.I$2] - [.I$1]); 1); 0)" office:value-type="float" office:value="0.84809" calcext:value-type="float">
            <text:p>0.84809</text:p>
          </table:table-cell>
          <table:table-cell table:formula="of:=[results.J422]" office:value-type="boolean" office:boolean-value="false" calcext:value-type="boolean">
            <text:p>FALSE</text:p>
          </table:table-cell>
          <table:table-cell table:style-name="ce31" table:formula="of:=1 - SUMPRODUCT([.C$3:.I$3]; [.C425:.I425]) / SUM([.C$3:.I$3])" office:value-type="percentage" office:value="0.340398074074074" calcext:value-type="percentage">
            <text:p>34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sine.raw</text:p>
          </table:table-cell>
          <table:table-cell table:formula="of:=MAX(MIN(([results.C423] - [.C$1]) / ([.C$2] - [.C$1]); 1); 0)" office:value-type="float" office:value="1" calcext:value-type="float">
            <text:p>1</text:p>
          </table:table-cell>
          <table:table-cell table:formula="of:=MAX(MIN(([results.D423] - [.D$1]) / ([.D$2] - [.D$1]); 1); 0)" office:value-type="float" office:value="0" calcext:value-type="float">
            <text:p>0</text:p>
          </table:table-cell>
          <table:table-cell table:formula="of:=MAX(MIN(([results.E423] - [.E$1]) / ([.E$2] - [.E$1]); 1); 0)" office:value-type="float" office:value="0.503056666666667" calcext:value-type="float">
            <text:p>0.503056666666667</text:p>
          </table:table-cell>
          <table:table-cell table:formula="of:=MAX(MIN(([results.F423] - [.F$1]) / ([.F$2] - [.F$1]); 1); 0)" office:value-type="float" office:value="0" calcext:value-type="float">
            <text:p>0</text:p>
          </table:table-cell>
          <table:table-cell table:formula="of:=MAX(MIN(([results.G423] - [.G$1]) / ([.G$2] - [.G$1]); 1); 0)" office:value-type="float" office:value="0.9526525" calcext:value-type="float">
            <text:p>0.9526525</text:p>
          </table:table-cell>
          <table:table-cell table:formula="of:=MAX(MIN(([results.H423] - [.H$1]) / ([.H$2] - [.H$1]); 1); 0)" office:value-type="float" office:value="1" calcext:value-type="float">
            <text:p>1</text:p>
          </table:table-cell>
          <table:table-cell table:formula="of:=MAX(MIN(([results.I423] - [.I$1]) / ([.I$2] - [.I$1]); 1); 0)" office:value-type="float" office:value="0.836023333333333" calcext:value-type="float">
            <text:p>0.836023333333333</text:p>
          </table:table-cell>
          <table:table-cell table:formula="of:=[results.J423]" office:value-type="boolean" office:boolean-value="false" calcext:value-type="boolean">
            <text:p>FALSE</text:p>
          </table:table-cell>
          <table:table-cell table:style-name="ce31" table:formula="of:=1 - SUMPRODUCT([.C$3:.I$3]; [.C426:.I426]) / SUM([.C$3:.I$3])" office:value-type="percentage" office:value="0.351623185185185" calcext:value-type="percentage">
            <text:p>35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B4.raw</text:p>
          </table:table-cell>
          <table:table-cell table:formula="of:=MAX(MIN(([results.C424] - [.C$1]) / ([.C$2] - [.C$1]); 1); 0)" office:value-type="float" office:value="1" calcext:value-type="float">
            <text:p>1</text:p>
          </table:table-cell>
          <table:table-cell table:formula="of:=MAX(MIN(([results.D424] - [.D$1]) / ([.D$2] - [.D$1]); 1); 0)" office:value-type="float" office:value="0" calcext:value-type="float">
            <text:p>0</text:p>
          </table:table-cell>
          <table:table-cell table:formula="of:=MAX(MIN(([results.E424] - [.E$1]) / ([.E$2] - [.E$1]); 1); 0)" office:value-type="float" office:value="0.625953333333333" calcext:value-type="float">
            <text:p>0.625953333333333</text:p>
          </table:table-cell>
          <table:table-cell table:formula="of:=MAX(MIN(([results.F424] - [.F$1]) / ([.F$2] - [.F$1]); 1); 0)" office:value-type="float" office:value="1" calcext:value-type="float">
            <text:p>1</text:p>
          </table:table-cell>
          <table:table-cell table:formula="of:=MAX(MIN(([results.G424] - [.G$1]) / ([.G$2] - [.G$1]); 1); 0)" office:value-type="float" office:value="0.95038" calcext:value-type="float">
            <text:p>0.95038</text:p>
          </table:table-cell>
          <table:table-cell table:formula="of:=MAX(MIN(([results.H424] - [.H$1]) / ([.H$2] - [.H$1]); 1); 0)" office:value-type="float" office:value="1" calcext:value-type="float">
            <text:p>1</text:p>
          </table:table-cell>
          <table:table-cell table:formula="of:=MAX(MIN(([results.I424] - [.I$1]) / ([.I$2] - [.I$1]); 1); 0)" office:value-type="float" office:value="0.765356666666666" calcext:value-type="float">
            <text:p>0.765356666666666</text:p>
          </table:table-cell>
          <table:table-cell table:formula="of:=[results.J424]" office:value-type="boolean" office:boolean-value="false" calcext:value-type="boolean">
            <text:p>FALSE</text:p>
          </table:table-cell>
          <table:table-cell table:style-name="ce31" table:formula="of:=1 - SUMPRODUCT([.C$3:.I$3]; [.C427:.I427]) / SUM([.C$3:.I$3])" office:value-type="percentage" office:value="0.184289037037037" calcext:value-type="percentage">
            <text:p>18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2.raw</text:p>
          </table:table-cell>
          <table:table-cell table:formula="of:=MAX(MIN(([results.C425] - [.C$1]) / ([.C$2] - [.C$1]); 1); 0)" office:value-type="float" office:value="1" calcext:value-type="float">
            <text:p>1</text:p>
          </table:table-cell>
          <table:table-cell table:formula="of:=MAX(MIN(([results.D425] - [.D$1]) / ([.D$2] - [.D$1]); 1); 0)" office:value-type="float" office:value="0" calcext:value-type="float">
            <text:p>0</text:p>
          </table:table-cell>
          <table:table-cell table:formula="of:=MAX(MIN(([results.E425] - [.E$1]) / ([.E$2] - [.E$1]); 1); 0)" office:value-type="float" office:value="0.510293333333333" calcext:value-type="float">
            <text:p>0.510293333333333</text:p>
          </table:table-cell>
          <table:table-cell table:formula="of:=MAX(MIN(([results.F425] - [.F$1]) / ([.F$2] - [.F$1]); 1); 0)" office:value-type="float" office:value="0.675493333333333" calcext:value-type="float">
            <text:p>0.675493333333333</text:p>
          </table:table-cell>
          <table:table-cell table:formula="of:=MAX(MIN(([results.G425] - [.G$1]) / ([.G$2] - [.G$1]); 1); 0)" office:value-type="float" office:value="0.9896575" calcext:value-type="float">
            <text:p>0.9896575</text:p>
          </table:table-cell>
          <table:table-cell table:formula="of:=MAX(MIN(([results.H425] - [.H$1]) / ([.H$2] - [.H$1]); 1); 0)" office:value-type="float" office:value="1" calcext:value-type="float">
            <text:p>1</text:p>
          </table:table-cell>
          <table:table-cell table:formula="of:=MAX(MIN(([results.I425] - [.I$1]) / ([.I$2] - [.I$1]); 1); 0)" office:value-type="float" office:value="0.0214666666666667" calcext:value-type="float">
            <text:p>0.0214666666666667</text:p>
          </table:table-cell>
          <table:table-cell table:formula="of:=[results.J425]" office:value-type="boolean" office:boolean-value="false" calcext:value-type="boolean">
            <text:p>FALSE</text:p>
          </table:table-cell>
          <table:table-cell table:style-name="ce31" table:formula="of:=1 - SUMPRODUCT([.C$3:.I$3]; [.C428:.I428]) / SUM([.C$3:.I$3])" office:value-type="percentage" office:value="0.408937111111111" calcext:value-type="percentage">
            <text:p>40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4Sharp.raw</text:p>
          </table:table-cell>
          <table:table-cell table:formula="of:=MAX(MIN(([results.C426] - [.C$1]) / ([.C$2] - [.C$1]); 1); 0)" office:value-type="float" office:value="1" calcext:value-type="float">
            <text:p>1</text:p>
          </table:table-cell>
          <table:table-cell table:formula="of:=MAX(MIN(([results.D426] - [.D$1]) / ([.D$2] - [.D$1]); 1); 0)" office:value-type="float" office:value="0" calcext:value-type="float">
            <text:p>0</text:p>
          </table:table-cell>
          <table:table-cell table:formula="of:=MAX(MIN(([results.E426] - [.E$1]) / ([.E$2] - [.E$1]); 1); 0)" office:value-type="float" office:value="0.72477" calcext:value-type="float">
            <text:p>0.72477</text:p>
          </table:table-cell>
          <table:table-cell table:formula="of:=MAX(MIN(([results.F426] - [.F$1]) / ([.F$2] - [.F$1]); 1); 0)" office:value-type="float" office:value="0.15606" calcext:value-type="float">
            <text:p>0.15606</text:p>
          </table:table-cell>
          <table:table-cell table:formula="of:=MAX(MIN(([results.G426] - [.G$1]) / ([.G$2] - [.G$1]); 1); 0)" office:value-type="float" office:value="1" calcext:value-type="float">
            <text:p>1</text:p>
          </table:table-cell>
          <table:table-cell table:formula="of:=MAX(MIN(([results.H426] - [.H$1]) / ([.H$2] - [.H$1]); 1); 0)" office:value-type="float" office:value="1" calcext:value-type="float">
            <text:p>1</text:p>
          </table:table-cell>
          <table:table-cell table:formula="of:=MAX(MIN(([results.I426] - [.I$1]) / ([.I$2] - [.I$1]); 1); 0)" office:value-type="float" office:value="0.902183333333333" calcext:value-type="float">
            <text:p>0.902183333333333</text:p>
          </table:table-cell>
          <table:table-cell table:formula="of:=[results.J426]" office:value-type="boolean" office:boolean-value="false" calcext:value-type="boolean">
            <text:p>FALSE</text:p>
          </table:table-cell>
          <table:table-cell table:style-name="ce31" table:formula="of:=1 - SUMPRODUCT([.C$3:.I$3]; [.C429:.I429]) / SUM([.C$3:.I$3])" office:value-type="percentage" office:value="0.29511437037037" calcext:value-type="percentage">
            <text:p>29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5.raw</text:p>
          </table:table-cell>
          <table:table-cell table:formula="of:=MAX(MIN(([results.C427] - [.C$1]) / ([.C$2] - [.C$1]); 1); 0)" office:value-type="float" office:value="1" calcext:value-type="float">
            <text:p>1</text:p>
          </table:table-cell>
          <table:table-cell table:formula="of:=MAX(MIN(([results.D427] - [.D$1]) / ([.D$2] - [.D$1]); 1); 0)" office:value-type="float" office:value="0" calcext:value-type="float">
            <text:p>0</text:p>
          </table:table-cell>
          <table:table-cell table:formula="of:=MAX(MIN(([results.E427] - [.E$1]) / ([.E$2] - [.E$1]); 1); 0)" office:value-type="float" office:value="0.719533333333333" calcext:value-type="float">
            <text:p>0.719533333333333</text:p>
          </table:table-cell>
          <table:table-cell table:formula="of:=MAX(MIN(([results.F427] - [.F$1]) / ([.F$2] - [.F$1]); 1); 0)" office:value-type="float" office:value="0.260326666666667" calcext:value-type="float">
            <text:p>0.260326666666667</text:p>
          </table:table-cell>
          <table:table-cell table:formula="of:=MAX(MIN(([results.G427] - [.G$1]) / ([.G$2] - [.G$1]); 1); 0)" office:value-type="float" office:value="1" calcext:value-type="float">
            <text:p>1</text:p>
          </table:table-cell>
          <table:table-cell table:formula="of:=MAX(MIN(([results.H427] - [.H$1]) / ([.H$2] - [.H$1]); 1); 0)" office:value-type="float" office:value="1" calcext:value-type="float">
            <text:p>1</text:p>
          </table:table-cell>
          <table:table-cell table:formula="of:=MAX(MIN(([results.I427] - [.I$1]) / ([.I$2] - [.I$1]); 1); 0)" office:value-type="float" office:value="1" calcext:value-type="float">
            <text:p>1</text:p>
          </table:table-cell>
          <table:table-cell table:formula="of:=[results.J427]" office:value-type="boolean" office:boolean-value="false" calcext:value-type="boolean">
            <text:p>FALSE</text:p>
          </table:table-cell>
          <table:table-cell table:style-name="ce31" table:formula="of:=1 - SUMPRODUCT([.C$3:.I$3]; [.C430:.I430]) / SUM([.C$3:.I$3])" office:value-type="percentage" office:value="0.255073777777778" calcext:value-type="percentage">
            <text:p>25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7.raw</text:p>
          </table:table-cell>
          <table:table-cell table:formula="of:=MAX(MIN(([results.C428] - [.C$1]) / ([.C$2] - [.C$1]); 1); 0)" office:value-type="float" office:value="1" calcext:value-type="float">
            <text:p>1</text:p>
          </table:table-cell>
          <table:table-cell table:formula="of:=MAX(MIN(([results.D428] - [.D$1]) / ([.D$2] - [.D$1]); 1); 0)" office:value-type="float" office:value="0" calcext:value-type="float">
            <text:p>0</text:p>
          </table:table-cell>
          <table:table-cell table:formula="of:=MAX(MIN(([results.E428] - [.E$1]) / ([.E$2] - [.E$1]); 1); 0)" office:value-type="float" office:value="0.894406666666667" calcext:value-type="float">
            <text:p>0.894406666666667</text:p>
          </table:table-cell>
          <table:table-cell table:formula="of:=MAX(MIN(([results.F428] - [.F$1]) / ([.F$2] - [.F$1]); 1); 0)" office:value-type="float" office:value="1" calcext:value-type="float">
            <text:p>1</text:p>
          </table:table-cell>
          <table:table-cell table:formula="of:=MAX(MIN(([results.G428] - [.G$1]) / ([.G$2] - [.G$1]); 1); 0)" office:value-type="float" office:value="1" calcext:value-type="float">
            <text:p>1</text:p>
          </table:table-cell>
          <table:table-cell table:formula="of:=MAX(MIN(([results.H428] - [.H$1]) / ([.H$2] - [.H$1]); 1); 0)" office:value-type="float" office:value="1" calcext:value-type="float">
            <text:p>1</text:p>
          </table:table-cell>
          <table:table-cell table:formula="of:=MAX(MIN(([results.I428] - [.I$1]) / ([.I$2] - [.I$1]); 1); 0)" office:value-type="float" office:value="0.452226666666667" calcext:value-type="float">
            <text:p>0.452226666666667</text:p>
          </table:table-cell>
          <table:table-cell table:formula="of:=[results.J428]" office:value-type="boolean" office:boolean-value="false" calcext:value-type="boolean">
            <text:p>FALSE</text:p>
          </table:table-cell>
          <table:table-cell table:style-name="ce31" table:formula="of:=1 - SUMPRODUCT([.C$3:.I$3]; [.C431:.I431]) / SUM([.C$3:.I$3])" office:value-type="percentage" office:value="0.237531555555556" calcext:value-type="percentage">
            <text:p>23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D4.raw</text:p>
          </table:table-cell>
          <table:table-cell table:formula="of:=MAX(MIN(([results.C429] - [.C$1]) / ([.C$2] - [.C$1]); 1); 0)" office:value-type="float" office:value="1" calcext:value-type="float">
            <text:p>1</text:p>
          </table:table-cell>
          <table:table-cell table:formula="of:=MAX(MIN(([results.D429] - [.D$1]) / ([.D$2] - [.D$1]); 1); 0)" office:value-type="float" office:value="0" calcext:value-type="float">
            <text:p>0</text:p>
          </table:table-cell>
          <table:table-cell table:formula="of:=MAX(MIN(([results.E429] - [.E$1]) / ([.E$2] - [.E$1]); 1); 0)" office:value-type="float" office:value="0.804306666666667" calcext:value-type="float">
            <text:p>0.804306666666667</text:p>
          </table:table-cell>
          <table:table-cell table:formula="of:=MAX(MIN(([results.F429] - [.F$1]) / ([.F$2] - [.F$1]); 1); 0)" office:value-type="float" office:value="1" calcext:value-type="float">
            <text:p>1</text:p>
          </table:table-cell>
          <table:table-cell table:formula="of:=MAX(MIN(([results.G429] - [.G$1]) / ([.G$2] - [.G$1]); 1); 0)" office:value-type="float" office:value="1" calcext:value-type="float">
            <text:p>1</text:p>
          </table:table-cell>
          <table:table-cell table:formula="of:=MAX(MIN(([results.H429] - [.H$1]) / ([.H$2] - [.H$1]); 1); 0)" office:value-type="float" office:value="1" calcext:value-type="float">
            <text:p>1</text:p>
          </table:table-cell>
          <table:table-cell table:formula="of:=MAX(MIN(([results.I429] - [.I$1]) / ([.I$2] - [.I$1]); 1); 0)" office:value-type="float" office:value="0.93448" calcext:value-type="float">
            <text:p>0.93448</text:p>
          </table:table-cell>
          <table:table-cell table:formula="of:=[results.J429]" office:value-type="boolean" office:boolean-value="false" calcext:value-type="boolean">
            <text:p>FALSE</text:p>
          </table:table-cell>
          <table:table-cell table:style-name="ce31" table:formula="of:=1 - SUMPRODUCT([.C$3:.I$3]; [.C432:.I432]) / SUM([.C$3:.I$3])" office:value-type="percentage" office:value="0.134368592592593" calcext:value-type="percentage">
            <text:p>13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.raw</text:p>
          </table:table-cell>
          <table:table-cell table:formula="of:=MAX(MIN(([results.C430] - [.C$1]) / ([.C$2] - [.C$1]); 1); 0)" office:value-type="float" office:value="1" calcext:value-type="float">
            <text:p>1</text:p>
          </table:table-cell>
          <table:table-cell table:formula="of:=MAX(MIN(([results.D430] - [.D$1]) / ([.D$2] - [.D$1]); 1); 0)" office:value-type="float" office:value="0" calcext:value-type="float">
            <text:p>0</text:p>
          </table:table-cell>
          <table:table-cell table:formula="of:=MAX(MIN(([results.E430] - [.E$1]) / ([.E$2] - [.E$1]); 1); 0)" office:value-type="float" office:value="0.75756" calcext:value-type="float">
            <text:p>0.75756</text:p>
          </table:table-cell>
          <table:table-cell table:formula="of:=MAX(MIN(([results.F430] - [.F$1]) / ([.F$2] - [.F$1]); 1); 0)" office:value-type="float" office:value="1" calcext:value-type="float">
            <text:p>1</text:p>
          </table:table-cell>
          <table:table-cell table:formula="of:=MAX(MIN(([results.G430] - [.G$1]) / ([.G$2] - [.G$1]); 1); 0)" office:value-type="float" office:value="1" calcext:value-type="float">
            <text:p>1</text:p>
          </table:table-cell>
          <table:table-cell table:formula="of:=MAX(MIN(([results.H430] - [.H$1]) / ([.H$2] - [.H$1]); 1); 0)" office:value-type="float" office:value="1" calcext:value-type="float">
            <text:p>1</text:p>
          </table:table-cell>
          <table:table-cell table:formula="of:=MAX(MIN(([results.I430] - [.I$1]) / ([.I$2] - [.I$1]); 1); 0)" office:value-type="float" office:value="0.842336666666666" calcext:value-type="float">
            <text:p>0.842336666666666</text:p>
          </table:table-cell>
          <table:table-cell table:formula="of:=[results.J430]" office:value-type="boolean" office:boolean-value="false" calcext:value-type="boolean">
            <text:p>FALSE</text:p>
          </table:table-cell>
          <table:table-cell table:style-name="ce31" table:formula="of:=1 - SUMPRODUCT([.C$3:.I$3]; [.C433:.I433]) / SUM([.C$3:.I$3])" office:value-type="percentage" office:value="0.156922518518519" calcext:value-type="percentage">
            <text:p>15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sine.raw</text:p>
          </table:table-cell>
          <table:table-cell table:formula="of:=MAX(MIN(([results.C431] - [.C$1]) / ([.C$2] - [.C$1]); 1); 0)" office:value-type="float" office:value="1" calcext:value-type="float">
            <text:p>1</text:p>
          </table:table-cell>
          <table:table-cell table:formula="of:=MAX(MIN(([results.D431] - [.D$1]) / ([.D$2] - [.D$1]); 1); 0)" office:value-type="float" office:value="0" calcext:value-type="float">
            <text:p>0</text:p>
          </table:table-cell>
          <table:table-cell table:formula="of:=MAX(MIN(([results.E431] - [.E$1]) / ([.E$2] - [.E$1]); 1); 0)" office:value-type="float" office:value="0" calcext:value-type="float">
            <text:p>0</text:p>
          </table:table-cell>
          <table:table-cell table:formula="of:=MAX(MIN(([results.F431] - [.F$1]) / ([.F$2] - [.F$1]); 1); 0)" office:value-type="float" office:value="0" calcext:value-type="float">
            <text:p>0</text:p>
          </table:table-cell>
          <table:table-cell table:formula="of:=MAX(MIN(([results.G431] - [.G$1]) / ([.G$2] - [.G$1]); 1); 0)" office:value-type="float" office:value="0.0000249999999999903" calcext:value-type="float">
            <text:p>2.49999999999903E-05</text:p>
          </table:table-cell>
          <table:table-cell table:formula="of:=MAX(MIN(([results.H431] - [.H$1]) / ([.H$2] - [.H$1]); 1); 0)" office:value-type="float" office:value="0.749485714285714" calcext:value-type="float">
            <text:p>0.749485714285714</text:p>
          </table:table-cell>
          <table:table-cell table:formula="of:=MAX(MIN(([results.I431] - [.I$1]) / ([.I$2] - [.I$1]); 1); 0)" office:value-type="float" office:value="0" calcext:value-type="float">
            <text:p>0</text:p>
          </table:table-cell>
          <table:table-cell table:formula="of:=[results.J431]" office:value-type="boolean" office:boolean-value="false" calcext:value-type="boolean">
            <text:p>FALSE</text:p>
          </table:table-cell>
          <table:table-cell table:style-name="ce31" table:formula="of:=1 - SUMPRODUCT([.C$3:.I$3]; [.C434:.I434]) / SUM([.C$3:.I$3])" office:value-type="percentage" office:value="0.694545079365079" calcext:value-type="percentage">
            <text:p>6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B4.raw</text:p>
          </table:table-cell>
          <table:table-cell table:formula="of:=MAX(MIN(([results.C432] - [.C$1]) / ([.C$2] - [.C$1]); 1); 0)" office:value-type="float" office:value="0.656316666666667" calcext:value-type="float">
            <text:p>0.656316666666667</text:p>
          </table:table-cell>
          <table:table-cell table:formula="of:=MAX(MIN(([results.D432] - [.D$1]) / ([.D$2] - [.D$1]); 1); 0)" office:value-type="float" office:value="0" calcext:value-type="float">
            <text:p>0</text:p>
          </table:table-cell>
          <table:table-cell table:formula="of:=MAX(MIN(([results.E432] - [.E$1]) / ([.E$2] - [.E$1]); 1); 0)" office:value-type="float" office:value="0.410526666666667" calcext:value-type="float">
            <text:p>0.410526666666667</text:p>
          </table:table-cell>
          <table:table-cell table:formula="of:=MAX(MIN(([results.F432] - [.F$1]) / ([.F$2] - [.F$1]); 1); 0)" office:value-type="float" office:value="1" calcext:value-type="float">
            <text:p>1</text:p>
          </table:table-cell>
          <table:table-cell table:formula="of:=MAX(MIN(([results.G432] - [.G$1]) / ([.G$2] - [.G$1]); 1); 0)" office:value-type="float" office:value="1" calcext:value-type="float">
            <text:p>1</text:p>
          </table:table-cell>
          <table:table-cell table:formula="of:=MAX(MIN(([results.H432] - [.H$1]) / ([.H$2] - [.H$1]); 1); 0)" office:value-type="float" office:value="0.335457142857143" calcext:value-type="float">
            <text:p>0.335457142857143</text:p>
          </table:table-cell>
          <table:table-cell table:formula="of:=MAX(MIN(([results.I432] - [.I$1]) / ([.I$2] - [.I$1]); 1); 0)" office:value-type="float" office:value="0.192466666666667" calcext:value-type="float">
            <text:p>0.192466666666667</text:p>
          </table:table-cell>
          <table:table-cell table:formula="of:=[results.J432]" office:value-type="boolean" office:boolean-value="false" calcext:value-type="boolean">
            <text:p>FALSE</text:p>
          </table:table-cell>
          <table:table-cell table:style-name="ce31" table:formula="of:=1 - SUMPRODUCT([.C$3:.I$3]; [.C435:.I435]) / SUM([.C$3:.I$3])" office:value-type="percentage" office:value="0.503132201058201" calcext:value-type="percentage">
            <text:p>5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2.raw</text:p>
          </table:table-cell>
          <table:table-cell table:formula="of:=MAX(MIN(([results.C433] - [.C$1]) / ([.C$2] - [.C$1]); 1); 0)" office:value-type="float" office:value="0.6229" calcext:value-type="float">
            <text:p>0.6229</text:p>
          </table:table-cell>
          <table:table-cell table:formula="of:=MAX(MIN(([results.D433] - [.D$1]) / ([.D$2] - [.D$1]); 1); 0)" office:value-type="float" office:value="0" calcext:value-type="float">
            <text:p>0</text:p>
          </table:table-cell>
          <table:table-cell table:formula="of:=MAX(MIN(([results.E433] - [.E$1]) / ([.E$2] - [.E$1]); 1); 0)" office:value-type="float" office:value="0" calcext:value-type="float">
            <text:p>0</text:p>
          </table:table-cell>
          <table:table-cell table:formula="of:=MAX(MIN(([results.F433] - [.F$1]) / ([.F$2] - [.F$1]); 1); 0)" office:value-type="float" office:value="0" calcext:value-type="float">
            <text:p>0</text:p>
          </table:table-cell>
          <table:table-cell table:formula="of:=MAX(MIN(([results.G433] - [.G$1]) / ([.G$2] - [.G$1]); 1); 0)" office:value-type="float" office:value="0.3383525" calcext:value-type="float">
            <text:p>0.3383525</text:p>
          </table:table-cell>
          <table:table-cell table:formula="of:=MAX(MIN(([results.H433] - [.H$1]) / ([.H$2] - [.H$1]); 1); 0)" office:value-type="float" office:value="0.363" calcext:value-type="float">
            <text:p>0.363</text:p>
          </table:table-cell>
          <table:table-cell table:formula="of:=MAX(MIN(([results.I433] - [.I$1]) / ([.I$2] - [.I$1]); 1); 0)" office:value-type="float" office:value="0.601206666666667" calcext:value-type="float">
            <text:p>0.601206666666667</text:p>
          </table:table-cell>
          <table:table-cell table:formula="of:=[results.J433]" office:value-type="boolean" office:boolean-value="false" calcext:value-type="boolean">
            <text:p>FALSE</text:p>
          </table:table-cell>
          <table:table-cell table:style-name="ce31" table:formula="of:=1 - SUMPRODUCT([.C$3:.I$3]; [.C436:.I436]) / SUM([.C$3:.I$3])" office:value-type="percentage" office:value="0.666827185185185" calcext:value-type="percentage">
            <text:p>66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4Sharp.raw</text:p>
          </table:table-cell>
          <table:table-cell table:formula="of:=MAX(MIN(([results.C434] - [.C$1]) / ([.C$2] - [.C$1]); 1); 0)" office:value-type="float" office:value="0.681656666666667" calcext:value-type="float">
            <text:p>0.681656666666667</text:p>
          </table:table-cell>
          <table:table-cell table:formula="of:=MAX(MIN(([results.D434] - [.D$1]) / ([.D$2] - [.D$1]); 1); 0)" office:value-type="float" office:value="0" calcext:value-type="float">
            <text:p>0</text:p>
          </table:table-cell>
          <table:table-cell table:formula="of:=MAX(MIN(([results.E434] - [.E$1]) / ([.E$2] - [.E$1]); 1); 0)" office:value-type="float" office:value="0.17189" calcext:value-type="float">
            <text:p>0.17189</text:p>
          </table:table-cell>
          <table:table-cell table:formula="of:=MAX(MIN(([results.F434] - [.F$1]) / ([.F$2] - [.F$1]); 1); 0)" office:value-type="float" office:value="0" calcext:value-type="float">
            <text:p>0</text:p>
          </table:table-cell>
          <table:table-cell table:formula="of:=MAX(MIN(([results.G434] - [.G$1]) / ([.G$2] - [.G$1]); 1); 0)" office:value-type="float" office:value="0.52663" calcext:value-type="float">
            <text:p>0.52663</text:p>
          </table:table-cell>
          <table:table-cell table:formula="of:=MAX(MIN(([results.H434] - [.H$1]) / ([.H$2] - [.H$1]); 1); 0)" office:value-type="float" office:value="0.3503" calcext:value-type="float">
            <text:p>0.3503</text:p>
          </table:table-cell>
          <table:table-cell table:formula="of:=MAX(MIN(([results.I434] - [.I$1]) / ([.I$2] - [.I$1]); 1); 0)" office:value-type="float" office:value="0.13323" calcext:value-type="float">
            <text:p>0.13323</text:p>
          </table:table-cell>
          <table:table-cell table:formula="of:=[results.J434]" office:value-type="boolean" office:boolean-value="false" calcext:value-type="boolean">
            <text:p>FALSE</text:p>
          </table:table-cell>
          <table:table-cell table:style-name="ce31" table:formula="of:=1 - SUMPRODUCT([.C$3:.I$3]; [.C437:.I437]) / SUM([.C$3:.I$3])" office:value-type="percentage" office:value="0.739846740740741" calcext:value-type="percentage">
            <text:p>73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5.raw</text:p>
          </table:table-cell>
          <table:table-cell table:formula="of:=MAX(MIN(([results.C435] - [.C$1]) / ([.C$2] - [.C$1]); 1); 0)" office:value-type="float" office:value="0.754773333333333" calcext:value-type="float">
            <text:p>0.754773333333333</text:p>
          </table:table-cell>
          <table:table-cell table:formula="of:=MAX(MIN(([results.D435] - [.D$1]) / ([.D$2] - [.D$1]); 1); 0)" office:value-type="float" office:value="0" calcext:value-type="float">
            <text:p>0</text:p>
          </table:table-cell>
          <table:table-cell table:formula="of:=MAX(MIN(([results.E435] - [.E$1]) / ([.E$2] - [.E$1]); 1); 0)" office:value-type="float" office:value="0.387576666666667" calcext:value-type="float">
            <text:p>0.387576666666667</text:p>
          </table:table-cell>
          <table:table-cell table:formula="of:=MAX(MIN(([results.F435] - [.F$1]) / ([.F$2] - [.F$1]); 1); 0)" office:value-type="float" office:value="0.2188" calcext:value-type="float">
            <text:p>0.2188</text:p>
          </table:table-cell>
          <table:table-cell table:formula="of:=MAX(MIN(([results.G435] - [.G$1]) / ([.G$2] - [.G$1]); 1); 0)" office:value-type="float" office:value="1" calcext:value-type="float">
            <text:p>1</text:p>
          </table:table-cell>
          <table:table-cell table:formula="of:=MAX(MIN(([results.H435] - [.H$1]) / ([.H$2] - [.H$1]); 1); 0)" office:value-type="float" office:value="0.351157142857143" calcext:value-type="float">
            <text:p>0.351157142857143</text:p>
          </table:table-cell>
          <table:table-cell table:formula="of:=MAX(MIN(([results.I435] - [.I$1]) / ([.I$2] - [.I$1]); 1); 0)" office:value-type="float" office:value="0.05392" calcext:value-type="float">
            <text:p>0.05392</text:p>
          </table:table-cell>
          <table:table-cell table:formula="of:=[results.J435]" office:value-type="boolean" office:boolean-value="false" calcext:value-type="boolean">
            <text:p>FALSE</text:p>
          </table:table-cell>
          <table:table-cell table:style-name="ce31" table:formula="of:=1 - SUMPRODUCT([.C$3:.I$3]; [.C438:.I438]) / SUM([.C$3:.I$3])" office:value-type="percentage" office:value="0.655364867724868" calcext:value-type="percentage">
            <text:p>65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7.raw</text:p>
          </table:table-cell>
          <table:table-cell table:formula="of:=MAX(MIN(([results.C436] - [.C$1]) / ([.C$2] - [.C$1]); 1); 0)" office:value-type="float" office:value="0.821526666666667" calcext:value-type="float">
            <text:p>0.821526666666667</text:p>
          </table:table-cell>
          <table:table-cell table:formula="of:=MAX(MIN(([results.D436] - [.D$1]) / ([.D$2] - [.D$1]); 1); 0)" office:value-type="float" office:value="0" calcext:value-type="float">
            <text:p>0</text:p>
          </table:table-cell>
          <table:table-cell table:formula="of:=MAX(MIN(([results.E436] - [.E$1]) / ([.E$2] - [.E$1]); 1); 0)" office:value-type="float" office:value="0.698063333333333" calcext:value-type="float">
            <text:p>0.698063333333333</text:p>
          </table:table-cell>
          <table:table-cell table:formula="of:=MAX(MIN(([results.F436] - [.F$1]) / ([.F$2] - [.F$1]); 1); 0)" office:value-type="float" office:value="0.0289466666666668" calcext:value-type="float">
            <text:p>0.0289466666666668</text:p>
          </table:table-cell>
          <table:table-cell table:formula="of:=MAX(MIN(([results.G436] - [.G$1]) / ([.G$2] - [.G$1]); 1); 0)" office:value-type="float" office:value="1" calcext:value-type="float">
            <text:p>1</text:p>
          </table:table-cell>
          <table:table-cell table:formula="of:=MAX(MIN(([results.H436] - [.H$1]) / ([.H$2] - [.H$1]); 1); 0)" office:value-type="float" office:value="0.319714285714286" calcext:value-type="float">
            <text:p>0.319714285714286</text:p>
          </table:table-cell>
          <table:table-cell table:formula="of:=MAX(MIN(([results.I436] - [.I$1]) / ([.I$2] - [.I$1]); 1); 0)" office:value-type="float" office:value="0.16263" calcext:value-type="float">
            <text:p>0.16263</text:p>
          </table:table-cell>
          <table:table-cell table:formula="of:=[results.J436]" office:value-type="boolean" office:boolean-value="false" calcext:value-type="boolean">
            <text:p>FALSE</text:p>
          </table:table-cell>
          <table:table-cell table:style-name="ce31" table:formula="of:=1 - SUMPRODUCT([.C$3:.I$3]; [.C439:.I439]) / SUM([.C$3:.I$3])" office:value-type="percentage" office:value="0.647064105820106" calcext:value-type="percentage">
            <text:p>64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D4.raw</text:p>
          </table:table-cell>
          <table:table-cell table:formula="of:=MAX(MIN(([results.C437] - [.C$1]) / ([.C$2] - [.C$1]); 1); 0)" office:value-type="float" office:value="0.673226666666667" calcext:value-type="float">
            <text:p>0.673226666666667</text:p>
          </table:table-cell>
          <table:table-cell table:formula="of:=MAX(MIN(([results.D437] - [.D$1]) / ([.D$2] - [.D$1]); 1); 0)" office:value-type="float" office:value="0" calcext:value-type="float">
            <text:p>0</text:p>
          </table:table-cell>
          <table:table-cell table:formula="of:=MAX(MIN(([results.E437] - [.E$1]) / ([.E$2] - [.E$1]); 1); 0)" office:value-type="float" office:value="0.439646666666667" calcext:value-type="float">
            <text:p>0.439646666666667</text:p>
          </table:table-cell>
          <table:table-cell table:formula="of:=MAX(MIN(([results.F437] - [.F$1]) / ([.F$2] - [.F$1]); 1); 0)" office:value-type="float" office:value="1" calcext:value-type="float">
            <text:p>1</text:p>
          </table:table-cell>
          <table:table-cell table:formula="of:=MAX(MIN(([results.G437] - [.G$1]) / ([.G$2] - [.G$1]); 1); 0)" office:value-type="float" office:value="1" calcext:value-type="float">
            <text:p>1</text:p>
          </table:table-cell>
          <table:table-cell table:formula="of:=MAX(MIN(([results.H437] - [.H$1]) / ([.H$2] - [.H$1]); 1); 0)" office:value-type="float" office:value="0.351342857142857" calcext:value-type="float">
            <text:p>0.351342857142857</text:p>
          </table:table-cell>
          <table:table-cell table:formula="of:=MAX(MIN(([results.I437] - [.I$1]) / ([.I$2] - [.I$1]); 1); 0)" office:value-type="float" office:value="0.09954" calcext:value-type="float">
            <text:p>0.09954</text:p>
          </table:table-cell>
          <table:table-cell table:formula="of:=[results.J437]" office:value-type="boolean" office:boolean-value="false" calcext:value-type="boolean">
            <text:p>FALSE</text:p>
          </table:table-cell>
          <table:table-cell table:style-name="ce31" table:formula="of:=1 - SUMPRODUCT([.C$3:.I$3]; [.C440:.I440]) / SUM([.C$3:.I$3])" office:value-type="percentage" office:value="0.516680761904762" calcext:value-type="percentage">
            <text:p>51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.raw</text:p>
          </table:table-cell>
          <table:table-cell table:formula="of:=MAX(MIN(([results.C438] - [.C$1]) / ([.C$2] - [.C$1]); 1); 0)" office:value-type="float" office:value="0.607983333333333" calcext:value-type="float">
            <text:p>0.607983333333333</text:p>
          </table:table-cell>
          <table:table-cell table:formula="of:=MAX(MIN(([results.D438] - [.D$1]) / ([.D$2] - [.D$1]); 1); 0)" office:value-type="float" office:value="0" calcext:value-type="float">
            <text:p>0</text:p>
          </table:table-cell>
          <table:table-cell table:formula="of:=MAX(MIN(([results.E438] - [.E$1]) / ([.E$2] - [.E$1]); 1); 0)" office:value-type="float" office:value="0.4064" calcext:value-type="float">
            <text:p>0.4064</text:p>
          </table:table-cell>
          <table:table-cell table:formula="of:=MAX(MIN(([results.F438] - [.F$1]) / ([.F$2] - [.F$1]); 1); 0)" office:value-type="float" office:value="0" calcext:value-type="float">
            <text:p>0</text:p>
          </table:table-cell>
          <table:table-cell table:formula="of:=MAX(MIN(([results.G438] - [.G$1]) / ([.G$2] - [.G$1]); 1); 0)" office:value-type="float" office:value="1" calcext:value-type="float">
            <text:p>1</text:p>
          </table:table-cell>
          <table:table-cell table:formula="of:=MAX(MIN(([results.H438] - [.H$1]) / ([.H$2] - [.H$1]); 1); 0)" office:value-type="float" office:value="0.311357142857143" calcext:value-type="float">
            <text:p>0.311357142857143</text:p>
          </table:table-cell>
          <table:table-cell table:formula="of:=MAX(MIN(([results.I438] - [.I$1]) / ([.I$2] - [.I$1]); 1); 0)" office:value-type="float" office:value="0.195166666666667" calcext:value-type="float">
            <text:p>0.195166666666667</text:p>
          </table:table-cell>
          <table:table-cell table:formula="of:=[results.J438]" office:value-type="boolean" office:boolean-value="false" calcext:value-type="boolean">
            <text:p>FALSE</text:p>
          </table:table-cell>
          <table:table-cell table:style-name="ce31" table:formula="of:=1 - SUMPRODUCT([.C$3:.I$3]; [.C441:.I441]) / SUM([.C$3:.I$3])" office:value-type="percentage" office:value="0.692831904761905" calcext:value-type="percentage">
            <text:p>69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B4.raw</text:p>
          </table:table-cell>
          <table:table-cell table:formula="of:=MAX(MIN(([results.C439] - [.C$1]) / ([.C$2] - [.C$1]); 1); 0)" office:value-type="float" office:value="0.688903333333333" calcext:value-type="float">
            <text:p>0.688903333333333</text:p>
          </table:table-cell>
          <table:table-cell table:formula="of:=MAX(MIN(([results.D439] - [.D$1]) / ([.D$2] - [.D$1]); 1); 0)" office:value-type="float" office:value="0" calcext:value-type="float">
            <text:p>0</text:p>
          </table:table-cell>
          <table:table-cell table:formula="of:=MAX(MIN(([results.E439] - [.E$1]) / ([.E$2] - [.E$1]); 1); 0)" office:value-type="float" office:value="0.45327" calcext:value-type="float">
            <text:p>0.45327</text:p>
          </table:table-cell>
          <table:table-cell table:formula="of:=MAX(MIN(([results.F439] - [.F$1]) / ([.F$2] - [.F$1]); 1); 0)" office:value-type="float" office:value="1" calcext:value-type="float">
            <text:p>1</text:p>
          </table:table-cell>
          <table:table-cell table:formula="of:=MAX(MIN(([results.G439] - [.G$1]) / ([.G$2] - [.G$1]); 1); 0)" office:value-type="float" office:value="1" calcext:value-type="float">
            <text:p>1</text:p>
          </table:table-cell>
          <table:table-cell table:formula="of:=MAX(MIN(([results.H439] - [.H$1]) / ([.H$2] - [.H$1]); 1); 0)" office:value-type="float" office:value="0.682628571428571" calcext:value-type="float">
            <text:p>0.682628571428571</text:p>
          </table:table-cell>
          <table:table-cell table:formula="of:=MAX(MIN(([results.I439] - [.I$1]) / ([.I$2] - [.I$1]); 1); 0)" office:value-type="float" office:value="0.188176666666667" calcext:value-type="float">
            <text:p>0.188176666666667</text:p>
          </table:table-cell>
          <table:table-cell table:formula="of:=[results.J439]" office:value-type="boolean" office:boolean-value="false" calcext:value-type="boolean">
            <text:p>FALSE</text:p>
          </table:table-cell>
          <table:table-cell table:style-name="ce31" table:formula="of:=1 - SUMPRODUCT([.C$3:.I$3]; [.C442:.I442]) / SUM([.C$3:.I$3])" office:value-type="percentage" office:value="0.427682507936508" calcext:value-type="percentage">
            <text:p>42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2.raw</text:p>
          </table:table-cell>
          <table:table-cell table:formula="of:=MAX(MIN(([results.C440] - [.C$1]) / ([.C$2] - [.C$1]); 1); 0)" office:value-type="float" office:value="0.713623333333333" calcext:value-type="float">
            <text:p>0.713623333333333</text:p>
          </table:table-cell>
          <table:table-cell table:formula="of:=MAX(MIN(([results.D440] - [.D$1]) / ([.D$2] - [.D$1]); 1); 0)" office:value-type="float" office:value="0" calcext:value-type="float">
            <text:p>0</text:p>
          </table:table-cell>
          <table:table-cell table:formula="of:=MAX(MIN(([results.E440] - [.E$1]) / ([.E$2] - [.E$1]); 1); 0)" office:value-type="float" office:value="0" calcext:value-type="float">
            <text:p>0</text:p>
          </table:table-cell>
          <table:table-cell table:formula="of:=MAX(MIN(([results.F440] - [.F$1]) / ([.F$2] - [.F$1]); 1); 0)" office:value-type="float" office:value="0.01976" calcext:value-type="float">
            <text:p>0.01976</text:p>
          </table:table-cell>
          <table:table-cell table:formula="of:=MAX(MIN(([results.G440] - [.G$1]) / ([.G$2] - [.G$1]); 1); 0)" office:value-type="float" office:value="0.159225" calcext:value-type="float">
            <text:p>0.159225</text:p>
          </table:table-cell>
          <table:table-cell table:formula="of:=MAX(MIN(([results.H440] - [.H$1]) / ([.H$2] - [.H$1]); 1); 0)" office:value-type="float" office:value="0.756228571428571" calcext:value-type="float">
            <text:p>0.756228571428571</text:p>
          </table:table-cell>
          <table:table-cell table:formula="of:=MAX(MIN(([results.I440] - [.I$1]) / ([.I$2] - [.I$1]); 1); 0)" office:value-type="float" office:value="0.596716666666667" calcext:value-type="float">
            <text:p>0.596716666666667</text:p>
          </table:table-cell>
          <table:table-cell table:formula="of:=[results.J440]" office:value-type="boolean" office:boolean-value="false" calcext:value-type="boolean">
            <text:p>FALSE</text:p>
          </table:table-cell>
          <table:table-cell table:style-name="ce31" table:formula="of:=1 - SUMPRODUCT([.C$3:.I$3]; [.C443:.I443]) / SUM([.C$3:.I$3])" office:value-type="percentage" office:value="0.587476285714286" calcext:value-type="percentage">
            <text:p>58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4Sharp.raw</text:p>
          </table:table-cell>
          <table:table-cell table:formula="of:=MAX(MIN(([results.C441] - [.C$1]) / ([.C$2] - [.C$1]); 1); 0)" office:value-type="float" office:value="0.705803333333333" calcext:value-type="float">
            <text:p>0.705803333333333</text:p>
          </table:table-cell>
          <table:table-cell table:formula="of:=MAX(MIN(([results.D441] - [.D$1]) / ([.D$2] - [.D$1]); 1); 0)" office:value-type="float" office:value="0" calcext:value-type="float">
            <text:p>0</text:p>
          </table:table-cell>
          <table:table-cell table:formula="of:=MAX(MIN(([results.E441] - [.E$1]) / ([.E$2] - [.E$1]); 1); 0)" office:value-type="float" office:value="0.300606666666667" calcext:value-type="float">
            <text:p>0.300606666666667</text:p>
          </table:table-cell>
          <table:table-cell table:formula="of:=MAX(MIN(([results.F441] - [.F$1]) / ([.F$2] - [.F$1]); 1); 0)" office:value-type="float" office:value="0" calcext:value-type="float">
            <text:p>0</text:p>
          </table:table-cell>
          <table:table-cell table:formula="of:=MAX(MIN(([results.G441] - [.G$1]) / ([.G$2] - [.G$1]); 1); 0)" office:value-type="float" office:value="0.8254475" calcext:value-type="float">
            <text:p>0.8254475</text:p>
          </table:table-cell>
          <table:table-cell table:formula="of:=MAX(MIN(([results.H441] - [.H$1]) / ([.H$2] - [.H$1]); 1); 0)" office:value-type="float" office:value="0.691857142857143" calcext:value-type="float">
            <text:p>0.691857142857143</text:p>
          </table:table-cell>
          <table:table-cell table:formula="of:=MAX(MIN(([results.I441] - [.I$1]) / ([.I$2] - [.I$1]); 1); 0)" office:value-type="float" office:value="0.136276666666667" calcext:value-type="float">
            <text:p>0.136276666666667</text:p>
          </table:table-cell>
          <table:table-cell table:formula="of:=[results.J441]" office:value-type="boolean" office:boolean-value="false" calcext:value-type="boolean">
            <text:p>FALSE</text:p>
          </table:table-cell>
          <table:table-cell table:style-name="ce31" table:formula="of:=1 - SUMPRODUCT([.C$3:.I$3]; [.C444:.I444]) / SUM([.C$3:.I$3])" office:value-type="percentage" office:value="0.634819830687831" calcext:value-type="percentage">
            <text:p>63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5.raw</text:p>
          </table:table-cell>
          <table:table-cell table:formula="of:=MAX(MIN(([results.C442] - [.C$1]) / ([.C$2] - [.C$1]); 1); 0)" office:value-type="float" office:value="0.723176666666667" calcext:value-type="float">
            <text:p>0.723176666666667</text:p>
          </table:table-cell>
          <table:table-cell table:formula="of:=MAX(MIN(([results.D442] - [.D$1]) / ([.D$2] - [.D$1]); 1); 0)" office:value-type="float" office:value="0" calcext:value-type="float">
            <text:p>0</text:p>
          </table:table-cell>
          <table:table-cell table:formula="of:=MAX(MIN(([results.E442] - [.E$1]) / ([.E$2] - [.E$1]); 1); 0)" office:value-type="float" office:value="0.425913333333333" calcext:value-type="float">
            <text:p>0.425913333333333</text:p>
          </table:table-cell>
          <table:table-cell table:formula="of:=MAX(MIN(([results.F442] - [.F$1]) / ([.F$2] - [.F$1]); 1); 0)" office:value-type="float" office:value="0.318286666666667" calcext:value-type="float">
            <text:p>0.318286666666667</text:p>
          </table:table-cell>
          <table:table-cell table:formula="of:=MAX(MIN(([results.G442] - [.G$1]) / ([.G$2] - [.G$1]); 1); 0)" office:value-type="float" office:value="1" calcext:value-type="float">
            <text:p>1</text:p>
          </table:table-cell>
          <table:table-cell table:formula="of:=MAX(MIN(([results.H442] - [.H$1]) / ([.H$2] - [.H$1]); 1); 0)" office:value-type="float" office:value="0.665657142857143" calcext:value-type="float">
            <text:p>0.665657142857143</text:p>
          </table:table-cell>
          <table:table-cell table:formula="of:=MAX(MIN(([results.I442] - [.I$1]) / ([.I$2] - [.I$1]); 1); 0)" office:value-type="float" office:value="0.0653833333333333" calcext:value-type="float">
            <text:p>0.0653833333333333</text:p>
          </table:table-cell>
          <table:table-cell table:formula="of:=[results.J442]" office:value-type="boolean" office:boolean-value="false" calcext:value-type="boolean">
            <text:p>FALSE</text:p>
          </table:table-cell>
          <table:table-cell table:style-name="ce31" table:formula="of:=1 - SUMPRODUCT([.C$3:.I$3]; [.C445:.I445]) / SUM([.C$3:.I$3])" office:value-type="percentage" office:value="0.575442126984127" calcext:value-type="percentage">
            <text:p>57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7.raw</text:p>
          </table:table-cell>
          <table:table-cell table:formula="of:=MAX(MIN(([results.C443] - [.C$1]) / ([.C$2] - [.C$1]); 1); 0)" office:value-type="float" office:value="0.84892" calcext:value-type="float">
            <text:p>0.84892</text:p>
          </table:table-cell>
          <table:table-cell table:formula="of:=MAX(MIN(([results.D443] - [.D$1]) / ([.D$2] - [.D$1]); 1); 0)" office:value-type="float" office:value="0" calcext:value-type="float">
            <text:p>0</text:p>
          </table:table-cell>
          <table:table-cell table:formula="of:=MAX(MIN(([results.E443] - [.E$1]) / ([.E$2] - [.E$1]); 1); 0)" office:value-type="float" office:value="0.670093333333333" calcext:value-type="float">
            <text:p>0.670093333333333</text:p>
          </table:table-cell>
          <table:table-cell table:formula="of:=MAX(MIN(([results.F443] - [.F$1]) / ([.F$2] - [.F$1]); 1); 0)" office:value-type="float" office:value="0" calcext:value-type="float">
            <text:p>0</text:p>
          </table:table-cell>
          <table:table-cell table:formula="of:=MAX(MIN(([results.G443] - [.G$1]) / ([.G$2] - [.G$1]); 1); 0)" office:value-type="float" office:value="1" calcext:value-type="float">
            <text:p>1</text:p>
          </table:table-cell>
          <table:table-cell table:formula="of:=MAX(MIN(([results.H443] - [.H$1]) / ([.H$2] - [.H$1]); 1); 0)" office:value-type="float" office:value="0.670442857142857" calcext:value-type="float">
            <text:p>0.670442857142857</text:p>
          </table:table-cell>
          <table:table-cell table:formula="of:=MAX(MIN(([results.I443] - [.I$1]) / ([.I$2] - [.I$1]); 1); 0)" office:value-type="float" office:value="0.154526666666667" calcext:value-type="float">
            <text:p>0.154526666666667</text:p>
          </table:table-cell>
          <table:table-cell table:formula="of:=[results.J443]" office:value-type="boolean" office:boolean-value="false" calcext:value-type="boolean">
            <text:p>FALSE</text:p>
          </table:table-cell>
          <table:table-cell table:style-name="ce31" table:formula="of:=1 - SUMPRODUCT([.C$3:.I$3]; [.C446:.I446]) / SUM([.C$3:.I$3])" office:value-type="percentage" office:value="0.580847132275132" calcext:value-type="percentage">
            <text:p>58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D4.raw</text:p>
          </table:table-cell>
          <table:table-cell table:formula="of:=MAX(MIN(([results.C444] - [.C$1]) / ([.C$2] - [.C$1]); 1); 0)" office:value-type="float" office:value="0.702493333333333" calcext:value-type="float">
            <text:p>0.702493333333333</text:p>
          </table:table-cell>
          <table:table-cell table:formula="of:=MAX(MIN(([results.D444] - [.D$1]) / ([.D$2] - [.D$1]); 1); 0)" office:value-type="float" office:value="0" calcext:value-type="float">
            <text:p>0</text:p>
          </table:table-cell>
          <table:table-cell table:formula="of:=MAX(MIN(([results.E444] - [.E$1]) / ([.E$2] - [.E$1]); 1); 0)" office:value-type="float" office:value="0.48122" calcext:value-type="float">
            <text:p>0.48122</text:p>
          </table:table-cell>
          <table:table-cell table:formula="of:=MAX(MIN(([results.F444] - [.F$1]) / ([.F$2] - [.F$1]); 1); 0)" office:value-type="float" office:value="1" calcext:value-type="float">
            <text:p>1</text:p>
          </table:table-cell>
          <table:table-cell table:formula="of:=MAX(MIN(([results.G444] - [.G$1]) / ([.G$2] - [.G$1]); 1); 0)" office:value-type="float" office:value="1" calcext:value-type="float">
            <text:p>1</text:p>
          </table:table-cell>
          <table:table-cell table:formula="of:=MAX(MIN(([results.H444] - [.H$1]) / ([.H$2] - [.H$1]); 1); 0)" office:value-type="float" office:value="0.696614285714286" calcext:value-type="float">
            <text:p>0.696614285714286</text:p>
          </table:table-cell>
          <table:table-cell table:formula="of:=MAX(MIN(([results.I444] - [.I$1]) / ([.I$2] - [.I$1]); 1); 0)" office:value-type="float" office:value="0.107983333333333" calcext:value-type="float">
            <text:p>0.107983333333333</text:p>
          </table:table-cell>
          <table:table-cell table:formula="of:=[results.J444]" office:value-type="boolean" office:boolean-value="false" calcext:value-type="boolean">
            <text:p>FALSE</text:p>
          </table:table-cell>
          <table:table-cell table:style-name="ce31" table:formula="of:=1 - SUMPRODUCT([.C$3:.I$3]; [.C447:.I447]) / SUM([.C$3:.I$3])" office:value-type="percentage" office:value="0.439349883597884" calcext:value-type="percentage">
            <text:p>43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.raw</text:p>
          </table:table-cell>
          <table:table-cell table:formula="of:=MAX(MIN(([results.C445] - [.C$1]) / ([.C$2] - [.C$1]); 1); 0)" office:value-type="float" office:value="0.734773333333333" calcext:value-type="float">
            <text:p>0.734773333333333</text:p>
          </table:table-cell>
          <table:table-cell table:formula="of:=MAX(MIN(([results.D445] - [.D$1]) / ([.D$2] - [.D$1]); 1); 0)" office:value-type="float" office:value="0" calcext:value-type="float">
            <text:p>0</text:p>
          </table:table-cell>
          <table:table-cell table:formula="of:=MAX(MIN(([results.E445] - [.E$1]) / ([.E$2] - [.E$1]); 1); 0)" office:value-type="float" office:value="0.324546666666667" calcext:value-type="float">
            <text:p>0.324546666666667</text:p>
          </table:table-cell>
          <table:table-cell table:formula="of:=MAX(MIN(([results.F445] - [.F$1]) / ([.F$2] - [.F$1]); 1); 0)" office:value-type="float" office:value="0.161266666666667" calcext:value-type="float">
            <text:p>0.161266666666667</text:p>
          </table:table-cell>
          <table:table-cell table:formula="of:=MAX(MIN(([results.G445] - [.G$1]) / ([.G$2] - [.G$1]); 1); 0)" office:value-type="float" office:value="0.85104" calcext:value-type="float">
            <text:p>0.85104</text:p>
          </table:table-cell>
          <table:table-cell table:formula="of:=MAX(MIN(([results.H445] - [.H$1]) / ([.H$2] - [.H$1]); 1); 0)" office:value-type="float" office:value="0.732228571428571" calcext:value-type="float">
            <text:p>0.732228571428571</text:p>
          </table:table-cell>
          <table:table-cell table:formula="of:=MAX(MIN(([results.I445] - [.I$1]) / ([.I$2] - [.I$1]); 1); 0)" office:value-type="float" office:value="0.222993333333333" calcext:value-type="float">
            <text:p>0.222993333333333</text:p>
          </table:table-cell>
          <table:table-cell table:formula="of:=[results.J445]" office:value-type="boolean" office:boolean-value="false" calcext:value-type="boolean">
            <text:p>FALSE</text:p>
          </table:table-cell>
          <table:table-cell table:style-name="ce31" table:formula="of:=1 - SUMPRODUCT([.C$3:.I$3]; [.C448:.I448]) / SUM([.C$3:.I$3])" office:value-type="percentage" office:value="0.570960211640212" calcext:value-type="percentage">
            <text:p>57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2.raw</text:p>
          </table:table-cell>
          <table:table-cell table:formula="of:=MAX(MIN(([results.C446] - [.C$1]) / ([.C$2] - [.C$1]); 1); 0)" office:value-type="float" office:value="0" calcext:value-type="float">
            <text:p>0</text:p>
          </table:table-cell>
          <table:table-cell table:formula="of:=MAX(MIN(([results.D446] - [.D$1]) / ([.D$2] - [.D$1]); 1); 0)" office:value-type="float" office:value="0" calcext:value-type="float">
            <text:p>0</text:p>
          </table:table-cell>
          <table:table-cell table:formula="of:=MAX(MIN(([results.E446] - [.E$1]) / ([.E$2] - [.E$1]); 1); 0)" office:value-type="float" office:value="0.182703333333333" calcext:value-type="float">
            <text:p>0.182703333333333</text:p>
          </table:table-cell>
          <table:table-cell table:formula="of:=MAX(MIN(([results.F446] - [.F$1]) / ([.F$2] - [.F$1]); 1); 0)" office:value-type="float" office:value="1" calcext:value-type="float">
            <text:p>1</text:p>
          </table:table-cell>
          <table:table-cell table:formula="of:=MAX(MIN(([results.G446] - [.G$1]) / ([.G$2] - [.G$1]); 1); 0)" office:value-type="float" office:value="0.6075675" calcext:value-type="float">
            <text:p>0.6075675</text:p>
          </table:table-cell>
          <table:table-cell table:formula="of:=MAX(MIN(([results.H446] - [.H$1]) / ([.H$2] - [.H$1]); 1); 0)" office:value-type="float" office:value="0" calcext:value-type="float">
            <text:p>0</text:p>
          </table:table-cell>
          <table:table-cell table:formula="of:=MAX(MIN(([results.I446] - [.I$1]) / ([.I$2] - [.I$1]); 1); 0)" office:value-type="float" office:value="0.542406666666667" calcext:value-type="float">
            <text:p>0.542406666666667</text:p>
          </table:table-cell>
          <table:table-cell table:formula="of:=[results.J446]" office:value-type="boolean" office:boolean-value="false" calcext:value-type="boolean">
            <text:p>FALSE</text:p>
          </table:table-cell>
          <table:table-cell table:style-name="ce31" table:formula="of:=1 - SUMPRODUCT([.C$3:.I$3]; [.C449:.I449]) / SUM([.C$3:.I$3])" office:value-type="percentage" office:value="0.639561259259259" calcext:value-type="percentage">
            <text:p>63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4Sharp.raw</text:p>
          </table:table-cell>
          <table:table-cell table:formula="of:=MAX(MIN(([results.C447] - [.C$1]) / ([.C$2] - [.C$1]); 1); 0)" office:value-type="float" office:value="0.08833" calcext:value-type="float">
            <text:p>0.08833</text:p>
          </table:table-cell>
          <table:table-cell table:formula="of:=MAX(MIN(([results.D447] - [.D$1]) / ([.D$2] - [.D$1]); 1); 0)" office:value-type="float" office:value="0" calcext:value-type="float">
            <text:p>0</text:p>
          </table:table-cell>
          <table:table-cell table:formula="of:=MAX(MIN(([results.E447] - [.E$1]) / ([.E$2] - [.E$1]); 1); 0)" office:value-type="float" office:value="0.30784" calcext:value-type="float">
            <text:p>0.30784</text:p>
          </table:table-cell>
          <table:table-cell table:formula="of:=MAX(MIN(([results.F447] - [.F$1]) / ([.F$2] - [.F$1]); 1); 0)" office:value-type="float" office:value="1" calcext:value-type="float">
            <text:p>1</text:p>
          </table:table-cell>
          <table:table-cell table:formula="of:=MAX(MIN(([results.G447] - [.G$1]) / ([.G$2] - [.G$1]); 1); 0)" office:value-type="float" office:value="0.5972325" calcext:value-type="float">
            <text:p>0.5972325</text:p>
          </table:table-cell>
          <table:table-cell table:formula="of:=MAX(MIN(([results.H447] - [.H$1]) / ([.H$2] - [.H$1]); 1); 0)" office:value-type="float" office:value="0" calcext:value-type="float">
            <text:p>0</text:p>
          </table:table-cell>
          <table:table-cell table:formula="of:=MAX(MIN(([results.I447] - [.I$1]) / ([.I$2] - [.I$1]); 1); 0)" office:value-type="float" office:value="0.14944" calcext:value-type="float">
            <text:p>0.14944</text:p>
          </table:table-cell>
          <table:table-cell table:formula="of:=[results.J447]" office:value-type="boolean" office:boolean-value="false" calcext:value-type="boolean">
            <text:p>FALSE</text:p>
          </table:table-cell>
          <table:table-cell table:style-name="ce31" table:formula="of:=1 - SUMPRODUCT([.C$3:.I$3]; [.C450:.I450]) / SUM([.C$3:.I$3])" office:value-type="percentage" office:value="0.708504" calcext:value-type="percentage">
            <text:p>70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5.raw</text:p>
          </table:table-cell>
          <table:table-cell table:formula="of:=MAX(MIN(([results.C448] - [.C$1]) / ([.C$2] - [.C$1]); 1); 0)" office:value-type="float" office:value="0.114923333333333" calcext:value-type="float">
            <text:p>0.114923333333333</text:p>
          </table:table-cell>
          <table:table-cell table:formula="of:=MAX(MIN(([results.D448] - [.D$1]) / ([.D$2] - [.D$1]); 1); 0)" office:value-type="float" office:value="0" calcext:value-type="float">
            <text:p>0</text:p>
          </table:table-cell>
          <table:table-cell table:formula="of:=MAX(MIN(([results.E448] - [.E$1]) / ([.E$2] - [.E$1]); 1); 0)" office:value-type="float" office:value="0.0577866666666666" calcext:value-type="float">
            <text:p>0.0577866666666666</text:p>
          </table:table-cell>
          <table:table-cell table:formula="of:=MAX(MIN(([results.F448] - [.F$1]) / ([.F$2] - [.F$1]); 1); 0)" office:value-type="float" office:value="1" calcext:value-type="float">
            <text:p>1</text:p>
          </table:table-cell>
          <table:table-cell table:formula="of:=MAX(MIN(([results.G448] - [.G$1]) / ([.G$2] - [.G$1]); 1); 0)" office:value-type="float" office:value="0.347315" calcext:value-type="float">
            <text:p>0.347315</text:p>
          </table:table-cell>
          <table:table-cell table:formula="of:=MAX(MIN(([results.H448] - [.H$1]) / ([.H$2] - [.H$1]); 1); 0)" office:value-type="float" office:value="0" calcext:value-type="float">
            <text:p>0</text:p>
          </table:table-cell>
          <table:table-cell table:formula="of:=MAX(MIN(([results.I448] - [.I$1]) / ([.I$2] - [.I$1]); 1); 0)" office:value-type="float" office:value="0.0881833333333333" calcext:value-type="float">
            <text:p>0.0881833333333333</text:p>
          </table:table-cell>
          <table:table-cell table:formula="of:=[results.J448]" office:value-type="boolean" office:boolean-value="false" calcext:value-type="boolean">
            <text:p>FALSE</text:p>
          </table:table-cell>
          <table:table-cell table:style-name="ce31" table:formula="of:=1 - SUMPRODUCT([.C$3:.I$3]; [.C451:.I451]) / SUM([.C$3:.I$3])" office:value-type="percentage" office:value="0.751308222222222" calcext:value-type="percentage">
            <text:p>75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7.raw</text:p>
          </table:table-cell>
          <table:table-cell table:formula="of:=MAX(MIN(([results.C449] - [.C$1]) / ([.C$2] - [.C$1]); 1); 0)" office:value-type="float" office:value="0.318343333333333" calcext:value-type="float">
            <text:p>0.318343333333333</text:p>
          </table:table-cell>
          <table:table-cell table:formula="of:=MAX(MIN(([results.D449] - [.D$1]) / ([.D$2] - [.D$1]); 1); 0)" office:value-type="float" office:value="0" calcext:value-type="float">
            <text:p>0</text:p>
          </table:table-cell>
          <table:table-cell table:formula="of:=MAX(MIN(([results.E449] - [.E$1]) / ([.E$2] - [.E$1]); 1); 0)" office:value-type="float" office:value="0.742883333333333" calcext:value-type="float">
            <text:p>0.742883333333333</text:p>
          </table:table-cell>
          <table:table-cell table:formula="of:=MAX(MIN(([results.F449] - [.F$1]) / ([.F$2] - [.F$1]); 1); 0)" office:value-type="float" office:value="1" calcext:value-type="float">
            <text:p>1</text:p>
          </table:table-cell>
          <table:table-cell table:formula="of:=MAX(MIN(([results.G449] - [.G$1]) / ([.G$2] - [.G$1]); 1); 0)" office:value-type="float" office:value="1" calcext:value-type="float">
            <text:p>1</text:p>
          </table:table-cell>
          <table:table-cell table:formula="of:=MAX(MIN(([results.H449] - [.H$1]) / ([.H$2] - [.H$1]); 1); 0)" office:value-type="float" office:value="0" calcext:value-type="float">
            <text:p>0</text:p>
          </table:table-cell>
          <table:table-cell table:formula="of:=MAX(MIN(([results.I449] - [.I$1]) / ([.I$2] - [.I$1]); 1); 0)" office:value-type="float" office:value="0.275423333333333" calcext:value-type="float">
            <text:p>0.275423333333333</text:p>
          </table:table-cell>
          <table:table-cell table:formula="of:=[results.J449]" office:value-type="boolean" office:boolean-value="false" calcext:value-type="boolean">
            <text:p>FALSE</text:p>
          </table:table-cell>
          <table:table-cell table:style-name="ce31" table:formula="of:=1 - SUMPRODUCT([.C$3:.I$3]; [.C452:.I452]) / SUM([.C$3:.I$3])" office:value-type="percentage" office:value="0.589591037037037" calcext:value-type="percentage">
            <text:p>58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D4.raw</text:p>
          </table:table-cell>
          <table:table-cell table:formula="of:=MAX(MIN(([results.C450] - [.C$1]) / ([.C$2] - [.C$1]); 1); 0)" office:value-type="float" office:value="0.0739133333333333" calcext:value-type="float">
            <text:p>0.0739133333333333</text:p>
          </table:table-cell>
          <table:table-cell table:formula="of:=MAX(MIN(([results.D450] - [.D$1]) / ([.D$2] - [.D$1]); 1); 0)" office:value-type="float" office:value="0" calcext:value-type="float">
            <text:p>0</text:p>
          </table:table-cell>
          <table:table-cell table:formula="of:=MAX(MIN(([results.E450] - [.E$1]) / ([.E$2] - [.E$1]); 1); 0)" office:value-type="float" office:value="0.0119333333333333" calcext:value-type="float">
            <text:p>0.0119333333333333</text:p>
          </table:table-cell>
          <table:table-cell table:formula="of:=MAX(MIN(([results.F450] - [.F$1]) / ([.F$2] - [.F$1]); 1); 0)" office:value-type="float" office:value="1" calcext:value-type="float">
            <text:p>1</text:p>
          </table:table-cell>
          <table:table-cell table:formula="of:=MAX(MIN(([results.G450] - [.G$1]) / ([.G$2] - [.G$1]); 1); 0)" office:value-type="float" office:value="0.142705" calcext:value-type="float">
            <text:p>0.142705</text:p>
          </table:table-cell>
          <table:table-cell table:formula="of:=MAX(MIN(([results.H450] - [.H$1]) / ([.H$2] - [.H$1]); 1); 0)" office:value-type="float" office:value="0" calcext:value-type="float">
            <text:p>0</text:p>
          </table:table-cell>
          <table:table-cell table:formula="of:=MAX(MIN(([results.I450] - [.I$1]) / ([.I$2] - [.I$1]); 1); 0)" office:value-type="float" office:value="0.131856666666667" calcext:value-type="float">
            <text:p>0.131856666666667</text:p>
          </table:table-cell>
          <table:table-cell table:formula="of:=[results.J450]" office:value-type="boolean" office:boolean-value="false" calcext:value-type="boolean">
            <text:p>FALSE</text:p>
          </table:table-cell>
          <table:table-cell table:style-name="ce31" table:formula="of:=1 - SUMPRODUCT([.C$3:.I$3]; [.C453:.I453]) / SUM([.C$3:.I$3])" office:value-type="percentage" office:value="0.768207851851852" calcext:value-type="percentage">
            <text:p>76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.raw</text:p>
          </table:table-cell>
          <table:table-cell table:formula="of:=MAX(MIN(([results.C451] - [.C$1]) / ([.C$2] - [.C$1]); 1); 0)" office:value-type="float" office:value="0.0683833333333333" calcext:value-type="float">
            <text:p>0.0683833333333333</text:p>
          </table:table-cell>
          <table:table-cell table:formula="of:=MAX(MIN(([results.D451] - [.D$1]) / ([.D$2] - [.D$1]); 1); 0)" office:value-type="float" office:value="0" calcext:value-type="float">
            <text:p>0</text:p>
          </table:table-cell>
          <table:table-cell table:formula="of:=MAX(MIN(([results.E451] - [.E$1]) / ([.E$2] - [.E$1]); 1); 0)" office:value-type="float" office:value="0.566746666666667" calcext:value-type="float">
            <text:p>0.566746666666667</text:p>
          </table:table-cell>
          <table:table-cell table:formula="of:=MAX(MIN(([results.F451] - [.F$1]) / ([.F$2] - [.F$1]); 1); 0)" office:value-type="float" office:value="1" calcext:value-type="float">
            <text:p>1</text:p>
          </table:table-cell>
          <table:table-cell table:formula="of:=MAX(MIN(([results.G451] - [.G$1]) / ([.G$2] - [.G$1]); 1); 0)" office:value-type="float" office:value="1" calcext:value-type="float">
            <text:p>1</text:p>
          </table:table-cell>
          <table:table-cell table:formula="of:=MAX(MIN(([results.H451] - [.H$1]) / ([.H$2] - [.H$1]); 1); 0)" office:value-type="float" office:value="0" calcext:value-type="float">
            <text:p>0</text:p>
          </table:table-cell>
          <table:table-cell table:formula="of:=MAX(MIN(([results.I451] - [.I$1]) / ([.I$2] - [.I$1]); 1); 0)" office:value-type="float" office:value="0.19503" calcext:value-type="float">
            <text:p>0.19503</text:p>
          </table:table-cell>
          <table:table-cell table:formula="of:=[results.J451]" office:value-type="boolean" office:boolean-value="false" calcext:value-type="boolean">
            <text:p>FALSE</text:p>
          </table:table-cell>
          <table:table-cell table:style-name="ce31" table:formula="of:=1 - SUMPRODUCT([.C$3:.I$3]; [.C454:.I454]) / SUM([.C$3:.I$3])" office:value-type="percentage" office:value="0.654167185185185" calcext:value-type="percentage">
            <text:p>65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4Sharp.raw</text:p>
          </table:table-cell>
          <table:table-cell table:formula="of:=MAX(MIN(([results.C452] - [.C$1]) / ([.C$2] - [.C$1]); 1); 0)" office:value-type="float" office:value="0.0115233333333333" calcext:value-type="float">
            <text:p>0.0115233333333333</text:p>
          </table:table-cell>
          <table:table-cell table:formula="of:=MAX(MIN(([results.D452] - [.D$1]) / ([.D$2] - [.D$1]); 1); 0)" office:value-type="float" office:value="0" calcext:value-type="float">
            <text:p>0</text:p>
          </table:table-cell>
          <table:table-cell table:formula="of:=MAX(MIN(([results.E452] - [.E$1]) / ([.E$2] - [.E$1]); 1); 0)" office:value-type="float" office:value="0.20523" calcext:value-type="float">
            <text:p>0.20523</text:p>
          </table:table-cell>
          <table:table-cell table:formula="of:=MAX(MIN(([results.F452] - [.F$1]) / ([.F$2] - [.F$1]); 1); 0)" office:value-type="float" office:value="0.359353333333333" calcext:value-type="float">
            <text:p>0.359353333333333</text:p>
          </table:table-cell>
          <table:table-cell table:formula="of:=MAX(MIN(([results.G452] - [.G$1]) / ([.G$2] - [.G$1]); 1); 0)" office:value-type="float" office:value="0.6236875" calcext:value-type="float">
            <text:p>0.6236875</text:p>
          </table:table-cell>
          <table:table-cell table:formula="of:=MAX(MIN(([results.H452] - [.H$1]) / ([.H$2] - [.H$1]); 1); 0)" office:value-type="float" office:value="0" calcext:value-type="float">
            <text:p>0</text:p>
          </table:table-cell>
          <table:table-cell table:formula="of:=MAX(MIN(([results.I452] - [.I$1]) / ([.I$2] - [.I$1]); 1); 0)" office:value-type="float" office:value="0.64367" calcext:value-type="float">
            <text:p>0.64367</text:p>
          </table:table-cell>
          <table:table-cell table:formula="of:=[results.J452]" office:value-type="boolean" office:boolean-value="false" calcext:value-type="boolean">
            <text:p>FALSE</text:p>
          </table:table-cell>
          <table:table-cell table:style-name="ce31" table:formula="of:=1 - SUMPRODUCT([.C$3:.I$3]; [.C455:.I455]) / SUM([.C$3:.I$3])" office:value-type="percentage" office:value="0.726724444444444" calcext:value-type="percentage">
            <text:p>72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5.raw</text:p>
          </table:table-cell>
          <table:table-cell table:formula="of:=MAX(MIN(([results.C453] - [.C$1]) / ([.C$2] - [.C$1]); 1); 0)" office:value-type="float" office:value="0.0410899999999999" calcext:value-type="float">
            <text:p>0.0410899999999999</text:p>
          </table:table-cell>
          <table:table-cell table:formula="of:=MAX(MIN(([results.D453] - [.D$1]) / ([.D$2] - [.D$1]); 1); 0)" office:value-type="float" office:value="0" calcext:value-type="float">
            <text:p>0</text:p>
          </table:table-cell>
          <table:table-cell table:formula="of:=MAX(MIN(([results.E453] - [.E$1]) / ([.E$2] - [.E$1]); 1); 0)" office:value-type="float" office:value="0.334033333333333" calcext:value-type="float">
            <text:p>0.334033333333333</text:p>
          </table:table-cell>
          <table:table-cell table:formula="of:=MAX(MIN(([results.F453] - [.F$1]) / ([.F$2] - [.F$1]); 1); 0)" office:value-type="float" office:value="0.215886666666667" calcext:value-type="float">
            <text:p>0.215886666666667</text:p>
          </table:table-cell>
          <table:table-cell table:formula="of:=MAX(MIN(([results.G453] - [.G$1]) / ([.G$2] - [.G$1]); 1); 0)" office:value-type="float" office:value="1" calcext:value-type="float">
            <text:p>1</text:p>
          </table:table-cell>
          <table:table-cell table:formula="of:=MAX(MIN(([results.H453] - [.H$1]) / ([.H$2] - [.H$1]); 1); 0)" office:value-type="float" office:value="0" calcext:value-type="float">
            <text:p>0</text:p>
          </table:table-cell>
          <table:table-cell table:formula="of:=MAX(MIN(([results.I453] - [.I$1]) / ([.I$2] - [.I$1]); 1); 0)" office:value-type="float" office:value="0.706006666666667" calcext:value-type="float">
            <text:p>0.706006666666667</text:p>
          </table:table-cell>
          <table:table-cell table:formula="of:=[results.J453]" office:value-type="boolean" office:boolean-value="false" calcext:value-type="boolean">
            <text:p>FALSE</text:p>
          </table:table-cell>
          <table:table-cell table:style-name="ce31" table:formula="of:=1 - SUMPRODUCT([.C$3:.I$3]; [.C456:.I456]) / SUM([.C$3:.I$3])" office:value-type="percentage" office:value="0.694603185185185" calcext:value-type="percentage">
            <text:p>69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7.raw</text:p>
          </table:table-cell>
          <table:table-cell table:formula="of:=MAX(MIN(([results.C454] - [.C$1]) / ([.C$2] - [.C$1]); 1); 0)" office:value-type="float" office:value="0.26606" calcext:value-type="float">
            <text:p>0.26606</text:p>
          </table:table-cell>
          <table:table-cell table:formula="of:=MAX(MIN(([results.D454] - [.D$1]) / ([.D$2] - [.D$1]); 1); 0)" office:value-type="float" office:value="0" calcext:value-type="float">
            <text:p>0</text:p>
          </table:table-cell>
          <table:table-cell table:formula="of:=MAX(MIN(([results.E454] - [.E$1]) / ([.E$2] - [.E$1]); 1); 0)" office:value-type="float" office:value="0.740276666666667" calcext:value-type="float">
            <text:p>0.740276666666667</text:p>
          </table:table-cell>
          <table:table-cell table:formula="of:=MAX(MIN(([results.F454] - [.F$1]) / ([.F$2] - [.F$1]); 1); 0)" office:value-type="float" office:value="0" calcext:value-type="float">
            <text:p>0</text:p>
          </table:table-cell>
          <table:table-cell table:formula="of:=MAX(MIN(([results.G454] - [.G$1]) / ([.G$2] - [.G$1]); 1); 0)" office:value-type="float" office:value="1" calcext:value-type="float">
            <text:p>1</text:p>
          </table:table-cell>
          <table:table-cell table:formula="of:=MAX(MIN(([results.H454] - [.H$1]) / ([.H$2] - [.H$1]); 1); 0)" office:value-type="float" office:value="0" calcext:value-type="float">
            <text:p>0</text:p>
          </table:table-cell>
          <table:table-cell table:formula="of:=MAX(MIN(([results.I454] - [.I$1]) / ([.I$2] - [.I$1]); 1); 0)" office:value-type="float" office:value="0.312223333333333" calcext:value-type="float">
            <text:p>0.312223333333333</text:p>
          </table:table-cell>
          <table:table-cell table:formula="of:=[results.J454]" office:value-type="boolean" office:boolean-value="false" calcext:value-type="boolean">
            <text:p>FALSE</text:p>
          </table:table-cell>
          <table:table-cell table:style-name="ce31" table:formula="of:=1 - SUMPRODUCT([.C$3:.I$3]; [.C457:.I457]) / SUM([.C$3:.I$3])" office:value-type="percentage" office:value="0.767439851851852" calcext:value-type="percentage">
            <text:p>76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D4.raw</text:p>
          </table:table-cell>
          <table:table-cell table:formula="of:=MAX(MIN(([results.C455] - [.C$1]) / ([.C$2] - [.C$1]); 1); 0)" office:value-type="float" office:value="0.00173333333333331" calcext:value-type="float">
            <text:p>0.00173333333333331</text:p>
          </table:table-cell>
          <table:table-cell table:formula="of:=MAX(MIN(([results.D455] - [.D$1]) / ([.D$2] - [.D$1]); 1); 0)" office:value-type="float" office:value="0" calcext:value-type="float">
            <text:p>0</text:p>
          </table:table-cell>
          <table:table-cell table:formula="of:=MAX(MIN(([results.E455] - [.E$1]) / ([.E$2] - [.E$1]); 1); 0)" office:value-type="float" office:value="0.39184" calcext:value-type="float">
            <text:p>0.39184</text:p>
          </table:table-cell>
          <table:table-cell table:formula="of:=MAX(MIN(([results.F455] - [.F$1]) / ([.F$2] - [.F$1]); 1); 0)" office:value-type="float" office:value="1" calcext:value-type="float">
            <text:p>1</text:p>
          </table:table-cell>
          <table:table-cell table:formula="of:=MAX(MIN(([results.G455] - [.G$1]) / ([.G$2] - [.G$1]); 1); 0)" office:value-type="float" office:value="1" calcext:value-type="float">
            <text:p>1</text:p>
          </table:table-cell>
          <table:table-cell table:formula="of:=MAX(MIN(([results.H455] - [.H$1]) / ([.H$2] - [.H$1]); 1); 0)" office:value-type="float" office:value="0" calcext:value-type="float">
            <text:p>0</text:p>
          </table:table-cell>
          <table:table-cell table:formula="of:=MAX(MIN(([results.I455] - [.I$1]) / ([.I$2] - [.I$1]); 1); 0)" office:value-type="float" office:value="0.65828" calcext:value-type="float">
            <text:p>0.65828</text:p>
          </table:table-cell>
          <table:table-cell table:formula="of:=[results.J455]" office:value-type="boolean" office:boolean-value="false" calcext:value-type="boolean">
            <text:p>FALSE</text:p>
          </table:table-cell>
          <table:table-cell table:style-name="ce31" table:formula="of:=1 - SUMPRODUCT([.C$3:.I$3]; [.C458:.I458]) / SUM([.C$3:.I$3])" office:value-type="percentage" office:value="0.569364148148148" calcext:value-type="percentage">
            <text:p>56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.raw</text:p>
          </table:table-cell>
          <table:table-cell table:formula="of:=MAX(MIN(([results.C456] - [.C$1]) / ([.C$2] - [.C$1]); 1); 0)" office:value-type="float" office:value="0" calcext:value-type="float">
            <text:p>0</text:p>
          </table:table-cell>
          <table:table-cell table:formula="of:=MAX(MIN(([results.D456] - [.D$1]) / ([.D$2] - [.D$1]); 1); 0)" office:value-type="float" office:value="0" calcext:value-type="float">
            <text:p>0</text:p>
          </table:table-cell>
          <table:table-cell table:formula="of:=MAX(MIN(([results.E456] - [.E$1]) / ([.E$2] - [.E$1]); 1); 0)" office:value-type="float" office:value="0.282846666666667" calcext:value-type="float">
            <text:p>0.282846666666667</text:p>
          </table:table-cell>
          <table:table-cell table:formula="of:=MAX(MIN(([results.F456] - [.F$1]) / ([.F$2] - [.F$1]); 1); 0)" office:value-type="float" office:value="0.188066666666667" calcext:value-type="float">
            <text:p>0.188066666666667</text:p>
          </table:table-cell>
          <table:table-cell table:formula="of:=MAX(MIN(([results.G456] - [.G$1]) / ([.G$2] - [.G$1]); 1); 0)" office:value-type="float" office:value="0.77097" calcext:value-type="float">
            <text:p>0.77097</text:p>
          </table:table-cell>
          <table:table-cell table:formula="of:=MAX(MIN(([results.H456] - [.H$1]) / ([.H$2] - [.H$1]); 1); 0)" office:value-type="float" office:value="0" calcext:value-type="float">
            <text:p>0</text:p>
          </table:table-cell>
          <table:table-cell table:formula="of:=MAX(MIN(([results.I456] - [.I$1]) / ([.I$2] - [.I$1]); 1); 0)" office:value-type="float" office:value="0.573676666666666" calcext:value-type="float">
            <text:p>0.573676666666666</text:p>
          </table:table-cell>
          <table:table-cell table:formula="of:=[results.J456]" office:value-type="boolean" office:boolean-value="false" calcext:value-type="boolean">
            <text:p>FALSE</text:p>
          </table:table-cell>
          <table:table-cell table:style-name="ce31" table:formula="of:=1 - SUMPRODUCT([.C$3:.I$3]; [.C459:.I459]) / SUM([.C$3:.I$3])" office:value-type="percentage" office:value="0.757980592592593" calcext:value-type="percentage">
            <text:p>75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C5.raw</text:p>
          </table:table-cell>
          <table:table-cell table:formula="of:=MAX(MIN(([results.C457] - [.C$1]) / ([.C$2] - [.C$1]); 1); 0)" office:value-type="float" office:value="0.148666666666667" calcext:value-type="float">
            <text:p>0.148666666666667</text:p>
          </table:table-cell>
          <table:table-cell table:formula="of:=MAX(MIN(([results.D457] - [.D$1]) / ([.D$2] - [.D$1]); 1); 0)" office:value-type="float" office:value="0" calcext:value-type="float">
            <text:p>0</text:p>
          </table:table-cell>
          <table:table-cell table:formula="of:=MAX(MIN(([results.E457] - [.E$1]) / ([.E$2] - [.E$1]); 1); 0)" office:value-type="float" office:value="0.314146666666667" calcext:value-type="float">
            <text:p>0.314146666666667</text:p>
          </table:table-cell>
          <table:table-cell table:formula="of:=MAX(MIN(([results.F457] - [.F$1]) / ([.F$2] - [.F$1]); 1); 0)" office:value-type="float" office:value="0.106873333333333" calcext:value-type="float">
            <text:p>0.106873333333333</text:p>
          </table:table-cell>
          <table:table-cell table:formula="of:=MAX(MIN(([results.G457] - [.G$1]) / ([.G$2] - [.G$1]); 1); 0)" office:value-type="float" office:value="0.86152" calcext:value-type="float">
            <text:p>0.86152</text:p>
          </table:table-cell>
          <table:table-cell table:formula="of:=MAX(MIN(([results.H457] - [.H$1]) / ([.H$2] - [.H$1]); 1); 0)" office:value-type="float" office:value="0" calcext:value-type="float">
            <text:p>0</text:p>
          </table:table-cell>
          <table:table-cell table:formula="of:=MAX(MIN(([results.I457] - [.I$1]) / ([.I$2] - [.I$1]); 1); 0)" office:value-type="float" office:value="0.00333999999999996" calcext:value-type="float">
            <text:p>0.00333999999999996</text:p>
          </table:table-cell>
          <table:table-cell table:formula="of:=[results.J457]" office:value-type="boolean" office:boolean-value="false" calcext:value-type="boolean">
            <text:p>FALSE</text:p>
          </table:table-cell>
          <table:table-cell table:style-name="ce31" table:formula="of:=1 - SUMPRODUCT([.C$3:.I$3]; [.C460:.I460]) / SUM([.C$3:.I$3])" office:value-type="percentage" office:value="0.866590518518519" calcext:value-type="percentage">
            <text:p>86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C7.raw</text:p>
          </table:table-cell>
          <table:table-cell table:formula="of:=MAX(MIN(([results.C458] - [.C$1]) / ([.C$2] - [.C$1]); 1); 0)" office:value-type="float" office:value="0.349513333333333" calcext:value-type="float">
            <text:p>0.349513333333333</text:p>
          </table:table-cell>
          <table:table-cell table:formula="of:=MAX(MIN(([results.D458] - [.D$1]) / ([.D$2] - [.D$1]); 1); 0)" office:value-type="float" office:value="0" calcext:value-type="float">
            <text:p>0</text:p>
          </table:table-cell>
          <table:table-cell table:formula="of:=MAX(MIN(([results.E458] - [.E$1]) / ([.E$2] - [.E$1]); 1); 0)" office:value-type="float" office:value="0.664653333333333" calcext:value-type="float">
            <text:p>0.664653333333333</text:p>
          </table:table-cell>
          <table:table-cell table:formula="of:=MAX(MIN(([results.F458] - [.F$1]) / ([.F$2] - [.F$1]); 1); 0)" office:value-type="float" office:value="1" calcext:value-type="float">
            <text:p>1</text:p>
          </table:table-cell>
          <table:table-cell table:formula="of:=MAX(MIN(([results.G458] - [.G$1]) / ([.G$2] - [.G$1]); 1); 0)" office:value-type="float" office:value="1" calcext:value-type="float">
            <text:p>1</text:p>
          </table:table-cell>
          <table:table-cell table:formula="of:=MAX(MIN(([results.H458] - [.H$1]) / ([.H$2] - [.H$1]); 1); 0)" office:value-type="float" office:value="0" calcext:value-type="float">
            <text:p>0</text:p>
          </table:table-cell>
          <table:table-cell table:formula="of:=MAX(MIN(([results.I458] - [.I$1]) / ([.I$2] - [.I$1]); 1); 0)" office:value-type="float" office:value="0.299776666666667" calcext:value-type="float">
            <text:p>0.299776666666667</text:p>
          </table:table-cell>
          <table:table-cell table:formula="of:=[results.J458]" office:value-type="boolean" office:boolean-value="false" calcext:value-type="boolean">
            <text:p>FALSE</text:p>
          </table:table-cell>
          <table:table-cell table:style-name="ce31" table:formula="of:=1 - SUMPRODUCT([.C$3:.I$3]; [.C461:.I461]) / SUM([.C$3:.I$3])" office:value-type="percentage" office:value="0.582807407407407" calcext:value-type="percentage">
            <text:p>58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D4.raw</text:p>
          </table:table-cell>
          <table:table-cell table:formula="of:=MAX(MIN(([results.C459] - [.C$1]) / ([.C$2] - [.C$1]); 1); 0)" office:value-type="float" office:value="0.11284" calcext:value-type="float">
            <text:p>0.11284</text:p>
          </table:table-cell>
          <table:table-cell table:formula="of:=MAX(MIN(([results.D459] - [.D$1]) / ([.D$2] - [.D$1]); 1); 0)" office:value-type="float" office:value="0" calcext:value-type="float">
            <text:p>0</text:p>
          </table:table-cell>
          <table:table-cell table:formula="of:=MAX(MIN(([results.E459] - [.E$1]) / ([.E$2] - [.E$1]); 1); 0)" office:value-type="float" office:value="0.62716" calcext:value-type="float">
            <text:p>0.62716</text:p>
          </table:table-cell>
          <table:table-cell table:formula="of:=MAX(MIN(([results.F459] - [.F$1]) / ([.F$2] - [.F$1]); 1); 0)" office:value-type="float" office:value="0.16604" calcext:value-type="float">
            <text:p>0.16604</text:p>
          </table:table-cell>
          <table:table-cell table:formula="of:=MAX(MIN(([results.G459] - [.G$1]) / ([.G$2] - [.G$1]); 1); 0)" office:value-type="float" office:value="1" calcext:value-type="float">
            <text:p>1</text:p>
          </table:table-cell>
          <table:table-cell table:formula="of:=MAX(MIN(([results.H459] - [.H$1]) / ([.H$2] - [.H$1]); 1); 0)" office:value-type="float" office:value="0" calcext:value-type="float">
            <text:p>0</text:p>
          </table:table-cell>
          <table:table-cell table:formula="of:=MAX(MIN(([results.I459] - [.I$1]) / ([.I$2] - [.I$1]); 1); 0)" office:value-type="float" office:value="0.0381233333333333" calcext:value-type="float">
            <text:p>0.0381233333333333</text:p>
          </table:table-cell>
          <table:table-cell table:formula="of:=[results.J459]" office:value-type="boolean" office:boolean-value="false" calcext:value-type="boolean">
            <text:p>FALSE</text:p>
          </table:table-cell>
          <table:table-cell table:style-name="ce31" table:formula="of:=1 - SUMPRODUCT([.C$3:.I$3]; [.C462:.I462]) / SUM([.C$3:.I$3])" office:value-type="percentage" office:value="0.82769437037037" calcext:value-type="percentage">
            <text:p>82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.raw</text:p>
          </table:table-cell>
          <table:table-cell table:formula="of:=MAX(MIN(([results.C460] - [.C$1]) / ([.C$2] - [.C$1]); 1); 0)" office:value-type="float" office:value="0.10416" calcext:value-type="float">
            <text:p>0.10416</text:p>
          </table:table-cell>
          <table:table-cell table:formula="of:=MAX(MIN(([results.D460] - [.D$1]) / ([.D$2] - [.D$1]); 1); 0)" office:value-type="float" office:value="0" calcext:value-type="float">
            <text:p>0</text:p>
          </table:table-cell>
          <table:table-cell table:formula="of:=MAX(MIN(([results.E460] - [.E$1]) / ([.E$2] - [.E$1]); 1); 0)" office:value-type="float" office:value="0.373606666666667" calcext:value-type="float">
            <text:p>0.373606666666667</text:p>
          </table:table-cell>
          <table:table-cell table:formula="of:=MAX(MIN(([results.F460] - [.F$1]) / ([.F$2] - [.F$1]); 1); 0)" office:value-type="float" office:value="0.544886666666667" calcext:value-type="float">
            <text:p>0.544886666666667</text:p>
          </table:table-cell>
          <table:table-cell table:formula="of:=MAX(MIN(([results.G460] - [.G$1]) / ([.G$2] - [.G$1]); 1); 0)" office:value-type="float" office:value="0.67474" calcext:value-type="float">
            <text:p>0.67474</text:p>
          </table:table-cell>
          <table:table-cell table:formula="of:=MAX(MIN(([results.H460] - [.H$1]) / ([.H$2] - [.H$1]); 1); 0)" office:value-type="float" office:value="0" calcext:value-type="float">
            <text:p>0</text:p>
          </table:table-cell>
          <table:table-cell table:formula="of:=MAX(MIN(([results.I460] - [.I$1]) / ([.I$2] - [.I$1]); 1); 0)" office:value-type="float" office:value="0.114093333333333" calcext:value-type="float">
            <text:p>0.114093333333333</text:p>
          </table:table-cell>
          <table:table-cell table:formula="of:=[results.J460]" office:value-type="boolean" office:boolean-value="false" calcext:value-type="boolean">
            <text:p>FALSE</text:p>
          </table:table-cell>
          <table:table-cell table:style-name="ce31" table:formula="of:=1 - SUMPRODUCT([.C$3:.I$3]; [.C463:.I463]) / SUM([.C$3:.I$3])" office:value-type="percentage" office:value="0.784992888888889" calcext:value-type="percentage">
            <text:p>78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C7.raw</text:p>
          </table:table-cell>
          <table:table-cell table:formula="of:=MAX(MIN(([results.C461] - [.C$1]) / ([.C$2] - [.C$1]); 1); 0)" office:value-type="float" office:value="0.36774" calcext:value-type="float">
            <text:p>0.36774</text:p>
          </table:table-cell>
          <table:table-cell table:formula="of:=MAX(MIN(([results.D461] - [.D$1]) / ([.D$2] - [.D$1]); 1); 0)" office:value-type="float" office:value="0" calcext:value-type="float">
            <text:p>0</text:p>
          </table:table-cell>
          <table:table-cell table:formula="of:=MAX(MIN(([results.E461] - [.E$1]) / ([.E$2] - [.E$1]); 1); 0)" office:value-type="float" office:value="0.144313333333333" calcext:value-type="float">
            <text:p>0.144313333333333</text:p>
          </table:table-cell>
          <table:table-cell table:formula="of:=MAX(MIN(([results.F461] - [.F$1]) / ([.F$2] - [.F$1]); 1); 0)" office:value-type="float" office:value="0.697846666666667" calcext:value-type="float">
            <text:p>0.697846666666667</text:p>
          </table:table-cell>
          <table:table-cell table:formula="of:=MAX(MIN(([results.G461] - [.G$1]) / ([.G$2] - [.G$1]); 1); 0)" office:value-type="float" office:value="0.35139" calcext:value-type="float">
            <text:p>0.35139</text:p>
          </table:table-cell>
          <table:table-cell table:formula="of:=MAX(MIN(([results.H461] - [.H$1]) / ([.H$2] - [.H$1]); 1); 0)" office:value-type="float" office:value="0" calcext:value-type="float">
            <text:p>0</text:p>
          </table:table-cell>
          <table:table-cell table:formula="of:=MAX(MIN(([results.I461] - [.I$1]) / ([.I$2] - [.I$1]); 1); 0)" office:value-type="float" office:value="0.274493333333333" calcext:value-type="float">
            <text:p>0.274493333333333</text:p>
          </table:table-cell>
          <table:table-cell table:formula="of:=[results.J461]" office:value-type="boolean" office:boolean-value="false" calcext:value-type="boolean">
            <text:p>FALSE</text:p>
          </table:table-cell>
          <table:table-cell table:style-name="ce31" table:formula="of:=1 - SUMPRODUCT([.C$3:.I$3]; [.C464:.I464]) / SUM([.C$3:.I$3])" office:value-type="percentage" office:value="0.720087259259259" calcext:value-type="percentage">
            <text:p>72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D4.raw</text:p>
          </table:table-cell>
          <table:table-cell table:formula="of:=MAX(MIN(([results.C462] - [.C$1]) / ([.C$2] - [.C$1]); 1); 0)" office:value-type="float" office:value="0.14526" calcext:value-type="float">
            <text:p>0.14526</text:p>
          </table:table-cell>
          <table:table-cell table:formula="of:=MAX(MIN(([results.D462] - [.D$1]) / ([.D$2] - [.D$1]); 1); 0)" office:value-type="float" office:value="0" calcext:value-type="float">
            <text:p>0</text:p>
          </table:table-cell>
          <table:table-cell table:formula="of:=MAX(MIN(([results.E462] - [.E$1]) / ([.E$2] - [.E$1]); 1); 0)" office:value-type="float" office:value="0.13042" calcext:value-type="float">
            <text:p>0.13042</text:p>
          </table:table-cell>
          <table:table-cell table:formula="of:=MAX(MIN(([results.F462] - [.F$1]) / ([.F$2] - [.F$1]); 1); 0)" office:value-type="float" office:value="1" calcext:value-type="float">
            <text:p>1</text:p>
          </table:table-cell>
          <table:table-cell table:formula="of:=MAX(MIN(([results.G462] - [.G$1]) / ([.G$2] - [.G$1]); 1); 0)" office:value-type="float" office:value="0.4093475" calcext:value-type="float">
            <text:p>0.4093475</text:p>
          </table:table-cell>
          <table:table-cell table:formula="of:=MAX(MIN(([results.H462] - [.H$1]) / ([.H$2] - [.H$1]); 1); 0)" office:value-type="float" office:value="0" calcext:value-type="float">
            <text:p>0</text:p>
          </table:table-cell>
          <table:table-cell table:formula="of:=MAX(MIN(([results.I462] - [.I$1]) / ([.I$2] - [.I$1]); 1); 0)" office:value-type="float" office:value="0" calcext:value-type="float">
            <text:p>0</text:p>
          </table:table-cell>
          <table:table-cell table:formula="of:=[results.J462]" office:value-type="boolean" office:boolean-value="false" calcext:value-type="boolean">
            <text:p>FALSE</text:p>
          </table:table-cell>
          <table:table-cell table:style-name="ce31" table:formula="of:=1 - SUMPRODUCT([.C$3:.I$3]; [.C465:.I465]) / SUM([.C$3:.I$3])" office:value-type="percentage" office:value="0.757443333333333" calcext:value-type="percentage">
            <text:p>75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.raw</text:p>
          </table:table-cell>
          <table:table-cell table:formula="of:=MAX(MIN(([results.C463] - [.C$1]) / ([.C$2] - [.C$1]); 1); 0)" office:value-type="float" office:value="0.12901" calcext:value-type="float">
            <text:p>0.12901</text:p>
          </table:table-cell>
          <table:table-cell table:formula="of:=MAX(MIN(([results.D463] - [.D$1]) / ([.D$2] - [.D$1]); 1); 0)" office:value-type="float" office:value="0" calcext:value-type="float">
            <text:p>0</text:p>
          </table:table-cell>
          <table:table-cell table:formula="of:=MAX(MIN(([results.E463] - [.E$1]) / ([.E$2] - [.E$1]); 1); 0)" office:value-type="float" office:value="0.34666" calcext:value-type="float">
            <text:p>0.34666</text:p>
          </table:table-cell>
          <table:table-cell table:formula="of:=MAX(MIN(([results.F463] - [.F$1]) / ([.F$2] - [.F$1]); 1); 0)" office:value-type="float" office:value="0.903433333333333" calcext:value-type="float">
            <text:p>0.903433333333333</text:p>
          </table:table-cell>
          <table:table-cell table:formula="of:=MAX(MIN(([results.G463] - [.G$1]) / ([.G$2] - [.G$1]); 1); 0)" office:value-type="float" office:value="0.908265" calcext:value-type="float">
            <text:p>0.908265</text:p>
          </table:table-cell>
          <table:table-cell table:formula="of:=MAX(MIN(([results.H463] - [.H$1]) / ([.H$2] - [.H$1]); 1); 0)" office:value-type="float" office:value="0" calcext:value-type="float">
            <text:p>0</text:p>
          </table:table-cell>
          <table:table-cell table:formula="of:=MAX(MIN(([results.I463] - [.I$1]) / ([.I$2] - [.I$1]); 1); 0)" office:value-type="float" office:value="0.0563366666666667" calcext:value-type="float">
            <text:p>0.0563366666666667</text:p>
          </table:table-cell>
          <table:table-cell table:formula="of:=[results.J463]" office:value-type="boolean" office:boolean-value="false" calcext:value-type="boolean">
            <text:p>FALSE</text:p>
          </table:table-cell>
          <table:table-cell table:style-name="ce31" table:formula="of:=1 - SUMPRODUCT([.C$3:.I$3]; [.C466:.I466]) / SUM([.C$3:.I$3])" office:value-type="percentage" office:value="0.71066037037037" calcext:value-type="percentage">
            <text:p>7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7.raw</text:p>
          </table:table-cell>
          <table:table-cell office:value-type="string" calcext:value-type="string">
            <text:p>trumpetD4.raw</text:p>
          </table:table-cell>
          <table:table-cell table:formula="of:=MAX(MIN(([results.C464] - [.C$1]) / ([.C$2] - [.C$1]); 1); 0)" office:value-type="float" office:value="0.33904" calcext:value-type="float">
            <text:p>0.33904</text:p>
          </table:table-cell>
          <table:table-cell table:formula="of:=MAX(MIN(([results.D464] - [.D$1]) / ([.D$2] - [.D$1]); 1); 0)" office:value-type="float" office:value="0" calcext:value-type="float">
            <text:p>0</text:p>
          </table:table-cell>
          <table:table-cell table:formula="of:=MAX(MIN(([results.E464] - [.E$1]) / ([.E$2] - [.E$1]); 1); 0)" office:value-type="float" office:value="0.687676666666667" calcext:value-type="float">
            <text:p>0.687676666666667</text:p>
          </table:table-cell>
          <table:table-cell table:formula="of:=MAX(MIN(([results.F464] - [.F$1]) / ([.F$2] - [.F$1]); 1); 0)" office:value-type="float" office:value="0.729613333333333" calcext:value-type="float">
            <text:p>0.729613333333333</text:p>
          </table:table-cell>
          <table:table-cell table:formula="of:=MAX(MIN(([results.G464] - [.G$1]) / ([.G$2] - [.G$1]); 1); 0)" office:value-type="float" office:value="1" calcext:value-type="float">
            <text:p>1</text:p>
          </table:table-cell>
          <table:table-cell table:formula="of:=MAX(MIN(([results.H464] - [.H$1]) / ([.H$2] - [.H$1]); 1); 0)" office:value-type="float" office:value="0" calcext:value-type="float">
            <text:p>0</text:p>
          </table:table-cell>
          <table:table-cell table:formula="of:=MAX(MIN(([results.I464] - [.I$1]) / ([.I$2] - [.I$1]); 1); 0)" office:value-type="float" office:value="0.29972" calcext:value-type="float">
            <text:p>0.29972</text:p>
          </table:table-cell>
          <table:table-cell table:formula="of:=[results.J464]" office:value-type="boolean" office:boolean-value="false" calcext:value-type="boolean">
            <text:p>FALSE</text:p>
          </table:table-cell>
          <table:table-cell table:style-name="ce31" table:formula="of:=1 - SUMPRODUCT([.C$3:.I$3]; [.C467:.I467]) / SUM([.C$3:.I$3])" office:value-type="percentage" office:value="0.631494666666667" calcext:value-type="percentage">
            <text:p>63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C7.raw</text:p>
          </table:table-cell>
          <table:table-cell office:value-type="string" calcext:value-type="string">
            <text:p>trumpet.raw</text:p>
          </table:table-cell>
          <table:table-cell table:formula="of:=MAX(MIN(([results.C465] - [.C$1]) / ([.C$2] - [.C$1]); 1); 0)" office:value-type="float" office:value="0.31441" calcext:value-type="float">
            <text:p>0.31441</text:p>
          </table:table-cell>
          <table:table-cell table:formula="of:=MAX(MIN(([results.D465] - [.D$1]) / ([.D$2] - [.D$1]); 1); 0)" office:value-type="float" office:value="0" calcext:value-type="float">
            <text:p>0</text:p>
          </table:table-cell>
          <table:table-cell table:formula="of:=MAX(MIN(([results.E465] - [.E$1]) / ([.E$2] - [.E$1]); 1); 0)" office:value-type="float" office:value="0.685656666666667" calcext:value-type="float">
            <text:p>0.685656666666667</text:p>
          </table:table-cell>
          <table:table-cell table:formula="of:=MAX(MIN(([results.F465] - [.F$1]) / ([.F$2] - [.F$1]); 1); 0)" office:value-type="float" office:value="1" calcext:value-type="float">
            <text:p>1</text:p>
          </table:table-cell>
          <table:table-cell table:formula="of:=MAX(MIN(([results.G465] - [.G$1]) / ([.G$2] - [.G$1]); 1); 0)" office:value-type="float" office:value="1" calcext:value-type="float">
            <text:p>1</text:p>
          </table:table-cell>
          <table:table-cell table:formula="of:=MAX(MIN(([results.H465] - [.H$1]) / ([.H$2] - [.H$1]); 1); 0)" office:value-type="float" office:value="0" calcext:value-type="float">
            <text:p>0</text:p>
          </table:table-cell>
          <table:table-cell table:formula="of:=MAX(MIN(([results.I465] - [.I$1]) / ([.I$2] - [.I$1]); 1); 0)" office:value-type="float" office:value="0.319896666666667" calcext:value-type="float">
            <text:p>0.319896666666667</text:p>
          </table:table-cell>
          <table:table-cell table:formula="of:=[results.J465]" office:value-type="boolean" office:boolean-value="false" calcext:value-type="boolean">
            <text:p>FALSE</text:p>
          </table:table-cell>
          <table:table-cell table:style-name="ce31" table:formula="of:=1 - SUMPRODUCT([.C$3:.I$3]; [.C468:.I468]) / SUM([.C$3:.I$3])" office:value-type="percentage" office:value="0.582863333333333" calcext:value-type="percentage">
            <text:p>58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petD4.raw</text:p>
          </table:table-cell>
          <table:table-cell office:value-type="string" calcext:value-type="string">
            <text:p>trumpet.raw</text:p>
          </table:table-cell>
          <table:table-cell table:formula="of:=MAX(MIN(([results.C466] - [.C$1]) / ([.C$2] - [.C$1]); 1); 0)" office:value-type="float" office:value="0.0910766666666666" calcext:value-type="float">
            <text:p>0.0910766666666666</text:p>
          </table:table-cell>
          <table:table-cell table:formula="of:=MAX(MIN(([results.D466] - [.D$1]) / ([.D$2] - [.D$1]); 1); 0)" office:value-type="float" office:value="0" calcext:value-type="float">
            <text:p>0</text:p>
          </table:table-cell>
          <table:table-cell table:formula="of:=MAX(MIN(([results.E466] - [.E$1]) / ([.E$2] - [.E$1]); 1); 0)" office:value-type="float" office:value="0.73616" calcext:value-type="float">
            <text:p>0.73616</text:p>
          </table:table-cell>
          <table:table-cell table:formula="of:=MAX(MIN(([results.F466] - [.F$1]) / ([.F$2] - [.F$1]); 1); 0)" office:value-type="float" office:value="1" calcext:value-type="float">
            <text:p>1</text:p>
          </table:table-cell>
          <table:table-cell table:formula="of:=MAX(MIN(([results.G466] - [.G$1]) / ([.G$2] - [.G$1]); 1); 0)" office:value-type="float" office:value="1" calcext:value-type="float">
            <text:p>1</text:p>
          </table:table-cell>
          <table:table-cell table:formula="of:=MAX(MIN(([results.H466] - [.H$1]) / ([.H$2] - [.H$1]); 1); 0)" office:value-type="float" office:value="0" calcext:value-type="float">
            <text:p>0</text:p>
          </table:table-cell>
          <table:table-cell table:formula="of:=MAX(MIN(([results.I466] - [.I$1]) / ([.I$2] - [.I$1]); 1); 0)" office:value-type="float" office:value="0.10392" calcext:value-type="float">
            <text:p>0.10392</text:p>
          </table:table-cell>
          <table:table-cell table:formula="of:=[results.J466]" office:value-type="boolean" office:boolean-value="false" calcext:value-type="boolean">
            <text:p>FALSE</text:p>
          </table:table-cell>
          <table:table-cell table:style-name="ce31" table:formula="of:=1 - SUMPRODUCT([.C$3:.I$3]; [.C469:.I469]) / SUM([.C$3:.I$3])" office:value-type="percentage" office:value="0.663354296296296" calcext:value-type="percentage">
            <text:p>66.34%</text:p>
          </table:table-cell>
          <table:table-cell table:number-columns-repeated="2"/>
        </table:table-row>
        <table:table-row table:style-name="ro1" table:number-rows-repeated="531">
          <table:table-cell table:number-columns-repeated="10"/>
          <table:table-cell table:style-name="ce31"/>
          <table:table-cell table:number-columns-repeated="2"/>
        </table:table-row>
        <table:table-row table:style-name="ro1" table:number-rows-repeated="104757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Final.K5:Final.K1000">
            <calcext:data-bar calcext:gradient="false" calcext:max-length="100" calcext:negative-color="#ff0000" calcext:positive-color="#81d41a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CSV" table:style-name="ta1">
        <office:forms form:automatic-focus="false" form:apply-design-mode="false"/>
        <table:table-column table:style-name="co3" table:number-columns-repeated="9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CELESTA.raw</text:p>
          </table:table-cell>
          <table:table-cell office:value-type="float" office:value="0.217533" calcext:value-type="float">
            <text:p>0.217533</text:p>
          </table:table-cell>
          <table:table-cell office:value-type="float" office:value="0.033667" calcext:value-type="float">
            <text:p>0.033667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44055" calcext:value-type="float">
            <text:p>0.44055</text:p>
          </table:table-cell>
          <table:table-cell office:value-type="float" office:value="0.006039" calcext:value-type="float">
            <text:p>0.006039</text:p>
          </table:table-cell>
          <table:table-cell office:value-type="float" office:value="0.45773" calcext:value-type="float">
            <text:p>0.45773</text:p>
          </table:table-cell>
          <table:table-cell office:value-type="float" office:value="0.434635" calcext:value-type="float">
            <text:p>0.434635</text:p>
          </table:table-cell>
          <table:table-cell table:formula="of:=SUMIFS([results.J$1:.J$1048576];[results.A$1:.A$1048576];[.A1];[results.B$1:.B$1048576];[.B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COWBELL.raw</text:p>
          </table:table-cell>
          <table:table-cell office:value-type="float" office:value="0.16647" calcext:value-type="float">
            <text:p>0.16647</text:p>
          </table:table-cell>
          <table:table-cell office:value-type="float" office:value="0.055165" calcext:value-type="float">
            <text:p>0.055165</text:p>
          </table:table-cell>
          <table:table-cell office:value-type="float" office:value="0.017021" calcext:value-type="float">
            <text:p>0.017021</text:p>
          </table:table-cell>
          <table:table-cell office:value-type="float" office:value="0.611638" calcext:value-type="float">
            <text:p>0.611638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0.471044" calcext:value-type="float">
            <text:p>0.471044</text:p>
          </table:table-cell>
          <table:table-cell office:value-type="float" office:value="0.32492" calcext:value-type="float">
            <text:p>0.32492</text:p>
          </table:table-cell>
          <table:table-cell table:formula="of:=SUMIFS([results.J$1:.J$1048576];[results.A$1:.A$1048576];[.A2];[results.B$1:.B$1048576];[.B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DIDGERIDOO E2.raw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041852" calcext:value-type="float">
            <text:p>0.041852</text:p>
          </table:table-cell>
          <table:table-cell office:value-type="float" office:value="0.013677" calcext:value-type="float">
            <text:p>0.013677</text:p>
          </table:table-cell>
          <table:table-cell office:value-type="float" office:value="0.458986" calcext:value-type="float">
            <text:p>0.458986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0.362642" calcext:value-type="float">
            <text:p>0.362642</text:p>
          </table:table-cell>
          <table:table-cell office:value-type="float" office:value="0.304133" calcext:value-type="float">
            <text:p>0.304133</text:p>
          </table:table-cell>
          <table:table-cell table:formula="of:=SUMIFS([results.J$1:.J$1048576];[results.A$1:.A$1048576];[.A3];[results.B$1:.B$1048576];[.B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DIST.GUITAR.raw</text:p>
          </table:table-cell>
          <table:table-cell office:value-type="float" office:value="0.21561" calcext:value-type="float">
            <text:p>0.21561</text:p>
          </table:table-cell>
          <table:table-cell office:value-type="float" office:value="0.061973" calcext:value-type="float">
            <text:p>0.061973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437373" calcext:value-type="float">
            <text:p>0.43737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472007" calcext:value-type="float">
            <text:p>0.472007</text:p>
          </table:table-cell>
          <table:table-cell office:value-type="float" office:value="0.42041" calcext:value-type="float">
            <text:p>0.42041</text:p>
          </table:table-cell>
          <table:table-cell table:formula="of:=SUMIFS([results.J$1:.J$1048576];[results.A$1:.A$1048576];[.A4];[results.B$1:.B$1048576];[.B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ECHO.raw</text:p>
          </table:table-cell>
          <table:table-cell office:value-type="float" office:value="0.191643" calcext:value-type="float">
            <text:p>0.191643</text:p>
          </table:table-cell>
          <table:table-cell office:value-type="float" office:value="0.037306" calcext:value-type="float">
            <text:p>0.037306</text:p>
          </table:table-cell>
          <table:table-cell office:value-type="float" office:value="0.010219" calcext:value-type="float">
            <text:p>0.010219</text:p>
          </table:table-cell>
          <table:table-cell office:value-type="float" office:value="0.419318" calcext:value-type="float">
            <text:p>0.419318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.467785" calcext:value-type="float">
            <text:p>0.467785</text:p>
          </table:table-cell>
          <table:table-cell office:value-type="float" office:value="0.372569" calcext:value-type="float">
            <text:p>0.372569</text:p>
          </table:table-cell>
          <table:table-cell table:formula="of:=SUMIFS([results.J$1:.J$1048576];[results.A$1:.A$1048576];[.A5];[results.B$1:.B$1048576];[.B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E.PIANO.raw</text:p>
          </table:table-cell>
          <table:table-cell office:value-type="float" office:value="0.205511" calcext:value-type="float">
            <text:p>0.205511</text:p>
          </table:table-cell>
          <table:table-cell office:value-type="float" office:value="0.039444" calcext:value-type="float">
            <text:p>0.039444</text:p>
          </table:table-cell>
          <table:table-cell office:value-type="float" office:value="0.009307" calcext:value-type="float">
            <text:p>0.009307</text:p>
          </table:table-cell>
          <table:table-cell office:value-type="float" office:value="0.349207" calcext:value-type="float">
            <text:p>0.349207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428479" calcext:value-type="float">
            <text:p>0.428479</text:p>
          </table:table-cell>
          <table:table-cell office:value-type="float" office:value="0.447686" calcext:value-type="float">
            <text:p>0.447686</text:p>
          </table:table-cell>
          <table:table-cell table:formula="of:=SUMIFS([results.J$1:.J$1048576];[results.A$1:.A$1048576];[.A6];[results.B$1:.B$1048576];[.B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GONG.raw</text:p>
          </table:table-cell>
          <table:table-cell office:value-type="float" office:value="0.23479" calcext:value-type="float">
            <text:p>0.23479</text:p>
          </table:table-cell>
          <table:table-cell office:value-type="float" office:value="0.032647" calcext:value-type="float">
            <text:p>0.032647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.32213" calcext:value-type="float">
            <text:p>0.32213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0.428781" calcext:value-type="float">
            <text:p>0.428781</text:p>
          </table:table-cell>
          <table:table-cell office:value-type="float" office:value="0.412363" calcext:value-type="float">
            <text:p>0.412363</text:p>
          </table:table-cell>
          <table:table-cell table:formula="of:=SUMIFS([results.J$1:.J$1048576];[results.A$1:.A$1048576];[.A7];[results.B$1:.B$1048576];[.B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GUITAR.raw</text:p>
          </table:table-cell>
          <table:table-cell office:value-type="float" office:value="0.180651" calcext:value-type="float">
            <text:p>0.180651</text:p>
          </table:table-cell>
          <table:table-cell office:value-type="float" office:value="0.032186" calcext:value-type="float">
            <text:p>0.032186</text:p>
          </table:table-cell>
          <table:table-cell office:value-type="float" office:value="0.010462" calcext:value-type="float">
            <text:p>0.010462</text:p>
          </table:table-cell>
          <table:table-cell office:value-type="float" office:value="0.402506" calcext:value-type="float">
            <text:p>0.402506</text:p>
          </table:table-cell>
          <table:table-cell office:value-type="float" office:value="0.004252" calcext:value-type="float">
            <text:p>0.004252</text:p>
          </table:table-cell>
          <table:table-cell office:value-type="float" office:value="0.460349" calcext:value-type="float">
            <text:p>0.460349</text:p>
          </table:table-cell>
          <table:table-cell office:value-type="float" office:value="0.400808" calcext:value-type="float">
            <text:p>0.400808</text:p>
          </table:table-cell>
          <table:table-cell table:formula="of:=SUMIFS([results.J$1:.J$1048576];[results.A$1:.A$1048576];[.A8];[results.B$1:.B$1048576];[.B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NOISE.raw</text:p>
          </table:table-cell>
          <table:table-cell office:value-type="float" office:value="0.303777" calcext:value-type="float">
            <text:p>0.303777</text:p>
          </table:table-cell>
          <table:table-cell office:value-type="float" office:value="0.121789" calcext:value-type="float">
            <text:p>0.121789</text:p>
          </table:table-cell>
          <table:table-cell office:value-type="float" office:value="0.016396" calcext:value-type="float">
            <text:p>0.016396</text:p>
          </table:table-cell>
          <table:table-cell office:value-type="float" office:value="0.40311" calcext:value-type="float">
            <text:p>0.40311</text:p>
          </table:table-cell>
          <table:table-cell office:value-type="float" office:value="0.010488" calcext:value-type="float">
            <text:p>0.010488</text:p>
          </table:table-cell>
          <table:table-cell office:value-type="float" office:value="0.459766" calcext:value-type="float">
            <text:p>0.459766</text:p>
          </table:table-cell>
          <table:table-cell office:value-type="float" office:value="0.420641" calcext:value-type="float">
            <text:p>0.420641</text:p>
          </table:table-cell>
          <table:table-cell table:formula="of:=SUMIFS([results.J$1:.J$1048576];[results.A$1:.A$1048576];[.A9];[results.B$1:.B$1048576];[.B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ORGAN.raw</text:p>
          </table:table-cell>
          <table:table-cell office:value-type="float" office:value="0.198262" calcext:value-type="float">
            <text:p>0.198262</text:p>
          </table:table-cell>
          <table:table-cell office:value-type="float" office:value="0.036941" calcext:value-type="float">
            <text:p>0.036941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0.442615" calcext:value-type="float">
            <text:p>0.442615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417974" calcext:value-type="float">
            <text:p>0.417974</text:p>
          </table:table-cell>
          <table:table-cell office:value-type="float" office:value="0.379709" calcext:value-type="float">
            <text:p>0.379709</text:p>
          </table:table-cell>
          <table:table-cell table:formula="of:=SUMIFS([results.J$1:.J$1048576];[results.A$1:.A$1048576];[.A10];[results.B$1:.B$1048576];[.B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PIANO.raw</text:p>
          </table:table-cell>
          <table:table-cell office:value-type="float" office:value="0.237294" calcext:value-type="float">
            <text:p>0.237294</text:p>
          </table:table-cell>
          <table:table-cell office:value-type="float" office:value="0.035521" calcext:value-type="float">
            <text:p>0.035521</text:p>
          </table:table-cell>
          <table:table-cell office:value-type="float" office:value="0.011284" calcext:value-type="float">
            <text:p>0.011284</text:p>
          </table:table-cell>
          <table:table-cell office:value-type="float" office:value="0.491957" calcext:value-type="float">
            <text:p>0.491957</text:p>
          </table:table-cell>
          <table:table-cell office:value-type="float" office:value="0.004947" calcext:value-type="float">
            <text:p>0.004947</text:p>
          </table:table-cell>
          <table:table-cell office:value-type="float" office:value="0.441371" calcext:value-type="float">
            <text:p>0.441371</text:p>
          </table:table-cell>
          <table:table-cell office:value-type="float" office:value="0.398178" calcext:value-type="float">
            <text:p>0.398178</text:p>
          </table:table-cell>
          <table:table-cell table:formula="of:=SUMIFS([results.J$1:.J$1048576];[results.A$1:.A$1048576];[.A11];[results.B$1:.B$1048576];[.B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AW.raw</text:p>
          </table:table-cell>
          <table:table-cell office:value-type="float" office:value="0.26977" calcext:value-type="float">
            <text:p>0.26977</text:p>
          </table:table-cell>
          <table:table-cell office:value-type="float" office:value="0.039273" calcext:value-type="float">
            <text:p>0.039273</text:p>
          </table:table-cell>
          <table:table-cell office:value-type="float" office:value="0.011753" calcext:value-type="float">
            <text:p>0.011753</text:p>
          </table:table-cell>
          <table:table-cell office:value-type="float" office:value="0.428317" calcext:value-type="float">
            <text:p>0.428317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0.432528" calcext:value-type="float">
            <text:p>0.432528</text:p>
          </table:table-cell>
          <table:table-cell office:value-type="float" office:value="0.420618" calcext:value-type="float">
            <text:p>0.420618</text:p>
          </table:table-cell>
          <table:table-cell table:formula="of:=SUMIFS([results.J$1:.J$1048576];[results.A$1:.A$1048576];[.A12];[results.B$1:.B$1048576];[.B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INE.raw</text:p>
          </table:table-cell>
          <table:table-cell office:value-type="float" office:value="0.262562" calcext:value-type="float">
            <text:p>0.262562</text:p>
          </table:table-cell>
          <table:table-cell office:value-type="float" office:value="0.034382" calcext:value-type="float">
            <text:p>0.034382</text:p>
          </table:table-cell>
          <table:table-cell office:value-type="float" office:value="0.013308" calcext:value-type="float">
            <text:p>0.013308</text:p>
          </table:table-cell>
          <table:table-cell office:value-type="float" office:value="0.44469" calcext:value-type="float">
            <text:p>0.44469</text:p>
          </table:table-cell>
          <table:table-cell office:value-type="float" office:value="0.006897" calcext:value-type="float">
            <text:p>0.006897</text:p>
          </table:table-cell>
          <table:table-cell office:value-type="float" office:value="0.456022" calcext:value-type="float">
            <text:p>0.456022</text:p>
          </table:table-cell>
          <table:table-cell office:value-type="float" office:value="0.420561" calcext:value-type="float">
            <text:p>0.420561</text:p>
          </table:table-cell>
          <table:table-cell table:formula="of:=SUMIFS([results.J$1:.J$1048576];[results.A$1:.A$1048576];[.A13];[results.B$1:.B$1048576];[.B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QUARE.raw</text:p>
          </table:table-cell>
          <table:table-cell office:value-type="float" office:value="0.314758" calcext:value-type="float">
            <text:p>0.314758</text:p>
          </table:table-cell>
          <table:table-cell office:value-type="float" office:value="0.034754" calcext:value-type="float">
            <text:p>0.034754</text:p>
          </table:table-cell>
          <table:table-cell office:value-type="float" office:value="0.013858" calcext:value-type="float">
            <text:p>0.013858</text:p>
          </table:table-cell>
          <table:table-cell office:value-type="float" office:value="0.494377" calcext:value-type="float">
            <text:p>0.494377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0.451751" calcext:value-type="float">
            <text:p>0.451751</text:p>
          </table:table-cell>
          <table:table-cell office:value-type="float" office:value="0.420527" calcext:value-type="float">
            <text:p>0.420527</text:p>
          </table:table-cell>
          <table:table-cell table:formula="of:=SUMIFS([results.J$1:.J$1048576];[results.A$1:.A$1048576];[.A14];[results.B$1:.B$1048576];[.B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SWEEP.raw</text:p>
          </table:table-cell>
          <table:table-cell office:value-type="float" office:value="0.180127" calcext:value-type="float">
            <text:p>0.180127</text:p>
          </table:table-cell>
          <table:table-cell office:value-type="float" office:value="0.037673" calcext:value-type="float">
            <text:p>0.037673</text:p>
          </table:table-cell>
          <table:table-cell office:value-type="float" office:value="0.009529" calcext:value-type="float">
            <text:p>0.009529</text:p>
          </table:table-cell>
          <table:table-cell office:value-type="float" office:value="0.363691" calcext:value-type="float">
            <text:p>0.363691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467015" calcext:value-type="float">
            <text:p>0.467015</text:p>
          </table:table-cell>
          <table:table-cell office:value-type="float" office:value="0.361563" calcext:value-type="float">
            <text:p>0.361563</text:p>
          </table:table-cell>
          <table:table-cell table:formula="of:=SUMIFS([results.J$1:.J$1048576];[results.A$1:.A$1048576];[.A15];[results.B$1:.B$1048576];[.B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HEREMIN.raw</text:p>
          </table:table-cell>
          <table:table-cell office:value-type="float" office:value="0.278229" calcext:value-type="float">
            <text:p>0.27822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.333808" calcext:value-type="float">
            <text:p>0.333808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442604" calcext:value-type="float">
            <text:p>0.442604</text:p>
          </table:table-cell>
          <table:table-cell office:value-type="float" office:value="0.2501" calcext:value-type="float">
            <text:p>0.2501</text:p>
          </table:table-cell>
          <table:table-cell table:formula="of:=SUMIFS([results.J$1:.J$1048576];[results.A$1:.A$1048576];[.A16];[results.B$1:.B$1048576];[.B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rumpet 2.raw</text:p>
          </table:table-cell>
          <table:table-cell office:value-type="float" office:value="0.236801" calcext:value-type="float">
            <text:p>0.236801</text:p>
          </table:table-cell>
          <table:table-cell office:value-type="float" office:value="0.060816" calcext:value-type="float">
            <text:p>0.060816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482339" calcext:value-type="float">
            <text:p>0.482339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0.461351" calcext:value-type="float">
            <text:p>0.461351</text:p>
          </table:table-cell>
          <table:table-cell office:value-type="float" office:value="0.436352" calcext:value-type="float">
            <text:p>0.436352</text:p>
          </table:table-cell>
          <table:table-cell table:formula="of:=SUMIFS([results.J$1:.J$1048576];[results.A$1:.A$1048576];[.A17];[results.B$1:.B$1048576];[.B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TRUMPET.raw</text:p>
          </table:table-cell>
          <table:table-cell office:value-type="float" office:value="0.218258" calcext:value-type="float">
            <text:p>0.218258</text:p>
          </table:table-cell>
          <table:table-cell office:value-type="float" office:value="0.063923" calcext:value-type="float">
            <text:p>0.063923</text:p>
          </table:table-cell>
          <table:table-cell office:value-type="float" office:value="0.008421" calcext:value-type="float">
            <text:p>0.008421</text:p>
          </table:table-cell>
          <table:table-cell office:value-type="float" office:value="0.365352" calcext:value-type="float">
            <text:p>0.365352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.451391" calcext:value-type="float">
            <text:p>0.451391</text:p>
          </table:table-cell>
          <table:table-cell office:value-type="float" office:value="0.43672" calcext:value-type="float">
            <text:p>0.43672</text:p>
          </table:table-cell>
          <table:table-cell table:formula="of:=SUMIFS([results.J$1:.J$1048576];[results.A$1:.A$1048576];[.A18];[results.B$1:.B$1048576];[.B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myVIOLIN.raw</text:p>
          </table:table-cell>
          <table:table-cell office:value-type="float" office:value="0.199349" calcext:value-type="float">
            <text:p>0.199349</text:p>
          </table:table-cell>
          <table:table-cell office:value-type="float" office:value="0.052585" calcext:value-type="float">
            <text:p>0.052585</text:p>
          </table:table-cell>
          <table:table-cell office:value-type="float" office:value="0.015071" calcext:value-type="float">
            <text:p>0.015071</text:p>
          </table:table-cell>
          <table:table-cell office:value-type="float" office:value="0.461849" calcext:value-type="float">
            <text:p>0.461849</text:p>
          </table:table-cell>
          <table:table-cell office:value-type="float" office:value="0.008852" calcext:value-type="float">
            <text:p>0.008852</text:p>
          </table:table-cell>
          <table:table-cell office:value-type="float" office:value="0.464165" calcext:value-type="float">
            <text:p>0.464165</text:p>
          </table:table-cell>
          <table:table-cell office:value-type="float" office:value="0.375172" calcext:value-type="float">
            <text:p>0.375172</text:p>
          </table:table-cell>
          <table:table-cell table:formula="of:=SUMIFS([results.J$1:.J$1048576];[results.A$1:.A$1048576];[.A19];[results.B$1:.B$1048576];[.B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lence.raw</text:p>
          </table:table-cell>
          <table:table-cell office:value-type="float" office:value="0.36331" calcext:value-type="float">
            <text:p>0.36331</text:p>
          </table:table-cell>
          <table:table-cell office:value-type="float" office:value="0.041684" calcext:value-type="float">
            <text:p>0.041684</text:p>
          </table:table-cell>
          <table:table-cell office:value-type="float" office:value="0.016123" calcext:value-type="float">
            <text:p>0.016123</text:p>
          </table:table-cell>
          <table:table-cell office:value-type="float" office:value="0.462722" calcext:value-type="float">
            <text:p>0.462722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0.284562" calcext:value-type="float">
            <text:p>0.284562</text:p>
          </table:table-cell>
          <table:table-cell office:value-type="float" office:value="0.216122" calcext:value-type="float">
            <text:p>0.216122</text:p>
          </table:table-cell>
          <table:table-cell table:formula="of:=SUMIFS([results.J$1:.J$1048576];[results.A$1:.A$1048576];[.A20];[results.B$1:.B$1048576];[.B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neC5.raw</text:p>
          </table:table-cell>
          <table:table-cell office:value-type="float" office:value="0.197876" calcext:value-type="float">
            <text:p>0.197876</text:p>
          </table:table-cell>
          <table:table-cell office:value-type="float" office:value="0.033863" calcext:value-type="float">
            <text:p>0.033863</text:p>
          </table:table-cell>
          <table:table-cell office:value-type="float" office:value="0.009892" calcext:value-type="float">
            <text:p>0.009892</text:p>
          </table:table-cell>
          <table:table-cell office:value-type="float" office:value="0.379264" calcext:value-type="float">
            <text:p>0.379264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463348" calcext:value-type="float">
            <text:p>0.463348</text:p>
          </table:table-cell>
          <table:table-cell office:value-type="float" office:value="0.451829" calcext:value-type="float">
            <text:p>0.451829</text:p>
          </table:table-cell>
          <table:table-cell table:formula="of:=SUMIFS([results.J$1:.J$1048576];[results.A$1:.A$1048576];[.A21];[results.B$1:.B$1048576];[.B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sine.raw</text:p>
          </table:table-cell>
          <table:table-cell office:value-type="float" office:value="0.279128" calcext:value-type="float">
            <text:p>0.279128</text:p>
          </table:table-cell>
          <table:table-cell office:value-type="float" office:value="0.045857" calcext:value-type="float">
            <text:p>0.045857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385964" calcext:value-type="float">
            <text:p>0.385964</text:p>
          </table:table-cell>
          <table:table-cell office:value-type="float" office:value="0.004298" calcext:value-type="float">
            <text:p>0.004298</text:p>
          </table:table-cell>
          <table:table-cell office:value-type="float" office:value="0.444187" calcext:value-type="float">
            <text:p>0.444187</text:p>
          </table:table-cell>
          <table:table-cell office:value-type="float" office:value="0.452432" calcext:value-type="float">
            <text:p>0.452432</text:p>
          </table:table-cell>
          <table:table-cell table:formula="of:=SUMIFS([results.J$1:.J$1048576];[results.A$1:.A$1048576];[.A22];[results.B$1:.B$1048576];[.B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B4.raw</text:p>
          </table:table-cell>
          <table:table-cell office:value-type="float" office:value="0.177119" calcext:value-type="float">
            <text:p>0.177119</text:p>
          </table:table-cell>
          <table:table-cell office:value-type="float" office:value="0.062822" calcext:value-type="float">
            <text:p>0.062822</text:p>
          </table:table-cell>
          <table:table-cell office:value-type="float" office:value="0.017457" calcext:value-type="float">
            <text:p>0.01745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011851" calcext:value-type="float">
            <text:p>0.011851</text:p>
          </table:table-cell>
          <table:table-cell office:value-type="float" office:value="0.468144" calcext:value-type="float">
            <text:p>0.468144</text:p>
          </table:table-cell>
          <table:table-cell office:value-type="float" office:value="0.417457" calcext:value-type="float">
            <text:p>0.417457</text:p>
          </table:table-cell>
          <table:table-cell table:formula="of:=SUMIFS([results.J$1:.J$1048576];[results.A$1:.A$1048576];[.A23];[results.B$1:.B$1048576];[.B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2.raw</text:p>
          </table:table-cell>
          <table:table-cell office:value-type="float" office:value="0.170819" calcext:value-type="float">
            <text:p>0.170819</text:p>
          </table:table-cell>
          <table:table-cell office:value-type="float" office:value="0.062077" calcext:value-type="float">
            <text:p>0.062077</text:p>
          </table:table-cell>
          <table:table-cell office:value-type="float" office:value="0.012179" calcext:value-type="float">
            <text:p>0.012179</text:p>
          </table:table-cell>
          <table:table-cell office:value-type="float" office:value="0.40968" calcext:value-type="float">
            <text:p>0.40968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0.467621" calcext:value-type="float">
            <text:p>0.467621</text:p>
          </table:table-cell>
          <table:table-cell office:value-type="float" office:value="0.345521" calcext:value-type="float">
            <text:p>0.345521</text:p>
          </table:table-cell>
          <table:table-cell table:formula="of:=SUMIFS([results.J$1:.J$1048576];[results.A$1:.A$1048576];[.A24];[results.B$1:.B$1048576];[.B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4Sharp.raw</text:p>
          </table:table-cell>
          <table:table-cell office:value-type="float" office:value="0.180563" calcext:value-type="float">
            <text:p>0.180563</text:p>
          </table:table-cell>
          <table:table-cell office:value-type="float" office:value="0.062517" calcext:value-type="float">
            <text:p>0.062517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473271" calcext:value-type="float">
            <text:p>0.473271</text:p>
          </table:table-cell>
          <table:table-cell office:value-type="float" office:value="0.007903" calcext:value-type="float">
            <text:p>0.007903</text:p>
          </table:table-cell>
          <table:table-cell office:value-type="float" office:value="0.467599" calcext:value-type="float">
            <text:p>0.467599</text:p>
          </table:table-cell>
          <table:table-cell office:value-type="float" office:value="0.43207" calcext:value-type="float">
            <text:p>0.43207</text:p>
          </table:table-cell>
          <table:table-cell table:formula="of:=SUMIFS([results.J$1:.J$1048576];[results.A$1:.A$1048576];[.A25];[results.B$1:.B$1048576];[.B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5.raw</text:p>
          </table:table-cell>
          <table:table-cell office:value-type="float" office:value="0.186907" calcext:value-type="float">
            <text:p>0.186907</text:p>
          </table:table-cell>
          <table:table-cell office:value-type="float" office:value="0.074373" calcext:value-type="float">
            <text:p>0.074373</text:p>
          </table:table-cell>
          <table:table-cell office:value-type="float" office:value="0.018401" calcext:value-type="float">
            <text:p>0.018401</text:p>
          </table:table-cell>
          <table:table-cell office:value-type="float" office:value="0.682515" calcext:value-type="float">
            <text:p>0.682515</text:p>
          </table:table-cell>
          <table:table-cell office:value-type="float" office:value="0.013174" calcext:value-type="float">
            <text:p>0.013174</text:p>
          </table:table-cell>
          <table:table-cell office:value-type="float" office:value="0.468554" calcext:value-type="float">
            <text:p>0.468554</text:p>
          </table:table-cell>
          <table:table-cell office:value-type="float" office:value="0.438249" calcext:value-type="float">
            <text:p>0.438249</text:p>
          </table:table-cell>
          <table:table-cell table:formula="of:=SUMIFS([results.J$1:.J$1048576];[results.A$1:.A$1048576];[.A26];[results.B$1:.B$1048576];[.B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C7.raw</text:p>
          </table:table-cell>
          <table:table-cell office:value-type="float" office:value="0.204454" calcext:value-type="float">
            <text:p>0.204454</text:p>
          </table:table-cell>
          <table:table-cell office:value-type="float" office:value="0.053783" calcext:value-type="float">
            <text:p>0.053783</text:p>
          </table:table-cell>
          <table:table-cell office:value-type="float" office:value="0.017181" calcext:value-type="float">
            <text:p>0.017181</text:p>
          </table:table-cell>
          <table:table-cell office:value-type="float" office:value="0.472508" calcext:value-type="float">
            <text:p>0.472508</text:p>
          </table:table-cell>
          <table:table-cell office:value-type="float" office:value="0.011521" calcext:value-type="float">
            <text:p>0.011521</text:p>
          </table:table-cell>
          <table:table-cell office:value-type="float" office:value="0.468899" calcext:value-type="float">
            <text:p>0.468899</text:p>
          </table:table-cell>
          <table:table-cell office:value-type="float" office:value="0.448188" calcext:value-type="float">
            <text:p>0.448188</text:p>
          </table:table-cell>
          <table:table-cell table:formula="of:=SUMIFS([results.J$1:.J$1048576];[results.A$1:.A$1048576];[.A27];[results.B$1:.B$1048576];[.B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D4.raw</text:p>
          </table:table-cell>
          <table:table-cell office:value-type="float" office:value="0.179417" calcext:value-type="float">
            <text:p>0.179417</text:p>
          </table:table-cell>
          <table:table-cell office:value-type="float" office:value="0.059698" calcext:value-type="float">
            <text:p>0.059698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467516" calcext:value-type="float">
            <text:p>0.467516</text:p>
          </table:table-cell>
          <table:table-cell office:value-type="float" office:value="0.434641" calcext:value-type="float">
            <text:p>0.434641</text:p>
          </table:table-cell>
          <table:table-cell table:formula="of:=SUMIFS([results.J$1:.J$1048576];[results.A$1:.A$1048576];[.A28];[results.B$1:.B$1048576];[.B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BASS.raw</text:p>
          </table:table-cell>
          <table:table-cell office:value-type="string" calcext:value-type="string">
            <text:p>trumpet.raw</text:p>
          </table:table-cell>
          <table:table-cell office:value-type="float" office:value="0.173362" calcext:value-type="float">
            <text:p>0.173362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014277" calcext:value-type="float">
            <text:p>0.014277</text:p>
          </table:table-cell>
          <table:table-cell office:value-type="float" office:value="0.609563" calcext:value-type="float">
            <text:p>0.60956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468412" calcext:value-type="float">
            <text:p>0.468412</text:p>
          </table:table-cell>
          <table:table-cell office:value-type="float" office:value="0.419261" calcext:value-type="float">
            <text:p>0.419261</text:p>
          </table:table-cell>
          <table:table-cell table:formula="of:=SUMIFS([results.J$1:.J$1048576];[results.A$1:.A$1048576];[.A29];[results.B$1:.B$1048576];[.B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COWBELL.raw</text:p>
          </table:table-cell>
          <table:table-cell office:value-type="float" office:value="0.206106" calcext:value-type="float">
            <text:p>0.206106</text:p>
          </table:table-cell>
          <table:table-cell office:value-type="float" office:value="0.047564" calcext:value-type="float">
            <text:p>0.047564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442556" calcext:value-type="float">
            <text:p>0.442556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0.467518" calcext:value-type="float">
            <text:p>0.467518</text:p>
          </table:table-cell>
          <table:table-cell office:value-type="float" office:value="0.296255" calcext:value-type="float">
            <text:p>0.296255</text:p>
          </table:table-cell>
          <table:table-cell table:formula="of:=SUMIFS([results.J$1:.J$1048576];[results.A$1:.A$1048576];[.A30];[results.B$1:.B$1048576];[.B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DIDGERIDOO E2.raw</text:p>
          </table:table-cell>
          <table:table-cell office:value-type="float" office:value="0.334798" calcext:value-type="float">
            <text:p>0.334798</text:p>
          </table:table-cell>
          <table:table-cell office:value-type="float" office:value="0.031017" calcext:value-type="float">
            <text:p>0.031017</text:p>
          </table:table-cell>
          <table:table-cell office:value-type="float" office:value="0.014038" calcext:value-type="float">
            <text:p>0.014038</text:p>
          </table:table-cell>
          <table:table-cell office:value-type="float" office:value="0.549169" calcext:value-type="float">
            <text:p>0.549169</text:p>
          </table:table-cell>
          <table:table-cell office:value-type="float" office:value="0.007687" calcext:value-type="float">
            <text:p>0.007687</text:p>
          </table:table-cell>
          <table:table-cell office:value-type="float" office:value="0.363783" calcext:value-type="float">
            <text:p>0.363783</text:p>
          </table:table-cell>
          <table:table-cell office:value-type="float" office:value="0.336674" calcext:value-type="float">
            <text:p>0.336674</text:p>
          </table:table-cell>
          <table:table-cell table:formula="of:=SUMIFS([results.J$1:.J$1048576];[results.A$1:.A$1048576];[.A31];[results.B$1:.B$1048576];[.B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DIST.GUITAR.raw</text:p>
          </table:table-cell>
          <table:table-cell office:value-type="float" office:value="0.242349" calcext:value-type="float">
            <text:p>0.242349</text:p>
          </table:table-cell>
          <table:table-cell office:value-type="float" office:value="0.056642" calcext:value-type="float">
            <text:p>0.056642</text:p>
          </table:table-cell>
          <table:table-cell office:value-type="float" office:value="0.011765" calcext:value-type="float">
            <text:p>0.011765</text:p>
          </table:table-cell>
          <table:table-cell office:value-type="float" office:value="0.445793" calcext:value-type="float">
            <text:p>0.445793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467226" calcext:value-type="float">
            <text:p>0.467226</text:p>
          </table:table-cell>
          <table:table-cell office:value-type="float" office:value="0.414478" calcext:value-type="float">
            <text:p>0.414478</text:p>
          </table:table-cell>
          <table:table-cell table:formula="of:=SUMIFS([results.J$1:.J$1048576];[results.A$1:.A$1048576];[.A32];[results.B$1:.B$1048576];[.B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ECHO.raw</text:p>
          </table:table-cell>
          <table:table-cell office:value-type="float" office:value="0.132887" calcext:value-type="float">
            <text:p>0.132887</text:p>
          </table:table-cell>
          <table:table-cell office:value-type="float" office:value="0.017327" calcext:value-type="float">
            <text:p>0.017327</text:p>
          </table:table-cell>
          <table:table-cell office:value-type="float" office:value="0.008456" calcext:value-type="float">
            <text:p>0.008456</text:p>
          </table:table-cell>
          <table:table-cell office:value-type="float" office:value="0.330559" calcext:value-type="float">
            <text:p>0.330559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481395" calcext:value-type="float">
            <text:p>0.481395</text:p>
          </table:table-cell>
          <table:table-cell office:value-type="float" office:value="0.368568" calcext:value-type="float">
            <text:p>0.368568</text:p>
          </table:table-cell>
          <table:table-cell table:formula="of:=SUMIFS([results.J$1:.J$1048576];[results.A$1:.A$1048576];[.A33];[results.B$1:.B$1048576];[.B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E.PIANO.raw</text:p>
          </table:table-cell>
          <table:table-cell office:value-type="float" office:value="0.150404" calcext:value-type="float">
            <text:p>0.150404</text:p>
          </table:table-cell>
          <table:table-cell office:value-type="float" office:value="0.021752" calcext:value-type="float">
            <text:p>0.021752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.34558" calcext:value-type="float">
            <text:p>0.34558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444631" calcext:value-type="float">
            <text:p>0.444631</text:p>
          </table:table-cell>
          <table:table-cell office:value-type="float" office:value="0.4664" calcext:value-type="float">
            <text:p>0.4664</text:p>
          </table:table-cell>
          <table:table-cell table:formula="of:=SUMIFS([results.J$1:.J$1048576];[results.A$1:.A$1048576];[.A34];[results.B$1:.B$1048576];[.B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GONG.raw</text:p>
          </table:table-cell>
          <table:table-cell office:value-type="float" office:value="0.322823" calcext:value-type="float">
            <text:p>0.322823</text:p>
          </table:table-cell>
          <table:table-cell office:value-type="float" office:value="0.031851" calcext:value-type="float">
            <text:p>0.031851</text:p>
          </table:table-cell>
          <table:table-cell office:value-type="float" office:value="0.011412" calcext:value-type="float">
            <text:p>0.011412</text:p>
          </table:table-cell>
          <table:table-cell office:value-type="float" office:value="0.321836" calcext:value-type="float">
            <text:p>0.321836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422401" calcext:value-type="float">
            <text:p>0.422401</text:p>
          </table:table-cell>
          <table:table-cell office:value-type="float" office:value="0.43184" calcext:value-type="float">
            <text:p>0.43184</text:p>
          </table:table-cell>
          <table:table-cell table:formula="of:=SUMIFS([results.J$1:.J$1048576];[results.A$1:.A$1048576];[.A35];[results.B$1:.B$1048576];[.B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GUITAR.raw</text:p>
          </table:table-cell>
          <table:table-cell office:value-type="float" office:value="0.102063" calcext:value-type="float">
            <text:p>0.102063</text:p>
          </table:table-cell>
          <table:table-cell office:value-type="float" office:value="0.009859" calcext:value-type="float">
            <text:p>0.009859</text:p>
          </table:table-cell>
          <table:table-cell office:value-type="float" office:value="0.008418" calcext:value-type="float">
            <text:p>0.008418</text:p>
          </table:table-cell>
          <table:table-cell office:value-type="float" office:value="0.357236" calcext:value-type="float">
            <text:p>0.35723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88358" calcext:value-type="float">
            <text:p>0.488358</text:p>
          </table:table-cell>
          <table:table-cell office:value-type="float" office:value="0.455566" calcext:value-type="float">
            <text:p>0.455566</text:p>
          </table:table-cell>
          <table:table-cell table:formula="of:=SUMIFS([results.J$1:.J$1048576];[results.A$1:.A$1048576];[.A36];[results.B$1:.B$1048576];[.B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NOISE.raw</text:p>
          </table:table-cell>
          <table:table-cell office:value-type="float" office:value="0.327791" calcext:value-type="float">
            <text:p>0.327791</text:p>
          </table:table-cell>
          <table:table-cell office:value-type="float" office:value="0.118513" calcext:value-type="float">
            <text:p>0.118513</text:p>
          </table:table-cell>
          <table:table-cell office:value-type="float" office:value="0.011869" calcext:value-type="float">
            <text:p>0.011869</text:p>
          </table:table-cell>
          <table:table-cell office:value-type="float" office:value="0.458116" calcext:value-type="float">
            <text:p>0.458116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0.459528" calcext:value-type="float">
            <text:p>0.459528</text:p>
          </table:table-cell>
          <table:table-cell office:value-type="float" office:value="0.39141" calcext:value-type="float">
            <text:p>0.39141</text:p>
          </table:table-cell>
          <table:table-cell table:formula="of:=SUMIFS([results.J$1:.J$1048576];[results.A$1:.A$1048576];[.A37];[results.B$1:.B$1048576];[.B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ORGAN.raw</text:p>
          </table:table-cell>
          <table:table-cell office:value-type="float" office:value="0.197871" calcext:value-type="float">
            <text:p>0.197871</text:p>
          </table:table-cell>
          <table:table-cell office:value-type="float" office:value="0.028641" calcext:value-type="float">
            <text:p>0.028641</text:p>
          </table:table-cell>
          <table:table-cell office:value-type="float" office:value="0.010844" calcext:value-type="float">
            <text:p>0.010844</text:p>
          </table:table-cell>
          <table:table-cell office:value-type="float" office:value="0.337208" calcext:value-type="float">
            <text:p>0.337208</text:p>
          </table:table-cell>
          <table:table-cell office:value-type="float" office:value="0.004627" calcext:value-type="float">
            <text:p>0.004627</text:p>
          </table:table-cell>
          <table:table-cell office:value-type="float" office:value="0.410317" calcext:value-type="float">
            <text:p>0.410317</text:p>
          </table:table-cell>
          <table:table-cell office:value-type="float" office:value="0.411425" calcext:value-type="float">
            <text:p>0.411425</text:p>
          </table:table-cell>
          <table:table-cell table:formula="of:=SUMIFS([results.J$1:.J$1048576];[results.A$1:.A$1048576];[.A38];[results.B$1:.B$1048576];[.B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PIANO.raw</text:p>
          </table:table-cell>
          <table:table-cell office:value-type="float" office:value="0.231286" calcext:value-type="float">
            <text:p>0.231286</text:p>
          </table:table-cell>
          <table:table-cell office:value-type="float" office:value="0.025303" calcext:value-type="float">
            <text:p>0.025303</text:p>
          </table:table-cell>
          <table:table-cell office:value-type="float" office:value="0.010481" calcext:value-type="float">
            <text:p>0.010481</text:p>
          </table:table-cell>
          <table:table-cell office:value-type="float" office:value="0.366787" calcext:value-type="float">
            <text:p>0.366787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445337" calcext:value-type="float">
            <text:p>0.445337</text:p>
          </table:table-cell>
          <table:table-cell office:value-type="float" office:value="0.432119" calcext:value-type="float">
            <text:p>0.432119</text:p>
          </table:table-cell>
          <table:table-cell table:formula="of:=SUMIFS([results.J$1:.J$1048576];[results.A$1:.A$1048576];[.A39];[results.B$1:.B$1048576];[.B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AW.raw</text:p>
          </table:table-cell>
          <table:table-cell office:value-type="float" office:value="0.144122" calcext:value-type="float">
            <text:p>0.144122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0.009428" calcext:value-type="float">
            <text:p>0.009428</text:p>
          </table:table-cell>
          <table:table-cell office:value-type="float" office:value="0.35491" calcext:value-type="float">
            <text:p>0.35491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448686" calcext:value-type="float">
            <text:p>0.448686</text:p>
          </table:table-cell>
          <table:table-cell office:value-type="float" office:value="0.391067" calcext:value-type="float">
            <text:p>0.391067</text:p>
          </table:table-cell>
          <table:table-cell table:formula="of:=SUMIFS([results.J$1:.J$1048576];[results.A$1:.A$1048576];[.A40];[results.B$1:.B$1048576];[.B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INE.raw</text:p>
          </table:table-cell>
          <table:table-cell office:value-type="float" office:value="0.096687" calcext:value-type="float">
            <text:p>0.096687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0.202188" calcext:value-type="float">
            <text:p>0.20218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484134" calcext:value-type="float">
            <text:p>0.484134</text:p>
          </table:table-cell>
          <table:table-cell office:value-type="float" office:value="0.391239" calcext:value-type="float">
            <text:p>0.391239</text:p>
          </table:table-cell>
          <table:table-cell table:formula="of:=SUMIFS([results.J$1:.J$1048576];[results.A$1:.A$1048576];[.A41];[results.B$1:.B$1048576];[.B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QUARE.raw</text:p>
          </table:table-cell>
          <table:table-cell office:value-type="float" office:value="0.159589" calcext:value-type="float">
            <text:p>0.159589</text:p>
          </table:table-cell>
          <table:table-cell office:value-type="float" office:value="0.009023" calcext:value-type="float">
            <text:p>0.009023</text:p>
          </table:table-cell>
          <table:table-cell office:value-type="float" office:value="0.007318" calcext:value-type="float">
            <text:p>0.007318</text:p>
          </table:table-cell>
          <table:table-cell office:value-type="float" office:value="0.291813" calcext:value-type="float">
            <text:p>0.291813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479051" calcext:value-type="float">
            <text:p>0.479051</text:p>
          </table:table-cell>
          <table:table-cell office:value-type="float" office:value="0.391396" calcext:value-type="float">
            <text:p>0.391396</text:p>
          </table:table-cell>
          <table:table-cell table:formula="of:=SUMIFS([results.J$1:.J$1048576];[results.A$1:.A$1048576];[.A42];[results.B$1:.B$1048576];[.B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SWEEP.raw</text:p>
          </table:table-cell>
          <table:table-cell office:value-type="float" office:value="0.138981" calcext:value-type="float">
            <text:p>0.138981</text:p>
          </table:table-cell>
          <table:table-cell office:value-type="float" office:value="0.018104" calcext:value-type="float">
            <text:p>0.018104</text:p>
          </table:table-cell>
          <table:table-cell office:value-type="float" office:value="0.009364" calcext:value-type="float">
            <text:p>0.009364</text:p>
          </table:table-cell>
          <table:table-cell office:value-type="float" office:value="0.367891" calcext:value-type="float">
            <text:p>0.367891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48005" calcext:value-type="float">
            <text:p>0.48005</text:p>
          </table:table-cell>
          <table:table-cell office:value-type="float" office:value="0.363015" calcext:value-type="float">
            <text:p>0.363015</text:p>
          </table:table-cell>
          <table:table-cell table:formula="of:=SUMIFS([results.J$1:.J$1048576];[results.A$1:.A$1048576];[.A43];[results.B$1:.B$1048576];[.B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HEREMIN.raw</text:p>
          </table:table-cell>
          <table:table-cell office:value-type="float" office:value="0.190407" calcext:value-type="float">
            <text:p>0.190407</text:p>
          </table:table-cell>
          <table:table-cell office:value-type="float" office:value="0.015624" calcext:value-type="float">
            <text:p>0.015624</text:p>
          </table:table-cell>
          <table:table-cell office:value-type="float" office:value="0.006311" calcext:value-type="float">
            <text:p>0.006311</text:p>
          </table:table-cell>
          <table:table-cell office:value-type="float" office:value="0.236764" calcext:value-type="float">
            <text:p>0.236764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450374" calcext:value-type="float">
            <text:p>0.450374</text:p>
          </table:table-cell>
          <table:table-cell office:value-type="float" office:value="0.285596" calcext:value-type="float">
            <text:p>0.285596</text:p>
          </table:table-cell>
          <table:table-cell table:formula="of:=SUMIFS([results.J$1:.J$1048576];[results.A$1:.A$1048576];[.A44];[results.B$1:.B$1048576];[.B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rumpet 2.raw</text:p>
          </table:table-cell>
          <table:table-cell office:value-type="float" office:value="0.313158" calcext:value-type="float">
            <text:p>0.313158</text:p>
          </table:table-cell>
          <table:table-cell office:value-type="float" office:value="0.06017" calcext:value-type="float">
            <text:p>0.06017</text:p>
          </table:table-cell>
          <table:table-cell office:value-type="float" office:value="0.013045" calcext:value-type="float">
            <text:p>0.013045</text:p>
          </table:table-cell>
          <table:table-cell office:value-type="float" office:value="0.547502" calcext:value-type="float">
            <text:p>0.547502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45369" calcext:value-type="float">
            <text:p>0.45369</text:p>
          </table:table-cell>
          <table:table-cell office:value-type="float" office:value="0.386804" calcext:value-type="float">
            <text:p>0.386804</text:p>
          </table:table-cell>
          <table:table-cell table:formula="of:=SUMIFS([results.J$1:.J$1048576];[results.A$1:.A$1048576];[.A45];[results.B$1:.B$1048576];[.B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TRUMPET.raw</text:p>
          </table:table-cell>
          <table:table-cell office:value-type="float" office:value="0.252798" calcext:value-type="float">
            <text:p>0.252798</text:p>
          </table:table-cell>
          <table:table-cell office:value-type="float" office:value="0.058088" calcext:value-type="float">
            <text:p>0.058088</text:p>
          </table:table-cell>
          <table:table-cell office:value-type="float" office:value="0.011888" calcext:value-type="float">
            <text:p>0.011888</text:p>
          </table:table-cell>
          <table:table-cell office:value-type="float" office:value="0.505061" calcext:value-type="float">
            <text:p>0.505061</text:p>
          </table:table-cell>
          <table:table-cell office:value-type="float" office:value="0.005525" calcext:value-type="float">
            <text:p>0.005525</text:p>
          </table:table-cell>
          <table:table-cell office:value-type="float" office:value="0.459182" calcext:value-type="float">
            <text:p>0.459182</text:p>
          </table:table-cell>
          <table:table-cell office:value-type="float" office:value="0.401738" calcext:value-type="float">
            <text:p>0.401738</text:p>
          </table:table-cell>
          <table:table-cell table:formula="of:=SUMIFS([results.J$1:.J$1048576];[results.A$1:.A$1048576];[.A46];[results.B$1:.B$1048576];[.B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myVIOLIN.raw</text:p>
          </table:table-cell>
          <table:table-cell office:value-type="float" office:value="0.248089" calcext:value-type="float">
            <text:p>0.248089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0.010848" calcext:value-type="float">
            <text:p>0.010848</text:p>
          </table:table-cell>
          <table:table-cell office:value-type="float" office:value="0.444591" calcext:value-type="float">
            <text:p>0.444591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0.463761" calcext:value-type="float">
            <text:p>0.463761</text:p>
          </table:table-cell>
          <table:table-cell office:value-type="float" office:value="0.359886" calcext:value-type="float">
            <text:p>0.359886</text:p>
          </table:table-cell>
          <table:table-cell table:formula="of:=SUMIFS([results.J$1:.J$1048576];[results.A$1:.A$1048576];[.A47];[results.B$1:.B$1048576];[.B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lence.raw</text:p>
          </table:table-cell>
          <table:table-cell office:value-type="float" office:value="0.373618" calcext:value-type="float">
            <text:p>0.373618</text:p>
          </table:table-cell>
          <table:table-cell office:value-type="float" office:value="0.028017" calcext:value-type="float">
            <text:p>0.028017</text:p>
          </table:table-cell>
          <table:table-cell office:value-type="float" office:value="0.008733" calcext:value-type="float">
            <text:p>0.008733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301869" calcext:value-type="float">
            <text:p>0.301869</text:p>
          </table:table-cell>
          <table:table-cell office:value-type="float" office:value="0.244001" calcext:value-type="float">
            <text:p>0.244001</text:p>
          </table:table-cell>
          <table:table-cell table:formula="of:=SUMIFS([results.J$1:.J$1048576];[results.A$1:.A$1048576];[.A48];[results.B$1:.B$1048576];[.B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neC5.raw</text:p>
          </table:table-cell>
          <table:table-cell office:value-type="float" office:value="0.19288" calcext:value-type="float">
            <text:p>0.19288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006481" calcext:value-type="float">
            <text:p>0.006481</text:p>
          </table:table-cell>
          <table:table-cell office:value-type="float" office:value="0.230138" calcext:value-type="float">
            <text:p>0.230138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468117" calcext:value-type="float">
            <text:p>0.468117</text:p>
          </table:table-cell>
          <table:table-cell office:value-type="float" office:value="0.419692" calcext:value-type="float">
            <text:p>0.419692</text:p>
          </table:table-cell>
          <table:table-cell table:formula="of:=SUMIFS([results.J$1:.J$1048576];[results.A$1:.A$1048576];[.A49];[results.B$1:.B$1048576];[.B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sine.raw</text:p>
          </table:table-cell>
          <table:table-cell office:value-type="float" office:value="0.275568" calcext:value-type="float">
            <text:p>0.275568</text:p>
          </table:table-cell>
          <table:table-cell office:value-type="float" office:value="0.029749" calcext:value-type="float">
            <text:p>0.029749</text:p>
          </table:table-cell>
          <table:table-cell office:value-type="float" office:value="0.008811" calcext:value-type="float">
            <text:p>0.008811</text:p>
          </table:table-cell>
          <table:table-cell office:value-type="float" office:value="0.316071" calcext:value-type="float">
            <text:p>0.316071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451048" calcext:value-type="float">
            <text:p>0.451048</text:p>
          </table:table-cell>
          <table:table-cell office:value-type="float" office:value="0.420651" calcext:value-type="float">
            <text:p>0.420651</text:p>
          </table:table-cell>
          <table:table-cell table:formula="of:=SUMIFS([results.J$1:.J$1048576];[results.A$1:.A$1048576];[.A50];[results.B$1:.B$1048576];[.B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B4.raw</text:p>
          </table:table-cell>
          <table:table-cell office:value-type="float" office:value="0.214359" calcext:value-type="float">
            <text:p>0.214359</text:p>
          </table:table-cell>
          <table:table-cell office:value-type="float" office:value="0.05586" calcext:value-type="float">
            <text:p>0.05586</text:p>
          </table:table-cell>
          <table:table-cell office:value-type="float" office:value="0.014101" calcext:value-type="float">
            <text:p>0.014101</text:p>
          </table:table-cell>
          <table:table-cell office:value-type="float" office:value="0.587148" calcext:value-type="float">
            <text:p>0.587148</text:p>
          </table:table-cell>
          <table:table-cell office:value-type="float" office:value="0.007819" calcext:value-type="float">
            <text:p>0.007819</text:p>
          </table:table-cell>
          <table:table-cell office:value-type="float" office:value="0.467111" calcext:value-type="float">
            <text:p>0.467111</text:p>
          </table:table-cell>
          <table:table-cell office:value-type="float" office:value="0.385752" calcext:value-type="float">
            <text:p>0.385752</text:p>
          </table:table-cell>
          <table:table-cell table:formula="of:=SUMIFS([results.J$1:.J$1048576];[results.A$1:.A$1048576];[.A51];[results.B$1:.B$1048576];[.B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2.raw</text:p>
          </table:table-cell>
          <table:table-cell office:value-type="float" office:value="0.205978" calcext:value-type="float">
            <text:p>0.205978</text:p>
          </table:table-cell>
          <table:table-cell office:value-type="float" office:value="0.053792" calcext:value-type="float">
            <text:p>0.053792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512112" calcext:value-type="float">
            <text:p>0.512112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0.466731" calcext:value-type="float">
            <text:p>0.466731</text:p>
          </table:table-cell>
          <table:table-cell office:value-type="float" office:value="0.321029" calcext:value-type="float">
            <text:p>0.321029</text:p>
          </table:table-cell>
          <table:table-cell table:formula="of:=SUMIFS([results.J$1:.J$1048576];[results.A$1:.A$1048576];[.A52];[results.B$1:.B$1048576];[.B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4Sharp.raw</text:p>
          </table:table-cell>
          <table:table-cell office:value-type="float" office:value="0.217323" calcext:value-type="float">
            <text:p>0.217323</text:p>
          </table:table-cell>
          <table:table-cell office:value-type="float" office:value="0.055539" calcext:value-type="float">
            <text:p>0.055539</text:p>
          </table:table-cell>
          <table:table-cell office:value-type="float" office:value="0.011244" calcext:value-type="float">
            <text:p>0.011244</text:p>
          </table:table-cell>
          <table:table-cell office:value-type="float" office:value="0.378711" calcext:value-type="float">
            <text:p>0.378711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0.467053" calcext:value-type="float">
            <text:p>0.467053</text:p>
          </table:table-cell>
          <table:table-cell office:value-type="float" office:value="0.397066" calcext:value-type="float">
            <text:p>0.397066</text:p>
          </table:table-cell>
          <table:table-cell table:formula="of:=SUMIFS([results.J$1:.J$1048576];[results.A$1:.A$1048576];[.A53];[results.B$1:.B$1048576];[.B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5.raw</text:p>
          </table:table-cell>
          <table:table-cell office:value-type="float" office:value="0.218053" calcext:value-type="float">
            <text:p>0.218053</text:p>
          </table:table-cell>
          <table:table-cell office:value-type="float" office:value="0.066744" calcext:value-type="float">
            <text:p>0.066744</text:p>
          </table:table-cell>
          <table:table-cell office:value-type="float" office:value="0.015285" calcext:value-type="float">
            <text:p>0.015285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009193" calcext:value-type="float">
            <text:p>0.009193</text:p>
          </table:table-cell>
          <table:table-cell office:value-type="float" office:value="0.467016" calcext:value-type="float">
            <text:p>0.467016</text:p>
          </table:table-cell>
          <table:table-cell office:value-type="float" office:value="0.39733" calcext:value-type="float">
            <text:p>0.39733</text:p>
          </table:table-cell>
          <table:table-cell table:formula="of:=SUMIFS([results.J$1:.J$1048576];[results.A$1:.A$1048576];[.A54];[results.B$1:.B$1048576];[.B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C7.raw</text:p>
          </table:table-cell>
          <table:table-cell office:value-type="float" office:value="0.237375" calcext:value-type="float">
            <text:p>0.237375</text:p>
          </table:table-cell>
          <table:table-cell office:value-type="float" office:value="0.045658" calcext:value-type="float">
            <text:p>0.045658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467318" calcext:value-type="float">
            <text:p>0.467318</text:p>
          </table:table-cell>
          <table:table-cell office:value-type="float" office:value="0.410213" calcext:value-type="float">
            <text:p>0.410213</text:p>
          </table:table-cell>
          <table:table-cell table:formula="of:=SUMIFS([results.J$1:.J$1048576];[results.A$1:.A$1048576];[.A55];[results.B$1:.B$1048576];[.B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D4.raw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052419" calcext:value-type="float">
            <text:p>0.052419</text:p>
          </table:table-cell>
          <table:table-cell office:value-type="float" office:value="0.013957" calcext:value-type="float">
            <text:p>0.013957</text:p>
          </table:table-cell>
          <table:table-cell office:value-type="float" office:value="0.551864" calcext:value-type="float">
            <text:p>0.551864</text:p>
          </table:table-cell>
          <table:table-cell office:value-type="float" office:value="0.007657" calcext:value-type="float">
            <text:p>0.007657</text:p>
          </table:table-cell>
          <table:table-cell office:value-type="float" office:value="0.466851" calcext:value-type="float">
            <text:p>0.466851</text:p>
          </table:table-cell>
          <table:table-cell office:value-type="float" office:value="0.399157" calcext:value-type="float">
            <text:p>0.399157</text:p>
          </table:table-cell>
          <table:table-cell table:formula="of:=SUMIFS([results.J$1:.J$1048576];[results.A$1:.A$1048576];[.A56];[results.B$1:.B$1048576];[.B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ELESTA.raw</text:p>
          </table:table-cell>
          <table:table-cell office:value-type="string" calcext:value-type="string">
            <text:p>trumpet.raw</text:p>
          </table:table-cell>
          <table:table-cell office:value-type="float" office:value="0.209014" calcext:value-type="float">
            <text:p>0.209014</text:p>
          </table:table-cell>
          <table:table-cell office:value-type="float" office:value="0.056999" calcext:value-type="float">
            <text:p>0.056999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0.622905" calcext:value-type="float">
            <text:p>0.622905</text:p>
          </table:table-cell>
          <table:table-cell office:value-type="float" office:value="0.008866" calcext:value-type="float">
            <text:p>0.008866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388741" calcext:value-type="float">
            <text:p>0.388741</text:p>
          </table:table-cell>
          <table:table-cell table:formula="of:=SUMIFS([results.J$1:.J$1048576];[results.A$1:.A$1048576];[.A57];[results.B$1:.B$1048576];[.B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DIDGERIDOO E2.raw</text:p>
          </table:table-cell>
          <table:table-cell office:value-type="float" office:value="0.272528" calcext:value-type="float">
            <text:p>0.272528</text:p>
          </table:table-cell>
          <table:table-cell office:value-type="float" office:value="0.050158" calcext:value-type="float">
            <text:p>0.050158</text:p>
          </table:table-cell>
          <table:table-cell office:value-type="float" office:value="0.017809" calcext:value-type="float">
            <text:p>0.017809</text:p>
          </table:table-cell>
          <table:table-cell office:value-type="float" office:value="0.594669" calcext:value-type="float">
            <text:p>0.594669</text:p>
          </table:table-cell>
          <table:table-cell office:value-type="float" office:value="0.012343" calcext:value-type="float">
            <text:p>0.012343</text:p>
          </table:table-cell>
          <table:table-cell office:value-type="float" office:value="0.368905" calcext:value-type="float">
            <text:p>0.368905</text:p>
          </table:table-cell>
          <table:table-cell office:value-type="float" office:value="0.175377" calcext:value-type="float">
            <text:p>0.175377</text:p>
          </table:table-cell>
          <table:table-cell table:formula="of:=SUMIFS([results.J$1:.J$1048576];[results.A$1:.A$1048576];[.A58];[results.B$1:.B$1048576];[.B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DIST.GUITAR.raw</text:p>
          </table:table-cell>
          <table:table-cell office:value-type="float" office:value="0.169614" calcext:value-type="float">
            <text:p>0.169614</text:p>
          </table:table-cell>
          <table:table-cell office:value-type="float" office:value="0.070661" calcext:value-type="float">
            <text:p>0.070661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575974" calcext:value-type="float">
            <text:p>0.575974</text:p>
          </table:table-cell>
          <table:table-cell office:value-type="float" office:value="0.011004" calcext:value-type="float">
            <text:p>0.011004</text:p>
          </table:table-cell>
          <table:table-cell office:value-type="float" office:value="0.485566" calcext:value-type="float">
            <text:p>0.485566</text:p>
          </table:table-cell>
          <table:table-cell office:value-type="float" office:value="0.247703" calcext:value-type="float">
            <text:p>0.247703</text:p>
          </table:table-cell>
          <table:table-cell table:formula="of:=SUMIFS([results.J$1:.J$1048576];[results.A$1:.A$1048576];[.A59];[results.B$1:.B$1048576];[.B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ECHO.raw</text:p>
          </table:table-cell>
          <table:table-cell office:value-type="float" office:value="0.159636" calcext:value-type="float">
            <text:p>0.159636</text:p>
          </table:table-cell>
          <table:table-cell office:value-type="float" office:value="0.050858" calcext:value-type="float">
            <text:p>0.050858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0.449175" calcext:value-type="float">
            <text:p>0.449175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0.483475" calcext:value-type="float">
            <text:p>0.483475</text:p>
          </table:table-cell>
          <table:table-cell office:value-type="float" office:value="0.415334" calcext:value-type="float">
            <text:p>0.415334</text:p>
          </table:table-cell>
          <table:table-cell table:formula="of:=SUMIFS([results.J$1:.J$1048576];[results.A$1:.A$1048576];[.A60];[results.B$1:.B$1048576];[.B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E.PIANO.raw</text:p>
          </table:table-cell>
          <table:table-cell office:value-type="float" office:value="0.176628" calcext:value-type="float">
            <text:p>0.176628</text:p>
          </table:table-cell>
          <table:table-cell office:value-type="float" office:value="0.052759" calcext:value-type="float">
            <text:p>0.052759</text:p>
          </table:table-cell>
          <table:table-cell office:value-type="float" office:value="0.014391" calcext:value-type="float">
            <text:p>0.014391</text:p>
          </table:table-cell>
          <table:table-cell office:value-type="float" office:value="0.547682" calcext:value-type="float">
            <text:p>0.547682</text:p>
          </table:table-cell>
          <table:table-cell office:value-type="float" office:value="0.008117" calcext:value-type="float">
            <text:p>0.008117</text:p>
          </table:table-cell>
          <table:table-cell office:value-type="float" office:value="0.445136" calcext:value-type="float">
            <text:p>0.445136</text:p>
          </table:table-cell>
          <table:table-cell office:value-type="float" office:value="0.292688" calcext:value-type="float">
            <text:p>0.292688</text:p>
          </table:table-cell>
          <table:table-cell table:formula="of:=SUMIFS([results.J$1:.J$1048576];[results.A$1:.A$1048576];[.A61];[results.B$1:.B$1048576];[.B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GONG.raw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050646" calcext:value-type="float">
            <text:p>0.050646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51485" calcext:value-type="float">
            <text:p>0.51485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425695" calcext:value-type="float">
            <text:p>0.425695</text:p>
          </table:table-cell>
          <table:table-cell office:value-type="float" office:value="0.239271" calcext:value-type="float">
            <text:p>0.239271</text:p>
          </table:table-cell>
          <table:table-cell table:formula="of:=SUMIFS([results.J$1:.J$1048576];[results.A$1:.A$1048576];[.A62];[results.B$1:.B$1048576];[.B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GUITAR.raw</text:p>
          </table:table-cell>
          <table:table-cell office:value-type="float" office:value="0.168067" calcext:value-type="float">
            <text:p>0.168067</text:p>
          </table:table-cell>
          <table:table-cell office:value-type="float" office:value="0.047768" calcext:value-type="float">
            <text:p>0.047768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52698" calcext:value-type="float">
            <text:p>0.52698</text:p>
          </table:table-cell>
          <table:table-cell office:value-type="float" office:value="0.007702" calcext:value-type="float">
            <text:p>0.007702</text:p>
          </table:table-cell>
          <table:table-cell office:value-type="float" office:value="0.47391" calcext:value-type="float">
            <text:p>0.47391</text:p>
          </table:table-cell>
          <table:table-cell office:value-type="float" office:value="0.304108" calcext:value-type="float">
            <text:p>0.304108</text:p>
          </table:table-cell>
          <table:table-cell table:formula="of:=SUMIFS([results.J$1:.J$1048576];[results.A$1:.A$1048576];[.A63];[results.B$1:.B$1048576];[.B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NOISE.raw</text:p>
          </table:table-cell>
          <table:table-cell office:value-type="float" office:value="0.262725" calcext:value-type="float">
            <text:p>0.262725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0.559957" calcext:value-type="float">
            <text:p>0.559957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0.476413" calcext:value-type="float">
            <text:p>0.476413</text:p>
          </table:table-cell>
          <table:table-cell office:value-type="float" office:value="0.250331" calcext:value-type="float">
            <text:p>0.250331</text:p>
          </table:table-cell>
          <table:table-cell table:formula="of:=SUMIFS([results.J$1:.J$1048576];[results.A$1:.A$1048576];[.A64];[results.B$1:.B$1048576];[.B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ORGAN.raw</text:p>
          </table:table-cell>
          <table:table-cell office:value-type="float" office:value="0.193164" calcext:value-type="float">
            <text:p>0.193164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0.016632" calcext:value-type="float">
            <text:p>0.016632</text:p>
          </table:table-cell>
          <table:table-cell office:value-type="float" office:value="0.548955" calcext:value-type="float">
            <text:p>0.548955</text:p>
          </table:table-cell>
          <table:table-cell office:value-type="float" office:value="0.010837" calcext:value-type="float">
            <text:p>0.010837</text:p>
          </table:table-cell>
          <table:table-cell office:value-type="float" office:value="0.415505" calcext:value-type="float">
            <text:p>0.415505</text:p>
          </table:table-cell>
          <table:table-cell office:value-type="float" office:value="0.252239" calcext:value-type="float">
            <text:p>0.252239</text:p>
          </table:table-cell>
          <table:table-cell table:formula="of:=SUMIFS([results.J$1:.J$1048576];[results.A$1:.A$1048576];[.A65];[results.B$1:.B$1048576];[.B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PIANO.raw</text:p>
          </table:table-cell>
          <table:table-cell office:value-type="float" office:value="0.241647" calcext:value-type="float">
            <text:p>0.241647</text:p>
          </table:table-cell>
          <table:table-cell office:value-type="float" office:value="0.051519" calcext:value-type="float">
            <text:p>0.051519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0.44052" calcext:value-type="float">
            <text:p>0.44052</text:p>
          </table:table-cell>
          <table:table-cell office:value-type="float" office:value="0.006878" calcext:value-type="float">
            <text:p>0.006878</text:p>
          </table:table-cell>
          <table:table-cell office:value-type="float" office:value="0.445676" calcext:value-type="float">
            <text:p>0.445676</text:p>
          </table:table-cell>
          <table:table-cell office:value-type="float" office:value="0.22925" calcext:value-type="float">
            <text:p>0.22925</text:p>
          </table:table-cell>
          <table:table-cell table:formula="of:=SUMIFS([results.J$1:.J$1048576];[results.A$1:.A$1048576];[.A66];[results.B$1:.B$1048576];[.B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AW.raw</text:p>
          </table:table-cell>
          <table:table-cell office:value-type="float" office:value="0.244506" calcext:value-type="float">
            <text:p>0.244506</text:p>
          </table:table-cell>
          <table:table-cell office:value-type="float" office:value="0.049852" calcext:value-type="float">
            <text:p>0.049852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0.520666" calcext:value-type="float">
            <text:p>0.520666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250377" calcext:value-type="float">
            <text:p>0.250377</text:p>
          </table:table-cell>
          <table:table-cell table:formula="of:=SUMIFS([results.J$1:.J$1048576];[results.A$1:.A$1048576];[.A67];[results.B$1:.B$1048576];[.B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INE.raw</text:p>
          </table:table-cell>
          <table:table-cell office:value-type="float" office:value="0.262766" calcext:value-type="float">
            <text:p>0.262766</text:p>
          </table:table-cell>
          <table:table-cell office:value-type="float" office:value="0.048439" calcext:value-type="float">
            <text:p>0.048439</text:p>
          </table:table-cell>
          <table:table-cell office:value-type="float" office:value="0.012963" calcext:value-type="float">
            <text:p>0.012963</text:p>
          </table:table-cell>
          <table:table-cell office:value-type="float" office:value="0.483054" calcext:value-type="float">
            <text:p>0.483054</text:p>
          </table:table-cell>
          <table:table-cell office:value-type="float" office:value="0.006607" calcext:value-type="float">
            <text:p>0.006607</text:p>
          </table:table-cell>
          <table:table-cell office:value-type="float" office:value="0.462769" calcext:value-type="float">
            <text:p>0.462769</text:p>
          </table:table-cell>
          <table:table-cell office:value-type="float" office:value="0.250366" calcext:value-type="float">
            <text:p>0.250366</text:p>
          </table:table-cell>
          <table:table-cell table:formula="of:=SUMIFS([results.J$1:.J$1048576];[results.A$1:.A$1048576];[.A68];[results.B$1:.B$1048576];[.B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QUARE.raw</text:p>
          </table:table-cell>
          <table:table-cell office:value-type="float" office:value="0.323032" calcext:value-type="float">
            <text:p>0.323032</text:p>
          </table:table-cell>
          <table:table-cell office:value-type="float" office:value="0.048821" calcext:value-type="float">
            <text:p>0.048821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.446969" calcext:value-type="float">
            <text:p>0.446969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.45697" calcext:value-type="float">
            <text:p>0.45697</text:p>
          </table:table-cell>
          <table:table-cell office:value-type="float" office:value="0.249989" calcext:value-type="float">
            <text:p>0.249989</text:p>
          </table:table-cell>
          <table:table-cell table:formula="of:=SUMIFS([results.J$1:.J$1048576];[results.A$1:.A$1048576];[.A69];[results.B$1:.B$1048576];[.B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SWEEP.raw</text:p>
          </table:table-cell>
          <table:table-cell office:value-type="float" office:value="0.137319" calcext:value-type="float">
            <text:p>0.137319</text:p>
          </table:table-cell>
          <table:table-cell office:value-type="float" office:value="0.050982" calcext:value-type="float">
            <text:p>0.050982</text:p>
          </table:table-cell>
          <table:table-cell office:value-type="float" office:value="0.014087" calcext:value-type="float">
            <text:p>0.014087</text:p>
          </table:table-cell>
          <table:table-cell office:value-type="float" office:value="0.558152" calcext:value-type="float">
            <text:p>0.558152</text:p>
          </table:table-cell>
          <table:table-cell office:value-type="float" office:value="0.007774" calcext:value-type="float">
            <text:p>0.007774</text:p>
          </table:table-cell>
          <table:table-cell office:value-type="float" office:value="0.484449" calcext:value-type="float">
            <text:p>0.484449</text:p>
          </table:table-cell>
          <table:table-cell office:value-type="float" office:value="0.40176" calcext:value-type="float">
            <text:p>0.40176</text:p>
          </table:table-cell>
          <table:table-cell table:formula="of:=SUMIFS([results.J$1:.J$1048576];[results.A$1:.A$1048576];[.A70];[results.B$1:.B$1048576];[.B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HEREMIN.raw</text:p>
          </table:table-cell>
          <table:table-cell office:value-type="float" office:value="0.264866" calcext:value-type="float">
            <text:p>0.264866</text:p>
          </table:table-cell>
          <table:table-cell office:value-type="float" office:value="0.048042" calcext:value-type="float">
            <text:p>0.048042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0.45553" calcext:value-type="float">
            <text:p>0.45553</text:p>
          </table:table-cell>
          <table:table-cell office:value-type="float" office:value="0.006151" calcext:value-type="float">
            <text:p>0.006151</text:p>
          </table:table-cell>
          <table:table-cell office:value-type="float" office:value="0.445222" calcext:value-type="float">
            <text:p>0.445222</text:p>
          </table:table-cell>
          <table:table-cell office:value-type="float" office:value="0.154548" calcext:value-type="float">
            <text:p>0.154548</text:p>
          </table:table-cell>
          <table:table-cell table:formula="of:=SUMIFS([results.J$1:.J$1048576];[results.A$1:.A$1048576];[.A71];[results.B$1:.B$1048576];[.B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rumpet 2.raw</text:p>
          </table:table-cell>
          <table:table-cell office:value-type="float" office:value="0.180231" calcext:value-type="float">
            <text:p>0.180231</text:p>
          </table:table-cell>
          <table:table-cell office:value-type="float" office:value="0.066537" calcext:value-type="float">
            <text:p>0.066537</text:p>
          </table:table-cell>
          <table:table-cell office:value-type="float" office:value="0.016557" calcext:value-type="float">
            <text:p>0.016557</text:p>
          </table:table-cell>
          <table:table-cell office:value-type="float" office:value="0.590404" calcext:value-type="float">
            <text:p>0.59040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479701" calcext:value-type="float">
            <text:p>0.479701</text:p>
          </table:table-cell>
          <table:table-cell office:value-type="float" office:value="0.285603" calcext:value-type="float">
            <text:p>0.285603</text:p>
          </table:table-cell>
          <table:table-cell table:formula="of:=SUMIFS([results.J$1:.J$1048576];[results.A$1:.A$1048576];[.A72];[results.B$1:.B$1048576];[.B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TRUMPET.raw</text:p>
          </table:table-cell>
          <table:table-cell office:value-type="float" office:value="0.161429" calcext:value-type="float">
            <text:p>0.161429</text:p>
          </table:table-cell>
          <table:table-cell office:value-type="float" office:value="0.070217" calcext:value-type="float">
            <text:p>0.070217</text:p>
          </table:table-cell>
          <table:table-cell office:value-type="float" office:value="0.016766" calcext:value-type="float">
            <text:p>0.016766</text:p>
          </table:table-cell>
          <table:table-cell office:value-type="float" office:value="0.649054" calcext:value-type="float">
            <text:p>0.649054</text:p>
          </table:table-cell>
          <table:table-cell office:value-type="float" office:value="0.010964" calcext:value-type="float">
            <text:p>0.010964</text:p>
          </table:table-cell>
          <table:table-cell office:value-type="float" office:value="0.476035" calcext:value-type="float">
            <text:p>0.476035</text:p>
          </table:table-cell>
          <table:table-cell office:value-type="float" office:value="0.28718" calcext:value-type="float">
            <text:p>0.28718</text:p>
          </table:table-cell>
          <table:table-cell table:formula="of:=SUMIFS([results.J$1:.J$1048576];[results.A$1:.A$1048576];[.A73];[results.B$1:.B$1048576];[.B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myVIOLIN.raw</text:p>
          </table:table-cell>
          <table:table-cell office:value-type="float" office:value="0.146477" calcext:value-type="float">
            <text:p>0.146477</text:p>
          </table:table-cell>
          <table:table-cell office:value-type="float" office:value="0.062001" calcext:value-type="float">
            <text:p>0.062001</text:p>
          </table:table-cell>
          <table:table-cell office:value-type="float" office:value="0.014478" calcext:value-type="float">
            <text:p>0.014478</text:p>
          </table:table-cell>
          <table:table-cell office:value-type="float" office:value="0.515385" calcext:value-type="float">
            <text:p>0.515385</text:p>
          </table:table-cell>
          <table:table-cell office:value-type="float" office:value="0.008237" calcext:value-type="float">
            <text:p>0.008237</text:p>
          </table:table-cell>
          <table:table-cell office:value-type="float" office:value="0.488004" calcext:value-type="float">
            <text:p>0.488004</text:p>
          </table:table-cell>
          <table:table-cell office:value-type="float" office:value="0.327448" calcext:value-type="float">
            <text:p>0.327448</text:p>
          </table:table-cell>
          <table:table-cell table:formula="of:=SUMIFS([results.J$1:.J$1048576];[results.A$1:.A$1048576];[.A74];[results.B$1:.B$1048576];[.B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lence.raw</text:p>
          </table:table-cell>
          <table:table-cell office:value-type="float" office:value="0.318958" calcext:value-type="float">
            <text:p>0.318958</text:p>
          </table:table-cell>
          <table:table-cell office:value-type="float" office:value="0.048405" calcext:value-type="float">
            <text:p>0.048405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0.488037" calcext:value-type="float">
            <text:p>0.488037</text:p>
          </table:table-cell>
          <table:table-cell office:value-type="float" office:value="0.007315" calcext:value-type="float">
            <text:p>0.007315</text:p>
          </table:table-cell>
          <table:table-cell office:value-type="float" office:value="0.301788" calcext:value-type="float">
            <text:p>0.301788</text:p>
          </table:table-cell>
          <table:table-cell office:value-type="float" office:value="0.041042" calcext:value-type="float">
            <text:p>0.041042</text:p>
          </table:table-cell>
          <table:table-cell table:formula="of:=SUMIFS([results.J$1:.J$1048576];[results.A$1:.A$1048576];[.A75];[results.B$1:.B$1048576];[.B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neC5.raw</text:p>
          </table:table-cell>
          <table:table-cell office:value-type="float" office:value="0.189645" calcext:value-type="float">
            <text:p>0.189645</text:p>
          </table:table-cell>
          <table:table-cell office:value-type="float" office:value="0.049401" calcext:value-type="float">
            <text:p>0.049401</text:p>
          </table:table-cell>
          <table:table-cell office:value-type="float" office:value="0.014347" calcext:value-type="float">
            <text:p>0.014347</text:p>
          </table:table-cell>
          <table:table-cell office:value-type="float" office:value="0.465449" calcext:value-type="float">
            <text:p>0.465449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473954" calcext:value-type="float">
            <text:p>0.473954</text:p>
          </table:table-cell>
          <table:table-cell office:value-type="float" office:value="0.348271" calcext:value-type="float">
            <text:p>0.348271</text:p>
          </table:table-cell>
          <table:table-cell table:formula="of:=SUMIFS([results.J$1:.J$1048576];[results.A$1:.A$1048576];[.A76];[results.B$1:.B$1048576];[.B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sine.raw</text:p>
          </table:table-cell>
          <table:table-cell office:value-type="float" office:value="0.194471" calcext:value-type="float">
            <text:p>0.194471</text:p>
          </table:table-cell>
          <table:table-cell office:value-type="float" office:value="0.049351" calcext:value-type="float">
            <text:p>0.049351</text:p>
          </table:table-cell>
          <table:table-cell office:value-type="float" office:value="0.015763" calcext:value-type="float">
            <text:p>0.015763</text:p>
          </table:table-cell>
          <table:table-cell office:value-type="float" office:value="0.482518" calcext:value-type="float">
            <text:p>0.482518</text:p>
          </table:table-cell>
          <table:table-cell office:value-type="float" office:value="0.009733" calcext:value-type="float">
            <text:p>0.009733</text:p>
          </table:table-cell>
          <table:table-cell office:value-type="float" office:value="0.461762" calcext:value-type="float">
            <text:p>0.461762</text:p>
          </table:table-cell>
          <table:table-cell office:value-type="float" office:value="0.343509" calcext:value-type="float">
            <text:p>0.343509</text:p>
          </table:table-cell>
          <table:table-cell table:formula="of:=SUMIFS([results.J$1:.J$1048576];[results.A$1:.A$1048576];[.A77];[results.B$1:.B$1048576];[.B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B4.raw</text:p>
          </table:table-cell>
          <table:table-cell office:value-type="float" office:value="0.090034" calcext:value-type="float">
            <text:p>0.090034</text:p>
          </table:table-cell>
          <table:table-cell office:value-type="float" office:value="0.068335" calcext:value-type="float">
            <text:p>0.068335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0.553741" calcext:value-type="float">
            <text:p>0.553741</text:p>
          </table:table-cell>
          <table:table-cell office:value-type="float" office:value="0.008239" calcext:value-type="float">
            <text:p>0.008239</text:p>
          </table:table-cell>
          <table:table-cell office:value-type="float" office:value="0.493497" calcext:value-type="float">
            <text:p>0.493497</text:p>
          </table:table-cell>
          <table:table-cell office:value-type="float" office:value="0.33608" calcext:value-type="float">
            <text:p>0.33608</text:p>
          </table:table-cell>
          <table:table-cell table:formula="of:=SUMIFS([results.J$1:.J$1048576];[results.A$1:.A$1048576];[.A78];[results.B$1:.B$1048576];[.B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2.raw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067513" calcext:value-type="float">
            <text:p>0.067513</text:p>
          </table:table-cell>
          <table:table-cell office:value-type="float" office:value="0.017202" calcext:value-type="float">
            <text:p>0.017202</text:p>
          </table:table-cell>
          <table:table-cell office:value-type="float" office:value="0.605124" calcext:value-type="float">
            <text:p>0.605124</text:p>
          </table:table-cell>
          <table:table-cell office:value-type="float" office:value="0.011429" calcext:value-type="float">
            <text:p>0.011429</text:p>
          </table:table-cell>
          <table:table-cell office:value-type="float" office:value="0.489146" calcext:value-type="float">
            <text:p>0.489146</text:p>
          </table:table-cell>
          <table:table-cell office:value-type="float" office:value="0.423246" calcext:value-type="float">
            <text:p>0.423246</text:p>
          </table:table-cell>
          <table:table-cell table:formula="of:=SUMIFS([results.J$1:.J$1048576];[results.A$1:.A$1048576];[.A79];[results.B$1:.B$1048576];[.B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4Sharp.raw</text:p>
          </table:table-cell>
          <table:table-cell office:value-type="float" office:value="0.096258" calcext:value-type="float">
            <text:p>0.096258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012005" calcext:value-type="float">
            <text:p>0.012005</text:p>
          </table:table-cell>
          <table:table-cell office:value-type="float" office:value="0.460216" calcext:value-type="float">
            <text:p>0.460216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492996" calcext:value-type="float">
            <text:p>0.492996</text:p>
          </table:table-cell>
          <table:table-cell office:value-type="float" office:value="0.318905" calcext:value-type="float">
            <text:p>0.318905</text:p>
          </table:table-cell>
          <table:table-cell table:formula="of:=SUMIFS([results.J$1:.J$1048576];[results.A$1:.A$1048576];[.A80];[results.B$1:.B$1048576];[.B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5.raw</text:p>
          </table:table-cell>
          <table:table-cell office:value-type="float" office:value="0.101051" calcext:value-type="float">
            <text:p>0.101051</text:p>
          </table:table-cell>
          <table:table-cell office:value-type="float" office:value="0.077659" calcext:value-type="float">
            <text:p>0.077659</text:p>
          </table:table-cell>
          <table:table-cell office:value-type="float" office:value="0.016997" calcext:value-type="float">
            <text:p>0.016997</text:p>
          </table:table-cell>
          <table:table-cell office:value-type="float" office:value="0.58965" calcext:value-type="float">
            <text:p>0.58965</text:p>
          </table:table-cell>
          <table:table-cell office:value-type="float" office:value="0.011315" calcext:value-type="float">
            <text:p>0.011315</text:p>
          </table:table-cell>
          <table:table-cell office:value-type="float" office:value="0.49447" calcext:value-type="float">
            <text:p>0.49447</text:p>
          </table:table-cell>
          <table:table-cell office:value-type="float" office:value="0.30491" calcext:value-type="float">
            <text:p>0.30491</text:p>
          </table:table-cell>
          <table:table-cell table:formula="of:=SUMIFS([results.J$1:.J$1048576];[results.A$1:.A$1048576];[.A81];[results.B$1:.B$1048576];[.B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C7.raw</text:p>
          </table:table-cell>
          <table:table-cell office:value-type="float" office:value="0.135775" calcext:value-type="float">
            <text:p>0.135775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015642" calcext:value-type="float">
            <text:p>0.015642</text:p>
          </table:table-cell>
          <table:table-cell office:value-type="float" office:value="0.507103" calcext:value-type="float">
            <text:p>0.507103</text:p>
          </table:table-cell>
          <table:table-cell office:value-type="float" office:value="0.009628" calcext:value-type="float">
            <text:p>0.009628</text:p>
          </table:table-cell>
          <table:table-cell office:value-type="float" office:value="0.494737" calcext:value-type="float">
            <text:p>0.494737</text:p>
          </table:table-cell>
          <table:table-cell office:value-type="float" office:value="0.315988" calcext:value-type="float">
            <text:p>0.315988</text:p>
          </table:table-cell>
          <table:table-cell table:formula="of:=SUMIFS([results.J$1:.J$1048576];[results.A$1:.A$1048576];[.A82];[results.B$1:.B$1048576];[.B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D4.raw</text:p>
          </table:table-cell>
          <table:table-cell office:value-type="float" office:value="0.094872" calcext:value-type="float">
            <text:p>0.094872</text:p>
          </table:table-cell>
          <table:table-cell office:value-type="float" office:value="0.065733" calcext:value-type="float">
            <text:p>0.065733</text:p>
          </table:table-cell>
          <table:table-cell office:value-type="float" office:value="0.014575" calcext:value-type="float">
            <text:p>0.014575</text:p>
          </table:table-cell>
          <table:table-cell office:value-type="float" office:value="0.566089" calcext:value-type="float">
            <text:p>0.56608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493393" calcext:value-type="float">
            <text:p>0.493393</text:p>
          </table:table-cell>
          <table:table-cell office:value-type="float" office:value="0.316397" calcext:value-type="float">
            <text:p>0.316397</text:p>
          </table:table-cell>
          <table:table-cell table:formula="of:=SUMIFS([results.J$1:.J$1048576];[results.A$1:.A$1048576];[.A83];[results.B$1:.B$1048576];[.B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COWBELL.raw</text:p>
          </table:table-cell>
          <table:table-cell office:value-type="string" calcext:value-type="string">
            <text:p>trumpet.raw</text:p>
          </table:table-cell>
          <table:table-cell office:value-type="float" office:value="0.093037" calcext:value-type="float">
            <text:p>0.093037</text:p>
          </table:table-cell>
          <table:table-cell office:value-type="float" office:value="0.070737" calcext:value-type="float">
            <text:p>0.070737</text:p>
          </table:table-cell>
          <table:table-cell office:value-type="float" office:value="0.016795" calcext:value-type="float">
            <text:p>0.016795</text:p>
          </table:table-cell>
          <table:table-cell office:value-type="float" office:value="0.685762" calcext:value-type="float">
            <text:p>0.685762</text:p>
          </table:table-cell>
          <table:table-cell office:value-type="float" office:value="0.010993" calcext:value-type="float">
            <text:p>0.010993</text:p>
          </table:table-cell>
          <table:table-cell office:value-type="float" office:value="0.493124" calcext:value-type="float">
            <text:p>0.493124</text:p>
          </table:table-cell>
          <table:table-cell office:value-type="float" office:value="0.324224" calcext:value-type="float">
            <text:p>0.324224</text:p>
          </table:table-cell>
          <table:table-cell table:formula="of:=SUMIFS([results.J$1:.J$1048576];[results.A$1:.A$1048576];[.A84];[results.B$1:.B$1048576];[.B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DIST.GUITAR.raw</text:p>
          </table:table-cell>
          <table:table-cell office:value-type="float" office:value="0.313635" calcext:value-type="float">
            <text:p>0.313635</text:p>
          </table:table-cell>
          <table:table-cell office:value-type="float" office:value="0.060935" calcext:value-type="float">
            <text:p>0.060935</text:p>
          </table:table-cell>
          <table:table-cell office:value-type="float" office:value="0.017568" calcext:value-type="float">
            <text:p>0.017568</text:p>
          </table:table-cell>
          <table:table-cell office:value-type="float" office:value="0.623557" calcext:value-type="float">
            <text:p>0.623557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36804" calcext:value-type="float">
            <text:p>0.36804</text:p>
          </table:table-cell>
          <table:table-cell office:value-type="float" office:value="0.380941" calcext:value-type="float">
            <text:p>0.380941</text:p>
          </table:table-cell>
          <table:table-cell table:formula="of:=SUMIFS([results.J$1:.J$1048576];[results.A$1:.A$1048576];[.A85];[results.B$1:.B$1048576];[.B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ECHO.raw</text:p>
          </table:table-cell>
          <table:table-cell office:value-type="float" office:value="0.307687" calcext:value-type="float">
            <text:p>0.307687</text:p>
          </table:table-cell>
          <table:table-cell office:value-type="float" office:value="0.035798" calcext:value-type="float">
            <text:p>0.035798</text:p>
          </table:table-cell>
          <table:table-cell office:value-type="float" office:value="0.012696" calcext:value-type="float">
            <text:p>0.012696</text:p>
          </table:table-cell>
          <table:table-cell office:value-type="float" office:value="0.387399" calcext:value-type="float">
            <text:p>0.387399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365329" calcext:value-type="float">
            <text:p>0.365329</text:p>
          </table:table-cell>
          <table:table-cell office:value-type="float" office:value="0.240779" calcext:value-type="float">
            <text:p>0.240779</text:p>
          </table:table-cell>
          <table:table-cell table:formula="of:=SUMIFS([results.J$1:.J$1048576];[results.A$1:.A$1048576];[.A86];[results.B$1:.B$1048576];[.B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E.PIANO.raw</text:p>
          </table:table-cell>
          <table:table-cell office:value-type="float" office:value="0.317684" calcext:value-type="float">
            <text:p>0.317684</text:p>
          </table:table-cell>
          <table:table-cell office:value-type="float" office:value="0.038526" calcext:value-type="float">
            <text:p>0.038526</text:p>
          </table:table-cell>
          <table:table-cell office:value-type="float" office:value="0.012396" calcext:value-type="float">
            <text:p>0.012396</text:p>
          </table:table-cell>
          <table:table-cell office:value-type="float" office:value="0.46706" calcext:value-type="float">
            <text:p>0.46706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0.357066" calcext:value-type="float">
            <text:p>0.357066</text:p>
          </table:table-cell>
          <table:table-cell office:value-type="float" office:value="0.340908" calcext:value-type="float">
            <text:p>0.340908</text:p>
          </table:table-cell>
          <table:table-cell table:formula="of:=SUMIFS([results.J$1:.J$1048576];[results.A$1:.A$1048576];[.A87];[results.B$1:.B$1048576];[.B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GONG.raw</text:p>
          </table:table-cell>
          <table:table-cell office:value-type="float" office:value="0.371443" calcext:value-type="float">
            <text:p>0.371443</text:p>
          </table:table-cell>
          <table:table-cell office:value-type="float" office:value="0.035839" calcext:value-type="float">
            <text:p>0.035839</text:p>
          </table:table-cell>
          <table:table-cell office:value-type="float" office:value="0.011657" calcext:value-type="float">
            <text:p>0.011657</text:p>
          </table:table-cell>
          <table:table-cell office:value-type="float" office:value="0.428451" calcext:value-type="float">
            <text:p>0.428451</text:p>
          </table:table-cell>
          <table:table-cell office:value-type="float" office:value="0.005278" calcext:value-type="float">
            <text:p>0.005278</text:p>
          </table:table-cell>
          <table:table-cell office:value-type="float" office:value="0.347261" calcext:value-type="float">
            <text:p>0.347261</text:p>
          </table:table-cell>
          <table:table-cell office:value-type="float" office:value="0.389374" calcext:value-type="float">
            <text:p>0.389374</text:p>
          </table:table-cell>
          <table:table-cell table:formula="of:=SUMIFS([results.J$1:.J$1048576];[results.A$1:.A$1048576];[.A88];[results.B$1:.B$1048576];[.B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GUITAR.raw</text:p>
          </table:table-cell>
          <table:table-cell office:value-type="float" office:value="0.312564" calcext:value-type="float">
            <text:p>0.312564</text:p>
          </table:table-cell>
          <table:table-cell office:value-type="float" office:value="0.030992" calcext:value-type="float">
            <text:p>0.030992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0.498942" calcext:value-type="float">
            <text:p>0.498942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365305" calcext:value-type="float">
            <text:p>0.365305</text:p>
          </table:table-cell>
          <table:table-cell office:value-type="float" office:value="0.328008" calcext:value-type="float">
            <text:p>0.328008</text:p>
          </table:table-cell>
          <table:table-cell table:formula="of:=SUMIFS([results.J$1:.J$1048576];[results.A$1:.A$1048576];[.A89];[results.B$1:.B$1048576];[.B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NOISE.raw</text:p>
          </table:table-cell>
          <table:table-cell office:value-type="float" office:value="0.370269" calcext:value-type="float">
            <text:p>0.370269</text:p>
          </table:table-cell>
          <table:table-cell office:value-type="float" office:value="0.119198" calcext:value-type="float">
            <text:p>0.119198</text:p>
          </table:table-cell>
          <table:table-cell office:value-type="float" office:value="0.016239" calcext:value-type="float">
            <text:p>0.016239</text:p>
          </table:table-cell>
          <table:table-cell office:value-type="float" office:value="0.540923" calcext:value-type="float">
            <text:p>0.540923</text:p>
          </table:table-cell>
          <table:table-cell office:value-type="float" office:value="0.010299" calcext:value-type="float">
            <text:p>0.010299</text:p>
          </table:table-cell>
          <table:table-cell office:value-type="float" office:value="0.367764" calcext:value-type="float">
            <text:p>0.367764</text:p>
          </table:table-cell>
          <table:table-cell office:value-type="float" office:value="0.380073" calcext:value-type="float">
            <text:p>0.380073</text:p>
          </table:table-cell>
          <table:table-cell table:formula="of:=SUMIFS([results.J$1:.J$1048576];[results.A$1:.A$1048576];[.A90];[results.B$1:.B$1048576];[.B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ORGAN.raw</text:p>
          </table:table-cell>
          <table:table-cell office:value-type="float" office:value="0.32642" calcext:value-type="float">
            <text:p>0.32642</text:p>
          </table:table-cell>
          <table:table-cell office:value-type="float" office:value="0.040291" calcext:value-type="float">
            <text:p>0.040291</text:p>
          </table:table-cell>
          <table:table-cell office:value-type="float" office:value="0.013212" calcext:value-type="float">
            <text:p>0.013212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350946" calcext:value-type="float">
            <text:p>0.350946</text:p>
          </table:table-cell>
          <table:table-cell office:value-type="float" office:value="0.4053" calcext:value-type="float">
            <text:p>0.4053</text:p>
          </table:table-cell>
          <table:table-cell table:formula="of:=SUMIFS([results.J$1:.J$1048576];[results.A$1:.A$1048576];[.A91];[results.B$1:.B$1048576];[.B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PIANO.raw</text:p>
          </table:table-cell>
          <table:table-cell office:value-type="float" office:value="0.358109" calcext:value-type="float">
            <text:p>0.358109</text:p>
          </table:table-cell>
          <table:table-cell office:value-type="float" office:value="0.036843" calcext:value-type="float">
            <text:p>0.036843</text:p>
          </table:table-cell>
          <table:table-cell office:value-type="float" office:value="0.014422" calcext:value-type="float">
            <text:p>0.014422</text:p>
          </table:table-cell>
          <table:table-cell office:value-type="float" office:value="0.499861" calcext:value-type="float">
            <text:p>0.499861</text:p>
          </table:table-cell>
          <table:table-cell office:value-type="float" office:value="0.008099" calcext:value-type="float">
            <text:p>0.008099</text:p>
          </table:table-cell>
          <table:table-cell office:value-type="float" office:value="0.359657" calcext:value-type="float">
            <text:p>0.359657</text:p>
          </table:table-cell>
          <table:table-cell office:value-type="float" office:value="0.400194" calcext:value-type="float">
            <text:p>0.400194</text:p>
          </table:table-cell>
          <table:table-cell table:formula="of:=SUMIFS([results.J$1:.J$1048576];[results.A$1:.A$1048576];[.A92];[results.B$1:.B$1048576];[.B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AW.raw</text:p>
          </table:table-cell>
          <table:table-cell office:value-type="float" office:value="0.359025" calcext:value-type="float">
            <text:p>0.359025</text:p>
          </table:table-cell>
          <table:table-cell office:value-type="float" office:value="0.03434" calcext:value-type="float">
            <text:p>0.03434</text:p>
          </table:table-cell>
          <table:table-cell office:value-type="float" office:value="0.014238" calcext:value-type="float">
            <text:p>0.014238</text:p>
          </table:table-cell>
          <table:table-cell office:value-type="float" office:value="0.509344" calcext:value-type="float">
            <text:p>0.509344</text:p>
          </table:table-cell>
          <table:table-cell office:value-type="float" office:value="0.007904" calcext:value-type="float">
            <text:p>0.007904</text:p>
          </table:table-cell>
          <table:table-cell office:value-type="float" office:value="0.358951" calcext:value-type="float">
            <text:p>0.358951</text:p>
          </table:table-cell>
          <table:table-cell office:value-type="float" office:value="0.380096" calcext:value-type="float">
            <text:p>0.380096</text:p>
          </table:table-cell>
          <table:table-cell table:formula="of:=SUMIFS([results.J$1:.J$1048576];[results.A$1:.A$1048576];[.A93];[results.B$1:.B$1048576];[.B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INE.raw</text:p>
          </table:table-cell>
          <table:table-cell office:value-type="float" office:value="0.372207" calcext:value-type="float">
            <text:p>0.372207</text:p>
          </table:table-cell>
          <table:table-cell office:value-type="float" office:value="0.032308" calcext:value-type="float">
            <text:p>0.032308</text:p>
          </table:table-cell>
          <table:table-cell office:value-type="float" office:value="0.014993" calcext:value-type="float">
            <text:p>0.014993</text:p>
          </table:table-cell>
          <table:table-cell office:value-type="float" office:value="0.526941" calcext:value-type="float">
            <text:p>0.526941</text:p>
          </table:table-cell>
          <table:table-cell office:value-type="float" office:value="0.008774" calcext:value-type="float">
            <text:p>0.008774</text:p>
          </table:table-cell>
          <table:table-cell office:value-type="float" office:value="0.363982" calcext:value-type="float">
            <text:p>0.363982</text:p>
          </table:table-cell>
          <table:table-cell office:value-type="float" office:value="0.380153" calcext:value-type="float">
            <text:p>0.380153</text:p>
          </table:table-cell>
          <table:table-cell table:formula="of:=SUMIFS([results.J$1:.J$1048576];[results.A$1:.A$1048576];[.A94];[results.B$1:.B$1048576];[.B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QUARE.raw</text:p>
          </table:table-cell>
          <table:table-cell office:value-type="float" office:value="0.41679" calcext:value-type="float">
            <text:p>0.41679</text:p>
          </table:table-cell>
          <table:table-cell office:value-type="float" office:value="0.032878" calcext:value-type="float">
            <text:p>0.032878</text:p>
          </table:table-cell>
          <table:table-cell office:value-type="float" office:value="0.015077" calcext:value-type="float">
            <text:p>0.015077</text:p>
          </table:table-cell>
          <table:table-cell office:value-type="float" office:value="0.509613" calcext:value-type="float">
            <text:p>0.509613</text:p>
          </table:table-cell>
          <table:table-cell office:value-type="float" office:value="0.008867" calcext:value-type="float">
            <text:p>0.008867</text:p>
          </table:table-cell>
          <table:table-cell office:value-type="float" office:value="0.362177" calcext:value-type="float">
            <text:p>0.362177</text:p>
          </table:table-cell>
          <table:table-cell office:value-type="float" office:value="0.380187" calcext:value-type="float">
            <text:p>0.380187</text:p>
          </table:table-cell>
          <table:table-cell table:formula="of:=SUMIFS([results.J$1:.J$1048576];[results.A$1:.A$1048576];[.A95];[results.B$1:.B$1048576];[.B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SWEEP.raw</text:p>
          </table:table-cell>
          <table:table-cell office:value-type="float" office:value="0.299003" calcext:value-type="float">
            <text:p>0.299003</text:p>
          </table:table-cell>
          <table:table-cell office:value-type="float" office:value="0.036266" calcext:value-type="float">
            <text:p>0.036266</text:p>
          </table:table-cell>
          <table:table-cell office:value-type="float" office:value="0.012994" calcext:value-type="float">
            <text:p>0.012994</text:p>
          </table:table-cell>
          <table:table-cell office:value-type="float" office:value="0.478341" calcext:value-type="float">
            <text:p>0.478341</text:p>
          </table:table-cell>
          <table:table-cell office:value-type="float" office:value="0.006571" calcext:value-type="float">
            <text:p>0.006571</text:p>
          </table:table-cell>
          <table:table-cell office:value-type="float" office:value="0.365575" calcext:value-type="float">
            <text:p>0.365575</text:p>
          </table:table-cell>
          <table:table-cell office:value-type="float" office:value="0.260523" calcext:value-type="float">
            <text:p>0.260523</text:p>
          </table:table-cell>
          <table:table-cell table:formula="of:=SUMIFS([results.J$1:.J$1048576];[results.A$1:.A$1048576];[.A96];[results.B$1:.B$1048576];[.B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HEREMIN.raw</text:p>
          </table:table-cell>
          <table:table-cell office:value-type="float" office:value="0.373418" calcext:value-type="float">
            <text:p>0.373418</text:p>
          </table:table-cell>
          <table:table-cell office:value-type="float" office:value="0.031706" calcext:value-type="float">
            <text:p>0.031706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477599" calcext:value-type="float">
            <text:p>0.477599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0.359583" calcext:value-type="float">
            <text:p>0.359583</text:p>
          </table:table-cell>
          <table:table-cell office:value-type="float" office:value="0.437946" calcext:value-type="float">
            <text:p>0.437946</text:p>
          </table:table-cell>
          <table:table-cell table:formula="of:=SUMIFS([results.J$1:.J$1048576];[results.A$1:.A$1048576];[.A97];[results.B$1:.B$1048576];[.B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rumpet 2.raw</text:p>
          </table:table-cell>
          <table:table-cell office:value-type="float" office:value="0.319587" calcext:value-type="float">
            <text:p>0.319587</text:p>
          </table:table-cell>
          <table:table-cell office:value-type="float" office:value="0.055861" calcext:value-type="float">
            <text:p>0.055861</text:p>
          </table:table-cell>
          <table:table-cell office:value-type="float" office:value="0.01881" calcext:value-type="float">
            <text:p>0.01881</text:p>
          </table:table-cell>
          <table:table-cell office:value-type="float" office:value="0.65254" calcext:value-type="float">
            <text:p>0.65254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367561" calcext:value-type="float">
            <text:p>0.367561</text:p>
          </table:table-cell>
          <table:table-cell office:value-type="float" office:value="0.351794" calcext:value-type="float">
            <text:p>0.351794</text:p>
          </table:table-cell>
          <table:table-cell table:formula="of:=SUMIFS([results.J$1:.J$1048576];[results.A$1:.A$1048576];[.A98];[results.B$1:.B$1048576];[.B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TRUMPET.raw</text:p>
          </table:table-cell>
          <table:table-cell office:value-type="float" office:value="0.310083" calcext:value-type="float">
            <text:p>0.310083</text:p>
          </table:table-cell>
          <table:table-cell office:value-type="float" office:value="0.060339" calcext:value-type="float">
            <text:p>0.060339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593449" calcext:value-type="float">
            <text:p>0.593449</text:p>
          </table:table-cell>
          <table:table-cell office:value-type="float" office:value="0.012955" calcext:value-type="float">
            <text:p>0.012955</text:p>
          </table:table-cell>
          <table:table-cell office:value-type="float" office:value="0.366825" calcext:value-type="float">
            <text:p>0.366825</text:p>
          </table:table-cell>
          <table:table-cell office:value-type="float" office:value="0.364157" calcext:value-type="float">
            <text:p>0.364157</text:p>
          </table:table-cell>
          <table:table-cell table:formula="of:=SUMIFS([results.J$1:.J$1048576];[results.A$1:.A$1048576];[.A99];[results.B$1:.B$1048576];[.B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myVIOLIN.raw</text:p>
          </table:table-cell>
          <table:table-cell office:value-type="float" office:value="0.302916" calcext:value-type="float">
            <text:p>0.302916</text:p>
          </table:table-cell>
          <table:table-cell office:value-type="float" office:value="0.050599" calcext:value-type="float">
            <text:p>0.050599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606876" calcext:value-type="float">
            <text:p>0.606876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369796" calcext:value-type="float">
            <text:p>0.369796</text:p>
          </table:table-cell>
          <table:table-cell office:value-type="float" office:value="0.33052" calcext:value-type="float">
            <text:p>0.33052</text:p>
          </table:table-cell>
          <table:table-cell table:formula="of:=SUMIFS([results.J$1:.J$1048576];[results.A$1:.A$1048576];[.A100];[results.B$1:.B$1048576];[.B1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lence.raw</text:p>
          </table:table-cell>
          <table:table-cell office:value-type="float" office:value="0.414151" calcext:value-type="float">
            <text:p>0.414151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583099" calcext:value-type="float">
            <text:p>0.583099</text:p>
          </table:table-cell>
          <table:table-cell office:value-type="float" office:value="0.010288" calcext:value-type="float">
            <text:p>0.010288</text:p>
          </table:table-cell>
          <table:table-cell office:value-type="float" office:value="0.283271" calcext:value-type="float">
            <text:p>0.283271</text:p>
          </table:table-cell>
          <table:table-cell office:value-type="float" office:value="0.336803" calcext:value-type="float">
            <text:p>0.336803</text:p>
          </table:table-cell>
          <table:table-cell table:formula="of:=SUMIFS([results.J$1:.J$1048576];[results.A$1:.A$1048576];[.A101];[results.B$1:.B$1048576];[.B1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neC5.raw</text:p>
          </table:table-cell>
          <table:table-cell office:value-type="float" office:value="0.325741" calcext:value-type="float">
            <text:p>0.325741</text:p>
          </table:table-cell>
          <table:table-cell office:value-type="float" office:value="0.033842" calcext:value-type="float">
            <text:p>0.033842</text:p>
          </table:table-cell>
          <table:table-cell office:value-type="float" office:value="0.013089" calcext:value-type="float">
            <text:p>0.013089</text:p>
          </table:table-cell>
          <table:table-cell office:value-type="float" office:value="0.515463" calcext:value-type="float">
            <text:p>0.515463</text:p>
          </table:table-cell>
          <table:table-cell office:value-type="float" office:value="0.006666" calcext:value-type="float">
            <text:p>0.006666</text:p>
          </table:table-cell>
          <table:table-cell office:value-type="float" office:value="0.364818" calcext:value-type="float">
            <text:p>0.364818</text:p>
          </table:table-cell>
          <table:table-cell office:value-type="float" office:value="0.296568" calcext:value-type="float">
            <text:p>0.296568</text:p>
          </table:table-cell>
          <table:table-cell table:formula="of:=SUMIFS([results.J$1:.J$1048576];[results.A$1:.A$1048576];[.A102];[results.B$1:.B$1048576];[.B1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sine.raw</text:p>
          </table:table-cell>
          <table:table-cell office:value-type="float" office:value="0.328284" calcext:value-type="float">
            <text:p>0.328284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013662" calcext:value-type="float">
            <text:p>0.013662</text:p>
          </table:table-cell>
          <table:table-cell office:value-type="float" office:value="0.494722" calcext:value-type="float">
            <text:p>0.494722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362535" calcext:value-type="float">
            <text:p>0.362535</text:p>
          </table:table-cell>
          <table:table-cell office:value-type="float" office:value="0.298855" calcext:value-type="float">
            <text:p>0.298855</text:p>
          </table:table-cell>
          <table:table-cell table:formula="of:=SUMIFS([results.J$1:.J$1048576];[results.A$1:.A$1048576];[.A103];[results.B$1:.B$1048576];[.B1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B4.raw</text:p>
          </table:table-cell>
          <table:table-cell office:value-type="float" office:value="0.279054" calcext:value-type="float">
            <text:p>0.279054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0.585773" calcext:value-type="float">
            <text:p>0.585773</text:p>
          </table:table-cell>
          <table:table-cell office:value-type="float" office:value="0.010622" calcext:value-type="float">
            <text:p>0.010622</text:p>
          </table:table-cell>
          <table:table-cell office:value-type="float" office:value="0.368893" calcext:value-type="float">
            <text:p>0.368893</text:p>
          </table:table-cell>
          <table:table-cell office:value-type="float" office:value="0.319223" calcext:value-type="float">
            <text:p>0.319223</text:p>
          </table:table-cell>
          <table:table-cell table:formula="of:=SUMIFS([results.J$1:.J$1048576];[results.A$1:.A$1048576];[.A104];[results.B$1:.B$1048576];[.B1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2.raw</text:p>
          </table:table-cell>
          <table:table-cell office:value-type="float" office:value="0.273379" calcext:value-type="float">
            <text:p>0.273379</text:p>
          </table:table-cell>
          <table:table-cell office:value-type="float" office:value="0.056484" calcext:value-type="float">
            <text:p>0.056484</text:p>
          </table:table-cell>
          <table:table-cell office:value-type="float" office:value="0.012224" calcext:value-type="float">
            <text:p>0.012224</text:p>
          </table:table-cell>
          <table:table-cell office:value-type="float" office:value="0.356728" calcext:value-type="float">
            <text:p>0.356728</text:p>
          </table:table-cell>
          <table:table-cell office:value-type="float" office:value="0.005749" calcext:value-type="float">
            <text:p>0.005749</text:p>
          </table:table-cell>
          <table:table-cell office:value-type="float" office:value="0.368725" calcext:value-type="float">
            <text:p>0.368725</text:p>
          </table:table-cell>
          <table:table-cell office:value-type="float" office:value="0.240416" calcext:value-type="float">
            <text:p>0.240416</text:p>
          </table:table-cell>
          <table:table-cell table:formula="of:=SUMIFS([results.J$1:.J$1048576];[results.A$1:.A$1048576];[.A105];[results.B$1:.B$1048576];[.B1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4Sharp.raw</text:p>
          </table:table-cell>
          <table:table-cell office:value-type="float" office:value="0.280939" calcext:value-type="float">
            <text:p>0.280939</text:p>
          </table:table-cell>
          <table:table-cell office:value-type="float" office:value="0.057722" calcext:value-type="float">
            <text:p>0.057722</text:p>
          </table:table-cell>
          <table:table-cell office:value-type="float" office:value="0.015535" calcext:value-type="float">
            <text:p>0.015535</text:p>
          </table:table-cell>
          <table:table-cell office:value-type="float" office:value="0.488905" calcext:value-type="float">
            <text:p>0.488905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369166" calcext:value-type="float">
            <text:p>0.369166</text:p>
          </table:table-cell>
          <table:table-cell office:value-type="float" office:value="0.330587" calcext:value-type="float">
            <text:p>0.330587</text:p>
          </table:table-cell>
          <table:table-cell table:formula="of:=SUMIFS([results.J$1:.J$1048576];[results.A$1:.A$1048576];[.A106];[results.B$1:.B$1048576];[.B1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5.raw</text:p>
          </table:table-cell>
          <table:table-cell office:value-type="float" office:value="0.282578" calcext:value-type="float">
            <text:p>0.282578</text:p>
          </table:table-cell>
          <table:table-cell office:value-type="float" office:value="0.068865" calcext:value-type="float">
            <text:p>0.068865</text:p>
          </table:table-cell>
          <table:table-cell office:value-type="float" office:value="0.019464" calcext:value-type="float">
            <text:p>0.019464</text:p>
          </table:table-cell>
          <table:table-cell office:value-type="float" office:value="0.67122" calcext:value-type="float">
            <text:p>0.67122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0.369061" calcext:value-type="float">
            <text:p>0.369061</text:p>
          </table:table-cell>
          <table:table-cell office:value-type="float" office:value="0.351349" calcext:value-type="float">
            <text:p>0.351349</text:p>
          </table:table-cell>
          <table:table-cell table:formula="of:=SUMIFS([results.J$1:.J$1048576];[results.A$1:.A$1048576];[.A107];[results.B$1:.B$1048576];[.B1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C7.raw</text:p>
          </table:table-cell>
          <table:table-cell office:value-type="float" office:value="0.296878" calcext:value-type="float">
            <text:p>0.296878</text:p>
          </table:table-cell>
          <table:table-cell office:value-type="float" office:value="0.048339" calcext:value-type="float">
            <text:p>0.048339</text:p>
          </table:table-cell>
          <table:table-cell office:value-type="float" office:value="0.016885" calcext:value-type="float">
            <text:p>0.016885</text:p>
          </table:table-cell>
          <table:table-cell office:value-type="float" office:value="0.507174" calcext:value-type="float">
            <text:p>0.507174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38157" calcext:value-type="float">
            <text:p>0.338157</text:p>
          </table:table-cell>
          <table:table-cell table:formula="of:=SUMIFS([results.J$1:.J$1048576];[results.A$1:.A$1048576];[.A108];[results.B$1:.B$1048576];[.B1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D4.raw</text:p>
          </table:table-cell>
          <table:table-cell office:value-type="float" office:value="0.280801" calcext:value-type="float">
            <text:p>0.280801</text:p>
          </table:table-cell>
          <table:table-cell office:value-type="float" office:value="0.054863" calcext:value-type="float">
            <text:p>0.054863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0.609397" calcext:value-type="float">
            <text:p>0.609397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368989" calcext:value-type="float">
            <text:p>0.368989</text:p>
          </table:table-cell>
          <table:table-cell office:value-type="float" office:value="0.33306" calcext:value-type="float">
            <text:p>0.33306</text:p>
          </table:table-cell>
          <table:table-cell table:formula="of:=SUMIFS([results.J$1:.J$1048576];[results.A$1:.A$1048576];[.A109];[results.B$1:.B$1048576];[.B1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DGERIDOO E2.raw</text:p>
          </table:table-cell>
          <table:table-cell office:value-type="string" calcext:value-type="string">
            <text:p>trumpet.raw</text:p>
          </table:table-cell>
          <table:table-cell office:value-type="float" office:value="0.279787" calcext:value-type="float">
            <text:p>0.279787</text:p>
          </table:table-cell>
          <table:table-cell office:value-type="float" office:value="0.060703" calcext:value-type="float">
            <text:p>0.060703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615185" calcext:value-type="float">
            <text:p>0.615185</text:p>
          </table:table-cell>
          <table:table-cell office:value-type="float" office:value="0.015452" calcext:value-type="float">
            <text:p>0.015452</text:p>
          </table:table-cell>
          <table:table-cell office:value-type="float" office:value="0.368887" calcext:value-type="float">
            <text:p>0.368887</text:p>
          </table:table-cell>
          <table:table-cell office:value-type="float" office:value="0.327466" calcext:value-type="float">
            <text:p>0.327466</text:p>
          </table:table-cell>
          <table:table-cell table:formula="of:=SUMIFS([results.J$1:.J$1048576];[results.A$1:.A$1048576];[.A110];[results.B$1:.B$1048576];[.B1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ECHO.raw</text:p>
          </table:table-cell>
          <table:table-cell office:value-type="float" office:value="0.212988" calcext:value-type="float">
            <text:p>0.212988</text:p>
          </table:table-cell>
          <table:table-cell office:value-type="float" office:value="0.059446" calcext:value-type="float">
            <text:p>0.059446</text:p>
          </table:table-cell>
          <table:table-cell office:value-type="float" office:value="0.011163" calcext:value-type="float">
            <text:p>0.011163</text:p>
          </table:table-cell>
          <table:table-cell office:value-type="float" office:value="0.481381" calcext:value-type="float">
            <text:p>0.481381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0.47847" calcext:value-type="float">
            <text:p>0.47847</text:p>
          </table:table-cell>
          <table:table-cell office:value-type="float" office:value="0.318956" calcext:value-type="float">
            <text:p>0.318956</text:p>
          </table:table-cell>
          <table:table-cell table:formula="of:=SUMIFS([results.J$1:.J$1048576];[results.A$1:.A$1048576];[.A111];[results.B$1:.B$1048576];[.B1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E.PIANO.raw</text:p>
          </table:table-cell>
          <table:table-cell office:value-type="float" office:value="0.228254" calcext:value-type="float">
            <text:p>0.228254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0.011954" calcext:value-type="float">
            <text:p>0.011954</text:p>
          </table:table-cell>
          <table:table-cell office:value-type="float" office:value="0.478467" calcext:value-type="float">
            <text:p>0.478467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.44365" calcext:value-type="float">
            <text:p>0.44365</text:p>
          </table:table-cell>
          <table:table-cell office:value-type="float" office:value="0.439525" calcext:value-type="float">
            <text:p>0.439525</text:p>
          </table:table-cell>
          <table:table-cell table:formula="of:=SUMIFS([results.J$1:.J$1048576];[results.A$1:.A$1048576];[.A112];[results.B$1:.B$1048576];[.B1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GONG.raw</text:p>
          </table:table-cell>
          <table:table-cell office:value-type="float" office:value="0.285507" calcext:value-type="float">
            <text:p>0.285507</text:p>
          </table:table-cell>
          <table:table-cell office:value-type="float" office:value="0.058781" calcext:value-type="float">
            <text:p>0.058781</text:p>
          </table:table-cell>
          <table:table-cell office:value-type="float" office:value="0.015122" calcext:value-type="float">
            <text:p>0.015122</text:p>
          </table:table-cell>
          <table:table-cell office:value-type="float" office:value="0.478346" calcext:value-type="float">
            <text:p>0.478346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428145" calcext:value-type="float">
            <text:p>0.428145</text:p>
          </table:table-cell>
          <table:table-cell office:value-type="float" office:value="0.466568" calcext:value-type="float">
            <text:p>0.466568</text:p>
          </table:table-cell>
          <table:table-cell table:formula="of:=SUMIFS([results.J$1:.J$1048576];[results.A$1:.A$1048576];[.A113];[results.B$1:.B$1048576];[.B1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GUITAR.raw</text:p>
          </table:table-cell>
          <table:table-cell office:value-type="float" office:value="0.221058" calcext:value-type="float">
            <text:p>0.221058</text:p>
          </table:table-cell>
          <table:table-cell office:value-type="float" office:value="0.057669" calcext:value-type="float">
            <text:p>0.057669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0.442809" calcext:value-type="float">
            <text:p>0.442809</text:p>
          </table:table-cell>
          <table:table-cell office:value-type="float" office:value="0.004841" calcext:value-type="float">
            <text:p>0.004841</text:p>
          </table:table-cell>
          <table:table-cell office:value-type="float" office:value="0.472613" calcext:value-type="float">
            <text:p>0.472613</text:p>
          </table:table-cell>
          <table:table-cell office:value-type="float" office:value="0.371444" calcext:value-type="float">
            <text:p>0.371444</text:p>
          </table:table-cell>
          <table:table-cell table:formula="of:=SUMIFS([results.J$1:.J$1048576];[results.A$1:.A$1048576];[.A114];[results.B$1:.B$1048576];[.B1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NOISE.raw</text:p>
          </table:table-cell>
          <table:table-cell office:value-type="float" office:value="0.302325" calcext:value-type="float">
            <text:p>0.302325</text:p>
          </table:table-cell>
          <table:table-cell office:value-type="float" office:value="0.128442" calcext:value-type="float">
            <text:p>0.128442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0.450404" calcext:value-type="float">
            <text:p>0.450404</text:p>
          </table:table-cell>
          <table:table-cell office:value-type="float" office:value="0.007304" calcext:value-type="float">
            <text:p>0.007304</text:p>
          </table:table-cell>
          <table:table-cell office:value-type="float" office:value="0.471613" calcext:value-type="float">
            <text:p>0.471613</text:p>
          </table:table-cell>
          <table:table-cell office:value-type="float" office:value="0.466842" calcext:value-type="float">
            <text:p>0.466842</text:p>
          </table:table-cell>
          <table:table-cell table:formula="of:=SUMIFS([results.J$1:.J$1048576];[results.A$1:.A$1048576];[.A115];[results.B$1:.B$1048576];[.B1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ORGAN.raw</text:p>
          </table:table-cell>
          <table:table-cell office:value-type="float" office:value="0.23677" calcext:value-type="float">
            <text:p>0.23677</text:p>
          </table:table-cell>
          <table:table-cell office:value-type="float" office:value="0.061585" calcext:value-type="float">
            <text:p>0.06158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494951" calcext:value-type="float">
            <text:p>0.494951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.418692" calcext:value-type="float">
            <text:p>0.418692</text:p>
          </table:table-cell>
          <table:table-cell office:value-type="float" office:value="0.422575" calcext:value-type="float">
            <text:p>0.422575</text:p>
          </table:table-cell>
          <table:table-cell table:formula="of:=SUMIFS([results.J$1:.J$1048576];[results.A$1:.A$1048576];[.A116];[results.B$1:.B$1048576];[.B1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PIANO.raw</text:p>
          </table:table-cell>
          <table:table-cell office:value-type="float" office:value="0.290303" calcext:value-type="float">
            <text:p>0.290303</text:p>
          </table:table-cell>
          <table:table-cell office:value-type="float" office:value="0.062573" calcext:value-type="float">
            <text:p>0.062573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0.44848" calcext:value-type="float">
            <text:p>0.44848</text:p>
          </table:table-cell>
          <table:table-cell office:value-type="float" office:value="0.004645" calcext:value-type="float">
            <text:p>0.004645</text:p>
          </table:table-cell>
          <table:table-cell office:value-type="float" office:value="0.444035" calcext:value-type="float">
            <text:p>0.444035</text:p>
          </table:table-cell>
          <table:table-cell office:value-type="float" office:value="0.417904" calcext:value-type="float">
            <text:p>0.417904</text:p>
          </table:table-cell>
          <table:table-cell table:formula="of:=SUMIFS([results.J$1:.J$1048576];[results.A$1:.A$1048576];[.A117];[results.B$1:.B$1048576];[.B1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AW.raw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059101" calcext:value-type="float">
            <text:p>0.059101</text:p>
          </table:table-cell>
          <table:table-cell office:value-type="float" office:value="0.010601" calcext:value-type="float">
            <text:p>0.010601</text:p>
          </table:table-cell>
          <table:table-cell office:value-type="float" office:value="0.432791" calcext:value-type="float">
            <text:p>0.432791</text:p>
          </table:table-cell>
          <table:table-cell office:value-type="float" office:value="0.004418" calcext:value-type="float">
            <text:p>0.004418</text:p>
          </table:table-cell>
          <table:table-cell office:value-type="float" office:value="0.446197" calcext:value-type="float">
            <text:p>0.446197</text:p>
          </table:table-cell>
          <table:table-cell office:value-type="float" office:value="0.466431" calcext:value-type="float">
            <text:p>0.466431</text:p>
          </table:table-cell>
          <table:table-cell table:formula="of:=SUMIFS([results.J$1:.J$1048576];[results.A$1:.A$1048576];[.A118];[results.B$1:.B$1048576];[.B1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INE.raw</text:p>
          </table:table-cell>
          <table:table-cell office:value-type="float" office:value="0.29138" calcext:value-type="float">
            <text:p>0.29138</text:p>
          </table:table-cell>
          <table:table-cell office:value-type="float" office:value="0.057585" calcext:value-type="float">
            <text:p>0.057585</text:p>
          </table:table-cell>
          <table:table-cell office:value-type="float" office:value="0.010648" calcext:value-type="float">
            <text:p>0.010648</text:p>
          </table:table-cell>
          <table:table-cell office:value-type="float" office:value="0.435356" calcext:value-type="float">
            <text:p>0.435356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0.462471" calcext:value-type="float">
            <text:p>0.462471</text:p>
          </table:table-cell>
          <table:table-cell office:value-type="float" office:value="0.466808" calcext:value-type="float">
            <text:p>0.466808</text:p>
          </table:table-cell>
          <table:table-cell table:formula="of:=SUMIFS([results.J$1:.J$1048576];[results.A$1:.A$1048576];[.A119];[results.B$1:.B$1048576];[.B1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QUARE.raw</text:p>
          </table:table-cell>
          <table:table-cell office:value-type="float" office:value="0.34597" calcext:value-type="float">
            <text:p>0.34597</text:p>
          </table:table-cell>
          <table:table-cell office:value-type="float" office:value="0.058124" calcext:value-type="float">
            <text:p>0.058124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0.42673" calcext:value-type="float">
            <text:p>0.42673</text:p>
          </table:table-cell>
          <table:table-cell office:value-type="float" office:value="0.005213" calcext:value-type="float">
            <text:p>0.005213</text:p>
          </table:table-cell>
          <table:table-cell office:value-type="float" office:value="0.456726" calcext:value-type="float">
            <text:p>0.456726</text:p>
          </table:table-cell>
          <table:table-cell office:value-type="float" office:value="0.467253" calcext:value-type="float">
            <text:p>0.467253</text:p>
          </table:table-cell>
          <table:table-cell table:formula="of:=SUMIFS([results.J$1:.J$1048576];[results.A$1:.A$1048576];[.A120];[results.B$1:.B$1048576];[.B1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SWEEP.raw</text:p>
          </table:table-cell>
          <table:table-cell office:value-type="float" office:value="0.202031" calcext:value-type="float">
            <text:p>0.202031</text:p>
          </table:table-cell>
          <table:table-cell office:value-type="float" office:value="0.060331" calcext:value-type="float">
            <text:p>0.060331</text:p>
          </table:table-cell>
          <table:table-cell office:value-type="float" office:value="0.012006" calcext:value-type="float">
            <text:p>0.012006</text:p>
          </table:table-cell>
          <table:table-cell office:value-type="float" office:value="0.485733" calcext:value-type="float">
            <text:p>0.485733</text:p>
          </table:table-cell>
          <table:table-cell office:value-type="float" office:value="0.005652" calcext:value-type="float">
            <text:p>0.005652</text:p>
          </table:table-cell>
          <table:table-cell office:value-type="float" office:value="0.479379" calcext:value-type="float">
            <text:p>0.479379</text:p>
          </table:table-cell>
          <table:table-cell office:value-type="float" office:value="0.325514" calcext:value-type="float">
            <text:p>0.325514</text:p>
          </table:table-cell>
          <table:table-cell table:formula="of:=SUMIFS([results.J$1:.J$1048576];[results.A$1:.A$1048576];[.A121];[results.B$1:.B$1048576];[.B1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HEREMIN.raw</text:p>
          </table:table-cell>
          <table:table-cell office:value-type="float" office:value="0.306008" calcext:value-type="float">
            <text:p>0.306008</text:p>
          </table:table-cell>
          <table:table-cell office:value-type="float" office:value="0.058995" calcext:value-type="float">
            <text:p>0.058995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0.433975" calcext:value-type="float">
            <text:p>0.433975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446601" calcext:value-type="float">
            <text:p>0.446601</text:p>
          </table:table-cell>
          <table:table-cell office:value-type="float" office:value="0.320167" calcext:value-type="float">
            <text:p>0.320167</text:p>
          </table:table-cell>
          <table:table-cell table:formula="of:=SUMIFS([results.J$1:.J$1048576];[results.A$1:.A$1048576];[.A122];[results.B$1:.B$1048576];[.B1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rumpet 2.raw</text:p>
          </table:table-cell>
          <table:table-cell office:value-type="float" office:value="0.254258" calcext:value-type="float">
            <text:p>0.254258</text:p>
          </table:table-cell>
          <table:table-cell office:value-type="float" office:value="0.080073" calcext:value-type="float">
            <text:p>0.080073</text:p>
          </table:table-cell>
          <table:table-cell office:value-type="float" office:value="0.008947" calcext:value-type="float">
            <text:p>0.008947</text:p>
          </table:table-cell>
          <table:table-cell office:value-type="float" office:value="0.398393" calcext:value-type="float">
            <text:p>0.39839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472907" calcext:value-type="float">
            <text:p>0.472907</text:p>
          </table:table-cell>
          <table:table-cell office:value-type="float" office:value="0.437603" calcext:value-type="float">
            <text:p>0.437603</text:p>
          </table:table-cell>
          <table:table-cell table:formula="of:=SUMIFS([results.J$1:.J$1048576];[results.A$1:.A$1048576];[.A123];[results.B$1:.B$1048576];[.B1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TRUMPET.raw</text:p>
          </table:table-cell>
          <table:table-cell office:value-type="float" office:value="0.212698" calcext:value-type="float">
            <text:p>0.212698</text:p>
          </table:table-cell>
          <table:table-cell office:value-type="float" office:value="0.074382" calcext:value-type="float">
            <text:p>0.07438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385455" calcext:value-type="float">
            <text:p>0.385455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471328" calcext:value-type="float">
            <text:p>0.471328</text:p>
          </table:table-cell>
          <table:table-cell office:value-type="float" office:value="0.430542" calcext:value-type="float">
            <text:p>0.430542</text:p>
          </table:table-cell>
          <table:table-cell table:formula="of:=SUMIFS([results.J$1:.J$1048576];[results.A$1:.A$1048576];[.A124];[results.B$1:.B$1048576];[.B1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myVIOLIN.raw</text:p>
          </table:table-cell>
          <table:table-cell office:value-type="float" office:value="0.231336" calcext:value-type="float">
            <text:p>0.231336</text:p>
          </table:table-cell>
          <table:table-cell office:value-type="float" office:value="0.076796" calcext:value-type="float">
            <text:p>0.076796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427142" calcext:value-type="float">
            <text:p>0.427142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478502" calcext:value-type="float">
            <text:p>0.478502</text:p>
          </table:table-cell>
          <table:table-cell office:value-type="float" office:value="0.371841" calcext:value-type="float">
            <text:p>0.371841</text:p>
          </table:table-cell>
          <table:table-cell table:formula="of:=SUMIFS([results.J$1:.J$1048576];[results.A$1:.A$1048576];[.A125];[results.B$1:.B$1048576];[.B1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lence.raw</text:p>
          </table:table-cell>
          <table:table-cell office:value-type="float" office:value="0.355636" calcext:value-type="float">
            <text:p>0.355636</text:p>
          </table:table-cell>
          <table:table-cell office:value-type="float" office:value="0.059904" calcext:value-type="float">
            <text:p>0.059904</text:p>
          </table:table-cell>
          <table:table-cell office:value-type="float" office:value="0.012483" calcext:value-type="float">
            <text:p>0.012483</text:p>
          </table:table-cell>
          <table:table-cell office:value-type="float" office:value="0.511687" calcext:value-type="float">
            <text:p>0.511687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296881" calcext:value-type="float">
            <text:p>0.296881</text:p>
          </table:table-cell>
          <table:table-cell office:value-type="float" office:value="0.293293" calcext:value-type="float">
            <text:p>0.293293</text:p>
          </table:table-cell>
          <table:table-cell table:formula="of:=SUMIFS([results.J$1:.J$1048576];[results.A$1:.A$1048576];[.A126];[results.B$1:.B$1048576];[.B1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neC5.raw</text:p>
          </table:table-cell>
          <table:table-cell office:value-type="float" office:value="0.247149" calcext:value-type="float">
            <text:p>0.247149</text:p>
          </table:table-cell>
          <table:table-cell office:value-type="float" office:value="0.060669" calcext:value-type="float">
            <text:p>0.060669</text:p>
          </table:table-cell>
          <table:table-cell office:value-type="float" office:value="0.012623" calcext:value-type="float">
            <text:p>0.012623</text:p>
          </table:table-cell>
          <table:table-cell office:value-type="float" office:value="0.445727" calcext:value-type="float">
            <text:p>0.445727</text:p>
          </table:table-cell>
          <table:table-cell office:value-type="float" office:value="0.006246" calcext:value-type="float">
            <text:p>0.006246</text:p>
          </table:table-cell>
          <table:table-cell office:value-type="float" office:value="0.467687" calcext:value-type="float">
            <text:p>0.467687</text:p>
          </table:table-cell>
          <table:table-cell office:value-type="float" office:value="0.397071" calcext:value-type="float">
            <text:p>0.397071</text:p>
          </table:table-cell>
          <table:table-cell table:formula="of:=SUMIFS([results.J$1:.J$1048576];[results.A$1:.A$1048576];[.A127];[results.B$1:.B$1048576];[.B1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sine.raw</text:p>
          </table:table-cell>
          <table:table-cell office:value-type="float" office:value="0.252779" calcext:value-type="float">
            <text:p>0.252779</text:p>
          </table:table-cell>
          <table:table-cell office:value-type="float" office:value="0.060942" calcext:value-type="float">
            <text:p>0.060942</text:p>
          </table:table-cell>
          <table:table-cell office:value-type="float" office:value="0.013428" calcext:value-type="float">
            <text:p>0.013428</text:p>
          </table:table-cell>
          <table:table-cell office:value-type="float" office:value="0.443524" calcext:value-type="float">
            <text:p>0.4435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456206" calcext:value-type="float">
            <text:p>0.456206</text:p>
          </table:table-cell>
          <table:table-cell office:value-type="float" office:value="0.401233" calcext:value-type="float">
            <text:p>0.401233</text:p>
          </table:table-cell>
          <table:table-cell table:formula="of:=SUMIFS([results.J$1:.J$1048576];[results.A$1:.A$1048576];[.A128];[results.B$1:.B$1048576];[.B1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B4.raw</text:p>
          </table:table-cell>
          <table:table-cell office:value-type="float" office:value="0.180215" calcext:value-type="float">
            <text:p>0.180215</text:p>
          </table:table-cell>
          <table:table-cell office:value-type="float" office:value="0.076867" calcext:value-type="float">
            <text:p>0.076867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.008838" calcext:value-type="float">
            <text:p>0.008838</text:p>
          </table:table-cell>
          <table:table-cell office:value-type="float" office:value="0.483228" calcext:value-type="float">
            <text:p>0.483228</text:p>
          </table:table-cell>
          <table:table-cell office:value-type="float" office:value="0.389667" calcext:value-type="float">
            <text:p>0.389667</text:p>
          </table:table-cell>
          <table:table-cell table:formula="of:=SUMIFS([results.J$1:.J$1048576];[results.A$1:.A$1048576];[.A129];[results.B$1:.B$1048576];[.B1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2.raw</text:p>
          </table:table-cell>
          <table:table-cell office:value-type="float" office:value="0.17551" calcext:value-type="float">
            <text:p>0.17551</text:p>
          </table:table-cell>
          <table:table-cell office:value-type="float" office:value="0.077411" calcext:value-type="float">
            <text:p>0.077411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564225" calcext:value-type="float">
            <text:p>0.564225</text:p>
          </table:table-cell>
          <table:table-cell office:value-type="float" office:value="0.013159" calcext:value-type="float">
            <text:p>0.013159</text:p>
          </table:table-cell>
          <table:table-cell office:value-type="float" office:value="0.479865" calcext:value-type="float">
            <text:p>0.479865</text:p>
          </table:table-cell>
          <table:table-cell office:value-type="float" office:value="0.282112" calcext:value-type="float">
            <text:p>0.282112</text:p>
          </table:table-cell>
          <table:table-cell table:formula="of:=SUMIFS([results.J$1:.J$1048576];[results.A$1:.A$1048576];[.A130];[results.B$1:.B$1048576];[.B1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4Sharp.raw</text:p>
          </table:table-cell>
          <table:table-cell office:value-type="float" office:value="0.183637" calcext:value-type="float">
            <text:p>0.183637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0.011788" calcext:value-type="float">
            <text:p>0.011788</text:p>
          </table:table-cell>
          <table:table-cell office:value-type="float" office:value="0.434789" calcext:value-type="float">
            <text:p>0.434789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0.482884" calcext:value-type="float">
            <text:p>0.482884</text:p>
          </table:table-cell>
          <table:table-cell office:value-type="float" office:value="0.409794" calcext:value-type="float">
            <text:p>0.409794</text:p>
          </table:table-cell>
          <table:table-cell table:formula="of:=SUMIFS([results.J$1:.J$1048576];[results.A$1:.A$1048576];[.A131];[results.B$1:.B$1048576];[.B1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5.raw</text:p>
          </table:table-cell>
          <table:table-cell office:value-type="float" office:value="0.181669" calcext:value-type="float">
            <text:p>0.181669</text:p>
          </table:table-cell>
          <table:table-cell office:value-type="float" office:value="0.082974" calcext:value-type="float">
            <text:p>0.082974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0.545357" calcext:value-type="float">
            <text:p>0.545357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0.484442" calcext:value-type="float">
            <text:p>0.484442</text:p>
          </table:table-cell>
          <table:table-cell office:value-type="float" office:value="0.419803" calcext:value-type="float">
            <text:p>0.419803</text:p>
          </table:table-cell>
          <table:table-cell table:formula="of:=SUMIFS([results.J$1:.J$1048576];[results.A$1:.A$1048576];[.A132];[results.B$1:.B$1048576];[.B1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C7.raw</text:p>
          </table:table-cell>
          <table:table-cell office:value-type="float" office:value="0.210214" calcext:value-type="float">
            <text:p>0.210214</text:p>
          </table:table-cell>
          <table:table-cell office:value-type="float" office:value="0.070777" calcext:value-type="float">
            <text:p>0.070777</text:p>
          </table:table-cell>
          <table:table-cell office:value-type="float" office:value="0.013361" calcext:value-type="float">
            <text:p>0.013361</text:p>
          </table:table-cell>
          <table:table-cell office:value-type="float" office:value="0.496967" calcext:value-type="float">
            <text:p>0.496967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0.48399" calcext:value-type="float">
            <text:p>0.48399</text:p>
          </table:table-cell>
          <table:table-cell office:value-type="float" office:value="0.418005" calcext:value-type="float">
            <text:p>0.418005</text:p>
          </table:table-cell>
          <table:table-cell table:formula="of:=SUMIFS([results.J$1:.J$1048576];[results.A$1:.A$1048576];[.A133];[results.B$1:.B$1048576];[.B1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D4.raw</text:p>
          </table:table-cell>
          <table:table-cell office:value-type="float" office:value="0.182328" calcext:value-type="float">
            <text:p>0.182328</text:p>
          </table:table-cell>
          <table:table-cell office:value-type="float" office:value="0.074246" calcext:value-type="float">
            <text:p>0.074246</text:p>
          </table:table-cell>
          <table:table-cell office:value-type="float" office:value="0.014486" calcext:value-type="float">
            <text:p>0.014486</text:p>
          </table:table-cell>
          <table:table-cell office:value-type="float" office:value="0.539634" calcext:value-type="float">
            <text:p>0.539634</text:p>
          </table:table-cell>
          <table:table-cell office:value-type="float" office:value="0.008222" calcext:value-type="float">
            <text:p>0.008222</text:p>
          </table:table-cell>
          <table:table-cell office:value-type="float" office:value="0.482792" calcext:value-type="float">
            <text:p>0.482792</text:p>
          </table:table-cell>
          <table:table-cell office:value-type="float" office:value="0.412429" calcext:value-type="float">
            <text:p>0.412429</text:p>
          </table:table-cell>
          <table:table-cell table:formula="of:=SUMIFS([results.J$1:.J$1048576];[results.A$1:.A$1048576];[.A134];[results.B$1:.B$1048576];[.B1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DIST.GUITAR.raw</text:p>
          </table:table-cell>
          <table:table-cell office:value-type="string" calcext:value-type="string">
            <text:p>trumpet.raw</text:p>
          </table:table-cell>
          <table:table-cell office:value-type="float" office:value="0.181329" calcext:value-type="float">
            <text:p>0.181329</text:p>
          </table:table-cell>
          <table:table-cell office:value-type="float" office:value="0.078701" calcext:value-type="float">
            <text:p>0.078701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487129" calcext:value-type="float">
            <text:p>0.487129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482484" calcext:value-type="float">
            <text:p>0.482484</text:p>
          </table:table-cell>
          <table:table-cell office:value-type="float" office:value="0.400551" calcext:value-type="float">
            <text:p>0.400551</text:p>
          </table:table-cell>
          <table:table-cell table:formula="of:=SUMIFS([results.J$1:.J$1048576];[results.A$1:.A$1048576];[.A135];[results.B$1:.B$1048576];[.B1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E.PIANO.raw</text:p>
          </table:table-cell>
          <table:table-cell office:value-type="float" office:value="0.159381" calcext:value-type="float">
            <text:p>0.159381</text:p>
          </table:table-cell>
          <table:table-cell office:value-type="float" office:value="0.027628" calcext:value-type="float">
            <text:p>0.027628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320007" calcext:value-type="float">
            <text:p>0.320007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445226" calcext:value-type="float">
            <text:p>0.445226</text:p>
          </table:table-cell>
          <table:table-cell office:value-type="float" office:value="0.369071" calcext:value-type="float">
            <text:p>0.369071</text:p>
          </table:table-cell>
          <table:table-cell table:formula="of:=SUMIFS([results.J$1:.J$1048576];[results.A$1:.A$1048576];[.A136];[results.B$1:.B$1048576];[.B1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GONG.raw</text:p>
          </table:table-cell>
          <table:table-cell office:value-type="float" office:value="0.295099" calcext:value-type="float">
            <text:p>0.295099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11857" calcext:value-type="float">
            <text:p>0.011857</text:p>
          </table:table-cell>
          <table:table-cell office:value-type="float" office:value="0.363862" calcext:value-type="float">
            <text:p>0.363862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424708" calcext:value-type="float">
            <text:p>0.424708</text:p>
          </table:table-cell>
          <table:table-cell office:value-type="float" office:value="0.323252" calcext:value-type="float">
            <text:p>0.323252</text:p>
          </table:table-cell>
          <table:table-cell table:formula="of:=SUMIFS([results.J$1:.J$1048576];[results.A$1:.A$1048576];[.A137];[results.B$1:.B$1048576];[.B1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GUITAR.raw</text:p>
          </table:table-cell>
          <table:table-cell office:value-type="float" office:value="0.126124" calcext:value-type="float">
            <text:p>0.126124</text:p>
          </table:table-cell>
          <table:table-cell office:value-type="float" office:value="0.019281" calcext:value-type="float">
            <text:p>0.019281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0.425008" calcext:value-type="float">
            <text:p>0.425008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484405" calcext:value-type="float">
            <text:p>0.484405</text:p>
          </table:table-cell>
          <table:table-cell office:value-type="float" office:value="0.368219" calcext:value-type="float">
            <text:p>0.368219</text:p>
          </table:table-cell>
          <table:table-cell table:formula="of:=SUMIFS([results.J$1:.J$1048576];[results.A$1:.A$1048576];[.A138];[results.B$1:.B$1048576];[.B1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NOISE.raw</text:p>
          </table:table-cell>
          <table:table-cell office:value-type="float" office:value="0.299562" calcext:value-type="float">
            <text:p>0.299562</text:p>
          </table:table-cell>
          <table:table-cell office:value-type="float" office:value="0.119733" calcext:value-type="float">
            <text:p>0.119733</text:p>
          </table:table-cell>
          <table:table-cell office:value-type="float" office:value="0.014513" calcext:value-type="float">
            <text:p>0.014513</text:p>
          </table:table-cell>
          <table:table-cell office:value-type="float" office:value="0.459036" calcext:value-type="float">
            <text:p>0.459036</text:p>
          </table:table-cell>
          <table:table-cell office:value-type="float" office:value="0.008293" calcext:value-type="float">
            <text:p>0.008293</text:p>
          </table:table-cell>
          <table:table-cell office:value-type="float" office:value="0.468262" calcext:value-type="float">
            <text:p>0.468262</text:p>
          </table:table-cell>
          <table:table-cell office:value-type="float" office:value="0.302434" calcext:value-type="float">
            <text:p>0.302434</text:p>
          </table:table-cell>
          <table:table-cell table:formula="of:=SUMIFS([results.J$1:.J$1048576];[results.A$1:.A$1048576];[.A139];[results.B$1:.B$1048576];[.B1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ORGAN.raw</text:p>
          </table:table-cell>
          <table:table-cell office:value-type="float" office:value="0.196982" calcext:value-type="float">
            <text:p>0.196982</text:p>
          </table:table-cell>
          <table:table-cell office:value-type="float" office:value="0.033999" calcext:value-type="float">
            <text:p>0.033999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405857" calcext:value-type="float">
            <text:p>0.405857</text:p>
          </table:table-cell>
          <table:table-cell office:value-type="float" office:value="0.004933" calcext:value-type="float">
            <text:p>0.004933</text:p>
          </table:table-cell>
          <table:table-cell office:value-type="float" office:value="0.412351" calcext:value-type="float">
            <text:p>0.412351</text:p>
          </table:table-cell>
          <table:table-cell office:value-type="float" office:value="0.325312" calcext:value-type="float">
            <text:p>0.325312</text:p>
          </table:table-cell>
          <table:table-cell table:formula="of:=SUMIFS([results.J$1:.J$1048576];[results.A$1:.A$1048576];[.A140];[results.B$1:.B$1048576];[.B1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PIANO.raw</text:p>
          </table:table-cell>
          <table:table-cell office:value-type="float" office:value="0.242813" calcext:value-type="float">
            <text:p>0.242813</text:p>
          </table:table-cell>
          <table:table-cell office:value-type="float" office:value="0.032067" calcext:value-type="float">
            <text:p>0.032067</text:p>
          </table:table-cell>
          <table:table-cell office:value-type="float" office:value="0.008343" calcext:value-type="float">
            <text:p>0.008343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444455" calcext:value-type="float">
            <text:p>0.444455</text:p>
          </table:table-cell>
          <table:table-cell office:value-type="float" office:value="0.311952" calcext:value-type="float">
            <text:p>0.311952</text:p>
          </table:table-cell>
          <table:table-cell table:formula="of:=SUMIFS([results.J$1:.J$1048576];[results.A$1:.A$1048576];[.A141];[results.B$1:.B$1048576];[.B1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AW.raw</text:p>
          </table:table-cell>
          <table:table-cell office:value-type="float" office:value="0.199407" calcext:value-type="float">
            <text:p>0.199407</text:p>
          </table:table-cell>
          <table:table-cell office:value-type="float" office:value="0.023872" calcext:value-type="float">
            <text:p>0.023872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.375212" calcext:value-type="float">
            <text:p>0.375212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449542" calcext:value-type="float">
            <text:p>0.449542</text:p>
          </table:table-cell>
          <table:table-cell office:value-type="float" office:value="0.302479" calcext:value-type="float">
            <text:p>0.302479</text:p>
          </table:table-cell>
          <table:table-cell table:formula="of:=SUMIFS([results.J$1:.J$1048576];[results.A$1:.A$1048576];[.A142];[results.B$1:.B$1048576];[.B1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INE.raw</text:p>
          </table:table-cell>
          <table:table-cell office:value-type="float" office:value="0.192673" calcext:value-type="float">
            <text:p>0.192673</text:p>
          </table:table-cell>
          <table:table-cell office:value-type="float" office:value="0.019663" calcext:value-type="float">
            <text:p>0.019663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302116" calcext:value-type="float">
            <text:p>0.302116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.471234" calcext:value-type="float">
            <text:p>0.471234</text:p>
          </table:table-cell>
          <table:table-cell office:value-type="float" office:value="0.302422" calcext:value-type="float">
            <text:p>0.302422</text:p>
          </table:table-cell>
          <table:table-cell table:formula="of:=SUMIFS([results.J$1:.J$1048576];[results.A$1:.A$1048576];[.A143];[results.B$1:.B$1048576];[.B1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QUARE.raw</text:p>
          </table:table-cell>
          <table:table-cell office:value-type="float" office:value="0.238412" calcext:value-type="float">
            <text:p>0.23841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0.303736" calcext:value-type="float">
            <text:p>0.303736</text:p>
          </table:table-cell>
          <table:table-cell office:value-type="float" office:value="0.001945" calcext:value-type="float">
            <text:p>0.001945</text:p>
          </table:table-cell>
          <table:table-cell office:value-type="float" office:value="0.46565" calcext:value-type="float">
            <text:p>0.46565</text:p>
          </table:table-cell>
          <table:table-cell office:value-type="float" office:value="0.302365" calcext:value-type="float">
            <text:p>0.302365</text:p>
          </table:table-cell>
          <table:table-cell table:formula="of:=SUMIFS([results.J$1:.J$1048576];[results.A$1:.A$1048576];[.A144];[results.B$1:.B$1048576];[.B1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SWEEP.raw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0.328066" calcext:value-type="float">
            <text:p>0.328066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486437" calcext:value-type="float">
            <text:p>0.486437</text:p>
          </table:table-cell>
          <table:table-cell office:value-type="float" office:value="0.405462" calcext:value-type="float">
            <text:p>0.405462</text:p>
          </table:table-cell>
          <table:table-cell table:formula="of:=SUMIFS([results.J$1:.J$1048576];[results.A$1:.A$1048576];[.A145];[results.B$1:.B$1048576];[.B1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HEREMIN.raw</text:p>
          </table:table-cell>
          <table:table-cell office:value-type="float" office:value="0.23649" calcext:value-type="float">
            <text:p>0.23649</text:p>
          </table:table-cell>
          <table:table-cell office:value-type="float" office:value="0.025015" calcext:value-type="float">
            <text:p>0.025015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0.312514" calcext:value-type="float">
            <text:p>0.312514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.446466" calcext:value-type="float">
            <text:p>0.446466</text:p>
          </table:table-cell>
          <table:table-cell office:value-type="float" office:value="0.212089" calcext:value-type="float">
            <text:p>0.212089</text:p>
          </table:table-cell>
          <table:table-cell table:formula="of:=SUMIFS([results.J$1:.J$1048576];[results.A$1:.A$1048576];[.A146];[results.B$1:.B$1048576];[.B1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rumpet 2.raw</text:p>
          </table:table-cell>
          <table:table-cell office:value-type="float" office:value="0.256905" calcext:value-type="float">
            <text:p>0.256905</text:p>
          </table:table-cell>
          <table:table-cell office:value-type="float" office:value="0.061802" calcext:value-type="float">
            <text:p>0.061802</text:p>
          </table:table-cell>
          <table:table-cell office:value-type="float" office:value="0.012125" calcext:value-type="float">
            <text:p>0.012125</text:p>
          </table:table-cell>
          <table:table-cell office:value-type="float" office:value="0.515735" calcext:value-type="float">
            <text:p>0.515735</text:p>
          </table:table-cell>
          <table:table-cell office:value-type="float" office:value="0.005741" calcext:value-type="float">
            <text:p>0.005741</text:p>
          </table:table-cell>
          <table:table-cell office:value-type="float" office:value="0.467687" calcext:value-type="float">
            <text:p>0.467687</text:p>
          </table:table-cell>
          <table:table-cell office:value-type="float" office:value="0.33229" calcext:value-type="float">
            <text:p>0.33229</text:p>
          </table:table-cell>
          <table:table-cell table:formula="of:=SUMIFS([results.J$1:.J$1048576];[results.A$1:.A$1048576];[.A147];[results.B$1:.B$1048576];[.B1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TRUMPET.raw</text:p>
          </table:table-cell>
          <table:table-cell office:value-type="float" office:value="0.211996" calcext:value-type="float">
            <text:p>0.211996</text:p>
          </table:table-cell>
          <table:table-cell office:value-type="float" office:value="0.059827" calcext:value-type="float">
            <text:p>0.059827</text:p>
          </table:table-cell>
          <table:table-cell office:value-type="float" office:value="0.011372" calcext:value-type="float">
            <text:p>0.011372</text:p>
          </table:table-cell>
          <table:table-cell office:value-type="float" office:value="0.485058" calcext:value-type="float">
            <text:p>0.485058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469515" calcext:value-type="float">
            <text:p>0.469515</text:p>
          </table:table-cell>
          <table:table-cell office:value-type="float" office:value="0.329662" calcext:value-type="float">
            <text:p>0.329662</text:p>
          </table:table-cell>
          <table:table-cell table:formula="of:=SUMIFS([results.J$1:.J$1048576];[results.A$1:.A$1048576];[.A148];[results.B$1:.B$1048576];[.B1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myVIOLIN.raw</text:p>
          </table:table-cell>
          <table:table-cell office:value-type="float" office:value="0.20583" calcext:value-type="float">
            <text:p>0.20583</text:p>
          </table:table-cell>
          <table:table-cell office:value-type="float" office:value="0.051154" calcext:value-type="float">
            <text:p>0.051154</text:p>
          </table:table-cell>
          <table:table-cell office:value-type="float" office:value="0.012469" calcext:value-type="float">
            <text:p>0.012469</text:p>
          </table:table-cell>
          <table:table-cell office:value-type="float" office:value="0.488844" calcext:value-type="float">
            <text:p>0.488844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477058" calcext:value-type="float">
            <text:p>0.477058</text:p>
          </table:table-cell>
          <table:table-cell office:value-type="float" office:value="0.343338" calcext:value-type="float">
            <text:p>0.343338</text:p>
          </table:table-cell>
          <table:table-cell table:formula="of:=SUMIFS([results.J$1:.J$1048576];[results.A$1:.A$1048576];[.A149];[results.B$1:.B$1048576];[.B1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lence.raw</text:p>
          </table:table-cell>
          <table:table-cell office:value-type="float" office:value="0.35056" calcext:value-type="float">
            <text:p>0.35056</text:p>
          </table:table-cell>
          <table:table-cell office:value-type="float" office:value="0.033407" calcext:value-type="float">
            <text:p>0.033407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0.429319" calcext:value-type="float">
            <text:p>0.429319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0.30179" calcext:value-type="float">
            <text:p>0.30179</text:p>
          </table:table-cell>
          <table:table-cell office:value-type="float" office:value="0.125457" calcext:value-type="float">
            <text:p>0.125457</text:p>
          </table:table-cell>
          <table:table-cell table:formula="of:=SUMIFS([results.J$1:.J$1048576];[results.A$1:.A$1048576];[.A150];[results.B$1:.B$1048576];[.B1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neC5.raw</text:p>
          </table:table-cell>
          <table:table-cell office:value-type="float" office:value="0.18609" calcext:value-type="float">
            <text:p>0.18609</text:p>
          </table:table-cell>
          <table:table-cell office:value-type="float" office:value="0.027115" calcext:value-type="float">
            <text:p>0.027115</text:p>
          </table:table-cell>
          <table:table-cell office:value-type="float" office:value="0.007754" calcext:value-type="float">
            <text:p>0.007754</text:p>
          </table:table-cell>
          <table:table-cell office:value-type="float" office:value="0.327108" calcext:value-type="float">
            <text:p>0.327108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.474351" calcext:value-type="float">
            <text:p>0.474351</text:p>
          </table:table-cell>
          <table:table-cell office:value-type="float" office:value="0.39335" calcext:value-type="float">
            <text:p>0.39335</text:p>
          </table:table-cell>
          <table:table-cell table:formula="of:=SUMIFS([results.J$1:.J$1048576];[results.A$1:.A$1048576];[.A151];[results.B$1:.B$1048576];[.B1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sine.raw</text:p>
          </table:table-cell>
          <table:table-cell office:value-type="float" office:value="0.243179" calcext:value-type="float">
            <text:p>0.243179</text:p>
          </table:table-cell>
          <table:table-cell office:value-type="float" office:value="0.034894" calcext:value-type="float">
            <text:p>0.034894</text:p>
          </table:table-cell>
          <table:table-cell office:value-type="float" office:value="0.010761" calcext:value-type="float">
            <text:p>0.010761</text:p>
          </table:table-cell>
          <table:table-cell office:value-type="float" office:value="0.341941" calcext:value-type="float">
            <text:p>0.341941</text:p>
          </table:table-cell>
          <table:table-cell office:value-type="float" office:value="0.004539" calcext:value-type="float">
            <text:p>0.004539</text:p>
          </table:table-cell>
          <table:table-cell office:value-type="float" office:value="0.457846" calcext:value-type="float">
            <text:p>0.457846</text:p>
          </table:table-cell>
          <table:table-cell office:value-type="float" office:value="0.388917" calcext:value-type="float">
            <text:p>0.388917</text:p>
          </table:table-cell>
          <table:table-cell table:formula="of:=SUMIFS([results.J$1:.J$1048576];[results.A$1:.A$1048576];[.A152];[results.B$1:.B$1048576];[.B1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B4.raw</text:p>
          </table:table-cell>
          <table:table-cell office:value-type="float" office:value="0.169955" calcext:value-type="float">
            <text:p>0.169955</text:p>
          </table:table-cell>
          <table:table-cell office:value-type="float" office:value="0.058588" calcext:value-type="float">
            <text:p>0.058588</text:p>
          </table:table-cell>
          <table:table-cell office:value-type="float" office:value="0.014995" calcext:value-type="float">
            <text:p>0.014995</text:p>
          </table:table-cell>
          <table:table-cell office:value-type="float" office:value="0.570293" calcext:value-type="float">
            <text:p>0.570293</text:p>
          </table:table-cell>
          <table:table-cell office:value-type="float" office:value="0.008809" calcext:value-type="float">
            <text:p>0.008809</text:p>
          </table:table-cell>
          <table:table-cell office:value-type="float" office:value="0.481303" calcext:value-type="float">
            <text:p>0.481303</text:p>
          </table:table-cell>
          <table:table-cell office:value-type="float" office:value="0.36996" calcext:value-type="float">
            <text:p>0.36996</text:p>
          </table:table-cell>
          <table:table-cell table:formula="of:=SUMIFS([results.J$1:.J$1048576];[results.A$1:.A$1048576];[.A153];[results.B$1:.B$1048576];[.B1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2.raw</text:p>
          </table:table-cell>
          <table:table-cell office:value-type="float" office:value="0.159193" calcext:value-type="float">
            <text:p>0.159193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4144" calcext:value-type="float">
            <text:p>0.014144</text:p>
          </table:table-cell>
          <table:table-cell office:value-type="float" office:value="0.459829" calcext:value-type="float">
            <text:p>0.459829</text:p>
          </table:table-cell>
          <table:table-cell office:value-type="float" office:value="0.007719" calcext:value-type="float">
            <text:p>0.007719</text:p>
          </table:table-cell>
          <table:table-cell office:value-type="float" office:value="0.479294" calcext:value-type="float">
            <text:p>0.479294</text:p>
          </table:table-cell>
          <table:table-cell office:value-type="float" office:value="0.395719" calcext:value-type="float">
            <text:p>0.395719</text:p>
          </table:table-cell>
          <table:table-cell table:formula="of:=SUMIFS([results.J$1:.J$1048576];[results.A$1:.A$1048576];[.A154];[results.B$1:.B$1048576];[.B1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4Sharp.raw</text:p>
          </table:table-cell>
          <table:table-cell office:value-type="float" office:value="0.173872" calcext:value-type="float">
            <text:p>0.173872</text:p>
          </table:table-cell>
          <table:table-cell office:value-type="float" office:value="0.058388" calcext:value-type="float">
            <text:p>0.058388</text:p>
          </table:table-cell>
          <table:table-cell office:value-type="float" office:value="0.011914" calcext:value-type="float">
            <text:p>0.011914</text:p>
          </table:table-cell>
          <table:table-cell office:value-type="float" office:value="0.414622" calcext:value-type="float">
            <text:p>0.414622</text:p>
          </table:table-cell>
          <table:table-cell office:value-type="float" office:value="0.005584" calcext:value-type="float">
            <text:p>0.005584</text:p>
          </table:table-cell>
          <table:table-cell office:value-type="float" office:value="0.481237" calcext:value-type="float">
            <text:p>0.481237</text:p>
          </table:table-cell>
          <table:table-cell office:value-type="float" office:value="0.362689" calcext:value-type="float">
            <text:p>0.362689</text:p>
          </table:table-cell>
          <table:table-cell table:formula="of:=SUMIFS([results.J$1:.J$1048576];[results.A$1:.A$1048576];[.A155];[results.B$1:.B$1048576];[.B1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5.raw</text:p>
          </table:table-cell>
          <table:table-cell office:value-type="float" office:value="0.171896" calcext:value-type="float">
            <text:p>0.171896</text:p>
          </table:table-cell>
          <table:table-cell office:value-type="float" office:value="0.067984" calcext:value-type="float">
            <text:p>0.067984</text:p>
          </table:table-cell>
          <table:table-cell office:value-type="float" office:value="0.015439" calcext:value-type="float">
            <text:p>0.015439</text:p>
          </table:table-cell>
          <table:table-cell office:value-type="float" office:value="0.620702" calcext:value-type="float">
            <text:p>0.620702</text:p>
          </table:table-cell>
          <table:table-cell office:value-type="float" office:value="0.009343" calcext:value-type="float">
            <text:p>0.009343</text:p>
          </table:table-cell>
          <table:table-cell office:value-type="float" office:value="0.48166" calcext:value-type="float">
            <text:p>0.48166</text:p>
          </table:table-cell>
          <table:table-cell office:value-type="float" office:value="0.351054" calcext:value-type="float">
            <text:p>0.351054</text:p>
          </table:table-cell>
          <table:table-cell table:formula="of:=SUMIFS([results.J$1:.J$1048576];[results.A$1:.A$1048576];[.A156];[results.B$1:.B$1048576];[.B1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C7.raw</text:p>
          </table:table-cell>
          <table:table-cell office:value-type="float" office:value="0.198418" calcext:value-type="float">
            <text:p>0.198418</text:p>
          </table:table-cell>
          <table:table-cell office:value-type="float" office:value="0.04911" calcext:value-type="float">
            <text:p>0.04911</text:p>
          </table:table-cell>
          <table:table-cell office:value-type="float" office:value="0.015481" calcext:value-type="float">
            <text:p>0.015481</text:p>
          </table:table-cell>
          <table:table-cell office:value-type="float" office:value="0.453509" calcext:value-type="float">
            <text:p>0.453509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481995" calcext:value-type="float">
            <text:p>0.481995</text:p>
          </table:table-cell>
          <table:table-cell office:value-type="float" office:value="0.363928" calcext:value-type="float">
            <text:p>0.363928</text:p>
          </table:table-cell>
          <table:table-cell table:formula="of:=SUMIFS([results.J$1:.J$1048576];[results.A$1:.A$1048576];[.A157];[results.B$1:.B$1048576];[.B1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D4.raw</text:p>
          </table:table-cell>
          <table:table-cell office:value-type="float" office:value="0.172887" calcext:value-type="float">
            <text:p>0.172887</text:p>
          </table:table-cell>
          <table:table-cell office:value-type="float" office:value="0.055441" calcext:value-type="float">
            <text:p>0.055441</text:p>
          </table:table-cell>
          <table:table-cell office:value-type="float" office:value="0.014638" calcext:value-type="float">
            <text:p>0.014638</text:p>
          </table:table-cell>
          <table:table-cell office:value-type="float" office:value="0.537611" calcext:value-type="float">
            <text:p>0.537611</text:p>
          </table:table-cell>
          <table:table-cell office:value-type="float" office:value="0.008393" calcext:value-type="float">
            <text:p>0.008393</text:p>
          </table:table-cell>
          <table:table-cell office:value-type="float" office:value="0.480873" calcext:value-type="float">
            <text:p>0.480873</text:p>
          </table:table-cell>
          <table:table-cell office:value-type="float" office:value="0.362791" calcext:value-type="float">
            <text:p>0.362791</text:p>
          </table:table-cell>
          <table:table-cell table:formula="of:=SUMIFS([results.J$1:.J$1048576];[results.A$1:.A$1048576];[.A158];[results.B$1:.B$1048576];[.B1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CHO.raw</text:p>
          </table:table-cell>
          <table:table-cell office:value-type="string" calcext:value-type="string">
            <text:p>trumpet.raw</text:p>
          </table:table-cell>
          <table:table-cell office:value-type="float" office:value="0.169044" calcext:value-type="float">
            <text:p>0.169044</text:p>
          </table:table-cell>
          <table:table-cell office:value-type="float" office:value="0.060371" calcext:value-type="float">
            <text:p>0.060371</text:p>
          </table:table-cell>
          <table:table-cell office:value-type="float" office:value="0.012747" calcext:value-type="float">
            <text:p>0.012747</text:p>
          </table:table-cell>
          <table:table-cell office:value-type="float" office:value="0.621105" calcext:value-type="float">
            <text:p>0.621105</text:p>
          </table:table-cell>
          <table:table-cell office:value-type="float" office:value="0.006334" calcext:value-type="float">
            <text:p>0.006334</text:p>
          </table:table-cell>
          <table:table-cell office:value-type="float" office:value="0.481924" calcext:value-type="float">
            <text:p>0.481924</text:p>
          </table:table-cell>
          <table:table-cell office:value-type="float" office:value="0.36403" calcext:value-type="float">
            <text:p>0.36403</text:p>
          </table:table-cell>
          <table:table-cell table:formula="of:=SUMIFS([results.J$1:.J$1048576];[results.A$1:.A$1048576];[.A159];[results.B$1:.B$1048576];[.B1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GONG.raw</text:p>
          </table:table-cell>
          <table:table-cell office:value-type="float" office:value="0.304878" calcext:value-type="float">
            <text:p>0.304878</text:p>
          </table:table-cell>
          <table:table-cell office:value-type="float" office:value="0.03918" calcext:value-type="float">
            <text:p>0.03918</text:p>
          </table:table-cell>
          <table:table-cell office:value-type="float" office:value="0.011413" calcext:value-type="float">
            <text:p>0.011413</text:p>
          </table:table-cell>
          <table:table-cell office:value-type="float" office:value="0.339515" calcext:value-type="float">
            <text:p>0.339515</text:p>
          </table:table-cell>
          <table:table-cell office:value-type="float" office:value="0.005092" calcext:value-type="float">
            <text:p>0.005092</text:p>
          </table:table-cell>
          <table:table-cell office:value-type="float" office:value="0.413246" calcext:value-type="float">
            <text:p>0.413246</text:p>
          </table:table-cell>
          <table:table-cell office:value-type="float" office:value="0.444791" calcext:value-type="float">
            <text:p>0.444791</text:p>
          </table:table-cell>
          <table:table-cell table:formula="of:=SUMIFS([results.J$1:.J$1048576];[results.A$1:.A$1048576];[.A160];[results.B$1:.B$1048576];[.B1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GUITAR.raw</text:p>
          </table:table-cell>
          <table:table-cell office:value-type="float" office:value="0.128897" calcext:value-type="float">
            <text:p>0.128897</text:p>
          </table:table-cell>
          <table:table-cell office:value-type="float" office:value="0.021352" calcext:value-type="float">
            <text:p>0.021352</text:p>
          </table:table-cell>
          <table:table-cell office:value-type="float" office:value="0.006249" calcext:value-type="float">
            <text:p>0.006249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443228" calcext:value-type="float">
            <text:p>0.443228</text:p>
          </table:table-cell>
          <table:table-cell office:value-type="float" office:value="0.42756" calcext:value-type="float">
            <text:p>0.42756</text:p>
          </table:table-cell>
          <table:table-cell table:formula="of:=SUMIFS([results.J$1:.J$1048576];[results.A$1:.A$1048576];[.A161];[results.B$1:.B$1048576];[.B1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NOISE.raw</text:p>
          </table:table-cell>
          <table:table-cell office:value-type="float" office:value="0.309447" calcext:value-type="float">
            <text:p>0.309447</text:p>
          </table:table-cell>
          <table:table-cell office:value-type="float" office:value="0.120675" calcext:value-type="float">
            <text:p>0.120675</text:p>
          </table:table-cell>
          <table:table-cell office:value-type="float" office:value="0.013623" calcext:value-type="float">
            <text:p>0.013623</text:p>
          </table:table-cell>
          <table:table-cell office:value-type="float" office:value="0.453252" calcext:value-type="float">
            <text:p>0.453252</text:p>
          </table:table-cell>
          <table:table-cell office:value-type="float" office:value="0.007313" calcext:value-type="float">
            <text:p>0.007313</text:p>
          </table:table-cell>
          <table:table-cell office:value-type="float" office:value="0.439463" calcext:value-type="float">
            <text:p>0.439463</text:p>
          </table:table-cell>
          <table:table-cell office:value-type="float" office:value="0.416316" calcext:value-type="float">
            <text:p>0.416316</text:p>
          </table:table-cell>
          <table:table-cell table:formula="of:=SUMIFS([results.J$1:.J$1048576];[results.A$1:.A$1048576];[.A162];[results.B$1:.B$1048576];[.B1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ORGAN.raw</text:p>
          </table:table-cell>
          <table:table-cell office:value-type="float" office:value="0.212853" calcext:value-type="float">
            <text:p>0.212853</text:p>
          </table:table-cell>
          <table:table-cell office:value-type="float" office:value="0.036405" calcext:value-type="float">
            <text:p>0.036405</text:p>
          </table:table-cell>
          <table:table-cell office:value-type="float" office:value="0.010832" calcext:value-type="float">
            <text:p>0.010832</text:p>
          </table:table-cell>
          <table:table-cell office:value-type="float" office:value="0.43681" calcext:value-type="float">
            <text:p>0.43681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402705" calcext:value-type="float">
            <text:p>0.402705</text:p>
          </table:table-cell>
          <table:table-cell office:value-type="float" office:value="0.412206" calcext:value-type="float">
            <text:p>0.412206</text:p>
          </table:table-cell>
          <table:table-cell table:formula="of:=SUMIFS([results.J$1:.J$1048576];[results.A$1:.A$1048576];[.A163];[results.B$1:.B$1048576];[.B1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PIANO.raw</text:p>
          </table:table-cell>
          <table:table-cell office:value-type="float" office:value="0.23931" calcext:value-type="float">
            <text:p>0.23931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007826" calcext:value-type="float">
            <text:p>0.007826</text:p>
          </table:table-cell>
          <table:table-cell office:value-type="float" office:value="0.41358" calcext:value-type="float">
            <text:p>0.41358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421889" calcext:value-type="float">
            <text:p>0.421889</text:p>
          </table:table-cell>
          <table:table-cell office:value-type="float" office:value="0.430958" calcext:value-type="float">
            <text:p>0.430958</text:p>
          </table:table-cell>
          <table:table-cell table:formula="of:=SUMIFS([results.J$1:.J$1048576];[results.A$1:.A$1048576];[.A164];[results.B$1:.B$1048576];[.B1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AW.raw</text:p>
          </table:table-cell>
          <table:table-cell office:value-type="float" office:value="0.190888" calcext:value-type="float">
            <text:p>0.190888</text:p>
          </table:table-cell>
          <table:table-cell office:value-type="float" office:value="0.024955" calcext:value-type="float">
            <text:p>0.024955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0.270301" calcext:value-type="float">
            <text:p>0.270301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426279" calcext:value-type="float">
            <text:p>0.426279</text:p>
          </table:table-cell>
          <table:table-cell office:value-type="float" office:value="0.415973" calcext:value-type="float">
            <text:p>0.415973</text:p>
          </table:table-cell>
          <table:table-cell table:formula="of:=SUMIFS([results.J$1:.J$1048576];[results.A$1:.A$1048576];[.A165];[results.B$1:.B$1048576];[.B1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INE.raw</text:p>
          </table:table-cell>
          <table:table-cell office:value-type="float" office:value="0.202926" calcext:value-type="float">
            <text:p>0.202926</text:p>
          </table:table-cell>
          <table:table-cell office:value-type="float" office:value="0.023419" calcext:value-type="float">
            <text:p>0.023419</text:p>
          </table:table-cell>
          <table:table-cell office:value-type="float" office:value="0.009471" calcext:value-type="float">
            <text:p>0.009471</text:p>
          </table:table-cell>
          <table:table-cell office:value-type="float" office:value="0.355635" calcext:value-type="float">
            <text:p>0.355635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442618" calcext:value-type="float">
            <text:p>0.442618</text:p>
          </table:table-cell>
          <table:table-cell office:value-type="float" office:value="0.416144" calcext:value-type="float">
            <text:p>0.416144</text:p>
          </table:table-cell>
          <table:table-cell table:formula="of:=SUMIFS([results.J$1:.J$1048576];[results.A$1:.A$1048576];[.A166];[results.B$1:.B$1048576];[.B1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QUARE.raw</text:p>
          </table:table-cell>
          <table:table-cell office:value-type="float" office:value="0.256587" calcext:value-type="float">
            <text:p>0.256587</text:p>
          </table:table-cell>
          <table:table-cell office:value-type="float" office:value="0.024091" calcext:value-type="float">
            <text:p>0.024091</text:p>
          </table:table-cell>
          <table:table-cell office:value-type="float" office:value="0.010059" calcext:value-type="float">
            <text:p>0.010059</text:p>
          </table:table-cell>
          <table:table-cell office:value-type="float" office:value="0.37624" calcext:value-type="float">
            <text:p>0.37624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440202" calcext:value-type="float">
            <text:p>0.440202</text:p>
          </table:table-cell>
          <table:table-cell office:value-type="float" office:value="0.416331" calcext:value-type="float">
            <text:p>0.416331</text:p>
          </table:table-cell>
          <table:table-cell table:formula="of:=SUMIFS([results.J$1:.J$1048576];[results.A$1:.A$1048576];[.A167];[results.B$1:.B$1048576];[.B1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SWEEP.raw</text:p>
          </table:table-cell>
          <table:table-cell office:value-type="float" office:value="0.151096" calcext:value-type="float">
            <text:p>0.151096</text:p>
          </table:table-cell>
          <table:table-cell office:value-type="float" office:value="0.027641" calcext:value-type="float">
            <text:p>0.027641</text:p>
          </table:table-cell>
          <table:table-cell office:value-type="float" office:value="0.006481" calcext:value-type="float">
            <text:p>0.006481</text:p>
          </table:table-cell>
          <table:table-cell office:value-type="float" office:value="0.230097" calcext:value-type="float">
            <text:p>0.230097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446083" calcext:value-type="float">
            <text:p>0.446083</text:p>
          </table:table-cell>
          <table:table-cell office:value-type="float" office:value="0.362142" calcext:value-type="float">
            <text:p>0.362142</text:p>
          </table:table-cell>
          <table:table-cell table:formula="of:=SUMIFS([results.J$1:.J$1048576];[results.A$1:.A$1048576];[.A168];[results.B$1:.B$1048576];[.B1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HEREMIN.raw</text:p>
          </table:table-cell>
          <table:table-cell office:value-type="float" office:value="0.236652" calcext:value-type="float">
            <text:p>0.236652</text:p>
          </table:table-cell>
          <table:table-cell office:value-type="float" office:value="0.026926" calcext:value-type="float">
            <text:p>0.026926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294914" calcext:value-type="float">
            <text:p>0.294914</text:p>
          </table:table-cell>
          <table:table-cell office:value-type="float" office:value="0.001338" calcext:value-type="float">
            <text:p>0.001338</text:p>
          </table:table-cell>
          <table:table-cell office:value-type="float" office:value="0.419471" calcext:value-type="float">
            <text:p>0.419471</text:p>
          </table:table-cell>
          <table:table-cell office:value-type="float" office:value="0.281791" calcext:value-type="float">
            <text:p>0.281791</text:p>
          </table:table-cell>
          <table:table-cell table:formula="of:=SUMIFS([results.J$1:.J$1048576];[results.A$1:.A$1048576];[.A169];[results.B$1:.B$1048576];[.B1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rumpet 2.raw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061269" calcext:value-type="float">
            <text:p>0.061269</text:p>
          </table:table-cell>
          <table:table-cell office:value-type="float" office:value="0.012023" calcext:value-type="float">
            <text:p>0.012023</text:p>
          </table:table-cell>
          <table:table-cell office:value-type="float" office:value="0.460274" calcext:value-type="float">
            <text:p>0.460274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0.441505" calcext:value-type="float">
            <text:p>0.441505</text:p>
          </table:table-cell>
          <table:table-cell office:value-type="float" office:value="0.409265" calcext:value-type="float">
            <text:p>0.409265</text:p>
          </table:table-cell>
          <table:table-cell table:formula="of:=SUMIFS([results.J$1:.J$1048576];[results.A$1:.A$1048576];[.A170];[results.B$1:.B$1048576];[.B1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TRUMPET.raw</text:p>
          </table:table-cell>
          <table:table-cell office:value-type="float" office:value="0.217158" calcext:value-type="float">
            <text:p>0.217158</text:p>
          </table:table-cell>
          <table:table-cell office:value-type="float" office:value="0.059869" calcext:value-type="float">
            <text:p>0.059869</text:p>
          </table:table-cell>
          <table:table-cell office:value-type="float" office:value="0.010789" calcext:value-type="float">
            <text:p>0.010789</text:p>
          </table:table-cell>
          <table:table-cell office:value-type="float" office:value="0.459646" calcext:value-type="float">
            <text:p>0.459646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.447974" calcext:value-type="float">
            <text:p>0.447974</text:p>
          </table:table-cell>
          <table:table-cell office:value-type="float" office:value="0.426431" calcext:value-type="float">
            <text:p>0.426431</text:p>
          </table:table-cell>
          <table:table-cell table:formula="of:=SUMIFS([results.J$1:.J$1048576];[results.A$1:.A$1048576];[.A171];[results.B$1:.B$1048576];[.B1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myVIOLIN.raw</text:p>
          </table:table-cell>
          <table:table-cell office:value-type="float" office:value="0.211682" calcext:value-type="float">
            <text:p>0.211682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10096" calcext:value-type="float">
            <text:p>0.010096</text:p>
          </table:table-cell>
          <table:table-cell office:value-type="float" office:value="0.424021" calcext:value-type="float">
            <text:p>0.424021</text:p>
          </table:table-cell>
          <table:table-cell office:value-type="float" office:value="0.004012" calcext:value-type="float">
            <text:p>0.004012</text:p>
          </table:table-cell>
          <table:table-cell office:value-type="float" office:value="0.444285" calcext:value-type="float">
            <text:p>0.444285</text:p>
          </table:table-cell>
          <table:table-cell office:value-type="float" office:value="0.35923" calcext:value-type="float">
            <text:p>0.35923</text:p>
          </table:table-cell>
          <table:table-cell table:formula="of:=SUMIFS([results.J$1:.J$1048576];[results.A$1:.A$1048576];[.A172];[results.B$1:.B$1048576];[.B1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lence.raw</text:p>
          </table:table-cell>
          <table:table-cell office:value-type="float" office:value="0.366177" calcext:value-type="float">
            <text:p>0.366177</text:p>
          </table:table-cell>
          <table:table-cell office:value-type="float" office:value="0.03761" calcext:value-type="float">
            <text:p>0.03761</text:p>
          </table:table-cell>
          <table:table-cell office:value-type="float" office:value="0.012551" calcext:value-type="float">
            <text:p>0.012551</text:p>
          </table:table-cell>
          <table:table-cell office:value-type="float" office:value="0.405474" calcext:value-type="float">
            <text:p>0.405474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288211" calcext:value-type="float">
            <text:p>0.288211</text:p>
          </table:table-cell>
          <table:table-cell office:value-type="float" office:value="0.248243" calcext:value-type="float">
            <text:p>0.248243</text:p>
          </table:table-cell>
          <table:table-cell table:formula="of:=SUMIFS([results.J$1:.J$1048576];[results.A$1:.A$1048576];[.A173];[results.B$1:.B$1048576];[.B1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neC5.raw</text:p>
          </table:table-cell>
          <table:table-cell office:value-type="float" office:value="0.230266" calcext:value-type="float">
            <text:p>0.230266</text:p>
          </table:table-cell>
          <table:table-cell office:value-type="float" office:value="0.034662" calcext:value-type="float">
            <text:p>0.034662</text:p>
          </table:table-cell>
          <table:table-cell office:value-type="float" office:value="0.008364" calcext:value-type="float">
            <text:p>0.008364</text:p>
          </table:table-cell>
          <table:table-cell office:value-type="float" office:value="0.352985" calcext:value-type="float">
            <text:p>0.352985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.442199" calcext:value-type="float">
            <text:p>0.442199</text:p>
          </table:table-cell>
          <table:table-cell office:value-type="float" office:value="0.427459" calcext:value-type="float">
            <text:p>0.427459</text:p>
          </table:table-cell>
          <table:table-cell table:formula="of:=SUMIFS([results.J$1:.J$1048576];[results.A$1:.A$1048576];[.A174];[results.B$1:.B$1048576];[.B1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sine.raw</text:p>
          </table:table-cell>
          <table:table-cell office:value-type="float" office:value="0.254231" calcext:value-type="float">
            <text:p>0.254231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0.010898" calcext:value-type="float">
            <text:p>0.010898</text:p>
          </table:table-cell>
          <table:table-cell office:value-type="float" office:value="0.375809" calcext:value-type="float">
            <text:p>0.375809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435233" calcext:value-type="float">
            <text:p>0.435233</text:p>
          </table:table-cell>
          <table:table-cell office:value-type="float" office:value="0.428987" calcext:value-type="float">
            <text:p>0.428987</text:p>
          </table:table-cell>
          <table:table-cell table:formula="of:=SUMIFS([results.J$1:.J$1048576];[results.A$1:.A$1048576];[.A175];[results.B$1:.B$1048576];[.B1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B4.raw</text:p>
          </table:table-cell>
          <table:table-cell office:value-type="float" office:value="0.186705" calcext:value-type="float">
            <text:p>0.186705</text:p>
          </table:table-cell>
          <table:table-cell office:value-type="float" office:value="0.060619" calcext:value-type="float">
            <text:p>0.060619</text:p>
          </table:table-cell>
          <table:table-cell office:value-type="float" office:value="0.014337" calcext:value-type="float">
            <text:p>0.014337</text:p>
          </table:table-cell>
          <table:table-cell office:value-type="float" office:value="0.635833" calcext:value-type="float">
            <text:p>0.635833</text:p>
          </table:table-cell>
          <table:table-cell office:value-type="float" office:value="0.008059" calcext:value-type="float">
            <text:p>0.008059</text:p>
          </table:table-cell>
          <table:table-cell office:value-type="float" office:value="0.444218" calcext:value-type="float">
            <text:p>0.444218</text:p>
          </table:table-cell>
          <table:table-cell office:value-type="float" office:value="0.397032" calcext:value-type="float">
            <text:p>0.397032</text:p>
          </table:table-cell>
          <table:table-cell table:formula="of:=SUMIFS([results.J$1:.J$1048576];[results.A$1:.A$1048576];[.A176];[results.B$1:.B$1048576];[.B1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2.raw</text:p>
          </table:table-cell>
          <table:table-cell office:value-type="float" office:value="0.179062" calcext:value-type="float">
            <text:p>0.179062</text:p>
          </table:table-cell>
          <table:table-cell office:value-type="float" office:value="0.059027" calcext:value-type="float">
            <text:p>0.059027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0.515988" calcext:value-type="float">
            <text:p>0.515988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443897" calcext:value-type="float">
            <text:p>0.443897</text:p>
          </table:table-cell>
          <table:table-cell office:value-type="float" office:value="0.3187" calcext:value-type="float">
            <text:p>0.3187</text:p>
          </table:table-cell>
          <table:table-cell table:formula="of:=SUMIFS([results.J$1:.J$1048576];[results.A$1:.A$1048576];[.A177];[results.B$1:.B$1048576];[.B1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4Sharp.raw</text:p>
          </table:table-cell>
          <table:table-cell office:value-type="float" office:value="0.18998" calcext:value-type="float">
            <text:p>0.18998</text:p>
          </table:table-cell>
          <table:table-cell office:value-type="float" office:value="0.060298" calcext:value-type="float">
            <text:p>0.060298</text:p>
          </table:table-cell>
          <table:table-cell office:value-type="float" office:value="0.011904" calcext:value-type="float">
            <text:p>0.011904</text:p>
          </table:table-cell>
          <table:table-cell office:value-type="float" office:value="0.39242" calcext:value-type="float">
            <text:p>0.39242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443813" calcext:value-type="float">
            <text:p>0.443813</text:p>
          </table:table-cell>
          <table:table-cell office:value-type="float" office:value="0.412805" calcext:value-type="float">
            <text:p>0.412805</text:p>
          </table:table-cell>
          <table:table-cell table:formula="of:=SUMIFS([results.J$1:.J$1048576];[results.A$1:.A$1048576];[.A178];[results.B$1:.B$1048576];[.B1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5.raw</text:p>
          </table:table-cell>
          <table:table-cell office:value-type="float" office:value="0.186134" calcext:value-type="float">
            <text:p>0.186134</text:p>
          </table:table-cell>
          <table:table-cell office:value-type="float" office:value="0.068925" calcext:value-type="float">
            <text:p>0.068925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0.615976" calcext:value-type="float">
            <text:p>0.615976</text:p>
          </table:table-cell>
          <table:table-cell office:value-type="float" office:value="0.008114" calcext:value-type="float">
            <text:p>0.008114</text:p>
          </table:table-cell>
          <table:table-cell office:value-type="float" office:value="0.444447" calcext:value-type="float">
            <text:p>0.444447</text:p>
          </table:table-cell>
          <table:table-cell office:value-type="float" office:value="0.418027" calcext:value-type="float">
            <text:p>0.418027</text:p>
          </table:table-cell>
          <table:table-cell table:formula="of:=SUMIFS([results.J$1:.J$1048576];[results.A$1:.A$1048576];[.A179];[results.B$1:.B$1048576];[.B1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C7.raw</text:p>
          </table:table-cell>
          <table:table-cell office:value-type="float" office:value="0.21269" calcext:value-type="float">
            <text:p>0.21269</text:p>
          </table:table-cell>
          <table:table-cell office:value-type="float" office:value="0.051197" calcext:value-type="float">
            <text:p>0.051197</text:p>
          </table:table-cell>
          <table:table-cell office:value-type="float" office:value="0.013351" calcext:value-type="float">
            <text:p>0.013351</text:p>
          </table:table-cell>
          <table:table-cell office:value-type="float" office:value="0.455992" calcext:value-type="float">
            <text:p>0.455992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0.444396" calcext:value-type="float">
            <text:p>0.444396</text:p>
          </table:table-cell>
          <table:table-cell office:value-type="float" office:value="0.42678" calcext:value-type="float">
            <text:p>0.42678</text:p>
          </table:table-cell>
          <table:table-cell table:formula="of:=SUMIFS([results.J$1:.J$1048576];[results.A$1:.A$1048576];[.A180];[results.B$1:.B$1048576];[.B1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D4.raw</text:p>
          </table:table-cell>
          <table:table-cell office:value-type="float" office:value="0.188966" calcext:value-type="float">
            <text:p>0.188966</text:p>
          </table:table-cell>
          <table:table-cell office:value-type="float" office:value="0.057405" calcext:value-type="float">
            <text:p>0.057405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0.563526" calcext:value-type="float">
            <text:p>0.563526</text:p>
          </table:table-cell>
          <table:table-cell office:value-type="float" office:value="0.008526" calcext:value-type="float">
            <text:p>0.008526</text:p>
          </table:table-cell>
          <table:table-cell office:value-type="float" office:value="0.443918" calcext:value-type="float">
            <text:p>0.443918</text:p>
          </table:table-cell>
          <table:table-cell office:value-type="float" office:value="0.414982" calcext:value-type="float">
            <text:p>0.414982</text:p>
          </table:table-cell>
          <table:table-cell table:formula="of:=SUMIFS([results.J$1:.J$1048576];[results.A$1:.A$1048576];[.A181];[results.B$1:.B$1048576];[.B1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E.PIANO.raw</text:p>
          </table:table-cell>
          <table:table-cell office:value-type="string" calcext:value-type="string">
            <text:p>trumpet.raw</text:p>
          </table:table-cell>
          <table:table-cell office:value-type="float" office:value="0.184478" calcext:value-type="float">
            <text:p>0.184478</text:p>
          </table:table-cell>
          <table:table-cell office:value-type="float" office:value="0.061846" calcext:value-type="float">
            <text:p>0.061846</text:p>
          </table:table-cell>
          <table:table-cell office:value-type="float" office:value="0.015158" calcext:value-type="float">
            <text:p>0.015158</text:p>
          </table:table-cell>
          <table:table-cell office:value-type="float" office:value="0.620165" calcext:value-type="float">
            <text:p>0.620165</text:p>
          </table:table-cell>
          <table:table-cell office:value-type="float" office:value="0.008964" calcext:value-type="float">
            <text:p>0.008964</text:p>
          </table:table-cell>
          <table:table-cell office:value-type="float" office:value="0.444186" calcext:value-type="float">
            <text:p>0.444186</text:p>
          </table:table-cell>
          <table:table-cell office:value-type="float" office:value="0.403413" calcext:value-type="float">
            <text:p>0.403413</text:p>
          </table:table-cell>
          <table:table-cell table:formula="of:=SUMIFS([results.J$1:.J$1048576];[results.A$1:.A$1048576];[.A182];[results.B$1:.B$1048576];[.B1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GUITAR.raw</text:p>
          </table:table-cell>
          <table:table-cell office:value-type="float" office:value="0.299804" calcext:value-type="float">
            <text:p>0.299804</text:p>
          </table:table-cell>
          <table:table-cell office:value-type="float" office:value="0.031841" calcext:value-type="float">
            <text:p>0.031841</text:p>
          </table:table-cell>
          <table:table-cell office:value-type="float" office:value="0.012429" calcext:value-type="float">
            <text:p>0.012429</text:p>
          </table:table-cell>
          <table:table-cell office:value-type="float" office:value="0.40596" calcext:value-type="float">
            <text:p>0.40596</text:p>
          </table:table-cell>
          <table:table-cell office:value-type="float" office:value="0.006046" calcext:value-type="float">
            <text:p>0.006046</text:p>
          </table:table-cell>
          <table:table-cell office:value-type="float" office:value="0.421998" calcext:value-type="float">
            <text:p>0.421998</text:p>
          </table:table-cell>
          <table:table-cell office:value-type="float" office:value="0.393864" calcext:value-type="float">
            <text:p>0.393864</text:p>
          </table:table-cell>
          <table:table-cell table:formula="of:=SUMIFS([results.J$1:.J$1048576];[results.A$1:.A$1048576];[.A183];[results.B$1:.B$1048576];[.B1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NOISE.raw</text:p>
          </table:table-cell>
          <table:table-cell office:value-type="float" office:value="0.362543" calcext:value-type="float">
            <text:p>0.362543</text:p>
          </table:table-cell>
          <table:table-cell office:value-type="float" office:value="0.11983" calcext:value-type="float">
            <text:p>0.11983</text:p>
          </table:table-cell>
          <table:table-cell office:value-type="float" office:value="0.014297" calcext:value-type="float">
            <text:p>0.014297</text:p>
          </table:table-cell>
          <table:table-cell office:value-type="float" office:value="0.450007" calcext:value-type="float">
            <text:p>0.450007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0.423587" calcext:value-type="float">
            <text:p>0.423587</text:p>
          </table:table-cell>
          <table:table-cell office:value-type="float" office:value="0.436609" calcext:value-type="float">
            <text:p>0.436609</text:p>
          </table:table-cell>
          <table:table-cell table:formula="of:=SUMIFS([results.J$1:.J$1048576];[results.A$1:.A$1048576];[.A184];[results.B$1:.B$1048576];[.B1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ORGAN.raw</text:p>
          </table:table-cell>
          <table:table-cell office:value-type="float" office:value="0.275109" calcext:value-type="float">
            <text:p>0.275109</text:p>
          </table:table-cell>
          <table:table-cell office:value-type="float" office:value="0.035916" calcext:value-type="float">
            <text:p>0.035916</text:p>
          </table:table-cell>
          <table:table-cell office:value-type="float" office:value="0.010701" calcext:value-type="float">
            <text:p>0.010701</text:p>
          </table:table-cell>
          <table:table-cell office:value-type="float" office:value="0.318052" calcext:value-type="float">
            <text:p>0.318052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396478" calcext:value-type="float">
            <text:p>0.396478</text:p>
          </table:table-cell>
          <table:table-cell office:value-type="float" office:value="0.445459" calcext:value-type="float">
            <text:p>0.445459</text:p>
          </table:table-cell>
          <table:table-cell table:formula="of:=SUMIFS([results.J$1:.J$1048576];[results.A$1:.A$1048576];[.A185];[results.B$1:.B$1048576];[.B1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PIANO.raw</text:p>
          </table:table-cell>
          <table:table-cell office:value-type="float" office:value="0.346723" calcext:value-type="float">
            <text:p>0.346723</text:p>
          </table:table-cell>
          <table:table-cell office:value-type="float" office:value="0.037522" calcext:value-type="float">
            <text:p>0.037522</text:p>
          </table:table-cell>
          <table:table-cell office:value-type="float" office:value="0.013133" calcext:value-type="float">
            <text:p>0.013133</text:p>
          </table:table-cell>
          <table:table-cell office:value-type="float" office:value="0.431546" calcext:value-type="float">
            <text:p>0.431546</text:p>
          </table:table-cell>
          <table:table-cell office:value-type="float" office:value="0.006744" calcext:value-type="float">
            <text:p>0.006744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44848" calcext:value-type="float">
            <text:p>0.44848</text:p>
          </table:table-cell>
          <table:table-cell table:formula="of:=SUMIFS([results.J$1:.J$1048576];[results.A$1:.A$1048576];[.A186];[results.B$1:.B$1048576];[.B1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AW.raw</text:p>
          </table:table-cell>
          <table:table-cell office:value-type="float" office:value="0.34878" calcext:value-type="float">
            <text:p>0.34878</text:p>
          </table:table-cell>
          <table:table-cell office:value-type="float" office:value="0.035196" calcext:value-type="float">
            <text:p>0.035196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0.406169" calcext:value-type="float">
            <text:p>0.406169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0.41362" calcext:value-type="float">
            <text:p>0.41362</text:p>
          </table:table-cell>
          <table:table-cell office:value-type="float" office:value="0.436083" calcext:value-type="float">
            <text:p>0.436083</text:p>
          </table:table-cell>
          <table:table-cell table:formula="of:=SUMIFS([results.J$1:.J$1048576];[results.A$1:.A$1048576];[.A187];[results.B$1:.B$1048576];[.B1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INE.raw</text:p>
          </table:table-cell>
          <table:table-cell office:value-type="float" office:value="0.361769" calcext:value-type="float">
            <text:p>0.361769</text:p>
          </table:table-cell>
          <table:table-cell office:value-type="float" office:value="0.033133" calcext:value-type="float">
            <text:p>0.033133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352038" calcext:value-type="float">
            <text:p>0.352038</text:p>
          </table:table-cell>
          <table:table-cell office:value-type="float" office:value="0.006725" calcext:value-type="float">
            <text:p>0.006725</text:p>
          </table:table-cell>
          <table:table-cell office:value-type="float" office:value="0.420785" calcext:value-type="float">
            <text:p>0.420785</text:p>
          </table:table-cell>
          <table:table-cell office:value-type="float" office:value="0.436529" calcext:value-type="float">
            <text:p>0.436529</text:p>
          </table:table-cell>
          <table:table-cell table:formula="of:=SUMIFS([results.J$1:.J$1048576];[results.A$1:.A$1048576];[.A188];[results.B$1:.B$1048576];[.B1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QUARE.raw</text:p>
          </table:table-cell>
          <table:table-cell office:value-type="float" office:value="0.407676" calcext:value-type="float">
            <text:p>0.407676</text:p>
          </table:table-cell>
          <table:table-cell office:value-type="float" office:value="0.033697" calcext:value-type="float">
            <text:p>0.033697</text:p>
          </table:table-cell>
          <table:table-cell office:value-type="float" office:value="0.013865" calcext:value-type="float">
            <text:p>0.013865</text:p>
          </table:table-cell>
          <table:table-cell office:value-type="float" office:value="0.418346" calcext:value-type="float">
            <text:p>0.418346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417798" calcext:value-type="float">
            <text:p>0.417798</text:p>
          </table:table-cell>
          <table:table-cell office:value-type="float" office:value="0.436883" calcext:value-type="float">
            <text:p>0.436883</text:p>
          </table:table-cell>
          <table:table-cell table:formula="of:=SUMIFS([results.J$1:.J$1048576];[results.A$1:.A$1048576];[.A189];[results.B$1:.B$1048576];[.B1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SWEEP.raw</text:p>
          </table:table-cell>
          <table:table-cell office:value-type="float" office:value="0.283858" calcext:value-type="float">
            <text:p>0.283858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010582" calcext:value-type="float">
            <text:p>0.010582</text:p>
          </table:table-cell>
          <table:table-cell office:value-type="float" office:value="0.344903" calcext:value-type="float">
            <text:p>0.344903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425181" calcext:value-type="float">
            <text:p>0.425181</text:p>
          </table:table-cell>
          <table:table-cell office:value-type="float" office:value="0.326931" calcext:value-type="float">
            <text:p>0.326931</text:p>
          </table:table-cell>
          <table:table-cell table:formula="of:=SUMIFS([results.J$1:.J$1048576];[results.A$1:.A$1048576];[.A190];[results.B$1:.B$1048576];[.B1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HEREMIN.raw</text:p>
          </table:table-cell>
          <table:table-cell office:value-type="float" office:value="0.363197" calcext:value-type="float">
            <text:p>0.363197</text:p>
          </table:table-cell>
          <table:table-cell office:value-type="float" office:value="0.032542" calcext:value-type="float">
            <text:p>0.032542</text:p>
          </table:table-cell>
          <table:table-cell office:value-type="float" office:value="0.010276" calcext:value-type="float">
            <text:p>0.010276</text:p>
          </table:table-cell>
          <table:table-cell office:value-type="float" office:value="0.283769" calcext:value-type="float">
            <text:p>0.283769</text:p>
          </table:table-cell>
          <table:table-cell office:value-type="float" office:value="0.004133" calcext:value-type="float">
            <text:p>0.004133</text:p>
          </table:table-cell>
          <table:table-cell office:value-type="float" office:value="0.402353" calcext:value-type="float">
            <text:p>0.402353</text:p>
          </table:table-cell>
          <table:table-cell office:value-type="float" office:value="0.331227" calcext:value-type="float">
            <text:p>0.331227</text:p>
          </table:table-cell>
          <table:table-cell table:formula="of:=SUMIFS([results.J$1:.J$1048576];[results.A$1:.A$1048576];[.A191];[results.B$1:.B$1048576];[.B1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rumpet 2.raw</text:p>
          </table:table-cell>
          <table:table-cell office:value-type="float" office:value="0.300717" calcext:value-type="float">
            <text:p>0.300717</text:p>
          </table:table-cell>
          <table:table-cell office:value-type="float" office:value="0.055347" calcext:value-type="float">
            <text:p>0.055347</text:p>
          </table:table-cell>
          <table:table-cell office:value-type="float" office:value="0.015556" calcext:value-type="float">
            <text:p>0.015556</text:p>
          </table:table-cell>
          <table:table-cell office:value-type="float" office:value="0.522096" calcext:value-type="float">
            <text:p>0.522096</text:p>
          </table:table-cell>
          <table:table-cell office:value-type="float" office:value="0.009428" calcext:value-type="float">
            <text:p>0.009428</text:p>
          </table:table-cell>
          <table:table-cell office:value-type="float" office:value="0.425023" calcext:value-type="float">
            <text:p>0.425023</text:p>
          </table:table-cell>
          <table:table-cell office:value-type="float" office:value="0.415459" calcext:value-type="float">
            <text:p>0.415459</text:p>
          </table:table-cell>
          <table:table-cell table:formula="of:=SUMIFS([results.J$1:.J$1048576];[results.A$1:.A$1048576];[.A192];[results.B$1:.B$1048576];[.B1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TRUMPET.raw</text:p>
          </table:table-cell>
          <table:table-cell office:value-type="float" office:value="0.314823" calcext:value-type="float">
            <text:p>0.314823</text:p>
          </table:table-cell>
          <table:table-cell office:value-type="float" office:value="0.063941" calcext:value-type="float">
            <text:p>0.063941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0.439993" calcext:value-type="float">
            <text:p>0.439993</text:p>
          </table:table-cell>
          <table:table-cell office:value-type="float" office:value="0.007706" calcext:value-type="float">
            <text:p>0.007706</text:p>
          </table:table-cell>
          <table:table-cell office:value-type="float" office:value="0.421133" calcext:value-type="float">
            <text:p>0.421133</text:p>
          </table:table-cell>
          <table:table-cell office:value-type="float" office:value="0.416373" calcext:value-type="float">
            <text:p>0.416373</text:p>
          </table:table-cell>
          <table:table-cell table:formula="of:=SUMIFS([results.J$1:.J$1048576];[results.A$1:.A$1048576];[.A193];[results.B$1:.B$1048576];[.B1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myVIOLIN.raw</text:p>
          </table:table-cell>
          <table:table-cell office:value-type="float" office:value="0.28845" calcext:value-type="float">
            <text:p>0.28845</text:p>
          </table:table-cell>
          <table:table-cell office:value-type="float" office:value="0.050945" calcext:value-type="float">
            <text:p>0.050945</text:p>
          </table:table-cell>
          <table:table-cell office:value-type="float" office:value="0.016239" calcext:value-type="float">
            <text:p>0.016239</text:p>
          </table:table-cell>
          <table:table-cell office:value-type="float" office:value="0.449751" calcext:value-type="float">
            <text:p>0.449751</text:p>
          </table:table-cell>
          <table:table-cell office:value-type="float" office:value="0.010338" calcext:value-type="float">
            <text:p>0.010338</text:p>
          </table:table-cell>
          <table:table-cell office:value-type="float" office:value="0.425213" calcext:value-type="float">
            <text:p>0.425213</text:p>
          </table:table-cell>
          <table:table-cell office:value-type="float" office:value="0.357887" calcext:value-type="float">
            <text:p>0.357887</text:p>
          </table:table-cell>
          <table:table-cell table:formula="of:=SUMIFS([results.J$1:.J$1048576];[results.A$1:.A$1048576];[.A194];[results.B$1:.B$1048576];[.B1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lence.raw</text:p>
          </table:table-cell>
          <table:table-cell office:value-type="float" office:value="0.40522" calcext:value-type="float">
            <text:p>0.40522</text:p>
          </table:table-cell>
          <table:table-cell office:value-type="float" office:value="0.033088" calcext:value-type="float">
            <text:p>0.033088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403929" calcext:value-type="float">
            <text:p>0.403929</text:p>
          </table:table-cell>
          <table:table-cell office:value-type="float" office:value="0.007866" calcext:value-type="float">
            <text:p>0.007866</text:p>
          </table:table-cell>
          <table:table-cell office:value-type="float" office:value="0.299323" calcext:value-type="float">
            <text:p>0.299323</text:p>
          </table:table-cell>
          <table:table-cell office:value-type="float" office:value="0.301771" calcext:value-type="float">
            <text:p>0.301771</text:p>
          </table:table-cell>
          <table:table-cell table:formula="of:=SUMIFS([results.J$1:.J$1048576];[results.A$1:.A$1048576];[.A195];[results.B$1:.B$1048576];[.B1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neC5.raw</text:p>
          </table:table-cell>
          <table:table-cell office:value-type="float" office:value="0.312715" calcext:value-type="float">
            <text:p>0.312715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.274594" calcext:value-type="float">
            <text:p>0.274594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423816" calcext:value-type="float">
            <text:p>0.423816</text:p>
          </table:table-cell>
          <table:table-cell office:value-type="float" office:value="0.39017" calcext:value-type="float">
            <text:p>0.39017</text:p>
          </table:table-cell>
          <table:table-cell table:formula="of:=SUMIFS([results.J$1:.J$1048576];[results.A$1:.A$1048576];[.A196];[results.B$1:.B$1048576];[.B1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sine.raw</text:p>
          </table:table-cell>
          <table:table-cell office:value-type="float" office:value="0.340656" calcext:value-type="float">
            <text:p>0.340656</text:p>
          </table:table-cell>
          <table:table-cell office:value-type="float" office:value="0.037279" calcext:value-type="float">
            <text:p>0.037279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326369" calcext:value-type="float">
            <text:p>0.326369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414371" calcext:value-type="float">
            <text:p>0.414371</text:p>
          </table:table-cell>
          <table:table-cell office:value-type="float" office:value="0.394438" calcext:value-type="float">
            <text:p>0.394438</text:p>
          </table:table-cell>
          <table:table-cell table:formula="of:=SUMIFS([results.J$1:.J$1048576];[results.A$1:.A$1048576];[.A197];[results.B$1:.B$1048576];[.B1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B4.raw</text:p>
          </table:table-cell>
          <table:table-cell office:value-type="float" office:value="0.264239" calcext:value-type="float">
            <text:p>0.264239</text:p>
          </table:table-cell>
          <table:table-cell office:value-type="float" office:value="0.058552" calcext:value-type="float">
            <text:p>0.058552</text:p>
          </table:table-cell>
          <table:table-cell office:value-type="float" office:value="0.017181" calcext:value-type="float">
            <text:p>0.017181</text:p>
          </table:table-cell>
          <table:table-cell office:value-type="float" office:value="0.59326" calcext:value-type="float">
            <text:p>0.59326</text:p>
          </table:table-cell>
          <table:table-cell office:value-type="float" office:value="0.011531" calcext:value-type="float">
            <text:p>0.011531</text:p>
          </table:table-cell>
          <table:table-cell office:value-type="float" office:value="0.425186" calcext:value-type="float">
            <text:p>0.425186</text:p>
          </table:table-cell>
          <table:table-cell office:value-type="float" office:value="0.378682" calcext:value-type="float">
            <text:p>0.378682</text:p>
          </table:table-cell>
          <table:table-cell table:formula="of:=SUMIFS([results.J$1:.J$1048576];[results.A$1:.A$1048576];[.A198];[results.B$1:.B$1048576];[.B1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2.raw</text:p>
          </table:table-cell>
          <table:table-cell office:value-type="float" office:value="0.260964" calcext:value-type="float">
            <text:p>0.260964</text:p>
          </table:table-cell>
          <table:table-cell office:value-type="float" office:value="0.057921" calcext:value-type="float">
            <text:p>0.057921</text:p>
          </table:table-cell>
          <table:table-cell office:value-type="float" office:value="0.012001" calcext:value-type="float">
            <text:p>0.012001</text:p>
          </table:table-cell>
          <table:table-cell office:value-type="float" office:value="0.363424" calcext:value-type="float">
            <text:p>0.363424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424434" calcext:value-type="float">
            <text:p>0.424434</text:p>
          </table:table-cell>
          <table:table-cell office:value-type="float" office:value="0.274641" calcext:value-type="float">
            <text:p>0.274641</text:p>
          </table:table-cell>
          <table:table-cell table:formula="of:=SUMIFS([results.J$1:.J$1048576];[results.A$1:.A$1048576];[.A199];[results.B$1:.B$1048576];[.B1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4Sharp.raw</text:p>
          </table:table-cell>
          <table:table-cell office:value-type="float" office:value="0.266802" calcext:value-type="float">
            <text:p>0.266802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13495" calcext:value-type="float">
            <text:p>0.013495</text:p>
          </table:table-cell>
          <table:table-cell office:value-type="float" office:value="0.416615" calcext:value-type="float">
            <text:p>0.416615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0.425105" calcext:value-type="float">
            <text:p>0.425105</text:p>
          </table:table-cell>
          <table:table-cell office:value-type="float" office:value="0.398526" calcext:value-type="float">
            <text:p>0.398526</text:p>
          </table:table-cell>
          <table:table-cell table:formula="of:=SUMIFS([results.J$1:.J$1048576];[results.A$1:.A$1048576];[.A200];[results.B$1:.B$1048576];[.B2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5.raw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0.069298" calcext:value-type="float">
            <text:p>0.069298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014575" calcext:value-type="float">
            <text:p>0.014575</text:p>
          </table:table-cell>
          <table:table-cell office:value-type="float" office:value="0.425415" calcext:value-type="float">
            <text:p>0.425415</text:p>
          </table:table-cell>
          <table:table-cell office:value-type="float" office:value="0.408717" calcext:value-type="float">
            <text:p>0.408717</text:p>
          </table:table-cell>
          <table:table-cell table:formula="of:=SUMIFS([results.J$1:.J$1048576];[results.A$1:.A$1048576];[.A201];[results.B$1:.B$1048576];[.B2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C7.raw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0.048881" calcext:value-type="float">
            <text:p>0.048881</text:p>
          </table:table-cell>
          <table:table-cell office:value-type="float" office:value="0.016015" calcext:value-type="float">
            <text:p>0.016015</text:p>
          </table:table-cell>
          <table:table-cell office:value-type="float" office:value="0.509595" calcext:value-type="float">
            <text:p>0.509595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0.425594" calcext:value-type="float">
            <text:p>0.425594</text:p>
          </table:table-cell>
          <table:table-cell office:value-type="float" office:value="0.4083" calcext:value-type="float">
            <text:p>0.4083</text:p>
          </table:table-cell>
          <table:table-cell table:formula="of:=SUMIFS([results.J$1:.J$1048576];[results.A$1:.A$1048576];[.A202];[results.B$1:.B$1048576];[.B2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D4.raw</text:p>
          </table:table-cell>
          <table:table-cell office:value-type="float" office:value="0.26581" calcext:value-type="float">
            <text:p>0.26581</text:p>
          </table:table-cell>
          <table:table-cell office:value-type="float" office:value="0.055223" calcext:value-type="float">
            <text:p>0.055223</text:p>
          </table:table-cell>
          <table:table-cell office:value-type="float" office:value="0.016901" calcext:value-type="float">
            <text:p>0.016901</text:p>
          </table:table-cell>
          <table:table-cell office:value-type="float" office:value="0.552523" calcext:value-type="float">
            <text:p>0.552523</text:p>
          </table:table-cell>
          <table:table-cell office:value-type="float" office:value="0.011156" calcext:value-type="float">
            <text:p>0.011156</text:p>
          </table:table-cell>
          <table:table-cell office:value-type="float" office:value="0.424936" calcext:value-type="float">
            <text:p>0.424936</text:p>
          </table:table-cell>
          <table:table-cell office:value-type="float" office:value="0.402374" calcext:value-type="float">
            <text:p>0.402374</text:p>
          </table:table-cell>
          <table:table-cell table:formula="of:=SUMIFS([results.J$1:.J$1048576];[results.A$1:.A$1048576];[.A203];[results.B$1:.B$1048576];[.B2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ONG.raw</text:p>
          </table:table-cell>
          <table:table-cell office:value-type="string" calcext:value-type="string">
            <text:p>trumpet.raw</text:p>
          </table:table-cell>
          <table:table-cell office:value-type="float" office:value="0.266458" calcext:value-type="float">
            <text:p>0.266458</text:p>
          </table:table-cell>
          <table:table-cell office:value-type="float" office:value="0.061525" calcext:value-type="float">
            <text:p>0.06152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603197" calcext:value-type="float">
            <text:p>0.60319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424859" calcext:value-type="float">
            <text:p>0.424859</text:p>
          </table:table-cell>
          <table:table-cell office:value-type="float" office:value="0.387867" calcext:value-type="float">
            <text:p>0.387867</text:p>
          </table:table-cell>
          <table:table-cell table:formula="of:=SUMIFS([results.J$1:.J$1048576];[results.A$1:.A$1048576];[.A204];[results.B$1:.B$1048576];[.B2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NOISE.raw</text:p>
          </table:table-cell>
          <table:table-cell office:value-type="float" office:value="0.304104" calcext:value-type="float">
            <text:p>0.304104</text:p>
          </table:table-cell>
          <table:table-cell office:value-type="float" office:value="0.118412" calcext:value-type="float">
            <text:p>0.11841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490563" calcext:value-type="float">
            <text:p>0.490563</text:p>
          </table:table-cell>
          <table:table-cell office:value-type="float" office:value="0.006428" calcext:value-type="float">
            <text:p>0.006428</text:p>
          </table:table-cell>
          <table:table-cell office:value-type="float" office:value="0.462654" calcext:value-type="float">
            <text:p>0.462654</text:p>
          </table:table-cell>
          <table:table-cell office:value-type="float" office:value="0.348443" calcext:value-type="float">
            <text:p>0.348443</text:p>
          </table:table-cell>
          <table:table-cell table:formula="of:=SUMIFS([results.J$1:.J$1048576];[results.A$1:.A$1048576];[.A205];[results.B$1:.B$1048576];[.B2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ORGAN.raw</text:p>
          </table:table-cell>
          <table:table-cell office:value-type="float" office:value="0.187987" calcext:value-type="float">
            <text:p>0.187987</text:p>
          </table:table-cell>
          <table:table-cell office:value-type="float" office:value="0.029754" calcext:value-type="float">
            <text:p>0.029754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0.439608" calcext:value-type="float">
            <text:p>0.439608</text:p>
          </table:table-cell>
          <table:table-cell office:value-type="float" office:value="0.005328" calcext:value-type="float">
            <text:p>0.005328</text:p>
          </table:table-cell>
          <table:table-cell office:value-type="float" office:value="0.410992" calcext:value-type="float">
            <text:p>0.410992</text:p>
          </table:table-cell>
          <table:table-cell office:value-type="float" office:value="0.38195" calcext:value-type="float">
            <text:p>0.38195</text:p>
          </table:table-cell>
          <table:table-cell table:formula="of:=SUMIFS([results.J$1:.J$1048576];[results.A$1:.A$1048576];[.A206];[results.B$1:.B$1048576];[.B2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PIANO.raw</text:p>
          </table:table-cell>
          <table:table-cell office:value-type="float" office:value="0.183136" calcext:value-type="float">
            <text:p>0.183136</text:p>
          </table:table-cell>
          <table:table-cell office:value-type="float" office:value="0.021205" calcext:value-type="float">
            <text:p>0.021205</text:p>
          </table:table-cell>
          <table:table-cell office:value-type="float" office:value="0.008444" calcext:value-type="float">
            <text:p>0.008444</text:p>
          </table:table-cell>
          <table:table-cell office:value-type="float" office:value="0.393774" calcext:value-type="float">
            <text:p>0.393774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0.448446" calcext:value-type="float">
            <text:p>0.448446</text:p>
          </table:table-cell>
          <table:table-cell office:value-type="float" office:value="0.423603" calcext:value-type="float">
            <text:p>0.423603</text:p>
          </table:table-cell>
          <table:table-cell table:formula="of:=SUMIFS([results.J$1:.J$1048576];[results.A$1:.A$1048576];[.A207];[results.B$1:.B$1048576];[.B2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AW.raw</text:p>
          </table:table-cell>
          <table:table-cell office:value-type="float" office:value="0.163728" calcext:value-type="float">
            <text:p>0.163728</text:p>
          </table:table-cell>
          <table:table-cell office:value-type="float" office:value="0.016759" calcext:value-type="float">
            <text:p>0.016759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263836" calcext:value-type="float">
            <text:p>0.263836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446522" calcext:value-type="float">
            <text:p>0.446522</text:p>
          </table:table-cell>
          <table:table-cell office:value-type="float" office:value="0.348123" calcext:value-type="float">
            <text:p>0.348123</text:p>
          </table:table-cell>
          <table:table-cell table:formula="of:=SUMIFS([results.J$1:.J$1048576];[results.A$1:.A$1048576];[.A208];[results.B$1:.B$1048576];[.B2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INE.raw</text:p>
          </table:table-cell>
          <table:table-cell office:value-type="float" office:value="0.16418" calcext:value-type="float">
            <text:p>0.16418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396238" calcext:value-type="float">
            <text:p>0.396238</text:p>
          </table:table-cell>
          <table:table-cell office:value-type="float" office:value="0.002531" calcext:value-type="float">
            <text:p>0.002531</text:p>
          </table:table-cell>
          <table:table-cell office:value-type="float" office:value="0.473716" calcext:value-type="float">
            <text:p>0.473716</text:p>
          </table:table-cell>
          <table:table-cell office:value-type="float" office:value="0.348272" calcext:value-type="float">
            <text:p>0.348272</text:p>
          </table:table-cell>
          <table:table-cell table:formula="of:=SUMIFS([results.J$1:.J$1048576];[results.A$1:.A$1048576];[.A209];[results.B$1:.B$1048576];[.B2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QUARE.raw</text:p>
          </table:table-cell>
          <table:table-cell office:value-type="float" office:value="0.217364" calcext:value-type="float">
            <text:p>0.217364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0.009431" calcext:value-type="float">
            <text:p>0.009431</text:p>
          </table:table-cell>
          <table:table-cell office:value-type="float" office:value="0.405088" calcext:value-type="float">
            <text:p>0.405088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468554" calcext:value-type="float">
            <text:p>0.468554</text:p>
          </table:table-cell>
          <table:table-cell office:value-type="float" office:value="0.348398" calcext:value-type="float">
            <text:p>0.348398</text:p>
          </table:table-cell>
          <table:table-cell table:formula="of:=SUMIFS([results.J$1:.J$1048576];[results.A$1:.A$1048576];[.A210];[results.B$1:.B$1048576];[.B2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SWEEP.raw</text:p>
          </table:table-cell>
          <table:table-cell office:value-type="float" office:value="0.122844" calcext:value-type="float">
            <text:p>0.122844</text:p>
          </table:table-cell>
          <table:table-cell office:value-type="float" office:value="0.019832" calcext:value-type="float">
            <text:p>0.019832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.336593" calcext:value-type="float">
            <text:p>0.336593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482931" calcext:value-type="float">
            <text:p>0.482931</text:p>
          </table:table-cell>
          <table:table-cell office:value-type="float" office:value="0.358738" calcext:value-type="float">
            <text:p>0.358738</text:p>
          </table:table-cell>
          <table:table-cell table:formula="of:=SUMIFS([results.J$1:.J$1048576];[results.A$1:.A$1048576];[.A211];[results.B$1:.B$1048576];[.B2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HEREMIN.raw</text:p>
          </table:table-cell>
          <table:table-cell office:value-type="float" office:value="0.18011" calcext:value-type="float">
            <text:p>0.18011</text:p>
          </table:table-cell>
          <table:table-cell office:value-type="float" office:value="0.014509" calcext:value-type="float">
            <text:p>0.014509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329342" calcext:value-type="float">
            <text:p>0.329342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452643" calcext:value-type="float">
            <text:p>0.452643</text:p>
          </table:table-cell>
          <table:table-cell office:value-type="float" office:value="0.283795" calcext:value-type="float">
            <text:p>0.283795</text:p>
          </table:table-cell>
          <table:table-cell table:formula="of:=SUMIFS([results.J$1:.J$1048576];[results.A$1:.A$1048576];[.A212];[results.B$1:.B$1048576];[.B2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rumpet 2.raw</text:p>
          </table:table-cell>
          <table:table-cell office:value-type="float" office:value="0.255239" calcext:value-type="float">
            <text:p>0.255239</text:p>
          </table:table-cell>
          <table:table-cell office:value-type="float" office:value="0.05638" calcext:value-type="float">
            <text:p>0.05638</text:p>
          </table:table-cell>
          <table:table-cell office:value-type="float" office:value="0.010868" calcext:value-type="float">
            <text:p>0.010868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004617" calcext:value-type="float">
            <text:p>0.004617</text:p>
          </table:table-cell>
          <table:table-cell office:value-type="float" office:value="0.459251" calcext:value-type="float">
            <text:p>0.459251</text:p>
          </table:table-cell>
          <table:table-cell office:value-type="float" office:value="0.346304" calcext:value-type="float">
            <text:p>0.346304</text:p>
          </table:table-cell>
          <table:table-cell table:formula="of:=SUMIFS([results.J$1:.J$1048576];[results.A$1:.A$1048576];[.A213];[results.B$1:.B$1048576];[.B2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TRUMPET.raw</text:p>
          </table:table-cell>
          <table:table-cell office:value-type="float" office:value="0.225205" calcext:value-type="float">
            <text:p>0.225205</text:p>
          </table:table-cell>
          <table:table-cell office:value-type="float" office:value="0.058514" calcext:value-type="float">
            <text:p>0.058514</text:p>
          </table:table-cell>
          <table:table-cell office:value-type="float" office:value="0.009623" calcext:value-type="float">
            <text:p>0.009623</text:p>
          </table:table-cell>
          <table:table-cell office:value-type="float" office:value="0.416618" calcext:value-type="float">
            <text:p>0.416618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461694" calcext:value-type="float">
            <text:p>0.461694</text:p>
          </table:table-cell>
          <table:table-cell office:value-type="float" office:value="0.359201" calcext:value-type="float">
            <text:p>0.359201</text:p>
          </table:table-cell>
          <table:table-cell table:formula="of:=SUMIFS([results.J$1:.J$1048576];[results.A$1:.A$1048576];[.A214];[results.B$1:.B$1048576];[.B2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myVIOLIN.raw</text:p>
          </table:table-cell>
          <table:table-cell office:value-type="float" office:value="0.208484" calcext:value-type="float">
            <text:p>0.208484</text:p>
          </table:table-cell>
          <table:table-cell office:value-type="float" office:value="0.047271" calcext:value-type="float">
            <text:p>0.047271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.386675" calcext:value-type="float">
            <text:p>0.386675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3677" calcext:value-type="float">
            <text:p>0.33677</text:p>
          </table:table-cell>
          <table:table-cell table:formula="of:=SUMIFS([results.J$1:.J$1048576];[results.A$1:.A$1048576];[.A215];[results.B$1:.B$1048576];[.B2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lence.raw</text:p>
          </table:table-cell>
          <table:table-cell office:value-type="float" office:value="0.353841" calcext:value-type="float">
            <text:p>0.353841</text:p>
          </table:table-cell>
          <table:table-cell office:value-type="float" office:value="0.028004" calcext:value-type="float">
            <text:p>0.028004</text:p>
          </table:table-cell>
          <table:table-cell office:value-type="float" office:value="0.010924" calcext:value-type="float">
            <text:p>0.010924</text:p>
          </table:table-cell>
          <table:table-cell office:value-type="float" office:value="0.424162" calcext:value-type="float">
            <text:p>0.424162</text:p>
          </table:table-cell>
          <table:table-cell office:value-type="float" office:value="0.004718" calcext:value-type="float">
            <text:p>0.004718</text:p>
          </table:table-cell>
          <table:table-cell office:value-type="float" office:value="0.301719" calcext:value-type="float">
            <text:p>0.301719</text:p>
          </table:table-cell>
          <table:table-cell office:value-type="float" office:value="0.236332" calcext:value-type="float">
            <text:p>0.236332</text:p>
          </table:table-cell>
          <table:table-cell table:formula="of:=SUMIFS([results.J$1:.J$1048576];[results.A$1:.A$1048576];[.A216];[results.B$1:.B$1048576];[.B2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neC5.raw</text:p>
          </table:table-cell>
          <table:table-cell office:value-type="float" office:value="0.189053" calcext:value-type="float">
            <text:p>0.189053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07768" calcext:value-type="float">
            <text:p>0.007768</text:p>
          </table:table-cell>
          <table:table-cell office:value-type="float" office:value="0.359738" calcext:value-type="float">
            <text:p>0.359738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0.468403" calcext:value-type="float">
            <text:p>0.468403</text:p>
          </table:table-cell>
          <table:table-cell office:value-type="float" office:value="0.389459" calcext:value-type="float">
            <text:p>0.389459</text:p>
          </table:table-cell>
          <table:table-cell table:formula="of:=SUMIFS([results.J$1:.J$1048576];[results.A$1:.A$1048576];[.A217];[results.B$1:.B$1048576];[.B2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sine.raw</text:p>
          </table:table-cell>
          <table:table-cell office:value-type="float" office:value="0.247811" calcext:value-type="float">
            <text:p>0.247811</text:p>
          </table:table-cell>
          <table:table-cell office:value-type="float" office:value="0.029705" calcext:value-type="float">
            <text:p>0.029705</text:p>
          </table:table-cell>
          <table:table-cell office:value-type="float" office:value="0.011091" calcext:value-type="float">
            <text:p>0.011091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0.451047" calcext:value-type="float">
            <text:p>0.451047</text:p>
          </table:table-cell>
          <table:table-cell office:value-type="float" office:value="0.387874" calcext:value-type="float">
            <text:p>0.387874</text:p>
          </table:table-cell>
          <table:table-cell table:formula="of:=SUMIFS([results.J$1:.J$1048576];[results.A$1:.A$1048576];[.A218];[results.B$1:.B$1048576];[.B2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B4.raw</text:p>
          </table:table-cell>
          <table:table-cell office:value-type="float" office:value="0.177698" calcext:value-type="float">
            <text:p>0.177698</text:p>
          </table:table-cell>
          <table:table-cell office:value-type="float" office:value="0.055875" calcext:value-type="float">
            <text:p>0.055875</text:p>
          </table:table-cell>
          <table:table-cell office:value-type="float" office:value="0.015558" calcext:value-type="float">
            <text:p>0.015558</text:p>
          </table:table-cell>
          <table:table-cell office:value-type="float" office:value="0.551871" calcext:value-type="float">
            <text:p>0.551871</text:p>
          </table:table-cell>
          <table:table-cell office:value-type="float" office:value="0.009502" calcext:value-type="float">
            <text:p>0.009502</text:p>
          </table:table-cell>
          <table:table-cell office:value-type="float" office:value="0.473547" calcext:value-type="float">
            <text:p>0.473547</text:p>
          </table:table-cell>
          <table:table-cell office:value-type="float" office:value="0.359467" calcext:value-type="float">
            <text:p>0.359467</text:p>
          </table:table-cell>
          <table:table-cell table:formula="of:=SUMIFS([results.J$1:.J$1048576];[results.A$1:.A$1048576];[.A219];[results.B$1:.B$1048576];[.B2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2.raw</text:p>
          </table:table-cell>
          <table:table-cell office:value-type="float" office:value="0.168281" calcext:value-type="float">
            <text:p>0.168281</text:p>
          </table:table-cell>
          <table:table-cell office:value-type="float" office:value="0.053853" calcext:value-type="float">
            <text:p>0.053853</text:p>
          </table:table-cell>
          <table:table-cell office:value-type="float" office:value="0.015953" calcext:value-type="float">
            <text:p>0.015953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0.009836" calcext:value-type="float">
            <text:p>0.009836</text:p>
          </table:table-cell>
          <table:table-cell office:value-type="float" office:value="0.472306" calcext:value-type="float">
            <text:p>0.472306</text:p>
          </table:table-cell>
          <table:table-cell office:value-type="float" office:value="0.319257" calcext:value-type="float">
            <text:p>0.319257</text:p>
          </table:table-cell>
          <table:table-cell table:formula="of:=SUMIFS([results.J$1:.J$1048576];[results.A$1:.A$1048576];[.A220];[results.B$1:.B$1048576];[.B2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4Sharp.raw</text:p>
          </table:table-cell>
          <table:table-cell office:value-type="float" office:value="0.181264" calcext:value-type="float">
            <text:p>0.181264</text:p>
          </table:table-cell>
          <table:table-cell office:value-type="float" office:value="0.055562" calcext:value-type="float">
            <text:p>0.055562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376405" calcext:value-type="float">
            <text:p>0.376405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.473428" calcext:value-type="float">
            <text:p>0.473428</text:p>
          </table:table-cell>
          <table:table-cell office:value-type="float" office:value="0.364927" calcext:value-type="float">
            <text:p>0.364927</text:p>
          </table:table-cell>
          <table:table-cell table:formula="of:=SUMIFS([results.J$1:.J$1048576];[results.A$1:.A$1048576];[.A221];[results.B$1:.B$1048576];[.B2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5.raw</text:p>
          </table:table-cell>
          <table:table-cell office:value-type="float" office:value="0.177945" calcext:value-type="float">
            <text:p>0.177945</text:p>
          </table:table-cell>
          <table:table-cell office:value-type="float" office:value="0.065729" calcext:value-type="float">
            <text:p>0.065729</text:p>
          </table:table-cell>
          <table:table-cell office:value-type="float" office:value="0.012076" calcext:value-type="float">
            <text:p>0.012076</text:p>
          </table:table-cell>
          <table:table-cell office:value-type="float" office:value="0.514317" calcext:value-type="float">
            <text:p>0.514317</text:p>
          </table:table-cell>
          <table:table-cell office:value-type="float" office:value="0.005728" calcext:value-type="float">
            <text:p>0.005728</text:p>
          </table:table-cell>
          <table:table-cell office:value-type="float" office:value="0.473397" calcext:value-type="float">
            <text:p>0.473397</text:p>
          </table:table-cell>
          <table:table-cell office:value-type="float" office:value="0.357645" calcext:value-type="float">
            <text:p>0.357645</text:p>
          </table:table-cell>
          <table:table-cell table:formula="of:=SUMIFS([results.J$1:.J$1048576];[results.A$1:.A$1048576];[.A222];[results.B$1:.B$1048576];[.B2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C7.raw</text:p>
          </table:table-cell>
          <table:table-cell office:value-type="float" office:value="0.203049" calcext:value-type="float">
            <text:p>0.203049</text:p>
          </table:table-cell>
          <table:table-cell office:value-type="float" office:value="0.04535" calcext:value-type="float">
            <text:p>0.04535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482786" calcext:value-type="float">
            <text:p>0.482786</text:p>
          </table:table-cell>
          <table:table-cell office:value-type="float" office:value="0.006101" calcext:value-type="float">
            <text:p>0.006101</text:p>
          </table:table-cell>
          <table:table-cell office:value-type="float" office:value="0.473762" calcext:value-type="float">
            <text:p>0.473762</text:p>
          </table:table-cell>
          <table:table-cell office:value-type="float" office:value="0.371398" calcext:value-type="float">
            <text:p>0.371398</text:p>
          </table:table-cell>
          <table:table-cell table:formula="of:=SUMIFS([results.J$1:.J$1048576];[results.A$1:.A$1048576];[.A223];[results.B$1:.B$1048576];[.B2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D4.raw</text:p>
          </table:table-cell>
          <table:table-cell office:value-type="float" office:value="0.180124" calcext:value-type="float">
            <text:p>0.180124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14583" calcext:value-type="float">
            <text:p>0.014583</text:p>
          </table:table-cell>
          <table:table-cell office:value-type="float" office:value="0.478831" calcext:value-type="float">
            <text:p>0.478831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473436" calcext:value-type="float">
            <text:p>0.473436</text:p>
          </table:table-cell>
          <table:table-cell office:value-type="float" office:value="0.364595" calcext:value-type="float">
            <text:p>0.364595</text:p>
          </table:table-cell>
          <table:table-cell table:formula="of:=SUMIFS([results.J$1:.J$1048576];[results.A$1:.A$1048576];[.A224];[results.B$1:.B$1048576];[.B2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GUITAR.raw</text:p>
          </table:table-cell>
          <table:table-cell office:value-type="string" calcext:value-type="string">
            <text:p>trumpet.raw</text:p>
          </table:table-cell>
          <table:table-cell office:value-type="float" office:value="0.171648" calcext:value-type="float">
            <text:p>0.171648</text:p>
          </table:table-cell>
          <table:table-cell office:value-type="float" office:value="0.056729" calcext:value-type="float">
            <text:p>0.056729</text:p>
          </table:table-cell>
          <table:table-cell office:value-type="float" office:value="0.013886" calcext:value-type="float">
            <text:p>0.013886</text:p>
          </table:table-cell>
          <table:table-cell office:value-type="float" office:value="0.527581" calcext:value-type="float">
            <text:p>0.527581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0.474534" calcext:value-type="float">
            <text:p>0.474534</text:p>
          </table:table-cell>
          <table:table-cell office:value-type="float" office:value="0.359236" calcext:value-type="float">
            <text:p>0.359236</text:p>
          </table:table-cell>
          <table:table-cell table:formula="of:=SUMIFS([results.J$1:.J$1048576];[results.A$1:.A$1048576];[.A225];[results.B$1:.B$1048576];[.B2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ORGAN.raw</text:p>
          </table:table-cell>
          <table:table-cell office:value-type="float" office:value="0.318865" calcext:value-type="float">
            <text:p>0.318865</text:p>
          </table:table-cell>
          <table:table-cell office:value-type="float" office:value="0.121296" calcext:value-type="float">
            <text:p>0.121296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467995" calcext:value-type="float">
            <text:p>0.467995</text:p>
          </table:table-cell>
          <table:table-cell office:value-type="float" office:value="0.006642" calcext:value-type="float">
            <text:p>0.006642</text:p>
          </table:table-cell>
          <table:table-cell office:value-type="float" office:value="0.412901" calcext:value-type="float">
            <text:p>0.412901</text:p>
          </table:table-cell>
          <table:table-cell office:value-type="float" office:value="0.409873" calcext:value-type="float">
            <text:p>0.409873</text:p>
          </table:table-cell>
          <table:table-cell table:formula="of:=SUMIFS([results.J$1:.J$1048576];[results.A$1:.A$1048576];[.A226];[results.B$1:.B$1048576];[.B2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PIANO.raw</text:p>
          </table:table-cell>
          <table:table-cell office:value-type="float" office:value="0.353064" calcext:value-type="float">
            <text:p>0.353064</text:p>
          </table:table-cell>
          <table:table-cell office:value-type="float" office:value="0.120486" calcext:value-type="float">
            <text:p>0.120486</text:p>
          </table:table-cell>
          <table:table-cell office:value-type="float" office:value="0.014606" calcext:value-type="float">
            <text:p>0.014606</text:p>
          </table:table-cell>
          <table:table-cell office:value-type="float" office:value="0.434044" calcext:value-type="float">
            <text:p>0.434044</text:p>
          </table:table-cell>
          <table:table-cell office:value-type="float" office:value="0.008407" calcext:value-type="float">
            <text:p>0.008407</text:p>
          </table:table-cell>
          <table:table-cell office:value-type="float" office:value="0.439215" calcext:value-type="float">
            <text:p>0.439215</text:p>
          </table:table-cell>
          <table:table-cell office:value-type="float" office:value="0.387306" calcext:value-type="float">
            <text:p>0.387306</text:p>
          </table:table-cell>
          <table:table-cell table:formula="of:=SUMIFS([results.J$1:.J$1048576];[results.A$1:.A$1048576];[.A227];[results.B$1:.B$1048576];[.B2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AW.raw</text:p>
          </table:table-cell>
          <table:table-cell office:value-type="float" office:value="0.351612" calcext:value-type="float">
            <text:p>0.351612</text:p>
          </table:table-cell>
          <table:table-cell office:value-type="float" office:value="0.119185" calcext:value-type="float">
            <text:p>0.119185</text:p>
          </table:table-cell>
          <table:table-cell office:value-type="float" office:value="0.012808" calcext:value-type="float">
            <text:p>0.012808</text:p>
          </table:table-cell>
          <table:table-cell office:value-type="float" office:value="0.448532" calcext:value-type="float">
            <text:p>0.448532</text:p>
          </table:table-cell>
          <table:table-cell office:value-type="float" office:value="0.006485" calcext:value-type="float">
            <text:p>0.006485</text:p>
          </table:table-cell>
          <table:table-cell office:value-type="float" office:value="0.449536" calcext:value-type="float">
            <text:p>0.449536</text:p>
          </table:table-cell>
          <table:table-cell office:value-type="float" office:value="0.499109" calcext:value-type="float">
            <text:p>0.499109</text:p>
          </table:table-cell>
          <table:table-cell table:formula="of:=SUMIFS([results.J$1:.J$1048576];[results.A$1:.A$1048576];[.A228];[results.B$1:.B$1048576];[.B2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INE.raw</text:p>
          </table:table-cell>
          <table:table-cell office:value-type="float" office:value="0.366855" calcext:value-type="float">
            <text:p>0.366855</text:p>
          </table:table-cell>
          <table:table-cell office:value-type="float" office:value="0.118937" calcext:value-type="float">
            <text:p>0.118937</text:p>
          </table:table-cell>
          <table:table-cell office:value-type="float" office:value="0.011419" calcext:value-type="float">
            <text:p>0.011419</text:p>
          </table:table-cell>
          <table:table-cell office:value-type="float" office:value="0.421421" calcext:value-type="float">
            <text:p>0.421421</text:p>
          </table:table-cell>
          <table:table-cell office:value-type="float" office:value="0.005166" calcext:value-type="float">
            <text:p>0.005166</text:p>
          </table:table-cell>
          <table:table-cell office:value-type="float" office:value="0.456965" calcext:value-type="float">
            <text:p>0.456965</text:p>
          </table:table-cell>
          <table:table-cell office:value-type="float" office:value="0.49928" calcext:value-type="float">
            <text:p>0.49928</text:p>
          </table:table-cell>
          <table:table-cell table:formula="of:=SUMIFS([results.J$1:.J$1048576];[results.A$1:.A$1048576];[.A229];[results.B$1:.B$1048576];[.B2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QUARE.raw</text:p>
          </table:table-cell>
          <table:table-cell office:value-type="float" office:value="0.412716" calcext:value-type="float">
            <text:p>0.412716</text:p>
          </table:table-cell>
          <table:table-cell office:value-type="float" office:value="0.119125" calcext:value-type="float">
            <text:p>0.119125</text:p>
          </table:table-cell>
          <table:table-cell office:value-type="float" office:value="0.012816" calcext:value-type="float">
            <text:p>0.012816</text:p>
          </table:table-cell>
          <table:table-cell office:value-type="float" office:value="0.454933" calcext:value-type="float">
            <text:p>0.454933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451387" calcext:value-type="float">
            <text:p>0.451387</text:p>
          </table:table-cell>
          <table:table-cell office:value-type="float" office:value="0.499314" calcext:value-type="float">
            <text:p>0.499314</text:p>
          </table:table-cell>
          <table:table-cell table:formula="of:=SUMIFS([results.J$1:.J$1048576];[results.A$1:.A$1048576];[.A230];[results.B$1:.B$1048576];[.B2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SWEEP.raw</text:p>
          </table:table-cell>
          <table:table-cell office:value-type="float" office:value="0.289933" calcext:value-type="float">
            <text:p>0.289933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013527" calcext:value-type="float">
            <text:p>0.013527</text:p>
          </table:table-cell>
          <table:table-cell office:value-type="float" office:value="0.464218" calcext:value-type="float">
            <text:p>0.464218</text:p>
          </table:table-cell>
          <table:table-cell office:value-type="float" office:value="0.007207" calcext:value-type="float">
            <text:p>0.007207</text:p>
          </table:table-cell>
          <table:table-cell office:value-type="float" office:value="0.469845" calcext:value-type="float">
            <text:p>0.469845</text:p>
          </table:table-cell>
          <table:table-cell office:value-type="float" office:value="0.318384" calcext:value-type="float">
            <text:p>0.318384</text:p>
          </table:table-cell>
          <table:table-cell table:formula="of:=SUMIFS([results.J$1:.J$1048576];[results.A$1:.A$1048576];[.A231];[results.B$1:.B$1048576];[.B2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HEREMIN.raw</text:p>
          </table:table-cell>
          <table:table-cell office:value-type="float" office:value="0.369759" calcext:value-type="float">
            <text:p>0.369759</text:p>
          </table:table-cell>
          <table:table-cell office:value-type="float" office:value="0.118957" calcext:value-type="float">
            <text:p>0.118957</text:p>
          </table:table-cell>
          <table:table-cell office:value-type="float" office:value="0.011961" calcext:value-type="float">
            <text:p>0.011961</text:p>
          </table:table-cell>
          <table:table-cell office:value-type="float" office:value="0.410222" calcext:value-type="float">
            <text:p>0.410222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435655" calcext:value-type="float">
            <text:p>0.435655</text:p>
          </table:table-cell>
          <table:table-cell office:value-type="float" office:value="0.318316" calcext:value-type="float">
            <text:p>0.318316</text:p>
          </table:table-cell>
          <table:table-cell table:formula="of:=SUMIFS([results.J$1:.J$1048576];[results.A$1:.A$1048576];[.A232];[results.B$1:.B$1048576];[.B2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rumpet 2.raw</text:p>
          </table:table-cell>
          <table:table-cell office:value-type="float" office:value="0.306864" calcext:value-type="float">
            <text:p>0.306864</text:p>
          </table:table-cell>
          <table:table-cell office:value-type="float" office:value="0.125787" calcext:value-type="float">
            <text:p>0.125787</text:p>
          </table:table-cell>
          <table:table-cell office:value-type="float" office:value="0.015662" calcext:value-type="float">
            <text:p>0.015662</text:p>
          </table:table-cell>
          <table:table-cell office:value-type="float" office:value="0.614122" calcext:value-type="float">
            <text:p>0.614122</text:p>
          </table:table-cell>
          <table:table-cell office:value-type="float" office:value="0.009617" calcext:value-type="float">
            <text:p>0.009617</text:p>
          </table:table-cell>
          <table:table-cell office:value-type="float" office:value="0.46951" calcext:value-type="float">
            <text:p>0.46951</text:p>
          </table:table-cell>
          <table:table-cell office:value-type="float" office:value="0.460866" calcext:value-type="float">
            <text:p>0.460866</text:p>
          </table:table-cell>
          <table:table-cell table:formula="of:=SUMIFS([results.J$1:.J$1048576];[results.A$1:.A$1048576];[.A233];[results.B$1:.B$1048576];[.B2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TRUMPET.raw</text:p>
          </table:table-cell>
          <table:table-cell office:value-type="float" office:value="0.300409" calcext:value-type="float">
            <text:p>0.300409</text:p>
          </table:table-cell>
          <table:table-cell office:value-type="float" office:value="0.128987" calcext:value-type="float">
            <text:p>0.128987</text:p>
          </table:table-cell>
          <table:table-cell office:value-type="float" office:value="0.015938" calcext:value-type="float">
            <text:p>0.015938</text:p>
          </table:table-cell>
          <table:table-cell office:value-type="float" office:value="0.56721" calcext:value-type="float">
            <text:p>0.56721</text:p>
          </table:table-cell>
          <table:table-cell office:value-type="float" office:value="0.009949" calcext:value-type="float">
            <text:p>0.009949</text:p>
          </table:table-cell>
          <table:table-cell office:value-type="float" office:value="0.467999" calcext:value-type="float">
            <text:p>0.467999</text:p>
          </table:table-cell>
          <table:table-cell office:value-type="float" office:value="0.451634" calcext:value-type="float">
            <text:p>0.451634</text:p>
          </table:table-cell>
          <table:table-cell table:formula="of:=SUMIFS([results.J$1:.J$1048576];[results.A$1:.A$1048576];[.A234];[results.B$1:.B$1048576];[.B2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myVIOLIN.raw</text:p>
          </table:table-cell>
          <table:table-cell office:value-type="float" office:value="0.291445" calcext:value-type="float">
            <text:p>0.291445</text:p>
          </table:table-cell>
          <table:table-cell office:value-type="float" office:value="0.124361" calcext:value-type="float">
            <text:p>0.124361</text:p>
          </table:table-cell>
          <table:table-cell office:value-type="float" office:value="0.012316" calcext:value-type="float">
            <text:p>0.012316</text:p>
          </table:table-cell>
          <table:table-cell office:value-type="float" office:value="0.367506" calcext:value-type="float">
            <text:p>0.367506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0.47399" calcext:value-type="float">
            <text:p>0.47399</text:p>
          </table:table-cell>
          <table:table-cell office:value-type="float" office:value="0.386649" calcext:value-type="float">
            <text:p>0.386649</text:p>
          </table:table-cell>
          <table:table-cell table:formula="of:=SUMIFS([results.J$1:.J$1048576];[results.A$1:.A$1048576];[.A235];[results.B$1:.B$1048576];[.B2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lence.raw</text:p>
          </table:table-cell>
          <table:table-cell office:value-type="float" office:value="0.40601" calcext:value-type="float">
            <text:p>0.40601</text:p>
          </table:table-cell>
          <table:table-cell office:value-type="float" office:value="0.118455" calcext:value-type="float">
            <text:p>0.118455</text:p>
          </table:table-cell>
          <table:table-cell office:value-type="float" office:value="0.008659" calcext:value-type="float">
            <text:p>0.008659</text:p>
          </table:table-cell>
          <table:table-cell office:value-type="float" office:value="0.359592" calcext:value-type="float">
            <text:p>0.359592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305175" calcext:value-type="float">
            <text:p>0.305175</text:p>
          </table:table-cell>
          <table:table-cell office:value-type="float" office:value="0.279993" calcext:value-type="float">
            <text:p>0.279993</text:p>
          </table:table-cell>
          <table:table-cell table:formula="of:=SUMIFS([results.J$1:.J$1048576];[results.A$1:.A$1048576];[.A236];[results.B$1:.B$1048576];[.B2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neC5.raw</text:p>
          </table:table-cell>
          <table:table-cell office:value-type="float" office:value="0.317654" calcext:value-type="float">
            <text:p>0.317654</text:p>
          </table:table-cell>
          <table:table-cell office:value-type="float" office:value="0.119285" calcext:value-type="float">
            <text:p>0.119285</text:p>
          </table:table-cell>
          <table:table-cell office:value-type="float" office:value="0.013811" calcext:value-type="float">
            <text:p>0.013811</text:p>
          </table:table-cell>
          <table:table-cell office:value-type="float" office:value="0.495745" calcext:value-type="float">
            <text:p>0.495745</text:p>
          </table:table-cell>
          <table:table-cell office:value-type="float" office:value="0.007507" calcext:value-type="float">
            <text:p>0.007507</text:p>
          </table:table-cell>
          <table:table-cell office:value-type="float" office:value="0.46411" calcext:value-type="float">
            <text:p>0.46411</text:p>
          </table:table-cell>
          <table:table-cell office:value-type="float" office:value="0.395807" calcext:value-type="float">
            <text:p>0.395807</text:p>
          </table:table-cell>
          <table:table-cell table:formula="of:=SUMIFS([results.J$1:.J$1048576];[results.A$1:.A$1048576];[.A237];[results.B$1:.B$1048576];[.B2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sine.raw</text:p>
          </table:table-cell>
          <table:table-cell office:value-type="float" office:value="0.319025" calcext:value-type="float">
            <text:p>0.319025</text:p>
          </table:table-cell>
          <table:table-cell office:value-type="float" office:value="0.119032" calcext:value-type="float">
            <text:p>0.119032</text:p>
          </table:table-cell>
          <table:table-cell office:value-type="float" office:value="0.013201" calcext:value-type="float">
            <text:p>0.013201</text:p>
          </table:table-cell>
          <table:table-cell office:value-type="float" office:value="0.470507" calcext:value-type="float">
            <text:p>0.470507</text:p>
          </table:table-cell>
          <table:table-cell office:value-type="float" office:value="0.006862" calcext:value-type="float">
            <text:p>0.006862</text:p>
          </table:table-cell>
          <table:table-cell office:value-type="float" office:value="0.455572" calcext:value-type="float">
            <text:p>0.455572</text:p>
          </table:table-cell>
          <table:table-cell office:value-type="float" office:value="0.40025" calcext:value-type="float">
            <text:p>0.40025</text:p>
          </table:table-cell>
          <table:table-cell table:formula="of:=SUMIFS([results.J$1:.J$1048576];[results.A$1:.A$1048576];[.A238];[results.B$1:.B$1048576];[.B2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B4.raw</text:p>
          </table:table-cell>
          <table:table-cell office:value-type="float" office:value="0.270057" calcext:value-type="float">
            <text:p>0.270057</text:p>
          </table:table-cell>
          <table:table-cell office:value-type="float" office:value="0.128681" calcext:value-type="float">
            <text:p>0.128681</text:p>
          </table:table-cell>
          <table:table-cell office:value-type="float" office:value="0.015224" calcext:value-type="float">
            <text:p>0.015224</text:p>
          </table:table-cell>
          <table:table-cell office:value-type="float" office:value="0.548554" calcext:value-type="float">
            <text:p>0.548554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0.474945" calcext:value-type="float">
            <text:p>0.474945</text:p>
          </table:table-cell>
          <table:table-cell office:value-type="float" office:value="0.403096" calcext:value-type="float">
            <text:p>0.403096</text:p>
          </table:table-cell>
          <table:table-cell table:formula="of:=SUMIFS([results.J$1:.J$1048576];[results.A$1:.A$1048576];[.A239];[results.B$1:.B$1048576];[.B2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2.raw</text:p>
          </table:table-cell>
          <table:table-cell office:value-type="float" office:value="0.265617" calcext:value-type="float">
            <text:p>0.265617</text:p>
          </table:table-cell>
          <table:table-cell office:value-type="float" office:value="0.12831" calcext:value-type="float">
            <text:p>0.12831</text:p>
          </table:table-cell>
          <table:table-cell office:value-type="float" office:value="0.018204" calcext:value-type="float">
            <text:p>0.018204</text:p>
          </table:table-cell>
          <table:table-cell office:value-type="float" office:value="0.516868" calcext:value-type="float">
            <text:p>0.516868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0.47383" calcext:value-type="float">
            <text:p>0.47383</text:p>
          </table:table-cell>
          <table:table-cell office:value-type="float" office:value="0.294574" calcext:value-type="float">
            <text:p>0.294574</text:p>
          </table:table-cell>
          <table:table-cell table:formula="of:=SUMIFS([results.J$1:.J$1048576];[results.A$1:.A$1048576];[.A240];[results.B$1:.B$1048576];[.B2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4Sharp.raw</text:p>
          </table:table-cell>
          <table:table-cell office:value-type="float" office:value="0.272104" calcext:value-type="float">
            <text:p>0.272104</text:p>
          </table:table-cell>
          <table:table-cell office:value-type="float" office:value="0.128371" calcext:value-type="float">
            <text:p>0.128371</text:p>
          </table:table-cell>
          <table:table-cell office:value-type="float" office:value="0.012192" calcext:value-type="float">
            <text:p>0.012192</text:p>
          </table:table-cell>
          <table:table-cell office:value-type="float" office:value="0.46492" calcext:value-type="float">
            <text:p>0.46492</text:p>
          </table:table-cell>
          <table:table-cell office:value-type="float" office:value="0.005885" calcext:value-type="float">
            <text:p>0.005885</text:p>
          </table:table-cell>
          <table:table-cell office:value-type="float" office:value="0.474568" calcext:value-type="float">
            <text:p>0.474568</text:p>
          </table:table-cell>
          <table:table-cell office:value-type="float" office:value="0.422417" calcext:value-type="float">
            <text:p>0.422417</text:p>
          </table:table-cell>
          <table:table-cell table:formula="of:=SUMIFS([results.J$1:.J$1048576];[results.A$1:.A$1048576];[.A241];[results.B$1:.B$1048576];[.B2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5.raw</text:p>
          </table:table-cell>
          <table:table-cell office:value-type="float" office:value="0.273812" calcext:value-type="float">
            <text:p>0.273812</text:p>
          </table:table-cell>
          <table:table-cell office:value-type="float" office:value="0.133838" calcext:value-type="float">
            <text:p>0.133838</text:p>
          </table:table-cell>
          <table:table-cell office:value-type="float" office:value="0.014234" calcext:value-type="float">
            <text:p>0.014234</text:p>
          </table:table-cell>
          <table:table-cell office:value-type="float" office:value="0.482415" calcext:value-type="float">
            <text:p>0.482415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475423" calcext:value-type="float">
            <text:p>0.475423</text:p>
          </table:table-cell>
          <table:table-cell office:value-type="float" office:value="0.435123" calcext:value-type="float">
            <text:p>0.435123</text:p>
          </table:table-cell>
          <table:table-cell table:formula="of:=SUMIFS([results.J$1:.J$1048576];[results.A$1:.A$1048576];[.A242];[results.B$1:.B$1048576];[.B2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C7.raw</text:p>
          </table:table-cell>
          <table:table-cell office:value-type="float" office:value="0.289406" calcext:value-type="float">
            <text:p>0.289406</text:p>
          </table:table-cell>
          <table:table-cell office:value-type="float" office:value="0.124622" calcext:value-type="float">
            <text:p>0.124622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.329545" calcext:value-type="float">
            <text:p>0.329545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475177" calcext:value-type="float">
            <text:p>0.475177</text:p>
          </table:table-cell>
          <table:table-cell office:value-type="float" office:value="0.427993" calcext:value-type="float">
            <text:p>0.427993</text:p>
          </table:table-cell>
          <table:table-cell table:formula="of:=SUMIFS([results.J$1:.J$1048576];[results.A$1:.A$1048576];[.A243];[results.B$1:.B$1048576];[.B2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D4.raw</text:p>
          </table:table-cell>
          <table:table-cell office:value-type="float" office:value="0.27206" calcext:value-type="float">
            <text:p>0.27206</text:p>
          </table:table-cell>
          <table:table-cell office:value-type="float" office:value="0.127392" calcext:value-type="float">
            <text:p>0.127392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592488" calcext:value-type="float">
            <text:p>0.592488</text:p>
          </table:table-cell>
          <table:table-cell office:value-type="float" office:value="0.007633" calcext:value-type="float">
            <text:p>0.007633</text:p>
          </table:table-cell>
          <table:table-cell office:value-type="float" office:value="0.474836" calcext:value-type="float">
            <text:p>0.474836</text:p>
          </table:table-cell>
          <table:table-cell office:value-type="float" office:value="0.425318" calcext:value-type="float">
            <text:p>0.425318</text:p>
          </table:table-cell>
          <table:table-cell table:formula="of:=SUMIFS([results.J$1:.J$1048576];[results.A$1:.A$1048576];[.A244];[results.B$1:.B$1048576];[.B2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NOISE.raw</text:p>
          </table:table-cell>
          <table:table-cell office:value-type="string" calcext:value-type="string">
            <text:p>trumpet.raw</text:p>
          </table:table-cell>
          <table:table-cell office:value-type="float" office:value="0.270113" calcext:value-type="float">
            <text:p>0.270113</text:p>
          </table:table-cell>
          <table:table-cell office:value-type="float" office:value="0.129297" calcext:value-type="float">
            <text:p>0.129297</text:p>
          </table:table-cell>
          <table:table-cell office:value-type="float" office:value="0.015696" calcext:value-type="float">
            <text:p>0.015696</text:p>
          </table:table-cell>
          <table:table-cell office:value-type="float" office:value="0.616852" calcext:value-type="float">
            <text:p>0.616852</text:p>
          </table:table-cell>
          <table:table-cell office:value-type="float" office:value="0.009639" calcext:value-type="float">
            <text:p>0.009639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415448" calcext:value-type="float">
            <text:p>0.415448</text:p>
          </table:table-cell>
          <table:table-cell table:formula="of:=SUMIFS([results.J$1:.J$1048576];[results.A$1:.A$1048576];[.A245];[results.B$1:.B$1048576];[.B2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PIANO.raw</text:p>
          </table:table-cell>
          <table:table-cell office:value-type="float" office:value="0.248472" calcext:value-type="float">
            <text:p>0.248472</text:p>
          </table:table-cell>
          <table:table-cell office:value-type="float" office:value="0.034339" calcext:value-type="float">
            <text:p>0.034339</text:p>
          </table:table-cell>
          <table:table-cell office:value-type="float" office:value="0.014129" calcext:value-type="float">
            <text:p>0.014129</text:p>
          </table:table-cell>
          <table:table-cell office:value-type="float" office:value="0.544395" calcext:value-type="float">
            <text:p>0.544395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0.406967" calcext:value-type="float">
            <text:p>0.406967</text:p>
          </table:table-cell>
          <table:table-cell office:value-type="float" office:value="0.42111" calcext:value-type="float">
            <text:p>0.42111</text:p>
          </table:table-cell>
          <table:table-cell table:formula="of:=SUMIFS([results.J$1:.J$1048576];[results.A$1:.A$1048576];[.A246];[results.B$1:.B$1048576];[.B2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AW.raw</text:p>
          </table:table-cell>
          <table:table-cell office:value-type="float" office:value="0.251653" calcext:value-type="float">
            <text:p>0.251653</text:p>
          </table:table-cell>
          <table:table-cell office:value-type="float" office:value="0.034758" calcext:value-type="float">
            <text:p>0.034758</text:p>
          </table:table-cell>
          <table:table-cell office:value-type="float" office:value="0.012688" calcext:value-type="float">
            <text:p>0.012688</text:p>
          </table:table-cell>
          <table:table-cell office:value-type="float" office:value="0.479621" calcext:value-type="float">
            <text:p>0.479621</text:p>
          </table:table-cell>
          <table:table-cell office:value-type="float" office:value="0.006331" calcext:value-type="float">
            <text:p>0.006331</text:p>
          </table:table-cell>
          <table:table-cell office:value-type="float" office:value="0.390633" calcext:value-type="float">
            <text:p>0.390633</text:p>
          </table:table-cell>
          <table:table-cell office:value-type="float" office:value="0.409719" calcext:value-type="float">
            <text:p>0.409719</text:p>
          </table:table-cell>
          <table:table-cell table:formula="of:=SUMIFS([results.J$1:.J$1048576];[results.A$1:.A$1048576];[.A247];[results.B$1:.B$1048576];[.B2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INE.raw</text:p>
          </table:table-cell>
          <table:table-cell office:value-type="float" office:value="0.231451" calcext:value-type="float">
            <text:p>0.231451</text:p>
          </table:table-cell>
          <table:table-cell office:value-type="float" office:value="0.028609" calcext:value-type="float">
            <text:p>0.028609</text:p>
          </table:table-cell>
          <table:table-cell office:value-type="float" office:value="0.012189" calcext:value-type="float">
            <text:p>0.012189</text:p>
          </table:table-cell>
          <table:table-cell office:value-type="float" office:value="0.362927" calcext:value-type="float">
            <text:p>0.362927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410255" calcext:value-type="float">
            <text:p>0.410255</text:p>
          </table:table-cell>
          <table:table-cell office:value-type="float" office:value="0.409793" calcext:value-type="float">
            <text:p>0.409793</text:p>
          </table:table-cell>
          <table:table-cell table:formula="of:=SUMIFS([results.J$1:.J$1048576];[results.A$1:.A$1048576];[.A248];[results.B$1:.B$1048576];[.B2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QUARE.raw</text:p>
          </table:table-cell>
          <table:table-cell office:value-type="float" office:value="0.275635" calcext:value-type="float">
            <text:p>0.275635</text:p>
          </table:table-cell>
          <table:table-cell office:value-type="float" office:value="0.028501" calcext:value-type="float">
            <text:p>0.028501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422412" calcext:value-type="float">
            <text:p>0.422412</text:p>
          </table:table-cell>
          <table:table-cell office:value-type="float" office:value="0.006157" calcext:value-type="float">
            <text:p>0.006157</text:p>
          </table:table-cell>
          <table:table-cell office:value-type="float" office:value="0.408697" calcext:value-type="float">
            <text:p>0.408697</text:p>
          </table:table-cell>
          <table:table-cell office:value-type="float" office:value="0.409691" calcext:value-type="float">
            <text:p>0.409691</text:p>
          </table:table-cell>
          <table:table-cell table:formula="of:=SUMIFS([results.J$1:.J$1048576];[results.A$1:.A$1048576];[.A249];[results.B$1:.B$1048576];[.B2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SWEEP.raw</text:p>
          </table:table-cell>
          <table:table-cell office:value-type="float" office:value="0.187869" calcext:value-type="float">
            <text:p>0.187869</text:p>
          </table:table-cell>
          <table:table-cell office:value-type="float" office:value="0.034109" calcext:value-type="float">
            <text:p>0.034109</text:p>
          </table:table-cell>
          <table:table-cell office:value-type="float" office:value="0.011889" calcext:value-type="float">
            <text:p>0.011889</text:p>
          </table:table-cell>
          <table:table-cell office:value-type="float" office:value="0.410504" calcext:value-type="float">
            <text:p>0.410504</text:p>
          </table:table-cell>
          <table:table-cell office:value-type="float" office:value="0.005543" calcext:value-type="float">
            <text:p>0.005543</text:p>
          </table:table-cell>
          <table:table-cell office:value-type="float" office:value="0.413382" calcext:value-type="float">
            <text:p>0.413382</text:p>
          </table:table-cell>
          <table:table-cell office:value-type="float" office:value="0.33382" calcext:value-type="float">
            <text:p>0.33382</text:p>
          </table:table-cell>
          <table:table-cell table:formula="of:=SUMIFS([results.J$1:.J$1048576];[results.A$1:.A$1048576];[.A250];[results.B$1:.B$1048576];[.B2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HEREMIN.raw</text:p>
          </table:table-cell>
          <table:table-cell office:value-type="float" office:value="0.243063" calcext:value-type="float">
            <text:p>0.243063</text:p>
          </table:table-cell>
          <table:table-cell office:value-type="float" office:value="0.028645" calcext:value-type="float">
            <text:p>0.028645</text:p>
          </table:table-cell>
          <table:table-cell office:value-type="float" office:value="0.009569" calcext:value-type="float">
            <text:p>0.009569</text:p>
          </table:table-cell>
          <table:table-cell office:value-type="float" office:value="0.329456" calcext:value-type="float">
            <text:p>0.329456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413231" calcext:value-type="float">
            <text:p>0.413231</text:p>
          </table:table-cell>
          <table:table-cell office:value-type="float" office:value="0.357129" calcext:value-type="float">
            <text:p>0.357129</text:p>
          </table:table-cell>
          <table:table-cell table:formula="of:=SUMIFS([results.J$1:.J$1048576];[results.A$1:.A$1048576];[.A251];[results.B$1:.B$1048576];[.B2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rumpet 2.raw</text:p>
          </table:table-cell>
          <table:table-cell office:value-type="float" office:value="0.277026" calcext:value-type="float">
            <text:p>0.277026</text:p>
          </table:table-cell>
          <table:table-cell office:value-type="float" office:value="0.064209" calcext:value-type="float">
            <text:p>0.064209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0.568666" calcext:value-type="float">
            <text:p>0.568666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0.410277" calcext:value-type="float">
            <text:p>0.410277</text:p>
          </table:table-cell>
          <table:table-cell office:value-type="float" office:value="0.394777" calcext:value-type="float">
            <text:p>0.394777</text:p>
          </table:table-cell>
          <table:table-cell table:formula="of:=SUMIFS([results.J$1:.J$1048576];[results.A$1:.A$1048576];[.A252];[results.B$1:.B$1048576];[.B2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TRUMPET.raw</text:p>
          </table:table-cell>
          <table:table-cell office:value-type="float" office:value="0.268629" calcext:value-type="float">
            <text:p>0.268629</text:p>
          </table:table-cell>
          <table:table-cell office:value-type="float" office:value="0.070154" calcext:value-type="float">
            <text:p>0.070154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501338" calcext:value-type="float">
            <text:p>0.501338</text:p>
          </table:table-cell>
          <table:table-cell office:value-type="float" office:value="0.007728" calcext:value-type="float">
            <text:p>0.007728</text:p>
          </table:table-cell>
          <table:table-cell office:value-type="float" office:value="0.400964" calcext:value-type="float">
            <text:p>0.400964</text:p>
          </table:table-cell>
          <table:table-cell office:value-type="float" office:value="0.405862" calcext:value-type="float">
            <text:p>0.405862</text:p>
          </table:table-cell>
          <table:table-cell table:formula="of:=SUMIFS([results.J$1:.J$1048576];[results.A$1:.A$1048576];[.A253];[results.B$1:.B$1048576];[.B2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myVIOLIN.raw</text:p>
          </table:table-cell>
          <table:table-cell office:value-type="float" office:value="0.23144" calcext:value-type="float">
            <text:p>0.23144</text:p>
          </table:table-cell>
          <table:table-cell office:value-type="float" office:value="0.054407" calcext:value-type="float">
            <text:p>0.054407</text:p>
          </table:table-cell>
          <table:table-cell office:value-type="float" office:value="0.014344" calcext:value-type="float">
            <text:p>0.014344</text:p>
          </table:table-cell>
          <table:table-cell office:value-type="float" office:value="0.563959" calcext:value-type="float">
            <text:p>0.563959</text:p>
          </table:table-cell>
          <table:table-cell office:value-type="float" office:value="0.008097" calcext:value-type="float">
            <text:p>0.008097</text:p>
          </table:table-cell>
          <table:table-cell office:value-type="float" office:value="0.412508" calcext:value-type="float">
            <text:p>0.412508</text:p>
          </table:table-cell>
          <table:table-cell office:value-type="float" office:value="0.384758" calcext:value-type="float">
            <text:p>0.384758</text:p>
          </table:table-cell>
          <table:table-cell table:formula="of:=SUMIFS([results.J$1:.J$1048576];[results.A$1:.A$1048576];[.A254];[results.B$1:.B$1048576];[.B2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lence.raw</text:p>
          </table:table-cell>
          <table:table-cell office:value-type="float" office:value="0.395007" calcext:value-type="float">
            <text:p>0.395007</text:p>
          </table:table-cell>
          <table:table-cell office:value-type="float" office:value="0.042922" calcext:value-type="float">
            <text:p>0.042922</text:p>
          </table:table-cell>
          <table:table-cell office:value-type="float" office:value="0.012787" calcext:value-type="float">
            <text:p>0.012787</text:p>
          </table:table-cell>
          <table:table-cell office:value-type="float" office:value="0.418153" calcext:value-type="float">
            <text:p>0.418153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0.248724" calcext:value-type="float">
            <text:p>0.248724</text:p>
          </table:table-cell>
          <table:table-cell office:value-type="float" office:value="0.27278" calcext:value-type="float">
            <text:p>0.27278</text:p>
          </table:table-cell>
          <table:table-cell table:formula="of:=SUMIFS([results.J$1:.J$1048576];[results.A$1:.A$1048576];[.A255];[results.B$1:.B$1048576];[.B2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neC5.raw</text:p>
          </table:table-cell>
          <table:table-cell office:value-type="float" office:value="0.223638" calcext:value-type="float">
            <text:p>0.223638</text:p>
          </table:table-cell>
          <table:table-cell office:value-type="float" office:value="0.03425" calcext:value-type="float">
            <text:p>0.03425</text:p>
          </table:table-cell>
          <table:table-cell office:value-type="float" office:value="0.010463" calcext:value-type="float">
            <text:p>0.010463</text:p>
          </table:table-cell>
          <table:table-cell office:value-type="float" office:value="0.30271" calcext:value-type="float">
            <text:p>0.30271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409549" calcext:value-type="float">
            <text:p>0.409549</text:p>
          </table:table-cell>
          <table:table-cell office:value-type="float" office:value="0.376972" calcext:value-type="float">
            <text:p>0.376972</text:p>
          </table:table-cell>
          <table:table-cell table:formula="of:=SUMIFS([results.J$1:.J$1048576];[results.A$1:.A$1048576];[.A256];[results.B$1:.B$1048576];[.B2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sine.raw</text:p>
          </table:table-cell>
          <table:table-cell office:value-type="float" office:value="0.253902" calcext:value-type="float">
            <text:p>0.253902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0.228655" calcext:value-type="float">
            <text:p>0.228655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411262" calcext:value-type="float">
            <text:p>0.411262</text:p>
          </table:table-cell>
          <table:table-cell office:value-type="float" office:value="0.377681" calcext:value-type="float">
            <text:p>0.377681</text:p>
          </table:table-cell>
          <table:table-cell table:formula="of:=SUMIFS([results.J$1:.J$1048576];[results.A$1:.A$1048576];[.A257];[results.B$1:.B$1048576];[.B2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B4.raw</text:p>
          </table:table-cell>
          <table:table-cell office:value-type="float" office:value="0.203359" calcext:value-type="float">
            <text:p>0.203359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016032" calcext:value-type="float">
            <text:p>0.016032</text:p>
          </table:table-cell>
          <table:table-cell office:value-type="float" office:value="0.605899" calcext:value-type="float">
            <text:p>0.605899</text:p>
          </table:table-cell>
          <table:table-cell office:value-type="float" office:value="0.010073" calcext:value-type="float">
            <text:p>0.010073</text:p>
          </table:table-cell>
          <table:table-cell office:value-type="float" office:value="0.413327" calcext:value-type="float">
            <text:p>0.413327</text:p>
          </table:table-cell>
          <table:table-cell office:value-type="float" office:value="0.375342" calcext:value-type="float">
            <text:p>0.375342</text:p>
          </table:table-cell>
          <table:table-cell table:formula="of:=SUMIFS([results.J$1:.J$1048576];[results.A$1:.A$1048576];[.A258];[results.B$1:.B$1048576];[.B2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2.raw</text:p>
          </table:table-cell>
          <table:table-cell office:value-type="float" office:value="0.20372" calcext:value-type="float">
            <text:p>0.20372</text:p>
          </table:table-cell>
          <table:table-cell office:value-type="float" office:value="0.064429" calcext:value-type="float">
            <text:p>0.064429</text:p>
          </table:table-cell>
          <table:table-cell office:value-type="float" office:value="0.013047" calcext:value-type="float">
            <text:p>0.013047</text:p>
          </table:table-cell>
          <table:table-cell office:value-type="float" office:value="0.401591" calcext:value-type="float">
            <text:p>0.401591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409425" calcext:value-type="float">
            <text:p>0.409425</text:p>
          </table:table-cell>
          <table:table-cell office:value-type="float" office:value="0.299103" calcext:value-type="float">
            <text:p>0.299103</text:p>
          </table:table-cell>
          <table:table-cell table:formula="of:=SUMIFS([results.J$1:.J$1048576];[results.A$1:.A$1048576];[.A259];[results.B$1:.B$1048576];[.B2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4Sharp.raw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062116" calcext:value-type="float">
            <text:p>0.062116</text:p>
          </table:table-cell>
          <table:table-cell office:value-type="float" office:value="0.012954" calcext:value-type="float">
            <text:p>0.012954</text:p>
          </table:table-cell>
          <table:table-cell office:value-type="float" office:value="0.397933" calcext:value-type="float">
            <text:p>0.397933</text:p>
          </table:table-cell>
          <table:table-cell office:value-type="float" office:value="0.006605" calcext:value-type="float">
            <text:p>0.006605</text:p>
          </table:table-cell>
          <table:table-cell office:value-type="float" office:value="0.412962" calcext:value-type="float">
            <text:p>0.412962</text:p>
          </table:table-cell>
          <table:table-cell office:value-type="float" office:value="0.384341" calcext:value-type="float">
            <text:p>0.384341</text:p>
          </table:table-cell>
          <table:table-cell table:formula="of:=SUMIFS([results.J$1:.J$1048576];[results.A$1:.A$1048576];[.A260];[results.B$1:.B$1048576];[.B2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5.raw</text:p>
          </table:table-cell>
          <table:table-cell office:value-type="float" office:value="0.206396" calcext:value-type="float">
            <text:p>0.206396</text:p>
          </table:table-cell>
          <table:table-cell office:value-type="float" office:value="0.071846" calcext:value-type="float">
            <text:p>0.071846</text:p>
          </table:table-cell>
          <table:table-cell office:value-type="float" office:value="0.017651" calcext:value-type="float">
            <text:p>0.017651</text:p>
          </table:table-cell>
          <table:table-cell office:value-type="float" office:value="0.748747" calcext:value-type="float">
            <text:p>0.748747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0.413979" calcext:value-type="float">
            <text:p>0.413979</text:p>
          </table:table-cell>
          <table:table-cell office:value-type="float" office:value="0.400103" calcext:value-type="float">
            <text:p>0.400103</text:p>
          </table:table-cell>
          <table:table-cell table:formula="of:=SUMIFS([results.J$1:.J$1048576];[results.A$1:.A$1048576];[.A261];[results.B$1:.B$1048576];[.B2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C7.raw</text:p>
          </table:table-cell>
          <table:table-cell office:value-type="float" office:value="0.227027" calcext:value-type="float">
            <text:p>0.227027</text:p>
          </table:table-cell>
          <table:table-cell office:value-type="float" office:value="0.052839" calcext:value-type="float">
            <text:p>0.052839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0.53826" calcext:value-type="float">
            <text:p>0.53826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0.413738" calcext:value-type="float">
            <text:p>0.413738</text:p>
          </table:table-cell>
          <table:table-cell office:value-type="float" office:value="0.399676" calcext:value-type="float">
            <text:p>0.399676</text:p>
          </table:table-cell>
          <table:table-cell table:formula="of:=SUMIFS([results.J$1:.J$1048576];[results.A$1:.A$1048576];[.A262];[results.B$1:.B$1048576];[.B2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D4.raw</text:p>
          </table:table-cell>
          <table:table-cell office:value-type="float" office:value="0.205457" calcext:value-type="float">
            <text:p>0.205457</text:p>
          </table:table-cell>
          <table:table-cell office:value-type="float" office:value="0.059327" calcext:value-type="float">
            <text:p>0.059327</text:p>
          </table:table-cell>
          <table:table-cell office:value-type="float" office:value="0.015779" calcext:value-type="float">
            <text:p>0.015779</text:p>
          </table:table-cell>
          <table:table-cell office:value-type="float" office:value="0.535986" calcext:value-type="float">
            <text:p>0.535986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0.412695" calcext:value-type="float">
            <text:p>0.412695</text:p>
          </table:table-cell>
          <table:table-cell office:value-type="float" office:value="0.388525" calcext:value-type="float">
            <text:p>0.388525</text:p>
          </table:table-cell>
          <table:table-cell table:formula="of:=SUMIFS([results.J$1:.J$1048576];[results.A$1:.A$1048576];[.A263];[results.B$1:.B$1048576];[.B2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ORGAN.raw</text:p>
          </table:table-cell>
          <table:table-cell office:value-type="string" calcext:value-type="string">
            <text:p>trumpet.raw</text:p>
          </table:table-cell>
          <table:table-cell office:value-type="float" office:value="0.202193" calcext:value-type="float">
            <text:p>0.202193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16239" calcext:value-type="float">
            <text:p>0.016239</text:p>
          </table:table-cell>
          <table:table-cell office:value-type="float" office:value="0.626589" calcext:value-type="float">
            <text:p>0.626589</text:p>
          </table:table-cell>
          <table:table-cell office:value-type="float" office:value="0.010285" calcext:value-type="float">
            <text:p>0.010285</text:p>
          </table:table-cell>
          <table:table-cell office:value-type="float" office:value="0.412345" calcext:value-type="float">
            <text:p>0.412345</text:p>
          </table:table-cell>
          <table:table-cell office:value-type="float" office:value="0.380315" calcext:value-type="float">
            <text:p>0.380315</text:p>
          </table:table-cell>
          <table:table-cell table:formula="of:=SUMIFS([results.J$1:.J$1048576];[results.A$1:.A$1048576];[.A264];[results.B$1:.B$1048576];[.B2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AW.raw</text:p>
          </table:table-cell>
          <table:table-cell office:value-type="float" office:value="0.258191" calcext:value-type="float">
            <text:p>0.258191</text:p>
          </table:table-cell>
          <table:table-cell office:value-type="float" office:value="0.028503" calcext:value-type="float">
            <text:p>0.028503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0.36009" calcext:value-type="float">
            <text:p>0.36009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413087" calcext:value-type="float">
            <text:p>0.413087</text:p>
          </table:table-cell>
          <table:table-cell office:value-type="float" office:value="0.386826" calcext:value-type="float">
            <text:p>0.386826</text:p>
          </table:table-cell>
          <table:table-cell table:formula="of:=SUMIFS([results.J$1:.J$1048576];[results.A$1:.A$1048576];[.A265];[results.B$1:.B$1048576];[.B2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INE.raw</text:p>
          </table:table-cell>
          <table:table-cell office:value-type="float" office:value="0.243747" calcext:value-type="float">
            <text:p>0.243747</text:p>
          </table:table-cell>
          <table:table-cell office:value-type="float" office:value="0.024382" calcext:value-type="float">
            <text:p>0.024382</text:p>
          </table:table-cell>
          <table:table-cell office:value-type="float" office:value="0.009118" calcext:value-type="float">
            <text:p>0.009118</text:p>
          </table:table-cell>
          <table:table-cell office:value-type="float" office:value="0.421254" calcext:value-type="float">
            <text:p>0.421254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444431" calcext:value-type="float">
            <text:p>0.444431</text:p>
          </table:table-cell>
          <table:table-cell office:value-type="float" office:value="0.387294" calcext:value-type="float">
            <text:p>0.387294</text:p>
          </table:table-cell>
          <table:table-cell table:formula="of:=SUMIFS([results.J$1:.J$1048576];[results.A$1:.A$1048576];[.A266];[results.B$1:.B$1048576];[.B2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QUARE.raw</text:p>
          </table:table-cell>
          <table:table-cell office:value-type="float" office:value="0.278045" calcext:value-type="float">
            <text:p>0.278045</text:p>
          </table:table-cell>
          <table:table-cell office:value-type="float" office:value="0.024256" calcext:value-type="float">
            <text:p>0.024256</text:p>
          </table:table-cell>
          <table:table-cell office:value-type="float" office:value="0.009873" calcext:value-type="float">
            <text:p>0.009873</text:p>
          </table:table-cell>
          <table:table-cell office:value-type="float" office:value="0.381169" calcext:value-type="float">
            <text:p>0.381169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44166" calcext:value-type="float">
            <text:p>0.44166</text:p>
          </table:table-cell>
          <table:table-cell office:value-type="float" office:value="0.387489" calcext:value-type="float">
            <text:p>0.387489</text:p>
          </table:table-cell>
          <table:table-cell table:formula="of:=SUMIFS([results.J$1:.J$1048576];[results.A$1:.A$1048576];[.A267];[results.B$1:.B$1048576];[.B2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SWEEP.raw</text:p>
          </table:table-cell>
          <table:table-cell office:value-type="float" office:value="0.233189" calcext:value-type="float">
            <text:p>0.233189</text:p>
          </table:table-cell>
          <table:table-cell office:value-type="float" office:value="0.031759" calcext:value-type="float">
            <text:p>0.031759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376895" calcext:value-type="float">
            <text:p>0.376895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.445591" calcext:value-type="float">
            <text:p>0.445591</text:p>
          </table:table-cell>
          <table:table-cell office:value-type="float" office:value="0.313026" calcext:value-type="float">
            <text:p>0.313026</text:p>
          </table:table-cell>
          <table:table-cell table:formula="of:=SUMIFS([results.J$1:.J$1048576];[results.A$1:.A$1048576];[.A268];[results.B$1:.B$1048576];[.B2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HEREMIN.raw</text:p>
          </table:table-cell>
          <table:table-cell office:value-type="float" office:value="0.210194" calcext:value-type="float">
            <text:p>0.210194</text:p>
          </table:table-cell>
          <table:table-cell office:value-type="float" office:value="0.020959" calcext:value-type="float">
            <text:p>0.020959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0.300821" calcext:value-type="float">
            <text:p>0.300821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429888" calcext:value-type="float">
            <text:p>0.429888</text:p>
          </table:table-cell>
          <table:table-cell office:value-type="float" office:value="0.346069" calcext:value-type="float">
            <text:p>0.346069</text:p>
          </table:table-cell>
          <table:table-cell table:formula="of:=SUMIFS([results.J$1:.J$1048576];[results.A$1:.A$1048576];[.A269];[results.B$1:.B$1048576];[.B2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rumpet 2.raw</text:p>
          </table:table-cell>
          <table:table-cell office:value-type="float" office:value="0.308796" calcext:value-type="float">
            <text:p>0.308796</text:p>
          </table:table-cell>
          <table:table-cell office:value-type="float" office:value="0.059768" calcext:value-type="float">
            <text:p>0.059768</text:p>
          </table:table-cell>
          <table:table-cell office:value-type="float" office:value="0.011758" calcext:value-type="float">
            <text:p>0.011758</text:p>
          </table:table-cell>
          <table:table-cell office:value-type="float" office:value="0.492913" calcext:value-type="float">
            <text:p>0.492913</text:p>
          </table:table-cell>
          <table:table-cell office:value-type="float" office:value="0.005401" calcext:value-type="float">
            <text:p>0.005401</text:p>
          </table:table-cell>
          <table:table-cell office:value-type="float" office:value="0.435184" calcext:value-type="float">
            <text:p>0.435184</text:p>
          </table:table-cell>
          <table:table-cell office:value-type="float" office:value="0.372326" calcext:value-type="float">
            <text:p>0.372326</text:p>
          </table:table-cell>
          <table:table-cell table:formula="of:=SUMIFS([results.J$1:.J$1048576];[results.A$1:.A$1048576];[.A270];[results.B$1:.B$1048576];[.B2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TRUMPET.raw</text:p>
          </table:table-cell>
          <table:table-cell office:value-type="float" office:value="0.293839" calcext:value-type="float">
            <text:p>0.293839</text:p>
          </table:table-cell>
          <table:table-cell office:value-type="float" office:value="0.063682" calcext:value-type="float">
            <text:p>0.063682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495042" calcext:value-type="float">
            <text:p>0.495042</text:p>
          </table:table-cell>
          <table:table-cell office:value-type="float" office:value="0.004735" calcext:value-type="float">
            <text:p>0.004735</text:p>
          </table:table-cell>
          <table:table-cell office:value-type="float" office:value="0.430661" calcext:value-type="float">
            <text:p>0.430661</text:p>
          </table:table-cell>
          <table:table-cell office:value-type="float" office:value="0.383478" calcext:value-type="float">
            <text:p>0.383478</text:p>
          </table:table-cell>
          <table:table-cell table:formula="of:=SUMIFS([results.J$1:.J$1048576];[results.A$1:.A$1048576];[.A271];[results.B$1:.B$1048576];[.B2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myVIOLIN.raw</text:p>
          </table:table-cell>
          <table:table-cell office:value-type="float" office:value="0.281469" calcext:value-type="float">
            <text:p>0.281469</text:p>
          </table:table-cell>
          <table:table-cell office:value-type="float" office:value="0.053252" calcext:value-type="float">
            <text:p>0.053252</text:p>
          </table:table-cell>
          <table:table-cell office:value-type="float" office:value="0.009641" calcext:value-type="float">
            <text:p>0.009641</text:p>
          </table:table-cell>
          <table:table-cell office:value-type="float" office:value="0.383943" calcext:value-type="float">
            <text:p>0.383943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440826" calcext:value-type="float">
            <text:p>0.440826</text:p>
          </table:table-cell>
          <table:table-cell office:value-type="float" office:value="0.331517" calcext:value-type="float">
            <text:p>0.331517</text:p>
          </table:table-cell>
          <table:table-cell table:formula="of:=SUMIFS([results.J$1:.J$1048576];[results.A$1:.A$1048576];[.A272];[results.B$1:.B$1048576];[.B2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lence.raw</text:p>
          </table:table-cell>
          <table:table-cell office:value-type="float" office:value="0.402626" calcext:value-type="float">
            <text:p>0.402626</text:p>
          </table:table-cell>
          <table:table-cell office:value-type="float" office:value="0.035557" calcext:value-type="float">
            <text:p>0.035557</text:p>
          </table:table-cell>
          <table:table-cell office:value-type="float" office:value="0.012533" calcext:value-type="float">
            <text:p>0.012533</text:p>
          </table:table-cell>
          <table:table-cell office:value-type="float" office:value="0.457539" calcext:value-type="float">
            <text:p>0.457539</text:p>
          </table:table-cell>
          <table:table-cell office:value-type="float" office:value="0.006198" calcext:value-type="float">
            <text:p>0.006198</text:p>
          </table:table-cell>
          <table:table-cell office:value-type="float" office:value="0.284425" calcext:value-type="float">
            <text:p>0.284425</text:p>
          </table:table-cell>
          <table:table-cell office:value-type="float" office:value="0.311792" calcext:value-type="float">
            <text:p>0.311792</text:p>
          </table:table-cell>
          <table:table-cell table:formula="of:=SUMIFS([results.J$1:.J$1048576];[results.A$1:.A$1048576];[.A273];[results.B$1:.B$1048576];[.B2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neC5.raw</text:p>
          </table:table-cell>
          <table:table-cell office:value-type="float" office:value="0.278159" calcext:value-type="float">
            <text:p>0.278159</text:p>
          </table:table-cell>
          <table:table-cell office:value-type="float" office:value="0.033202" calcext:value-type="float">
            <text:p>0.033202</text:p>
          </table:table-cell>
          <table:table-cell office:value-type="float" office:value="0.009826" calcext:value-type="float">
            <text:p>0.009826</text:p>
          </table:table-cell>
          <table:table-cell office:value-type="float" office:value="0.360664" calcext:value-type="float">
            <text:p>0.360664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440636" calcext:value-type="float">
            <text:p>0.440636</text:p>
          </table:table-cell>
          <table:table-cell office:value-type="float" office:value="0.379654" calcext:value-type="float">
            <text:p>0.379654</text:p>
          </table:table-cell>
          <table:table-cell table:formula="of:=SUMIFS([results.J$1:.J$1048576];[results.A$1:.A$1048576];[.A274];[results.B$1:.B$1048576];[.B2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sine.raw</text:p>
          </table:table-cell>
          <table:table-cell office:value-type="float" office:value="0.302623" calcext:value-type="float">
            <text:p>0.302623</text:p>
          </table:table-cell>
          <table:table-cell office:value-type="float" office:value="0.035713" calcext:value-type="float">
            <text:p>0.035713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0.45136" calcext:value-type="float">
            <text:p>0.45136</text:p>
          </table:table-cell>
          <table:table-cell office:value-type="float" office:value="0.007228" calcext:value-type="float">
            <text:p>0.007228</text:p>
          </table:table-cell>
          <table:table-cell office:value-type="float" office:value="0.435475" calcext:value-type="float">
            <text:p>0.435475</text:p>
          </table:table-cell>
          <table:table-cell office:value-type="float" office:value="0.382294" calcext:value-type="float">
            <text:p>0.382294</text:p>
          </table:table-cell>
          <table:table-cell table:formula="of:=SUMIFS([results.J$1:.J$1048576];[results.A$1:.A$1048576];[.A275];[results.B$1:.B$1048576];[.B2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B4.raw</text:p>
          </table:table-cell>
          <table:table-cell office:value-type="float" office:value="0.249365" calcext:value-type="float">
            <text:p>0.249365</text:p>
          </table:table-cell>
          <table:table-cell office:value-type="float" office:value="0.059576" calcext:value-type="float">
            <text:p>0.059576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0.532084" calcext:value-type="float">
            <text:p>0.532084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445074" calcext:value-type="float">
            <text:p>0.445074</text:p>
          </table:table-cell>
          <table:table-cell office:value-type="float" office:value="0.351518" calcext:value-type="float">
            <text:p>0.351518</text:p>
          </table:table-cell>
          <table:table-cell table:formula="of:=SUMIFS([results.J$1:.J$1048576];[results.A$1:.A$1048576];[.A276];[results.B$1:.B$1048576];[.B2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2.raw</text:p>
          </table:table-cell>
          <table:table-cell office:value-type="float" office:value="0.240919" calcext:value-type="float">
            <text:p>0.240919</text:p>
          </table:table-cell>
          <table:table-cell office:value-type="float" office:value="0.056974" calcext:value-type="float">
            <text:p>0.056974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571183" calcext:value-type="float">
            <text:p>0.571183</text:p>
          </table:table-cell>
          <table:table-cell office:value-type="float" office:value="0.011019" calcext:value-type="float">
            <text:p>0.011019</text:p>
          </table:table-cell>
          <table:table-cell office:value-type="float" office:value="0.444707" calcext:value-type="float">
            <text:p>0.444707</text:p>
          </table:table-cell>
          <table:table-cell office:value-type="float" office:value="0.261565" calcext:value-type="float">
            <text:p>0.261565</text:p>
          </table:table-cell>
          <table:table-cell table:formula="of:=SUMIFS([results.J$1:.J$1048576];[results.A$1:.A$1048576];[.A277];[results.B$1:.B$1048576];[.B2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4Sharp.raw</text:p>
          </table:table-cell>
          <table:table-cell office:value-type="float" office:value="0.25166" calcext:value-type="float">
            <text:p>0.25166</text:p>
          </table:table-cell>
          <table:table-cell office:value-type="float" office:value="0.059186" calcext:value-type="float">
            <text:p>0.059186</text:p>
          </table:table-cell>
          <table:table-cell office:value-type="float" office:value="0.011957" calcext:value-type="float">
            <text:p>0.011957</text:p>
          </table:table-cell>
          <table:table-cell office:value-type="float" office:value="0.390333" calcext:value-type="float">
            <text:p>0.390333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445079" calcext:value-type="float">
            <text:p>0.445079</text:p>
          </table:table-cell>
          <table:table-cell office:value-type="float" office:value="0.368793" calcext:value-type="float">
            <text:p>0.368793</text:p>
          </table:table-cell>
          <table:table-cell table:formula="of:=SUMIFS([results.J$1:.J$1048576];[results.A$1:.A$1048576];[.A278];[results.B$1:.B$1048576];[.B2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5.raw</text:p>
          </table:table-cell>
          <table:table-cell office:value-type="float" office:value="0.250077" calcext:value-type="float">
            <text:p>0.250077</text:p>
          </table:table-cell>
          <table:table-cell office:value-type="float" office:value="0.069074" calcext:value-type="float">
            <text:p>0.069074</text:p>
          </table:table-cell>
          <table:table-cell office:value-type="float" office:value="0.013735" calcext:value-type="float">
            <text:p>0.013735</text:p>
          </table:table-cell>
          <table:table-cell office:value-type="float" office:value="0.512626" calcext:value-type="float">
            <text:p>0.51262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445936" calcext:value-type="float">
            <text:p>0.445936</text:p>
          </table:table-cell>
          <table:table-cell office:value-type="float" office:value="0.375551" calcext:value-type="float">
            <text:p>0.375551</text:p>
          </table:table-cell>
          <table:table-cell table:formula="of:=SUMIFS([results.J$1:.J$1048576];[results.A$1:.A$1048576];[.A279];[results.B$1:.B$1048576];[.B2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C7.raw</text:p>
          </table:table-cell>
          <table:table-cell office:value-type="float" office:value="0.268398" calcext:value-type="float">
            <text:p>0.268398</text:p>
          </table:table-cell>
          <table:table-cell office:value-type="float" office:value="0.049735" calcext:value-type="float">
            <text:p>0.049735</text:p>
          </table:table-cell>
          <table:table-cell office:value-type="float" office:value="0.013782" calcext:value-type="float">
            <text:p>0.013782</text:p>
          </table:table-cell>
          <table:table-cell office:value-type="float" office:value="0.422461" calcext:value-type="float">
            <text:p>0.422461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0.445472" calcext:value-type="float">
            <text:p>0.445472</text:p>
          </table:table-cell>
          <table:table-cell office:value-type="float" office:value="0.385671" calcext:value-type="float">
            <text:p>0.385671</text:p>
          </table:table-cell>
          <table:table-cell table:formula="of:=SUMIFS([results.J$1:.J$1048576];[results.A$1:.A$1048576];[.A280];[results.B$1:.B$1048576];[.B2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D4.raw</text:p>
          </table:table-cell>
          <table:table-cell office:value-type="float" office:value="0.251054" calcext:value-type="float">
            <text:p>0.251054</text:p>
          </table:table-cell>
          <table:table-cell office:value-type="float" office:value="0.056293" calcext:value-type="float">
            <text:p>0.056293</text:p>
          </table:table-cell>
          <table:table-cell office:value-type="float" office:value="0.014177" calcext:value-type="float">
            <text:p>0.014177</text:p>
          </table:table-cell>
          <table:table-cell office:value-type="float" office:value="0.537415" calcext:value-type="float">
            <text:p>0.537415</text:p>
          </table:table-cell>
          <table:table-cell office:value-type="float" office:value="0.007878" calcext:value-type="float">
            <text:p>0.007878</text:p>
          </table:table-cell>
          <table:table-cell office:value-type="float" office:value="0.445018" calcext:value-type="float">
            <text:p>0.445018</text:p>
          </table:table-cell>
          <table:table-cell office:value-type="float" office:value="0.372394" calcext:value-type="float">
            <text:p>0.372394</text:p>
          </table:table-cell>
          <table:table-cell table:formula="of:=SUMIFS([results.J$1:.J$1048576];[results.A$1:.A$1048576];[.A281];[results.B$1:.B$1048576];[.B2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PIANO.raw</text:p>
          </table:table-cell>
          <table:table-cell office:value-type="string" calcext:value-type="string">
            <text:p>trumpet.raw</text:p>
          </table:table-cell>
          <table:table-cell office:value-type="float" office:value="0.241533" calcext:value-type="float">
            <text:p>0.241533</text:p>
          </table:table-cell>
          <table:table-cell office:value-type="float" office:value="0.059262" calcext:value-type="float">
            <text:p>0.059262</text:p>
          </table:table-cell>
          <table:table-cell office:value-type="float" office:value="0.014532" calcext:value-type="float">
            <text:p>0.014532</text:p>
          </table:table-cell>
          <table:table-cell office:value-type="float" office:value="0.576549" calcext:value-type="float">
            <text:p>0.576549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445418" calcext:value-type="float">
            <text:p>0.445418</text:p>
          </table:table-cell>
          <table:table-cell office:value-type="float" office:value="0.358467" calcext:value-type="float">
            <text:p>0.358467</text:p>
          </table:table-cell>
          <table:table-cell table:formula="of:=SUMIFS([results.J$1:.J$1048576];[results.A$1:.A$1048576];[.A282];[results.B$1:.B$1048576];[.B2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INE.raw</text:p>
          </table:table-cell>
          <table:table-cell office:value-type="float" office:value="0.137873" calcext:value-type="float">
            <text:p>0.137873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.385189" calcext:value-type="float">
            <text:p>0.385189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0.453373" calcext:value-type="float">
            <text:p>0.453373</text:p>
          </table:table-cell>
          <table:table-cell office:value-type="float" office:value="0.499189" calcext:value-type="float">
            <text:p>0.499189</text:p>
          </table:table-cell>
          <table:table-cell table:formula="of:=SUMIFS([results.J$1:.J$1048576];[results.A$1:.A$1048576];[.A283];[results.B$1:.B$1048576];[.B2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QUARE.raw</text:p>
          </table:table-cell>
          <table:table-cell office:value-type="float" office:value="0.186771" calcext:value-type="float">
            <text:p>0.186771</text:p>
          </table:table-cell>
          <table:table-cell office:value-type="float" office:value="0.014696" calcext:value-type="float">
            <text:p>0.014696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0.410477" calcext:value-type="float">
            <text:p>0.410477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453386" calcext:value-type="float">
            <text:p>0.453386</text:p>
          </table:table-cell>
          <table:table-cell office:value-type="float" office:value="0.499063" calcext:value-type="float">
            <text:p>0.499063</text:p>
          </table:table-cell>
          <table:table-cell table:formula="of:=SUMIFS([results.J$1:.J$1048576];[results.A$1:.A$1048576];[.A284];[results.B$1:.B$1048576];[.B2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SWEEP.raw</text:p>
          </table:table-cell>
          <table:table-cell office:value-type="float" office:value="0.194628" calcext:value-type="float">
            <text:p>0.194628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.31519" calcext:value-type="float">
            <text:p>0.31519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450195" calcext:value-type="float">
            <text:p>0.450195</text:p>
          </table:table-cell>
          <table:table-cell office:value-type="float" office:value="0.318613" calcext:value-type="float">
            <text:p>0.318613</text:p>
          </table:table-cell>
          <table:table-cell table:formula="of:=SUMIFS([results.J$1:.J$1048576];[results.A$1:.A$1048576];[.A285];[results.B$1:.B$1048576];[.B2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HEREMIN.raw</text:p>
          </table:table-cell>
          <table:table-cell office:value-type="float" office:value="0.205643" calcext:value-type="float">
            <text:p>0.205643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06436" calcext:value-type="float">
            <text:p>0.006436</text:p>
          </table:table-cell>
          <table:table-cell office:value-type="float" office:value="0.329257" calcext:value-type="float">
            <text:p>0.329257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410555" calcext:value-type="float">
            <text:p>0.410555</text:p>
          </table:table-cell>
          <table:table-cell office:value-type="float" office:value="0.318316" calcext:value-type="float">
            <text:p>0.318316</text:p>
          </table:table-cell>
          <table:table-cell table:formula="of:=SUMIFS([results.J$1:.J$1048576];[results.A$1:.A$1048576];[.A286];[results.B$1:.B$1048576];[.B2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rumpet 2.raw</text:p>
          </table:table-cell>
          <table:table-cell office:value-type="float" office:value="0.326569" calcext:value-type="float">
            <text:p>0.326569</text:p>
          </table:table-cell>
          <table:table-cell office:value-type="float" office:value="0.060073" calcext:value-type="float">
            <text:p>0.060073</text:p>
          </table:table-cell>
          <table:table-cell office:value-type="float" office:value="0.010767" calcext:value-type="float">
            <text:p>0.010767</text:p>
          </table:table-cell>
          <table:table-cell office:value-type="float" office:value="0.414821" calcext:value-type="float">
            <text:p>0.414821</text:p>
          </table:table-cell>
          <table:table-cell office:value-type="float" office:value="0.004533" calcext:value-type="float">
            <text:p>0.004533</text:p>
          </table:table-cell>
          <table:table-cell office:value-type="float" office:value="0.448413" calcext:value-type="float">
            <text:p>0.448413</text:p>
          </table:table-cell>
          <table:table-cell office:value-type="float" office:value="0.461163" calcext:value-type="float">
            <text:p>0.461163</text:p>
          </table:table-cell>
          <table:table-cell table:formula="of:=SUMIFS([results.J$1:.J$1048576];[results.A$1:.A$1048576];[.A287];[results.B$1:.B$1048576];[.B2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TRUMPET.raw</text:p>
          </table:table-cell>
          <table:table-cell office:value-type="float" office:value="0.29756" calcext:value-type="float">
            <text:p>0.29756</text:p>
          </table:table-cell>
          <table:table-cell office:value-type="float" office:value="0.061641" calcext:value-type="float">
            <text:p>0.061641</text:p>
          </table:table-cell>
          <table:table-cell office:value-type="float" office:value="0.010505" calcext:value-type="float">
            <text:p>0.010505</text:p>
          </table:table-cell>
          <table:table-cell office:value-type="float" office:value="0.469754" calcext:value-type="float">
            <text:p>0.469754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456317" calcext:value-type="float">
            <text:p>0.456317</text:p>
          </table:table-cell>
          <table:table-cell office:value-type="float" office:value="0.451908" calcext:value-type="float">
            <text:p>0.451908</text:p>
          </table:table-cell>
          <table:table-cell table:formula="of:=SUMIFS([results.J$1:.J$1048576];[results.A$1:.A$1048576];[.A288];[results.B$1:.B$1048576];[.B2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myVIOLIN.raw</text:p>
          </table:table-cell>
          <table:table-cell office:value-type="float" office:value="0.288782" calcext:value-type="float">
            <text:p>0.288782</text:p>
          </table:table-cell>
          <table:table-cell office:value-type="float" office:value="0.052005" calcext:value-type="float">
            <text:p>0.052005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0.317739" calcext:value-type="float">
            <text:p>0.317739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452803" calcext:value-type="float">
            <text:p>0.452803</text:p>
          </table:table-cell>
          <table:table-cell office:value-type="float" office:value="0.386645" calcext:value-type="float">
            <text:p>0.386645</text:p>
          </table:table-cell>
          <table:table-cell table:formula="of:=SUMIFS([results.J$1:.J$1048576];[results.A$1:.A$1048576];[.A289];[results.B$1:.B$1048576];[.B2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lence.raw</text:p>
          </table:table-cell>
          <table:table-cell office:value-type="float" office:value="0.371312" calcext:value-type="float">
            <text:p>0.371312</text:p>
          </table:table-cell>
          <table:table-cell office:value-type="float" office:value="0.028312" calcext:value-type="float">
            <text:p>0.028312</text:p>
          </table:table-cell>
          <table:table-cell office:value-type="float" office:value="0.010542" calcext:value-type="float">
            <text:p>0.010542</text:p>
          </table:table-cell>
          <table:table-cell office:value-type="float" office:value="0.424923" calcext:value-type="float">
            <text:p>0.42492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348265" calcext:value-type="float">
            <text:p>0.348265</text:p>
          </table:table-cell>
          <table:table-cell office:value-type="float" office:value="0.279719" calcext:value-type="float">
            <text:p>0.279719</text:p>
          </table:table-cell>
          <table:table-cell table:formula="of:=SUMIFS([results.J$1:.J$1048576];[results.A$1:.A$1048576];[.A290];[results.B$1:.B$1048576];[.B2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neC5.raw</text:p>
          </table:table-cell>
          <table:table-cell office:value-type="float" office:value="0.266669" calcext:value-type="float">
            <text:p>0.266669</text:p>
          </table:table-cell>
          <table:table-cell office:value-type="float" office:value="0.029326" calcext:value-type="float">
            <text:p>0.029326</text:p>
          </table:table-cell>
          <table:table-cell office:value-type="float" office:value="0.009885" calcext:value-type="float">
            <text:p>0.009885</text:p>
          </table:table-cell>
          <table:table-cell office:value-type="float" office:value="0.384892" calcext:value-type="float">
            <text:p>0.38489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451308" calcext:value-type="float">
            <text:p>0.451308</text:p>
          </table:table-cell>
          <table:table-cell office:value-type="float" office:value="0.395791" calcext:value-type="float">
            <text:p>0.395791</text:p>
          </table:table-cell>
          <table:table-cell table:formula="of:=SUMIFS([results.J$1:.J$1048576];[results.A$1:.A$1048576];[.A291];[results.B$1:.B$1048576];[.B2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sine.raw</text:p>
          </table:table-cell>
          <table:table-cell office:value-type="float" office:value="0.304731" calcext:value-type="float">
            <text:p>0.304731</text:p>
          </table:table-cell>
          <table:table-cell office:value-type="float" office:value="0.033174" calcext:value-type="float">
            <text:p>0.033174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42332" calcext:value-type="float">
            <text:p>0.42332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.435173" calcext:value-type="float">
            <text:p>0.435173</text:p>
          </table:table-cell>
          <table:table-cell office:value-type="float" office:value="0.400204" calcext:value-type="float">
            <text:p>0.400204</text:p>
          </table:table-cell>
          <table:table-cell table:formula="of:=SUMIFS([results.J$1:.J$1048576];[results.A$1:.A$1048576];[.A292];[results.B$1:.B$1048576];[.B2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B4.raw</text:p>
          </table:table-cell>
          <table:table-cell office:value-type="float" office:value="0.250837" calcext:value-type="float">
            <text:p>0.250837</text:p>
          </table:table-cell>
          <table:table-cell office:value-type="float" office:value="0.057365" calcext:value-type="float">
            <text:p>0.057365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0.573503" calcext:value-type="float">
            <text:p>0.573503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452856" calcext:value-type="float">
            <text:p>0.452856</text:p>
          </table:table-cell>
          <table:table-cell office:value-type="float" office:value="0.403393" calcext:value-type="float">
            <text:p>0.403393</text:p>
          </table:table-cell>
          <table:table-cell table:formula="of:=SUMIFS([results.J$1:.J$1048576];[results.A$1:.A$1048576];[.A293];[results.B$1:.B$1048576];[.B2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2.raw</text:p>
          </table:table-cell>
          <table:table-cell office:value-type="float" office:value="0.242371" calcext:value-type="float">
            <text:p>0.242371</text:p>
          </table:table-cell>
          <table:table-cell office:value-type="float" office:value="0.054741" calcext:value-type="float">
            <text:p>0.054741</text:p>
          </table:table-cell>
          <table:table-cell office:value-type="float" office:value="0.016888" calcext:value-type="float">
            <text:p>0.016888</text:p>
          </table:table-cell>
          <table:table-cell office:value-type="float" office:value="0.496646" calcext:value-type="float">
            <text:p>0.496646</text:p>
          </table:table-cell>
          <table:table-cell office:value-type="float" office:value="0.011033" calcext:value-type="float">
            <text:p>0.011033</text:p>
          </table:table-cell>
          <table:table-cell office:value-type="float" office:value="0.452107" calcext:value-type="float">
            <text:p>0.452107</text:p>
          </table:table-cell>
          <table:table-cell office:value-type="float" office:value="0.294848" calcext:value-type="float">
            <text:p>0.294848</text:p>
          </table:table-cell>
          <table:table-cell table:formula="of:=SUMIFS([results.J$1:.J$1048576];[results.A$1:.A$1048576];[.A294];[results.B$1:.B$1048576];[.B2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4Sharp.raw</text:p>
          </table:table-cell>
          <table:table-cell office:value-type="float" office:value="0.252904" calcext:value-type="float">
            <text:p>0.252904</text:p>
          </table:table-cell>
          <table:table-cell office:value-type="float" office:value="0.056947" calcext:value-type="float">
            <text:p>0.056947</text:p>
          </table:table-cell>
          <table:table-cell office:value-type="float" office:value="0.011451" calcext:value-type="float">
            <text:p>0.011451</text:p>
          </table:table-cell>
          <table:table-cell office:value-type="float" office:value="0.379869" calcext:value-type="float">
            <text:p>0.379869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422521" calcext:value-type="float">
            <text:p>0.422521</text:p>
          </table:table-cell>
          <table:table-cell table:formula="of:=SUMIFS([results.J$1:.J$1048576];[results.A$1:.A$1048576];[.A295];[results.B$1:.B$1048576];[.B2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5.raw</text:p>
          </table:table-cell>
          <table:table-cell office:value-type="float" office:value="0.246413" calcext:value-type="float">
            <text:p>0.246413</text:p>
          </table:table-cell>
          <table:table-cell office:value-type="float" office:value="0.066023" calcext:value-type="float">
            <text:p>0.066023</text:p>
          </table:table-cell>
          <table:table-cell office:value-type="float" office:value="0.010352" calcext:value-type="float">
            <text:p>0.010352</text:p>
          </table:table-cell>
          <table:table-cell office:value-type="float" office:value="0.482004" calcext:value-type="float">
            <text:p>0.482004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0.453364" calcext:value-type="float">
            <text:p>0.453364</text:p>
          </table:table-cell>
          <table:table-cell office:value-type="float" office:value="0.435397" calcext:value-type="float">
            <text:p>0.435397</text:p>
          </table:table-cell>
          <table:table-cell table:formula="of:=SUMIFS([results.J$1:.J$1048576];[results.A$1:.A$1048576];[.A296];[results.B$1:.B$1048576];[.B2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C7.raw</text:p>
          </table:table-cell>
          <table:table-cell office:value-type="float" office:value="0.269369" calcext:value-type="float">
            <text:p>0.269369</text:p>
          </table:table-cell>
          <table:table-cell office:value-type="float" office:value="0.047548" calcext:value-type="float">
            <text:p>0.047548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.452839" calcext:value-type="float">
            <text:p>0.452839</text:p>
          </table:table-cell>
          <table:table-cell office:value-type="float" office:value="0.428174" calcext:value-type="float">
            <text:p>0.428174</text:p>
          </table:table-cell>
          <table:table-cell table:formula="of:=SUMIFS([results.J$1:.J$1048576];[results.A$1:.A$1048576];[.A297];[results.B$1:.B$1048576];[.B2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D4.raw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0.054032" calcext:value-type="float">
            <text:p>0.054032</text:p>
          </table:table-cell>
          <table:table-cell office:value-type="float" office:value="0.013923" calcext:value-type="float">
            <text:p>0.013923</text:p>
          </table:table-cell>
          <table:table-cell office:value-type="float" office:value="0.572693" calcext:value-type="float">
            <text:p>0.572693</text:p>
          </table:table-cell>
          <table:table-cell office:value-type="float" office:value="0.007614" calcext:value-type="float">
            <text:p>0.007614</text:p>
          </table:table-cell>
          <table:table-cell office:value-type="float" office:value="0.452887" calcext:value-type="float">
            <text:p>0.452887</text:p>
          </table:table-cell>
          <table:table-cell office:value-type="float" office:value="0.425366" calcext:value-type="float">
            <text:p>0.425366</text:p>
          </table:table-cell>
          <table:table-cell table:formula="of:=SUMIFS([results.J$1:.J$1048576];[results.A$1:.A$1048576];[.A298];[results.B$1:.B$1048576];[.B2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AW.raw</text:p>
          </table:table-cell>
          <table:table-cell office:value-type="string" calcext:value-type="string">
            <text:p>trumpet.raw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057919" calcext:value-type="float">
            <text:p>0.057919</text:p>
          </table:table-cell>
          <table:table-cell office:value-type="float" office:value="0.012699" calcext:value-type="float">
            <text:p>0.012699</text:p>
          </table:table-cell>
          <table:table-cell office:value-type="float" office:value="0.520823" calcext:value-type="float">
            <text:p>0.520823</text:p>
          </table:table-cell>
          <table:table-cell office:value-type="float" office:value="0.006297" calcext:value-type="float">
            <text:p>0.006297</text:p>
          </table:table-cell>
          <table:table-cell office:value-type="float" office:value="0.453212" calcext:value-type="float">
            <text:p>0.453212</text:p>
          </table:table-cell>
          <table:table-cell office:value-type="float" office:value="0.415723" calcext:value-type="float">
            <text:p>0.415723</text:p>
          </table:table-cell>
          <table:table-cell table:formula="of:=SUMIFS([results.J$1:.J$1048576];[results.A$1:.A$1048576];[.A299];[results.B$1:.B$1048576];[.B2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SQUARE.raw</text:p>
          </table:table-cell>
          <table:table-cell office:value-type="float" office:value="0.095018" calcext:value-type="float">
            <text:p>0.095018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004647" calcext:value-type="float">
            <text:p>0.004647</text:p>
          </table:table-cell>
          <table:table-cell office:value-type="float" office:value="0.267638" calcext:value-type="float">
            <text:p>0.267638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494149" calcext:value-type="float">
            <text:p>0.494149</text:p>
          </table:table-cell>
          <table:table-cell office:value-type="float" office:value="0.499532" calcext:value-type="float">
            <text:p>0.499532</text:p>
          </table:table-cell>
          <table:table-cell table:formula="of:=SUMIFS([results.J$1:.J$1048576];[results.A$1:.A$1048576];[.A300];[results.B$1:.B$1048576];[.B3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SWEEP.raw</text:p>
          </table:table-cell>
          <table:table-cell office:value-type="float" office:value="0.196417" calcext:value-type="float">
            <text:p>0.196417</text:p>
          </table:table-cell>
          <table:table-cell office:value-type="float" office:value="0.019735" calcext:value-type="float">
            <text:p>0.019735</text:p>
          </table:table-cell>
          <table:table-cell office:value-type="float" office:value="0.009556" calcext:value-type="float">
            <text:p>0.009556</text:p>
          </table:table-cell>
          <table:table-cell office:value-type="float" office:value="0.38124" calcext:value-type="float">
            <text:p>0.38124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472624" calcext:value-type="float">
            <text:p>0.472624</text:p>
          </table:table-cell>
          <table:table-cell office:value-type="float" office:value="0.318579" calcext:value-type="float">
            <text:p>0.318579</text:p>
          </table:table-cell>
          <table:table-cell table:formula="of:=SUMIFS([results.J$1:.J$1048576];[results.A$1:.A$1048576];[.A301];[results.B$1:.B$1048576];[.B3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HEREMIN.raw</text:p>
          </table:table-cell>
          <table:table-cell office:value-type="float" office:value="0.199924" calcext:value-type="float">
            <text:p>0.199924</text:p>
          </table:table-cell>
          <table:table-cell office:value-type="float" office:value="0.016039" calcext:value-type="float">
            <text:p>0.016039</text:p>
          </table:table-cell>
          <table:table-cell office:value-type="float" office:value="0.006935" calcext:value-type="float">
            <text:p>0.006935</text:p>
          </table:table-cell>
          <table:table-cell office:value-type="float" office:value="0.260892" calcext:value-type="float">
            <text:p>0.260892</text:p>
          </table:table-cell>
          <table:table-cell office:value-type="float" office:value="0.001904" calcext:value-type="float">
            <text:p>0.001904</text:p>
          </table:table-cell>
          <table:table-cell office:value-type="float" office:value="0.450697" calcext:value-type="float">
            <text:p>0.450697</text:p>
          </table:table-cell>
          <table:table-cell office:value-type="float" office:value="0.318373" calcext:value-type="float">
            <text:p>0.318373</text:p>
          </table:table-cell>
          <table:table-cell table:formula="of:=SUMIFS([results.J$1:.J$1048576];[results.A$1:.A$1048576];[.A302];[results.B$1:.B$1048576];[.B3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rumpet 2.raw</text:p>
          </table:table-cell>
          <table:table-cell office:value-type="float" office:value="0.36768" calcext:value-type="float">
            <text:p>0.36768</text:p>
          </table:table-cell>
          <table:table-cell office:value-type="float" office:value="0.062014" calcext:value-type="float">
            <text:p>0.062014</text:p>
          </table:table-cell>
          <table:table-cell office:value-type="float" office:value="0.012094" calcext:value-type="float">
            <text:p>0.012094</text:p>
          </table:table-cell>
          <table:table-cell office:value-type="float" office:value="0.528655" calcext:value-type="float">
            <text:p>0.528655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.449627" calcext:value-type="float">
            <text:p>0.449627</text:p>
          </table:table-cell>
          <table:table-cell office:value-type="float" office:value="0.460763" calcext:value-type="float">
            <text:p>0.460763</text:p>
          </table:table-cell>
          <table:table-cell table:formula="of:=SUMIFS([results.J$1:.J$1048576];[results.A$1:.A$1048576];[.A303];[results.B$1:.B$1048576];[.B3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TRUMPET.raw</text:p>
          </table:table-cell>
          <table:table-cell office:value-type="float" office:value="0.309374" calcext:value-type="float">
            <text:p>0.309374</text:p>
          </table:table-cell>
          <table:table-cell office:value-type="float" office:value="0.060068" calcext:value-type="float">
            <text:p>0.060068</text:p>
          </table:table-cell>
          <table:table-cell office:value-type="float" office:value="0.011729" calcext:value-type="float">
            <text:p>0.011729</text:p>
          </table:table-cell>
          <table:table-cell office:value-type="float" office:value="0.533939" calcext:value-type="float">
            <text:p>0.533939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456434" calcext:value-type="float">
            <text:p>0.456434</text:p>
          </table:table-cell>
          <table:table-cell office:value-type="float" office:value="0.451508" calcext:value-type="float">
            <text:p>0.451508</text:p>
          </table:table-cell>
          <table:table-cell table:formula="of:=SUMIFS([results.J$1:.J$1048576];[results.A$1:.A$1048576];[.A304];[results.B$1:.B$1048576];[.B3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myVIOLIN.raw</text:p>
          </table:table-cell>
          <table:table-cell office:value-type="float" office:value="0.297817" calcext:value-type="float">
            <text:p>0.297817</text:p>
          </table:table-cell>
          <table:table-cell office:value-type="float" office:value="0.049446" calcext:value-type="float">
            <text:p>0.049446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434426" calcext:value-type="float">
            <text:p>0.434426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460064" calcext:value-type="float">
            <text:p>0.460064</text:p>
          </table:table-cell>
          <table:table-cell office:value-type="float" office:value="0.386595" calcext:value-type="float">
            <text:p>0.386595</text:p>
          </table:table-cell>
          <table:table-cell table:formula="of:=SUMIFS([results.J$1:.J$1048576];[results.A$1:.A$1048576];[.A305];[results.B$1:.B$1048576];[.B3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lence.raw</text:p>
          </table:table-cell>
          <table:table-cell office:value-type="float" office:value="0.407543" calcext:value-type="float">
            <text:p>0.407543</text:p>
          </table:table-cell>
          <table:table-cell office:value-type="float" office:value="0.029448" calcext:value-type="float">
            <text:p>0.029448</text:p>
          </table:table-cell>
          <table:table-cell office:value-type="float" office:value="0.008099" calcext:value-type="float">
            <text:p>0.008099</text:p>
          </table:table-cell>
          <table:table-cell office:value-type="float" office:value="0.322331" calcext:value-type="float">
            <text:p>0.322331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301819" calcext:value-type="float">
            <text:p>0.301819</text:p>
          </table:table-cell>
          <table:table-cell office:value-type="float" office:value="0.280119" calcext:value-type="float">
            <text:p>0.280119</text:p>
          </table:table-cell>
          <table:table-cell table:formula="of:=SUMIFS([results.J$1:.J$1048576];[results.A$1:.A$1048576];[.A306];[results.B$1:.B$1048576];[.B3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neC5.raw</text:p>
          </table:table-cell>
          <table:table-cell office:value-type="float" office:value="0.231124" calcext:value-type="float">
            <text:p>0.231124</text:p>
          </table:table-cell>
          <table:table-cell office:value-type="float" office:value="0.02218" calcext:value-type="float">
            <text:p>0.02218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0.273932" calcext:value-type="float">
            <text:p>0.273932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0.464228" calcext:value-type="float">
            <text:p>0.464228</text:p>
          </table:table-cell>
          <table:table-cell office:value-type="float" office:value="0.395719" calcext:value-type="float">
            <text:p>0.395719</text:p>
          </table:table-cell>
          <table:table-cell table:formula="of:=SUMIFS([results.J$1:.J$1048576];[results.A$1:.A$1048576];[.A307];[results.B$1:.B$1048576];[.B3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sine.raw</text:p>
          </table:table-cell>
          <table:table-cell office:value-type="float" office:value="0.31983" calcext:value-type="float">
            <text:p>0.31983</text:p>
          </table:table-cell>
          <table:table-cell office:value-type="float" office:value="0.031067" calcext:value-type="float">
            <text:p>0.031067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0.335386" calcext:value-type="float">
            <text:p>0.335386</text:p>
          </table:table-cell>
          <table:table-cell office:value-type="float" office:value="0.004908" calcext:value-type="float">
            <text:p>0.004908</text:p>
          </table:table-cell>
          <table:table-cell office:value-type="float" office:value="0.44914" calcext:value-type="float">
            <text:p>0.44914</text:p>
          </table:table-cell>
          <table:table-cell office:value-type="float" office:value="0.400147" calcext:value-type="float">
            <text:p>0.400147</text:p>
          </table:table-cell>
          <table:table-cell table:formula="of:=SUMIFS([results.J$1:.J$1048576];[results.A$1:.A$1048576];[.A308];[results.B$1:.B$1048576];[.B3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B4.raw</text:p>
          </table:table-cell>
          <table:table-cell office:value-type="float" office:value="0.269362" calcext:value-type="float">
            <text:p>0.269362</text:p>
          </table:table-cell>
          <table:table-cell office:value-type="float" office:value="0.056631" calcext:value-type="float">
            <text:p>0.056631</text:p>
          </table:table-cell>
          <table:table-cell office:value-type="float" office:value="0.014146" calcext:value-type="float">
            <text:p>0.014146</text:p>
          </table:table-cell>
          <table:table-cell office:value-type="float" office:value="0.610393" calcext:value-type="float">
            <text:p>0.610393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46106" calcext:value-type="float">
            <text:p>0.46106</text:p>
          </table:table-cell>
          <table:table-cell office:value-type="float" office:value="0.403157" calcext:value-type="float">
            <text:p>0.403157</text:p>
          </table:table-cell>
          <table:table-cell table:formula="of:=SUMIFS([results.J$1:.J$1048576];[results.A$1:.A$1048576];[.A309];[results.B$1:.B$1048576];[.B3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2.raw</text:p>
          </table:table-cell>
          <table:table-cell office:value-type="float" office:value="0.261017" calcext:value-type="float">
            <text:p>0.261017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016828" calcext:value-type="float">
            <text:p>0.016828</text:p>
          </table:table-cell>
          <table:table-cell office:value-type="float" office:value="0.504669" calcext:value-type="float">
            <text:p>0.504669</text:p>
          </table:table-cell>
          <table:table-cell office:value-type="float" office:value="0.010961" calcext:value-type="float">
            <text:p>0.010961</text:p>
          </table:table-cell>
          <table:table-cell office:value-type="float" office:value="0.461387" calcext:value-type="float">
            <text:p>0.461387</text:p>
          </table:table-cell>
          <table:table-cell office:value-type="float" office:value="0.294455" calcext:value-type="float">
            <text:p>0.294455</text:p>
          </table:table-cell>
          <table:table-cell table:formula="of:=SUMIFS([results.J$1:.J$1048576];[results.A$1:.A$1048576];[.A310];[results.B$1:.B$1048576];[.B3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4Sharp.raw</text:p>
          </table:table-cell>
          <table:table-cell office:value-type="float" office:value="0.271457" calcext:value-type="float">
            <text:p>0.271457</text:p>
          </table:table-cell>
          <table:table-cell office:value-type="float" office:value="0.05624" calcext:value-type="float">
            <text:p>0.05624</text:p>
          </table:table-cell>
          <table:table-cell office:value-type="float" office:value="0.010357" calcext:value-type="float">
            <text:p>0.010357</text:p>
          </table:table-cell>
          <table:table-cell office:value-type="float" office:value="0.399101" calcext:value-type="float">
            <text:p>0.399101</text:p>
          </table:table-cell>
          <table:table-cell office:value-type="float" office:value="0.004247" calcext:value-type="float">
            <text:p>0.004247</text:p>
          </table:table-cell>
          <table:table-cell office:value-type="float" office:value="0.460916" calcext:value-type="float">
            <text:p>0.460916</text:p>
          </table:table-cell>
          <table:table-cell office:value-type="float" office:value="0.422528" calcext:value-type="float">
            <text:p>0.422528</text:p>
          </table:table-cell>
          <table:table-cell table:formula="of:=SUMIFS([results.J$1:.J$1048576];[results.A$1:.A$1048576];[.A311];[results.B$1:.B$1048576];[.B3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5.raw</text:p>
          </table:table-cell>
          <table:table-cell office:value-type="float" office:value="0.270871" calcext:value-type="float">
            <text:p>0.270871</text:p>
          </table:table-cell>
          <table:table-cell office:value-type="float" office:value="0.067088" calcext:value-type="float">
            <text:p>0.067088</text:p>
          </table:table-cell>
          <table:table-cell office:value-type="float" office:value="0.013131" calcext:value-type="float">
            <text:p>0.013131</text:p>
          </table:table-cell>
          <table:table-cell office:value-type="float" office:value="0.634509" calcext:value-type="float">
            <text:p>0.634509</text:p>
          </table:table-cell>
          <table:table-cell office:value-type="float" office:value="0.006788" calcext:value-type="float">
            <text:p>0.006788</text:p>
          </table:table-cell>
          <table:table-cell office:value-type="float" office:value="0.46134" calcext:value-type="float">
            <text:p>0.46134</text:p>
          </table:table-cell>
          <table:table-cell office:value-type="float" office:value="0.435001" calcext:value-type="float">
            <text:p>0.435001</text:p>
          </table:table-cell>
          <table:table-cell table:formula="of:=SUMIFS([results.J$1:.J$1048576];[results.A$1:.A$1048576];[.A312];[results.B$1:.B$1048576];[.B3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C7.raw</text:p>
          </table:table-cell>
          <table:table-cell office:value-type="float" office:value="0.287902" calcext:value-type="float">
            <text:p>0.287902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11665" calcext:value-type="float">
            <text:p>0.011665</text:p>
          </table:table-cell>
          <table:table-cell office:value-type="float" office:value="0.407184" calcext:value-type="float">
            <text:p>0.407184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461485" calcext:value-type="float">
            <text:p>0.461485</text:p>
          </table:table-cell>
          <table:table-cell office:value-type="float" office:value="0.428058" calcext:value-type="float">
            <text:p>0.428058</text:p>
          </table:table-cell>
          <table:table-cell table:formula="of:=SUMIFS([results.J$1:.J$1048576];[results.A$1:.A$1048576];[.A313];[results.B$1:.B$1048576];[.B3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D4.raw</text:p>
          </table:table-cell>
          <table:table-cell office:value-type="float" office:value="0.271038" calcext:value-type="float">
            <text:p>0.271038</text:p>
          </table:table-cell>
          <table:table-cell office:value-type="float" office:value="0.053216" calcext:value-type="float">
            <text:p>0.053216</text:p>
          </table:table-cell>
          <table:table-cell office:value-type="float" office:value="0.013796" calcext:value-type="float">
            <text:p>0.013796</text:p>
          </table:table-cell>
          <table:table-cell office:value-type="float" office:value="0.609905" calcext:value-type="float">
            <text:p>0.609905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0.460598" calcext:value-type="float">
            <text:p>0.460598</text:p>
          </table:table-cell>
          <table:table-cell office:value-type="float" office:value="0.425374" calcext:value-type="float">
            <text:p>0.425374</text:p>
          </table:table-cell>
          <table:table-cell table:formula="of:=SUMIFS([results.J$1:.J$1048576];[results.A$1:.A$1048576];[.A314];[results.B$1:.B$1048576];[.B3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INE.raw</text:p>
          </table:table-cell>
          <table:table-cell office:value-type="string" calcext:value-type="string">
            <text:p>trumpet.raw</text:p>
          </table:table-cell>
          <table:table-cell office:value-type="float" office:value="0.262043" calcext:value-type="float">
            <text:p>0.262043</text:p>
          </table:table-cell>
          <table:table-cell office:value-type="float" office:value="0.057177" calcext:value-type="float">
            <text:p>0.057177</text:p>
          </table:table-cell>
          <table:table-cell office:value-type="float" office:value="0.013095" calcext:value-type="float">
            <text:p>0.013095</text:p>
          </table:table-cell>
          <table:table-cell office:value-type="float" office:value="0.645482" calcext:value-type="float">
            <text:p>0.645482</text:p>
          </table:table-cell>
          <table:table-cell office:value-type="float" office:value="0.006702" calcext:value-type="float">
            <text:p>0.006702</text:p>
          </table:table-cell>
          <table:table-cell office:value-type="float" office:value="0.462007" calcext:value-type="float">
            <text:p>0.462007</text:p>
          </table:table-cell>
          <table:table-cell office:value-type="float" office:value="0.4155" calcext:value-type="float">
            <text:p>0.4155</text:p>
          </table:table-cell>
          <table:table-cell table:formula="of:=SUMIFS([results.J$1:.J$1048576];[results.A$1:.A$1048576];[.A315];[results.B$1:.B$1048576];[.B3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SWEEP.raw</text:p>
          </table:table-cell>
          <table:table-cell office:value-type="float" office:value="0.255131" calcext:value-type="float">
            <text:p>0.255131</text:p>
          </table:table-cell>
          <table:table-cell office:value-type="float" office:value="0.020516" calcext:value-type="float">
            <text:p>0.020516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391728" calcext:value-type="float">
            <text:p>0.391728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0.467022" calcext:value-type="float">
            <text:p>0.467022</text:p>
          </table:table-cell>
          <table:table-cell office:value-type="float" office:value="0.318362" calcext:value-type="float">
            <text:p>0.318362</text:p>
          </table:table-cell>
          <table:table-cell table:formula="of:=SUMIFS([results.J$1:.J$1048576];[results.A$1:.A$1048576];[.A316];[results.B$1:.B$1048576];[.B3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HEREMIN.raw</text:p>
          </table:table-cell>
          <table:table-cell office:value-type="float" office:value="0.237103" calcext:value-type="float">
            <text:p>0.237103</text:p>
          </table:table-cell>
          <table:table-cell office:value-type="float" office:value="0.016961" calcext:value-type="float">
            <text:p>0.016961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362635" calcext:value-type="float">
            <text:p>0.362635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448627" calcext:value-type="float">
            <text:p>0.448627</text:p>
          </table:table-cell>
          <table:table-cell office:value-type="float" office:value="0.318407" calcext:value-type="float">
            <text:p>0.318407</text:p>
          </table:table-cell>
          <table:table-cell table:formula="of:=SUMIFS([results.J$1:.J$1048576];[results.A$1:.A$1048576];[.A317];[results.B$1:.B$1048576];[.B3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rumpet 2.raw</text:p>
          </table:table-cell>
          <table:table-cell office:value-type="float" office:value="0.413192" calcext:value-type="float">
            <text:p>0.413192</text:p>
          </table:table-cell>
          <table:table-cell office:value-type="float" office:value="0.061217" calcext:value-type="float">
            <text:p>0.061217</text:p>
          </table:table-cell>
          <table:table-cell office:value-type="float" office:value="0.012792" calcext:value-type="float">
            <text:p>0.012792</text:p>
          </table:table-cell>
          <table:table-cell office:value-type="float" office:value="0.545352" calcext:value-type="float">
            <text:p>0.545352</text:p>
          </table:table-cell>
          <table:table-cell office:value-type="float" office:value="0.006404" calcext:value-type="float">
            <text:p>0.006404</text:p>
          </table:table-cell>
          <table:table-cell office:value-type="float" office:value="0.443834" calcext:value-type="float">
            <text:p>0.443834</text:p>
          </table:table-cell>
          <table:table-cell office:value-type="float" office:value="0.460318" calcext:value-type="float">
            <text:p>0.460318</text:p>
          </table:table-cell>
          <table:table-cell table:formula="of:=SUMIFS([results.J$1:.J$1048576];[results.A$1:.A$1048576];[.A318];[results.B$1:.B$1048576];[.B3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TRUMPET.raw</text:p>
          </table:table-cell>
          <table:table-cell office:value-type="float" office:value="0.365732" calcext:value-type="float">
            <text:p>0.365732</text:p>
          </table:table-cell>
          <table:table-cell office:value-type="float" office:value="0.060735" calcext:value-type="float">
            <text:p>0.060735</text:p>
          </table:table-cell>
          <table:table-cell office:value-type="float" office:value="0.012763" calcext:value-type="float">
            <text:p>0.012763</text:p>
          </table:table-cell>
          <table:table-cell office:value-type="float" office:value="0.54982" calcext:value-type="float">
            <text:p>0.54982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45098" calcext:value-type="float">
            <text:p>0.45098</text:p>
          </table:table-cell>
          <table:table-cell office:value-type="float" office:value="0.451063" calcext:value-type="float">
            <text:p>0.451063</text:p>
          </table:table-cell>
          <table:table-cell table:formula="of:=SUMIFS([results.J$1:.J$1048576];[results.A$1:.A$1048576];[.A319];[results.B$1:.B$1048576];[.B3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myVIOLIN.raw</text:p>
          </table:table-cell>
          <table:table-cell office:value-type="float" office:value="0.35224" calcext:value-type="float">
            <text:p>0.35224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0.009978" calcext:value-type="float">
            <text:p>0.009978</text:p>
          </table:table-cell>
          <table:table-cell office:value-type="float" office:value="0.438626" calcext:value-type="float">
            <text:p>0.438626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45428" calcext:value-type="float">
            <text:p>0.45428</text:p>
          </table:table-cell>
          <table:table-cell office:value-type="float" office:value="0.3864" calcext:value-type="float">
            <text:p>0.3864</text:p>
          </table:table-cell>
          <table:table-cell table:formula="of:=SUMIFS([results.J$1:.J$1048576];[results.A$1:.A$1048576];[.A320];[results.B$1:.B$1048576];[.B3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lence.raw</text:p>
          </table:table-cell>
          <table:table-cell office:value-type="float" office:value="0.448951" calcext:value-type="float">
            <text:p>0.448951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41071" calcext:value-type="float">
            <text:p>0.41071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301837" calcext:value-type="float">
            <text:p>0.301837</text:p>
          </table:table-cell>
          <table:table-cell office:value-type="float" office:value="0.280564" calcext:value-type="float">
            <text:p>0.280564</text:p>
          </table:table-cell>
          <table:table-cell table:formula="of:=SUMIFS([results.J$1:.J$1048576];[results.A$1:.A$1048576];[.A321];[results.B$1:.B$1048576];[.B3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neC5.raw</text:p>
          </table:table-cell>
          <table:table-cell office:value-type="float" office:value="0.282781" calcext:value-type="float">
            <text:p>0.282781</text:p>
          </table:table-cell>
          <table:table-cell office:value-type="float" office:value="0.023016" calcext:value-type="float">
            <text:p>0.023016</text:p>
          </table:table-cell>
          <table:table-cell office:value-type="float" office:value="0.009418" calcext:value-type="float">
            <text:p>0.009418</text:p>
          </table:table-cell>
          <table:table-cell office:value-type="float" office:value="0.353853" calcext:value-type="float">
            <text:p>0.353853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458927" calcext:value-type="float">
            <text:p>0.458927</text:p>
          </table:table-cell>
          <table:table-cell office:value-type="float" office:value="0.395685" calcext:value-type="float">
            <text:p>0.395685</text:p>
          </table:table-cell>
          <table:table-cell table:formula="of:=SUMIFS([results.J$1:.J$1048576];[results.A$1:.A$1048576];[.A322];[results.B$1:.B$1048576];[.B3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sine.raw</text:p>
          </table:table-cell>
          <table:table-cell office:value-type="float" office:value="0.370948" calcext:value-type="float">
            <text:p>0.370948</text:p>
          </table:table-cell>
          <table:table-cell office:value-type="float" office:value="0.031668" calcext:value-type="float">
            <text:p>0.031668</text:p>
          </table:table-cell>
          <table:table-cell office:value-type="float" office:value="0.011677" calcext:value-type="float">
            <text:p>0.011677</text:p>
          </table:table-cell>
          <table:table-cell office:value-type="float" office:value="0.407525" calcext:value-type="float">
            <text:p>0.407525</text:p>
          </table:table-cell>
          <table:table-cell office:value-type="float" office:value="0.005361" calcext:value-type="float">
            <text:p>0.005361</text:p>
          </table:table-cell>
          <table:table-cell office:value-type="float" office:value="0.443994" calcext:value-type="float">
            <text:p>0.443994</text:p>
          </table:table-cell>
          <table:table-cell office:value-type="float" office:value="0.400113" calcext:value-type="float">
            <text:p>0.400113</text:p>
          </table:table-cell>
          <table:table-cell table:formula="of:=SUMIFS([results.J$1:.J$1048576];[results.A$1:.A$1048576];[.A323];[results.B$1:.B$1048576];[.B3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B4.raw</text:p>
          </table:table-cell>
          <table:table-cell office:value-type="float" office:value="0.328404" calcext:value-type="float">
            <text:p>0.328404</text:p>
          </table:table-cell>
          <table:table-cell office:value-type="float" office:value="0.056958" calcext:value-type="float">
            <text:p>0.056958</text:p>
          </table:table-cell>
          <table:table-cell office:value-type="float" office:value="0.014617" calcext:value-type="float">
            <text:p>0.014617</text:p>
          </table:table-cell>
          <table:table-cell office:value-type="float" office:value="0.518737" calcext:value-type="float">
            <text:p>0.518737</text:p>
          </table:table-cell>
          <table:table-cell office:value-type="float" office:value="0.008396" calcext:value-type="float">
            <text:p>0.008396</text:p>
          </table:table-cell>
          <table:table-cell office:value-type="float" office:value="0.455264" calcext:value-type="float">
            <text:p>0.455264</text:p>
          </table:table-cell>
          <table:table-cell office:value-type="float" office:value="0.402712" calcext:value-type="float">
            <text:p>0.402712</text:p>
          </table:table-cell>
          <table:table-cell table:formula="of:=SUMIFS([results.J$1:.J$1048576];[results.A$1:.A$1048576];[.A324];[results.B$1:.B$1048576];[.B3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2.raw</text:p>
          </table:table-cell>
          <table:table-cell office:value-type="float" office:value="0.320975" calcext:value-type="float">
            <text:p>0.320975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0.016984" calcext:value-type="float">
            <text:p>0.016984</text:p>
          </table:table-cell>
          <table:table-cell office:value-type="float" office:value="0.487986" calcext:value-type="float">
            <text:p>0.487986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455587" calcext:value-type="float">
            <text:p>0.455587</text:p>
          </table:table-cell>
          <table:table-cell office:value-type="float" office:value="0.294009" calcext:value-type="float">
            <text:p>0.294009</text:p>
          </table:table-cell>
          <table:table-cell table:formula="of:=SUMIFS([results.J$1:.J$1048576];[results.A$1:.A$1048576];[.A325];[results.B$1:.B$1048576];[.B3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4Sharp.raw</text:p>
          </table:table-cell>
          <table:table-cell office:value-type="float" office:value="0.330139" calcext:value-type="float">
            <text:p>0.330139</text:p>
          </table:table-cell>
          <table:table-cell office:value-type="float" office:value="0.056579" calcext:value-type="float">
            <text:p>0.056579</text:p>
          </table:table-cell>
          <table:table-cell office:value-type="float" office:value="0.011671" calcext:value-type="float">
            <text:p>0.011671</text:p>
          </table:table-cell>
          <table:table-cell office:value-type="float" office:value="0.414244" calcext:value-type="float">
            <text:p>0.414244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.455119" calcext:value-type="float">
            <text:p>0.455119</text:p>
          </table:table-cell>
          <table:table-cell office:value-type="float" office:value="0.422151" calcext:value-type="float">
            <text:p>0.422151</text:p>
          </table:table-cell>
          <table:table-cell table:formula="of:=SUMIFS([results.J$1:.J$1048576];[results.A$1:.A$1048576];[.A326];[results.B$1:.B$1048576];[.B3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5.raw</text:p>
          </table:table-cell>
          <table:table-cell office:value-type="float" office:value="0.325253" calcext:value-type="float">
            <text:p>0.325253</text:p>
          </table:table-cell>
          <table:table-cell office:value-type="float" office:value="0.066397" calcext:value-type="float">
            <text:p>0.066397</text:p>
          </table:table-cell>
          <table:table-cell office:value-type="float" office:value="0.013386" calcext:value-type="float">
            <text:p>0.013386</text:p>
          </table:table-cell>
          <table:table-cell office:value-type="float" office:value="0.610166" calcext:value-type="float">
            <text:p>0.610166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455534" calcext:value-type="float">
            <text:p>0.455534</text:p>
          </table:table-cell>
          <table:table-cell office:value-type="float" office:value="0.434555" calcext:value-type="float">
            <text:p>0.434555</text:p>
          </table:table-cell>
          <table:table-cell table:formula="of:=SUMIFS([results.J$1:.J$1048576];[results.A$1:.A$1048576];[.A327];[results.B$1:.B$1048576];[.B3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C7.raw</text:p>
          </table:table-cell>
          <table:table-cell office:value-type="float" office:value="0.343796" calcext:value-type="float">
            <text:p>0.343796</text:p>
          </table:table-cell>
          <table:table-cell office:value-type="float" office:value="0.046954" calcext:value-type="float">
            <text:p>0.046954</text:p>
          </table:table-cell>
          <table:table-cell office:value-type="float" office:value="0.013055" calcext:value-type="float">
            <text:p>0.013055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455687" calcext:value-type="float">
            <text:p>0.455687</text:p>
          </table:table-cell>
          <table:table-cell office:value-type="float" office:value="0.427613" calcext:value-type="float">
            <text:p>0.427613</text:p>
          </table:table-cell>
          <table:table-cell table:formula="of:=SUMIFS([results.J$1:.J$1048576];[results.A$1:.A$1048576];[.A328];[results.B$1:.B$1048576];[.B3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D4.raw</text:p>
          </table:table-cell>
          <table:table-cell office:value-type="float" office:value="0.329605" calcext:value-type="float">
            <text:p>0.329605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14337" calcext:value-type="float">
            <text:p>0.014337</text:p>
          </table:table-cell>
          <table:table-cell office:value-type="float" office:value="0.532529" calcext:value-type="float">
            <text:p>0.532529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0.454798" calcext:value-type="float">
            <text:p>0.454798</text:p>
          </table:table-cell>
          <table:table-cell office:value-type="float" office:value="0.424953" calcext:value-type="float">
            <text:p>0.424953</text:p>
          </table:table-cell>
          <table:table-cell table:formula="of:=SUMIFS([results.J$1:.J$1048576];[results.A$1:.A$1048576];[.A329];[results.B$1:.B$1048576];[.B3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QUARE.raw</text:p>
          </table:table-cell>
          <table:table-cell office:value-type="string" calcext:value-type="string">
            <text:p>trumpet.raw</text:p>
          </table:table-cell>
          <table:table-cell office:value-type="float" office:value="0.320423" calcext:value-type="float">
            <text:p>0.320423</text:p>
          </table:table-cell>
          <table:table-cell office:value-type="float" office:value="0.057308" calcext:value-type="float">
            <text:p>0.057308</text:p>
          </table:table-cell>
          <table:table-cell office:value-type="float" office:value="0.012136" calcext:value-type="float">
            <text:p>0.012136</text:p>
          </table:table-cell>
          <table:table-cell office:value-type="float" office:value="0.585974" calcext:value-type="float">
            <text:p>0.585974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45621" calcext:value-type="float">
            <text:p>0.45621</text:p>
          </table:table-cell>
          <table:table-cell office:value-type="float" office:value="0.415054" calcext:value-type="float">
            <text:p>0.415054</text:p>
          </table:table-cell>
          <table:table-cell table:formula="of:=SUMIFS([results.J$1:.J$1048576];[results.A$1:.A$1048576];[.A330];[results.B$1:.B$1048576];[.B3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HEREMIN.raw</text:p>
          </table:table-cell>
          <table:table-cell office:value-type="float" office:value="0.219477" calcext:value-type="float">
            <text:p>0.219477</text:p>
          </table:table-cell>
          <table:table-cell office:value-type="float" office:value="0.023011" calcext:value-type="float">
            <text:p>0.023011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0.309751" calcext:value-type="float">
            <text:p>0.309751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450391" calcext:value-type="float">
            <text:p>0.450391</text:p>
          </table:table-cell>
          <table:table-cell office:value-type="float" office:value="0.23638" calcext:value-type="float">
            <text:p>0.23638</text:p>
          </table:table-cell>
          <table:table-cell table:formula="of:=SUMIFS([results.J$1:.J$1048576];[results.A$1:.A$1048576];[.A331];[results.B$1:.B$1048576];[.B3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rumpet 2.raw</text:p>
          </table:table-cell>
          <table:table-cell office:value-type="float" office:value="0.240143" calcext:value-type="float">
            <text:p>0.240143</text:p>
          </table:table-cell>
          <table:table-cell office:value-type="float" office:value="0.062046" calcext:value-type="float">
            <text:p>0.062046</text:p>
          </table:table-cell>
          <table:table-cell office:value-type="float" office:value="0.012181" calcext:value-type="float">
            <text:p>0.012181</text:p>
          </table:table-cell>
          <table:table-cell office:value-type="float" office:value="0.461589" calcext:value-type="float">
            <text:p>0.461589</text:p>
          </table:table-cell>
          <table:table-cell office:value-type="float" office:value="0.005795" calcext:value-type="float">
            <text:p>0.005795</text:p>
          </table:table-cell>
          <table:table-cell office:value-type="float" office:value="0.468038" calcext:value-type="float">
            <text:p>0.468038</text:p>
          </table:table-cell>
          <table:table-cell office:value-type="float" office:value="0.318099" calcext:value-type="float">
            <text:p>0.318099</text:p>
          </table:table-cell>
          <table:table-cell table:formula="of:=SUMIFS([results.J$1:.J$1048576];[results.A$1:.A$1048576];[.A332];[results.B$1:.B$1048576];[.B3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TRUMPET.raw</text:p>
          </table:table-cell>
          <table:table-cell office:value-type="float" office:value="0.210269" calcext:value-type="float">
            <text:p>0.210269</text:p>
          </table:table-cell>
          <table:table-cell office:value-type="float" office:value="0.063206" calcext:value-type="float">
            <text:p>0.063206</text:p>
          </table:table-cell>
          <table:table-cell office:value-type="float" office:value="0.011432" calcext:value-type="float">
            <text:p>0.011432</text:p>
          </table:table-cell>
          <table:table-cell office:value-type="float" office:value="0.412625" calcext:value-type="float">
            <text:p>0.41262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467728" calcext:value-type="float">
            <text:p>0.467728</text:p>
          </table:table-cell>
          <table:table-cell office:value-type="float" office:value="0.339008" calcext:value-type="float">
            <text:p>0.339008</text:p>
          </table:table-cell>
          <table:table-cell table:formula="of:=SUMIFS([results.J$1:.J$1048576];[results.A$1:.A$1048576];[.A333];[results.B$1:.B$1048576];[.B3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myVIOLIN.raw</text:p>
          </table:table-cell>
          <table:table-cell office:value-type="float" office:value="0.187977" calcext:value-type="float">
            <text:p>0.187977</text:p>
          </table:table-cell>
          <table:table-cell office:value-type="float" office:value="0.051005" calcext:value-type="float">
            <text:p>0.051005</text:p>
          </table:table-cell>
          <table:table-cell office:value-type="float" office:value="0.011857" calcext:value-type="float">
            <text:p>0.011857</text:p>
          </table:table-cell>
          <table:table-cell office:value-type="float" office:value="0.433844" calcext:value-type="float">
            <text:p>0.433844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478283" calcext:value-type="float">
            <text:p>0.478283</text:p>
          </table:table-cell>
          <table:table-cell office:value-type="float" office:value="0.373032" calcext:value-type="float">
            <text:p>0.373032</text:p>
          </table:table-cell>
          <table:table-cell table:formula="of:=SUMIFS([results.J$1:.J$1048576];[results.A$1:.A$1048576];[.A334];[results.B$1:.B$1048576];[.B3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lence.raw</text:p>
          </table:table-cell>
          <table:table-cell office:value-type="float" office:value="0.340522" calcext:value-type="float">
            <text:p>0.340522</text:p>
          </table:table-cell>
          <table:table-cell office:value-type="float" office:value="0.033553" calcext:value-type="float">
            <text:p>0.033553</text:p>
          </table:table-cell>
          <table:table-cell office:value-type="float" office:value="0.012332" calcext:value-type="float">
            <text:p>0.012332</text:p>
          </table:table-cell>
          <table:table-cell office:value-type="float" office:value="0.415949" calcext:value-type="float">
            <text:p>0.415949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0.301129" calcext:value-type="float">
            <text:p>0.301129</text:p>
          </table:table-cell>
          <table:table-cell office:value-type="float" office:value="0.133021" calcext:value-type="float">
            <text:p>0.133021</text:p>
          </table:table-cell>
          <table:table-cell table:formula="of:=SUMIFS([results.J$1:.J$1048576];[results.A$1:.A$1048576];[.A335];[results.B$1:.B$1048576];[.B3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neC5.raw</text:p>
          </table:table-cell>
          <table:table-cell office:value-type="float" office:value="0.181938" calcext:value-type="float">
            <text:p>0.181938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0.008292" calcext:value-type="float">
            <text:p>0.008292</text:p>
          </table:table-cell>
          <table:table-cell office:value-type="float" office:value="0.336655" calcext:value-type="float">
            <text:p>0.336655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472276" calcext:value-type="float">
            <text:p>0.472276</text:p>
          </table:table-cell>
          <table:table-cell office:value-type="float" office:value="0.364077" calcext:value-type="float">
            <text:p>0.364077</text:p>
          </table:table-cell>
          <table:table-cell table:formula="of:=SUMIFS([results.J$1:.J$1048576];[results.A$1:.A$1048576];[.A336];[results.B$1:.B$1048576];[.B3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sine.raw</text:p>
          </table:table-cell>
          <table:table-cell office:value-type="float" office:value="0.227431" calcext:value-type="float">
            <text:p>0.227431</text:p>
          </table:table-cell>
          <table:table-cell office:value-type="float" office:value="0.034781" calcext:value-type="float">
            <text:p>0.034781</text:p>
          </table:table-cell>
          <table:table-cell office:value-type="float" office:value="0.011692" calcext:value-type="float">
            <text:p>0.011692</text:p>
          </table:table-cell>
          <table:table-cell office:value-type="float" office:value="0.363226" calcext:value-type="float">
            <text:p>0.363226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457186" calcext:value-type="float">
            <text:p>0.457186</text:p>
          </table:table-cell>
          <table:table-cell office:value-type="float" office:value="0.360243" calcext:value-type="float">
            <text:p>0.360243</text:p>
          </table:table-cell>
          <table:table-cell table:formula="of:=SUMIFS([results.J$1:.J$1048576];[results.A$1:.A$1048576];[.A337];[results.B$1:.B$1048576];[.B3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B4.raw</text:p>
          </table:table-cell>
          <table:table-cell office:value-type="float" office:value="0.149548" calcext:value-type="float">
            <text:p>0.149548</text:p>
          </table:table-cell>
          <table:table-cell office:value-type="float" office:value="0.058794" calcext:value-type="float">
            <text:p>0.058794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607266" calcext:value-type="float">
            <text:p>0.607266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482006" calcext:value-type="float">
            <text:p>0.482006</text:p>
          </table:table-cell>
          <table:table-cell office:value-type="float" office:value="0.352826" calcext:value-type="float">
            <text:p>0.352826</text:p>
          </table:table-cell>
          <table:table-cell table:formula="of:=SUMIFS([results.J$1:.J$1048576];[results.A$1:.A$1048576];[.A338];[results.B$1:.B$1048576];[.B3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2.raw</text:p>
          </table:table-cell>
          <table:table-cell office:value-type="float" office:value="0.13912" calcext:value-type="float">
            <text:p>0.13912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015228" calcext:value-type="float">
            <text:p>0.015228</text:p>
          </table:table-cell>
          <table:table-cell office:value-type="float" office:value="0.549293" calcext:value-type="float">
            <text:p>0.549293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0.479605" calcext:value-type="float">
            <text:p>0.479605</text:p>
          </table:table-cell>
          <table:table-cell office:value-type="float" office:value="0.382874" calcext:value-type="float">
            <text:p>0.382874</text:p>
          </table:table-cell>
          <table:table-cell table:formula="of:=SUMIFS([results.J$1:.J$1048576];[results.A$1:.A$1048576];[.A339];[results.B$1:.B$1048576];[.B3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4Sharp.raw</text:p>
          </table:table-cell>
          <table:table-cell office:value-type="float" office:value="0.153928" calcext:value-type="float">
            <text:p>0.153928</text:p>
          </table:table-cell>
          <table:table-cell office:value-type="float" office:value="0.058589" calcext:value-type="float">
            <text:p>0.058589</text:p>
          </table:table-cell>
          <table:table-cell office:value-type="float" office:value="0.012291" calcext:value-type="float">
            <text:p>0.012291</text:p>
          </table:table-cell>
          <table:table-cell office:value-type="float" office:value="0.43003" calcext:value-type="float">
            <text:p>0.43003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.481684" calcext:value-type="float">
            <text:p>0.481684</text:p>
          </table:table-cell>
          <table:table-cell office:value-type="float" office:value="0.344856" calcext:value-type="float">
            <text:p>0.344856</text:p>
          </table:table-cell>
          <table:table-cell table:formula="of:=SUMIFS([results.J$1:.J$1048576];[results.A$1:.A$1048576];[.A340];[results.B$1:.B$1048576];[.B3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5.raw</text:p>
          </table:table-cell>
          <table:table-cell office:value-type="float" office:value="0.155126" calcext:value-type="float">
            <text:p>0.155126</text:p>
          </table:table-cell>
          <table:table-cell office:value-type="float" office:value="0.069025" calcext:value-type="float">
            <text:p>0.069025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59183" calcext:value-type="float">
            <text:p>0.59183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482705" calcext:value-type="float">
            <text:p>0.482705</text:p>
          </table:table-cell>
          <table:table-cell office:value-type="float" office:value="0.336265" calcext:value-type="float">
            <text:p>0.336265</text:p>
          </table:table-cell>
          <table:table-cell table:formula="of:=SUMIFS([results.J$1:.J$1048576];[results.A$1:.A$1048576];[.A341];[results.B$1:.B$1048576];[.B3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C7.raw</text:p>
          </table:table-cell>
          <table:table-cell office:value-type="float" office:value="0.181137" calcext:value-type="float">
            <text:p>0.181137</text:p>
          </table:table-cell>
          <table:table-cell office:value-type="float" office:value="0.04927" calcext:value-type="float">
            <text:p>0.04927</text:p>
          </table:table-cell>
          <table:table-cell office:value-type="float" office:value="0.013414" calcext:value-type="float">
            <text:p>0.013414</text:p>
          </table:table-cell>
          <table:table-cell office:value-type="float" office:value="0.466674" calcext:value-type="float">
            <text:p>0.466674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0.482936" calcext:value-type="float">
            <text:p>0.482936</text:p>
          </table:table-cell>
          <table:table-cell office:value-type="float" office:value="0.345947" calcext:value-type="float">
            <text:p>0.345947</text:p>
          </table:table-cell>
          <table:table-cell table:formula="of:=SUMIFS([results.J$1:.J$1048576];[results.A$1:.A$1048576];[.A342];[results.B$1:.B$1048576];[.B3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D4.raw</text:p>
          </table:table-cell>
          <table:table-cell office:value-type="float" office:value="0.152279" calcext:value-type="float">
            <text:p>0.152279</text:p>
          </table:table-cell>
          <table:table-cell office:value-type="float" office:value="0.055472" calcext:value-type="float">
            <text:p>0.055472</text:p>
          </table:table-cell>
          <table:table-cell office:value-type="float" office:value="0.016229" calcext:value-type="float">
            <text:p>0.016229</text:p>
          </table:table-cell>
          <table:table-cell office:value-type="float" office:value="0.625409" calcext:value-type="float">
            <text:p>0.625409</text:p>
          </table:table-cell>
          <table:table-cell office:value-type="float" office:value="0.010319" calcext:value-type="float">
            <text:p>0.010319</text:p>
          </table:table-cell>
          <table:table-cell office:value-type="float" office:value="0.48197" calcext:value-type="float">
            <text:p>0.48197</text:p>
          </table:table-cell>
          <table:table-cell office:value-type="float" office:value="0.343471" calcext:value-type="float">
            <text:p>0.343471</text:p>
          </table:table-cell>
          <table:table-cell table:formula="of:=SUMIFS([results.J$1:.J$1048576];[results.A$1:.A$1048576];[.A343];[results.B$1:.B$1048576];[.B3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SWEEP.raw</text:p>
          </table:table-cell>
          <table:table-cell office:value-type="string" calcext:value-type="string">
            <text:p>trumpet.raw</text:p>
          </table:table-cell>
          <table:table-cell office:value-type="float" office:value="0.147868" calcext:value-type="float">
            <text:p>0.147868</text:p>
          </table:table-cell>
          <table:table-cell office:value-type="float" office:value="0.060192" calcext:value-type="float">
            <text:p>0.060192</text:p>
          </table:table-cell>
          <table:table-cell office:value-type="float" office:value="0.015724" calcext:value-type="float">
            <text:p>0.015724</text:p>
          </table:table-cell>
          <table:table-cell office:value-type="float" office:value="0.645911" calcext:value-type="float">
            <text:p>0.645911</text:p>
          </table:table-cell>
          <table:table-cell office:value-type="float" office:value="0.009644" calcext:value-type="float">
            <text:p>0.009644</text:p>
          </table:table-cell>
          <table:table-cell office:value-type="float" office:value="0.482637" calcext:value-type="float">
            <text:p>0.482637</text:p>
          </table:table-cell>
          <table:table-cell office:value-type="float" office:value="0.347234" calcext:value-type="float">
            <text:p>0.347234</text:p>
          </table:table-cell>
          <table:table-cell table:formula="of:=SUMIFS([results.J$1:.J$1048576];[results.A$1:.A$1048576];[.A344];[results.B$1:.B$1048576];[.B3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Trumpet 2.raw</text:p>
          </table:table-cell>
          <table:table-cell office:value-type="float" office:value="0.340035" calcext:value-type="float">
            <text:p>0.340035</text:p>
          </table:table-cell>
          <table:table-cell office:value-type="float" office:value="0.057565" calcext:value-type="float">
            <text:p>0.057565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.482775" calcext:value-type="float">
            <text:p>0.482775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430897" calcext:value-type="float">
            <text:p>0.430897</text:p>
          </table:table-cell>
          <table:table-cell office:value-type="float" office:value="0.293373" calcext:value-type="float">
            <text:p>0.293373</text:p>
          </table:table-cell>
          <table:table-cell table:formula="of:=SUMIFS([results.J$1:.J$1048576];[results.A$1:.A$1048576];[.A345];[results.B$1:.B$1048576];[.B3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TRUMPET.raw</text:p>
          </table:table-cell>
          <table:table-cell office:value-type="float" office:value="0.330812" calcext:value-type="float">
            <text:p>0.330812</text:p>
          </table:table-cell>
          <table:table-cell office:value-type="float" office:value="0.062745" calcext:value-type="float">
            <text:p>0.062745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429727" calcext:value-type="float">
            <text:p>0.429727</text:p>
          </table:table-cell>
          <table:table-cell office:value-type="float" office:value="0.304982" calcext:value-type="float">
            <text:p>0.304982</text:p>
          </table:table-cell>
          <table:table-cell table:formula="of:=SUMIFS([results.J$1:.J$1048576];[results.A$1:.A$1048576];[.A346];[results.B$1:.B$1048576];[.B3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myVIOLIN.raw</text:p>
          </table:table-cell>
          <table:table-cell office:value-type="float" office:value="0.304461" calcext:value-type="float">
            <text:p>0.304461</text:p>
          </table:table-cell>
          <table:table-cell office:value-type="float" office:value="0.049853" calcext:value-type="float">
            <text:p>0.049853</text:p>
          </table:table-cell>
          <table:table-cell office:value-type="float" office:value="0.009154" calcext:value-type="float">
            <text:p>0.009154</text:p>
          </table:table-cell>
          <table:table-cell office:value-type="float" office:value="0.364554" calcext:value-type="float">
            <text:p>0.364554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.439598" calcext:value-type="float">
            <text:p>0.439598</text:p>
          </table:table-cell>
          <table:table-cell office:value-type="float" office:value="0.31609" calcext:value-type="float">
            <text:p>0.31609</text:p>
          </table:table-cell>
          <table:table-cell table:formula="of:=SUMIFS([results.J$1:.J$1048576];[results.A$1:.A$1048576];[.A347];[results.B$1:.B$1048576];[.B3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lence.raw</text:p>
          </table:table-cell>
          <table:table-cell office:value-type="float" office:value="0.428893" calcext:value-type="float">
            <text:p>0.428893</text:p>
          </table:table-cell>
          <table:table-cell office:value-type="float" office:value="0.031168" calcext:value-type="float">
            <text:p>0.031168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316993" calcext:value-type="float">
            <text:p>0.316993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259424" calcext:value-type="float">
            <text:p>0.259424</text:p>
          </table:table-cell>
          <table:table-cell office:value-type="float" office:value="0.351257" calcext:value-type="float">
            <text:p>0.351257</text:p>
          </table:table-cell>
          <table:table-cell table:formula="of:=SUMIFS([results.J$1:.J$1048576];[results.A$1:.A$1048576];[.A348];[results.B$1:.B$1048576];[.B3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neC5.raw</text:p>
          </table:table-cell>
          <table:table-cell office:value-type="float" office:value="0.288032" calcext:value-type="float">
            <text:p>0.288032</text:p>
          </table:table-cell>
          <table:table-cell office:value-type="float" office:value="0.027529" calcext:value-type="float">
            <text:p>0.027529</text:p>
          </table:table-cell>
          <table:table-cell office:value-type="float" office:value="0.006356" calcext:value-type="float">
            <text:p>0.006356</text:p>
          </table:table-cell>
          <table:table-cell office:value-type="float" office:value="0.243526" calcext:value-type="float">
            <text:p>0.243526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436589" calcext:value-type="float">
            <text:p>0.436589</text:p>
          </table:table-cell>
          <table:table-cell office:value-type="float" office:value="0.250891" calcext:value-type="float">
            <text:p>0.250891</text:p>
          </table:table-cell>
          <table:table-cell table:formula="of:=SUMIFS([results.J$1:.J$1048576];[results.A$1:.A$1048576];[.A349];[results.B$1:.B$1048576];[.B3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sine.raw</text:p>
          </table:table-cell>
          <table:table-cell office:value-type="float" office:value="0.321866" calcext:value-type="float">
            <text:p>0.321866</text:p>
          </table:table-cell>
          <table:table-cell office:value-type="float" office:value="0.030511" calcext:value-type="float">
            <text:p>0.03051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24325" calcext:value-type="float">
            <text:p>0.24325</text:p>
          </table:table-cell>
          <table:table-cell office:value-type="float" office:value="0.003292" calcext:value-type="float">
            <text:p>0.003292</text:p>
          </table:table-cell>
          <table:table-cell office:value-type="float" office:value="0.427518" calcext:value-type="float">
            <text:p>0.427518</text:p>
          </table:table-cell>
          <table:table-cell office:value-type="float" office:value="0.251597" calcext:value-type="float">
            <text:p>0.251597</text:p>
          </table:table-cell>
          <table:table-cell table:formula="of:=SUMIFS([results.J$1:.J$1048576];[results.A$1:.A$1048576];[.A350];[results.B$1:.B$1048576];[.B3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B4.raw</text:p>
          </table:table-cell>
          <table:table-cell office:value-type="float" office:value="0.272212" calcext:value-type="float">
            <text:p>0.272212</text:p>
          </table:table-cell>
          <table:table-cell office:value-type="float" office:value="0.056679" calcext:value-type="float">
            <text:p>0.056679</text:p>
          </table:table-cell>
          <table:table-cell office:value-type="float" office:value="0.012507" calcext:value-type="float">
            <text:p>0.012507</text:p>
          </table:table-cell>
          <table:table-cell office:value-type="float" office:value="0.595062" calcext:value-type="float">
            <text:p>0.59506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443033" calcext:value-type="float">
            <text:p>0.443033</text:p>
          </table:table-cell>
          <table:table-cell office:value-type="float" office:value="0.273459" calcext:value-type="float">
            <text:p>0.273459</text:p>
          </table:table-cell>
          <table:table-cell table:formula="of:=SUMIFS([results.J$1:.J$1048576];[results.A$1:.A$1048576];[.A351];[results.B$1:.B$1048576];[.B3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2.raw</text:p>
          </table:table-cell>
          <table:table-cell office:value-type="float" office:value="0.263837" calcext:value-type="float">
            <text:p>0.263837</text:p>
          </table:table-cell>
          <table:table-cell office:value-type="float" office:value="0.054294" calcext:value-type="float">
            <text:p>0.054294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455218" calcext:value-type="float">
            <text:p>0.455218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442644" calcext:value-type="float">
            <text:p>0.442644</text:p>
          </table:table-cell>
          <table:table-cell office:value-type="float" office:value="0.218364" calcext:value-type="float">
            <text:p>0.218364</text:p>
          </table:table-cell>
          <table:table-cell table:formula="of:=SUMIFS([results.J$1:.J$1048576];[results.A$1:.A$1048576];[.A352];[results.B$1:.B$1048576];[.B3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4Sharp.raw</text:p>
          </table:table-cell>
          <table:table-cell office:value-type="float" office:value="0.27448" calcext:value-type="float">
            <text:p>0.27448</text:p>
          </table:table-cell>
          <table:table-cell office:value-type="float" office:value="0.056315" calcext:value-type="float">
            <text:p>0.056315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40631" calcext:value-type="float">
            <text:p>0.40631</text:p>
          </table:table-cell>
          <table:table-cell office:value-type="float" office:value="0.004337" calcext:value-type="float">
            <text:p>0.004337</text:p>
          </table:table-cell>
          <table:table-cell office:value-type="float" office:value="0.442929" calcext:value-type="float">
            <text:p>0.442929</text:p>
          </table:table-cell>
          <table:table-cell office:value-type="float" office:value="0.278756" calcext:value-type="float">
            <text:p>0.278756</text:p>
          </table:table-cell>
          <table:table-cell table:formula="of:=SUMIFS([results.J$1:.J$1048576];[results.A$1:.A$1048576];[.A353];[results.B$1:.B$1048576];[.B3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5.raw</text:p>
          </table:table-cell>
          <table:table-cell office:value-type="float" office:value="0.269232" calcext:value-type="float">
            <text:p>0.269232</text:p>
          </table:table-cell>
          <table:table-cell office:value-type="float" office:value="0.066147" calcext:value-type="float">
            <text:p>0.066147</text:p>
          </table:table-cell>
          <table:table-cell office:value-type="float" office:value="0.013868" calcext:value-type="float">
            <text:p>0.013868</text:p>
          </table:table-cell>
          <table:table-cell office:value-type="float" office:value="0.616073" calcext:value-type="float">
            <text:p>0.616073</text:p>
          </table:table-cell>
          <table:table-cell office:value-type="float" office:value="0.007569" calcext:value-type="float">
            <text:p>0.007569</text:p>
          </table:table-cell>
          <table:table-cell office:value-type="float" office:value="0.444084" calcext:value-type="float">
            <text:p>0.444084</text:p>
          </table:table-cell>
          <table:table-cell office:value-type="float" office:value="0.29502" calcext:value-type="float">
            <text:p>0.29502</text:p>
          </table:table-cell>
          <table:table-cell table:formula="of:=SUMIFS([results.J$1:.J$1048576];[results.A$1:.A$1048576];[.A354];[results.B$1:.B$1048576];[.B3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C7.raw</text:p>
          </table:table-cell>
          <table:table-cell office:value-type="float" office:value="0.290718" calcext:value-type="float">
            <text:p>0.290718</text:p>
          </table:table-cell>
          <table:table-cell office:value-type="float" office:value="0.046367" calcext:value-type="float">
            <text:p>0.046367</text:p>
          </table:table-cell>
          <table:table-cell office:value-type="float" office:value="0.012187" calcext:value-type="float">
            <text:p>0.012187</text:p>
          </table:table-cell>
          <table:table-cell office:value-type="float" office:value="0.452215" calcext:value-type="float">
            <text:p>0.452215</text:p>
          </table:table-cell>
          <table:table-cell office:value-type="float" office:value="0.005882" calcext:value-type="float">
            <text:p>0.005882</text:p>
          </table:table-cell>
          <table:table-cell office:value-type="float" office:value="0.443845" calcext:value-type="float">
            <text:p>0.443845</text:p>
          </table:table-cell>
          <table:table-cell office:value-type="float" office:value="0.283289" calcext:value-type="float">
            <text:p>0.283289</text:p>
          </table:table-cell>
          <table:table-cell table:formula="of:=SUMIFS([results.J$1:.J$1048576];[results.A$1:.A$1048576];[.A355];[results.B$1:.B$1048576];[.B3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D4.raw</text:p>
          </table:table-cell>
          <table:table-cell office:value-type="float" office:value="0.273966" calcext:value-type="float">
            <text:p>0.273966</text:p>
          </table:table-cell>
          <table:table-cell office:value-type="float" office:value="0.05326" calcext:value-type="float">
            <text:p>0.05326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572623" calcext:value-type="float">
            <text:p>0.572623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442694" calcext:value-type="float">
            <text:p>0.442694</text:p>
          </table:table-cell>
          <table:table-cell office:value-type="float" office:value="0.280414" calcext:value-type="float">
            <text:p>0.280414</text:p>
          </table:table-cell>
          <table:table-cell table:formula="of:=SUMIFS([results.J$1:.J$1048576];[results.A$1:.A$1048576];[.A356];[results.B$1:.B$1048576];[.B3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HEREMIN.raw</text:p>
          </table:table-cell>
          <table:table-cell office:value-type="string" calcext:value-type="string">
            <text:p>trumpet.raw</text:p>
          </table:table-cell>
          <table:table-cell office:value-type="float" office:value="0.265385" calcext:value-type="float">
            <text:p>0.265385</text:p>
          </table:table-cell>
          <table:table-cell office:value-type="float" office:value="0.057484" calcext:value-type="float">
            <text:p>0.057484</text:p>
          </table:table-cell>
          <table:table-cell office:value-type="float" office:value="0.013594" calcext:value-type="float">
            <text:p>0.013594</text:p>
          </table:table-cell>
          <table:table-cell office:value-type="float" office:value="0.662577" calcext:value-type="float">
            <text:p>0.662577</text:p>
          </table:table-cell>
          <table:table-cell office:value-type="float" office:value="0.007222" calcext:value-type="float">
            <text:p>0.007222</text:p>
          </table:table-cell>
          <table:table-cell office:value-type="float" office:value="0.443646" calcext:value-type="float">
            <text:p>0.443646</text:p>
          </table:table-cell>
          <table:table-cell office:value-type="float" office:value="0.277152" calcext:value-type="float">
            <text:p>0.277152</text:p>
          </table:table-cell>
          <table:table-cell table:formula="of:=SUMIFS([results.J$1:.J$1048576];[results.A$1:.A$1048576];[.A357];[results.B$1:.B$1048576];[.B3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myTRUMPET.raw</text:p>
          </table:table-cell>
          <table:table-cell office:value-type="float" office:value="0.245972" calcext:value-type="float">
            <text:p>0.245972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06013" calcext:value-type="float">
            <text:p>0.006013</text:p>
          </table:table-cell>
          <table:table-cell office:value-type="float" office:value="0.311907" calcext:value-type="float">
            <text:p>0.311907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472841" calcext:value-type="float">
            <text:p>0.472841</text:p>
          </table:table-cell>
          <table:table-cell office:value-type="float" office:value="0.454022" calcext:value-type="float">
            <text:p>0.454022</text:p>
          </table:table-cell>
          <table:table-cell table:formula="of:=SUMIFS([results.J$1:.J$1048576];[results.A$1:.A$1048576];[.A358];[results.B$1:.B$1048576];[.B3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myVIOLIN.raw</text:p>
          </table:table-cell>
          <table:table-cell office:value-type="float" office:value="0.202423" calcext:value-type="float">
            <text:p>0.202423</text:p>
          </table:table-cell>
          <table:table-cell office:value-type="float" office:value="0.06061" calcext:value-type="float">
            <text:p>0.06061</text:p>
          </table:table-cell>
          <table:table-cell office:value-type="float" office:value="0.012332" calcext:value-type="float">
            <text:p>0.012332</text:p>
          </table:table-cell>
          <table:table-cell office:value-type="float" office:value="0.506341" calcext:value-type="float">
            <text:p>0.506341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.476948" calcext:value-type="float">
            <text:p>0.476948</text:p>
          </table:table-cell>
          <table:table-cell office:value-type="float" office:value="0.374852" calcext:value-type="float">
            <text:p>0.374852</text:p>
          </table:table-cell>
          <table:table-cell table:formula="of:=SUMIFS([results.J$1:.J$1048576];[results.A$1:.A$1048576];[.A359];[results.B$1:.B$1048576];[.B3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lence.raw</text:p>
          </table:table-cell>
          <table:table-cell office:value-type="float" office:value="0.355138" calcext:value-type="float">
            <text:p>0.355138</text:p>
          </table:table-cell>
          <table:table-cell office:value-type="float" office:value="0.053274" calcext:value-type="float">
            <text:p>0.053274</text:p>
          </table:table-cell>
          <table:table-cell office:value-type="float" office:value="0.013928" calcext:value-type="float">
            <text:p>0.013928</text:p>
          </table:table-cell>
          <table:table-cell office:value-type="float" office:value="0.551365" calcext:value-type="float">
            <text:p>0.551365</text:p>
          </table:table-cell>
          <table:table-cell office:value-type="float" office:value="0.007609" calcext:value-type="float">
            <text:p>0.007609</text:p>
          </table:table-cell>
          <table:table-cell office:value-type="float" office:value="0.309761" calcext:value-type="float">
            <text:p>0.309761</text:p>
          </table:table-cell>
          <table:table-cell office:value-type="float" office:value="0.240882" calcext:value-type="float">
            <text:p>0.240882</text:p>
          </table:table-cell>
          <table:table-cell table:formula="of:=SUMIFS([results.J$1:.J$1048576];[results.A$1:.A$1048576];[.A360];[results.B$1:.B$1048576];[.B3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neC5.raw</text:p>
          </table:table-cell>
          <table:table-cell office:value-type="float" office:value="0.283793" calcext:value-type="float">
            <text:p>0.283793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476502" calcext:value-type="float">
            <text:p>0.476502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2759" calcext:value-type="float">
            <text:p>0.42759</text:p>
          </table:table-cell>
          <table:table-cell table:formula="of:=SUMIFS([results.J$1:.J$1048576];[results.A$1:.A$1048576];[.A361];[results.B$1:.B$1048576];[.B3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sine.raw</text:p>
          </table:table-cell>
          <table:table-cell office:value-type="float" office:value="0.246922" calcext:value-type="float">
            <text:p>0.246922</text:p>
          </table:table-cell>
          <table:table-cell office:value-type="float" office:value="0.053606" calcext:value-type="float">
            <text:p>0.053606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493226" calcext:value-type="float">
            <text:p>0.493226</text:p>
          </table:table-cell>
          <table:table-cell office:value-type="float" office:value="0.008417" calcext:value-type="float">
            <text:p>0.008417</text:p>
          </table:table-cell>
          <table:table-cell office:value-type="float" office:value="0.460349" calcext:value-type="float">
            <text:p>0.460349</text:p>
          </table:table-cell>
          <table:table-cell office:value-type="float" office:value="0.431748" calcext:value-type="float">
            <text:p>0.431748</text:p>
          </table:table-cell>
          <table:table-cell table:formula="of:=SUMIFS([results.J$1:.J$1048576];[results.A$1:.A$1048576];[.A362];[results.B$1:.B$1048576];[.B3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B4.raw</text:p>
          </table:table-cell>
          <table:table-cell office:value-type="float" office:value="0.189423" calcext:value-type="float">
            <text:p>0.189423</text:p>
          </table:table-cell>
          <table:table-cell office:value-type="float" office:value="0.072405" calcext:value-type="float">
            <text:p>0.072405</text:p>
          </table:table-cell>
          <table:table-cell office:value-type="float" office:value="0.016764" calcext:value-type="float">
            <text:p>0.016764</text:p>
          </table:table-cell>
          <table:table-cell office:value-type="float" office:value="0.554224" calcext:value-type="float">
            <text:p>0.554224</text:p>
          </table:table-cell>
          <table:table-cell office:value-type="float" office:value="0.010973" calcext:value-type="float">
            <text:p>0.010973</text:p>
          </table:table-cell>
          <table:table-cell office:value-type="float" office:value="0.478256" calcext:value-type="float">
            <text:p>0.478256</text:p>
          </table:table-cell>
          <table:table-cell office:value-type="float" office:value="0.431684" calcext:value-type="float">
            <text:p>0.431684</text:p>
          </table:table-cell>
          <table:table-cell table:formula="of:=SUMIFS([results.J$1:.J$1048576];[results.A$1:.A$1048576];[.A363];[results.B$1:.B$1048576];[.B3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2.raw</text:p>
          </table:table-cell>
          <table:table-cell office:value-type="float" office:value="0.185873" calcext:value-type="float">
            <text:p>0.185873</text:p>
          </table:table-cell>
          <table:table-cell office:value-type="float" office:value="0.073257" calcext:value-type="float">
            <text:p>0.073257</text:p>
          </table:table-cell>
          <table:table-cell office:value-type="float" office:value="0.018237" calcext:value-type="float">
            <text:p>0.018237</text:p>
          </table:table-cell>
          <table:table-cell office:value-type="float" office:value="0.67958" calcext:value-type="float">
            <text:p>0.67958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0.477343" calcext:value-type="float">
            <text:p>0.477343</text:p>
          </table:table-cell>
          <table:table-cell office:value-type="float" office:value="0.330767" calcext:value-type="float">
            <text:p>0.330767</text:p>
          </table:table-cell>
          <table:table-cell table:formula="of:=SUMIFS([results.J$1:.J$1048576];[results.A$1:.A$1048576];[.A364];[results.B$1:.B$1048576];[.B3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4Sharp.raw</text:p>
          </table:table-cell>
          <table:table-cell office:value-type="float" office:value="0.192726" calcext:value-type="float">
            <text:p>0.192726</text:p>
          </table:table-cell>
          <table:table-cell office:value-type="float" office:value="0.072215" calcext:value-type="float">
            <text:p>0.072215</text:p>
          </table:table-cell>
          <table:table-cell office:value-type="float" office:value="0.014122" calcext:value-type="float">
            <text:p>0.014122</text:p>
          </table:table-cell>
          <table:table-cell office:value-type="float" office:value="0.443269" calcext:value-type="float">
            <text:p>0.443269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.477951" calcext:value-type="float">
            <text:p>0.477951</text:p>
          </table:table-cell>
          <table:table-cell office:value-type="float" office:value="0.449641" calcext:value-type="float">
            <text:p>0.449641</text:p>
          </table:table-cell>
          <table:table-cell table:formula="of:=SUMIFS([results.J$1:.J$1048576];[results.A$1:.A$1048576];[.A365];[results.B$1:.B$1048576];[.B3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5.raw</text:p>
          </table:table-cell>
          <table:table-cell office:value-type="float" office:value="0.187976" calcext:value-type="float">
            <text:p>0.187976</text:p>
          </table:table-cell>
          <table:table-cell office:value-type="float" office:value="0.077848" calcext:value-type="float">
            <text:p>0.077848</text:p>
          </table:table-cell>
          <table:table-cell office:value-type="float" office:value="0.015465" calcext:value-type="float">
            <text:p>0.015465</text:p>
          </table:table-cell>
          <table:table-cell office:value-type="float" office:value="0.583736" calcext:value-type="float">
            <text:p>0.583736</text:p>
          </table:table-cell>
          <table:table-cell office:value-type="float" office:value="0.009342" calcext:value-type="float">
            <text:p>0.009342</text:p>
          </table:table-cell>
          <table:table-cell office:value-type="float" office:value="0.478533" calcext:value-type="float">
            <text:p>0.478533</text:p>
          </table:table-cell>
          <table:table-cell office:value-type="float" office:value="0.464194" calcext:value-type="float">
            <text:p>0.464194</text:p>
          </table:table-cell>
          <table:table-cell table:formula="of:=SUMIFS([results.J$1:.J$1048576];[results.A$1:.A$1048576];[.A366];[results.B$1:.B$1048576];[.B3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C7.raw</text:p>
          </table:table-cell>
          <table:table-cell office:value-type="float" office:value="0.212923" calcext:value-type="float">
            <text:p>0.212923</text:p>
          </table:table-cell>
          <table:table-cell office:value-type="float" office:value="0.064376" calcext:value-type="float">
            <text:p>0.064376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593382" calcext:value-type="float">
            <text:p>0.593382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.478572" calcext:value-type="float">
            <text:p>0.478572</text:p>
          </table:table-cell>
          <table:table-cell office:value-type="float" office:value="0.457345" calcext:value-type="float">
            <text:p>0.457345</text:p>
          </table:table-cell>
          <table:table-cell table:formula="of:=SUMIFS([results.J$1:.J$1048576];[results.A$1:.A$1048576];[.A367];[results.B$1:.B$1048576];[.B3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D4.raw</text:p>
          </table:table-cell>
          <table:table-cell office:value-type="float" office:value="0.191339" calcext:value-type="float">
            <text:p>0.191339</text:p>
          </table:table-cell>
          <table:table-cell office:value-type="float" office:value="0.069629" calcext:value-type="float">
            <text:p>0.069629</text:p>
          </table:table-cell>
          <table:table-cell office:value-type="float" office:value="0.017107" calcext:value-type="float">
            <text:p>0.017107</text:p>
          </table:table-cell>
          <table:table-cell office:value-type="float" office:value="0.554174" calcext:value-type="float">
            <text:p>0.554174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477628" calcext:value-type="float">
            <text:p>0.477628</text:p>
          </table:table-cell>
          <table:table-cell office:value-type="float" office:value="0.453031" calcext:value-type="float">
            <text:p>0.453031</text:p>
          </table:table-cell>
          <table:table-cell table:formula="of:=SUMIFS([results.J$1:.J$1048576];[results.A$1:.A$1048576];[.A368];[results.B$1:.B$1048576];[.B3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 2.raw</text:p>
          </table:table-cell>
          <table:table-cell office:value-type="string" calcext:value-type="string">
            <text:p>trumpet.raw</text:p>
          </table:table-cell>
          <table:table-cell office:value-type="float" office:value="0.192562" calcext:value-type="float">
            <text:p>0.192562</text:p>
          </table:table-cell>
          <table:table-cell office:value-type="float" office:value="0.075421" calcext:value-type="float">
            <text:p>0.075421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0.41499" calcext:value-type="float">
            <text:p>0.41499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476875" calcext:value-type="float">
            <text:p>0.476875</text:p>
          </table:table-cell>
          <table:table-cell office:value-type="float" office:value="0.443958" calcext:value-type="float">
            <text:p>0.443958</text:p>
          </table:table-cell>
          <table:table-cell table:formula="of:=SUMIFS([results.J$1:.J$1048576];[results.A$1:.A$1048576];[.A369];[results.B$1:.B$1048576];[.B3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myVIOLIN.raw</text:p>
          </table:table-cell>
          <table:table-cell office:value-type="float" office:value="0.209892" calcext:value-type="float">
            <text:p>0.209892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0.524371" calcext:value-type="float">
            <text:p>0.524371</text:p>
          </table:table-cell>
          <table:table-cell office:value-type="float" office:value="0.005765" calcext:value-type="float">
            <text:p>0.005765</text:p>
          </table:table-cell>
          <table:table-cell office:value-type="float" office:value="0.477455" calcext:value-type="float">
            <text:p>0.477455</text:p>
          </table:table-cell>
          <table:table-cell office:value-type="float" office:value="0.393894" calcext:value-type="float">
            <text:p>0.393894</text:p>
          </table:table-cell>
          <table:table-cell table:formula="of:=SUMIFS([results.J$1:.J$1048576];[results.A$1:.A$1048576];[.A370];[results.B$1:.B$1048576];[.B3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lence.raw</text:p>
          </table:table-cell>
          <table:table-cell office:value-type="float" office:value="0.341156" calcext:value-type="float">
            <text:p>0.341156</text:p>
          </table:table-cell>
          <table:table-cell office:value-type="float" office:value="0.056491" calcext:value-type="float">
            <text:p>0.056491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589729" calcext:value-type="float">
            <text:p>0.58972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317937" calcext:value-type="float">
            <text:p>0.317937</text:p>
          </table:table-cell>
          <table:table-cell office:value-type="float" office:value="0.231627" calcext:value-type="float">
            <text:p>0.231627</text:p>
          </table:table-cell>
          <table:table-cell table:formula="of:=SUMIFS([results.J$1:.J$1048576];[results.A$1:.A$1048576];[.A371];[results.B$1:.B$1048576];[.B3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neC5.raw</text:p>
          </table:table-cell>
          <table:table-cell office:value-type="float" office:value="0.239797" calcext:value-type="float">
            <text:p>0.239797</text:p>
          </table:table-cell>
          <table:table-cell office:value-type="float" office:value="0.059608" calcext:value-type="float">
            <text:p>0.059608</text:p>
          </table:table-cell>
          <table:table-cell office:value-type="float" office:value="0.011258" calcext:value-type="float">
            <text:p>0.011258</text:p>
          </table:table-cell>
          <table:table-cell office:value-type="float" office:value="0.453322" calcext:value-type="float">
            <text:p>0.453322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464968" calcext:value-type="float">
            <text:p>0.464968</text:p>
          </table:table-cell>
          <table:table-cell office:value-type="float" office:value="0.418952" calcext:value-type="float">
            <text:p>0.418952</text:p>
          </table:table-cell>
          <table:table-cell table:formula="of:=SUMIFS([results.J$1:.J$1048576];[results.A$1:.A$1048576];[.A372];[results.B$1:.B$1048576];[.B3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sine.raw</text:p>
          </table:table-cell>
          <table:table-cell office:value-type="float" office:value="0.258642" calcext:value-type="float">
            <text:p>0.258642</text:p>
          </table:table-cell>
          <table:table-cell office:value-type="float" office:value="0.062235" calcext:value-type="float">
            <text:p>0.062235</text:p>
          </table:table-cell>
          <table:table-cell office:value-type="float" office:value="0.012415" calcext:value-type="float">
            <text:p>0.012415</text:p>
          </table:table-cell>
          <table:table-cell office:value-type="float" office:value="0.443953" calcext:value-type="float">
            <text:p>0.443953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.451801" calcext:value-type="float">
            <text:p>0.451801</text:p>
          </table:table-cell>
          <table:table-cell office:value-type="float" office:value="0.421307" calcext:value-type="float">
            <text:p>0.421307</text:p>
          </table:table-cell>
          <table:table-cell table:formula="of:=SUMIFS([results.J$1:.J$1048576];[results.A$1:.A$1048576];[.A373];[results.B$1:.B$1048576];[.B3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B4.raw</text:p>
          </table:table-cell>
          <table:table-cell office:value-type="float" office:value="0.171687" calcext:value-type="float">
            <text:p>0.171687</text:p>
          </table:table-cell>
          <table:table-cell office:value-type="float" office:value="0.075643" calcext:value-type="float">
            <text:p>0.075643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615396" calcext:value-type="float">
            <text:p>0.615396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475773" calcext:value-type="float">
            <text:p>0.475773</text:p>
          </table:table-cell>
          <table:table-cell office:value-type="float" office:value="0.422172" calcext:value-type="float">
            <text:p>0.422172</text:p>
          </table:table-cell>
          <table:table-cell table:formula="of:=SUMIFS([results.J$1:.J$1048576];[results.A$1:.A$1048576];[.A374];[results.B$1:.B$1048576];[.B3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2.raw</text:p>
          </table:table-cell>
          <table:table-cell office:value-type="float" office:value="0.165823" calcext:value-type="float">
            <text:p>0.165823</text:p>
          </table:table-cell>
          <table:table-cell office:value-type="float" office:value="0.075526" calcext:value-type="float">
            <text:p>0.075526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61283" calcext:value-type="float">
            <text:p>0.61283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47464" calcext:value-type="float">
            <text:p>0.47464</text:p>
          </table:table-cell>
          <table:table-cell office:value-type="float" office:value="0.338327" calcext:value-type="float">
            <text:p>0.338327</text:p>
          </table:table-cell>
          <table:table-cell table:formula="of:=SUMIFS([results.J$1:.J$1048576];[results.A$1:.A$1048576];[.A375];[results.B$1:.B$1048576];[.B3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4Sharp.raw</text:p>
          </table:table-cell>
          <table:table-cell office:value-type="float" office:value="0.175203" calcext:value-type="float">
            <text:p>0.175203</text:p>
          </table:table-cell>
          <table:table-cell office:value-type="float" office:value="0.075419" calcext:value-type="float">
            <text:p>0.075419</text:p>
          </table:table-cell>
          <table:table-cell office:value-type="float" office:value="0.013242" calcext:value-type="float">
            <text:p>0.013242</text:p>
          </table:table-cell>
          <table:table-cell office:value-type="float" office:value="0.509555" calcext:value-type="float">
            <text:p>0.509555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475852" calcext:value-type="float">
            <text:p>0.475852</text:p>
          </table:table-cell>
          <table:table-cell office:value-type="float" office:value="0.434014" calcext:value-type="float">
            <text:p>0.434014</text:p>
          </table:table-cell>
          <table:table-cell table:formula="of:=SUMIFS([results.J$1:.J$1048576];[results.A$1:.A$1048576];[.A376];[results.B$1:.B$1048576];[.B3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5.raw</text:p>
          </table:table-cell>
          <table:table-cell office:value-type="float" office:value="0.190562" calcext:value-type="float">
            <text:p>0.190562</text:p>
          </table:table-cell>
          <table:table-cell office:value-type="float" office:value="0.091124" calcext:value-type="float">
            <text:p>0.091124</text:p>
          </table:table-cell>
          <table:table-cell office:value-type="float" office:value="0.015395" calcext:value-type="float">
            <text:p>0.015395</text:p>
          </table:table-cell>
          <table:table-cell office:value-type="float" office:value="0.690955" calcext:value-type="float">
            <text:p>0.69095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475768" calcext:value-type="float">
            <text:p>0.475768</text:p>
          </table:table-cell>
          <table:table-cell office:value-type="float" office:value="0.462591" calcext:value-type="float">
            <text:p>0.462591</text:p>
          </table:table-cell>
          <table:table-cell table:formula="of:=SUMIFS([results.J$1:.J$1048576];[results.A$1:.A$1048576];[.A377];[results.B$1:.B$1048576];[.B3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C7.raw</text:p>
          </table:table-cell>
          <table:table-cell office:value-type="float" office:value="0.200022" calcext:value-type="float">
            <text:p>0.200022</text:p>
          </table:table-cell>
          <table:table-cell office:value-type="float" office:value="0.068897" calcext:value-type="float">
            <text:p>0.068897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604835" calcext:value-type="float">
            <text:p>0.60483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475837" calcext:value-type="float">
            <text:p>0.475837</text:p>
          </table:table-cell>
          <table:table-cell office:value-type="float" office:value="0.444474" calcext:value-type="float">
            <text:p>0.444474</text:p>
          </table:table-cell>
          <table:table-cell table:formula="of:=SUMIFS([results.J$1:.J$1048576];[results.A$1:.A$1048576];[.A378];[results.B$1:.B$1048576];[.B3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D4.raw</text:p>
          </table:table-cell>
          <table:table-cell office:value-type="float" office:value="0.174214" calcext:value-type="float">
            <text:p>0.174214</text:p>
          </table:table-cell>
          <table:table-cell office:value-type="float" office:value="0.073174" calcext:value-type="float">
            <text:p>0.073174</text:p>
          </table:table-cell>
          <table:table-cell office:value-type="float" office:value="0.016949" calcext:value-type="float">
            <text:p>0.016949</text:p>
          </table:table-cell>
          <table:table-cell office:value-type="float" office:value="0.597659" calcext:value-type="float">
            <text:p>0.597659</text:p>
          </table:table-cell>
          <table:table-cell office:value-type="float" office:value="0.011206" calcext:value-type="float">
            <text:p>0.011206</text:p>
          </table:table-cell>
          <table:table-cell office:value-type="float" office:value="0.475444" calcext:value-type="float">
            <text:p>0.475444</text:p>
          </table:table-cell>
          <table:table-cell office:value-type="float" office:value="0.43946" calcext:value-type="float">
            <text:p>0.43946</text:p>
          </table:table-cell>
          <table:table-cell table:formula="of:=SUMIFS([results.J$1:.J$1048576];[results.A$1:.A$1048576];[.A379];[results.B$1:.B$1048576];[.B3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TRUMPET.raw</text:p>
          </table:table-cell>
          <table:table-cell office:value-type="string" calcext:value-type="string">
            <text:p>trumpet.raw</text:p>
          </table:table-cell>
          <table:table-cell office:value-type="float" office:value="0.172695" calcext:value-type="float">
            <text:p>0.172695</text:p>
          </table:table-cell>
          <table:table-cell office:value-type="float" office:value="0.077377" calcext:value-type="float">
            <text:p>0.077377</text:p>
          </table:table-cell>
          <table:table-cell office:value-type="float" office:value="0.011346" calcext:value-type="float">
            <text:p>0.011346</text:p>
          </table:table-cell>
          <table:table-cell office:value-type="float" office:value="0.568262" calcext:value-type="float">
            <text:p>0.568262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475804" calcext:value-type="float">
            <text:p>0.475804</text:p>
          </table:table-cell>
          <table:table-cell office:value-type="float" office:value="0.428657" calcext:value-type="float">
            <text:p>0.428657</text:p>
          </table:table-cell>
          <table:table-cell table:formula="of:=SUMIFS([results.J$1:.J$1048576];[results.A$1:.A$1048576];[.A380];[results.B$1:.B$1048576];[.B3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lence.raw</text:p>
          </table:table-cell>
          <table:table-cell office:value-type="float" office:value="0.339902" calcext:value-type="float">
            <text:p>0.339902</text:p>
          </table:table-cell>
          <table:table-cell office:value-type="float" office:value="0.047616" calcext:value-type="float">
            <text:p>0.047616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404263" calcext:value-type="float">
            <text:p>0.404263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308212" calcext:value-type="float">
            <text:p>0.308212</text:p>
          </table:table-cell>
          <table:table-cell office:value-type="float" office:value="0.167346" calcext:value-type="float">
            <text:p>0.167346</text:p>
          </table:table-cell>
          <table:table-cell table:formula="of:=SUMIFS([results.J$1:.J$1048576];[results.A$1:.A$1048576];[.A381];[results.B$1:.B$1048576];[.B3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neC5.raw</text:p>
          </table:table-cell>
          <table:table-cell office:value-type="float" office:value="0.200497" calcext:value-type="float">
            <text:p>0.200497</text:p>
          </table:table-cell>
          <table:table-cell office:value-type="float" office:value="0.044297" calcext:value-type="float">
            <text:p>0.044297</text:p>
          </table:table-cell>
          <table:table-cell office:value-type="float" office:value="0.013237" calcext:value-type="float">
            <text:p>0.013237</text:p>
          </table:table-cell>
          <table:table-cell office:value-type="float" office:value="0.469618" calcext:value-type="float">
            <text:p>0.469618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0.474246" calcext:value-type="float">
            <text:p>0.474246</text:p>
          </table:table-cell>
          <table:table-cell office:value-type="float" office:value="0.37669" calcext:value-type="float">
            <text:p>0.37669</text:p>
          </table:table-cell>
          <table:table-cell table:formula="of:=SUMIFS([results.J$1:.J$1048576];[results.A$1:.A$1048576];[.A382];[results.B$1:.B$1048576];[.B3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sine.raw</text:p>
          </table:table-cell>
          <table:table-cell office:value-type="float" office:value="0.233839" calcext:value-type="float">
            <text:p>0.233839</text:p>
          </table:table-cell>
          <table:table-cell office:value-type="float" office:value="0.049606" calcext:value-type="float">
            <text:p>0.049606</text:p>
          </table:table-cell>
          <table:table-cell office:value-type="float" office:value="0.014669" calcext:value-type="float">
            <text:p>0.014669</text:p>
          </table:table-cell>
          <table:table-cell office:value-type="float" office:value="0.50654" calcext:value-type="float">
            <text:p>0.50654</text:p>
          </table:table-cell>
          <table:table-cell office:value-type="float" office:value="0.008467" calcext:value-type="float">
            <text:p>0.008467</text:p>
          </table:table-cell>
          <table:table-cell office:value-type="float" office:value="0.458635" calcext:value-type="float">
            <text:p>0.458635</text:p>
          </table:table-cell>
          <table:table-cell office:value-type="float" office:value="0.374625" calcext:value-type="float">
            <text:p>0.374625</text:p>
          </table:table-cell>
          <table:table-cell table:formula="of:=SUMIFS([results.J$1:.J$1048576];[results.A$1:.A$1048576];[.A383];[results.B$1:.B$1048576];[.B3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B4.raw</text:p>
          </table:table-cell>
          <table:table-cell office:value-type="float" office:value="0.158021" calcext:value-type="float">
            <text:p>0.158021</text:p>
          </table:table-cell>
          <table:table-cell office:value-type="float" office:value="0.068443" calcext:value-type="float">
            <text:p>0.068443</text:p>
          </table:table-cell>
          <table:table-cell office:value-type="float" office:value="0.014586" calcext:value-type="float">
            <text:p>0.014586</text:p>
          </table:table-cell>
          <table:table-cell office:value-type="float" office:value="0.510654" calcext:value-type="float">
            <text:p>0.510654</text:p>
          </table:table-cell>
          <table:table-cell office:value-type="float" office:value="0.008365" calcext:value-type="float">
            <text:p>0.008365</text:p>
          </table:table-cell>
          <table:table-cell office:value-type="float" office:value="0.486682" calcext:value-type="float">
            <text:p>0.486682</text:p>
          </table:table-cell>
          <table:table-cell office:value-type="float" office:value="0.378196" calcext:value-type="float">
            <text:p>0.378196</text:p>
          </table:table-cell>
          <table:table-cell table:formula="of:=SUMIFS([results.J$1:.J$1048576];[results.A$1:.A$1048576];[.A384];[results.B$1:.B$1048576];[.B3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2.raw</text:p>
          </table:table-cell>
          <table:table-cell office:value-type="float" office:value="0.154023" calcext:value-type="float">
            <text:p>0.154023</text:p>
          </table:table-cell>
          <table:table-cell office:value-type="float" office:value="0.069741" calcext:value-type="float">
            <text:p>0.069741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609065" calcext:value-type="float">
            <text:p>0.609065</text:p>
          </table:table-cell>
          <table:table-cell office:value-type="float" office:value="0.015637" calcext:value-type="float">
            <text:p>0.015637</text:p>
          </table:table-cell>
          <table:table-cell office:value-type="float" office:value="0.483752" calcext:value-type="float">
            <text:p>0.483752</text:p>
          </table:table-cell>
          <table:table-cell office:value-type="float" office:value="0.375322" calcext:value-type="float">
            <text:p>0.375322</text:p>
          </table:table-cell>
          <table:table-cell table:formula="of:=SUMIFS([results.J$1:.J$1048576];[results.A$1:.A$1048576];[.A385];[results.B$1:.B$1048576];[.B3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4Sharp.raw</text:p>
          </table:table-cell>
          <table:table-cell office:value-type="float" office:value="0.161705" calcext:value-type="float">
            <text:p>0.161705</text:p>
          </table:table-cell>
          <table:table-cell office:value-type="float" office:value="0.068115" calcext:value-type="float">
            <text:p>0.068115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445528" calcext:value-type="float">
            <text:p>0.445528</text:p>
          </table:table-cell>
          <table:table-cell office:value-type="float" office:value="0.005404" calcext:value-type="float">
            <text:p>0.005404</text:p>
          </table:table-cell>
          <table:table-cell office:value-type="float" office:value="0.486491" calcext:value-type="float">
            <text:p>0.486491</text:p>
          </table:table-cell>
          <table:table-cell office:value-type="float" office:value="0.375622" calcext:value-type="float">
            <text:p>0.375622</text:p>
          </table:table-cell>
          <table:table-cell table:formula="of:=SUMIFS([results.J$1:.J$1048576];[results.A$1:.A$1048576];[.A386];[results.B$1:.B$1048576];[.B3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5.raw</text:p>
          </table:table-cell>
          <table:table-cell office:value-type="float" office:value="0.172283" calcext:value-type="float">
            <text:p>0.172283</text:p>
          </table:table-cell>
          <table:table-cell office:value-type="float" office:value="0.081547" calcext:value-type="float">
            <text:p>0.081547</text:p>
          </table:table-cell>
          <table:table-cell office:value-type="float" office:value="0.009244" calcext:value-type="float">
            <text:p>0.009244</text:p>
          </table:table-cell>
          <table:table-cell office:value-type="float" office:value="0.431668" calcext:value-type="float">
            <text:p>0.431668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486446" calcext:value-type="float">
            <text:p>0.486446</text:p>
          </table:table-cell>
          <table:table-cell office:value-type="float" office:value="0.38289" calcext:value-type="float">
            <text:p>0.38289</text:p>
          </table:table-cell>
          <table:table-cell table:formula="of:=SUMIFS([results.J$1:.J$1048576];[results.A$1:.A$1048576];[.A387];[results.B$1:.B$1048576];[.B3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C7.raw</text:p>
          </table:table-cell>
          <table:table-cell office:value-type="float" office:value="0.187858" calcext:value-type="float">
            <text:p>0.187858</text:p>
          </table:table-cell>
          <table:table-cell office:value-type="float" office:value="0.060474" calcext:value-type="float">
            <text:p>0.060474</text:p>
          </table:table-cell>
          <table:table-cell office:value-type="float" office:value="0.009656" calcext:value-type="float">
            <text:p>0.009656</text:p>
          </table:table-cell>
          <table:table-cell office:value-type="float" office:value="0.39104" calcext:value-type="float">
            <text:p>0.39104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487516" calcext:value-type="float">
            <text:p>0.487516</text:p>
          </table:table-cell>
          <table:table-cell office:value-type="float" office:value="0.387538" calcext:value-type="float">
            <text:p>0.387538</text:p>
          </table:table-cell>
          <table:table-cell table:formula="of:=SUMIFS([results.J$1:.J$1048576];[results.A$1:.A$1048576];[.A388];[results.B$1:.B$1048576];[.B3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D4.raw</text:p>
          </table:table-cell>
          <table:table-cell office:value-type="float" office:value="0.160071" calcext:value-type="float">
            <text:p>0.160071</text:p>
          </table:table-cell>
          <table:table-cell office:value-type="float" office:value="0.065354" calcext:value-type="float">
            <text:p>0.065354</text:p>
          </table:table-cell>
          <table:table-cell office:value-type="float" office:value="0.013677" calcext:value-type="float">
            <text:p>0.013677</text:p>
          </table:table-cell>
          <table:table-cell office:value-type="float" office:value="0.549666" calcext:value-type="float">
            <text:p>0.549666</text:p>
          </table:table-cell>
          <table:table-cell office:value-type="float" office:value="0.007352" calcext:value-type="float">
            <text:p>0.007352</text:p>
          </table:table-cell>
          <table:table-cell office:value-type="float" office:value="0.48663" calcext:value-type="float">
            <text:p>0.48663</text:p>
          </table:table-cell>
          <table:table-cell office:value-type="float" office:value="0.375193" calcext:value-type="float">
            <text:p>0.375193</text:p>
          </table:table-cell>
          <table:table-cell table:formula="of:=SUMIFS([results.J$1:.J$1048576];[results.A$1:.A$1048576];[.A389];[results.B$1:.B$1048576];[.B3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yVIOLIN.raw</text:p>
          </table:table-cell>
          <table:table-cell office:value-type="string" calcext:value-type="string">
            <text:p>trumpet.raw</text:p>
          </table:table-cell>
          <table:table-cell office:value-type="float" office:value="0.158572" calcext:value-type="float">
            <text:p>0.158572</text:p>
          </table:table-cell>
          <table:table-cell office:value-type="float" office:value="0.070133" calcext:value-type="float">
            <text:p>0.070133</text:p>
          </table:table-cell>
          <table:table-cell office:value-type="float" office:value="0.013421" calcext:value-type="float">
            <text:p>0.013421</text:p>
          </table:table-cell>
          <table:table-cell office:value-type="float" office:value="0.598903" calcext:value-type="float">
            <text:p>0.598903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0.486653" calcext:value-type="float">
            <text:p>0.486653</text:p>
          </table:table-cell>
          <table:table-cell office:value-type="float" office:value="0.375295" calcext:value-type="float">
            <text:p>0.375295</text:p>
          </table:table-cell>
          <table:table-cell table:formula="of:=SUMIFS([results.J$1:.J$1048576];[results.A$1:.A$1048576];[.A390];[results.B$1:.B$1048576];[.B3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sineC5.raw</text:p>
          </table:table-cell>
          <table:table-cell office:value-type="float" office:value="0.363186" calcext:value-type="float">
            <text:p>0.363186</text:p>
          </table:table-cell>
          <table:table-cell office:value-type="float" office:value="0.030801" calcext:value-type="float">
            <text:p>0.030801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327161" calcext:value-type="float">
            <text:p>0.327161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192482" calcext:value-type="float">
            <text:p>0.192482</text:p>
          </table:table-cell>
          <table:table-cell table:formula="of:=SUMIFS([results.J$1:.J$1048576];[results.A$1:.A$1048576];[.A391];[results.B$1:.B$1048576];[.B3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sine.raw</text:p>
          </table:table-cell>
          <table:table-cell office:value-type="float" office:value="0.365355" calcext:value-type="float">
            <text:p>0.365355</text:p>
          </table:table-cell>
          <table:table-cell office:value-type="float" office:value="0.030685" calcext:value-type="float">
            <text:p>0.030685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.340974" calcext:value-type="float">
            <text:p>0.340974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0.303677" calcext:value-type="float">
            <text:p>0.303677</text:p>
          </table:table-cell>
          <table:table-cell office:value-type="float" office:value="0.196759" calcext:value-type="float">
            <text:p>0.196759</text:p>
          </table:table-cell>
          <table:table-cell table:formula="of:=SUMIFS([results.J$1:.J$1048576];[results.A$1:.A$1048576];[.A392];[results.B$1:.B$1048576];[.B3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B4.raw</text:p>
          </table:table-cell>
          <table:table-cell office:value-type="float" office:value="0.321621" calcext:value-type="float">
            <text:p>0.321621</text:p>
          </table:table-cell>
          <table:table-cell office:value-type="float" office:value="0.055349" calcext:value-type="float">
            <text:p>0.055349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578453" calcext:value-type="float">
            <text:p>0.578453</text:p>
          </table:table-cell>
          <table:table-cell office:value-type="float" office:value="0.006504" calcext:value-type="float">
            <text:p>0.006504</text:p>
          </table:table-cell>
          <table:table-cell office:value-type="float" office:value="0.306438" calcext:value-type="float">
            <text:p>0.306438</text:p>
          </table:table-cell>
          <table:table-cell office:value-type="float" office:value="0.190221" calcext:value-type="float">
            <text:p>0.190221</text:p>
          </table:table-cell>
          <table:table-cell table:formula="of:=SUMIFS([results.J$1:.J$1048576];[results.A$1:.A$1048576];[.A393];[results.B$1:.B$1048576];[.B3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2.raw</text:p>
          </table:table-cell>
          <table:table-cell office:value-type="float" office:value="0.318206" calcext:value-type="float">
            <text:p>0.318206</text:p>
          </table:table-cell>
          <table:table-cell office:value-type="float" office:value="0.054047" calcext:value-type="float">
            <text:p>0.054047</text:p>
          </table:table-cell>
          <table:table-cell office:value-type="float" office:value="0.018536" calcext:value-type="float">
            <text:p>0.018536</text:p>
          </table:table-cell>
          <table:table-cell office:value-type="float" office:value="0.54212" calcext:value-type="float">
            <text:p>0.54212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0.305595" calcext:value-type="float">
            <text:p>0.305595</text:p>
          </table:table-cell>
          <table:table-cell office:value-type="float" office:value="0.079702" calcext:value-type="float">
            <text:p>0.079702</text:p>
          </table:table-cell>
          <table:table-cell table:formula="of:=SUMIFS([results.J$1:.J$1048576];[results.A$1:.A$1048576];[.A394];[results.B$1:.B$1048576];[.B3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4Sharp.raw</text:p>
          </table:table-cell>
          <table:table-cell office:value-type="float" office:value="0.323416" calcext:value-type="float">
            <text:p>0.323416</text:p>
          </table:table-cell>
          <table:table-cell office:value-type="float" office:value="0.055024" calcext:value-type="float">
            <text:p>0.055024</text:p>
          </table:table-cell>
          <table:table-cell office:value-type="float" office:value="0.010193" calcext:value-type="float">
            <text:p>0.010193</text:p>
          </table:table-cell>
          <table:table-cell office:value-type="float" office:value="0.37867" calcext:value-type="float">
            <text:p>0.37867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306912" calcext:value-type="float">
            <text:p>0.306912</text:p>
          </table:table-cell>
          <table:table-cell office:value-type="float" office:value="0.210861" calcext:value-type="float">
            <text:p>0.210861</text:p>
          </table:table-cell>
          <table:table-cell table:formula="of:=SUMIFS([results.J$1:.J$1048576];[results.A$1:.A$1048576];[.A395];[results.B$1:.B$1048576];[.B3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5.raw</text:p>
          </table:table-cell>
          <table:table-cell office:value-type="float" office:value="0.326127" calcext:value-type="float">
            <text:p>0.326127</text:p>
          </table:table-cell>
          <table:table-cell office:value-type="float" office:value="0.066906" calcext:value-type="float">
            <text:p>0.066906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0.505109" calcext:value-type="float">
            <text:p>0.505109</text:p>
          </table:table-cell>
          <table:table-cell office:value-type="float" office:value="0.006173" calcext:value-type="float">
            <text:p>0.006173</text:p>
          </table:table-cell>
          <table:table-cell office:value-type="float" office:value="0.30534" calcext:value-type="float">
            <text:p>0.30534</text:p>
          </table:table-cell>
          <table:table-cell office:value-type="float" office:value="0.220279" calcext:value-type="float">
            <text:p>0.220279</text:p>
          </table:table-cell>
          <table:table-cell table:formula="of:=SUMIFS([results.J$1:.J$1048576];[results.A$1:.A$1048576];[.A396];[results.B$1:.B$1048576];[.B3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C7.raw</text:p>
          </table:table-cell>
          <table:table-cell office:value-type="float" office:value="0.337949" calcext:value-type="float">
            <text:p>0.337949</text:p>
          </table:table-cell>
          <table:table-cell office:value-type="float" office:value="0.04592" calcext:value-type="float">
            <text:p>0.04592</text:p>
          </table:table-cell>
          <table:table-cell office:value-type="float" office:value="0.008441" calcext:value-type="float">
            <text:p>0.008441</text:p>
          </table:table-cell>
          <table:table-cell office:value-type="float" office:value="0.359492" calcext:value-type="float">
            <text:p>0.359492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305471" calcext:value-type="float">
            <text:p>0.305471</text:p>
          </table:table-cell>
          <table:table-cell office:value-type="float" office:value="0.216977" calcext:value-type="float">
            <text:p>0.216977</text:p>
          </table:table-cell>
          <table:table-cell table:formula="of:=SUMIFS([results.J$1:.J$1048576];[results.A$1:.A$1048576];[.A397];[results.B$1:.B$1048576];[.B3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D4.raw</text:p>
          </table:table-cell>
          <table:table-cell office:value-type="float" office:value="0.322214" calcext:value-type="float">
            <text:p>0.322214</text:p>
          </table:table-cell>
          <table:table-cell office:value-type="float" office:value="0.051752" calcext:value-type="float">
            <text:p>0.051752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562207" calcext:value-type="float">
            <text:p>0.562207</text:p>
          </table:table-cell>
          <table:table-cell office:value-type="float" office:value="0.006914" calcext:value-type="float">
            <text:p>0.006914</text:p>
          </table:table-cell>
          <table:table-cell office:value-type="float" office:value="0.307152" calcext:value-type="float">
            <text:p>0.307152</text:p>
          </table:table-cell>
          <table:table-cell office:value-type="float" office:value="0.214213" calcext:value-type="float">
            <text:p>0.214213</text:p>
          </table:table-cell>
          <table:table-cell table:formula="of:=SUMIFS([results.J$1:.J$1048576];[results.A$1:.A$1048576];[.A398];[results.B$1:.B$1048576];[.B3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lence.raw</text:p>
          </table:table-cell>
          <table:table-cell office:value-type="string" calcext:value-type="string">
            <text:p>trumpet.raw</text:p>
          </table:table-cell>
          <table:table-cell office:value-type="float" office:value="0.322443" calcext:value-type="float">
            <text:p>0.322443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014644" calcext:value-type="float">
            <text:p>0.014644</text:p>
          </table:table-cell>
          <table:table-cell office:value-type="float" office:value="0.660751" calcext:value-type="float">
            <text:p>0.660751</text:p>
          </table:table-cell>
          <table:table-cell office:value-type="float" office:value="0.008395" calcext:value-type="float">
            <text:p>0.008395</text:p>
          </table:table-cell>
          <table:table-cell office:value-type="float" office:value="0.306849" calcext:value-type="float">
            <text:p>0.306849</text:p>
          </table:table-cell>
          <table:table-cell office:value-type="float" office:value="0.203124" calcext:value-type="float">
            <text:p>0.203124</text:p>
          </table:table-cell>
          <table:table-cell table:formula="of:=SUMIFS([results.J$1:.J$1048576];[results.A$1:.A$1048576];[.A399];[results.B$1:.B$1048576];[.B3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sine.raw</text:p>
          </table:table-cell>
          <table:table-cell office:value-type="float" office:value="0.263466" calcext:value-type="float">
            <text:p>0.263466</text:p>
          </table:table-cell>
          <table:table-cell office:value-type="float" office:value="0.032602" calcext:value-type="float">
            <text:p>0.032602</text:p>
          </table:table-cell>
          <table:table-cell office:value-type="float" office:value="0.008393" calcext:value-type="float">
            <text:p>0.008393</text:p>
          </table:table-cell>
          <table:table-cell office:value-type="float" office:value="0.22594" calcext:value-type="float">
            <text:p>0.22594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0.458994" calcext:value-type="float">
            <text:p>0.458994</text:p>
          </table:table-cell>
          <table:table-cell office:value-type="float" office:value="0.494977" calcext:value-type="float">
            <text:p>0.494977</text:p>
          </table:table-cell>
          <table:table-cell table:formula="of:=SUMIFS([results.J$1:.J$1048576];[results.A$1:.A$1048576];[.A400];[results.B$1:.B$1048576];[.B4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B4.raw</text:p>
          </table:table-cell>
          <table:table-cell office:value-type="float" office:value="0.198447" calcext:value-type="float">
            <text:p>0.198447</text:p>
          </table:table-cell>
          <table:table-cell office:value-type="float" office:value="0.057359" calcext:value-type="float">
            <text:p>0.057359</text:p>
          </table:table-cell>
          <table:table-cell office:value-type="float" office:value="0.015906" calcext:value-type="float">
            <text:p>0.015906</text:p>
          </table:table-cell>
          <table:table-cell office:value-type="float" office:value="0.636475" calcext:value-type="float">
            <text:p>0.636475</text:p>
          </table:table-cell>
          <table:table-cell office:value-type="float" office:value="0.009911" calcext:value-type="float">
            <text:p>0.009911</text:p>
          </table:table-cell>
          <table:table-cell office:value-type="float" office:value="0.473406" calcext:value-type="float">
            <text:p>0.473406</text:p>
          </table:table-cell>
          <table:table-cell office:value-type="float" office:value="0.427165" calcext:value-type="float">
            <text:p>0.427165</text:p>
          </table:table-cell>
          <table:table-cell table:formula="of:=SUMIFS([results.J$1:.J$1048576];[results.A$1:.A$1048576];[.A401];[results.B$1:.B$1048576];[.B4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2.raw</text:p>
          </table:table-cell>
          <table:table-cell office:value-type="float" office:value="0.193435" calcext:value-type="float">
            <text:p>0.193435</text:p>
          </table:table-cell>
          <table:table-cell office:value-type="float" office:value="0.056576" calcext:value-type="float">
            <text:p>0.05657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486625" calcext:value-type="float">
            <text:p>0.486625</text:p>
          </table:table-cell>
          <table:table-cell office:value-type="float" office:value="0.006819" calcext:value-type="float">
            <text:p>0.006819</text:p>
          </table:table-cell>
          <table:table-cell office:value-type="float" office:value="0.472447" calcext:value-type="float">
            <text:p>0.472447</text:p>
          </table:table-cell>
          <table:table-cell office:value-type="float" office:value="0.367125" calcext:value-type="float">
            <text:p>0.367125</text:p>
          </table:table-cell>
          <table:table-cell table:formula="of:=SUMIFS([results.J$1:.J$1048576];[results.A$1:.A$1048576];[.A402];[results.B$1:.B$1048576];[.B4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4Sharp.raw</text:p>
          </table:table-cell>
          <table:table-cell office:value-type="float" office:value="0.202249" calcext:value-type="float">
            <text:p>0.202249</text:p>
          </table:table-cell>
          <table:table-cell office:value-type="float" office:value="0.057232" calcext:value-type="float">
            <text:p>0.057232</text:p>
          </table:table-cell>
          <table:table-cell office:value-type="float" office:value="0.013331" calcext:value-type="float">
            <text:p>0.013331</text:p>
          </table:table-cell>
          <table:table-cell office:value-type="float" office:value="0.384617" calcext:value-type="float">
            <text:p>0.384617</text:p>
          </table:table-cell>
          <table:table-cell office:value-type="float" office:value="0.006992" calcext:value-type="float">
            <text:p>0.006992</text:p>
          </table:table-cell>
          <table:table-cell office:value-type="float" office:value="0.472889" calcext:value-type="float">
            <text:p>0.472889</text:p>
          </table:table-cell>
          <table:table-cell office:value-type="float" office:value="0.436317" calcext:value-type="float">
            <text:p>0.436317</text:p>
          </table:table-cell>
          <table:table-cell table:formula="of:=SUMIFS([results.J$1:.J$1048576];[results.A$1:.A$1048576];[.A403];[results.B$1:.B$1048576];[.B4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5.raw</text:p>
          </table:table-cell>
          <table:table-cell office:value-type="float" office:value="0.213216" calcext:value-type="float">
            <text:p>0.213216</text:p>
          </table:table-cell>
          <table:table-cell office:value-type="float" office:value="0.070845" calcext:value-type="float">
            <text:p>0.070845</text:p>
          </table:table-cell>
          <table:table-cell office:value-type="float" office:value="0.016913" calcext:value-type="float">
            <text:p>0.016913</text:p>
          </table:table-cell>
          <table:table-cell office:value-type="float" office:value="0.64014" calcext:value-type="float">
            <text:p>0.64014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472859" calcext:value-type="float">
            <text:p>0.472859</text:p>
          </table:table-cell>
          <table:table-cell office:value-type="float" office:value="0.441577" calcext:value-type="float">
            <text:p>0.441577</text:p>
          </table:table-cell>
          <table:table-cell table:formula="of:=SUMIFS([results.J$1:.J$1048576];[results.A$1:.A$1048576];[.A404];[results.B$1:.B$1048576];[.B4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C7.raw</text:p>
          </table:table-cell>
          <table:table-cell office:value-type="float" office:value="0.223229" calcext:value-type="float">
            <text:p>0.223229</text:p>
          </table:table-cell>
          <table:table-cell office:value-type="float" office:value="0.047556" calcext:value-type="float">
            <text:p>0.047556</text:p>
          </table:table-cell>
          <table:table-cell office:value-type="float" office:value="0.014743" calcext:value-type="float">
            <text:p>0.014743</text:p>
          </table:table-cell>
          <table:table-cell office:value-type="float" office:value="0.48502" calcext:value-type="float">
            <text:p>0.48502</text:p>
          </table:table-cell>
          <table:table-cell office:value-type="float" office:value="0.008559" calcext:value-type="float">
            <text:p>0.008559</text:p>
          </table:table-cell>
          <table:table-cell office:value-type="float" office:value="0.473954" calcext:value-type="float">
            <text:p>0.473954</text:p>
          </table:table-cell>
          <table:table-cell office:value-type="float" office:value="0.457026" calcext:value-type="float">
            <text:p>0.457026</text:p>
          </table:table-cell>
          <table:table-cell table:formula="of:=SUMIFS([results.J$1:.J$1048576];[results.A$1:.A$1048576];[.A405];[results.B$1:.B$1048576];[.B4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D4.raw</text:p>
          </table:table-cell>
          <table:table-cell office:value-type="float" office:value="0.200984" calcext:value-type="float">
            <text:p>0.200984</text:p>
          </table:table-cell>
          <table:table-cell office:value-type="float" office:value="0.054093" calcext:value-type="float">
            <text:p>0.054093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0.573225" calcext:value-type="float">
            <text:p>0.573225</text:p>
          </table:table-cell>
          <table:table-cell office:value-type="float" office:value="0.009546" calcext:value-type="float">
            <text:p>0.009546</text:p>
          </table:table-cell>
          <table:table-cell office:value-type="float" office:value="0.472853" calcext:value-type="float">
            <text:p>0.472853</text:p>
          </table:table-cell>
          <table:table-cell office:value-type="float" office:value="0.439953" calcext:value-type="float">
            <text:p>0.439953</text:p>
          </table:table-cell>
          <table:table-cell table:formula="of:=SUMIFS([results.J$1:.J$1048576];[results.A$1:.A$1048576];[.A406];[results.B$1:.B$1048576];[.B4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C5.raw</text:p>
          </table:table-cell>
          <table:table-cell office:value-type="string" calcext:value-type="string">
            <text:p>trumpet.raw</text:p>
          </table:table-cell>
          <table:table-cell office:value-type="float" office:value="0.191198" calcext:value-type="float">
            <text:p>0.191198</text:p>
          </table:table-cell>
          <table:table-cell office:value-type="float" office:value="0.057516" calcext:value-type="float">
            <text:p>0.057516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64417" calcext:value-type="float">
            <text:p>0.64417</text:p>
          </table:table-cell>
          <table:table-cell office:value-type="float" office:value="0.010321" calcext:value-type="float">
            <text:p>0.010321</text:p>
          </table:table-cell>
          <table:table-cell office:value-type="float" office:value="0.474245" calcext:value-type="float">
            <text:p>0.474245</text:p>
          </table:table-cell>
          <table:table-cell office:value-type="float" office:value="0.429" calcext:value-type="float">
            <text:p>0.429</text:p>
          </table:table-cell>
          <table:table-cell table:formula="of:=SUMIFS([results.J$1:.J$1048576];[results.A$1:.A$1048576];[.A407];[results.B$1:.B$1048576];[.B4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B4.raw</text:p>
          </table:table-cell>
          <table:table-cell office:value-type="float" office:value="0.203336" calcext:value-type="float">
            <text:p>0.203336</text:p>
          </table:table-cell>
          <table:table-cell office:value-type="float" office:value="0.057398" calcext:value-type="float">
            <text:p>0.057398</text:p>
          </table:table-cell>
          <table:table-cell office:value-type="float" office:value="0.016858" calcext:value-type="float">
            <text:p>0.016858</text:p>
          </table:table-cell>
          <table:table-cell office:value-type="float" office:value="0.609407" calcext:value-type="float">
            <text:p>0.609407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461321" calcext:value-type="float">
            <text:p>0.461321</text:p>
          </table:table-cell>
          <table:table-cell office:value-type="float" office:value="0.428384" calcext:value-type="float">
            <text:p>0.428384</text:p>
          </table:table-cell>
          <table:table-cell table:formula="of:=SUMIFS([results.J$1:.J$1048576];[results.A$1:.A$1048576];[.A408];[results.B$1:.B$1048576];[.B4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2.raw</text:p>
          </table:table-cell>
          <table:table-cell office:value-type="float" office:value="0.207043" calcext:value-type="float">
            <text:p>0.207043</text:p>
          </table:table-cell>
          <table:table-cell office:value-type="float" office:value="0.059806" calcext:value-type="float">
            <text:p>0.05980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0.405358" calcext:value-type="float">
            <text:p>0.405358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0.458759" calcext:value-type="float">
            <text:p>0.458759</text:p>
          </table:table-cell>
          <table:table-cell office:value-type="float" office:value="0.363979" calcext:value-type="float">
            <text:p>0.363979</text:p>
          </table:table-cell>
          <table:table-cell table:formula="of:=SUMIFS([results.J$1:.J$1048576];[results.A$1:.A$1048576];[.A409];[results.B$1:.B$1048576];[.B4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4Sharp.raw</text:p>
          </table:table-cell>
          <table:table-cell office:value-type="float" office:value="0.20587" calcext:value-type="float">
            <text:p>0.20587</text:p>
          </table:table-cell>
          <table:table-cell office:value-type="float" office:value="0.056933" calcext:value-type="float">
            <text:p>0.056933</text:p>
          </table:table-cell>
          <table:table-cell office:value-type="float" office:value="0.012982" calcext:value-type="float">
            <text:p>0.012982</text:p>
          </table:table-cell>
          <table:table-cell office:value-type="float" office:value="0.402177" calcext:value-type="float">
            <text:p>0.402177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8611" calcext:value-type="float">
            <text:p>0.438611</text:p>
          </table:table-cell>
          <table:table-cell table:formula="of:=SUMIFS([results.J$1:.J$1048576];[results.A$1:.A$1048576];[.A410];[results.B$1:.B$1048576];[.B4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5.raw</text:p>
          </table:table-cell>
          <table:table-cell office:value-type="float" office:value="0.208477" calcext:value-type="float">
            <text:p>0.208477</text:p>
          </table:table-cell>
          <table:table-cell office:value-type="float" office:value="0.068299" calcext:value-type="float">
            <text:p>0.068299</text:p>
          </table:table-cell>
          <table:table-cell office:value-type="float" office:value="0.018094" calcext:value-type="float">
            <text:p>0.018094</text:p>
          </table:table-cell>
          <table:table-cell office:value-type="float" office:value="0.741634" calcext:value-type="float">
            <text:p>0.741634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461912" calcext:value-type="float">
            <text:p>0.461912</text:p>
          </table:table-cell>
          <table:table-cell office:value-type="float" office:value="0.444489" calcext:value-type="float">
            <text:p>0.444489</text:p>
          </table:table-cell>
          <table:table-cell table:formula="of:=SUMIFS([results.J$1:.J$1048576];[results.A$1:.A$1048576];[.A411];[results.B$1:.B$1048576];[.B4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C7.raw</text:p>
          </table:table-cell>
          <table:table-cell office:value-type="float" office:value="0.227338" calcext:value-type="float">
            <text:p>0.227338</text:p>
          </table:table-cell>
          <table:table-cell office:value-type="float" office:value="0.047496" calcext:value-type="float">
            <text:p>0.047496</text:p>
          </table:table-cell>
          <table:table-cell office:value-type="float" office:value="0.014533" calcext:value-type="float">
            <text:p>0.014533</text:p>
          </table:table-cell>
          <table:table-cell office:value-type="float" office:value="0.490577" calcext:value-type="float">
            <text:p>0.490577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461746" calcext:value-type="float">
            <text:p>0.461746</text:p>
          </table:table-cell>
          <table:table-cell office:value-type="float" office:value="0.459657" calcext:value-type="float">
            <text:p>0.459657</text:p>
          </table:table-cell>
          <table:table-cell table:formula="of:=SUMIFS([results.J$1:.J$1048576];[results.A$1:.A$1048576];[.A412];[results.B$1:.B$1048576];[.B4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D4.raw</text:p>
          </table:table-cell>
          <table:table-cell office:value-type="float" office:value="0.205374" calcext:value-type="float">
            <text:p>0.205374</text:p>
          </table:table-cell>
          <table:table-cell office:value-type="float" office:value="0.053997" calcext:value-type="float">
            <text:p>0.053997</text:p>
          </table:table-cell>
          <table:table-cell office:value-type="float" office:value="0.016229" calcext:value-type="float">
            <text:p>0.016229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010318" calcext:value-type="float">
            <text:p>0.010318</text:p>
          </table:table-cell>
          <table:table-cell office:value-type="float" office:value="0.460834" calcext:value-type="float">
            <text:p>0.460834</text:p>
          </table:table-cell>
          <table:table-cell office:value-type="float" office:value="0.442072" calcext:value-type="float">
            <text:p>0.442072</text:p>
          </table:table-cell>
          <table:table-cell table:formula="of:=SUMIFS([results.J$1:.J$1048576];[results.A$1:.A$1048576];[.A413];[results.B$1:.B$1048576];[.B4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e.raw</text:p>
          </table:table-cell>
          <table:table-cell office:value-type="string" calcext:value-type="string">
            <text:p>trumpet.raw</text:p>
          </table:table-cell>
          <table:table-cell office:value-type="float" office:value="0.210216" calcext:value-type="float">
            <text:p>0.210216</text:p>
          </table:table-cell>
          <table:table-cell office:value-type="float" office:value="0.06166" calcext:value-type="float">
            <text:p>0.06166</text:p>
          </table:table-cell>
          <table:table-cell office:value-type="float" office:value="0.016488" calcext:value-type="float">
            <text:p>0.016488</text:p>
          </table:table-cell>
          <table:table-cell office:value-type="float" office:value="0.666958" calcext:value-type="float">
            <text:p>0.666958</text:p>
          </table:table-cell>
          <table:table-cell office:value-type="float" office:value="0.010602" calcext:value-type="float">
            <text:p>0.010602</text:p>
          </table:table-cell>
          <table:table-cell office:value-type="float" office:value="0.459595" calcext:value-type="float">
            <text:p>0.459595</text:p>
          </table:table-cell>
          <table:table-cell office:value-type="float" office:value="0.431093" calcext:value-type="float">
            <text:p>0.431093</text:p>
          </table:table-cell>
          <table:table-cell table:formula="of:=SUMIFS([results.J$1:.J$1048576];[results.A$1:.A$1048576];[.A414];[results.B$1:.B$1048576];[.B4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2.raw</text:p>
          </table:table-cell>
          <table:table-cell office:value-type="float" office:value="0.096676" calcext:value-type="float">
            <text:p>0.096676</text:p>
          </table:table-cell>
          <table:table-cell office:value-type="float" office:value="0.073602" calcext:value-type="float">
            <text:p>0.073602</text:p>
          </table:table-cell>
          <table:table-cell office:value-type="float" office:value="0.01881" calcext:value-type="float">
            <text:p>0.01881</text:p>
          </table:table-cell>
          <table:table-cell office:value-type="float" office:value="0.60105" calcext:value-type="float">
            <text:p>0.60105</text:p>
          </table:table-cell>
          <table:table-cell office:value-type="float" office:value="0.013674" calcext:value-type="float">
            <text:p>0.013674</text:p>
          </table:table-cell>
          <table:table-cell office:value-type="float" office:value="0.490518" calcext:value-type="float">
            <text:p>0.490518</text:p>
          </table:table-cell>
          <table:table-cell office:value-type="float" office:value="0.373823" calcext:value-type="float">
            <text:p>0.373823</text:p>
          </table:table-cell>
          <table:table-cell table:formula="of:=SUMIFS([results.J$1:.J$1048576];[results.A$1:.A$1048576];[.A415];[results.B$1:.B$1048576];[.B4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4Sharp.raw</text:p>
          </table:table-cell>
          <table:table-cell office:value-type="float" office:value="0.113249" calcext:value-type="float">
            <text:p>0.113249</text:p>
          </table:table-cell>
          <table:table-cell office:value-type="float" office:value="0.073864" calcext:value-type="float">
            <text:p>0.073864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523797" calcext:value-type="float">
            <text:p>0.523797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0.494879" calcext:value-type="float">
            <text:p>0.494879</text:p>
          </table:table-cell>
          <table:table-cell office:value-type="float" office:value="0.43774" calcext:value-type="float">
            <text:p>0.43774</text:p>
          </table:table-cell>
          <table:table-cell table:formula="of:=SUMIFS([results.J$1:.J$1048576];[results.A$1:.A$1048576];[.A416];[results.B$1:.B$1048576];[.B4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5.raw</text:p>
          </table:table-cell>
          <table:table-cell office:value-type="float" office:value="0.117238" calcext:value-type="float">
            <text:p>0.117238</text:p>
          </table:table-cell>
          <table:table-cell office:value-type="float" office:value="0.082879" calcext:value-type="float">
            <text:p>0.082879</text:p>
          </table:table-cell>
          <table:table-cell office:value-type="float" office:value="0.016207" calcext:value-type="float">
            <text:p>0.016207</text:p>
          </table:table-cell>
          <table:table-cell office:value-type="float" office:value="0.511985" calcext:value-type="float">
            <text:p>0.511985</text:p>
          </table:table-cell>
          <table:table-cell office:value-type="float" office:value="0.010292" calcext:value-type="float">
            <text:p>0.010292</text:p>
          </table:table-cell>
          <table:table-cell office:value-type="float" office:value="0.495195" calcext:value-type="float">
            <text:p>0.495195</text:p>
          </table:table-cell>
          <table:table-cell office:value-type="float" office:value="0.445458" calcext:value-type="float">
            <text:p>0.445458</text:p>
          </table:table-cell>
          <table:table-cell table:formula="of:=SUMIFS([results.J$1:.J$1048576];[results.A$1:.A$1048576];[.A417];[results.B$1:.B$1048576];[.B4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C7.raw</text:p>
          </table:table-cell>
          <table:table-cell office:value-type="float" office:value="0.147752" calcext:value-type="float">
            <text:p>0.147752</text:p>
          </table:table-cell>
          <table:table-cell office:value-type="float" office:value="0.066766" calcext:value-type="float">
            <text:p>0.066766</text:p>
          </table:table-cell>
          <table:table-cell office:value-type="float" office:value="0.015257" calcext:value-type="float">
            <text:p>0.015257</text:p>
          </table:table-cell>
          <table:table-cell office:value-type="float" office:value="0.58228" calcext:value-type="float">
            <text:p>0.58228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0.495854" calcext:value-type="float">
            <text:p>0.495854</text:p>
          </table:table-cell>
          <table:table-cell office:value-type="float" office:value="0.447587" calcext:value-type="float">
            <text:p>0.447587</text:p>
          </table:table-cell>
          <table:table-cell table:formula="of:=SUMIFS([results.J$1:.J$1048576];[results.A$1:.A$1048576];[.A418];[results.B$1:.B$1048576];[.B4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D4.raw</text:p>
          </table:table-cell>
          <table:table-cell office:value-type="float" office:value="0.111087" calcext:value-type="float">
            <text:p>0.111087</text:p>
          </table:table-cell>
          <table:table-cell office:value-type="float" office:value="0.071189" calcext:value-type="float">
            <text:p>0.071189</text:p>
          </table:table-cell>
          <table:table-cell office:value-type="float" office:value="0.015485" calcext:value-type="float">
            <text:p>0.015485</text:p>
          </table:table-cell>
          <table:table-cell office:value-type="float" office:value="0.530051" calcext:value-type="float">
            <text:p>0.530051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442917" calcext:value-type="float">
            <text:p>0.442917</text:p>
          </table:table-cell>
          <table:table-cell table:formula="of:=SUMIFS([results.J$1:.J$1048576];[results.A$1:.A$1048576];[.A419];[results.B$1:.B$1048576];[.B4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B4.raw</text:p>
          </table:table-cell>
          <table:table-cell office:value-type="string" calcext:value-type="string">
            <text:p>trumpet.raw</text:p>
          </table:table-cell>
          <table:table-cell office:value-type="float" office:value="0.110258" calcext:value-type="float">
            <text:p>0.110258</text:p>
          </table:table-cell>
          <table:table-cell office:value-type="float" office:value="0.076238" calcext:value-type="float">
            <text:p>0.076238</text:p>
          </table:table-cell>
          <table:table-cell office:value-type="float" office:value="0.017782" calcext:value-type="float">
            <text:p>0.017782</text:p>
          </table:table-cell>
          <table:table-cell office:value-type="float" office:value="0.524195" calcext:value-type="float">
            <text:p>0.524195</text:p>
          </table:table-cell>
          <table:table-cell office:value-type="float" office:value="0.012327" calcext:value-type="float">
            <text:p>0.012327</text:p>
          </table:table-cell>
          <table:table-cell office:value-type="float" office:value="0.495036" calcext:value-type="float">
            <text:p>0.495036</text:p>
          </table:table-cell>
          <table:table-cell office:value-type="float" office:value="0.436598" calcext:value-type="float">
            <text:p>0.436598</text:p>
          </table:table-cell>
          <table:table-cell table:formula="of:=SUMIFS([results.J$1:.J$1048576];[results.A$1:.A$1048576];[.A420];[results.B$1:.B$1048576];[.B4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4Sharp.raw</text:p>
          </table:table-cell>
          <table:table-cell office:value-type="float" office:value="0.101728" calcext:value-type="float">
            <text:p>0.101728</text:p>
          </table:table-cell>
          <table:table-cell office:value-type="float" office:value="0.072562" calcext:value-type="float">
            <text:p>0.072562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0.502034" calcext:value-type="float">
            <text:p>0.502034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0.490368" calcext:value-type="float">
            <text:p>0.490368</text:p>
          </table:table-cell>
          <table:table-cell office:value-type="float" office:value="0.359417" calcext:value-type="float">
            <text:p>0.359417</text:p>
          </table:table-cell>
          <table:table-cell table:formula="of:=SUMIFS([results.J$1:.J$1048576];[results.A$1:.A$1048576];[.A421];[results.B$1:.B$1048576];[.B4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5.raw</text:p>
          </table:table-cell>
          <table:table-cell office:value-type="float" office:value="0.106163" calcext:value-type="float">
            <text:p>0.106163</text:p>
          </table:table-cell>
          <table:table-cell office:value-type="float" office:value="0.081678" calcext:value-type="float">
            <text:p>0.081678</text:p>
          </table:table-cell>
          <table:table-cell office:value-type="float" office:value="0.022268" calcext:value-type="float">
            <text:p>0.022268</text:p>
          </table:table-cell>
          <table:table-cell office:value-type="float" office:value="0.720889" calcext:value-type="float">
            <text:p>0.720889</text:p>
          </table:table-cell>
          <table:table-cell office:value-type="float" office:value="0.019181" calcext:value-type="float">
            <text:p>0.019181</text:p>
          </table:table-cell>
          <table:table-cell office:value-type="float" office:value="0.49107" calcext:value-type="float">
            <text:p>0.49107</text:p>
          </table:table-cell>
          <table:table-cell office:value-type="float" office:value="0.355498" calcext:value-type="float">
            <text:p>0.355498</text:p>
          </table:table-cell>
          <table:table-cell table:formula="of:=SUMIFS([results.J$1:.J$1048576];[results.A$1:.A$1048576];[.A422];[results.B$1:.B$1048576];[.B4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C7.raw</text:p>
          </table:table-cell>
          <table:table-cell office:value-type="float" office:value="0.139909" calcext:value-type="float">
            <text:p>0.139909</text:p>
          </table:table-cell>
          <table:table-cell office:value-type="float" office:value="0.065972" calcext:value-type="float">
            <text:p>0.065972</text:p>
          </table:table-cell>
          <table:table-cell office:value-type="float" office:value="0.019909" calcext:value-type="float">
            <text:p>0.019909</text:p>
          </table:table-cell>
          <table:table-cell office:value-type="float" office:value="0.544384" calcext:value-type="float">
            <text:p>0.544384</text:p>
          </table:table-cell>
          <table:table-cell office:value-type="float" office:value="0.015374" calcext:value-type="float">
            <text:p>0.015374</text:p>
          </table:table-cell>
          <table:table-cell office:value-type="float" office:value="0.49137" calcext:value-type="float">
            <text:p>0.49137</text:p>
          </table:table-cell>
          <table:table-cell office:value-type="float" office:value="0.358856" calcext:value-type="float">
            <text:p>0.358856</text:p>
          </table:table-cell>
          <table:table-cell table:formula="of:=SUMIFS([results.J$1:.J$1048576];[results.A$1:.A$1048576];[.A423];[results.B$1:.B$1048576];[.B4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D4.raw</text:p>
          </table:table-cell>
          <table:table-cell office:value-type="float" office:value="0.10026" calcext:value-type="float">
            <text:p>0.10026</text:p>
          </table:table-cell>
          <table:table-cell office:value-type="float" office:value="0.070455" calcext:value-type="float">
            <text:p>0.070455</text:p>
          </table:table-cell>
          <table:table-cell office:value-type="float" office:value="0.017971" calcext:value-type="float">
            <text:p>0.017971</text:p>
          </table:table-cell>
          <table:table-cell office:value-type="float" office:value="0.536958" calcext:value-type="float">
            <text:p>0.536958</text:p>
          </table:table-cell>
          <table:table-cell office:value-type="float" office:value="0.012476" calcext:value-type="float">
            <text:p>0.012476</text:p>
          </table:table-cell>
          <table:table-cell office:value-type="float" office:value="0.49046" calcext:value-type="float">
            <text:p>0.49046</text:p>
          </table:table-cell>
          <table:table-cell office:value-type="float" office:value="0.357813" calcext:value-type="float">
            <text:p>0.357813</text:p>
          </table:table-cell>
          <table:table-cell table:formula="of:=SUMIFS([results.J$1:.J$1048576];[results.A$1:.A$1048576];[.A424];[results.B$1:.B$1048576];[.B4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2.raw</text:p>
          </table:table-cell>
          <table:table-cell office:value-type="string" calcext:value-type="string">
            <text:p>trumpet.raw</text:p>
          </table:table-cell>
          <table:table-cell office:value-type="float" office:value="0.096335" calcext:value-type="float">
            <text:p>0.096335</text:p>
          </table:table-cell>
          <table:table-cell office:value-type="float" office:value="0.073318" calcext:value-type="float">
            <text:p>0.073318</text:p>
          </table:table-cell>
          <table:table-cell office:value-type="float" office:value="0.018944" calcext:value-type="float">
            <text:p>0.018944</text:p>
          </table:table-cell>
          <table:table-cell office:value-type="float" office:value="0.665028" calcext:value-type="float">
            <text:p>0.665028</text:p>
          </table:table-cell>
          <table:table-cell office:value-type="float" office:value="0.013831" calcext:value-type="float">
            <text:p>0.013831</text:p>
          </table:table-cell>
          <table:table-cell office:value-type="float" office:value="0.491001" calcext:value-type="float">
            <text:p>0.491001</text:p>
          </table:table-cell>
          <table:table-cell office:value-type="float" office:value="0.366788" calcext:value-type="float">
            <text:p>0.366788</text:p>
          </table:table-cell>
          <table:table-cell table:formula="of:=SUMIFS([results.J$1:.J$1048576];[results.A$1:.A$1048576];[.A425];[results.B$1:.B$1048576];[.B4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C5.raw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82674" calcext:value-type="float">
            <text:p>0.082674</text:p>
          </table:table-cell>
          <table:table-cell office:value-type="float" office:value="0.013995" calcext:value-type="float">
            <text:p>0.013995</text:p>
          </table:table-cell>
          <table:table-cell office:value-type="float" office:value="0.532808" calcext:value-type="float">
            <text:p>0.532808</text:p>
          </table:table-cell>
          <table:table-cell office:value-type="float" office:value="0.007708" calcext:value-type="float">
            <text:p>0.007708</text:p>
          </table:table-cell>
          <table:table-cell office:value-type="float" office:value="0.494646" calcext:value-type="float">
            <text:p>0.494646</text:p>
          </table:table-cell>
          <table:table-cell office:value-type="float" office:value="0.458034" calcext:value-type="float">
            <text:p>0.458034</text:p>
          </table:table-cell>
          <table:table-cell table:formula="of:=SUMIFS([results.J$1:.J$1048576];[results.A$1:.A$1048576];[.A426];[results.B$1:.B$1048576];[.B4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C7.raw</text:p>
          </table:table-cell>
          <table:table-cell office:value-type="float" office:value="0.152427" calcext:value-type="float">
            <text:p>0.152427</text:p>
          </table:table-cell>
          <table:table-cell office:value-type="float" office:value="0.066791" calcext:value-type="float">
            <text:p>0.066791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442275" calcext:value-type="float">
            <text:p>0.442275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.495546" calcext:value-type="float">
            <text:p>0.495546</text:p>
          </table:table-cell>
          <table:table-cell office:value-type="float" office:value="0.461512" calcext:value-type="float">
            <text:p>0.461512</text:p>
          </table:table-cell>
          <table:table-cell table:formula="of:=SUMIFS([results.J$1:.J$1048576];[results.A$1:.A$1048576];[.A427];[results.B$1:.B$1048576];[.B4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D4.raw</text:p>
          </table:table-cell>
          <table:table-cell office:value-type="float" office:value="0.116926" calcext:value-type="float">
            <text:p>0.116926</text:p>
          </table:table-cell>
          <table:table-cell office:value-type="float" office:value="0.071289" calcext:value-type="float">
            <text:p>0.071289</text:p>
          </table:table-cell>
          <table:table-cell office:value-type="float" office:value="0.011627" calcext:value-type="float">
            <text:p>0.011627</text:p>
          </table:table-cell>
          <table:table-cell office:value-type="float" office:value="0.512648" calcext:value-type="float">
            <text:p>0.512648</text:p>
          </table:table-cell>
          <table:table-cell office:value-type="float" office:value="0.005313" calcext:value-type="float">
            <text:p>0.005313</text:p>
          </table:table-cell>
          <table:table-cell office:value-type="float" office:value="0.495235" calcext:value-type="float">
            <text:p>0.495235</text:p>
          </table:table-cell>
          <table:table-cell office:value-type="float" office:value="0.457955" calcext:value-type="float">
            <text:p>0.457955</text:p>
          </table:table-cell>
          <table:table-cell table:formula="of:=SUMIFS([results.J$1:.J$1048576];[results.A$1:.A$1048576];[.A428];[results.B$1:.B$1048576];[.B4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4Sharp.raw</text:p>
          </table:table-cell>
          <table:table-cell office:value-type="string" calcext:value-type="string">
            <text:p>trumpet.raw</text:p>
          </table:table-cell>
          <table:table-cell office:value-type="float" office:value="0.115624" calcext:value-type="float">
            <text:p>0.115624</text:p>
          </table:table-cell>
          <table:table-cell office:value-type="float" office:value="0.076008" calcext:value-type="float">
            <text:p>0.076008</text:p>
          </table:table-cell>
          <table:table-cell office:value-type="float" office:value="0.014541" calcext:value-type="float">
            <text:p>0.014541</text:p>
          </table:table-cell>
          <table:table-cell office:value-type="float" office:value="0.530062" calcext:value-type="float">
            <text:p>0.530062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0.494848" calcext:value-type="float">
            <text:p>0.494848</text:p>
          </table:table-cell>
          <table:table-cell office:value-type="float" office:value="0.44698" calcext:value-type="float">
            <text:p>0.44698</text:p>
          </table:table-cell>
          <table:table-cell table:formula="of:=SUMIFS([results.J$1:.J$1048576];[results.A$1:.A$1048576];[.A429];[results.B$1:.B$1048576];[.B4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C7.raw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076534" calcext:value-type="float">
            <text:p>0.076534</text:p>
          </table:table-cell>
          <table:table-cell office:value-type="float" office:value="0.010431" calcext:value-type="float">
            <text:p>0.010431</text:p>
          </table:table-cell>
          <table:table-cell office:value-type="float" office:value="0.469606" calcext:value-type="float">
            <text:p>0.469606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496483" calcext:value-type="float">
            <text:p>0.496483</text:p>
          </table:table-cell>
          <table:table-cell office:value-type="float" office:value="0.475372" calcext:value-type="float">
            <text:p>0.475372</text:p>
          </table:table-cell>
          <table:table-cell table:formula="of:=SUMIFS([results.J$1:.J$1048576];[results.A$1:.A$1048576];[.A430];[results.B$1:.B$1048576];[.B4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D4.raw</text:p>
          </table:table-cell>
          <table:table-cell office:value-type="float" office:value="0.121789" calcext:value-type="float">
            <text:p>0.121789</text:p>
          </table:table-cell>
          <table:table-cell office:value-type="float" office:value="0.081237" calcext:value-type="float">
            <text:p>0.081237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0.554083" calcext:value-type="float">
            <text:p>0.554083</text:p>
          </table:table-cell>
          <table:table-cell office:value-type="float" office:value="0.009759" calcext:value-type="float">
            <text:p>0.009759</text:p>
          </table:table-cell>
          <table:table-cell office:value-type="float" office:value="0.49526" calcext:value-type="float">
            <text:p>0.49526</text:p>
          </table:table-cell>
          <table:table-cell office:value-type="float" office:value="0.464044" calcext:value-type="float">
            <text:p>0.464044</text:p>
          </table:table-cell>
          <table:table-cell table:formula="of:=SUMIFS([results.J$1:.J$1048576];[results.A$1:.A$1048576];[.A431];[results.B$1:.B$1048576];[.B4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5.raw</text:p>
          </table:table-cell>
          <table:table-cell office:value-type="string" calcext:value-type="string">
            <text:p>trumpet.raw</text:p>
          </table:table-cell>
          <table:table-cell office:value-type="float" office:value="0.119351" calcext:value-type="float">
            <text:p>0.119351</text:p>
          </table:table-cell>
          <table:table-cell office:value-type="float" office:value="0.084682" calcext:value-type="float">
            <text:p>0.084682</text:p>
          </table:table-cell>
          <table:table-cell office:value-type="float" office:value="0.015609" calcext:value-type="float">
            <text:p>0.015609</text:p>
          </table:table-cell>
          <table:table-cell office:value-type="float" office:value="0.540918" calcext:value-type="float">
            <text:p>0.540918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.494736" calcext:value-type="float">
            <text:p>0.494736</text:p>
          </table:table-cell>
          <table:table-cell office:value-type="float" office:value="0.451643" calcext:value-type="float">
            <text:p>0.451643</text:p>
          </table:table-cell>
          <table:table-cell table:formula="of:=SUMIFS([results.J$1:.J$1048576];[results.A$1:.A$1048576];[.A432];[results.B$1:.B$1048576];[.B4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7.raw</text:p>
          </table:table-cell>
          <table:table-cell office:value-type="string" calcext:value-type="string">
            <text:p>trumpetD4.raw</text:p>
          </table:table-cell>
          <table:table-cell office:value-type="float" office:value="0.150856" calcext:value-type="float">
            <text:p>0.150856</text:p>
          </table:table-cell>
          <table:table-cell office:value-type="float" office:value="0.064034" calcext:value-type="float">
            <text:p>0.064034</text:p>
          </table:table-cell>
          <table:table-cell office:value-type="float" office:value="0.014505" calcext:value-type="float">
            <text:p>0.014505</text:p>
          </table:table-cell>
          <table:table-cell office:value-type="float" office:value="0.550695" calcext:value-type="float">
            <text:p>0.550695</text:p>
          </table:table-cell>
          <table:table-cell office:value-type="float" office:value="0.008279" calcext:value-type="float">
            <text:p>0.008279</text:p>
          </table:table-cell>
          <table:table-cell office:value-type="float" office:value="0.495569" calcext:value-type="float">
            <text:p>0.495569</text:p>
          </table:table-cell>
          <table:table-cell office:value-type="float" office:value="0.466066" calcext:value-type="float">
            <text:p>0.466066</text:p>
          </table:table-cell>
          <table:table-cell table:formula="of:=SUMIFS([results.J$1:.J$1048576];[results.A$1:.A$1048576];[.A433];[results.B$1:.B$1048576];[.B4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C7.raw</text:p>
          </table:table-cell>
          <table:table-cell office:value-type="string" calcext:value-type="string">
            <text:p>trumpet.raw</text:p>
          </table:table-cell>
          <table:table-cell office:value-type="float" office:value="0.147162" calcext:value-type="float">
            <text:p>0.147162</text:p>
          </table:table-cell>
          <table:table-cell office:value-type="float" office:value="0.067902" calcext:value-type="float">
            <text:p>0.067902</text:p>
          </table:table-cell>
          <table:table-cell office:value-type="float" office:value="0.017301" calcext:value-type="float">
            <text:p>0.017301</text:p>
          </table:table-cell>
          <table:table-cell office:value-type="float" office:value="0.61534" calcext:value-type="float">
            <text:p>0.61534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0.495676" calcext:value-type="float">
            <text:p>0.495676</text:p>
          </table:table-cell>
          <table:table-cell office:value-type="float" office:value="0.453142" calcext:value-type="float">
            <text:p>0.453142</text:p>
          </table:table-cell>
          <table:table-cell table:formula="of:=SUMIFS([results.J$1:.J$1048576];[results.A$1:.A$1048576];[.A434];[results.B$1:.B$1048576];[.B4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umpetD4.raw</text:p>
          </table:table-cell>
          <table:table-cell office:value-type="string" calcext:value-type="string">
            <text:p>trumpet.raw</text:p>
          </table:table-cell>
          <table:table-cell office:value-type="float" office:value="0.113661" calcext:value-type="float">
            <text:p>0.113661</text:p>
          </table:table-cell>
          <table:table-cell office:value-type="float" office:value="0.073503" calcext:value-type="float">
            <text:p>0.073503</text:p>
          </table:table-cell>
          <table:table-cell office:value-type="float" office:value="0.017455" calcext:value-type="float">
            <text:p>0.017455</text:p>
          </table:table-cell>
          <table:table-cell office:value-type="float" office:value="0.646231" calcext:value-type="float">
            <text:p>0.646231</text:p>
          </table:table-cell>
          <table:table-cell office:value-type="float" office:value="0.011875" calcext:value-type="float">
            <text:p>0.011875</text:p>
          </table:table-cell>
          <table:table-cell office:value-type="float" office:value="0.495509" calcext:value-type="float">
            <text:p>0.495509</text:p>
          </table:table-cell>
          <table:table-cell office:value-type="float" office:value="0.44805" calcext:value-type="float">
            <text:p>0.44805</text:p>
          </table:table-cell>
          <table:table-cell table:formula="of:=SUMIFS([results.J$1:.J$1048576];[results.A$1:.A$1048576];[.A435];[results.B$1:.B$1048576];[.B435])" office:value-type="boolean" office:boolean-value="false" calcext:value-type="boolean">
            <text:p>FALSE</text:p>
          </table:table-cell>
        </table:table-row>
        <table:table-row table:style-name="ro1" table:number-rows-repeated="104814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results.A1:results.K27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4T17:37:05.916083547</dc:date>
    <meta:editing-duration>P3DT6H22M1S</meta:editing-duration>
    <meta:editing-cycles>71</meta:editing-cycles>
    <meta:generator>LibreOffice/7.3.7.2$Linux_X86_64 LibreOffice_project/30$Build-2</meta:generator>
    <meta:document-statistic meta:table-count="4" meta:cell-count="15159" meta:object-count="0"/>
  </office:meta>
</office:document-meta>
</file>